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in"/>
    </style:style>
    <style:style style:name="ta1co2" style:family="table-column">
      <style:table-column-properties fo:break-before="auto" style:column-width="2.239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iscas85-3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c1355/c1355.lp.1.1</text:p>
          </table:table-cell>
          <table:table-cell office:value-type="float" office:value="0.067487"/>
          <table:table-cell office:value-type="float" office:value="0.061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70376.0"/>
          <table:table-cell office:value-type="float" office:value="70376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c1355/c1355.lp.1.2</text:p>
          </table:table-cell>
          <table:table-cell office:value-type="float" office:value="0.063902"/>
          <table:table-cell office:value-type="float" office:value="0.058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1.0"/>
          <table:table-cell office:value-type="float" office:value="70307.0"/>
          <table:table-cell office:value-type="float" office:value="70306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c1355/c1355.lp.1.3</text:p>
          </table:table-cell>
          <table:table-cell office:value-type="float" office:value="0.07014"/>
          <table:table-cell office:value-type="float" office:value="0.065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711.0"/>
          <table:table-cell office:value-type="float" office:value="62990.0"/>
          <table:table-cell office:value-type="float" office:value="62990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c1355/c1355.lp.1.4</text:p>
          </table:table-cell>
          <table:table-cell office:value-type="float" office:value="0.076265"/>
          <table:table-cell office:value-type="float" office:value="0.0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58.0"/>
          <table:table-cell office:value-type="float" office:value="65891.0"/>
          <table:table-cell office:value-type="float" office:value="65891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c1355/c1355.lp.1.5</text:p>
          </table:table-cell>
          <table:table-cell office:value-type="float" office:value="0.071601"/>
          <table:table-cell office:value-type="float" office:value="0.06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8.0"/>
          <table:table-cell office:value-type="float" office:value="56533.0"/>
          <table:table-cell office:value-type="float" office:value="56533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c1355/c1355.lp.1.6</text:p>
          </table:table-cell>
          <table:table-cell office:value-type="float" office:value="0.069906"/>
          <table:table-cell office:value-type="float" office:value="0.064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19.0"/>
          <table:table-cell office:value-type="float" office:value="60744.0"/>
          <table:table-cell office:value-type="float" office:value="60744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c1355/c1355.lp.1.7</text:p>
          </table:table-cell>
          <table:table-cell office:value-type="float" office:value="0.074717"/>
          <table:table-cell office:value-type="float" office:value="0.069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76.0"/>
          <table:table-cell office:value-type="float" office:value="44010.0"/>
          <table:table-cell office:value-type="float" office:value="44008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c1355/c1355.lp.1.8</text:p>
          </table:table-cell>
          <table:table-cell office:value-type="float" office:value="0.098119"/>
          <table:table-cell office:value-type="float" office:value="0.092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3.0"/>
          <table:table-cell office:value-type="float" office:value="75043.0"/>
          <table:table-cell office:value-type="float" office:value="75043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c1355/c1355.lp.10.1</text:p>
          </table:table-cell>
          <table:table-cell office:value-type="float" office:value="0.079092"/>
          <table:table-cell office:value-type="float" office:value="0.073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1.0"/>
          <table:table-cell office:value-type="float" office:value="91302.0"/>
          <table:table-cell office:value-type="float" office:value="91302.0"/>
          <table:table-cell office:value-type="float" office:value="247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c1355/c1355.lp.10.2</text:p>
          </table:table-cell>
          <table:table-cell office:value-type="float" office:value="0.064534"/>
          <table:table-cell office:value-type="float" office:value="0.059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5.0"/>
          <table:table-cell office:value-type="float" office:value="60892.0"/>
          <table:table-cell office:value-type="float" office:value="60892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>
          <table:table-cell office:value-type="string">
            <text:p>c1355/c1355.lp.10.3</text:p>
          </table:table-cell>
          <table:table-cell office:value-type="float" office:value="0.072189"/>
          <table:table-cell office:value-type="float" office:value="0.064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51748.0"/>
          <table:table-cell office:value-type="float" office:value="51748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</table:table-row>
        <table:table-row table:style-name="ro1">
          <table:table-cell office:value-type="string">
            <text:p>c1355/c1355.lp.10.4</text:p>
          </table:table-cell>
          <table:table-cell office:value-type="float" office:value="0.063982"/>
          <table:table-cell office:value-type="float" office:value="0.058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4.0"/>
          <table:table-cell office:value-type="float" office:value="53748.0"/>
          <table:table-cell office:value-type="float" office:value="53748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</table:table-row>
        <table:table-row table:style-name="ro1">
          <table:table-cell office:value-type="string">
            <text:p>c1355/c1355.lp.10.5</text:p>
          </table:table-cell>
          <table:table-cell office:value-type="float" office:value="0.058181"/>
          <table:table-cell office:value-type="float" office:value="0.05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5.0"/>
          <table:table-cell office:value-type="float" office:value="48994.0"/>
          <table:table-cell office:value-type="float" office:value="48994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</table:table-row>
        <table:table-row table:style-name="ro1">
          <table:table-cell office:value-type="string">
            <text:p>c1355/c1355.lp.10.6</text:p>
          </table:table-cell>
          <table:table-cell office:value-type="float" office:value="0.063451"/>
          <table:table-cell office:value-type="float" office:value="0.05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46771.0"/>
          <table:table-cell office:value-type="float" office:value="46771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</table:table-row>
        <table:table-row table:style-name="ro1">
          <table:table-cell office:value-type="string">
            <text:p>c1355/c1355.lp.10.7</text:p>
          </table:table-cell>
          <table:table-cell office:value-type="float" office:value="0.05678"/>
          <table:table-cell office:value-type="float" office:value="0.0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9.0"/>
          <table:table-cell office:value-type="float" office:value="44178.0"/>
          <table:table-cell office:value-type="float" office:value="44177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</table:table-row>
        <table:table-row table:style-name="ro1">
          <table:table-cell office:value-type="string">
            <text:p>c1355/c1355.lp.10.8</text:p>
          </table:table-cell>
          <table:table-cell office:value-type="float" office:value="0.056163"/>
          <table:table-cell office:value-type="float" office:value="0.0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1.0"/>
          <table:table-cell office:value-type="float" office:value="46499.0"/>
          <table:table-cell office:value-type="float" office:value="46499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</table:table-row>
        <table:table-row table:style-name="ro1">
          <table:table-cell office:value-type="string">
            <text:p>c1355/c1355.lp.2.1</text:p>
          </table:table-cell>
          <table:table-cell office:value-type="float" office:value="0.074424"/>
          <table:table-cell office:value-type="float" office:value="0.06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0.0"/>
          <table:table-cell office:value-type="float" office:value="65629.0"/>
          <table:table-cell office:value-type="float" office:value="65625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</table:table-row>
        <table:table-row table:style-name="ro1">
          <table:table-cell office:value-type="string">
            <text:p>c1355/c1355.lp.2.2</text:p>
          </table:table-cell>
          <table:table-cell office:value-type="float" office:value="0.065954"/>
          <table:table-cell office:value-type="float" office:value="0.0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51.0"/>
          <table:table-cell office:value-type="float" office:value="64835.0"/>
          <table:table-cell office:value-type="float" office:value="64833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</table:table-row>
        <table:table-row table:style-name="ro1">
          <table:table-cell office:value-type="string">
            <text:p>c1355/c1355.lp.2.3</text:p>
          </table:table-cell>
          <table:table-cell office:value-type="float" office:value="0.07318"/>
          <table:table-cell office:value-type="float" office:value="0.06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7.0"/>
          <table:table-cell office:value-type="float" office:value="51207.0"/>
          <table:table-cell office:value-type="float" office:value="51207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</table:table-row>
        <table:table-row table:style-name="ro1">
          <table:table-cell office:value-type="string">
            <text:p>c1355/c1355.lp.2.4</text:p>
          </table:table-cell>
          <table:table-cell office:value-type="float" office:value="0.059477"/>
          <table:table-cell office:value-type="float" office:value="0.053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5.0"/>
          <table:table-cell office:value-type="float" office:value="55396.0"/>
          <table:table-cell office:value-type="float" office:value="55395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</table:table-row>
        <table:table-row table:style-name="ro1">
          <table:table-cell office:value-type="string">
            <text:p>c1355/c1355.lp.2.5</text:p>
          </table:table-cell>
          <table:table-cell office:value-type="float" office:value="0.058972"/>
          <table:table-cell office:value-type="float" office:value="0.051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4.0"/>
          <table:table-cell office:value-type="float" office:value="45693.0"/>
          <table:table-cell office:value-type="float" office:value="45693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</table:table-row>
        <table:table-row table:style-name="ro1">
          <table:table-cell office:value-type="string">
            <text:p>c1355/c1355.lp.2.6</text:p>
          </table:table-cell>
          <table:table-cell office:value-type="float" office:value="0.072616"/>
          <table:table-cell office:value-type="float" office:value="0.06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8.0"/>
          <table:table-cell office:value-type="float" office:value="45231.0"/>
          <table:table-cell office:value-type="float" office:value="45230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</table:table-row>
        <table:table-row table:style-name="ro1">
          <table:table-cell office:value-type="string">
            <text:p>c1355/c1355.lp.2.7</text:p>
          </table:table-cell>
          <table:table-cell office:value-type="float" office:value="0.060381"/>
          <table:table-cell office:value-type="float" office:value="0.05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5.0"/>
          <table:table-cell office:value-type="float" office:value="51334.0"/>
          <table:table-cell office:value-type="float" office:value="51334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</table:table-row>
        <table:table-row table:style-name="ro1">
          <table:table-cell office:value-type="string">
            <text:p>c1355/c1355.lp.2.8</text:p>
          </table:table-cell>
          <table:table-cell office:value-type="float" office:value="0.061766"/>
          <table:table-cell office:value-type="float" office:value="0.05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56.0"/>
          <table:table-cell office:value-type="float" office:value="46819.0"/>
          <table:table-cell office:value-type="float" office:value="46819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</table:table-row>
        <table:table-row table:style-name="ro1">
          <table:table-cell office:value-type="string">
            <text:p>c1355/c1355.lp.3.1</text:p>
          </table:table-cell>
          <table:table-cell office:value-type="float" office:value="0.077035"/>
          <table:table-cell office:value-type="float" office:value="0.071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6.0"/>
          <table:table-cell office:value-type="float" office:value="77716.0"/>
          <table:table-cell office:value-type="float" office:value="77716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</table:table-row>
        <table:table-row table:style-name="ro1">
          <table:table-cell office:value-type="string">
            <text:p>c1355/c1355.lp.3.2</text:p>
          </table:table-cell>
          <table:table-cell office:value-type="float" office:value="0.068259"/>
          <table:table-cell office:value-type="float" office:value="0.062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2.0"/>
          <table:table-cell office:value-type="float" office:value="67207.0"/>
          <table:table-cell office:value-type="float" office:value="67207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IN([.$M28])" office:value-type="float"/>
          <table:table-cell table:formula="of:=MIN([.$N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EDIAN([.$M28])" office:value-type="float"/>
          <table:table-cell table:formula="of:=MEDIAN([.$N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  <table:table-cell table:formula="of:=MAX([.$M28])" office:value-type="float"/>
          <table:table-cell table:formula="of:=MAX([.$N28])" office:value-type="float"/>
        </table:table-row>
        <table:table-row table:style-name="ro1">
          <table:table-cell office:value-type="string">
            <text:p>c1355/c1355.lp.3.3</text:p>
          </table:table-cell>
          <table:table-cell office:value-type="float" office:value="0.077708"/>
          <table:table-cell office:value-type="float" office:value="0.071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04.0"/>
          <table:table-cell office:value-type="float" office:value="65163.0"/>
          <table:table-cell office:value-type="float" office:value="65163.0"/>
          <table:table-cell office:value-type="float" office:value="247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IN([.$M29])" office:value-type="float"/>
          <table:table-cell table:formula="of:=MIN([.$N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EDIAN([.$M29])" office:value-type="float"/>
          <table:table-cell table:formula="of:=MEDIAN([.$N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  <table:table-cell table:formula="of:=MAX([.$M29])" office:value-type="float"/>
          <table:table-cell table:formula="of:=MAX([.$N29])" office:value-type="float"/>
        </table:table-row>
        <table:table-row table:style-name="ro1">
          <table:table-cell office:value-type="string">
            <text:p>c1355/c1355.lp.3.4</text:p>
          </table:table-cell>
          <table:table-cell office:value-type="float" office:value="0.068522"/>
          <table:table-cell office:value-type="float" office:value="0.062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0.0"/>
          <table:table-cell office:value-type="float" office:value="54993.0"/>
          <table:table-cell office:value-type="float" office:value="54993.0"/>
          <table:table-cell office:value-type="float" office:value="246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IN([.$M30])" office:value-type="float"/>
          <table:table-cell table:formula="of:=MIN([.$N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EDIAN([.$M30])" office:value-type="float"/>
          <table:table-cell table:formula="of:=MEDIAN([.$N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  <table:table-cell table:formula="of:=MAX([.$M30])" office:value-type="float"/>
          <table:table-cell table:formula="of:=MAX([.$N30])" office:value-type="float"/>
        </table:table-row>
        <table:table-row table:style-name="ro1">
          <table:table-cell office:value-type="string">
            <text:p>c1355/c1355.lp.3.5</text:p>
          </table:table-cell>
          <table:table-cell office:value-type="float" office:value="0.068378"/>
          <table:table-cell office:value-type="float" office:value="0.062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40.0"/>
          <table:table-cell office:value-type="float" office:value="58664.0"/>
          <table:table-cell office:value-type="float" office:value="58664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IN([.$M31])" office:value-type="float"/>
          <table:table-cell table:formula="of:=MIN([.$N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EDIAN([.$M31])" office:value-type="float"/>
          <table:table-cell table:formula="of:=MEDIAN([.$N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  <table:table-cell table:formula="of:=MAX([.$M31])" office:value-type="float"/>
          <table:table-cell table:formula="of:=MAX([.$N31])" office:value-type="float"/>
        </table:table-row>
        <table:table-row table:style-name="ro1">
          <table:table-cell office:value-type="string">
            <text:p>c1355/c1355.lp.3.6</text:p>
          </table:table-cell>
          <table:table-cell office:value-type="float" office:value="0.064153"/>
          <table:table-cell office:value-type="float" office:value="0.05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0.0"/>
          <table:table-cell office:value-type="float" office:value="50361.0"/>
          <table:table-cell office:value-type="float" office:value="50361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IN([.$M32])" office:value-type="float"/>
          <table:table-cell table:formula="of:=MIN([.$N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EDIAN([.$M32])" office:value-type="float"/>
          <table:table-cell table:formula="of:=MEDIAN([.$N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  <table:table-cell table:formula="of:=MAX([.$M32])" office:value-type="float"/>
          <table:table-cell table:formula="of:=MAX([.$N32])" office:value-type="float"/>
        </table:table-row>
        <table:table-row table:style-name="ro1">
          <table:table-cell office:value-type="string">
            <text:p>c1355/c1355.lp.3.7</text:p>
          </table:table-cell>
          <table:table-cell office:value-type="float" office:value="0.055264"/>
          <table:table-cell office:value-type="float" office:value="0.049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2.0"/>
          <table:table-cell office:value-type="float" office:value="37803.0"/>
          <table:table-cell office:value-type="float" office:value="37803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IN([.$M33])" office:value-type="float"/>
          <table:table-cell table:formula="of:=MIN([.$N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EDIAN([.$M33])" office:value-type="float"/>
          <table:table-cell table:formula="of:=MEDIAN([.$N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  <table:table-cell table:formula="of:=MAX([.$M33])" office:value-type="float"/>
          <table:table-cell table:formula="of:=MAX([.$N33])" office:value-type="float"/>
        </table:table-row>
        <table:table-row table:style-name="ro1">
          <table:table-cell office:value-type="string">
            <text:p>c1355/c1355.lp.3.8</text:p>
          </table:table-cell>
          <table:table-cell office:value-type="float" office:value="0.054195"/>
          <table:table-cell office:value-type="float" office:value="0.048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41902.0"/>
          <table:table-cell office:value-type="float" office:value="41902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IN([.$M34])" office:value-type="float"/>
          <table:table-cell table:formula="of:=MIN([.$N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EDIAN([.$M34])" office:value-type="float"/>
          <table:table-cell table:formula="of:=MEDIAN([.$N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  <table:table-cell table:formula="of:=MAX([.$M34])" office:value-type="float"/>
          <table:table-cell table:formula="of:=MAX([.$N34])" office:value-type="float"/>
        </table:table-row>
        <table:table-row table:style-name="ro1">
          <table:table-cell office:value-type="string">
            <text:p>c1355/c1355.lp.4.1</text:p>
          </table:table-cell>
          <table:table-cell office:value-type="float" office:value="0.060538"/>
          <table:table-cell office:value-type="float" office:value="0.05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95.0"/>
          <table:table-cell office:value-type="float" office:value="48010.0"/>
          <table:table-cell office:value-type="float" office:value="48010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IN([.$M35])" office:value-type="float"/>
          <table:table-cell table:formula="of:=MIN([.$N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EDIAN([.$M35])" office:value-type="float"/>
          <table:table-cell table:formula="of:=MEDIAN([.$N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  <table:table-cell table:formula="of:=MAX([.$M35])" office:value-type="float"/>
          <table:table-cell table:formula="of:=MAX([.$N35])" office:value-type="float"/>
        </table:table-row>
        <table:table-row table:style-name="ro1">
          <table:table-cell office:value-type="string">
            <text:p>c1355/c1355.lp.4.2</text:p>
          </table:table-cell>
          <table:table-cell office:value-type="float" office:value="0.059103"/>
          <table:table-cell office:value-type="float" office:value="0.053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6.0"/>
          <table:table-cell office:value-type="float" office:value="45725.0"/>
          <table:table-cell office:value-type="float" office:value="45725.0"/>
          <table:table-cell office:value-type="float" office:value="246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IN([.$M36])" office:value-type="float"/>
          <table:table-cell table:formula="of:=MIN([.$N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EDIAN([.$M36])" office:value-type="float"/>
          <table:table-cell table:formula="of:=MEDIAN([.$N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  <table:table-cell table:formula="of:=MAX([.$M36])" office:value-type="float"/>
          <table:table-cell table:formula="of:=MAX([.$N36])" office:value-type="float"/>
        </table:table-row>
        <table:table-row table:style-name="ro1">
          <table:table-cell office:value-type="string">
            <text:p>c1355/c1355.lp.4.3</text:p>
          </table:table-cell>
          <table:table-cell office:value-type="float" office:value="0.054766"/>
          <table:table-cell office:value-type="float" office:value="0.049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5.0"/>
          <table:table-cell office:value-type="float" office:value="55628.0"/>
          <table:table-cell office:value-type="float" office:value="55628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IN([.$M37])" office:value-type="float"/>
          <table:table-cell table:formula="of:=MIN([.$N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EDIAN([.$M37])" office:value-type="float"/>
          <table:table-cell table:formula="of:=MEDIAN([.$N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  <table:table-cell table:formula="of:=MAX([.$M37])" office:value-type="float"/>
          <table:table-cell table:formula="of:=MAX([.$N37])" office:value-type="float"/>
        </table:table-row>
        <table:table-row table:style-name="ro1">
          <table:table-cell office:value-type="string">
            <text:p>c1355/c1355.lp.4.4</text:p>
          </table:table-cell>
          <table:table-cell office:value-type="float" office:value="0.059127"/>
          <table:table-cell office:value-type="float" office:value="0.05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8.0"/>
          <table:table-cell office:value-type="float" office:value="59676.0"/>
          <table:table-cell office:value-type="float" office:value="59676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IN([.$M38])" office:value-type="float"/>
          <table:table-cell table:formula="of:=MIN([.$N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EDIAN([.$M38])" office:value-type="float"/>
          <table:table-cell table:formula="of:=MEDIAN([.$N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  <table:table-cell table:formula="of:=MAX([.$M38])" office:value-type="float"/>
          <table:table-cell table:formula="of:=MAX([.$N38])" office:value-type="float"/>
        </table:table-row>
        <table:table-row table:style-name="ro1">
          <table:table-cell office:value-type="string">
            <text:p>c1355/c1355.lp.4.5</text:p>
          </table:table-cell>
          <table:table-cell office:value-type="float" office:value="0.071348"/>
          <table:table-cell office:value-type="float" office:value="0.06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1.0"/>
          <table:table-cell office:value-type="float" office:value="58908.0"/>
          <table:table-cell office:value-type="float" office:value="58908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IN([.$H39])" office:value-type="float"/>
          <table:table-cell table:formula="of:=MIN([.$I39])" office:value-type="float"/>
          <table:table-cell table:formula="of:=MIN([.$J39])" office:value-type="float"/>
          <table:table-cell table:formula="of:=MIN([.$K39])" office:value-type="float"/>
          <table:table-cell table:formula="of:=MIN([.$L39])" office:value-type="float"/>
          <table:table-cell table:formula="of:=MIN([.$M39])" office:value-type="float"/>
          <table:table-cell table:formula="of:=MIN([.$N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EDIAN([.$H39])" office:value-type="float"/>
          <table:table-cell table:formula="of:=MEDIAN([.$I39])" office:value-type="float"/>
          <table:table-cell table:formula="of:=MEDIAN([.$J39])" office:value-type="float"/>
          <table:table-cell table:formula="of:=MEDIAN([.$K39])" office:value-type="float"/>
          <table:table-cell table:formula="of:=MEDIAN([.$L39])" office:value-type="float"/>
          <table:table-cell table:formula="of:=MEDIAN([.$M39])" office:value-type="float"/>
          <table:table-cell table:formula="of:=MEDIAN([.$N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  <table:table-cell table:formula="of:=MAX([.$H39])" office:value-type="float"/>
          <table:table-cell table:formula="of:=MAX([.$I39])" office:value-type="float"/>
          <table:table-cell table:formula="of:=MAX([.$J39])" office:value-type="float"/>
          <table:table-cell table:formula="of:=MAX([.$K39])" office:value-type="float"/>
          <table:table-cell table:formula="of:=MAX([.$L39])" office:value-type="float"/>
          <table:table-cell table:formula="of:=MAX([.$M39])" office:value-type="float"/>
          <table:table-cell table:formula="of:=MAX([.$N39])" office:value-type="float"/>
        </table:table-row>
        <table:table-row table:style-name="ro1">
          <table:table-cell office:value-type="string">
            <text:p>c1355/c1355.lp.4.6</text:p>
          </table:table-cell>
          <table:table-cell office:value-type="float" office:value="0.056808"/>
          <table:table-cell office:value-type="float" office:value="0.051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46526.0"/>
          <table:table-cell office:value-type="float" office:value="46526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IN([.$D40])" office:value-type="float"/>
          <table:table-cell table:formula="of:=MIN([.$E40])" office:value-type="float"/>
          <table:table-cell table:formula="of:=MIN([.$F40])" office:value-type="float"/>
          <table:table-cell table:formula="of:=MIN([.$G40])" office:value-type="float"/>
          <table:table-cell table:formula="of:=MIN([.$H40])" office:value-type="float"/>
          <table:table-cell table:formula="of:=MIN([.$I40])" office:value-type="float"/>
          <table:table-cell table:formula="of:=MIN([.$J40])" office:value-type="float"/>
          <table:table-cell table:formula="of:=MIN([.$K40])" office:value-type="float"/>
          <table:table-cell table:formula="of:=MIN([.$L40])" office:value-type="float"/>
          <table:table-cell table:formula="of:=MIN([.$M40])" office:value-type="float"/>
          <table:table-cell table:formula="of:=MIN([.$N40])" office:value-type="float"/>
          <table:table-cell table:formula="of:=MEDIAN([.$B40])" office:value-type="float"/>
          <table:table-cell table:formula="of:=MEDIAN([.$C40])" office:value-type="float"/>
          <table:table-cell table:formula="of:=MEDIAN([.$D40])" office:value-type="float"/>
          <table:table-cell table:formula="of:=MEDIAN([.$E40])" office:value-type="float"/>
          <table:table-cell table:formula="of:=MEDIAN([.$F40])" office:value-type="float"/>
          <table:table-cell table:formula="of:=MEDIAN([.$G40])" office:value-type="float"/>
          <table:table-cell table:formula="of:=MEDIAN([.$H40])" office:value-type="float"/>
          <table:table-cell table:formula="of:=MEDIAN([.$I40])" office:value-type="float"/>
          <table:table-cell table:formula="of:=MEDIAN([.$J40])" office:value-type="float"/>
          <table:table-cell table:formula="of:=MEDIAN([.$K40])" office:value-type="float"/>
          <table:table-cell table:formula="of:=MEDIAN([.$L40])" office:value-type="float"/>
          <table:table-cell table:formula="of:=MEDIAN([.$M40])" office:value-type="float"/>
          <table:table-cell table:formula="of:=MEDIAN([.$N40])" office:value-type="float"/>
          <table:table-cell table:formula="of:=MAX([.$B40])" office:value-type="float"/>
          <table:table-cell table:formula="of:=MAX([.$C40])" office:value-type="float"/>
          <table:table-cell table:formula="of:=MAX([.$D40])" office:value-type="float"/>
          <table:table-cell table:formula="of:=MAX([.$E40])" office:value-type="float"/>
          <table:table-cell table:formula="of:=MAX([.$F40])" office:value-type="float"/>
          <table:table-cell table:formula="of:=MAX([.$G40])" office:value-type="float"/>
          <table:table-cell table:formula="of:=MAX([.$H40])" office:value-type="float"/>
          <table:table-cell table:formula="of:=MAX([.$I40])" office:value-type="float"/>
          <table:table-cell table:formula="of:=MAX([.$J40])" office:value-type="float"/>
          <table:table-cell table:formula="of:=MAX([.$K40])" office:value-type="float"/>
          <table:table-cell table:formula="of:=MAX([.$L40])" office:value-type="float"/>
          <table:table-cell table:formula="of:=MAX([.$M40])" office:value-type="float"/>
          <table:table-cell table:formula="of:=MAX([.$N40])" office:value-type="float"/>
        </table:table-row>
        <table:table-row table:style-name="ro1">
          <table:table-cell office:value-type="string">
            <text:p>c1355/c1355.lp.4.7</text:p>
          </table:table-cell>
          <table:table-cell office:value-type="float" office:value="0.059196"/>
          <table:table-cell office:value-type="float" office:value="0.05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0.0"/>
          <table:table-cell office:value-type="float" office:value="57793.0"/>
          <table:table-cell office:value-type="float" office:value="57793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IN([.$D41])" office:value-type="float"/>
          <table:table-cell table:formula="of:=MIN([.$E41])" office:value-type="float"/>
          <table:table-cell table:formula="of:=MIN([.$F41])" office:value-type="float"/>
          <table:table-cell table:formula="of:=MIN([.$G41])" office:value-type="float"/>
          <table:table-cell table:formula="of:=MIN([.$H41])" office:value-type="float"/>
          <table:table-cell table:formula="of:=MIN([.$I41])" office:value-type="float"/>
          <table:table-cell table:formula="of:=MIN([.$J41])" office:value-type="float"/>
          <table:table-cell table:formula="of:=MIN([.$K41])" office:value-type="float"/>
          <table:table-cell table:formula="of:=MIN([.$L41])" office:value-type="float"/>
          <table:table-cell table:formula="of:=MIN([.$M41])" office:value-type="float"/>
          <table:table-cell table:formula="of:=MIN([.$N41])" office:value-type="float"/>
          <table:table-cell table:formula="of:=MEDIAN([.$B41])" office:value-type="float"/>
          <table:table-cell table:formula="of:=MEDIAN([.$C41])" office:value-type="float"/>
          <table:table-cell table:formula="of:=MEDIAN([.$D41])" office:value-type="float"/>
          <table:table-cell table:formula="of:=MEDIAN([.$E41])" office:value-type="float"/>
          <table:table-cell table:formula="of:=MEDIAN([.$F41])" office:value-type="float"/>
          <table:table-cell table:formula="of:=MEDIAN([.$G41])" office:value-type="float"/>
          <table:table-cell table:formula="of:=MEDIAN([.$H41])" office:value-type="float"/>
          <table:table-cell table:formula="of:=MEDIAN([.$I41])" office:value-type="float"/>
          <table:table-cell table:formula="of:=MEDIAN([.$J41])" office:value-type="float"/>
          <table:table-cell table:formula="of:=MEDIAN([.$K41])" office:value-type="float"/>
          <table:table-cell table:formula="of:=MEDIAN([.$L41])" office:value-type="float"/>
          <table:table-cell table:formula="of:=MEDIAN([.$M41])" office:value-type="float"/>
          <table:table-cell table:formula="of:=MEDIAN([.$N41])" office:value-type="float"/>
          <table:table-cell table:formula="of:=MAX([.$B41])" office:value-type="float"/>
          <table:table-cell table:formula="of:=MAX([.$C41])" office:value-type="float"/>
          <table:table-cell table:formula="of:=MAX([.$D41])" office:value-type="float"/>
          <table:table-cell table:formula="of:=MAX([.$E41])" office:value-type="float"/>
          <table:table-cell table:formula="of:=MAX([.$F41])" office:value-type="float"/>
          <table:table-cell table:formula="of:=MAX([.$G41])" office:value-type="float"/>
          <table:table-cell table:formula="of:=MAX([.$H41])" office:value-type="float"/>
          <table:table-cell table:formula="of:=MAX([.$I41])" office:value-type="float"/>
          <table:table-cell table:formula="of:=MAX([.$J41])" office:value-type="float"/>
          <table:table-cell table:formula="of:=MAX([.$K41])" office:value-type="float"/>
          <table:table-cell table:formula="of:=MAX([.$L41])" office:value-type="float"/>
          <table:table-cell table:formula="of:=MAX([.$M41])" office:value-type="float"/>
          <table:table-cell table:formula="of:=MAX([.$N41])" office:value-type="float"/>
        </table:table-row>
        <table:table-row table:style-name="ro1">
          <table:table-cell office:value-type="string">
            <text:p>c1355/c1355.lp.4.8</text:p>
          </table:table-cell>
          <table:table-cell office:value-type="float" office:value="0.088471"/>
          <table:table-cell office:value-type="float" office:value="0.083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49.0"/>
          <table:table-cell office:value-type="float" office:value="61432.0"/>
          <table:table-cell office:value-type="float" office:value="61432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2])" office:value-type="float"/>
          <table:table-cell table:formula="of:=MIN([.$C42])" office:value-type="float"/>
          <table:table-cell table:formula="of:=MIN([.$D42])" office:value-type="float"/>
          <table:table-cell table:formula="of:=MIN([.$E42])" office:value-type="float"/>
          <table:table-cell table:formula="of:=MIN([.$F42])" office:value-type="float"/>
          <table:table-cell table:formula="of:=MIN([.$G42])" office:value-type="float"/>
          <table:table-cell table:formula="of:=MIN([.$H42])" office:value-type="float"/>
          <table:table-cell table:formula="of:=MIN([.$I42])" office:value-type="float"/>
          <table:table-cell table:formula="of:=MIN([.$J42])" office:value-type="float"/>
          <table:table-cell table:formula="of:=MIN([.$K42])" office:value-type="float"/>
          <table:table-cell table:formula="of:=MIN([.$L42])" office:value-type="float"/>
          <table:table-cell table:formula="of:=MIN([.$M42])" office:value-type="float"/>
          <table:table-cell table:formula="of:=MIN([.$N42])" office:value-type="float"/>
          <table:table-cell table:formula="of:=MEDIAN([.$B42])" office:value-type="float"/>
          <table:table-cell table:formula="of:=MEDIAN([.$C42])" office:value-type="float"/>
          <table:table-cell table:formula="of:=MEDIAN([.$D42])" office:value-type="float"/>
          <table:table-cell table:formula="of:=MEDIAN([.$E42])" office:value-type="float"/>
          <table:table-cell table:formula="of:=MEDIAN([.$F42])" office:value-type="float"/>
          <table:table-cell table:formula="of:=MEDIAN([.$G42])" office:value-type="float"/>
          <table:table-cell table:formula="of:=MEDIAN([.$H42])" office:value-type="float"/>
          <table:table-cell table:formula="of:=MEDIAN([.$I42])" office:value-type="float"/>
          <table:table-cell table:formula="of:=MEDIAN([.$J42])" office:value-type="float"/>
          <table:table-cell table:formula="of:=MEDIAN([.$K42])" office:value-type="float"/>
          <table:table-cell table:formula="of:=MEDIAN([.$L42])" office:value-type="float"/>
          <table:table-cell table:formula="of:=MEDIAN([.$M42])" office:value-type="float"/>
          <table:table-cell table:formula="of:=MEDIAN([.$N42])" office:value-type="float"/>
          <table:table-cell table:formula="of:=MAX([.$B42])" office:value-type="float"/>
          <table:table-cell table:formula="of:=MAX([.$C42])" office:value-type="float"/>
          <table:table-cell table:formula="of:=MAX([.$D42])" office:value-type="float"/>
          <table:table-cell table:formula="of:=MAX([.$E42])" office:value-type="float"/>
          <table:table-cell table:formula="of:=MAX([.$F42])" office:value-type="float"/>
          <table:table-cell table:formula="of:=MAX([.$G42])" office:value-type="float"/>
          <table:table-cell table:formula="of:=MAX([.$H42])" office:value-type="float"/>
          <table:table-cell table:formula="of:=MAX([.$I42])" office:value-type="float"/>
          <table:table-cell table:formula="of:=MAX([.$J42])" office:value-type="float"/>
          <table:table-cell table:formula="of:=MAX([.$K42])" office:value-type="float"/>
          <table:table-cell table:formula="of:=MAX([.$L42])" office:value-type="float"/>
          <table:table-cell table:formula="of:=MAX([.$M42])" office:value-type="float"/>
          <table:table-cell table:formula="of:=MAX([.$N42])" office:value-type="float"/>
        </table:table-row>
        <table:table-row table:style-name="ro1">
          <table:table-cell office:value-type="string">
            <text:p>c1355/c1355.lp.5.1</text:p>
          </table:table-cell>
          <table:table-cell office:value-type="float" office:value="0.078531"/>
          <table:table-cell office:value-type="float" office:value="0.0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4.0"/>
          <table:table-cell office:value-type="float" office:value="87971.0"/>
          <table:table-cell office:value-type="float" office:value="87971.0"/>
          <table:table-cell office:value-type="float" office:value="246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3])" office:value-type="float"/>
          <table:table-cell table:formula="of:=MIN([.$C43])" office:value-type="float"/>
          <table:table-cell table:formula="of:=MIN([.$D43])" office:value-type="float"/>
          <table:table-cell table:formula="of:=MIN([.$E43])" office:value-type="float"/>
          <table:table-cell table:formula="of:=MIN([.$F43])" office:value-type="float"/>
          <table:table-cell table:formula="of:=MIN([.$G43])" office:value-type="float"/>
          <table:table-cell table:formula="of:=MIN([.$H43])" office:value-type="float"/>
          <table:table-cell table:formula="of:=MIN([.$I43])" office:value-type="float"/>
          <table:table-cell table:formula="of:=MIN([.$J43])" office:value-type="float"/>
          <table:table-cell table:formula="of:=MIN([.$K43])" office:value-type="float"/>
          <table:table-cell table:formula="of:=MIN([.$L43])" office:value-type="float"/>
          <table:table-cell table:formula="of:=MIN([.$M43])" office:value-type="float"/>
          <table:table-cell table:formula="of:=MIN([.$N43])" office:value-type="float"/>
          <table:table-cell table:formula="of:=MEDIAN([.$B43])" office:value-type="float"/>
          <table:table-cell table:formula="of:=MEDIAN([.$C43])" office:value-type="float"/>
          <table:table-cell table:formula="of:=MEDIAN([.$D43])" office:value-type="float"/>
          <table:table-cell table:formula="of:=MEDIAN([.$E43])" office:value-type="float"/>
          <table:table-cell table:formula="of:=MEDIAN([.$F43])" office:value-type="float"/>
          <table:table-cell table:formula="of:=MEDIAN([.$G43])" office:value-type="float"/>
          <table:table-cell table:formula="of:=MEDIAN([.$H43])" office:value-type="float"/>
          <table:table-cell table:formula="of:=MEDIAN([.$I43])" office:value-type="float"/>
          <table:table-cell table:formula="of:=MEDIAN([.$J43])" office:value-type="float"/>
          <table:table-cell table:formula="of:=MEDIAN([.$K43])" office:value-type="float"/>
          <table:table-cell table:formula="of:=MEDIAN([.$L43])" office:value-type="float"/>
          <table:table-cell table:formula="of:=MEDIAN([.$M43])" office:value-type="float"/>
          <table:table-cell table:formula="of:=MEDIAN([.$N43])" office:value-type="float"/>
          <table:table-cell table:formula="of:=MAX([.$B43])" office:value-type="float"/>
          <table:table-cell table:formula="of:=MAX([.$C43])" office:value-type="float"/>
          <table:table-cell table:formula="of:=MAX([.$D43])" office:value-type="float"/>
          <table:table-cell table:formula="of:=MAX([.$E43])" office:value-type="float"/>
          <table:table-cell table:formula="of:=MAX([.$F43])" office:value-type="float"/>
          <table:table-cell table:formula="of:=MAX([.$G43])" office:value-type="float"/>
          <table:table-cell table:formula="of:=MAX([.$H43])" office:value-type="float"/>
          <table:table-cell table:formula="of:=MAX([.$I43])" office:value-type="float"/>
          <table:table-cell table:formula="of:=MAX([.$J43])" office:value-type="float"/>
          <table:table-cell table:formula="of:=MAX([.$K43])" office:value-type="float"/>
          <table:table-cell table:formula="of:=MAX([.$L43])" office:value-type="float"/>
          <table:table-cell table:formula="of:=MAX([.$M43])" office:value-type="float"/>
          <table:table-cell table:formula="of:=MAX([.$N43])" office:value-type="float"/>
        </table:table-row>
        <table:table-row table:style-name="ro1">
          <table:table-cell office:value-type="string">
            <text:p>c1355/c1355.lp.5.2</text:p>
          </table:table-cell>
          <table:table-cell office:value-type="float" office:value="0.060408"/>
          <table:table-cell office:value-type="float" office:value="0.05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5.0"/>
          <table:table-cell office:value-type="float" office:value="53570.0"/>
          <table:table-cell office:value-type="float" office:value="53570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4])" office:value-type="float"/>
          <table:table-cell table:formula="of:=MIN([.$C44])" office:value-type="float"/>
          <table:table-cell table:formula="of:=MIN([.$D44])" office:value-type="float"/>
          <table:table-cell table:formula="of:=MIN([.$E44])" office:value-type="float"/>
          <table:table-cell table:formula="of:=MIN([.$F44])" office:value-type="float"/>
          <table:table-cell table:formula="of:=MIN([.$G44])" office:value-type="float"/>
          <table:table-cell table:formula="of:=MIN([.$H44])" office:value-type="float"/>
          <table:table-cell table:formula="of:=MIN([.$I44])" office:value-type="float"/>
          <table:table-cell table:formula="of:=MIN([.$J44])" office:value-type="float"/>
          <table:table-cell table:formula="of:=MIN([.$K44])" office:value-type="float"/>
          <table:table-cell table:formula="of:=MIN([.$L44])" office:value-type="float"/>
          <table:table-cell table:formula="of:=MIN([.$M44])" office:value-type="float"/>
          <table:table-cell table:formula="of:=MIN([.$N44])" office:value-type="float"/>
          <table:table-cell table:formula="of:=MEDIAN([.$B44])" office:value-type="float"/>
          <table:table-cell table:formula="of:=MEDIAN([.$C44])" office:value-type="float"/>
          <table:table-cell table:formula="of:=MEDIAN([.$D44])" office:value-type="float"/>
          <table:table-cell table:formula="of:=MEDIAN([.$E44])" office:value-type="float"/>
          <table:table-cell table:formula="of:=MEDIAN([.$F44])" office:value-type="float"/>
          <table:table-cell table:formula="of:=MEDIAN([.$G44])" office:value-type="float"/>
          <table:table-cell table:formula="of:=MEDIAN([.$H44])" office:value-type="float"/>
          <table:table-cell table:formula="of:=MEDIAN([.$I44])" office:value-type="float"/>
          <table:table-cell table:formula="of:=MEDIAN([.$J44])" office:value-type="float"/>
          <table:table-cell table:formula="of:=MEDIAN([.$K44])" office:value-type="float"/>
          <table:table-cell table:formula="of:=MEDIAN([.$L44])" office:value-type="float"/>
          <table:table-cell table:formula="of:=MEDIAN([.$M44])" office:value-type="float"/>
          <table:table-cell table:formula="of:=MEDIAN([.$N44])" office:value-type="float"/>
          <table:table-cell table:formula="of:=MAX([.$B44])" office:value-type="float"/>
          <table:table-cell table:formula="of:=MAX([.$C44])" office:value-type="float"/>
          <table:table-cell table:formula="of:=MAX([.$D44])" office:value-type="float"/>
          <table:table-cell table:formula="of:=MAX([.$E44])" office:value-type="float"/>
          <table:table-cell table:formula="of:=MAX([.$F44])" office:value-type="float"/>
          <table:table-cell table:formula="of:=MAX([.$G44])" office:value-type="float"/>
          <table:table-cell table:formula="of:=MAX([.$H44])" office:value-type="float"/>
          <table:table-cell table:formula="of:=MAX([.$I44])" office:value-type="float"/>
          <table:table-cell table:formula="of:=MAX([.$J44])" office:value-type="float"/>
          <table:table-cell table:formula="of:=MAX([.$K44])" office:value-type="float"/>
          <table:table-cell table:formula="of:=MAX([.$L44])" office:value-type="float"/>
          <table:table-cell table:formula="of:=MAX([.$M44])" office:value-type="float"/>
          <table:table-cell table:formula="of:=MAX([.$N44])" office:value-type="float"/>
        </table:table-row>
        <table:table-row table:style-name="ro1">
          <table:table-cell office:value-type="string">
            <text:p>c1355/c1355.lp.5.3</text:p>
          </table:table-cell>
          <table:table-cell office:value-type="float" office:value="0.065821"/>
          <table:table-cell office:value-type="float" office:value="0.058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9.0"/>
          <table:table-cell office:value-type="float" office:value="36369.0"/>
          <table:table-cell office:value-type="float" office:value="36369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IN([.$D45])" office:value-type="float"/>
          <table:table-cell table:formula="of:=MIN([.$E45])" office:value-type="float"/>
          <table:table-cell table:formula="of:=MIN([.$F45])" office:value-type="float"/>
          <table:table-cell table:formula="of:=MIN([.$G45])" office:value-type="float"/>
          <table:table-cell table:formula="of:=MIN([.$H45])" office:value-type="float"/>
          <table:table-cell table:formula="of:=MIN([.$I45])" office:value-type="float"/>
          <table:table-cell table:formula="of:=MIN([.$J45])" office:value-type="float"/>
          <table:table-cell table:formula="of:=MIN([.$K45])" office:value-type="float"/>
          <table:table-cell table:formula="of:=MIN([.$L45])" office:value-type="float"/>
          <table:table-cell table:formula="of:=MIN([.$M45])" office:value-type="float"/>
          <table:table-cell table:formula="of:=MIN([.$N45])" office:value-type="float"/>
          <table:table-cell table:formula="of:=MEDIAN([.$B45])" office:value-type="float"/>
          <table:table-cell table:formula="of:=MEDIAN([.$C45])" office:value-type="float"/>
          <table:table-cell table:formula="of:=MEDIAN([.$D45])" office:value-type="float"/>
          <table:table-cell table:formula="of:=MEDIAN([.$E45])" office:value-type="float"/>
          <table:table-cell table:formula="of:=MEDIAN([.$F45])" office:value-type="float"/>
          <table:table-cell table:formula="of:=MEDIAN([.$G45])" office:value-type="float"/>
          <table:table-cell table:formula="of:=MEDIAN([.$H45])" office:value-type="float"/>
          <table:table-cell table:formula="of:=MEDIAN([.$I45])" office:value-type="float"/>
          <table:table-cell table:formula="of:=MEDIAN([.$J45])" office:value-type="float"/>
          <table:table-cell table:formula="of:=MEDIAN([.$K45])" office:value-type="float"/>
          <table:table-cell table:formula="of:=MEDIAN([.$L45])" office:value-type="float"/>
          <table:table-cell table:formula="of:=MEDIAN([.$M45])" office:value-type="float"/>
          <table:table-cell table:formula="of:=MEDIAN([.$N45])" office:value-type="float"/>
          <table:table-cell table:formula="of:=MAX([.$B45])" office:value-type="float"/>
          <table:table-cell table:formula="of:=MAX([.$C45])" office:value-type="float"/>
          <table:table-cell table:formula="of:=MAX([.$D45])" office:value-type="float"/>
          <table:table-cell table:formula="of:=MAX([.$E45])" office:value-type="float"/>
          <table:table-cell table:formula="of:=MAX([.$F45])" office:value-type="float"/>
          <table:table-cell table:formula="of:=MAX([.$G45])" office:value-type="float"/>
          <table:table-cell table:formula="of:=MAX([.$H45])" office:value-type="float"/>
          <table:table-cell table:formula="of:=MAX([.$I45])" office:value-type="float"/>
          <table:table-cell table:formula="of:=MAX([.$J45])" office:value-type="float"/>
          <table:table-cell table:formula="of:=MAX([.$K45])" office:value-type="float"/>
          <table:table-cell table:formula="of:=MAX([.$L45])" office:value-type="float"/>
          <table:table-cell table:formula="of:=MAX([.$M45])" office:value-type="float"/>
          <table:table-cell table:formula="of:=MAX([.$N45])" office:value-type="float"/>
        </table:table-row>
        <table:table-row table:style-name="ro1">
          <table:table-cell office:value-type="string">
            <text:p>c1355/c1355.lp.5.4</text:p>
          </table:table-cell>
          <table:table-cell office:value-type="float" office:value="0.080744"/>
          <table:table-cell office:value-type="float" office:value="0.073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378.0"/>
          <table:table-cell office:value-type="float" office:value="48734.0"/>
          <table:table-cell office:value-type="float" office:value="48734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6])" office:value-type="float"/>
          <table:table-cell table:formula="of:=MIN([.$C46])" office:value-type="float"/>
          <table:table-cell table:formula="of:=MIN([.$D46])" office:value-type="float"/>
          <table:table-cell table:formula="of:=MIN([.$E46])" office:value-type="float"/>
          <table:table-cell table:formula="of:=MIN([.$F46])" office:value-type="float"/>
          <table:table-cell table:formula="of:=MIN([.$G46])" office:value-type="float"/>
          <table:table-cell table:formula="of:=MIN([.$H46])" office:value-type="float"/>
          <table:table-cell table:formula="of:=MIN([.$I46])" office:value-type="float"/>
          <table:table-cell table:formula="of:=MIN([.$J46])" office:value-type="float"/>
          <table:table-cell table:formula="of:=MIN([.$K46])" office:value-type="float"/>
          <table:table-cell table:formula="of:=MIN([.$L46])" office:value-type="float"/>
          <table:table-cell table:formula="of:=MIN([.$M46])" office:value-type="float"/>
          <table:table-cell table:formula="of:=MIN([.$N46])" office:value-type="float"/>
          <table:table-cell table:formula="of:=MEDIAN([.$B46])" office:value-type="float"/>
          <table:table-cell table:formula="of:=MEDIAN([.$C46])" office:value-type="float"/>
          <table:table-cell table:formula="of:=MEDIAN([.$D46])" office:value-type="float"/>
          <table:table-cell table:formula="of:=MEDIAN([.$E46])" office:value-type="float"/>
          <table:table-cell table:formula="of:=MEDIAN([.$F46])" office:value-type="float"/>
          <table:table-cell table:formula="of:=MEDIAN([.$G46])" office:value-type="float"/>
          <table:table-cell table:formula="of:=MEDIAN([.$H46])" office:value-type="float"/>
          <table:table-cell table:formula="of:=MEDIAN([.$I46])" office:value-type="float"/>
          <table:table-cell table:formula="of:=MEDIAN([.$J46])" office:value-type="float"/>
          <table:table-cell table:formula="of:=MEDIAN([.$K46])" office:value-type="float"/>
          <table:table-cell table:formula="of:=MEDIAN([.$L46])" office:value-type="float"/>
          <table:table-cell table:formula="of:=MEDIAN([.$M46])" office:value-type="float"/>
          <table:table-cell table:formula="of:=MEDIAN([.$N46])" office:value-type="float"/>
          <table:table-cell table:formula="of:=MAX([.$B46])" office:value-type="float"/>
          <table:table-cell table:formula="of:=MAX([.$C46])" office:value-type="float"/>
          <table:table-cell table:formula="of:=MAX([.$D46])" office:value-type="float"/>
          <table:table-cell table:formula="of:=MAX([.$E46])" office:value-type="float"/>
          <table:table-cell table:formula="of:=MAX([.$F46])" office:value-type="float"/>
          <table:table-cell table:formula="of:=MAX([.$G46])" office:value-type="float"/>
          <table:table-cell table:formula="of:=MAX([.$H46])" office:value-type="float"/>
          <table:table-cell table:formula="of:=MAX([.$I46])" office:value-type="float"/>
          <table:table-cell table:formula="of:=MAX([.$J46])" office:value-type="float"/>
          <table:table-cell table:formula="of:=MAX([.$K46])" office:value-type="float"/>
          <table:table-cell table:formula="of:=MAX([.$L46])" office:value-type="float"/>
          <table:table-cell table:formula="of:=MAX([.$M46])" office:value-type="float"/>
          <table:table-cell table:formula="of:=MAX([.$N46])" office:value-type="float"/>
        </table:table-row>
        <table:table-row table:style-name="ro1">
          <table:table-cell office:value-type="string">
            <text:p>c1355/c1355.lp.5.5</text:p>
          </table:table-cell>
          <table:table-cell office:value-type="float" office:value="0.078169"/>
          <table:table-cell office:value-type="float" office:value="0.071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92.0"/>
          <table:table-cell office:value-type="float" office:value="55408.0"/>
          <table:table-cell office:value-type="float" office:value="55406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7])" office:value-type="float"/>
          <table:table-cell table:formula="of:=MIN([.$C47])" office:value-type="float"/>
          <table:table-cell table:formula="of:=MIN([.$D47])" office:value-type="float"/>
          <table:table-cell table:formula="of:=MIN([.$E47])" office:value-type="float"/>
          <table:table-cell table:formula="of:=MIN([.$F47])" office:value-type="float"/>
          <table:table-cell table:formula="of:=MIN([.$G47])" office:value-type="float"/>
          <table:table-cell table:formula="of:=MIN([.$H47])" office:value-type="float"/>
          <table:table-cell table:formula="of:=MIN([.$I47])" office:value-type="float"/>
          <table:table-cell table:formula="of:=MIN([.$J47])" office:value-type="float"/>
          <table:table-cell table:formula="of:=MIN([.$K47])" office:value-type="float"/>
          <table:table-cell table:formula="of:=MIN([.$L47])" office:value-type="float"/>
          <table:table-cell table:formula="of:=MIN([.$M47])" office:value-type="float"/>
          <table:table-cell table:formula="of:=MIN([.$N47])" office:value-type="float"/>
          <table:table-cell table:formula="of:=MEDIAN([.$B47])" office:value-type="float"/>
          <table:table-cell table:formula="of:=MEDIAN([.$C47])" office:value-type="float"/>
          <table:table-cell table:formula="of:=MEDIAN([.$D47])" office:value-type="float"/>
          <table:table-cell table:formula="of:=MEDIAN([.$E47])" office:value-type="float"/>
          <table:table-cell table:formula="of:=MEDIAN([.$F47])" office:value-type="float"/>
          <table:table-cell table:formula="of:=MEDIAN([.$G47])" office:value-type="float"/>
          <table:table-cell table:formula="of:=MEDIAN([.$H47])" office:value-type="float"/>
          <table:table-cell table:formula="of:=MEDIAN([.$I47])" office:value-type="float"/>
          <table:table-cell table:formula="of:=MEDIAN([.$J47])" office:value-type="float"/>
          <table:table-cell table:formula="of:=MEDIAN([.$K47])" office:value-type="float"/>
          <table:table-cell table:formula="of:=MEDIAN([.$L47])" office:value-type="float"/>
          <table:table-cell table:formula="of:=MEDIAN([.$M47])" office:value-type="float"/>
          <table:table-cell table:formula="of:=MEDIAN([.$N47])" office:value-type="float"/>
          <table:table-cell table:formula="of:=MAX([.$B47])" office:value-type="float"/>
          <table:table-cell table:formula="of:=MAX([.$C47])" office:value-type="float"/>
          <table:table-cell table:formula="of:=MAX([.$D47])" office:value-type="float"/>
          <table:table-cell table:formula="of:=MAX([.$E47])" office:value-type="float"/>
          <table:table-cell table:formula="of:=MAX([.$F47])" office:value-type="float"/>
          <table:table-cell table:formula="of:=MAX([.$G47])" office:value-type="float"/>
          <table:table-cell table:formula="of:=MAX([.$H47])" office:value-type="float"/>
          <table:table-cell table:formula="of:=MAX([.$I47])" office:value-type="float"/>
          <table:table-cell table:formula="of:=MAX([.$J47])" office:value-type="float"/>
          <table:table-cell table:formula="of:=MAX([.$K47])" office:value-type="float"/>
          <table:table-cell table:formula="of:=MAX([.$L47])" office:value-type="float"/>
          <table:table-cell table:formula="of:=MAX([.$M47])" office:value-type="float"/>
          <table:table-cell table:formula="of:=MAX([.$N47])" office:value-type="float"/>
        </table:table-row>
        <table:table-row table:style-name="ro1">
          <table:table-cell office:value-type="string">
            <text:p>c1355/c1355.lp.5.6</text:p>
          </table:table-cell>
          <table:table-cell office:value-type="float" office:value="0.063704"/>
          <table:table-cell office:value-type="float" office:value="0.05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57890.0"/>
          <table:table-cell office:value-type="float" office:value="57890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IN([.$D48])" office:value-type="float"/>
          <table:table-cell table:formula="of:=MIN([.$E48])" office:value-type="float"/>
          <table:table-cell table:formula="of:=MIN([.$F48])" office:value-type="float"/>
          <table:table-cell table:formula="of:=MIN([.$G48])" office:value-type="float"/>
          <table:table-cell table:formula="of:=MIN([.$H48])" office:value-type="float"/>
          <table:table-cell table:formula="of:=MIN([.$I48])" office:value-type="float"/>
          <table:table-cell table:formula="of:=MIN([.$J48])" office:value-type="float"/>
          <table:table-cell table:formula="of:=MIN([.$K48])" office:value-type="float"/>
          <table:table-cell table:formula="of:=MIN([.$L48])" office:value-type="float"/>
          <table:table-cell table:formula="of:=MIN([.$M48])" office:value-type="float"/>
          <table:table-cell table:formula="of:=MIN([.$N48])" office:value-type="float"/>
          <table:table-cell table:formula="of:=MEDIAN([.$B48])" office:value-type="float"/>
          <table:table-cell table:formula="of:=MEDIAN([.$C48])" office:value-type="float"/>
          <table:table-cell table:formula="of:=MEDIAN([.$D48])" office:value-type="float"/>
          <table:table-cell table:formula="of:=MEDIAN([.$E48])" office:value-type="float"/>
          <table:table-cell table:formula="of:=MEDIAN([.$F48])" office:value-type="float"/>
          <table:table-cell table:formula="of:=MEDIAN([.$G48])" office:value-type="float"/>
          <table:table-cell table:formula="of:=MEDIAN([.$H48])" office:value-type="float"/>
          <table:table-cell table:formula="of:=MEDIAN([.$I48])" office:value-type="float"/>
          <table:table-cell table:formula="of:=MEDIAN([.$J48])" office:value-type="float"/>
          <table:table-cell table:formula="of:=MEDIAN([.$K48])" office:value-type="float"/>
          <table:table-cell table:formula="of:=MEDIAN([.$L48])" office:value-type="float"/>
          <table:table-cell table:formula="of:=MEDIAN([.$M48])" office:value-type="float"/>
          <table:table-cell table:formula="of:=MEDIAN([.$N48])" office:value-type="float"/>
          <table:table-cell table:formula="of:=MAX([.$B48])" office:value-type="float"/>
          <table:table-cell table:formula="of:=MAX([.$C48])" office:value-type="float"/>
          <table:table-cell table:formula="of:=MAX([.$D48])" office:value-type="float"/>
          <table:table-cell table:formula="of:=MAX([.$E48])" office:value-type="float"/>
          <table:table-cell table:formula="of:=MAX([.$F48])" office:value-type="float"/>
          <table:table-cell table:formula="of:=MAX([.$G48])" office:value-type="float"/>
          <table:table-cell table:formula="of:=MAX([.$H48])" office:value-type="float"/>
          <table:table-cell table:formula="of:=MAX([.$I48])" office:value-type="float"/>
          <table:table-cell table:formula="of:=MAX([.$J48])" office:value-type="float"/>
          <table:table-cell table:formula="of:=MAX([.$K48])" office:value-type="float"/>
          <table:table-cell table:formula="of:=MAX([.$L48])" office:value-type="float"/>
          <table:table-cell table:formula="of:=MAX([.$M48])" office:value-type="float"/>
          <table:table-cell table:formula="of:=MAX([.$N48])" office:value-type="float"/>
        </table:table-row>
        <table:table-row table:style-name="ro1">
          <table:table-cell office:value-type="string">
            <text:p>c1355/c1355.lp.5.7</text:p>
          </table:table-cell>
          <table:table-cell office:value-type="float" office:value="0.064216"/>
          <table:table-cell office:value-type="float" office:value="0.058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0.0"/>
          <table:table-cell office:value-type="float" office:value="56642.0"/>
          <table:table-cell office:value-type="float" office:value="56642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IN([.$D49])" office:value-type="float"/>
          <table:table-cell table:formula="of:=MIN([.$E49])" office:value-type="float"/>
          <table:table-cell table:formula="of:=MIN([.$F49])" office:value-type="float"/>
          <table:table-cell table:formula="of:=MIN([.$G49])" office:value-type="float"/>
          <table:table-cell table:formula="of:=MIN([.$H49])" office:value-type="float"/>
          <table:table-cell table:formula="of:=MIN([.$I49])" office:value-type="float"/>
          <table:table-cell table:formula="of:=MIN([.$J49])" office:value-type="float"/>
          <table:table-cell table:formula="of:=MIN([.$K49])" office:value-type="float"/>
          <table:table-cell table:formula="of:=MIN([.$L49])" office:value-type="float"/>
          <table:table-cell table:formula="of:=MIN([.$M49])" office:value-type="float"/>
          <table:table-cell table:formula="of:=MIN([.$N49])" office:value-type="float"/>
          <table:table-cell table:formula="of:=MEDIAN([.$B49])" office:value-type="float"/>
          <table:table-cell table:formula="of:=MEDIAN([.$C49])" office:value-type="float"/>
          <table:table-cell table:formula="of:=MEDIAN([.$D49])" office:value-type="float"/>
          <table:table-cell table:formula="of:=MEDIAN([.$E49])" office:value-type="float"/>
          <table:table-cell table:formula="of:=MEDIAN([.$F49])" office:value-type="float"/>
          <table:table-cell table:formula="of:=MEDIAN([.$G49])" office:value-type="float"/>
          <table:table-cell table:formula="of:=MEDIAN([.$H49])" office:value-type="float"/>
          <table:table-cell table:formula="of:=MEDIAN([.$I49])" office:value-type="float"/>
          <table:table-cell table:formula="of:=MEDIAN([.$J49])" office:value-type="float"/>
          <table:table-cell table:formula="of:=MEDIAN([.$K49])" office:value-type="float"/>
          <table:table-cell table:formula="of:=MEDIAN([.$L49])" office:value-type="float"/>
          <table:table-cell table:formula="of:=MEDIAN([.$M49])" office:value-type="float"/>
          <table:table-cell table:formula="of:=MEDIAN([.$N49])" office:value-type="float"/>
          <table:table-cell table:formula="of:=MAX([.$B49])" office:value-type="float"/>
          <table:table-cell table:formula="of:=MAX([.$C49])" office:value-type="float"/>
          <table:table-cell table:formula="of:=MAX([.$D49])" office:value-type="float"/>
          <table:table-cell table:formula="of:=MAX([.$E49])" office:value-type="float"/>
          <table:table-cell table:formula="of:=MAX([.$F49])" office:value-type="float"/>
          <table:table-cell table:formula="of:=MAX([.$G49])" office:value-type="float"/>
          <table:table-cell table:formula="of:=MAX([.$H49])" office:value-type="float"/>
          <table:table-cell table:formula="of:=MAX([.$I49])" office:value-type="float"/>
          <table:table-cell table:formula="of:=MAX([.$J49])" office:value-type="float"/>
          <table:table-cell table:formula="of:=MAX([.$K49])" office:value-type="float"/>
          <table:table-cell table:formula="of:=MAX([.$L49])" office:value-type="float"/>
          <table:table-cell table:formula="of:=MAX([.$M49])" office:value-type="float"/>
          <table:table-cell table:formula="of:=MAX([.$N49])" office:value-type="float"/>
        </table:table-row>
        <table:table-row table:style-name="ro1">
          <table:table-cell office:value-type="string">
            <text:p>c1355/c1355.lp.5.8</text:p>
          </table:table-cell>
          <table:table-cell office:value-type="float" office:value="0.066297"/>
          <table:table-cell office:value-type="float" office:value="0.0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04.0"/>
          <table:table-cell office:value-type="float" office:value="53859.0"/>
          <table:table-cell office:value-type="float" office:value="53859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IN([.$D50])" office:value-type="float"/>
          <table:table-cell table:formula="of:=MIN([.$E50])" office:value-type="float"/>
          <table:table-cell table:formula="of:=MIN([.$F50])" office:value-type="float"/>
          <table:table-cell table:formula="of:=MIN([.$G50])" office:value-type="float"/>
          <table:table-cell table:formula="of:=MIN([.$H50])" office:value-type="float"/>
          <table:table-cell table:formula="of:=MIN([.$I50])" office:value-type="float"/>
          <table:table-cell table:formula="of:=MIN([.$J50])" office:value-type="float"/>
          <table:table-cell table:formula="of:=MIN([.$K50])" office:value-type="float"/>
          <table:table-cell table:formula="of:=MIN([.$L50])" office:value-type="float"/>
          <table:table-cell table:formula="of:=MIN([.$M50])" office:value-type="float"/>
          <table:table-cell table:formula="of:=MIN([.$N50])" office:value-type="float"/>
          <table:table-cell table:formula="of:=MEDIAN([.$B50])" office:value-type="float"/>
          <table:table-cell table:formula="of:=MEDIAN([.$C50])" office:value-type="float"/>
          <table:table-cell table:formula="of:=MEDIAN([.$D50])" office:value-type="float"/>
          <table:table-cell table:formula="of:=MEDIAN([.$E50])" office:value-type="float"/>
          <table:table-cell table:formula="of:=MEDIAN([.$F50])" office:value-type="float"/>
          <table:table-cell table:formula="of:=MEDIAN([.$G50])" office:value-type="float"/>
          <table:table-cell table:formula="of:=MEDIAN([.$H50])" office:value-type="float"/>
          <table:table-cell table:formula="of:=MEDIAN([.$I50])" office:value-type="float"/>
          <table:table-cell table:formula="of:=MEDIAN([.$J50])" office:value-type="float"/>
          <table:table-cell table:formula="of:=MEDIAN([.$K50])" office:value-type="float"/>
          <table:table-cell table:formula="of:=MEDIAN([.$L50])" office:value-type="float"/>
          <table:table-cell table:formula="of:=MEDIAN([.$M50])" office:value-type="float"/>
          <table:table-cell table:formula="of:=MEDIAN([.$N50])" office:value-type="float"/>
          <table:table-cell table:formula="of:=MAX([.$B50])" office:value-type="float"/>
          <table:table-cell table:formula="of:=MAX([.$C50])" office:value-type="float"/>
          <table:table-cell table:formula="of:=MAX([.$D50])" office:value-type="float"/>
          <table:table-cell table:formula="of:=MAX([.$E50])" office:value-type="float"/>
          <table:table-cell table:formula="of:=MAX([.$F50])" office:value-type="float"/>
          <table:table-cell table:formula="of:=MAX([.$G50])" office:value-type="float"/>
          <table:table-cell table:formula="of:=MAX([.$H50])" office:value-type="float"/>
          <table:table-cell table:formula="of:=MAX([.$I50])" office:value-type="float"/>
          <table:table-cell table:formula="of:=MAX([.$J50])" office:value-type="float"/>
          <table:table-cell table:formula="of:=MAX([.$K50])" office:value-type="float"/>
          <table:table-cell table:formula="of:=MAX([.$L50])" office:value-type="float"/>
          <table:table-cell table:formula="of:=MAX([.$M50])" office:value-type="float"/>
          <table:table-cell table:formula="of:=MAX([.$N50])" office:value-type="float"/>
        </table:table-row>
        <table:table-row table:style-name="ro1">
          <table:table-cell office:value-type="string">
            <text:p>c1355/c1355.lp.6.1</text:p>
          </table:table-cell>
          <table:table-cell office:value-type="float" office:value="0.248091"/>
          <table:table-cell office:value-type="float" office:value="0.241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4.0"/>
          <table:table-cell office:value-type="float" office:value="405831.0"/>
          <table:table-cell office:value-type="float" office:value="405831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1])" office:value-type="float"/>
          <table:table-cell table:formula="of:=MIN([.$C51])" office:value-type="float"/>
          <table:table-cell table:formula="of:=MIN([.$D51])" office:value-type="float"/>
          <table:table-cell table:formula="of:=MIN([.$E51])" office:value-type="float"/>
          <table:table-cell table:formula="of:=MIN([.$F51])" office:value-type="float"/>
          <table:table-cell table:formula="of:=MIN([.$G51])" office:value-type="float"/>
          <table:table-cell table:formula="of:=MIN([.$H51])" office:value-type="float"/>
          <table:table-cell table:formula="of:=MIN([.$I51])" office:value-type="float"/>
          <table:table-cell table:formula="of:=MIN([.$J51])" office:value-type="float"/>
          <table:table-cell table:formula="of:=MIN([.$K51])" office:value-type="float"/>
          <table:table-cell table:formula="of:=MIN([.$L51])" office:value-type="float"/>
          <table:table-cell table:formula="of:=MIN([.$M51])" office:value-type="float"/>
          <table:table-cell table:formula="of:=MIN([.$N51])" office:value-type="float"/>
          <table:table-cell table:formula="of:=MEDIAN([.$B51])" office:value-type="float"/>
          <table:table-cell table:formula="of:=MEDIAN([.$C51])" office:value-type="float"/>
          <table:table-cell table:formula="of:=MEDIAN([.$D51])" office:value-type="float"/>
          <table:table-cell table:formula="of:=MEDIAN([.$E51])" office:value-type="float"/>
          <table:table-cell table:formula="of:=MEDIAN([.$F51])" office:value-type="float"/>
          <table:table-cell table:formula="of:=MEDIAN([.$G51])" office:value-type="float"/>
          <table:table-cell table:formula="of:=MEDIAN([.$H51])" office:value-type="float"/>
          <table:table-cell table:formula="of:=MEDIAN([.$I51])" office:value-type="float"/>
          <table:table-cell table:formula="of:=MEDIAN([.$J51])" office:value-type="float"/>
          <table:table-cell table:formula="of:=MEDIAN([.$K51])" office:value-type="float"/>
          <table:table-cell table:formula="of:=MEDIAN([.$L51])" office:value-type="float"/>
          <table:table-cell table:formula="of:=MEDIAN([.$M51])" office:value-type="float"/>
          <table:table-cell table:formula="of:=MEDIAN([.$N51])" office:value-type="float"/>
          <table:table-cell table:formula="of:=MAX([.$B51])" office:value-type="float"/>
          <table:table-cell table:formula="of:=MAX([.$C51])" office:value-type="float"/>
          <table:table-cell table:formula="of:=MAX([.$D51])" office:value-type="float"/>
          <table:table-cell table:formula="of:=MAX([.$E51])" office:value-type="float"/>
          <table:table-cell table:formula="of:=MAX([.$F51])" office:value-type="float"/>
          <table:table-cell table:formula="of:=MAX([.$G51])" office:value-type="float"/>
          <table:table-cell table:formula="of:=MAX([.$H51])" office:value-type="float"/>
          <table:table-cell table:formula="of:=MAX([.$I51])" office:value-type="float"/>
          <table:table-cell table:formula="of:=MAX([.$J51])" office:value-type="float"/>
          <table:table-cell table:formula="of:=MAX([.$K51])" office:value-type="float"/>
          <table:table-cell table:formula="of:=MAX([.$L51])" office:value-type="float"/>
          <table:table-cell table:formula="of:=MAX([.$M51])" office:value-type="float"/>
          <table:table-cell table:formula="of:=MAX([.$N51])" office:value-type="float"/>
        </table:table-row>
        <table:table-row table:style-name="ro1">
          <table:table-cell office:value-type="string">
            <text:p>c1355/c1355.lp.6.2</text:p>
          </table:table-cell>
          <table:table-cell office:value-type="float" office:value="0.071652"/>
          <table:table-cell office:value-type="float" office:value="0.06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65810.0"/>
          <table:table-cell office:value-type="float" office:value="65809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2])" office:value-type="float"/>
          <table:table-cell table:formula="of:=MIN([.$C52])" office:value-type="float"/>
          <table:table-cell table:formula="of:=MIN([.$D52])" office:value-type="float"/>
          <table:table-cell table:formula="of:=MIN([.$E52])" office:value-type="float"/>
          <table:table-cell table:formula="of:=MIN([.$F52])" office:value-type="float"/>
          <table:table-cell table:formula="of:=MIN([.$G52])" office:value-type="float"/>
          <table:table-cell table:formula="of:=MIN([.$H52])" office:value-type="float"/>
          <table:table-cell table:formula="of:=MIN([.$I52])" office:value-type="float"/>
          <table:table-cell table:formula="of:=MIN([.$J52])" office:value-type="float"/>
          <table:table-cell table:formula="of:=MIN([.$K52])" office:value-type="float"/>
          <table:table-cell table:formula="of:=MIN([.$L52])" office:value-type="float"/>
          <table:table-cell table:formula="of:=MIN([.$M52])" office:value-type="float"/>
          <table:table-cell table:formula="of:=MIN([.$N52])" office:value-type="float"/>
          <table:table-cell table:formula="of:=MEDIAN([.$B52])" office:value-type="float"/>
          <table:table-cell table:formula="of:=MEDIAN([.$C52])" office:value-type="float"/>
          <table:table-cell table:formula="of:=MEDIAN([.$D52])" office:value-type="float"/>
          <table:table-cell table:formula="of:=MEDIAN([.$E52])" office:value-type="float"/>
          <table:table-cell table:formula="of:=MEDIAN([.$F52])" office:value-type="float"/>
          <table:table-cell table:formula="of:=MEDIAN([.$G52])" office:value-type="float"/>
          <table:table-cell table:formula="of:=MEDIAN([.$H52])" office:value-type="float"/>
          <table:table-cell table:formula="of:=MEDIAN([.$I52])" office:value-type="float"/>
          <table:table-cell table:formula="of:=MEDIAN([.$J52])" office:value-type="float"/>
          <table:table-cell table:formula="of:=MEDIAN([.$K52])" office:value-type="float"/>
          <table:table-cell table:formula="of:=MEDIAN([.$L52])" office:value-type="float"/>
          <table:table-cell table:formula="of:=MEDIAN([.$M52])" office:value-type="float"/>
          <table:table-cell table:formula="of:=MEDIAN([.$N52])" office:value-type="float"/>
          <table:table-cell table:formula="of:=MAX([.$B52])" office:value-type="float"/>
          <table:table-cell table:formula="of:=MAX([.$C52])" office:value-type="float"/>
          <table:table-cell table:formula="of:=MAX([.$D52])" office:value-type="float"/>
          <table:table-cell table:formula="of:=MAX([.$E52])" office:value-type="float"/>
          <table:table-cell table:formula="of:=MAX([.$F52])" office:value-type="float"/>
          <table:table-cell table:formula="of:=MAX([.$G52])" office:value-type="float"/>
          <table:table-cell table:formula="of:=MAX([.$H52])" office:value-type="float"/>
          <table:table-cell table:formula="of:=MAX([.$I52])" office:value-type="float"/>
          <table:table-cell table:formula="of:=MAX([.$J52])" office:value-type="float"/>
          <table:table-cell table:formula="of:=MAX([.$K52])" office:value-type="float"/>
          <table:table-cell table:formula="of:=MAX([.$L52])" office:value-type="float"/>
          <table:table-cell table:formula="of:=MAX([.$M52])" office:value-type="float"/>
          <table:table-cell table:formula="of:=MAX([.$N52])" office:value-type="float"/>
        </table:table-row>
        <table:table-row table:style-name="ro1">
          <table:table-cell office:value-type="string">
            <text:p>c1355/c1355.lp.6.3</text:p>
          </table:table-cell>
          <table:table-cell office:value-type="float" office:value="0.072677"/>
          <table:table-cell office:value-type="float" office:value="0.065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35.0"/>
          <table:table-cell office:value-type="float" office:value="60708.0"/>
          <table:table-cell office:value-type="float" office:value="60708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3])" office:value-type="float"/>
          <table:table-cell table:formula="of:=MIN([.$C53])" office:value-type="float"/>
          <table:table-cell table:formula="of:=MIN([.$D53])" office:value-type="float"/>
          <table:table-cell table:formula="of:=MIN([.$E53])" office:value-type="float"/>
          <table:table-cell table:formula="of:=MIN([.$F53])" office:value-type="float"/>
          <table:table-cell table:formula="of:=MIN([.$G53])" office:value-type="float"/>
          <table:table-cell table:formula="of:=MIN([.$H53])" office:value-type="float"/>
          <table:table-cell table:formula="of:=MIN([.$I53])" office:value-type="float"/>
          <table:table-cell table:formula="of:=MIN([.$J53])" office:value-type="float"/>
          <table:table-cell table:formula="of:=MIN([.$K53])" office:value-type="float"/>
          <table:table-cell table:formula="of:=MIN([.$L53])" office:value-type="float"/>
          <table:table-cell table:formula="of:=MIN([.$M53])" office:value-type="float"/>
          <table:table-cell table:formula="of:=MIN([.$N53])" office:value-type="float"/>
          <table:table-cell table:formula="of:=MEDIAN([.$B53])" office:value-type="float"/>
          <table:table-cell table:formula="of:=MEDIAN([.$C53])" office:value-type="float"/>
          <table:table-cell table:formula="of:=MEDIAN([.$D53])" office:value-type="float"/>
          <table:table-cell table:formula="of:=MEDIAN([.$E53])" office:value-type="float"/>
          <table:table-cell table:formula="of:=MEDIAN([.$F53])" office:value-type="float"/>
          <table:table-cell table:formula="of:=MEDIAN([.$G53])" office:value-type="float"/>
          <table:table-cell table:formula="of:=MEDIAN([.$H53])" office:value-type="float"/>
          <table:table-cell table:formula="of:=MEDIAN([.$I53])" office:value-type="float"/>
          <table:table-cell table:formula="of:=MEDIAN([.$J53])" office:value-type="float"/>
          <table:table-cell table:formula="of:=MEDIAN([.$K53])" office:value-type="float"/>
          <table:table-cell table:formula="of:=MEDIAN([.$L53])" office:value-type="float"/>
          <table:table-cell table:formula="of:=MEDIAN([.$M53])" office:value-type="float"/>
          <table:table-cell table:formula="of:=MEDIAN([.$N53])" office:value-type="float"/>
          <table:table-cell table:formula="of:=MAX([.$B53])" office:value-type="float"/>
          <table:table-cell table:formula="of:=MAX([.$C53])" office:value-type="float"/>
          <table:table-cell table:formula="of:=MAX([.$D53])" office:value-type="float"/>
          <table:table-cell table:formula="of:=MAX([.$E53])" office:value-type="float"/>
          <table:table-cell table:formula="of:=MAX([.$F53])" office:value-type="float"/>
          <table:table-cell table:formula="of:=MAX([.$G53])" office:value-type="float"/>
          <table:table-cell table:formula="of:=MAX([.$H53])" office:value-type="float"/>
          <table:table-cell table:formula="of:=MAX([.$I53])" office:value-type="float"/>
          <table:table-cell table:formula="of:=MAX([.$J53])" office:value-type="float"/>
          <table:table-cell table:formula="of:=MAX([.$K53])" office:value-type="float"/>
          <table:table-cell table:formula="of:=MAX([.$L53])" office:value-type="float"/>
          <table:table-cell table:formula="of:=MAX([.$M53])" office:value-type="float"/>
          <table:table-cell table:formula="of:=MAX([.$N53])" office:value-type="float"/>
        </table:table-row>
        <table:table-row table:style-name="ro1">
          <table:table-cell office:value-type="string">
            <text:p>c1355/c1355.lp.6.4</text:p>
          </table:table-cell>
          <table:table-cell office:value-type="float" office:value="0.060095"/>
          <table:table-cell office:value-type="float" office:value="0.05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9.0"/>
          <table:table-cell office:value-type="float" office:value="50086.0"/>
          <table:table-cell office:value-type="float" office:value="50086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IN([.$D54])" office:value-type="float"/>
          <table:table-cell table:formula="of:=MIN([.$E54])" office:value-type="float"/>
          <table:table-cell table:formula="of:=MIN([.$F54])" office:value-type="float"/>
          <table:table-cell table:formula="of:=MIN([.$G54])" office:value-type="float"/>
          <table:table-cell table:formula="of:=MIN([.$H54])" office:value-type="float"/>
          <table:table-cell table:formula="of:=MIN([.$I54])" office:value-type="float"/>
          <table:table-cell table:formula="of:=MIN([.$J54])" office:value-type="float"/>
          <table:table-cell table:formula="of:=MIN([.$K54])" office:value-type="float"/>
          <table:table-cell table:formula="of:=MIN([.$L54])" office:value-type="float"/>
          <table:table-cell table:formula="of:=MIN([.$M54])" office:value-type="float"/>
          <table:table-cell table:formula="of:=MIN([.$N54])" office:value-type="float"/>
          <table:table-cell table:formula="of:=MEDIAN([.$B54])" office:value-type="float"/>
          <table:table-cell table:formula="of:=MEDIAN([.$C54])" office:value-type="float"/>
          <table:table-cell table:formula="of:=MEDIAN([.$D54])" office:value-type="float"/>
          <table:table-cell table:formula="of:=MEDIAN([.$E54])" office:value-type="float"/>
          <table:table-cell table:formula="of:=MEDIAN([.$F54])" office:value-type="float"/>
          <table:table-cell table:formula="of:=MEDIAN([.$G54])" office:value-type="float"/>
          <table:table-cell table:formula="of:=MEDIAN([.$H54])" office:value-type="float"/>
          <table:table-cell table:formula="of:=MEDIAN([.$I54])" office:value-type="float"/>
          <table:table-cell table:formula="of:=MEDIAN([.$J54])" office:value-type="float"/>
          <table:table-cell table:formula="of:=MEDIAN([.$K54])" office:value-type="float"/>
          <table:table-cell table:formula="of:=MEDIAN([.$L54])" office:value-type="float"/>
          <table:table-cell table:formula="of:=MEDIAN([.$M54])" office:value-type="float"/>
          <table:table-cell table:formula="of:=MEDIAN([.$N54])" office:value-type="float"/>
          <table:table-cell table:formula="of:=MAX([.$B54])" office:value-type="float"/>
          <table:table-cell table:formula="of:=MAX([.$C54])" office:value-type="float"/>
          <table:table-cell table:formula="of:=MAX([.$D54])" office:value-type="float"/>
          <table:table-cell table:formula="of:=MAX([.$E54])" office:value-type="float"/>
          <table:table-cell table:formula="of:=MAX([.$F54])" office:value-type="float"/>
          <table:table-cell table:formula="of:=MAX([.$G54])" office:value-type="float"/>
          <table:table-cell table:formula="of:=MAX([.$H54])" office:value-type="float"/>
          <table:table-cell table:formula="of:=MAX([.$I54])" office:value-type="float"/>
          <table:table-cell table:formula="of:=MAX([.$J54])" office:value-type="float"/>
          <table:table-cell table:formula="of:=MAX([.$K54])" office:value-type="float"/>
          <table:table-cell table:formula="of:=MAX([.$L54])" office:value-type="float"/>
          <table:table-cell table:formula="of:=MAX([.$M54])" office:value-type="float"/>
          <table:table-cell table:formula="of:=MAX([.$N54])" office:value-type="float"/>
        </table:table-row>
        <table:table-row table:style-name="ro1">
          <table:table-cell office:value-type="string">
            <text:p>c1355/c1355.lp.6.5</text:p>
          </table:table-cell>
          <table:table-cell office:value-type="float" office:value="0.068015"/>
          <table:table-cell office:value-type="float" office:value="0.061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47300.0"/>
          <table:table-cell office:value-type="float" office:value="47299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5])" office:value-type="float"/>
          <table:table-cell table:formula="of:=MIN([.$C55])" office:value-type="float"/>
          <table:table-cell table:formula="of:=MIN([.$D55])" office:value-type="float"/>
          <table:table-cell table:formula="of:=MIN([.$E55])" office:value-type="float"/>
          <table:table-cell table:formula="of:=MIN([.$F55])" office:value-type="float"/>
          <table:table-cell table:formula="of:=MIN([.$G55])" office:value-type="float"/>
          <table:table-cell table:formula="of:=MIN([.$H55])" office:value-type="float"/>
          <table:table-cell table:formula="of:=MIN([.$I55])" office:value-type="float"/>
          <table:table-cell table:formula="of:=MIN([.$J55])" office:value-type="float"/>
          <table:table-cell table:formula="of:=MIN([.$K55])" office:value-type="float"/>
          <table:table-cell table:formula="of:=MIN([.$L55])" office:value-type="float"/>
          <table:table-cell table:formula="of:=MIN([.$M55])" office:value-type="float"/>
          <table:table-cell table:formula="of:=MIN([.$N55])" office:value-type="float"/>
          <table:table-cell table:formula="of:=MEDIAN([.$B55])" office:value-type="float"/>
          <table:table-cell table:formula="of:=MEDIAN([.$C55])" office:value-type="float"/>
          <table:table-cell table:formula="of:=MEDIAN([.$D55])" office:value-type="float"/>
          <table:table-cell table:formula="of:=MEDIAN([.$E55])" office:value-type="float"/>
          <table:table-cell table:formula="of:=MEDIAN([.$F55])" office:value-type="float"/>
          <table:table-cell table:formula="of:=MEDIAN([.$G55])" office:value-type="float"/>
          <table:table-cell table:formula="of:=MEDIAN([.$H55])" office:value-type="float"/>
          <table:table-cell table:formula="of:=MEDIAN([.$I55])" office:value-type="float"/>
          <table:table-cell table:formula="of:=MEDIAN([.$J55])" office:value-type="float"/>
          <table:table-cell table:formula="of:=MEDIAN([.$K55])" office:value-type="float"/>
          <table:table-cell table:formula="of:=MEDIAN([.$L55])" office:value-type="float"/>
          <table:table-cell table:formula="of:=MEDIAN([.$M55])" office:value-type="float"/>
          <table:table-cell table:formula="of:=MEDIAN([.$N55])" office:value-type="float"/>
          <table:table-cell table:formula="of:=MAX([.$B55])" office:value-type="float"/>
          <table:table-cell table:formula="of:=MAX([.$C55])" office:value-type="float"/>
          <table:table-cell table:formula="of:=MAX([.$D55])" office:value-type="float"/>
          <table:table-cell table:formula="of:=MAX([.$E55])" office:value-type="float"/>
          <table:table-cell table:formula="of:=MAX([.$F55])" office:value-type="float"/>
          <table:table-cell table:formula="of:=MAX([.$G55])" office:value-type="float"/>
          <table:table-cell table:formula="of:=MAX([.$H55])" office:value-type="float"/>
          <table:table-cell table:formula="of:=MAX([.$I55])" office:value-type="float"/>
          <table:table-cell table:formula="of:=MAX([.$J55])" office:value-type="float"/>
          <table:table-cell table:formula="of:=MAX([.$K55])" office:value-type="float"/>
          <table:table-cell table:formula="of:=MAX([.$L55])" office:value-type="float"/>
          <table:table-cell table:formula="of:=MAX([.$M55])" office:value-type="float"/>
          <table:table-cell table:formula="of:=MAX([.$N55])" office:value-type="float"/>
        </table:table-row>
        <table:table-row table:style-name="ro1">
          <table:table-cell office:value-type="string">
            <text:p>c1355/c1355.lp.6.6</text:p>
          </table:table-cell>
          <table:table-cell office:value-type="float" office:value="0.057623"/>
          <table:table-cell office:value-type="float" office:value="0.05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51257.0"/>
          <table:table-cell office:value-type="float" office:value="51257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6])" office:value-type="float"/>
          <table:table-cell table:formula="of:=MIN([.$C56])" office:value-type="float"/>
          <table:table-cell table:formula="of:=MIN([.$D56])" office:value-type="float"/>
          <table:table-cell table:formula="of:=MIN([.$E56])" office:value-type="float"/>
          <table:table-cell table:formula="of:=MIN([.$F56])" office:value-type="float"/>
          <table:table-cell table:formula="of:=MIN([.$G56])" office:value-type="float"/>
          <table:table-cell table:formula="of:=MIN([.$H56])" office:value-type="float"/>
          <table:table-cell table:formula="of:=MIN([.$I56])" office:value-type="float"/>
          <table:table-cell table:formula="of:=MIN([.$J56])" office:value-type="float"/>
          <table:table-cell table:formula="of:=MIN([.$K56])" office:value-type="float"/>
          <table:table-cell table:formula="of:=MIN([.$L56])" office:value-type="float"/>
          <table:table-cell table:formula="of:=MIN([.$M56])" office:value-type="float"/>
          <table:table-cell table:formula="of:=MIN([.$N56])" office:value-type="float"/>
          <table:table-cell table:formula="of:=MEDIAN([.$B56])" office:value-type="float"/>
          <table:table-cell table:formula="of:=MEDIAN([.$C56])" office:value-type="float"/>
          <table:table-cell table:formula="of:=MEDIAN([.$D56])" office:value-type="float"/>
          <table:table-cell table:formula="of:=MEDIAN([.$E56])" office:value-type="float"/>
          <table:table-cell table:formula="of:=MEDIAN([.$F56])" office:value-type="float"/>
          <table:table-cell table:formula="of:=MEDIAN([.$G56])" office:value-type="float"/>
          <table:table-cell table:formula="of:=MEDIAN([.$H56])" office:value-type="float"/>
          <table:table-cell table:formula="of:=MEDIAN([.$I56])" office:value-type="float"/>
          <table:table-cell table:formula="of:=MEDIAN([.$J56])" office:value-type="float"/>
          <table:table-cell table:formula="of:=MEDIAN([.$K56])" office:value-type="float"/>
          <table:table-cell table:formula="of:=MEDIAN([.$L56])" office:value-type="float"/>
          <table:table-cell table:formula="of:=MEDIAN([.$M56])" office:value-type="float"/>
          <table:table-cell table:formula="of:=MEDIAN([.$N56])" office:value-type="float"/>
          <table:table-cell table:formula="of:=MAX([.$B56])" office:value-type="float"/>
          <table:table-cell table:formula="of:=MAX([.$C56])" office:value-type="float"/>
          <table:table-cell table:formula="of:=MAX([.$D56])" office:value-type="float"/>
          <table:table-cell table:formula="of:=MAX([.$E56])" office:value-type="float"/>
          <table:table-cell table:formula="of:=MAX([.$F56])" office:value-type="float"/>
          <table:table-cell table:formula="of:=MAX([.$G56])" office:value-type="float"/>
          <table:table-cell table:formula="of:=MAX([.$H56])" office:value-type="float"/>
          <table:table-cell table:formula="of:=MAX([.$I56])" office:value-type="float"/>
          <table:table-cell table:formula="of:=MAX([.$J56])" office:value-type="float"/>
          <table:table-cell table:formula="of:=MAX([.$K56])" office:value-type="float"/>
          <table:table-cell table:formula="of:=MAX([.$L56])" office:value-type="float"/>
          <table:table-cell table:formula="of:=MAX([.$M56])" office:value-type="float"/>
          <table:table-cell table:formula="of:=MAX([.$N56])" office:value-type="float"/>
        </table:table-row>
        <table:table-row table:style-name="ro1">
          <table:table-cell office:value-type="string">
            <text:p>c1355/c1355.lp.6.7</text:p>
          </table:table-cell>
          <table:table-cell office:value-type="float" office:value="0.059151"/>
          <table:table-cell office:value-type="float" office:value="0.053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7.0"/>
          <table:table-cell office:value-type="float" office:value="51273.0"/>
          <table:table-cell office:value-type="float" office:value="51273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IN([.$D57])" office:value-type="float"/>
          <table:table-cell table:formula="of:=MIN([.$E57])" office:value-type="float"/>
          <table:table-cell table:formula="of:=MIN([.$F57])" office:value-type="float"/>
          <table:table-cell table:formula="of:=MIN([.$G57])" office:value-type="float"/>
          <table:table-cell table:formula="of:=MIN([.$H57])" office:value-type="float"/>
          <table:table-cell table:formula="of:=MIN([.$I57])" office:value-type="float"/>
          <table:table-cell table:formula="of:=MIN([.$J57])" office:value-type="float"/>
          <table:table-cell table:formula="of:=MIN([.$K57])" office:value-type="float"/>
          <table:table-cell table:formula="of:=MIN([.$L57])" office:value-type="float"/>
          <table:table-cell table:formula="of:=MIN([.$M57])" office:value-type="float"/>
          <table:table-cell table:formula="of:=MIN([.$N57])" office:value-type="float"/>
          <table:table-cell table:formula="of:=MEDIAN([.$B57])" office:value-type="float"/>
          <table:table-cell table:formula="of:=MEDIAN([.$C57])" office:value-type="float"/>
          <table:table-cell table:formula="of:=MEDIAN([.$D57])" office:value-type="float"/>
          <table:table-cell table:formula="of:=MEDIAN([.$E57])" office:value-type="float"/>
          <table:table-cell table:formula="of:=MEDIAN([.$F57])" office:value-type="float"/>
          <table:table-cell table:formula="of:=MEDIAN([.$G57])" office:value-type="float"/>
          <table:table-cell table:formula="of:=MEDIAN([.$H57])" office:value-type="float"/>
          <table:table-cell table:formula="of:=MEDIAN([.$I57])" office:value-type="float"/>
          <table:table-cell table:formula="of:=MEDIAN([.$J57])" office:value-type="float"/>
          <table:table-cell table:formula="of:=MEDIAN([.$K57])" office:value-type="float"/>
          <table:table-cell table:formula="of:=MEDIAN([.$L57])" office:value-type="float"/>
          <table:table-cell table:formula="of:=MEDIAN([.$M57])" office:value-type="float"/>
          <table:table-cell table:formula="of:=MEDIAN([.$N57])" office:value-type="float"/>
          <table:table-cell table:formula="of:=MAX([.$B57])" office:value-type="float"/>
          <table:table-cell table:formula="of:=MAX([.$C57])" office:value-type="float"/>
          <table:table-cell table:formula="of:=MAX([.$D57])" office:value-type="float"/>
          <table:table-cell table:formula="of:=MAX([.$E57])" office:value-type="float"/>
          <table:table-cell table:formula="of:=MAX([.$F57])" office:value-type="float"/>
          <table:table-cell table:formula="of:=MAX([.$G57])" office:value-type="float"/>
          <table:table-cell table:formula="of:=MAX([.$H57])" office:value-type="float"/>
          <table:table-cell table:formula="of:=MAX([.$I57])" office:value-type="float"/>
          <table:table-cell table:formula="of:=MAX([.$J57])" office:value-type="float"/>
          <table:table-cell table:formula="of:=MAX([.$K57])" office:value-type="float"/>
          <table:table-cell table:formula="of:=MAX([.$L57])" office:value-type="float"/>
          <table:table-cell table:formula="of:=MAX([.$M57])" office:value-type="float"/>
          <table:table-cell table:formula="of:=MAX([.$N57])" office:value-type="float"/>
        </table:table-row>
        <table:table-row table:style-name="ro1">
          <table:table-cell office:value-type="string">
            <text:p>c1355/c1355.lp.6.8</text:p>
          </table:table-cell>
          <table:table-cell office:value-type="float" office:value="0.060099"/>
          <table:table-cell office:value-type="float" office:value="0.05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7.0"/>
          <table:table-cell office:value-type="float" office:value="51272.0"/>
          <table:table-cell office:value-type="float" office:value="51272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IN([.$D58])" office:value-type="float"/>
          <table:table-cell table:formula="of:=MIN([.$E58])" office:value-type="float"/>
          <table:table-cell table:formula="of:=MIN([.$F58])" office:value-type="float"/>
          <table:table-cell table:formula="of:=MIN([.$G58])" office:value-type="float"/>
          <table:table-cell table:formula="of:=MIN([.$H58])" office:value-type="float"/>
          <table:table-cell table:formula="of:=MIN([.$I58])" office:value-type="float"/>
          <table:table-cell table:formula="of:=MIN([.$J58])" office:value-type="float"/>
          <table:table-cell table:formula="of:=MIN([.$K58])" office:value-type="float"/>
          <table:table-cell table:formula="of:=MIN([.$L58])" office:value-type="float"/>
          <table:table-cell table:formula="of:=MIN([.$M58])" office:value-type="float"/>
          <table:table-cell table:formula="of:=MIN([.$N58])" office:value-type="float"/>
          <table:table-cell table:formula="of:=MEDIAN([.$B58])" office:value-type="float"/>
          <table:table-cell table:formula="of:=MEDIAN([.$C58])" office:value-type="float"/>
          <table:table-cell table:formula="of:=MEDIAN([.$D58])" office:value-type="float"/>
          <table:table-cell table:formula="of:=MEDIAN([.$E58])" office:value-type="float"/>
          <table:table-cell table:formula="of:=MEDIAN([.$F58])" office:value-type="float"/>
          <table:table-cell table:formula="of:=MEDIAN([.$G58])" office:value-type="float"/>
          <table:table-cell table:formula="of:=MEDIAN([.$H58])" office:value-type="float"/>
          <table:table-cell table:formula="of:=MEDIAN([.$I58])" office:value-type="float"/>
          <table:table-cell table:formula="of:=MEDIAN([.$J58])" office:value-type="float"/>
          <table:table-cell table:formula="of:=MEDIAN([.$K58])" office:value-type="float"/>
          <table:table-cell table:formula="of:=MEDIAN([.$L58])" office:value-type="float"/>
          <table:table-cell table:formula="of:=MEDIAN([.$M58])" office:value-type="float"/>
          <table:table-cell table:formula="of:=MEDIAN([.$N58])" office:value-type="float"/>
          <table:table-cell table:formula="of:=MAX([.$B58])" office:value-type="float"/>
          <table:table-cell table:formula="of:=MAX([.$C58])" office:value-type="float"/>
          <table:table-cell table:formula="of:=MAX([.$D58])" office:value-type="float"/>
          <table:table-cell table:formula="of:=MAX([.$E58])" office:value-type="float"/>
          <table:table-cell table:formula="of:=MAX([.$F58])" office:value-type="float"/>
          <table:table-cell table:formula="of:=MAX([.$G58])" office:value-type="float"/>
          <table:table-cell table:formula="of:=MAX([.$H58])" office:value-type="float"/>
          <table:table-cell table:formula="of:=MAX([.$I58])" office:value-type="float"/>
          <table:table-cell table:formula="of:=MAX([.$J58])" office:value-type="float"/>
          <table:table-cell table:formula="of:=MAX([.$K58])" office:value-type="float"/>
          <table:table-cell table:formula="of:=MAX([.$L58])" office:value-type="float"/>
          <table:table-cell table:formula="of:=MAX([.$M58])" office:value-type="float"/>
          <table:table-cell table:formula="of:=MAX([.$N58])" office:value-type="float"/>
        </table:table-row>
        <table:table-row table:style-name="ro1">
          <table:table-cell office:value-type="string">
            <text:p>c1355/c1355.lp.7.1</text:p>
          </table:table-cell>
          <table:table-cell office:value-type="float" office:value="0.057264"/>
          <table:table-cell office:value-type="float" office:value="0.051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6.0"/>
          <table:table-cell office:value-type="float" office:value="46848.0"/>
          <table:table-cell office:value-type="float" office:value="46848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IN([.$D59])" office:value-type="float"/>
          <table:table-cell table:formula="of:=MIN([.$E59])" office:value-type="float"/>
          <table:table-cell table:formula="of:=MIN([.$F59])" office:value-type="float"/>
          <table:table-cell table:formula="of:=MIN([.$G59])" office:value-type="float"/>
          <table:table-cell table:formula="of:=MIN([.$H59])" office:value-type="float"/>
          <table:table-cell table:formula="of:=MIN([.$I59])" office:value-type="float"/>
          <table:table-cell table:formula="of:=MIN([.$J59])" office:value-type="float"/>
          <table:table-cell table:formula="of:=MIN([.$K59])" office:value-type="float"/>
          <table:table-cell table:formula="of:=MIN([.$L59])" office:value-type="float"/>
          <table:table-cell table:formula="of:=MIN([.$M59])" office:value-type="float"/>
          <table:table-cell table:formula="of:=MIN([.$N59])" office:value-type="float"/>
          <table:table-cell table:formula="of:=MEDIAN([.$B59])" office:value-type="float"/>
          <table:table-cell table:formula="of:=MEDIAN([.$C59])" office:value-type="float"/>
          <table:table-cell table:formula="of:=MEDIAN([.$D59])" office:value-type="float"/>
          <table:table-cell table:formula="of:=MEDIAN([.$E59])" office:value-type="float"/>
          <table:table-cell table:formula="of:=MEDIAN([.$F59])" office:value-type="float"/>
          <table:table-cell table:formula="of:=MEDIAN([.$G59])" office:value-type="float"/>
          <table:table-cell table:formula="of:=MEDIAN([.$H59])" office:value-type="float"/>
          <table:table-cell table:formula="of:=MEDIAN([.$I59])" office:value-type="float"/>
          <table:table-cell table:formula="of:=MEDIAN([.$J59])" office:value-type="float"/>
          <table:table-cell table:formula="of:=MEDIAN([.$K59])" office:value-type="float"/>
          <table:table-cell table:formula="of:=MEDIAN([.$L59])" office:value-type="float"/>
          <table:table-cell table:formula="of:=MEDIAN([.$M59])" office:value-type="float"/>
          <table:table-cell table:formula="of:=MEDIAN([.$N59])" office:value-type="float"/>
          <table:table-cell table:formula="of:=MAX([.$B59])" office:value-type="float"/>
          <table:table-cell table:formula="of:=MAX([.$C59])" office:value-type="float"/>
          <table:table-cell table:formula="of:=MAX([.$D59])" office:value-type="float"/>
          <table:table-cell table:formula="of:=MAX([.$E59])" office:value-type="float"/>
          <table:table-cell table:formula="of:=MAX([.$F59])" office:value-type="float"/>
          <table:table-cell table:formula="of:=MAX([.$G59])" office:value-type="float"/>
          <table:table-cell table:formula="of:=MAX([.$H59])" office:value-type="float"/>
          <table:table-cell table:formula="of:=MAX([.$I59])" office:value-type="float"/>
          <table:table-cell table:formula="of:=MAX([.$J59])" office:value-type="float"/>
          <table:table-cell table:formula="of:=MAX([.$K59])" office:value-type="float"/>
          <table:table-cell table:formula="of:=MAX([.$L59])" office:value-type="float"/>
          <table:table-cell table:formula="of:=MAX([.$M59])" office:value-type="float"/>
          <table:table-cell table:formula="of:=MAX([.$N59])" office:value-type="float"/>
        </table:table-row>
        <table:table-row table:style-name="ro1">
          <table:table-cell office:value-type="string">
            <text:p>c1355/c1355.lp.7.2</text:p>
          </table:table-cell>
          <table:table-cell office:value-type="float" office:value="0.070344"/>
          <table:table-cell office:value-type="float" office:value="0.06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5.0"/>
          <table:table-cell office:value-type="float" office:value="62311.0"/>
          <table:table-cell office:value-type="float" office:value="62311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0])" office:value-type="float"/>
          <table:table-cell table:formula="of:=MIN([.$C60])" office:value-type="float"/>
          <table:table-cell table:formula="of:=MIN([.$D60])" office:value-type="float"/>
          <table:table-cell table:formula="of:=MIN([.$E60])" office:value-type="float"/>
          <table:table-cell table:formula="of:=MIN([.$F60])" office:value-type="float"/>
          <table:table-cell table:formula="of:=MIN([.$G60])" office:value-type="float"/>
          <table:table-cell table:formula="of:=MIN([.$H60])" office:value-type="float"/>
          <table:table-cell table:formula="of:=MIN([.$I60])" office:value-type="float"/>
          <table:table-cell table:formula="of:=MIN([.$J60])" office:value-type="float"/>
          <table:table-cell table:formula="of:=MIN([.$K60])" office:value-type="float"/>
          <table:table-cell table:formula="of:=MIN([.$L60])" office:value-type="float"/>
          <table:table-cell table:formula="of:=MIN([.$M60])" office:value-type="float"/>
          <table:table-cell table:formula="of:=MIN([.$N60])" office:value-type="float"/>
          <table:table-cell table:formula="of:=MEDIAN([.$B60])" office:value-type="float"/>
          <table:table-cell table:formula="of:=MEDIAN([.$C60])" office:value-type="float"/>
          <table:table-cell table:formula="of:=MEDIAN([.$D60])" office:value-type="float"/>
          <table:table-cell table:formula="of:=MEDIAN([.$E60])" office:value-type="float"/>
          <table:table-cell table:formula="of:=MEDIAN([.$F60])" office:value-type="float"/>
          <table:table-cell table:formula="of:=MEDIAN([.$G60])" office:value-type="float"/>
          <table:table-cell table:formula="of:=MEDIAN([.$H60])" office:value-type="float"/>
          <table:table-cell table:formula="of:=MEDIAN([.$I60])" office:value-type="float"/>
          <table:table-cell table:formula="of:=MEDIAN([.$J60])" office:value-type="float"/>
          <table:table-cell table:formula="of:=MEDIAN([.$K60])" office:value-type="float"/>
          <table:table-cell table:formula="of:=MEDIAN([.$L60])" office:value-type="float"/>
          <table:table-cell table:formula="of:=MEDIAN([.$M60])" office:value-type="float"/>
          <table:table-cell table:formula="of:=MEDIAN([.$N60])" office:value-type="float"/>
          <table:table-cell table:formula="of:=MAX([.$B60])" office:value-type="float"/>
          <table:table-cell table:formula="of:=MAX([.$C60])" office:value-type="float"/>
          <table:table-cell table:formula="of:=MAX([.$D60])" office:value-type="float"/>
          <table:table-cell table:formula="of:=MAX([.$E60])" office:value-type="float"/>
          <table:table-cell table:formula="of:=MAX([.$F60])" office:value-type="float"/>
          <table:table-cell table:formula="of:=MAX([.$G60])" office:value-type="float"/>
          <table:table-cell table:formula="of:=MAX([.$H60])" office:value-type="float"/>
          <table:table-cell table:formula="of:=MAX([.$I60])" office:value-type="float"/>
          <table:table-cell table:formula="of:=MAX([.$J60])" office:value-type="float"/>
          <table:table-cell table:formula="of:=MAX([.$K60])" office:value-type="float"/>
          <table:table-cell table:formula="of:=MAX([.$L60])" office:value-type="float"/>
          <table:table-cell table:formula="of:=MAX([.$M60])" office:value-type="float"/>
          <table:table-cell table:formula="of:=MAX([.$N60])" office:value-type="float"/>
        </table:table-row>
        <table:table-row table:style-name="ro1">
          <table:table-cell office:value-type="string">
            <text:p>c1355/c1355.lp.7.3</text:p>
          </table:table-cell>
          <table:table-cell office:value-type="float" office:value="0.070918"/>
          <table:table-cell office:value-type="float" office:value="0.063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6.0"/>
          <table:table-cell office:value-type="float" office:value="45391.0"/>
          <table:table-cell office:value-type="float" office:value="45391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1])" office:value-type="float"/>
          <table:table-cell table:formula="of:=MIN([.$C61])" office:value-type="float"/>
          <table:table-cell table:formula="of:=MIN([.$D61])" office:value-type="float"/>
          <table:table-cell table:formula="of:=MIN([.$E61])" office:value-type="float"/>
          <table:table-cell table:formula="of:=MIN([.$F61])" office:value-type="float"/>
          <table:table-cell table:formula="of:=MIN([.$G61])" office:value-type="float"/>
          <table:table-cell table:formula="of:=MIN([.$H61])" office:value-type="float"/>
          <table:table-cell table:formula="of:=MIN([.$I61])" office:value-type="float"/>
          <table:table-cell table:formula="of:=MIN([.$J61])" office:value-type="float"/>
          <table:table-cell table:formula="of:=MIN([.$K61])" office:value-type="float"/>
          <table:table-cell table:formula="of:=MIN([.$L61])" office:value-type="float"/>
          <table:table-cell table:formula="of:=MIN([.$M61])" office:value-type="float"/>
          <table:table-cell table:formula="of:=MIN([.$N61])" office:value-type="float"/>
          <table:table-cell table:formula="of:=MEDIAN([.$B61])" office:value-type="float"/>
          <table:table-cell table:formula="of:=MEDIAN([.$C61])" office:value-type="float"/>
          <table:table-cell table:formula="of:=MEDIAN([.$D61])" office:value-type="float"/>
          <table:table-cell table:formula="of:=MEDIAN([.$E61])" office:value-type="float"/>
          <table:table-cell table:formula="of:=MEDIAN([.$F61])" office:value-type="float"/>
          <table:table-cell table:formula="of:=MEDIAN([.$G61])" office:value-type="float"/>
          <table:table-cell table:formula="of:=MEDIAN([.$H61])" office:value-type="float"/>
          <table:table-cell table:formula="of:=MEDIAN([.$I61])" office:value-type="float"/>
          <table:table-cell table:formula="of:=MEDIAN([.$J61])" office:value-type="float"/>
          <table:table-cell table:formula="of:=MEDIAN([.$K61])" office:value-type="float"/>
          <table:table-cell table:formula="of:=MEDIAN([.$L61])" office:value-type="float"/>
          <table:table-cell table:formula="of:=MEDIAN([.$M61])" office:value-type="float"/>
          <table:table-cell table:formula="of:=MEDIAN([.$N61])" office:value-type="float"/>
          <table:table-cell table:formula="of:=MAX([.$B61])" office:value-type="float"/>
          <table:table-cell table:formula="of:=MAX([.$C61])" office:value-type="float"/>
          <table:table-cell table:formula="of:=MAX([.$D61])" office:value-type="float"/>
          <table:table-cell table:formula="of:=MAX([.$E61])" office:value-type="float"/>
          <table:table-cell table:formula="of:=MAX([.$F61])" office:value-type="float"/>
          <table:table-cell table:formula="of:=MAX([.$G61])" office:value-type="float"/>
          <table:table-cell table:formula="of:=MAX([.$H61])" office:value-type="float"/>
          <table:table-cell table:formula="of:=MAX([.$I61])" office:value-type="float"/>
          <table:table-cell table:formula="of:=MAX([.$J61])" office:value-type="float"/>
          <table:table-cell table:formula="of:=MAX([.$K61])" office:value-type="float"/>
          <table:table-cell table:formula="of:=MAX([.$L61])" office:value-type="float"/>
          <table:table-cell table:formula="of:=MAX([.$M61])" office:value-type="float"/>
          <table:table-cell table:formula="of:=MAX([.$N61])" office:value-type="float"/>
        </table:table-row>
        <table:table-row table:style-name="ro1">
          <table:table-cell office:value-type="string">
            <text:p>c1355/c1355.lp.7.4</text:p>
          </table:table-cell>
          <table:table-cell office:value-type="float" office:value="0.06276"/>
          <table:table-cell office:value-type="float" office:value="0.05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03.0"/>
          <table:table-cell office:value-type="float" office:value="51122.0"/>
          <table:table-cell office:value-type="float" office:value="51122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2])" office:value-type="float"/>
          <table:table-cell table:formula="of:=MIN([.$C62])" office:value-type="float"/>
          <table:table-cell table:formula="of:=MIN([.$D62])" office:value-type="float"/>
          <table:table-cell table:formula="of:=MIN([.$E62])" office:value-type="float"/>
          <table:table-cell table:formula="of:=MIN([.$F62])" office:value-type="float"/>
          <table:table-cell table:formula="of:=MIN([.$G62])" office:value-type="float"/>
          <table:table-cell table:formula="of:=MIN([.$H62])" office:value-type="float"/>
          <table:table-cell table:formula="of:=MIN([.$I62])" office:value-type="float"/>
          <table:table-cell table:formula="of:=MIN([.$J62])" office:value-type="float"/>
          <table:table-cell table:formula="of:=MIN([.$K62])" office:value-type="float"/>
          <table:table-cell table:formula="of:=MIN([.$L62])" office:value-type="float"/>
          <table:table-cell table:formula="of:=MIN([.$M62])" office:value-type="float"/>
          <table:table-cell table:formula="of:=MIN([.$N62])" office:value-type="float"/>
          <table:table-cell table:formula="of:=MEDIAN([.$B62])" office:value-type="float"/>
          <table:table-cell table:formula="of:=MEDIAN([.$C62])" office:value-type="float"/>
          <table:table-cell table:formula="of:=MEDIAN([.$D62])" office:value-type="float"/>
          <table:table-cell table:formula="of:=MEDIAN([.$E62])" office:value-type="float"/>
          <table:table-cell table:formula="of:=MEDIAN([.$F62])" office:value-type="float"/>
          <table:table-cell table:formula="of:=MEDIAN([.$G62])" office:value-type="float"/>
          <table:table-cell table:formula="of:=MEDIAN([.$H62])" office:value-type="float"/>
          <table:table-cell table:formula="of:=MEDIAN([.$I62])" office:value-type="float"/>
          <table:table-cell table:formula="of:=MEDIAN([.$J62])" office:value-type="float"/>
          <table:table-cell table:formula="of:=MEDIAN([.$K62])" office:value-type="float"/>
          <table:table-cell table:formula="of:=MEDIAN([.$L62])" office:value-type="float"/>
          <table:table-cell table:formula="of:=MEDIAN([.$M62])" office:value-type="float"/>
          <table:table-cell table:formula="of:=MEDIAN([.$N62])" office:value-type="float"/>
          <table:table-cell table:formula="of:=MAX([.$B62])" office:value-type="float"/>
          <table:table-cell table:formula="of:=MAX([.$C62])" office:value-type="float"/>
          <table:table-cell table:formula="of:=MAX([.$D62])" office:value-type="float"/>
          <table:table-cell table:formula="of:=MAX([.$E62])" office:value-type="float"/>
          <table:table-cell table:formula="of:=MAX([.$F62])" office:value-type="float"/>
          <table:table-cell table:formula="of:=MAX([.$G62])" office:value-type="float"/>
          <table:table-cell table:formula="of:=MAX([.$H62])" office:value-type="float"/>
          <table:table-cell table:formula="of:=MAX([.$I62])" office:value-type="float"/>
          <table:table-cell table:formula="of:=MAX([.$J62])" office:value-type="float"/>
          <table:table-cell table:formula="of:=MAX([.$K62])" office:value-type="float"/>
          <table:table-cell table:formula="of:=MAX([.$L62])" office:value-type="float"/>
          <table:table-cell table:formula="of:=MAX([.$M62])" office:value-type="float"/>
          <table:table-cell table:formula="of:=MAX([.$N62])" office:value-type="float"/>
        </table:table-row>
        <table:table-row table:style-name="ro1">
          <table:table-cell office:value-type="string">
            <text:p>c1355/c1355.lp.7.5</text:p>
          </table:table-cell>
          <table:table-cell office:value-type="float" office:value="0.059204"/>
          <table:table-cell office:value-type="float" office:value="0.053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52.0"/>
          <table:table-cell office:value-type="float" office:value="46167.0"/>
          <table:table-cell office:value-type="float" office:value="46167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3])" office:value-type="float"/>
          <table:table-cell table:formula="of:=MIN([.$C63])" office:value-type="float"/>
          <table:table-cell table:formula="of:=MIN([.$D63])" office:value-type="float"/>
          <table:table-cell table:formula="of:=MIN([.$E63])" office:value-type="float"/>
          <table:table-cell table:formula="of:=MIN([.$F63])" office:value-type="float"/>
          <table:table-cell table:formula="of:=MIN([.$G63])" office:value-type="float"/>
          <table:table-cell table:formula="of:=MIN([.$H63])" office:value-type="float"/>
          <table:table-cell table:formula="of:=MIN([.$I63])" office:value-type="float"/>
          <table:table-cell table:formula="of:=MIN([.$J63])" office:value-type="float"/>
          <table:table-cell table:formula="of:=MIN([.$K63])" office:value-type="float"/>
          <table:table-cell table:formula="of:=MIN([.$L63])" office:value-type="float"/>
          <table:table-cell table:formula="of:=MIN([.$M63])" office:value-type="float"/>
          <table:table-cell table:formula="of:=MIN([.$N63])" office:value-type="float"/>
          <table:table-cell table:formula="of:=MEDIAN([.$B63])" office:value-type="float"/>
          <table:table-cell table:formula="of:=MEDIAN([.$C63])" office:value-type="float"/>
          <table:table-cell table:formula="of:=MEDIAN([.$D63])" office:value-type="float"/>
          <table:table-cell table:formula="of:=MEDIAN([.$E63])" office:value-type="float"/>
          <table:table-cell table:formula="of:=MEDIAN([.$F63])" office:value-type="float"/>
          <table:table-cell table:formula="of:=MEDIAN([.$G63])" office:value-type="float"/>
          <table:table-cell table:formula="of:=MEDIAN([.$H63])" office:value-type="float"/>
          <table:table-cell table:formula="of:=MEDIAN([.$I63])" office:value-type="float"/>
          <table:table-cell table:formula="of:=MEDIAN([.$J63])" office:value-type="float"/>
          <table:table-cell table:formula="of:=MEDIAN([.$K63])" office:value-type="float"/>
          <table:table-cell table:formula="of:=MEDIAN([.$L63])" office:value-type="float"/>
          <table:table-cell table:formula="of:=MEDIAN([.$M63])" office:value-type="float"/>
          <table:table-cell table:formula="of:=MEDIAN([.$N63])" office:value-type="float"/>
          <table:table-cell table:formula="of:=MAX([.$B63])" office:value-type="float"/>
          <table:table-cell table:formula="of:=MAX([.$C63])" office:value-type="float"/>
          <table:table-cell table:formula="of:=MAX([.$D63])" office:value-type="float"/>
          <table:table-cell table:formula="of:=MAX([.$E63])" office:value-type="float"/>
          <table:table-cell table:formula="of:=MAX([.$F63])" office:value-type="float"/>
          <table:table-cell table:formula="of:=MAX([.$G63])" office:value-type="float"/>
          <table:table-cell table:formula="of:=MAX([.$H63])" office:value-type="float"/>
          <table:table-cell table:formula="of:=MAX([.$I63])" office:value-type="float"/>
          <table:table-cell table:formula="of:=MAX([.$J63])" office:value-type="float"/>
          <table:table-cell table:formula="of:=MAX([.$K63])" office:value-type="float"/>
          <table:table-cell table:formula="of:=MAX([.$L63])" office:value-type="float"/>
          <table:table-cell table:formula="of:=MAX([.$M63])" office:value-type="float"/>
          <table:table-cell table:formula="of:=MAX([.$N63])" office:value-type="float"/>
        </table:table-row>
        <table:table-row table:style-name="ro1">
          <table:table-cell office:value-type="string">
            <text:p>c1355/c1355.lp.7.6</text:p>
          </table:table-cell>
          <table:table-cell office:value-type="float" office:value="0.066311"/>
          <table:table-cell office:value-type="float" office:value="0.059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49541.0"/>
          <table:table-cell office:value-type="float" office:value="49541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4])" office:value-type="float"/>
          <table:table-cell table:formula="of:=MIN([.$C64])" office:value-type="float"/>
          <table:table-cell table:formula="of:=MIN([.$D64])" office:value-type="float"/>
          <table:table-cell table:formula="of:=MIN([.$E64])" office:value-type="float"/>
          <table:table-cell table:formula="of:=MIN([.$F64])" office:value-type="float"/>
          <table:table-cell table:formula="of:=MIN([.$G64])" office:value-type="float"/>
          <table:table-cell table:formula="of:=MIN([.$H64])" office:value-type="float"/>
          <table:table-cell table:formula="of:=MIN([.$I64])" office:value-type="float"/>
          <table:table-cell table:formula="of:=MIN([.$J64])" office:value-type="float"/>
          <table:table-cell table:formula="of:=MIN([.$K64])" office:value-type="float"/>
          <table:table-cell table:formula="of:=MIN([.$L64])" office:value-type="float"/>
          <table:table-cell table:formula="of:=MIN([.$M64])" office:value-type="float"/>
          <table:table-cell table:formula="of:=MIN([.$N64])" office:value-type="float"/>
          <table:table-cell table:formula="of:=MEDIAN([.$B64])" office:value-type="float"/>
          <table:table-cell table:formula="of:=MEDIAN([.$C64])" office:value-type="float"/>
          <table:table-cell table:formula="of:=MEDIAN([.$D64])" office:value-type="float"/>
          <table:table-cell table:formula="of:=MEDIAN([.$E64])" office:value-type="float"/>
          <table:table-cell table:formula="of:=MEDIAN([.$F64])" office:value-type="float"/>
          <table:table-cell table:formula="of:=MEDIAN([.$G64])" office:value-type="float"/>
          <table:table-cell table:formula="of:=MEDIAN([.$H64])" office:value-type="float"/>
          <table:table-cell table:formula="of:=MEDIAN([.$I64])" office:value-type="float"/>
          <table:table-cell table:formula="of:=MEDIAN([.$J64])" office:value-type="float"/>
          <table:table-cell table:formula="of:=MEDIAN([.$K64])" office:value-type="float"/>
          <table:table-cell table:formula="of:=MEDIAN([.$L64])" office:value-type="float"/>
          <table:table-cell table:formula="of:=MEDIAN([.$M64])" office:value-type="float"/>
          <table:table-cell table:formula="of:=MEDIAN([.$N64])" office:value-type="float"/>
          <table:table-cell table:formula="of:=MAX([.$B64])" office:value-type="float"/>
          <table:table-cell table:formula="of:=MAX([.$C64])" office:value-type="float"/>
          <table:table-cell table:formula="of:=MAX([.$D64])" office:value-type="float"/>
          <table:table-cell table:formula="of:=MAX([.$E64])" office:value-type="float"/>
          <table:table-cell table:formula="of:=MAX([.$F64])" office:value-type="float"/>
          <table:table-cell table:formula="of:=MAX([.$G64])" office:value-type="float"/>
          <table:table-cell table:formula="of:=MAX([.$H64])" office:value-type="float"/>
          <table:table-cell table:formula="of:=MAX([.$I64])" office:value-type="float"/>
          <table:table-cell table:formula="of:=MAX([.$J64])" office:value-type="float"/>
          <table:table-cell table:formula="of:=MAX([.$K64])" office:value-type="float"/>
          <table:table-cell table:formula="of:=MAX([.$L64])" office:value-type="float"/>
          <table:table-cell table:formula="of:=MAX([.$M64])" office:value-type="float"/>
          <table:table-cell table:formula="of:=MAX([.$N64])" office:value-type="float"/>
        </table:table-row>
        <table:table-row table:style-name="ro1">
          <table:table-cell office:value-type="string">
            <text:p>c1355/c1355.lp.7.7</text:p>
          </table:table-cell>
          <table:table-cell office:value-type="float" office:value="0.08321"/>
          <table:table-cell office:value-type="float" office:value="0.07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71.0"/>
          <table:table-cell office:value-type="float" office:value="48751.0"/>
          <table:table-cell office:value-type="float" office:value="48751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5])" office:value-type="float"/>
          <table:table-cell table:formula="of:=MIN([.$C65])" office:value-type="float"/>
          <table:table-cell table:formula="of:=MIN([.$D65])" office:value-type="float"/>
          <table:table-cell table:formula="of:=MIN([.$E65])" office:value-type="float"/>
          <table:table-cell table:formula="of:=MIN([.$F65])" office:value-type="float"/>
          <table:table-cell table:formula="of:=MIN([.$G65])" office:value-type="float"/>
          <table:table-cell table:formula="of:=MIN([.$H65])" office:value-type="float"/>
          <table:table-cell table:formula="of:=MIN([.$I65])" office:value-type="float"/>
          <table:table-cell table:formula="of:=MIN([.$J65])" office:value-type="float"/>
          <table:table-cell table:formula="of:=MIN([.$K65])" office:value-type="float"/>
          <table:table-cell table:formula="of:=MIN([.$L65])" office:value-type="float"/>
          <table:table-cell table:formula="of:=MIN([.$M65])" office:value-type="float"/>
          <table:table-cell table:formula="of:=MIN([.$N65])" office:value-type="float"/>
          <table:table-cell table:formula="of:=MEDIAN([.$B65])" office:value-type="float"/>
          <table:table-cell table:formula="of:=MEDIAN([.$C65])" office:value-type="float"/>
          <table:table-cell table:formula="of:=MEDIAN([.$D65])" office:value-type="float"/>
          <table:table-cell table:formula="of:=MEDIAN([.$E65])" office:value-type="float"/>
          <table:table-cell table:formula="of:=MEDIAN([.$F65])" office:value-type="float"/>
          <table:table-cell table:formula="of:=MEDIAN([.$G65])" office:value-type="float"/>
          <table:table-cell table:formula="of:=MEDIAN([.$H65])" office:value-type="float"/>
          <table:table-cell table:formula="of:=MEDIAN([.$I65])" office:value-type="float"/>
          <table:table-cell table:formula="of:=MEDIAN([.$J65])" office:value-type="float"/>
          <table:table-cell table:formula="of:=MEDIAN([.$K65])" office:value-type="float"/>
          <table:table-cell table:formula="of:=MEDIAN([.$L65])" office:value-type="float"/>
          <table:table-cell table:formula="of:=MEDIAN([.$M65])" office:value-type="float"/>
          <table:table-cell table:formula="of:=MEDIAN([.$N65])" office:value-type="float"/>
          <table:table-cell table:formula="of:=MAX([.$B65])" office:value-type="float"/>
          <table:table-cell table:formula="of:=MAX([.$C65])" office:value-type="float"/>
          <table:table-cell table:formula="of:=MAX([.$D65])" office:value-type="float"/>
          <table:table-cell table:formula="of:=MAX([.$E65])" office:value-type="float"/>
          <table:table-cell table:formula="of:=MAX([.$F65])" office:value-type="float"/>
          <table:table-cell table:formula="of:=MAX([.$G65])" office:value-type="float"/>
          <table:table-cell table:formula="of:=MAX([.$H65])" office:value-type="float"/>
          <table:table-cell table:formula="of:=MAX([.$I65])" office:value-type="float"/>
          <table:table-cell table:formula="of:=MAX([.$J65])" office:value-type="float"/>
          <table:table-cell table:formula="of:=MAX([.$K65])" office:value-type="float"/>
          <table:table-cell table:formula="of:=MAX([.$L65])" office:value-type="float"/>
          <table:table-cell table:formula="of:=MAX([.$M65])" office:value-type="float"/>
          <table:table-cell table:formula="of:=MAX([.$N65])" office:value-type="float"/>
        </table:table-row>
        <table:table-row table:style-name="ro1">
          <table:table-cell office:value-type="string">
            <text:p>c1355/c1355.lp.7.8</text:p>
          </table:table-cell>
          <table:table-cell office:value-type="float" office:value="0.058199"/>
          <table:table-cell office:value-type="float" office:value="0.05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3.0"/>
          <table:table-cell office:value-type="float" office:value="53038.0"/>
          <table:table-cell office:value-type="float" office:value="53038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IN([.$D66])" office:value-type="float"/>
          <table:table-cell table:formula="of:=MIN([.$E66])" office:value-type="float"/>
          <table:table-cell table:formula="of:=MIN([.$F66])" office:value-type="float"/>
          <table:table-cell table:formula="of:=MIN([.$G66])" office:value-type="float"/>
          <table:table-cell table:formula="of:=MIN([.$H66])" office:value-type="float"/>
          <table:table-cell table:formula="of:=MIN([.$I66])" office:value-type="float"/>
          <table:table-cell table:formula="of:=MIN([.$J66])" office:value-type="float"/>
          <table:table-cell table:formula="of:=MIN([.$K66])" office:value-type="float"/>
          <table:table-cell table:formula="of:=MIN([.$L66])" office:value-type="float"/>
          <table:table-cell table:formula="of:=MIN([.$M66])" office:value-type="float"/>
          <table:table-cell table:formula="of:=MIN([.$N66])" office:value-type="float"/>
          <table:table-cell table:formula="of:=MEDIAN([.$B66])" office:value-type="float"/>
          <table:table-cell table:formula="of:=MEDIAN([.$C66])" office:value-type="float"/>
          <table:table-cell table:formula="of:=MEDIAN([.$D66])" office:value-type="float"/>
          <table:table-cell table:formula="of:=MEDIAN([.$E66])" office:value-type="float"/>
          <table:table-cell table:formula="of:=MEDIAN([.$F66])" office:value-type="float"/>
          <table:table-cell table:formula="of:=MEDIAN([.$G66])" office:value-type="float"/>
          <table:table-cell table:formula="of:=MEDIAN([.$H66])" office:value-type="float"/>
          <table:table-cell table:formula="of:=MEDIAN([.$I66])" office:value-type="float"/>
          <table:table-cell table:formula="of:=MEDIAN([.$J66])" office:value-type="float"/>
          <table:table-cell table:formula="of:=MEDIAN([.$K66])" office:value-type="float"/>
          <table:table-cell table:formula="of:=MEDIAN([.$L66])" office:value-type="float"/>
          <table:table-cell table:formula="of:=MEDIAN([.$M66])" office:value-type="float"/>
          <table:table-cell table:formula="of:=MEDIAN([.$N66])" office:value-type="float"/>
          <table:table-cell table:formula="of:=MAX([.$B66])" office:value-type="float"/>
          <table:table-cell table:formula="of:=MAX([.$C66])" office:value-type="float"/>
          <table:table-cell table:formula="of:=MAX([.$D66])" office:value-type="float"/>
          <table:table-cell table:formula="of:=MAX([.$E66])" office:value-type="float"/>
          <table:table-cell table:formula="of:=MAX([.$F66])" office:value-type="float"/>
          <table:table-cell table:formula="of:=MAX([.$G66])" office:value-type="float"/>
          <table:table-cell table:formula="of:=MAX([.$H66])" office:value-type="float"/>
          <table:table-cell table:formula="of:=MAX([.$I66])" office:value-type="float"/>
          <table:table-cell table:formula="of:=MAX([.$J66])" office:value-type="float"/>
          <table:table-cell table:formula="of:=MAX([.$K66])" office:value-type="float"/>
          <table:table-cell table:formula="of:=MAX([.$L66])" office:value-type="float"/>
          <table:table-cell table:formula="of:=MAX([.$M66])" office:value-type="float"/>
          <table:table-cell table:formula="of:=MAX([.$N66])" office:value-type="float"/>
        </table:table-row>
        <table:table-row table:style-name="ro1">
          <table:table-cell office:value-type="string">
            <text:p>c1355/c1355.lp.8.1</text:p>
          </table:table-cell>
          <table:table-cell office:value-type="float" office:value="0.061761"/>
          <table:table-cell office:value-type="float" office:value="0.05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25.0"/>
          <table:table-cell office:value-type="float" office:value="40930.0"/>
          <table:table-cell office:value-type="float" office:value="40930.0"/>
          <table:table-cell office:value-type="float" office:value="245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IN([.$D67])" office:value-type="float"/>
          <table:table-cell table:formula="of:=MIN([.$E67])" office:value-type="float"/>
          <table:table-cell table:formula="of:=MIN([.$F67])" office:value-type="float"/>
          <table:table-cell table:formula="of:=MIN([.$G67])" office:value-type="float"/>
          <table:table-cell table:formula="of:=MIN([.$H67])" office:value-type="float"/>
          <table:table-cell table:formula="of:=MIN([.$I67])" office:value-type="float"/>
          <table:table-cell table:formula="of:=MIN([.$J67])" office:value-type="float"/>
          <table:table-cell table:formula="of:=MIN([.$K67])" office:value-type="float"/>
          <table:table-cell table:formula="of:=MIN([.$L67])" office:value-type="float"/>
          <table:table-cell table:formula="of:=MIN([.$M67])" office:value-type="float"/>
          <table:table-cell table:formula="of:=MIN([.$N67])" office:value-type="float"/>
          <table:table-cell table:formula="of:=MEDIAN([.$B67])" office:value-type="float"/>
          <table:table-cell table:formula="of:=MEDIAN([.$C67])" office:value-type="float"/>
          <table:table-cell table:formula="of:=MEDIAN([.$D67])" office:value-type="float"/>
          <table:table-cell table:formula="of:=MEDIAN([.$E67])" office:value-type="float"/>
          <table:table-cell table:formula="of:=MEDIAN([.$F67])" office:value-type="float"/>
          <table:table-cell table:formula="of:=MEDIAN([.$G67])" office:value-type="float"/>
          <table:table-cell table:formula="of:=MEDIAN([.$H67])" office:value-type="float"/>
          <table:table-cell table:formula="of:=MEDIAN([.$I67])" office:value-type="float"/>
          <table:table-cell table:formula="of:=MEDIAN([.$J67])" office:value-type="float"/>
          <table:table-cell table:formula="of:=MEDIAN([.$K67])" office:value-type="float"/>
          <table:table-cell table:formula="of:=MEDIAN([.$L67])" office:value-type="float"/>
          <table:table-cell table:formula="of:=MEDIAN([.$M67])" office:value-type="float"/>
          <table:table-cell table:formula="of:=MEDIAN([.$N67])" office:value-type="float"/>
          <table:table-cell table:formula="of:=MAX([.$B67])" office:value-type="float"/>
          <table:table-cell table:formula="of:=MAX([.$C67])" office:value-type="float"/>
          <table:table-cell table:formula="of:=MAX([.$D67])" office:value-type="float"/>
          <table:table-cell table:formula="of:=MAX([.$E67])" office:value-type="float"/>
          <table:table-cell table:formula="of:=MAX([.$F67])" office:value-type="float"/>
          <table:table-cell table:formula="of:=MAX([.$G67])" office:value-type="float"/>
          <table:table-cell table:formula="of:=MAX([.$H67])" office:value-type="float"/>
          <table:table-cell table:formula="of:=MAX([.$I67])" office:value-type="float"/>
          <table:table-cell table:formula="of:=MAX([.$J67])" office:value-type="float"/>
          <table:table-cell table:formula="of:=MAX([.$K67])" office:value-type="float"/>
          <table:table-cell table:formula="of:=MAX([.$L67])" office:value-type="float"/>
          <table:table-cell table:formula="of:=MAX([.$M67])" office:value-type="float"/>
          <table:table-cell table:formula="of:=MAX([.$N67])" office:value-type="float"/>
        </table:table-row>
        <table:table-row table:style-name="ro1">
          <table:table-cell office:value-type="string">
            <text:p>c1355/c1355.lp.8.2</text:p>
          </table:table-cell>
          <table:table-cell office:value-type="float" office:value="0.073595"/>
          <table:table-cell office:value-type="float" office:value="0.06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26.0"/>
          <table:table-cell office:value-type="float" office:value="46883.0"/>
          <table:table-cell office:value-type="float" office:value="46883.0"/>
          <table:table-cell office:value-type="float" office:value="245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IN([.$D68])" office:value-type="float"/>
          <table:table-cell table:formula="of:=MIN([.$E68])" office:value-type="float"/>
          <table:table-cell table:formula="of:=MIN([.$F68])" office:value-type="float"/>
          <table:table-cell table:formula="of:=MIN([.$G68])" office:value-type="float"/>
          <table:table-cell table:formula="of:=MIN([.$H68])" office:value-type="float"/>
          <table:table-cell table:formula="of:=MIN([.$I68])" office:value-type="float"/>
          <table:table-cell table:formula="of:=MIN([.$J68])" office:value-type="float"/>
          <table:table-cell table:formula="of:=MIN([.$K68])" office:value-type="float"/>
          <table:table-cell table:formula="of:=MIN([.$L68])" office:value-type="float"/>
          <table:table-cell table:formula="of:=MIN([.$M68])" office:value-type="float"/>
          <table:table-cell table:formula="of:=MIN([.$N68])" office:value-type="float"/>
          <table:table-cell table:formula="of:=MEDIAN([.$B68])" office:value-type="float"/>
          <table:table-cell table:formula="of:=MEDIAN([.$C68])" office:value-type="float"/>
          <table:table-cell table:formula="of:=MEDIAN([.$D68])" office:value-type="float"/>
          <table:table-cell table:formula="of:=MEDIAN([.$E68])" office:value-type="float"/>
          <table:table-cell table:formula="of:=MEDIAN([.$F68])" office:value-type="float"/>
          <table:table-cell table:formula="of:=MEDIAN([.$G68])" office:value-type="float"/>
          <table:table-cell table:formula="of:=MEDIAN([.$H68])" office:value-type="float"/>
          <table:table-cell table:formula="of:=MEDIAN([.$I68])" office:value-type="float"/>
          <table:table-cell table:formula="of:=MEDIAN([.$J68])" office:value-type="float"/>
          <table:table-cell table:formula="of:=MEDIAN([.$K68])" office:value-type="float"/>
          <table:table-cell table:formula="of:=MEDIAN([.$L68])" office:value-type="float"/>
          <table:table-cell table:formula="of:=MEDIAN([.$M68])" office:value-type="float"/>
          <table:table-cell table:formula="of:=MEDIAN([.$N68])" office:value-type="float"/>
          <table:table-cell table:formula="of:=MAX([.$B68])" office:value-type="float"/>
          <table:table-cell table:formula="of:=MAX([.$C68])" office:value-type="float"/>
          <table:table-cell table:formula="of:=MAX([.$D68])" office:value-type="float"/>
          <table:table-cell table:formula="of:=MAX([.$E68])" office:value-type="float"/>
          <table:table-cell table:formula="of:=MAX([.$F68])" office:value-type="float"/>
          <table:table-cell table:formula="of:=MAX([.$G68])" office:value-type="float"/>
          <table:table-cell table:formula="of:=MAX([.$H68])" office:value-type="float"/>
          <table:table-cell table:formula="of:=MAX([.$I68])" office:value-type="float"/>
          <table:table-cell table:formula="of:=MAX([.$J68])" office:value-type="float"/>
          <table:table-cell table:formula="of:=MAX([.$K68])" office:value-type="float"/>
          <table:table-cell table:formula="of:=MAX([.$L68])" office:value-type="float"/>
          <table:table-cell table:formula="of:=MAX([.$M68])" office:value-type="float"/>
          <table:table-cell table:formula="of:=MAX([.$N68])" office:value-type="float"/>
        </table:table-row>
        <table:table-row table:style-name="ro1">
          <table:table-cell office:value-type="string">
            <text:p>c1355/c1355.lp.8.3</text:p>
          </table:table-cell>
          <table:table-cell office:value-type="float" office:value="0.055479"/>
          <table:table-cell office:value-type="float" office:value="0.049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6.0"/>
          <table:table-cell office:value-type="float" office:value="48301.0"/>
          <table:table-cell office:value-type="float" office:value="48301.0"/>
          <table:table-cell office:value-type="float" office:value="2454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69])" office:value-type="float"/>
          <table:table-cell table:formula="of:=MIN([.$C69])" office:value-type="float"/>
          <table:table-cell table:formula="of:=MIN([.$D69])" office:value-type="float"/>
          <table:table-cell table:formula="of:=MIN([.$E69])" office:value-type="float"/>
          <table:table-cell table:formula="of:=MIN([.$F69])" office:value-type="float"/>
          <table:table-cell table:formula="of:=MIN([.$G69])" office:value-type="float"/>
          <table:table-cell table:formula="of:=MIN([.$H69])" office:value-type="float"/>
          <table:table-cell table:formula="of:=MIN([.$I69])" office:value-type="float"/>
          <table:table-cell table:formula="of:=MIN([.$J69])" office:value-type="float"/>
          <table:table-cell table:formula="of:=MIN([.$K69])" office:value-type="float"/>
          <table:table-cell table:formula="of:=MIN([.$L69])" office:value-type="float"/>
          <table:table-cell table:formula="of:=MIN([.$M69])" office:value-type="float"/>
          <table:table-cell table:formula="of:=MIN([.$N69])" office:value-type="float"/>
          <table:table-cell table:formula="of:=MEDIAN([.$B69])" office:value-type="float"/>
          <table:table-cell table:formula="of:=MEDIAN([.$C69])" office:value-type="float"/>
          <table:table-cell table:formula="of:=MEDIAN([.$D69])" office:value-type="float"/>
          <table:table-cell table:formula="of:=MEDIAN([.$E69])" office:value-type="float"/>
          <table:table-cell table:formula="of:=MEDIAN([.$F69])" office:value-type="float"/>
          <table:table-cell table:formula="of:=MEDIAN([.$G69])" office:value-type="float"/>
          <table:table-cell table:formula="of:=MEDIAN([.$H69])" office:value-type="float"/>
          <table:table-cell table:formula="of:=MEDIAN([.$I69])" office:value-type="float"/>
          <table:table-cell table:formula="of:=MEDIAN([.$J69])" office:value-type="float"/>
          <table:table-cell table:formula="of:=MEDIAN([.$K69])" office:value-type="float"/>
          <table:table-cell table:formula="of:=MEDIAN([.$L69])" office:value-type="float"/>
          <table:table-cell table:formula="of:=MEDIAN([.$M69])" office:value-type="float"/>
          <table:table-cell table:formula="of:=MEDIAN([.$N69])" office:value-type="float"/>
          <table:table-cell table:formula="of:=MAX([.$B69])" office:value-type="float"/>
          <table:table-cell table:formula="of:=MAX([.$C69])" office:value-type="float"/>
          <table:table-cell table:formula="of:=MAX([.$D69])" office:value-type="float"/>
          <table:table-cell table:formula="of:=MAX([.$E69])" office:value-type="float"/>
          <table:table-cell table:formula="of:=MAX([.$F69])" office:value-type="float"/>
          <table:table-cell table:formula="of:=MAX([.$G69])" office:value-type="float"/>
          <table:table-cell table:formula="of:=MAX([.$H69])" office:value-type="float"/>
          <table:table-cell table:formula="of:=MAX([.$I69])" office:value-type="float"/>
          <table:table-cell table:formula="of:=MAX([.$J69])" office:value-type="float"/>
          <table:table-cell table:formula="of:=MAX([.$K69])" office:value-type="float"/>
          <table:table-cell table:formula="of:=MAX([.$L69])" office:value-type="float"/>
          <table:table-cell table:formula="of:=MAX([.$M69])" office:value-type="float"/>
          <table:table-cell table:formula="of:=MAX([.$N69])" office:value-type="float"/>
        </table:table-row>
        <table:table-row table:style-name="ro1">
          <table:table-cell office:value-type="string">
            <text:p>c1355/c1355.lp.8.4</text:p>
          </table:table-cell>
          <table:table-cell office:value-type="float" office:value="0.056545"/>
          <table:table-cell office:value-type="float" office:value="0.051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85.0"/>
          <table:table-cell office:value-type="float" office:value="45231.0"/>
          <table:table-cell office:value-type="float" office:value="45231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0])" office:value-type="float"/>
          <table:table-cell table:formula="of:=MIN([.$C70])" office:value-type="float"/>
          <table:table-cell table:formula="of:=MIN([.$D70])" office:value-type="float"/>
          <table:table-cell table:formula="of:=MIN([.$E70])" office:value-type="float"/>
          <table:table-cell table:formula="of:=MIN([.$F70])" office:value-type="float"/>
          <table:table-cell table:formula="of:=MIN([.$G70])" office:value-type="float"/>
          <table:table-cell table:formula="of:=MIN([.$H70])" office:value-type="float"/>
          <table:table-cell table:formula="of:=MIN([.$I70])" office:value-type="float"/>
          <table:table-cell table:formula="of:=MIN([.$J70])" office:value-type="float"/>
          <table:table-cell table:formula="of:=MIN([.$K70])" office:value-type="float"/>
          <table:table-cell table:formula="of:=MIN([.$L70])" office:value-type="float"/>
          <table:table-cell table:formula="of:=MIN([.$M70])" office:value-type="float"/>
          <table:table-cell table:formula="of:=MIN([.$N70])" office:value-type="float"/>
          <table:table-cell table:formula="of:=MEDIAN([.$B70])" office:value-type="float"/>
          <table:table-cell table:formula="of:=MEDIAN([.$C70])" office:value-type="float"/>
          <table:table-cell table:formula="of:=MEDIAN([.$D70])" office:value-type="float"/>
          <table:table-cell table:formula="of:=MEDIAN([.$E70])" office:value-type="float"/>
          <table:table-cell table:formula="of:=MEDIAN([.$F70])" office:value-type="float"/>
          <table:table-cell table:formula="of:=MEDIAN([.$G70])" office:value-type="float"/>
          <table:table-cell table:formula="of:=MEDIAN([.$H70])" office:value-type="float"/>
          <table:table-cell table:formula="of:=MEDIAN([.$I70])" office:value-type="float"/>
          <table:table-cell table:formula="of:=MEDIAN([.$J70])" office:value-type="float"/>
          <table:table-cell table:formula="of:=MEDIAN([.$K70])" office:value-type="float"/>
          <table:table-cell table:formula="of:=MEDIAN([.$L70])" office:value-type="float"/>
          <table:table-cell table:formula="of:=MEDIAN([.$M70])" office:value-type="float"/>
          <table:table-cell table:formula="of:=MEDIAN([.$N70])" office:value-type="float"/>
          <table:table-cell table:formula="of:=MAX([.$B70])" office:value-type="float"/>
          <table:table-cell table:formula="of:=MAX([.$C70])" office:value-type="float"/>
          <table:table-cell table:formula="of:=MAX([.$D70])" office:value-type="float"/>
          <table:table-cell table:formula="of:=MAX([.$E70])" office:value-type="float"/>
          <table:table-cell table:formula="of:=MAX([.$F70])" office:value-type="float"/>
          <table:table-cell table:formula="of:=MAX([.$G70])" office:value-type="float"/>
          <table:table-cell table:formula="of:=MAX([.$H70])" office:value-type="float"/>
          <table:table-cell table:formula="of:=MAX([.$I70])" office:value-type="float"/>
          <table:table-cell table:formula="of:=MAX([.$J70])" office:value-type="float"/>
          <table:table-cell table:formula="of:=MAX([.$K70])" office:value-type="float"/>
          <table:table-cell table:formula="of:=MAX([.$L70])" office:value-type="float"/>
          <table:table-cell table:formula="of:=MAX([.$M70])" office:value-type="float"/>
          <table:table-cell table:formula="of:=MAX([.$N70])" office:value-type="float"/>
        </table:table-row>
        <table:table-row table:style-name="ro1">
          <table:table-cell office:value-type="string">
            <text:p>c1355/c1355.lp.8.5</text:p>
          </table:table-cell>
          <table:table-cell office:value-type="float" office:value="0.076849"/>
          <table:table-cell office:value-type="float" office:value="0.0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16.0"/>
          <table:table-cell office:value-type="float" office:value="56809.0"/>
          <table:table-cell office:value-type="float" office:value="56809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1])" office:value-type="float"/>
          <table:table-cell table:formula="of:=MIN([.$C71])" office:value-type="float"/>
          <table:table-cell table:formula="of:=MIN([.$D71])" office:value-type="float"/>
          <table:table-cell table:formula="of:=MIN([.$E71])" office:value-type="float"/>
          <table:table-cell table:formula="of:=MIN([.$F71])" office:value-type="float"/>
          <table:table-cell table:formula="of:=MIN([.$G71])" office:value-type="float"/>
          <table:table-cell table:formula="of:=MIN([.$H71])" office:value-type="float"/>
          <table:table-cell table:formula="of:=MIN([.$I71])" office:value-type="float"/>
          <table:table-cell table:formula="of:=MIN([.$J71])" office:value-type="float"/>
          <table:table-cell table:formula="of:=MIN([.$K71])" office:value-type="float"/>
          <table:table-cell table:formula="of:=MIN([.$L71])" office:value-type="float"/>
          <table:table-cell table:formula="of:=MIN([.$M71])" office:value-type="float"/>
          <table:table-cell table:formula="of:=MIN([.$N71])" office:value-type="float"/>
          <table:table-cell table:formula="of:=MEDIAN([.$B71])" office:value-type="float"/>
          <table:table-cell table:formula="of:=MEDIAN([.$C71])" office:value-type="float"/>
          <table:table-cell table:formula="of:=MEDIAN([.$D71])" office:value-type="float"/>
          <table:table-cell table:formula="of:=MEDIAN([.$E71])" office:value-type="float"/>
          <table:table-cell table:formula="of:=MEDIAN([.$F71])" office:value-type="float"/>
          <table:table-cell table:formula="of:=MEDIAN([.$G71])" office:value-type="float"/>
          <table:table-cell table:formula="of:=MEDIAN([.$H71])" office:value-type="float"/>
          <table:table-cell table:formula="of:=MEDIAN([.$I71])" office:value-type="float"/>
          <table:table-cell table:formula="of:=MEDIAN([.$J71])" office:value-type="float"/>
          <table:table-cell table:formula="of:=MEDIAN([.$K71])" office:value-type="float"/>
          <table:table-cell table:formula="of:=MEDIAN([.$L71])" office:value-type="float"/>
          <table:table-cell table:formula="of:=MEDIAN([.$M71])" office:value-type="float"/>
          <table:table-cell table:formula="of:=MEDIAN([.$N71])" office:value-type="float"/>
          <table:table-cell table:formula="of:=MAX([.$B71])" office:value-type="float"/>
          <table:table-cell table:formula="of:=MAX([.$C71])" office:value-type="float"/>
          <table:table-cell table:formula="of:=MAX([.$D71])" office:value-type="float"/>
          <table:table-cell table:formula="of:=MAX([.$E71])" office:value-type="float"/>
          <table:table-cell table:formula="of:=MAX([.$F71])" office:value-type="float"/>
          <table:table-cell table:formula="of:=MAX([.$G71])" office:value-type="float"/>
          <table:table-cell table:formula="of:=MAX([.$H71])" office:value-type="float"/>
          <table:table-cell table:formula="of:=MAX([.$I71])" office:value-type="float"/>
          <table:table-cell table:formula="of:=MAX([.$J71])" office:value-type="float"/>
          <table:table-cell table:formula="of:=MAX([.$K71])" office:value-type="float"/>
          <table:table-cell table:formula="of:=MAX([.$L71])" office:value-type="float"/>
          <table:table-cell table:formula="of:=MAX([.$M71])" office:value-type="float"/>
          <table:table-cell table:formula="of:=MAX([.$N71])" office:value-type="float"/>
        </table:table-row>
        <table:table-row table:style-name="ro1">
          <table:table-cell office:value-type="string">
            <text:p>c1355/c1355.lp.8.6</text:p>
          </table:table-cell>
          <table:table-cell office:value-type="float" office:value="0.075293"/>
          <table:table-cell office:value-type="float" office:value="0.059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64033.0"/>
          <table:table-cell office:value-type="float" office:value="64033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2])" office:value-type="float"/>
          <table:table-cell table:formula="of:=MIN([.$C72])" office:value-type="float"/>
          <table:table-cell table:formula="of:=MIN([.$D72])" office:value-type="float"/>
          <table:table-cell table:formula="of:=MIN([.$E72])" office:value-type="float"/>
          <table:table-cell table:formula="of:=MIN([.$F72])" office:value-type="float"/>
          <table:table-cell table:formula="of:=MIN([.$G72])" office:value-type="float"/>
          <table:table-cell table:formula="of:=MIN([.$H72])" office:value-type="float"/>
          <table:table-cell table:formula="of:=MIN([.$I72])" office:value-type="float"/>
          <table:table-cell table:formula="of:=MIN([.$J72])" office:value-type="float"/>
          <table:table-cell table:formula="of:=MIN([.$K72])" office:value-type="float"/>
          <table:table-cell table:formula="of:=MIN([.$L72])" office:value-type="float"/>
          <table:table-cell table:formula="of:=MIN([.$M72])" office:value-type="float"/>
          <table:table-cell table:formula="of:=MIN([.$N72])" office:value-type="float"/>
          <table:table-cell table:formula="of:=MEDIAN([.$B72])" office:value-type="float"/>
          <table:table-cell table:formula="of:=MEDIAN([.$C72])" office:value-type="float"/>
          <table:table-cell table:formula="of:=MEDIAN([.$D72])" office:value-type="float"/>
          <table:table-cell table:formula="of:=MEDIAN([.$E72])" office:value-type="float"/>
          <table:table-cell table:formula="of:=MEDIAN([.$F72])" office:value-type="float"/>
          <table:table-cell table:formula="of:=MEDIAN([.$G72])" office:value-type="float"/>
          <table:table-cell table:formula="of:=MEDIAN([.$H72])" office:value-type="float"/>
          <table:table-cell table:formula="of:=MEDIAN([.$I72])" office:value-type="float"/>
          <table:table-cell table:formula="of:=MEDIAN([.$J72])" office:value-type="float"/>
          <table:table-cell table:formula="of:=MEDIAN([.$K72])" office:value-type="float"/>
          <table:table-cell table:formula="of:=MEDIAN([.$L72])" office:value-type="float"/>
          <table:table-cell table:formula="of:=MEDIAN([.$M72])" office:value-type="float"/>
          <table:table-cell table:formula="of:=MEDIAN([.$N72])" office:value-type="float"/>
          <table:table-cell table:formula="of:=MAX([.$B72])" office:value-type="float"/>
          <table:table-cell table:formula="of:=MAX([.$C72])" office:value-type="float"/>
          <table:table-cell table:formula="of:=MAX([.$D72])" office:value-type="float"/>
          <table:table-cell table:formula="of:=MAX([.$E72])" office:value-type="float"/>
          <table:table-cell table:formula="of:=MAX([.$F72])" office:value-type="float"/>
          <table:table-cell table:formula="of:=MAX([.$G72])" office:value-type="float"/>
          <table:table-cell table:formula="of:=MAX([.$H72])" office:value-type="float"/>
          <table:table-cell table:formula="of:=MAX([.$I72])" office:value-type="float"/>
          <table:table-cell table:formula="of:=MAX([.$J72])" office:value-type="float"/>
          <table:table-cell table:formula="of:=MAX([.$K72])" office:value-type="float"/>
          <table:table-cell table:formula="of:=MAX([.$L72])" office:value-type="float"/>
          <table:table-cell table:formula="of:=MAX([.$M72])" office:value-type="float"/>
          <table:table-cell table:formula="of:=MAX([.$N72])" office:value-type="float"/>
        </table:table-row>
        <table:table-row table:style-name="ro1">
          <table:table-cell office:value-type="string">
            <text:p>c1355/c1355.lp.8.7</text:p>
          </table:table-cell>
          <table:table-cell office:value-type="float" office:value="0.067062"/>
          <table:table-cell office:value-type="float" office:value="0.061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4.0"/>
          <table:table-cell office:value-type="float" office:value="62490.0"/>
          <table:table-cell office:value-type="float" office:value="62490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IN([.$D73])" office:value-type="float"/>
          <table:table-cell table:formula="of:=MIN([.$E73])" office:value-type="float"/>
          <table:table-cell table:formula="of:=MIN([.$F73])" office:value-type="float"/>
          <table:table-cell table:formula="of:=MIN([.$G73])" office:value-type="float"/>
          <table:table-cell table:formula="of:=MIN([.$H73])" office:value-type="float"/>
          <table:table-cell table:formula="of:=MIN([.$I73])" office:value-type="float"/>
          <table:table-cell table:formula="of:=MIN([.$J73])" office:value-type="float"/>
          <table:table-cell table:formula="of:=MIN([.$K73])" office:value-type="float"/>
          <table:table-cell table:formula="of:=MIN([.$L73])" office:value-type="float"/>
          <table:table-cell table:formula="of:=MIN([.$M73])" office:value-type="float"/>
          <table:table-cell table:formula="of:=MIN([.$N73])" office:value-type="float"/>
          <table:table-cell table:formula="of:=MEDIAN([.$B73])" office:value-type="float"/>
          <table:table-cell table:formula="of:=MEDIAN([.$C73])" office:value-type="float"/>
          <table:table-cell table:formula="of:=MEDIAN([.$D73])" office:value-type="float"/>
          <table:table-cell table:formula="of:=MEDIAN([.$E73])" office:value-type="float"/>
          <table:table-cell table:formula="of:=MEDIAN([.$F73])" office:value-type="float"/>
          <table:table-cell table:formula="of:=MEDIAN([.$G73])" office:value-type="float"/>
          <table:table-cell table:formula="of:=MEDIAN([.$H73])" office:value-type="float"/>
          <table:table-cell table:formula="of:=MEDIAN([.$I73])" office:value-type="float"/>
          <table:table-cell table:formula="of:=MEDIAN([.$J73])" office:value-type="float"/>
          <table:table-cell table:formula="of:=MEDIAN([.$K73])" office:value-type="float"/>
          <table:table-cell table:formula="of:=MEDIAN([.$L73])" office:value-type="float"/>
          <table:table-cell table:formula="of:=MEDIAN([.$M73])" office:value-type="float"/>
          <table:table-cell table:formula="of:=MEDIAN([.$N73])" office:value-type="float"/>
          <table:table-cell table:formula="of:=MAX([.$B73])" office:value-type="float"/>
          <table:table-cell table:formula="of:=MAX([.$C73])" office:value-type="float"/>
          <table:table-cell table:formula="of:=MAX([.$D73])" office:value-type="float"/>
          <table:table-cell table:formula="of:=MAX([.$E73])" office:value-type="float"/>
          <table:table-cell table:formula="of:=MAX([.$F73])" office:value-type="float"/>
          <table:table-cell table:formula="of:=MAX([.$G73])" office:value-type="float"/>
          <table:table-cell table:formula="of:=MAX([.$H73])" office:value-type="float"/>
          <table:table-cell table:formula="of:=MAX([.$I73])" office:value-type="float"/>
          <table:table-cell table:formula="of:=MAX([.$J73])" office:value-type="float"/>
          <table:table-cell table:formula="of:=MAX([.$K73])" office:value-type="float"/>
          <table:table-cell table:formula="of:=MAX([.$L73])" office:value-type="float"/>
          <table:table-cell table:formula="of:=MAX([.$M73])" office:value-type="float"/>
          <table:table-cell table:formula="of:=MAX([.$N73])" office:value-type="float"/>
        </table:table-row>
        <table:table-row table:style-name="ro1">
          <table:table-cell office:value-type="string">
            <text:p>c1355/c1355.lp.8.8</text:p>
          </table:table-cell>
          <table:table-cell office:value-type="float" office:value="0.059491"/>
          <table:table-cell office:value-type="float" office:value="0.053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47015.0"/>
          <table:table-cell office:value-type="float" office:value="47015.0"/>
          <table:table-cell office:value-type="float" office:value="2456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IN([.$D74])" office:value-type="float"/>
          <table:table-cell table:formula="of:=MIN([.$E74])" office:value-type="float"/>
          <table:table-cell table:formula="of:=MIN([.$F74])" office:value-type="float"/>
          <table:table-cell table:formula="of:=MIN([.$G74])" office:value-type="float"/>
          <table:table-cell table:formula="of:=MIN([.$H74])" office:value-type="float"/>
          <table:table-cell table:formula="of:=MIN([.$I74])" office:value-type="float"/>
          <table:table-cell table:formula="of:=MIN([.$J74])" office:value-type="float"/>
          <table:table-cell table:formula="of:=MIN([.$K74])" office:value-type="float"/>
          <table:table-cell table:formula="of:=MIN([.$L74])" office:value-type="float"/>
          <table:table-cell table:formula="of:=MIN([.$M74])" office:value-type="float"/>
          <table:table-cell table:formula="of:=MIN([.$N74])" office:value-type="float"/>
          <table:table-cell table:formula="of:=MEDIAN([.$B74])" office:value-type="float"/>
          <table:table-cell table:formula="of:=MEDIAN([.$C74])" office:value-type="float"/>
          <table:table-cell table:formula="of:=MEDIAN([.$D74])" office:value-type="float"/>
          <table:table-cell table:formula="of:=MEDIAN([.$E74])" office:value-type="float"/>
          <table:table-cell table:formula="of:=MEDIAN([.$F74])" office:value-type="float"/>
          <table:table-cell table:formula="of:=MEDIAN([.$G74])" office:value-type="float"/>
          <table:table-cell table:formula="of:=MEDIAN([.$H74])" office:value-type="float"/>
          <table:table-cell table:formula="of:=MEDIAN([.$I74])" office:value-type="float"/>
          <table:table-cell table:formula="of:=MEDIAN([.$J74])" office:value-type="float"/>
          <table:table-cell table:formula="of:=MEDIAN([.$K74])" office:value-type="float"/>
          <table:table-cell table:formula="of:=MEDIAN([.$L74])" office:value-type="float"/>
          <table:table-cell table:formula="of:=MEDIAN([.$M74])" office:value-type="float"/>
          <table:table-cell table:formula="of:=MEDIAN([.$N74])" office:value-type="float"/>
          <table:table-cell table:formula="of:=MAX([.$B74])" office:value-type="float"/>
          <table:table-cell table:formula="of:=MAX([.$C74])" office:value-type="float"/>
          <table:table-cell table:formula="of:=MAX([.$D74])" office:value-type="float"/>
          <table:table-cell table:formula="of:=MAX([.$E74])" office:value-type="float"/>
          <table:table-cell table:formula="of:=MAX([.$F74])" office:value-type="float"/>
          <table:table-cell table:formula="of:=MAX([.$G74])" office:value-type="float"/>
          <table:table-cell table:formula="of:=MAX([.$H74])" office:value-type="float"/>
          <table:table-cell table:formula="of:=MAX([.$I74])" office:value-type="float"/>
          <table:table-cell table:formula="of:=MAX([.$J74])" office:value-type="float"/>
          <table:table-cell table:formula="of:=MAX([.$K74])" office:value-type="float"/>
          <table:table-cell table:formula="of:=MAX([.$L74])" office:value-type="float"/>
          <table:table-cell table:formula="of:=MAX([.$M74])" office:value-type="float"/>
          <table:table-cell table:formula="of:=MAX([.$N74])" office:value-type="float"/>
        </table:table-row>
        <table:table-row table:style-name="ro1">
          <table:table-cell office:value-type="string">
            <text:p>c1355/c1355.lp.9.1</text:p>
          </table:table-cell>
          <table:table-cell office:value-type="float" office:value="0.061615"/>
          <table:table-cell office:value-type="float" office:value="0.05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5.0"/>
          <table:table-cell office:value-type="float" office:value="56865.0"/>
          <table:table-cell office:value-type="float" office:value="56865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IN([.$D75])" office:value-type="float"/>
          <table:table-cell table:formula="of:=MIN([.$E75])" office:value-type="float"/>
          <table:table-cell table:formula="of:=MIN([.$F75])" office:value-type="float"/>
          <table:table-cell table:formula="of:=MIN([.$G75])" office:value-type="float"/>
          <table:table-cell table:formula="of:=MIN([.$H75])" office:value-type="float"/>
          <table:table-cell table:formula="of:=MIN([.$I75])" office:value-type="float"/>
          <table:table-cell table:formula="of:=MIN([.$J75])" office:value-type="float"/>
          <table:table-cell table:formula="of:=MIN([.$K75])" office:value-type="float"/>
          <table:table-cell table:formula="of:=MIN([.$L75])" office:value-type="float"/>
          <table:table-cell table:formula="of:=MIN([.$M75])" office:value-type="float"/>
          <table:table-cell table:formula="of:=MIN([.$N75])" office:value-type="float"/>
          <table:table-cell table:formula="of:=MEDIAN([.$B75])" office:value-type="float"/>
          <table:table-cell table:formula="of:=MEDIAN([.$C75])" office:value-type="float"/>
          <table:table-cell table:formula="of:=MEDIAN([.$D75])" office:value-type="float"/>
          <table:table-cell table:formula="of:=MEDIAN([.$E75])" office:value-type="float"/>
          <table:table-cell table:formula="of:=MEDIAN([.$F75])" office:value-type="float"/>
          <table:table-cell table:formula="of:=MEDIAN([.$G75])" office:value-type="float"/>
          <table:table-cell table:formula="of:=MEDIAN([.$H75])" office:value-type="float"/>
          <table:table-cell table:formula="of:=MEDIAN([.$I75])" office:value-type="float"/>
          <table:table-cell table:formula="of:=MEDIAN([.$J75])" office:value-type="float"/>
          <table:table-cell table:formula="of:=MEDIAN([.$K75])" office:value-type="float"/>
          <table:table-cell table:formula="of:=MEDIAN([.$L75])" office:value-type="float"/>
          <table:table-cell table:formula="of:=MEDIAN([.$M75])" office:value-type="float"/>
          <table:table-cell table:formula="of:=MEDIAN([.$N75])" office:value-type="float"/>
          <table:table-cell table:formula="of:=MAX([.$B75])" office:value-type="float"/>
          <table:table-cell table:formula="of:=MAX([.$C75])" office:value-type="float"/>
          <table:table-cell table:formula="of:=MAX([.$D75])" office:value-type="float"/>
          <table:table-cell table:formula="of:=MAX([.$E75])" office:value-type="float"/>
          <table:table-cell table:formula="of:=MAX([.$F75])" office:value-type="float"/>
          <table:table-cell table:formula="of:=MAX([.$G75])" office:value-type="float"/>
          <table:table-cell table:formula="of:=MAX([.$H75])" office:value-type="float"/>
          <table:table-cell table:formula="of:=MAX([.$I75])" office:value-type="float"/>
          <table:table-cell table:formula="of:=MAX([.$J75])" office:value-type="float"/>
          <table:table-cell table:formula="of:=MAX([.$K75])" office:value-type="float"/>
          <table:table-cell table:formula="of:=MAX([.$L75])" office:value-type="float"/>
          <table:table-cell table:formula="of:=MAX([.$M75])" office:value-type="float"/>
          <table:table-cell table:formula="of:=MAX([.$N75])" office:value-type="float"/>
        </table:table-row>
        <table:table-row table:style-name="ro1">
          <table:table-cell office:value-type="string">
            <text:p>c1355/c1355.lp.9.2</text:p>
          </table:table-cell>
          <table:table-cell office:value-type="float" office:value="0.072564"/>
          <table:table-cell office:value-type="float" office:value="0.06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41.0"/>
          <table:table-cell office:value-type="float" office:value="56723.0"/>
          <table:table-cell office:value-type="float" office:value="56723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IN([.$D76])" office:value-type="float"/>
          <table:table-cell table:formula="of:=MIN([.$E76])" office:value-type="float"/>
          <table:table-cell table:formula="of:=MIN([.$F76])" office:value-type="float"/>
          <table:table-cell table:formula="of:=MIN([.$G76])" office:value-type="float"/>
          <table:table-cell table:formula="of:=MIN([.$H76])" office:value-type="float"/>
          <table:table-cell table:formula="of:=MIN([.$I76])" office:value-type="float"/>
          <table:table-cell table:formula="of:=MIN([.$J76])" office:value-type="float"/>
          <table:table-cell table:formula="of:=MIN([.$K76])" office:value-type="float"/>
          <table:table-cell table:formula="of:=MIN([.$L76])" office:value-type="float"/>
          <table:table-cell table:formula="of:=MIN([.$M76])" office:value-type="float"/>
          <table:table-cell table:formula="of:=MIN([.$N76])" office:value-type="float"/>
          <table:table-cell table:formula="of:=MEDIAN([.$B76])" office:value-type="float"/>
          <table:table-cell table:formula="of:=MEDIAN([.$C76])" office:value-type="float"/>
          <table:table-cell table:formula="of:=MEDIAN([.$D76])" office:value-type="float"/>
          <table:table-cell table:formula="of:=MEDIAN([.$E76])" office:value-type="float"/>
          <table:table-cell table:formula="of:=MEDIAN([.$F76])" office:value-type="float"/>
          <table:table-cell table:formula="of:=MEDIAN([.$G76])" office:value-type="float"/>
          <table:table-cell table:formula="of:=MEDIAN([.$H76])" office:value-type="float"/>
          <table:table-cell table:formula="of:=MEDIAN([.$I76])" office:value-type="float"/>
          <table:table-cell table:formula="of:=MEDIAN([.$J76])" office:value-type="float"/>
          <table:table-cell table:formula="of:=MEDIAN([.$K76])" office:value-type="float"/>
          <table:table-cell table:formula="of:=MEDIAN([.$L76])" office:value-type="float"/>
          <table:table-cell table:formula="of:=MEDIAN([.$M76])" office:value-type="float"/>
          <table:table-cell table:formula="of:=MEDIAN([.$N76])" office:value-type="float"/>
          <table:table-cell table:formula="of:=MAX([.$B76])" office:value-type="float"/>
          <table:table-cell table:formula="of:=MAX([.$C76])" office:value-type="float"/>
          <table:table-cell table:formula="of:=MAX([.$D76])" office:value-type="float"/>
          <table:table-cell table:formula="of:=MAX([.$E76])" office:value-type="float"/>
          <table:table-cell table:formula="of:=MAX([.$F76])" office:value-type="float"/>
          <table:table-cell table:formula="of:=MAX([.$G76])" office:value-type="float"/>
          <table:table-cell table:formula="of:=MAX([.$H76])" office:value-type="float"/>
          <table:table-cell table:formula="of:=MAX([.$I76])" office:value-type="float"/>
          <table:table-cell table:formula="of:=MAX([.$J76])" office:value-type="float"/>
          <table:table-cell table:formula="of:=MAX([.$K76])" office:value-type="float"/>
          <table:table-cell table:formula="of:=MAX([.$L76])" office:value-type="float"/>
          <table:table-cell table:formula="of:=MAX([.$M76])" office:value-type="float"/>
          <table:table-cell table:formula="of:=MAX([.$N76])" office:value-type="float"/>
        </table:table-row>
        <table:table-row table:style-name="ro1">
          <table:table-cell office:value-type="string">
            <text:p>c1355/c1355.lp.9.3</text:p>
          </table:table-cell>
          <table:table-cell office:value-type="float" office:value="0.063364"/>
          <table:table-cell office:value-type="float" office:value="0.05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0.0"/>
          <table:table-cell office:value-type="float" office:value="55351.0"/>
          <table:table-cell office:value-type="float" office:value="55351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IN([.$D77])" office:value-type="float"/>
          <table:table-cell table:formula="of:=MIN([.$E77])" office:value-type="float"/>
          <table:table-cell table:formula="of:=MIN([.$F77])" office:value-type="float"/>
          <table:table-cell table:formula="of:=MIN([.$G77])" office:value-type="float"/>
          <table:table-cell table:formula="of:=MIN([.$H77])" office:value-type="float"/>
          <table:table-cell table:formula="of:=MIN([.$I77])" office:value-type="float"/>
          <table:table-cell table:formula="of:=MIN([.$J77])" office:value-type="float"/>
          <table:table-cell table:formula="of:=MIN([.$K77])" office:value-type="float"/>
          <table:table-cell table:formula="of:=MIN([.$L77])" office:value-type="float"/>
          <table:table-cell table:formula="of:=MIN([.$M77])" office:value-type="float"/>
          <table:table-cell table:formula="of:=MIN([.$N77])" office:value-type="float"/>
          <table:table-cell table:formula="of:=MEDIAN([.$B77])" office:value-type="float"/>
          <table:table-cell table:formula="of:=MEDIAN([.$C77])" office:value-type="float"/>
          <table:table-cell table:formula="of:=MEDIAN([.$D77])" office:value-type="float"/>
          <table:table-cell table:formula="of:=MEDIAN([.$E77])" office:value-type="float"/>
          <table:table-cell table:formula="of:=MEDIAN([.$F77])" office:value-type="float"/>
          <table:table-cell table:formula="of:=MEDIAN([.$G77])" office:value-type="float"/>
          <table:table-cell table:formula="of:=MEDIAN([.$H77])" office:value-type="float"/>
          <table:table-cell table:formula="of:=MEDIAN([.$I77])" office:value-type="float"/>
          <table:table-cell table:formula="of:=MEDIAN([.$J77])" office:value-type="float"/>
          <table:table-cell table:formula="of:=MEDIAN([.$K77])" office:value-type="float"/>
          <table:table-cell table:formula="of:=MEDIAN([.$L77])" office:value-type="float"/>
          <table:table-cell table:formula="of:=MEDIAN([.$M77])" office:value-type="float"/>
          <table:table-cell table:formula="of:=MEDIAN([.$N77])" office:value-type="float"/>
          <table:table-cell table:formula="of:=MAX([.$B77])" office:value-type="float"/>
          <table:table-cell table:formula="of:=MAX([.$C77])" office:value-type="float"/>
          <table:table-cell table:formula="of:=MAX([.$D77])" office:value-type="float"/>
          <table:table-cell table:formula="of:=MAX([.$E77])" office:value-type="float"/>
          <table:table-cell table:formula="of:=MAX([.$F77])" office:value-type="float"/>
          <table:table-cell table:formula="of:=MAX([.$G77])" office:value-type="float"/>
          <table:table-cell table:formula="of:=MAX([.$H77])" office:value-type="float"/>
          <table:table-cell table:formula="of:=MAX([.$I77])" office:value-type="float"/>
          <table:table-cell table:formula="of:=MAX([.$J77])" office:value-type="float"/>
          <table:table-cell table:formula="of:=MAX([.$K77])" office:value-type="float"/>
          <table:table-cell table:formula="of:=MAX([.$L77])" office:value-type="float"/>
          <table:table-cell table:formula="of:=MAX([.$M77])" office:value-type="float"/>
          <table:table-cell table:formula="of:=MAX([.$N77])" office:value-type="float"/>
        </table:table-row>
        <table:table-row table:style-name="ro1">
          <table:table-cell office:value-type="string">
            <text:p>c1355/c1355.lp.9.4</text:p>
          </table:table-cell>
          <table:table-cell office:value-type="float" office:value="0.071751"/>
          <table:table-cell office:value-type="float" office:value="0.06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6.0"/>
          <table:table-cell office:value-type="float" office:value="78337.0"/>
          <table:table-cell office:value-type="float" office:value="78337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8])" office:value-type="float"/>
          <table:table-cell table:formula="of:=MIN([.$C78])" office:value-type="float"/>
          <table:table-cell table:formula="of:=MIN([.$D78])" office:value-type="float"/>
          <table:table-cell table:formula="of:=MIN([.$E78])" office:value-type="float"/>
          <table:table-cell table:formula="of:=MIN([.$F78])" office:value-type="float"/>
          <table:table-cell table:formula="of:=MIN([.$G78])" office:value-type="float"/>
          <table:table-cell table:formula="of:=MIN([.$H78])" office:value-type="float"/>
          <table:table-cell table:formula="of:=MIN([.$I78])" office:value-type="float"/>
          <table:table-cell table:formula="of:=MIN([.$J78])" office:value-type="float"/>
          <table:table-cell table:formula="of:=MIN([.$K78])" office:value-type="float"/>
          <table:table-cell table:formula="of:=MIN([.$L78])" office:value-type="float"/>
          <table:table-cell table:formula="of:=MIN([.$M78])" office:value-type="float"/>
          <table:table-cell table:formula="of:=MIN([.$N78])" office:value-type="float"/>
          <table:table-cell table:formula="of:=MEDIAN([.$B78])" office:value-type="float"/>
          <table:table-cell table:formula="of:=MEDIAN([.$C78])" office:value-type="float"/>
          <table:table-cell table:formula="of:=MEDIAN([.$D78])" office:value-type="float"/>
          <table:table-cell table:formula="of:=MEDIAN([.$E78])" office:value-type="float"/>
          <table:table-cell table:formula="of:=MEDIAN([.$F78])" office:value-type="float"/>
          <table:table-cell table:formula="of:=MEDIAN([.$G78])" office:value-type="float"/>
          <table:table-cell table:formula="of:=MEDIAN([.$H78])" office:value-type="float"/>
          <table:table-cell table:formula="of:=MEDIAN([.$I78])" office:value-type="float"/>
          <table:table-cell table:formula="of:=MEDIAN([.$J78])" office:value-type="float"/>
          <table:table-cell table:formula="of:=MEDIAN([.$K78])" office:value-type="float"/>
          <table:table-cell table:formula="of:=MEDIAN([.$L78])" office:value-type="float"/>
          <table:table-cell table:formula="of:=MEDIAN([.$M78])" office:value-type="float"/>
          <table:table-cell table:formula="of:=MEDIAN([.$N78])" office:value-type="float"/>
          <table:table-cell table:formula="of:=MAX([.$B78])" office:value-type="float"/>
          <table:table-cell table:formula="of:=MAX([.$C78])" office:value-type="float"/>
          <table:table-cell table:formula="of:=MAX([.$D78])" office:value-type="float"/>
          <table:table-cell table:formula="of:=MAX([.$E78])" office:value-type="float"/>
          <table:table-cell table:formula="of:=MAX([.$F78])" office:value-type="float"/>
          <table:table-cell table:formula="of:=MAX([.$G78])" office:value-type="float"/>
          <table:table-cell table:formula="of:=MAX([.$H78])" office:value-type="float"/>
          <table:table-cell table:formula="of:=MAX([.$I78])" office:value-type="float"/>
          <table:table-cell table:formula="of:=MAX([.$J78])" office:value-type="float"/>
          <table:table-cell table:formula="of:=MAX([.$K78])" office:value-type="float"/>
          <table:table-cell table:formula="of:=MAX([.$L78])" office:value-type="float"/>
          <table:table-cell table:formula="of:=MAX([.$M78])" office:value-type="float"/>
          <table:table-cell table:formula="of:=MAX([.$N78])" office:value-type="float"/>
        </table:table-row>
        <table:table-row table:style-name="ro1">
          <table:table-cell office:value-type="string">
            <text:p>c1355/c1355.lp.9.5</text:p>
          </table:table-cell>
          <table:table-cell office:value-type="float" office:value="0.083628"/>
          <table:table-cell office:value-type="float" office:value="0.07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15.0"/>
          <table:table-cell office:value-type="float" office:value="73379.0"/>
          <table:table-cell office:value-type="float" office:value="73379.0"/>
          <table:table-cell office:value-type="float" office:value="2462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79])" office:value-type="float"/>
          <table:table-cell table:formula="of:=MIN([.$C79])" office:value-type="float"/>
          <table:table-cell table:formula="of:=MIN([.$D79])" office:value-type="float"/>
          <table:table-cell table:formula="of:=MIN([.$E79])" office:value-type="float"/>
          <table:table-cell table:formula="of:=MIN([.$F79])" office:value-type="float"/>
          <table:table-cell table:formula="of:=MIN([.$G79])" office:value-type="float"/>
          <table:table-cell table:formula="of:=MIN([.$H79])" office:value-type="float"/>
          <table:table-cell table:formula="of:=MIN([.$I79])" office:value-type="float"/>
          <table:table-cell table:formula="of:=MIN([.$J79])" office:value-type="float"/>
          <table:table-cell table:formula="of:=MIN([.$K79])" office:value-type="float"/>
          <table:table-cell table:formula="of:=MIN([.$L79])" office:value-type="float"/>
          <table:table-cell table:formula="of:=MIN([.$M79])" office:value-type="float"/>
          <table:table-cell table:formula="of:=MIN([.$N79])" office:value-type="float"/>
          <table:table-cell table:formula="of:=MEDIAN([.$B79])" office:value-type="float"/>
          <table:table-cell table:formula="of:=MEDIAN([.$C79])" office:value-type="float"/>
          <table:table-cell table:formula="of:=MEDIAN([.$D79])" office:value-type="float"/>
          <table:table-cell table:formula="of:=MEDIAN([.$E79])" office:value-type="float"/>
          <table:table-cell table:formula="of:=MEDIAN([.$F79])" office:value-type="float"/>
          <table:table-cell table:formula="of:=MEDIAN([.$G79])" office:value-type="float"/>
          <table:table-cell table:formula="of:=MEDIAN([.$H79])" office:value-type="float"/>
          <table:table-cell table:formula="of:=MEDIAN([.$I79])" office:value-type="float"/>
          <table:table-cell table:formula="of:=MEDIAN([.$J79])" office:value-type="float"/>
          <table:table-cell table:formula="of:=MEDIAN([.$K79])" office:value-type="float"/>
          <table:table-cell table:formula="of:=MEDIAN([.$L79])" office:value-type="float"/>
          <table:table-cell table:formula="of:=MEDIAN([.$M79])" office:value-type="float"/>
          <table:table-cell table:formula="of:=MEDIAN([.$N79])" office:value-type="float"/>
          <table:table-cell table:formula="of:=MAX([.$B79])" office:value-type="float"/>
          <table:table-cell table:formula="of:=MAX([.$C79])" office:value-type="float"/>
          <table:table-cell table:formula="of:=MAX([.$D79])" office:value-type="float"/>
          <table:table-cell table:formula="of:=MAX([.$E79])" office:value-type="float"/>
          <table:table-cell table:formula="of:=MAX([.$F79])" office:value-type="float"/>
          <table:table-cell table:formula="of:=MAX([.$G79])" office:value-type="float"/>
          <table:table-cell table:formula="of:=MAX([.$H79])" office:value-type="float"/>
          <table:table-cell table:formula="of:=MAX([.$I79])" office:value-type="float"/>
          <table:table-cell table:formula="of:=MAX([.$J79])" office:value-type="float"/>
          <table:table-cell table:formula="of:=MAX([.$K79])" office:value-type="float"/>
          <table:table-cell table:formula="of:=MAX([.$L79])" office:value-type="float"/>
          <table:table-cell table:formula="of:=MAX([.$M79])" office:value-type="float"/>
          <table:table-cell table:formula="of:=MAX([.$N79])" office:value-type="float"/>
        </table:table-row>
        <table:table-row table:style-name="ro1">
          <table:table-cell office:value-type="string">
            <text:p>c1355/c1355.lp.9.6</text:p>
          </table:table-cell>
          <table:table-cell office:value-type="float" office:value="0.079408"/>
          <table:table-cell office:value-type="float" office:value="0.072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5.0"/>
          <table:table-cell office:value-type="float" office:value="70567.0"/>
          <table:table-cell office:value-type="float" office:value="70567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0])" office:value-type="float"/>
          <table:table-cell table:formula="of:=MIN([.$C80])" office:value-type="float"/>
          <table:table-cell table:formula="of:=MIN([.$D80])" office:value-type="float"/>
          <table:table-cell table:formula="of:=MIN([.$E80])" office:value-type="float"/>
          <table:table-cell table:formula="of:=MIN([.$F80])" office:value-type="float"/>
          <table:table-cell table:formula="of:=MIN([.$G80])" office:value-type="float"/>
          <table:table-cell table:formula="of:=MIN([.$H80])" office:value-type="float"/>
          <table:table-cell table:formula="of:=MIN([.$I80])" office:value-type="float"/>
          <table:table-cell table:formula="of:=MIN([.$J80])" office:value-type="float"/>
          <table:table-cell table:formula="of:=MIN([.$K80])" office:value-type="float"/>
          <table:table-cell table:formula="of:=MIN([.$L80])" office:value-type="float"/>
          <table:table-cell table:formula="of:=MIN([.$M80])" office:value-type="float"/>
          <table:table-cell table:formula="of:=MIN([.$N80])" office:value-type="float"/>
          <table:table-cell table:formula="of:=MEDIAN([.$B80])" office:value-type="float"/>
          <table:table-cell table:formula="of:=MEDIAN([.$C80])" office:value-type="float"/>
          <table:table-cell table:formula="of:=MEDIAN([.$D80])" office:value-type="float"/>
          <table:table-cell table:formula="of:=MEDIAN([.$E80])" office:value-type="float"/>
          <table:table-cell table:formula="of:=MEDIAN([.$F80])" office:value-type="float"/>
          <table:table-cell table:formula="of:=MEDIAN([.$G80])" office:value-type="float"/>
          <table:table-cell table:formula="of:=MEDIAN([.$H80])" office:value-type="float"/>
          <table:table-cell table:formula="of:=MEDIAN([.$I80])" office:value-type="float"/>
          <table:table-cell table:formula="of:=MEDIAN([.$J80])" office:value-type="float"/>
          <table:table-cell table:formula="of:=MEDIAN([.$K80])" office:value-type="float"/>
          <table:table-cell table:formula="of:=MEDIAN([.$L80])" office:value-type="float"/>
          <table:table-cell table:formula="of:=MEDIAN([.$M80])" office:value-type="float"/>
          <table:table-cell table:formula="of:=MEDIAN([.$N80])" office:value-type="float"/>
          <table:table-cell table:formula="of:=MAX([.$B80])" office:value-type="float"/>
          <table:table-cell table:formula="of:=MAX([.$C80])" office:value-type="float"/>
          <table:table-cell table:formula="of:=MAX([.$D80])" office:value-type="float"/>
          <table:table-cell table:formula="of:=MAX([.$E80])" office:value-type="float"/>
          <table:table-cell table:formula="of:=MAX([.$F80])" office:value-type="float"/>
          <table:table-cell table:formula="of:=MAX([.$G80])" office:value-type="float"/>
          <table:table-cell table:formula="of:=MAX([.$H80])" office:value-type="float"/>
          <table:table-cell table:formula="of:=MAX([.$I80])" office:value-type="float"/>
          <table:table-cell table:formula="of:=MAX([.$J80])" office:value-type="float"/>
          <table:table-cell table:formula="of:=MAX([.$K80])" office:value-type="float"/>
          <table:table-cell table:formula="of:=MAX([.$L80])" office:value-type="float"/>
          <table:table-cell table:formula="of:=MAX([.$M80])" office:value-type="float"/>
          <table:table-cell table:formula="of:=MAX([.$N80])" office:value-type="float"/>
        </table:table-row>
        <table:table-row table:style-name="ro1">
          <table:table-cell office:value-type="string">
            <text:p>c1355/c1355.lp.9.7</text:p>
          </table:table-cell>
          <table:table-cell office:value-type="float" office:value="0.072624"/>
          <table:table-cell office:value-type="float" office:value="0.06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4.0"/>
          <table:table-cell office:value-type="float" office:value="71221.0"/>
          <table:table-cell office:value-type="float" office:value="71221.0"/>
          <table:table-cell office:value-type="float" office:value="2458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1])" office:value-type="float"/>
          <table:table-cell table:formula="of:=MIN([.$C81])" office:value-type="float"/>
          <table:table-cell table:formula="of:=MIN([.$D81])" office:value-type="float"/>
          <table:table-cell table:formula="of:=MIN([.$E81])" office:value-type="float"/>
          <table:table-cell table:formula="of:=MIN([.$F81])" office:value-type="float"/>
          <table:table-cell table:formula="of:=MIN([.$G81])" office:value-type="float"/>
          <table:table-cell table:formula="of:=MIN([.$H81])" office:value-type="float"/>
          <table:table-cell table:formula="of:=MIN([.$I81])" office:value-type="float"/>
          <table:table-cell table:formula="of:=MIN([.$J81])" office:value-type="float"/>
          <table:table-cell table:formula="of:=MIN([.$K81])" office:value-type="float"/>
          <table:table-cell table:formula="of:=MIN([.$L81])" office:value-type="float"/>
          <table:table-cell table:formula="of:=MIN([.$M81])" office:value-type="float"/>
          <table:table-cell table:formula="of:=MIN([.$N81])" office:value-type="float"/>
          <table:table-cell table:formula="of:=MEDIAN([.$B81])" office:value-type="float"/>
          <table:table-cell table:formula="of:=MEDIAN([.$C81])" office:value-type="float"/>
          <table:table-cell table:formula="of:=MEDIAN([.$D81])" office:value-type="float"/>
          <table:table-cell table:formula="of:=MEDIAN([.$E81])" office:value-type="float"/>
          <table:table-cell table:formula="of:=MEDIAN([.$F81])" office:value-type="float"/>
          <table:table-cell table:formula="of:=MEDIAN([.$G81])" office:value-type="float"/>
          <table:table-cell table:formula="of:=MEDIAN([.$H81])" office:value-type="float"/>
          <table:table-cell table:formula="of:=MEDIAN([.$I81])" office:value-type="float"/>
          <table:table-cell table:formula="of:=MEDIAN([.$J81])" office:value-type="float"/>
          <table:table-cell table:formula="of:=MEDIAN([.$K81])" office:value-type="float"/>
          <table:table-cell table:formula="of:=MEDIAN([.$L81])" office:value-type="float"/>
          <table:table-cell table:formula="of:=MEDIAN([.$M81])" office:value-type="float"/>
          <table:table-cell table:formula="of:=MEDIAN([.$N81])" office:value-type="float"/>
          <table:table-cell table:formula="of:=MAX([.$B81])" office:value-type="float"/>
          <table:table-cell table:formula="of:=MAX([.$C81])" office:value-type="float"/>
          <table:table-cell table:formula="of:=MAX([.$D81])" office:value-type="float"/>
          <table:table-cell table:formula="of:=MAX([.$E81])" office:value-type="float"/>
          <table:table-cell table:formula="of:=MAX([.$F81])" office:value-type="float"/>
          <table:table-cell table:formula="of:=MAX([.$G81])" office:value-type="float"/>
          <table:table-cell table:formula="of:=MAX([.$H81])" office:value-type="float"/>
          <table:table-cell table:formula="of:=MAX([.$I81])" office:value-type="float"/>
          <table:table-cell table:formula="of:=MAX([.$J81])" office:value-type="float"/>
          <table:table-cell table:formula="of:=MAX([.$K81])" office:value-type="float"/>
          <table:table-cell table:formula="of:=MAX([.$L81])" office:value-type="float"/>
          <table:table-cell table:formula="of:=MAX([.$M81])" office:value-type="float"/>
          <table:table-cell table:formula="of:=MAX([.$N81])" office:value-type="float"/>
        </table:table-row>
        <table:table-row table:style-name="ro1">
          <table:table-cell office:value-type="string">
            <text:p>c1355/c1355.lp.9.8</text:p>
          </table:table-cell>
          <table:table-cell office:value-type="float" office:value="0.065207"/>
          <table:table-cell office:value-type="float" office:value="0.058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04.0"/>
          <table:table-cell office:value-type="float" office:value="52815.0"/>
          <table:table-cell office:value-type="float" office:value="52747.0"/>
          <table:table-cell office:value-type="float" office:value="2460.0"/>
          <table:table-cell office:value-type="float" office:value="1370.0"/>
          <table:table-cell office:value-type="float" office:value="0.0"/>
          <table:table-cell office:value-type="float" office:value="0.0"/>
          <table:table-cell table:formula="of:=MIN([.$B82])" office:value-type="float"/>
          <table:table-cell table:formula="of:=MIN([.$C82])" office:value-type="float"/>
          <table:table-cell table:formula="of:=MIN([.$D82])" office:value-type="float"/>
          <table:table-cell table:formula="of:=MIN([.$E82])" office:value-type="float"/>
          <table:table-cell table:formula="of:=MIN([.$F82])" office:value-type="float"/>
          <table:table-cell table:formula="of:=MIN([.$G82])" office:value-type="float"/>
          <table:table-cell table:formula="of:=MIN([.$H82])" office:value-type="float"/>
          <table:table-cell table:formula="of:=MIN([.$I82])" office:value-type="float"/>
          <table:table-cell table:formula="of:=MIN([.$J82])" office:value-type="float"/>
          <table:table-cell table:formula="of:=MIN([.$K82])" office:value-type="float"/>
          <table:table-cell table:formula="of:=MIN([.$L82])" office:value-type="float"/>
          <table:table-cell table:formula="of:=MIN([.$M82])" office:value-type="float"/>
          <table:table-cell table:formula="of:=MIN([.$N82])" office:value-type="float"/>
          <table:table-cell table:formula="of:=MEDIAN([.$B82])" office:value-type="float"/>
          <table:table-cell table:formula="of:=MEDIAN([.$C82])" office:value-type="float"/>
          <table:table-cell table:formula="of:=MEDIAN([.$D82])" office:value-type="float"/>
          <table:table-cell table:formula="of:=MEDIAN([.$E82])" office:value-type="float"/>
          <table:table-cell table:formula="of:=MEDIAN([.$F82])" office:value-type="float"/>
          <table:table-cell table:formula="of:=MEDIAN([.$G82])" office:value-type="float"/>
          <table:table-cell table:formula="of:=MEDIAN([.$H82])" office:value-type="float"/>
          <table:table-cell table:formula="of:=MEDIAN([.$I82])" office:value-type="float"/>
          <table:table-cell table:formula="of:=MEDIAN([.$J82])" office:value-type="float"/>
          <table:table-cell table:formula="of:=MEDIAN([.$K82])" office:value-type="float"/>
          <table:table-cell table:formula="of:=MEDIAN([.$L82])" office:value-type="float"/>
          <table:table-cell table:formula="of:=MEDIAN([.$M82])" office:value-type="float"/>
          <table:table-cell table:formula="of:=MEDIAN([.$N82])" office:value-type="float"/>
          <table:table-cell table:formula="of:=MAX([.$B82])" office:value-type="float"/>
          <table:table-cell table:formula="of:=MAX([.$C82])" office:value-type="float"/>
          <table:table-cell table:formula="of:=MAX([.$D82])" office:value-type="float"/>
          <table:table-cell table:formula="of:=MAX([.$E82])" office:value-type="float"/>
          <table:table-cell table:formula="of:=MAX([.$F82])" office:value-type="float"/>
          <table:table-cell table:formula="of:=MAX([.$G82])" office:value-type="float"/>
          <table:table-cell table:formula="of:=MAX([.$H82])" office:value-type="float"/>
          <table:table-cell table:formula="of:=MAX([.$I82])" office:value-type="float"/>
          <table:table-cell table:formula="of:=MAX([.$J82])" office:value-type="float"/>
          <table:table-cell table:formula="of:=MAX([.$K82])" office:value-type="float"/>
          <table:table-cell table:formula="of:=MAX([.$L82])" office:value-type="float"/>
          <table:table-cell table:formula="of:=MAX([.$M82])" office:value-type="float"/>
          <table:table-cell table:formula="of:=MAX([.$N82])" office:value-type="float"/>
        </table:table-row>
        <table:table-row table:style-name="ro1">
          <table:table-cell office:value-type="string">
            <text:p>c1908/c1908.lp.1.1</text:p>
          </table:table-cell>
          <table:table-cell office:value-type="float" office:value="0.128553"/>
          <table:table-cell office:value-type="float" office:value="0.122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05.0"/>
          <table:table-cell office:value-type="float" office:value="82555.0"/>
          <table:table-cell office:value-type="float" office:value="82555.0"/>
          <table:table-cell office:value-type="float" office:value="402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IN([.$D83])" office:value-type="float"/>
          <table:table-cell table:formula="of:=MIN([.$E83])" office:value-type="float"/>
          <table:table-cell table:formula="of:=MIN([.$F83])" office:value-type="float"/>
          <table:table-cell table:formula="of:=MIN([.$G83])" office:value-type="float"/>
          <table:table-cell table:formula="of:=MIN([.$H83])" office:value-type="float"/>
          <table:table-cell table:formula="of:=MIN([.$I83])" office:value-type="float"/>
          <table:table-cell table:formula="of:=MIN([.$J83])" office:value-type="float"/>
          <table:table-cell table:formula="of:=MIN([.$K83])" office:value-type="float"/>
          <table:table-cell table:formula="of:=MIN([.$L83])" office:value-type="float"/>
          <table:table-cell table:formula="of:=MIN([.$M83])" office:value-type="float"/>
          <table:table-cell table:formula="of:=MIN([.$N83])" office:value-type="float"/>
          <table:table-cell table:formula="of:=MEDIAN([.$B83])" office:value-type="float"/>
          <table:table-cell table:formula="of:=MEDIAN([.$C83])" office:value-type="float"/>
          <table:table-cell table:formula="of:=MEDIAN([.$D83])" office:value-type="float"/>
          <table:table-cell table:formula="of:=MEDIAN([.$E83])" office:value-type="float"/>
          <table:table-cell table:formula="of:=MEDIAN([.$F83])" office:value-type="float"/>
          <table:table-cell table:formula="of:=MEDIAN([.$G83])" office:value-type="float"/>
          <table:table-cell table:formula="of:=MEDIAN([.$H83])" office:value-type="float"/>
          <table:table-cell table:formula="of:=MEDIAN([.$I83])" office:value-type="float"/>
          <table:table-cell table:formula="of:=MEDIAN([.$J83])" office:value-type="float"/>
          <table:table-cell table:formula="of:=MEDIAN([.$K83])" office:value-type="float"/>
          <table:table-cell table:formula="of:=MEDIAN([.$L83])" office:value-type="float"/>
          <table:table-cell table:formula="of:=MEDIAN([.$M83])" office:value-type="float"/>
          <table:table-cell table:formula="of:=MEDIAN([.$N83])" office:value-type="float"/>
          <table:table-cell table:formula="of:=MAX([.$B83])" office:value-type="float"/>
          <table:table-cell table:formula="of:=MAX([.$C83])" office:value-type="float"/>
          <table:table-cell table:formula="of:=MAX([.$D83])" office:value-type="float"/>
          <table:table-cell table:formula="of:=MAX([.$E83])" office:value-type="float"/>
          <table:table-cell table:formula="of:=MAX([.$F83])" office:value-type="float"/>
          <table:table-cell table:formula="of:=MAX([.$G83])" office:value-type="float"/>
          <table:table-cell table:formula="of:=MAX([.$H83])" office:value-type="float"/>
          <table:table-cell table:formula="of:=MAX([.$I83])" office:value-type="float"/>
          <table:table-cell table:formula="of:=MAX([.$J83])" office:value-type="float"/>
          <table:table-cell table:formula="of:=MAX([.$K83])" office:value-type="float"/>
          <table:table-cell table:formula="of:=MAX([.$L83])" office:value-type="float"/>
          <table:table-cell table:formula="of:=MAX([.$M83])" office:value-type="float"/>
          <table:table-cell table:formula="of:=MAX([.$N83])" office:value-type="float"/>
        </table:table-row>
        <table:table-row table:style-name="ro1">
          <table:table-cell office:value-type="string">
            <text:p>c1908/c1908.lp.1.2</text:p>
          </table:table-cell>
          <table:table-cell office:value-type="float" office:value="0.061437"/>
          <table:table-cell office:value-type="float" office:value="0.05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3.0"/>
          <table:table-cell office:value-type="float" office:value="22625.0"/>
          <table:table-cell office:value-type="float" office:value="22625.0"/>
          <table:table-cell office:value-type="float" office:value="402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IN([.$D84])" office:value-type="float"/>
          <table:table-cell table:formula="of:=MIN([.$E84])" office:value-type="float"/>
          <table:table-cell table:formula="of:=MIN([.$F84])" office:value-type="float"/>
          <table:table-cell table:formula="of:=MIN([.$G84])" office:value-type="float"/>
          <table:table-cell table:formula="of:=MIN([.$H84])" office:value-type="float"/>
          <table:table-cell table:formula="of:=MIN([.$I84])" office:value-type="float"/>
          <table:table-cell table:formula="of:=MIN([.$J84])" office:value-type="float"/>
          <table:table-cell table:formula="of:=MIN([.$K84])" office:value-type="float"/>
          <table:table-cell table:formula="of:=MIN([.$L84])" office:value-type="float"/>
          <table:table-cell table:formula="of:=MIN([.$M84])" office:value-type="float"/>
          <table:table-cell table:formula="of:=MIN([.$N84])" office:value-type="float"/>
          <table:table-cell table:formula="of:=MEDIAN([.$B84])" office:value-type="float"/>
          <table:table-cell table:formula="of:=MEDIAN([.$C84])" office:value-type="float"/>
          <table:table-cell table:formula="of:=MEDIAN([.$D84])" office:value-type="float"/>
          <table:table-cell table:formula="of:=MEDIAN([.$E84])" office:value-type="float"/>
          <table:table-cell table:formula="of:=MEDIAN([.$F84])" office:value-type="float"/>
          <table:table-cell table:formula="of:=MEDIAN([.$G84])" office:value-type="float"/>
          <table:table-cell table:formula="of:=MEDIAN([.$H84])" office:value-type="float"/>
          <table:table-cell table:formula="of:=MEDIAN([.$I84])" office:value-type="float"/>
          <table:table-cell table:formula="of:=MEDIAN([.$J84])" office:value-type="float"/>
          <table:table-cell table:formula="of:=MEDIAN([.$K84])" office:value-type="float"/>
          <table:table-cell table:formula="of:=MEDIAN([.$L84])" office:value-type="float"/>
          <table:table-cell table:formula="of:=MEDIAN([.$M84])" office:value-type="float"/>
          <table:table-cell table:formula="of:=MEDIAN([.$N84])" office:value-type="float"/>
          <table:table-cell table:formula="of:=MAX([.$B84])" office:value-type="float"/>
          <table:table-cell table:formula="of:=MAX([.$C84])" office:value-type="float"/>
          <table:table-cell table:formula="of:=MAX([.$D84])" office:value-type="float"/>
          <table:table-cell table:formula="of:=MAX([.$E84])" office:value-type="float"/>
          <table:table-cell table:formula="of:=MAX([.$F84])" office:value-type="float"/>
          <table:table-cell table:formula="of:=MAX([.$G84])" office:value-type="float"/>
          <table:table-cell table:formula="of:=MAX([.$H84])" office:value-type="float"/>
          <table:table-cell table:formula="of:=MAX([.$I84])" office:value-type="float"/>
          <table:table-cell table:formula="of:=MAX([.$J84])" office:value-type="float"/>
          <table:table-cell table:formula="of:=MAX([.$K84])" office:value-type="float"/>
          <table:table-cell table:formula="of:=MAX([.$L84])" office:value-type="float"/>
          <table:table-cell table:formula="of:=MAX([.$M84])" office:value-type="float"/>
          <table:table-cell table:formula="of:=MAX([.$N84])" office:value-type="float"/>
        </table:table-row>
        <table:table-row table:style-name="ro1">
          <table:table-cell office:value-type="string">
            <text:p>c1908/c1908.lp.1.3</text:p>
          </table:table-cell>
          <table:table-cell office:value-type="float" office:value="0.070846"/>
          <table:table-cell office:value-type="float" office:value="0.064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9.0"/>
          <table:table-cell office:value-type="float" office:value="19846.0"/>
          <table:table-cell office:value-type="float" office:value="19846.0"/>
          <table:table-cell office:value-type="float" office:value="402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IN([.$D85])" office:value-type="float"/>
          <table:table-cell table:formula="of:=MIN([.$E85])" office:value-type="float"/>
          <table:table-cell table:formula="of:=MIN([.$F85])" office:value-type="float"/>
          <table:table-cell table:formula="of:=MIN([.$G85])" office:value-type="float"/>
          <table:table-cell table:formula="of:=MIN([.$H85])" office:value-type="float"/>
          <table:table-cell table:formula="of:=MIN([.$I85])" office:value-type="float"/>
          <table:table-cell table:formula="of:=MIN([.$J85])" office:value-type="float"/>
          <table:table-cell table:formula="of:=MIN([.$K85])" office:value-type="float"/>
          <table:table-cell table:formula="of:=MIN([.$L85])" office:value-type="float"/>
          <table:table-cell table:formula="of:=MIN([.$M85])" office:value-type="float"/>
          <table:table-cell table:formula="of:=MIN([.$N85])" office:value-type="float"/>
          <table:table-cell table:formula="of:=MEDIAN([.$B85])" office:value-type="float"/>
          <table:table-cell table:formula="of:=MEDIAN([.$C85])" office:value-type="float"/>
          <table:table-cell table:formula="of:=MEDIAN([.$D85])" office:value-type="float"/>
          <table:table-cell table:formula="of:=MEDIAN([.$E85])" office:value-type="float"/>
          <table:table-cell table:formula="of:=MEDIAN([.$F85])" office:value-type="float"/>
          <table:table-cell table:formula="of:=MEDIAN([.$G85])" office:value-type="float"/>
          <table:table-cell table:formula="of:=MEDIAN([.$H85])" office:value-type="float"/>
          <table:table-cell table:formula="of:=MEDIAN([.$I85])" office:value-type="float"/>
          <table:table-cell table:formula="of:=MEDIAN([.$J85])" office:value-type="float"/>
          <table:table-cell table:formula="of:=MEDIAN([.$K85])" office:value-type="float"/>
          <table:table-cell table:formula="of:=MEDIAN([.$L85])" office:value-type="float"/>
          <table:table-cell table:formula="of:=MEDIAN([.$M85])" office:value-type="float"/>
          <table:table-cell table:formula="of:=MEDIAN([.$N85])" office:value-type="float"/>
          <table:table-cell table:formula="of:=MAX([.$B85])" office:value-type="float"/>
          <table:table-cell table:formula="of:=MAX([.$C85])" office:value-type="float"/>
          <table:table-cell table:formula="of:=MAX([.$D85])" office:value-type="float"/>
          <table:table-cell table:formula="of:=MAX([.$E85])" office:value-type="float"/>
          <table:table-cell table:formula="of:=MAX([.$F85])" office:value-type="float"/>
          <table:table-cell table:formula="of:=MAX([.$G85])" office:value-type="float"/>
          <table:table-cell table:formula="of:=MAX([.$H85])" office:value-type="float"/>
          <table:table-cell table:formula="of:=MAX([.$I85])" office:value-type="float"/>
          <table:table-cell table:formula="of:=MAX([.$J85])" office:value-type="float"/>
          <table:table-cell table:formula="of:=MAX([.$K85])" office:value-type="float"/>
          <table:table-cell table:formula="of:=MAX([.$L85])" office:value-type="float"/>
          <table:table-cell table:formula="of:=MAX([.$M85])" office:value-type="float"/>
          <table:table-cell table:formula="of:=MAX([.$N85])" office:value-type="float"/>
        </table:table-row>
        <table:table-row table:style-name="ro1">
          <table:table-cell office:value-type="string">
            <text:p>c1908/c1908.lp.1.4</text:p>
          </table:table-cell>
          <table:table-cell office:value-type="float" office:value="0.067444"/>
          <table:table-cell office:value-type="float" office:value="0.062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3.0"/>
          <table:table-cell office:value-type="float" office:value="22555.0"/>
          <table:table-cell office:value-type="float" office:value="22555.0"/>
          <table:table-cell office:value-type="float" office:value="4029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IN([.$D86])" office:value-type="float"/>
          <table:table-cell table:formula="of:=MIN([.$E86])" office:value-type="float"/>
          <table:table-cell table:formula="of:=MIN([.$F86])" office:value-type="float"/>
          <table:table-cell table:formula="of:=MIN([.$G86])" office:value-type="float"/>
          <table:table-cell table:formula="of:=MIN([.$H86])" office:value-type="float"/>
          <table:table-cell table:formula="of:=MIN([.$I86])" office:value-type="float"/>
          <table:table-cell table:formula="of:=MIN([.$J86])" office:value-type="float"/>
          <table:table-cell table:formula="of:=MIN([.$K86])" office:value-type="float"/>
          <table:table-cell table:formula="of:=MIN([.$L86])" office:value-type="float"/>
          <table:table-cell table:formula="of:=MIN([.$M86])" office:value-type="float"/>
          <table:table-cell table:formula="of:=MIN([.$N86])" office:value-type="float"/>
          <table:table-cell table:formula="of:=MEDIAN([.$B86])" office:value-type="float"/>
          <table:table-cell table:formula="of:=MEDIAN([.$C86])" office:value-type="float"/>
          <table:table-cell table:formula="of:=MEDIAN([.$D86])" office:value-type="float"/>
          <table:table-cell table:formula="of:=MEDIAN([.$E86])" office:value-type="float"/>
          <table:table-cell table:formula="of:=MEDIAN([.$F86])" office:value-type="float"/>
          <table:table-cell table:formula="of:=MEDIAN([.$G86])" office:value-type="float"/>
          <table:table-cell table:formula="of:=MEDIAN([.$H86])" office:value-type="float"/>
          <table:table-cell table:formula="of:=MEDIAN([.$I86])" office:value-type="float"/>
          <table:table-cell table:formula="of:=MEDIAN([.$J86])" office:value-type="float"/>
          <table:table-cell table:formula="of:=MEDIAN([.$K86])" office:value-type="float"/>
          <table:table-cell table:formula="of:=MEDIAN([.$L86])" office:value-type="float"/>
          <table:table-cell table:formula="of:=MEDIAN([.$M86])" office:value-type="float"/>
          <table:table-cell table:formula="of:=MEDIAN([.$N86])" office:value-type="float"/>
          <table:table-cell table:formula="of:=MAX([.$B86])" office:value-type="float"/>
          <table:table-cell table:formula="of:=MAX([.$C86])" office:value-type="float"/>
          <table:table-cell table:formula="of:=MAX([.$D86])" office:value-type="float"/>
          <table:table-cell table:formula="of:=MAX([.$E86])" office:value-type="float"/>
          <table:table-cell table:formula="of:=MAX([.$F86])" office:value-type="float"/>
          <table:table-cell table:formula="of:=MAX([.$G86])" office:value-type="float"/>
          <table:table-cell table:formula="of:=MAX([.$H86])" office:value-type="float"/>
          <table:table-cell table:formula="of:=MAX([.$I86])" office:value-type="float"/>
          <table:table-cell table:formula="of:=MAX([.$J86])" office:value-type="float"/>
          <table:table-cell table:formula="of:=MAX([.$K86])" office:value-type="float"/>
          <table:table-cell table:formula="of:=MAX([.$L86])" office:value-type="float"/>
          <table:table-cell table:formula="of:=MAX([.$M86])" office:value-type="float"/>
          <table:table-cell table:formula="of:=MAX([.$N86])" office:value-type="float"/>
        </table:table-row>
        <table:table-row table:style-name="ro1">
          <table:table-cell office:value-type="string">
            <text:p>c1908/c1908.lp.1.5</text:p>
          </table:table-cell>
          <table:table-cell office:value-type="float" office:value="0.081321"/>
          <table:table-cell office:value-type="float" office:value="0.075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4.0"/>
          <table:table-cell office:value-type="float" office:value="37180.0"/>
          <table:table-cell office:value-type="float" office:value="37180.0"/>
          <table:table-cell office:value-type="float" office:value="4027.0"/>
          <table:table-cell office:value-type="float" office:value="2268.0"/>
          <table:table-cell office:value-type="float" office:value="0.0"/>
          <table:table-cell office:value-type="float" office:value="0.0"/>
          <table:table-cell table:formula="of:=MIN([.$B87])" office:value-type="float"/>
          <table:table-cell table:formula="of:=MIN([.$C87])" office:value-type="float"/>
          <table:table-cell table:formula="of:=MIN([.$D87])" office:value-type="float"/>
          <table:table-cell table:formula="of:=MIN([.$E87])" office:value-type="float"/>
          <table:table-cell table:formula="of:=MIN([.$F87])" office:value-type="float"/>
          <table:table-cell table:formula="of:=MIN([.$G87])" office:value-type="float"/>
          <table:table-cell table:formula="of:=MIN([.$H87])" office:value-type="float"/>
          <table:table-cell table:formula="of:=MIN([.$I87])" office:value-type="float"/>
          <table:table-cell table:formula="of:=MIN([.$J87])" office:value-type="float"/>
          <table:table-cell table:formula="of:=MIN([.$K87])" office:value-type="float"/>
          <table:table-cell table:formula="of:=MIN([.$L87])" office:value-type="float"/>
          <table:table-cell table:formula="of:=MIN([.$M87])" office:value-type="float"/>
          <table:table-cell table:formula="of:=MIN([.$N87])" office:value-type="float"/>
          <table:table-cell table:formula="of:=MEDIAN([.$B87])" office:value-type="float"/>
          <table:table-cell table:formula="of:=MEDIAN([.$C87])" office:value-type="float"/>
          <table:table-cell table:formula="of:=MEDIAN([.$D87])" office:value-type="float"/>
          <table:table-cell table:formula="of:=MEDIAN([.$E87])" office:value-type="float"/>
          <table:table-cell table:formula="of:=MEDIAN([.$F87])" office:value-type="float"/>
          <table:table-cell table:formula="of:=MEDIAN([.$G87])" office:value-type="float"/>
          <table:table-cell table:formula="of:=MEDIAN([.$H87])" office:value-type="float"/>
          <table:table-cell table:formula="of:=MEDIAN([.$I87])" office:value-type="float"/>
          <table:table-cell table:formula="of:=MEDIAN([.$J87])" office:value-type="float"/>
          <table:table-cell table:formula="of:=MEDIAN([.$K87])" office:value-type="float"/>
          <table:table-cell table:formula="of:=MEDIAN([.$L87])" office:value-type="float"/>
          <table:table-cell table:formula="of:=MEDIAN([.$M87])" office:value-type="float"/>
          <table:table-cell table:formula="of:=MEDIAN([.$N87])" office:value-type="float"/>
          <table:table-cell table:formula="of:=MAX([.$B87])" office:value-type="float"/>
          <table:table-cell table:formula="of:=MAX([.$C87])" office:value-type="float"/>
          <table:table-cell table:formula="of:=MAX([.$D87])" office:value-type="float"/>
          <table:table-cell table:formula="of:=MAX([.$E87])" office:value-type="float"/>
          <table:table-cell table:formula="of:=MAX([.$F87])" office:value-type="float"/>
          <table:table-cell table:formula="of:=MAX([.$G87])" office:value-type="float"/>
          <table:table-cell table:formula="of:=MAX([.$H87])" office:value-type="float"/>
          <table:table-cell table:formula="of:=MAX([.$I87])" office:value-type="float"/>
          <table:table-cell table:formula="of:=MAX([.$J87])" office:value-type="float"/>
          <table:table-cell table:formula="of:=MAX([.$K87])" office:value-type="float"/>
          <table:table-cell table:formula="of:=MAX([.$L87])" office:value-type="float"/>
          <table:table-cell table:formula="of:=MAX([.$M87])" office:value-type="float"/>
          <table:table-cell table:formula="of:=MAX([.$N87])" office:value-type="float"/>
        </table:table-row>
        <table:table-row table:style-name="ro1">
          <table:table-cell office:value-type="string">
            <text:p>c1908/c1908.lp.1.6</text:p>
          </table:table-cell>
          <table:table-cell office:value-type="float" office:value="0.082616"/>
          <table:table-cell office:value-type="float" office:value="0.07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2.0"/>
          <table:table-cell office:value-type="float" office:value="38627.0"/>
          <table:table-cell office:value-type="float" office:value="38627.0"/>
          <table:table-cell office:value-type="float" office:value="4030.0"/>
          <table:table-cell office:value-type="float" office:value="2269.0"/>
          <table:table-cell office:value-type="float" office:value="0.0"/>
          <table:table-cell office:value-type="float" office:value="0.0"/>
          <table:table-cell table:formula="of:=MIN([.$B88])" office:value-type="float"/>
          <table:table-cell table:formula="of:=MIN([.$C88])" office:value-type="float"/>
          <table:table-cell table:formula="of:=MIN([.$D88])" office:value-type="float"/>
          <table:table-cell table:formula="of:=MIN([.$E88])" office:value-type="float"/>
          <table:table-cell table:formula="of:=MIN([.$F88])" office:value-type="float"/>
          <table:table-cell table:formula="of:=MIN([.$G88])" office:value-type="float"/>
          <table:table-cell table:formula="of:=MIN([.$H88])" office:value-type="float"/>
          <table:table-cell table:formula="of:=MIN([.$I88])" office:value-type="float"/>
          <table:table-cell table:formula="of:=MIN([.$J88])" office:value-type="float"/>
          <table:table-cell table:formula="of:=MIN([.$K88])" office:value-type="float"/>
          <table:table-cell table:formula="of:=MIN([.$L88])" office:value-type="float"/>
          <table:table-cell table:formula="of:=MIN([.$M88])" office:value-type="float"/>
          <table:table-cell table:formula="of:=MIN([.$N88])" office:value-type="float"/>
          <table:table-cell table:formula="of:=MEDIAN([.$B88])" office:value-type="float"/>
          <table:table-cell table:formula="of:=MEDIAN([.$C88])" office:value-type="float"/>
          <table:table-cell table:formula="of:=MEDIAN([.$D88])" office:value-type="float"/>
          <table:table-cell table:formula="of:=MEDIAN([.$E88])" office:value-type="float"/>
          <table:table-cell table:formula="of:=MEDIAN([.$F88])" office:value-type="float"/>
          <table:table-cell table:formula="of:=MEDIAN([.$G88])" office:value-type="float"/>
          <table:table-cell table:formula="of:=MEDIAN([.$H88])" office:value-type="float"/>
          <table:table-cell table:formula="of:=MEDIAN([.$I88])" office:value-type="float"/>
          <table:table-cell table:formula="of:=MEDIAN([.$J88])" office:value-type="float"/>
          <table:table-cell table:formula="of:=MEDIAN([.$K88])" office:value-type="float"/>
          <table:table-cell table:formula="of:=MEDIAN([.$L88])" office:value-type="float"/>
          <table:table-cell table:formula="of:=MEDIAN([.$M88])" office:value-type="float"/>
          <table:table-cell table:formula="of:=MEDIAN([.$N88])" office:value-type="float"/>
          <table:table-cell table:formula="of:=MAX([.$B88])" office:value-type="float"/>
          <table:table-cell table:formula="of:=MAX([.$C88])" office:value-type="float"/>
          <table:table-cell table:formula="of:=MAX([.$D88])" office:value-type="float"/>
          <table:table-cell table:formula="of:=MAX([.$E88])" office:value-type="float"/>
          <table:table-cell table:formula="of:=MAX([.$F88])" office:value-type="float"/>
          <table:table-cell table:formula="of:=MAX([.$G88])" office:value-type="float"/>
          <table:table-cell table:formula="of:=MAX([.$H88])" office:value-type="float"/>
          <table:table-cell table:formula="of:=MAX([.$I88])" office:value-type="float"/>
          <table:table-cell table:formula="of:=MAX([.$J88])" office:value-type="float"/>
          <table:table-cell table:formula="of:=MAX([.$K88])" office:value-type="float"/>
          <table:table-cell table:formula="of:=MAX([.$L88])" office:value-type="float"/>
          <table:table-cell table:formula="of:=MAX([.$M88])" office:value-type="float"/>
          <table:table-cell table:formula="of:=MAX([.$N88])" office:value-type="float"/>
        </table:table-row>
        <table:table-row table:style-name="ro1">
          <table:table-cell office:value-type="string">
            <text:p>c1908/c1908.lp.1.7</text:p>
          </table:table-cell>
          <table:table-cell office:value-type="float" office:value="0.08387"/>
          <table:table-cell office:value-type="float" office:value="0.07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2.0"/>
          <table:table-cell office:value-type="float" office:value="38626.0"/>
          <table:table-cell office:value-type="float" office:value="38626.0"/>
          <table:table-cell office:value-type="float" office:value="4033.0"/>
          <table:table-cell office:value-type="float" office:value="2270.0"/>
          <table:table-cell office:value-type="float" office:value="0.0"/>
          <table:table-cell office:value-type="float" office:value="0.0"/>
          <table:table-cell table:formula="of:=MIN([.$B89])" office:value-type="float"/>
          <table:table-cell table:formula="of:=MIN([.$C89])" office:value-type="float"/>
          <table:table-cell table:formula="of:=MIN([.$D89])" office:value-type="float"/>
          <table:table-cell table:formula="of:=MIN([.$E89])" office:value-type="float"/>
          <table:table-cell table:formula="of:=MIN([.$F89])" office:value-type="float"/>
          <table:table-cell table:formula="of:=MIN([.$G89])" office:value-type="float"/>
          <table:table-cell table:formula="of:=MIN([.$H89])" office:value-type="float"/>
          <table:table-cell table:formula="of:=MIN([.$I89])" office:value-type="float"/>
          <table:table-cell table:formula="of:=MIN([.$J89])" office:value-type="float"/>
          <table:table-cell table:formula="of:=MIN([.$K89])" office:value-type="float"/>
          <table:table-cell table:formula="of:=MIN([.$L89])" office:value-type="float"/>
          <table:table-cell table:formula="of:=MIN([.$M89])" office:value-type="float"/>
          <table:table-cell table:formula="of:=MIN([.$N89])" office:value-type="float"/>
          <table:table-cell table:formula="of:=MEDIAN([.$B89])" office:value-type="float"/>
          <table:table-cell table:formula="of:=MEDIAN([.$C89])" office:value-type="float"/>
          <table:table-cell table:formula="of:=MEDIAN([.$D89])" office:value-type="float"/>
          <table:table-cell table:formula="of:=MEDIAN([.$E89])" office:value-type="float"/>
          <table:table-cell table:formula="of:=MEDIAN([.$F89])" office:value-type="float"/>
          <table:table-cell table:formula="of:=MEDIAN([.$G89])" office:value-type="float"/>
          <table:table-cell table:formula="of:=MEDIAN([.$H89])" office:value-type="float"/>
          <table:table-cell table:formula="of:=MEDIAN([.$I89])" office:value-type="float"/>
          <table:table-cell table:formula="of:=MEDIAN([.$J89])" office:value-type="float"/>
          <table:table-cell table:formula="of:=MEDIAN([.$K89])" office:value-type="float"/>
          <table:table-cell table:formula="of:=MEDIAN([.$L89])" office:value-type="float"/>
          <table:table-cell table:formula="of:=MEDIAN([.$M89])" office:value-type="float"/>
          <table:table-cell table:formula="of:=MEDIAN([.$N89])" office:value-type="float"/>
          <table:table-cell table:formula="of:=MAX([.$B89])" office:value-type="float"/>
          <table:table-cell table:formula="of:=MAX([.$C89])" office:value-type="float"/>
          <table:table-cell table:formula="of:=MAX([.$D89])" office:value-type="float"/>
          <table:table-cell table:formula="of:=MAX([.$E89])" office:value-type="float"/>
          <table:table-cell table:formula="of:=MAX([.$F89])" office:value-type="float"/>
          <table:table-cell table:formula="of:=MAX([.$G89])" office:value-type="float"/>
          <table:table-cell table:formula="of:=MAX([.$H89])" office:value-type="float"/>
          <table:table-cell table:formula="of:=MAX([.$I89])" office:value-type="float"/>
          <table:table-cell table:formula="of:=MAX([.$J89])" office:value-type="float"/>
          <table:table-cell table:formula="of:=MAX([.$K89])" office:value-type="float"/>
          <table:table-cell table:formula="of:=MAX([.$L89])" office:value-type="float"/>
          <table:table-cell table:formula="of:=MAX([.$M89])" office:value-type="float"/>
          <table:table-cell table:formula="of:=MAX([.$N89])" office:value-type="float"/>
        </table:table-row>
        <table:table-row table:style-name="ro1">
          <table:table-cell office:value-type="string">
            <text:p>c1908/c1908.lp.1.8</text:p>
          </table:table-cell>
          <table:table-cell office:value-type="float" office:value="0.084066"/>
          <table:table-cell office:value-type="float" office:value="0.078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8.0"/>
          <table:table-cell office:value-type="float" office:value="26150.0"/>
          <table:table-cell office:value-type="float" office:value="26150.0"/>
          <table:table-cell office:value-type="float" office:value="4035.0"/>
          <table:table-cell office:value-type="float" office:value="2269.0"/>
          <table:table-cell office:value-type="float" office:value="0.0"/>
          <table:table-cell office:value-type="float" office:value="0.0"/>
          <table:table-cell table:formula="of:=MIN([.$B90])" office:value-type="float"/>
          <table:table-cell table:formula="of:=MIN([.$C90])" office:value-type="float"/>
          <table:table-cell table:formula="of:=MIN([.$D90])" office:value-type="float"/>
          <table:table-cell table:formula="of:=MIN([.$E90])" office:value-type="float"/>
          <table:table-cell table:formula="of:=MIN([.$F90])" office:value-type="float"/>
          <table:table-cell table:formula="of:=MIN([.$G90])" office:value-type="float"/>
          <table:table-cell table:formula="of:=MIN([.$H90])" office:value-type="float"/>
          <table:table-cell table:formula="of:=MIN([.$I90])" office:value-type="float"/>
          <table:table-cell table:formula="of:=MIN([.$J90])" office:value-type="float"/>
          <table:table-cell table:formula="of:=MIN([.$K90])" office:value-type="float"/>
          <table:table-cell table:formula="of:=MIN([.$L90])" office:value-type="float"/>
          <table:table-cell table:formula="of:=MIN([.$M90])" office:value-type="float"/>
          <table:table-cell table:formula="of:=MIN([.$N90])" office:value-type="float"/>
          <table:table-cell table:formula="of:=MEDIAN([.$B90])" office:value-type="float"/>
          <table:table-cell table:formula="of:=MEDIAN([.$C90])" office:value-type="float"/>
          <table:table-cell table:formula="of:=MEDIAN([.$D90])" office:value-type="float"/>
          <table:table-cell table:formula="of:=MEDIAN([.$E90])" office:value-type="float"/>
          <table:table-cell table:formula="of:=MEDIAN([.$F90])" office:value-type="float"/>
          <table:table-cell table:formula="of:=MEDIAN([.$G90])" office:value-type="float"/>
          <table:table-cell table:formula="of:=MEDIAN([.$H90])" office:value-type="float"/>
          <table:table-cell table:formula="of:=MEDIAN([.$I90])" office:value-type="float"/>
          <table:table-cell table:formula="of:=MEDIAN([.$J90])" office:value-type="float"/>
          <table:table-cell table:formula="of:=MEDIAN([.$K90])" office:value-type="float"/>
          <table:table-cell table:formula="of:=MEDIAN([.$L90])" office:value-type="float"/>
          <table:table-cell table:formula="of:=MEDIAN([.$M90])" office:value-type="float"/>
          <table:table-cell table:formula="of:=MEDIAN([.$N90])" office:value-type="float"/>
          <table:table-cell table:formula="of:=MAX([.$B90])" office:value-type="float"/>
          <table:table-cell table:formula="of:=MAX([.$C90])" office:value-type="float"/>
          <table:table-cell table:formula="of:=MAX([.$D90])" office:value-type="float"/>
          <table:table-cell table:formula="of:=MAX([.$E90])" office:value-type="float"/>
          <table:table-cell table:formula="of:=MAX([.$F90])" office:value-type="float"/>
          <table:table-cell table:formula="of:=MAX([.$G90])" office:value-type="float"/>
          <table:table-cell table:formula="of:=MAX([.$H90])" office:value-type="float"/>
          <table:table-cell table:formula="of:=MAX([.$I90])" office:value-type="float"/>
          <table:table-cell table:formula="of:=MAX([.$J90])" office:value-type="float"/>
          <table:table-cell table:formula="of:=MAX([.$K90])" office:value-type="float"/>
          <table:table-cell table:formula="of:=MAX([.$L90])" office:value-type="float"/>
          <table:table-cell table:formula="of:=MAX([.$M90])" office:value-type="float"/>
          <table:table-cell table:formula="of:=MAX([.$N90])" office:value-type="float"/>
        </table:table-row>
        <table:table-row table:style-name="ro1">
          <table:table-cell office:value-type="string">
            <text:p>c1908/c1908.lp.10.1</text:p>
          </table:table-cell>
          <table:table-cell office:value-type="float" office:value="0.076199"/>
          <table:table-cell office:value-type="float" office:value="0.069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27214.0"/>
          <table:table-cell office:value-type="float" office:value="27214.0"/>
          <table:table-cell office:value-type="float" office:value="4034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91])" office:value-type="float"/>
          <table:table-cell table:formula="of:=MIN([.$C91])" office:value-type="float"/>
          <table:table-cell table:formula="of:=MIN([.$D91])" office:value-type="float"/>
          <table:table-cell table:formula="of:=MIN([.$E91])" office:value-type="float"/>
          <table:table-cell table:formula="of:=MIN([.$F91])" office:value-type="float"/>
          <table:table-cell table:formula="of:=MIN([.$G91])" office:value-type="float"/>
          <table:table-cell table:formula="of:=MIN([.$H91])" office:value-type="float"/>
          <table:table-cell table:formula="of:=MIN([.$I91])" office:value-type="float"/>
          <table:table-cell table:formula="of:=MIN([.$J91])" office:value-type="float"/>
          <table:table-cell table:formula="of:=MIN([.$K91])" office:value-type="float"/>
          <table:table-cell table:formula="of:=MIN([.$L91])" office:value-type="float"/>
          <table:table-cell table:formula="of:=MIN([.$M91])" office:value-type="float"/>
          <table:table-cell table:formula="of:=MIN([.$N91])" office:value-type="float"/>
          <table:table-cell table:formula="of:=MEDIAN([.$B91])" office:value-type="float"/>
          <table:table-cell table:formula="of:=MEDIAN([.$C91])" office:value-type="float"/>
          <table:table-cell table:formula="of:=MEDIAN([.$D91])" office:value-type="float"/>
          <table:table-cell table:formula="of:=MEDIAN([.$E91])" office:value-type="float"/>
          <table:table-cell table:formula="of:=MEDIAN([.$F91])" office:value-type="float"/>
          <table:table-cell table:formula="of:=MEDIAN([.$G91])" office:value-type="float"/>
          <table:table-cell table:formula="of:=MEDIAN([.$H91])" office:value-type="float"/>
          <table:table-cell table:formula="of:=MEDIAN([.$I91])" office:value-type="float"/>
          <table:table-cell table:formula="of:=MEDIAN([.$J91])" office:value-type="float"/>
          <table:table-cell table:formula="of:=MEDIAN([.$K91])" office:value-type="float"/>
          <table:table-cell table:formula="of:=MEDIAN([.$L91])" office:value-type="float"/>
          <table:table-cell table:formula="of:=MEDIAN([.$M91])" office:value-type="float"/>
          <table:table-cell table:formula="of:=MEDIAN([.$N91])" office:value-type="float"/>
          <table:table-cell table:formula="of:=MAX([.$B91])" office:value-type="float"/>
          <table:table-cell table:formula="of:=MAX([.$C91])" office:value-type="float"/>
          <table:table-cell table:formula="of:=MAX([.$D91])" office:value-type="float"/>
          <table:table-cell table:formula="of:=MAX([.$E91])" office:value-type="float"/>
          <table:table-cell table:formula="of:=MAX([.$F91])" office:value-type="float"/>
          <table:table-cell table:formula="of:=MAX([.$G91])" office:value-type="float"/>
          <table:table-cell table:formula="of:=MAX([.$H91])" office:value-type="float"/>
          <table:table-cell table:formula="of:=MAX([.$I91])" office:value-type="float"/>
          <table:table-cell table:formula="of:=MAX([.$J91])" office:value-type="float"/>
          <table:table-cell table:formula="of:=MAX([.$K91])" office:value-type="float"/>
          <table:table-cell table:formula="of:=MAX([.$L91])" office:value-type="float"/>
          <table:table-cell table:formula="of:=MAX([.$M91])" office:value-type="float"/>
          <table:table-cell table:formula="of:=MAX([.$N91])" office:value-type="float"/>
        </table:table-row>
        <table:table-row table:style-name="ro1">
          <table:table-cell office:value-type="string">
            <text:p>c1908/c1908.lp.10.2</text:p>
          </table:table-cell>
          <table:table-cell office:value-type="float" office:value="0.23103"/>
          <table:table-cell office:value-type="float" office:value="0.225"/>
          <table:table-cell office:value-type="float" office:value="0.2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298519.0"/>
          <table:table-cell office:value-type="float" office:value="298519.0"/>
          <table:table-cell office:value-type="float" office:value="403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92])" office:value-type="float"/>
          <table:table-cell table:formula="of:=MIN([.$C92])" office:value-type="float"/>
          <table:table-cell table:formula="of:=MIN([.$D92])" office:value-type="float"/>
          <table:table-cell table:formula="of:=MIN([.$E92])" office:value-type="float"/>
          <table:table-cell table:formula="of:=MIN([.$F92])" office:value-type="float"/>
          <table:table-cell table:formula="of:=MIN([.$G92])" office:value-type="float"/>
          <table:table-cell table:formula="of:=MIN([.$H92])" office:value-type="float"/>
          <table:table-cell table:formula="of:=MIN([.$I92])" office:value-type="float"/>
          <table:table-cell table:formula="of:=MIN([.$J92])" office:value-type="float"/>
          <table:table-cell table:formula="of:=MIN([.$K92])" office:value-type="float"/>
          <table:table-cell table:formula="of:=MIN([.$L92])" office:value-type="float"/>
          <table:table-cell table:formula="of:=MIN([.$M92])" office:value-type="float"/>
          <table:table-cell table:formula="of:=MIN([.$N92])" office:value-type="float"/>
          <table:table-cell table:formula="of:=MEDIAN([.$B92])" office:value-type="float"/>
          <table:table-cell table:formula="of:=MEDIAN([.$C92])" office:value-type="float"/>
          <table:table-cell table:formula="of:=MEDIAN([.$D92])" office:value-type="float"/>
          <table:table-cell table:formula="of:=MEDIAN([.$E92])" office:value-type="float"/>
          <table:table-cell table:formula="of:=MEDIAN([.$F92])" office:value-type="float"/>
          <table:table-cell table:formula="of:=MEDIAN([.$G92])" office:value-type="float"/>
          <table:table-cell table:formula="of:=MEDIAN([.$H92])" office:value-type="float"/>
          <table:table-cell table:formula="of:=MEDIAN([.$I92])" office:value-type="float"/>
          <table:table-cell table:formula="of:=MEDIAN([.$J92])" office:value-type="float"/>
          <table:table-cell table:formula="of:=MEDIAN([.$K92])" office:value-type="float"/>
          <table:table-cell table:formula="of:=MEDIAN([.$L92])" office:value-type="float"/>
          <table:table-cell table:formula="of:=MEDIAN([.$M92])" office:value-type="float"/>
          <table:table-cell table:formula="of:=MEDIAN([.$N92])" office:value-type="float"/>
          <table:table-cell table:formula="of:=MAX([.$B92])" office:value-type="float"/>
          <table:table-cell table:formula="of:=MAX([.$C92])" office:value-type="float"/>
          <table:table-cell table:formula="of:=MAX([.$D92])" office:value-type="float"/>
          <table:table-cell table:formula="of:=MAX([.$E92])" office:value-type="float"/>
          <table:table-cell table:formula="of:=MAX([.$F92])" office:value-type="float"/>
          <table:table-cell table:formula="of:=MAX([.$G92])" office:value-type="float"/>
          <table:table-cell table:formula="of:=MAX([.$H92])" office:value-type="float"/>
          <table:table-cell table:formula="of:=MAX([.$I92])" office:value-type="float"/>
          <table:table-cell table:formula="of:=MAX([.$J92])" office:value-type="float"/>
          <table:table-cell table:formula="of:=MAX([.$K92])" office:value-type="float"/>
          <table:table-cell table:formula="of:=MAX([.$L92])" office:value-type="float"/>
          <table:table-cell table:formula="of:=MAX([.$M92])" office:value-type="float"/>
          <table:table-cell table:formula="of:=MAX([.$N92])" office:value-type="float"/>
        </table:table-row>
        <table:table-row table:style-name="ro1">
          <table:table-cell office:value-type="string">
            <text:p>c1908/c1908.lp.10.3</text:p>
          </table:table-cell>
          <table:table-cell office:value-type="float" office:value="0.239456"/>
          <table:table-cell office:value-type="float" office:value="0.233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1.0"/>
          <table:table-cell office:value-type="float" office:value="318231.0"/>
          <table:table-cell office:value-type="float" office:value="318231.0"/>
          <table:table-cell office:value-type="float" office:value="402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IN([.$D93])" office:value-type="float"/>
          <table:table-cell table:formula="of:=MIN([.$E93])" office:value-type="float"/>
          <table:table-cell table:formula="of:=MIN([.$F93])" office:value-type="float"/>
          <table:table-cell table:formula="of:=MIN([.$G93])" office:value-type="float"/>
          <table:table-cell table:formula="of:=MIN([.$H93])" office:value-type="float"/>
          <table:table-cell table:formula="of:=MIN([.$I93])" office:value-type="float"/>
          <table:table-cell table:formula="of:=MIN([.$J93])" office:value-type="float"/>
          <table:table-cell table:formula="of:=MIN([.$K93])" office:value-type="float"/>
          <table:table-cell table:formula="of:=MIN([.$L93])" office:value-type="float"/>
          <table:table-cell table:formula="of:=MIN([.$M93])" office:value-type="float"/>
          <table:table-cell table:formula="of:=MIN([.$N93])" office:value-type="float"/>
          <table:table-cell table:formula="of:=MEDIAN([.$B93])" office:value-type="float"/>
          <table:table-cell table:formula="of:=MEDIAN([.$C93])" office:value-type="float"/>
          <table:table-cell table:formula="of:=MEDIAN([.$D93])" office:value-type="float"/>
          <table:table-cell table:formula="of:=MEDIAN([.$E93])" office:value-type="float"/>
          <table:table-cell table:formula="of:=MEDIAN([.$F93])" office:value-type="float"/>
          <table:table-cell table:formula="of:=MEDIAN([.$G93])" office:value-type="float"/>
          <table:table-cell table:formula="of:=MEDIAN([.$H93])" office:value-type="float"/>
          <table:table-cell table:formula="of:=MEDIAN([.$I93])" office:value-type="float"/>
          <table:table-cell table:formula="of:=MEDIAN([.$J93])" office:value-type="float"/>
          <table:table-cell table:formula="of:=MEDIAN([.$K93])" office:value-type="float"/>
          <table:table-cell table:formula="of:=MEDIAN([.$L93])" office:value-type="float"/>
          <table:table-cell table:formula="of:=MEDIAN([.$M93])" office:value-type="float"/>
          <table:table-cell table:formula="of:=MEDIAN([.$N93])" office:value-type="float"/>
          <table:table-cell table:formula="of:=MAX([.$B93])" office:value-type="float"/>
          <table:table-cell table:formula="of:=MAX([.$C93])" office:value-type="float"/>
          <table:table-cell table:formula="of:=MAX([.$D93])" office:value-type="float"/>
          <table:table-cell table:formula="of:=MAX([.$E93])" office:value-type="float"/>
          <table:table-cell table:formula="of:=MAX([.$F93])" office:value-type="float"/>
          <table:table-cell table:formula="of:=MAX([.$G93])" office:value-type="float"/>
          <table:table-cell table:formula="of:=MAX([.$H93])" office:value-type="float"/>
          <table:table-cell table:formula="of:=MAX([.$I93])" office:value-type="float"/>
          <table:table-cell table:formula="of:=MAX([.$J93])" office:value-type="float"/>
          <table:table-cell table:formula="of:=MAX([.$K93])" office:value-type="float"/>
          <table:table-cell table:formula="of:=MAX([.$L93])" office:value-type="float"/>
          <table:table-cell table:formula="of:=MAX([.$M93])" office:value-type="float"/>
          <table:table-cell table:formula="of:=MAX([.$N93])" office:value-type="float"/>
        </table:table-row>
        <table:table-row table:style-name="ro1">
          <table:table-cell office:value-type="string">
            <text:p>c1908/c1908.lp.10.4</text:p>
          </table:table-cell>
          <table:table-cell office:value-type="float" office:value="0.20682"/>
          <table:table-cell office:value-type="float" office:value="0.199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9.0"/>
          <table:table-cell office:value-type="float" office:value="242335.0"/>
          <table:table-cell office:value-type="float" office:value="242335.0"/>
          <table:table-cell office:value-type="float" office:value="4025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IN([.$D94])" office:value-type="float"/>
          <table:table-cell table:formula="of:=MIN([.$E94])" office:value-type="float"/>
          <table:table-cell table:formula="of:=MIN([.$F94])" office:value-type="float"/>
          <table:table-cell table:formula="of:=MIN([.$G94])" office:value-type="float"/>
          <table:table-cell table:formula="of:=MIN([.$H94])" office:value-type="float"/>
          <table:table-cell table:formula="of:=MIN([.$I94])" office:value-type="float"/>
          <table:table-cell table:formula="of:=MIN([.$J94])" office:value-type="float"/>
          <table:table-cell table:formula="of:=MIN([.$K94])" office:value-type="float"/>
          <table:table-cell table:formula="of:=MIN([.$L94])" office:value-type="float"/>
          <table:table-cell table:formula="of:=MIN([.$M94])" office:value-type="float"/>
          <table:table-cell table:formula="of:=MIN([.$N94])" office:value-type="float"/>
          <table:table-cell table:formula="of:=MEDIAN([.$B94])" office:value-type="float"/>
          <table:table-cell table:formula="of:=MEDIAN([.$C94])" office:value-type="float"/>
          <table:table-cell table:formula="of:=MEDIAN([.$D94])" office:value-type="float"/>
          <table:table-cell table:formula="of:=MEDIAN([.$E94])" office:value-type="float"/>
          <table:table-cell table:formula="of:=MEDIAN([.$F94])" office:value-type="float"/>
          <table:table-cell table:formula="of:=MEDIAN([.$G94])" office:value-type="float"/>
          <table:table-cell table:formula="of:=MEDIAN([.$H94])" office:value-type="float"/>
          <table:table-cell table:formula="of:=MEDIAN([.$I94])" office:value-type="float"/>
          <table:table-cell table:formula="of:=MEDIAN([.$J94])" office:value-type="float"/>
          <table:table-cell table:formula="of:=MEDIAN([.$K94])" office:value-type="float"/>
          <table:table-cell table:formula="of:=MEDIAN([.$L94])" office:value-type="float"/>
          <table:table-cell table:formula="of:=MEDIAN([.$M94])" office:value-type="float"/>
          <table:table-cell table:formula="of:=MEDIAN([.$N94])" office:value-type="float"/>
          <table:table-cell table:formula="of:=MAX([.$B94])" office:value-type="float"/>
          <table:table-cell table:formula="of:=MAX([.$C94])" office:value-type="float"/>
          <table:table-cell table:formula="of:=MAX([.$D94])" office:value-type="float"/>
          <table:table-cell table:formula="of:=MAX([.$E94])" office:value-type="float"/>
          <table:table-cell table:formula="of:=MAX([.$F94])" office:value-type="float"/>
          <table:table-cell table:formula="of:=MAX([.$G94])" office:value-type="float"/>
          <table:table-cell table:formula="of:=MAX([.$H94])" office:value-type="float"/>
          <table:table-cell table:formula="of:=MAX([.$I94])" office:value-type="float"/>
          <table:table-cell table:formula="of:=MAX([.$J94])" office:value-type="float"/>
          <table:table-cell table:formula="of:=MAX([.$K94])" office:value-type="float"/>
          <table:table-cell table:formula="of:=MAX([.$L94])" office:value-type="float"/>
          <table:table-cell table:formula="of:=MAX([.$M94])" office:value-type="float"/>
          <table:table-cell table:formula="of:=MAX([.$N94])" office:value-type="float"/>
        </table:table-row>
        <table:table-row table:style-name="ro1">
          <table:table-cell office:value-type="string">
            <text:p>c1908/c1908.lp.10.5</text:p>
          </table:table-cell>
          <table:table-cell office:value-type="float" office:value="0.145976"/>
          <table:table-cell office:value-type="float" office:value="0.139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6.0"/>
          <table:table-cell office:value-type="float" office:value="138054.0"/>
          <table:table-cell office:value-type="float" office:value="138054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IN([.$D95])" office:value-type="float"/>
          <table:table-cell table:formula="of:=MIN([.$E95])" office:value-type="float"/>
          <table:table-cell table:formula="of:=MIN([.$F95])" office:value-type="float"/>
          <table:table-cell table:formula="of:=MIN([.$G95])" office:value-type="float"/>
          <table:table-cell table:formula="of:=MIN([.$H95])" office:value-type="float"/>
          <table:table-cell table:formula="of:=MIN([.$I95])" office:value-type="float"/>
          <table:table-cell table:formula="of:=MIN([.$J95])" office:value-type="float"/>
          <table:table-cell table:formula="of:=MIN([.$K95])" office:value-type="float"/>
          <table:table-cell table:formula="of:=MIN([.$L95])" office:value-type="float"/>
          <table:table-cell table:formula="of:=MIN([.$M95])" office:value-type="float"/>
          <table:table-cell table:formula="of:=MIN([.$N95])" office:value-type="float"/>
          <table:table-cell table:formula="of:=MEDIAN([.$B95])" office:value-type="float"/>
          <table:table-cell table:formula="of:=MEDIAN([.$C95])" office:value-type="float"/>
          <table:table-cell table:formula="of:=MEDIAN([.$D95])" office:value-type="float"/>
          <table:table-cell table:formula="of:=MEDIAN([.$E95])" office:value-type="float"/>
          <table:table-cell table:formula="of:=MEDIAN([.$F95])" office:value-type="float"/>
          <table:table-cell table:formula="of:=MEDIAN([.$G95])" office:value-type="float"/>
          <table:table-cell table:formula="of:=MEDIAN([.$H95])" office:value-type="float"/>
          <table:table-cell table:formula="of:=MEDIAN([.$I95])" office:value-type="float"/>
          <table:table-cell table:formula="of:=MEDIAN([.$J95])" office:value-type="float"/>
          <table:table-cell table:formula="of:=MEDIAN([.$K95])" office:value-type="float"/>
          <table:table-cell table:formula="of:=MEDIAN([.$L95])" office:value-type="float"/>
          <table:table-cell table:formula="of:=MEDIAN([.$M95])" office:value-type="float"/>
          <table:table-cell table:formula="of:=MEDIAN([.$N95])" office:value-type="float"/>
          <table:table-cell table:formula="of:=MAX([.$B95])" office:value-type="float"/>
          <table:table-cell table:formula="of:=MAX([.$C95])" office:value-type="float"/>
          <table:table-cell table:formula="of:=MAX([.$D95])" office:value-type="float"/>
          <table:table-cell table:formula="of:=MAX([.$E95])" office:value-type="float"/>
          <table:table-cell table:formula="of:=MAX([.$F95])" office:value-type="float"/>
          <table:table-cell table:formula="of:=MAX([.$G95])" office:value-type="float"/>
          <table:table-cell table:formula="of:=MAX([.$H95])" office:value-type="float"/>
          <table:table-cell table:formula="of:=MAX([.$I95])" office:value-type="float"/>
          <table:table-cell table:formula="of:=MAX([.$J95])" office:value-type="float"/>
          <table:table-cell table:formula="of:=MAX([.$K95])" office:value-type="float"/>
          <table:table-cell table:formula="of:=MAX([.$L95])" office:value-type="float"/>
          <table:table-cell table:formula="of:=MAX([.$M95])" office:value-type="float"/>
          <table:table-cell table:formula="of:=MAX([.$N95])" office:value-type="float"/>
        </table:table-row>
        <table:table-row table:style-name="ro1">
          <table:table-cell office:value-type="string">
            <text:p>c1908/c1908.lp.10.6</text:p>
          </table:table-cell>
          <table:table-cell office:value-type="float" office:value="0.201562"/>
          <table:table-cell office:value-type="float" office:value="0.195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216426.0"/>
          <table:table-cell office:value-type="float" office:value="216426.0"/>
          <table:table-cell office:value-type="float" office:value="4020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96])" office:value-type="float"/>
          <table:table-cell table:formula="of:=MIN([.$C96])" office:value-type="float"/>
          <table:table-cell table:formula="of:=MIN([.$D96])" office:value-type="float"/>
          <table:table-cell table:formula="of:=MIN([.$E96])" office:value-type="float"/>
          <table:table-cell table:formula="of:=MIN([.$F96])" office:value-type="float"/>
          <table:table-cell table:formula="of:=MIN([.$G96])" office:value-type="float"/>
          <table:table-cell table:formula="of:=MIN([.$H96])" office:value-type="float"/>
          <table:table-cell table:formula="of:=MIN([.$I96])" office:value-type="float"/>
          <table:table-cell table:formula="of:=MIN([.$J96])" office:value-type="float"/>
          <table:table-cell table:formula="of:=MIN([.$K96])" office:value-type="float"/>
          <table:table-cell table:formula="of:=MIN([.$L96])" office:value-type="float"/>
          <table:table-cell table:formula="of:=MIN([.$M96])" office:value-type="float"/>
          <table:table-cell table:formula="of:=MIN([.$N96])" office:value-type="float"/>
          <table:table-cell table:formula="of:=MEDIAN([.$B96])" office:value-type="float"/>
          <table:table-cell table:formula="of:=MEDIAN([.$C96])" office:value-type="float"/>
          <table:table-cell table:formula="of:=MEDIAN([.$D96])" office:value-type="float"/>
          <table:table-cell table:formula="of:=MEDIAN([.$E96])" office:value-type="float"/>
          <table:table-cell table:formula="of:=MEDIAN([.$F96])" office:value-type="float"/>
          <table:table-cell table:formula="of:=MEDIAN([.$G96])" office:value-type="float"/>
          <table:table-cell table:formula="of:=MEDIAN([.$H96])" office:value-type="float"/>
          <table:table-cell table:formula="of:=MEDIAN([.$I96])" office:value-type="float"/>
          <table:table-cell table:formula="of:=MEDIAN([.$J96])" office:value-type="float"/>
          <table:table-cell table:formula="of:=MEDIAN([.$K96])" office:value-type="float"/>
          <table:table-cell table:formula="of:=MEDIAN([.$L96])" office:value-type="float"/>
          <table:table-cell table:formula="of:=MEDIAN([.$M96])" office:value-type="float"/>
          <table:table-cell table:formula="of:=MEDIAN([.$N96])" office:value-type="float"/>
          <table:table-cell table:formula="of:=MAX([.$B96])" office:value-type="float"/>
          <table:table-cell table:formula="of:=MAX([.$C96])" office:value-type="float"/>
          <table:table-cell table:formula="of:=MAX([.$D96])" office:value-type="float"/>
          <table:table-cell table:formula="of:=MAX([.$E96])" office:value-type="float"/>
          <table:table-cell table:formula="of:=MAX([.$F96])" office:value-type="float"/>
          <table:table-cell table:formula="of:=MAX([.$G96])" office:value-type="float"/>
          <table:table-cell table:formula="of:=MAX([.$H96])" office:value-type="float"/>
          <table:table-cell table:formula="of:=MAX([.$I96])" office:value-type="float"/>
          <table:table-cell table:formula="of:=MAX([.$J96])" office:value-type="float"/>
          <table:table-cell table:formula="of:=MAX([.$K96])" office:value-type="float"/>
          <table:table-cell table:formula="of:=MAX([.$L96])" office:value-type="float"/>
          <table:table-cell table:formula="of:=MAX([.$M96])" office:value-type="float"/>
          <table:table-cell table:formula="of:=MAX([.$N96])" office:value-type="float"/>
        </table:table-row>
        <table:table-row table:style-name="ro1">
          <table:table-cell office:value-type="string">
            <text:p>c1908/c1908.lp.10.7</text:p>
          </table:table-cell>
          <table:table-cell office:value-type="float" office:value="0.261877"/>
          <table:table-cell office:value-type="float" office:value="0.256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9.0"/>
          <table:table-cell office:value-type="float" office:value="348014.0"/>
          <table:table-cell office:value-type="float" office:value="348014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97])" office:value-type="float"/>
          <table:table-cell table:formula="of:=MIN([.$C97])" office:value-type="float"/>
          <table:table-cell table:formula="of:=MIN([.$D97])" office:value-type="float"/>
          <table:table-cell table:formula="of:=MIN([.$E97])" office:value-type="float"/>
          <table:table-cell table:formula="of:=MIN([.$F97])" office:value-type="float"/>
          <table:table-cell table:formula="of:=MIN([.$G97])" office:value-type="float"/>
          <table:table-cell table:formula="of:=MIN([.$H97])" office:value-type="float"/>
          <table:table-cell table:formula="of:=MIN([.$I97])" office:value-type="float"/>
          <table:table-cell table:formula="of:=MIN([.$J97])" office:value-type="float"/>
          <table:table-cell table:formula="of:=MIN([.$K97])" office:value-type="float"/>
          <table:table-cell table:formula="of:=MIN([.$L97])" office:value-type="float"/>
          <table:table-cell table:formula="of:=MIN([.$M97])" office:value-type="float"/>
          <table:table-cell table:formula="of:=MIN([.$N97])" office:value-type="float"/>
          <table:table-cell table:formula="of:=MEDIAN([.$B97])" office:value-type="float"/>
          <table:table-cell table:formula="of:=MEDIAN([.$C97])" office:value-type="float"/>
          <table:table-cell table:formula="of:=MEDIAN([.$D97])" office:value-type="float"/>
          <table:table-cell table:formula="of:=MEDIAN([.$E97])" office:value-type="float"/>
          <table:table-cell table:formula="of:=MEDIAN([.$F97])" office:value-type="float"/>
          <table:table-cell table:formula="of:=MEDIAN([.$G97])" office:value-type="float"/>
          <table:table-cell table:formula="of:=MEDIAN([.$H97])" office:value-type="float"/>
          <table:table-cell table:formula="of:=MEDIAN([.$I97])" office:value-type="float"/>
          <table:table-cell table:formula="of:=MEDIAN([.$J97])" office:value-type="float"/>
          <table:table-cell table:formula="of:=MEDIAN([.$K97])" office:value-type="float"/>
          <table:table-cell table:formula="of:=MEDIAN([.$L97])" office:value-type="float"/>
          <table:table-cell table:formula="of:=MEDIAN([.$M97])" office:value-type="float"/>
          <table:table-cell table:formula="of:=MEDIAN([.$N97])" office:value-type="float"/>
          <table:table-cell table:formula="of:=MAX([.$B97])" office:value-type="float"/>
          <table:table-cell table:formula="of:=MAX([.$C97])" office:value-type="float"/>
          <table:table-cell table:formula="of:=MAX([.$D97])" office:value-type="float"/>
          <table:table-cell table:formula="of:=MAX([.$E97])" office:value-type="float"/>
          <table:table-cell table:formula="of:=MAX([.$F97])" office:value-type="float"/>
          <table:table-cell table:formula="of:=MAX([.$G97])" office:value-type="float"/>
          <table:table-cell table:formula="of:=MAX([.$H97])" office:value-type="float"/>
          <table:table-cell table:formula="of:=MAX([.$I97])" office:value-type="float"/>
          <table:table-cell table:formula="of:=MAX([.$J97])" office:value-type="float"/>
          <table:table-cell table:formula="of:=MAX([.$K97])" office:value-type="float"/>
          <table:table-cell table:formula="of:=MAX([.$L97])" office:value-type="float"/>
          <table:table-cell table:formula="of:=MAX([.$M97])" office:value-type="float"/>
          <table:table-cell table:formula="of:=MAX([.$N97])" office:value-type="float"/>
        </table:table-row>
        <table:table-row table:style-name="ro1">
          <table:table-cell office:value-type="string">
            <text:p>c1908/c1908.lp.10.8</text:p>
          </table:table-cell>
          <table:table-cell office:value-type="float" office:value="0.11919"/>
          <table:table-cell office:value-type="float" office:value="0.113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97824.0"/>
          <table:table-cell office:value-type="float" office:value="97824.0"/>
          <table:table-cell office:value-type="float" office:value="402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98])" office:value-type="float"/>
          <table:table-cell table:formula="of:=MIN([.$C98])" office:value-type="float"/>
          <table:table-cell table:formula="of:=MIN([.$D98])" office:value-type="float"/>
          <table:table-cell table:formula="of:=MIN([.$E98])" office:value-type="float"/>
          <table:table-cell table:formula="of:=MIN([.$F98])" office:value-type="float"/>
          <table:table-cell table:formula="of:=MIN([.$G98])" office:value-type="float"/>
          <table:table-cell table:formula="of:=MIN([.$H98])" office:value-type="float"/>
          <table:table-cell table:formula="of:=MIN([.$I98])" office:value-type="float"/>
          <table:table-cell table:formula="of:=MIN([.$J98])" office:value-type="float"/>
          <table:table-cell table:formula="of:=MIN([.$K98])" office:value-type="float"/>
          <table:table-cell table:formula="of:=MIN([.$L98])" office:value-type="float"/>
          <table:table-cell table:formula="of:=MIN([.$M98])" office:value-type="float"/>
          <table:table-cell table:formula="of:=MIN([.$N98])" office:value-type="float"/>
          <table:table-cell table:formula="of:=MEDIAN([.$B98])" office:value-type="float"/>
          <table:table-cell table:formula="of:=MEDIAN([.$C98])" office:value-type="float"/>
          <table:table-cell table:formula="of:=MEDIAN([.$D98])" office:value-type="float"/>
          <table:table-cell table:formula="of:=MEDIAN([.$E98])" office:value-type="float"/>
          <table:table-cell table:formula="of:=MEDIAN([.$F98])" office:value-type="float"/>
          <table:table-cell table:formula="of:=MEDIAN([.$G98])" office:value-type="float"/>
          <table:table-cell table:formula="of:=MEDIAN([.$H98])" office:value-type="float"/>
          <table:table-cell table:formula="of:=MEDIAN([.$I98])" office:value-type="float"/>
          <table:table-cell table:formula="of:=MEDIAN([.$J98])" office:value-type="float"/>
          <table:table-cell table:formula="of:=MEDIAN([.$K98])" office:value-type="float"/>
          <table:table-cell table:formula="of:=MEDIAN([.$L98])" office:value-type="float"/>
          <table:table-cell table:formula="of:=MEDIAN([.$M98])" office:value-type="float"/>
          <table:table-cell table:formula="of:=MEDIAN([.$N98])" office:value-type="float"/>
          <table:table-cell table:formula="of:=MAX([.$B98])" office:value-type="float"/>
          <table:table-cell table:formula="of:=MAX([.$C98])" office:value-type="float"/>
          <table:table-cell table:formula="of:=MAX([.$D98])" office:value-type="float"/>
          <table:table-cell table:formula="of:=MAX([.$E98])" office:value-type="float"/>
          <table:table-cell table:formula="of:=MAX([.$F98])" office:value-type="float"/>
          <table:table-cell table:formula="of:=MAX([.$G98])" office:value-type="float"/>
          <table:table-cell table:formula="of:=MAX([.$H98])" office:value-type="float"/>
          <table:table-cell table:formula="of:=MAX([.$I98])" office:value-type="float"/>
          <table:table-cell table:formula="of:=MAX([.$J98])" office:value-type="float"/>
          <table:table-cell table:formula="of:=MAX([.$K98])" office:value-type="float"/>
          <table:table-cell table:formula="of:=MAX([.$L98])" office:value-type="float"/>
          <table:table-cell table:formula="of:=MAX([.$M98])" office:value-type="float"/>
          <table:table-cell table:formula="of:=MAX([.$N98])" office:value-type="float"/>
        </table:table-row>
        <table:table-row table:style-name="ro1">
          <table:table-cell office:value-type="string">
            <text:p>c1908/c1908.lp.2.1</text:p>
          </table:table-cell>
          <table:table-cell office:value-type="float" office:value="0.342632"/>
          <table:table-cell office:value-type="float" office:value="0.336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2.0"/>
          <table:table-cell office:value-type="float" office:value="530839.0"/>
          <table:table-cell office:value-type="float" office:value="530839.0"/>
          <table:table-cell office:value-type="float" office:value="4021.0"/>
          <table:table-cell office:value-type="float" office:value="2256.0"/>
          <table:table-cell office:value-type="float" office:value="0.0"/>
          <table:table-cell office:value-type="float" office:value="0.0"/>
          <table:table-cell table:formula="of:=MIN([.$B99])" office:value-type="float"/>
          <table:table-cell table:formula="of:=MIN([.$C99])" office:value-type="float"/>
          <table:table-cell table:formula="of:=MIN([.$D99])" office:value-type="float"/>
          <table:table-cell table:formula="of:=MIN([.$E99])" office:value-type="float"/>
          <table:table-cell table:formula="of:=MIN([.$F99])" office:value-type="float"/>
          <table:table-cell table:formula="of:=MIN([.$G99])" office:value-type="float"/>
          <table:table-cell table:formula="of:=MIN([.$H99])" office:value-type="float"/>
          <table:table-cell table:formula="of:=MIN([.$I99])" office:value-type="float"/>
          <table:table-cell table:formula="of:=MIN([.$J99])" office:value-type="float"/>
          <table:table-cell table:formula="of:=MIN([.$K99])" office:value-type="float"/>
          <table:table-cell table:formula="of:=MIN([.$L99])" office:value-type="float"/>
          <table:table-cell table:formula="of:=MIN([.$M99])" office:value-type="float"/>
          <table:table-cell table:formula="of:=MIN([.$N99])" office:value-type="float"/>
          <table:table-cell table:formula="of:=MEDIAN([.$B99])" office:value-type="float"/>
          <table:table-cell table:formula="of:=MEDIAN([.$C99])" office:value-type="float"/>
          <table:table-cell table:formula="of:=MEDIAN([.$D99])" office:value-type="float"/>
          <table:table-cell table:formula="of:=MEDIAN([.$E99])" office:value-type="float"/>
          <table:table-cell table:formula="of:=MEDIAN([.$F99])" office:value-type="float"/>
          <table:table-cell table:formula="of:=MEDIAN([.$G99])" office:value-type="float"/>
          <table:table-cell table:formula="of:=MEDIAN([.$H99])" office:value-type="float"/>
          <table:table-cell table:formula="of:=MEDIAN([.$I99])" office:value-type="float"/>
          <table:table-cell table:formula="of:=MEDIAN([.$J99])" office:value-type="float"/>
          <table:table-cell table:formula="of:=MEDIAN([.$K99])" office:value-type="float"/>
          <table:table-cell table:formula="of:=MEDIAN([.$L99])" office:value-type="float"/>
          <table:table-cell table:formula="of:=MEDIAN([.$M99])" office:value-type="float"/>
          <table:table-cell table:formula="of:=MEDIAN([.$N99])" office:value-type="float"/>
          <table:table-cell table:formula="of:=MAX([.$B99])" office:value-type="float"/>
          <table:table-cell table:formula="of:=MAX([.$C99])" office:value-type="float"/>
          <table:table-cell table:formula="of:=MAX([.$D99])" office:value-type="float"/>
          <table:table-cell table:formula="of:=MAX([.$E99])" office:value-type="float"/>
          <table:table-cell table:formula="of:=MAX([.$F99])" office:value-type="float"/>
          <table:table-cell table:formula="of:=MAX([.$G99])" office:value-type="float"/>
          <table:table-cell table:formula="of:=MAX([.$H99])" office:value-type="float"/>
          <table:table-cell table:formula="of:=MAX([.$I99])" office:value-type="float"/>
          <table:table-cell table:formula="of:=MAX([.$J99])" office:value-type="float"/>
          <table:table-cell table:formula="of:=MAX([.$K99])" office:value-type="float"/>
          <table:table-cell table:formula="of:=MAX([.$L99])" office:value-type="float"/>
          <table:table-cell table:formula="of:=MAX([.$M99])" office:value-type="float"/>
          <table:table-cell table:formula="of:=MAX([.$N99])" office:value-type="float"/>
        </table:table-row>
        <table:table-row table:style-name="ro1">
          <table:table-cell office:value-type="string">
            <text:p>c1908/c1908.lp.2.2</text:p>
          </table:table-cell>
          <table:table-cell office:value-type="float" office:value="0.256869"/>
          <table:table-cell office:value-type="float" office:value="0.25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334949.0"/>
          <table:table-cell office:value-type="float" office:value="334949.0"/>
          <table:table-cell office:value-type="float" office:value="4024.0"/>
          <table:table-cell office:value-type="float" office:value="2257.0"/>
          <table:table-cell office:value-type="float" office:value="0.0"/>
          <table:table-cell office:value-type="float" office:value="0.0"/>
          <table:table-cell table:formula="of:=MIN([.$B100])" office:value-type="float"/>
          <table:table-cell table:formula="of:=MIN([.$C100])" office:value-type="float"/>
          <table:table-cell table:formula="of:=MIN([.$D100])" office:value-type="float"/>
          <table:table-cell table:formula="of:=MIN([.$E100])" office:value-type="float"/>
          <table:table-cell table:formula="of:=MIN([.$F100])" office:value-type="float"/>
          <table:table-cell table:formula="of:=MIN([.$G100])" office:value-type="float"/>
          <table:table-cell table:formula="of:=MIN([.$H100])" office:value-type="float"/>
          <table:table-cell table:formula="of:=MIN([.$I100])" office:value-type="float"/>
          <table:table-cell table:formula="of:=MIN([.$J100])" office:value-type="float"/>
          <table:table-cell table:formula="of:=MIN([.$K100])" office:value-type="float"/>
          <table:table-cell table:formula="of:=MIN([.$L100])" office:value-type="float"/>
          <table:table-cell table:formula="of:=MIN([.$M100])" office:value-type="float"/>
          <table:table-cell table:formula="of:=MIN([.$N100])" office:value-type="float"/>
          <table:table-cell table:formula="of:=MEDIAN([.$B100])" office:value-type="float"/>
          <table:table-cell table:formula="of:=MEDIAN([.$C100])" office:value-type="float"/>
          <table:table-cell table:formula="of:=MEDIAN([.$D100])" office:value-type="float"/>
          <table:table-cell table:formula="of:=MEDIAN([.$E100])" office:value-type="float"/>
          <table:table-cell table:formula="of:=MEDIAN([.$F100])" office:value-type="float"/>
          <table:table-cell table:formula="of:=MEDIAN([.$G100])" office:value-type="float"/>
          <table:table-cell table:formula="of:=MEDIAN([.$H100])" office:value-type="float"/>
          <table:table-cell table:formula="of:=MEDIAN([.$I100])" office:value-type="float"/>
          <table:table-cell table:formula="of:=MEDIAN([.$J100])" office:value-type="float"/>
          <table:table-cell table:formula="of:=MEDIAN([.$K100])" office:value-type="float"/>
          <table:table-cell table:formula="of:=MEDIAN([.$L100])" office:value-type="float"/>
          <table:table-cell table:formula="of:=MEDIAN([.$M100])" office:value-type="float"/>
          <table:table-cell table:formula="of:=MEDIAN([.$N100])" office:value-type="float"/>
          <table:table-cell table:formula="of:=MAX([.$B100])" office:value-type="float"/>
          <table:table-cell table:formula="of:=MAX([.$C100])" office:value-type="float"/>
          <table:table-cell table:formula="of:=MAX([.$D100])" office:value-type="float"/>
          <table:table-cell table:formula="of:=MAX([.$E100])" office:value-type="float"/>
          <table:table-cell table:formula="of:=MAX([.$F100])" office:value-type="float"/>
          <table:table-cell table:formula="of:=MAX([.$G100])" office:value-type="float"/>
          <table:table-cell table:formula="of:=MAX([.$H100])" office:value-type="float"/>
          <table:table-cell table:formula="of:=MAX([.$I100])" office:value-type="float"/>
          <table:table-cell table:formula="of:=MAX([.$J100])" office:value-type="float"/>
          <table:table-cell table:formula="of:=MAX([.$K100])" office:value-type="float"/>
          <table:table-cell table:formula="of:=MAX([.$L100])" office:value-type="float"/>
          <table:table-cell table:formula="of:=MAX([.$M100])" office:value-type="float"/>
          <table:table-cell table:formula="of:=MAX([.$N100])" office:value-type="float"/>
        </table:table-row>
        <table:table-row table:style-name="ro1">
          <table:table-cell office:value-type="string">
            <text:p>c1908/c1908.lp.2.3</text:p>
          </table:table-cell>
          <table:table-cell office:value-type="float" office:value="0.27818"/>
          <table:table-cell office:value-type="float" office:value="0.271"/>
          <table:table-cell office:value-type="float" office:value="0.2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391611.0"/>
          <table:table-cell office:value-type="float" office:value="391611.0"/>
          <table:table-cell office:value-type="float" office:value="4027.0"/>
          <table:table-cell office:value-type="float" office:value="2258.0"/>
          <table:table-cell office:value-type="float" office:value="0.0"/>
          <table:table-cell office:value-type="float" office:value="0.0"/>
          <table:table-cell table:formula="of:=MIN([.$B101])" office:value-type="float"/>
          <table:table-cell table:formula="of:=MIN([.$C101])" office:value-type="float"/>
          <table:table-cell table:formula="of:=MIN([.$D101])" office:value-type="float"/>
          <table:table-cell table:formula="of:=MIN([.$E101])" office:value-type="float"/>
          <table:table-cell table:formula="of:=MIN([.$F101])" office:value-type="float"/>
          <table:table-cell table:formula="of:=MIN([.$G101])" office:value-type="float"/>
          <table:table-cell table:formula="of:=MIN([.$H101])" office:value-type="float"/>
          <table:table-cell table:formula="of:=MIN([.$I101])" office:value-type="float"/>
          <table:table-cell table:formula="of:=MIN([.$J101])" office:value-type="float"/>
          <table:table-cell table:formula="of:=MIN([.$K101])" office:value-type="float"/>
          <table:table-cell table:formula="of:=MIN([.$L101])" office:value-type="float"/>
          <table:table-cell table:formula="of:=MIN([.$M101])" office:value-type="float"/>
          <table:table-cell table:formula="of:=MIN([.$N101])" office:value-type="float"/>
          <table:table-cell table:formula="of:=MEDIAN([.$B101])" office:value-type="float"/>
          <table:table-cell table:formula="of:=MEDIAN([.$C101])" office:value-type="float"/>
          <table:table-cell table:formula="of:=MEDIAN([.$D101])" office:value-type="float"/>
          <table:table-cell table:formula="of:=MEDIAN([.$E101])" office:value-type="float"/>
          <table:table-cell table:formula="of:=MEDIAN([.$F101])" office:value-type="float"/>
          <table:table-cell table:formula="of:=MEDIAN([.$G101])" office:value-type="float"/>
          <table:table-cell table:formula="of:=MEDIAN([.$H101])" office:value-type="float"/>
          <table:table-cell table:formula="of:=MEDIAN([.$I101])" office:value-type="float"/>
          <table:table-cell table:formula="of:=MEDIAN([.$J101])" office:value-type="float"/>
          <table:table-cell table:formula="of:=MEDIAN([.$K101])" office:value-type="float"/>
          <table:table-cell table:formula="of:=MEDIAN([.$L101])" office:value-type="float"/>
          <table:table-cell table:formula="of:=MEDIAN([.$M101])" office:value-type="float"/>
          <table:table-cell table:formula="of:=MEDIAN([.$N101])" office:value-type="float"/>
          <table:table-cell table:formula="of:=MAX([.$B101])" office:value-type="float"/>
          <table:table-cell table:formula="of:=MAX([.$C101])" office:value-type="float"/>
          <table:table-cell table:formula="of:=MAX([.$D101])" office:value-type="float"/>
          <table:table-cell table:formula="of:=MAX([.$E101])" office:value-type="float"/>
          <table:table-cell table:formula="of:=MAX([.$F101])" office:value-type="float"/>
          <table:table-cell table:formula="of:=MAX([.$G101])" office:value-type="float"/>
          <table:table-cell table:formula="of:=MAX([.$H101])" office:value-type="float"/>
          <table:table-cell table:formula="of:=MAX([.$I101])" office:value-type="float"/>
          <table:table-cell table:formula="of:=MAX([.$J101])" office:value-type="float"/>
          <table:table-cell table:formula="of:=MAX([.$K101])" office:value-type="float"/>
          <table:table-cell table:formula="of:=MAX([.$L101])" office:value-type="float"/>
          <table:table-cell table:formula="of:=MAX([.$M101])" office:value-type="float"/>
          <table:table-cell table:formula="of:=MAX([.$N101])" office:value-type="float"/>
        </table:table-row>
        <table:table-row table:style-name="ro1">
          <table:table-cell office:value-type="string">
            <text:p>c1908/c1908.lp.2.4</text:p>
          </table:table-cell>
          <table:table-cell office:value-type="float" office:value="0.281454"/>
          <table:table-cell office:value-type="float" office:value="0.274"/>
          <table:table-cell office:value-type="float" office:value="0.2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5.0"/>
          <table:table-cell office:value-type="float" office:value="392456.0"/>
          <table:table-cell office:value-type="float" office:value="392456.0"/>
          <table:table-cell office:value-type="float" office:value="4025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IN([.$D102])" office:value-type="float"/>
          <table:table-cell table:formula="of:=MIN([.$E102])" office:value-type="float"/>
          <table:table-cell table:formula="of:=MIN([.$F102])" office:value-type="float"/>
          <table:table-cell table:formula="of:=MIN([.$G102])" office:value-type="float"/>
          <table:table-cell table:formula="of:=MIN([.$H102])" office:value-type="float"/>
          <table:table-cell table:formula="of:=MIN([.$I102])" office:value-type="float"/>
          <table:table-cell table:formula="of:=MIN([.$J102])" office:value-type="float"/>
          <table:table-cell table:formula="of:=MIN([.$K102])" office:value-type="float"/>
          <table:table-cell table:formula="of:=MIN([.$L102])" office:value-type="float"/>
          <table:table-cell table:formula="of:=MIN([.$M102])" office:value-type="float"/>
          <table:table-cell table:formula="of:=MIN([.$N102])" office:value-type="float"/>
          <table:table-cell table:formula="of:=MEDIAN([.$B102])" office:value-type="float"/>
          <table:table-cell table:formula="of:=MEDIAN([.$C102])" office:value-type="float"/>
          <table:table-cell table:formula="of:=MEDIAN([.$D102])" office:value-type="float"/>
          <table:table-cell table:formula="of:=MEDIAN([.$E102])" office:value-type="float"/>
          <table:table-cell table:formula="of:=MEDIAN([.$F102])" office:value-type="float"/>
          <table:table-cell table:formula="of:=MEDIAN([.$G102])" office:value-type="float"/>
          <table:table-cell table:formula="of:=MEDIAN([.$H102])" office:value-type="float"/>
          <table:table-cell table:formula="of:=MEDIAN([.$I102])" office:value-type="float"/>
          <table:table-cell table:formula="of:=MEDIAN([.$J102])" office:value-type="float"/>
          <table:table-cell table:formula="of:=MEDIAN([.$K102])" office:value-type="float"/>
          <table:table-cell table:formula="of:=MEDIAN([.$L102])" office:value-type="float"/>
          <table:table-cell table:formula="of:=MEDIAN([.$M102])" office:value-type="float"/>
          <table:table-cell table:formula="of:=MEDIAN([.$N102])" office:value-type="float"/>
          <table:table-cell table:formula="of:=MAX([.$B102])" office:value-type="float"/>
          <table:table-cell table:formula="of:=MAX([.$C102])" office:value-type="float"/>
          <table:table-cell table:formula="of:=MAX([.$D102])" office:value-type="float"/>
          <table:table-cell table:formula="of:=MAX([.$E102])" office:value-type="float"/>
          <table:table-cell table:formula="of:=MAX([.$F102])" office:value-type="float"/>
          <table:table-cell table:formula="of:=MAX([.$G102])" office:value-type="float"/>
          <table:table-cell table:formula="of:=MAX([.$H102])" office:value-type="float"/>
          <table:table-cell table:formula="of:=MAX([.$I102])" office:value-type="float"/>
          <table:table-cell table:formula="of:=MAX([.$J102])" office:value-type="float"/>
          <table:table-cell table:formula="of:=MAX([.$K102])" office:value-type="float"/>
          <table:table-cell table:formula="of:=MAX([.$L102])" office:value-type="float"/>
          <table:table-cell table:formula="of:=MAX([.$M102])" office:value-type="float"/>
          <table:table-cell table:formula="of:=MAX([.$N102])" office:value-type="float"/>
        </table:table-row>
        <table:table-row table:style-name="ro1">
          <table:table-cell office:value-type="string">
            <text:p>c1908/c1908.lp.2.5</text:p>
          </table:table-cell>
          <table:table-cell office:value-type="float" office:value="0.259289"/>
          <table:table-cell office:value-type="float" office:value="0.252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66.0"/>
          <table:table-cell office:value-type="float" office:value="314461.0"/>
          <table:table-cell office:value-type="float" office:value="314461.0"/>
          <table:table-cell office:value-type="float" office:value="4023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IN([.$D103])" office:value-type="float"/>
          <table:table-cell table:formula="of:=MIN([.$E103])" office:value-type="float"/>
          <table:table-cell table:formula="of:=MIN([.$F103])" office:value-type="float"/>
          <table:table-cell table:formula="of:=MIN([.$G103])" office:value-type="float"/>
          <table:table-cell table:formula="of:=MIN([.$H103])" office:value-type="float"/>
          <table:table-cell table:formula="of:=MIN([.$I103])" office:value-type="float"/>
          <table:table-cell table:formula="of:=MIN([.$J103])" office:value-type="float"/>
          <table:table-cell table:formula="of:=MIN([.$K103])" office:value-type="float"/>
          <table:table-cell table:formula="of:=MIN([.$L103])" office:value-type="float"/>
          <table:table-cell table:formula="of:=MIN([.$M103])" office:value-type="float"/>
          <table:table-cell table:formula="of:=MIN([.$N103])" office:value-type="float"/>
          <table:table-cell table:formula="of:=MEDIAN([.$B103])" office:value-type="float"/>
          <table:table-cell table:formula="of:=MEDIAN([.$C103])" office:value-type="float"/>
          <table:table-cell table:formula="of:=MEDIAN([.$D103])" office:value-type="float"/>
          <table:table-cell table:formula="of:=MEDIAN([.$E103])" office:value-type="float"/>
          <table:table-cell table:formula="of:=MEDIAN([.$F103])" office:value-type="float"/>
          <table:table-cell table:formula="of:=MEDIAN([.$G103])" office:value-type="float"/>
          <table:table-cell table:formula="of:=MEDIAN([.$H103])" office:value-type="float"/>
          <table:table-cell table:formula="of:=MEDIAN([.$I103])" office:value-type="float"/>
          <table:table-cell table:formula="of:=MEDIAN([.$J103])" office:value-type="float"/>
          <table:table-cell table:formula="of:=MEDIAN([.$K103])" office:value-type="float"/>
          <table:table-cell table:formula="of:=MEDIAN([.$L103])" office:value-type="float"/>
          <table:table-cell table:formula="of:=MEDIAN([.$M103])" office:value-type="float"/>
          <table:table-cell table:formula="of:=MEDIAN([.$N103])" office:value-type="float"/>
          <table:table-cell table:formula="of:=MAX([.$B103])" office:value-type="float"/>
          <table:table-cell table:formula="of:=MAX([.$C103])" office:value-type="float"/>
          <table:table-cell table:formula="of:=MAX([.$D103])" office:value-type="float"/>
          <table:table-cell table:formula="of:=MAX([.$E103])" office:value-type="float"/>
          <table:table-cell table:formula="of:=MAX([.$F103])" office:value-type="float"/>
          <table:table-cell table:formula="of:=MAX([.$G103])" office:value-type="float"/>
          <table:table-cell table:formula="of:=MAX([.$H103])" office:value-type="float"/>
          <table:table-cell table:formula="of:=MAX([.$I103])" office:value-type="float"/>
          <table:table-cell table:formula="of:=MAX([.$J103])" office:value-type="float"/>
          <table:table-cell table:formula="of:=MAX([.$K103])" office:value-type="float"/>
          <table:table-cell table:formula="of:=MAX([.$L103])" office:value-type="float"/>
          <table:table-cell table:formula="of:=MAX([.$M103])" office:value-type="float"/>
          <table:table-cell table:formula="of:=MAX([.$N103])" office:value-type="float"/>
        </table:table-row>
        <table:table-row table:style-name="ro1">
          <table:table-cell office:value-type="string">
            <text:p>c1908/c1908.lp.2.6</text:p>
          </table:table-cell>
          <table:table-cell office:value-type="float" office:value="0.222895"/>
          <table:table-cell office:value-type="float" office:value="0.216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05.0"/>
          <table:table-cell office:value-type="float" office:value="248326.0"/>
          <table:table-cell office:value-type="float" office:value="248326.0"/>
          <table:table-cell office:value-type="float" office:value="4026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IN([.$D104])" office:value-type="float"/>
          <table:table-cell table:formula="of:=MIN([.$E104])" office:value-type="float"/>
          <table:table-cell table:formula="of:=MIN([.$F104])" office:value-type="float"/>
          <table:table-cell table:formula="of:=MIN([.$G104])" office:value-type="float"/>
          <table:table-cell table:formula="of:=MIN([.$H104])" office:value-type="float"/>
          <table:table-cell table:formula="of:=MIN([.$I104])" office:value-type="float"/>
          <table:table-cell table:formula="of:=MIN([.$J104])" office:value-type="float"/>
          <table:table-cell table:formula="of:=MIN([.$K104])" office:value-type="float"/>
          <table:table-cell table:formula="of:=MIN([.$L104])" office:value-type="float"/>
          <table:table-cell table:formula="of:=MIN([.$M104])" office:value-type="float"/>
          <table:table-cell table:formula="of:=MIN([.$N104])" office:value-type="float"/>
          <table:table-cell table:formula="of:=MEDIAN([.$B104])" office:value-type="float"/>
          <table:table-cell table:formula="of:=MEDIAN([.$C104])" office:value-type="float"/>
          <table:table-cell table:formula="of:=MEDIAN([.$D104])" office:value-type="float"/>
          <table:table-cell table:formula="of:=MEDIAN([.$E104])" office:value-type="float"/>
          <table:table-cell table:formula="of:=MEDIAN([.$F104])" office:value-type="float"/>
          <table:table-cell table:formula="of:=MEDIAN([.$G104])" office:value-type="float"/>
          <table:table-cell table:formula="of:=MEDIAN([.$H104])" office:value-type="float"/>
          <table:table-cell table:formula="of:=MEDIAN([.$I104])" office:value-type="float"/>
          <table:table-cell table:formula="of:=MEDIAN([.$J104])" office:value-type="float"/>
          <table:table-cell table:formula="of:=MEDIAN([.$K104])" office:value-type="float"/>
          <table:table-cell table:formula="of:=MEDIAN([.$L104])" office:value-type="float"/>
          <table:table-cell table:formula="of:=MEDIAN([.$M104])" office:value-type="float"/>
          <table:table-cell table:formula="of:=MEDIAN([.$N104])" office:value-type="float"/>
          <table:table-cell table:formula="of:=MAX([.$B104])" office:value-type="float"/>
          <table:table-cell table:formula="of:=MAX([.$C104])" office:value-type="float"/>
          <table:table-cell table:formula="of:=MAX([.$D104])" office:value-type="float"/>
          <table:table-cell table:formula="of:=MAX([.$E104])" office:value-type="float"/>
          <table:table-cell table:formula="of:=MAX([.$F104])" office:value-type="float"/>
          <table:table-cell table:formula="of:=MAX([.$G104])" office:value-type="float"/>
          <table:table-cell table:formula="of:=MAX([.$H104])" office:value-type="float"/>
          <table:table-cell table:formula="of:=MAX([.$I104])" office:value-type="float"/>
          <table:table-cell table:formula="of:=MAX([.$J104])" office:value-type="float"/>
          <table:table-cell table:formula="of:=MAX([.$K104])" office:value-type="float"/>
          <table:table-cell table:formula="of:=MAX([.$L104])" office:value-type="float"/>
          <table:table-cell table:formula="of:=MAX([.$M104])" office:value-type="float"/>
          <table:table-cell table:formula="of:=MAX([.$N104])" office:value-type="float"/>
        </table:table-row>
        <table:table-row table:style-name="ro1">
          <table:table-cell office:value-type="string">
            <text:p>c1908/c1908.lp.2.7</text:p>
          </table:table-cell>
          <table:table-cell office:value-type="float" office:value="0.196625"/>
          <table:table-cell office:value-type="float" office:value="0.19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46.0"/>
          <table:table-cell office:value-type="float" office:value="217803.0"/>
          <table:table-cell office:value-type="float" office:value="217803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05])" office:value-type="float"/>
          <table:table-cell table:formula="of:=MIN([.$C105])" office:value-type="float"/>
          <table:table-cell table:formula="of:=MIN([.$D105])" office:value-type="float"/>
          <table:table-cell table:formula="of:=MIN([.$E105])" office:value-type="float"/>
          <table:table-cell table:formula="of:=MIN([.$F105])" office:value-type="float"/>
          <table:table-cell table:formula="of:=MIN([.$G105])" office:value-type="float"/>
          <table:table-cell table:formula="of:=MIN([.$H105])" office:value-type="float"/>
          <table:table-cell table:formula="of:=MIN([.$I105])" office:value-type="float"/>
          <table:table-cell table:formula="of:=MIN([.$J105])" office:value-type="float"/>
          <table:table-cell table:formula="of:=MIN([.$K105])" office:value-type="float"/>
          <table:table-cell table:formula="of:=MIN([.$L105])" office:value-type="float"/>
          <table:table-cell table:formula="of:=MIN([.$M105])" office:value-type="float"/>
          <table:table-cell table:formula="of:=MIN([.$N105])" office:value-type="float"/>
          <table:table-cell table:formula="of:=MEDIAN([.$B105])" office:value-type="float"/>
          <table:table-cell table:formula="of:=MEDIAN([.$C105])" office:value-type="float"/>
          <table:table-cell table:formula="of:=MEDIAN([.$D105])" office:value-type="float"/>
          <table:table-cell table:formula="of:=MEDIAN([.$E105])" office:value-type="float"/>
          <table:table-cell table:formula="of:=MEDIAN([.$F105])" office:value-type="float"/>
          <table:table-cell table:formula="of:=MEDIAN([.$G105])" office:value-type="float"/>
          <table:table-cell table:formula="of:=MEDIAN([.$H105])" office:value-type="float"/>
          <table:table-cell table:formula="of:=MEDIAN([.$I105])" office:value-type="float"/>
          <table:table-cell table:formula="of:=MEDIAN([.$J105])" office:value-type="float"/>
          <table:table-cell table:formula="of:=MEDIAN([.$K105])" office:value-type="float"/>
          <table:table-cell table:formula="of:=MEDIAN([.$L105])" office:value-type="float"/>
          <table:table-cell table:formula="of:=MEDIAN([.$M105])" office:value-type="float"/>
          <table:table-cell table:formula="of:=MEDIAN([.$N105])" office:value-type="float"/>
          <table:table-cell table:formula="of:=MAX([.$B105])" office:value-type="float"/>
          <table:table-cell table:formula="of:=MAX([.$C105])" office:value-type="float"/>
          <table:table-cell table:formula="of:=MAX([.$D105])" office:value-type="float"/>
          <table:table-cell table:formula="of:=MAX([.$E105])" office:value-type="float"/>
          <table:table-cell table:formula="of:=MAX([.$F105])" office:value-type="float"/>
          <table:table-cell table:formula="of:=MAX([.$G105])" office:value-type="float"/>
          <table:table-cell table:formula="of:=MAX([.$H105])" office:value-type="float"/>
          <table:table-cell table:formula="of:=MAX([.$I105])" office:value-type="float"/>
          <table:table-cell table:formula="of:=MAX([.$J105])" office:value-type="float"/>
          <table:table-cell table:formula="of:=MAX([.$K105])" office:value-type="float"/>
          <table:table-cell table:formula="of:=MAX([.$L105])" office:value-type="float"/>
          <table:table-cell table:formula="of:=MAX([.$M105])" office:value-type="float"/>
          <table:table-cell table:formula="of:=MAX([.$N105])" office:value-type="float"/>
        </table:table-row>
        <table:table-row table:style-name="ro1">
          <table:table-cell office:value-type="string">
            <text:p>c1908/c1908.lp.2.8</text:p>
          </table:table-cell>
          <table:table-cell office:value-type="float" office:value="0.183934"/>
          <table:table-cell office:value-type="float" office:value="0.178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43.0"/>
          <table:table-cell office:value-type="float" office:value="211109.0"/>
          <table:table-cell office:value-type="float" office:value="211109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06])" office:value-type="float"/>
          <table:table-cell table:formula="of:=MIN([.$C106])" office:value-type="float"/>
          <table:table-cell table:formula="of:=MIN([.$D106])" office:value-type="float"/>
          <table:table-cell table:formula="of:=MIN([.$E106])" office:value-type="float"/>
          <table:table-cell table:formula="of:=MIN([.$F106])" office:value-type="float"/>
          <table:table-cell table:formula="of:=MIN([.$G106])" office:value-type="float"/>
          <table:table-cell table:formula="of:=MIN([.$H106])" office:value-type="float"/>
          <table:table-cell table:formula="of:=MIN([.$I106])" office:value-type="float"/>
          <table:table-cell table:formula="of:=MIN([.$J106])" office:value-type="float"/>
          <table:table-cell table:formula="of:=MIN([.$K106])" office:value-type="float"/>
          <table:table-cell table:formula="of:=MIN([.$L106])" office:value-type="float"/>
          <table:table-cell table:formula="of:=MIN([.$M106])" office:value-type="float"/>
          <table:table-cell table:formula="of:=MIN([.$N106])" office:value-type="float"/>
          <table:table-cell table:formula="of:=MEDIAN([.$B106])" office:value-type="float"/>
          <table:table-cell table:formula="of:=MEDIAN([.$C106])" office:value-type="float"/>
          <table:table-cell table:formula="of:=MEDIAN([.$D106])" office:value-type="float"/>
          <table:table-cell table:formula="of:=MEDIAN([.$E106])" office:value-type="float"/>
          <table:table-cell table:formula="of:=MEDIAN([.$F106])" office:value-type="float"/>
          <table:table-cell table:formula="of:=MEDIAN([.$G106])" office:value-type="float"/>
          <table:table-cell table:formula="of:=MEDIAN([.$H106])" office:value-type="float"/>
          <table:table-cell table:formula="of:=MEDIAN([.$I106])" office:value-type="float"/>
          <table:table-cell table:formula="of:=MEDIAN([.$J106])" office:value-type="float"/>
          <table:table-cell table:formula="of:=MEDIAN([.$K106])" office:value-type="float"/>
          <table:table-cell table:formula="of:=MEDIAN([.$L106])" office:value-type="float"/>
          <table:table-cell table:formula="of:=MEDIAN([.$M106])" office:value-type="float"/>
          <table:table-cell table:formula="of:=MEDIAN([.$N106])" office:value-type="float"/>
          <table:table-cell table:formula="of:=MAX([.$B106])" office:value-type="float"/>
          <table:table-cell table:formula="of:=MAX([.$C106])" office:value-type="float"/>
          <table:table-cell table:formula="of:=MAX([.$D106])" office:value-type="float"/>
          <table:table-cell table:formula="of:=MAX([.$E106])" office:value-type="float"/>
          <table:table-cell table:formula="of:=MAX([.$F106])" office:value-type="float"/>
          <table:table-cell table:formula="of:=MAX([.$G106])" office:value-type="float"/>
          <table:table-cell table:formula="of:=MAX([.$H106])" office:value-type="float"/>
          <table:table-cell table:formula="of:=MAX([.$I106])" office:value-type="float"/>
          <table:table-cell table:formula="of:=MAX([.$J106])" office:value-type="float"/>
          <table:table-cell table:formula="of:=MAX([.$K106])" office:value-type="float"/>
          <table:table-cell table:formula="of:=MAX([.$L106])" office:value-type="float"/>
          <table:table-cell table:formula="of:=MAX([.$M106])" office:value-type="float"/>
          <table:table-cell table:formula="of:=MAX([.$N106])" office:value-type="float"/>
        </table:table-row>
        <table:table-row table:style-name="ro1">
          <table:table-cell office:value-type="string">
            <text:p>c1908/c1908.lp.3.1</text:p>
          </table:table-cell>
          <table:table-cell office:value-type="float" office:value="0.060802"/>
          <table:table-cell office:value-type="float" office:value="0.05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24042.0"/>
          <table:table-cell office:value-type="float" office:value="24042.0"/>
          <table:table-cell office:value-type="float" office:value="401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07])" office:value-type="float"/>
          <table:table-cell table:formula="of:=MIN([.$C107])" office:value-type="float"/>
          <table:table-cell table:formula="of:=MIN([.$D107])" office:value-type="float"/>
          <table:table-cell table:formula="of:=MIN([.$E107])" office:value-type="float"/>
          <table:table-cell table:formula="of:=MIN([.$F107])" office:value-type="float"/>
          <table:table-cell table:formula="of:=MIN([.$G107])" office:value-type="float"/>
          <table:table-cell table:formula="of:=MIN([.$H107])" office:value-type="float"/>
          <table:table-cell table:formula="of:=MIN([.$I107])" office:value-type="float"/>
          <table:table-cell table:formula="of:=MIN([.$J107])" office:value-type="float"/>
          <table:table-cell table:formula="of:=MIN([.$K107])" office:value-type="float"/>
          <table:table-cell table:formula="of:=MIN([.$L107])" office:value-type="float"/>
          <table:table-cell table:formula="of:=MIN([.$M107])" office:value-type="float"/>
          <table:table-cell table:formula="of:=MIN([.$N107])" office:value-type="float"/>
          <table:table-cell table:formula="of:=MEDIAN([.$B107])" office:value-type="float"/>
          <table:table-cell table:formula="of:=MEDIAN([.$C107])" office:value-type="float"/>
          <table:table-cell table:formula="of:=MEDIAN([.$D107])" office:value-type="float"/>
          <table:table-cell table:formula="of:=MEDIAN([.$E107])" office:value-type="float"/>
          <table:table-cell table:formula="of:=MEDIAN([.$F107])" office:value-type="float"/>
          <table:table-cell table:formula="of:=MEDIAN([.$G107])" office:value-type="float"/>
          <table:table-cell table:formula="of:=MEDIAN([.$H107])" office:value-type="float"/>
          <table:table-cell table:formula="of:=MEDIAN([.$I107])" office:value-type="float"/>
          <table:table-cell table:formula="of:=MEDIAN([.$J107])" office:value-type="float"/>
          <table:table-cell table:formula="of:=MEDIAN([.$K107])" office:value-type="float"/>
          <table:table-cell table:formula="of:=MEDIAN([.$L107])" office:value-type="float"/>
          <table:table-cell table:formula="of:=MEDIAN([.$M107])" office:value-type="float"/>
          <table:table-cell table:formula="of:=MEDIAN([.$N107])" office:value-type="float"/>
          <table:table-cell table:formula="of:=MAX([.$B107])" office:value-type="float"/>
          <table:table-cell table:formula="of:=MAX([.$C107])" office:value-type="float"/>
          <table:table-cell table:formula="of:=MAX([.$D107])" office:value-type="float"/>
          <table:table-cell table:formula="of:=MAX([.$E107])" office:value-type="float"/>
          <table:table-cell table:formula="of:=MAX([.$F107])" office:value-type="float"/>
          <table:table-cell table:formula="of:=MAX([.$G107])" office:value-type="float"/>
          <table:table-cell table:formula="of:=MAX([.$H107])" office:value-type="float"/>
          <table:table-cell table:formula="of:=MAX([.$I107])" office:value-type="float"/>
          <table:table-cell table:formula="of:=MAX([.$J107])" office:value-type="float"/>
          <table:table-cell table:formula="of:=MAX([.$K107])" office:value-type="float"/>
          <table:table-cell table:formula="of:=MAX([.$L107])" office:value-type="float"/>
          <table:table-cell table:formula="of:=MAX([.$M107])" office:value-type="float"/>
          <table:table-cell table:formula="of:=MAX([.$N107])" office:value-type="float"/>
        </table:table-row>
        <table:table-row table:style-name="ro1">
          <table:table-cell office:value-type="string">
            <text:p>c1908/c1908.lp.3.2</text:p>
          </table:table-cell>
          <table:table-cell office:value-type="float" office:value="0.082042"/>
          <table:table-cell office:value-type="float" office:value="0.07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3.0"/>
          <table:table-cell office:value-type="float" office:value="23436.0"/>
          <table:table-cell office:value-type="float" office:value="23436.0"/>
          <table:table-cell office:value-type="float" office:value="4021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IN([.$D108])" office:value-type="float"/>
          <table:table-cell table:formula="of:=MIN([.$E108])" office:value-type="float"/>
          <table:table-cell table:formula="of:=MIN([.$F108])" office:value-type="float"/>
          <table:table-cell table:formula="of:=MIN([.$G108])" office:value-type="float"/>
          <table:table-cell table:formula="of:=MIN([.$H108])" office:value-type="float"/>
          <table:table-cell table:formula="of:=MIN([.$I108])" office:value-type="float"/>
          <table:table-cell table:formula="of:=MIN([.$J108])" office:value-type="float"/>
          <table:table-cell table:formula="of:=MIN([.$K108])" office:value-type="float"/>
          <table:table-cell table:formula="of:=MIN([.$L108])" office:value-type="float"/>
          <table:table-cell table:formula="of:=MIN([.$M108])" office:value-type="float"/>
          <table:table-cell table:formula="of:=MIN([.$N108])" office:value-type="float"/>
          <table:table-cell table:formula="of:=MEDIAN([.$B108])" office:value-type="float"/>
          <table:table-cell table:formula="of:=MEDIAN([.$C108])" office:value-type="float"/>
          <table:table-cell table:formula="of:=MEDIAN([.$D108])" office:value-type="float"/>
          <table:table-cell table:formula="of:=MEDIAN([.$E108])" office:value-type="float"/>
          <table:table-cell table:formula="of:=MEDIAN([.$F108])" office:value-type="float"/>
          <table:table-cell table:formula="of:=MEDIAN([.$G108])" office:value-type="float"/>
          <table:table-cell table:formula="of:=MEDIAN([.$H108])" office:value-type="float"/>
          <table:table-cell table:formula="of:=MEDIAN([.$I108])" office:value-type="float"/>
          <table:table-cell table:formula="of:=MEDIAN([.$J108])" office:value-type="float"/>
          <table:table-cell table:formula="of:=MEDIAN([.$K108])" office:value-type="float"/>
          <table:table-cell table:formula="of:=MEDIAN([.$L108])" office:value-type="float"/>
          <table:table-cell table:formula="of:=MEDIAN([.$M108])" office:value-type="float"/>
          <table:table-cell table:formula="of:=MEDIAN([.$N108])" office:value-type="float"/>
          <table:table-cell table:formula="of:=MAX([.$B108])" office:value-type="float"/>
          <table:table-cell table:formula="of:=MAX([.$C108])" office:value-type="float"/>
          <table:table-cell table:formula="of:=MAX([.$D108])" office:value-type="float"/>
          <table:table-cell table:formula="of:=MAX([.$E108])" office:value-type="float"/>
          <table:table-cell table:formula="of:=MAX([.$F108])" office:value-type="float"/>
          <table:table-cell table:formula="of:=MAX([.$G108])" office:value-type="float"/>
          <table:table-cell table:formula="of:=MAX([.$H108])" office:value-type="float"/>
          <table:table-cell table:formula="of:=MAX([.$I108])" office:value-type="float"/>
          <table:table-cell table:formula="of:=MAX([.$J108])" office:value-type="float"/>
          <table:table-cell table:formula="of:=MAX([.$K108])" office:value-type="float"/>
          <table:table-cell table:formula="of:=MAX([.$L108])" office:value-type="float"/>
          <table:table-cell table:formula="of:=MAX([.$M108])" office:value-type="float"/>
          <table:table-cell table:formula="of:=MAX([.$N108])" office:value-type="float"/>
        </table:table-row>
        <table:table-row table:style-name="ro1">
          <table:table-cell office:value-type="string">
            <text:p>c1908/c1908.lp.3.3</text:p>
          </table:table-cell>
          <table:table-cell office:value-type="float" office:value="0.094935"/>
          <table:table-cell office:value-type="float" office:value="0.088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3.0"/>
          <table:table-cell office:value-type="float" office:value="23435.0"/>
          <table:table-cell office:value-type="float" office:value="23435.0"/>
          <table:table-cell office:value-type="float" office:value="4024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09])" office:value-type="float"/>
          <table:table-cell table:formula="of:=MIN([.$C109])" office:value-type="float"/>
          <table:table-cell table:formula="of:=MIN([.$D109])" office:value-type="float"/>
          <table:table-cell table:formula="of:=MIN([.$E109])" office:value-type="float"/>
          <table:table-cell table:formula="of:=MIN([.$F109])" office:value-type="float"/>
          <table:table-cell table:formula="of:=MIN([.$G109])" office:value-type="float"/>
          <table:table-cell table:formula="of:=MIN([.$H109])" office:value-type="float"/>
          <table:table-cell table:formula="of:=MIN([.$I109])" office:value-type="float"/>
          <table:table-cell table:formula="of:=MIN([.$J109])" office:value-type="float"/>
          <table:table-cell table:formula="of:=MIN([.$K109])" office:value-type="float"/>
          <table:table-cell table:formula="of:=MIN([.$L109])" office:value-type="float"/>
          <table:table-cell table:formula="of:=MIN([.$M109])" office:value-type="float"/>
          <table:table-cell table:formula="of:=MIN([.$N109])" office:value-type="float"/>
          <table:table-cell table:formula="of:=MEDIAN([.$B109])" office:value-type="float"/>
          <table:table-cell table:formula="of:=MEDIAN([.$C109])" office:value-type="float"/>
          <table:table-cell table:formula="of:=MEDIAN([.$D109])" office:value-type="float"/>
          <table:table-cell table:formula="of:=MEDIAN([.$E109])" office:value-type="float"/>
          <table:table-cell table:formula="of:=MEDIAN([.$F109])" office:value-type="float"/>
          <table:table-cell table:formula="of:=MEDIAN([.$G109])" office:value-type="float"/>
          <table:table-cell table:formula="of:=MEDIAN([.$H109])" office:value-type="float"/>
          <table:table-cell table:formula="of:=MEDIAN([.$I109])" office:value-type="float"/>
          <table:table-cell table:formula="of:=MEDIAN([.$J109])" office:value-type="float"/>
          <table:table-cell table:formula="of:=MEDIAN([.$K109])" office:value-type="float"/>
          <table:table-cell table:formula="of:=MEDIAN([.$L109])" office:value-type="float"/>
          <table:table-cell table:formula="of:=MEDIAN([.$M109])" office:value-type="float"/>
          <table:table-cell table:formula="of:=MEDIAN([.$N109])" office:value-type="float"/>
          <table:table-cell table:formula="of:=MAX([.$B109])" office:value-type="float"/>
          <table:table-cell table:formula="of:=MAX([.$C109])" office:value-type="float"/>
          <table:table-cell table:formula="of:=MAX([.$D109])" office:value-type="float"/>
          <table:table-cell table:formula="of:=MAX([.$E109])" office:value-type="float"/>
          <table:table-cell table:formula="of:=MAX([.$F109])" office:value-type="float"/>
          <table:table-cell table:formula="of:=MAX([.$G109])" office:value-type="float"/>
          <table:table-cell table:formula="of:=MAX([.$H109])" office:value-type="float"/>
          <table:table-cell table:formula="of:=MAX([.$I109])" office:value-type="float"/>
          <table:table-cell table:formula="of:=MAX([.$J109])" office:value-type="float"/>
          <table:table-cell table:formula="of:=MAX([.$K109])" office:value-type="float"/>
          <table:table-cell table:formula="of:=MAX([.$L109])" office:value-type="float"/>
          <table:table-cell table:formula="of:=MAX([.$M109])" office:value-type="float"/>
          <table:table-cell table:formula="of:=MAX([.$N109])" office:value-type="float"/>
        </table:table-row>
        <table:table-row table:style-name="ro1">
          <table:table-cell office:value-type="string">
            <text:p>c1908/c1908.lp.3.4</text:p>
          </table:table-cell>
          <table:table-cell office:value-type="float" office:value="0.083618"/>
          <table:table-cell office:value-type="float" office:value="0.07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3.0"/>
          <table:table-cell office:value-type="float" office:value="23434.0"/>
          <table:table-cell office:value-type="float" office:value="23434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10])" office:value-type="float"/>
          <table:table-cell table:formula="of:=MIN([.$C110])" office:value-type="float"/>
          <table:table-cell table:formula="of:=MIN([.$D110])" office:value-type="float"/>
          <table:table-cell table:formula="of:=MIN([.$E110])" office:value-type="float"/>
          <table:table-cell table:formula="of:=MIN([.$F110])" office:value-type="float"/>
          <table:table-cell table:formula="of:=MIN([.$G110])" office:value-type="float"/>
          <table:table-cell table:formula="of:=MIN([.$H110])" office:value-type="float"/>
          <table:table-cell table:formula="of:=MIN([.$I110])" office:value-type="float"/>
          <table:table-cell table:formula="of:=MIN([.$J110])" office:value-type="float"/>
          <table:table-cell table:formula="of:=MIN([.$K110])" office:value-type="float"/>
          <table:table-cell table:formula="of:=MIN([.$L110])" office:value-type="float"/>
          <table:table-cell table:formula="of:=MIN([.$M110])" office:value-type="float"/>
          <table:table-cell table:formula="of:=MIN([.$N110])" office:value-type="float"/>
          <table:table-cell table:formula="of:=MEDIAN([.$B110])" office:value-type="float"/>
          <table:table-cell table:formula="of:=MEDIAN([.$C110])" office:value-type="float"/>
          <table:table-cell table:formula="of:=MEDIAN([.$D110])" office:value-type="float"/>
          <table:table-cell table:formula="of:=MEDIAN([.$E110])" office:value-type="float"/>
          <table:table-cell table:formula="of:=MEDIAN([.$F110])" office:value-type="float"/>
          <table:table-cell table:formula="of:=MEDIAN([.$G110])" office:value-type="float"/>
          <table:table-cell table:formula="of:=MEDIAN([.$H110])" office:value-type="float"/>
          <table:table-cell table:formula="of:=MEDIAN([.$I110])" office:value-type="float"/>
          <table:table-cell table:formula="of:=MEDIAN([.$J110])" office:value-type="float"/>
          <table:table-cell table:formula="of:=MEDIAN([.$K110])" office:value-type="float"/>
          <table:table-cell table:formula="of:=MEDIAN([.$L110])" office:value-type="float"/>
          <table:table-cell table:formula="of:=MEDIAN([.$M110])" office:value-type="float"/>
          <table:table-cell table:formula="of:=MEDIAN([.$N110])" office:value-type="float"/>
          <table:table-cell table:formula="of:=MAX([.$B110])" office:value-type="float"/>
          <table:table-cell table:formula="of:=MAX([.$C110])" office:value-type="float"/>
          <table:table-cell table:formula="of:=MAX([.$D110])" office:value-type="float"/>
          <table:table-cell table:formula="of:=MAX([.$E110])" office:value-type="float"/>
          <table:table-cell table:formula="of:=MAX([.$F110])" office:value-type="float"/>
          <table:table-cell table:formula="of:=MAX([.$G110])" office:value-type="float"/>
          <table:table-cell table:formula="of:=MAX([.$H110])" office:value-type="float"/>
          <table:table-cell table:formula="of:=MAX([.$I110])" office:value-type="float"/>
          <table:table-cell table:formula="of:=MAX([.$J110])" office:value-type="float"/>
          <table:table-cell table:formula="of:=MAX([.$K110])" office:value-type="float"/>
          <table:table-cell table:formula="of:=MAX([.$L110])" office:value-type="float"/>
          <table:table-cell table:formula="of:=MAX([.$M110])" office:value-type="float"/>
          <table:table-cell table:formula="of:=MAX([.$N110])" office:value-type="float"/>
        </table:table-row>
        <table:table-row table:style-name="ro1">
          <table:table-cell office:value-type="string">
            <text:p>c1908/c1908.lp.3.5</text:p>
          </table:table-cell>
          <table:table-cell office:value-type="float" office:value="0.086404"/>
          <table:table-cell office:value-type="float" office:value="0.08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3.0"/>
          <table:table-cell office:value-type="float" office:value="23435.0"/>
          <table:table-cell office:value-type="float" office:value="23435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IN([.$D111])" office:value-type="float"/>
          <table:table-cell table:formula="of:=MIN([.$E111])" office:value-type="float"/>
          <table:table-cell table:formula="of:=MIN([.$F111])" office:value-type="float"/>
          <table:table-cell table:formula="of:=MIN([.$G111])" office:value-type="float"/>
          <table:table-cell table:formula="of:=MIN([.$H111])" office:value-type="float"/>
          <table:table-cell table:formula="of:=MIN([.$I111])" office:value-type="float"/>
          <table:table-cell table:formula="of:=MIN([.$J111])" office:value-type="float"/>
          <table:table-cell table:formula="of:=MIN([.$K111])" office:value-type="float"/>
          <table:table-cell table:formula="of:=MIN([.$L111])" office:value-type="float"/>
          <table:table-cell table:formula="of:=MIN([.$M111])" office:value-type="float"/>
          <table:table-cell table:formula="of:=MIN([.$N111])" office:value-type="float"/>
          <table:table-cell table:formula="of:=MEDIAN([.$B111])" office:value-type="float"/>
          <table:table-cell table:formula="of:=MEDIAN([.$C111])" office:value-type="float"/>
          <table:table-cell table:formula="of:=MEDIAN([.$D111])" office:value-type="float"/>
          <table:table-cell table:formula="of:=MEDIAN([.$E111])" office:value-type="float"/>
          <table:table-cell table:formula="of:=MEDIAN([.$F111])" office:value-type="float"/>
          <table:table-cell table:formula="of:=MEDIAN([.$G111])" office:value-type="float"/>
          <table:table-cell table:formula="of:=MEDIAN([.$H111])" office:value-type="float"/>
          <table:table-cell table:formula="of:=MEDIAN([.$I111])" office:value-type="float"/>
          <table:table-cell table:formula="of:=MEDIAN([.$J111])" office:value-type="float"/>
          <table:table-cell table:formula="of:=MEDIAN([.$K111])" office:value-type="float"/>
          <table:table-cell table:formula="of:=MEDIAN([.$L111])" office:value-type="float"/>
          <table:table-cell table:formula="of:=MEDIAN([.$M111])" office:value-type="float"/>
          <table:table-cell table:formula="of:=MEDIAN([.$N111])" office:value-type="float"/>
          <table:table-cell table:formula="of:=MAX([.$B111])" office:value-type="float"/>
          <table:table-cell table:formula="of:=MAX([.$C111])" office:value-type="float"/>
          <table:table-cell table:formula="of:=MAX([.$D111])" office:value-type="float"/>
          <table:table-cell table:formula="of:=MAX([.$E111])" office:value-type="float"/>
          <table:table-cell table:formula="of:=MAX([.$F111])" office:value-type="float"/>
          <table:table-cell table:formula="of:=MAX([.$G111])" office:value-type="float"/>
          <table:table-cell table:formula="of:=MAX([.$H111])" office:value-type="float"/>
          <table:table-cell table:formula="of:=MAX([.$I111])" office:value-type="float"/>
          <table:table-cell table:formula="of:=MAX([.$J111])" office:value-type="float"/>
          <table:table-cell table:formula="of:=MAX([.$K111])" office:value-type="float"/>
          <table:table-cell table:formula="of:=MAX([.$L111])" office:value-type="float"/>
          <table:table-cell table:formula="of:=MAX([.$M111])" office:value-type="float"/>
          <table:table-cell table:formula="of:=MAX([.$N111])" office:value-type="float"/>
        </table:table-row>
        <table:table-row table:style-name="ro1">
          <table:table-cell office:value-type="string">
            <text:p>c1908/c1908.lp.3.6</text:p>
          </table:table-cell>
          <table:table-cell office:value-type="float" office:value="0.094613"/>
          <table:table-cell office:value-type="float" office:value="0.089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44047.0"/>
          <table:table-cell office:value-type="float" office:value="44047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IN([.$D112])" office:value-type="float"/>
          <table:table-cell table:formula="of:=MIN([.$E112])" office:value-type="float"/>
          <table:table-cell table:formula="of:=MIN([.$F112])" office:value-type="float"/>
          <table:table-cell table:formula="of:=MIN([.$G112])" office:value-type="float"/>
          <table:table-cell table:formula="of:=MIN([.$H112])" office:value-type="float"/>
          <table:table-cell table:formula="of:=MIN([.$I112])" office:value-type="float"/>
          <table:table-cell table:formula="of:=MIN([.$J112])" office:value-type="float"/>
          <table:table-cell table:formula="of:=MIN([.$K112])" office:value-type="float"/>
          <table:table-cell table:formula="of:=MIN([.$L112])" office:value-type="float"/>
          <table:table-cell table:formula="of:=MIN([.$M112])" office:value-type="float"/>
          <table:table-cell table:formula="of:=MIN([.$N112])" office:value-type="float"/>
          <table:table-cell table:formula="of:=MEDIAN([.$B112])" office:value-type="float"/>
          <table:table-cell table:formula="of:=MEDIAN([.$C112])" office:value-type="float"/>
          <table:table-cell table:formula="of:=MEDIAN([.$D112])" office:value-type="float"/>
          <table:table-cell table:formula="of:=MEDIAN([.$E112])" office:value-type="float"/>
          <table:table-cell table:formula="of:=MEDIAN([.$F112])" office:value-type="float"/>
          <table:table-cell table:formula="of:=MEDIAN([.$G112])" office:value-type="float"/>
          <table:table-cell table:formula="of:=MEDIAN([.$H112])" office:value-type="float"/>
          <table:table-cell table:formula="of:=MEDIAN([.$I112])" office:value-type="float"/>
          <table:table-cell table:formula="of:=MEDIAN([.$J112])" office:value-type="float"/>
          <table:table-cell table:formula="of:=MEDIAN([.$K112])" office:value-type="float"/>
          <table:table-cell table:formula="of:=MEDIAN([.$L112])" office:value-type="float"/>
          <table:table-cell table:formula="of:=MEDIAN([.$M112])" office:value-type="float"/>
          <table:table-cell table:formula="of:=MEDIAN([.$N112])" office:value-type="float"/>
          <table:table-cell table:formula="of:=MAX([.$B112])" office:value-type="float"/>
          <table:table-cell table:formula="of:=MAX([.$C112])" office:value-type="float"/>
          <table:table-cell table:formula="of:=MAX([.$D112])" office:value-type="float"/>
          <table:table-cell table:formula="of:=MAX([.$E112])" office:value-type="float"/>
          <table:table-cell table:formula="of:=MAX([.$F112])" office:value-type="float"/>
          <table:table-cell table:formula="of:=MAX([.$G112])" office:value-type="float"/>
          <table:table-cell table:formula="of:=MAX([.$H112])" office:value-type="float"/>
          <table:table-cell table:formula="of:=MAX([.$I112])" office:value-type="float"/>
          <table:table-cell table:formula="of:=MAX([.$J112])" office:value-type="float"/>
          <table:table-cell table:formula="of:=MAX([.$K112])" office:value-type="float"/>
          <table:table-cell table:formula="of:=MAX([.$L112])" office:value-type="float"/>
          <table:table-cell table:formula="of:=MAX([.$M112])" office:value-type="float"/>
          <table:table-cell table:formula="of:=MAX([.$N112])" office:value-type="float"/>
        </table:table-row>
        <table:table-row table:style-name="ro1">
          <table:table-cell office:value-type="string">
            <text:p>c1908/c1908.lp.3.7</text:p>
          </table:table-cell>
          <table:table-cell office:value-type="float" office:value="0.078434"/>
          <table:table-cell office:value-type="float" office:value="0.072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6.0"/>
          <table:table-cell office:value-type="float" office:value="22537.0"/>
          <table:table-cell office:value-type="float" office:value="22537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IN([.$D113])" office:value-type="float"/>
          <table:table-cell table:formula="of:=MIN([.$E113])" office:value-type="float"/>
          <table:table-cell table:formula="of:=MIN([.$F113])" office:value-type="float"/>
          <table:table-cell table:formula="of:=MIN([.$G113])" office:value-type="float"/>
          <table:table-cell table:formula="of:=MIN([.$H113])" office:value-type="float"/>
          <table:table-cell table:formula="of:=MIN([.$I113])" office:value-type="float"/>
          <table:table-cell table:formula="of:=MIN([.$J113])" office:value-type="float"/>
          <table:table-cell table:formula="of:=MIN([.$K113])" office:value-type="float"/>
          <table:table-cell table:formula="of:=MIN([.$L113])" office:value-type="float"/>
          <table:table-cell table:formula="of:=MIN([.$M113])" office:value-type="float"/>
          <table:table-cell table:formula="of:=MIN([.$N113])" office:value-type="float"/>
          <table:table-cell table:formula="of:=MEDIAN([.$B113])" office:value-type="float"/>
          <table:table-cell table:formula="of:=MEDIAN([.$C113])" office:value-type="float"/>
          <table:table-cell table:formula="of:=MEDIAN([.$D113])" office:value-type="float"/>
          <table:table-cell table:formula="of:=MEDIAN([.$E113])" office:value-type="float"/>
          <table:table-cell table:formula="of:=MEDIAN([.$F113])" office:value-type="float"/>
          <table:table-cell table:formula="of:=MEDIAN([.$G113])" office:value-type="float"/>
          <table:table-cell table:formula="of:=MEDIAN([.$H113])" office:value-type="float"/>
          <table:table-cell table:formula="of:=MEDIAN([.$I113])" office:value-type="float"/>
          <table:table-cell table:formula="of:=MEDIAN([.$J113])" office:value-type="float"/>
          <table:table-cell table:formula="of:=MEDIAN([.$K113])" office:value-type="float"/>
          <table:table-cell table:formula="of:=MEDIAN([.$L113])" office:value-type="float"/>
          <table:table-cell table:formula="of:=MEDIAN([.$M113])" office:value-type="float"/>
          <table:table-cell table:formula="of:=MEDIAN([.$N113])" office:value-type="float"/>
          <table:table-cell table:formula="of:=MAX([.$B113])" office:value-type="float"/>
          <table:table-cell table:formula="of:=MAX([.$C113])" office:value-type="float"/>
          <table:table-cell table:formula="of:=MAX([.$D113])" office:value-type="float"/>
          <table:table-cell table:formula="of:=MAX([.$E113])" office:value-type="float"/>
          <table:table-cell table:formula="of:=MAX([.$F113])" office:value-type="float"/>
          <table:table-cell table:formula="of:=MAX([.$G113])" office:value-type="float"/>
          <table:table-cell table:formula="of:=MAX([.$H113])" office:value-type="float"/>
          <table:table-cell table:formula="of:=MAX([.$I113])" office:value-type="float"/>
          <table:table-cell table:formula="of:=MAX([.$J113])" office:value-type="float"/>
          <table:table-cell table:formula="of:=MAX([.$K113])" office:value-type="float"/>
          <table:table-cell table:formula="of:=MAX([.$L113])" office:value-type="float"/>
          <table:table-cell table:formula="of:=MAX([.$M113])" office:value-type="float"/>
          <table:table-cell table:formula="of:=MAX([.$N113])" office:value-type="float"/>
        </table:table-row>
        <table:table-row table:style-name="ro1">
          <table:table-cell office:value-type="string">
            <text:p>c1908/c1908.lp.3.8</text:p>
          </table:table-cell>
          <table:table-cell office:value-type="float" office:value="0.092141"/>
          <table:table-cell office:value-type="float" office:value="0.086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6.0"/>
          <table:table-cell office:value-type="float" office:value="22536.0"/>
          <table:table-cell office:value-type="float" office:value="22536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14])" office:value-type="float"/>
          <table:table-cell table:formula="of:=MIN([.$C114])" office:value-type="float"/>
          <table:table-cell table:formula="of:=MIN([.$D114])" office:value-type="float"/>
          <table:table-cell table:formula="of:=MIN([.$E114])" office:value-type="float"/>
          <table:table-cell table:formula="of:=MIN([.$F114])" office:value-type="float"/>
          <table:table-cell table:formula="of:=MIN([.$G114])" office:value-type="float"/>
          <table:table-cell table:formula="of:=MIN([.$H114])" office:value-type="float"/>
          <table:table-cell table:formula="of:=MIN([.$I114])" office:value-type="float"/>
          <table:table-cell table:formula="of:=MIN([.$J114])" office:value-type="float"/>
          <table:table-cell table:formula="of:=MIN([.$K114])" office:value-type="float"/>
          <table:table-cell table:formula="of:=MIN([.$L114])" office:value-type="float"/>
          <table:table-cell table:formula="of:=MIN([.$M114])" office:value-type="float"/>
          <table:table-cell table:formula="of:=MIN([.$N114])" office:value-type="float"/>
          <table:table-cell table:formula="of:=MEDIAN([.$B114])" office:value-type="float"/>
          <table:table-cell table:formula="of:=MEDIAN([.$C114])" office:value-type="float"/>
          <table:table-cell table:formula="of:=MEDIAN([.$D114])" office:value-type="float"/>
          <table:table-cell table:formula="of:=MEDIAN([.$E114])" office:value-type="float"/>
          <table:table-cell table:formula="of:=MEDIAN([.$F114])" office:value-type="float"/>
          <table:table-cell table:formula="of:=MEDIAN([.$G114])" office:value-type="float"/>
          <table:table-cell table:formula="of:=MEDIAN([.$H114])" office:value-type="float"/>
          <table:table-cell table:formula="of:=MEDIAN([.$I114])" office:value-type="float"/>
          <table:table-cell table:formula="of:=MEDIAN([.$J114])" office:value-type="float"/>
          <table:table-cell table:formula="of:=MEDIAN([.$K114])" office:value-type="float"/>
          <table:table-cell table:formula="of:=MEDIAN([.$L114])" office:value-type="float"/>
          <table:table-cell table:formula="of:=MEDIAN([.$M114])" office:value-type="float"/>
          <table:table-cell table:formula="of:=MEDIAN([.$N114])" office:value-type="float"/>
          <table:table-cell table:formula="of:=MAX([.$B114])" office:value-type="float"/>
          <table:table-cell table:formula="of:=MAX([.$C114])" office:value-type="float"/>
          <table:table-cell table:formula="of:=MAX([.$D114])" office:value-type="float"/>
          <table:table-cell table:formula="of:=MAX([.$E114])" office:value-type="float"/>
          <table:table-cell table:formula="of:=MAX([.$F114])" office:value-type="float"/>
          <table:table-cell table:formula="of:=MAX([.$G114])" office:value-type="float"/>
          <table:table-cell table:formula="of:=MAX([.$H114])" office:value-type="float"/>
          <table:table-cell table:formula="of:=MAX([.$I114])" office:value-type="float"/>
          <table:table-cell table:formula="of:=MAX([.$J114])" office:value-type="float"/>
          <table:table-cell table:formula="of:=MAX([.$K114])" office:value-type="float"/>
          <table:table-cell table:formula="of:=MAX([.$L114])" office:value-type="float"/>
          <table:table-cell table:formula="of:=MAX([.$M114])" office:value-type="float"/>
          <table:table-cell table:formula="of:=MAX([.$N114])" office:value-type="float"/>
        </table:table-row>
        <table:table-row table:style-name="ro1">
          <table:table-cell office:value-type="string">
            <text:p>c1908/c1908.lp.4.1</text:p>
          </table:table-cell>
          <table:table-cell office:value-type="float" office:value="0.063865"/>
          <table:table-cell office:value-type="float" office:value="0.056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53.0"/>
          <table:table-cell office:value-type="float" office:value="15425.0"/>
          <table:table-cell office:value-type="float" office:value="15425.0"/>
          <table:table-cell office:value-type="float" office:value="4030.0"/>
          <table:table-cell office:value-type="float" office:value="2259.0"/>
          <table:table-cell office:value-type="float" office:value="0.0"/>
          <table:table-cell office:value-type="float" office:value="0.0"/>
          <table:table-cell table:formula="of:=MIN([.$B115])" office:value-type="float"/>
          <table:table-cell table:formula="of:=MIN([.$C115])" office:value-type="float"/>
          <table:table-cell table:formula="of:=MIN([.$D115])" office:value-type="float"/>
          <table:table-cell table:formula="of:=MIN([.$E115])" office:value-type="float"/>
          <table:table-cell table:formula="of:=MIN([.$F115])" office:value-type="float"/>
          <table:table-cell table:formula="of:=MIN([.$G115])" office:value-type="float"/>
          <table:table-cell table:formula="of:=MIN([.$H115])" office:value-type="float"/>
          <table:table-cell table:formula="of:=MIN([.$I115])" office:value-type="float"/>
          <table:table-cell table:formula="of:=MIN([.$J115])" office:value-type="float"/>
          <table:table-cell table:formula="of:=MIN([.$K115])" office:value-type="float"/>
          <table:table-cell table:formula="of:=MIN([.$L115])" office:value-type="float"/>
          <table:table-cell table:formula="of:=MIN([.$M115])" office:value-type="float"/>
          <table:table-cell table:formula="of:=MIN([.$N115])" office:value-type="float"/>
          <table:table-cell table:formula="of:=MEDIAN([.$B115])" office:value-type="float"/>
          <table:table-cell table:formula="of:=MEDIAN([.$C115])" office:value-type="float"/>
          <table:table-cell table:formula="of:=MEDIAN([.$D115])" office:value-type="float"/>
          <table:table-cell table:formula="of:=MEDIAN([.$E115])" office:value-type="float"/>
          <table:table-cell table:formula="of:=MEDIAN([.$F115])" office:value-type="float"/>
          <table:table-cell table:formula="of:=MEDIAN([.$G115])" office:value-type="float"/>
          <table:table-cell table:formula="of:=MEDIAN([.$H115])" office:value-type="float"/>
          <table:table-cell table:formula="of:=MEDIAN([.$I115])" office:value-type="float"/>
          <table:table-cell table:formula="of:=MEDIAN([.$J115])" office:value-type="float"/>
          <table:table-cell table:formula="of:=MEDIAN([.$K115])" office:value-type="float"/>
          <table:table-cell table:formula="of:=MEDIAN([.$L115])" office:value-type="float"/>
          <table:table-cell table:formula="of:=MEDIAN([.$M115])" office:value-type="float"/>
          <table:table-cell table:formula="of:=MEDIAN([.$N115])" office:value-type="float"/>
          <table:table-cell table:formula="of:=MAX([.$B115])" office:value-type="float"/>
          <table:table-cell table:formula="of:=MAX([.$C115])" office:value-type="float"/>
          <table:table-cell table:formula="of:=MAX([.$D115])" office:value-type="float"/>
          <table:table-cell table:formula="of:=MAX([.$E115])" office:value-type="float"/>
          <table:table-cell table:formula="of:=MAX([.$F115])" office:value-type="float"/>
          <table:table-cell table:formula="of:=MAX([.$G115])" office:value-type="float"/>
          <table:table-cell table:formula="of:=MAX([.$H115])" office:value-type="float"/>
          <table:table-cell table:formula="of:=MAX([.$I115])" office:value-type="float"/>
          <table:table-cell table:formula="of:=MAX([.$J115])" office:value-type="float"/>
          <table:table-cell table:formula="of:=MAX([.$K115])" office:value-type="float"/>
          <table:table-cell table:formula="of:=MAX([.$L115])" office:value-type="float"/>
          <table:table-cell table:formula="of:=MAX([.$M115])" office:value-type="float"/>
          <table:table-cell table:formula="of:=MAX([.$N115])" office:value-type="float"/>
        </table:table-row>
        <table:table-row table:style-name="ro1">
          <table:table-cell office:value-type="string">
            <text:p>c1908/c1908.lp.4.2</text:p>
          </table:table-cell>
          <table:table-cell office:value-type="float" office:value="0.065961"/>
          <table:table-cell office:value-type="float" office:value="0.059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35813.0"/>
          <table:table-cell office:value-type="float" office:value="35813.0"/>
          <table:table-cell office:value-type="float" office:value="4028.0"/>
          <table:table-cell office:value-type="float" office:value="2260.0"/>
          <table:table-cell office:value-type="float" office:value="0.0"/>
          <table:table-cell office:value-type="float" office:value="0.0"/>
          <table:table-cell table:formula="of:=MIN([.$B116])" office:value-type="float"/>
          <table:table-cell table:formula="of:=MIN([.$C116])" office:value-type="float"/>
          <table:table-cell table:formula="of:=MIN([.$D116])" office:value-type="float"/>
          <table:table-cell table:formula="of:=MIN([.$E116])" office:value-type="float"/>
          <table:table-cell table:formula="of:=MIN([.$F116])" office:value-type="float"/>
          <table:table-cell table:formula="of:=MIN([.$G116])" office:value-type="float"/>
          <table:table-cell table:formula="of:=MIN([.$H116])" office:value-type="float"/>
          <table:table-cell table:formula="of:=MIN([.$I116])" office:value-type="float"/>
          <table:table-cell table:formula="of:=MIN([.$J116])" office:value-type="float"/>
          <table:table-cell table:formula="of:=MIN([.$K116])" office:value-type="float"/>
          <table:table-cell table:formula="of:=MIN([.$L116])" office:value-type="float"/>
          <table:table-cell table:formula="of:=MIN([.$M116])" office:value-type="float"/>
          <table:table-cell table:formula="of:=MIN([.$N116])" office:value-type="float"/>
          <table:table-cell table:formula="of:=MEDIAN([.$B116])" office:value-type="float"/>
          <table:table-cell table:formula="of:=MEDIAN([.$C116])" office:value-type="float"/>
          <table:table-cell table:formula="of:=MEDIAN([.$D116])" office:value-type="float"/>
          <table:table-cell table:formula="of:=MEDIAN([.$E116])" office:value-type="float"/>
          <table:table-cell table:formula="of:=MEDIAN([.$F116])" office:value-type="float"/>
          <table:table-cell table:formula="of:=MEDIAN([.$G116])" office:value-type="float"/>
          <table:table-cell table:formula="of:=MEDIAN([.$H116])" office:value-type="float"/>
          <table:table-cell table:formula="of:=MEDIAN([.$I116])" office:value-type="float"/>
          <table:table-cell table:formula="of:=MEDIAN([.$J116])" office:value-type="float"/>
          <table:table-cell table:formula="of:=MEDIAN([.$K116])" office:value-type="float"/>
          <table:table-cell table:formula="of:=MEDIAN([.$L116])" office:value-type="float"/>
          <table:table-cell table:formula="of:=MEDIAN([.$M116])" office:value-type="float"/>
          <table:table-cell table:formula="of:=MEDIAN([.$N116])" office:value-type="float"/>
          <table:table-cell table:formula="of:=MAX([.$B116])" office:value-type="float"/>
          <table:table-cell table:formula="of:=MAX([.$C116])" office:value-type="float"/>
          <table:table-cell table:formula="of:=MAX([.$D116])" office:value-type="float"/>
          <table:table-cell table:formula="of:=MAX([.$E116])" office:value-type="float"/>
          <table:table-cell table:formula="of:=MAX([.$F116])" office:value-type="float"/>
          <table:table-cell table:formula="of:=MAX([.$G116])" office:value-type="float"/>
          <table:table-cell table:formula="of:=MAX([.$H116])" office:value-type="float"/>
          <table:table-cell table:formula="of:=MAX([.$I116])" office:value-type="float"/>
          <table:table-cell table:formula="of:=MAX([.$J116])" office:value-type="float"/>
          <table:table-cell table:formula="of:=MAX([.$K116])" office:value-type="float"/>
          <table:table-cell table:formula="of:=MAX([.$L116])" office:value-type="float"/>
          <table:table-cell table:formula="of:=MAX([.$M116])" office:value-type="float"/>
          <table:table-cell table:formula="of:=MAX([.$N116])" office:value-type="float"/>
        </table:table-row>
        <table:table-row table:style-name="ro1">
          <table:table-cell office:value-type="string">
            <text:p>c1908/c1908.lp.4.3</text:p>
          </table:table-cell>
          <table:table-cell office:value-type="float" office:value="0.13177"/>
          <table:table-cell office:value-type="float" office:value="0.126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7.0"/>
          <table:table-cell office:value-type="float" office:value="85692.0"/>
          <table:table-cell office:value-type="float" office:value="85692.0"/>
          <table:table-cell office:value-type="float" office:value="4026.0"/>
          <table:table-cell office:value-type="float" office:value="2261.0"/>
          <table:table-cell office:value-type="float" office:value="0.0"/>
          <table:table-cell office:value-type="float" office:value="0.0"/>
          <table:table-cell table:formula="of:=MIN([.$B117])" office:value-type="float"/>
          <table:table-cell table:formula="of:=MIN([.$C117])" office:value-type="float"/>
          <table:table-cell table:formula="of:=MIN([.$D117])" office:value-type="float"/>
          <table:table-cell table:formula="of:=MIN([.$E117])" office:value-type="float"/>
          <table:table-cell table:formula="of:=MIN([.$F117])" office:value-type="float"/>
          <table:table-cell table:formula="of:=MIN([.$G117])" office:value-type="float"/>
          <table:table-cell table:formula="of:=MIN([.$H117])" office:value-type="float"/>
          <table:table-cell table:formula="of:=MIN([.$I117])" office:value-type="float"/>
          <table:table-cell table:formula="of:=MIN([.$J117])" office:value-type="float"/>
          <table:table-cell table:formula="of:=MIN([.$K117])" office:value-type="float"/>
          <table:table-cell table:formula="of:=MIN([.$L117])" office:value-type="float"/>
          <table:table-cell table:formula="of:=MIN([.$M117])" office:value-type="float"/>
          <table:table-cell table:formula="of:=MIN([.$N117])" office:value-type="float"/>
          <table:table-cell table:formula="of:=MEDIAN([.$B117])" office:value-type="float"/>
          <table:table-cell table:formula="of:=MEDIAN([.$C117])" office:value-type="float"/>
          <table:table-cell table:formula="of:=MEDIAN([.$D117])" office:value-type="float"/>
          <table:table-cell table:formula="of:=MEDIAN([.$E117])" office:value-type="float"/>
          <table:table-cell table:formula="of:=MEDIAN([.$F117])" office:value-type="float"/>
          <table:table-cell table:formula="of:=MEDIAN([.$G117])" office:value-type="float"/>
          <table:table-cell table:formula="of:=MEDIAN([.$H117])" office:value-type="float"/>
          <table:table-cell table:formula="of:=MEDIAN([.$I117])" office:value-type="float"/>
          <table:table-cell table:formula="of:=MEDIAN([.$J117])" office:value-type="float"/>
          <table:table-cell table:formula="of:=MEDIAN([.$K117])" office:value-type="float"/>
          <table:table-cell table:formula="of:=MEDIAN([.$L117])" office:value-type="float"/>
          <table:table-cell table:formula="of:=MEDIAN([.$M117])" office:value-type="float"/>
          <table:table-cell table:formula="of:=MEDIAN([.$N117])" office:value-type="float"/>
          <table:table-cell table:formula="of:=MAX([.$B117])" office:value-type="float"/>
          <table:table-cell table:formula="of:=MAX([.$C117])" office:value-type="float"/>
          <table:table-cell table:formula="of:=MAX([.$D117])" office:value-type="float"/>
          <table:table-cell table:formula="of:=MAX([.$E117])" office:value-type="float"/>
          <table:table-cell table:formula="of:=MAX([.$F117])" office:value-type="float"/>
          <table:table-cell table:formula="of:=MAX([.$G117])" office:value-type="float"/>
          <table:table-cell table:formula="of:=MAX([.$H117])" office:value-type="float"/>
          <table:table-cell table:formula="of:=MAX([.$I117])" office:value-type="float"/>
          <table:table-cell table:formula="of:=MAX([.$J117])" office:value-type="float"/>
          <table:table-cell table:formula="of:=MAX([.$K117])" office:value-type="float"/>
          <table:table-cell table:formula="of:=MAX([.$L117])" office:value-type="float"/>
          <table:table-cell table:formula="of:=MAX([.$M117])" office:value-type="float"/>
          <table:table-cell table:formula="of:=MAX([.$N117])" office:value-type="float"/>
        </table:table-row>
        <table:table-row table:style-name="ro1">
          <table:table-cell office:value-type="string">
            <text:p>c1908/c1908.lp.4.4</text:p>
          </table:table-cell>
          <table:table-cell office:value-type="float" office:value="0.129312"/>
          <table:table-cell office:value-type="float" office:value="0.123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8.0"/>
          <table:table-cell office:value-type="float" office:value="84208.0"/>
          <table:table-cell office:value-type="float" office:value="84208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IN([.$D118])" office:value-type="float"/>
          <table:table-cell table:formula="of:=MIN([.$E118])" office:value-type="float"/>
          <table:table-cell table:formula="of:=MIN([.$F118])" office:value-type="float"/>
          <table:table-cell table:formula="of:=MIN([.$G118])" office:value-type="float"/>
          <table:table-cell table:formula="of:=MIN([.$H118])" office:value-type="float"/>
          <table:table-cell table:formula="of:=MIN([.$I118])" office:value-type="float"/>
          <table:table-cell table:formula="of:=MIN([.$J118])" office:value-type="float"/>
          <table:table-cell table:formula="of:=MIN([.$K118])" office:value-type="float"/>
          <table:table-cell table:formula="of:=MIN([.$L118])" office:value-type="float"/>
          <table:table-cell table:formula="of:=MIN([.$M118])" office:value-type="float"/>
          <table:table-cell table:formula="of:=MIN([.$N118])" office:value-type="float"/>
          <table:table-cell table:formula="of:=MEDIAN([.$B118])" office:value-type="float"/>
          <table:table-cell table:formula="of:=MEDIAN([.$C118])" office:value-type="float"/>
          <table:table-cell table:formula="of:=MEDIAN([.$D118])" office:value-type="float"/>
          <table:table-cell table:formula="of:=MEDIAN([.$E118])" office:value-type="float"/>
          <table:table-cell table:formula="of:=MEDIAN([.$F118])" office:value-type="float"/>
          <table:table-cell table:formula="of:=MEDIAN([.$G118])" office:value-type="float"/>
          <table:table-cell table:formula="of:=MEDIAN([.$H118])" office:value-type="float"/>
          <table:table-cell table:formula="of:=MEDIAN([.$I118])" office:value-type="float"/>
          <table:table-cell table:formula="of:=MEDIAN([.$J118])" office:value-type="float"/>
          <table:table-cell table:formula="of:=MEDIAN([.$K118])" office:value-type="float"/>
          <table:table-cell table:formula="of:=MEDIAN([.$L118])" office:value-type="float"/>
          <table:table-cell table:formula="of:=MEDIAN([.$M118])" office:value-type="float"/>
          <table:table-cell table:formula="of:=MEDIAN([.$N118])" office:value-type="float"/>
          <table:table-cell table:formula="of:=MAX([.$B118])" office:value-type="float"/>
          <table:table-cell table:formula="of:=MAX([.$C118])" office:value-type="float"/>
          <table:table-cell table:formula="of:=MAX([.$D118])" office:value-type="float"/>
          <table:table-cell table:formula="of:=MAX([.$E118])" office:value-type="float"/>
          <table:table-cell table:formula="of:=MAX([.$F118])" office:value-type="float"/>
          <table:table-cell table:formula="of:=MAX([.$G118])" office:value-type="float"/>
          <table:table-cell table:formula="of:=MAX([.$H118])" office:value-type="float"/>
          <table:table-cell table:formula="of:=MAX([.$I118])" office:value-type="float"/>
          <table:table-cell table:formula="of:=MAX([.$J118])" office:value-type="float"/>
          <table:table-cell table:formula="of:=MAX([.$K118])" office:value-type="float"/>
          <table:table-cell table:formula="of:=MAX([.$L118])" office:value-type="float"/>
          <table:table-cell table:formula="of:=MAX([.$M118])" office:value-type="float"/>
          <table:table-cell table:formula="of:=MAX([.$N118])" office:value-type="float"/>
        </table:table-row>
        <table:table-row table:style-name="ro1">
          <table:table-cell office:value-type="string">
            <text:p>c1908/c1908.lp.4.5</text:p>
          </table:table-cell>
          <table:table-cell office:value-type="float" office:value="0.076155"/>
          <table:table-cell office:value-type="float" office:value="0.0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5.0"/>
          <table:table-cell office:value-type="float" office:value="17292.0"/>
          <table:table-cell office:value-type="float" office:value="17292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19])" office:value-type="float"/>
          <table:table-cell table:formula="of:=MIN([.$C119])" office:value-type="float"/>
          <table:table-cell table:formula="of:=MIN([.$D119])" office:value-type="float"/>
          <table:table-cell table:formula="of:=MIN([.$E119])" office:value-type="float"/>
          <table:table-cell table:formula="of:=MIN([.$F119])" office:value-type="float"/>
          <table:table-cell table:formula="of:=MIN([.$G119])" office:value-type="float"/>
          <table:table-cell table:formula="of:=MIN([.$H119])" office:value-type="float"/>
          <table:table-cell table:formula="of:=MIN([.$I119])" office:value-type="float"/>
          <table:table-cell table:formula="of:=MIN([.$J119])" office:value-type="float"/>
          <table:table-cell table:formula="of:=MIN([.$K119])" office:value-type="float"/>
          <table:table-cell table:formula="of:=MIN([.$L119])" office:value-type="float"/>
          <table:table-cell table:formula="of:=MIN([.$M119])" office:value-type="float"/>
          <table:table-cell table:formula="of:=MIN([.$N119])" office:value-type="float"/>
          <table:table-cell table:formula="of:=MEDIAN([.$B119])" office:value-type="float"/>
          <table:table-cell table:formula="of:=MEDIAN([.$C119])" office:value-type="float"/>
          <table:table-cell table:formula="of:=MEDIAN([.$D119])" office:value-type="float"/>
          <table:table-cell table:formula="of:=MEDIAN([.$E119])" office:value-type="float"/>
          <table:table-cell table:formula="of:=MEDIAN([.$F119])" office:value-type="float"/>
          <table:table-cell table:formula="of:=MEDIAN([.$G119])" office:value-type="float"/>
          <table:table-cell table:formula="of:=MEDIAN([.$H119])" office:value-type="float"/>
          <table:table-cell table:formula="of:=MEDIAN([.$I119])" office:value-type="float"/>
          <table:table-cell table:formula="of:=MEDIAN([.$J119])" office:value-type="float"/>
          <table:table-cell table:formula="of:=MEDIAN([.$K119])" office:value-type="float"/>
          <table:table-cell table:formula="of:=MEDIAN([.$L119])" office:value-type="float"/>
          <table:table-cell table:formula="of:=MEDIAN([.$M119])" office:value-type="float"/>
          <table:table-cell table:formula="of:=MEDIAN([.$N119])" office:value-type="float"/>
          <table:table-cell table:formula="of:=MAX([.$B119])" office:value-type="float"/>
          <table:table-cell table:formula="of:=MAX([.$C119])" office:value-type="float"/>
          <table:table-cell table:formula="of:=MAX([.$D119])" office:value-type="float"/>
          <table:table-cell table:formula="of:=MAX([.$E119])" office:value-type="float"/>
          <table:table-cell table:formula="of:=MAX([.$F119])" office:value-type="float"/>
          <table:table-cell table:formula="of:=MAX([.$G119])" office:value-type="float"/>
          <table:table-cell table:formula="of:=MAX([.$H119])" office:value-type="float"/>
          <table:table-cell table:formula="of:=MAX([.$I119])" office:value-type="float"/>
          <table:table-cell table:formula="of:=MAX([.$J119])" office:value-type="float"/>
          <table:table-cell table:formula="of:=MAX([.$K119])" office:value-type="float"/>
          <table:table-cell table:formula="of:=MAX([.$L119])" office:value-type="float"/>
          <table:table-cell table:formula="of:=MAX([.$M119])" office:value-type="float"/>
          <table:table-cell table:formula="of:=MAX([.$N119])" office:value-type="float"/>
        </table:table-row>
        <table:table-row table:style-name="ro1">
          <table:table-cell office:value-type="string">
            <text:p>c1908/c1908.lp.4.6</text:p>
          </table:table-cell>
          <table:table-cell office:value-type="float" office:value="0.081304"/>
          <table:table-cell office:value-type="float" office:value="0.07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5.0"/>
          <table:table-cell office:value-type="float" office:value="17291.0"/>
          <table:table-cell office:value-type="float" office:value="17291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0])" office:value-type="float"/>
          <table:table-cell table:formula="of:=MIN([.$C120])" office:value-type="float"/>
          <table:table-cell table:formula="of:=MIN([.$D120])" office:value-type="float"/>
          <table:table-cell table:formula="of:=MIN([.$E120])" office:value-type="float"/>
          <table:table-cell table:formula="of:=MIN([.$F120])" office:value-type="float"/>
          <table:table-cell table:formula="of:=MIN([.$G120])" office:value-type="float"/>
          <table:table-cell table:formula="of:=MIN([.$H120])" office:value-type="float"/>
          <table:table-cell table:formula="of:=MIN([.$I120])" office:value-type="float"/>
          <table:table-cell table:formula="of:=MIN([.$J120])" office:value-type="float"/>
          <table:table-cell table:formula="of:=MIN([.$K120])" office:value-type="float"/>
          <table:table-cell table:formula="of:=MIN([.$L120])" office:value-type="float"/>
          <table:table-cell table:formula="of:=MIN([.$M120])" office:value-type="float"/>
          <table:table-cell table:formula="of:=MIN([.$N120])" office:value-type="float"/>
          <table:table-cell table:formula="of:=MEDIAN([.$B120])" office:value-type="float"/>
          <table:table-cell table:formula="of:=MEDIAN([.$C120])" office:value-type="float"/>
          <table:table-cell table:formula="of:=MEDIAN([.$D120])" office:value-type="float"/>
          <table:table-cell table:formula="of:=MEDIAN([.$E120])" office:value-type="float"/>
          <table:table-cell table:formula="of:=MEDIAN([.$F120])" office:value-type="float"/>
          <table:table-cell table:formula="of:=MEDIAN([.$G120])" office:value-type="float"/>
          <table:table-cell table:formula="of:=MEDIAN([.$H120])" office:value-type="float"/>
          <table:table-cell table:formula="of:=MEDIAN([.$I120])" office:value-type="float"/>
          <table:table-cell table:formula="of:=MEDIAN([.$J120])" office:value-type="float"/>
          <table:table-cell table:formula="of:=MEDIAN([.$K120])" office:value-type="float"/>
          <table:table-cell table:formula="of:=MEDIAN([.$L120])" office:value-type="float"/>
          <table:table-cell table:formula="of:=MEDIAN([.$M120])" office:value-type="float"/>
          <table:table-cell table:formula="of:=MEDIAN([.$N120])" office:value-type="float"/>
          <table:table-cell table:formula="of:=MAX([.$B120])" office:value-type="float"/>
          <table:table-cell table:formula="of:=MAX([.$C120])" office:value-type="float"/>
          <table:table-cell table:formula="of:=MAX([.$D120])" office:value-type="float"/>
          <table:table-cell table:formula="of:=MAX([.$E120])" office:value-type="float"/>
          <table:table-cell table:formula="of:=MAX([.$F120])" office:value-type="float"/>
          <table:table-cell table:formula="of:=MAX([.$G120])" office:value-type="float"/>
          <table:table-cell table:formula="of:=MAX([.$H120])" office:value-type="float"/>
          <table:table-cell table:formula="of:=MAX([.$I120])" office:value-type="float"/>
          <table:table-cell table:formula="of:=MAX([.$J120])" office:value-type="float"/>
          <table:table-cell table:formula="of:=MAX([.$K120])" office:value-type="float"/>
          <table:table-cell table:formula="of:=MAX([.$L120])" office:value-type="float"/>
          <table:table-cell table:formula="of:=MAX([.$M120])" office:value-type="float"/>
          <table:table-cell table:formula="of:=MAX([.$N120])" office:value-type="float"/>
        </table:table-row>
        <table:table-row table:style-name="ro1">
          <table:table-cell office:value-type="string">
            <text:p>c1908/c1908.lp.4.7</text:p>
          </table:table-cell>
          <table:table-cell office:value-type="float" office:value="0.079176"/>
          <table:table-cell office:value-type="float" office:value="0.072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6.0"/>
          <table:table-cell office:value-type="float" office:value="13214.0"/>
          <table:table-cell office:value-type="float" office:value="13214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1])" office:value-type="float"/>
          <table:table-cell table:formula="of:=MIN([.$C121])" office:value-type="float"/>
          <table:table-cell table:formula="of:=MIN([.$D121])" office:value-type="float"/>
          <table:table-cell table:formula="of:=MIN([.$E121])" office:value-type="float"/>
          <table:table-cell table:formula="of:=MIN([.$F121])" office:value-type="float"/>
          <table:table-cell table:formula="of:=MIN([.$G121])" office:value-type="float"/>
          <table:table-cell table:formula="of:=MIN([.$H121])" office:value-type="float"/>
          <table:table-cell table:formula="of:=MIN([.$I121])" office:value-type="float"/>
          <table:table-cell table:formula="of:=MIN([.$J121])" office:value-type="float"/>
          <table:table-cell table:formula="of:=MIN([.$K121])" office:value-type="float"/>
          <table:table-cell table:formula="of:=MIN([.$L121])" office:value-type="float"/>
          <table:table-cell table:formula="of:=MIN([.$M121])" office:value-type="float"/>
          <table:table-cell table:formula="of:=MIN([.$N121])" office:value-type="float"/>
          <table:table-cell table:formula="of:=MEDIAN([.$B121])" office:value-type="float"/>
          <table:table-cell table:formula="of:=MEDIAN([.$C121])" office:value-type="float"/>
          <table:table-cell table:formula="of:=MEDIAN([.$D121])" office:value-type="float"/>
          <table:table-cell table:formula="of:=MEDIAN([.$E121])" office:value-type="float"/>
          <table:table-cell table:formula="of:=MEDIAN([.$F121])" office:value-type="float"/>
          <table:table-cell table:formula="of:=MEDIAN([.$G121])" office:value-type="float"/>
          <table:table-cell table:formula="of:=MEDIAN([.$H121])" office:value-type="float"/>
          <table:table-cell table:formula="of:=MEDIAN([.$I121])" office:value-type="float"/>
          <table:table-cell table:formula="of:=MEDIAN([.$J121])" office:value-type="float"/>
          <table:table-cell table:formula="of:=MEDIAN([.$K121])" office:value-type="float"/>
          <table:table-cell table:formula="of:=MEDIAN([.$L121])" office:value-type="float"/>
          <table:table-cell table:formula="of:=MEDIAN([.$M121])" office:value-type="float"/>
          <table:table-cell table:formula="of:=MEDIAN([.$N121])" office:value-type="float"/>
          <table:table-cell table:formula="of:=MAX([.$B121])" office:value-type="float"/>
          <table:table-cell table:formula="of:=MAX([.$C121])" office:value-type="float"/>
          <table:table-cell table:formula="of:=MAX([.$D121])" office:value-type="float"/>
          <table:table-cell table:formula="of:=MAX([.$E121])" office:value-type="float"/>
          <table:table-cell table:formula="of:=MAX([.$F121])" office:value-type="float"/>
          <table:table-cell table:formula="of:=MAX([.$G121])" office:value-type="float"/>
          <table:table-cell table:formula="of:=MAX([.$H121])" office:value-type="float"/>
          <table:table-cell table:formula="of:=MAX([.$I121])" office:value-type="float"/>
          <table:table-cell table:formula="of:=MAX([.$J121])" office:value-type="float"/>
          <table:table-cell table:formula="of:=MAX([.$K121])" office:value-type="float"/>
          <table:table-cell table:formula="of:=MAX([.$L121])" office:value-type="float"/>
          <table:table-cell table:formula="of:=MAX([.$M121])" office:value-type="float"/>
          <table:table-cell table:formula="of:=MAX([.$N121])" office:value-type="float"/>
        </table:table-row>
        <table:table-row table:style-name="ro1">
          <table:table-cell office:value-type="string">
            <text:p>c1908/c1908.lp.4.8</text:p>
          </table:table-cell>
          <table:table-cell office:value-type="float" office:value="0.057454"/>
          <table:table-cell office:value-type="float" office:value="0.051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4.0"/>
          <table:table-cell office:value-type="float" office:value="8559.0"/>
          <table:table-cell office:value-type="float" office:value="8559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2])" office:value-type="float"/>
          <table:table-cell table:formula="of:=MIN([.$C122])" office:value-type="float"/>
          <table:table-cell table:formula="of:=MIN([.$D122])" office:value-type="float"/>
          <table:table-cell table:formula="of:=MIN([.$E122])" office:value-type="float"/>
          <table:table-cell table:formula="of:=MIN([.$F122])" office:value-type="float"/>
          <table:table-cell table:formula="of:=MIN([.$G122])" office:value-type="float"/>
          <table:table-cell table:formula="of:=MIN([.$H122])" office:value-type="float"/>
          <table:table-cell table:formula="of:=MIN([.$I122])" office:value-type="float"/>
          <table:table-cell table:formula="of:=MIN([.$J122])" office:value-type="float"/>
          <table:table-cell table:formula="of:=MIN([.$K122])" office:value-type="float"/>
          <table:table-cell table:formula="of:=MIN([.$L122])" office:value-type="float"/>
          <table:table-cell table:formula="of:=MIN([.$M122])" office:value-type="float"/>
          <table:table-cell table:formula="of:=MIN([.$N122])" office:value-type="float"/>
          <table:table-cell table:formula="of:=MEDIAN([.$B122])" office:value-type="float"/>
          <table:table-cell table:formula="of:=MEDIAN([.$C122])" office:value-type="float"/>
          <table:table-cell table:formula="of:=MEDIAN([.$D122])" office:value-type="float"/>
          <table:table-cell table:formula="of:=MEDIAN([.$E122])" office:value-type="float"/>
          <table:table-cell table:formula="of:=MEDIAN([.$F122])" office:value-type="float"/>
          <table:table-cell table:formula="of:=MEDIAN([.$G122])" office:value-type="float"/>
          <table:table-cell table:formula="of:=MEDIAN([.$H122])" office:value-type="float"/>
          <table:table-cell table:formula="of:=MEDIAN([.$I122])" office:value-type="float"/>
          <table:table-cell table:formula="of:=MEDIAN([.$J122])" office:value-type="float"/>
          <table:table-cell table:formula="of:=MEDIAN([.$K122])" office:value-type="float"/>
          <table:table-cell table:formula="of:=MEDIAN([.$L122])" office:value-type="float"/>
          <table:table-cell table:formula="of:=MEDIAN([.$M122])" office:value-type="float"/>
          <table:table-cell table:formula="of:=MEDIAN([.$N122])" office:value-type="float"/>
          <table:table-cell table:formula="of:=MAX([.$B122])" office:value-type="float"/>
          <table:table-cell table:formula="of:=MAX([.$C122])" office:value-type="float"/>
          <table:table-cell table:formula="of:=MAX([.$D122])" office:value-type="float"/>
          <table:table-cell table:formula="of:=MAX([.$E122])" office:value-type="float"/>
          <table:table-cell table:formula="of:=MAX([.$F122])" office:value-type="float"/>
          <table:table-cell table:formula="of:=MAX([.$G122])" office:value-type="float"/>
          <table:table-cell table:formula="of:=MAX([.$H122])" office:value-type="float"/>
          <table:table-cell table:formula="of:=MAX([.$I122])" office:value-type="float"/>
          <table:table-cell table:formula="of:=MAX([.$J122])" office:value-type="float"/>
          <table:table-cell table:formula="of:=MAX([.$K122])" office:value-type="float"/>
          <table:table-cell table:formula="of:=MAX([.$L122])" office:value-type="float"/>
          <table:table-cell table:formula="of:=MAX([.$M122])" office:value-type="float"/>
          <table:table-cell table:formula="of:=MAX([.$N122])" office:value-type="float"/>
        </table:table-row>
        <table:table-row table:style-name="ro1">
          <table:table-cell office:value-type="string">
            <text:p>c1908/c1908.lp.5.1</text:p>
          </table:table-cell>
          <table:table-cell office:value-type="float" office:value="0.084936"/>
          <table:table-cell office:value-type="float" office:value="0.079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7.0"/>
          <table:table-cell office:value-type="float" office:value="59152.0"/>
          <table:table-cell office:value-type="float" office:value="59152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23])" office:value-type="float"/>
          <table:table-cell table:formula="of:=MIN([.$C123])" office:value-type="float"/>
          <table:table-cell table:formula="of:=MIN([.$D123])" office:value-type="float"/>
          <table:table-cell table:formula="of:=MIN([.$E123])" office:value-type="float"/>
          <table:table-cell table:formula="of:=MIN([.$F123])" office:value-type="float"/>
          <table:table-cell table:formula="of:=MIN([.$G123])" office:value-type="float"/>
          <table:table-cell table:formula="of:=MIN([.$H123])" office:value-type="float"/>
          <table:table-cell table:formula="of:=MIN([.$I123])" office:value-type="float"/>
          <table:table-cell table:formula="of:=MIN([.$J123])" office:value-type="float"/>
          <table:table-cell table:formula="of:=MIN([.$K123])" office:value-type="float"/>
          <table:table-cell table:formula="of:=MIN([.$L123])" office:value-type="float"/>
          <table:table-cell table:formula="of:=MIN([.$M123])" office:value-type="float"/>
          <table:table-cell table:formula="of:=MIN([.$N123])" office:value-type="float"/>
          <table:table-cell table:formula="of:=MEDIAN([.$B123])" office:value-type="float"/>
          <table:table-cell table:formula="of:=MEDIAN([.$C123])" office:value-type="float"/>
          <table:table-cell table:formula="of:=MEDIAN([.$D123])" office:value-type="float"/>
          <table:table-cell table:formula="of:=MEDIAN([.$E123])" office:value-type="float"/>
          <table:table-cell table:formula="of:=MEDIAN([.$F123])" office:value-type="float"/>
          <table:table-cell table:formula="of:=MEDIAN([.$G123])" office:value-type="float"/>
          <table:table-cell table:formula="of:=MEDIAN([.$H123])" office:value-type="float"/>
          <table:table-cell table:formula="of:=MEDIAN([.$I123])" office:value-type="float"/>
          <table:table-cell table:formula="of:=MEDIAN([.$J123])" office:value-type="float"/>
          <table:table-cell table:formula="of:=MEDIAN([.$K123])" office:value-type="float"/>
          <table:table-cell table:formula="of:=MEDIAN([.$L123])" office:value-type="float"/>
          <table:table-cell table:formula="of:=MEDIAN([.$M123])" office:value-type="float"/>
          <table:table-cell table:formula="of:=MEDIAN([.$N123])" office:value-type="float"/>
          <table:table-cell table:formula="of:=MAX([.$B123])" office:value-type="float"/>
          <table:table-cell table:formula="of:=MAX([.$C123])" office:value-type="float"/>
          <table:table-cell table:formula="of:=MAX([.$D123])" office:value-type="float"/>
          <table:table-cell table:formula="of:=MAX([.$E123])" office:value-type="float"/>
          <table:table-cell table:formula="of:=MAX([.$F123])" office:value-type="float"/>
          <table:table-cell table:formula="of:=MAX([.$G123])" office:value-type="float"/>
          <table:table-cell table:formula="of:=MAX([.$H123])" office:value-type="float"/>
          <table:table-cell table:formula="of:=MAX([.$I123])" office:value-type="float"/>
          <table:table-cell table:formula="of:=MAX([.$J123])" office:value-type="float"/>
          <table:table-cell table:formula="of:=MAX([.$K123])" office:value-type="float"/>
          <table:table-cell table:formula="of:=MAX([.$L123])" office:value-type="float"/>
          <table:table-cell table:formula="of:=MAX([.$M123])" office:value-type="float"/>
          <table:table-cell table:formula="of:=MAX([.$N123])" office:value-type="float"/>
        </table:table-row>
        <table:table-row table:style-name="ro1">
          <table:table-cell office:value-type="string">
            <text:p>c1908/c1908.lp.5.2</text:p>
          </table:table-cell>
          <table:table-cell office:value-type="float" office:value="0.104427"/>
          <table:table-cell office:value-type="float" office:value="0.099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51.0"/>
          <table:table-cell office:value-type="float" office:value="50821.0"/>
          <table:table-cell office:value-type="float" office:value="50821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4])" office:value-type="float"/>
          <table:table-cell table:formula="of:=MIN([.$C124])" office:value-type="float"/>
          <table:table-cell table:formula="of:=MIN([.$D124])" office:value-type="float"/>
          <table:table-cell table:formula="of:=MIN([.$E124])" office:value-type="float"/>
          <table:table-cell table:formula="of:=MIN([.$F124])" office:value-type="float"/>
          <table:table-cell table:formula="of:=MIN([.$G124])" office:value-type="float"/>
          <table:table-cell table:formula="of:=MIN([.$H124])" office:value-type="float"/>
          <table:table-cell table:formula="of:=MIN([.$I124])" office:value-type="float"/>
          <table:table-cell table:formula="of:=MIN([.$J124])" office:value-type="float"/>
          <table:table-cell table:formula="of:=MIN([.$K124])" office:value-type="float"/>
          <table:table-cell table:formula="of:=MIN([.$L124])" office:value-type="float"/>
          <table:table-cell table:formula="of:=MIN([.$M124])" office:value-type="float"/>
          <table:table-cell table:formula="of:=MIN([.$N124])" office:value-type="float"/>
          <table:table-cell table:formula="of:=MEDIAN([.$B124])" office:value-type="float"/>
          <table:table-cell table:formula="of:=MEDIAN([.$C124])" office:value-type="float"/>
          <table:table-cell table:formula="of:=MEDIAN([.$D124])" office:value-type="float"/>
          <table:table-cell table:formula="of:=MEDIAN([.$E124])" office:value-type="float"/>
          <table:table-cell table:formula="of:=MEDIAN([.$F124])" office:value-type="float"/>
          <table:table-cell table:formula="of:=MEDIAN([.$G124])" office:value-type="float"/>
          <table:table-cell table:formula="of:=MEDIAN([.$H124])" office:value-type="float"/>
          <table:table-cell table:formula="of:=MEDIAN([.$I124])" office:value-type="float"/>
          <table:table-cell table:formula="of:=MEDIAN([.$J124])" office:value-type="float"/>
          <table:table-cell table:formula="of:=MEDIAN([.$K124])" office:value-type="float"/>
          <table:table-cell table:formula="of:=MEDIAN([.$L124])" office:value-type="float"/>
          <table:table-cell table:formula="of:=MEDIAN([.$M124])" office:value-type="float"/>
          <table:table-cell table:formula="of:=MEDIAN([.$N124])" office:value-type="float"/>
          <table:table-cell table:formula="of:=MAX([.$B124])" office:value-type="float"/>
          <table:table-cell table:formula="of:=MAX([.$C124])" office:value-type="float"/>
          <table:table-cell table:formula="of:=MAX([.$D124])" office:value-type="float"/>
          <table:table-cell table:formula="of:=MAX([.$E124])" office:value-type="float"/>
          <table:table-cell table:formula="of:=MAX([.$F124])" office:value-type="float"/>
          <table:table-cell table:formula="of:=MAX([.$G124])" office:value-type="float"/>
          <table:table-cell table:formula="of:=MAX([.$H124])" office:value-type="float"/>
          <table:table-cell table:formula="of:=MAX([.$I124])" office:value-type="float"/>
          <table:table-cell table:formula="of:=MAX([.$J124])" office:value-type="float"/>
          <table:table-cell table:formula="of:=MAX([.$K124])" office:value-type="float"/>
          <table:table-cell table:formula="of:=MAX([.$L124])" office:value-type="float"/>
          <table:table-cell table:formula="of:=MAX([.$M124])" office:value-type="float"/>
          <table:table-cell table:formula="of:=MAX([.$N124])" office:value-type="float"/>
        </table:table-row>
        <table:table-row table:style-name="ro1">
          <table:table-cell office:value-type="string">
            <text:p>c1908/c1908.lp.5.3</text:p>
          </table:table-cell>
          <table:table-cell office:value-type="float" office:value="0.125556"/>
          <table:table-cell office:value-type="float" office:value="0.118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5.0"/>
          <table:table-cell office:value-type="float" office:value="50660.0"/>
          <table:table-cell office:value-type="float" office:value="50660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5])" office:value-type="float"/>
          <table:table-cell table:formula="of:=MIN([.$C125])" office:value-type="float"/>
          <table:table-cell table:formula="of:=MIN([.$D125])" office:value-type="float"/>
          <table:table-cell table:formula="of:=MIN([.$E125])" office:value-type="float"/>
          <table:table-cell table:formula="of:=MIN([.$F125])" office:value-type="float"/>
          <table:table-cell table:formula="of:=MIN([.$G125])" office:value-type="float"/>
          <table:table-cell table:formula="of:=MIN([.$H125])" office:value-type="float"/>
          <table:table-cell table:formula="of:=MIN([.$I125])" office:value-type="float"/>
          <table:table-cell table:formula="of:=MIN([.$J125])" office:value-type="float"/>
          <table:table-cell table:formula="of:=MIN([.$K125])" office:value-type="float"/>
          <table:table-cell table:formula="of:=MIN([.$L125])" office:value-type="float"/>
          <table:table-cell table:formula="of:=MIN([.$M125])" office:value-type="float"/>
          <table:table-cell table:formula="of:=MIN([.$N125])" office:value-type="float"/>
          <table:table-cell table:formula="of:=MEDIAN([.$B125])" office:value-type="float"/>
          <table:table-cell table:formula="of:=MEDIAN([.$C125])" office:value-type="float"/>
          <table:table-cell table:formula="of:=MEDIAN([.$D125])" office:value-type="float"/>
          <table:table-cell table:formula="of:=MEDIAN([.$E125])" office:value-type="float"/>
          <table:table-cell table:formula="of:=MEDIAN([.$F125])" office:value-type="float"/>
          <table:table-cell table:formula="of:=MEDIAN([.$G125])" office:value-type="float"/>
          <table:table-cell table:formula="of:=MEDIAN([.$H125])" office:value-type="float"/>
          <table:table-cell table:formula="of:=MEDIAN([.$I125])" office:value-type="float"/>
          <table:table-cell table:formula="of:=MEDIAN([.$J125])" office:value-type="float"/>
          <table:table-cell table:formula="of:=MEDIAN([.$K125])" office:value-type="float"/>
          <table:table-cell table:formula="of:=MEDIAN([.$L125])" office:value-type="float"/>
          <table:table-cell table:formula="of:=MEDIAN([.$M125])" office:value-type="float"/>
          <table:table-cell table:formula="of:=MEDIAN([.$N125])" office:value-type="float"/>
          <table:table-cell table:formula="of:=MAX([.$B125])" office:value-type="float"/>
          <table:table-cell table:formula="of:=MAX([.$C125])" office:value-type="float"/>
          <table:table-cell table:formula="of:=MAX([.$D125])" office:value-type="float"/>
          <table:table-cell table:formula="of:=MAX([.$E125])" office:value-type="float"/>
          <table:table-cell table:formula="of:=MAX([.$F125])" office:value-type="float"/>
          <table:table-cell table:formula="of:=MAX([.$G125])" office:value-type="float"/>
          <table:table-cell table:formula="of:=MAX([.$H125])" office:value-type="float"/>
          <table:table-cell table:formula="of:=MAX([.$I125])" office:value-type="float"/>
          <table:table-cell table:formula="of:=MAX([.$J125])" office:value-type="float"/>
          <table:table-cell table:formula="of:=MAX([.$K125])" office:value-type="float"/>
          <table:table-cell table:formula="of:=MAX([.$L125])" office:value-type="float"/>
          <table:table-cell table:formula="of:=MAX([.$M125])" office:value-type="float"/>
          <table:table-cell table:formula="of:=MAX([.$N125])" office:value-type="float"/>
        </table:table-row>
        <table:table-row table:style-name="ro1">
          <table:table-cell office:value-type="string">
            <text:p>c1908/c1908.lp.5.4</text:p>
          </table:table-cell>
          <table:table-cell office:value-type="float" office:value="0.074242"/>
          <table:table-cell office:value-type="float" office:value="0.06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1.0"/>
          <table:table-cell office:value-type="float" office:value="20397.0"/>
          <table:table-cell office:value-type="float" office:value="20397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6])" office:value-type="float"/>
          <table:table-cell table:formula="of:=MIN([.$C126])" office:value-type="float"/>
          <table:table-cell table:formula="of:=MIN([.$D126])" office:value-type="float"/>
          <table:table-cell table:formula="of:=MIN([.$E126])" office:value-type="float"/>
          <table:table-cell table:formula="of:=MIN([.$F126])" office:value-type="float"/>
          <table:table-cell table:formula="of:=MIN([.$G126])" office:value-type="float"/>
          <table:table-cell table:formula="of:=MIN([.$H126])" office:value-type="float"/>
          <table:table-cell table:formula="of:=MIN([.$I126])" office:value-type="float"/>
          <table:table-cell table:formula="of:=MIN([.$J126])" office:value-type="float"/>
          <table:table-cell table:formula="of:=MIN([.$K126])" office:value-type="float"/>
          <table:table-cell table:formula="of:=MIN([.$L126])" office:value-type="float"/>
          <table:table-cell table:formula="of:=MIN([.$M126])" office:value-type="float"/>
          <table:table-cell table:formula="of:=MIN([.$N126])" office:value-type="float"/>
          <table:table-cell table:formula="of:=MEDIAN([.$B126])" office:value-type="float"/>
          <table:table-cell table:formula="of:=MEDIAN([.$C126])" office:value-type="float"/>
          <table:table-cell table:formula="of:=MEDIAN([.$D126])" office:value-type="float"/>
          <table:table-cell table:formula="of:=MEDIAN([.$E126])" office:value-type="float"/>
          <table:table-cell table:formula="of:=MEDIAN([.$F126])" office:value-type="float"/>
          <table:table-cell table:formula="of:=MEDIAN([.$G126])" office:value-type="float"/>
          <table:table-cell table:formula="of:=MEDIAN([.$H126])" office:value-type="float"/>
          <table:table-cell table:formula="of:=MEDIAN([.$I126])" office:value-type="float"/>
          <table:table-cell table:formula="of:=MEDIAN([.$J126])" office:value-type="float"/>
          <table:table-cell table:formula="of:=MEDIAN([.$K126])" office:value-type="float"/>
          <table:table-cell table:formula="of:=MEDIAN([.$L126])" office:value-type="float"/>
          <table:table-cell table:formula="of:=MEDIAN([.$M126])" office:value-type="float"/>
          <table:table-cell table:formula="of:=MEDIAN([.$N126])" office:value-type="float"/>
          <table:table-cell table:formula="of:=MAX([.$B126])" office:value-type="float"/>
          <table:table-cell table:formula="of:=MAX([.$C126])" office:value-type="float"/>
          <table:table-cell table:formula="of:=MAX([.$D126])" office:value-type="float"/>
          <table:table-cell table:formula="of:=MAX([.$E126])" office:value-type="float"/>
          <table:table-cell table:formula="of:=MAX([.$F126])" office:value-type="float"/>
          <table:table-cell table:formula="of:=MAX([.$G126])" office:value-type="float"/>
          <table:table-cell table:formula="of:=MAX([.$H126])" office:value-type="float"/>
          <table:table-cell table:formula="of:=MAX([.$I126])" office:value-type="float"/>
          <table:table-cell table:formula="of:=MAX([.$J126])" office:value-type="float"/>
          <table:table-cell table:formula="of:=MAX([.$K126])" office:value-type="float"/>
          <table:table-cell table:formula="of:=MAX([.$L126])" office:value-type="float"/>
          <table:table-cell table:formula="of:=MAX([.$M126])" office:value-type="float"/>
          <table:table-cell table:formula="of:=MAX([.$N126])" office:value-type="float"/>
        </table:table-row>
        <table:table-row table:style-name="ro1">
          <table:table-cell office:value-type="string">
            <text:p>c1908/c1908.lp.5.5</text:p>
          </table:table-cell>
          <table:table-cell office:value-type="float" office:value="0.071514"/>
          <table:table-cell office:value-type="float" office:value="0.06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1.0"/>
          <table:table-cell office:value-type="float" office:value="20396.0"/>
          <table:table-cell office:value-type="float" office:value="20396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27])" office:value-type="float"/>
          <table:table-cell table:formula="of:=MIN([.$C127])" office:value-type="float"/>
          <table:table-cell table:formula="of:=MIN([.$D127])" office:value-type="float"/>
          <table:table-cell table:formula="of:=MIN([.$E127])" office:value-type="float"/>
          <table:table-cell table:formula="of:=MIN([.$F127])" office:value-type="float"/>
          <table:table-cell table:formula="of:=MIN([.$G127])" office:value-type="float"/>
          <table:table-cell table:formula="of:=MIN([.$H127])" office:value-type="float"/>
          <table:table-cell table:formula="of:=MIN([.$I127])" office:value-type="float"/>
          <table:table-cell table:formula="of:=MIN([.$J127])" office:value-type="float"/>
          <table:table-cell table:formula="of:=MIN([.$K127])" office:value-type="float"/>
          <table:table-cell table:formula="of:=MIN([.$L127])" office:value-type="float"/>
          <table:table-cell table:formula="of:=MIN([.$M127])" office:value-type="float"/>
          <table:table-cell table:formula="of:=MIN([.$N127])" office:value-type="float"/>
          <table:table-cell table:formula="of:=MEDIAN([.$B127])" office:value-type="float"/>
          <table:table-cell table:formula="of:=MEDIAN([.$C127])" office:value-type="float"/>
          <table:table-cell table:formula="of:=MEDIAN([.$D127])" office:value-type="float"/>
          <table:table-cell table:formula="of:=MEDIAN([.$E127])" office:value-type="float"/>
          <table:table-cell table:formula="of:=MEDIAN([.$F127])" office:value-type="float"/>
          <table:table-cell table:formula="of:=MEDIAN([.$G127])" office:value-type="float"/>
          <table:table-cell table:formula="of:=MEDIAN([.$H127])" office:value-type="float"/>
          <table:table-cell table:formula="of:=MEDIAN([.$I127])" office:value-type="float"/>
          <table:table-cell table:formula="of:=MEDIAN([.$J127])" office:value-type="float"/>
          <table:table-cell table:formula="of:=MEDIAN([.$K127])" office:value-type="float"/>
          <table:table-cell table:formula="of:=MEDIAN([.$L127])" office:value-type="float"/>
          <table:table-cell table:formula="of:=MEDIAN([.$M127])" office:value-type="float"/>
          <table:table-cell table:formula="of:=MEDIAN([.$N127])" office:value-type="float"/>
          <table:table-cell table:formula="of:=MAX([.$B127])" office:value-type="float"/>
          <table:table-cell table:formula="of:=MAX([.$C127])" office:value-type="float"/>
          <table:table-cell table:formula="of:=MAX([.$D127])" office:value-type="float"/>
          <table:table-cell table:formula="of:=MAX([.$E127])" office:value-type="float"/>
          <table:table-cell table:formula="of:=MAX([.$F127])" office:value-type="float"/>
          <table:table-cell table:formula="of:=MAX([.$G127])" office:value-type="float"/>
          <table:table-cell table:formula="of:=MAX([.$H127])" office:value-type="float"/>
          <table:table-cell table:formula="of:=MAX([.$I127])" office:value-type="float"/>
          <table:table-cell table:formula="of:=MAX([.$J127])" office:value-type="float"/>
          <table:table-cell table:formula="of:=MAX([.$K127])" office:value-type="float"/>
          <table:table-cell table:formula="of:=MAX([.$L127])" office:value-type="float"/>
          <table:table-cell table:formula="of:=MAX([.$M127])" office:value-type="float"/>
          <table:table-cell table:formula="of:=MAX([.$N127])" office:value-type="float"/>
        </table:table-row>
        <table:table-row table:style-name="ro1">
          <table:table-cell office:value-type="string">
            <text:p>c1908/c1908.lp.5.6</text:p>
          </table:table-cell>
          <table:table-cell office:value-type="float" office:value="0.058641"/>
          <table:table-cell office:value-type="float" office:value="0.0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12440.0"/>
          <table:table-cell office:value-type="float" office:value="12440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28])" office:value-type="float"/>
          <table:table-cell table:formula="of:=MIN([.$C128])" office:value-type="float"/>
          <table:table-cell table:formula="of:=MIN([.$D128])" office:value-type="float"/>
          <table:table-cell table:formula="of:=MIN([.$E128])" office:value-type="float"/>
          <table:table-cell table:formula="of:=MIN([.$F128])" office:value-type="float"/>
          <table:table-cell table:formula="of:=MIN([.$G128])" office:value-type="float"/>
          <table:table-cell table:formula="of:=MIN([.$H128])" office:value-type="float"/>
          <table:table-cell table:formula="of:=MIN([.$I128])" office:value-type="float"/>
          <table:table-cell table:formula="of:=MIN([.$J128])" office:value-type="float"/>
          <table:table-cell table:formula="of:=MIN([.$K128])" office:value-type="float"/>
          <table:table-cell table:formula="of:=MIN([.$L128])" office:value-type="float"/>
          <table:table-cell table:formula="of:=MIN([.$M128])" office:value-type="float"/>
          <table:table-cell table:formula="of:=MIN([.$N128])" office:value-type="float"/>
          <table:table-cell table:formula="of:=MEDIAN([.$B128])" office:value-type="float"/>
          <table:table-cell table:formula="of:=MEDIAN([.$C128])" office:value-type="float"/>
          <table:table-cell table:formula="of:=MEDIAN([.$D128])" office:value-type="float"/>
          <table:table-cell table:formula="of:=MEDIAN([.$E128])" office:value-type="float"/>
          <table:table-cell table:formula="of:=MEDIAN([.$F128])" office:value-type="float"/>
          <table:table-cell table:formula="of:=MEDIAN([.$G128])" office:value-type="float"/>
          <table:table-cell table:formula="of:=MEDIAN([.$H128])" office:value-type="float"/>
          <table:table-cell table:formula="of:=MEDIAN([.$I128])" office:value-type="float"/>
          <table:table-cell table:formula="of:=MEDIAN([.$J128])" office:value-type="float"/>
          <table:table-cell table:formula="of:=MEDIAN([.$K128])" office:value-type="float"/>
          <table:table-cell table:formula="of:=MEDIAN([.$L128])" office:value-type="float"/>
          <table:table-cell table:formula="of:=MEDIAN([.$M128])" office:value-type="float"/>
          <table:table-cell table:formula="of:=MEDIAN([.$N128])" office:value-type="float"/>
          <table:table-cell table:formula="of:=MAX([.$B128])" office:value-type="float"/>
          <table:table-cell table:formula="of:=MAX([.$C128])" office:value-type="float"/>
          <table:table-cell table:formula="of:=MAX([.$D128])" office:value-type="float"/>
          <table:table-cell table:formula="of:=MAX([.$E128])" office:value-type="float"/>
          <table:table-cell table:formula="of:=MAX([.$F128])" office:value-type="float"/>
          <table:table-cell table:formula="of:=MAX([.$G128])" office:value-type="float"/>
          <table:table-cell table:formula="of:=MAX([.$H128])" office:value-type="float"/>
          <table:table-cell table:formula="of:=MAX([.$I128])" office:value-type="float"/>
          <table:table-cell table:formula="of:=MAX([.$J128])" office:value-type="float"/>
          <table:table-cell table:formula="of:=MAX([.$K128])" office:value-type="float"/>
          <table:table-cell table:formula="of:=MAX([.$L128])" office:value-type="float"/>
          <table:table-cell table:formula="of:=MAX([.$M128])" office:value-type="float"/>
          <table:table-cell table:formula="of:=MAX([.$N128])" office:value-type="float"/>
        </table:table-row>
        <table:table-row table:style-name="ro1">
          <table:table-cell office:value-type="string">
            <text:p>c1908/c1908.lp.5.7</text:p>
          </table:table-cell>
          <table:table-cell office:value-type="float" office:value="0.055047"/>
          <table:table-cell office:value-type="float" office:value="0.04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12439.0"/>
          <table:table-cell office:value-type="float" office:value="12439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29])" office:value-type="float"/>
          <table:table-cell table:formula="of:=MIN([.$C129])" office:value-type="float"/>
          <table:table-cell table:formula="of:=MIN([.$D129])" office:value-type="float"/>
          <table:table-cell table:formula="of:=MIN([.$E129])" office:value-type="float"/>
          <table:table-cell table:formula="of:=MIN([.$F129])" office:value-type="float"/>
          <table:table-cell table:formula="of:=MIN([.$G129])" office:value-type="float"/>
          <table:table-cell table:formula="of:=MIN([.$H129])" office:value-type="float"/>
          <table:table-cell table:formula="of:=MIN([.$I129])" office:value-type="float"/>
          <table:table-cell table:formula="of:=MIN([.$J129])" office:value-type="float"/>
          <table:table-cell table:formula="of:=MIN([.$K129])" office:value-type="float"/>
          <table:table-cell table:formula="of:=MIN([.$L129])" office:value-type="float"/>
          <table:table-cell table:formula="of:=MIN([.$M129])" office:value-type="float"/>
          <table:table-cell table:formula="of:=MIN([.$N129])" office:value-type="float"/>
          <table:table-cell table:formula="of:=MEDIAN([.$B129])" office:value-type="float"/>
          <table:table-cell table:formula="of:=MEDIAN([.$C129])" office:value-type="float"/>
          <table:table-cell table:formula="of:=MEDIAN([.$D129])" office:value-type="float"/>
          <table:table-cell table:formula="of:=MEDIAN([.$E129])" office:value-type="float"/>
          <table:table-cell table:formula="of:=MEDIAN([.$F129])" office:value-type="float"/>
          <table:table-cell table:formula="of:=MEDIAN([.$G129])" office:value-type="float"/>
          <table:table-cell table:formula="of:=MEDIAN([.$H129])" office:value-type="float"/>
          <table:table-cell table:formula="of:=MEDIAN([.$I129])" office:value-type="float"/>
          <table:table-cell table:formula="of:=MEDIAN([.$J129])" office:value-type="float"/>
          <table:table-cell table:formula="of:=MEDIAN([.$K129])" office:value-type="float"/>
          <table:table-cell table:formula="of:=MEDIAN([.$L129])" office:value-type="float"/>
          <table:table-cell table:formula="of:=MEDIAN([.$M129])" office:value-type="float"/>
          <table:table-cell table:formula="of:=MEDIAN([.$N129])" office:value-type="float"/>
          <table:table-cell table:formula="of:=MAX([.$B129])" office:value-type="float"/>
          <table:table-cell table:formula="of:=MAX([.$C129])" office:value-type="float"/>
          <table:table-cell table:formula="of:=MAX([.$D129])" office:value-type="float"/>
          <table:table-cell table:formula="of:=MAX([.$E129])" office:value-type="float"/>
          <table:table-cell table:formula="of:=MAX([.$F129])" office:value-type="float"/>
          <table:table-cell table:formula="of:=MAX([.$G129])" office:value-type="float"/>
          <table:table-cell table:formula="of:=MAX([.$H129])" office:value-type="float"/>
          <table:table-cell table:formula="of:=MAX([.$I129])" office:value-type="float"/>
          <table:table-cell table:formula="of:=MAX([.$J129])" office:value-type="float"/>
          <table:table-cell table:formula="of:=MAX([.$K129])" office:value-type="float"/>
          <table:table-cell table:formula="of:=MAX([.$L129])" office:value-type="float"/>
          <table:table-cell table:formula="of:=MAX([.$M129])" office:value-type="float"/>
          <table:table-cell table:formula="of:=MAX([.$N129])" office:value-type="float"/>
        </table:table-row>
        <table:table-row table:style-name="ro1">
          <table:table-cell office:value-type="string">
            <text:p>c1908/c1908.lp.5.8</text:p>
          </table:table-cell>
          <table:table-cell office:value-type="float" office:value="0.055953"/>
          <table:table-cell office:value-type="float" office:value="0.04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12438.0"/>
          <table:table-cell office:value-type="float" office:value="12438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30])" office:value-type="float"/>
          <table:table-cell table:formula="of:=MIN([.$C130])" office:value-type="float"/>
          <table:table-cell table:formula="of:=MIN([.$D130])" office:value-type="float"/>
          <table:table-cell table:formula="of:=MIN([.$E130])" office:value-type="float"/>
          <table:table-cell table:formula="of:=MIN([.$F130])" office:value-type="float"/>
          <table:table-cell table:formula="of:=MIN([.$G130])" office:value-type="float"/>
          <table:table-cell table:formula="of:=MIN([.$H130])" office:value-type="float"/>
          <table:table-cell table:formula="of:=MIN([.$I130])" office:value-type="float"/>
          <table:table-cell table:formula="of:=MIN([.$J130])" office:value-type="float"/>
          <table:table-cell table:formula="of:=MIN([.$K130])" office:value-type="float"/>
          <table:table-cell table:formula="of:=MIN([.$L130])" office:value-type="float"/>
          <table:table-cell table:formula="of:=MIN([.$M130])" office:value-type="float"/>
          <table:table-cell table:formula="of:=MIN([.$N130])" office:value-type="float"/>
          <table:table-cell table:formula="of:=MEDIAN([.$B130])" office:value-type="float"/>
          <table:table-cell table:formula="of:=MEDIAN([.$C130])" office:value-type="float"/>
          <table:table-cell table:formula="of:=MEDIAN([.$D130])" office:value-type="float"/>
          <table:table-cell table:formula="of:=MEDIAN([.$E130])" office:value-type="float"/>
          <table:table-cell table:formula="of:=MEDIAN([.$F130])" office:value-type="float"/>
          <table:table-cell table:formula="of:=MEDIAN([.$G130])" office:value-type="float"/>
          <table:table-cell table:formula="of:=MEDIAN([.$H130])" office:value-type="float"/>
          <table:table-cell table:formula="of:=MEDIAN([.$I130])" office:value-type="float"/>
          <table:table-cell table:formula="of:=MEDIAN([.$J130])" office:value-type="float"/>
          <table:table-cell table:formula="of:=MEDIAN([.$K130])" office:value-type="float"/>
          <table:table-cell table:formula="of:=MEDIAN([.$L130])" office:value-type="float"/>
          <table:table-cell table:formula="of:=MEDIAN([.$M130])" office:value-type="float"/>
          <table:table-cell table:formula="of:=MEDIAN([.$N130])" office:value-type="float"/>
          <table:table-cell table:formula="of:=MAX([.$B130])" office:value-type="float"/>
          <table:table-cell table:formula="of:=MAX([.$C130])" office:value-type="float"/>
          <table:table-cell table:formula="of:=MAX([.$D130])" office:value-type="float"/>
          <table:table-cell table:formula="of:=MAX([.$E130])" office:value-type="float"/>
          <table:table-cell table:formula="of:=MAX([.$F130])" office:value-type="float"/>
          <table:table-cell table:formula="of:=MAX([.$G130])" office:value-type="float"/>
          <table:table-cell table:formula="of:=MAX([.$H130])" office:value-type="float"/>
          <table:table-cell table:formula="of:=MAX([.$I130])" office:value-type="float"/>
          <table:table-cell table:formula="of:=MAX([.$J130])" office:value-type="float"/>
          <table:table-cell table:formula="of:=MAX([.$K130])" office:value-type="float"/>
          <table:table-cell table:formula="of:=MAX([.$L130])" office:value-type="float"/>
          <table:table-cell table:formula="of:=MAX([.$M130])" office:value-type="float"/>
          <table:table-cell table:formula="of:=MAX([.$N130])" office:value-type="float"/>
        </table:table-row>
        <table:table-row table:style-name="ro1">
          <table:table-cell office:value-type="string">
            <text:p>c1908/c1908.lp.6.1</text:p>
          </table:table-cell>
          <table:table-cell office:value-type="float" office:value="0.103806"/>
          <table:table-cell office:value-type="float" office:value="0.096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7.0"/>
          <table:table-cell office:value-type="float" office:value="73224.0"/>
          <table:table-cell office:value-type="float" office:value="73224.0"/>
          <table:table-cell office:value-type="float" office:value="402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1])" office:value-type="float"/>
          <table:table-cell table:formula="of:=MIN([.$C131])" office:value-type="float"/>
          <table:table-cell table:formula="of:=MIN([.$D131])" office:value-type="float"/>
          <table:table-cell table:formula="of:=MIN([.$E131])" office:value-type="float"/>
          <table:table-cell table:formula="of:=MIN([.$F131])" office:value-type="float"/>
          <table:table-cell table:formula="of:=MIN([.$G131])" office:value-type="float"/>
          <table:table-cell table:formula="of:=MIN([.$H131])" office:value-type="float"/>
          <table:table-cell table:formula="of:=MIN([.$I131])" office:value-type="float"/>
          <table:table-cell table:formula="of:=MIN([.$J131])" office:value-type="float"/>
          <table:table-cell table:formula="of:=MIN([.$K131])" office:value-type="float"/>
          <table:table-cell table:formula="of:=MIN([.$L131])" office:value-type="float"/>
          <table:table-cell table:formula="of:=MIN([.$M131])" office:value-type="float"/>
          <table:table-cell table:formula="of:=MIN([.$N131])" office:value-type="float"/>
          <table:table-cell table:formula="of:=MEDIAN([.$B131])" office:value-type="float"/>
          <table:table-cell table:formula="of:=MEDIAN([.$C131])" office:value-type="float"/>
          <table:table-cell table:formula="of:=MEDIAN([.$D131])" office:value-type="float"/>
          <table:table-cell table:formula="of:=MEDIAN([.$E131])" office:value-type="float"/>
          <table:table-cell table:formula="of:=MEDIAN([.$F131])" office:value-type="float"/>
          <table:table-cell table:formula="of:=MEDIAN([.$G131])" office:value-type="float"/>
          <table:table-cell table:formula="of:=MEDIAN([.$H131])" office:value-type="float"/>
          <table:table-cell table:formula="of:=MEDIAN([.$I131])" office:value-type="float"/>
          <table:table-cell table:formula="of:=MEDIAN([.$J131])" office:value-type="float"/>
          <table:table-cell table:formula="of:=MEDIAN([.$K131])" office:value-type="float"/>
          <table:table-cell table:formula="of:=MEDIAN([.$L131])" office:value-type="float"/>
          <table:table-cell table:formula="of:=MEDIAN([.$M131])" office:value-type="float"/>
          <table:table-cell table:formula="of:=MEDIAN([.$N131])" office:value-type="float"/>
          <table:table-cell table:formula="of:=MAX([.$B131])" office:value-type="float"/>
          <table:table-cell table:formula="of:=MAX([.$C131])" office:value-type="float"/>
          <table:table-cell table:formula="of:=MAX([.$D131])" office:value-type="float"/>
          <table:table-cell table:formula="of:=MAX([.$E131])" office:value-type="float"/>
          <table:table-cell table:formula="of:=MAX([.$F131])" office:value-type="float"/>
          <table:table-cell table:formula="of:=MAX([.$G131])" office:value-type="float"/>
          <table:table-cell table:formula="of:=MAX([.$H131])" office:value-type="float"/>
          <table:table-cell table:formula="of:=MAX([.$I131])" office:value-type="float"/>
          <table:table-cell table:formula="of:=MAX([.$J131])" office:value-type="float"/>
          <table:table-cell table:formula="of:=MAX([.$K131])" office:value-type="float"/>
          <table:table-cell table:formula="of:=MAX([.$L131])" office:value-type="float"/>
          <table:table-cell table:formula="of:=MAX([.$M131])" office:value-type="float"/>
          <table:table-cell table:formula="of:=MAX([.$N131])" office:value-type="float"/>
        </table:table-row>
        <table:table-row table:style-name="ro1">
          <table:table-cell office:value-type="string">
            <text:p>c1908/c1908.lp.6.2</text:p>
          </table:table-cell>
          <table:table-cell office:value-type="float" office:value="0.073466"/>
          <table:table-cell office:value-type="float" office:value="0.06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7.0"/>
          <table:table-cell office:value-type="float" office:value="35035.0"/>
          <table:table-cell office:value-type="float" office:value="35035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32])" office:value-type="float"/>
          <table:table-cell table:formula="of:=MIN([.$C132])" office:value-type="float"/>
          <table:table-cell table:formula="of:=MIN([.$D132])" office:value-type="float"/>
          <table:table-cell table:formula="of:=MIN([.$E132])" office:value-type="float"/>
          <table:table-cell table:formula="of:=MIN([.$F132])" office:value-type="float"/>
          <table:table-cell table:formula="of:=MIN([.$G132])" office:value-type="float"/>
          <table:table-cell table:formula="of:=MIN([.$H132])" office:value-type="float"/>
          <table:table-cell table:formula="of:=MIN([.$I132])" office:value-type="float"/>
          <table:table-cell table:formula="of:=MIN([.$J132])" office:value-type="float"/>
          <table:table-cell table:formula="of:=MIN([.$K132])" office:value-type="float"/>
          <table:table-cell table:formula="of:=MIN([.$L132])" office:value-type="float"/>
          <table:table-cell table:formula="of:=MIN([.$M132])" office:value-type="float"/>
          <table:table-cell table:formula="of:=MIN([.$N132])" office:value-type="float"/>
          <table:table-cell table:formula="of:=MEDIAN([.$B132])" office:value-type="float"/>
          <table:table-cell table:formula="of:=MEDIAN([.$C132])" office:value-type="float"/>
          <table:table-cell table:formula="of:=MEDIAN([.$D132])" office:value-type="float"/>
          <table:table-cell table:formula="of:=MEDIAN([.$E132])" office:value-type="float"/>
          <table:table-cell table:formula="of:=MEDIAN([.$F132])" office:value-type="float"/>
          <table:table-cell table:formula="of:=MEDIAN([.$G132])" office:value-type="float"/>
          <table:table-cell table:formula="of:=MEDIAN([.$H132])" office:value-type="float"/>
          <table:table-cell table:formula="of:=MEDIAN([.$I132])" office:value-type="float"/>
          <table:table-cell table:formula="of:=MEDIAN([.$J132])" office:value-type="float"/>
          <table:table-cell table:formula="of:=MEDIAN([.$K132])" office:value-type="float"/>
          <table:table-cell table:formula="of:=MEDIAN([.$L132])" office:value-type="float"/>
          <table:table-cell table:formula="of:=MEDIAN([.$M132])" office:value-type="float"/>
          <table:table-cell table:formula="of:=MEDIAN([.$N132])" office:value-type="float"/>
          <table:table-cell table:formula="of:=MAX([.$B132])" office:value-type="float"/>
          <table:table-cell table:formula="of:=MAX([.$C132])" office:value-type="float"/>
          <table:table-cell table:formula="of:=MAX([.$D132])" office:value-type="float"/>
          <table:table-cell table:formula="of:=MAX([.$E132])" office:value-type="float"/>
          <table:table-cell table:formula="of:=MAX([.$F132])" office:value-type="float"/>
          <table:table-cell table:formula="of:=MAX([.$G132])" office:value-type="float"/>
          <table:table-cell table:formula="of:=MAX([.$H132])" office:value-type="float"/>
          <table:table-cell table:formula="of:=MAX([.$I132])" office:value-type="float"/>
          <table:table-cell table:formula="of:=MAX([.$J132])" office:value-type="float"/>
          <table:table-cell table:formula="of:=MAX([.$K132])" office:value-type="float"/>
          <table:table-cell table:formula="of:=MAX([.$L132])" office:value-type="float"/>
          <table:table-cell table:formula="of:=MAX([.$M132])" office:value-type="float"/>
          <table:table-cell table:formula="of:=MAX([.$N132])" office:value-type="float"/>
        </table:table-row>
        <table:table-row table:style-name="ro1">
          <table:table-cell office:value-type="string">
            <text:p>c1908/c1908.lp.6.3</text:p>
          </table:table-cell>
          <table:table-cell office:value-type="float" office:value="0.235629"/>
          <table:table-cell office:value-type="float" office:value="0.23"/>
          <table:table-cell office:value-type="float" office:value="0.2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282703.0"/>
          <table:table-cell office:value-type="float" office:value="282703.0"/>
          <table:table-cell office:value-type="float" office:value="4027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3])" office:value-type="float"/>
          <table:table-cell table:formula="of:=MIN([.$C133])" office:value-type="float"/>
          <table:table-cell table:formula="of:=MIN([.$D133])" office:value-type="float"/>
          <table:table-cell table:formula="of:=MIN([.$E133])" office:value-type="float"/>
          <table:table-cell table:formula="of:=MIN([.$F133])" office:value-type="float"/>
          <table:table-cell table:formula="of:=MIN([.$G133])" office:value-type="float"/>
          <table:table-cell table:formula="of:=MIN([.$H133])" office:value-type="float"/>
          <table:table-cell table:formula="of:=MIN([.$I133])" office:value-type="float"/>
          <table:table-cell table:formula="of:=MIN([.$J133])" office:value-type="float"/>
          <table:table-cell table:formula="of:=MIN([.$K133])" office:value-type="float"/>
          <table:table-cell table:formula="of:=MIN([.$L133])" office:value-type="float"/>
          <table:table-cell table:formula="of:=MIN([.$M133])" office:value-type="float"/>
          <table:table-cell table:formula="of:=MIN([.$N133])" office:value-type="float"/>
          <table:table-cell table:formula="of:=MEDIAN([.$B133])" office:value-type="float"/>
          <table:table-cell table:formula="of:=MEDIAN([.$C133])" office:value-type="float"/>
          <table:table-cell table:formula="of:=MEDIAN([.$D133])" office:value-type="float"/>
          <table:table-cell table:formula="of:=MEDIAN([.$E133])" office:value-type="float"/>
          <table:table-cell table:formula="of:=MEDIAN([.$F133])" office:value-type="float"/>
          <table:table-cell table:formula="of:=MEDIAN([.$G133])" office:value-type="float"/>
          <table:table-cell table:formula="of:=MEDIAN([.$H133])" office:value-type="float"/>
          <table:table-cell table:formula="of:=MEDIAN([.$I133])" office:value-type="float"/>
          <table:table-cell table:formula="of:=MEDIAN([.$J133])" office:value-type="float"/>
          <table:table-cell table:formula="of:=MEDIAN([.$K133])" office:value-type="float"/>
          <table:table-cell table:formula="of:=MEDIAN([.$L133])" office:value-type="float"/>
          <table:table-cell table:formula="of:=MEDIAN([.$M133])" office:value-type="float"/>
          <table:table-cell table:formula="of:=MEDIAN([.$N133])" office:value-type="float"/>
          <table:table-cell table:formula="of:=MAX([.$B133])" office:value-type="float"/>
          <table:table-cell table:formula="of:=MAX([.$C133])" office:value-type="float"/>
          <table:table-cell table:formula="of:=MAX([.$D133])" office:value-type="float"/>
          <table:table-cell table:formula="of:=MAX([.$E133])" office:value-type="float"/>
          <table:table-cell table:formula="of:=MAX([.$F133])" office:value-type="float"/>
          <table:table-cell table:formula="of:=MAX([.$G133])" office:value-type="float"/>
          <table:table-cell table:formula="of:=MAX([.$H133])" office:value-type="float"/>
          <table:table-cell table:formula="of:=MAX([.$I133])" office:value-type="float"/>
          <table:table-cell table:formula="of:=MAX([.$J133])" office:value-type="float"/>
          <table:table-cell table:formula="of:=MAX([.$K133])" office:value-type="float"/>
          <table:table-cell table:formula="of:=MAX([.$L133])" office:value-type="float"/>
          <table:table-cell table:formula="of:=MAX([.$M133])" office:value-type="float"/>
          <table:table-cell table:formula="of:=MAX([.$N133])" office:value-type="float"/>
        </table:table-row>
        <table:table-row table:style-name="ro1">
          <table:table-cell office:value-type="string">
            <text:p>c1908/c1908.lp.6.4</text:p>
          </table:table-cell>
          <table:table-cell office:value-type="float" office:value="0.111998"/>
          <table:table-cell office:value-type="float" office:value="0.105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0.0"/>
          <table:table-cell office:value-type="float" office:value="48520.0"/>
          <table:table-cell office:value-type="float" office:value="48520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4])" office:value-type="float"/>
          <table:table-cell table:formula="of:=MIN([.$C134])" office:value-type="float"/>
          <table:table-cell table:formula="of:=MIN([.$D134])" office:value-type="float"/>
          <table:table-cell table:formula="of:=MIN([.$E134])" office:value-type="float"/>
          <table:table-cell table:formula="of:=MIN([.$F134])" office:value-type="float"/>
          <table:table-cell table:formula="of:=MIN([.$G134])" office:value-type="float"/>
          <table:table-cell table:formula="of:=MIN([.$H134])" office:value-type="float"/>
          <table:table-cell table:formula="of:=MIN([.$I134])" office:value-type="float"/>
          <table:table-cell table:formula="of:=MIN([.$J134])" office:value-type="float"/>
          <table:table-cell table:formula="of:=MIN([.$K134])" office:value-type="float"/>
          <table:table-cell table:formula="of:=MIN([.$L134])" office:value-type="float"/>
          <table:table-cell table:formula="of:=MIN([.$M134])" office:value-type="float"/>
          <table:table-cell table:formula="of:=MIN([.$N134])" office:value-type="float"/>
          <table:table-cell table:formula="of:=MEDIAN([.$B134])" office:value-type="float"/>
          <table:table-cell table:formula="of:=MEDIAN([.$C134])" office:value-type="float"/>
          <table:table-cell table:formula="of:=MEDIAN([.$D134])" office:value-type="float"/>
          <table:table-cell table:formula="of:=MEDIAN([.$E134])" office:value-type="float"/>
          <table:table-cell table:formula="of:=MEDIAN([.$F134])" office:value-type="float"/>
          <table:table-cell table:formula="of:=MEDIAN([.$G134])" office:value-type="float"/>
          <table:table-cell table:formula="of:=MEDIAN([.$H134])" office:value-type="float"/>
          <table:table-cell table:formula="of:=MEDIAN([.$I134])" office:value-type="float"/>
          <table:table-cell table:formula="of:=MEDIAN([.$J134])" office:value-type="float"/>
          <table:table-cell table:formula="of:=MEDIAN([.$K134])" office:value-type="float"/>
          <table:table-cell table:formula="of:=MEDIAN([.$L134])" office:value-type="float"/>
          <table:table-cell table:formula="of:=MEDIAN([.$M134])" office:value-type="float"/>
          <table:table-cell table:formula="of:=MEDIAN([.$N134])" office:value-type="float"/>
          <table:table-cell table:formula="of:=MAX([.$B134])" office:value-type="float"/>
          <table:table-cell table:formula="of:=MAX([.$C134])" office:value-type="float"/>
          <table:table-cell table:formula="of:=MAX([.$D134])" office:value-type="float"/>
          <table:table-cell table:formula="of:=MAX([.$E134])" office:value-type="float"/>
          <table:table-cell table:formula="of:=MAX([.$F134])" office:value-type="float"/>
          <table:table-cell table:formula="of:=MAX([.$G134])" office:value-type="float"/>
          <table:table-cell table:formula="of:=MAX([.$H134])" office:value-type="float"/>
          <table:table-cell table:formula="of:=MAX([.$I134])" office:value-type="float"/>
          <table:table-cell table:formula="of:=MAX([.$J134])" office:value-type="float"/>
          <table:table-cell table:formula="of:=MAX([.$K134])" office:value-type="float"/>
          <table:table-cell table:formula="of:=MAX([.$L134])" office:value-type="float"/>
          <table:table-cell table:formula="of:=MAX([.$M134])" office:value-type="float"/>
          <table:table-cell table:formula="of:=MAX([.$N134])" office:value-type="float"/>
        </table:table-row>
        <table:table-row table:style-name="ro1">
          <table:table-cell office:value-type="string">
            <text:p>c1908/c1908.lp.6.5</text:p>
          </table:table-cell>
          <table:table-cell office:value-type="float" office:value="0.119992"/>
          <table:table-cell office:value-type="float" office:value="0.113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7.0"/>
          <table:table-cell office:value-type="float" office:value="48422.0"/>
          <table:table-cell office:value-type="float" office:value="48422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5])" office:value-type="float"/>
          <table:table-cell table:formula="of:=MIN([.$C135])" office:value-type="float"/>
          <table:table-cell table:formula="of:=MIN([.$D135])" office:value-type="float"/>
          <table:table-cell table:formula="of:=MIN([.$E135])" office:value-type="float"/>
          <table:table-cell table:formula="of:=MIN([.$F135])" office:value-type="float"/>
          <table:table-cell table:formula="of:=MIN([.$G135])" office:value-type="float"/>
          <table:table-cell table:formula="of:=MIN([.$H135])" office:value-type="float"/>
          <table:table-cell table:formula="of:=MIN([.$I135])" office:value-type="float"/>
          <table:table-cell table:formula="of:=MIN([.$J135])" office:value-type="float"/>
          <table:table-cell table:formula="of:=MIN([.$K135])" office:value-type="float"/>
          <table:table-cell table:formula="of:=MIN([.$L135])" office:value-type="float"/>
          <table:table-cell table:formula="of:=MIN([.$M135])" office:value-type="float"/>
          <table:table-cell table:formula="of:=MIN([.$N135])" office:value-type="float"/>
          <table:table-cell table:formula="of:=MEDIAN([.$B135])" office:value-type="float"/>
          <table:table-cell table:formula="of:=MEDIAN([.$C135])" office:value-type="float"/>
          <table:table-cell table:formula="of:=MEDIAN([.$D135])" office:value-type="float"/>
          <table:table-cell table:formula="of:=MEDIAN([.$E135])" office:value-type="float"/>
          <table:table-cell table:formula="of:=MEDIAN([.$F135])" office:value-type="float"/>
          <table:table-cell table:formula="of:=MEDIAN([.$G135])" office:value-type="float"/>
          <table:table-cell table:formula="of:=MEDIAN([.$H135])" office:value-type="float"/>
          <table:table-cell table:formula="of:=MEDIAN([.$I135])" office:value-type="float"/>
          <table:table-cell table:formula="of:=MEDIAN([.$J135])" office:value-type="float"/>
          <table:table-cell table:formula="of:=MEDIAN([.$K135])" office:value-type="float"/>
          <table:table-cell table:formula="of:=MEDIAN([.$L135])" office:value-type="float"/>
          <table:table-cell table:formula="of:=MEDIAN([.$M135])" office:value-type="float"/>
          <table:table-cell table:formula="of:=MEDIAN([.$N135])" office:value-type="float"/>
          <table:table-cell table:formula="of:=MAX([.$B135])" office:value-type="float"/>
          <table:table-cell table:formula="of:=MAX([.$C135])" office:value-type="float"/>
          <table:table-cell table:formula="of:=MAX([.$D135])" office:value-type="float"/>
          <table:table-cell table:formula="of:=MAX([.$E135])" office:value-type="float"/>
          <table:table-cell table:formula="of:=MAX([.$F135])" office:value-type="float"/>
          <table:table-cell table:formula="of:=MAX([.$G135])" office:value-type="float"/>
          <table:table-cell table:formula="of:=MAX([.$H135])" office:value-type="float"/>
          <table:table-cell table:formula="of:=MAX([.$I135])" office:value-type="float"/>
          <table:table-cell table:formula="of:=MAX([.$J135])" office:value-type="float"/>
          <table:table-cell table:formula="of:=MAX([.$K135])" office:value-type="float"/>
          <table:table-cell table:formula="of:=MAX([.$L135])" office:value-type="float"/>
          <table:table-cell table:formula="of:=MAX([.$M135])" office:value-type="float"/>
          <table:table-cell table:formula="of:=MAX([.$N135])" office:value-type="float"/>
        </table:table-row>
        <table:table-row table:style-name="ro1">
          <table:table-cell office:value-type="string">
            <text:p>c1908/c1908.lp.6.6</text:p>
          </table:table-cell>
          <table:table-cell office:value-type="float" office:value="0.119484"/>
          <table:table-cell office:value-type="float" office:value="0.103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0.0"/>
          <table:table-cell office:value-type="float" office:value="48518.0"/>
          <table:table-cell office:value-type="float" office:value="48518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6])" office:value-type="float"/>
          <table:table-cell table:formula="of:=MIN([.$C136])" office:value-type="float"/>
          <table:table-cell table:formula="of:=MIN([.$D136])" office:value-type="float"/>
          <table:table-cell table:formula="of:=MIN([.$E136])" office:value-type="float"/>
          <table:table-cell table:formula="of:=MIN([.$F136])" office:value-type="float"/>
          <table:table-cell table:formula="of:=MIN([.$G136])" office:value-type="float"/>
          <table:table-cell table:formula="of:=MIN([.$H136])" office:value-type="float"/>
          <table:table-cell table:formula="of:=MIN([.$I136])" office:value-type="float"/>
          <table:table-cell table:formula="of:=MIN([.$J136])" office:value-type="float"/>
          <table:table-cell table:formula="of:=MIN([.$K136])" office:value-type="float"/>
          <table:table-cell table:formula="of:=MIN([.$L136])" office:value-type="float"/>
          <table:table-cell table:formula="of:=MIN([.$M136])" office:value-type="float"/>
          <table:table-cell table:formula="of:=MIN([.$N136])" office:value-type="float"/>
          <table:table-cell table:formula="of:=MEDIAN([.$B136])" office:value-type="float"/>
          <table:table-cell table:formula="of:=MEDIAN([.$C136])" office:value-type="float"/>
          <table:table-cell table:formula="of:=MEDIAN([.$D136])" office:value-type="float"/>
          <table:table-cell table:formula="of:=MEDIAN([.$E136])" office:value-type="float"/>
          <table:table-cell table:formula="of:=MEDIAN([.$F136])" office:value-type="float"/>
          <table:table-cell table:formula="of:=MEDIAN([.$G136])" office:value-type="float"/>
          <table:table-cell table:formula="of:=MEDIAN([.$H136])" office:value-type="float"/>
          <table:table-cell table:formula="of:=MEDIAN([.$I136])" office:value-type="float"/>
          <table:table-cell table:formula="of:=MEDIAN([.$J136])" office:value-type="float"/>
          <table:table-cell table:formula="of:=MEDIAN([.$K136])" office:value-type="float"/>
          <table:table-cell table:formula="of:=MEDIAN([.$L136])" office:value-type="float"/>
          <table:table-cell table:formula="of:=MEDIAN([.$M136])" office:value-type="float"/>
          <table:table-cell table:formula="of:=MEDIAN([.$N136])" office:value-type="float"/>
          <table:table-cell table:formula="of:=MAX([.$B136])" office:value-type="float"/>
          <table:table-cell table:formula="of:=MAX([.$C136])" office:value-type="float"/>
          <table:table-cell table:formula="of:=MAX([.$D136])" office:value-type="float"/>
          <table:table-cell table:formula="of:=MAX([.$E136])" office:value-type="float"/>
          <table:table-cell table:formula="of:=MAX([.$F136])" office:value-type="float"/>
          <table:table-cell table:formula="of:=MAX([.$G136])" office:value-type="float"/>
          <table:table-cell table:formula="of:=MAX([.$H136])" office:value-type="float"/>
          <table:table-cell table:formula="of:=MAX([.$I136])" office:value-type="float"/>
          <table:table-cell table:formula="of:=MAX([.$J136])" office:value-type="float"/>
          <table:table-cell table:formula="of:=MAX([.$K136])" office:value-type="float"/>
          <table:table-cell table:formula="of:=MAX([.$L136])" office:value-type="float"/>
          <table:table-cell table:formula="of:=MAX([.$M136])" office:value-type="float"/>
          <table:table-cell table:formula="of:=MAX([.$N136])" office:value-type="float"/>
        </table:table-row>
        <table:table-row table:style-name="ro1">
          <table:table-cell office:value-type="string">
            <text:p>c1908/c1908.lp.6.7</text:p>
          </table:table-cell>
          <table:table-cell office:value-type="float" office:value="0.109912"/>
          <table:table-cell office:value-type="float" office:value="0.104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7.0"/>
          <table:table-cell office:value-type="float" office:value="48420.0"/>
          <table:table-cell office:value-type="float" office:value="48420.0"/>
          <table:table-cell office:value-type="float" office:value="403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37])" office:value-type="float"/>
          <table:table-cell table:formula="of:=MIN([.$C137])" office:value-type="float"/>
          <table:table-cell table:formula="of:=MIN([.$D137])" office:value-type="float"/>
          <table:table-cell table:formula="of:=MIN([.$E137])" office:value-type="float"/>
          <table:table-cell table:formula="of:=MIN([.$F137])" office:value-type="float"/>
          <table:table-cell table:formula="of:=MIN([.$G137])" office:value-type="float"/>
          <table:table-cell table:formula="of:=MIN([.$H137])" office:value-type="float"/>
          <table:table-cell table:formula="of:=MIN([.$I137])" office:value-type="float"/>
          <table:table-cell table:formula="of:=MIN([.$J137])" office:value-type="float"/>
          <table:table-cell table:formula="of:=MIN([.$K137])" office:value-type="float"/>
          <table:table-cell table:formula="of:=MIN([.$L137])" office:value-type="float"/>
          <table:table-cell table:formula="of:=MIN([.$M137])" office:value-type="float"/>
          <table:table-cell table:formula="of:=MIN([.$N137])" office:value-type="float"/>
          <table:table-cell table:formula="of:=MEDIAN([.$B137])" office:value-type="float"/>
          <table:table-cell table:formula="of:=MEDIAN([.$C137])" office:value-type="float"/>
          <table:table-cell table:formula="of:=MEDIAN([.$D137])" office:value-type="float"/>
          <table:table-cell table:formula="of:=MEDIAN([.$E137])" office:value-type="float"/>
          <table:table-cell table:formula="of:=MEDIAN([.$F137])" office:value-type="float"/>
          <table:table-cell table:formula="of:=MEDIAN([.$G137])" office:value-type="float"/>
          <table:table-cell table:formula="of:=MEDIAN([.$H137])" office:value-type="float"/>
          <table:table-cell table:formula="of:=MEDIAN([.$I137])" office:value-type="float"/>
          <table:table-cell table:formula="of:=MEDIAN([.$J137])" office:value-type="float"/>
          <table:table-cell table:formula="of:=MEDIAN([.$K137])" office:value-type="float"/>
          <table:table-cell table:formula="of:=MEDIAN([.$L137])" office:value-type="float"/>
          <table:table-cell table:formula="of:=MEDIAN([.$M137])" office:value-type="float"/>
          <table:table-cell table:formula="of:=MEDIAN([.$N137])" office:value-type="float"/>
          <table:table-cell table:formula="of:=MAX([.$B137])" office:value-type="float"/>
          <table:table-cell table:formula="of:=MAX([.$C137])" office:value-type="float"/>
          <table:table-cell table:formula="of:=MAX([.$D137])" office:value-type="float"/>
          <table:table-cell table:formula="of:=MAX([.$E137])" office:value-type="float"/>
          <table:table-cell table:formula="of:=MAX([.$F137])" office:value-type="float"/>
          <table:table-cell table:formula="of:=MAX([.$G137])" office:value-type="float"/>
          <table:table-cell table:formula="of:=MAX([.$H137])" office:value-type="float"/>
          <table:table-cell table:formula="of:=MAX([.$I137])" office:value-type="float"/>
          <table:table-cell table:formula="of:=MAX([.$J137])" office:value-type="float"/>
          <table:table-cell table:formula="of:=MAX([.$K137])" office:value-type="float"/>
          <table:table-cell table:formula="of:=MAX([.$L137])" office:value-type="float"/>
          <table:table-cell table:formula="of:=MAX([.$M137])" office:value-type="float"/>
          <table:table-cell table:formula="of:=MAX([.$N137])" office:value-type="float"/>
        </table:table-row>
        <table:table-row table:style-name="ro1">
          <table:table-cell office:value-type="string">
            <text:p>c1908/c1908.lp.6.8</text:p>
          </table:table-cell>
          <table:table-cell office:value-type="float" office:value="0.085042"/>
          <table:table-cell office:value-type="float" office:value="0.079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2516.0"/>
          <table:table-cell office:value-type="float" office:value="22516.0"/>
          <table:table-cell office:value-type="float" office:value="4029.0"/>
          <table:table-cell office:value-type="float" office:value="2262.0"/>
          <table:table-cell office:value-type="float" office:value="0.0"/>
          <table:table-cell office:value-type="float" office:value="0.0"/>
          <table:table-cell table:formula="of:=MIN([.$B138])" office:value-type="float"/>
          <table:table-cell table:formula="of:=MIN([.$C138])" office:value-type="float"/>
          <table:table-cell table:formula="of:=MIN([.$D138])" office:value-type="float"/>
          <table:table-cell table:formula="of:=MIN([.$E138])" office:value-type="float"/>
          <table:table-cell table:formula="of:=MIN([.$F138])" office:value-type="float"/>
          <table:table-cell table:formula="of:=MIN([.$G138])" office:value-type="float"/>
          <table:table-cell table:formula="of:=MIN([.$H138])" office:value-type="float"/>
          <table:table-cell table:formula="of:=MIN([.$I138])" office:value-type="float"/>
          <table:table-cell table:formula="of:=MIN([.$J138])" office:value-type="float"/>
          <table:table-cell table:formula="of:=MIN([.$K138])" office:value-type="float"/>
          <table:table-cell table:formula="of:=MIN([.$L138])" office:value-type="float"/>
          <table:table-cell table:formula="of:=MIN([.$M138])" office:value-type="float"/>
          <table:table-cell table:formula="of:=MIN([.$N138])" office:value-type="float"/>
          <table:table-cell table:formula="of:=MEDIAN([.$B138])" office:value-type="float"/>
          <table:table-cell table:formula="of:=MEDIAN([.$C138])" office:value-type="float"/>
          <table:table-cell table:formula="of:=MEDIAN([.$D138])" office:value-type="float"/>
          <table:table-cell table:formula="of:=MEDIAN([.$E138])" office:value-type="float"/>
          <table:table-cell table:formula="of:=MEDIAN([.$F138])" office:value-type="float"/>
          <table:table-cell table:formula="of:=MEDIAN([.$G138])" office:value-type="float"/>
          <table:table-cell table:formula="of:=MEDIAN([.$H138])" office:value-type="float"/>
          <table:table-cell table:formula="of:=MEDIAN([.$I138])" office:value-type="float"/>
          <table:table-cell table:formula="of:=MEDIAN([.$J138])" office:value-type="float"/>
          <table:table-cell table:formula="of:=MEDIAN([.$K138])" office:value-type="float"/>
          <table:table-cell table:formula="of:=MEDIAN([.$L138])" office:value-type="float"/>
          <table:table-cell table:formula="of:=MEDIAN([.$M138])" office:value-type="float"/>
          <table:table-cell table:formula="of:=MEDIAN([.$N138])" office:value-type="float"/>
          <table:table-cell table:formula="of:=MAX([.$B138])" office:value-type="float"/>
          <table:table-cell table:formula="of:=MAX([.$C138])" office:value-type="float"/>
          <table:table-cell table:formula="of:=MAX([.$D138])" office:value-type="float"/>
          <table:table-cell table:formula="of:=MAX([.$E138])" office:value-type="float"/>
          <table:table-cell table:formula="of:=MAX([.$F138])" office:value-type="float"/>
          <table:table-cell table:formula="of:=MAX([.$G138])" office:value-type="float"/>
          <table:table-cell table:formula="of:=MAX([.$H138])" office:value-type="float"/>
          <table:table-cell table:formula="of:=MAX([.$I138])" office:value-type="float"/>
          <table:table-cell table:formula="of:=MAX([.$J138])" office:value-type="float"/>
          <table:table-cell table:formula="of:=MAX([.$K138])" office:value-type="float"/>
          <table:table-cell table:formula="of:=MAX([.$L138])" office:value-type="float"/>
          <table:table-cell table:formula="of:=MAX([.$M138])" office:value-type="float"/>
          <table:table-cell table:formula="of:=MAX([.$N138])" office:value-type="float"/>
        </table:table-row>
        <table:table-row table:style-name="ro1">
          <table:table-cell office:value-type="string">
            <text:p>c1908/c1908.lp.7.1</text:p>
          </table:table-cell>
          <table:table-cell office:value-type="float" office:value="0.102733"/>
          <table:table-cell office:value-type="float" office:value="0.097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8.0"/>
          <table:table-cell office:value-type="float" office:value="71189.0"/>
          <table:table-cell office:value-type="float" office:value="71189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39])" office:value-type="float"/>
          <table:table-cell table:formula="of:=MIN([.$C139])" office:value-type="float"/>
          <table:table-cell table:formula="of:=MIN([.$D139])" office:value-type="float"/>
          <table:table-cell table:formula="of:=MIN([.$E139])" office:value-type="float"/>
          <table:table-cell table:formula="of:=MIN([.$F139])" office:value-type="float"/>
          <table:table-cell table:formula="of:=MIN([.$G139])" office:value-type="float"/>
          <table:table-cell table:formula="of:=MIN([.$H139])" office:value-type="float"/>
          <table:table-cell table:formula="of:=MIN([.$I139])" office:value-type="float"/>
          <table:table-cell table:formula="of:=MIN([.$J139])" office:value-type="float"/>
          <table:table-cell table:formula="of:=MIN([.$K139])" office:value-type="float"/>
          <table:table-cell table:formula="of:=MIN([.$L139])" office:value-type="float"/>
          <table:table-cell table:formula="of:=MIN([.$M139])" office:value-type="float"/>
          <table:table-cell table:formula="of:=MIN([.$N139])" office:value-type="float"/>
          <table:table-cell table:formula="of:=MEDIAN([.$B139])" office:value-type="float"/>
          <table:table-cell table:formula="of:=MEDIAN([.$C139])" office:value-type="float"/>
          <table:table-cell table:formula="of:=MEDIAN([.$D139])" office:value-type="float"/>
          <table:table-cell table:formula="of:=MEDIAN([.$E139])" office:value-type="float"/>
          <table:table-cell table:formula="of:=MEDIAN([.$F139])" office:value-type="float"/>
          <table:table-cell table:formula="of:=MEDIAN([.$G139])" office:value-type="float"/>
          <table:table-cell table:formula="of:=MEDIAN([.$H139])" office:value-type="float"/>
          <table:table-cell table:formula="of:=MEDIAN([.$I139])" office:value-type="float"/>
          <table:table-cell table:formula="of:=MEDIAN([.$J139])" office:value-type="float"/>
          <table:table-cell table:formula="of:=MEDIAN([.$K139])" office:value-type="float"/>
          <table:table-cell table:formula="of:=MEDIAN([.$L139])" office:value-type="float"/>
          <table:table-cell table:formula="of:=MEDIAN([.$M139])" office:value-type="float"/>
          <table:table-cell table:formula="of:=MEDIAN([.$N139])" office:value-type="float"/>
          <table:table-cell table:formula="of:=MAX([.$B139])" office:value-type="float"/>
          <table:table-cell table:formula="of:=MAX([.$C139])" office:value-type="float"/>
          <table:table-cell table:formula="of:=MAX([.$D139])" office:value-type="float"/>
          <table:table-cell table:formula="of:=MAX([.$E139])" office:value-type="float"/>
          <table:table-cell table:formula="of:=MAX([.$F139])" office:value-type="float"/>
          <table:table-cell table:formula="of:=MAX([.$G139])" office:value-type="float"/>
          <table:table-cell table:formula="of:=MAX([.$H139])" office:value-type="float"/>
          <table:table-cell table:formula="of:=MAX([.$I139])" office:value-type="float"/>
          <table:table-cell table:formula="of:=MAX([.$J139])" office:value-type="float"/>
          <table:table-cell table:formula="of:=MAX([.$K139])" office:value-type="float"/>
          <table:table-cell table:formula="of:=MAX([.$L139])" office:value-type="float"/>
          <table:table-cell table:formula="of:=MAX([.$M139])" office:value-type="float"/>
          <table:table-cell table:formula="of:=MAX([.$N139])" office:value-type="float"/>
        </table:table-row>
        <table:table-row table:style-name="ro1">
          <table:table-cell office:value-type="string">
            <text:p>c1908/c1908.lp.7.2</text:p>
          </table:table-cell>
          <table:table-cell office:value-type="float" office:value="0.160849"/>
          <table:table-cell office:value-type="float" office:value="0.154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5.0"/>
          <table:table-cell office:value-type="float" office:value="172801.0"/>
          <table:table-cell office:value-type="float" office:value="172801.0"/>
          <table:table-cell office:value-type="float" office:value="4041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0])" office:value-type="float"/>
          <table:table-cell table:formula="of:=MIN([.$C140])" office:value-type="float"/>
          <table:table-cell table:formula="of:=MIN([.$D140])" office:value-type="float"/>
          <table:table-cell table:formula="of:=MIN([.$E140])" office:value-type="float"/>
          <table:table-cell table:formula="of:=MIN([.$F140])" office:value-type="float"/>
          <table:table-cell table:formula="of:=MIN([.$G140])" office:value-type="float"/>
          <table:table-cell table:formula="of:=MIN([.$H140])" office:value-type="float"/>
          <table:table-cell table:formula="of:=MIN([.$I140])" office:value-type="float"/>
          <table:table-cell table:formula="of:=MIN([.$J140])" office:value-type="float"/>
          <table:table-cell table:formula="of:=MIN([.$K140])" office:value-type="float"/>
          <table:table-cell table:formula="of:=MIN([.$L140])" office:value-type="float"/>
          <table:table-cell table:formula="of:=MIN([.$M140])" office:value-type="float"/>
          <table:table-cell table:formula="of:=MIN([.$N140])" office:value-type="float"/>
          <table:table-cell table:formula="of:=MEDIAN([.$B140])" office:value-type="float"/>
          <table:table-cell table:formula="of:=MEDIAN([.$C140])" office:value-type="float"/>
          <table:table-cell table:formula="of:=MEDIAN([.$D140])" office:value-type="float"/>
          <table:table-cell table:formula="of:=MEDIAN([.$E140])" office:value-type="float"/>
          <table:table-cell table:formula="of:=MEDIAN([.$F140])" office:value-type="float"/>
          <table:table-cell table:formula="of:=MEDIAN([.$G140])" office:value-type="float"/>
          <table:table-cell table:formula="of:=MEDIAN([.$H140])" office:value-type="float"/>
          <table:table-cell table:formula="of:=MEDIAN([.$I140])" office:value-type="float"/>
          <table:table-cell table:formula="of:=MEDIAN([.$J140])" office:value-type="float"/>
          <table:table-cell table:formula="of:=MEDIAN([.$K140])" office:value-type="float"/>
          <table:table-cell table:formula="of:=MEDIAN([.$L140])" office:value-type="float"/>
          <table:table-cell table:formula="of:=MEDIAN([.$M140])" office:value-type="float"/>
          <table:table-cell table:formula="of:=MEDIAN([.$N140])" office:value-type="float"/>
          <table:table-cell table:formula="of:=MAX([.$B140])" office:value-type="float"/>
          <table:table-cell table:formula="of:=MAX([.$C140])" office:value-type="float"/>
          <table:table-cell table:formula="of:=MAX([.$D140])" office:value-type="float"/>
          <table:table-cell table:formula="of:=MAX([.$E140])" office:value-type="float"/>
          <table:table-cell table:formula="of:=MAX([.$F140])" office:value-type="float"/>
          <table:table-cell table:formula="of:=MAX([.$G140])" office:value-type="float"/>
          <table:table-cell table:formula="of:=MAX([.$H140])" office:value-type="float"/>
          <table:table-cell table:formula="of:=MAX([.$I140])" office:value-type="float"/>
          <table:table-cell table:formula="of:=MAX([.$J140])" office:value-type="float"/>
          <table:table-cell table:formula="of:=MAX([.$K140])" office:value-type="float"/>
          <table:table-cell table:formula="of:=MAX([.$L140])" office:value-type="float"/>
          <table:table-cell table:formula="of:=MAX([.$M140])" office:value-type="float"/>
          <table:table-cell table:formula="of:=MAX([.$N140])" office:value-type="float"/>
        </table:table-row>
        <table:table-row table:style-name="ro1">
          <table:table-cell office:value-type="string">
            <text:p>c1908/c1908.lp.7.3</text:p>
          </table:table-cell>
          <table:table-cell office:value-type="float" office:value="0.148143"/>
          <table:table-cell office:value-type="float" office:value="0.141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70.0"/>
          <table:table-cell office:value-type="float" office:value="89751.0"/>
          <table:table-cell office:value-type="float" office:value="89751.0"/>
          <table:table-cell office:value-type="float" office:value="4044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141])" office:value-type="float"/>
          <table:table-cell table:formula="of:=MIN([.$C141])" office:value-type="float"/>
          <table:table-cell table:formula="of:=MIN([.$D141])" office:value-type="float"/>
          <table:table-cell table:formula="of:=MIN([.$E141])" office:value-type="float"/>
          <table:table-cell table:formula="of:=MIN([.$F141])" office:value-type="float"/>
          <table:table-cell table:formula="of:=MIN([.$G141])" office:value-type="float"/>
          <table:table-cell table:formula="of:=MIN([.$H141])" office:value-type="float"/>
          <table:table-cell table:formula="of:=MIN([.$I141])" office:value-type="float"/>
          <table:table-cell table:formula="of:=MIN([.$J141])" office:value-type="float"/>
          <table:table-cell table:formula="of:=MIN([.$K141])" office:value-type="float"/>
          <table:table-cell table:formula="of:=MIN([.$L141])" office:value-type="float"/>
          <table:table-cell table:formula="of:=MIN([.$M141])" office:value-type="float"/>
          <table:table-cell table:formula="of:=MIN([.$N141])" office:value-type="float"/>
          <table:table-cell table:formula="of:=MEDIAN([.$B141])" office:value-type="float"/>
          <table:table-cell table:formula="of:=MEDIAN([.$C141])" office:value-type="float"/>
          <table:table-cell table:formula="of:=MEDIAN([.$D141])" office:value-type="float"/>
          <table:table-cell table:formula="of:=MEDIAN([.$E141])" office:value-type="float"/>
          <table:table-cell table:formula="of:=MEDIAN([.$F141])" office:value-type="float"/>
          <table:table-cell table:formula="of:=MEDIAN([.$G141])" office:value-type="float"/>
          <table:table-cell table:formula="of:=MEDIAN([.$H141])" office:value-type="float"/>
          <table:table-cell table:formula="of:=MEDIAN([.$I141])" office:value-type="float"/>
          <table:table-cell table:formula="of:=MEDIAN([.$J141])" office:value-type="float"/>
          <table:table-cell table:formula="of:=MEDIAN([.$K141])" office:value-type="float"/>
          <table:table-cell table:formula="of:=MEDIAN([.$L141])" office:value-type="float"/>
          <table:table-cell table:formula="of:=MEDIAN([.$M141])" office:value-type="float"/>
          <table:table-cell table:formula="of:=MEDIAN([.$N141])" office:value-type="float"/>
          <table:table-cell table:formula="of:=MAX([.$B141])" office:value-type="float"/>
          <table:table-cell table:formula="of:=MAX([.$C141])" office:value-type="float"/>
          <table:table-cell table:formula="of:=MAX([.$D141])" office:value-type="float"/>
          <table:table-cell table:formula="of:=MAX([.$E141])" office:value-type="float"/>
          <table:table-cell table:formula="of:=MAX([.$F141])" office:value-type="float"/>
          <table:table-cell table:formula="of:=MAX([.$G141])" office:value-type="float"/>
          <table:table-cell table:formula="of:=MAX([.$H141])" office:value-type="float"/>
          <table:table-cell table:formula="of:=MAX([.$I141])" office:value-type="float"/>
          <table:table-cell table:formula="of:=MAX([.$J141])" office:value-type="float"/>
          <table:table-cell table:formula="of:=MAX([.$K141])" office:value-type="float"/>
          <table:table-cell table:formula="of:=MAX([.$L141])" office:value-type="float"/>
          <table:table-cell table:formula="of:=MAX([.$M141])" office:value-type="float"/>
          <table:table-cell table:formula="of:=MAX([.$N141])" office:value-type="float"/>
        </table:table-row>
        <table:table-row table:style-name="ro1">
          <table:table-cell office:value-type="string">
            <text:p>c1908/c1908.lp.7.4</text:p>
          </table:table-cell>
          <table:table-cell office:value-type="float" office:value="0.123572"/>
          <table:table-cell office:value-type="float" office:value="0.115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25.0"/>
          <table:table-cell office:value-type="float" office:value="50521.0"/>
          <table:table-cell office:value-type="float" office:value="50521.0"/>
          <table:table-cell office:value-type="float" office:value="4042.0"/>
          <table:table-cell office:value-type="float" office:value="2268.0"/>
          <table:table-cell office:value-type="float" office:value="0.0"/>
          <table:table-cell office:value-type="float" office:value="0.0"/>
          <table:table-cell table:formula="of:=MIN([.$B142])" office:value-type="float"/>
          <table:table-cell table:formula="of:=MIN([.$C142])" office:value-type="float"/>
          <table:table-cell table:formula="of:=MIN([.$D142])" office:value-type="float"/>
          <table:table-cell table:formula="of:=MIN([.$E142])" office:value-type="float"/>
          <table:table-cell table:formula="of:=MIN([.$F142])" office:value-type="float"/>
          <table:table-cell table:formula="of:=MIN([.$G142])" office:value-type="float"/>
          <table:table-cell table:formula="of:=MIN([.$H142])" office:value-type="float"/>
          <table:table-cell table:formula="of:=MIN([.$I142])" office:value-type="float"/>
          <table:table-cell table:formula="of:=MIN([.$J142])" office:value-type="float"/>
          <table:table-cell table:formula="of:=MIN([.$K142])" office:value-type="float"/>
          <table:table-cell table:formula="of:=MIN([.$L142])" office:value-type="float"/>
          <table:table-cell table:formula="of:=MIN([.$M142])" office:value-type="float"/>
          <table:table-cell table:formula="of:=MIN([.$N142])" office:value-type="float"/>
          <table:table-cell table:formula="of:=MEDIAN([.$B142])" office:value-type="float"/>
          <table:table-cell table:formula="of:=MEDIAN([.$C142])" office:value-type="float"/>
          <table:table-cell table:formula="of:=MEDIAN([.$D142])" office:value-type="float"/>
          <table:table-cell table:formula="of:=MEDIAN([.$E142])" office:value-type="float"/>
          <table:table-cell table:formula="of:=MEDIAN([.$F142])" office:value-type="float"/>
          <table:table-cell table:formula="of:=MEDIAN([.$G142])" office:value-type="float"/>
          <table:table-cell table:formula="of:=MEDIAN([.$H142])" office:value-type="float"/>
          <table:table-cell table:formula="of:=MEDIAN([.$I142])" office:value-type="float"/>
          <table:table-cell table:formula="of:=MEDIAN([.$J142])" office:value-type="float"/>
          <table:table-cell table:formula="of:=MEDIAN([.$K142])" office:value-type="float"/>
          <table:table-cell table:formula="of:=MEDIAN([.$L142])" office:value-type="float"/>
          <table:table-cell table:formula="of:=MEDIAN([.$M142])" office:value-type="float"/>
          <table:table-cell table:formula="of:=MEDIAN([.$N142])" office:value-type="float"/>
          <table:table-cell table:formula="of:=MAX([.$B142])" office:value-type="float"/>
          <table:table-cell table:formula="of:=MAX([.$C142])" office:value-type="float"/>
          <table:table-cell table:formula="of:=MAX([.$D142])" office:value-type="float"/>
          <table:table-cell table:formula="of:=MAX([.$E142])" office:value-type="float"/>
          <table:table-cell table:formula="of:=MAX([.$F142])" office:value-type="float"/>
          <table:table-cell table:formula="of:=MAX([.$G142])" office:value-type="float"/>
          <table:table-cell table:formula="of:=MAX([.$H142])" office:value-type="float"/>
          <table:table-cell table:formula="of:=MAX([.$I142])" office:value-type="float"/>
          <table:table-cell table:formula="of:=MAX([.$J142])" office:value-type="float"/>
          <table:table-cell table:formula="of:=MAX([.$K142])" office:value-type="float"/>
          <table:table-cell table:formula="of:=MAX([.$L142])" office:value-type="float"/>
          <table:table-cell table:formula="of:=MAX([.$M142])" office:value-type="float"/>
          <table:table-cell table:formula="of:=MAX([.$N142])" office:value-type="float"/>
        </table:table-row>
        <table:table-row table:style-name="ro1">
          <table:table-cell office:value-type="string">
            <text:p>c1908/c1908.lp.7.5</text:p>
          </table:table-cell>
          <table:table-cell office:value-type="float" office:value="0.131748"/>
          <table:table-cell office:value-type="float" office:value="0.125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42.0"/>
          <table:table-cell office:value-type="float" office:value="47931.0"/>
          <table:table-cell office:value-type="float" office:value="47931.0"/>
          <table:table-cell office:value-type="float" office:value="4039.0"/>
          <table:table-cell office:value-type="float" office:value="2267.0"/>
          <table:table-cell office:value-type="float" office:value="0.0"/>
          <table:table-cell office:value-type="float" office:value="0.0"/>
          <table:table-cell table:formula="of:=MIN([.$B143])" office:value-type="float"/>
          <table:table-cell table:formula="of:=MIN([.$C143])" office:value-type="float"/>
          <table:table-cell table:formula="of:=MIN([.$D143])" office:value-type="float"/>
          <table:table-cell table:formula="of:=MIN([.$E143])" office:value-type="float"/>
          <table:table-cell table:formula="of:=MIN([.$F143])" office:value-type="float"/>
          <table:table-cell table:formula="of:=MIN([.$G143])" office:value-type="float"/>
          <table:table-cell table:formula="of:=MIN([.$H143])" office:value-type="float"/>
          <table:table-cell table:formula="of:=MIN([.$I143])" office:value-type="float"/>
          <table:table-cell table:formula="of:=MIN([.$J143])" office:value-type="float"/>
          <table:table-cell table:formula="of:=MIN([.$K143])" office:value-type="float"/>
          <table:table-cell table:formula="of:=MIN([.$L143])" office:value-type="float"/>
          <table:table-cell table:formula="of:=MIN([.$M143])" office:value-type="float"/>
          <table:table-cell table:formula="of:=MIN([.$N143])" office:value-type="float"/>
          <table:table-cell table:formula="of:=MEDIAN([.$B143])" office:value-type="float"/>
          <table:table-cell table:formula="of:=MEDIAN([.$C143])" office:value-type="float"/>
          <table:table-cell table:formula="of:=MEDIAN([.$D143])" office:value-type="float"/>
          <table:table-cell table:formula="of:=MEDIAN([.$E143])" office:value-type="float"/>
          <table:table-cell table:formula="of:=MEDIAN([.$F143])" office:value-type="float"/>
          <table:table-cell table:formula="of:=MEDIAN([.$G143])" office:value-type="float"/>
          <table:table-cell table:formula="of:=MEDIAN([.$H143])" office:value-type="float"/>
          <table:table-cell table:formula="of:=MEDIAN([.$I143])" office:value-type="float"/>
          <table:table-cell table:formula="of:=MEDIAN([.$J143])" office:value-type="float"/>
          <table:table-cell table:formula="of:=MEDIAN([.$K143])" office:value-type="float"/>
          <table:table-cell table:formula="of:=MEDIAN([.$L143])" office:value-type="float"/>
          <table:table-cell table:formula="of:=MEDIAN([.$M143])" office:value-type="float"/>
          <table:table-cell table:formula="of:=MEDIAN([.$N143])" office:value-type="float"/>
          <table:table-cell table:formula="of:=MAX([.$B143])" office:value-type="float"/>
          <table:table-cell table:formula="of:=MAX([.$C143])" office:value-type="float"/>
          <table:table-cell table:formula="of:=MAX([.$D143])" office:value-type="float"/>
          <table:table-cell table:formula="of:=MAX([.$E143])" office:value-type="float"/>
          <table:table-cell table:formula="of:=MAX([.$F143])" office:value-type="float"/>
          <table:table-cell table:formula="of:=MAX([.$G143])" office:value-type="float"/>
          <table:table-cell table:formula="of:=MAX([.$H143])" office:value-type="float"/>
          <table:table-cell table:formula="of:=MAX([.$I143])" office:value-type="float"/>
          <table:table-cell table:formula="of:=MAX([.$J143])" office:value-type="float"/>
          <table:table-cell table:formula="of:=MAX([.$K143])" office:value-type="float"/>
          <table:table-cell table:formula="of:=MAX([.$L143])" office:value-type="float"/>
          <table:table-cell table:formula="of:=MAX([.$M143])" office:value-type="float"/>
          <table:table-cell table:formula="of:=MAX([.$N143])" office:value-type="float"/>
        </table:table-row>
        <table:table-row table:style-name="ro1">
          <table:table-cell office:value-type="string">
            <text:p>c1908/c1908.lp.7.6</text:p>
          </table:table-cell>
          <table:table-cell office:value-type="float" office:value="0.100208"/>
          <table:table-cell office:value-type="float" office:value="0.094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5.0"/>
          <table:table-cell office:value-type="float" office:value="47347.0"/>
          <table:table-cell office:value-type="float" office:value="47347.0"/>
          <table:table-cell office:value-type="float" office:value="4036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4])" office:value-type="float"/>
          <table:table-cell table:formula="of:=MIN([.$C144])" office:value-type="float"/>
          <table:table-cell table:formula="of:=MIN([.$D144])" office:value-type="float"/>
          <table:table-cell table:formula="of:=MIN([.$E144])" office:value-type="float"/>
          <table:table-cell table:formula="of:=MIN([.$F144])" office:value-type="float"/>
          <table:table-cell table:formula="of:=MIN([.$G144])" office:value-type="float"/>
          <table:table-cell table:formula="of:=MIN([.$H144])" office:value-type="float"/>
          <table:table-cell table:formula="of:=MIN([.$I144])" office:value-type="float"/>
          <table:table-cell table:formula="of:=MIN([.$J144])" office:value-type="float"/>
          <table:table-cell table:formula="of:=MIN([.$K144])" office:value-type="float"/>
          <table:table-cell table:formula="of:=MIN([.$L144])" office:value-type="float"/>
          <table:table-cell table:formula="of:=MIN([.$M144])" office:value-type="float"/>
          <table:table-cell table:formula="of:=MIN([.$N144])" office:value-type="float"/>
          <table:table-cell table:formula="of:=MEDIAN([.$B144])" office:value-type="float"/>
          <table:table-cell table:formula="of:=MEDIAN([.$C144])" office:value-type="float"/>
          <table:table-cell table:formula="of:=MEDIAN([.$D144])" office:value-type="float"/>
          <table:table-cell table:formula="of:=MEDIAN([.$E144])" office:value-type="float"/>
          <table:table-cell table:formula="of:=MEDIAN([.$F144])" office:value-type="float"/>
          <table:table-cell table:formula="of:=MEDIAN([.$G144])" office:value-type="float"/>
          <table:table-cell table:formula="of:=MEDIAN([.$H144])" office:value-type="float"/>
          <table:table-cell table:formula="of:=MEDIAN([.$I144])" office:value-type="float"/>
          <table:table-cell table:formula="of:=MEDIAN([.$J144])" office:value-type="float"/>
          <table:table-cell table:formula="of:=MEDIAN([.$K144])" office:value-type="float"/>
          <table:table-cell table:formula="of:=MEDIAN([.$L144])" office:value-type="float"/>
          <table:table-cell table:formula="of:=MEDIAN([.$M144])" office:value-type="float"/>
          <table:table-cell table:formula="of:=MEDIAN([.$N144])" office:value-type="float"/>
          <table:table-cell table:formula="of:=MAX([.$B144])" office:value-type="float"/>
          <table:table-cell table:formula="of:=MAX([.$C144])" office:value-type="float"/>
          <table:table-cell table:formula="of:=MAX([.$D144])" office:value-type="float"/>
          <table:table-cell table:formula="of:=MAX([.$E144])" office:value-type="float"/>
          <table:table-cell table:formula="of:=MAX([.$F144])" office:value-type="float"/>
          <table:table-cell table:formula="of:=MAX([.$G144])" office:value-type="float"/>
          <table:table-cell table:formula="of:=MAX([.$H144])" office:value-type="float"/>
          <table:table-cell table:formula="of:=MAX([.$I144])" office:value-type="float"/>
          <table:table-cell table:formula="of:=MAX([.$J144])" office:value-type="float"/>
          <table:table-cell table:formula="of:=MAX([.$K144])" office:value-type="float"/>
          <table:table-cell table:formula="of:=MAX([.$L144])" office:value-type="float"/>
          <table:table-cell table:formula="of:=MAX([.$M144])" office:value-type="float"/>
          <table:table-cell table:formula="of:=MAX([.$N144])" office:value-type="float"/>
        </table:table-row>
        <table:table-row table:style-name="ro1">
          <table:table-cell office:value-type="string">
            <text:p>c1908/c1908.lp.7.7</text:p>
          </table:table-cell>
          <table:table-cell office:value-type="float" office:value="0.099482"/>
          <table:table-cell office:value-type="float" office:value="0.094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5.0"/>
          <table:table-cell office:value-type="float" office:value="47346.0"/>
          <table:table-cell office:value-type="float" office:value="47346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45])" office:value-type="float"/>
          <table:table-cell table:formula="of:=MIN([.$C145])" office:value-type="float"/>
          <table:table-cell table:formula="of:=MIN([.$D145])" office:value-type="float"/>
          <table:table-cell table:formula="of:=MIN([.$E145])" office:value-type="float"/>
          <table:table-cell table:formula="of:=MIN([.$F145])" office:value-type="float"/>
          <table:table-cell table:formula="of:=MIN([.$G145])" office:value-type="float"/>
          <table:table-cell table:formula="of:=MIN([.$H145])" office:value-type="float"/>
          <table:table-cell table:formula="of:=MIN([.$I145])" office:value-type="float"/>
          <table:table-cell table:formula="of:=MIN([.$J145])" office:value-type="float"/>
          <table:table-cell table:formula="of:=MIN([.$K145])" office:value-type="float"/>
          <table:table-cell table:formula="of:=MIN([.$L145])" office:value-type="float"/>
          <table:table-cell table:formula="of:=MIN([.$M145])" office:value-type="float"/>
          <table:table-cell table:formula="of:=MIN([.$N145])" office:value-type="float"/>
          <table:table-cell table:formula="of:=MEDIAN([.$B145])" office:value-type="float"/>
          <table:table-cell table:formula="of:=MEDIAN([.$C145])" office:value-type="float"/>
          <table:table-cell table:formula="of:=MEDIAN([.$D145])" office:value-type="float"/>
          <table:table-cell table:formula="of:=MEDIAN([.$E145])" office:value-type="float"/>
          <table:table-cell table:formula="of:=MEDIAN([.$F145])" office:value-type="float"/>
          <table:table-cell table:formula="of:=MEDIAN([.$G145])" office:value-type="float"/>
          <table:table-cell table:formula="of:=MEDIAN([.$H145])" office:value-type="float"/>
          <table:table-cell table:formula="of:=MEDIAN([.$I145])" office:value-type="float"/>
          <table:table-cell table:formula="of:=MEDIAN([.$J145])" office:value-type="float"/>
          <table:table-cell table:formula="of:=MEDIAN([.$K145])" office:value-type="float"/>
          <table:table-cell table:formula="of:=MEDIAN([.$L145])" office:value-type="float"/>
          <table:table-cell table:formula="of:=MEDIAN([.$M145])" office:value-type="float"/>
          <table:table-cell table:formula="of:=MEDIAN([.$N145])" office:value-type="float"/>
          <table:table-cell table:formula="of:=MAX([.$B145])" office:value-type="float"/>
          <table:table-cell table:formula="of:=MAX([.$C145])" office:value-type="float"/>
          <table:table-cell table:formula="of:=MAX([.$D145])" office:value-type="float"/>
          <table:table-cell table:formula="of:=MAX([.$E145])" office:value-type="float"/>
          <table:table-cell table:formula="of:=MAX([.$F145])" office:value-type="float"/>
          <table:table-cell table:formula="of:=MAX([.$G145])" office:value-type="float"/>
          <table:table-cell table:formula="of:=MAX([.$H145])" office:value-type="float"/>
          <table:table-cell table:formula="of:=MAX([.$I145])" office:value-type="float"/>
          <table:table-cell table:formula="of:=MAX([.$J145])" office:value-type="float"/>
          <table:table-cell table:formula="of:=MAX([.$K145])" office:value-type="float"/>
          <table:table-cell table:formula="of:=MAX([.$L145])" office:value-type="float"/>
          <table:table-cell table:formula="of:=MAX([.$M145])" office:value-type="float"/>
          <table:table-cell table:formula="of:=MAX([.$N145])" office:value-type="float"/>
        </table:table-row>
        <table:table-row table:style-name="ro1">
          <table:table-cell office:value-type="string">
            <text:p>c1908/c1908.lp.7.8</text:p>
          </table:table-cell>
          <table:table-cell office:value-type="float" office:value="0.079725"/>
          <table:table-cell office:value-type="float" office:value="0.073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91.0"/>
          <table:table-cell office:value-type="float" office:value="22059.0"/>
          <table:table-cell office:value-type="float" office:value="22059.0"/>
          <table:table-cell office:value-type="float" office:value="4031.0"/>
          <table:table-cell office:value-type="float" office:value="2266.0"/>
          <table:table-cell office:value-type="float" office:value="0.0"/>
          <table:table-cell office:value-type="float" office:value="0.0"/>
          <table:table-cell table:formula="of:=MIN([.$B146])" office:value-type="float"/>
          <table:table-cell table:formula="of:=MIN([.$C146])" office:value-type="float"/>
          <table:table-cell table:formula="of:=MIN([.$D146])" office:value-type="float"/>
          <table:table-cell table:formula="of:=MIN([.$E146])" office:value-type="float"/>
          <table:table-cell table:formula="of:=MIN([.$F146])" office:value-type="float"/>
          <table:table-cell table:formula="of:=MIN([.$G146])" office:value-type="float"/>
          <table:table-cell table:formula="of:=MIN([.$H146])" office:value-type="float"/>
          <table:table-cell table:formula="of:=MIN([.$I146])" office:value-type="float"/>
          <table:table-cell table:formula="of:=MIN([.$J146])" office:value-type="float"/>
          <table:table-cell table:formula="of:=MIN([.$K146])" office:value-type="float"/>
          <table:table-cell table:formula="of:=MIN([.$L146])" office:value-type="float"/>
          <table:table-cell table:formula="of:=MIN([.$M146])" office:value-type="float"/>
          <table:table-cell table:formula="of:=MIN([.$N146])" office:value-type="float"/>
          <table:table-cell table:formula="of:=MEDIAN([.$B146])" office:value-type="float"/>
          <table:table-cell table:formula="of:=MEDIAN([.$C146])" office:value-type="float"/>
          <table:table-cell table:formula="of:=MEDIAN([.$D146])" office:value-type="float"/>
          <table:table-cell table:formula="of:=MEDIAN([.$E146])" office:value-type="float"/>
          <table:table-cell table:formula="of:=MEDIAN([.$F146])" office:value-type="float"/>
          <table:table-cell table:formula="of:=MEDIAN([.$G146])" office:value-type="float"/>
          <table:table-cell table:formula="of:=MEDIAN([.$H146])" office:value-type="float"/>
          <table:table-cell table:formula="of:=MEDIAN([.$I146])" office:value-type="float"/>
          <table:table-cell table:formula="of:=MEDIAN([.$J146])" office:value-type="float"/>
          <table:table-cell table:formula="of:=MEDIAN([.$K146])" office:value-type="float"/>
          <table:table-cell table:formula="of:=MEDIAN([.$L146])" office:value-type="float"/>
          <table:table-cell table:formula="of:=MEDIAN([.$M146])" office:value-type="float"/>
          <table:table-cell table:formula="of:=MEDIAN([.$N146])" office:value-type="float"/>
          <table:table-cell table:formula="of:=MAX([.$B146])" office:value-type="float"/>
          <table:table-cell table:formula="of:=MAX([.$C146])" office:value-type="float"/>
          <table:table-cell table:formula="of:=MAX([.$D146])" office:value-type="float"/>
          <table:table-cell table:formula="of:=MAX([.$E146])" office:value-type="float"/>
          <table:table-cell table:formula="of:=MAX([.$F146])" office:value-type="float"/>
          <table:table-cell table:formula="of:=MAX([.$G146])" office:value-type="float"/>
          <table:table-cell table:formula="of:=MAX([.$H146])" office:value-type="float"/>
          <table:table-cell table:formula="of:=MAX([.$I146])" office:value-type="float"/>
          <table:table-cell table:formula="of:=MAX([.$J146])" office:value-type="float"/>
          <table:table-cell table:formula="of:=MAX([.$K146])" office:value-type="float"/>
          <table:table-cell table:formula="of:=MAX([.$L146])" office:value-type="float"/>
          <table:table-cell table:formula="of:=MAX([.$M146])" office:value-type="float"/>
          <table:table-cell table:formula="of:=MAX([.$N146])" office:value-type="float"/>
        </table:table-row>
        <table:table-row table:style-name="ro1">
          <table:table-cell office:value-type="string">
            <text:p>c1908/c1908.lp.8.1</text:p>
          </table:table-cell>
          <table:table-cell office:value-type="float" office:value="0.093509"/>
          <table:table-cell office:value-type="float" office:value="0.088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09.0"/>
          <table:table-cell office:value-type="float" office:value="54345.0"/>
          <table:table-cell office:value-type="float" office:value="54345.0"/>
          <table:table-cell office:value-type="float" office:value="4042.0"/>
          <table:table-cell office:value-type="float" office:value="2263.0"/>
          <table:table-cell office:value-type="float" office:value="0.0"/>
          <table:table-cell office:value-type="float" office:value="0.0"/>
          <table:table-cell table:formula="of:=MIN([.$B147])" office:value-type="float"/>
          <table:table-cell table:formula="of:=MIN([.$C147])" office:value-type="float"/>
          <table:table-cell table:formula="of:=MIN([.$D147])" office:value-type="float"/>
          <table:table-cell table:formula="of:=MIN([.$E147])" office:value-type="float"/>
          <table:table-cell table:formula="of:=MIN([.$F147])" office:value-type="float"/>
          <table:table-cell table:formula="of:=MIN([.$G147])" office:value-type="float"/>
          <table:table-cell table:formula="of:=MIN([.$H147])" office:value-type="float"/>
          <table:table-cell table:formula="of:=MIN([.$I147])" office:value-type="float"/>
          <table:table-cell table:formula="of:=MIN([.$J147])" office:value-type="float"/>
          <table:table-cell table:formula="of:=MIN([.$K147])" office:value-type="float"/>
          <table:table-cell table:formula="of:=MIN([.$L147])" office:value-type="float"/>
          <table:table-cell table:formula="of:=MIN([.$M147])" office:value-type="float"/>
          <table:table-cell table:formula="of:=MIN([.$N147])" office:value-type="float"/>
          <table:table-cell table:formula="of:=MEDIAN([.$B147])" office:value-type="float"/>
          <table:table-cell table:formula="of:=MEDIAN([.$C147])" office:value-type="float"/>
          <table:table-cell table:formula="of:=MEDIAN([.$D147])" office:value-type="float"/>
          <table:table-cell table:formula="of:=MEDIAN([.$E147])" office:value-type="float"/>
          <table:table-cell table:formula="of:=MEDIAN([.$F147])" office:value-type="float"/>
          <table:table-cell table:formula="of:=MEDIAN([.$G147])" office:value-type="float"/>
          <table:table-cell table:formula="of:=MEDIAN([.$H147])" office:value-type="float"/>
          <table:table-cell table:formula="of:=MEDIAN([.$I147])" office:value-type="float"/>
          <table:table-cell table:formula="of:=MEDIAN([.$J147])" office:value-type="float"/>
          <table:table-cell table:formula="of:=MEDIAN([.$K147])" office:value-type="float"/>
          <table:table-cell table:formula="of:=MEDIAN([.$L147])" office:value-type="float"/>
          <table:table-cell table:formula="of:=MEDIAN([.$M147])" office:value-type="float"/>
          <table:table-cell table:formula="of:=MEDIAN([.$N147])" office:value-type="float"/>
          <table:table-cell table:formula="of:=MAX([.$B147])" office:value-type="float"/>
          <table:table-cell table:formula="of:=MAX([.$C147])" office:value-type="float"/>
          <table:table-cell table:formula="of:=MAX([.$D147])" office:value-type="float"/>
          <table:table-cell table:formula="of:=MAX([.$E147])" office:value-type="float"/>
          <table:table-cell table:formula="of:=MAX([.$F147])" office:value-type="float"/>
          <table:table-cell table:formula="of:=MAX([.$G147])" office:value-type="float"/>
          <table:table-cell table:formula="of:=MAX([.$H147])" office:value-type="float"/>
          <table:table-cell table:formula="of:=MAX([.$I147])" office:value-type="float"/>
          <table:table-cell table:formula="of:=MAX([.$J147])" office:value-type="float"/>
          <table:table-cell table:formula="of:=MAX([.$K147])" office:value-type="float"/>
          <table:table-cell table:formula="of:=MAX([.$L147])" office:value-type="float"/>
          <table:table-cell table:formula="of:=MAX([.$M147])" office:value-type="float"/>
          <table:table-cell table:formula="of:=MAX([.$N147])" office:value-type="float"/>
        </table:table-row>
        <table:table-row table:style-name="ro1">
          <table:table-cell office:value-type="string">
            <text:p>c1908/c1908.lp.8.2</text:p>
          </table:table-cell>
          <table:table-cell office:value-type="float" office:value="0.146818"/>
          <table:table-cell office:value-type="float" office:value="0.14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5.0"/>
          <table:table-cell office:value-type="float" office:value="158496.0"/>
          <table:table-cell office:value-type="float" office:value="158496.0"/>
          <table:table-cell office:value-type="float" office:value="404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48])" office:value-type="float"/>
          <table:table-cell table:formula="of:=MIN([.$C148])" office:value-type="float"/>
          <table:table-cell table:formula="of:=MIN([.$D148])" office:value-type="float"/>
          <table:table-cell table:formula="of:=MIN([.$E148])" office:value-type="float"/>
          <table:table-cell table:formula="of:=MIN([.$F148])" office:value-type="float"/>
          <table:table-cell table:formula="of:=MIN([.$G148])" office:value-type="float"/>
          <table:table-cell table:formula="of:=MIN([.$H148])" office:value-type="float"/>
          <table:table-cell table:formula="of:=MIN([.$I148])" office:value-type="float"/>
          <table:table-cell table:formula="of:=MIN([.$J148])" office:value-type="float"/>
          <table:table-cell table:formula="of:=MIN([.$K148])" office:value-type="float"/>
          <table:table-cell table:formula="of:=MIN([.$L148])" office:value-type="float"/>
          <table:table-cell table:formula="of:=MIN([.$M148])" office:value-type="float"/>
          <table:table-cell table:formula="of:=MIN([.$N148])" office:value-type="float"/>
          <table:table-cell table:formula="of:=MEDIAN([.$B148])" office:value-type="float"/>
          <table:table-cell table:formula="of:=MEDIAN([.$C148])" office:value-type="float"/>
          <table:table-cell table:formula="of:=MEDIAN([.$D148])" office:value-type="float"/>
          <table:table-cell table:formula="of:=MEDIAN([.$E148])" office:value-type="float"/>
          <table:table-cell table:formula="of:=MEDIAN([.$F148])" office:value-type="float"/>
          <table:table-cell table:formula="of:=MEDIAN([.$G148])" office:value-type="float"/>
          <table:table-cell table:formula="of:=MEDIAN([.$H148])" office:value-type="float"/>
          <table:table-cell table:formula="of:=MEDIAN([.$I148])" office:value-type="float"/>
          <table:table-cell table:formula="of:=MEDIAN([.$J148])" office:value-type="float"/>
          <table:table-cell table:formula="of:=MEDIAN([.$K148])" office:value-type="float"/>
          <table:table-cell table:formula="of:=MEDIAN([.$L148])" office:value-type="float"/>
          <table:table-cell table:formula="of:=MEDIAN([.$M148])" office:value-type="float"/>
          <table:table-cell table:formula="of:=MEDIAN([.$N148])" office:value-type="float"/>
          <table:table-cell table:formula="of:=MAX([.$B148])" office:value-type="float"/>
          <table:table-cell table:formula="of:=MAX([.$C148])" office:value-type="float"/>
          <table:table-cell table:formula="of:=MAX([.$D148])" office:value-type="float"/>
          <table:table-cell table:formula="of:=MAX([.$E148])" office:value-type="float"/>
          <table:table-cell table:formula="of:=MAX([.$F148])" office:value-type="float"/>
          <table:table-cell table:formula="of:=MAX([.$G148])" office:value-type="float"/>
          <table:table-cell table:formula="of:=MAX([.$H148])" office:value-type="float"/>
          <table:table-cell table:formula="of:=MAX([.$I148])" office:value-type="float"/>
          <table:table-cell table:formula="of:=MAX([.$J148])" office:value-type="float"/>
          <table:table-cell table:formula="of:=MAX([.$K148])" office:value-type="float"/>
          <table:table-cell table:formula="of:=MAX([.$L148])" office:value-type="float"/>
          <table:table-cell table:formula="of:=MAX([.$M148])" office:value-type="float"/>
          <table:table-cell table:formula="of:=MAX([.$N148])" office:value-type="float"/>
        </table:table-row>
        <table:table-row table:style-name="ro1">
          <table:table-cell office:value-type="string">
            <text:p>c1908/c1908.lp.8.3</text:p>
          </table:table-cell>
          <table:table-cell office:value-type="float" office:value="0.13536"/>
          <table:table-cell office:value-type="float" office:value="0.129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1.0"/>
          <table:table-cell office:value-type="float" office:value="128445.0"/>
          <table:table-cell office:value-type="float" office:value="128445.0"/>
          <table:table-cell office:value-type="float" office:value="404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49])" office:value-type="float"/>
          <table:table-cell table:formula="of:=MIN([.$C149])" office:value-type="float"/>
          <table:table-cell table:formula="of:=MIN([.$D149])" office:value-type="float"/>
          <table:table-cell table:formula="of:=MIN([.$E149])" office:value-type="float"/>
          <table:table-cell table:formula="of:=MIN([.$F149])" office:value-type="float"/>
          <table:table-cell table:formula="of:=MIN([.$G149])" office:value-type="float"/>
          <table:table-cell table:formula="of:=MIN([.$H149])" office:value-type="float"/>
          <table:table-cell table:formula="of:=MIN([.$I149])" office:value-type="float"/>
          <table:table-cell table:formula="of:=MIN([.$J149])" office:value-type="float"/>
          <table:table-cell table:formula="of:=MIN([.$K149])" office:value-type="float"/>
          <table:table-cell table:formula="of:=MIN([.$L149])" office:value-type="float"/>
          <table:table-cell table:formula="of:=MIN([.$M149])" office:value-type="float"/>
          <table:table-cell table:formula="of:=MIN([.$N149])" office:value-type="float"/>
          <table:table-cell table:formula="of:=MEDIAN([.$B149])" office:value-type="float"/>
          <table:table-cell table:formula="of:=MEDIAN([.$C149])" office:value-type="float"/>
          <table:table-cell table:formula="of:=MEDIAN([.$D149])" office:value-type="float"/>
          <table:table-cell table:formula="of:=MEDIAN([.$E149])" office:value-type="float"/>
          <table:table-cell table:formula="of:=MEDIAN([.$F149])" office:value-type="float"/>
          <table:table-cell table:formula="of:=MEDIAN([.$G149])" office:value-type="float"/>
          <table:table-cell table:formula="of:=MEDIAN([.$H149])" office:value-type="float"/>
          <table:table-cell table:formula="of:=MEDIAN([.$I149])" office:value-type="float"/>
          <table:table-cell table:formula="of:=MEDIAN([.$J149])" office:value-type="float"/>
          <table:table-cell table:formula="of:=MEDIAN([.$K149])" office:value-type="float"/>
          <table:table-cell table:formula="of:=MEDIAN([.$L149])" office:value-type="float"/>
          <table:table-cell table:formula="of:=MEDIAN([.$M149])" office:value-type="float"/>
          <table:table-cell table:formula="of:=MEDIAN([.$N149])" office:value-type="float"/>
          <table:table-cell table:formula="of:=MAX([.$B149])" office:value-type="float"/>
          <table:table-cell table:formula="of:=MAX([.$C149])" office:value-type="float"/>
          <table:table-cell table:formula="of:=MAX([.$D149])" office:value-type="float"/>
          <table:table-cell table:formula="of:=MAX([.$E149])" office:value-type="float"/>
          <table:table-cell table:formula="of:=MAX([.$F149])" office:value-type="float"/>
          <table:table-cell table:formula="of:=MAX([.$G149])" office:value-type="float"/>
          <table:table-cell table:formula="of:=MAX([.$H149])" office:value-type="float"/>
          <table:table-cell table:formula="of:=MAX([.$I149])" office:value-type="float"/>
          <table:table-cell table:formula="of:=MAX([.$J149])" office:value-type="float"/>
          <table:table-cell table:formula="of:=MAX([.$K149])" office:value-type="float"/>
          <table:table-cell table:formula="of:=MAX([.$L149])" office:value-type="float"/>
          <table:table-cell table:formula="of:=MAX([.$M149])" office:value-type="float"/>
          <table:table-cell table:formula="of:=MAX([.$N149])" office:value-type="float"/>
        </table:table-row>
        <table:table-row table:style-name="ro1">
          <table:table-cell office:value-type="string">
            <text:p>c1908/c1908.lp.8.4</text:p>
          </table:table-cell>
          <table:table-cell office:value-type="float" office:value="0.139938"/>
          <table:table-cell office:value-type="float" office:value="0.133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9.0"/>
          <table:table-cell office:value-type="float" office:value="135057.0"/>
          <table:table-cell office:value-type="float" office:value="135057.0"/>
          <table:table-cell office:value-type="float" office:value="404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0])" office:value-type="float"/>
          <table:table-cell table:formula="of:=MIN([.$C150])" office:value-type="float"/>
          <table:table-cell table:formula="of:=MIN([.$D150])" office:value-type="float"/>
          <table:table-cell table:formula="of:=MIN([.$E150])" office:value-type="float"/>
          <table:table-cell table:formula="of:=MIN([.$F150])" office:value-type="float"/>
          <table:table-cell table:formula="of:=MIN([.$G150])" office:value-type="float"/>
          <table:table-cell table:formula="of:=MIN([.$H150])" office:value-type="float"/>
          <table:table-cell table:formula="of:=MIN([.$I150])" office:value-type="float"/>
          <table:table-cell table:formula="of:=MIN([.$J150])" office:value-type="float"/>
          <table:table-cell table:formula="of:=MIN([.$K150])" office:value-type="float"/>
          <table:table-cell table:formula="of:=MIN([.$L150])" office:value-type="float"/>
          <table:table-cell table:formula="of:=MIN([.$M150])" office:value-type="float"/>
          <table:table-cell table:formula="of:=MIN([.$N150])" office:value-type="float"/>
          <table:table-cell table:formula="of:=MEDIAN([.$B150])" office:value-type="float"/>
          <table:table-cell table:formula="of:=MEDIAN([.$C150])" office:value-type="float"/>
          <table:table-cell table:formula="of:=MEDIAN([.$D150])" office:value-type="float"/>
          <table:table-cell table:formula="of:=MEDIAN([.$E150])" office:value-type="float"/>
          <table:table-cell table:formula="of:=MEDIAN([.$F150])" office:value-type="float"/>
          <table:table-cell table:formula="of:=MEDIAN([.$G150])" office:value-type="float"/>
          <table:table-cell table:formula="of:=MEDIAN([.$H150])" office:value-type="float"/>
          <table:table-cell table:formula="of:=MEDIAN([.$I150])" office:value-type="float"/>
          <table:table-cell table:formula="of:=MEDIAN([.$J150])" office:value-type="float"/>
          <table:table-cell table:formula="of:=MEDIAN([.$K150])" office:value-type="float"/>
          <table:table-cell table:formula="of:=MEDIAN([.$L150])" office:value-type="float"/>
          <table:table-cell table:formula="of:=MEDIAN([.$M150])" office:value-type="float"/>
          <table:table-cell table:formula="of:=MEDIAN([.$N150])" office:value-type="float"/>
          <table:table-cell table:formula="of:=MAX([.$B150])" office:value-type="float"/>
          <table:table-cell table:formula="of:=MAX([.$C150])" office:value-type="float"/>
          <table:table-cell table:formula="of:=MAX([.$D150])" office:value-type="float"/>
          <table:table-cell table:formula="of:=MAX([.$E150])" office:value-type="float"/>
          <table:table-cell table:formula="of:=MAX([.$F150])" office:value-type="float"/>
          <table:table-cell table:formula="of:=MAX([.$G150])" office:value-type="float"/>
          <table:table-cell table:formula="of:=MAX([.$H150])" office:value-type="float"/>
          <table:table-cell table:formula="of:=MAX([.$I150])" office:value-type="float"/>
          <table:table-cell table:formula="of:=MAX([.$J150])" office:value-type="float"/>
          <table:table-cell table:formula="of:=MAX([.$K150])" office:value-type="float"/>
          <table:table-cell table:formula="of:=MAX([.$L150])" office:value-type="float"/>
          <table:table-cell table:formula="of:=MAX([.$M150])" office:value-type="float"/>
          <table:table-cell table:formula="of:=MAX([.$N150])" office:value-type="float"/>
        </table:table-row>
        <table:table-row table:style-name="ro1">
          <table:table-cell office:value-type="string">
            <text:p>c1908/c1908.lp.8.5</text:p>
          </table:table-cell>
          <table:table-cell office:value-type="float" office:value="0.138032"/>
          <table:table-cell office:value-type="float" office:value="0.13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8.0"/>
          <table:table-cell office:value-type="float" office:value="129162.0"/>
          <table:table-cell office:value-type="float" office:value="129162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1])" office:value-type="float"/>
          <table:table-cell table:formula="of:=MIN([.$C151])" office:value-type="float"/>
          <table:table-cell table:formula="of:=MIN([.$D151])" office:value-type="float"/>
          <table:table-cell table:formula="of:=MIN([.$E151])" office:value-type="float"/>
          <table:table-cell table:formula="of:=MIN([.$F151])" office:value-type="float"/>
          <table:table-cell table:formula="of:=MIN([.$G151])" office:value-type="float"/>
          <table:table-cell table:formula="of:=MIN([.$H151])" office:value-type="float"/>
          <table:table-cell table:formula="of:=MIN([.$I151])" office:value-type="float"/>
          <table:table-cell table:formula="of:=MIN([.$J151])" office:value-type="float"/>
          <table:table-cell table:formula="of:=MIN([.$K151])" office:value-type="float"/>
          <table:table-cell table:formula="of:=MIN([.$L151])" office:value-type="float"/>
          <table:table-cell table:formula="of:=MIN([.$M151])" office:value-type="float"/>
          <table:table-cell table:formula="of:=MIN([.$N151])" office:value-type="float"/>
          <table:table-cell table:formula="of:=MEDIAN([.$B151])" office:value-type="float"/>
          <table:table-cell table:formula="of:=MEDIAN([.$C151])" office:value-type="float"/>
          <table:table-cell table:formula="of:=MEDIAN([.$D151])" office:value-type="float"/>
          <table:table-cell table:formula="of:=MEDIAN([.$E151])" office:value-type="float"/>
          <table:table-cell table:formula="of:=MEDIAN([.$F151])" office:value-type="float"/>
          <table:table-cell table:formula="of:=MEDIAN([.$G151])" office:value-type="float"/>
          <table:table-cell table:formula="of:=MEDIAN([.$H151])" office:value-type="float"/>
          <table:table-cell table:formula="of:=MEDIAN([.$I151])" office:value-type="float"/>
          <table:table-cell table:formula="of:=MEDIAN([.$J151])" office:value-type="float"/>
          <table:table-cell table:formula="of:=MEDIAN([.$K151])" office:value-type="float"/>
          <table:table-cell table:formula="of:=MEDIAN([.$L151])" office:value-type="float"/>
          <table:table-cell table:formula="of:=MEDIAN([.$M151])" office:value-type="float"/>
          <table:table-cell table:formula="of:=MEDIAN([.$N151])" office:value-type="float"/>
          <table:table-cell table:formula="of:=MAX([.$B151])" office:value-type="float"/>
          <table:table-cell table:formula="of:=MAX([.$C151])" office:value-type="float"/>
          <table:table-cell table:formula="of:=MAX([.$D151])" office:value-type="float"/>
          <table:table-cell table:formula="of:=MAX([.$E151])" office:value-type="float"/>
          <table:table-cell table:formula="of:=MAX([.$F151])" office:value-type="float"/>
          <table:table-cell table:formula="of:=MAX([.$G151])" office:value-type="float"/>
          <table:table-cell table:formula="of:=MAX([.$H151])" office:value-type="float"/>
          <table:table-cell table:formula="of:=MAX([.$I151])" office:value-type="float"/>
          <table:table-cell table:formula="of:=MAX([.$J151])" office:value-type="float"/>
          <table:table-cell table:formula="of:=MAX([.$K151])" office:value-type="float"/>
          <table:table-cell table:formula="of:=MAX([.$L151])" office:value-type="float"/>
          <table:table-cell table:formula="of:=MAX([.$M151])" office:value-type="float"/>
          <table:table-cell table:formula="of:=MAX([.$N151])" office:value-type="float"/>
        </table:table-row>
        <table:table-row table:style-name="ro1">
          <table:table-cell office:value-type="string">
            <text:p>c1908/c1908.lp.8.6</text:p>
          </table:table-cell>
          <table:table-cell office:value-type="float" office:value="0.180105"/>
          <table:table-cell office:value-type="float" office:value="0.173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01.0"/>
          <table:table-cell office:value-type="float" office:value="211908.0"/>
          <table:table-cell office:value-type="float" office:value="211908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2])" office:value-type="float"/>
          <table:table-cell table:formula="of:=MIN([.$C152])" office:value-type="float"/>
          <table:table-cell table:formula="of:=MIN([.$D152])" office:value-type="float"/>
          <table:table-cell table:formula="of:=MIN([.$E152])" office:value-type="float"/>
          <table:table-cell table:formula="of:=MIN([.$F152])" office:value-type="float"/>
          <table:table-cell table:formula="of:=MIN([.$G152])" office:value-type="float"/>
          <table:table-cell table:formula="of:=MIN([.$H152])" office:value-type="float"/>
          <table:table-cell table:formula="of:=MIN([.$I152])" office:value-type="float"/>
          <table:table-cell table:formula="of:=MIN([.$J152])" office:value-type="float"/>
          <table:table-cell table:formula="of:=MIN([.$K152])" office:value-type="float"/>
          <table:table-cell table:formula="of:=MIN([.$L152])" office:value-type="float"/>
          <table:table-cell table:formula="of:=MIN([.$M152])" office:value-type="float"/>
          <table:table-cell table:formula="of:=MIN([.$N152])" office:value-type="float"/>
          <table:table-cell table:formula="of:=MEDIAN([.$B152])" office:value-type="float"/>
          <table:table-cell table:formula="of:=MEDIAN([.$C152])" office:value-type="float"/>
          <table:table-cell table:formula="of:=MEDIAN([.$D152])" office:value-type="float"/>
          <table:table-cell table:formula="of:=MEDIAN([.$E152])" office:value-type="float"/>
          <table:table-cell table:formula="of:=MEDIAN([.$F152])" office:value-type="float"/>
          <table:table-cell table:formula="of:=MEDIAN([.$G152])" office:value-type="float"/>
          <table:table-cell table:formula="of:=MEDIAN([.$H152])" office:value-type="float"/>
          <table:table-cell table:formula="of:=MEDIAN([.$I152])" office:value-type="float"/>
          <table:table-cell table:formula="of:=MEDIAN([.$J152])" office:value-type="float"/>
          <table:table-cell table:formula="of:=MEDIAN([.$K152])" office:value-type="float"/>
          <table:table-cell table:formula="of:=MEDIAN([.$L152])" office:value-type="float"/>
          <table:table-cell table:formula="of:=MEDIAN([.$M152])" office:value-type="float"/>
          <table:table-cell table:formula="of:=MEDIAN([.$N152])" office:value-type="float"/>
          <table:table-cell table:formula="of:=MAX([.$B152])" office:value-type="float"/>
          <table:table-cell table:formula="of:=MAX([.$C152])" office:value-type="float"/>
          <table:table-cell table:formula="of:=MAX([.$D152])" office:value-type="float"/>
          <table:table-cell table:formula="of:=MAX([.$E152])" office:value-type="float"/>
          <table:table-cell table:formula="of:=MAX([.$F152])" office:value-type="float"/>
          <table:table-cell table:formula="of:=MAX([.$G152])" office:value-type="float"/>
          <table:table-cell table:formula="of:=MAX([.$H152])" office:value-type="float"/>
          <table:table-cell table:formula="of:=MAX([.$I152])" office:value-type="float"/>
          <table:table-cell table:formula="of:=MAX([.$J152])" office:value-type="float"/>
          <table:table-cell table:formula="of:=MAX([.$K152])" office:value-type="float"/>
          <table:table-cell table:formula="of:=MAX([.$L152])" office:value-type="float"/>
          <table:table-cell table:formula="of:=MAX([.$M152])" office:value-type="float"/>
          <table:table-cell table:formula="of:=MAX([.$N152])" office:value-type="float"/>
        </table:table-row>
        <table:table-row table:style-name="ro1">
          <table:table-cell office:value-type="string">
            <text:p>c1908/c1908.lp.8.7</text:p>
          </table:table-cell>
          <table:table-cell office:value-type="float" office:value="0.102048"/>
          <table:table-cell office:value-type="float" office:value="0.096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95581.0"/>
          <table:table-cell office:value-type="float" office:value="95581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3])" office:value-type="float"/>
          <table:table-cell table:formula="of:=MIN([.$C153])" office:value-type="float"/>
          <table:table-cell table:formula="of:=MIN([.$D153])" office:value-type="float"/>
          <table:table-cell table:formula="of:=MIN([.$E153])" office:value-type="float"/>
          <table:table-cell table:formula="of:=MIN([.$F153])" office:value-type="float"/>
          <table:table-cell table:formula="of:=MIN([.$G153])" office:value-type="float"/>
          <table:table-cell table:formula="of:=MIN([.$H153])" office:value-type="float"/>
          <table:table-cell table:formula="of:=MIN([.$I153])" office:value-type="float"/>
          <table:table-cell table:formula="of:=MIN([.$J153])" office:value-type="float"/>
          <table:table-cell table:formula="of:=MIN([.$K153])" office:value-type="float"/>
          <table:table-cell table:formula="of:=MIN([.$L153])" office:value-type="float"/>
          <table:table-cell table:formula="of:=MIN([.$M153])" office:value-type="float"/>
          <table:table-cell table:formula="of:=MIN([.$N153])" office:value-type="float"/>
          <table:table-cell table:formula="of:=MEDIAN([.$B153])" office:value-type="float"/>
          <table:table-cell table:formula="of:=MEDIAN([.$C153])" office:value-type="float"/>
          <table:table-cell table:formula="of:=MEDIAN([.$D153])" office:value-type="float"/>
          <table:table-cell table:formula="of:=MEDIAN([.$E153])" office:value-type="float"/>
          <table:table-cell table:formula="of:=MEDIAN([.$F153])" office:value-type="float"/>
          <table:table-cell table:formula="of:=MEDIAN([.$G153])" office:value-type="float"/>
          <table:table-cell table:formula="of:=MEDIAN([.$H153])" office:value-type="float"/>
          <table:table-cell table:formula="of:=MEDIAN([.$I153])" office:value-type="float"/>
          <table:table-cell table:formula="of:=MEDIAN([.$J153])" office:value-type="float"/>
          <table:table-cell table:formula="of:=MEDIAN([.$K153])" office:value-type="float"/>
          <table:table-cell table:formula="of:=MEDIAN([.$L153])" office:value-type="float"/>
          <table:table-cell table:formula="of:=MEDIAN([.$M153])" office:value-type="float"/>
          <table:table-cell table:formula="of:=MEDIAN([.$N153])" office:value-type="float"/>
          <table:table-cell table:formula="of:=MAX([.$B153])" office:value-type="float"/>
          <table:table-cell table:formula="of:=MAX([.$C153])" office:value-type="float"/>
          <table:table-cell table:formula="of:=MAX([.$D153])" office:value-type="float"/>
          <table:table-cell table:formula="of:=MAX([.$E153])" office:value-type="float"/>
          <table:table-cell table:formula="of:=MAX([.$F153])" office:value-type="float"/>
          <table:table-cell table:formula="of:=MAX([.$G153])" office:value-type="float"/>
          <table:table-cell table:formula="of:=MAX([.$H153])" office:value-type="float"/>
          <table:table-cell table:formula="of:=MAX([.$I153])" office:value-type="float"/>
          <table:table-cell table:formula="of:=MAX([.$J153])" office:value-type="float"/>
          <table:table-cell table:formula="of:=MAX([.$K153])" office:value-type="float"/>
          <table:table-cell table:formula="of:=MAX([.$L153])" office:value-type="float"/>
          <table:table-cell table:formula="of:=MAX([.$M153])" office:value-type="float"/>
          <table:table-cell table:formula="of:=MAX([.$N153])" office:value-type="float"/>
        </table:table-row>
        <table:table-row table:style-name="ro1">
          <table:table-cell office:value-type="string">
            <text:p>c1908/c1908.lp.8.8</text:p>
          </table:table-cell>
          <table:table-cell office:value-type="float" office:value="0.162809"/>
          <table:table-cell office:value-type="float" office:value="0.156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6.0"/>
          <table:table-cell office:value-type="float" office:value="170133.0"/>
          <table:table-cell office:value-type="float" office:value="170133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4])" office:value-type="float"/>
          <table:table-cell table:formula="of:=MIN([.$C154])" office:value-type="float"/>
          <table:table-cell table:formula="of:=MIN([.$D154])" office:value-type="float"/>
          <table:table-cell table:formula="of:=MIN([.$E154])" office:value-type="float"/>
          <table:table-cell table:formula="of:=MIN([.$F154])" office:value-type="float"/>
          <table:table-cell table:formula="of:=MIN([.$G154])" office:value-type="float"/>
          <table:table-cell table:formula="of:=MIN([.$H154])" office:value-type="float"/>
          <table:table-cell table:formula="of:=MIN([.$I154])" office:value-type="float"/>
          <table:table-cell table:formula="of:=MIN([.$J154])" office:value-type="float"/>
          <table:table-cell table:formula="of:=MIN([.$K154])" office:value-type="float"/>
          <table:table-cell table:formula="of:=MIN([.$L154])" office:value-type="float"/>
          <table:table-cell table:formula="of:=MIN([.$M154])" office:value-type="float"/>
          <table:table-cell table:formula="of:=MIN([.$N154])" office:value-type="float"/>
          <table:table-cell table:formula="of:=MEDIAN([.$B154])" office:value-type="float"/>
          <table:table-cell table:formula="of:=MEDIAN([.$C154])" office:value-type="float"/>
          <table:table-cell table:formula="of:=MEDIAN([.$D154])" office:value-type="float"/>
          <table:table-cell table:formula="of:=MEDIAN([.$E154])" office:value-type="float"/>
          <table:table-cell table:formula="of:=MEDIAN([.$F154])" office:value-type="float"/>
          <table:table-cell table:formula="of:=MEDIAN([.$G154])" office:value-type="float"/>
          <table:table-cell table:formula="of:=MEDIAN([.$H154])" office:value-type="float"/>
          <table:table-cell table:formula="of:=MEDIAN([.$I154])" office:value-type="float"/>
          <table:table-cell table:formula="of:=MEDIAN([.$J154])" office:value-type="float"/>
          <table:table-cell table:formula="of:=MEDIAN([.$K154])" office:value-type="float"/>
          <table:table-cell table:formula="of:=MEDIAN([.$L154])" office:value-type="float"/>
          <table:table-cell table:formula="of:=MEDIAN([.$M154])" office:value-type="float"/>
          <table:table-cell table:formula="of:=MEDIAN([.$N154])" office:value-type="float"/>
          <table:table-cell table:formula="of:=MAX([.$B154])" office:value-type="float"/>
          <table:table-cell table:formula="of:=MAX([.$C154])" office:value-type="float"/>
          <table:table-cell table:formula="of:=MAX([.$D154])" office:value-type="float"/>
          <table:table-cell table:formula="of:=MAX([.$E154])" office:value-type="float"/>
          <table:table-cell table:formula="of:=MAX([.$F154])" office:value-type="float"/>
          <table:table-cell table:formula="of:=MAX([.$G154])" office:value-type="float"/>
          <table:table-cell table:formula="of:=MAX([.$H154])" office:value-type="float"/>
          <table:table-cell table:formula="of:=MAX([.$I154])" office:value-type="float"/>
          <table:table-cell table:formula="of:=MAX([.$J154])" office:value-type="float"/>
          <table:table-cell table:formula="of:=MAX([.$K154])" office:value-type="float"/>
          <table:table-cell table:formula="of:=MAX([.$L154])" office:value-type="float"/>
          <table:table-cell table:formula="of:=MAX([.$M154])" office:value-type="float"/>
          <table:table-cell table:formula="of:=MAX([.$N154])" office:value-type="float"/>
        </table:table-row>
        <table:table-row table:style-name="ro1">
          <table:table-cell office:value-type="string">
            <text:p>c1908/c1908.lp.9.1</text:p>
          </table:table-cell>
          <table:table-cell office:value-type="float" office:value="0.071746"/>
          <table:table-cell office:value-type="float" office:value="0.06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59.0"/>
          <table:table-cell office:value-type="float" office:value="29771.0"/>
          <table:table-cell office:value-type="float" office:value="29771.0"/>
          <table:table-cell office:value-type="float" office:value="404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5])" office:value-type="float"/>
          <table:table-cell table:formula="of:=MIN([.$C155])" office:value-type="float"/>
          <table:table-cell table:formula="of:=MIN([.$D155])" office:value-type="float"/>
          <table:table-cell table:formula="of:=MIN([.$E155])" office:value-type="float"/>
          <table:table-cell table:formula="of:=MIN([.$F155])" office:value-type="float"/>
          <table:table-cell table:formula="of:=MIN([.$G155])" office:value-type="float"/>
          <table:table-cell table:formula="of:=MIN([.$H155])" office:value-type="float"/>
          <table:table-cell table:formula="of:=MIN([.$I155])" office:value-type="float"/>
          <table:table-cell table:formula="of:=MIN([.$J155])" office:value-type="float"/>
          <table:table-cell table:formula="of:=MIN([.$K155])" office:value-type="float"/>
          <table:table-cell table:formula="of:=MIN([.$L155])" office:value-type="float"/>
          <table:table-cell table:formula="of:=MIN([.$M155])" office:value-type="float"/>
          <table:table-cell table:formula="of:=MIN([.$N155])" office:value-type="float"/>
          <table:table-cell table:formula="of:=MEDIAN([.$B155])" office:value-type="float"/>
          <table:table-cell table:formula="of:=MEDIAN([.$C155])" office:value-type="float"/>
          <table:table-cell table:formula="of:=MEDIAN([.$D155])" office:value-type="float"/>
          <table:table-cell table:formula="of:=MEDIAN([.$E155])" office:value-type="float"/>
          <table:table-cell table:formula="of:=MEDIAN([.$F155])" office:value-type="float"/>
          <table:table-cell table:formula="of:=MEDIAN([.$G155])" office:value-type="float"/>
          <table:table-cell table:formula="of:=MEDIAN([.$H155])" office:value-type="float"/>
          <table:table-cell table:formula="of:=MEDIAN([.$I155])" office:value-type="float"/>
          <table:table-cell table:formula="of:=MEDIAN([.$J155])" office:value-type="float"/>
          <table:table-cell table:formula="of:=MEDIAN([.$K155])" office:value-type="float"/>
          <table:table-cell table:formula="of:=MEDIAN([.$L155])" office:value-type="float"/>
          <table:table-cell table:formula="of:=MEDIAN([.$M155])" office:value-type="float"/>
          <table:table-cell table:formula="of:=MEDIAN([.$N155])" office:value-type="float"/>
          <table:table-cell table:formula="of:=MAX([.$B155])" office:value-type="float"/>
          <table:table-cell table:formula="of:=MAX([.$C155])" office:value-type="float"/>
          <table:table-cell table:formula="of:=MAX([.$D155])" office:value-type="float"/>
          <table:table-cell table:formula="of:=MAX([.$E155])" office:value-type="float"/>
          <table:table-cell table:formula="of:=MAX([.$F155])" office:value-type="float"/>
          <table:table-cell table:formula="of:=MAX([.$G155])" office:value-type="float"/>
          <table:table-cell table:formula="of:=MAX([.$H155])" office:value-type="float"/>
          <table:table-cell table:formula="of:=MAX([.$I155])" office:value-type="float"/>
          <table:table-cell table:formula="of:=MAX([.$J155])" office:value-type="float"/>
          <table:table-cell table:formula="of:=MAX([.$K155])" office:value-type="float"/>
          <table:table-cell table:formula="of:=MAX([.$L155])" office:value-type="float"/>
          <table:table-cell table:formula="of:=MAX([.$M155])" office:value-type="float"/>
          <table:table-cell table:formula="of:=MAX([.$N155])" office:value-type="float"/>
        </table:table-row>
        <table:table-row table:style-name="ro1">
          <table:table-cell office:value-type="string">
            <text:p>c1908/c1908.lp.9.2</text:p>
          </table:table-cell>
          <table:table-cell office:value-type="float" office:value="0.211951"/>
          <table:table-cell office:value-type="float" office:value="0.205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17.0"/>
          <table:table-cell office:value-type="float" office:value="200874.0"/>
          <table:table-cell office:value-type="float" office:value="200874.0"/>
          <table:table-cell office:value-type="float" office:value="403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6])" office:value-type="float"/>
          <table:table-cell table:formula="of:=MIN([.$C156])" office:value-type="float"/>
          <table:table-cell table:formula="of:=MIN([.$D156])" office:value-type="float"/>
          <table:table-cell table:formula="of:=MIN([.$E156])" office:value-type="float"/>
          <table:table-cell table:formula="of:=MIN([.$F156])" office:value-type="float"/>
          <table:table-cell table:formula="of:=MIN([.$G156])" office:value-type="float"/>
          <table:table-cell table:formula="of:=MIN([.$H156])" office:value-type="float"/>
          <table:table-cell table:formula="of:=MIN([.$I156])" office:value-type="float"/>
          <table:table-cell table:formula="of:=MIN([.$J156])" office:value-type="float"/>
          <table:table-cell table:formula="of:=MIN([.$K156])" office:value-type="float"/>
          <table:table-cell table:formula="of:=MIN([.$L156])" office:value-type="float"/>
          <table:table-cell table:formula="of:=MIN([.$M156])" office:value-type="float"/>
          <table:table-cell table:formula="of:=MIN([.$N156])" office:value-type="float"/>
          <table:table-cell table:formula="of:=MEDIAN([.$B156])" office:value-type="float"/>
          <table:table-cell table:formula="of:=MEDIAN([.$C156])" office:value-type="float"/>
          <table:table-cell table:formula="of:=MEDIAN([.$D156])" office:value-type="float"/>
          <table:table-cell table:formula="of:=MEDIAN([.$E156])" office:value-type="float"/>
          <table:table-cell table:formula="of:=MEDIAN([.$F156])" office:value-type="float"/>
          <table:table-cell table:formula="of:=MEDIAN([.$G156])" office:value-type="float"/>
          <table:table-cell table:formula="of:=MEDIAN([.$H156])" office:value-type="float"/>
          <table:table-cell table:formula="of:=MEDIAN([.$I156])" office:value-type="float"/>
          <table:table-cell table:formula="of:=MEDIAN([.$J156])" office:value-type="float"/>
          <table:table-cell table:formula="of:=MEDIAN([.$K156])" office:value-type="float"/>
          <table:table-cell table:formula="of:=MEDIAN([.$L156])" office:value-type="float"/>
          <table:table-cell table:formula="of:=MEDIAN([.$M156])" office:value-type="float"/>
          <table:table-cell table:formula="of:=MEDIAN([.$N156])" office:value-type="float"/>
          <table:table-cell table:formula="of:=MAX([.$B156])" office:value-type="float"/>
          <table:table-cell table:formula="of:=MAX([.$C156])" office:value-type="float"/>
          <table:table-cell table:formula="of:=MAX([.$D156])" office:value-type="float"/>
          <table:table-cell table:formula="of:=MAX([.$E156])" office:value-type="float"/>
          <table:table-cell table:formula="of:=MAX([.$F156])" office:value-type="float"/>
          <table:table-cell table:formula="of:=MAX([.$G156])" office:value-type="float"/>
          <table:table-cell table:formula="of:=MAX([.$H156])" office:value-type="float"/>
          <table:table-cell table:formula="of:=MAX([.$I156])" office:value-type="float"/>
          <table:table-cell table:formula="of:=MAX([.$J156])" office:value-type="float"/>
          <table:table-cell table:formula="of:=MAX([.$K156])" office:value-type="float"/>
          <table:table-cell table:formula="of:=MAX([.$L156])" office:value-type="float"/>
          <table:table-cell table:formula="of:=MAX([.$M156])" office:value-type="float"/>
          <table:table-cell table:formula="of:=MAX([.$N156])" office:value-type="float"/>
        </table:table-row>
        <table:table-row table:style-name="ro1">
          <table:table-cell office:value-type="string">
            <text:p>c1908/c1908.lp.9.3</text:p>
          </table:table-cell>
          <table:table-cell office:value-type="float" office:value="0.203773"/>
          <table:table-cell office:value-type="float" office:value="0.197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9.0"/>
          <table:table-cell office:value-type="float" office:value="201574.0"/>
          <table:table-cell office:value-type="float" office:value="201574.0"/>
          <table:table-cell office:value-type="float" office:value="403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7])" office:value-type="float"/>
          <table:table-cell table:formula="of:=MIN([.$C157])" office:value-type="float"/>
          <table:table-cell table:formula="of:=MIN([.$D157])" office:value-type="float"/>
          <table:table-cell table:formula="of:=MIN([.$E157])" office:value-type="float"/>
          <table:table-cell table:formula="of:=MIN([.$F157])" office:value-type="float"/>
          <table:table-cell table:formula="of:=MIN([.$G157])" office:value-type="float"/>
          <table:table-cell table:formula="of:=MIN([.$H157])" office:value-type="float"/>
          <table:table-cell table:formula="of:=MIN([.$I157])" office:value-type="float"/>
          <table:table-cell table:formula="of:=MIN([.$J157])" office:value-type="float"/>
          <table:table-cell table:formula="of:=MIN([.$K157])" office:value-type="float"/>
          <table:table-cell table:formula="of:=MIN([.$L157])" office:value-type="float"/>
          <table:table-cell table:formula="of:=MIN([.$M157])" office:value-type="float"/>
          <table:table-cell table:formula="of:=MIN([.$N157])" office:value-type="float"/>
          <table:table-cell table:formula="of:=MEDIAN([.$B157])" office:value-type="float"/>
          <table:table-cell table:formula="of:=MEDIAN([.$C157])" office:value-type="float"/>
          <table:table-cell table:formula="of:=MEDIAN([.$D157])" office:value-type="float"/>
          <table:table-cell table:formula="of:=MEDIAN([.$E157])" office:value-type="float"/>
          <table:table-cell table:formula="of:=MEDIAN([.$F157])" office:value-type="float"/>
          <table:table-cell table:formula="of:=MEDIAN([.$G157])" office:value-type="float"/>
          <table:table-cell table:formula="of:=MEDIAN([.$H157])" office:value-type="float"/>
          <table:table-cell table:formula="of:=MEDIAN([.$I157])" office:value-type="float"/>
          <table:table-cell table:formula="of:=MEDIAN([.$J157])" office:value-type="float"/>
          <table:table-cell table:formula="of:=MEDIAN([.$K157])" office:value-type="float"/>
          <table:table-cell table:formula="of:=MEDIAN([.$L157])" office:value-type="float"/>
          <table:table-cell table:formula="of:=MEDIAN([.$M157])" office:value-type="float"/>
          <table:table-cell table:formula="of:=MEDIAN([.$N157])" office:value-type="float"/>
          <table:table-cell table:formula="of:=MAX([.$B157])" office:value-type="float"/>
          <table:table-cell table:formula="of:=MAX([.$C157])" office:value-type="float"/>
          <table:table-cell table:formula="of:=MAX([.$D157])" office:value-type="float"/>
          <table:table-cell table:formula="of:=MAX([.$E157])" office:value-type="float"/>
          <table:table-cell table:formula="of:=MAX([.$F157])" office:value-type="float"/>
          <table:table-cell table:formula="of:=MAX([.$G157])" office:value-type="float"/>
          <table:table-cell table:formula="of:=MAX([.$H157])" office:value-type="float"/>
          <table:table-cell table:formula="of:=MAX([.$I157])" office:value-type="float"/>
          <table:table-cell table:formula="of:=MAX([.$J157])" office:value-type="float"/>
          <table:table-cell table:formula="of:=MAX([.$K157])" office:value-type="float"/>
          <table:table-cell table:formula="of:=MAX([.$L157])" office:value-type="float"/>
          <table:table-cell table:formula="of:=MAX([.$M157])" office:value-type="float"/>
          <table:table-cell table:formula="of:=MAX([.$N157])" office:value-type="float"/>
        </table:table-row>
        <table:table-row table:style-name="ro1">
          <table:table-cell office:value-type="string">
            <text:p>c1908/c1908.lp.9.4</text:p>
          </table:table-cell>
          <table:table-cell office:value-type="float" office:value="0.111904"/>
          <table:table-cell office:value-type="float" office:value="0.104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1.0"/>
          <table:table-cell office:value-type="float" office:value="49202.0"/>
          <table:table-cell office:value-type="float" office:value="49202.0"/>
          <table:table-cell office:value-type="float" office:value="4033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58])" office:value-type="float"/>
          <table:table-cell table:formula="of:=MIN([.$C158])" office:value-type="float"/>
          <table:table-cell table:formula="of:=MIN([.$D158])" office:value-type="float"/>
          <table:table-cell table:formula="of:=MIN([.$E158])" office:value-type="float"/>
          <table:table-cell table:formula="of:=MIN([.$F158])" office:value-type="float"/>
          <table:table-cell table:formula="of:=MIN([.$G158])" office:value-type="float"/>
          <table:table-cell table:formula="of:=MIN([.$H158])" office:value-type="float"/>
          <table:table-cell table:formula="of:=MIN([.$I158])" office:value-type="float"/>
          <table:table-cell table:formula="of:=MIN([.$J158])" office:value-type="float"/>
          <table:table-cell table:formula="of:=MIN([.$K158])" office:value-type="float"/>
          <table:table-cell table:formula="of:=MIN([.$L158])" office:value-type="float"/>
          <table:table-cell table:formula="of:=MIN([.$M158])" office:value-type="float"/>
          <table:table-cell table:formula="of:=MIN([.$N158])" office:value-type="float"/>
          <table:table-cell table:formula="of:=MEDIAN([.$B158])" office:value-type="float"/>
          <table:table-cell table:formula="of:=MEDIAN([.$C158])" office:value-type="float"/>
          <table:table-cell table:formula="of:=MEDIAN([.$D158])" office:value-type="float"/>
          <table:table-cell table:formula="of:=MEDIAN([.$E158])" office:value-type="float"/>
          <table:table-cell table:formula="of:=MEDIAN([.$F158])" office:value-type="float"/>
          <table:table-cell table:formula="of:=MEDIAN([.$G158])" office:value-type="float"/>
          <table:table-cell table:formula="of:=MEDIAN([.$H158])" office:value-type="float"/>
          <table:table-cell table:formula="of:=MEDIAN([.$I158])" office:value-type="float"/>
          <table:table-cell table:formula="of:=MEDIAN([.$J158])" office:value-type="float"/>
          <table:table-cell table:formula="of:=MEDIAN([.$K158])" office:value-type="float"/>
          <table:table-cell table:formula="of:=MEDIAN([.$L158])" office:value-type="float"/>
          <table:table-cell table:formula="of:=MEDIAN([.$M158])" office:value-type="float"/>
          <table:table-cell table:formula="of:=MEDIAN([.$N158])" office:value-type="float"/>
          <table:table-cell table:formula="of:=MAX([.$B158])" office:value-type="float"/>
          <table:table-cell table:formula="of:=MAX([.$C158])" office:value-type="float"/>
          <table:table-cell table:formula="of:=MAX([.$D158])" office:value-type="float"/>
          <table:table-cell table:formula="of:=MAX([.$E158])" office:value-type="float"/>
          <table:table-cell table:formula="of:=MAX([.$F158])" office:value-type="float"/>
          <table:table-cell table:formula="of:=MAX([.$G158])" office:value-type="float"/>
          <table:table-cell table:formula="of:=MAX([.$H158])" office:value-type="float"/>
          <table:table-cell table:formula="of:=MAX([.$I158])" office:value-type="float"/>
          <table:table-cell table:formula="of:=MAX([.$J158])" office:value-type="float"/>
          <table:table-cell table:formula="of:=MAX([.$K158])" office:value-type="float"/>
          <table:table-cell table:formula="of:=MAX([.$L158])" office:value-type="float"/>
          <table:table-cell table:formula="of:=MAX([.$M158])" office:value-type="float"/>
          <table:table-cell table:formula="of:=MAX([.$N158])" office:value-type="float"/>
        </table:table-row>
        <table:table-row table:style-name="ro1">
          <table:table-cell office:value-type="string">
            <text:p>c1908/c1908.lp.9.5</text:p>
          </table:table-cell>
          <table:table-cell office:value-type="float" office:value="0.098585"/>
          <table:table-cell office:value-type="float" office:value="0.093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461.0"/>
          <table:table-cell office:value-type="float" office:value="49461.0"/>
          <table:table-cell office:value-type="float" office:value="4030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59])" office:value-type="float"/>
          <table:table-cell table:formula="of:=MIN([.$C159])" office:value-type="float"/>
          <table:table-cell table:formula="of:=MIN([.$D159])" office:value-type="float"/>
          <table:table-cell table:formula="of:=MIN([.$E159])" office:value-type="float"/>
          <table:table-cell table:formula="of:=MIN([.$F159])" office:value-type="float"/>
          <table:table-cell table:formula="of:=MIN([.$G159])" office:value-type="float"/>
          <table:table-cell table:formula="of:=MIN([.$H159])" office:value-type="float"/>
          <table:table-cell table:formula="of:=MIN([.$I159])" office:value-type="float"/>
          <table:table-cell table:formula="of:=MIN([.$J159])" office:value-type="float"/>
          <table:table-cell table:formula="of:=MIN([.$K159])" office:value-type="float"/>
          <table:table-cell table:formula="of:=MIN([.$L159])" office:value-type="float"/>
          <table:table-cell table:formula="of:=MIN([.$M159])" office:value-type="float"/>
          <table:table-cell table:formula="of:=MIN([.$N159])" office:value-type="float"/>
          <table:table-cell table:formula="of:=MEDIAN([.$B159])" office:value-type="float"/>
          <table:table-cell table:formula="of:=MEDIAN([.$C159])" office:value-type="float"/>
          <table:table-cell table:formula="of:=MEDIAN([.$D159])" office:value-type="float"/>
          <table:table-cell table:formula="of:=MEDIAN([.$E159])" office:value-type="float"/>
          <table:table-cell table:formula="of:=MEDIAN([.$F159])" office:value-type="float"/>
          <table:table-cell table:formula="of:=MEDIAN([.$G159])" office:value-type="float"/>
          <table:table-cell table:formula="of:=MEDIAN([.$H159])" office:value-type="float"/>
          <table:table-cell table:formula="of:=MEDIAN([.$I159])" office:value-type="float"/>
          <table:table-cell table:formula="of:=MEDIAN([.$J159])" office:value-type="float"/>
          <table:table-cell table:formula="of:=MEDIAN([.$K159])" office:value-type="float"/>
          <table:table-cell table:formula="of:=MEDIAN([.$L159])" office:value-type="float"/>
          <table:table-cell table:formula="of:=MEDIAN([.$M159])" office:value-type="float"/>
          <table:table-cell table:formula="of:=MEDIAN([.$N159])" office:value-type="float"/>
          <table:table-cell table:formula="of:=MAX([.$B159])" office:value-type="float"/>
          <table:table-cell table:formula="of:=MAX([.$C159])" office:value-type="float"/>
          <table:table-cell table:formula="of:=MAX([.$D159])" office:value-type="float"/>
          <table:table-cell table:formula="of:=MAX([.$E159])" office:value-type="float"/>
          <table:table-cell table:formula="of:=MAX([.$F159])" office:value-type="float"/>
          <table:table-cell table:formula="of:=MAX([.$G159])" office:value-type="float"/>
          <table:table-cell table:formula="of:=MAX([.$H159])" office:value-type="float"/>
          <table:table-cell table:formula="of:=MAX([.$I159])" office:value-type="float"/>
          <table:table-cell table:formula="of:=MAX([.$J159])" office:value-type="float"/>
          <table:table-cell table:formula="of:=MAX([.$K159])" office:value-type="float"/>
          <table:table-cell table:formula="of:=MAX([.$L159])" office:value-type="float"/>
          <table:table-cell table:formula="of:=MAX([.$M159])" office:value-type="float"/>
          <table:table-cell table:formula="of:=MAX([.$N159])" office:value-type="float"/>
        </table:table-row>
        <table:table-row table:style-name="ro1">
          <table:table-cell office:value-type="string">
            <text:p>c1908/c1908.lp.9.6</text:p>
          </table:table-cell>
          <table:table-cell office:value-type="float" office:value="0.079913"/>
          <table:table-cell office:value-type="float" office:value="0.074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1.0"/>
          <table:table-cell office:value-type="float" office:value="21739.0"/>
          <table:table-cell office:value-type="float" office:value="21739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60])" office:value-type="float"/>
          <table:table-cell table:formula="of:=MIN([.$C160])" office:value-type="float"/>
          <table:table-cell table:formula="of:=MIN([.$D160])" office:value-type="float"/>
          <table:table-cell table:formula="of:=MIN([.$E160])" office:value-type="float"/>
          <table:table-cell table:formula="of:=MIN([.$F160])" office:value-type="float"/>
          <table:table-cell table:formula="of:=MIN([.$G160])" office:value-type="float"/>
          <table:table-cell table:formula="of:=MIN([.$H160])" office:value-type="float"/>
          <table:table-cell table:formula="of:=MIN([.$I160])" office:value-type="float"/>
          <table:table-cell table:formula="of:=MIN([.$J160])" office:value-type="float"/>
          <table:table-cell table:formula="of:=MIN([.$K160])" office:value-type="float"/>
          <table:table-cell table:formula="of:=MIN([.$L160])" office:value-type="float"/>
          <table:table-cell table:formula="of:=MIN([.$M160])" office:value-type="float"/>
          <table:table-cell table:formula="of:=MIN([.$N160])" office:value-type="float"/>
          <table:table-cell table:formula="of:=MEDIAN([.$B160])" office:value-type="float"/>
          <table:table-cell table:formula="of:=MEDIAN([.$C160])" office:value-type="float"/>
          <table:table-cell table:formula="of:=MEDIAN([.$D160])" office:value-type="float"/>
          <table:table-cell table:formula="of:=MEDIAN([.$E160])" office:value-type="float"/>
          <table:table-cell table:formula="of:=MEDIAN([.$F160])" office:value-type="float"/>
          <table:table-cell table:formula="of:=MEDIAN([.$G160])" office:value-type="float"/>
          <table:table-cell table:formula="of:=MEDIAN([.$H160])" office:value-type="float"/>
          <table:table-cell table:formula="of:=MEDIAN([.$I160])" office:value-type="float"/>
          <table:table-cell table:formula="of:=MEDIAN([.$J160])" office:value-type="float"/>
          <table:table-cell table:formula="of:=MEDIAN([.$K160])" office:value-type="float"/>
          <table:table-cell table:formula="of:=MEDIAN([.$L160])" office:value-type="float"/>
          <table:table-cell table:formula="of:=MEDIAN([.$M160])" office:value-type="float"/>
          <table:table-cell table:formula="of:=MEDIAN([.$N160])" office:value-type="float"/>
          <table:table-cell table:formula="of:=MAX([.$B160])" office:value-type="float"/>
          <table:table-cell table:formula="of:=MAX([.$C160])" office:value-type="float"/>
          <table:table-cell table:formula="of:=MAX([.$D160])" office:value-type="float"/>
          <table:table-cell table:formula="of:=MAX([.$E160])" office:value-type="float"/>
          <table:table-cell table:formula="of:=MAX([.$F160])" office:value-type="float"/>
          <table:table-cell table:formula="of:=MAX([.$G160])" office:value-type="float"/>
          <table:table-cell table:formula="of:=MAX([.$H160])" office:value-type="float"/>
          <table:table-cell table:formula="of:=MAX([.$I160])" office:value-type="float"/>
          <table:table-cell table:formula="of:=MAX([.$J160])" office:value-type="float"/>
          <table:table-cell table:formula="of:=MAX([.$K160])" office:value-type="float"/>
          <table:table-cell table:formula="of:=MAX([.$L160])" office:value-type="float"/>
          <table:table-cell table:formula="of:=MAX([.$M160])" office:value-type="float"/>
          <table:table-cell table:formula="of:=MAX([.$N160])" office:value-type="float"/>
        </table:table-row>
        <table:table-row table:style-name="ro1">
          <table:table-cell office:value-type="string">
            <text:p>c1908/c1908.lp.9.7</text:p>
          </table:table-cell>
          <table:table-cell office:value-type="float" office:value="0.074555"/>
          <table:table-cell office:value-type="float" office:value="0.069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1.0"/>
          <table:table-cell office:value-type="float" office:value="21738.0"/>
          <table:table-cell office:value-type="float" office:value="21738.0"/>
          <table:table-cell office:value-type="float" office:value="4025.0"/>
          <table:table-cell office:value-type="float" office:value="2264.0"/>
          <table:table-cell office:value-type="float" office:value="0.0"/>
          <table:table-cell office:value-type="float" office:value="0.0"/>
          <table:table-cell table:formula="of:=MIN([.$B161])" office:value-type="float"/>
          <table:table-cell table:formula="of:=MIN([.$C161])" office:value-type="float"/>
          <table:table-cell table:formula="of:=MIN([.$D161])" office:value-type="float"/>
          <table:table-cell table:formula="of:=MIN([.$E161])" office:value-type="float"/>
          <table:table-cell table:formula="of:=MIN([.$F161])" office:value-type="float"/>
          <table:table-cell table:formula="of:=MIN([.$G161])" office:value-type="float"/>
          <table:table-cell table:formula="of:=MIN([.$H161])" office:value-type="float"/>
          <table:table-cell table:formula="of:=MIN([.$I161])" office:value-type="float"/>
          <table:table-cell table:formula="of:=MIN([.$J161])" office:value-type="float"/>
          <table:table-cell table:formula="of:=MIN([.$K161])" office:value-type="float"/>
          <table:table-cell table:formula="of:=MIN([.$L161])" office:value-type="float"/>
          <table:table-cell table:formula="of:=MIN([.$M161])" office:value-type="float"/>
          <table:table-cell table:formula="of:=MIN([.$N161])" office:value-type="float"/>
          <table:table-cell table:formula="of:=MEDIAN([.$B161])" office:value-type="float"/>
          <table:table-cell table:formula="of:=MEDIAN([.$C161])" office:value-type="float"/>
          <table:table-cell table:formula="of:=MEDIAN([.$D161])" office:value-type="float"/>
          <table:table-cell table:formula="of:=MEDIAN([.$E161])" office:value-type="float"/>
          <table:table-cell table:formula="of:=MEDIAN([.$F161])" office:value-type="float"/>
          <table:table-cell table:formula="of:=MEDIAN([.$G161])" office:value-type="float"/>
          <table:table-cell table:formula="of:=MEDIAN([.$H161])" office:value-type="float"/>
          <table:table-cell table:formula="of:=MEDIAN([.$I161])" office:value-type="float"/>
          <table:table-cell table:formula="of:=MEDIAN([.$J161])" office:value-type="float"/>
          <table:table-cell table:formula="of:=MEDIAN([.$K161])" office:value-type="float"/>
          <table:table-cell table:formula="of:=MEDIAN([.$L161])" office:value-type="float"/>
          <table:table-cell table:formula="of:=MEDIAN([.$M161])" office:value-type="float"/>
          <table:table-cell table:formula="of:=MEDIAN([.$N161])" office:value-type="float"/>
          <table:table-cell table:formula="of:=MAX([.$B161])" office:value-type="float"/>
          <table:table-cell table:formula="of:=MAX([.$C161])" office:value-type="float"/>
          <table:table-cell table:formula="of:=MAX([.$D161])" office:value-type="float"/>
          <table:table-cell table:formula="of:=MAX([.$E161])" office:value-type="float"/>
          <table:table-cell table:formula="of:=MAX([.$F161])" office:value-type="float"/>
          <table:table-cell table:formula="of:=MAX([.$G161])" office:value-type="float"/>
          <table:table-cell table:formula="of:=MAX([.$H161])" office:value-type="float"/>
          <table:table-cell table:formula="of:=MAX([.$I161])" office:value-type="float"/>
          <table:table-cell table:formula="of:=MAX([.$J161])" office:value-type="float"/>
          <table:table-cell table:formula="of:=MAX([.$K161])" office:value-type="float"/>
          <table:table-cell table:formula="of:=MAX([.$L161])" office:value-type="float"/>
          <table:table-cell table:formula="of:=MAX([.$M161])" office:value-type="float"/>
          <table:table-cell table:formula="of:=MAX([.$N161])" office:value-type="float"/>
        </table:table-row>
        <table:table-row table:style-name="ro1">
          <table:table-cell office:value-type="string">
            <text:p>c1908/c1908.lp.9.8</text:p>
          </table:table-cell>
          <table:table-cell office:value-type="float" office:value="0.072806"/>
          <table:table-cell office:value-type="float" office:value="0.06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20688.0"/>
          <table:table-cell office:value-type="float" office:value="20688.0"/>
          <table:table-cell office:value-type="float" office:value="4028.0"/>
          <table:table-cell office:value-type="float" office:value="2265.0"/>
          <table:table-cell office:value-type="float" office:value="0.0"/>
          <table:table-cell office:value-type="float" office:value="0.0"/>
          <table:table-cell table:formula="of:=MIN([.$B162])" office:value-type="float"/>
          <table:table-cell table:formula="of:=MIN([.$C162])" office:value-type="float"/>
          <table:table-cell table:formula="of:=MIN([.$D162])" office:value-type="float"/>
          <table:table-cell table:formula="of:=MIN([.$E162])" office:value-type="float"/>
          <table:table-cell table:formula="of:=MIN([.$F162])" office:value-type="float"/>
          <table:table-cell table:formula="of:=MIN([.$G162])" office:value-type="float"/>
          <table:table-cell table:formula="of:=MIN([.$H162])" office:value-type="float"/>
          <table:table-cell table:formula="of:=MIN([.$I162])" office:value-type="float"/>
          <table:table-cell table:formula="of:=MIN([.$J162])" office:value-type="float"/>
          <table:table-cell table:formula="of:=MIN([.$K162])" office:value-type="float"/>
          <table:table-cell table:formula="of:=MIN([.$L162])" office:value-type="float"/>
          <table:table-cell table:formula="of:=MIN([.$M162])" office:value-type="float"/>
          <table:table-cell table:formula="of:=MIN([.$N162])" office:value-type="float"/>
          <table:table-cell table:formula="of:=MEDIAN([.$B162])" office:value-type="float"/>
          <table:table-cell table:formula="of:=MEDIAN([.$C162])" office:value-type="float"/>
          <table:table-cell table:formula="of:=MEDIAN([.$D162])" office:value-type="float"/>
          <table:table-cell table:formula="of:=MEDIAN([.$E162])" office:value-type="float"/>
          <table:table-cell table:formula="of:=MEDIAN([.$F162])" office:value-type="float"/>
          <table:table-cell table:formula="of:=MEDIAN([.$G162])" office:value-type="float"/>
          <table:table-cell table:formula="of:=MEDIAN([.$H162])" office:value-type="float"/>
          <table:table-cell table:formula="of:=MEDIAN([.$I162])" office:value-type="float"/>
          <table:table-cell table:formula="of:=MEDIAN([.$J162])" office:value-type="float"/>
          <table:table-cell table:formula="of:=MEDIAN([.$K162])" office:value-type="float"/>
          <table:table-cell table:formula="of:=MEDIAN([.$L162])" office:value-type="float"/>
          <table:table-cell table:formula="of:=MEDIAN([.$M162])" office:value-type="float"/>
          <table:table-cell table:formula="of:=MEDIAN([.$N162])" office:value-type="float"/>
          <table:table-cell table:formula="of:=MAX([.$B162])" office:value-type="float"/>
          <table:table-cell table:formula="of:=MAX([.$C162])" office:value-type="float"/>
          <table:table-cell table:formula="of:=MAX([.$D162])" office:value-type="float"/>
          <table:table-cell table:formula="of:=MAX([.$E162])" office:value-type="float"/>
          <table:table-cell table:formula="of:=MAX([.$F162])" office:value-type="float"/>
          <table:table-cell table:formula="of:=MAX([.$G162])" office:value-type="float"/>
          <table:table-cell table:formula="of:=MAX([.$H162])" office:value-type="float"/>
          <table:table-cell table:formula="of:=MAX([.$I162])" office:value-type="float"/>
          <table:table-cell table:formula="of:=MAX([.$J162])" office:value-type="float"/>
          <table:table-cell table:formula="of:=MAX([.$K162])" office:value-type="float"/>
          <table:table-cell table:formula="of:=MAX([.$L162])" office:value-type="float"/>
          <table:table-cell table:formula="of:=MAX([.$M162])" office:value-type="float"/>
          <table:table-cell table:formula="of:=MAX([.$N162])" office:value-type="float"/>
        </table:table-row>
        <table:table-row table:style-name="ro1">
          <table:table-cell office:value-type="string">
            <text:p>c2670/c2670.lp.1.1</text:p>
          </table:table-cell>
          <table:table-cell office:value-type="float" office:value="0.027453"/>
          <table:table-cell office:value-type="float" office:value="0.0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3])" office:value-type="float"/>
          <table:table-cell table:formula="of:=MIN([.$C163])" office:value-type="float"/>
          <table:table-cell table:formula="of:=MIN([.$D163])" office:value-type="float"/>
          <table:table-cell table:formula="of:=MIN([.$E163])" office:value-type="float"/>
          <table:table-cell table:formula="of:=MIN([.$F163])" office:value-type="float"/>
          <table:table-cell table:formula="of:=MIN([.$G163])" office:value-type="float"/>
          <table:table-cell table:formula="of:=MIN([.$H163])" office:value-type="float"/>
          <table:table-cell table:formula="of:=MIN([.$I163])" office:value-type="float"/>
          <table:table-cell table:formula="of:=MIN([.$J163])" office:value-type="float"/>
          <table:table-cell table:formula="of:=MIN([.$K163])" office:value-type="float"/>
          <table:table-cell table:formula="of:=MIN([.$L163])" office:value-type="float"/>
          <table:table-cell table:formula="of:=MIN([.$M163])" office:value-type="float"/>
          <table:table-cell table:formula="of:=MIN([.$N163])" office:value-type="float"/>
          <table:table-cell table:formula="of:=MEDIAN([.$B163])" office:value-type="float"/>
          <table:table-cell table:formula="of:=MEDIAN([.$C163])" office:value-type="float"/>
          <table:table-cell table:formula="of:=MEDIAN([.$D163])" office:value-type="float"/>
          <table:table-cell table:formula="of:=MEDIAN([.$E163])" office:value-type="float"/>
          <table:table-cell table:formula="of:=MEDIAN([.$F163])" office:value-type="float"/>
          <table:table-cell table:formula="of:=MEDIAN([.$G163])" office:value-type="float"/>
          <table:table-cell table:formula="of:=MEDIAN([.$H163])" office:value-type="float"/>
          <table:table-cell table:formula="of:=MEDIAN([.$I163])" office:value-type="float"/>
          <table:table-cell table:formula="of:=MEDIAN([.$J163])" office:value-type="float"/>
          <table:table-cell table:formula="of:=MEDIAN([.$K163])" office:value-type="float"/>
          <table:table-cell table:formula="of:=MEDIAN([.$L163])" office:value-type="float"/>
          <table:table-cell table:formula="of:=MEDIAN([.$M163])" office:value-type="float"/>
          <table:table-cell table:formula="of:=MEDIAN([.$N163])" office:value-type="float"/>
          <table:table-cell table:formula="of:=MAX([.$B163])" office:value-type="float"/>
          <table:table-cell table:formula="of:=MAX([.$C163])" office:value-type="float"/>
          <table:table-cell table:formula="of:=MAX([.$D163])" office:value-type="float"/>
          <table:table-cell table:formula="of:=MAX([.$E163])" office:value-type="float"/>
          <table:table-cell table:formula="of:=MAX([.$F163])" office:value-type="float"/>
          <table:table-cell table:formula="of:=MAX([.$G163])" office:value-type="float"/>
          <table:table-cell table:formula="of:=MAX([.$H163])" office:value-type="float"/>
          <table:table-cell table:formula="of:=MAX([.$I163])" office:value-type="float"/>
          <table:table-cell table:formula="of:=MAX([.$J163])" office:value-type="float"/>
          <table:table-cell table:formula="of:=MAX([.$K163])" office:value-type="float"/>
          <table:table-cell table:formula="of:=MAX([.$L163])" office:value-type="float"/>
          <table:table-cell table:formula="of:=MAX([.$M163])" office:value-type="float"/>
          <table:table-cell table:formula="of:=MAX([.$N163])" office:value-type="float"/>
        </table:table-row>
        <table:table-row table:style-name="ro1">
          <table:table-cell office:value-type="string">
            <text:p>c2670/c2670.lp.1.2</text:p>
          </table:table-cell>
          <table:table-cell office:value-type="float" office:value="0.274101"/>
          <table:table-cell office:value-type="float" office:value="0.266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41.0"/>
          <table:table-cell office:value-type="float" office:value="287390.0"/>
          <table:table-cell office:value-type="float" office:value="287390.0"/>
          <table:table-cell office:value-type="float" office:value="535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4])" office:value-type="float"/>
          <table:table-cell table:formula="of:=MIN([.$C164])" office:value-type="float"/>
          <table:table-cell table:formula="of:=MIN([.$D164])" office:value-type="float"/>
          <table:table-cell table:formula="of:=MIN([.$E164])" office:value-type="float"/>
          <table:table-cell table:formula="of:=MIN([.$F164])" office:value-type="float"/>
          <table:table-cell table:formula="of:=MIN([.$G164])" office:value-type="float"/>
          <table:table-cell table:formula="of:=MIN([.$H164])" office:value-type="float"/>
          <table:table-cell table:formula="of:=MIN([.$I164])" office:value-type="float"/>
          <table:table-cell table:formula="of:=MIN([.$J164])" office:value-type="float"/>
          <table:table-cell table:formula="of:=MIN([.$K164])" office:value-type="float"/>
          <table:table-cell table:formula="of:=MIN([.$L164])" office:value-type="float"/>
          <table:table-cell table:formula="of:=MIN([.$M164])" office:value-type="float"/>
          <table:table-cell table:formula="of:=MIN([.$N164])" office:value-type="float"/>
          <table:table-cell table:formula="of:=MEDIAN([.$B164])" office:value-type="float"/>
          <table:table-cell table:formula="of:=MEDIAN([.$C164])" office:value-type="float"/>
          <table:table-cell table:formula="of:=MEDIAN([.$D164])" office:value-type="float"/>
          <table:table-cell table:formula="of:=MEDIAN([.$E164])" office:value-type="float"/>
          <table:table-cell table:formula="of:=MEDIAN([.$F164])" office:value-type="float"/>
          <table:table-cell table:formula="of:=MEDIAN([.$G164])" office:value-type="float"/>
          <table:table-cell table:formula="of:=MEDIAN([.$H164])" office:value-type="float"/>
          <table:table-cell table:formula="of:=MEDIAN([.$I164])" office:value-type="float"/>
          <table:table-cell table:formula="of:=MEDIAN([.$J164])" office:value-type="float"/>
          <table:table-cell table:formula="of:=MEDIAN([.$K164])" office:value-type="float"/>
          <table:table-cell table:formula="of:=MEDIAN([.$L164])" office:value-type="float"/>
          <table:table-cell table:formula="of:=MEDIAN([.$M164])" office:value-type="float"/>
          <table:table-cell table:formula="of:=MEDIAN([.$N164])" office:value-type="float"/>
          <table:table-cell table:formula="of:=MAX([.$B164])" office:value-type="float"/>
          <table:table-cell table:formula="of:=MAX([.$C164])" office:value-type="float"/>
          <table:table-cell table:formula="of:=MAX([.$D164])" office:value-type="float"/>
          <table:table-cell table:formula="of:=MAX([.$E164])" office:value-type="float"/>
          <table:table-cell table:formula="of:=MAX([.$F164])" office:value-type="float"/>
          <table:table-cell table:formula="of:=MAX([.$G164])" office:value-type="float"/>
          <table:table-cell table:formula="of:=MAX([.$H164])" office:value-type="float"/>
          <table:table-cell table:formula="of:=MAX([.$I164])" office:value-type="float"/>
          <table:table-cell table:formula="of:=MAX([.$J164])" office:value-type="float"/>
          <table:table-cell table:formula="of:=MAX([.$K164])" office:value-type="float"/>
          <table:table-cell table:formula="of:=MAX([.$L164])" office:value-type="float"/>
          <table:table-cell table:formula="of:=MAX([.$M164])" office:value-type="float"/>
          <table:table-cell table:formula="of:=MAX([.$N164])" office:value-type="float"/>
        </table:table-row>
        <table:table-row table:style-name="ro1">
          <table:table-cell office:value-type="string">
            <text:p>c2670/c2670.lp.1.3</text:p>
          </table:table-cell>
          <table:table-cell office:value-type="float" office:value="0.606603"/>
          <table:table-cell office:value-type="float" office:value="0.6"/>
          <table:table-cell office:value-type="float" office:value="0.5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0.0"/>
          <table:table-cell office:value-type="float" office:value="984683.0"/>
          <table:table-cell office:value-type="float" office:value="984683.0"/>
          <table:table-cell office:value-type="float" office:value="535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5])" office:value-type="float"/>
          <table:table-cell table:formula="of:=MIN([.$C165])" office:value-type="float"/>
          <table:table-cell table:formula="of:=MIN([.$D165])" office:value-type="float"/>
          <table:table-cell table:formula="of:=MIN([.$E165])" office:value-type="float"/>
          <table:table-cell table:formula="of:=MIN([.$F165])" office:value-type="float"/>
          <table:table-cell table:formula="of:=MIN([.$G165])" office:value-type="float"/>
          <table:table-cell table:formula="of:=MIN([.$H165])" office:value-type="float"/>
          <table:table-cell table:formula="of:=MIN([.$I165])" office:value-type="float"/>
          <table:table-cell table:formula="of:=MIN([.$J165])" office:value-type="float"/>
          <table:table-cell table:formula="of:=MIN([.$K165])" office:value-type="float"/>
          <table:table-cell table:formula="of:=MIN([.$L165])" office:value-type="float"/>
          <table:table-cell table:formula="of:=MIN([.$M165])" office:value-type="float"/>
          <table:table-cell table:formula="of:=MIN([.$N165])" office:value-type="float"/>
          <table:table-cell table:formula="of:=MEDIAN([.$B165])" office:value-type="float"/>
          <table:table-cell table:formula="of:=MEDIAN([.$C165])" office:value-type="float"/>
          <table:table-cell table:formula="of:=MEDIAN([.$D165])" office:value-type="float"/>
          <table:table-cell table:formula="of:=MEDIAN([.$E165])" office:value-type="float"/>
          <table:table-cell table:formula="of:=MEDIAN([.$F165])" office:value-type="float"/>
          <table:table-cell table:formula="of:=MEDIAN([.$G165])" office:value-type="float"/>
          <table:table-cell table:formula="of:=MEDIAN([.$H165])" office:value-type="float"/>
          <table:table-cell table:formula="of:=MEDIAN([.$I165])" office:value-type="float"/>
          <table:table-cell table:formula="of:=MEDIAN([.$J165])" office:value-type="float"/>
          <table:table-cell table:formula="of:=MEDIAN([.$K165])" office:value-type="float"/>
          <table:table-cell table:formula="of:=MEDIAN([.$L165])" office:value-type="float"/>
          <table:table-cell table:formula="of:=MEDIAN([.$M165])" office:value-type="float"/>
          <table:table-cell table:formula="of:=MEDIAN([.$N165])" office:value-type="float"/>
          <table:table-cell table:formula="of:=MAX([.$B165])" office:value-type="float"/>
          <table:table-cell table:formula="of:=MAX([.$C165])" office:value-type="float"/>
          <table:table-cell table:formula="of:=MAX([.$D165])" office:value-type="float"/>
          <table:table-cell table:formula="of:=MAX([.$E165])" office:value-type="float"/>
          <table:table-cell table:formula="of:=MAX([.$F165])" office:value-type="float"/>
          <table:table-cell table:formula="of:=MAX([.$G165])" office:value-type="float"/>
          <table:table-cell table:formula="of:=MAX([.$H165])" office:value-type="float"/>
          <table:table-cell table:formula="of:=MAX([.$I165])" office:value-type="float"/>
          <table:table-cell table:formula="of:=MAX([.$J165])" office:value-type="float"/>
          <table:table-cell table:formula="of:=MAX([.$K165])" office:value-type="float"/>
          <table:table-cell table:formula="of:=MAX([.$L165])" office:value-type="float"/>
          <table:table-cell table:formula="of:=MAX([.$M165])" office:value-type="float"/>
          <table:table-cell table:formula="of:=MAX([.$N165])" office:value-type="float"/>
        </table:table-row>
        <table:table-row table:style-name="ro1">
          <table:table-cell office:value-type="string">
            <text:p>c2670/c2670.lp.1.4</text:p>
          </table:table-cell>
          <table:table-cell office:value-type="float" office:value="0.559376"/>
          <table:table-cell office:value-type="float" office:value="0.553"/>
          <table:table-cell office:value-type="float" office:value="0.5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878031.0"/>
          <table:table-cell office:value-type="float" office:value="878031.0"/>
          <table:table-cell office:value-type="float" office:value="535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66])" office:value-type="float"/>
          <table:table-cell table:formula="of:=MIN([.$C166])" office:value-type="float"/>
          <table:table-cell table:formula="of:=MIN([.$D166])" office:value-type="float"/>
          <table:table-cell table:formula="of:=MIN([.$E166])" office:value-type="float"/>
          <table:table-cell table:formula="of:=MIN([.$F166])" office:value-type="float"/>
          <table:table-cell table:formula="of:=MIN([.$G166])" office:value-type="float"/>
          <table:table-cell table:formula="of:=MIN([.$H166])" office:value-type="float"/>
          <table:table-cell table:formula="of:=MIN([.$I166])" office:value-type="float"/>
          <table:table-cell table:formula="of:=MIN([.$J166])" office:value-type="float"/>
          <table:table-cell table:formula="of:=MIN([.$K166])" office:value-type="float"/>
          <table:table-cell table:formula="of:=MIN([.$L166])" office:value-type="float"/>
          <table:table-cell table:formula="of:=MIN([.$M166])" office:value-type="float"/>
          <table:table-cell table:formula="of:=MIN([.$N166])" office:value-type="float"/>
          <table:table-cell table:formula="of:=MEDIAN([.$B166])" office:value-type="float"/>
          <table:table-cell table:formula="of:=MEDIAN([.$C166])" office:value-type="float"/>
          <table:table-cell table:formula="of:=MEDIAN([.$D166])" office:value-type="float"/>
          <table:table-cell table:formula="of:=MEDIAN([.$E166])" office:value-type="float"/>
          <table:table-cell table:formula="of:=MEDIAN([.$F166])" office:value-type="float"/>
          <table:table-cell table:formula="of:=MEDIAN([.$G166])" office:value-type="float"/>
          <table:table-cell table:formula="of:=MEDIAN([.$H166])" office:value-type="float"/>
          <table:table-cell table:formula="of:=MEDIAN([.$I166])" office:value-type="float"/>
          <table:table-cell table:formula="of:=MEDIAN([.$J166])" office:value-type="float"/>
          <table:table-cell table:formula="of:=MEDIAN([.$K166])" office:value-type="float"/>
          <table:table-cell table:formula="of:=MEDIAN([.$L166])" office:value-type="float"/>
          <table:table-cell table:formula="of:=MEDIAN([.$M166])" office:value-type="float"/>
          <table:table-cell table:formula="of:=MEDIAN([.$N166])" office:value-type="float"/>
          <table:table-cell table:formula="of:=MAX([.$B166])" office:value-type="float"/>
          <table:table-cell table:formula="of:=MAX([.$C166])" office:value-type="float"/>
          <table:table-cell table:formula="of:=MAX([.$D166])" office:value-type="float"/>
          <table:table-cell table:formula="of:=MAX([.$E166])" office:value-type="float"/>
          <table:table-cell table:formula="of:=MAX([.$F166])" office:value-type="float"/>
          <table:table-cell table:formula="of:=MAX([.$G166])" office:value-type="float"/>
          <table:table-cell table:formula="of:=MAX([.$H166])" office:value-type="float"/>
          <table:table-cell table:formula="of:=MAX([.$I166])" office:value-type="float"/>
          <table:table-cell table:formula="of:=MAX([.$J166])" office:value-type="float"/>
          <table:table-cell table:formula="of:=MAX([.$K166])" office:value-type="float"/>
          <table:table-cell table:formula="of:=MAX([.$L166])" office:value-type="float"/>
          <table:table-cell table:formula="of:=MAX([.$M166])" office:value-type="float"/>
          <table:table-cell table:formula="of:=MAX([.$N166])" office:value-type="float"/>
        </table:table-row>
        <table:table-row table:style-name="ro1">
          <table:table-cell office:value-type="string">
            <text:p>c2670/c2670.lp.1.5</text:p>
          </table:table-cell>
          <table:table-cell office:value-type="float" office:value="0.427504"/>
          <table:table-cell office:value-type="float" office:value="0.42"/>
          <table:table-cell office:value-type="float" office:value="0.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7.0"/>
          <table:table-cell office:value-type="float" office:value="612143.0"/>
          <table:table-cell office:value-type="float" office:value="612143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7])" office:value-type="float"/>
          <table:table-cell table:formula="of:=MIN([.$C167])" office:value-type="float"/>
          <table:table-cell table:formula="of:=MIN([.$D167])" office:value-type="float"/>
          <table:table-cell table:formula="of:=MIN([.$E167])" office:value-type="float"/>
          <table:table-cell table:formula="of:=MIN([.$F167])" office:value-type="float"/>
          <table:table-cell table:formula="of:=MIN([.$G167])" office:value-type="float"/>
          <table:table-cell table:formula="of:=MIN([.$H167])" office:value-type="float"/>
          <table:table-cell table:formula="of:=MIN([.$I167])" office:value-type="float"/>
          <table:table-cell table:formula="of:=MIN([.$J167])" office:value-type="float"/>
          <table:table-cell table:formula="of:=MIN([.$K167])" office:value-type="float"/>
          <table:table-cell table:formula="of:=MIN([.$L167])" office:value-type="float"/>
          <table:table-cell table:formula="of:=MIN([.$M167])" office:value-type="float"/>
          <table:table-cell table:formula="of:=MIN([.$N167])" office:value-type="float"/>
          <table:table-cell table:formula="of:=MEDIAN([.$B167])" office:value-type="float"/>
          <table:table-cell table:formula="of:=MEDIAN([.$C167])" office:value-type="float"/>
          <table:table-cell table:formula="of:=MEDIAN([.$D167])" office:value-type="float"/>
          <table:table-cell table:formula="of:=MEDIAN([.$E167])" office:value-type="float"/>
          <table:table-cell table:formula="of:=MEDIAN([.$F167])" office:value-type="float"/>
          <table:table-cell table:formula="of:=MEDIAN([.$G167])" office:value-type="float"/>
          <table:table-cell table:formula="of:=MEDIAN([.$H167])" office:value-type="float"/>
          <table:table-cell table:formula="of:=MEDIAN([.$I167])" office:value-type="float"/>
          <table:table-cell table:formula="of:=MEDIAN([.$J167])" office:value-type="float"/>
          <table:table-cell table:formula="of:=MEDIAN([.$K167])" office:value-type="float"/>
          <table:table-cell table:formula="of:=MEDIAN([.$L167])" office:value-type="float"/>
          <table:table-cell table:formula="of:=MEDIAN([.$M167])" office:value-type="float"/>
          <table:table-cell table:formula="of:=MEDIAN([.$N167])" office:value-type="float"/>
          <table:table-cell table:formula="of:=MAX([.$B167])" office:value-type="float"/>
          <table:table-cell table:formula="of:=MAX([.$C167])" office:value-type="float"/>
          <table:table-cell table:formula="of:=MAX([.$D167])" office:value-type="float"/>
          <table:table-cell table:formula="of:=MAX([.$E167])" office:value-type="float"/>
          <table:table-cell table:formula="of:=MAX([.$F167])" office:value-type="float"/>
          <table:table-cell table:formula="of:=MAX([.$G167])" office:value-type="float"/>
          <table:table-cell table:formula="of:=MAX([.$H167])" office:value-type="float"/>
          <table:table-cell table:formula="of:=MAX([.$I167])" office:value-type="float"/>
          <table:table-cell table:formula="of:=MAX([.$J167])" office:value-type="float"/>
          <table:table-cell table:formula="of:=MAX([.$K167])" office:value-type="float"/>
          <table:table-cell table:formula="of:=MAX([.$L167])" office:value-type="float"/>
          <table:table-cell table:formula="of:=MAX([.$M167])" office:value-type="float"/>
          <table:table-cell table:formula="of:=MAX([.$N167])" office:value-type="float"/>
        </table:table-row>
        <table:table-row table:style-name="ro1">
          <table:table-cell office:value-type="string">
            <text:p>c2670/c2670.lp.1.6</text:p>
          </table:table-cell>
          <table:table-cell office:value-type="float" office:value="0.404237"/>
          <table:table-cell office:value-type="float" office:value="0.397"/>
          <table:table-cell office:value-type="float" office:value="0.3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1.0"/>
          <table:table-cell office:value-type="float" office:value="585351.0"/>
          <table:table-cell office:value-type="float" office:value="585351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8])" office:value-type="float"/>
          <table:table-cell table:formula="of:=MIN([.$C168])" office:value-type="float"/>
          <table:table-cell table:formula="of:=MIN([.$D168])" office:value-type="float"/>
          <table:table-cell table:formula="of:=MIN([.$E168])" office:value-type="float"/>
          <table:table-cell table:formula="of:=MIN([.$F168])" office:value-type="float"/>
          <table:table-cell table:formula="of:=MIN([.$G168])" office:value-type="float"/>
          <table:table-cell table:formula="of:=MIN([.$H168])" office:value-type="float"/>
          <table:table-cell table:formula="of:=MIN([.$I168])" office:value-type="float"/>
          <table:table-cell table:formula="of:=MIN([.$J168])" office:value-type="float"/>
          <table:table-cell table:formula="of:=MIN([.$K168])" office:value-type="float"/>
          <table:table-cell table:formula="of:=MIN([.$L168])" office:value-type="float"/>
          <table:table-cell table:formula="of:=MIN([.$M168])" office:value-type="float"/>
          <table:table-cell table:formula="of:=MIN([.$N168])" office:value-type="float"/>
          <table:table-cell table:formula="of:=MEDIAN([.$B168])" office:value-type="float"/>
          <table:table-cell table:formula="of:=MEDIAN([.$C168])" office:value-type="float"/>
          <table:table-cell table:formula="of:=MEDIAN([.$D168])" office:value-type="float"/>
          <table:table-cell table:formula="of:=MEDIAN([.$E168])" office:value-type="float"/>
          <table:table-cell table:formula="of:=MEDIAN([.$F168])" office:value-type="float"/>
          <table:table-cell table:formula="of:=MEDIAN([.$G168])" office:value-type="float"/>
          <table:table-cell table:formula="of:=MEDIAN([.$H168])" office:value-type="float"/>
          <table:table-cell table:formula="of:=MEDIAN([.$I168])" office:value-type="float"/>
          <table:table-cell table:formula="of:=MEDIAN([.$J168])" office:value-type="float"/>
          <table:table-cell table:formula="of:=MEDIAN([.$K168])" office:value-type="float"/>
          <table:table-cell table:formula="of:=MEDIAN([.$L168])" office:value-type="float"/>
          <table:table-cell table:formula="of:=MEDIAN([.$M168])" office:value-type="float"/>
          <table:table-cell table:formula="of:=MEDIAN([.$N168])" office:value-type="float"/>
          <table:table-cell table:formula="of:=MAX([.$B168])" office:value-type="float"/>
          <table:table-cell table:formula="of:=MAX([.$C168])" office:value-type="float"/>
          <table:table-cell table:formula="of:=MAX([.$D168])" office:value-type="float"/>
          <table:table-cell table:formula="of:=MAX([.$E168])" office:value-type="float"/>
          <table:table-cell table:formula="of:=MAX([.$F168])" office:value-type="float"/>
          <table:table-cell table:formula="of:=MAX([.$G168])" office:value-type="float"/>
          <table:table-cell table:formula="of:=MAX([.$H168])" office:value-type="float"/>
          <table:table-cell table:formula="of:=MAX([.$I168])" office:value-type="float"/>
          <table:table-cell table:formula="of:=MAX([.$J168])" office:value-type="float"/>
          <table:table-cell table:formula="of:=MAX([.$K168])" office:value-type="float"/>
          <table:table-cell table:formula="of:=MAX([.$L168])" office:value-type="float"/>
          <table:table-cell table:formula="of:=MAX([.$M168])" office:value-type="float"/>
          <table:table-cell table:formula="of:=MAX([.$N168])" office:value-type="float"/>
        </table:table-row>
        <table:table-row table:style-name="ro1">
          <table:table-cell office:value-type="string">
            <text:p>c2670/c2670.lp.1.7</text:p>
          </table:table-cell>
          <table:table-cell office:value-type="float" office:value="0.391447"/>
          <table:table-cell office:value-type="float" office:value="0.385"/>
          <table:table-cell office:value-type="float" office:value="0.3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5.0"/>
          <table:table-cell office:value-type="float" office:value="532272.0"/>
          <table:table-cell office:value-type="float" office:value="532272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69])" office:value-type="float"/>
          <table:table-cell table:formula="of:=MIN([.$C169])" office:value-type="float"/>
          <table:table-cell table:formula="of:=MIN([.$D169])" office:value-type="float"/>
          <table:table-cell table:formula="of:=MIN([.$E169])" office:value-type="float"/>
          <table:table-cell table:formula="of:=MIN([.$F169])" office:value-type="float"/>
          <table:table-cell table:formula="of:=MIN([.$G169])" office:value-type="float"/>
          <table:table-cell table:formula="of:=MIN([.$H169])" office:value-type="float"/>
          <table:table-cell table:formula="of:=MIN([.$I169])" office:value-type="float"/>
          <table:table-cell table:formula="of:=MIN([.$J169])" office:value-type="float"/>
          <table:table-cell table:formula="of:=MIN([.$K169])" office:value-type="float"/>
          <table:table-cell table:formula="of:=MIN([.$L169])" office:value-type="float"/>
          <table:table-cell table:formula="of:=MIN([.$M169])" office:value-type="float"/>
          <table:table-cell table:formula="of:=MIN([.$N169])" office:value-type="float"/>
          <table:table-cell table:formula="of:=MEDIAN([.$B169])" office:value-type="float"/>
          <table:table-cell table:formula="of:=MEDIAN([.$C169])" office:value-type="float"/>
          <table:table-cell table:formula="of:=MEDIAN([.$D169])" office:value-type="float"/>
          <table:table-cell table:formula="of:=MEDIAN([.$E169])" office:value-type="float"/>
          <table:table-cell table:formula="of:=MEDIAN([.$F169])" office:value-type="float"/>
          <table:table-cell table:formula="of:=MEDIAN([.$G169])" office:value-type="float"/>
          <table:table-cell table:formula="of:=MEDIAN([.$H169])" office:value-type="float"/>
          <table:table-cell table:formula="of:=MEDIAN([.$I169])" office:value-type="float"/>
          <table:table-cell table:formula="of:=MEDIAN([.$J169])" office:value-type="float"/>
          <table:table-cell table:formula="of:=MEDIAN([.$K169])" office:value-type="float"/>
          <table:table-cell table:formula="of:=MEDIAN([.$L169])" office:value-type="float"/>
          <table:table-cell table:formula="of:=MEDIAN([.$M169])" office:value-type="float"/>
          <table:table-cell table:formula="of:=MEDIAN([.$N169])" office:value-type="float"/>
          <table:table-cell table:formula="of:=MAX([.$B169])" office:value-type="float"/>
          <table:table-cell table:formula="of:=MAX([.$C169])" office:value-type="float"/>
          <table:table-cell table:formula="of:=MAX([.$D169])" office:value-type="float"/>
          <table:table-cell table:formula="of:=MAX([.$E169])" office:value-type="float"/>
          <table:table-cell table:formula="of:=MAX([.$F169])" office:value-type="float"/>
          <table:table-cell table:formula="of:=MAX([.$G169])" office:value-type="float"/>
          <table:table-cell table:formula="of:=MAX([.$H169])" office:value-type="float"/>
          <table:table-cell table:formula="of:=MAX([.$I169])" office:value-type="float"/>
          <table:table-cell table:formula="of:=MAX([.$J169])" office:value-type="float"/>
          <table:table-cell table:formula="of:=MAX([.$K169])" office:value-type="float"/>
          <table:table-cell table:formula="of:=MAX([.$L169])" office:value-type="float"/>
          <table:table-cell table:formula="of:=MAX([.$M169])" office:value-type="float"/>
          <table:table-cell table:formula="of:=MAX([.$N169])" office:value-type="float"/>
        </table:table-row>
        <table:table-row table:style-name="ro1">
          <table:table-cell office:value-type="string">
            <text:p>c2670/c2670.lp.1.8</text:p>
          </table:table-cell>
          <table:table-cell office:value-type="float" office:value="0.271022"/>
          <table:table-cell office:value-type="float" office:value="0.264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26.0"/>
          <table:table-cell office:value-type="float" office:value="317075.0"/>
          <table:table-cell office:value-type="float" office:value="317075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170])" office:value-type="float"/>
          <table:table-cell table:formula="of:=MIN([.$C170])" office:value-type="float"/>
          <table:table-cell table:formula="of:=MIN([.$D170])" office:value-type="float"/>
          <table:table-cell table:formula="of:=MIN([.$E170])" office:value-type="float"/>
          <table:table-cell table:formula="of:=MIN([.$F170])" office:value-type="float"/>
          <table:table-cell table:formula="of:=MIN([.$G170])" office:value-type="float"/>
          <table:table-cell table:formula="of:=MIN([.$H170])" office:value-type="float"/>
          <table:table-cell table:formula="of:=MIN([.$I170])" office:value-type="float"/>
          <table:table-cell table:formula="of:=MIN([.$J170])" office:value-type="float"/>
          <table:table-cell table:formula="of:=MIN([.$K170])" office:value-type="float"/>
          <table:table-cell table:formula="of:=MIN([.$L170])" office:value-type="float"/>
          <table:table-cell table:formula="of:=MIN([.$M170])" office:value-type="float"/>
          <table:table-cell table:formula="of:=MIN([.$N170])" office:value-type="float"/>
          <table:table-cell table:formula="of:=MEDIAN([.$B170])" office:value-type="float"/>
          <table:table-cell table:formula="of:=MEDIAN([.$C170])" office:value-type="float"/>
          <table:table-cell table:formula="of:=MEDIAN([.$D170])" office:value-type="float"/>
          <table:table-cell table:formula="of:=MEDIAN([.$E170])" office:value-type="float"/>
          <table:table-cell table:formula="of:=MEDIAN([.$F170])" office:value-type="float"/>
          <table:table-cell table:formula="of:=MEDIAN([.$G170])" office:value-type="float"/>
          <table:table-cell table:formula="of:=MEDIAN([.$H170])" office:value-type="float"/>
          <table:table-cell table:formula="of:=MEDIAN([.$I170])" office:value-type="float"/>
          <table:table-cell table:formula="of:=MEDIAN([.$J170])" office:value-type="float"/>
          <table:table-cell table:formula="of:=MEDIAN([.$K170])" office:value-type="float"/>
          <table:table-cell table:formula="of:=MEDIAN([.$L170])" office:value-type="float"/>
          <table:table-cell table:formula="of:=MEDIAN([.$M170])" office:value-type="float"/>
          <table:table-cell table:formula="of:=MEDIAN([.$N170])" office:value-type="float"/>
          <table:table-cell table:formula="of:=MAX([.$B170])" office:value-type="float"/>
          <table:table-cell table:formula="of:=MAX([.$C170])" office:value-type="float"/>
          <table:table-cell table:formula="of:=MAX([.$D170])" office:value-type="float"/>
          <table:table-cell table:formula="of:=MAX([.$E170])" office:value-type="float"/>
          <table:table-cell table:formula="of:=MAX([.$F170])" office:value-type="float"/>
          <table:table-cell table:formula="of:=MAX([.$G170])" office:value-type="float"/>
          <table:table-cell table:formula="of:=MAX([.$H170])" office:value-type="float"/>
          <table:table-cell table:formula="of:=MAX([.$I170])" office:value-type="float"/>
          <table:table-cell table:formula="of:=MAX([.$J170])" office:value-type="float"/>
          <table:table-cell table:formula="of:=MAX([.$K170])" office:value-type="float"/>
          <table:table-cell table:formula="of:=MAX([.$L170])" office:value-type="float"/>
          <table:table-cell table:formula="of:=MAX([.$M170])" office:value-type="float"/>
          <table:table-cell table:formula="of:=MAX([.$N170])" office:value-type="float"/>
        </table:table-row>
        <table:table-row table:style-name="ro1">
          <table:table-cell office:value-type="string">
            <text:p>c2670/c2670.lp.10.1</text:p>
          </table:table-cell>
          <table:table-cell office:value-type="float" office:value="0.670981"/>
          <table:table-cell office:value-type="float" office:value="0.665"/>
          <table:table-cell office:value-type="float" office:value="0.6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6.0"/>
          <table:table-cell office:value-type="float" office:value="1120622.0"/>
          <table:table-cell office:value-type="float" office:value="1120622.0"/>
          <table:table-cell office:value-type="float" office:value="534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1])" office:value-type="float"/>
          <table:table-cell table:formula="of:=MIN([.$C171])" office:value-type="float"/>
          <table:table-cell table:formula="of:=MIN([.$D171])" office:value-type="float"/>
          <table:table-cell table:formula="of:=MIN([.$E171])" office:value-type="float"/>
          <table:table-cell table:formula="of:=MIN([.$F171])" office:value-type="float"/>
          <table:table-cell table:formula="of:=MIN([.$G171])" office:value-type="float"/>
          <table:table-cell table:formula="of:=MIN([.$H171])" office:value-type="float"/>
          <table:table-cell table:formula="of:=MIN([.$I171])" office:value-type="float"/>
          <table:table-cell table:formula="of:=MIN([.$J171])" office:value-type="float"/>
          <table:table-cell table:formula="of:=MIN([.$K171])" office:value-type="float"/>
          <table:table-cell table:formula="of:=MIN([.$L171])" office:value-type="float"/>
          <table:table-cell table:formula="of:=MIN([.$M171])" office:value-type="float"/>
          <table:table-cell table:formula="of:=MIN([.$N171])" office:value-type="float"/>
          <table:table-cell table:formula="of:=MEDIAN([.$B171])" office:value-type="float"/>
          <table:table-cell table:formula="of:=MEDIAN([.$C171])" office:value-type="float"/>
          <table:table-cell table:formula="of:=MEDIAN([.$D171])" office:value-type="float"/>
          <table:table-cell table:formula="of:=MEDIAN([.$E171])" office:value-type="float"/>
          <table:table-cell table:formula="of:=MEDIAN([.$F171])" office:value-type="float"/>
          <table:table-cell table:formula="of:=MEDIAN([.$G171])" office:value-type="float"/>
          <table:table-cell table:formula="of:=MEDIAN([.$H171])" office:value-type="float"/>
          <table:table-cell table:formula="of:=MEDIAN([.$I171])" office:value-type="float"/>
          <table:table-cell table:formula="of:=MEDIAN([.$J171])" office:value-type="float"/>
          <table:table-cell table:formula="of:=MEDIAN([.$K171])" office:value-type="float"/>
          <table:table-cell table:formula="of:=MEDIAN([.$L171])" office:value-type="float"/>
          <table:table-cell table:formula="of:=MEDIAN([.$M171])" office:value-type="float"/>
          <table:table-cell table:formula="of:=MEDIAN([.$N171])" office:value-type="float"/>
          <table:table-cell table:formula="of:=MAX([.$B171])" office:value-type="float"/>
          <table:table-cell table:formula="of:=MAX([.$C171])" office:value-type="float"/>
          <table:table-cell table:formula="of:=MAX([.$D171])" office:value-type="float"/>
          <table:table-cell table:formula="of:=MAX([.$E171])" office:value-type="float"/>
          <table:table-cell table:formula="of:=MAX([.$F171])" office:value-type="float"/>
          <table:table-cell table:formula="of:=MAX([.$G171])" office:value-type="float"/>
          <table:table-cell table:formula="of:=MAX([.$H171])" office:value-type="float"/>
          <table:table-cell table:formula="of:=MAX([.$I171])" office:value-type="float"/>
          <table:table-cell table:formula="of:=MAX([.$J171])" office:value-type="float"/>
          <table:table-cell table:formula="of:=MAX([.$K171])" office:value-type="float"/>
          <table:table-cell table:formula="of:=MAX([.$L171])" office:value-type="float"/>
          <table:table-cell table:formula="of:=MAX([.$M171])" office:value-type="float"/>
          <table:table-cell table:formula="of:=MAX([.$N171])" office:value-type="float"/>
        </table:table-row>
        <table:table-row table:style-name="ro1">
          <table:table-cell office:value-type="string">
            <text:p>c2670/c2670.lp.10.2</text:p>
          </table:table-cell>
          <table:table-cell office:value-type="float" office:value="0.648605"/>
          <table:table-cell office:value-type="float" office:value="0.642"/>
          <table:table-cell office:value-type="float" office:value="0.6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1.0"/>
          <table:table-cell office:value-type="float" office:value="1104980.0"/>
          <table:table-cell office:value-type="float" office:value="1104980.0"/>
          <table:table-cell office:value-type="float" office:value="5343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2])" office:value-type="float"/>
          <table:table-cell table:formula="of:=MIN([.$C172])" office:value-type="float"/>
          <table:table-cell table:formula="of:=MIN([.$D172])" office:value-type="float"/>
          <table:table-cell table:formula="of:=MIN([.$E172])" office:value-type="float"/>
          <table:table-cell table:formula="of:=MIN([.$F172])" office:value-type="float"/>
          <table:table-cell table:formula="of:=MIN([.$G172])" office:value-type="float"/>
          <table:table-cell table:formula="of:=MIN([.$H172])" office:value-type="float"/>
          <table:table-cell table:formula="of:=MIN([.$I172])" office:value-type="float"/>
          <table:table-cell table:formula="of:=MIN([.$J172])" office:value-type="float"/>
          <table:table-cell table:formula="of:=MIN([.$K172])" office:value-type="float"/>
          <table:table-cell table:formula="of:=MIN([.$L172])" office:value-type="float"/>
          <table:table-cell table:formula="of:=MIN([.$M172])" office:value-type="float"/>
          <table:table-cell table:formula="of:=MIN([.$N172])" office:value-type="float"/>
          <table:table-cell table:formula="of:=MEDIAN([.$B172])" office:value-type="float"/>
          <table:table-cell table:formula="of:=MEDIAN([.$C172])" office:value-type="float"/>
          <table:table-cell table:formula="of:=MEDIAN([.$D172])" office:value-type="float"/>
          <table:table-cell table:formula="of:=MEDIAN([.$E172])" office:value-type="float"/>
          <table:table-cell table:formula="of:=MEDIAN([.$F172])" office:value-type="float"/>
          <table:table-cell table:formula="of:=MEDIAN([.$G172])" office:value-type="float"/>
          <table:table-cell table:formula="of:=MEDIAN([.$H172])" office:value-type="float"/>
          <table:table-cell table:formula="of:=MEDIAN([.$I172])" office:value-type="float"/>
          <table:table-cell table:formula="of:=MEDIAN([.$J172])" office:value-type="float"/>
          <table:table-cell table:formula="of:=MEDIAN([.$K172])" office:value-type="float"/>
          <table:table-cell table:formula="of:=MEDIAN([.$L172])" office:value-type="float"/>
          <table:table-cell table:formula="of:=MEDIAN([.$M172])" office:value-type="float"/>
          <table:table-cell table:formula="of:=MEDIAN([.$N172])" office:value-type="float"/>
          <table:table-cell table:formula="of:=MAX([.$B172])" office:value-type="float"/>
          <table:table-cell table:formula="of:=MAX([.$C172])" office:value-type="float"/>
          <table:table-cell table:formula="of:=MAX([.$D172])" office:value-type="float"/>
          <table:table-cell table:formula="of:=MAX([.$E172])" office:value-type="float"/>
          <table:table-cell table:formula="of:=MAX([.$F172])" office:value-type="float"/>
          <table:table-cell table:formula="of:=MAX([.$G172])" office:value-type="float"/>
          <table:table-cell table:formula="of:=MAX([.$H172])" office:value-type="float"/>
          <table:table-cell table:formula="of:=MAX([.$I172])" office:value-type="float"/>
          <table:table-cell table:formula="of:=MAX([.$J172])" office:value-type="float"/>
          <table:table-cell table:formula="of:=MAX([.$K172])" office:value-type="float"/>
          <table:table-cell table:formula="of:=MAX([.$L172])" office:value-type="float"/>
          <table:table-cell table:formula="of:=MAX([.$M172])" office:value-type="float"/>
          <table:table-cell table:formula="of:=MAX([.$N172])" office:value-type="float"/>
        </table:table-row>
        <table:table-row table:style-name="ro1">
          <table:table-cell office:value-type="string">
            <text:p>c2670/c2670.lp.10.3</text:p>
          </table:table-cell>
          <table:table-cell office:value-type="float" office:value="0.63375"/>
          <table:table-cell office:value-type="float" office:value="0.627"/>
          <table:table-cell office:value-type="float" office:value="0.6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091342.0"/>
          <table:table-cell office:value-type="float" office:value="1091342.0"/>
          <table:table-cell office:value-type="float" office:value="5345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73])" office:value-type="float"/>
          <table:table-cell table:formula="of:=MIN([.$C173])" office:value-type="float"/>
          <table:table-cell table:formula="of:=MIN([.$D173])" office:value-type="float"/>
          <table:table-cell table:formula="of:=MIN([.$E173])" office:value-type="float"/>
          <table:table-cell table:formula="of:=MIN([.$F173])" office:value-type="float"/>
          <table:table-cell table:formula="of:=MIN([.$G173])" office:value-type="float"/>
          <table:table-cell table:formula="of:=MIN([.$H173])" office:value-type="float"/>
          <table:table-cell table:formula="of:=MIN([.$I173])" office:value-type="float"/>
          <table:table-cell table:formula="of:=MIN([.$J173])" office:value-type="float"/>
          <table:table-cell table:formula="of:=MIN([.$K173])" office:value-type="float"/>
          <table:table-cell table:formula="of:=MIN([.$L173])" office:value-type="float"/>
          <table:table-cell table:formula="of:=MIN([.$M173])" office:value-type="float"/>
          <table:table-cell table:formula="of:=MIN([.$N173])" office:value-type="float"/>
          <table:table-cell table:formula="of:=MEDIAN([.$B173])" office:value-type="float"/>
          <table:table-cell table:formula="of:=MEDIAN([.$C173])" office:value-type="float"/>
          <table:table-cell table:formula="of:=MEDIAN([.$D173])" office:value-type="float"/>
          <table:table-cell table:formula="of:=MEDIAN([.$E173])" office:value-type="float"/>
          <table:table-cell table:formula="of:=MEDIAN([.$F173])" office:value-type="float"/>
          <table:table-cell table:formula="of:=MEDIAN([.$G173])" office:value-type="float"/>
          <table:table-cell table:formula="of:=MEDIAN([.$H173])" office:value-type="float"/>
          <table:table-cell table:formula="of:=MEDIAN([.$I173])" office:value-type="float"/>
          <table:table-cell table:formula="of:=MEDIAN([.$J173])" office:value-type="float"/>
          <table:table-cell table:formula="of:=MEDIAN([.$K173])" office:value-type="float"/>
          <table:table-cell table:formula="of:=MEDIAN([.$L173])" office:value-type="float"/>
          <table:table-cell table:formula="of:=MEDIAN([.$M173])" office:value-type="float"/>
          <table:table-cell table:formula="of:=MEDIAN([.$N173])" office:value-type="float"/>
          <table:table-cell table:formula="of:=MAX([.$B173])" office:value-type="float"/>
          <table:table-cell table:formula="of:=MAX([.$C173])" office:value-type="float"/>
          <table:table-cell table:formula="of:=MAX([.$D173])" office:value-type="float"/>
          <table:table-cell table:formula="of:=MAX([.$E173])" office:value-type="float"/>
          <table:table-cell table:formula="of:=MAX([.$F173])" office:value-type="float"/>
          <table:table-cell table:formula="of:=MAX([.$G173])" office:value-type="float"/>
          <table:table-cell table:formula="of:=MAX([.$H173])" office:value-type="float"/>
          <table:table-cell table:formula="of:=MAX([.$I173])" office:value-type="float"/>
          <table:table-cell table:formula="of:=MAX([.$J173])" office:value-type="float"/>
          <table:table-cell table:formula="of:=MAX([.$K173])" office:value-type="float"/>
          <table:table-cell table:formula="of:=MAX([.$L173])" office:value-type="float"/>
          <table:table-cell table:formula="of:=MAX([.$M173])" office:value-type="float"/>
          <table:table-cell table:formula="of:=MAX([.$N173])" office:value-type="float"/>
        </table:table-row>
        <table:table-row table:style-name="ro1">
          <table:table-cell office:value-type="string">
            <text:p>c2670/c2670.lp.10.4</text:p>
          </table:table-cell>
          <table:table-cell office:value-type="float" office:value="0.608883"/>
          <table:table-cell office:value-type="float" office:value="0.603"/>
          <table:table-cell office:value-type="float" office:value="0.5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1025976.0"/>
          <table:table-cell office:value-type="float" office:value="1025976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4])" office:value-type="float"/>
          <table:table-cell table:formula="of:=MIN([.$C174])" office:value-type="float"/>
          <table:table-cell table:formula="of:=MIN([.$D174])" office:value-type="float"/>
          <table:table-cell table:formula="of:=MIN([.$E174])" office:value-type="float"/>
          <table:table-cell table:formula="of:=MIN([.$F174])" office:value-type="float"/>
          <table:table-cell table:formula="of:=MIN([.$G174])" office:value-type="float"/>
          <table:table-cell table:formula="of:=MIN([.$H174])" office:value-type="float"/>
          <table:table-cell table:formula="of:=MIN([.$I174])" office:value-type="float"/>
          <table:table-cell table:formula="of:=MIN([.$J174])" office:value-type="float"/>
          <table:table-cell table:formula="of:=MIN([.$K174])" office:value-type="float"/>
          <table:table-cell table:formula="of:=MIN([.$L174])" office:value-type="float"/>
          <table:table-cell table:formula="of:=MIN([.$M174])" office:value-type="float"/>
          <table:table-cell table:formula="of:=MIN([.$N174])" office:value-type="float"/>
          <table:table-cell table:formula="of:=MEDIAN([.$B174])" office:value-type="float"/>
          <table:table-cell table:formula="of:=MEDIAN([.$C174])" office:value-type="float"/>
          <table:table-cell table:formula="of:=MEDIAN([.$D174])" office:value-type="float"/>
          <table:table-cell table:formula="of:=MEDIAN([.$E174])" office:value-type="float"/>
          <table:table-cell table:formula="of:=MEDIAN([.$F174])" office:value-type="float"/>
          <table:table-cell table:formula="of:=MEDIAN([.$G174])" office:value-type="float"/>
          <table:table-cell table:formula="of:=MEDIAN([.$H174])" office:value-type="float"/>
          <table:table-cell table:formula="of:=MEDIAN([.$I174])" office:value-type="float"/>
          <table:table-cell table:formula="of:=MEDIAN([.$J174])" office:value-type="float"/>
          <table:table-cell table:formula="of:=MEDIAN([.$K174])" office:value-type="float"/>
          <table:table-cell table:formula="of:=MEDIAN([.$L174])" office:value-type="float"/>
          <table:table-cell table:formula="of:=MEDIAN([.$M174])" office:value-type="float"/>
          <table:table-cell table:formula="of:=MEDIAN([.$N174])" office:value-type="float"/>
          <table:table-cell table:formula="of:=MAX([.$B174])" office:value-type="float"/>
          <table:table-cell table:formula="of:=MAX([.$C174])" office:value-type="float"/>
          <table:table-cell table:formula="of:=MAX([.$D174])" office:value-type="float"/>
          <table:table-cell table:formula="of:=MAX([.$E174])" office:value-type="float"/>
          <table:table-cell table:formula="of:=MAX([.$F174])" office:value-type="float"/>
          <table:table-cell table:formula="of:=MAX([.$G174])" office:value-type="float"/>
          <table:table-cell table:formula="of:=MAX([.$H174])" office:value-type="float"/>
          <table:table-cell table:formula="of:=MAX([.$I174])" office:value-type="float"/>
          <table:table-cell table:formula="of:=MAX([.$J174])" office:value-type="float"/>
          <table:table-cell table:formula="of:=MAX([.$K174])" office:value-type="float"/>
          <table:table-cell table:formula="of:=MAX([.$L174])" office:value-type="float"/>
          <table:table-cell table:formula="of:=MAX([.$M174])" office:value-type="float"/>
          <table:table-cell table:formula="of:=MAX([.$N174])" office:value-type="float"/>
        </table:table-row>
        <table:table-row table:style-name="ro1">
          <table:table-cell office:value-type="string">
            <text:p>c2670/c2670.lp.10.5</text:p>
          </table:table-cell>
          <table:table-cell office:value-type="float" office:value="0.623266"/>
          <table:table-cell office:value-type="float" office:value="0.616"/>
          <table:table-cell office:value-type="float" office:value="0.5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7.0"/>
          <table:table-cell office:value-type="float" office:value="1028420.0"/>
          <table:table-cell office:value-type="float" office:value="1028420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5])" office:value-type="float"/>
          <table:table-cell table:formula="of:=MIN([.$C175])" office:value-type="float"/>
          <table:table-cell table:formula="of:=MIN([.$D175])" office:value-type="float"/>
          <table:table-cell table:formula="of:=MIN([.$E175])" office:value-type="float"/>
          <table:table-cell table:formula="of:=MIN([.$F175])" office:value-type="float"/>
          <table:table-cell table:formula="of:=MIN([.$G175])" office:value-type="float"/>
          <table:table-cell table:formula="of:=MIN([.$H175])" office:value-type="float"/>
          <table:table-cell table:formula="of:=MIN([.$I175])" office:value-type="float"/>
          <table:table-cell table:formula="of:=MIN([.$J175])" office:value-type="float"/>
          <table:table-cell table:formula="of:=MIN([.$K175])" office:value-type="float"/>
          <table:table-cell table:formula="of:=MIN([.$L175])" office:value-type="float"/>
          <table:table-cell table:formula="of:=MIN([.$M175])" office:value-type="float"/>
          <table:table-cell table:formula="of:=MIN([.$N175])" office:value-type="float"/>
          <table:table-cell table:formula="of:=MEDIAN([.$B175])" office:value-type="float"/>
          <table:table-cell table:formula="of:=MEDIAN([.$C175])" office:value-type="float"/>
          <table:table-cell table:formula="of:=MEDIAN([.$D175])" office:value-type="float"/>
          <table:table-cell table:formula="of:=MEDIAN([.$E175])" office:value-type="float"/>
          <table:table-cell table:formula="of:=MEDIAN([.$F175])" office:value-type="float"/>
          <table:table-cell table:formula="of:=MEDIAN([.$G175])" office:value-type="float"/>
          <table:table-cell table:formula="of:=MEDIAN([.$H175])" office:value-type="float"/>
          <table:table-cell table:formula="of:=MEDIAN([.$I175])" office:value-type="float"/>
          <table:table-cell table:formula="of:=MEDIAN([.$J175])" office:value-type="float"/>
          <table:table-cell table:formula="of:=MEDIAN([.$K175])" office:value-type="float"/>
          <table:table-cell table:formula="of:=MEDIAN([.$L175])" office:value-type="float"/>
          <table:table-cell table:formula="of:=MEDIAN([.$M175])" office:value-type="float"/>
          <table:table-cell table:formula="of:=MEDIAN([.$N175])" office:value-type="float"/>
          <table:table-cell table:formula="of:=MAX([.$B175])" office:value-type="float"/>
          <table:table-cell table:formula="of:=MAX([.$C175])" office:value-type="float"/>
          <table:table-cell table:formula="of:=MAX([.$D175])" office:value-type="float"/>
          <table:table-cell table:formula="of:=MAX([.$E175])" office:value-type="float"/>
          <table:table-cell table:formula="of:=MAX([.$F175])" office:value-type="float"/>
          <table:table-cell table:formula="of:=MAX([.$G175])" office:value-type="float"/>
          <table:table-cell table:formula="of:=MAX([.$H175])" office:value-type="float"/>
          <table:table-cell table:formula="of:=MAX([.$I175])" office:value-type="float"/>
          <table:table-cell table:formula="of:=MAX([.$J175])" office:value-type="float"/>
          <table:table-cell table:formula="of:=MAX([.$K175])" office:value-type="float"/>
          <table:table-cell table:formula="of:=MAX([.$L175])" office:value-type="float"/>
          <table:table-cell table:formula="of:=MAX([.$M175])" office:value-type="float"/>
          <table:table-cell table:formula="of:=MAX([.$N175])" office:value-type="float"/>
        </table:table-row>
        <table:table-row table:style-name="ro1">
          <table:table-cell office:value-type="string">
            <text:p>c2670/c2670.lp.10.6</text:p>
          </table:table-cell>
          <table:table-cell office:value-type="float" office:value="0.541933"/>
          <table:table-cell office:value-type="float" office:value="0.533"/>
          <table:table-cell office:value-type="float" office:value="0.5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71.0"/>
          <table:table-cell office:value-type="float" office:value="884032.0"/>
          <table:table-cell office:value-type="float" office:value="884032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6])" office:value-type="float"/>
          <table:table-cell table:formula="of:=MIN([.$C176])" office:value-type="float"/>
          <table:table-cell table:formula="of:=MIN([.$D176])" office:value-type="float"/>
          <table:table-cell table:formula="of:=MIN([.$E176])" office:value-type="float"/>
          <table:table-cell table:formula="of:=MIN([.$F176])" office:value-type="float"/>
          <table:table-cell table:formula="of:=MIN([.$G176])" office:value-type="float"/>
          <table:table-cell table:formula="of:=MIN([.$H176])" office:value-type="float"/>
          <table:table-cell table:formula="of:=MIN([.$I176])" office:value-type="float"/>
          <table:table-cell table:formula="of:=MIN([.$J176])" office:value-type="float"/>
          <table:table-cell table:formula="of:=MIN([.$K176])" office:value-type="float"/>
          <table:table-cell table:formula="of:=MIN([.$L176])" office:value-type="float"/>
          <table:table-cell table:formula="of:=MIN([.$M176])" office:value-type="float"/>
          <table:table-cell table:formula="of:=MIN([.$N176])" office:value-type="float"/>
          <table:table-cell table:formula="of:=MEDIAN([.$B176])" office:value-type="float"/>
          <table:table-cell table:formula="of:=MEDIAN([.$C176])" office:value-type="float"/>
          <table:table-cell table:formula="of:=MEDIAN([.$D176])" office:value-type="float"/>
          <table:table-cell table:formula="of:=MEDIAN([.$E176])" office:value-type="float"/>
          <table:table-cell table:formula="of:=MEDIAN([.$F176])" office:value-type="float"/>
          <table:table-cell table:formula="of:=MEDIAN([.$G176])" office:value-type="float"/>
          <table:table-cell table:formula="of:=MEDIAN([.$H176])" office:value-type="float"/>
          <table:table-cell table:formula="of:=MEDIAN([.$I176])" office:value-type="float"/>
          <table:table-cell table:formula="of:=MEDIAN([.$J176])" office:value-type="float"/>
          <table:table-cell table:formula="of:=MEDIAN([.$K176])" office:value-type="float"/>
          <table:table-cell table:formula="of:=MEDIAN([.$L176])" office:value-type="float"/>
          <table:table-cell table:formula="of:=MEDIAN([.$M176])" office:value-type="float"/>
          <table:table-cell table:formula="of:=MEDIAN([.$N176])" office:value-type="float"/>
          <table:table-cell table:formula="of:=MAX([.$B176])" office:value-type="float"/>
          <table:table-cell table:formula="of:=MAX([.$C176])" office:value-type="float"/>
          <table:table-cell table:formula="of:=MAX([.$D176])" office:value-type="float"/>
          <table:table-cell table:formula="of:=MAX([.$E176])" office:value-type="float"/>
          <table:table-cell table:formula="of:=MAX([.$F176])" office:value-type="float"/>
          <table:table-cell table:formula="of:=MAX([.$G176])" office:value-type="float"/>
          <table:table-cell table:formula="of:=MAX([.$H176])" office:value-type="float"/>
          <table:table-cell table:formula="of:=MAX([.$I176])" office:value-type="float"/>
          <table:table-cell table:formula="of:=MAX([.$J176])" office:value-type="float"/>
          <table:table-cell table:formula="of:=MAX([.$K176])" office:value-type="float"/>
          <table:table-cell table:formula="of:=MAX([.$L176])" office:value-type="float"/>
          <table:table-cell table:formula="of:=MAX([.$M176])" office:value-type="float"/>
          <table:table-cell table:formula="of:=MAX([.$N176])" office:value-type="float"/>
        </table:table-row>
        <table:table-row table:style-name="ro1">
          <table:table-cell office:value-type="string">
            <text:p>c2670/c2670.lp.10.7</text:p>
          </table:table-cell>
          <table:table-cell office:value-type="float" office:value="0.550928"/>
          <table:table-cell office:value-type="float" office:value="0.544"/>
          <table:table-cell office:value-type="float" office:value="0.5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49.0"/>
          <table:table-cell office:value-type="float" office:value="870491.0"/>
          <table:table-cell office:value-type="float" office:value="870491.0"/>
          <table:table-cell office:value-type="float" office:value="535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7])" office:value-type="float"/>
          <table:table-cell table:formula="of:=MIN([.$C177])" office:value-type="float"/>
          <table:table-cell table:formula="of:=MIN([.$D177])" office:value-type="float"/>
          <table:table-cell table:formula="of:=MIN([.$E177])" office:value-type="float"/>
          <table:table-cell table:formula="of:=MIN([.$F177])" office:value-type="float"/>
          <table:table-cell table:formula="of:=MIN([.$G177])" office:value-type="float"/>
          <table:table-cell table:formula="of:=MIN([.$H177])" office:value-type="float"/>
          <table:table-cell table:formula="of:=MIN([.$I177])" office:value-type="float"/>
          <table:table-cell table:formula="of:=MIN([.$J177])" office:value-type="float"/>
          <table:table-cell table:formula="of:=MIN([.$K177])" office:value-type="float"/>
          <table:table-cell table:formula="of:=MIN([.$L177])" office:value-type="float"/>
          <table:table-cell table:formula="of:=MIN([.$M177])" office:value-type="float"/>
          <table:table-cell table:formula="of:=MIN([.$N177])" office:value-type="float"/>
          <table:table-cell table:formula="of:=MEDIAN([.$B177])" office:value-type="float"/>
          <table:table-cell table:formula="of:=MEDIAN([.$C177])" office:value-type="float"/>
          <table:table-cell table:formula="of:=MEDIAN([.$D177])" office:value-type="float"/>
          <table:table-cell table:formula="of:=MEDIAN([.$E177])" office:value-type="float"/>
          <table:table-cell table:formula="of:=MEDIAN([.$F177])" office:value-type="float"/>
          <table:table-cell table:formula="of:=MEDIAN([.$G177])" office:value-type="float"/>
          <table:table-cell table:formula="of:=MEDIAN([.$H177])" office:value-type="float"/>
          <table:table-cell table:formula="of:=MEDIAN([.$I177])" office:value-type="float"/>
          <table:table-cell table:formula="of:=MEDIAN([.$J177])" office:value-type="float"/>
          <table:table-cell table:formula="of:=MEDIAN([.$K177])" office:value-type="float"/>
          <table:table-cell table:formula="of:=MEDIAN([.$L177])" office:value-type="float"/>
          <table:table-cell table:formula="of:=MEDIAN([.$M177])" office:value-type="float"/>
          <table:table-cell table:formula="of:=MEDIAN([.$N177])" office:value-type="float"/>
          <table:table-cell table:formula="of:=MAX([.$B177])" office:value-type="float"/>
          <table:table-cell table:formula="of:=MAX([.$C177])" office:value-type="float"/>
          <table:table-cell table:formula="of:=MAX([.$D177])" office:value-type="float"/>
          <table:table-cell table:formula="of:=MAX([.$E177])" office:value-type="float"/>
          <table:table-cell table:formula="of:=MAX([.$F177])" office:value-type="float"/>
          <table:table-cell table:formula="of:=MAX([.$G177])" office:value-type="float"/>
          <table:table-cell table:formula="of:=MAX([.$H177])" office:value-type="float"/>
          <table:table-cell table:formula="of:=MAX([.$I177])" office:value-type="float"/>
          <table:table-cell table:formula="of:=MAX([.$J177])" office:value-type="float"/>
          <table:table-cell table:formula="of:=MAX([.$K177])" office:value-type="float"/>
          <table:table-cell table:formula="of:=MAX([.$L177])" office:value-type="float"/>
          <table:table-cell table:formula="of:=MAX([.$M177])" office:value-type="float"/>
          <table:table-cell table:formula="of:=MAX([.$N177])" office:value-type="float"/>
        </table:table-row>
        <table:table-row table:style-name="ro1">
          <table:table-cell office:value-type="string">
            <text:p>c2670/c2670.lp.10.8</text:p>
          </table:table-cell>
          <table:table-cell office:value-type="float" office:value="0.348032"/>
          <table:table-cell office:value-type="float" office:value="0.341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0.0"/>
          <table:table-cell office:value-type="float" office:value="475988.0"/>
          <table:table-cell office:value-type="float" office:value="475988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78])" office:value-type="float"/>
          <table:table-cell table:formula="of:=MIN([.$C178])" office:value-type="float"/>
          <table:table-cell table:formula="of:=MIN([.$D178])" office:value-type="float"/>
          <table:table-cell table:formula="of:=MIN([.$E178])" office:value-type="float"/>
          <table:table-cell table:formula="of:=MIN([.$F178])" office:value-type="float"/>
          <table:table-cell table:formula="of:=MIN([.$G178])" office:value-type="float"/>
          <table:table-cell table:formula="of:=MIN([.$H178])" office:value-type="float"/>
          <table:table-cell table:formula="of:=MIN([.$I178])" office:value-type="float"/>
          <table:table-cell table:formula="of:=MIN([.$J178])" office:value-type="float"/>
          <table:table-cell table:formula="of:=MIN([.$K178])" office:value-type="float"/>
          <table:table-cell table:formula="of:=MIN([.$L178])" office:value-type="float"/>
          <table:table-cell table:formula="of:=MIN([.$M178])" office:value-type="float"/>
          <table:table-cell table:formula="of:=MIN([.$N178])" office:value-type="float"/>
          <table:table-cell table:formula="of:=MEDIAN([.$B178])" office:value-type="float"/>
          <table:table-cell table:formula="of:=MEDIAN([.$C178])" office:value-type="float"/>
          <table:table-cell table:formula="of:=MEDIAN([.$D178])" office:value-type="float"/>
          <table:table-cell table:formula="of:=MEDIAN([.$E178])" office:value-type="float"/>
          <table:table-cell table:formula="of:=MEDIAN([.$F178])" office:value-type="float"/>
          <table:table-cell table:formula="of:=MEDIAN([.$G178])" office:value-type="float"/>
          <table:table-cell table:formula="of:=MEDIAN([.$H178])" office:value-type="float"/>
          <table:table-cell table:formula="of:=MEDIAN([.$I178])" office:value-type="float"/>
          <table:table-cell table:formula="of:=MEDIAN([.$J178])" office:value-type="float"/>
          <table:table-cell table:formula="of:=MEDIAN([.$K178])" office:value-type="float"/>
          <table:table-cell table:formula="of:=MEDIAN([.$L178])" office:value-type="float"/>
          <table:table-cell table:formula="of:=MEDIAN([.$M178])" office:value-type="float"/>
          <table:table-cell table:formula="of:=MEDIAN([.$N178])" office:value-type="float"/>
          <table:table-cell table:formula="of:=MAX([.$B178])" office:value-type="float"/>
          <table:table-cell table:formula="of:=MAX([.$C178])" office:value-type="float"/>
          <table:table-cell table:formula="of:=MAX([.$D178])" office:value-type="float"/>
          <table:table-cell table:formula="of:=MAX([.$E178])" office:value-type="float"/>
          <table:table-cell table:formula="of:=MAX([.$F178])" office:value-type="float"/>
          <table:table-cell table:formula="of:=MAX([.$G178])" office:value-type="float"/>
          <table:table-cell table:formula="of:=MAX([.$H178])" office:value-type="float"/>
          <table:table-cell table:formula="of:=MAX([.$I178])" office:value-type="float"/>
          <table:table-cell table:formula="of:=MAX([.$J178])" office:value-type="float"/>
          <table:table-cell table:formula="of:=MAX([.$K178])" office:value-type="float"/>
          <table:table-cell table:formula="of:=MAX([.$L178])" office:value-type="float"/>
          <table:table-cell table:formula="of:=MAX([.$M178])" office:value-type="float"/>
          <table:table-cell table:formula="of:=MAX([.$N178])" office:value-type="float"/>
        </table:table-row>
        <table:table-row table:style-name="ro1">
          <table:table-cell office:value-type="string">
            <text:p>c2670/c2670.lp.2.1</text:p>
          </table:table-cell>
          <table:table-cell office:value-type="float" office:value="0.052262"/>
          <table:table-cell office:value-type="float" office:value="0.046"/>
          <table:table-cell office:value-type="float" office:value="0.02"/>
          <table:table-cell office:value-type="float" office:value="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282.0"/>
          <table:table-cell office:value-type="float" office:value="42282.0"/>
          <table:table-cell office:value-type="float" office:value="537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79])" office:value-type="float"/>
          <table:table-cell table:formula="of:=MIN([.$C179])" office:value-type="float"/>
          <table:table-cell table:formula="of:=MIN([.$D179])" office:value-type="float"/>
          <table:table-cell table:formula="of:=MIN([.$E179])" office:value-type="float"/>
          <table:table-cell table:formula="of:=MIN([.$F179])" office:value-type="float"/>
          <table:table-cell table:formula="of:=MIN([.$G179])" office:value-type="float"/>
          <table:table-cell table:formula="of:=MIN([.$H179])" office:value-type="float"/>
          <table:table-cell table:formula="of:=MIN([.$I179])" office:value-type="float"/>
          <table:table-cell table:formula="of:=MIN([.$J179])" office:value-type="float"/>
          <table:table-cell table:formula="of:=MIN([.$K179])" office:value-type="float"/>
          <table:table-cell table:formula="of:=MIN([.$L179])" office:value-type="float"/>
          <table:table-cell table:formula="of:=MIN([.$M179])" office:value-type="float"/>
          <table:table-cell table:formula="of:=MIN([.$N179])" office:value-type="float"/>
          <table:table-cell table:formula="of:=MEDIAN([.$B179])" office:value-type="float"/>
          <table:table-cell table:formula="of:=MEDIAN([.$C179])" office:value-type="float"/>
          <table:table-cell table:formula="of:=MEDIAN([.$D179])" office:value-type="float"/>
          <table:table-cell table:formula="of:=MEDIAN([.$E179])" office:value-type="float"/>
          <table:table-cell table:formula="of:=MEDIAN([.$F179])" office:value-type="float"/>
          <table:table-cell table:formula="of:=MEDIAN([.$G179])" office:value-type="float"/>
          <table:table-cell table:formula="of:=MEDIAN([.$H179])" office:value-type="float"/>
          <table:table-cell table:formula="of:=MEDIAN([.$I179])" office:value-type="float"/>
          <table:table-cell table:formula="of:=MEDIAN([.$J179])" office:value-type="float"/>
          <table:table-cell table:formula="of:=MEDIAN([.$K179])" office:value-type="float"/>
          <table:table-cell table:formula="of:=MEDIAN([.$L179])" office:value-type="float"/>
          <table:table-cell table:formula="of:=MEDIAN([.$M179])" office:value-type="float"/>
          <table:table-cell table:formula="of:=MEDIAN([.$N179])" office:value-type="float"/>
          <table:table-cell table:formula="of:=MAX([.$B179])" office:value-type="float"/>
          <table:table-cell table:formula="of:=MAX([.$C179])" office:value-type="float"/>
          <table:table-cell table:formula="of:=MAX([.$D179])" office:value-type="float"/>
          <table:table-cell table:formula="of:=MAX([.$E179])" office:value-type="float"/>
          <table:table-cell table:formula="of:=MAX([.$F179])" office:value-type="float"/>
          <table:table-cell table:formula="of:=MAX([.$G179])" office:value-type="float"/>
          <table:table-cell table:formula="of:=MAX([.$H179])" office:value-type="float"/>
          <table:table-cell table:formula="of:=MAX([.$I179])" office:value-type="float"/>
          <table:table-cell table:formula="of:=MAX([.$J179])" office:value-type="float"/>
          <table:table-cell table:formula="of:=MAX([.$K179])" office:value-type="float"/>
          <table:table-cell table:formula="of:=MAX([.$L179])" office:value-type="float"/>
          <table:table-cell table:formula="of:=MAX([.$M179])" office:value-type="float"/>
          <table:table-cell table:formula="of:=MAX([.$N179])" office:value-type="float"/>
        </table:table-row>
        <table:table-row table:style-name="ro1">
          <table:table-cell office:value-type="string">
            <text:p>c2670/c2670.lp.2.2</text:p>
          </table:table-cell>
          <table:table-cell office:value-type="float" office:value="0.271711"/>
          <table:table-cell office:value-type="float" office:value="0.264"/>
          <table:table-cell office:value-type="float" office:value="0.23"/>
          <table:table-cell office:value-type="float" office:value="396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408651.0"/>
          <table:table-cell office:value-type="float" office:value="408651.0"/>
          <table:table-cell office:value-type="float" office:value="5380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80])" office:value-type="float"/>
          <table:table-cell table:formula="of:=MIN([.$C180])" office:value-type="float"/>
          <table:table-cell table:formula="of:=MIN([.$D180])" office:value-type="float"/>
          <table:table-cell table:formula="of:=MIN([.$E180])" office:value-type="float"/>
          <table:table-cell table:formula="of:=MIN([.$F180])" office:value-type="float"/>
          <table:table-cell table:formula="of:=MIN([.$G180])" office:value-type="float"/>
          <table:table-cell table:formula="of:=MIN([.$H180])" office:value-type="float"/>
          <table:table-cell table:formula="of:=MIN([.$I180])" office:value-type="float"/>
          <table:table-cell table:formula="of:=MIN([.$J180])" office:value-type="float"/>
          <table:table-cell table:formula="of:=MIN([.$K180])" office:value-type="float"/>
          <table:table-cell table:formula="of:=MIN([.$L180])" office:value-type="float"/>
          <table:table-cell table:formula="of:=MIN([.$M180])" office:value-type="float"/>
          <table:table-cell table:formula="of:=MIN([.$N180])" office:value-type="float"/>
          <table:table-cell table:formula="of:=MEDIAN([.$B180])" office:value-type="float"/>
          <table:table-cell table:formula="of:=MEDIAN([.$C180])" office:value-type="float"/>
          <table:table-cell table:formula="of:=MEDIAN([.$D180])" office:value-type="float"/>
          <table:table-cell table:formula="of:=MEDIAN([.$E180])" office:value-type="float"/>
          <table:table-cell table:formula="of:=MEDIAN([.$F180])" office:value-type="float"/>
          <table:table-cell table:formula="of:=MEDIAN([.$G180])" office:value-type="float"/>
          <table:table-cell table:formula="of:=MEDIAN([.$H180])" office:value-type="float"/>
          <table:table-cell table:formula="of:=MEDIAN([.$I180])" office:value-type="float"/>
          <table:table-cell table:formula="of:=MEDIAN([.$J180])" office:value-type="float"/>
          <table:table-cell table:formula="of:=MEDIAN([.$K180])" office:value-type="float"/>
          <table:table-cell table:formula="of:=MEDIAN([.$L180])" office:value-type="float"/>
          <table:table-cell table:formula="of:=MEDIAN([.$M180])" office:value-type="float"/>
          <table:table-cell table:formula="of:=MEDIAN([.$N180])" office:value-type="float"/>
          <table:table-cell table:formula="of:=MAX([.$B180])" office:value-type="float"/>
          <table:table-cell table:formula="of:=MAX([.$C180])" office:value-type="float"/>
          <table:table-cell table:formula="of:=MAX([.$D180])" office:value-type="float"/>
          <table:table-cell table:formula="of:=MAX([.$E180])" office:value-type="float"/>
          <table:table-cell table:formula="of:=MAX([.$F180])" office:value-type="float"/>
          <table:table-cell table:formula="of:=MAX([.$G180])" office:value-type="float"/>
          <table:table-cell table:formula="of:=MAX([.$H180])" office:value-type="float"/>
          <table:table-cell table:formula="of:=MAX([.$I180])" office:value-type="float"/>
          <table:table-cell table:formula="of:=MAX([.$J180])" office:value-type="float"/>
          <table:table-cell table:formula="of:=MAX([.$K180])" office:value-type="float"/>
          <table:table-cell table:formula="of:=MAX([.$L180])" office:value-type="float"/>
          <table:table-cell table:formula="of:=MAX([.$M180])" office:value-type="float"/>
          <table:table-cell table:formula="of:=MAX([.$N180])" office:value-type="float"/>
        </table:table-row>
        <table:table-row table:style-name="ro1">
          <table:table-cell office:value-type="string">
            <text:p>c2670/c2670.lp.2.3</text:p>
          </table:table-cell>
          <table:table-cell office:value-type="float" office:value="0.372953"/>
          <table:table-cell office:value-type="float" office:value="0.365"/>
          <table:table-cell office:value-type="float" office:value="0.3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56.0"/>
          <table:table-cell office:value-type="float" office:value="487656.0"/>
          <table:table-cell office:value-type="float" office:value="487656.0"/>
          <table:table-cell office:value-type="float" office:value="537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181])" office:value-type="float"/>
          <table:table-cell table:formula="of:=MIN([.$C181])" office:value-type="float"/>
          <table:table-cell table:formula="of:=MIN([.$D181])" office:value-type="float"/>
          <table:table-cell table:formula="of:=MIN([.$E181])" office:value-type="float"/>
          <table:table-cell table:formula="of:=MIN([.$F181])" office:value-type="float"/>
          <table:table-cell table:formula="of:=MIN([.$G181])" office:value-type="float"/>
          <table:table-cell table:formula="of:=MIN([.$H181])" office:value-type="float"/>
          <table:table-cell table:formula="of:=MIN([.$I181])" office:value-type="float"/>
          <table:table-cell table:formula="of:=MIN([.$J181])" office:value-type="float"/>
          <table:table-cell table:formula="of:=MIN([.$K181])" office:value-type="float"/>
          <table:table-cell table:formula="of:=MIN([.$L181])" office:value-type="float"/>
          <table:table-cell table:formula="of:=MIN([.$M181])" office:value-type="float"/>
          <table:table-cell table:formula="of:=MIN([.$N181])" office:value-type="float"/>
          <table:table-cell table:formula="of:=MEDIAN([.$B181])" office:value-type="float"/>
          <table:table-cell table:formula="of:=MEDIAN([.$C181])" office:value-type="float"/>
          <table:table-cell table:formula="of:=MEDIAN([.$D181])" office:value-type="float"/>
          <table:table-cell table:formula="of:=MEDIAN([.$E181])" office:value-type="float"/>
          <table:table-cell table:formula="of:=MEDIAN([.$F181])" office:value-type="float"/>
          <table:table-cell table:formula="of:=MEDIAN([.$G181])" office:value-type="float"/>
          <table:table-cell table:formula="of:=MEDIAN([.$H181])" office:value-type="float"/>
          <table:table-cell table:formula="of:=MEDIAN([.$I181])" office:value-type="float"/>
          <table:table-cell table:formula="of:=MEDIAN([.$J181])" office:value-type="float"/>
          <table:table-cell table:formula="of:=MEDIAN([.$K181])" office:value-type="float"/>
          <table:table-cell table:formula="of:=MEDIAN([.$L181])" office:value-type="float"/>
          <table:table-cell table:formula="of:=MEDIAN([.$M181])" office:value-type="float"/>
          <table:table-cell table:formula="of:=MEDIAN([.$N181])" office:value-type="float"/>
          <table:table-cell table:formula="of:=MAX([.$B181])" office:value-type="float"/>
          <table:table-cell table:formula="of:=MAX([.$C181])" office:value-type="float"/>
          <table:table-cell table:formula="of:=MAX([.$D181])" office:value-type="float"/>
          <table:table-cell table:formula="of:=MAX([.$E181])" office:value-type="float"/>
          <table:table-cell table:formula="of:=MAX([.$F181])" office:value-type="float"/>
          <table:table-cell table:formula="of:=MAX([.$G181])" office:value-type="float"/>
          <table:table-cell table:formula="of:=MAX([.$H181])" office:value-type="float"/>
          <table:table-cell table:formula="of:=MAX([.$I181])" office:value-type="float"/>
          <table:table-cell table:formula="of:=MAX([.$J181])" office:value-type="float"/>
          <table:table-cell table:formula="of:=MAX([.$K181])" office:value-type="float"/>
          <table:table-cell table:formula="of:=MAX([.$L181])" office:value-type="float"/>
          <table:table-cell table:formula="of:=MAX([.$M181])" office:value-type="float"/>
          <table:table-cell table:formula="of:=MAX([.$N181])" office:value-type="float"/>
        </table:table-row>
        <table:table-row table:style-name="ro1">
          <table:table-cell office:value-type="string">
            <text:p>c2670/c2670.lp.2.4</text:p>
          </table:table-cell>
          <table:table-cell office:value-type="float" office:value="0.348059"/>
          <table:table-cell office:value-type="float" office:value="0.34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24.0"/>
          <table:table-cell office:value-type="float" office:value="415345.0"/>
          <table:table-cell office:value-type="float" office:value="415345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2])" office:value-type="float"/>
          <table:table-cell table:formula="of:=MIN([.$C182])" office:value-type="float"/>
          <table:table-cell table:formula="of:=MIN([.$D182])" office:value-type="float"/>
          <table:table-cell table:formula="of:=MIN([.$E182])" office:value-type="float"/>
          <table:table-cell table:formula="of:=MIN([.$F182])" office:value-type="float"/>
          <table:table-cell table:formula="of:=MIN([.$G182])" office:value-type="float"/>
          <table:table-cell table:formula="of:=MIN([.$H182])" office:value-type="float"/>
          <table:table-cell table:formula="of:=MIN([.$I182])" office:value-type="float"/>
          <table:table-cell table:formula="of:=MIN([.$J182])" office:value-type="float"/>
          <table:table-cell table:formula="of:=MIN([.$K182])" office:value-type="float"/>
          <table:table-cell table:formula="of:=MIN([.$L182])" office:value-type="float"/>
          <table:table-cell table:formula="of:=MIN([.$M182])" office:value-type="float"/>
          <table:table-cell table:formula="of:=MIN([.$N182])" office:value-type="float"/>
          <table:table-cell table:formula="of:=MEDIAN([.$B182])" office:value-type="float"/>
          <table:table-cell table:formula="of:=MEDIAN([.$C182])" office:value-type="float"/>
          <table:table-cell table:formula="of:=MEDIAN([.$D182])" office:value-type="float"/>
          <table:table-cell table:formula="of:=MEDIAN([.$E182])" office:value-type="float"/>
          <table:table-cell table:formula="of:=MEDIAN([.$F182])" office:value-type="float"/>
          <table:table-cell table:formula="of:=MEDIAN([.$G182])" office:value-type="float"/>
          <table:table-cell table:formula="of:=MEDIAN([.$H182])" office:value-type="float"/>
          <table:table-cell table:formula="of:=MEDIAN([.$I182])" office:value-type="float"/>
          <table:table-cell table:formula="of:=MEDIAN([.$J182])" office:value-type="float"/>
          <table:table-cell table:formula="of:=MEDIAN([.$K182])" office:value-type="float"/>
          <table:table-cell table:formula="of:=MEDIAN([.$L182])" office:value-type="float"/>
          <table:table-cell table:formula="of:=MEDIAN([.$M182])" office:value-type="float"/>
          <table:table-cell table:formula="of:=MEDIAN([.$N182])" office:value-type="float"/>
          <table:table-cell table:formula="of:=MAX([.$B182])" office:value-type="float"/>
          <table:table-cell table:formula="of:=MAX([.$C182])" office:value-type="float"/>
          <table:table-cell table:formula="of:=MAX([.$D182])" office:value-type="float"/>
          <table:table-cell table:formula="of:=MAX([.$E182])" office:value-type="float"/>
          <table:table-cell table:formula="of:=MAX([.$F182])" office:value-type="float"/>
          <table:table-cell table:formula="of:=MAX([.$G182])" office:value-type="float"/>
          <table:table-cell table:formula="of:=MAX([.$H182])" office:value-type="float"/>
          <table:table-cell table:formula="of:=MAX([.$I182])" office:value-type="float"/>
          <table:table-cell table:formula="of:=MAX([.$J182])" office:value-type="float"/>
          <table:table-cell table:formula="of:=MAX([.$K182])" office:value-type="float"/>
          <table:table-cell table:formula="of:=MAX([.$L182])" office:value-type="float"/>
          <table:table-cell table:formula="of:=MAX([.$M182])" office:value-type="float"/>
          <table:table-cell table:formula="of:=MAX([.$N182])" office:value-type="float"/>
        </table:table-row>
        <table:table-row table:style-name="ro1">
          <table:table-cell office:value-type="string">
            <text:p>c2670/c2670.lp.2.5</text:p>
          </table:table-cell>
          <table:table-cell office:value-type="float" office:value="0.299902"/>
          <table:table-cell office:value-type="float" office:value="0.294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32.0"/>
          <table:table-cell office:value-type="float" office:value="369078.0"/>
          <table:table-cell office:value-type="float" office:value="369078.0"/>
          <table:table-cell office:value-type="float" office:value="5379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3])" office:value-type="float"/>
          <table:table-cell table:formula="of:=MIN([.$C183])" office:value-type="float"/>
          <table:table-cell table:formula="of:=MIN([.$D183])" office:value-type="float"/>
          <table:table-cell table:formula="of:=MIN([.$E183])" office:value-type="float"/>
          <table:table-cell table:formula="of:=MIN([.$F183])" office:value-type="float"/>
          <table:table-cell table:formula="of:=MIN([.$G183])" office:value-type="float"/>
          <table:table-cell table:formula="of:=MIN([.$H183])" office:value-type="float"/>
          <table:table-cell table:formula="of:=MIN([.$I183])" office:value-type="float"/>
          <table:table-cell table:formula="of:=MIN([.$J183])" office:value-type="float"/>
          <table:table-cell table:formula="of:=MIN([.$K183])" office:value-type="float"/>
          <table:table-cell table:formula="of:=MIN([.$L183])" office:value-type="float"/>
          <table:table-cell table:formula="of:=MIN([.$M183])" office:value-type="float"/>
          <table:table-cell table:formula="of:=MIN([.$N183])" office:value-type="float"/>
          <table:table-cell table:formula="of:=MEDIAN([.$B183])" office:value-type="float"/>
          <table:table-cell table:formula="of:=MEDIAN([.$C183])" office:value-type="float"/>
          <table:table-cell table:formula="of:=MEDIAN([.$D183])" office:value-type="float"/>
          <table:table-cell table:formula="of:=MEDIAN([.$E183])" office:value-type="float"/>
          <table:table-cell table:formula="of:=MEDIAN([.$F183])" office:value-type="float"/>
          <table:table-cell table:formula="of:=MEDIAN([.$G183])" office:value-type="float"/>
          <table:table-cell table:formula="of:=MEDIAN([.$H183])" office:value-type="float"/>
          <table:table-cell table:formula="of:=MEDIAN([.$I183])" office:value-type="float"/>
          <table:table-cell table:formula="of:=MEDIAN([.$J183])" office:value-type="float"/>
          <table:table-cell table:formula="of:=MEDIAN([.$K183])" office:value-type="float"/>
          <table:table-cell table:formula="of:=MEDIAN([.$L183])" office:value-type="float"/>
          <table:table-cell table:formula="of:=MEDIAN([.$M183])" office:value-type="float"/>
          <table:table-cell table:formula="of:=MEDIAN([.$N183])" office:value-type="float"/>
          <table:table-cell table:formula="of:=MAX([.$B183])" office:value-type="float"/>
          <table:table-cell table:formula="of:=MAX([.$C183])" office:value-type="float"/>
          <table:table-cell table:formula="of:=MAX([.$D183])" office:value-type="float"/>
          <table:table-cell table:formula="of:=MAX([.$E183])" office:value-type="float"/>
          <table:table-cell table:formula="of:=MAX([.$F183])" office:value-type="float"/>
          <table:table-cell table:formula="of:=MAX([.$G183])" office:value-type="float"/>
          <table:table-cell table:formula="of:=MAX([.$H183])" office:value-type="float"/>
          <table:table-cell table:formula="of:=MAX([.$I183])" office:value-type="float"/>
          <table:table-cell table:formula="of:=MAX([.$J183])" office:value-type="float"/>
          <table:table-cell table:formula="of:=MAX([.$K183])" office:value-type="float"/>
          <table:table-cell table:formula="of:=MAX([.$L183])" office:value-type="float"/>
          <table:table-cell table:formula="of:=MAX([.$M183])" office:value-type="float"/>
          <table:table-cell table:formula="of:=MAX([.$N183])" office:value-type="float"/>
        </table:table-row>
        <table:table-row table:style-name="ro1">
          <table:table-cell office:value-type="string">
            <text:p>c2670/c2670.lp.2.6</text:p>
          </table:table-cell>
          <table:table-cell office:value-type="float" office:value="0.324745"/>
          <table:table-cell office:value-type="float" office:value="0.318"/>
          <table:table-cell office:value-type="float" office:value="0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5.0"/>
          <table:table-cell office:value-type="float" office:value="393522.0"/>
          <table:table-cell office:value-type="float" office:value="393522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4])" office:value-type="float"/>
          <table:table-cell table:formula="of:=MIN([.$C184])" office:value-type="float"/>
          <table:table-cell table:formula="of:=MIN([.$D184])" office:value-type="float"/>
          <table:table-cell table:formula="of:=MIN([.$E184])" office:value-type="float"/>
          <table:table-cell table:formula="of:=MIN([.$F184])" office:value-type="float"/>
          <table:table-cell table:formula="of:=MIN([.$G184])" office:value-type="float"/>
          <table:table-cell table:formula="of:=MIN([.$H184])" office:value-type="float"/>
          <table:table-cell table:formula="of:=MIN([.$I184])" office:value-type="float"/>
          <table:table-cell table:formula="of:=MIN([.$J184])" office:value-type="float"/>
          <table:table-cell table:formula="of:=MIN([.$K184])" office:value-type="float"/>
          <table:table-cell table:formula="of:=MIN([.$L184])" office:value-type="float"/>
          <table:table-cell table:formula="of:=MIN([.$M184])" office:value-type="float"/>
          <table:table-cell table:formula="of:=MIN([.$N184])" office:value-type="float"/>
          <table:table-cell table:formula="of:=MEDIAN([.$B184])" office:value-type="float"/>
          <table:table-cell table:formula="of:=MEDIAN([.$C184])" office:value-type="float"/>
          <table:table-cell table:formula="of:=MEDIAN([.$D184])" office:value-type="float"/>
          <table:table-cell table:formula="of:=MEDIAN([.$E184])" office:value-type="float"/>
          <table:table-cell table:formula="of:=MEDIAN([.$F184])" office:value-type="float"/>
          <table:table-cell table:formula="of:=MEDIAN([.$G184])" office:value-type="float"/>
          <table:table-cell table:formula="of:=MEDIAN([.$H184])" office:value-type="float"/>
          <table:table-cell table:formula="of:=MEDIAN([.$I184])" office:value-type="float"/>
          <table:table-cell table:formula="of:=MEDIAN([.$J184])" office:value-type="float"/>
          <table:table-cell table:formula="of:=MEDIAN([.$K184])" office:value-type="float"/>
          <table:table-cell table:formula="of:=MEDIAN([.$L184])" office:value-type="float"/>
          <table:table-cell table:formula="of:=MEDIAN([.$M184])" office:value-type="float"/>
          <table:table-cell table:formula="of:=MEDIAN([.$N184])" office:value-type="float"/>
          <table:table-cell table:formula="of:=MAX([.$B184])" office:value-type="float"/>
          <table:table-cell table:formula="of:=MAX([.$C184])" office:value-type="float"/>
          <table:table-cell table:formula="of:=MAX([.$D184])" office:value-type="float"/>
          <table:table-cell table:formula="of:=MAX([.$E184])" office:value-type="float"/>
          <table:table-cell table:formula="of:=MAX([.$F184])" office:value-type="float"/>
          <table:table-cell table:formula="of:=MAX([.$G184])" office:value-type="float"/>
          <table:table-cell table:formula="of:=MAX([.$H184])" office:value-type="float"/>
          <table:table-cell table:formula="of:=MAX([.$I184])" office:value-type="float"/>
          <table:table-cell table:formula="of:=MAX([.$J184])" office:value-type="float"/>
          <table:table-cell table:formula="of:=MAX([.$K184])" office:value-type="float"/>
          <table:table-cell table:formula="of:=MAX([.$L184])" office:value-type="float"/>
          <table:table-cell table:formula="of:=MAX([.$M184])" office:value-type="float"/>
          <table:table-cell table:formula="of:=MAX([.$N184])" office:value-type="float"/>
        </table:table-row>
        <table:table-row table:style-name="ro1">
          <table:table-cell office:value-type="string">
            <text:p>c2670/c2670.lp.2.7</text:p>
          </table:table-cell>
          <table:table-cell office:value-type="float" office:value="0.312188"/>
          <table:table-cell office:value-type="float" office:value="0.306"/>
          <table:table-cell office:value-type="float" office:value="0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5.0"/>
          <table:table-cell office:value-type="float" office:value="393523.0"/>
          <table:table-cell office:value-type="float" office:value="393523.0"/>
          <table:table-cell office:value-type="float" office:value="5379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5])" office:value-type="float"/>
          <table:table-cell table:formula="of:=MIN([.$C185])" office:value-type="float"/>
          <table:table-cell table:formula="of:=MIN([.$D185])" office:value-type="float"/>
          <table:table-cell table:formula="of:=MIN([.$E185])" office:value-type="float"/>
          <table:table-cell table:formula="of:=MIN([.$F185])" office:value-type="float"/>
          <table:table-cell table:formula="of:=MIN([.$G185])" office:value-type="float"/>
          <table:table-cell table:formula="of:=MIN([.$H185])" office:value-type="float"/>
          <table:table-cell table:formula="of:=MIN([.$I185])" office:value-type="float"/>
          <table:table-cell table:formula="of:=MIN([.$J185])" office:value-type="float"/>
          <table:table-cell table:formula="of:=MIN([.$K185])" office:value-type="float"/>
          <table:table-cell table:formula="of:=MIN([.$L185])" office:value-type="float"/>
          <table:table-cell table:formula="of:=MIN([.$M185])" office:value-type="float"/>
          <table:table-cell table:formula="of:=MIN([.$N185])" office:value-type="float"/>
          <table:table-cell table:formula="of:=MEDIAN([.$B185])" office:value-type="float"/>
          <table:table-cell table:formula="of:=MEDIAN([.$C185])" office:value-type="float"/>
          <table:table-cell table:formula="of:=MEDIAN([.$D185])" office:value-type="float"/>
          <table:table-cell table:formula="of:=MEDIAN([.$E185])" office:value-type="float"/>
          <table:table-cell table:formula="of:=MEDIAN([.$F185])" office:value-type="float"/>
          <table:table-cell table:formula="of:=MEDIAN([.$G185])" office:value-type="float"/>
          <table:table-cell table:formula="of:=MEDIAN([.$H185])" office:value-type="float"/>
          <table:table-cell table:formula="of:=MEDIAN([.$I185])" office:value-type="float"/>
          <table:table-cell table:formula="of:=MEDIAN([.$J185])" office:value-type="float"/>
          <table:table-cell table:formula="of:=MEDIAN([.$K185])" office:value-type="float"/>
          <table:table-cell table:formula="of:=MEDIAN([.$L185])" office:value-type="float"/>
          <table:table-cell table:formula="of:=MEDIAN([.$M185])" office:value-type="float"/>
          <table:table-cell table:formula="of:=MEDIAN([.$N185])" office:value-type="float"/>
          <table:table-cell table:formula="of:=MAX([.$B185])" office:value-type="float"/>
          <table:table-cell table:formula="of:=MAX([.$C185])" office:value-type="float"/>
          <table:table-cell table:formula="of:=MAX([.$D185])" office:value-type="float"/>
          <table:table-cell table:formula="of:=MAX([.$E185])" office:value-type="float"/>
          <table:table-cell table:formula="of:=MAX([.$F185])" office:value-type="float"/>
          <table:table-cell table:formula="of:=MAX([.$G185])" office:value-type="float"/>
          <table:table-cell table:formula="of:=MAX([.$H185])" office:value-type="float"/>
          <table:table-cell table:formula="of:=MAX([.$I185])" office:value-type="float"/>
          <table:table-cell table:formula="of:=MAX([.$J185])" office:value-type="float"/>
          <table:table-cell table:formula="of:=MAX([.$K185])" office:value-type="float"/>
          <table:table-cell table:formula="of:=MAX([.$L185])" office:value-type="float"/>
          <table:table-cell table:formula="of:=MAX([.$M185])" office:value-type="float"/>
          <table:table-cell table:formula="of:=MAX([.$N185])" office:value-type="float"/>
        </table:table-row>
        <table:table-row table:style-name="ro1">
          <table:table-cell office:value-type="string">
            <text:p>c2670/c2670.lp.2.8</text:p>
          </table:table-cell>
          <table:table-cell office:value-type="float" office:value="0.355115"/>
          <table:table-cell office:value-type="float" office:value="0.347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07.0"/>
          <table:table-cell office:value-type="float" office:value="468377.0"/>
          <table:table-cell office:value-type="float" office:value="468377.0"/>
          <table:table-cell office:value-type="float" office:value="5381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86])" office:value-type="float"/>
          <table:table-cell table:formula="of:=MIN([.$C186])" office:value-type="float"/>
          <table:table-cell table:formula="of:=MIN([.$D186])" office:value-type="float"/>
          <table:table-cell table:formula="of:=MIN([.$E186])" office:value-type="float"/>
          <table:table-cell table:formula="of:=MIN([.$F186])" office:value-type="float"/>
          <table:table-cell table:formula="of:=MIN([.$G186])" office:value-type="float"/>
          <table:table-cell table:formula="of:=MIN([.$H186])" office:value-type="float"/>
          <table:table-cell table:formula="of:=MIN([.$I186])" office:value-type="float"/>
          <table:table-cell table:formula="of:=MIN([.$J186])" office:value-type="float"/>
          <table:table-cell table:formula="of:=MIN([.$K186])" office:value-type="float"/>
          <table:table-cell table:formula="of:=MIN([.$L186])" office:value-type="float"/>
          <table:table-cell table:formula="of:=MIN([.$M186])" office:value-type="float"/>
          <table:table-cell table:formula="of:=MIN([.$N186])" office:value-type="float"/>
          <table:table-cell table:formula="of:=MEDIAN([.$B186])" office:value-type="float"/>
          <table:table-cell table:formula="of:=MEDIAN([.$C186])" office:value-type="float"/>
          <table:table-cell table:formula="of:=MEDIAN([.$D186])" office:value-type="float"/>
          <table:table-cell table:formula="of:=MEDIAN([.$E186])" office:value-type="float"/>
          <table:table-cell table:formula="of:=MEDIAN([.$F186])" office:value-type="float"/>
          <table:table-cell table:formula="of:=MEDIAN([.$G186])" office:value-type="float"/>
          <table:table-cell table:formula="of:=MEDIAN([.$H186])" office:value-type="float"/>
          <table:table-cell table:formula="of:=MEDIAN([.$I186])" office:value-type="float"/>
          <table:table-cell table:formula="of:=MEDIAN([.$J186])" office:value-type="float"/>
          <table:table-cell table:formula="of:=MEDIAN([.$K186])" office:value-type="float"/>
          <table:table-cell table:formula="of:=MEDIAN([.$L186])" office:value-type="float"/>
          <table:table-cell table:formula="of:=MEDIAN([.$M186])" office:value-type="float"/>
          <table:table-cell table:formula="of:=MEDIAN([.$N186])" office:value-type="float"/>
          <table:table-cell table:formula="of:=MAX([.$B186])" office:value-type="float"/>
          <table:table-cell table:formula="of:=MAX([.$C186])" office:value-type="float"/>
          <table:table-cell table:formula="of:=MAX([.$D186])" office:value-type="float"/>
          <table:table-cell table:formula="of:=MAX([.$E186])" office:value-type="float"/>
          <table:table-cell table:formula="of:=MAX([.$F186])" office:value-type="float"/>
          <table:table-cell table:formula="of:=MAX([.$G186])" office:value-type="float"/>
          <table:table-cell table:formula="of:=MAX([.$H186])" office:value-type="float"/>
          <table:table-cell table:formula="of:=MAX([.$I186])" office:value-type="float"/>
          <table:table-cell table:formula="of:=MAX([.$J186])" office:value-type="float"/>
          <table:table-cell table:formula="of:=MAX([.$K186])" office:value-type="float"/>
          <table:table-cell table:formula="of:=MAX([.$L186])" office:value-type="float"/>
          <table:table-cell table:formula="of:=MAX([.$M186])" office:value-type="float"/>
          <table:table-cell table:formula="of:=MAX([.$N186])" office:value-type="float"/>
        </table:table-row>
        <table:table-row table:style-name="ro1">
          <table:table-cell office:value-type="string">
            <text:p>c2670/c2670.lp.3.1</text:p>
          </table:table-cell>
          <table:table-cell office:value-type="float" office:value="0.033658"/>
          <table:table-cell office:value-type="float" office:value="0.027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0.0"/>
          <table:table-cell office:value-type="float" office:value="10670.0"/>
          <table:table-cell office:value-type="float" office:value="5345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87])" office:value-type="float"/>
          <table:table-cell table:formula="of:=MIN([.$C187])" office:value-type="float"/>
          <table:table-cell table:formula="of:=MIN([.$D187])" office:value-type="float"/>
          <table:table-cell table:formula="of:=MIN([.$E187])" office:value-type="float"/>
          <table:table-cell table:formula="of:=MIN([.$F187])" office:value-type="float"/>
          <table:table-cell table:formula="of:=MIN([.$G187])" office:value-type="float"/>
          <table:table-cell table:formula="of:=MIN([.$H187])" office:value-type="float"/>
          <table:table-cell table:formula="of:=MIN([.$I187])" office:value-type="float"/>
          <table:table-cell table:formula="of:=MIN([.$J187])" office:value-type="float"/>
          <table:table-cell table:formula="of:=MIN([.$K187])" office:value-type="float"/>
          <table:table-cell table:formula="of:=MIN([.$L187])" office:value-type="float"/>
          <table:table-cell table:formula="of:=MIN([.$M187])" office:value-type="float"/>
          <table:table-cell table:formula="of:=MIN([.$N187])" office:value-type="float"/>
          <table:table-cell table:formula="of:=MEDIAN([.$B187])" office:value-type="float"/>
          <table:table-cell table:formula="of:=MEDIAN([.$C187])" office:value-type="float"/>
          <table:table-cell table:formula="of:=MEDIAN([.$D187])" office:value-type="float"/>
          <table:table-cell table:formula="of:=MEDIAN([.$E187])" office:value-type="float"/>
          <table:table-cell table:formula="of:=MEDIAN([.$F187])" office:value-type="float"/>
          <table:table-cell table:formula="of:=MEDIAN([.$G187])" office:value-type="float"/>
          <table:table-cell table:formula="of:=MEDIAN([.$H187])" office:value-type="float"/>
          <table:table-cell table:formula="of:=MEDIAN([.$I187])" office:value-type="float"/>
          <table:table-cell table:formula="of:=MEDIAN([.$J187])" office:value-type="float"/>
          <table:table-cell table:formula="of:=MEDIAN([.$K187])" office:value-type="float"/>
          <table:table-cell table:formula="of:=MEDIAN([.$L187])" office:value-type="float"/>
          <table:table-cell table:formula="of:=MEDIAN([.$M187])" office:value-type="float"/>
          <table:table-cell table:formula="of:=MEDIAN([.$N187])" office:value-type="float"/>
          <table:table-cell table:formula="of:=MAX([.$B187])" office:value-type="float"/>
          <table:table-cell table:formula="of:=MAX([.$C187])" office:value-type="float"/>
          <table:table-cell table:formula="of:=MAX([.$D187])" office:value-type="float"/>
          <table:table-cell table:formula="of:=MAX([.$E187])" office:value-type="float"/>
          <table:table-cell table:formula="of:=MAX([.$F187])" office:value-type="float"/>
          <table:table-cell table:formula="of:=MAX([.$G187])" office:value-type="float"/>
          <table:table-cell table:formula="of:=MAX([.$H187])" office:value-type="float"/>
          <table:table-cell table:formula="of:=MAX([.$I187])" office:value-type="float"/>
          <table:table-cell table:formula="of:=MAX([.$J187])" office:value-type="float"/>
          <table:table-cell table:formula="of:=MAX([.$K187])" office:value-type="float"/>
          <table:table-cell table:formula="of:=MAX([.$L187])" office:value-type="float"/>
          <table:table-cell table:formula="of:=MAX([.$M187])" office:value-type="float"/>
          <table:table-cell table:formula="of:=MAX([.$N187])" office:value-type="float"/>
        </table:table-row>
        <table:table-row table:style-name="ro1">
          <table:table-cell office:value-type="string">
            <text:p>c2670/c2670.lp.3.2</text:p>
          </table:table-cell>
          <table:table-cell office:value-type="float" office:value="0.033217"/>
          <table:table-cell office:value-type="float" office:value="0.027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61.0"/>
          <table:table-cell office:value-type="float" office:value="10661.0"/>
          <table:table-cell office:value-type="float" office:value="5343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88])" office:value-type="float"/>
          <table:table-cell table:formula="of:=MIN([.$C188])" office:value-type="float"/>
          <table:table-cell table:formula="of:=MIN([.$D188])" office:value-type="float"/>
          <table:table-cell table:formula="of:=MIN([.$E188])" office:value-type="float"/>
          <table:table-cell table:formula="of:=MIN([.$F188])" office:value-type="float"/>
          <table:table-cell table:formula="of:=MIN([.$G188])" office:value-type="float"/>
          <table:table-cell table:formula="of:=MIN([.$H188])" office:value-type="float"/>
          <table:table-cell table:formula="of:=MIN([.$I188])" office:value-type="float"/>
          <table:table-cell table:formula="of:=MIN([.$J188])" office:value-type="float"/>
          <table:table-cell table:formula="of:=MIN([.$K188])" office:value-type="float"/>
          <table:table-cell table:formula="of:=MIN([.$L188])" office:value-type="float"/>
          <table:table-cell table:formula="of:=MIN([.$M188])" office:value-type="float"/>
          <table:table-cell table:formula="of:=MIN([.$N188])" office:value-type="float"/>
          <table:table-cell table:formula="of:=MEDIAN([.$B188])" office:value-type="float"/>
          <table:table-cell table:formula="of:=MEDIAN([.$C188])" office:value-type="float"/>
          <table:table-cell table:formula="of:=MEDIAN([.$D188])" office:value-type="float"/>
          <table:table-cell table:formula="of:=MEDIAN([.$E188])" office:value-type="float"/>
          <table:table-cell table:formula="of:=MEDIAN([.$F188])" office:value-type="float"/>
          <table:table-cell table:formula="of:=MEDIAN([.$G188])" office:value-type="float"/>
          <table:table-cell table:formula="of:=MEDIAN([.$H188])" office:value-type="float"/>
          <table:table-cell table:formula="of:=MEDIAN([.$I188])" office:value-type="float"/>
          <table:table-cell table:formula="of:=MEDIAN([.$J188])" office:value-type="float"/>
          <table:table-cell table:formula="of:=MEDIAN([.$K188])" office:value-type="float"/>
          <table:table-cell table:formula="of:=MEDIAN([.$L188])" office:value-type="float"/>
          <table:table-cell table:formula="of:=MEDIAN([.$M188])" office:value-type="float"/>
          <table:table-cell table:formula="of:=MEDIAN([.$N188])" office:value-type="float"/>
          <table:table-cell table:formula="of:=MAX([.$B188])" office:value-type="float"/>
          <table:table-cell table:formula="of:=MAX([.$C188])" office:value-type="float"/>
          <table:table-cell table:formula="of:=MAX([.$D188])" office:value-type="float"/>
          <table:table-cell table:formula="of:=MAX([.$E188])" office:value-type="float"/>
          <table:table-cell table:formula="of:=MAX([.$F188])" office:value-type="float"/>
          <table:table-cell table:formula="of:=MAX([.$G188])" office:value-type="float"/>
          <table:table-cell table:formula="of:=MAX([.$H188])" office:value-type="float"/>
          <table:table-cell table:formula="of:=MAX([.$I188])" office:value-type="float"/>
          <table:table-cell table:formula="of:=MAX([.$J188])" office:value-type="float"/>
          <table:table-cell table:formula="of:=MAX([.$K188])" office:value-type="float"/>
          <table:table-cell table:formula="of:=MAX([.$L188])" office:value-type="float"/>
          <table:table-cell table:formula="of:=MAX([.$M188])" office:value-type="float"/>
          <table:table-cell table:formula="of:=MAX([.$N188])" office:value-type="float"/>
        </table:table-row>
        <table:table-row table:style-name="ro1">
          <table:table-cell office:value-type="string">
            <text:p>c2670/c2670.lp.3.3</text:p>
          </table:table-cell>
          <table:table-cell office:value-type="float" office:value="0.305056"/>
          <table:table-cell office:value-type="float" office:value="0.295"/>
          <table:table-cell office:value-type="float" office:value="0.2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38.0"/>
          <table:table-cell office:value-type="float" office:value="340010.0"/>
          <table:table-cell office:value-type="float" office:value="340010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89])" office:value-type="float"/>
          <table:table-cell table:formula="of:=MIN([.$C189])" office:value-type="float"/>
          <table:table-cell table:formula="of:=MIN([.$D189])" office:value-type="float"/>
          <table:table-cell table:formula="of:=MIN([.$E189])" office:value-type="float"/>
          <table:table-cell table:formula="of:=MIN([.$F189])" office:value-type="float"/>
          <table:table-cell table:formula="of:=MIN([.$G189])" office:value-type="float"/>
          <table:table-cell table:formula="of:=MIN([.$H189])" office:value-type="float"/>
          <table:table-cell table:formula="of:=MIN([.$I189])" office:value-type="float"/>
          <table:table-cell table:formula="of:=MIN([.$J189])" office:value-type="float"/>
          <table:table-cell table:formula="of:=MIN([.$K189])" office:value-type="float"/>
          <table:table-cell table:formula="of:=MIN([.$L189])" office:value-type="float"/>
          <table:table-cell table:formula="of:=MIN([.$M189])" office:value-type="float"/>
          <table:table-cell table:formula="of:=MIN([.$N189])" office:value-type="float"/>
          <table:table-cell table:formula="of:=MEDIAN([.$B189])" office:value-type="float"/>
          <table:table-cell table:formula="of:=MEDIAN([.$C189])" office:value-type="float"/>
          <table:table-cell table:formula="of:=MEDIAN([.$D189])" office:value-type="float"/>
          <table:table-cell table:formula="of:=MEDIAN([.$E189])" office:value-type="float"/>
          <table:table-cell table:formula="of:=MEDIAN([.$F189])" office:value-type="float"/>
          <table:table-cell table:formula="of:=MEDIAN([.$G189])" office:value-type="float"/>
          <table:table-cell table:formula="of:=MEDIAN([.$H189])" office:value-type="float"/>
          <table:table-cell table:formula="of:=MEDIAN([.$I189])" office:value-type="float"/>
          <table:table-cell table:formula="of:=MEDIAN([.$J189])" office:value-type="float"/>
          <table:table-cell table:formula="of:=MEDIAN([.$K189])" office:value-type="float"/>
          <table:table-cell table:formula="of:=MEDIAN([.$L189])" office:value-type="float"/>
          <table:table-cell table:formula="of:=MEDIAN([.$M189])" office:value-type="float"/>
          <table:table-cell table:formula="of:=MEDIAN([.$N189])" office:value-type="float"/>
          <table:table-cell table:formula="of:=MAX([.$B189])" office:value-type="float"/>
          <table:table-cell table:formula="of:=MAX([.$C189])" office:value-type="float"/>
          <table:table-cell table:formula="of:=MAX([.$D189])" office:value-type="float"/>
          <table:table-cell table:formula="of:=MAX([.$E189])" office:value-type="float"/>
          <table:table-cell table:formula="of:=MAX([.$F189])" office:value-type="float"/>
          <table:table-cell table:formula="of:=MAX([.$G189])" office:value-type="float"/>
          <table:table-cell table:formula="of:=MAX([.$H189])" office:value-type="float"/>
          <table:table-cell table:formula="of:=MAX([.$I189])" office:value-type="float"/>
          <table:table-cell table:formula="of:=MAX([.$J189])" office:value-type="float"/>
          <table:table-cell table:formula="of:=MAX([.$K189])" office:value-type="float"/>
          <table:table-cell table:formula="of:=MAX([.$L189])" office:value-type="float"/>
          <table:table-cell table:formula="of:=MAX([.$M189])" office:value-type="float"/>
          <table:table-cell table:formula="of:=MAX([.$N189])" office:value-type="float"/>
        </table:table-row>
        <table:table-row table:style-name="ro1">
          <table:table-cell office:value-type="string">
            <text:p>c2670/c2670.lp.3.4</text:p>
          </table:table-cell>
          <table:table-cell office:value-type="float" office:value="0.253125"/>
          <table:table-cell office:value-type="float" office:value="0.246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287581.0"/>
          <table:table-cell office:value-type="float" office:value="287578.0"/>
          <table:table-cell office:value-type="float" office:value="534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0])" office:value-type="float"/>
          <table:table-cell table:formula="of:=MIN([.$C190])" office:value-type="float"/>
          <table:table-cell table:formula="of:=MIN([.$D190])" office:value-type="float"/>
          <table:table-cell table:formula="of:=MIN([.$E190])" office:value-type="float"/>
          <table:table-cell table:formula="of:=MIN([.$F190])" office:value-type="float"/>
          <table:table-cell table:formula="of:=MIN([.$G190])" office:value-type="float"/>
          <table:table-cell table:formula="of:=MIN([.$H190])" office:value-type="float"/>
          <table:table-cell table:formula="of:=MIN([.$I190])" office:value-type="float"/>
          <table:table-cell table:formula="of:=MIN([.$J190])" office:value-type="float"/>
          <table:table-cell table:formula="of:=MIN([.$K190])" office:value-type="float"/>
          <table:table-cell table:formula="of:=MIN([.$L190])" office:value-type="float"/>
          <table:table-cell table:formula="of:=MIN([.$M190])" office:value-type="float"/>
          <table:table-cell table:formula="of:=MIN([.$N190])" office:value-type="float"/>
          <table:table-cell table:formula="of:=MEDIAN([.$B190])" office:value-type="float"/>
          <table:table-cell table:formula="of:=MEDIAN([.$C190])" office:value-type="float"/>
          <table:table-cell table:formula="of:=MEDIAN([.$D190])" office:value-type="float"/>
          <table:table-cell table:formula="of:=MEDIAN([.$E190])" office:value-type="float"/>
          <table:table-cell table:formula="of:=MEDIAN([.$F190])" office:value-type="float"/>
          <table:table-cell table:formula="of:=MEDIAN([.$G190])" office:value-type="float"/>
          <table:table-cell table:formula="of:=MEDIAN([.$H190])" office:value-type="float"/>
          <table:table-cell table:formula="of:=MEDIAN([.$I190])" office:value-type="float"/>
          <table:table-cell table:formula="of:=MEDIAN([.$J190])" office:value-type="float"/>
          <table:table-cell table:formula="of:=MEDIAN([.$K190])" office:value-type="float"/>
          <table:table-cell table:formula="of:=MEDIAN([.$L190])" office:value-type="float"/>
          <table:table-cell table:formula="of:=MEDIAN([.$M190])" office:value-type="float"/>
          <table:table-cell table:formula="of:=MEDIAN([.$N190])" office:value-type="float"/>
          <table:table-cell table:formula="of:=MAX([.$B190])" office:value-type="float"/>
          <table:table-cell table:formula="of:=MAX([.$C190])" office:value-type="float"/>
          <table:table-cell table:formula="of:=MAX([.$D190])" office:value-type="float"/>
          <table:table-cell table:formula="of:=MAX([.$E190])" office:value-type="float"/>
          <table:table-cell table:formula="of:=MAX([.$F190])" office:value-type="float"/>
          <table:table-cell table:formula="of:=MAX([.$G190])" office:value-type="float"/>
          <table:table-cell table:formula="of:=MAX([.$H190])" office:value-type="float"/>
          <table:table-cell table:formula="of:=MAX([.$I190])" office:value-type="float"/>
          <table:table-cell table:formula="of:=MAX([.$J190])" office:value-type="float"/>
          <table:table-cell table:formula="of:=MAX([.$K190])" office:value-type="float"/>
          <table:table-cell table:formula="of:=MAX([.$L190])" office:value-type="float"/>
          <table:table-cell table:formula="of:=MAX([.$M190])" office:value-type="float"/>
          <table:table-cell table:formula="of:=MAX([.$N190])" office:value-type="float"/>
        </table:table-row>
        <table:table-row table:style-name="ro1">
          <table:table-cell office:value-type="string">
            <text:p>c2670/c2670.lp.3.5</text:p>
          </table:table-cell>
          <table:table-cell office:value-type="float" office:value="0.153524"/>
          <table:table-cell office:value-type="float" office:value="0.146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7.0"/>
          <table:table-cell office:value-type="float" office:value="138554.0"/>
          <table:table-cell office:value-type="float" office:value="138553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1])" office:value-type="float"/>
          <table:table-cell table:formula="of:=MIN([.$C191])" office:value-type="float"/>
          <table:table-cell table:formula="of:=MIN([.$D191])" office:value-type="float"/>
          <table:table-cell table:formula="of:=MIN([.$E191])" office:value-type="float"/>
          <table:table-cell table:formula="of:=MIN([.$F191])" office:value-type="float"/>
          <table:table-cell table:formula="of:=MIN([.$G191])" office:value-type="float"/>
          <table:table-cell table:formula="of:=MIN([.$H191])" office:value-type="float"/>
          <table:table-cell table:formula="of:=MIN([.$I191])" office:value-type="float"/>
          <table:table-cell table:formula="of:=MIN([.$J191])" office:value-type="float"/>
          <table:table-cell table:formula="of:=MIN([.$K191])" office:value-type="float"/>
          <table:table-cell table:formula="of:=MIN([.$L191])" office:value-type="float"/>
          <table:table-cell table:formula="of:=MIN([.$M191])" office:value-type="float"/>
          <table:table-cell table:formula="of:=MIN([.$N191])" office:value-type="float"/>
          <table:table-cell table:formula="of:=MEDIAN([.$B191])" office:value-type="float"/>
          <table:table-cell table:formula="of:=MEDIAN([.$C191])" office:value-type="float"/>
          <table:table-cell table:formula="of:=MEDIAN([.$D191])" office:value-type="float"/>
          <table:table-cell table:formula="of:=MEDIAN([.$E191])" office:value-type="float"/>
          <table:table-cell table:formula="of:=MEDIAN([.$F191])" office:value-type="float"/>
          <table:table-cell table:formula="of:=MEDIAN([.$G191])" office:value-type="float"/>
          <table:table-cell table:formula="of:=MEDIAN([.$H191])" office:value-type="float"/>
          <table:table-cell table:formula="of:=MEDIAN([.$I191])" office:value-type="float"/>
          <table:table-cell table:formula="of:=MEDIAN([.$J191])" office:value-type="float"/>
          <table:table-cell table:formula="of:=MEDIAN([.$K191])" office:value-type="float"/>
          <table:table-cell table:formula="of:=MEDIAN([.$L191])" office:value-type="float"/>
          <table:table-cell table:formula="of:=MEDIAN([.$M191])" office:value-type="float"/>
          <table:table-cell table:formula="of:=MEDIAN([.$N191])" office:value-type="float"/>
          <table:table-cell table:formula="of:=MAX([.$B191])" office:value-type="float"/>
          <table:table-cell table:formula="of:=MAX([.$C191])" office:value-type="float"/>
          <table:table-cell table:formula="of:=MAX([.$D191])" office:value-type="float"/>
          <table:table-cell table:formula="of:=MAX([.$E191])" office:value-type="float"/>
          <table:table-cell table:formula="of:=MAX([.$F191])" office:value-type="float"/>
          <table:table-cell table:formula="of:=MAX([.$G191])" office:value-type="float"/>
          <table:table-cell table:formula="of:=MAX([.$H191])" office:value-type="float"/>
          <table:table-cell table:formula="of:=MAX([.$I191])" office:value-type="float"/>
          <table:table-cell table:formula="of:=MAX([.$J191])" office:value-type="float"/>
          <table:table-cell table:formula="of:=MAX([.$K191])" office:value-type="float"/>
          <table:table-cell table:formula="of:=MAX([.$L191])" office:value-type="float"/>
          <table:table-cell table:formula="of:=MAX([.$M191])" office:value-type="float"/>
          <table:table-cell table:formula="of:=MAX([.$N191])" office:value-type="float"/>
        </table:table-row>
        <table:table-row table:style-name="ro1">
          <table:table-cell office:value-type="string">
            <text:p>c2670/c2670.lp.3.6</text:p>
          </table:table-cell>
          <table:table-cell office:value-type="float" office:value="0.154282"/>
          <table:table-cell office:value-type="float" office:value="0.147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7.0"/>
          <table:table-cell office:value-type="float" office:value="138553.0"/>
          <table:table-cell office:value-type="float" office:value="138552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2])" office:value-type="float"/>
          <table:table-cell table:formula="of:=MIN([.$C192])" office:value-type="float"/>
          <table:table-cell table:formula="of:=MIN([.$D192])" office:value-type="float"/>
          <table:table-cell table:formula="of:=MIN([.$E192])" office:value-type="float"/>
          <table:table-cell table:formula="of:=MIN([.$F192])" office:value-type="float"/>
          <table:table-cell table:formula="of:=MIN([.$G192])" office:value-type="float"/>
          <table:table-cell table:formula="of:=MIN([.$H192])" office:value-type="float"/>
          <table:table-cell table:formula="of:=MIN([.$I192])" office:value-type="float"/>
          <table:table-cell table:formula="of:=MIN([.$J192])" office:value-type="float"/>
          <table:table-cell table:formula="of:=MIN([.$K192])" office:value-type="float"/>
          <table:table-cell table:formula="of:=MIN([.$L192])" office:value-type="float"/>
          <table:table-cell table:formula="of:=MIN([.$M192])" office:value-type="float"/>
          <table:table-cell table:formula="of:=MIN([.$N192])" office:value-type="float"/>
          <table:table-cell table:formula="of:=MEDIAN([.$B192])" office:value-type="float"/>
          <table:table-cell table:formula="of:=MEDIAN([.$C192])" office:value-type="float"/>
          <table:table-cell table:formula="of:=MEDIAN([.$D192])" office:value-type="float"/>
          <table:table-cell table:formula="of:=MEDIAN([.$E192])" office:value-type="float"/>
          <table:table-cell table:formula="of:=MEDIAN([.$F192])" office:value-type="float"/>
          <table:table-cell table:formula="of:=MEDIAN([.$G192])" office:value-type="float"/>
          <table:table-cell table:formula="of:=MEDIAN([.$H192])" office:value-type="float"/>
          <table:table-cell table:formula="of:=MEDIAN([.$I192])" office:value-type="float"/>
          <table:table-cell table:formula="of:=MEDIAN([.$J192])" office:value-type="float"/>
          <table:table-cell table:formula="of:=MEDIAN([.$K192])" office:value-type="float"/>
          <table:table-cell table:formula="of:=MEDIAN([.$L192])" office:value-type="float"/>
          <table:table-cell table:formula="of:=MEDIAN([.$M192])" office:value-type="float"/>
          <table:table-cell table:formula="of:=MEDIAN([.$N192])" office:value-type="float"/>
          <table:table-cell table:formula="of:=MAX([.$B192])" office:value-type="float"/>
          <table:table-cell table:formula="of:=MAX([.$C192])" office:value-type="float"/>
          <table:table-cell table:formula="of:=MAX([.$D192])" office:value-type="float"/>
          <table:table-cell table:formula="of:=MAX([.$E192])" office:value-type="float"/>
          <table:table-cell table:formula="of:=MAX([.$F192])" office:value-type="float"/>
          <table:table-cell table:formula="of:=MAX([.$G192])" office:value-type="float"/>
          <table:table-cell table:formula="of:=MAX([.$H192])" office:value-type="float"/>
          <table:table-cell table:formula="of:=MAX([.$I192])" office:value-type="float"/>
          <table:table-cell table:formula="of:=MAX([.$J192])" office:value-type="float"/>
          <table:table-cell table:formula="of:=MAX([.$K192])" office:value-type="float"/>
          <table:table-cell table:formula="of:=MAX([.$L192])" office:value-type="float"/>
          <table:table-cell table:formula="of:=MAX([.$M192])" office:value-type="float"/>
          <table:table-cell table:formula="of:=MAX([.$N192])" office:value-type="float"/>
        </table:table-row>
        <table:table-row table:style-name="ro1">
          <table:table-cell office:value-type="string">
            <text:p>c2670/c2670.lp.3.7</text:p>
          </table:table-cell>
          <table:table-cell office:value-type="float" office:value="0.132123"/>
          <table:table-cell office:value-type="float" office:value="0.125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129759.0"/>
          <table:table-cell office:value-type="float" office:value="129759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3])" office:value-type="float"/>
          <table:table-cell table:formula="of:=MIN([.$C193])" office:value-type="float"/>
          <table:table-cell table:formula="of:=MIN([.$D193])" office:value-type="float"/>
          <table:table-cell table:formula="of:=MIN([.$E193])" office:value-type="float"/>
          <table:table-cell table:formula="of:=MIN([.$F193])" office:value-type="float"/>
          <table:table-cell table:formula="of:=MIN([.$G193])" office:value-type="float"/>
          <table:table-cell table:formula="of:=MIN([.$H193])" office:value-type="float"/>
          <table:table-cell table:formula="of:=MIN([.$I193])" office:value-type="float"/>
          <table:table-cell table:formula="of:=MIN([.$J193])" office:value-type="float"/>
          <table:table-cell table:formula="of:=MIN([.$K193])" office:value-type="float"/>
          <table:table-cell table:formula="of:=MIN([.$L193])" office:value-type="float"/>
          <table:table-cell table:formula="of:=MIN([.$M193])" office:value-type="float"/>
          <table:table-cell table:formula="of:=MIN([.$N193])" office:value-type="float"/>
          <table:table-cell table:formula="of:=MEDIAN([.$B193])" office:value-type="float"/>
          <table:table-cell table:formula="of:=MEDIAN([.$C193])" office:value-type="float"/>
          <table:table-cell table:formula="of:=MEDIAN([.$D193])" office:value-type="float"/>
          <table:table-cell table:formula="of:=MEDIAN([.$E193])" office:value-type="float"/>
          <table:table-cell table:formula="of:=MEDIAN([.$F193])" office:value-type="float"/>
          <table:table-cell table:formula="of:=MEDIAN([.$G193])" office:value-type="float"/>
          <table:table-cell table:formula="of:=MEDIAN([.$H193])" office:value-type="float"/>
          <table:table-cell table:formula="of:=MEDIAN([.$I193])" office:value-type="float"/>
          <table:table-cell table:formula="of:=MEDIAN([.$J193])" office:value-type="float"/>
          <table:table-cell table:formula="of:=MEDIAN([.$K193])" office:value-type="float"/>
          <table:table-cell table:formula="of:=MEDIAN([.$L193])" office:value-type="float"/>
          <table:table-cell table:formula="of:=MEDIAN([.$M193])" office:value-type="float"/>
          <table:table-cell table:formula="of:=MEDIAN([.$N193])" office:value-type="float"/>
          <table:table-cell table:formula="of:=MAX([.$B193])" office:value-type="float"/>
          <table:table-cell table:formula="of:=MAX([.$C193])" office:value-type="float"/>
          <table:table-cell table:formula="of:=MAX([.$D193])" office:value-type="float"/>
          <table:table-cell table:formula="of:=MAX([.$E193])" office:value-type="float"/>
          <table:table-cell table:formula="of:=MAX([.$F193])" office:value-type="float"/>
          <table:table-cell table:formula="of:=MAX([.$G193])" office:value-type="float"/>
          <table:table-cell table:formula="of:=MAX([.$H193])" office:value-type="float"/>
          <table:table-cell table:formula="of:=MAX([.$I193])" office:value-type="float"/>
          <table:table-cell table:formula="of:=MAX([.$J193])" office:value-type="float"/>
          <table:table-cell table:formula="of:=MAX([.$K193])" office:value-type="float"/>
          <table:table-cell table:formula="of:=MAX([.$L193])" office:value-type="float"/>
          <table:table-cell table:formula="of:=MAX([.$M193])" office:value-type="float"/>
          <table:table-cell table:formula="of:=MAX([.$N193])" office:value-type="float"/>
        </table:table-row>
        <table:table-row table:style-name="ro1">
          <table:table-cell office:value-type="string">
            <text:p>c2670/c2670.lp.3.8</text:p>
          </table:table-cell>
          <table:table-cell office:value-type="float" office:value="0.13023"/>
          <table:table-cell office:value-type="float" office:value="0.124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0.0"/>
          <table:table-cell office:value-type="float" office:value="106064.0"/>
          <table:table-cell office:value-type="float" office:value="106064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4])" office:value-type="float"/>
          <table:table-cell table:formula="of:=MIN([.$C194])" office:value-type="float"/>
          <table:table-cell table:formula="of:=MIN([.$D194])" office:value-type="float"/>
          <table:table-cell table:formula="of:=MIN([.$E194])" office:value-type="float"/>
          <table:table-cell table:formula="of:=MIN([.$F194])" office:value-type="float"/>
          <table:table-cell table:formula="of:=MIN([.$G194])" office:value-type="float"/>
          <table:table-cell table:formula="of:=MIN([.$H194])" office:value-type="float"/>
          <table:table-cell table:formula="of:=MIN([.$I194])" office:value-type="float"/>
          <table:table-cell table:formula="of:=MIN([.$J194])" office:value-type="float"/>
          <table:table-cell table:formula="of:=MIN([.$K194])" office:value-type="float"/>
          <table:table-cell table:formula="of:=MIN([.$L194])" office:value-type="float"/>
          <table:table-cell table:formula="of:=MIN([.$M194])" office:value-type="float"/>
          <table:table-cell table:formula="of:=MIN([.$N194])" office:value-type="float"/>
          <table:table-cell table:formula="of:=MEDIAN([.$B194])" office:value-type="float"/>
          <table:table-cell table:formula="of:=MEDIAN([.$C194])" office:value-type="float"/>
          <table:table-cell table:formula="of:=MEDIAN([.$D194])" office:value-type="float"/>
          <table:table-cell table:formula="of:=MEDIAN([.$E194])" office:value-type="float"/>
          <table:table-cell table:formula="of:=MEDIAN([.$F194])" office:value-type="float"/>
          <table:table-cell table:formula="of:=MEDIAN([.$G194])" office:value-type="float"/>
          <table:table-cell table:formula="of:=MEDIAN([.$H194])" office:value-type="float"/>
          <table:table-cell table:formula="of:=MEDIAN([.$I194])" office:value-type="float"/>
          <table:table-cell table:formula="of:=MEDIAN([.$J194])" office:value-type="float"/>
          <table:table-cell table:formula="of:=MEDIAN([.$K194])" office:value-type="float"/>
          <table:table-cell table:formula="of:=MEDIAN([.$L194])" office:value-type="float"/>
          <table:table-cell table:formula="of:=MEDIAN([.$M194])" office:value-type="float"/>
          <table:table-cell table:formula="of:=MEDIAN([.$N194])" office:value-type="float"/>
          <table:table-cell table:formula="of:=MAX([.$B194])" office:value-type="float"/>
          <table:table-cell table:formula="of:=MAX([.$C194])" office:value-type="float"/>
          <table:table-cell table:formula="of:=MAX([.$D194])" office:value-type="float"/>
          <table:table-cell table:formula="of:=MAX([.$E194])" office:value-type="float"/>
          <table:table-cell table:formula="of:=MAX([.$F194])" office:value-type="float"/>
          <table:table-cell table:formula="of:=MAX([.$G194])" office:value-type="float"/>
          <table:table-cell table:formula="of:=MAX([.$H194])" office:value-type="float"/>
          <table:table-cell table:formula="of:=MAX([.$I194])" office:value-type="float"/>
          <table:table-cell table:formula="of:=MAX([.$J194])" office:value-type="float"/>
          <table:table-cell table:formula="of:=MAX([.$K194])" office:value-type="float"/>
          <table:table-cell table:formula="of:=MAX([.$L194])" office:value-type="float"/>
          <table:table-cell table:formula="of:=MAX([.$M194])" office:value-type="float"/>
          <table:table-cell table:formula="of:=MAX([.$N194])" office:value-type="float"/>
        </table:table-row>
        <table:table-row table:style-name="ro1">
          <table:table-cell office:value-type="string">
            <text:p>c2670/c2670.lp.4.1</text:p>
          </table:table-cell>
          <table:table-cell office:value-type="float" office:value="0.32668"/>
          <table:table-cell office:value-type="float" office:value="0.32"/>
          <table:table-cell office:value-type="float" office:value="0.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85.0"/>
          <table:table-cell office:value-type="float" office:value="399133.0"/>
          <table:table-cell office:value-type="float" office:value="399133.0"/>
          <table:table-cell office:value-type="float" office:value="537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195])" office:value-type="float"/>
          <table:table-cell table:formula="of:=MIN([.$C195])" office:value-type="float"/>
          <table:table-cell table:formula="of:=MIN([.$D195])" office:value-type="float"/>
          <table:table-cell table:formula="of:=MIN([.$E195])" office:value-type="float"/>
          <table:table-cell table:formula="of:=MIN([.$F195])" office:value-type="float"/>
          <table:table-cell table:formula="of:=MIN([.$G195])" office:value-type="float"/>
          <table:table-cell table:formula="of:=MIN([.$H195])" office:value-type="float"/>
          <table:table-cell table:formula="of:=MIN([.$I195])" office:value-type="float"/>
          <table:table-cell table:formula="of:=MIN([.$J195])" office:value-type="float"/>
          <table:table-cell table:formula="of:=MIN([.$K195])" office:value-type="float"/>
          <table:table-cell table:formula="of:=MIN([.$L195])" office:value-type="float"/>
          <table:table-cell table:formula="of:=MIN([.$M195])" office:value-type="float"/>
          <table:table-cell table:formula="of:=MIN([.$N195])" office:value-type="float"/>
          <table:table-cell table:formula="of:=MEDIAN([.$B195])" office:value-type="float"/>
          <table:table-cell table:formula="of:=MEDIAN([.$C195])" office:value-type="float"/>
          <table:table-cell table:formula="of:=MEDIAN([.$D195])" office:value-type="float"/>
          <table:table-cell table:formula="of:=MEDIAN([.$E195])" office:value-type="float"/>
          <table:table-cell table:formula="of:=MEDIAN([.$F195])" office:value-type="float"/>
          <table:table-cell table:formula="of:=MEDIAN([.$G195])" office:value-type="float"/>
          <table:table-cell table:formula="of:=MEDIAN([.$H195])" office:value-type="float"/>
          <table:table-cell table:formula="of:=MEDIAN([.$I195])" office:value-type="float"/>
          <table:table-cell table:formula="of:=MEDIAN([.$J195])" office:value-type="float"/>
          <table:table-cell table:formula="of:=MEDIAN([.$K195])" office:value-type="float"/>
          <table:table-cell table:formula="of:=MEDIAN([.$L195])" office:value-type="float"/>
          <table:table-cell table:formula="of:=MEDIAN([.$M195])" office:value-type="float"/>
          <table:table-cell table:formula="of:=MEDIAN([.$N195])" office:value-type="float"/>
          <table:table-cell table:formula="of:=MAX([.$B195])" office:value-type="float"/>
          <table:table-cell table:formula="of:=MAX([.$C195])" office:value-type="float"/>
          <table:table-cell table:formula="of:=MAX([.$D195])" office:value-type="float"/>
          <table:table-cell table:formula="of:=MAX([.$E195])" office:value-type="float"/>
          <table:table-cell table:formula="of:=MAX([.$F195])" office:value-type="float"/>
          <table:table-cell table:formula="of:=MAX([.$G195])" office:value-type="float"/>
          <table:table-cell table:formula="of:=MAX([.$H195])" office:value-type="float"/>
          <table:table-cell table:formula="of:=MAX([.$I195])" office:value-type="float"/>
          <table:table-cell table:formula="of:=MAX([.$J195])" office:value-type="float"/>
          <table:table-cell table:formula="of:=MAX([.$K195])" office:value-type="float"/>
          <table:table-cell table:formula="of:=MAX([.$L195])" office:value-type="float"/>
          <table:table-cell table:formula="of:=MAX([.$M195])" office:value-type="float"/>
          <table:table-cell table:formula="of:=MAX([.$N195])" office:value-type="float"/>
        </table:table-row>
        <table:table-row table:style-name="ro1">
          <table:table-cell office:value-type="string">
            <text:p>c2670/c2670.lp.4.2</text:p>
          </table:table-cell>
          <table:table-cell office:value-type="float" office:value="0.328077"/>
          <table:table-cell office:value-type="float" office:value="0.321"/>
          <table:table-cell office:value-type="float" office:value="0.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565.0"/>
          <table:table-cell office:value-type="float" office:value="331193.0"/>
          <table:table-cell office:value-type="float" office:value="331193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6])" office:value-type="float"/>
          <table:table-cell table:formula="of:=MIN([.$C196])" office:value-type="float"/>
          <table:table-cell table:formula="of:=MIN([.$D196])" office:value-type="float"/>
          <table:table-cell table:formula="of:=MIN([.$E196])" office:value-type="float"/>
          <table:table-cell table:formula="of:=MIN([.$F196])" office:value-type="float"/>
          <table:table-cell table:formula="of:=MIN([.$G196])" office:value-type="float"/>
          <table:table-cell table:formula="of:=MIN([.$H196])" office:value-type="float"/>
          <table:table-cell table:formula="of:=MIN([.$I196])" office:value-type="float"/>
          <table:table-cell table:formula="of:=MIN([.$J196])" office:value-type="float"/>
          <table:table-cell table:formula="of:=MIN([.$K196])" office:value-type="float"/>
          <table:table-cell table:formula="of:=MIN([.$L196])" office:value-type="float"/>
          <table:table-cell table:formula="of:=MIN([.$M196])" office:value-type="float"/>
          <table:table-cell table:formula="of:=MIN([.$N196])" office:value-type="float"/>
          <table:table-cell table:formula="of:=MEDIAN([.$B196])" office:value-type="float"/>
          <table:table-cell table:formula="of:=MEDIAN([.$C196])" office:value-type="float"/>
          <table:table-cell table:formula="of:=MEDIAN([.$D196])" office:value-type="float"/>
          <table:table-cell table:formula="of:=MEDIAN([.$E196])" office:value-type="float"/>
          <table:table-cell table:formula="of:=MEDIAN([.$F196])" office:value-type="float"/>
          <table:table-cell table:formula="of:=MEDIAN([.$G196])" office:value-type="float"/>
          <table:table-cell table:formula="of:=MEDIAN([.$H196])" office:value-type="float"/>
          <table:table-cell table:formula="of:=MEDIAN([.$I196])" office:value-type="float"/>
          <table:table-cell table:formula="of:=MEDIAN([.$J196])" office:value-type="float"/>
          <table:table-cell table:formula="of:=MEDIAN([.$K196])" office:value-type="float"/>
          <table:table-cell table:formula="of:=MEDIAN([.$L196])" office:value-type="float"/>
          <table:table-cell table:formula="of:=MEDIAN([.$M196])" office:value-type="float"/>
          <table:table-cell table:formula="of:=MEDIAN([.$N196])" office:value-type="float"/>
          <table:table-cell table:formula="of:=MAX([.$B196])" office:value-type="float"/>
          <table:table-cell table:formula="of:=MAX([.$C196])" office:value-type="float"/>
          <table:table-cell table:formula="of:=MAX([.$D196])" office:value-type="float"/>
          <table:table-cell table:formula="of:=MAX([.$E196])" office:value-type="float"/>
          <table:table-cell table:formula="of:=MAX([.$F196])" office:value-type="float"/>
          <table:table-cell table:formula="of:=MAX([.$G196])" office:value-type="float"/>
          <table:table-cell table:formula="of:=MAX([.$H196])" office:value-type="float"/>
          <table:table-cell table:formula="of:=MAX([.$I196])" office:value-type="float"/>
          <table:table-cell table:formula="of:=MAX([.$J196])" office:value-type="float"/>
          <table:table-cell table:formula="of:=MAX([.$K196])" office:value-type="float"/>
          <table:table-cell table:formula="of:=MAX([.$L196])" office:value-type="float"/>
          <table:table-cell table:formula="of:=MAX([.$M196])" office:value-type="float"/>
          <table:table-cell table:formula="of:=MAX([.$N196])" office:value-type="float"/>
        </table:table-row>
        <table:table-row table:style-name="ro1">
          <table:table-cell office:value-type="string">
            <text:p>c2670/c2670.lp.4.3</text:p>
          </table:table-cell>
          <table:table-cell office:value-type="float" office:value="0.296194"/>
          <table:table-cell office:value-type="float" office:value="0.29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22.0"/>
          <table:table-cell office:value-type="float" office:value="332949.0"/>
          <table:table-cell office:value-type="float" office:value="332949.0"/>
          <table:table-cell office:value-type="float" office:value="5372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7])" office:value-type="float"/>
          <table:table-cell table:formula="of:=MIN([.$C197])" office:value-type="float"/>
          <table:table-cell table:formula="of:=MIN([.$D197])" office:value-type="float"/>
          <table:table-cell table:formula="of:=MIN([.$E197])" office:value-type="float"/>
          <table:table-cell table:formula="of:=MIN([.$F197])" office:value-type="float"/>
          <table:table-cell table:formula="of:=MIN([.$G197])" office:value-type="float"/>
          <table:table-cell table:formula="of:=MIN([.$H197])" office:value-type="float"/>
          <table:table-cell table:formula="of:=MIN([.$I197])" office:value-type="float"/>
          <table:table-cell table:formula="of:=MIN([.$J197])" office:value-type="float"/>
          <table:table-cell table:formula="of:=MIN([.$K197])" office:value-type="float"/>
          <table:table-cell table:formula="of:=MIN([.$L197])" office:value-type="float"/>
          <table:table-cell table:formula="of:=MIN([.$M197])" office:value-type="float"/>
          <table:table-cell table:formula="of:=MIN([.$N197])" office:value-type="float"/>
          <table:table-cell table:formula="of:=MEDIAN([.$B197])" office:value-type="float"/>
          <table:table-cell table:formula="of:=MEDIAN([.$C197])" office:value-type="float"/>
          <table:table-cell table:formula="of:=MEDIAN([.$D197])" office:value-type="float"/>
          <table:table-cell table:formula="of:=MEDIAN([.$E197])" office:value-type="float"/>
          <table:table-cell table:formula="of:=MEDIAN([.$F197])" office:value-type="float"/>
          <table:table-cell table:formula="of:=MEDIAN([.$G197])" office:value-type="float"/>
          <table:table-cell table:formula="of:=MEDIAN([.$H197])" office:value-type="float"/>
          <table:table-cell table:formula="of:=MEDIAN([.$I197])" office:value-type="float"/>
          <table:table-cell table:formula="of:=MEDIAN([.$J197])" office:value-type="float"/>
          <table:table-cell table:formula="of:=MEDIAN([.$K197])" office:value-type="float"/>
          <table:table-cell table:formula="of:=MEDIAN([.$L197])" office:value-type="float"/>
          <table:table-cell table:formula="of:=MEDIAN([.$M197])" office:value-type="float"/>
          <table:table-cell table:formula="of:=MEDIAN([.$N197])" office:value-type="float"/>
          <table:table-cell table:formula="of:=MAX([.$B197])" office:value-type="float"/>
          <table:table-cell table:formula="of:=MAX([.$C197])" office:value-type="float"/>
          <table:table-cell table:formula="of:=MAX([.$D197])" office:value-type="float"/>
          <table:table-cell table:formula="of:=MAX([.$E197])" office:value-type="float"/>
          <table:table-cell table:formula="of:=MAX([.$F197])" office:value-type="float"/>
          <table:table-cell table:formula="of:=MAX([.$G197])" office:value-type="float"/>
          <table:table-cell table:formula="of:=MAX([.$H197])" office:value-type="float"/>
          <table:table-cell table:formula="of:=MAX([.$I197])" office:value-type="float"/>
          <table:table-cell table:formula="of:=MAX([.$J197])" office:value-type="float"/>
          <table:table-cell table:formula="of:=MAX([.$K197])" office:value-type="float"/>
          <table:table-cell table:formula="of:=MAX([.$L197])" office:value-type="float"/>
          <table:table-cell table:formula="of:=MAX([.$M197])" office:value-type="float"/>
          <table:table-cell table:formula="of:=MAX([.$N197])" office:value-type="float"/>
        </table:table-row>
        <table:table-row table:style-name="ro1">
          <table:table-cell office:value-type="string">
            <text:p>c2670/c2670.lp.4.4</text:p>
          </table:table-cell>
          <table:table-cell office:value-type="float" office:value="0.313482"/>
          <table:table-cell office:value-type="float" office:value="0.306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21.0"/>
          <table:table-cell office:value-type="float" office:value="334493.0"/>
          <table:table-cell office:value-type="float" office:value="334493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8])" office:value-type="float"/>
          <table:table-cell table:formula="of:=MIN([.$C198])" office:value-type="float"/>
          <table:table-cell table:formula="of:=MIN([.$D198])" office:value-type="float"/>
          <table:table-cell table:formula="of:=MIN([.$E198])" office:value-type="float"/>
          <table:table-cell table:formula="of:=MIN([.$F198])" office:value-type="float"/>
          <table:table-cell table:formula="of:=MIN([.$G198])" office:value-type="float"/>
          <table:table-cell table:formula="of:=MIN([.$H198])" office:value-type="float"/>
          <table:table-cell table:formula="of:=MIN([.$I198])" office:value-type="float"/>
          <table:table-cell table:formula="of:=MIN([.$J198])" office:value-type="float"/>
          <table:table-cell table:formula="of:=MIN([.$K198])" office:value-type="float"/>
          <table:table-cell table:formula="of:=MIN([.$L198])" office:value-type="float"/>
          <table:table-cell table:formula="of:=MIN([.$M198])" office:value-type="float"/>
          <table:table-cell table:formula="of:=MIN([.$N198])" office:value-type="float"/>
          <table:table-cell table:formula="of:=MEDIAN([.$B198])" office:value-type="float"/>
          <table:table-cell table:formula="of:=MEDIAN([.$C198])" office:value-type="float"/>
          <table:table-cell table:formula="of:=MEDIAN([.$D198])" office:value-type="float"/>
          <table:table-cell table:formula="of:=MEDIAN([.$E198])" office:value-type="float"/>
          <table:table-cell table:formula="of:=MEDIAN([.$F198])" office:value-type="float"/>
          <table:table-cell table:formula="of:=MEDIAN([.$G198])" office:value-type="float"/>
          <table:table-cell table:formula="of:=MEDIAN([.$H198])" office:value-type="float"/>
          <table:table-cell table:formula="of:=MEDIAN([.$I198])" office:value-type="float"/>
          <table:table-cell table:formula="of:=MEDIAN([.$J198])" office:value-type="float"/>
          <table:table-cell table:formula="of:=MEDIAN([.$K198])" office:value-type="float"/>
          <table:table-cell table:formula="of:=MEDIAN([.$L198])" office:value-type="float"/>
          <table:table-cell table:formula="of:=MEDIAN([.$M198])" office:value-type="float"/>
          <table:table-cell table:formula="of:=MEDIAN([.$N198])" office:value-type="float"/>
          <table:table-cell table:formula="of:=MAX([.$B198])" office:value-type="float"/>
          <table:table-cell table:formula="of:=MAX([.$C198])" office:value-type="float"/>
          <table:table-cell table:formula="of:=MAX([.$D198])" office:value-type="float"/>
          <table:table-cell table:formula="of:=MAX([.$E198])" office:value-type="float"/>
          <table:table-cell table:formula="of:=MAX([.$F198])" office:value-type="float"/>
          <table:table-cell table:formula="of:=MAX([.$G198])" office:value-type="float"/>
          <table:table-cell table:formula="of:=MAX([.$H198])" office:value-type="float"/>
          <table:table-cell table:formula="of:=MAX([.$I198])" office:value-type="float"/>
          <table:table-cell table:formula="of:=MAX([.$J198])" office:value-type="float"/>
          <table:table-cell table:formula="of:=MAX([.$K198])" office:value-type="float"/>
          <table:table-cell table:formula="of:=MAX([.$L198])" office:value-type="float"/>
          <table:table-cell table:formula="of:=MAX([.$M198])" office:value-type="float"/>
          <table:table-cell table:formula="of:=MAX([.$N198])" office:value-type="float"/>
        </table:table-row>
        <table:table-row table:style-name="ro1">
          <table:table-cell office:value-type="string">
            <text:p>c2670/c2670.lp.4.5</text:p>
          </table:table-cell>
          <table:table-cell office:value-type="float" office:value="0.2952"/>
          <table:table-cell office:value-type="float" office:value="0.288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79.0"/>
          <table:table-cell office:value-type="float" office:value="330445.0"/>
          <table:table-cell office:value-type="float" office:value="330445.0"/>
          <table:table-cell office:value-type="float" office:value="537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199])" office:value-type="float"/>
          <table:table-cell table:formula="of:=MIN([.$C199])" office:value-type="float"/>
          <table:table-cell table:formula="of:=MIN([.$D199])" office:value-type="float"/>
          <table:table-cell table:formula="of:=MIN([.$E199])" office:value-type="float"/>
          <table:table-cell table:formula="of:=MIN([.$F199])" office:value-type="float"/>
          <table:table-cell table:formula="of:=MIN([.$G199])" office:value-type="float"/>
          <table:table-cell table:formula="of:=MIN([.$H199])" office:value-type="float"/>
          <table:table-cell table:formula="of:=MIN([.$I199])" office:value-type="float"/>
          <table:table-cell table:formula="of:=MIN([.$J199])" office:value-type="float"/>
          <table:table-cell table:formula="of:=MIN([.$K199])" office:value-type="float"/>
          <table:table-cell table:formula="of:=MIN([.$L199])" office:value-type="float"/>
          <table:table-cell table:formula="of:=MIN([.$M199])" office:value-type="float"/>
          <table:table-cell table:formula="of:=MIN([.$N199])" office:value-type="float"/>
          <table:table-cell table:formula="of:=MEDIAN([.$B199])" office:value-type="float"/>
          <table:table-cell table:formula="of:=MEDIAN([.$C199])" office:value-type="float"/>
          <table:table-cell table:formula="of:=MEDIAN([.$D199])" office:value-type="float"/>
          <table:table-cell table:formula="of:=MEDIAN([.$E199])" office:value-type="float"/>
          <table:table-cell table:formula="of:=MEDIAN([.$F199])" office:value-type="float"/>
          <table:table-cell table:formula="of:=MEDIAN([.$G199])" office:value-type="float"/>
          <table:table-cell table:formula="of:=MEDIAN([.$H199])" office:value-type="float"/>
          <table:table-cell table:formula="of:=MEDIAN([.$I199])" office:value-type="float"/>
          <table:table-cell table:formula="of:=MEDIAN([.$J199])" office:value-type="float"/>
          <table:table-cell table:formula="of:=MEDIAN([.$K199])" office:value-type="float"/>
          <table:table-cell table:formula="of:=MEDIAN([.$L199])" office:value-type="float"/>
          <table:table-cell table:formula="of:=MEDIAN([.$M199])" office:value-type="float"/>
          <table:table-cell table:formula="of:=MEDIAN([.$N199])" office:value-type="float"/>
          <table:table-cell table:formula="of:=MAX([.$B199])" office:value-type="float"/>
          <table:table-cell table:formula="of:=MAX([.$C199])" office:value-type="float"/>
          <table:table-cell table:formula="of:=MAX([.$D199])" office:value-type="float"/>
          <table:table-cell table:formula="of:=MAX([.$E199])" office:value-type="float"/>
          <table:table-cell table:formula="of:=MAX([.$F199])" office:value-type="float"/>
          <table:table-cell table:formula="of:=MAX([.$G199])" office:value-type="float"/>
          <table:table-cell table:formula="of:=MAX([.$H199])" office:value-type="float"/>
          <table:table-cell table:formula="of:=MAX([.$I199])" office:value-type="float"/>
          <table:table-cell table:formula="of:=MAX([.$J199])" office:value-type="float"/>
          <table:table-cell table:formula="of:=MAX([.$K199])" office:value-type="float"/>
          <table:table-cell table:formula="of:=MAX([.$L199])" office:value-type="float"/>
          <table:table-cell table:formula="of:=MAX([.$M199])" office:value-type="float"/>
          <table:table-cell table:formula="of:=MAX([.$N199])" office:value-type="float"/>
        </table:table-row>
        <table:table-row table:style-name="ro1">
          <table:table-cell office:value-type="string">
            <text:p>c2670/c2670.lp.4.6</text:p>
          </table:table-cell>
          <table:table-cell office:value-type="float" office:value="0.302989"/>
          <table:table-cell office:value-type="float" office:value="0.295"/>
          <table:table-cell office:value-type="float" office:value="0.2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79.0"/>
          <table:table-cell office:value-type="float" office:value="329489.0"/>
          <table:table-cell office:value-type="float" office:value="329489.0"/>
          <table:table-cell office:value-type="float" office:value="537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0])" office:value-type="float"/>
          <table:table-cell table:formula="of:=MIN([.$C200])" office:value-type="float"/>
          <table:table-cell table:formula="of:=MIN([.$D200])" office:value-type="float"/>
          <table:table-cell table:formula="of:=MIN([.$E200])" office:value-type="float"/>
          <table:table-cell table:formula="of:=MIN([.$F200])" office:value-type="float"/>
          <table:table-cell table:formula="of:=MIN([.$G200])" office:value-type="float"/>
          <table:table-cell table:formula="of:=MIN([.$H200])" office:value-type="float"/>
          <table:table-cell table:formula="of:=MIN([.$I200])" office:value-type="float"/>
          <table:table-cell table:formula="of:=MIN([.$J200])" office:value-type="float"/>
          <table:table-cell table:formula="of:=MIN([.$K200])" office:value-type="float"/>
          <table:table-cell table:formula="of:=MIN([.$L200])" office:value-type="float"/>
          <table:table-cell table:formula="of:=MIN([.$M200])" office:value-type="float"/>
          <table:table-cell table:formula="of:=MIN([.$N200])" office:value-type="float"/>
          <table:table-cell table:formula="of:=MEDIAN([.$B200])" office:value-type="float"/>
          <table:table-cell table:formula="of:=MEDIAN([.$C200])" office:value-type="float"/>
          <table:table-cell table:formula="of:=MEDIAN([.$D200])" office:value-type="float"/>
          <table:table-cell table:formula="of:=MEDIAN([.$E200])" office:value-type="float"/>
          <table:table-cell table:formula="of:=MEDIAN([.$F200])" office:value-type="float"/>
          <table:table-cell table:formula="of:=MEDIAN([.$G200])" office:value-type="float"/>
          <table:table-cell table:formula="of:=MEDIAN([.$H200])" office:value-type="float"/>
          <table:table-cell table:formula="of:=MEDIAN([.$I200])" office:value-type="float"/>
          <table:table-cell table:formula="of:=MEDIAN([.$J200])" office:value-type="float"/>
          <table:table-cell table:formula="of:=MEDIAN([.$K200])" office:value-type="float"/>
          <table:table-cell table:formula="of:=MEDIAN([.$L200])" office:value-type="float"/>
          <table:table-cell table:formula="of:=MEDIAN([.$M200])" office:value-type="float"/>
          <table:table-cell table:formula="of:=MEDIAN([.$N200])" office:value-type="float"/>
          <table:table-cell table:formula="of:=MAX([.$B200])" office:value-type="float"/>
          <table:table-cell table:formula="of:=MAX([.$C200])" office:value-type="float"/>
          <table:table-cell table:formula="of:=MAX([.$D200])" office:value-type="float"/>
          <table:table-cell table:formula="of:=MAX([.$E200])" office:value-type="float"/>
          <table:table-cell table:formula="of:=MAX([.$F200])" office:value-type="float"/>
          <table:table-cell table:formula="of:=MAX([.$G200])" office:value-type="float"/>
          <table:table-cell table:formula="of:=MAX([.$H200])" office:value-type="float"/>
          <table:table-cell table:formula="of:=MAX([.$I200])" office:value-type="float"/>
          <table:table-cell table:formula="of:=MAX([.$J200])" office:value-type="float"/>
          <table:table-cell table:formula="of:=MAX([.$K200])" office:value-type="float"/>
          <table:table-cell table:formula="of:=MAX([.$L200])" office:value-type="float"/>
          <table:table-cell table:formula="of:=MAX([.$M200])" office:value-type="float"/>
          <table:table-cell table:formula="of:=MAX([.$N200])" office:value-type="float"/>
        </table:table-row>
        <table:table-row table:style-name="ro1">
          <table:table-cell office:value-type="string">
            <text:p>c2670/c2670.lp.4.7</text:p>
          </table:table-cell>
          <table:table-cell office:value-type="float" office:value="0.215104"/>
          <table:table-cell office:value-type="float" office:value="0.207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220703.0"/>
          <table:table-cell office:value-type="float" office:value="220703.0"/>
          <table:table-cell office:value-type="float" office:value="537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1])" office:value-type="float"/>
          <table:table-cell table:formula="of:=MIN([.$C201])" office:value-type="float"/>
          <table:table-cell table:formula="of:=MIN([.$D201])" office:value-type="float"/>
          <table:table-cell table:formula="of:=MIN([.$E201])" office:value-type="float"/>
          <table:table-cell table:formula="of:=MIN([.$F201])" office:value-type="float"/>
          <table:table-cell table:formula="of:=MIN([.$G201])" office:value-type="float"/>
          <table:table-cell table:formula="of:=MIN([.$H201])" office:value-type="float"/>
          <table:table-cell table:formula="of:=MIN([.$I201])" office:value-type="float"/>
          <table:table-cell table:formula="of:=MIN([.$J201])" office:value-type="float"/>
          <table:table-cell table:formula="of:=MIN([.$K201])" office:value-type="float"/>
          <table:table-cell table:formula="of:=MIN([.$L201])" office:value-type="float"/>
          <table:table-cell table:formula="of:=MIN([.$M201])" office:value-type="float"/>
          <table:table-cell table:formula="of:=MIN([.$N201])" office:value-type="float"/>
          <table:table-cell table:formula="of:=MEDIAN([.$B201])" office:value-type="float"/>
          <table:table-cell table:formula="of:=MEDIAN([.$C201])" office:value-type="float"/>
          <table:table-cell table:formula="of:=MEDIAN([.$D201])" office:value-type="float"/>
          <table:table-cell table:formula="of:=MEDIAN([.$E201])" office:value-type="float"/>
          <table:table-cell table:formula="of:=MEDIAN([.$F201])" office:value-type="float"/>
          <table:table-cell table:formula="of:=MEDIAN([.$G201])" office:value-type="float"/>
          <table:table-cell table:formula="of:=MEDIAN([.$H201])" office:value-type="float"/>
          <table:table-cell table:formula="of:=MEDIAN([.$I201])" office:value-type="float"/>
          <table:table-cell table:formula="of:=MEDIAN([.$J201])" office:value-type="float"/>
          <table:table-cell table:formula="of:=MEDIAN([.$K201])" office:value-type="float"/>
          <table:table-cell table:formula="of:=MEDIAN([.$L201])" office:value-type="float"/>
          <table:table-cell table:formula="of:=MEDIAN([.$M201])" office:value-type="float"/>
          <table:table-cell table:formula="of:=MEDIAN([.$N201])" office:value-type="float"/>
          <table:table-cell table:formula="of:=MAX([.$B201])" office:value-type="float"/>
          <table:table-cell table:formula="of:=MAX([.$C201])" office:value-type="float"/>
          <table:table-cell table:formula="of:=MAX([.$D201])" office:value-type="float"/>
          <table:table-cell table:formula="of:=MAX([.$E201])" office:value-type="float"/>
          <table:table-cell table:formula="of:=MAX([.$F201])" office:value-type="float"/>
          <table:table-cell table:formula="of:=MAX([.$G201])" office:value-type="float"/>
          <table:table-cell table:formula="of:=MAX([.$H201])" office:value-type="float"/>
          <table:table-cell table:formula="of:=MAX([.$I201])" office:value-type="float"/>
          <table:table-cell table:formula="of:=MAX([.$J201])" office:value-type="float"/>
          <table:table-cell table:formula="of:=MAX([.$K201])" office:value-type="float"/>
          <table:table-cell table:formula="of:=MAX([.$L201])" office:value-type="float"/>
          <table:table-cell table:formula="of:=MAX([.$M201])" office:value-type="float"/>
          <table:table-cell table:formula="of:=MAX([.$N201])" office:value-type="float"/>
        </table:table-row>
        <table:table-row table:style-name="ro1">
          <table:table-cell office:value-type="string">
            <text:p>c2670/c2670.lp.4.8</text:p>
          </table:table-cell>
          <table:table-cell office:value-type="float" office:value="0.274015"/>
          <table:table-cell office:value-type="float" office:value="0.267"/>
          <table:table-cell office:value-type="float" office:value="0.2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61.0"/>
          <table:table-cell office:value-type="float" office:value="280269.0"/>
          <table:table-cell office:value-type="float" office:value="280269.0"/>
          <table:table-cell office:value-type="float" office:value="537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02])" office:value-type="float"/>
          <table:table-cell table:formula="of:=MIN([.$C202])" office:value-type="float"/>
          <table:table-cell table:formula="of:=MIN([.$D202])" office:value-type="float"/>
          <table:table-cell table:formula="of:=MIN([.$E202])" office:value-type="float"/>
          <table:table-cell table:formula="of:=MIN([.$F202])" office:value-type="float"/>
          <table:table-cell table:formula="of:=MIN([.$G202])" office:value-type="float"/>
          <table:table-cell table:formula="of:=MIN([.$H202])" office:value-type="float"/>
          <table:table-cell table:formula="of:=MIN([.$I202])" office:value-type="float"/>
          <table:table-cell table:formula="of:=MIN([.$J202])" office:value-type="float"/>
          <table:table-cell table:formula="of:=MIN([.$K202])" office:value-type="float"/>
          <table:table-cell table:formula="of:=MIN([.$L202])" office:value-type="float"/>
          <table:table-cell table:formula="of:=MIN([.$M202])" office:value-type="float"/>
          <table:table-cell table:formula="of:=MIN([.$N202])" office:value-type="float"/>
          <table:table-cell table:formula="of:=MEDIAN([.$B202])" office:value-type="float"/>
          <table:table-cell table:formula="of:=MEDIAN([.$C202])" office:value-type="float"/>
          <table:table-cell table:formula="of:=MEDIAN([.$D202])" office:value-type="float"/>
          <table:table-cell table:formula="of:=MEDIAN([.$E202])" office:value-type="float"/>
          <table:table-cell table:formula="of:=MEDIAN([.$F202])" office:value-type="float"/>
          <table:table-cell table:formula="of:=MEDIAN([.$G202])" office:value-type="float"/>
          <table:table-cell table:formula="of:=MEDIAN([.$H202])" office:value-type="float"/>
          <table:table-cell table:formula="of:=MEDIAN([.$I202])" office:value-type="float"/>
          <table:table-cell table:formula="of:=MEDIAN([.$J202])" office:value-type="float"/>
          <table:table-cell table:formula="of:=MEDIAN([.$K202])" office:value-type="float"/>
          <table:table-cell table:formula="of:=MEDIAN([.$L202])" office:value-type="float"/>
          <table:table-cell table:formula="of:=MEDIAN([.$M202])" office:value-type="float"/>
          <table:table-cell table:formula="of:=MEDIAN([.$N202])" office:value-type="float"/>
          <table:table-cell table:formula="of:=MAX([.$B202])" office:value-type="float"/>
          <table:table-cell table:formula="of:=MAX([.$C202])" office:value-type="float"/>
          <table:table-cell table:formula="of:=MAX([.$D202])" office:value-type="float"/>
          <table:table-cell table:formula="of:=MAX([.$E202])" office:value-type="float"/>
          <table:table-cell table:formula="of:=MAX([.$F202])" office:value-type="float"/>
          <table:table-cell table:formula="of:=MAX([.$G202])" office:value-type="float"/>
          <table:table-cell table:formula="of:=MAX([.$H202])" office:value-type="float"/>
          <table:table-cell table:formula="of:=MAX([.$I202])" office:value-type="float"/>
          <table:table-cell table:formula="of:=MAX([.$J202])" office:value-type="float"/>
          <table:table-cell table:formula="of:=MAX([.$K202])" office:value-type="float"/>
          <table:table-cell table:formula="of:=MAX([.$L202])" office:value-type="float"/>
          <table:table-cell table:formula="of:=MAX([.$M202])" office:value-type="float"/>
          <table:table-cell table:formula="of:=MAX([.$N202])" office:value-type="float"/>
        </table:table-row>
        <table:table-row table:style-name="ro1">
          <table:table-cell office:value-type="string">
            <text:p>c2670/c2670.lp.5.1</text:p>
          </table:table-cell>
          <table:table-cell office:value-type="float" office:value="0.356116"/>
          <table:table-cell office:value-type="float" office:value="0.349"/>
          <table:table-cell office:value-type="float" office:value="0.32"/>
          <table:table-cell office:value-type="float" office:value="494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552554.0"/>
          <table:table-cell office:value-type="float" office:value="552554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3])" office:value-type="float"/>
          <table:table-cell table:formula="of:=MIN([.$C203])" office:value-type="float"/>
          <table:table-cell table:formula="of:=MIN([.$D203])" office:value-type="float"/>
          <table:table-cell table:formula="of:=MIN([.$E203])" office:value-type="float"/>
          <table:table-cell table:formula="of:=MIN([.$F203])" office:value-type="float"/>
          <table:table-cell table:formula="of:=MIN([.$G203])" office:value-type="float"/>
          <table:table-cell table:formula="of:=MIN([.$H203])" office:value-type="float"/>
          <table:table-cell table:formula="of:=MIN([.$I203])" office:value-type="float"/>
          <table:table-cell table:formula="of:=MIN([.$J203])" office:value-type="float"/>
          <table:table-cell table:formula="of:=MIN([.$K203])" office:value-type="float"/>
          <table:table-cell table:formula="of:=MIN([.$L203])" office:value-type="float"/>
          <table:table-cell table:formula="of:=MIN([.$M203])" office:value-type="float"/>
          <table:table-cell table:formula="of:=MIN([.$N203])" office:value-type="float"/>
          <table:table-cell table:formula="of:=MEDIAN([.$B203])" office:value-type="float"/>
          <table:table-cell table:formula="of:=MEDIAN([.$C203])" office:value-type="float"/>
          <table:table-cell table:formula="of:=MEDIAN([.$D203])" office:value-type="float"/>
          <table:table-cell table:formula="of:=MEDIAN([.$E203])" office:value-type="float"/>
          <table:table-cell table:formula="of:=MEDIAN([.$F203])" office:value-type="float"/>
          <table:table-cell table:formula="of:=MEDIAN([.$G203])" office:value-type="float"/>
          <table:table-cell table:formula="of:=MEDIAN([.$H203])" office:value-type="float"/>
          <table:table-cell table:formula="of:=MEDIAN([.$I203])" office:value-type="float"/>
          <table:table-cell table:formula="of:=MEDIAN([.$J203])" office:value-type="float"/>
          <table:table-cell table:formula="of:=MEDIAN([.$K203])" office:value-type="float"/>
          <table:table-cell table:formula="of:=MEDIAN([.$L203])" office:value-type="float"/>
          <table:table-cell table:formula="of:=MEDIAN([.$M203])" office:value-type="float"/>
          <table:table-cell table:formula="of:=MEDIAN([.$N203])" office:value-type="float"/>
          <table:table-cell table:formula="of:=MAX([.$B203])" office:value-type="float"/>
          <table:table-cell table:formula="of:=MAX([.$C203])" office:value-type="float"/>
          <table:table-cell table:formula="of:=MAX([.$D203])" office:value-type="float"/>
          <table:table-cell table:formula="of:=MAX([.$E203])" office:value-type="float"/>
          <table:table-cell table:formula="of:=MAX([.$F203])" office:value-type="float"/>
          <table:table-cell table:formula="of:=MAX([.$G203])" office:value-type="float"/>
          <table:table-cell table:formula="of:=MAX([.$H203])" office:value-type="float"/>
          <table:table-cell table:formula="of:=MAX([.$I203])" office:value-type="float"/>
          <table:table-cell table:formula="of:=MAX([.$J203])" office:value-type="float"/>
          <table:table-cell table:formula="of:=MAX([.$K203])" office:value-type="float"/>
          <table:table-cell table:formula="of:=MAX([.$L203])" office:value-type="float"/>
          <table:table-cell table:formula="of:=MAX([.$M203])" office:value-type="float"/>
          <table:table-cell table:formula="of:=MAX([.$N203])" office:value-type="float"/>
        </table:table-row>
        <table:table-row table:style-name="ro1">
          <table:table-cell office:value-type="string">
            <text:p>c2670/c2670.lp.5.2</text:p>
          </table:table-cell>
          <table:table-cell office:value-type="float" office:value="0.257383"/>
          <table:table-cell office:value-type="float" office:value="0.25"/>
          <table:table-cell office:value-type="float" office:value="0.22"/>
          <table:table-cell office:value-type="float" office:value="346.0"/>
          <table:table-cell office:value-type="float" office:value="0.0"/>
          <table:table-cell office:value-type="float" office:value="0.0"/>
          <table:table-cell office:value-type="float" office:value="214.0"/>
          <table:table-cell office:value-type="float" office:value="374388.0"/>
          <table:table-cell office:value-type="float" office:value="374388.0"/>
          <table:table-cell office:value-type="float" office:value="535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4])" office:value-type="float"/>
          <table:table-cell table:formula="of:=MIN([.$C204])" office:value-type="float"/>
          <table:table-cell table:formula="of:=MIN([.$D204])" office:value-type="float"/>
          <table:table-cell table:formula="of:=MIN([.$E204])" office:value-type="float"/>
          <table:table-cell table:formula="of:=MIN([.$F204])" office:value-type="float"/>
          <table:table-cell table:formula="of:=MIN([.$G204])" office:value-type="float"/>
          <table:table-cell table:formula="of:=MIN([.$H204])" office:value-type="float"/>
          <table:table-cell table:formula="of:=MIN([.$I204])" office:value-type="float"/>
          <table:table-cell table:formula="of:=MIN([.$J204])" office:value-type="float"/>
          <table:table-cell table:formula="of:=MIN([.$K204])" office:value-type="float"/>
          <table:table-cell table:formula="of:=MIN([.$L204])" office:value-type="float"/>
          <table:table-cell table:formula="of:=MIN([.$M204])" office:value-type="float"/>
          <table:table-cell table:formula="of:=MIN([.$N204])" office:value-type="float"/>
          <table:table-cell table:formula="of:=MEDIAN([.$B204])" office:value-type="float"/>
          <table:table-cell table:formula="of:=MEDIAN([.$C204])" office:value-type="float"/>
          <table:table-cell table:formula="of:=MEDIAN([.$D204])" office:value-type="float"/>
          <table:table-cell table:formula="of:=MEDIAN([.$E204])" office:value-type="float"/>
          <table:table-cell table:formula="of:=MEDIAN([.$F204])" office:value-type="float"/>
          <table:table-cell table:formula="of:=MEDIAN([.$G204])" office:value-type="float"/>
          <table:table-cell table:formula="of:=MEDIAN([.$H204])" office:value-type="float"/>
          <table:table-cell table:formula="of:=MEDIAN([.$I204])" office:value-type="float"/>
          <table:table-cell table:formula="of:=MEDIAN([.$J204])" office:value-type="float"/>
          <table:table-cell table:formula="of:=MEDIAN([.$K204])" office:value-type="float"/>
          <table:table-cell table:formula="of:=MEDIAN([.$L204])" office:value-type="float"/>
          <table:table-cell table:formula="of:=MEDIAN([.$M204])" office:value-type="float"/>
          <table:table-cell table:formula="of:=MEDIAN([.$N204])" office:value-type="float"/>
          <table:table-cell table:formula="of:=MAX([.$B204])" office:value-type="float"/>
          <table:table-cell table:formula="of:=MAX([.$C204])" office:value-type="float"/>
          <table:table-cell table:formula="of:=MAX([.$D204])" office:value-type="float"/>
          <table:table-cell table:formula="of:=MAX([.$E204])" office:value-type="float"/>
          <table:table-cell table:formula="of:=MAX([.$F204])" office:value-type="float"/>
          <table:table-cell table:formula="of:=MAX([.$G204])" office:value-type="float"/>
          <table:table-cell table:formula="of:=MAX([.$H204])" office:value-type="float"/>
          <table:table-cell table:formula="of:=MAX([.$I204])" office:value-type="float"/>
          <table:table-cell table:formula="of:=MAX([.$J204])" office:value-type="float"/>
          <table:table-cell table:formula="of:=MAX([.$K204])" office:value-type="float"/>
          <table:table-cell table:formula="of:=MAX([.$L204])" office:value-type="float"/>
          <table:table-cell table:formula="of:=MAX([.$M204])" office:value-type="float"/>
          <table:table-cell table:formula="of:=MAX([.$N204])" office:value-type="float"/>
        </table:table-row>
        <table:table-row table:style-name="ro1">
          <table:table-cell office:value-type="string">
            <text:p>c2670/c2670.lp.5.3</text:p>
          </table:table-cell>
          <table:table-cell office:value-type="float" office:value="0.675986"/>
          <table:table-cell office:value-type="float" office:value="0.667"/>
          <table:table-cell office:value-type="float" office:value="0.6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2.0"/>
          <table:table-cell office:value-type="float" office:value="1096033.0"/>
          <table:table-cell office:value-type="float" office:value="1096033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5])" office:value-type="float"/>
          <table:table-cell table:formula="of:=MIN([.$C205])" office:value-type="float"/>
          <table:table-cell table:formula="of:=MIN([.$D205])" office:value-type="float"/>
          <table:table-cell table:formula="of:=MIN([.$E205])" office:value-type="float"/>
          <table:table-cell table:formula="of:=MIN([.$F205])" office:value-type="float"/>
          <table:table-cell table:formula="of:=MIN([.$G205])" office:value-type="float"/>
          <table:table-cell table:formula="of:=MIN([.$H205])" office:value-type="float"/>
          <table:table-cell table:formula="of:=MIN([.$I205])" office:value-type="float"/>
          <table:table-cell table:formula="of:=MIN([.$J205])" office:value-type="float"/>
          <table:table-cell table:formula="of:=MIN([.$K205])" office:value-type="float"/>
          <table:table-cell table:formula="of:=MIN([.$L205])" office:value-type="float"/>
          <table:table-cell table:formula="of:=MIN([.$M205])" office:value-type="float"/>
          <table:table-cell table:formula="of:=MIN([.$N205])" office:value-type="float"/>
          <table:table-cell table:formula="of:=MEDIAN([.$B205])" office:value-type="float"/>
          <table:table-cell table:formula="of:=MEDIAN([.$C205])" office:value-type="float"/>
          <table:table-cell table:formula="of:=MEDIAN([.$D205])" office:value-type="float"/>
          <table:table-cell table:formula="of:=MEDIAN([.$E205])" office:value-type="float"/>
          <table:table-cell table:formula="of:=MEDIAN([.$F205])" office:value-type="float"/>
          <table:table-cell table:formula="of:=MEDIAN([.$G205])" office:value-type="float"/>
          <table:table-cell table:formula="of:=MEDIAN([.$H205])" office:value-type="float"/>
          <table:table-cell table:formula="of:=MEDIAN([.$I205])" office:value-type="float"/>
          <table:table-cell table:formula="of:=MEDIAN([.$J205])" office:value-type="float"/>
          <table:table-cell table:formula="of:=MEDIAN([.$K205])" office:value-type="float"/>
          <table:table-cell table:formula="of:=MEDIAN([.$L205])" office:value-type="float"/>
          <table:table-cell table:formula="of:=MEDIAN([.$M205])" office:value-type="float"/>
          <table:table-cell table:formula="of:=MEDIAN([.$N205])" office:value-type="float"/>
          <table:table-cell table:formula="of:=MAX([.$B205])" office:value-type="float"/>
          <table:table-cell table:formula="of:=MAX([.$C205])" office:value-type="float"/>
          <table:table-cell table:formula="of:=MAX([.$D205])" office:value-type="float"/>
          <table:table-cell table:formula="of:=MAX([.$E205])" office:value-type="float"/>
          <table:table-cell table:formula="of:=MAX([.$F205])" office:value-type="float"/>
          <table:table-cell table:formula="of:=MAX([.$G205])" office:value-type="float"/>
          <table:table-cell table:formula="of:=MAX([.$H205])" office:value-type="float"/>
          <table:table-cell table:formula="of:=MAX([.$I205])" office:value-type="float"/>
          <table:table-cell table:formula="of:=MAX([.$J205])" office:value-type="float"/>
          <table:table-cell table:formula="of:=MAX([.$K205])" office:value-type="float"/>
          <table:table-cell table:formula="of:=MAX([.$L205])" office:value-type="float"/>
          <table:table-cell table:formula="of:=MAX([.$M205])" office:value-type="float"/>
          <table:table-cell table:formula="of:=MAX([.$N205])" office:value-type="float"/>
        </table:table-row>
        <table:table-row table:style-name="ro1">
          <table:table-cell office:value-type="string">
            <text:p>c2670/c2670.lp.5.4</text:p>
          </table:table-cell>
          <table:table-cell office:value-type="float" office:value="0.652561"/>
          <table:table-cell office:value-type="float" office:value="0.645"/>
          <table:table-cell office:value-type="float" office:value="0.6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1092422.0"/>
          <table:table-cell office:value-type="float" office:value="1092422.0"/>
          <table:table-cell office:value-type="float" office:value="536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6])" office:value-type="float"/>
          <table:table-cell table:formula="of:=MIN([.$C206])" office:value-type="float"/>
          <table:table-cell table:formula="of:=MIN([.$D206])" office:value-type="float"/>
          <table:table-cell table:formula="of:=MIN([.$E206])" office:value-type="float"/>
          <table:table-cell table:formula="of:=MIN([.$F206])" office:value-type="float"/>
          <table:table-cell table:formula="of:=MIN([.$G206])" office:value-type="float"/>
          <table:table-cell table:formula="of:=MIN([.$H206])" office:value-type="float"/>
          <table:table-cell table:formula="of:=MIN([.$I206])" office:value-type="float"/>
          <table:table-cell table:formula="of:=MIN([.$J206])" office:value-type="float"/>
          <table:table-cell table:formula="of:=MIN([.$K206])" office:value-type="float"/>
          <table:table-cell table:formula="of:=MIN([.$L206])" office:value-type="float"/>
          <table:table-cell table:formula="of:=MIN([.$M206])" office:value-type="float"/>
          <table:table-cell table:formula="of:=MIN([.$N206])" office:value-type="float"/>
          <table:table-cell table:formula="of:=MEDIAN([.$B206])" office:value-type="float"/>
          <table:table-cell table:formula="of:=MEDIAN([.$C206])" office:value-type="float"/>
          <table:table-cell table:formula="of:=MEDIAN([.$D206])" office:value-type="float"/>
          <table:table-cell table:formula="of:=MEDIAN([.$E206])" office:value-type="float"/>
          <table:table-cell table:formula="of:=MEDIAN([.$F206])" office:value-type="float"/>
          <table:table-cell table:formula="of:=MEDIAN([.$G206])" office:value-type="float"/>
          <table:table-cell table:formula="of:=MEDIAN([.$H206])" office:value-type="float"/>
          <table:table-cell table:formula="of:=MEDIAN([.$I206])" office:value-type="float"/>
          <table:table-cell table:formula="of:=MEDIAN([.$J206])" office:value-type="float"/>
          <table:table-cell table:formula="of:=MEDIAN([.$K206])" office:value-type="float"/>
          <table:table-cell table:formula="of:=MEDIAN([.$L206])" office:value-type="float"/>
          <table:table-cell table:formula="of:=MEDIAN([.$M206])" office:value-type="float"/>
          <table:table-cell table:formula="of:=MEDIAN([.$N206])" office:value-type="float"/>
          <table:table-cell table:formula="of:=MAX([.$B206])" office:value-type="float"/>
          <table:table-cell table:formula="of:=MAX([.$C206])" office:value-type="float"/>
          <table:table-cell table:formula="of:=MAX([.$D206])" office:value-type="float"/>
          <table:table-cell table:formula="of:=MAX([.$E206])" office:value-type="float"/>
          <table:table-cell table:formula="of:=MAX([.$F206])" office:value-type="float"/>
          <table:table-cell table:formula="of:=MAX([.$G206])" office:value-type="float"/>
          <table:table-cell table:formula="of:=MAX([.$H206])" office:value-type="float"/>
          <table:table-cell table:formula="of:=MAX([.$I206])" office:value-type="float"/>
          <table:table-cell table:formula="of:=MAX([.$J206])" office:value-type="float"/>
          <table:table-cell table:formula="of:=MAX([.$K206])" office:value-type="float"/>
          <table:table-cell table:formula="of:=MAX([.$L206])" office:value-type="float"/>
          <table:table-cell table:formula="of:=MAX([.$M206])" office:value-type="float"/>
          <table:table-cell table:formula="of:=MAX([.$N206])" office:value-type="float"/>
        </table:table-row>
        <table:table-row table:style-name="ro1">
          <table:table-cell office:value-type="string">
            <text:p>c2670/c2670.lp.5.5</text:p>
          </table:table-cell>
          <table:table-cell office:value-type="float" office:value="0.656486"/>
          <table:table-cell office:value-type="float" office:value="0.649"/>
          <table:table-cell office:value-type="float" office:value="0.6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1.0"/>
          <table:table-cell office:value-type="float" office:value="1102441.0"/>
          <table:table-cell office:value-type="float" office:value="1102441.0"/>
          <table:table-cell office:value-type="float" office:value="5359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7])" office:value-type="float"/>
          <table:table-cell table:formula="of:=MIN([.$C207])" office:value-type="float"/>
          <table:table-cell table:formula="of:=MIN([.$D207])" office:value-type="float"/>
          <table:table-cell table:formula="of:=MIN([.$E207])" office:value-type="float"/>
          <table:table-cell table:formula="of:=MIN([.$F207])" office:value-type="float"/>
          <table:table-cell table:formula="of:=MIN([.$G207])" office:value-type="float"/>
          <table:table-cell table:formula="of:=MIN([.$H207])" office:value-type="float"/>
          <table:table-cell table:formula="of:=MIN([.$I207])" office:value-type="float"/>
          <table:table-cell table:formula="of:=MIN([.$J207])" office:value-type="float"/>
          <table:table-cell table:formula="of:=MIN([.$K207])" office:value-type="float"/>
          <table:table-cell table:formula="of:=MIN([.$L207])" office:value-type="float"/>
          <table:table-cell table:formula="of:=MIN([.$M207])" office:value-type="float"/>
          <table:table-cell table:formula="of:=MIN([.$N207])" office:value-type="float"/>
          <table:table-cell table:formula="of:=MEDIAN([.$B207])" office:value-type="float"/>
          <table:table-cell table:formula="of:=MEDIAN([.$C207])" office:value-type="float"/>
          <table:table-cell table:formula="of:=MEDIAN([.$D207])" office:value-type="float"/>
          <table:table-cell table:formula="of:=MEDIAN([.$E207])" office:value-type="float"/>
          <table:table-cell table:formula="of:=MEDIAN([.$F207])" office:value-type="float"/>
          <table:table-cell table:formula="of:=MEDIAN([.$G207])" office:value-type="float"/>
          <table:table-cell table:formula="of:=MEDIAN([.$H207])" office:value-type="float"/>
          <table:table-cell table:formula="of:=MEDIAN([.$I207])" office:value-type="float"/>
          <table:table-cell table:formula="of:=MEDIAN([.$J207])" office:value-type="float"/>
          <table:table-cell table:formula="of:=MEDIAN([.$K207])" office:value-type="float"/>
          <table:table-cell table:formula="of:=MEDIAN([.$L207])" office:value-type="float"/>
          <table:table-cell table:formula="of:=MEDIAN([.$M207])" office:value-type="float"/>
          <table:table-cell table:formula="of:=MEDIAN([.$N207])" office:value-type="float"/>
          <table:table-cell table:formula="of:=MAX([.$B207])" office:value-type="float"/>
          <table:table-cell table:formula="of:=MAX([.$C207])" office:value-type="float"/>
          <table:table-cell table:formula="of:=MAX([.$D207])" office:value-type="float"/>
          <table:table-cell table:formula="of:=MAX([.$E207])" office:value-type="float"/>
          <table:table-cell table:formula="of:=MAX([.$F207])" office:value-type="float"/>
          <table:table-cell table:formula="of:=MAX([.$G207])" office:value-type="float"/>
          <table:table-cell table:formula="of:=MAX([.$H207])" office:value-type="float"/>
          <table:table-cell table:formula="of:=MAX([.$I207])" office:value-type="float"/>
          <table:table-cell table:formula="of:=MAX([.$J207])" office:value-type="float"/>
          <table:table-cell table:formula="of:=MAX([.$K207])" office:value-type="float"/>
          <table:table-cell table:formula="of:=MAX([.$L207])" office:value-type="float"/>
          <table:table-cell table:formula="of:=MAX([.$M207])" office:value-type="float"/>
          <table:table-cell table:formula="of:=MAX([.$N207])" office:value-type="float"/>
        </table:table-row>
        <table:table-row table:style-name="ro1">
          <table:table-cell office:value-type="string">
            <text:p>c2670/c2670.lp.5.6</text:p>
          </table:table-cell>
          <table:table-cell office:value-type="float" office:value="0.372065"/>
          <table:table-cell office:value-type="float" office:value="0.365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519123.0"/>
          <table:table-cell office:value-type="float" office:value="519123.0"/>
          <table:table-cell office:value-type="float" office:value="536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8])" office:value-type="float"/>
          <table:table-cell table:formula="of:=MIN([.$C208])" office:value-type="float"/>
          <table:table-cell table:formula="of:=MIN([.$D208])" office:value-type="float"/>
          <table:table-cell table:formula="of:=MIN([.$E208])" office:value-type="float"/>
          <table:table-cell table:formula="of:=MIN([.$F208])" office:value-type="float"/>
          <table:table-cell table:formula="of:=MIN([.$G208])" office:value-type="float"/>
          <table:table-cell table:formula="of:=MIN([.$H208])" office:value-type="float"/>
          <table:table-cell table:formula="of:=MIN([.$I208])" office:value-type="float"/>
          <table:table-cell table:formula="of:=MIN([.$J208])" office:value-type="float"/>
          <table:table-cell table:formula="of:=MIN([.$K208])" office:value-type="float"/>
          <table:table-cell table:formula="of:=MIN([.$L208])" office:value-type="float"/>
          <table:table-cell table:formula="of:=MIN([.$M208])" office:value-type="float"/>
          <table:table-cell table:formula="of:=MIN([.$N208])" office:value-type="float"/>
          <table:table-cell table:formula="of:=MEDIAN([.$B208])" office:value-type="float"/>
          <table:table-cell table:formula="of:=MEDIAN([.$C208])" office:value-type="float"/>
          <table:table-cell table:formula="of:=MEDIAN([.$D208])" office:value-type="float"/>
          <table:table-cell table:formula="of:=MEDIAN([.$E208])" office:value-type="float"/>
          <table:table-cell table:formula="of:=MEDIAN([.$F208])" office:value-type="float"/>
          <table:table-cell table:formula="of:=MEDIAN([.$G208])" office:value-type="float"/>
          <table:table-cell table:formula="of:=MEDIAN([.$H208])" office:value-type="float"/>
          <table:table-cell table:formula="of:=MEDIAN([.$I208])" office:value-type="float"/>
          <table:table-cell table:formula="of:=MEDIAN([.$J208])" office:value-type="float"/>
          <table:table-cell table:formula="of:=MEDIAN([.$K208])" office:value-type="float"/>
          <table:table-cell table:formula="of:=MEDIAN([.$L208])" office:value-type="float"/>
          <table:table-cell table:formula="of:=MEDIAN([.$M208])" office:value-type="float"/>
          <table:table-cell table:formula="of:=MEDIAN([.$N208])" office:value-type="float"/>
          <table:table-cell table:formula="of:=MAX([.$B208])" office:value-type="float"/>
          <table:table-cell table:formula="of:=MAX([.$C208])" office:value-type="float"/>
          <table:table-cell table:formula="of:=MAX([.$D208])" office:value-type="float"/>
          <table:table-cell table:formula="of:=MAX([.$E208])" office:value-type="float"/>
          <table:table-cell table:formula="of:=MAX([.$F208])" office:value-type="float"/>
          <table:table-cell table:formula="of:=MAX([.$G208])" office:value-type="float"/>
          <table:table-cell table:formula="of:=MAX([.$H208])" office:value-type="float"/>
          <table:table-cell table:formula="of:=MAX([.$I208])" office:value-type="float"/>
          <table:table-cell table:formula="of:=MAX([.$J208])" office:value-type="float"/>
          <table:table-cell table:formula="of:=MAX([.$K208])" office:value-type="float"/>
          <table:table-cell table:formula="of:=MAX([.$L208])" office:value-type="float"/>
          <table:table-cell table:formula="of:=MAX([.$M208])" office:value-type="float"/>
          <table:table-cell table:formula="of:=MAX([.$N208])" office:value-type="float"/>
        </table:table-row>
        <table:table-row table:style-name="ro1">
          <table:table-cell office:value-type="string">
            <text:p>c2670/c2670.lp.5.7</text:p>
          </table:table-cell>
          <table:table-cell office:value-type="float" office:value="0.466861"/>
          <table:table-cell office:value-type="float" office:value="0.46"/>
          <table:table-cell office:value-type="float" office:value="0.4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1.0"/>
          <table:table-cell office:value-type="float" office:value="703579.0"/>
          <table:table-cell office:value-type="float" office:value="703579.0"/>
          <table:table-cell office:value-type="float" office:value="536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09])" office:value-type="float"/>
          <table:table-cell table:formula="of:=MIN([.$C209])" office:value-type="float"/>
          <table:table-cell table:formula="of:=MIN([.$D209])" office:value-type="float"/>
          <table:table-cell table:formula="of:=MIN([.$E209])" office:value-type="float"/>
          <table:table-cell table:formula="of:=MIN([.$F209])" office:value-type="float"/>
          <table:table-cell table:formula="of:=MIN([.$G209])" office:value-type="float"/>
          <table:table-cell table:formula="of:=MIN([.$H209])" office:value-type="float"/>
          <table:table-cell table:formula="of:=MIN([.$I209])" office:value-type="float"/>
          <table:table-cell table:formula="of:=MIN([.$J209])" office:value-type="float"/>
          <table:table-cell table:formula="of:=MIN([.$K209])" office:value-type="float"/>
          <table:table-cell table:formula="of:=MIN([.$L209])" office:value-type="float"/>
          <table:table-cell table:formula="of:=MIN([.$M209])" office:value-type="float"/>
          <table:table-cell table:formula="of:=MIN([.$N209])" office:value-type="float"/>
          <table:table-cell table:formula="of:=MEDIAN([.$B209])" office:value-type="float"/>
          <table:table-cell table:formula="of:=MEDIAN([.$C209])" office:value-type="float"/>
          <table:table-cell table:formula="of:=MEDIAN([.$D209])" office:value-type="float"/>
          <table:table-cell table:formula="of:=MEDIAN([.$E209])" office:value-type="float"/>
          <table:table-cell table:formula="of:=MEDIAN([.$F209])" office:value-type="float"/>
          <table:table-cell table:formula="of:=MEDIAN([.$G209])" office:value-type="float"/>
          <table:table-cell table:formula="of:=MEDIAN([.$H209])" office:value-type="float"/>
          <table:table-cell table:formula="of:=MEDIAN([.$I209])" office:value-type="float"/>
          <table:table-cell table:formula="of:=MEDIAN([.$J209])" office:value-type="float"/>
          <table:table-cell table:formula="of:=MEDIAN([.$K209])" office:value-type="float"/>
          <table:table-cell table:formula="of:=MEDIAN([.$L209])" office:value-type="float"/>
          <table:table-cell table:formula="of:=MEDIAN([.$M209])" office:value-type="float"/>
          <table:table-cell table:formula="of:=MEDIAN([.$N209])" office:value-type="float"/>
          <table:table-cell table:formula="of:=MAX([.$B209])" office:value-type="float"/>
          <table:table-cell table:formula="of:=MAX([.$C209])" office:value-type="float"/>
          <table:table-cell table:formula="of:=MAX([.$D209])" office:value-type="float"/>
          <table:table-cell table:formula="of:=MAX([.$E209])" office:value-type="float"/>
          <table:table-cell table:formula="of:=MAX([.$F209])" office:value-type="float"/>
          <table:table-cell table:formula="of:=MAX([.$G209])" office:value-type="float"/>
          <table:table-cell table:formula="of:=MAX([.$H209])" office:value-type="float"/>
          <table:table-cell table:formula="of:=MAX([.$I209])" office:value-type="float"/>
          <table:table-cell table:formula="of:=MAX([.$J209])" office:value-type="float"/>
          <table:table-cell table:formula="of:=MAX([.$K209])" office:value-type="float"/>
          <table:table-cell table:formula="of:=MAX([.$L209])" office:value-type="float"/>
          <table:table-cell table:formula="of:=MAX([.$M209])" office:value-type="float"/>
          <table:table-cell table:formula="of:=MAX([.$N209])" office:value-type="float"/>
        </table:table-row>
        <table:table-row table:style-name="ro1">
          <table:table-cell office:value-type="string">
            <text:p>c2670/c2670.lp.5.8</text:p>
          </table:table-cell>
          <table:table-cell office:value-type="float" office:value="0.592026"/>
          <table:table-cell office:value-type="float" office:value="0.586"/>
          <table:table-cell office:value-type="float" office:value="0.5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6.0"/>
          <table:table-cell office:value-type="float" office:value="967229.0"/>
          <table:table-cell office:value-type="float" office:value="967229.0"/>
          <table:table-cell office:value-type="float" office:value="536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0])" office:value-type="float"/>
          <table:table-cell table:formula="of:=MIN([.$C210])" office:value-type="float"/>
          <table:table-cell table:formula="of:=MIN([.$D210])" office:value-type="float"/>
          <table:table-cell table:formula="of:=MIN([.$E210])" office:value-type="float"/>
          <table:table-cell table:formula="of:=MIN([.$F210])" office:value-type="float"/>
          <table:table-cell table:formula="of:=MIN([.$G210])" office:value-type="float"/>
          <table:table-cell table:formula="of:=MIN([.$H210])" office:value-type="float"/>
          <table:table-cell table:formula="of:=MIN([.$I210])" office:value-type="float"/>
          <table:table-cell table:formula="of:=MIN([.$J210])" office:value-type="float"/>
          <table:table-cell table:formula="of:=MIN([.$K210])" office:value-type="float"/>
          <table:table-cell table:formula="of:=MIN([.$L210])" office:value-type="float"/>
          <table:table-cell table:formula="of:=MIN([.$M210])" office:value-type="float"/>
          <table:table-cell table:formula="of:=MIN([.$N210])" office:value-type="float"/>
          <table:table-cell table:formula="of:=MEDIAN([.$B210])" office:value-type="float"/>
          <table:table-cell table:formula="of:=MEDIAN([.$C210])" office:value-type="float"/>
          <table:table-cell table:formula="of:=MEDIAN([.$D210])" office:value-type="float"/>
          <table:table-cell table:formula="of:=MEDIAN([.$E210])" office:value-type="float"/>
          <table:table-cell table:formula="of:=MEDIAN([.$F210])" office:value-type="float"/>
          <table:table-cell table:formula="of:=MEDIAN([.$G210])" office:value-type="float"/>
          <table:table-cell table:formula="of:=MEDIAN([.$H210])" office:value-type="float"/>
          <table:table-cell table:formula="of:=MEDIAN([.$I210])" office:value-type="float"/>
          <table:table-cell table:formula="of:=MEDIAN([.$J210])" office:value-type="float"/>
          <table:table-cell table:formula="of:=MEDIAN([.$K210])" office:value-type="float"/>
          <table:table-cell table:formula="of:=MEDIAN([.$L210])" office:value-type="float"/>
          <table:table-cell table:formula="of:=MEDIAN([.$M210])" office:value-type="float"/>
          <table:table-cell table:formula="of:=MEDIAN([.$N210])" office:value-type="float"/>
          <table:table-cell table:formula="of:=MAX([.$B210])" office:value-type="float"/>
          <table:table-cell table:formula="of:=MAX([.$C210])" office:value-type="float"/>
          <table:table-cell table:formula="of:=MAX([.$D210])" office:value-type="float"/>
          <table:table-cell table:formula="of:=MAX([.$E210])" office:value-type="float"/>
          <table:table-cell table:formula="of:=MAX([.$F210])" office:value-type="float"/>
          <table:table-cell table:formula="of:=MAX([.$G210])" office:value-type="float"/>
          <table:table-cell table:formula="of:=MAX([.$H210])" office:value-type="float"/>
          <table:table-cell table:formula="of:=MAX([.$I210])" office:value-type="float"/>
          <table:table-cell table:formula="of:=MAX([.$J210])" office:value-type="float"/>
          <table:table-cell table:formula="of:=MAX([.$K210])" office:value-type="float"/>
          <table:table-cell table:formula="of:=MAX([.$L210])" office:value-type="float"/>
          <table:table-cell table:formula="of:=MAX([.$M210])" office:value-type="float"/>
          <table:table-cell table:formula="of:=MAX([.$N210])" office:value-type="float"/>
        </table:table-row>
        <table:table-row table:style-name="ro1">
          <table:table-cell office:value-type="string">
            <text:p>c2670/c2670.lp.6.1</text:p>
          </table:table-cell>
          <table:table-cell office:value-type="float" office:value="0.509115"/>
          <table:table-cell office:value-type="float" office:value="0.463"/>
          <table:table-cell office:value-type="float" office:value="0.4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732.0"/>
          <table:table-cell office:value-type="float" office:value="599390.0"/>
          <table:table-cell office:value-type="float" office:value="599390.0"/>
          <table:table-cell office:value-type="float" office:value="535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1])" office:value-type="float"/>
          <table:table-cell table:formula="of:=MIN([.$C211])" office:value-type="float"/>
          <table:table-cell table:formula="of:=MIN([.$D211])" office:value-type="float"/>
          <table:table-cell table:formula="of:=MIN([.$E211])" office:value-type="float"/>
          <table:table-cell table:formula="of:=MIN([.$F211])" office:value-type="float"/>
          <table:table-cell table:formula="of:=MIN([.$G211])" office:value-type="float"/>
          <table:table-cell table:formula="of:=MIN([.$H211])" office:value-type="float"/>
          <table:table-cell table:formula="of:=MIN([.$I211])" office:value-type="float"/>
          <table:table-cell table:formula="of:=MIN([.$J211])" office:value-type="float"/>
          <table:table-cell table:formula="of:=MIN([.$K211])" office:value-type="float"/>
          <table:table-cell table:formula="of:=MIN([.$L211])" office:value-type="float"/>
          <table:table-cell table:formula="of:=MIN([.$M211])" office:value-type="float"/>
          <table:table-cell table:formula="of:=MIN([.$N211])" office:value-type="float"/>
          <table:table-cell table:formula="of:=MEDIAN([.$B211])" office:value-type="float"/>
          <table:table-cell table:formula="of:=MEDIAN([.$C211])" office:value-type="float"/>
          <table:table-cell table:formula="of:=MEDIAN([.$D211])" office:value-type="float"/>
          <table:table-cell table:formula="of:=MEDIAN([.$E211])" office:value-type="float"/>
          <table:table-cell table:formula="of:=MEDIAN([.$F211])" office:value-type="float"/>
          <table:table-cell table:formula="of:=MEDIAN([.$G211])" office:value-type="float"/>
          <table:table-cell table:formula="of:=MEDIAN([.$H211])" office:value-type="float"/>
          <table:table-cell table:formula="of:=MEDIAN([.$I211])" office:value-type="float"/>
          <table:table-cell table:formula="of:=MEDIAN([.$J211])" office:value-type="float"/>
          <table:table-cell table:formula="of:=MEDIAN([.$K211])" office:value-type="float"/>
          <table:table-cell table:formula="of:=MEDIAN([.$L211])" office:value-type="float"/>
          <table:table-cell table:formula="of:=MEDIAN([.$M211])" office:value-type="float"/>
          <table:table-cell table:formula="of:=MEDIAN([.$N211])" office:value-type="float"/>
          <table:table-cell table:formula="of:=MAX([.$B211])" office:value-type="float"/>
          <table:table-cell table:formula="of:=MAX([.$C211])" office:value-type="float"/>
          <table:table-cell table:formula="of:=MAX([.$D211])" office:value-type="float"/>
          <table:table-cell table:formula="of:=MAX([.$E211])" office:value-type="float"/>
          <table:table-cell table:formula="of:=MAX([.$F211])" office:value-type="float"/>
          <table:table-cell table:formula="of:=MAX([.$G211])" office:value-type="float"/>
          <table:table-cell table:formula="of:=MAX([.$H211])" office:value-type="float"/>
          <table:table-cell table:formula="of:=MAX([.$I211])" office:value-type="float"/>
          <table:table-cell table:formula="of:=MAX([.$J211])" office:value-type="float"/>
          <table:table-cell table:formula="of:=MAX([.$K211])" office:value-type="float"/>
          <table:table-cell table:formula="of:=MAX([.$L211])" office:value-type="float"/>
          <table:table-cell table:formula="of:=MAX([.$M211])" office:value-type="float"/>
          <table:table-cell table:formula="of:=MAX([.$N211])" office:value-type="float"/>
        </table:table-row>
        <table:table-row table:style-name="ro1">
          <table:table-cell office:value-type="string">
            <text:p>c2670/c2670.lp.6.2</text:p>
          </table:table-cell>
          <table:table-cell office:value-type="float" office:value="0.481212"/>
          <table:table-cell office:value-type="float" office:value="0.474"/>
          <table:table-cell office:value-type="float" office:value="0.4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04.0"/>
          <table:table-cell office:value-type="float" office:value="626336.0"/>
          <table:table-cell office:value-type="float" office:value="626336.0"/>
          <table:table-cell office:value-type="float" office:value="5360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2])" office:value-type="float"/>
          <table:table-cell table:formula="of:=MIN([.$C212])" office:value-type="float"/>
          <table:table-cell table:formula="of:=MIN([.$D212])" office:value-type="float"/>
          <table:table-cell table:formula="of:=MIN([.$E212])" office:value-type="float"/>
          <table:table-cell table:formula="of:=MIN([.$F212])" office:value-type="float"/>
          <table:table-cell table:formula="of:=MIN([.$G212])" office:value-type="float"/>
          <table:table-cell table:formula="of:=MIN([.$H212])" office:value-type="float"/>
          <table:table-cell table:formula="of:=MIN([.$I212])" office:value-type="float"/>
          <table:table-cell table:formula="of:=MIN([.$J212])" office:value-type="float"/>
          <table:table-cell table:formula="of:=MIN([.$K212])" office:value-type="float"/>
          <table:table-cell table:formula="of:=MIN([.$L212])" office:value-type="float"/>
          <table:table-cell table:formula="of:=MIN([.$M212])" office:value-type="float"/>
          <table:table-cell table:formula="of:=MIN([.$N212])" office:value-type="float"/>
          <table:table-cell table:formula="of:=MEDIAN([.$B212])" office:value-type="float"/>
          <table:table-cell table:formula="of:=MEDIAN([.$C212])" office:value-type="float"/>
          <table:table-cell table:formula="of:=MEDIAN([.$D212])" office:value-type="float"/>
          <table:table-cell table:formula="of:=MEDIAN([.$E212])" office:value-type="float"/>
          <table:table-cell table:formula="of:=MEDIAN([.$F212])" office:value-type="float"/>
          <table:table-cell table:formula="of:=MEDIAN([.$G212])" office:value-type="float"/>
          <table:table-cell table:formula="of:=MEDIAN([.$H212])" office:value-type="float"/>
          <table:table-cell table:formula="of:=MEDIAN([.$I212])" office:value-type="float"/>
          <table:table-cell table:formula="of:=MEDIAN([.$J212])" office:value-type="float"/>
          <table:table-cell table:formula="of:=MEDIAN([.$K212])" office:value-type="float"/>
          <table:table-cell table:formula="of:=MEDIAN([.$L212])" office:value-type="float"/>
          <table:table-cell table:formula="of:=MEDIAN([.$M212])" office:value-type="float"/>
          <table:table-cell table:formula="of:=MEDIAN([.$N212])" office:value-type="float"/>
          <table:table-cell table:formula="of:=MAX([.$B212])" office:value-type="float"/>
          <table:table-cell table:formula="of:=MAX([.$C212])" office:value-type="float"/>
          <table:table-cell table:formula="of:=MAX([.$D212])" office:value-type="float"/>
          <table:table-cell table:formula="of:=MAX([.$E212])" office:value-type="float"/>
          <table:table-cell table:formula="of:=MAX([.$F212])" office:value-type="float"/>
          <table:table-cell table:formula="of:=MAX([.$G212])" office:value-type="float"/>
          <table:table-cell table:formula="of:=MAX([.$H212])" office:value-type="float"/>
          <table:table-cell table:formula="of:=MAX([.$I212])" office:value-type="float"/>
          <table:table-cell table:formula="of:=MAX([.$J212])" office:value-type="float"/>
          <table:table-cell table:formula="of:=MAX([.$K212])" office:value-type="float"/>
          <table:table-cell table:formula="of:=MAX([.$L212])" office:value-type="float"/>
          <table:table-cell table:formula="of:=MAX([.$M212])" office:value-type="float"/>
          <table:table-cell table:formula="of:=MAX([.$N212])" office:value-type="float"/>
        </table:table-row>
        <table:table-row table:style-name="ro1">
          <table:table-cell office:value-type="string">
            <text:p>c2670/c2670.lp.6.3</text:p>
          </table:table-cell>
          <table:table-cell office:value-type="float" office:value="0.465798"/>
          <table:table-cell office:value-type="float" office:value="0.456"/>
          <table:table-cell office:value-type="float" office:value="0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41.0"/>
          <table:table-cell office:value-type="float" office:value="596054.0"/>
          <table:table-cell office:value-type="float" office:value="596054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3])" office:value-type="float"/>
          <table:table-cell table:formula="of:=MIN([.$C213])" office:value-type="float"/>
          <table:table-cell table:formula="of:=MIN([.$D213])" office:value-type="float"/>
          <table:table-cell table:formula="of:=MIN([.$E213])" office:value-type="float"/>
          <table:table-cell table:formula="of:=MIN([.$F213])" office:value-type="float"/>
          <table:table-cell table:formula="of:=MIN([.$G213])" office:value-type="float"/>
          <table:table-cell table:formula="of:=MIN([.$H213])" office:value-type="float"/>
          <table:table-cell table:formula="of:=MIN([.$I213])" office:value-type="float"/>
          <table:table-cell table:formula="of:=MIN([.$J213])" office:value-type="float"/>
          <table:table-cell table:formula="of:=MIN([.$K213])" office:value-type="float"/>
          <table:table-cell table:formula="of:=MIN([.$L213])" office:value-type="float"/>
          <table:table-cell table:formula="of:=MIN([.$M213])" office:value-type="float"/>
          <table:table-cell table:formula="of:=MIN([.$N213])" office:value-type="float"/>
          <table:table-cell table:formula="of:=MEDIAN([.$B213])" office:value-type="float"/>
          <table:table-cell table:formula="of:=MEDIAN([.$C213])" office:value-type="float"/>
          <table:table-cell table:formula="of:=MEDIAN([.$D213])" office:value-type="float"/>
          <table:table-cell table:formula="of:=MEDIAN([.$E213])" office:value-type="float"/>
          <table:table-cell table:formula="of:=MEDIAN([.$F213])" office:value-type="float"/>
          <table:table-cell table:formula="of:=MEDIAN([.$G213])" office:value-type="float"/>
          <table:table-cell table:formula="of:=MEDIAN([.$H213])" office:value-type="float"/>
          <table:table-cell table:formula="of:=MEDIAN([.$I213])" office:value-type="float"/>
          <table:table-cell table:formula="of:=MEDIAN([.$J213])" office:value-type="float"/>
          <table:table-cell table:formula="of:=MEDIAN([.$K213])" office:value-type="float"/>
          <table:table-cell table:formula="of:=MEDIAN([.$L213])" office:value-type="float"/>
          <table:table-cell table:formula="of:=MEDIAN([.$M213])" office:value-type="float"/>
          <table:table-cell table:formula="of:=MEDIAN([.$N213])" office:value-type="float"/>
          <table:table-cell table:formula="of:=MAX([.$B213])" office:value-type="float"/>
          <table:table-cell table:formula="of:=MAX([.$C213])" office:value-type="float"/>
          <table:table-cell table:formula="of:=MAX([.$D213])" office:value-type="float"/>
          <table:table-cell table:formula="of:=MAX([.$E213])" office:value-type="float"/>
          <table:table-cell table:formula="of:=MAX([.$F213])" office:value-type="float"/>
          <table:table-cell table:formula="of:=MAX([.$G213])" office:value-type="float"/>
          <table:table-cell table:formula="of:=MAX([.$H213])" office:value-type="float"/>
          <table:table-cell table:formula="of:=MAX([.$I213])" office:value-type="float"/>
          <table:table-cell table:formula="of:=MAX([.$J213])" office:value-type="float"/>
          <table:table-cell table:formula="of:=MAX([.$K213])" office:value-type="float"/>
          <table:table-cell table:formula="of:=MAX([.$L213])" office:value-type="float"/>
          <table:table-cell table:formula="of:=MAX([.$M213])" office:value-type="float"/>
          <table:table-cell table:formula="of:=MAX([.$N213])" office:value-type="float"/>
        </table:table-row>
        <table:table-row table:style-name="ro1">
          <table:table-cell office:value-type="string">
            <text:p>c2670/c2670.lp.6.4</text:p>
          </table:table-cell>
          <table:table-cell office:value-type="float" office:value="0.138877"/>
          <table:table-cell office:value-type="float" office:value="0.132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13.0"/>
          <table:table-cell office:value-type="float" office:value="105296.0"/>
          <table:table-cell office:value-type="float" office:value="105296.0"/>
          <table:table-cell office:value-type="float" office:value="5360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4])" office:value-type="float"/>
          <table:table-cell table:formula="of:=MIN([.$C214])" office:value-type="float"/>
          <table:table-cell table:formula="of:=MIN([.$D214])" office:value-type="float"/>
          <table:table-cell table:formula="of:=MIN([.$E214])" office:value-type="float"/>
          <table:table-cell table:formula="of:=MIN([.$F214])" office:value-type="float"/>
          <table:table-cell table:formula="of:=MIN([.$G214])" office:value-type="float"/>
          <table:table-cell table:formula="of:=MIN([.$H214])" office:value-type="float"/>
          <table:table-cell table:formula="of:=MIN([.$I214])" office:value-type="float"/>
          <table:table-cell table:formula="of:=MIN([.$J214])" office:value-type="float"/>
          <table:table-cell table:formula="of:=MIN([.$K214])" office:value-type="float"/>
          <table:table-cell table:formula="of:=MIN([.$L214])" office:value-type="float"/>
          <table:table-cell table:formula="of:=MIN([.$M214])" office:value-type="float"/>
          <table:table-cell table:formula="of:=MIN([.$N214])" office:value-type="float"/>
          <table:table-cell table:formula="of:=MEDIAN([.$B214])" office:value-type="float"/>
          <table:table-cell table:formula="of:=MEDIAN([.$C214])" office:value-type="float"/>
          <table:table-cell table:formula="of:=MEDIAN([.$D214])" office:value-type="float"/>
          <table:table-cell table:formula="of:=MEDIAN([.$E214])" office:value-type="float"/>
          <table:table-cell table:formula="of:=MEDIAN([.$F214])" office:value-type="float"/>
          <table:table-cell table:formula="of:=MEDIAN([.$G214])" office:value-type="float"/>
          <table:table-cell table:formula="of:=MEDIAN([.$H214])" office:value-type="float"/>
          <table:table-cell table:formula="of:=MEDIAN([.$I214])" office:value-type="float"/>
          <table:table-cell table:formula="of:=MEDIAN([.$J214])" office:value-type="float"/>
          <table:table-cell table:formula="of:=MEDIAN([.$K214])" office:value-type="float"/>
          <table:table-cell table:formula="of:=MEDIAN([.$L214])" office:value-type="float"/>
          <table:table-cell table:formula="of:=MEDIAN([.$M214])" office:value-type="float"/>
          <table:table-cell table:formula="of:=MEDIAN([.$N214])" office:value-type="float"/>
          <table:table-cell table:formula="of:=MAX([.$B214])" office:value-type="float"/>
          <table:table-cell table:formula="of:=MAX([.$C214])" office:value-type="float"/>
          <table:table-cell table:formula="of:=MAX([.$D214])" office:value-type="float"/>
          <table:table-cell table:formula="of:=MAX([.$E214])" office:value-type="float"/>
          <table:table-cell table:formula="of:=MAX([.$F214])" office:value-type="float"/>
          <table:table-cell table:formula="of:=MAX([.$G214])" office:value-type="float"/>
          <table:table-cell table:formula="of:=MAX([.$H214])" office:value-type="float"/>
          <table:table-cell table:formula="of:=MAX([.$I214])" office:value-type="float"/>
          <table:table-cell table:formula="of:=MAX([.$J214])" office:value-type="float"/>
          <table:table-cell table:formula="of:=MAX([.$K214])" office:value-type="float"/>
          <table:table-cell table:formula="of:=MAX([.$L214])" office:value-type="float"/>
          <table:table-cell table:formula="of:=MAX([.$M214])" office:value-type="float"/>
          <table:table-cell table:formula="of:=MAX([.$N214])" office:value-type="float"/>
        </table:table-row>
        <table:table-row table:style-name="ro1">
          <table:table-cell office:value-type="string">
            <text:p>c2670/c2670.lp.6.5</text:p>
          </table:table-cell>
          <table:table-cell office:value-type="float" office:value="0.133678"/>
          <table:table-cell office:value-type="float" office:value="0.127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8.0"/>
          <table:table-cell office:value-type="float" office:value="104285.0"/>
          <table:table-cell office:value-type="float" office:value="104285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5])" office:value-type="float"/>
          <table:table-cell table:formula="of:=MIN([.$C215])" office:value-type="float"/>
          <table:table-cell table:formula="of:=MIN([.$D215])" office:value-type="float"/>
          <table:table-cell table:formula="of:=MIN([.$E215])" office:value-type="float"/>
          <table:table-cell table:formula="of:=MIN([.$F215])" office:value-type="float"/>
          <table:table-cell table:formula="of:=MIN([.$G215])" office:value-type="float"/>
          <table:table-cell table:formula="of:=MIN([.$H215])" office:value-type="float"/>
          <table:table-cell table:formula="of:=MIN([.$I215])" office:value-type="float"/>
          <table:table-cell table:formula="of:=MIN([.$J215])" office:value-type="float"/>
          <table:table-cell table:formula="of:=MIN([.$K215])" office:value-type="float"/>
          <table:table-cell table:formula="of:=MIN([.$L215])" office:value-type="float"/>
          <table:table-cell table:formula="of:=MIN([.$M215])" office:value-type="float"/>
          <table:table-cell table:formula="of:=MIN([.$N215])" office:value-type="float"/>
          <table:table-cell table:formula="of:=MEDIAN([.$B215])" office:value-type="float"/>
          <table:table-cell table:formula="of:=MEDIAN([.$C215])" office:value-type="float"/>
          <table:table-cell table:formula="of:=MEDIAN([.$D215])" office:value-type="float"/>
          <table:table-cell table:formula="of:=MEDIAN([.$E215])" office:value-type="float"/>
          <table:table-cell table:formula="of:=MEDIAN([.$F215])" office:value-type="float"/>
          <table:table-cell table:formula="of:=MEDIAN([.$G215])" office:value-type="float"/>
          <table:table-cell table:formula="of:=MEDIAN([.$H215])" office:value-type="float"/>
          <table:table-cell table:formula="of:=MEDIAN([.$I215])" office:value-type="float"/>
          <table:table-cell table:formula="of:=MEDIAN([.$J215])" office:value-type="float"/>
          <table:table-cell table:formula="of:=MEDIAN([.$K215])" office:value-type="float"/>
          <table:table-cell table:formula="of:=MEDIAN([.$L215])" office:value-type="float"/>
          <table:table-cell table:formula="of:=MEDIAN([.$M215])" office:value-type="float"/>
          <table:table-cell table:formula="of:=MEDIAN([.$N215])" office:value-type="float"/>
          <table:table-cell table:formula="of:=MAX([.$B215])" office:value-type="float"/>
          <table:table-cell table:formula="of:=MAX([.$C215])" office:value-type="float"/>
          <table:table-cell table:formula="of:=MAX([.$D215])" office:value-type="float"/>
          <table:table-cell table:formula="of:=MAX([.$E215])" office:value-type="float"/>
          <table:table-cell table:formula="of:=MAX([.$F215])" office:value-type="float"/>
          <table:table-cell table:formula="of:=MAX([.$G215])" office:value-type="float"/>
          <table:table-cell table:formula="of:=MAX([.$H215])" office:value-type="float"/>
          <table:table-cell table:formula="of:=MAX([.$I215])" office:value-type="float"/>
          <table:table-cell table:formula="of:=MAX([.$J215])" office:value-type="float"/>
          <table:table-cell table:formula="of:=MAX([.$K215])" office:value-type="float"/>
          <table:table-cell table:formula="of:=MAX([.$L215])" office:value-type="float"/>
          <table:table-cell table:formula="of:=MAX([.$M215])" office:value-type="float"/>
          <table:table-cell table:formula="of:=MAX([.$N215])" office:value-type="float"/>
        </table:table-row>
        <table:table-row table:style-name="ro1">
          <table:table-cell office:value-type="string">
            <text:p>c2670/c2670.lp.6.6</text:p>
          </table:table-cell>
          <table:table-cell office:value-type="float" office:value="0.182719"/>
          <table:table-cell office:value-type="float" office:value="0.177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15.0"/>
          <table:table-cell office:value-type="float" office:value="119514.0"/>
          <table:table-cell office:value-type="float" office:value="119514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6])" office:value-type="float"/>
          <table:table-cell table:formula="of:=MIN([.$C216])" office:value-type="float"/>
          <table:table-cell table:formula="of:=MIN([.$D216])" office:value-type="float"/>
          <table:table-cell table:formula="of:=MIN([.$E216])" office:value-type="float"/>
          <table:table-cell table:formula="of:=MIN([.$F216])" office:value-type="float"/>
          <table:table-cell table:formula="of:=MIN([.$G216])" office:value-type="float"/>
          <table:table-cell table:formula="of:=MIN([.$H216])" office:value-type="float"/>
          <table:table-cell table:formula="of:=MIN([.$I216])" office:value-type="float"/>
          <table:table-cell table:formula="of:=MIN([.$J216])" office:value-type="float"/>
          <table:table-cell table:formula="of:=MIN([.$K216])" office:value-type="float"/>
          <table:table-cell table:formula="of:=MIN([.$L216])" office:value-type="float"/>
          <table:table-cell table:formula="of:=MIN([.$M216])" office:value-type="float"/>
          <table:table-cell table:formula="of:=MIN([.$N216])" office:value-type="float"/>
          <table:table-cell table:formula="of:=MEDIAN([.$B216])" office:value-type="float"/>
          <table:table-cell table:formula="of:=MEDIAN([.$C216])" office:value-type="float"/>
          <table:table-cell table:formula="of:=MEDIAN([.$D216])" office:value-type="float"/>
          <table:table-cell table:formula="of:=MEDIAN([.$E216])" office:value-type="float"/>
          <table:table-cell table:formula="of:=MEDIAN([.$F216])" office:value-type="float"/>
          <table:table-cell table:formula="of:=MEDIAN([.$G216])" office:value-type="float"/>
          <table:table-cell table:formula="of:=MEDIAN([.$H216])" office:value-type="float"/>
          <table:table-cell table:formula="of:=MEDIAN([.$I216])" office:value-type="float"/>
          <table:table-cell table:formula="of:=MEDIAN([.$J216])" office:value-type="float"/>
          <table:table-cell table:formula="of:=MEDIAN([.$K216])" office:value-type="float"/>
          <table:table-cell table:formula="of:=MEDIAN([.$L216])" office:value-type="float"/>
          <table:table-cell table:formula="of:=MEDIAN([.$M216])" office:value-type="float"/>
          <table:table-cell table:formula="of:=MEDIAN([.$N216])" office:value-type="float"/>
          <table:table-cell table:formula="of:=MAX([.$B216])" office:value-type="float"/>
          <table:table-cell table:formula="of:=MAX([.$C216])" office:value-type="float"/>
          <table:table-cell table:formula="of:=MAX([.$D216])" office:value-type="float"/>
          <table:table-cell table:formula="of:=MAX([.$E216])" office:value-type="float"/>
          <table:table-cell table:formula="of:=MAX([.$F216])" office:value-type="float"/>
          <table:table-cell table:formula="of:=MAX([.$G216])" office:value-type="float"/>
          <table:table-cell table:formula="of:=MAX([.$H216])" office:value-type="float"/>
          <table:table-cell table:formula="of:=MAX([.$I216])" office:value-type="float"/>
          <table:table-cell table:formula="of:=MAX([.$J216])" office:value-type="float"/>
          <table:table-cell table:formula="of:=MAX([.$K216])" office:value-type="float"/>
          <table:table-cell table:formula="of:=MAX([.$L216])" office:value-type="float"/>
          <table:table-cell table:formula="of:=MAX([.$M216])" office:value-type="float"/>
          <table:table-cell table:formula="of:=MAX([.$N216])" office:value-type="float"/>
        </table:table-row>
        <table:table-row table:style-name="ro1">
          <table:table-cell office:value-type="string">
            <text:p>c2670/c2670.lp.6.7</text:p>
          </table:table-cell>
          <table:table-cell office:value-type="float" office:value="0.173061"/>
          <table:table-cell office:value-type="float" office:value="0.166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4.0"/>
          <table:table-cell office:value-type="float" office:value="144009.0"/>
          <table:table-cell office:value-type="float" office:value="144009.0"/>
          <table:table-cell office:value-type="float" office:value="536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7])" office:value-type="float"/>
          <table:table-cell table:formula="of:=MIN([.$C217])" office:value-type="float"/>
          <table:table-cell table:formula="of:=MIN([.$D217])" office:value-type="float"/>
          <table:table-cell table:formula="of:=MIN([.$E217])" office:value-type="float"/>
          <table:table-cell table:formula="of:=MIN([.$F217])" office:value-type="float"/>
          <table:table-cell table:formula="of:=MIN([.$G217])" office:value-type="float"/>
          <table:table-cell table:formula="of:=MIN([.$H217])" office:value-type="float"/>
          <table:table-cell table:formula="of:=MIN([.$I217])" office:value-type="float"/>
          <table:table-cell table:formula="of:=MIN([.$J217])" office:value-type="float"/>
          <table:table-cell table:formula="of:=MIN([.$K217])" office:value-type="float"/>
          <table:table-cell table:formula="of:=MIN([.$L217])" office:value-type="float"/>
          <table:table-cell table:formula="of:=MIN([.$M217])" office:value-type="float"/>
          <table:table-cell table:formula="of:=MIN([.$N217])" office:value-type="float"/>
          <table:table-cell table:formula="of:=MEDIAN([.$B217])" office:value-type="float"/>
          <table:table-cell table:formula="of:=MEDIAN([.$C217])" office:value-type="float"/>
          <table:table-cell table:formula="of:=MEDIAN([.$D217])" office:value-type="float"/>
          <table:table-cell table:formula="of:=MEDIAN([.$E217])" office:value-type="float"/>
          <table:table-cell table:formula="of:=MEDIAN([.$F217])" office:value-type="float"/>
          <table:table-cell table:formula="of:=MEDIAN([.$G217])" office:value-type="float"/>
          <table:table-cell table:formula="of:=MEDIAN([.$H217])" office:value-type="float"/>
          <table:table-cell table:formula="of:=MEDIAN([.$I217])" office:value-type="float"/>
          <table:table-cell table:formula="of:=MEDIAN([.$J217])" office:value-type="float"/>
          <table:table-cell table:formula="of:=MEDIAN([.$K217])" office:value-type="float"/>
          <table:table-cell table:formula="of:=MEDIAN([.$L217])" office:value-type="float"/>
          <table:table-cell table:formula="of:=MEDIAN([.$M217])" office:value-type="float"/>
          <table:table-cell table:formula="of:=MEDIAN([.$N217])" office:value-type="float"/>
          <table:table-cell table:formula="of:=MAX([.$B217])" office:value-type="float"/>
          <table:table-cell table:formula="of:=MAX([.$C217])" office:value-type="float"/>
          <table:table-cell table:formula="of:=MAX([.$D217])" office:value-type="float"/>
          <table:table-cell table:formula="of:=MAX([.$E217])" office:value-type="float"/>
          <table:table-cell table:formula="of:=MAX([.$F217])" office:value-type="float"/>
          <table:table-cell table:formula="of:=MAX([.$G217])" office:value-type="float"/>
          <table:table-cell table:formula="of:=MAX([.$H217])" office:value-type="float"/>
          <table:table-cell table:formula="of:=MAX([.$I217])" office:value-type="float"/>
          <table:table-cell table:formula="of:=MAX([.$J217])" office:value-type="float"/>
          <table:table-cell table:formula="of:=MAX([.$K217])" office:value-type="float"/>
          <table:table-cell table:formula="of:=MAX([.$L217])" office:value-type="float"/>
          <table:table-cell table:formula="of:=MAX([.$M217])" office:value-type="float"/>
          <table:table-cell table:formula="of:=MAX([.$N217])" office:value-type="float"/>
        </table:table-row>
        <table:table-row table:style-name="ro1">
          <table:table-cell office:value-type="string">
            <text:p>c2670/c2670.lp.6.8</text:p>
          </table:table-cell>
          <table:table-cell office:value-type="float" office:value="0.166908"/>
          <table:table-cell office:value-type="float" office:value="0.16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3.0"/>
          <table:table-cell office:value-type="float" office:value="139001.0"/>
          <table:table-cell office:value-type="float" office:value="139001.0"/>
          <table:table-cell office:value-type="float" office:value="536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8])" office:value-type="float"/>
          <table:table-cell table:formula="of:=MIN([.$C218])" office:value-type="float"/>
          <table:table-cell table:formula="of:=MIN([.$D218])" office:value-type="float"/>
          <table:table-cell table:formula="of:=MIN([.$E218])" office:value-type="float"/>
          <table:table-cell table:formula="of:=MIN([.$F218])" office:value-type="float"/>
          <table:table-cell table:formula="of:=MIN([.$G218])" office:value-type="float"/>
          <table:table-cell table:formula="of:=MIN([.$H218])" office:value-type="float"/>
          <table:table-cell table:formula="of:=MIN([.$I218])" office:value-type="float"/>
          <table:table-cell table:formula="of:=MIN([.$J218])" office:value-type="float"/>
          <table:table-cell table:formula="of:=MIN([.$K218])" office:value-type="float"/>
          <table:table-cell table:formula="of:=MIN([.$L218])" office:value-type="float"/>
          <table:table-cell table:formula="of:=MIN([.$M218])" office:value-type="float"/>
          <table:table-cell table:formula="of:=MIN([.$N218])" office:value-type="float"/>
          <table:table-cell table:formula="of:=MEDIAN([.$B218])" office:value-type="float"/>
          <table:table-cell table:formula="of:=MEDIAN([.$C218])" office:value-type="float"/>
          <table:table-cell table:formula="of:=MEDIAN([.$D218])" office:value-type="float"/>
          <table:table-cell table:formula="of:=MEDIAN([.$E218])" office:value-type="float"/>
          <table:table-cell table:formula="of:=MEDIAN([.$F218])" office:value-type="float"/>
          <table:table-cell table:formula="of:=MEDIAN([.$G218])" office:value-type="float"/>
          <table:table-cell table:formula="of:=MEDIAN([.$H218])" office:value-type="float"/>
          <table:table-cell table:formula="of:=MEDIAN([.$I218])" office:value-type="float"/>
          <table:table-cell table:formula="of:=MEDIAN([.$J218])" office:value-type="float"/>
          <table:table-cell table:formula="of:=MEDIAN([.$K218])" office:value-type="float"/>
          <table:table-cell table:formula="of:=MEDIAN([.$L218])" office:value-type="float"/>
          <table:table-cell table:formula="of:=MEDIAN([.$M218])" office:value-type="float"/>
          <table:table-cell table:formula="of:=MEDIAN([.$N218])" office:value-type="float"/>
          <table:table-cell table:formula="of:=MAX([.$B218])" office:value-type="float"/>
          <table:table-cell table:formula="of:=MAX([.$C218])" office:value-type="float"/>
          <table:table-cell table:formula="of:=MAX([.$D218])" office:value-type="float"/>
          <table:table-cell table:formula="of:=MAX([.$E218])" office:value-type="float"/>
          <table:table-cell table:formula="of:=MAX([.$F218])" office:value-type="float"/>
          <table:table-cell table:formula="of:=MAX([.$G218])" office:value-type="float"/>
          <table:table-cell table:formula="of:=MAX([.$H218])" office:value-type="float"/>
          <table:table-cell table:formula="of:=MAX([.$I218])" office:value-type="float"/>
          <table:table-cell table:formula="of:=MAX([.$J218])" office:value-type="float"/>
          <table:table-cell table:formula="of:=MAX([.$K218])" office:value-type="float"/>
          <table:table-cell table:formula="of:=MAX([.$L218])" office:value-type="float"/>
          <table:table-cell table:formula="of:=MAX([.$M218])" office:value-type="float"/>
          <table:table-cell table:formula="of:=MAX([.$N218])" office:value-type="float"/>
        </table:table-row>
        <table:table-row table:style-name="ro1">
          <table:table-cell office:value-type="string">
            <text:p>c2670/c2670.lp.7.1</text:p>
          </table:table-cell>
          <table:table-cell office:value-type="float" office:value="0.526015"/>
          <table:table-cell office:value-type="float" office:value="0.519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85.0"/>
          <table:table-cell office:value-type="float" office:value="765160.0"/>
          <table:table-cell office:value-type="float" office:value="765160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19])" office:value-type="float"/>
          <table:table-cell table:formula="of:=MIN([.$C219])" office:value-type="float"/>
          <table:table-cell table:formula="of:=MIN([.$D219])" office:value-type="float"/>
          <table:table-cell table:formula="of:=MIN([.$E219])" office:value-type="float"/>
          <table:table-cell table:formula="of:=MIN([.$F219])" office:value-type="float"/>
          <table:table-cell table:formula="of:=MIN([.$G219])" office:value-type="float"/>
          <table:table-cell table:formula="of:=MIN([.$H219])" office:value-type="float"/>
          <table:table-cell table:formula="of:=MIN([.$I219])" office:value-type="float"/>
          <table:table-cell table:formula="of:=MIN([.$J219])" office:value-type="float"/>
          <table:table-cell table:formula="of:=MIN([.$K219])" office:value-type="float"/>
          <table:table-cell table:formula="of:=MIN([.$L219])" office:value-type="float"/>
          <table:table-cell table:formula="of:=MIN([.$M219])" office:value-type="float"/>
          <table:table-cell table:formula="of:=MIN([.$N219])" office:value-type="float"/>
          <table:table-cell table:formula="of:=MEDIAN([.$B219])" office:value-type="float"/>
          <table:table-cell table:formula="of:=MEDIAN([.$C219])" office:value-type="float"/>
          <table:table-cell table:formula="of:=MEDIAN([.$D219])" office:value-type="float"/>
          <table:table-cell table:formula="of:=MEDIAN([.$E219])" office:value-type="float"/>
          <table:table-cell table:formula="of:=MEDIAN([.$F219])" office:value-type="float"/>
          <table:table-cell table:formula="of:=MEDIAN([.$G219])" office:value-type="float"/>
          <table:table-cell table:formula="of:=MEDIAN([.$H219])" office:value-type="float"/>
          <table:table-cell table:formula="of:=MEDIAN([.$I219])" office:value-type="float"/>
          <table:table-cell table:formula="of:=MEDIAN([.$J219])" office:value-type="float"/>
          <table:table-cell table:formula="of:=MEDIAN([.$K219])" office:value-type="float"/>
          <table:table-cell table:formula="of:=MEDIAN([.$L219])" office:value-type="float"/>
          <table:table-cell table:formula="of:=MEDIAN([.$M219])" office:value-type="float"/>
          <table:table-cell table:formula="of:=MEDIAN([.$N219])" office:value-type="float"/>
          <table:table-cell table:formula="of:=MAX([.$B219])" office:value-type="float"/>
          <table:table-cell table:formula="of:=MAX([.$C219])" office:value-type="float"/>
          <table:table-cell table:formula="of:=MAX([.$D219])" office:value-type="float"/>
          <table:table-cell table:formula="of:=MAX([.$E219])" office:value-type="float"/>
          <table:table-cell table:formula="of:=MAX([.$F219])" office:value-type="float"/>
          <table:table-cell table:formula="of:=MAX([.$G219])" office:value-type="float"/>
          <table:table-cell table:formula="of:=MAX([.$H219])" office:value-type="float"/>
          <table:table-cell table:formula="of:=MAX([.$I219])" office:value-type="float"/>
          <table:table-cell table:formula="of:=MAX([.$J219])" office:value-type="float"/>
          <table:table-cell table:formula="of:=MAX([.$K219])" office:value-type="float"/>
          <table:table-cell table:formula="of:=MAX([.$L219])" office:value-type="float"/>
          <table:table-cell table:formula="of:=MAX([.$M219])" office:value-type="float"/>
          <table:table-cell table:formula="of:=MAX([.$N219])" office:value-type="float"/>
        </table:table-row>
        <table:table-row table:style-name="ro1">
          <table:table-cell office:value-type="string">
            <text:p>c2670/c2670.lp.7.2</text:p>
          </table:table-cell>
          <table:table-cell office:value-type="float" office:value="0.523047"/>
          <table:table-cell office:value-type="float" office:value="0.517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72.0"/>
          <table:table-cell office:value-type="float" office:value="799090.0"/>
          <table:table-cell office:value-type="float" office:value="799090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0])" office:value-type="float"/>
          <table:table-cell table:formula="of:=MIN([.$C220])" office:value-type="float"/>
          <table:table-cell table:formula="of:=MIN([.$D220])" office:value-type="float"/>
          <table:table-cell table:formula="of:=MIN([.$E220])" office:value-type="float"/>
          <table:table-cell table:formula="of:=MIN([.$F220])" office:value-type="float"/>
          <table:table-cell table:formula="of:=MIN([.$G220])" office:value-type="float"/>
          <table:table-cell table:formula="of:=MIN([.$H220])" office:value-type="float"/>
          <table:table-cell table:formula="of:=MIN([.$I220])" office:value-type="float"/>
          <table:table-cell table:formula="of:=MIN([.$J220])" office:value-type="float"/>
          <table:table-cell table:formula="of:=MIN([.$K220])" office:value-type="float"/>
          <table:table-cell table:formula="of:=MIN([.$L220])" office:value-type="float"/>
          <table:table-cell table:formula="of:=MIN([.$M220])" office:value-type="float"/>
          <table:table-cell table:formula="of:=MIN([.$N220])" office:value-type="float"/>
          <table:table-cell table:formula="of:=MEDIAN([.$B220])" office:value-type="float"/>
          <table:table-cell table:formula="of:=MEDIAN([.$C220])" office:value-type="float"/>
          <table:table-cell table:formula="of:=MEDIAN([.$D220])" office:value-type="float"/>
          <table:table-cell table:formula="of:=MEDIAN([.$E220])" office:value-type="float"/>
          <table:table-cell table:formula="of:=MEDIAN([.$F220])" office:value-type="float"/>
          <table:table-cell table:formula="of:=MEDIAN([.$G220])" office:value-type="float"/>
          <table:table-cell table:formula="of:=MEDIAN([.$H220])" office:value-type="float"/>
          <table:table-cell table:formula="of:=MEDIAN([.$I220])" office:value-type="float"/>
          <table:table-cell table:formula="of:=MEDIAN([.$J220])" office:value-type="float"/>
          <table:table-cell table:formula="of:=MEDIAN([.$K220])" office:value-type="float"/>
          <table:table-cell table:formula="of:=MEDIAN([.$L220])" office:value-type="float"/>
          <table:table-cell table:formula="of:=MEDIAN([.$M220])" office:value-type="float"/>
          <table:table-cell table:formula="of:=MEDIAN([.$N220])" office:value-type="float"/>
          <table:table-cell table:formula="of:=MAX([.$B220])" office:value-type="float"/>
          <table:table-cell table:formula="of:=MAX([.$C220])" office:value-type="float"/>
          <table:table-cell table:formula="of:=MAX([.$D220])" office:value-type="float"/>
          <table:table-cell table:formula="of:=MAX([.$E220])" office:value-type="float"/>
          <table:table-cell table:formula="of:=MAX([.$F220])" office:value-type="float"/>
          <table:table-cell table:formula="of:=MAX([.$G220])" office:value-type="float"/>
          <table:table-cell table:formula="of:=MAX([.$H220])" office:value-type="float"/>
          <table:table-cell table:formula="of:=MAX([.$I220])" office:value-type="float"/>
          <table:table-cell table:formula="of:=MAX([.$J220])" office:value-type="float"/>
          <table:table-cell table:formula="of:=MAX([.$K220])" office:value-type="float"/>
          <table:table-cell table:formula="of:=MAX([.$L220])" office:value-type="float"/>
          <table:table-cell table:formula="of:=MAX([.$M220])" office:value-type="float"/>
          <table:table-cell table:formula="of:=MAX([.$N220])" office:value-type="float"/>
        </table:table-row>
        <table:table-row table:style-name="ro1">
          <table:table-cell office:value-type="string">
            <text:p>c2670/c2670.lp.7.3</text:p>
          </table:table-cell>
          <table:table-cell office:value-type="float" office:value="0.349789"/>
          <table:table-cell office:value-type="float" office:value="0.344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7.0"/>
          <table:table-cell office:value-type="float" office:value="465690.0"/>
          <table:table-cell office:value-type="float" office:value="465690.0"/>
          <table:table-cell office:value-type="float" office:value="5362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1])" office:value-type="float"/>
          <table:table-cell table:formula="of:=MIN([.$C221])" office:value-type="float"/>
          <table:table-cell table:formula="of:=MIN([.$D221])" office:value-type="float"/>
          <table:table-cell table:formula="of:=MIN([.$E221])" office:value-type="float"/>
          <table:table-cell table:formula="of:=MIN([.$F221])" office:value-type="float"/>
          <table:table-cell table:formula="of:=MIN([.$G221])" office:value-type="float"/>
          <table:table-cell table:formula="of:=MIN([.$H221])" office:value-type="float"/>
          <table:table-cell table:formula="of:=MIN([.$I221])" office:value-type="float"/>
          <table:table-cell table:formula="of:=MIN([.$J221])" office:value-type="float"/>
          <table:table-cell table:formula="of:=MIN([.$K221])" office:value-type="float"/>
          <table:table-cell table:formula="of:=MIN([.$L221])" office:value-type="float"/>
          <table:table-cell table:formula="of:=MIN([.$M221])" office:value-type="float"/>
          <table:table-cell table:formula="of:=MIN([.$N221])" office:value-type="float"/>
          <table:table-cell table:formula="of:=MEDIAN([.$B221])" office:value-type="float"/>
          <table:table-cell table:formula="of:=MEDIAN([.$C221])" office:value-type="float"/>
          <table:table-cell table:formula="of:=MEDIAN([.$D221])" office:value-type="float"/>
          <table:table-cell table:formula="of:=MEDIAN([.$E221])" office:value-type="float"/>
          <table:table-cell table:formula="of:=MEDIAN([.$F221])" office:value-type="float"/>
          <table:table-cell table:formula="of:=MEDIAN([.$G221])" office:value-type="float"/>
          <table:table-cell table:formula="of:=MEDIAN([.$H221])" office:value-type="float"/>
          <table:table-cell table:formula="of:=MEDIAN([.$I221])" office:value-type="float"/>
          <table:table-cell table:formula="of:=MEDIAN([.$J221])" office:value-type="float"/>
          <table:table-cell table:formula="of:=MEDIAN([.$K221])" office:value-type="float"/>
          <table:table-cell table:formula="of:=MEDIAN([.$L221])" office:value-type="float"/>
          <table:table-cell table:formula="of:=MEDIAN([.$M221])" office:value-type="float"/>
          <table:table-cell table:formula="of:=MEDIAN([.$N221])" office:value-type="float"/>
          <table:table-cell table:formula="of:=MAX([.$B221])" office:value-type="float"/>
          <table:table-cell table:formula="of:=MAX([.$C221])" office:value-type="float"/>
          <table:table-cell table:formula="of:=MAX([.$D221])" office:value-type="float"/>
          <table:table-cell table:formula="of:=MAX([.$E221])" office:value-type="float"/>
          <table:table-cell table:formula="of:=MAX([.$F221])" office:value-type="float"/>
          <table:table-cell table:formula="of:=MAX([.$G221])" office:value-type="float"/>
          <table:table-cell table:formula="of:=MAX([.$H221])" office:value-type="float"/>
          <table:table-cell table:formula="of:=MAX([.$I221])" office:value-type="float"/>
          <table:table-cell table:formula="of:=MAX([.$J221])" office:value-type="float"/>
          <table:table-cell table:formula="of:=MAX([.$K221])" office:value-type="float"/>
          <table:table-cell table:formula="of:=MAX([.$L221])" office:value-type="float"/>
          <table:table-cell table:formula="of:=MAX([.$M221])" office:value-type="float"/>
          <table:table-cell table:formula="of:=MAX([.$N221])" office:value-type="float"/>
        </table:table-row>
        <table:table-row table:style-name="ro1">
          <table:table-cell office:value-type="string">
            <text:p>c2670/c2670.lp.7.4</text:p>
          </table:table-cell>
          <table:table-cell office:value-type="float" office:value="0.369451"/>
          <table:table-cell office:value-type="float" office:value="0.362"/>
          <table:table-cell office:value-type="float" office:value="0.3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465481.0"/>
          <table:table-cell office:value-type="float" office:value="465481.0"/>
          <table:table-cell office:value-type="float" office:value="5364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2])" office:value-type="float"/>
          <table:table-cell table:formula="of:=MIN([.$C222])" office:value-type="float"/>
          <table:table-cell table:formula="of:=MIN([.$D222])" office:value-type="float"/>
          <table:table-cell table:formula="of:=MIN([.$E222])" office:value-type="float"/>
          <table:table-cell table:formula="of:=MIN([.$F222])" office:value-type="float"/>
          <table:table-cell table:formula="of:=MIN([.$G222])" office:value-type="float"/>
          <table:table-cell table:formula="of:=MIN([.$H222])" office:value-type="float"/>
          <table:table-cell table:formula="of:=MIN([.$I222])" office:value-type="float"/>
          <table:table-cell table:formula="of:=MIN([.$J222])" office:value-type="float"/>
          <table:table-cell table:formula="of:=MIN([.$K222])" office:value-type="float"/>
          <table:table-cell table:formula="of:=MIN([.$L222])" office:value-type="float"/>
          <table:table-cell table:formula="of:=MIN([.$M222])" office:value-type="float"/>
          <table:table-cell table:formula="of:=MIN([.$N222])" office:value-type="float"/>
          <table:table-cell table:formula="of:=MEDIAN([.$B222])" office:value-type="float"/>
          <table:table-cell table:formula="of:=MEDIAN([.$C222])" office:value-type="float"/>
          <table:table-cell table:formula="of:=MEDIAN([.$D222])" office:value-type="float"/>
          <table:table-cell table:formula="of:=MEDIAN([.$E222])" office:value-type="float"/>
          <table:table-cell table:formula="of:=MEDIAN([.$F222])" office:value-type="float"/>
          <table:table-cell table:formula="of:=MEDIAN([.$G222])" office:value-type="float"/>
          <table:table-cell table:formula="of:=MEDIAN([.$H222])" office:value-type="float"/>
          <table:table-cell table:formula="of:=MEDIAN([.$I222])" office:value-type="float"/>
          <table:table-cell table:formula="of:=MEDIAN([.$J222])" office:value-type="float"/>
          <table:table-cell table:formula="of:=MEDIAN([.$K222])" office:value-type="float"/>
          <table:table-cell table:formula="of:=MEDIAN([.$L222])" office:value-type="float"/>
          <table:table-cell table:formula="of:=MEDIAN([.$M222])" office:value-type="float"/>
          <table:table-cell table:formula="of:=MEDIAN([.$N222])" office:value-type="float"/>
          <table:table-cell table:formula="of:=MAX([.$B222])" office:value-type="float"/>
          <table:table-cell table:formula="of:=MAX([.$C222])" office:value-type="float"/>
          <table:table-cell table:formula="of:=MAX([.$D222])" office:value-type="float"/>
          <table:table-cell table:formula="of:=MAX([.$E222])" office:value-type="float"/>
          <table:table-cell table:formula="of:=MAX([.$F222])" office:value-type="float"/>
          <table:table-cell table:formula="of:=MAX([.$G222])" office:value-type="float"/>
          <table:table-cell table:formula="of:=MAX([.$H222])" office:value-type="float"/>
          <table:table-cell table:formula="of:=MAX([.$I222])" office:value-type="float"/>
          <table:table-cell table:formula="of:=MAX([.$J222])" office:value-type="float"/>
          <table:table-cell table:formula="of:=MAX([.$K222])" office:value-type="float"/>
          <table:table-cell table:formula="of:=MAX([.$L222])" office:value-type="float"/>
          <table:table-cell table:formula="of:=MAX([.$M222])" office:value-type="float"/>
          <table:table-cell table:formula="of:=MAX([.$N222])" office:value-type="float"/>
        </table:table-row>
        <table:table-row table:style-name="ro1">
          <table:table-cell office:value-type="string">
            <text:p>c2670/c2670.lp.7.5</text:p>
          </table:table-cell>
          <table:table-cell office:value-type="float" office:value="0.349451"/>
          <table:table-cell office:value-type="float" office:value="0.342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23.0"/>
          <table:table-cell office:value-type="float" office:value="446111.0"/>
          <table:table-cell office:value-type="float" office:value="446111.0"/>
          <table:table-cell office:value-type="float" office:value="5366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3])" office:value-type="float"/>
          <table:table-cell table:formula="of:=MIN([.$C223])" office:value-type="float"/>
          <table:table-cell table:formula="of:=MIN([.$D223])" office:value-type="float"/>
          <table:table-cell table:formula="of:=MIN([.$E223])" office:value-type="float"/>
          <table:table-cell table:formula="of:=MIN([.$F223])" office:value-type="float"/>
          <table:table-cell table:formula="of:=MIN([.$G223])" office:value-type="float"/>
          <table:table-cell table:formula="of:=MIN([.$H223])" office:value-type="float"/>
          <table:table-cell table:formula="of:=MIN([.$I223])" office:value-type="float"/>
          <table:table-cell table:formula="of:=MIN([.$J223])" office:value-type="float"/>
          <table:table-cell table:formula="of:=MIN([.$K223])" office:value-type="float"/>
          <table:table-cell table:formula="of:=MIN([.$L223])" office:value-type="float"/>
          <table:table-cell table:formula="of:=MIN([.$M223])" office:value-type="float"/>
          <table:table-cell table:formula="of:=MIN([.$N223])" office:value-type="float"/>
          <table:table-cell table:formula="of:=MEDIAN([.$B223])" office:value-type="float"/>
          <table:table-cell table:formula="of:=MEDIAN([.$C223])" office:value-type="float"/>
          <table:table-cell table:formula="of:=MEDIAN([.$D223])" office:value-type="float"/>
          <table:table-cell table:formula="of:=MEDIAN([.$E223])" office:value-type="float"/>
          <table:table-cell table:formula="of:=MEDIAN([.$F223])" office:value-type="float"/>
          <table:table-cell table:formula="of:=MEDIAN([.$G223])" office:value-type="float"/>
          <table:table-cell table:formula="of:=MEDIAN([.$H223])" office:value-type="float"/>
          <table:table-cell table:formula="of:=MEDIAN([.$I223])" office:value-type="float"/>
          <table:table-cell table:formula="of:=MEDIAN([.$J223])" office:value-type="float"/>
          <table:table-cell table:formula="of:=MEDIAN([.$K223])" office:value-type="float"/>
          <table:table-cell table:formula="of:=MEDIAN([.$L223])" office:value-type="float"/>
          <table:table-cell table:formula="of:=MEDIAN([.$M223])" office:value-type="float"/>
          <table:table-cell table:formula="of:=MEDIAN([.$N223])" office:value-type="float"/>
          <table:table-cell table:formula="of:=MAX([.$B223])" office:value-type="float"/>
          <table:table-cell table:formula="of:=MAX([.$C223])" office:value-type="float"/>
          <table:table-cell table:formula="of:=MAX([.$D223])" office:value-type="float"/>
          <table:table-cell table:formula="of:=MAX([.$E223])" office:value-type="float"/>
          <table:table-cell table:formula="of:=MAX([.$F223])" office:value-type="float"/>
          <table:table-cell table:formula="of:=MAX([.$G223])" office:value-type="float"/>
          <table:table-cell table:formula="of:=MAX([.$H223])" office:value-type="float"/>
          <table:table-cell table:formula="of:=MAX([.$I223])" office:value-type="float"/>
          <table:table-cell table:formula="of:=MAX([.$J223])" office:value-type="float"/>
          <table:table-cell table:formula="of:=MAX([.$K223])" office:value-type="float"/>
          <table:table-cell table:formula="of:=MAX([.$L223])" office:value-type="float"/>
          <table:table-cell table:formula="of:=MAX([.$M223])" office:value-type="float"/>
          <table:table-cell table:formula="of:=MAX([.$N223])" office:value-type="float"/>
        </table:table-row>
        <table:table-row table:style-name="ro1">
          <table:table-cell office:value-type="string">
            <text:p>c2670/c2670.lp.7.6</text:p>
          </table:table-cell>
          <table:table-cell office:value-type="float" office:value="0.321013"/>
          <table:table-cell office:value-type="float" office:value="0.315"/>
          <table:table-cell office:value-type="float" office:value="0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5.0"/>
          <table:table-cell office:value-type="float" office:value="414133.0"/>
          <table:table-cell office:value-type="float" office:value="414133.0"/>
          <table:table-cell office:value-type="float" office:value="5368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24])" office:value-type="float"/>
          <table:table-cell table:formula="of:=MIN([.$C224])" office:value-type="float"/>
          <table:table-cell table:formula="of:=MIN([.$D224])" office:value-type="float"/>
          <table:table-cell table:formula="of:=MIN([.$E224])" office:value-type="float"/>
          <table:table-cell table:formula="of:=MIN([.$F224])" office:value-type="float"/>
          <table:table-cell table:formula="of:=MIN([.$G224])" office:value-type="float"/>
          <table:table-cell table:formula="of:=MIN([.$H224])" office:value-type="float"/>
          <table:table-cell table:formula="of:=MIN([.$I224])" office:value-type="float"/>
          <table:table-cell table:formula="of:=MIN([.$J224])" office:value-type="float"/>
          <table:table-cell table:formula="of:=MIN([.$K224])" office:value-type="float"/>
          <table:table-cell table:formula="of:=MIN([.$L224])" office:value-type="float"/>
          <table:table-cell table:formula="of:=MIN([.$M224])" office:value-type="float"/>
          <table:table-cell table:formula="of:=MIN([.$N224])" office:value-type="float"/>
          <table:table-cell table:formula="of:=MEDIAN([.$B224])" office:value-type="float"/>
          <table:table-cell table:formula="of:=MEDIAN([.$C224])" office:value-type="float"/>
          <table:table-cell table:formula="of:=MEDIAN([.$D224])" office:value-type="float"/>
          <table:table-cell table:formula="of:=MEDIAN([.$E224])" office:value-type="float"/>
          <table:table-cell table:formula="of:=MEDIAN([.$F224])" office:value-type="float"/>
          <table:table-cell table:formula="of:=MEDIAN([.$G224])" office:value-type="float"/>
          <table:table-cell table:formula="of:=MEDIAN([.$H224])" office:value-type="float"/>
          <table:table-cell table:formula="of:=MEDIAN([.$I224])" office:value-type="float"/>
          <table:table-cell table:formula="of:=MEDIAN([.$J224])" office:value-type="float"/>
          <table:table-cell table:formula="of:=MEDIAN([.$K224])" office:value-type="float"/>
          <table:table-cell table:formula="of:=MEDIAN([.$L224])" office:value-type="float"/>
          <table:table-cell table:formula="of:=MEDIAN([.$M224])" office:value-type="float"/>
          <table:table-cell table:formula="of:=MEDIAN([.$N224])" office:value-type="float"/>
          <table:table-cell table:formula="of:=MAX([.$B224])" office:value-type="float"/>
          <table:table-cell table:formula="of:=MAX([.$C224])" office:value-type="float"/>
          <table:table-cell table:formula="of:=MAX([.$D224])" office:value-type="float"/>
          <table:table-cell table:formula="of:=MAX([.$E224])" office:value-type="float"/>
          <table:table-cell table:formula="of:=MAX([.$F224])" office:value-type="float"/>
          <table:table-cell table:formula="of:=MAX([.$G224])" office:value-type="float"/>
          <table:table-cell table:formula="of:=MAX([.$H224])" office:value-type="float"/>
          <table:table-cell table:formula="of:=MAX([.$I224])" office:value-type="float"/>
          <table:table-cell table:formula="of:=MAX([.$J224])" office:value-type="float"/>
          <table:table-cell table:formula="of:=MAX([.$K224])" office:value-type="float"/>
          <table:table-cell table:formula="of:=MAX([.$L224])" office:value-type="float"/>
          <table:table-cell table:formula="of:=MAX([.$M224])" office:value-type="float"/>
          <table:table-cell table:formula="of:=MAX([.$N224])" office:value-type="float"/>
        </table:table-row>
        <table:table-row table:style-name="ro1">
          <table:table-cell office:value-type="string">
            <text:p>c2670/c2670.lp.7.7</text:p>
          </table:table-cell>
          <table:table-cell office:value-type="float" office:value="0.369894"/>
          <table:table-cell office:value-type="float" office:value="0.363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0.0"/>
          <table:table-cell office:value-type="float" office:value="417076.0"/>
          <table:table-cell office:value-type="float" office:value="417076.0"/>
          <table:table-cell office:value-type="float" office:value="5371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25])" office:value-type="float"/>
          <table:table-cell table:formula="of:=MIN([.$C225])" office:value-type="float"/>
          <table:table-cell table:formula="of:=MIN([.$D225])" office:value-type="float"/>
          <table:table-cell table:formula="of:=MIN([.$E225])" office:value-type="float"/>
          <table:table-cell table:formula="of:=MIN([.$F225])" office:value-type="float"/>
          <table:table-cell table:formula="of:=MIN([.$G225])" office:value-type="float"/>
          <table:table-cell table:formula="of:=MIN([.$H225])" office:value-type="float"/>
          <table:table-cell table:formula="of:=MIN([.$I225])" office:value-type="float"/>
          <table:table-cell table:formula="of:=MIN([.$J225])" office:value-type="float"/>
          <table:table-cell table:formula="of:=MIN([.$K225])" office:value-type="float"/>
          <table:table-cell table:formula="of:=MIN([.$L225])" office:value-type="float"/>
          <table:table-cell table:formula="of:=MIN([.$M225])" office:value-type="float"/>
          <table:table-cell table:formula="of:=MIN([.$N225])" office:value-type="float"/>
          <table:table-cell table:formula="of:=MEDIAN([.$B225])" office:value-type="float"/>
          <table:table-cell table:formula="of:=MEDIAN([.$C225])" office:value-type="float"/>
          <table:table-cell table:formula="of:=MEDIAN([.$D225])" office:value-type="float"/>
          <table:table-cell table:formula="of:=MEDIAN([.$E225])" office:value-type="float"/>
          <table:table-cell table:formula="of:=MEDIAN([.$F225])" office:value-type="float"/>
          <table:table-cell table:formula="of:=MEDIAN([.$G225])" office:value-type="float"/>
          <table:table-cell table:formula="of:=MEDIAN([.$H225])" office:value-type="float"/>
          <table:table-cell table:formula="of:=MEDIAN([.$I225])" office:value-type="float"/>
          <table:table-cell table:formula="of:=MEDIAN([.$J225])" office:value-type="float"/>
          <table:table-cell table:formula="of:=MEDIAN([.$K225])" office:value-type="float"/>
          <table:table-cell table:formula="of:=MEDIAN([.$L225])" office:value-type="float"/>
          <table:table-cell table:formula="of:=MEDIAN([.$M225])" office:value-type="float"/>
          <table:table-cell table:formula="of:=MEDIAN([.$N225])" office:value-type="float"/>
          <table:table-cell table:formula="of:=MAX([.$B225])" office:value-type="float"/>
          <table:table-cell table:formula="of:=MAX([.$C225])" office:value-type="float"/>
          <table:table-cell table:formula="of:=MAX([.$D225])" office:value-type="float"/>
          <table:table-cell table:formula="of:=MAX([.$E225])" office:value-type="float"/>
          <table:table-cell table:formula="of:=MAX([.$F225])" office:value-type="float"/>
          <table:table-cell table:formula="of:=MAX([.$G225])" office:value-type="float"/>
          <table:table-cell table:formula="of:=MAX([.$H225])" office:value-type="float"/>
          <table:table-cell table:formula="of:=MAX([.$I225])" office:value-type="float"/>
          <table:table-cell table:formula="of:=MAX([.$J225])" office:value-type="float"/>
          <table:table-cell table:formula="of:=MAX([.$K225])" office:value-type="float"/>
          <table:table-cell table:formula="of:=MAX([.$L225])" office:value-type="float"/>
          <table:table-cell table:formula="of:=MAX([.$M225])" office:value-type="float"/>
          <table:table-cell table:formula="of:=MAX([.$N225])" office:value-type="float"/>
        </table:table-row>
        <table:table-row table:style-name="ro1">
          <table:table-cell office:value-type="string">
            <text:p>c2670/c2670.lp.7.8</text:p>
          </table:table-cell>
          <table:table-cell office:value-type="float" office:value="0.347597"/>
          <table:table-cell office:value-type="float" office:value="0.341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0.0"/>
          <table:table-cell office:value-type="float" office:value="417075.0"/>
          <table:table-cell office:value-type="float" office:value="417075.0"/>
          <table:table-cell office:value-type="float" office:value="5373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26])" office:value-type="float"/>
          <table:table-cell table:formula="of:=MIN([.$C226])" office:value-type="float"/>
          <table:table-cell table:formula="of:=MIN([.$D226])" office:value-type="float"/>
          <table:table-cell table:formula="of:=MIN([.$E226])" office:value-type="float"/>
          <table:table-cell table:formula="of:=MIN([.$F226])" office:value-type="float"/>
          <table:table-cell table:formula="of:=MIN([.$G226])" office:value-type="float"/>
          <table:table-cell table:formula="of:=MIN([.$H226])" office:value-type="float"/>
          <table:table-cell table:formula="of:=MIN([.$I226])" office:value-type="float"/>
          <table:table-cell table:formula="of:=MIN([.$J226])" office:value-type="float"/>
          <table:table-cell table:formula="of:=MIN([.$K226])" office:value-type="float"/>
          <table:table-cell table:formula="of:=MIN([.$L226])" office:value-type="float"/>
          <table:table-cell table:formula="of:=MIN([.$M226])" office:value-type="float"/>
          <table:table-cell table:formula="of:=MIN([.$N226])" office:value-type="float"/>
          <table:table-cell table:formula="of:=MEDIAN([.$B226])" office:value-type="float"/>
          <table:table-cell table:formula="of:=MEDIAN([.$C226])" office:value-type="float"/>
          <table:table-cell table:formula="of:=MEDIAN([.$D226])" office:value-type="float"/>
          <table:table-cell table:formula="of:=MEDIAN([.$E226])" office:value-type="float"/>
          <table:table-cell table:formula="of:=MEDIAN([.$F226])" office:value-type="float"/>
          <table:table-cell table:formula="of:=MEDIAN([.$G226])" office:value-type="float"/>
          <table:table-cell table:formula="of:=MEDIAN([.$H226])" office:value-type="float"/>
          <table:table-cell table:formula="of:=MEDIAN([.$I226])" office:value-type="float"/>
          <table:table-cell table:formula="of:=MEDIAN([.$J226])" office:value-type="float"/>
          <table:table-cell table:formula="of:=MEDIAN([.$K226])" office:value-type="float"/>
          <table:table-cell table:formula="of:=MEDIAN([.$L226])" office:value-type="float"/>
          <table:table-cell table:formula="of:=MEDIAN([.$M226])" office:value-type="float"/>
          <table:table-cell table:formula="of:=MEDIAN([.$N226])" office:value-type="float"/>
          <table:table-cell table:formula="of:=MAX([.$B226])" office:value-type="float"/>
          <table:table-cell table:formula="of:=MAX([.$C226])" office:value-type="float"/>
          <table:table-cell table:formula="of:=MAX([.$D226])" office:value-type="float"/>
          <table:table-cell table:formula="of:=MAX([.$E226])" office:value-type="float"/>
          <table:table-cell table:formula="of:=MAX([.$F226])" office:value-type="float"/>
          <table:table-cell table:formula="of:=MAX([.$G226])" office:value-type="float"/>
          <table:table-cell table:formula="of:=MAX([.$H226])" office:value-type="float"/>
          <table:table-cell table:formula="of:=MAX([.$I226])" office:value-type="float"/>
          <table:table-cell table:formula="of:=MAX([.$J226])" office:value-type="float"/>
          <table:table-cell table:formula="of:=MAX([.$K226])" office:value-type="float"/>
          <table:table-cell table:formula="of:=MAX([.$L226])" office:value-type="float"/>
          <table:table-cell table:formula="of:=MAX([.$M226])" office:value-type="float"/>
          <table:table-cell table:formula="of:=MAX([.$N226])" office:value-type="float"/>
        </table:table-row>
        <table:table-row table:style-name="ro1">
          <table:table-cell office:value-type="string">
            <text:p>c2670/c2670.lp.8.1</text:p>
          </table:table-cell>
          <table:table-cell office:value-type="float" office:value="0.036936"/>
          <table:table-cell office:value-type="float" office:value="0.0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6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7])" office:value-type="float"/>
          <table:table-cell table:formula="of:=MIN([.$C227])" office:value-type="float"/>
          <table:table-cell table:formula="of:=MIN([.$D227])" office:value-type="float"/>
          <table:table-cell table:formula="of:=MIN([.$E227])" office:value-type="float"/>
          <table:table-cell table:formula="of:=MIN([.$F227])" office:value-type="float"/>
          <table:table-cell table:formula="of:=MIN([.$G227])" office:value-type="float"/>
          <table:table-cell table:formula="of:=MIN([.$H227])" office:value-type="float"/>
          <table:table-cell table:formula="of:=MIN([.$I227])" office:value-type="float"/>
          <table:table-cell table:formula="of:=MIN([.$J227])" office:value-type="float"/>
          <table:table-cell table:formula="of:=MIN([.$K227])" office:value-type="float"/>
          <table:table-cell table:formula="of:=MIN([.$L227])" office:value-type="float"/>
          <table:table-cell table:formula="of:=MIN([.$M227])" office:value-type="float"/>
          <table:table-cell table:formula="of:=MIN([.$N227])" office:value-type="float"/>
          <table:table-cell table:formula="of:=MEDIAN([.$B227])" office:value-type="float"/>
          <table:table-cell table:formula="of:=MEDIAN([.$C227])" office:value-type="float"/>
          <table:table-cell table:formula="of:=MEDIAN([.$D227])" office:value-type="float"/>
          <table:table-cell table:formula="of:=MEDIAN([.$E227])" office:value-type="float"/>
          <table:table-cell table:formula="of:=MEDIAN([.$F227])" office:value-type="float"/>
          <table:table-cell table:formula="of:=MEDIAN([.$G227])" office:value-type="float"/>
          <table:table-cell table:formula="of:=MEDIAN([.$H227])" office:value-type="float"/>
          <table:table-cell table:formula="of:=MEDIAN([.$I227])" office:value-type="float"/>
          <table:table-cell table:formula="of:=MEDIAN([.$J227])" office:value-type="float"/>
          <table:table-cell table:formula="of:=MEDIAN([.$K227])" office:value-type="float"/>
          <table:table-cell table:formula="of:=MEDIAN([.$L227])" office:value-type="float"/>
          <table:table-cell table:formula="of:=MEDIAN([.$M227])" office:value-type="float"/>
          <table:table-cell table:formula="of:=MEDIAN([.$N227])" office:value-type="float"/>
          <table:table-cell table:formula="of:=MAX([.$B227])" office:value-type="float"/>
          <table:table-cell table:formula="of:=MAX([.$C227])" office:value-type="float"/>
          <table:table-cell table:formula="of:=MAX([.$D227])" office:value-type="float"/>
          <table:table-cell table:formula="of:=MAX([.$E227])" office:value-type="float"/>
          <table:table-cell table:formula="of:=MAX([.$F227])" office:value-type="float"/>
          <table:table-cell table:formula="of:=MAX([.$G227])" office:value-type="float"/>
          <table:table-cell table:formula="of:=MAX([.$H227])" office:value-type="float"/>
          <table:table-cell table:formula="of:=MAX([.$I227])" office:value-type="float"/>
          <table:table-cell table:formula="of:=MAX([.$J227])" office:value-type="float"/>
          <table:table-cell table:formula="of:=MAX([.$K227])" office:value-type="float"/>
          <table:table-cell table:formula="of:=MAX([.$L227])" office:value-type="float"/>
          <table:table-cell table:formula="of:=MAX([.$M227])" office:value-type="float"/>
          <table:table-cell table:formula="of:=MAX([.$N227])" office:value-type="float"/>
        </table:table-row>
        <table:table-row table:style-name="ro1">
          <table:table-cell office:value-type="string">
            <text:p>c2670/c2670.lp.8.2</text:p>
          </table:table-cell>
          <table:table-cell office:value-type="float" office:value="0.054657"/>
          <table:table-cell office:value-type="float" office:value="0.048"/>
          <table:table-cell office:value-type="float" office:value="0.03"/>
          <table:table-cell office:value-type="float" office:value="4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7411.0"/>
          <table:table-cell office:value-type="float" office:value="47411.0"/>
          <table:table-cell office:value-type="float" office:value="5359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8])" office:value-type="float"/>
          <table:table-cell table:formula="of:=MIN([.$C228])" office:value-type="float"/>
          <table:table-cell table:formula="of:=MIN([.$D228])" office:value-type="float"/>
          <table:table-cell table:formula="of:=MIN([.$E228])" office:value-type="float"/>
          <table:table-cell table:formula="of:=MIN([.$F228])" office:value-type="float"/>
          <table:table-cell table:formula="of:=MIN([.$G228])" office:value-type="float"/>
          <table:table-cell table:formula="of:=MIN([.$H228])" office:value-type="float"/>
          <table:table-cell table:formula="of:=MIN([.$I228])" office:value-type="float"/>
          <table:table-cell table:formula="of:=MIN([.$J228])" office:value-type="float"/>
          <table:table-cell table:formula="of:=MIN([.$K228])" office:value-type="float"/>
          <table:table-cell table:formula="of:=MIN([.$L228])" office:value-type="float"/>
          <table:table-cell table:formula="of:=MIN([.$M228])" office:value-type="float"/>
          <table:table-cell table:formula="of:=MIN([.$N228])" office:value-type="float"/>
          <table:table-cell table:formula="of:=MEDIAN([.$B228])" office:value-type="float"/>
          <table:table-cell table:formula="of:=MEDIAN([.$C228])" office:value-type="float"/>
          <table:table-cell table:formula="of:=MEDIAN([.$D228])" office:value-type="float"/>
          <table:table-cell table:formula="of:=MEDIAN([.$E228])" office:value-type="float"/>
          <table:table-cell table:formula="of:=MEDIAN([.$F228])" office:value-type="float"/>
          <table:table-cell table:formula="of:=MEDIAN([.$G228])" office:value-type="float"/>
          <table:table-cell table:formula="of:=MEDIAN([.$H228])" office:value-type="float"/>
          <table:table-cell table:formula="of:=MEDIAN([.$I228])" office:value-type="float"/>
          <table:table-cell table:formula="of:=MEDIAN([.$J228])" office:value-type="float"/>
          <table:table-cell table:formula="of:=MEDIAN([.$K228])" office:value-type="float"/>
          <table:table-cell table:formula="of:=MEDIAN([.$L228])" office:value-type="float"/>
          <table:table-cell table:formula="of:=MEDIAN([.$M228])" office:value-type="float"/>
          <table:table-cell table:formula="of:=MEDIAN([.$N228])" office:value-type="float"/>
          <table:table-cell table:formula="of:=MAX([.$B228])" office:value-type="float"/>
          <table:table-cell table:formula="of:=MAX([.$C228])" office:value-type="float"/>
          <table:table-cell table:formula="of:=MAX([.$D228])" office:value-type="float"/>
          <table:table-cell table:formula="of:=MAX([.$E228])" office:value-type="float"/>
          <table:table-cell table:formula="of:=MAX([.$F228])" office:value-type="float"/>
          <table:table-cell table:formula="of:=MAX([.$G228])" office:value-type="float"/>
          <table:table-cell table:formula="of:=MAX([.$H228])" office:value-type="float"/>
          <table:table-cell table:formula="of:=MAX([.$I228])" office:value-type="float"/>
          <table:table-cell table:formula="of:=MAX([.$J228])" office:value-type="float"/>
          <table:table-cell table:formula="of:=MAX([.$K228])" office:value-type="float"/>
          <table:table-cell table:formula="of:=MAX([.$L228])" office:value-type="float"/>
          <table:table-cell table:formula="of:=MAX([.$M228])" office:value-type="float"/>
          <table:table-cell table:formula="of:=MAX([.$N228])" office:value-type="float"/>
        </table:table-row>
        <table:table-row table:style-name="ro1">
          <table:table-cell office:value-type="string">
            <text:p>c2670/c2670.lp.8.3</text:p>
          </table:table-cell>
          <table:table-cell office:value-type="float" office:value="0.214175"/>
          <table:table-cell office:value-type="float" office:value="0.208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4.0"/>
          <table:table-cell office:value-type="float" office:value="216211.0"/>
          <table:table-cell office:value-type="float" office:value="216211.0"/>
          <table:table-cell office:value-type="float" office:value="5361.0"/>
          <table:table-cell office:value-type="float" office:value="2974.0"/>
          <table:table-cell office:value-type="float" office:value="0.0"/>
          <table:table-cell office:value-type="float" office:value="0.0"/>
          <table:table-cell table:formula="of:=MIN([.$B229])" office:value-type="float"/>
          <table:table-cell table:formula="of:=MIN([.$C229])" office:value-type="float"/>
          <table:table-cell table:formula="of:=MIN([.$D229])" office:value-type="float"/>
          <table:table-cell table:formula="of:=MIN([.$E229])" office:value-type="float"/>
          <table:table-cell table:formula="of:=MIN([.$F229])" office:value-type="float"/>
          <table:table-cell table:formula="of:=MIN([.$G229])" office:value-type="float"/>
          <table:table-cell table:formula="of:=MIN([.$H229])" office:value-type="float"/>
          <table:table-cell table:formula="of:=MIN([.$I229])" office:value-type="float"/>
          <table:table-cell table:formula="of:=MIN([.$J229])" office:value-type="float"/>
          <table:table-cell table:formula="of:=MIN([.$K229])" office:value-type="float"/>
          <table:table-cell table:formula="of:=MIN([.$L229])" office:value-type="float"/>
          <table:table-cell table:formula="of:=MIN([.$M229])" office:value-type="float"/>
          <table:table-cell table:formula="of:=MIN([.$N229])" office:value-type="float"/>
          <table:table-cell table:formula="of:=MEDIAN([.$B229])" office:value-type="float"/>
          <table:table-cell table:formula="of:=MEDIAN([.$C229])" office:value-type="float"/>
          <table:table-cell table:formula="of:=MEDIAN([.$D229])" office:value-type="float"/>
          <table:table-cell table:formula="of:=MEDIAN([.$E229])" office:value-type="float"/>
          <table:table-cell table:formula="of:=MEDIAN([.$F229])" office:value-type="float"/>
          <table:table-cell table:formula="of:=MEDIAN([.$G229])" office:value-type="float"/>
          <table:table-cell table:formula="of:=MEDIAN([.$H229])" office:value-type="float"/>
          <table:table-cell table:formula="of:=MEDIAN([.$I229])" office:value-type="float"/>
          <table:table-cell table:formula="of:=MEDIAN([.$J229])" office:value-type="float"/>
          <table:table-cell table:formula="of:=MEDIAN([.$K229])" office:value-type="float"/>
          <table:table-cell table:formula="of:=MEDIAN([.$L229])" office:value-type="float"/>
          <table:table-cell table:formula="of:=MEDIAN([.$M229])" office:value-type="float"/>
          <table:table-cell table:formula="of:=MEDIAN([.$N229])" office:value-type="float"/>
          <table:table-cell table:formula="of:=MAX([.$B229])" office:value-type="float"/>
          <table:table-cell table:formula="of:=MAX([.$C229])" office:value-type="float"/>
          <table:table-cell table:formula="of:=MAX([.$D229])" office:value-type="float"/>
          <table:table-cell table:formula="of:=MAX([.$E229])" office:value-type="float"/>
          <table:table-cell table:formula="of:=MAX([.$F229])" office:value-type="float"/>
          <table:table-cell table:formula="of:=MAX([.$G229])" office:value-type="float"/>
          <table:table-cell table:formula="of:=MAX([.$H229])" office:value-type="float"/>
          <table:table-cell table:formula="of:=MAX([.$I229])" office:value-type="float"/>
          <table:table-cell table:formula="of:=MAX([.$J229])" office:value-type="float"/>
          <table:table-cell table:formula="of:=MAX([.$K229])" office:value-type="float"/>
          <table:table-cell table:formula="of:=MAX([.$L229])" office:value-type="float"/>
          <table:table-cell table:formula="of:=MAX([.$M229])" office:value-type="float"/>
          <table:table-cell table:formula="of:=MAX([.$N229])" office:value-type="float"/>
        </table:table-row>
        <table:table-row table:style-name="ro1">
          <table:table-cell office:value-type="string">
            <text:p>c2670/c2670.lp.8.4</text:p>
          </table:table-cell>
          <table:table-cell office:value-type="float" office:value="0.259799"/>
          <table:table-cell office:value-type="float" office:value="0.254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6.0"/>
          <table:table-cell office:value-type="float" office:value="302533.0"/>
          <table:table-cell office:value-type="float" office:value="302533.0"/>
          <table:table-cell office:value-type="float" office:value="5364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0])" office:value-type="float"/>
          <table:table-cell table:formula="of:=MIN([.$C230])" office:value-type="float"/>
          <table:table-cell table:formula="of:=MIN([.$D230])" office:value-type="float"/>
          <table:table-cell table:formula="of:=MIN([.$E230])" office:value-type="float"/>
          <table:table-cell table:formula="of:=MIN([.$F230])" office:value-type="float"/>
          <table:table-cell table:formula="of:=MIN([.$G230])" office:value-type="float"/>
          <table:table-cell table:formula="of:=MIN([.$H230])" office:value-type="float"/>
          <table:table-cell table:formula="of:=MIN([.$I230])" office:value-type="float"/>
          <table:table-cell table:formula="of:=MIN([.$J230])" office:value-type="float"/>
          <table:table-cell table:formula="of:=MIN([.$K230])" office:value-type="float"/>
          <table:table-cell table:formula="of:=MIN([.$L230])" office:value-type="float"/>
          <table:table-cell table:formula="of:=MIN([.$M230])" office:value-type="float"/>
          <table:table-cell table:formula="of:=MIN([.$N230])" office:value-type="float"/>
          <table:table-cell table:formula="of:=MEDIAN([.$B230])" office:value-type="float"/>
          <table:table-cell table:formula="of:=MEDIAN([.$C230])" office:value-type="float"/>
          <table:table-cell table:formula="of:=MEDIAN([.$D230])" office:value-type="float"/>
          <table:table-cell table:formula="of:=MEDIAN([.$E230])" office:value-type="float"/>
          <table:table-cell table:formula="of:=MEDIAN([.$F230])" office:value-type="float"/>
          <table:table-cell table:formula="of:=MEDIAN([.$G230])" office:value-type="float"/>
          <table:table-cell table:formula="of:=MEDIAN([.$H230])" office:value-type="float"/>
          <table:table-cell table:formula="of:=MEDIAN([.$I230])" office:value-type="float"/>
          <table:table-cell table:formula="of:=MEDIAN([.$J230])" office:value-type="float"/>
          <table:table-cell table:formula="of:=MEDIAN([.$K230])" office:value-type="float"/>
          <table:table-cell table:formula="of:=MEDIAN([.$L230])" office:value-type="float"/>
          <table:table-cell table:formula="of:=MEDIAN([.$M230])" office:value-type="float"/>
          <table:table-cell table:formula="of:=MEDIAN([.$N230])" office:value-type="float"/>
          <table:table-cell table:formula="of:=MAX([.$B230])" office:value-type="float"/>
          <table:table-cell table:formula="of:=MAX([.$C230])" office:value-type="float"/>
          <table:table-cell table:formula="of:=MAX([.$D230])" office:value-type="float"/>
          <table:table-cell table:formula="of:=MAX([.$E230])" office:value-type="float"/>
          <table:table-cell table:formula="of:=MAX([.$F230])" office:value-type="float"/>
          <table:table-cell table:formula="of:=MAX([.$G230])" office:value-type="float"/>
          <table:table-cell table:formula="of:=MAX([.$H230])" office:value-type="float"/>
          <table:table-cell table:formula="of:=MAX([.$I230])" office:value-type="float"/>
          <table:table-cell table:formula="of:=MAX([.$J230])" office:value-type="float"/>
          <table:table-cell table:formula="of:=MAX([.$K230])" office:value-type="float"/>
          <table:table-cell table:formula="of:=MAX([.$L230])" office:value-type="float"/>
          <table:table-cell table:formula="of:=MAX([.$M230])" office:value-type="float"/>
          <table:table-cell table:formula="of:=MAX([.$N230])" office:value-type="float"/>
        </table:table-row>
        <table:table-row table:style-name="ro1">
          <table:table-cell office:value-type="string">
            <text:p>c2670/c2670.lp.8.5</text:p>
          </table:table-cell>
          <table:table-cell office:value-type="float" office:value="0.285925"/>
          <table:table-cell office:value-type="float" office:value="0.28"/>
          <table:table-cell office:value-type="float" office:value="0.2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6.0"/>
          <table:table-cell office:value-type="float" office:value="351136.0"/>
          <table:table-cell office:value-type="float" office:value="351136.0"/>
          <table:table-cell office:value-type="float" office:value="536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1])" office:value-type="float"/>
          <table:table-cell table:formula="of:=MIN([.$C231])" office:value-type="float"/>
          <table:table-cell table:formula="of:=MIN([.$D231])" office:value-type="float"/>
          <table:table-cell table:formula="of:=MIN([.$E231])" office:value-type="float"/>
          <table:table-cell table:formula="of:=MIN([.$F231])" office:value-type="float"/>
          <table:table-cell table:formula="of:=MIN([.$G231])" office:value-type="float"/>
          <table:table-cell table:formula="of:=MIN([.$H231])" office:value-type="float"/>
          <table:table-cell table:formula="of:=MIN([.$I231])" office:value-type="float"/>
          <table:table-cell table:formula="of:=MIN([.$J231])" office:value-type="float"/>
          <table:table-cell table:formula="of:=MIN([.$K231])" office:value-type="float"/>
          <table:table-cell table:formula="of:=MIN([.$L231])" office:value-type="float"/>
          <table:table-cell table:formula="of:=MIN([.$M231])" office:value-type="float"/>
          <table:table-cell table:formula="of:=MIN([.$N231])" office:value-type="float"/>
          <table:table-cell table:formula="of:=MEDIAN([.$B231])" office:value-type="float"/>
          <table:table-cell table:formula="of:=MEDIAN([.$C231])" office:value-type="float"/>
          <table:table-cell table:formula="of:=MEDIAN([.$D231])" office:value-type="float"/>
          <table:table-cell table:formula="of:=MEDIAN([.$E231])" office:value-type="float"/>
          <table:table-cell table:formula="of:=MEDIAN([.$F231])" office:value-type="float"/>
          <table:table-cell table:formula="of:=MEDIAN([.$G231])" office:value-type="float"/>
          <table:table-cell table:formula="of:=MEDIAN([.$H231])" office:value-type="float"/>
          <table:table-cell table:formula="of:=MEDIAN([.$I231])" office:value-type="float"/>
          <table:table-cell table:formula="of:=MEDIAN([.$J231])" office:value-type="float"/>
          <table:table-cell table:formula="of:=MEDIAN([.$K231])" office:value-type="float"/>
          <table:table-cell table:formula="of:=MEDIAN([.$L231])" office:value-type="float"/>
          <table:table-cell table:formula="of:=MEDIAN([.$M231])" office:value-type="float"/>
          <table:table-cell table:formula="of:=MEDIAN([.$N231])" office:value-type="float"/>
          <table:table-cell table:formula="of:=MAX([.$B231])" office:value-type="float"/>
          <table:table-cell table:formula="of:=MAX([.$C231])" office:value-type="float"/>
          <table:table-cell table:formula="of:=MAX([.$D231])" office:value-type="float"/>
          <table:table-cell table:formula="of:=MAX([.$E231])" office:value-type="float"/>
          <table:table-cell table:formula="of:=MAX([.$F231])" office:value-type="float"/>
          <table:table-cell table:formula="of:=MAX([.$G231])" office:value-type="float"/>
          <table:table-cell table:formula="of:=MAX([.$H231])" office:value-type="float"/>
          <table:table-cell table:formula="of:=MAX([.$I231])" office:value-type="float"/>
          <table:table-cell table:formula="of:=MAX([.$J231])" office:value-type="float"/>
          <table:table-cell table:formula="of:=MAX([.$K231])" office:value-type="float"/>
          <table:table-cell table:formula="of:=MAX([.$L231])" office:value-type="float"/>
          <table:table-cell table:formula="of:=MAX([.$M231])" office:value-type="float"/>
          <table:table-cell table:formula="of:=MAX([.$N231])" office:value-type="float"/>
        </table:table-row>
        <table:table-row table:style-name="ro1">
          <table:table-cell office:value-type="string">
            <text:p>c2670/c2670.lp.8.6</text:p>
          </table:table-cell>
          <table:table-cell office:value-type="float" office:value="0.312122"/>
          <table:table-cell office:value-type="float" office:value="0.304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7.0"/>
          <table:table-cell office:value-type="float" office:value="370681.0"/>
          <table:table-cell office:value-type="float" office:value="370681.0"/>
          <table:table-cell office:value-type="float" office:value="536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2])" office:value-type="float"/>
          <table:table-cell table:formula="of:=MIN([.$C232])" office:value-type="float"/>
          <table:table-cell table:formula="of:=MIN([.$D232])" office:value-type="float"/>
          <table:table-cell table:formula="of:=MIN([.$E232])" office:value-type="float"/>
          <table:table-cell table:formula="of:=MIN([.$F232])" office:value-type="float"/>
          <table:table-cell table:formula="of:=MIN([.$G232])" office:value-type="float"/>
          <table:table-cell table:formula="of:=MIN([.$H232])" office:value-type="float"/>
          <table:table-cell table:formula="of:=MIN([.$I232])" office:value-type="float"/>
          <table:table-cell table:formula="of:=MIN([.$J232])" office:value-type="float"/>
          <table:table-cell table:formula="of:=MIN([.$K232])" office:value-type="float"/>
          <table:table-cell table:formula="of:=MIN([.$L232])" office:value-type="float"/>
          <table:table-cell table:formula="of:=MIN([.$M232])" office:value-type="float"/>
          <table:table-cell table:formula="of:=MIN([.$N232])" office:value-type="float"/>
          <table:table-cell table:formula="of:=MEDIAN([.$B232])" office:value-type="float"/>
          <table:table-cell table:formula="of:=MEDIAN([.$C232])" office:value-type="float"/>
          <table:table-cell table:formula="of:=MEDIAN([.$D232])" office:value-type="float"/>
          <table:table-cell table:formula="of:=MEDIAN([.$E232])" office:value-type="float"/>
          <table:table-cell table:formula="of:=MEDIAN([.$F232])" office:value-type="float"/>
          <table:table-cell table:formula="of:=MEDIAN([.$G232])" office:value-type="float"/>
          <table:table-cell table:formula="of:=MEDIAN([.$H232])" office:value-type="float"/>
          <table:table-cell table:formula="of:=MEDIAN([.$I232])" office:value-type="float"/>
          <table:table-cell table:formula="of:=MEDIAN([.$J232])" office:value-type="float"/>
          <table:table-cell table:formula="of:=MEDIAN([.$K232])" office:value-type="float"/>
          <table:table-cell table:formula="of:=MEDIAN([.$L232])" office:value-type="float"/>
          <table:table-cell table:formula="of:=MEDIAN([.$M232])" office:value-type="float"/>
          <table:table-cell table:formula="of:=MEDIAN([.$N232])" office:value-type="float"/>
          <table:table-cell table:formula="of:=MAX([.$B232])" office:value-type="float"/>
          <table:table-cell table:formula="of:=MAX([.$C232])" office:value-type="float"/>
          <table:table-cell table:formula="of:=MAX([.$D232])" office:value-type="float"/>
          <table:table-cell table:formula="of:=MAX([.$E232])" office:value-type="float"/>
          <table:table-cell table:formula="of:=MAX([.$F232])" office:value-type="float"/>
          <table:table-cell table:formula="of:=MAX([.$G232])" office:value-type="float"/>
          <table:table-cell table:formula="of:=MAX([.$H232])" office:value-type="float"/>
          <table:table-cell table:formula="of:=MAX([.$I232])" office:value-type="float"/>
          <table:table-cell table:formula="of:=MAX([.$J232])" office:value-type="float"/>
          <table:table-cell table:formula="of:=MAX([.$K232])" office:value-type="float"/>
          <table:table-cell table:formula="of:=MAX([.$L232])" office:value-type="float"/>
          <table:table-cell table:formula="of:=MAX([.$M232])" office:value-type="float"/>
          <table:table-cell table:formula="of:=MAX([.$N232])" office:value-type="float"/>
        </table:table-row>
        <table:table-row table:style-name="ro1">
          <table:table-cell office:value-type="string">
            <text:p>c2670/c2670.lp.8.7</text:p>
          </table:table-cell>
          <table:table-cell office:value-type="float" office:value="0.204483"/>
          <table:table-cell office:value-type="float" office:value="0.198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88706.0"/>
          <table:table-cell office:value-type="float" office:value="188706.0"/>
          <table:table-cell office:value-type="float" office:value="5370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3])" office:value-type="float"/>
          <table:table-cell table:formula="of:=MIN([.$C233])" office:value-type="float"/>
          <table:table-cell table:formula="of:=MIN([.$D233])" office:value-type="float"/>
          <table:table-cell table:formula="of:=MIN([.$E233])" office:value-type="float"/>
          <table:table-cell table:formula="of:=MIN([.$F233])" office:value-type="float"/>
          <table:table-cell table:formula="of:=MIN([.$G233])" office:value-type="float"/>
          <table:table-cell table:formula="of:=MIN([.$H233])" office:value-type="float"/>
          <table:table-cell table:formula="of:=MIN([.$I233])" office:value-type="float"/>
          <table:table-cell table:formula="of:=MIN([.$J233])" office:value-type="float"/>
          <table:table-cell table:formula="of:=MIN([.$K233])" office:value-type="float"/>
          <table:table-cell table:formula="of:=MIN([.$L233])" office:value-type="float"/>
          <table:table-cell table:formula="of:=MIN([.$M233])" office:value-type="float"/>
          <table:table-cell table:formula="of:=MIN([.$N233])" office:value-type="float"/>
          <table:table-cell table:formula="of:=MEDIAN([.$B233])" office:value-type="float"/>
          <table:table-cell table:formula="of:=MEDIAN([.$C233])" office:value-type="float"/>
          <table:table-cell table:formula="of:=MEDIAN([.$D233])" office:value-type="float"/>
          <table:table-cell table:formula="of:=MEDIAN([.$E233])" office:value-type="float"/>
          <table:table-cell table:formula="of:=MEDIAN([.$F233])" office:value-type="float"/>
          <table:table-cell table:formula="of:=MEDIAN([.$G233])" office:value-type="float"/>
          <table:table-cell table:formula="of:=MEDIAN([.$H233])" office:value-type="float"/>
          <table:table-cell table:formula="of:=MEDIAN([.$I233])" office:value-type="float"/>
          <table:table-cell table:formula="of:=MEDIAN([.$J233])" office:value-type="float"/>
          <table:table-cell table:formula="of:=MEDIAN([.$K233])" office:value-type="float"/>
          <table:table-cell table:formula="of:=MEDIAN([.$L233])" office:value-type="float"/>
          <table:table-cell table:formula="of:=MEDIAN([.$M233])" office:value-type="float"/>
          <table:table-cell table:formula="of:=MEDIAN([.$N233])" office:value-type="float"/>
          <table:table-cell table:formula="of:=MAX([.$B233])" office:value-type="float"/>
          <table:table-cell table:formula="of:=MAX([.$C233])" office:value-type="float"/>
          <table:table-cell table:formula="of:=MAX([.$D233])" office:value-type="float"/>
          <table:table-cell table:formula="of:=MAX([.$E233])" office:value-type="float"/>
          <table:table-cell table:formula="of:=MAX([.$F233])" office:value-type="float"/>
          <table:table-cell table:formula="of:=MAX([.$G233])" office:value-type="float"/>
          <table:table-cell table:formula="of:=MAX([.$H233])" office:value-type="float"/>
          <table:table-cell table:formula="of:=MAX([.$I233])" office:value-type="float"/>
          <table:table-cell table:formula="of:=MAX([.$J233])" office:value-type="float"/>
          <table:table-cell table:formula="of:=MAX([.$K233])" office:value-type="float"/>
          <table:table-cell table:formula="of:=MAX([.$L233])" office:value-type="float"/>
          <table:table-cell table:formula="of:=MAX([.$M233])" office:value-type="float"/>
          <table:table-cell table:formula="of:=MAX([.$N233])" office:value-type="float"/>
        </table:table-row>
        <table:table-row table:style-name="ro1">
          <table:table-cell office:value-type="string">
            <text:p>c2670/c2670.lp.8.8</text:p>
          </table:table-cell>
          <table:table-cell office:value-type="float" office:value="0.220037"/>
          <table:table-cell office:value-type="float" office:value="0.212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21.0"/>
          <table:table-cell office:value-type="float" office:value="189892.0"/>
          <table:table-cell office:value-type="float" office:value="189892.0"/>
          <table:table-cell office:value-type="float" office:value="536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4])" office:value-type="float"/>
          <table:table-cell table:formula="of:=MIN([.$C234])" office:value-type="float"/>
          <table:table-cell table:formula="of:=MIN([.$D234])" office:value-type="float"/>
          <table:table-cell table:formula="of:=MIN([.$E234])" office:value-type="float"/>
          <table:table-cell table:formula="of:=MIN([.$F234])" office:value-type="float"/>
          <table:table-cell table:formula="of:=MIN([.$G234])" office:value-type="float"/>
          <table:table-cell table:formula="of:=MIN([.$H234])" office:value-type="float"/>
          <table:table-cell table:formula="of:=MIN([.$I234])" office:value-type="float"/>
          <table:table-cell table:formula="of:=MIN([.$J234])" office:value-type="float"/>
          <table:table-cell table:formula="of:=MIN([.$K234])" office:value-type="float"/>
          <table:table-cell table:formula="of:=MIN([.$L234])" office:value-type="float"/>
          <table:table-cell table:formula="of:=MIN([.$M234])" office:value-type="float"/>
          <table:table-cell table:formula="of:=MIN([.$N234])" office:value-type="float"/>
          <table:table-cell table:formula="of:=MEDIAN([.$B234])" office:value-type="float"/>
          <table:table-cell table:formula="of:=MEDIAN([.$C234])" office:value-type="float"/>
          <table:table-cell table:formula="of:=MEDIAN([.$D234])" office:value-type="float"/>
          <table:table-cell table:formula="of:=MEDIAN([.$E234])" office:value-type="float"/>
          <table:table-cell table:formula="of:=MEDIAN([.$F234])" office:value-type="float"/>
          <table:table-cell table:formula="of:=MEDIAN([.$G234])" office:value-type="float"/>
          <table:table-cell table:formula="of:=MEDIAN([.$H234])" office:value-type="float"/>
          <table:table-cell table:formula="of:=MEDIAN([.$I234])" office:value-type="float"/>
          <table:table-cell table:formula="of:=MEDIAN([.$J234])" office:value-type="float"/>
          <table:table-cell table:formula="of:=MEDIAN([.$K234])" office:value-type="float"/>
          <table:table-cell table:formula="of:=MEDIAN([.$L234])" office:value-type="float"/>
          <table:table-cell table:formula="of:=MEDIAN([.$M234])" office:value-type="float"/>
          <table:table-cell table:formula="of:=MEDIAN([.$N234])" office:value-type="float"/>
          <table:table-cell table:formula="of:=MAX([.$B234])" office:value-type="float"/>
          <table:table-cell table:formula="of:=MAX([.$C234])" office:value-type="float"/>
          <table:table-cell table:formula="of:=MAX([.$D234])" office:value-type="float"/>
          <table:table-cell table:formula="of:=MAX([.$E234])" office:value-type="float"/>
          <table:table-cell table:formula="of:=MAX([.$F234])" office:value-type="float"/>
          <table:table-cell table:formula="of:=MAX([.$G234])" office:value-type="float"/>
          <table:table-cell table:formula="of:=MAX([.$H234])" office:value-type="float"/>
          <table:table-cell table:formula="of:=MAX([.$I234])" office:value-type="float"/>
          <table:table-cell table:formula="of:=MAX([.$J234])" office:value-type="float"/>
          <table:table-cell table:formula="of:=MAX([.$K234])" office:value-type="float"/>
          <table:table-cell table:formula="of:=MAX([.$L234])" office:value-type="float"/>
          <table:table-cell table:formula="of:=MAX([.$M234])" office:value-type="float"/>
          <table:table-cell table:formula="of:=MAX([.$N234])" office:value-type="float"/>
        </table:table-row>
        <table:table-row table:style-name="ro1">
          <table:table-cell office:value-type="string">
            <text:p>c2670/c2670.lp.9.1</text:p>
          </table:table-cell>
          <table:table-cell office:value-type="float" office:value="0.028593"/>
          <table:table-cell office:value-type="float" office:value="0.0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.0"/>
          <table:table-cell office:value-type="float" office:value="1192.0"/>
          <table:table-cell office:value-type="float" office:value="5346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5])" office:value-type="float"/>
          <table:table-cell table:formula="of:=MIN([.$C235])" office:value-type="float"/>
          <table:table-cell table:formula="of:=MIN([.$D235])" office:value-type="float"/>
          <table:table-cell table:formula="of:=MIN([.$E235])" office:value-type="float"/>
          <table:table-cell table:formula="of:=MIN([.$F235])" office:value-type="float"/>
          <table:table-cell table:formula="of:=MIN([.$G235])" office:value-type="float"/>
          <table:table-cell table:formula="of:=MIN([.$H235])" office:value-type="float"/>
          <table:table-cell table:formula="of:=MIN([.$I235])" office:value-type="float"/>
          <table:table-cell table:formula="of:=MIN([.$J235])" office:value-type="float"/>
          <table:table-cell table:formula="of:=MIN([.$K235])" office:value-type="float"/>
          <table:table-cell table:formula="of:=MIN([.$L235])" office:value-type="float"/>
          <table:table-cell table:formula="of:=MIN([.$M235])" office:value-type="float"/>
          <table:table-cell table:formula="of:=MIN([.$N235])" office:value-type="float"/>
          <table:table-cell table:formula="of:=MEDIAN([.$B235])" office:value-type="float"/>
          <table:table-cell table:formula="of:=MEDIAN([.$C235])" office:value-type="float"/>
          <table:table-cell table:formula="of:=MEDIAN([.$D235])" office:value-type="float"/>
          <table:table-cell table:formula="of:=MEDIAN([.$E235])" office:value-type="float"/>
          <table:table-cell table:formula="of:=MEDIAN([.$F235])" office:value-type="float"/>
          <table:table-cell table:formula="of:=MEDIAN([.$G235])" office:value-type="float"/>
          <table:table-cell table:formula="of:=MEDIAN([.$H235])" office:value-type="float"/>
          <table:table-cell table:formula="of:=MEDIAN([.$I235])" office:value-type="float"/>
          <table:table-cell table:formula="of:=MEDIAN([.$J235])" office:value-type="float"/>
          <table:table-cell table:formula="of:=MEDIAN([.$K235])" office:value-type="float"/>
          <table:table-cell table:formula="of:=MEDIAN([.$L235])" office:value-type="float"/>
          <table:table-cell table:formula="of:=MEDIAN([.$M235])" office:value-type="float"/>
          <table:table-cell table:formula="of:=MEDIAN([.$N235])" office:value-type="float"/>
          <table:table-cell table:formula="of:=MAX([.$B235])" office:value-type="float"/>
          <table:table-cell table:formula="of:=MAX([.$C235])" office:value-type="float"/>
          <table:table-cell table:formula="of:=MAX([.$D235])" office:value-type="float"/>
          <table:table-cell table:formula="of:=MAX([.$E235])" office:value-type="float"/>
          <table:table-cell table:formula="of:=MAX([.$F235])" office:value-type="float"/>
          <table:table-cell table:formula="of:=MAX([.$G235])" office:value-type="float"/>
          <table:table-cell table:formula="of:=MAX([.$H235])" office:value-type="float"/>
          <table:table-cell table:formula="of:=MAX([.$I235])" office:value-type="float"/>
          <table:table-cell table:formula="of:=MAX([.$J235])" office:value-type="float"/>
          <table:table-cell table:formula="of:=MAX([.$K235])" office:value-type="float"/>
          <table:table-cell table:formula="of:=MAX([.$L235])" office:value-type="float"/>
          <table:table-cell table:formula="of:=MAX([.$M235])" office:value-type="float"/>
          <table:table-cell table:formula="of:=MAX([.$N235])" office:value-type="float"/>
        </table:table-row>
        <table:table-row table:style-name="ro1">
          <table:table-cell office:value-type="string">
            <text:p>c2670/c2670.lp.9.2</text:p>
          </table:table-cell>
          <table:table-cell office:value-type="float" office:value="0.040646"/>
          <table:table-cell office:value-type="float" office:value="0.03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1.0"/>
          <table:table-cell office:value-type="float" office:value="1191.0"/>
          <table:table-cell office:value-type="float" office:value="5348.0"/>
          <table:table-cell office:value-type="float" office:value="2975.0"/>
          <table:table-cell office:value-type="float" office:value="0.0"/>
          <table:table-cell office:value-type="float" office:value="0.0"/>
          <table:table-cell table:formula="of:=MIN([.$B236])" office:value-type="float"/>
          <table:table-cell table:formula="of:=MIN([.$C236])" office:value-type="float"/>
          <table:table-cell table:formula="of:=MIN([.$D236])" office:value-type="float"/>
          <table:table-cell table:formula="of:=MIN([.$E236])" office:value-type="float"/>
          <table:table-cell table:formula="of:=MIN([.$F236])" office:value-type="float"/>
          <table:table-cell table:formula="of:=MIN([.$G236])" office:value-type="float"/>
          <table:table-cell table:formula="of:=MIN([.$H236])" office:value-type="float"/>
          <table:table-cell table:formula="of:=MIN([.$I236])" office:value-type="float"/>
          <table:table-cell table:formula="of:=MIN([.$J236])" office:value-type="float"/>
          <table:table-cell table:formula="of:=MIN([.$K236])" office:value-type="float"/>
          <table:table-cell table:formula="of:=MIN([.$L236])" office:value-type="float"/>
          <table:table-cell table:formula="of:=MIN([.$M236])" office:value-type="float"/>
          <table:table-cell table:formula="of:=MIN([.$N236])" office:value-type="float"/>
          <table:table-cell table:formula="of:=MEDIAN([.$B236])" office:value-type="float"/>
          <table:table-cell table:formula="of:=MEDIAN([.$C236])" office:value-type="float"/>
          <table:table-cell table:formula="of:=MEDIAN([.$D236])" office:value-type="float"/>
          <table:table-cell table:formula="of:=MEDIAN([.$E236])" office:value-type="float"/>
          <table:table-cell table:formula="of:=MEDIAN([.$F236])" office:value-type="float"/>
          <table:table-cell table:formula="of:=MEDIAN([.$G236])" office:value-type="float"/>
          <table:table-cell table:formula="of:=MEDIAN([.$H236])" office:value-type="float"/>
          <table:table-cell table:formula="of:=MEDIAN([.$I236])" office:value-type="float"/>
          <table:table-cell table:formula="of:=MEDIAN([.$J236])" office:value-type="float"/>
          <table:table-cell table:formula="of:=MEDIAN([.$K236])" office:value-type="float"/>
          <table:table-cell table:formula="of:=MEDIAN([.$L236])" office:value-type="float"/>
          <table:table-cell table:formula="of:=MEDIAN([.$M236])" office:value-type="float"/>
          <table:table-cell table:formula="of:=MEDIAN([.$N236])" office:value-type="float"/>
          <table:table-cell table:formula="of:=MAX([.$B236])" office:value-type="float"/>
          <table:table-cell table:formula="of:=MAX([.$C236])" office:value-type="float"/>
          <table:table-cell table:formula="of:=MAX([.$D236])" office:value-type="float"/>
          <table:table-cell table:formula="of:=MAX([.$E236])" office:value-type="float"/>
          <table:table-cell table:formula="of:=MAX([.$F236])" office:value-type="float"/>
          <table:table-cell table:formula="of:=MAX([.$G236])" office:value-type="float"/>
          <table:table-cell table:formula="of:=MAX([.$H236])" office:value-type="float"/>
          <table:table-cell table:formula="of:=MAX([.$I236])" office:value-type="float"/>
          <table:table-cell table:formula="of:=MAX([.$J236])" office:value-type="float"/>
          <table:table-cell table:formula="of:=MAX([.$K236])" office:value-type="float"/>
          <table:table-cell table:formula="of:=MAX([.$L236])" office:value-type="float"/>
          <table:table-cell table:formula="of:=MAX([.$M236])" office:value-type="float"/>
          <table:table-cell table:formula="of:=MAX([.$N236])" office:value-type="float"/>
        </table:table-row>
        <table:table-row table:style-name="ro1">
          <table:table-cell office:value-type="string">
            <text:p>c2670/c2670.lp.9.3</text:p>
          </table:table-cell>
          <table:table-cell office:value-type="float" office:value="0.203068"/>
          <table:table-cell office:value-type="float" office:value="0.196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71.0"/>
          <table:table-cell office:value-type="float" office:value="162891.0"/>
          <table:table-cell office:value-type="float" office:value="162891.0"/>
          <table:table-cell office:value-type="float" office:value="5351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7])" office:value-type="float"/>
          <table:table-cell table:formula="of:=MIN([.$C237])" office:value-type="float"/>
          <table:table-cell table:formula="of:=MIN([.$D237])" office:value-type="float"/>
          <table:table-cell table:formula="of:=MIN([.$E237])" office:value-type="float"/>
          <table:table-cell table:formula="of:=MIN([.$F237])" office:value-type="float"/>
          <table:table-cell table:formula="of:=MIN([.$G237])" office:value-type="float"/>
          <table:table-cell table:formula="of:=MIN([.$H237])" office:value-type="float"/>
          <table:table-cell table:formula="of:=MIN([.$I237])" office:value-type="float"/>
          <table:table-cell table:formula="of:=MIN([.$J237])" office:value-type="float"/>
          <table:table-cell table:formula="of:=MIN([.$K237])" office:value-type="float"/>
          <table:table-cell table:formula="of:=MIN([.$L237])" office:value-type="float"/>
          <table:table-cell table:formula="of:=MIN([.$M237])" office:value-type="float"/>
          <table:table-cell table:formula="of:=MIN([.$N237])" office:value-type="float"/>
          <table:table-cell table:formula="of:=MEDIAN([.$B237])" office:value-type="float"/>
          <table:table-cell table:formula="of:=MEDIAN([.$C237])" office:value-type="float"/>
          <table:table-cell table:formula="of:=MEDIAN([.$D237])" office:value-type="float"/>
          <table:table-cell table:formula="of:=MEDIAN([.$E237])" office:value-type="float"/>
          <table:table-cell table:formula="of:=MEDIAN([.$F237])" office:value-type="float"/>
          <table:table-cell table:formula="of:=MEDIAN([.$G237])" office:value-type="float"/>
          <table:table-cell table:formula="of:=MEDIAN([.$H237])" office:value-type="float"/>
          <table:table-cell table:formula="of:=MEDIAN([.$I237])" office:value-type="float"/>
          <table:table-cell table:formula="of:=MEDIAN([.$J237])" office:value-type="float"/>
          <table:table-cell table:formula="of:=MEDIAN([.$K237])" office:value-type="float"/>
          <table:table-cell table:formula="of:=MEDIAN([.$L237])" office:value-type="float"/>
          <table:table-cell table:formula="of:=MEDIAN([.$M237])" office:value-type="float"/>
          <table:table-cell table:formula="of:=MEDIAN([.$N237])" office:value-type="float"/>
          <table:table-cell table:formula="of:=MAX([.$B237])" office:value-type="float"/>
          <table:table-cell table:formula="of:=MAX([.$C237])" office:value-type="float"/>
          <table:table-cell table:formula="of:=MAX([.$D237])" office:value-type="float"/>
          <table:table-cell table:formula="of:=MAX([.$E237])" office:value-type="float"/>
          <table:table-cell table:formula="of:=MAX([.$F237])" office:value-type="float"/>
          <table:table-cell table:formula="of:=MAX([.$G237])" office:value-type="float"/>
          <table:table-cell table:formula="of:=MAX([.$H237])" office:value-type="float"/>
          <table:table-cell table:formula="of:=MAX([.$I237])" office:value-type="float"/>
          <table:table-cell table:formula="of:=MAX([.$J237])" office:value-type="float"/>
          <table:table-cell table:formula="of:=MAX([.$K237])" office:value-type="float"/>
          <table:table-cell table:formula="of:=MAX([.$L237])" office:value-type="float"/>
          <table:table-cell table:formula="of:=MAX([.$M237])" office:value-type="float"/>
          <table:table-cell table:formula="of:=MAX([.$N237])" office:value-type="float"/>
        </table:table-row>
        <table:table-row table:style-name="ro1">
          <table:table-cell office:value-type="string">
            <text:p>c2670/c2670.lp.9.4</text:p>
          </table:table-cell>
          <table:table-cell office:value-type="float" office:value="0.115983"/>
          <table:table-cell office:value-type="float" office:value="0.109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2.0"/>
          <table:table-cell office:value-type="float" office:value="72469.0"/>
          <table:table-cell office:value-type="float" office:value="72469.0"/>
          <table:table-cell office:value-type="float" office:value="5353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8])" office:value-type="float"/>
          <table:table-cell table:formula="of:=MIN([.$C238])" office:value-type="float"/>
          <table:table-cell table:formula="of:=MIN([.$D238])" office:value-type="float"/>
          <table:table-cell table:formula="of:=MIN([.$E238])" office:value-type="float"/>
          <table:table-cell table:formula="of:=MIN([.$F238])" office:value-type="float"/>
          <table:table-cell table:formula="of:=MIN([.$G238])" office:value-type="float"/>
          <table:table-cell table:formula="of:=MIN([.$H238])" office:value-type="float"/>
          <table:table-cell table:formula="of:=MIN([.$I238])" office:value-type="float"/>
          <table:table-cell table:formula="of:=MIN([.$J238])" office:value-type="float"/>
          <table:table-cell table:formula="of:=MIN([.$K238])" office:value-type="float"/>
          <table:table-cell table:formula="of:=MIN([.$L238])" office:value-type="float"/>
          <table:table-cell table:formula="of:=MIN([.$M238])" office:value-type="float"/>
          <table:table-cell table:formula="of:=MIN([.$N238])" office:value-type="float"/>
          <table:table-cell table:formula="of:=MEDIAN([.$B238])" office:value-type="float"/>
          <table:table-cell table:formula="of:=MEDIAN([.$C238])" office:value-type="float"/>
          <table:table-cell table:formula="of:=MEDIAN([.$D238])" office:value-type="float"/>
          <table:table-cell table:formula="of:=MEDIAN([.$E238])" office:value-type="float"/>
          <table:table-cell table:formula="of:=MEDIAN([.$F238])" office:value-type="float"/>
          <table:table-cell table:formula="of:=MEDIAN([.$G238])" office:value-type="float"/>
          <table:table-cell table:formula="of:=MEDIAN([.$H238])" office:value-type="float"/>
          <table:table-cell table:formula="of:=MEDIAN([.$I238])" office:value-type="float"/>
          <table:table-cell table:formula="of:=MEDIAN([.$J238])" office:value-type="float"/>
          <table:table-cell table:formula="of:=MEDIAN([.$K238])" office:value-type="float"/>
          <table:table-cell table:formula="of:=MEDIAN([.$L238])" office:value-type="float"/>
          <table:table-cell table:formula="of:=MEDIAN([.$M238])" office:value-type="float"/>
          <table:table-cell table:formula="of:=MEDIAN([.$N238])" office:value-type="float"/>
          <table:table-cell table:formula="of:=MAX([.$B238])" office:value-type="float"/>
          <table:table-cell table:formula="of:=MAX([.$C238])" office:value-type="float"/>
          <table:table-cell table:formula="of:=MAX([.$D238])" office:value-type="float"/>
          <table:table-cell table:formula="of:=MAX([.$E238])" office:value-type="float"/>
          <table:table-cell table:formula="of:=MAX([.$F238])" office:value-type="float"/>
          <table:table-cell table:formula="of:=MAX([.$G238])" office:value-type="float"/>
          <table:table-cell table:formula="of:=MAX([.$H238])" office:value-type="float"/>
          <table:table-cell table:formula="of:=MAX([.$I238])" office:value-type="float"/>
          <table:table-cell table:formula="of:=MAX([.$J238])" office:value-type="float"/>
          <table:table-cell table:formula="of:=MAX([.$K238])" office:value-type="float"/>
          <table:table-cell table:formula="of:=MAX([.$L238])" office:value-type="float"/>
          <table:table-cell table:formula="of:=MAX([.$M238])" office:value-type="float"/>
          <table:table-cell table:formula="of:=MAX([.$N238])" office:value-type="float"/>
        </table:table-row>
        <table:table-row table:style-name="ro1">
          <table:table-cell office:value-type="string">
            <text:p>c2670/c2670.lp.9.5</text:p>
          </table:table-cell>
          <table:table-cell office:value-type="float" office:value="0.188311"/>
          <table:table-cell office:value-type="float" office:value="0.18"/>
          <table:table-cell office:value-type="float" office:value="0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9.0"/>
          <table:table-cell office:value-type="float" office:value="160163.0"/>
          <table:table-cell office:value-type="float" office:value="160163.0"/>
          <table:table-cell office:value-type="float" office:value="5355.0"/>
          <table:table-cell office:value-type="float" office:value="2976.0"/>
          <table:table-cell office:value-type="float" office:value="0.0"/>
          <table:table-cell office:value-type="float" office:value="0.0"/>
          <table:table-cell table:formula="of:=MIN([.$B239])" office:value-type="float"/>
          <table:table-cell table:formula="of:=MIN([.$C239])" office:value-type="float"/>
          <table:table-cell table:formula="of:=MIN([.$D239])" office:value-type="float"/>
          <table:table-cell table:formula="of:=MIN([.$E239])" office:value-type="float"/>
          <table:table-cell table:formula="of:=MIN([.$F239])" office:value-type="float"/>
          <table:table-cell table:formula="of:=MIN([.$G239])" office:value-type="float"/>
          <table:table-cell table:formula="of:=MIN([.$H239])" office:value-type="float"/>
          <table:table-cell table:formula="of:=MIN([.$I239])" office:value-type="float"/>
          <table:table-cell table:formula="of:=MIN([.$J239])" office:value-type="float"/>
          <table:table-cell table:formula="of:=MIN([.$K239])" office:value-type="float"/>
          <table:table-cell table:formula="of:=MIN([.$L239])" office:value-type="float"/>
          <table:table-cell table:formula="of:=MIN([.$M239])" office:value-type="float"/>
          <table:table-cell table:formula="of:=MIN([.$N239])" office:value-type="float"/>
          <table:table-cell table:formula="of:=MEDIAN([.$B239])" office:value-type="float"/>
          <table:table-cell table:formula="of:=MEDIAN([.$C239])" office:value-type="float"/>
          <table:table-cell table:formula="of:=MEDIAN([.$D239])" office:value-type="float"/>
          <table:table-cell table:formula="of:=MEDIAN([.$E239])" office:value-type="float"/>
          <table:table-cell table:formula="of:=MEDIAN([.$F239])" office:value-type="float"/>
          <table:table-cell table:formula="of:=MEDIAN([.$G239])" office:value-type="float"/>
          <table:table-cell table:formula="of:=MEDIAN([.$H239])" office:value-type="float"/>
          <table:table-cell table:formula="of:=MEDIAN([.$I239])" office:value-type="float"/>
          <table:table-cell table:formula="of:=MEDIAN([.$J239])" office:value-type="float"/>
          <table:table-cell table:formula="of:=MEDIAN([.$K239])" office:value-type="float"/>
          <table:table-cell table:formula="of:=MEDIAN([.$L239])" office:value-type="float"/>
          <table:table-cell table:formula="of:=MEDIAN([.$M239])" office:value-type="float"/>
          <table:table-cell table:formula="of:=MEDIAN([.$N239])" office:value-type="float"/>
          <table:table-cell table:formula="of:=MAX([.$B239])" office:value-type="float"/>
          <table:table-cell table:formula="of:=MAX([.$C239])" office:value-type="float"/>
          <table:table-cell table:formula="of:=MAX([.$D239])" office:value-type="float"/>
          <table:table-cell table:formula="of:=MAX([.$E239])" office:value-type="float"/>
          <table:table-cell table:formula="of:=MAX([.$F239])" office:value-type="float"/>
          <table:table-cell table:formula="of:=MAX([.$G239])" office:value-type="float"/>
          <table:table-cell table:formula="of:=MAX([.$H239])" office:value-type="float"/>
          <table:table-cell table:formula="of:=MAX([.$I239])" office:value-type="float"/>
          <table:table-cell table:formula="of:=MAX([.$J239])" office:value-type="float"/>
          <table:table-cell table:formula="of:=MAX([.$K239])" office:value-type="float"/>
          <table:table-cell table:formula="of:=MAX([.$L239])" office:value-type="float"/>
          <table:table-cell table:formula="of:=MAX([.$M239])" office:value-type="float"/>
          <table:table-cell table:formula="of:=MAX([.$N239])" office:value-type="float"/>
        </table:table-row>
        <table:table-row table:style-name="ro1">
          <table:table-cell office:value-type="string">
            <text:p>c2670/c2670.lp.9.6</text:p>
          </table:table-cell>
          <table:table-cell office:value-type="float" office:value="0.176732"/>
          <table:table-cell office:value-type="float" office:value="0.17"/>
          <table:table-cell office:value-type="float" office:value="0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7.0"/>
          <table:table-cell office:value-type="float" office:value="160161.0"/>
          <table:table-cell office:value-type="float" office:value="160161.0"/>
          <table:table-cell office:value-type="float" office:value="535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0])" office:value-type="float"/>
          <table:table-cell table:formula="of:=MIN([.$C240])" office:value-type="float"/>
          <table:table-cell table:formula="of:=MIN([.$D240])" office:value-type="float"/>
          <table:table-cell table:formula="of:=MIN([.$E240])" office:value-type="float"/>
          <table:table-cell table:formula="of:=MIN([.$F240])" office:value-type="float"/>
          <table:table-cell table:formula="of:=MIN([.$G240])" office:value-type="float"/>
          <table:table-cell table:formula="of:=MIN([.$H240])" office:value-type="float"/>
          <table:table-cell table:formula="of:=MIN([.$I240])" office:value-type="float"/>
          <table:table-cell table:formula="of:=MIN([.$J240])" office:value-type="float"/>
          <table:table-cell table:formula="of:=MIN([.$K240])" office:value-type="float"/>
          <table:table-cell table:formula="of:=MIN([.$L240])" office:value-type="float"/>
          <table:table-cell table:formula="of:=MIN([.$M240])" office:value-type="float"/>
          <table:table-cell table:formula="of:=MIN([.$N240])" office:value-type="float"/>
          <table:table-cell table:formula="of:=MEDIAN([.$B240])" office:value-type="float"/>
          <table:table-cell table:formula="of:=MEDIAN([.$C240])" office:value-type="float"/>
          <table:table-cell table:formula="of:=MEDIAN([.$D240])" office:value-type="float"/>
          <table:table-cell table:formula="of:=MEDIAN([.$E240])" office:value-type="float"/>
          <table:table-cell table:formula="of:=MEDIAN([.$F240])" office:value-type="float"/>
          <table:table-cell table:formula="of:=MEDIAN([.$G240])" office:value-type="float"/>
          <table:table-cell table:formula="of:=MEDIAN([.$H240])" office:value-type="float"/>
          <table:table-cell table:formula="of:=MEDIAN([.$I240])" office:value-type="float"/>
          <table:table-cell table:formula="of:=MEDIAN([.$J240])" office:value-type="float"/>
          <table:table-cell table:formula="of:=MEDIAN([.$K240])" office:value-type="float"/>
          <table:table-cell table:formula="of:=MEDIAN([.$L240])" office:value-type="float"/>
          <table:table-cell table:formula="of:=MEDIAN([.$M240])" office:value-type="float"/>
          <table:table-cell table:formula="of:=MEDIAN([.$N240])" office:value-type="float"/>
          <table:table-cell table:formula="of:=MAX([.$B240])" office:value-type="float"/>
          <table:table-cell table:formula="of:=MAX([.$C240])" office:value-type="float"/>
          <table:table-cell table:formula="of:=MAX([.$D240])" office:value-type="float"/>
          <table:table-cell table:formula="of:=MAX([.$E240])" office:value-type="float"/>
          <table:table-cell table:formula="of:=MAX([.$F240])" office:value-type="float"/>
          <table:table-cell table:formula="of:=MAX([.$G240])" office:value-type="float"/>
          <table:table-cell table:formula="of:=MAX([.$H240])" office:value-type="float"/>
          <table:table-cell table:formula="of:=MAX([.$I240])" office:value-type="float"/>
          <table:table-cell table:formula="of:=MAX([.$J240])" office:value-type="float"/>
          <table:table-cell table:formula="of:=MAX([.$K240])" office:value-type="float"/>
          <table:table-cell table:formula="of:=MAX([.$L240])" office:value-type="float"/>
          <table:table-cell table:formula="of:=MAX([.$M240])" office:value-type="float"/>
          <table:table-cell table:formula="of:=MAX([.$N240])" office:value-type="float"/>
        </table:table-row>
        <table:table-row table:style-name="ro1">
          <table:table-cell office:value-type="string">
            <text:p>c2670/c2670.lp.9.7</text:p>
          </table:table-cell>
          <table:table-cell office:value-type="float" office:value="0.123604"/>
          <table:table-cell office:value-type="float" office:value="0.118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6.0"/>
          <table:table-cell office:value-type="float" office:value="102792.0"/>
          <table:table-cell office:value-type="float" office:value="102792.0"/>
          <table:table-cell office:value-type="float" office:value="5356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1])" office:value-type="float"/>
          <table:table-cell table:formula="of:=MIN([.$C241])" office:value-type="float"/>
          <table:table-cell table:formula="of:=MIN([.$D241])" office:value-type="float"/>
          <table:table-cell table:formula="of:=MIN([.$E241])" office:value-type="float"/>
          <table:table-cell table:formula="of:=MIN([.$F241])" office:value-type="float"/>
          <table:table-cell table:formula="of:=MIN([.$G241])" office:value-type="float"/>
          <table:table-cell table:formula="of:=MIN([.$H241])" office:value-type="float"/>
          <table:table-cell table:formula="of:=MIN([.$I241])" office:value-type="float"/>
          <table:table-cell table:formula="of:=MIN([.$J241])" office:value-type="float"/>
          <table:table-cell table:formula="of:=MIN([.$K241])" office:value-type="float"/>
          <table:table-cell table:formula="of:=MIN([.$L241])" office:value-type="float"/>
          <table:table-cell table:formula="of:=MIN([.$M241])" office:value-type="float"/>
          <table:table-cell table:formula="of:=MIN([.$N241])" office:value-type="float"/>
          <table:table-cell table:formula="of:=MEDIAN([.$B241])" office:value-type="float"/>
          <table:table-cell table:formula="of:=MEDIAN([.$C241])" office:value-type="float"/>
          <table:table-cell table:formula="of:=MEDIAN([.$D241])" office:value-type="float"/>
          <table:table-cell table:formula="of:=MEDIAN([.$E241])" office:value-type="float"/>
          <table:table-cell table:formula="of:=MEDIAN([.$F241])" office:value-type="float"/>
          <table:table-cell table:formula="of:=MEDIAN([.$G241])" office:value-type="float"/>
          <table:table-cell table:formula="of:=MEDIAN([.$H241])" office:value-type="float"/>
          <table:table-cell table:formula="of:=MEDIAN([.$I241])" office:value-type="float"/>
          <table:table-cell table:formula="of:=MEDIAN([.$J241])" office:value-type="float"/>
          <table:table-cell table:formula="of:=MEDIAN([.$K241])" office:value-type="float"/>
          <table:table-cell table:formula="of:=MEDIAN([.$L241])" office:value-type="float"/>
          <table:table-cell table:formula="of:=MEDIAN([.$M241])" office:value-type="float"/>
          <table:table-cell table:formula="of:=MEDIAN([.$N241])" office:value-type="float"/>
          <table:table-cell table:formula="of:=MAX([.$B241])" office:value-type="float"/>
          <table:table-cell table:formula="of:=MAX([.$C241])" office:value-type="float"/>
          <table:table-cell table:formula="of:=MAX([.$D241])" office:value-type="float"/>
          <table:table-cell table:formula="of:=MAX([.$E241])" office:value-type="float"/>
          <table:table-cell table:formula="of:=MAX([.$F241])" office:value-type="float"/>
          <table:table-cell table:formula="of:=MAX([.$G241])" office:value-type="float"/>
          <table:table-cell table:formula="of:=MAX([.$H241])" office:value-type="float"/>
          <table:table-cell table:formula="of:=MAX([.$I241])" office:value-type="float"/>
          <table:table-cell table:formula="of:=MAX([.$J241])" office:value-type="float"/>
          <table:table-cell table:formula="of:=MAX([.$K241])" office:value-type="float"/>
          <table:table-cell table:formula="of:=MAX([.$L241])" office:value-type="float"/>
          <table:table-cell table:formula="of:=MAX([.$M241])" office:value-type="float"/>
          <table:table-cell table:formula="of:=MAX([.$N241])" office:value-type="float"/>
        </table:table-row>
        <table:table-row table:style-name="ro1">
          <table:table-cell office:value-type="string">
            <text:p>c2670/c2670.lp.9.8</text:p>
          </table:table-cell>
          <table:table-cell office:value-type="float" office:value="0.134959"/>
          <table:table-cell office:value-type="float" office:value="0.129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8.0"/>
          <table:table-cell office:value-type="float" office:value="98162.0"/>
          <table:table-cell office:value-type="float" office:value="98162.0"/>
          <table:table-cell office:value-type="float" office:value="5358.0"/>
          <table:table-cell office:value-type="float" office:value="2977.0"/>
          <table:table-cell office:value-type="float" office:value="0.0"/>
          <table:table-cell office:value-type="float" office:value="0.0"/>
          <table:table-cell table:formula="of:=MIN([.$B242])" office:value-type="float"/>
          <table:table-cell table:formula="of:=MIN([.$C242])" office:value-type="float"/>
          <table:table-cell table:formula="of:=MIN([.$D242])" office:value-type="float"/>
          <table:table-cell table:formula="of:=MIN([.$E242])" office:value-type="float"/>
          <table:table-cell table:formula="of:=MIN([.$F242])" office:value-type="float"/>
          <table:table-cell table:formula="of:=MIN([.$G242])" office:value-type="float"/>
          <table:table-cell table:formula="of:=MIN([.$H242])" office:value-type="float"/>
          <table:table-cell table:formula="of:=MIN([.$I242])" office:value-type="float"/>
          <table:table-cell table:formula="of:=MIN([.$J242])" office:value-type="float"/>
          <table:table-cell table:formula="of:=MIN([.$K242])" office:value-type="float"/>
          <table:table-cell table:formula="of:=MIN([.$L242])" office:value-type="float"/>
          <table:table-cell table:formula="of:=MIN([.$M242])" office:value-type="float"/>
          <table:table-cell table:formula="of:=MIN([.$N242])" office:value-type="float"/>
          <table:table-cell table:formula="of:=MEDIAN([.$B242])" office:value-type="float"/>
          <table:table-cell table:formula="of:=MEDIAN([.$C242])" office:value-type="float"/>
          <table:table-cell table:formula="of:=MEDIAN([.$D242])" office:value-type="float"/>
          <table:table-cell table:formula="of:=MEDIAN([.$E242])" office:value-type="float"/>
          <table:table-cell table:formula="of:=MEDIAN([.$F242])" office:value-type="float"/>
          <table:table-cell table:formula="of:=MEDIAN([.$G242])" office:value-type="float"/>
          <table:table-cell table:formula="of:=MEDIAN([.$H242])" office:value-type="float"/>
          <table:table-cell table:formula="of:=MEDIAN([.$I242])" office:value-type="float"/>
          <table:table-cell table:formula="of:=MEDIAN([.$J242])" office:value-type="float"/>
          <table:table-cell table:formula="of:=MEDIAN([.$K242])" office:value-type="float"/>
          <table:table-cell table:formula="of:=MEDIAN([.$L242])" office:value-type="float"/>
          <table:table-cell table:formula="of:=MEDIAN([.$M242])" office:value-type="float"/>
          <table:table-cell table:formula="of:=MEDIAN([.$N242])" office:value-type="float"/>
          <table:table-cell table:formula="of:=MAX([.$B242])" office:value-type="float"/>
          <table:table-cell table:formula="of:=MAX([.$C242])" office:value-type="float"/>
          <table:table-cell table:formula="of:=MAX([.$D242])" office:value-type="float"/>
          <table:table-cell table:formula="of:=MAX([.$E242])" office:value-type="float"/>
          <table:table-cell table:formula="of:=MAX([.$F242])" office:value-type="float"/>
          <table:table-cell table:formula="of:=MAX([.$G242])" office:value-type="float"/>
          <table:table-cell table:formula="of:=MAX([.$H242])" office:value-type="float"/>
          <table:table-cell table:formula="of:=MAX([.$I242])" office:value-type="float"/>
          <table:table-cell table:formula="of:=MAX([.$J242])" office:value-type="float"/>
          <table:table-cell table:formula="of:=MAX([.$K242])" office:value-type="float"/>
          <table:table-cell table:formula="of:=MAX([.$L242])" office:value-type="float"/>
          <table:table-cell table:formula="of:=MAX([.$M242])" office:value-type="float"/>
          <table:table-cell table:formula="of:=MAX([.$N242])" office:value-type="float"/>
        </table:table-row>
        <table:table-row table:style-name="ro1">
          <table:table-cell office:value-type="string">
            <text:p>c3540/c3540.lp.1.1</text:p>
          </table:table-cell>
          <table:table-cell office:value-type="float" office:value="0.333679"/>
          <table:table-cell office:value-type="float" office:value="0.327"/>
          <table:table-cell office:value-type="float" office:value="0.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315111.0"/>
          <table:table-cell office:value-type="float" office:value="315111.0"/>
          <table:table-cell office:value-type="float" office:value="761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3])" office:value-type="float"/>
          <table:table-cell table:formula="of:=MIN([.$C243])" office:value-type="float"/>
          <table:table-cell table:formula="of:=MIN([.$D243])" office:value-type="float"/>
          <table:table-cell table:formula="of:=MIN([.$E243])" office:value-type="float"/>
          <table:table-cell table:formula="of:=MIN([.$F243])" office:value-type="float"/>
          <table:table-cell table:formula="of:=MIN([.$G243])" office:value-type="float"/>
          <table:table-cell table:formula="of:=MIN([.$H243])" office:value-type="float"/>
          <table:table-cell table:formula="of:=MIN([.$I243])" office:value-type="float"/>
          <table:table-cell table:formula="of:=MIN([.$J243])" office:value-type="float"/>
          <table:table-cell table:formula="of:=MIN([.$K243])" office:value-type="float"/>
          <table:table-cell table:formula="of:=MIN([.$L243])" office:value-type="float"/>
          <table:table-cell table:formula="of:=MIN([.$M243])" office:value-type="float"/>
          <table:table-cell table:formula="of:=MIN([.$N243])" office:value-type="float"/>
          <table:table-cell table:formula="of:=MEDIAN([.$B243])" office:value-type="float"/>
          <table:table-cell table:formula="of:=MEDIAN([.$C243])" office:value-type="float"/>
          <table:table-cell table:formula="of:=MEDIAN([.$D243])" office:value-type="float"/>
          <table:table-cell table:formula="of:=MEDIAN([.$E243])" office:value-type="float"/>
          <table:table-cell table:formula="of:=MEDIAN([.$F243])" office:value-type="float"/>
          <table:table-cell table:formula="of:=MEDIAN([.$G243])" office:value-type="float"/>
          <table:table-cell table:formula="of:=MEDIAN([.$H243])" office:value-type="float"/>
          <table:table-cell table:formula="of:=MEDIAN([.$I243])" office:value-type="float"/>
          <table:table-cell table:formula="of:=MEDIAN([.$J243])" office:value-type="float"/>
          <table:table-cell table:formula="of:=MEDIAN([.$K243])" office:value-type="float"/>
          <table:table-cell table:formula="of:=MEDIAN([.$L243])" office:value-type="float"/>
          <table:table-cell table:formula="of:=MEDIAN([.$M243])" office:value-type="float"/>
          <table:table-cell table:formula="of:=MEDIAN([.$N243])" office:value-type="float"/>
          <table:table-cell table:formula="of:=MAX([.$B243])" office:value-type="float"/>
          <table:table-cell table:formula="of:=MAX([.$C243])" office:value-type="float"/>
          <table:table-cell table:formula="of:=MAX([.$D243])" office:value-type="float"/>
          <table:table-cell table:formula="of:=MAX([.$E243])" office:value-type="float"/>
          <table:table-cell table:formula="of:=MAX([.$F243])" office:value-type="float"/>
          <table:table-cell table:formula="of:=MAX([.$G243])" office:value-type="float"/>
          <table:table-cell table:formula="of:=MAX([.$H243])" office:value-type="float"/>
          <table:table-cell table:formula="of:=MAX([.$I243])" office:value-type="float"/>
          <table:table-cell table:formula="of:=MAX([.$J243])" office:value-type="float"/>
          <table:table-cell table:formula="of:=MAX([.$K243])" office:value-type="float"/>
          <table:table-cell table:formula="of:=MAX([.$L243])" office:value-type="float"/>
          <table:table-cell table:formula="of:=MAX([.$M243])" office:value-type="float"/>
          <table:table-cell table:formula="of:=MAX([.$N243])" office:value-type="float"/>
        </table:table-row>
        <table:table-row table:style-name="ro1">
          <table:table-cell office:value-type="string">
            <text:p>c3540/c3540.lp.1.2</text:p>
          </table:table-cell>
          <table:table-cell office:value-type="float" office:value="0.230039"/>
          <table:table-cell office:value-type="float" office:value="0.22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29.0"/>
          <table:table-cell office:value-type="float" office:value="200594.0"/>
          <table:table-cell office:value-type="float" office:value="200590.0"/>
          <table:table-cell office:value-type="float" office:value="7617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4])" office:value-type="float"/>
          <table:table-cell table:formula="of:=MIN([.$C244])" office:value-type="float"/>
          <table:table-cell table:formula="of:=MIN([.$D244])" office:value-type="float"/>
          <table:table-cell table:formula="of:=MIN([.$E244])" office:value-type="float"/>
          <table:table-cell table:formula="of:=MIN([.$F244])" office:value-type="float"/>
          <table:table-cell table:formula="of:=MIN([.$G244])" office:value-type="float"/>
          <table:table-cell table:formula="of:=MIN([.$H244])" office:value-type="float"/>
          <table:table-cell table:formula="of:=MIN([.$I244])" office:value-type="float"/>
          <table:table-cell table:formula="of:=MIN([.$J244])" office:value-type="float"/>
          <table:table-cell table:formula="of:=MIN([.$K244])" office:value-type="float"/>
          <table:table-cell table:formula="of:=MIN([.$L244])" office:value-type="float"/>
          <table:table-cell table:formula="of:=MIN([.$M244])" office:value-type="float"/>
          <table:table-cell table:formula="of:=MIN([.$N244])" office:value-type="float"/>
          <table:table-cell table:formula="of:=MEDIAN([.$B244])" office:value-type="float"/>
          <table:table-cell table:formula="of:=MEDIAN([.$C244])" office:value-type="float"/>
          <table:table-cell table:formula="of:=MEDIAN([.$D244])" office:value-type="float"/>
          <table:table-cell table:formula="of:=MEDIAN([.$E244])" office:value-type="float"/>
          <table:table-cell table:formula="of:=MEDIAN([.$F244])" office:value-type="float"/>
          <table:table-cell table:formula="of:=MEDIAN([.$G244])" office:value-type="float"/>
          <table:table-cell table:formula="of:=MEDIAN([.$H244])" office:value-type="float"/>
          <table:table-cell table:formula="of:=MEDIAN([.$I244])" office:value-type="float"/>
          <table:table-cell table:formula="of:=MEDIAN([.$J244])" office:value-type="float"/>
          <table:table-cell table:formula="of:=MEDIAN([.$K244])" office:value-type="float"/>
          <table:table-cell table:formula="of:=MEDIAN([.$L244])" office:value-type="float"/>
          <table:table-cell table:formula="of:=MEDIAN([.$M244])" office:value-type="float"/>
          <table:table-cell table:formula="of:=MEDIAN([.$N244])" office:value-type="float"/>
          <table:table-cell table:formula="of:=MAX([.$B244])" office:value-type="float"/>
          <table:table-cell table:formula="of:=MAX([.$C244])" office:value-type="float"/>
          <table:table-cell table:formula="of:=MAX([.$D244])" office:value-type="float"/>
          <table:table-cell table:formula="of:=MAX([.$E244])" office:value-type="float"/>
          <table:table-cell table:formula="of:=MAX([.$F244])" office:value-type="float"/>
          <table:table-cell table:formula="of:=MAX([.$G244])" office:value-type="float"/>
          <table:table-cell table:formula="of:=MAX([.$H244])" office:value-type="float"/>
          <table:table-cell table:formula="of:=MAX([.$I244])" office:value-type="float"/>
          <table:table-cell table:formula="of:=MAX([.$J244])" office:value-type="float"/>
          <table:table-cell table:formula="of:=MAX([.$K244])" office:value-type="float"/>
          <table:table-cell table:formula="of:=MAX([.$L244])" office:value-type="float"/>
          <table:table-cell table:formula="of:=MAX([.$M244])" office:value-type="float"/>
          <table:table-cell table:formula="of:=MAX([.$N244])" office:value-type="float"/>
        </table:table-row>
        <table:table-row table:style-name="ro1">
          <table:table-cell office:value-type="string">
            <text:p>c3540/c3540.lp.1.3</text:p>
          </table:table-cell>
          <table:table-cell office:value-type="float" office:value="0.188917"/>
          <table:table-cell office:value-type="float" office:value="0.182"/>
          <table:table-cell office:value-type="float" office:value="0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1.0"/>
          <table:table-cell office:value-type="float" office:value="115787.0"/>
          <table:table-cell office:value-type="float" office:value="115787.0"/>
          <table:table-cell office:value-type="float" office:value="761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5])" office:value-type="float"/>
          <table:table-cell table:formula="of:=MIN([.$C245])" office:value-type="float"/>
          <table:table-cell table:formula="of:=MIN([.$D245])" office:value-type="float"/>
          <table:table-cell table:formula="of:=MIN([.$E245])" office:value-type="float"/>
          <table:table-cell table:formula="of:=MIN([.$F245])" office:value-type="float"/>
          <table:table-cell table:formula="of:=MIN([.$G245])" office:value-type="float"/>
          <table:table-cell table:formula="of:=MIN([.$H245])" office:value-type="float"/>
          <table:table-cell table:formula="of:=MIN([.$I245])" office:value-type="float"/>
          <table:table-cell table:formula="of:=MIN([.$J245])" office:value-type="float"/>
          <table:table-cell table:formula="of:=MIN([.$K245])" office:value-type="float"/>
          <table:table-cell table:formula="of:=MIN([.$L245])" office:value-type="float"/>
          <table:table-cell table:formula="of:=MIN([.$M245])" office:value-type="float"/>
          <table:table-cell table:formula="of:=MIN([.$N245])" office:value-type="float"/>
          <table:table-cell table:formula="of:=MEDIAN([.$B245])" office:value-type="float"/>
          <table:table-cell table:formula="of:=MEDIAN([.$C245])" office:value-type="float"/>
          <table:table-cell table:formula="of:=MEDIAN([.$D245])" office:value-type="float"/>
          <table:table-cell table:formula="of:=MEDIAN([.$E245])" office:value-type="float"/>
          <table:table-cell table:formula="of:=MEDIAN([.$F245])" office:value-type="float"/>
          <table:table-cell table:formula="of:=MEDIAN([.$G245])" office:value-type="float"/>
          <table:table-cell table:formula="of:=MEDIAN([.$H245])" office:value-type="float"/>
          <table:table-cell table:formula="of:=MEDIAN([.$I245])" office:value-type="float"/>
          <table:table-cell table:formula="of:=MEDIAN([.$J245])" office:value-type="float"/>
          <table:table-cell table:formula="of:=MEDIAN([.$K245])" office:value-type="float"/>
          <table:table-cell table:formula="of:=MEDIAN([.$L245])" office:value-type="float"/>
          <table:table-cell table:formula="of:=MEDIAN([.$M245])" office:value-type="float"/>
          <table:table-cell table:formula="of:=MEDIAN([.$N245])" office:value-type="float"/>
          <table:table-cell table:formula="of:=MAX([.$B245])" office:value-type="float"/>
          <table:table-cell table:formula="of:=MAX([.$C245])" office:value-type="float"/>
          <table:table-cell table:formula="of:=MAX([.$D245])" office:value-type="float"/>
          <table:table-cell table:formula="of:=MAX([.$E245])" office:value-type="float"/>
          <table:table-cell table:formula="of:=MAX([.$F245])" office:value-type="float"/>
          <table:table-cell table:formula="of:=MAX([.$G245])" office:value-type="float"/>
          <table:table-cell table:formula="of:=MAX([.$H245])" office:value-type="float"/>
          <table:table-cell table:formula="of:=MAX([.$I245])" office:value-type="float"/>
          <table:table-cell table:formula="of:=MAX([.$J245])" office:value-type="float"/>
          <table:table-cell table:formula="of:=MAX([.$K245])" office:value-type="float"/>
          <table:table-cell table:formula="of:=MAX([.$L245])" office:value-type="float"/>
          <table:table-cell table:formula="of:=MAX([.$M245])" office:value-type="float"/>
          <table:table-cell table:formula="of:=MAX([.$N245])" office:value-type="float"/>
        </table:table-row>
        <table:table-row table:style-name="ro1">
          <table:table-cell office:value-type="string">
            <text:p>c3540/c3540.lp.1.4</text:p>
          </table:table-cell>
          <table:table-cell office:value-type="float" office:value="0.202148"/>
          <table:table-cell office:value-type="float" office:value="0.194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1.0"/>
          <table:table-cell office:value-type="float" office:value="160755.0"/>
          <table:table-cell office:value-type="float" office:value="160745.0"/>
          <table:table-cell office:value-type="float" office:value="7617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6])" office:value-type="float"/>
          <table:table-cell table:formula="of:=MIN([.$C246])" office:value-type="float"/>
          <table:table-cell table:formula="of:=MIN([.$D246])" office:value-type="float"/>
          <table:table-cell table:formula="of:=MIN([.$E246])" office:value-type="float"/>
          <table:table-cell table:formula="of:=MIN([.$F246])" office:value-type="float"/>
          <table:table-cell table:formula="of:=MIN([.$G246])" office:value-type="float"/>
          <table:table-cell table:formula="of:=MIN([.$H246])" office:value-type="float"/>
          <table:table-cell table:formula="of:=MIN([.$I246])" office:value-type="float"/>
          <table:table-cell table:formula="of:=MIN([.$J246])" office:value-type="float"/>
          <table:table-cell table:formula="of:=MIN([.$K246])" office:value-type="float"/>
          <table:table-cell table:formula="of:=MIN([.$L246])" office:value-type="float"/>
          <table:table-cell table:formula="of:=MIN([.$M246])" office:value-type="float"/>
          <table:table-cell table:formula="of:=MIN([.$N246])" office:value-type="float"/>
          <table:table-cell table:formula="of:=MEDIAN([.$B246])" office:value-type="float"/>
          <table:table-cell table:formula="of:=MEDIAN([.$C246])" office:value-type="float"/>
          <table:table-cell table:formula="of:=MEDIAN([.$D246])" office:value-type="float"/>
          <table:table-cell table:formula="of:=MEDIAN([.$E246])" office:value-type="float"/>
          <table:table-cell table:formula="of:=MEDIAN([.$F246])" office:value-type="float"/>
          <table:table-cell table:formula="of:=MEDIAN([.$G246])" office:value-type="float"/>
          <table:table-cell table:formula="of:=MEDIAN([.$H246])" office:value-type="float"/>
          <table:table-cell table:formula="of:=MEDIAN([.$I246])" office:value-type="float"/>
          <table:table-cell table:formula="of:=MEDIAN([.$J246])" office:value-type="float"/>
          <table:table-cell table:formula="of:=MEDIAN([.$K246])" office:value-type="float"/>
          <table:table-cell table:formula="of:=MEDIAN([.$L246])" office:value-type="float"/>
          <table:table-cell table:formula="of:=MEDIAN([.$M246])" office:value-type="float"/>
          <table:table-cell table:formula="of:=MEDIAN([.$N246])" office:value-type="float"/>
          <table:table-cell table:formula="of:=MAX([.$B246])" office:value-type="float"/>
          <table:table-cell table:formula="of:=MAX([.$C246])" office:value-type="float"/>
          <table:table-cell table:formula="of:=MAX([.$D246])" office:value-type="float"/>
          <table:table-cell table:formula="of:=MAX([.$E246])" office:value-type="float"/>
          <table:table-cell table:formula="of:=MAX([.$F246])" office:value-type="float"/>
          <table:table-cell table:formula="of:=MAX([.$G246])" office:value-type="float"/>
          <table:table-cell table:formula="of:=MAX([.$H246])" office:value-type="float"/>
          <table:table-cell table:formula="of:=MAX([.$I246])" office:value-type="float"/>
          <table:table-cell table:formula="of:=MAX([.$J246])" office:value-type="float"/>
          <table:table-cell table:formula="of:=MAX([.$K246])" office:value-type="float"/>
          <table:table-cell table:formula="of:=MAX([.$L246])" office:value-type="float"/>
          <table:table-cell table:formula="of:=MAX([.$M246])" office:value-type="float"/>
          <table:table-cell table:formula="of:=MAX([.$N246])" office:value-type="float"/>
        </table:table-row>
        <table:table-row table:style-name="ro1">
          <table:table-cell office:value-type="string">
            <text:p>c3540/c3540.lp.1.5</text:p>
          </table:table-cell>
          <table:table-cell office:value-type="float" office:value="0.204033"/>
          <table:table-cell office:value-type="float" office:value="0.197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156446.0"/>
          <table:table-cell office:value-type="float" office:value="156446.0"/>
          <table:table-cell office:value-type="float" office:value="7619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7])" office:value-type="float"/>
          <table:table-cell table:formula="of:=MIN([.$C247])" office:value-type="float"/>
          <table:table-cell table:formula="of:=MIN([.$D247])" office:value-type="float"/>
          <table:table-cell table:formula="of:=MIN([.$E247])" office:value-type="float"/>
          <table:table-cell table:formula="of:=MIN([.$F247])" office:value-type="float"/>
          <table:table-cell table:formula="of:=MIN([.$G247])" office:value-type="float"/>
          <table:table-cell table:formula="of:=MIN([.$H247])" office:value-type="float"/>
          <table:table-cell table:formula="of:=MIN([.$I247])" office:value-type="float"/>
          <table:table-cell table:formula="of:=MIN([.$J247])" office:value-type="float"/>
          <table:table-cell table:formula="of:=MIN([.$K247])" office:value-type="float"/>
          <table:table-cell table:formula="of:=MIN([.$L247])" office:value-type="float"/>
          <table:table-cell table:formula="of:=MIN([.$M247])" office:value-type="float"/>
          <table:table-cell table:formula="of:=MIN([.$N247])" office:value-type="float"/>
          <table:table-cell table:formula="of:=MEDIAN([.$B247])" office:value-type="float"/>
          <table:table-cell table:formula="of:=MEDIAN([.$C247])" office:value-type="float"/>
          <table:table-cell table:formula="of:=MEDIAN([.$D247])" office:value-type="float"/>
          <table:table-cell table:formula="of:=MEDIAN([.$E247])" office:value-type="float"/>
          <table:table-cell table:formula="of:=MEDIAN([.$F247])" office:value-type="float"/>
          <table:table-cell table:formula="of:=MEDIAN([.$G247])" office:value-type="float"/>
          <table:table-cell table:formula="of:=MEDIAN([.$H247])" office:value-type="float"/>
          <table:table-cell table:formula="of:=MEDIAN([.$I247])" office:value-type="float"/>
          <table:table-cell table:formula="of:=MEDIAN([.$J247])" office:value-type="float"/>
          <table:table-cell table:formula="of:=MEDIAN([.$K247])" office:value-type="float"/>
          <table:table-cell table:formula="of:=MEDIAN([.$L247])" office:value-type="float"/>
          <table:table-cell table:formula="of:=MEDIAN([.$M247])" office:value-type="float"/>
          <table:table-cell table:formula="of:=MEDIAN([.$N247])" office:value-type="float"/>
          <table:table-cell table:formula="of:=MAX([.$B247])" office:value-type="float"/>
          <table:table-cell table:formula="of:=MAX([.$C247])" office:value-type="float"/>
          <table:table-cell table:formula="of:=MAX([.$D247])" office:value-type="float"/>
          <table:table-cell table:formula="of:=MAX([.$E247])" office:value-type="float"/>
          <table:table-cell table:formula="of:=MAX([.$F247])" office:value-type="float"/>
          <table:table-cell table:formula="of:=MAX([.$G247])" office:value-type="float"/>
          <table:table-cell table:formula="of:=MAX([.$H247])" office:value-type="float"/>
          <table:table-cell table:formula="of:=MAX([.$I247])" office:value-type="float"/>
          <table:table-cell table:formula="of:=MAX([.$J247])" office:value-type="float"/>
          <table:table-cell table:formula="of:=MAX([.$K247])" office:value-type="float"/>
          <table:table-cell table:formula="of:=MAX([.$L247])" office:value-type="float"/>
          <table:table-cell table:formula="of:=MAX([.$M247])" office:value-type="float"/>
          <table:table-cell table:formula="of:=MAX([.$N247])" office:value-type="float"/>
        </table:table-row>
        <table:table-row table:style-name="ro1">
          <table:table-cell office:value-type="string">
            <text:p>c3540/c3540.lp.1.6</text:p>
          </table:table-cell>
          <table:table-cell office:value-type="float" office:value="0.198278"/>
          <table:table-cell office:value-type="float" office:value="0.191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8.0"/>
          <table:table-cell office:value-type="float" office:value="155283.0"/>
          <table:table-cell office:value-type="float" office:value="155283.0"/>
          <table:table-cell office:value-type="float" office:value="7617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48])" office:value-type="float"/>
          <table:table-cell table:formula="of:=MIN([.$C248])" office:value-type="float"/>
          <table:table-cell table:formula="of:=MIN([.$D248])" office:value-type="float"/>
          <table:table-cell table:formula="of:=MIN([.$E248])" office:value-type="float"/>
          <table:table-cell table:formula="of:=MIN([.$F248])" office:value-type="float"/>
          <table:table-cell table:formula="of:=MIN([.$G248])" office:value-type="float"/>
          <table:table-cell table:formula="of:=MIN([.$H248])" office:value-type="float"/>
          <table:table-cell table:formula="of:=MIN([.$I248])" office:value-type="float"/>
          <table:table-cell table:formula="of:=MIN([.$J248])" office:value-type="float"/>
          <table:table-cell table:formula="of:=MIN([.$K248])" office:value-type="float"/>
          <table:table-cell table:formula="of:=MIN([.$L248])" office:value-type="float"/>
          <table:table-cell table:formula="of:=MIN([.$M248])" office:value-type="float"/>
          <table:table-cell table:formula="of:=MIN([.$N248])" office:value-type="float"/>
          <table:table-cell table:formula="of:=MEDIAN([.$B248])" office:value-type="float"/>
          <table:table-cell table:formula="of:=MEDIAN([.$C248])" office:value-type="float"/>
          <table:table-cell table:formula="of:=MEDIAN([.$D248])" office:value-type="float"/>
          <table:table-cell table:formula="of:=MEDIAN([.$E248])" office:value-type="float"/>
          <table:table-cell table:formula="of:=MEDIAN([.$F248])" office:value-type="float"/>
          <table:table-cell table:formula="of:=MEDIAN([.$G248])" office:value-type="float"/>
          <table:table-cell table:formula="of:=MEDIAN([.$H248])" office:value-type="float"/>
          <table:table-cell table:formula="of:=MEDIAN([.$I248])" office:value-type="float"/>
          <table:table-cell table:formula="of:=MEDIAN([.$J248])" office:value-type="float"/>
          <table:table-cell table:formula="of:=MEDIAN([.$K248])" office:value-type="float"/>
          <table:table-cell table:formula="of:=MEDIAN([.$L248])" office:value-type="float"/>
          <table:table-cell table:formula="of:=MEDIAN([.$M248])" office:value-type="float"/>
          <table:table-cell table:formula="of:=MEDIAN([.$N248])" office:value-type="float"/>
          <table:table-cell table:formula="of:=MAX([.$B248])" office:value-type="float"/>
          <table:table-cell table:formula="of:=MAX([.$C248])" office:value-type="float"/>
          <table:table-cell table:formula="of:=MAX([.$D248])" office:value-type="float"/>
          <table:table-cell table:formula="of:=MAX([.$E248])" office:value-type="float"/>
          <table:table-cell table:formula="of:=MAX([.$F248])" office:value-type="float"/>
          <table:table-cell table:formula="of:=MAX([.$G248])" office:value-type="float"/>
          <table:table-cell table:formula="of:=MAX([.$H248])" office:value-type="float"/>
          <table:table-cell table:formula="of:=MAX([.$I248])" office:value-type="float"/>
          <table:table-cell table:formula="of:=MAX([.$J248])" office:value-type="float"/>
          <table:table-cell table:formula="of:=MAX([.$K248])" office:value-type="float"/>
          <table:table-cell table:formula="of:=MAX([.$L248])" office:value-type="float"/>
          <table:table-cell table:formula="of:=MAX([.$M248])" office:value-type="float"/>
          <table:table-cell table:formula="of:=MAX([.$N248])" office:value-type="float"/>
        </table:table-row>
        <table:table-row table:style-name="ro1">
          <table:table-cell office:value-type="string">
            <text:p>c3540/c3540.lp.1.7</text:p>
          </table:table-cell>
          <table:table-cell office:value-type="float" office:value="0.203891"/>
          <table:table-cell office:value-type="float" office:value="0.197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2.0"/>
          <table:table-cell office:value-type="float" office:value="158411.0"/>
          <table:table-cell office:value-type="float" office:value="158409.0"/>
          <table:table-cell office:value-type="float" office:value="7615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49])" office:value-type="float"/>
          <table:table-cell table:formula="of:=MIN([.$C249])" office:value-type="float"/>
          <table:table-cell table:formula="of:=MIN([.$D249])" office:value-type="float"/>
          <table:table-cell table:formula="of:=MIN([.$E249])" office:value-type="float"/>
          <table:table-cell table:formula="of:=MIN([.$F249])" office:value-type="float"/>
          <table:table-cell table:formula="of:=MIN([.$G249])" office:value-type="float"/>
          <table:table-cell table:formula="of:=MIN([.$H249])" office:value-type="float"/>
          <table:table-cell table:formula="of:=MIN([.$I249])" office:value-type="float"/>
          <table:table-cell table:formula="of:=MIN([.$J249])" office:value-type="float"/>
          <table:table-cell table:formula="of:=MIN([.$K249])" office:value-type="float"/>
          <table:table-cell table:formula="of:=MIN([.$L249])" office:value-type="float"/>
          <table:table-cell table:formula="of:=MIN([.$M249])" office:value-type="float"/>
          <table:table-cell table:formula="of:=MIN([.$N249])" office:value-type="float"/>
          <table:table-cell table:formula="of:=MEDIAN([.$B249])" office:value-type="float"/>
          <table:table-cell table:formula="of:=MEDIAN([.$C249])" office:value-type="float"/>
          <table:table-cell table:formula="of:=MEDIAN([.$D249])" office:value-type="float"/>
          <table:table-cell table:formula="of:=MEDIAN([.$E249])" office:value-type="float"/>
          <table:table-cell table:formula="of:=MEDIAN([.$F249])" office:value-type="float"/>
          <table:table-cell table:formula="of:=MEDIAN([.$G249])" office:value-type="float"/>
          <table:table-cell table:formula="of:=MEDIAN([.$H249])" office:value-type="float"/>
          <table:table-cell table:formula="of:=MEDIAN([.$I249])" office:value-type="float"/>
          <table:table-cell table:formula="of:=MEDIAN([.$J249])" office:value-type="float"/>
          <table:table-cell table:formula="of:=MEDIAN([.$K249])" office:value-type="float"/>
          <table:table-cell table:formula="of:=MEDIAN([.$L249])" office:value-type="float"/>
          <table:table-cell table:formula="of:=MEDIAN([.$M249])" office:value-type="float"/>
          <table:table-cell table:formula="of:=MEDIAN([.$N249])" office:value-type="float"/>
          <table:table-cell table:formula="of:=MAX([.$B249])" office:value-type="float"/>
          <table:table-cell table:formula="of:=MAX([.$C249])" office:value-type="float"/>
          <table:table-cell table:formula="of:=MAX([.$D249])" office:value-type="float"/>
          <table:table-cell table:formula="of:=MAX([.$E249])" office:value-type="float"/>
          <table:table-cell table:formula="of:=MAX([.$F249])" office:value-type="float"/>
          <table:table-cell table:formula="of:=MAX([.$G249])" office:value-type="float"/>
          <table:table-cell table:formula="of:=MAX([.$H249])" office:value-type="float"/>
          <table:table-cell table:formula="of:=MAX([.$I249])" office:value-type="float"/>
          <table:table-cell table:formula="of:=MAX([.$J249])" office:value-type="float"/>
          <table:table-cell table:formula="of:=MAX([.$K249])" office:value-type="float"/>
          <table:table-cell table:formula="of:=MAX([.$L249])" office:value-type="float"/>
          <table:table-cell table:formula="of:=MAX([.$M249])" office:value-type="float"/>
          <table:table-cell table:formula="of:=MAX([.$N249])" office:value-type="float"/>
        </table:table-row>
        <table:table-row table:style-name="ro1">
          <table:table-cell office:value-type="string">
            <text:p>c3540/c3540.lp.1.8</text:p>
          </table:table-cell>
          <table:table-cell office:value-type="float" office:value="0.208946"/>
          <table:table-cell office:value-type="float" office:value="0.201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2.0"/>
          <table:table-cell office:value-type="float" office:value="158410.0"/>
          <table:table-cell office:value-type="float" office:value="158408.0"/>
          <table:table-cell office:value-type="float" office:value="7613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50])" office:value-type="float"/>
          <table:table-cell table:formula="of:=MIN([.$C250])" office:value-type="float"/>
          <table:table-cell table:formula="of:=MIN([.$D250])" office:value-type="float"/>
          <table:table-cell table:formula="of:=MIN([.$E250])" office:value-type="float"/>
          <table:table-cell table:formula="of:=MIN([.$F250])" office:value-type="float"/>
          <table:table-cell table:formula="of:=MIN([.$G250])" office:value-type="float"/>
          <table:table-cell table:formula="of:=MIN([.$H250])" office:value-type="float"/>
          <table:table-cell table:formula="of:=MIN([.$I250])" office:value-type="float"/>
          <table:table-cell table:formula="of:=MIN([.$J250])" office:value-type="float"/>
          <table:table-cell table:formula="of:=MIN([.$K250])" office:value-type="float"/>
          <table:table-cell table:formula="of:=MIN([.$L250])" office:value-type="float"/>
          <table:table-cell table:formula="of:=MIN([.$M250])" office:value-type="float"/>
          <table:table-cell table:formula="of:=MIN([.$N250])" office:value-type="float"/>
          <table:table-cell table:formula="of:=MEDIAN([.$B250])" office:value-type="float"/>
          <table:table-cell table:formula="of:=MEDIAN([.$C250])" office:value-type="float"/>
          <table:table-cell table:formula="of:=MEDIAN([.$D250])" office:value-type="float"/>
          <table:table-cell table:formula="of:=MEDIAN([.$E250])" office:value-type="float"/>
          <table:table-cell table:formula="of:=MEDIAN([.$F250])" office:value-type="float"/>
          <table:table-cell table:formula="of:=MEDIAN([.$G250])" office:value-type="float"/>
          <table:table-cell table:formula="of:=MEDIAN([.$H250])" office:value-type="float"/>
          <table:table-cell table:formula="of:=MEDIAN([.$I250])" office:value-type="float"/>
          <table:table-cell table:formula="of:=MEDIAN([.$J250])" office:value-type="float"/>
          <table:table-cell table:formula="of:=MEDIAN([.$K250])" office:value-type="float"/>
          <table:table-cell table:formula="of:=MEDIAN([.$L250])" office:value-type="float"/>
          <table:table-cell table:formula="of:=MEDIAN([.$M250])" office:value-type="float"/>
          <table:table-cell table:formula="of:=MEDIAN([.$N250])" office:value-type="float"/>
          <table:table-cell table:formula="of:=MAX([.$B250])" office:value-type="float"/>
          <table:table-cell table:formula="of:=MAX([.$C250])" office:value-type="float"/>
          <table:table-cell table:formula="of:=MAX([.$D250])" office:value-type="float"/>
          <table:table-cell table:formula="of:=MAX([.$E250])" office:value-type="float"/>
          <table:table-cell table:formula="of:=MAX([.$F250])" office:value-type="float"/>
          <table:table-cell table:formula="of:=MAX([.$G250])" office:value-type="float"/>
          <table:table-cell table:formula="of:=MAX([.$H250])" office:value-type="float"/>
          <table:table-cell table:formula="of:=MAX([.$I250])" office:value-type="float"/>
          <table:table-cell table:formula="of:=MAX([.$J250])" office:value-type="float"/>
          <table:table-cell table:formula="of:=MAX([.$K250])" office:value-type="float"/>
          <table:table-cell table:formula="of:=MAX([.$L250])" office:value-type="float"/>
          <table:table-cell table:formula="of:=MAX([.$M250])" office:value-type="float"/>
          <table:table-cell table:formula="of:=MAX([.$N250])" office:value-type="float"/>
        </table:table-row>
        <table:table-row table:style-name="ro1">
          <table:table-cell office:value-type="string">
            <text:p>c3540/c3540.lp.10.1</text:p>
          </table:table-cell>
          <table:table-cell office:value-type="float" office:value="0.196971"/>
          <table:table-cell office:value-type="float" office:value="0.189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183825.0"/>
          <table:table-cell office:value-type="float" office:value="183825.0"/>
          <table:table-cell office:value-type="float" office:value="761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51])" office:value-type="float"/>
          <table:table-cell table:formula="of:=MIN([.$C251])" office:value-type="float"/>
          <table:table-cell table:formula="of:=MIN([.$D251])" office:value-type="float"/>
          <table:table-cell table:formula="of:=MIN([.$E251])" office:value-type="float"/>
          <table:table-cell table:formula="of:=MIN([.$F251])" office:value-type="float"/>
          <table:table-cell table:formula="of:=MIN([.$G251])" office:value-type="float"/>
          <table:table-cell table:formula="of:=MIN([.$H251])" office:value-type="float"/>
          <table:table-cell table:formula="of:=MIN([.$I251])" office:value-type="float"/>
          <table:table-cell table:formula="of:=MIN([.$J251])" office:value-type="float"/>
          <table:table-cell table:formula="of:=MIN([.$K251])" office:value-type="float"/>
          <table:table-cell table:formula="of:=MIN([.$L251])" office:value-type="float"/>
          <table:table-cell table:formula="of:=MIN([.$M251])" office:value-type="float"/>
          <table:table-cell table:formula="of:=MIN([.$N251])" office:value-type="float"/>
          <table:table-cell table:formula="of:=MEDIAN([.$B251])" office:value-type="float"/>
          <table:table-cell table:formula="of:=MEDIAN([.$C251])" office:value-type="float"/>
          <table:table-cell table:formula="of:=MEDIAN([.$D251])" office:value-type="float"/>
          <table:table-cell table:formula="of:=MEDIAN([.$E251])" office:value-type="float"/>
          <table:table-cell table:formula="of:=MEDIAN([.$F251])" office:value-type="float"/>
          <table:table-cell table:formula="of:=MEDIAN([.$G251])" office:value-type="float"/>
          <table:table-cell table:formula="of:=MEDIAN([.$H251])" office:value-type="float"/>
          <table:table-cell table:formula="of:=MEDIAN([.$I251])" office:value-type="float"/>
          <table:table-cell table:formula="of:=MEDIAN([.$J251])" office:value-type="float"/>
          <table:table-cell table:formula="of:=MEDIAN([.$K251])" office:value-type="float"/>
          <table:table-cell table:formula="of:=MEDIAN([.$L251])" office:value-type="float"/>
          <table:table-cell table:formula="of:=MEDIAN([.$M251])" office:value-type="float"/>
          <table:table-cell table:formula="of:=MEDIAN([.$N251])" office:value-type="float"/>
          <table:table-cell table:formula="of:=MAX([.$B251])" office:value-type="float"/>
          <table:table-cell table:formula="of:=MAX([.$C251])" office:value-type="float"/>
          <table:table-cell table:formula="of:=MAX([.$D251])" office:value-type="float"/>
          <table:table-cell table:formula="of:=MAX([.$E251])" office:value-type="float"/>
          <table:table-cell table:formula="of:=MAX([.$F251])" office:value-type="float"/>
          <table:table-cell table:formula="of:=MAX([.$G251])" office:value-type="float"/>
          <table:table-cell table:formula="of:=MAX([.$H251])" office:value-type="float"/>
          <table:table-cell table:formula="of:=MAX([.$I251])" office:value-type="float"/>
          <table:table-cell table:formula="of:=MAX([.$J251])" office:value-type="float"/>
          <table:table-cell table:formula="of:=MAX([.$K251])" office:value-type="float"/>
          <table:table-cell table:formula="of:=MAX([.$L251])" office:value-type="float"/>
          <table:table-cell table:formula="of:=MAX([.$M251])" office:value-type="float"/>
          <table:table-cell table:formula="of:=MAX([.$N251])" office:value-type="float"/>
        </table:table-row>
        <table:table-row table:style-name="ro1">
          <table:table-cell office:value-type="string">
            <text:p>c3540/c3540.lp.10.2</text:p>
          </table:table-cell>
          <table:table-cell office:value-type="float" office:value="0.190579"/>
          <table:table-cell office:value-type="float" office:value="0.183"/>
          <table:table-cell office:value-type="float" office:value="0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94.0"/>
          <table:table-cell office:value-type="float" office:value="109992.0"/>
          <table:table-cell office:value-type="float" office:value="109992.0"/>
          <table:table-cell office:value-type="float" office:value="7613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2])" office:value-type="float"/>
          <table:table-cell table:formula="of:=MIN([.$C252])" office:value-type="float"/>
          <table:table-cell table:formula="of:=MIN([.$D252])" office:value-type="float"/>
          <table:table-cell table:formula="of:=MIN([.$E252])" office:value-type="float"/>
          <table:table-cell table:formula="of:=MIN([.$F252])" office:value-type="float"/>
          <table:table-cell table:formula="of:=MIN([.$G252])" office:value-type="float"/>
          <table:table-cell table:formula="of:=MIN([.$H252])" office:value-type="float"/>
          <table:table-cell table:formula="of:=MIN([.$I252])" office:value-type="float"/>
          <table:table-cell table:formula="of:=MIN([.$J252])" office:value-type="float"/>
          <table:table-cell table:formula="of:=MIN([.$K252])" office:value-type="float"/>
          <table:table-cell table:formula="of:=MIN([.$L252])" office:value-type="float"/>
          <table:table-cell table:formula="of:=MIN([.$M252])" office:value-type="float"/>
          <table:table-cell table:formula="of:=MIN([.$N252])" office:value-type="float"/>
          <table:table-cell table:formula="of:=MEDIAN([.$B252])" office:value-type="float"/>
          <table:table-cell table:formula="of:=MEDIAN([.$C252])" office:value-type="float"/>
          <table:table-cell table:formula="of:=MEDIAN([.$D252])" office:value-type="float"/>
          <table:table-cell table:formula="of:=MEDIAN([.$E252])" office:value-type="float"/>
          <table:table-cell table:formula="of:=MEDIAN([.$F252])" office:value-type="float"/>
          <table:table-cell table:formula="of:=MEDIAN([.$G252])" office:value-type="float"/>
          <table:table-cell table:formula="of:=MEDIAN([.$H252])" office:value-type="float"/>
          <table:table-cell table:formula="of:=MEDIAN([.$I252])" office:value-type="float"/>
          <table:table-cell table:formula="of:=MEDIAN([.$J252])" office:value-type="float"/>
          <table:table-cell table:formula="of:=MEDIAN([.$K252])" office:value-type="float"/>
          <table:table-cell table:formula="of:=MEDIAN([.$L252])" office:value-type="float"/>
          <table:table-cell table:formula="of:=MEDIAN([.$M252])" office:value-type="float"/>
          <table:table-cell table:formula="of:=MEDIAN([.$N252])" office:value-type="float"/>
          <table:table-cell table:formula="of:=MAX([.$B252])" office:value-type="float"/>
          <table:table-cell table:formula="of:=MAX([.$C252])" office:value-type="float"/>
          <table:table-cell table:formula="of:=MAX([.$D252])" office:value-type="float"/>
          <table:table-cell table:formula="of:=MAX([.$E252])" office:value-type="float"/>
          <table:table-cell table:formula="of:=MAX([.$F252])" office:value-type="float"/>
          <table:table-cell table:formula="of:=MAX([.$G252])" office:value-type="float"/>
          <table:table-cell table:formula="of:=MAX([.$H252])" office:value-type="float"/>
          <table:table-cell table:formula="of:=MAX([.$I252])" office:value-type="float"/>
          <table:table-cell table:formula="of:=MAX([.$J252])" office:value-type="float"/>
          <table:table-cell table:formula="of:=MAX([.$K252])" office:value-type="float"/>
          <table:table-cell table:formula="of:=MAX([.$L252])" office:value-type="float"/>
          <table:table-cell table:formula="of:=MAX([.$M252])" office:value-type="float"/>
          <table:table-cell table:formula="of:=MAX([.$N252])" office:value-type="float"/>
        </table:table-row>
        <table:table-row table:style-name="ro1">
          <table:table-cell office:value-type="string">
            <text:p>c3540/c3540.lp.10.3</text:p>
          </table:table-cell>
          <table:table-cell office:value-type="float" office:value="0.172422"/>
          <table:table-cell office:value-type="float" office:value="0.165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103845.0"/>
          <table:table-cell office:value-type="float" office:value="103845.0"/>
          <table:table-cell office:value-type="float" office:value="7615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3])" office:value-type="float"/>
          <table:table-cell table:formula="of:=MIN([.$C253])" office:value-type="float"/>
          <table:table-cell table:formula="of:=MIN([.$D253])" office:value-type="float"/>
          <table:table-cell table:formula="of:=MIN([.$E253])" office:value-type="float"/>
          <table:table-cell table:formula="of:=MIN([.$F253])" office:value-type="float"/>
          <table:table-cell table:formula="of:=MIN([.$G253])" office:value-type="float"/>
          <table:table-cell table:formula="of:=MIN([.$H253])" office:value-type="float"/>
          <table:table-cell table:formula="of:=MIN([.$I253])" office:value-type="float"/>
          <table:table-cell table:formula="of:=MIN([.$J253])" office:value-type="float"/>
          <table:table-cell table:formula="of:=MIN([.$K253])" office:value-type="float"/>
          <table:table-cell table:formula="of:=MIN([.$L253])" office:value-type="float"/>
          <table:table-cell table:formula="of:=MIN([.$M253])" office:value-type="float"/>
          <table:table-cell table:formula="of:=MIN([.$N253])" office:value-type="float"/>
          <table:table-cell table:formula="of:=MEDIAN([.$B253])" office:value-type="float"/>
          <table:table-cell table:formula="of:=MEDIAN([.$C253])" office:value-type="float"/>
          <table:table-cell table:formula="of:=MEDIAN([.$D253])" office:value-type="float"/>
          <table:table-cell table:formula="of:=MEDIAN([.$E253])" office:value-type="float"/>
          <table:table-cell table:formula="of:=MEDIAN([.$F253])" office:value-type="float"/>
          <table:table-cell table:formula="of:=MEDIAN([.$G253])" office:value-type="float"/>
          <table:table-cell table:formula="of:=MEDIAN([.$H253])" office:value-type="float"/>
          <table:table-cell table:formula="of:=MEDIAN([.$I253])" office:value-type="float"/>
          <table:table-cell table:formula="of:=MEDIAN([.$J253])" office:value-type="float"/>
          <table:table-cell table:formula="of:=MEDIAN([.$K253])" office:value-type="float"/>
          <table:table-cell table:formula="of:=MEDIAN([.$L253])" office:value-type="float"/>
          <table:table-cell table:formula="of:=MEDIAN([.$M253])" office:value-type="float"/>
          <table:table-cell table:formula="of:=MEDIAN([.$N253])" office:value-type="float"/>
          <table:table-cell table:formula="of:=MAX([.$B253])" office:value-type="float"/>
          <table:table-cell table:formula="of:=MAX([.$C253])" office:value-type="float"/>
          <table:table-cell table:formula="of:=MAX([.$D253])" office:value-type="float"/>
          <table:table-cell table:formula="of:=MAX([.$E253])" office:value-type="float"/>
          <table:table-cell table:formula="of:=MAX([.$F253])" office:value-type="float"/>
          <table:table-cell table:formula="of:=MAX([.$G253])" office:value-type="float"/>
          <table:table-cell table:formula="of:=MAX([.$H253])" office:value-type="float"/>
          <table:table-cell table:formula="of:=MAX([.$I253])" office:value-type="float"/>
          <table:table-cell table:formula="of:=MAX([.$J253])" office:value-type="float"/>
          <table:table-cell table:formula="of:=MAX([.$K253])" office:value-type="float"/>
          <table:table-cell table:formula="of:=MAX([.$L253])" office:value-type="float"/>
          <table:table-cell table:formula="of:=MAX([.$M253])" office:value-type="float"/>
          <table:table-cell table:formula="of:=MAX([.$N253])" office:value-type="float"/>
        </table:table-row>
        <table:table-row table:style-name="ro1">
          <table:table-cell office:value-type="string">
            <text:p>c3540/c3540.lp.10.4</text:p>
          </table:table-cell>
          <table:table-cell office:value-type="float" office:value="0.169175"/>
          <table:table-cell office:value-type="float" office:value="0.162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00.0"/>
          <table:table-cell office:value-type="float" office:value="61105.0"/>
          <table:table-cell office:value-type="float" office:value="61104.0"/>
          <table:table-cell office:value-type="float" office:value="7613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54])" office:value-type="float"/>
          <table:table-cell table:formula="of:=MIN([.$C254])" office:value-type="float"/>
          <table:table-cell table:formula="of:=MIN([.$D254])" office:value-type="float"/>
          <table:table-cell table:formula="of:=MIN([.$E254])" office:value-type="float"/>
          <table:table-cell table:formula="of:=MIN([.$F254])" office:value-type="float"/>
          <table:table-cell table:formula="of:=MIN([.$G254])" office:value-type="float"/>
          <table:table-cell table:formula="of:=MIN([.$H254])" office:value-type="float"/>
          <table:table-cell table:formula="of:=MIN([.$I254])" office:value-type="float"/>
          <table:table-cell table:formula="of:=MIN([.$J254])" office:value-type="float"/>
          <table:table-cell table:formula="of:=MIN([.$K254])" office:value-type="float"/>
          <table:table-cell table:formula="of:=MIN([.$L254])" office:value-type="float"/>
          <table:table-cell table:formula="of:=MIN([.$M254])" office:value-type="float"/>
          <table:table-cell table:formula="of:=MIN([.$N254])" office:value-type="float"/>
          <table:table-cell table:formula="of:=MEDIAN([.$B254])" office:value-type="float"/>
          <table:table-cell table:formula="of:=MEDIAN([.$C254])" office:value-type="float"/>
          <table:table-cell table:formula="of:=MEDIAN([.$D254])" office:value-type="float"/>
          <table:table-cell table:formula="of:=MEDIAN([.$E254])" office:value-type="float"/>
          <table:table-cell table:formula="of:=MEDIAN([.$F254])" office:value-type="float"/>
          <table:table-cell table:formula="of:=MEDIAN([.$G254])" office:value-type="float"/>
          <table:table-cell table:formula="of:=MEDIAN([.$H254])" office:value-type="float"/>
          <table:table-cell table:formula="of:=MEDIAN([.$I254])" office:value-type="float"/>
          <table:table-cell table:formula="of:=MEDIAN([.$J254])" office:value-type="float"/>
          <table:table-cell table:formula="of:=MEDIAN([.$K254])" office:value-type="float"/>
          <table:table-cell table:formula="of:=MEDIAN([.$L254])" office:value-type="float"/>
          <table:table-cell table:formula="of:=MEDIAN([.$M254])" office:value-type="float"/>
          <table:table-cell table:formula="of:=MEDIAN([.$N254])" office:value-type="float"/>
          <table:table-cell table:formula="of:=MAX([.$B254])" office:value-type="float"/>
          <table:table-cell table:formula="of:=MAX([.$C254])" office:value-type="float"/>
          <table:table-cell table:formula="of:=MAX([.$D254])" office:value-type="float"/>
          <table:table-cell table:formula="of:=MAX([.$E254])" office:value-type="float"/>
          <table:table-cell table:formula="of:=MAX([.$F254])" office:value-type="float"/>
          <table:table-cell table:formula="of:=MAX([.$G254])" office:value-type="float"/>
          <table:table-cell table:formula="of:=MAX([.$H254])" office:value-type="float"/>
          <table:table-cell table:formula="of:=MAX([.$I254])" office:value-type="float"/>
          <table:table-cell table:formula="of:=MAX([.$J254])" office:value-type="float"/>
          <table:table-cell table:formula="of:=MAX([.$K254])" office:value-type="float"/>
          <table:table-cell table:formula="of:=MAX([.$L254])" office:value-type="float"/>
          <table:table-cell table:formula="of:=MAX([.$M254])" office:value-type="float"/>
          <table:table-cell table:formula="of:=MAX([.$N254])" office:value-type="float"/>
        </table:table-row>
        <table:table-row table:style-name="ro1">
          <table:table-cell office:value-type="string">
            <text:p>c3540/c3540.lp.10.5</text:p>
          </table:table-cell>
          <table:table-cell office:value-type="float" office:value="0.172624"/>
          <table:table-cell office:value-type="float" office:value="0.166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4.0"/>
          <table:table-cell office:value-type="float" office:value="111069.0"/>
          <table:table-cell office:value-type="float" office:value="111069.0"/>
          <table:table-cell office:value-type="float" office:value="7611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55])" office:value-type="float"/>
          <table:table-cell table:formula="of:=MIN([.$C255])" office:value-type="float"/>
          <table:table-cell table:formula="of:=MIN([.$D255])" office:value-type="float"/>
          <table:table-cell table:formula="of:=MIN([.$E255])" office:value-type="float"/>
          <table:table-cell table:formula="of:=MIN([.$F255])" office:value-type="float"/>
          <table:table-cell table:formula="of:=MIN([.$G255])" office:value-type="float"/>
          <table:table-cell table:formula="of:=MIN([.$H255])" office:value-type="float"/>
          <table:table-cell table:formula="of:=MIN([.$I255])" office:value-type="float"/>
          <table:table-cell table:formula="of:=MIN([.$J255])" office:value-type="float"/>
          <table:table-cell table:formula="of:=MIN([.$K255])" office:value-type="float"/>
          <table:table-cell table:formula="of:=MIN([.$L255])" office:value-type="float"/>
          <table:table-cell table:formula="of:=MIN([.$M255])" office:value-type="float"/>
          <table:table-cell table:formula="of:=MIN([.$N255])" office:value-type="float"/>
          <table:table-cell table:formula="of:=MEDIAN([.$B255])" office:value-type="float"/>
          <table:table-cell table:formula="of:=MEDIAN([.$C255])" office:value-type="float"/>
          <table:table-cell table:formula="of:=MEDIAN([.$D255])" office:value-type="float"/>
          <table:table-cell table:formula="of:=MEDIAN([.$E255])" office:value-type="float"/>
          <table:table-cell table:formula="of:=MEDIAN([.$F255])" office:value-type="float"/>
          <table:table-cell table:formula="of:=MEDIAN([.$G255])" office:value-type="float"/>
          <table:table-cell table:formula="of:=MEDIAN([.$H255])" office:value-type="float"/>
          <table:table-cell table:formula="of:=MEDIAN([.$I255])" office:value-type="float"/>
          <table:table-cell table:formula="of:=MEDIAN([.$J255])" office:value-type="float"/>
          <table:table-cell table:formula="of:=MEDIAN([.$K255])" office:value-type="float"/>
          <table:table-cell table:formula="of:=MEDIAN([.$L255])" office:value-type="float"/>
          <table:table-cell table:formula="of:=MEDIAN([.$M255])" office:value-type="float"/>
          <table:table-cell table:formula="of:=MEDIAN([.$N255])" office:value-type="float"/>
          <table:table-cell table:formula="of:=MAX([.$B255])" office:value-type="float"/>
          <table:table-cell table:formula="of:=MAX([.$C255])" office:value-type="float"/>
          <table:table-cell table:formula="of:=MAX([.$D255])" office:value-type="float"/>
          <table:table-cell table:formula="of:=MAX([.$E255])" office:value-type="float"/>
          <table:table-cell table:formula="of:=MAX([.$F255])" office:value-type="float"/>
          <table:table-cell table:formula="of:=MAX([.$G255])" office:value-type="float"/>
          <table:table-cell table:formula="of:=MAX([.$H255])" office:value-type="float"/>
          <table:table-cell table:formula="of:=MAX([.$I255])" office:value-type="float"/>
          <table:table-cell table:formula="of:=MAX([.$J255])" office:value-type="float"/>
          <table:table-cell table:formula="of:=MAX([.$K255])" office:value-type="float"/>
          <table:table-cell table:formula="of:=MAX([.$L255])" office:value-type="float"/>
          <table:table-cell table:formula="of:=MAX([.$M255])" office:value-type="float"/>
          <table:table-cell table:formula="of:=MAX([.$N255])" office:value-type="float"/>
        </table:table-row>
        <table:table-row table:style-name="ro1">
          <table:table-cell office:value-type="string">
            <text:p>c3540/c3540.lp.10.6</text:p>
          </table:table-cell>
          <table:table-cell office:value-type="float" office:value="0.177281"/>
          <table:table-cell office:value-type="float" office:value="0.171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6.0"/>
          <table:table-cell office:value-type="float" office:value="109225.0"/>
          <table:table-cell office:value-type="float" office:value="109225.0"/>
          <table:table-cell office:value-type="float" office:value="7613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56])" office:value-type="float"/>
          <table:table-cell table:formula="of:=MIN([.$C256])" office:value-type="float"/>
          <table:table-cell table:formula="of:=MIN([.$D256])" office:value-type="float"/>
          <table:table-cell table:formula="of:=MIN([.$E256])" office:value-type="float"/>
          <table:table-cell table:formula="of:=MIN([.$F256])" office:value-type="float"/>
          <table:table-cell table:formula="of:=MIN([.$G256])" office:value-type="float"/>
          <table:table-cell table:formula="of:=MIN([.$H256])" office:value-type="float"/>
          <table:table-cell table:formula="of:=MIN([.$I256])" office:value-type="float"/>
          <table:table-cell table:formula="of:=MIN([.$J256])" office:value-type="float"/>
          <table:table-cell table:formula="of:=MIN([.$K256])" office:value-type="float"/>
          <table:table-cell table:formula="of:=MIN([.$L256])" office:value-type="float"/>
          <table:table-cell table:formula="of:=MIN([.$M256])" office:value-type="float"/>
          <table:table-cell table:formula="of:=MIN([.$N256])" office:value-type="float"/>
          <table:table-cell table:formula="of:=MEDIAN([.$B256])" office:value-type="float"/>
          <table:table-cell table:formula="of:=MEDIAN([.$C256])" office:value-type="float"/>
          <table:table-cell table:formula="of:=MEDIAN([.$D256])" office:value-type="float"/>
          <table:table-cell table:formula="of:=MEDIAN([.$E256])" office:value-type="float"/>
          <table:table-cell table:formula="of:=MEDIAN([.$F256])" office:value-type="float"/>
          <table:table-cell table:formula="of:=MEDIAN([.$G256])" office:value-type="float"/>
          <table:table-cell table:formula="of:=MEDIAN([.$H256])" office:value-type="float"/>
          <table:table-cell table:formula="of:=MEDIAN([.$I256])" office:value-type="float"/>
          <table:table-cell table:formula="of:=MEDIAN([.$J256])" office:value-type="float"/>
          <table:table-cell table:formula="of:=MEDIAN([.$K256])" office:value-type="float"/>
          <table:table-cell table:formula="of:=MEDIAN([.$L256])" office:value-type="float"/>
          <table:table-cell table:formula="of:=MEDIAN([.$M256])" office:value-type="float"/>
          <table:table-cell table:formula="of:=MEDIAN([.$N256])" office:value-type="float"/>
          <table:table-cell table:formula="of:=MAX([.$B256])" office:value-type="float"/>
          <table:table-cell table:formula="of:=MAX([.$C256])" office:value-type="float"/>
          <table:table-cell table:formula="of:=MAX([.$D256])" office:value-type="float"/>
          <table:table-cell table:formula="of:=MAX([.$E256])" office:value-type="float"/>
          <table:table-cell table:formula="of:=MAX([.$F256])" office:value-type="float"/>
          <table:table-cell table:formula="of:=MAX([.$G256])" office:value-type="float"/>
          <table:table-cell table:formula="of:=MAX([.$H256])" office:value-type="float"/>
          <table:table-cell table:formula="of:=MAX([.$I256])" office:value-type="float"/>
          <table:table-cell table:formula="of:=MAX([.$J256])" office:value-type="float"/>
          <table:table-cell table:formula="of:=MAX([.$K256])" office:value-type="float"/>
          <table:table-cell table:formula="of:=MAX([.$L256])" office:value-type="float"/>
          <table:table-cell table:formula="of:=MAX([.$M256])" office:value-type="float"/>
          <table:table-cell table:formula="of:=MAX([.$N256])" office:value-type="float"/>
        </table:table-row>
        <table:table-row table:style-name="ro1">
          <table:table-cell office:value-type="string">
            <text:p>c3540/c3540.lp.10.7</text:p>
          </table:table-cell>
          <table:table-cell office:value-type="float" office:value="0.279678"/>
          <table:table-cell office:value-type="float" office:value="0.272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49.0"/>
          <table:table-cell office:value-type="float" office:value="296362.0"/>
          <table:table-cell office:value-type="float" office:value="296362.0"/>
          <table:table-cell office:value-type="float" office:value="7611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57])" office:value-type="float"/>
          <table:table-cell table:formula="of:=MIN([.$C257])" office:value-type="float"/>
          <table:table-cell table:formula="of:=MIN([.$D257])" office:value-type="float"/>
          <table:table-cell table:formula="of:=MIN([.$E257])" office:value-type="float"/>
          <table:table-cell table:formula="of:=MIN([.$F257])" office:value-type="float"/>
          <table:table-cell table:formula="of:=MIN([.$G257])" office:value-type="float"/>
          <table:table-cell table:formula="of:=MIN([.$H257])" office:value-type="float"/>
          <table:table-cell table:formula="of:=MIN([.$I257])" office:value-type="float"/>
          <table:table-cell table:formula="of:=MIN([.$J257])" office:value-type="float"/>
          <table:table-cell table:formula="of:=MIN([.$K257])" office:value-type="float"/>
          <table:table-cell table:formula="of:=MIN([.$L257])" office:value-type="float"/>
          <table:table-cell table:formula="of:=MIN([.$M257])" office:value-type="float"/>
          <table:table-cell table:formula="of:=MIN([.$N257])" office:value-type="float"/>
          <table:table-cell table:formula="of:=MEDIAN([.$B257])" office:value-type="float"/>
          <table:table-cell table:formula="of:=MEDIAN([.$C257])" office:value-type="float"/>
          <table:table-cell table:formula="of:=MEDIAN([.$D257])" office:value-type="float"/>
          <table:table-cell table:formula="of:=MEDIAN([.$E257])" office:value-type="float"/>
          <table:table-cell table:formula="of:=MEDIAN([.$F257])" office:value-type="float"/>
          <table:table-cell table:formula="of:=MEDIAN([.$G257])" office:value-type="float"/>
          <table:table-cell table:formula="of:=MEDIAN([.$H257])" office:value-type="float"/>
          <table:table-cell table:formula="of:=MEDIAN([.$I257])" office:value-type="float"/>
          <table:table-cell table:formula="of:=MEDIAN([.$J257])" office:value-type="float"/>
          <table:table-cell table:formula="of:=MEDIAN([.$K257])" office:value-type="float"/>
          <table:table-cell table:formula="of:=MEDIAN([.$L257])" office:value-type="float"/>
          <table:table-cell table:formula="of:=MEDIAN([.$M257])" office:value-type="float"/>
          <table:table-cell table:formula="of:=MEDIAN([.$N257])" office:value-type="float"/>
          <table:table-cell table:formula="of:=MAX([.$B257])" office:value-type="float"/>
          <table:table-cell table:formula="of:=MAX([.$C257])" office:value-type="float"/>
          <table:table-cell table:formula="of:=MAX([.$D257])" office:value-type="float"/>
          <table:table-cell table:formula="of:=MAX([.$E257])" office:value-type="float"/>
          <table:table-cell table:formula="of:=MAX([.$F257])" office:value-type="float"/>
          <table:table-cell table:formula="of:=MAX([.$G257])" office:value-type="float"/>
          <table:table-cell table:formula="of:=MAX([.$H257])" office:value-type="float"/>
          <table:table-cell table:formula="of:=MAX([.$I257])" office:value-type="float"/>
          <table:table-cell table:formula="of:=MAX([.$J257])" office:value-type="float"/>
          <table:table-cell table:formula="of:=MAX([.$K257])" office:value-type="float"/>
          <table:table-cell table:formula="of:=MAX([.$L257])" office:value-type="float"/>
          <table:table-cell table:formula="of:=MAX([.$M257])" office:value-type="float"/>
          <table:table-cell table:formula="of:=MAX([.$N257])" office:value-type="float"/>
        </table:table-row>
        <table:table-row table:style-name="ro1">
          <table:table-cell office:value-type="string">
            <text:p>c3540/c3540.lp.10.8</text:p>
          </table:table-cell>
          <table:table-cell office:value-type="float" office:value="0.435963"/>
          <table:table-cell office:value-type="float" office:value="0.43"/>
          <table:table-cell office:value-type="float" office:value="0.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50.0"/>
          <table:table-cell office:value-type="float" office:value="532229.0"/>
          <table:table-cell office:value-type="float" office:value="532229.0"/>
          <table:table-cell office:value-type="float" office:value="760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258])" office:value-type="float"/>
          <table:table-cell table:formula="of:=MIN([.$C258])" office:value-type="float"/>
          <table:table-cell table:formula="of:=MIN([.$D258])" office:value-type="float"/>
          <table:table-cell table:formula="of:=MIN([.$E258])" office:value-type="float"/>
          <table:table-cell table:formula="of:=MIN([.$F258])" office:value-type="float"/>
          <table:table-cell table:formula="of:=MIN([.$G258])" office:value-type="float"/>
          <table:table-cell table:formula="of:=MIN([.$H258])" office:value-type="float"/>
          <table:table-cell table:formula="of:=MIN([.$I258])" office:value-type="float"/>
          <table:table-cell table:formula="of:=MIN([.$J258])" office:value-type="float"/>
          <table:table-cell table:formula="of:=MIN([.$K258])" office:value-type="float"/>
          <table:table-cell table:formula="of:=MIN([.$L258])" office:value-type="float"/>
          <table:table-cell table:formula="of:=MIN([.$M258])" office:value-type="float"/>
          <table:table-cell table:formula="of:=MIN([.$N258])" office:value-type="float"/>
          <table:table-cell table:formula="of:=MEDIAN([.$B258])" office:value-type="float"/>
          <table:table-cell table:formula="of:=MEDIAN([.$C258])" office:value-type="float"/>
          <table:table-cell table:formula="of:=MEDIAN([.$D258])" office:value-type="float"/>
          <table:table-cell table:formula="of:=MEDIAN([.$E258])" office:value-type="float"/>
          <table:table-cell table:formula="of:=MEDIAN([.$F258])" office:value-type="float"/>
          <table:table-cell table:formula="of:=MEDIAN([.$G258])" office:value-type="float"/>
          <table:table-cell table:formula="of:=MEDIAN([.$H258])" office:value-type="float"/>
          <table:table-cell table:formula="of:=MEDIAN([.$I258])" office:value-type="float"/>
          <table:table-cell table:formula="of:=MEDIAN([.$J258])" office:value-type="float"/>
          <table:table-cell table:formula="of:=MEDIAN([.$K258])" office:value-type="float"/>
          <table:table-cell table:formula="of:=MEDIAN([.$L258])" office:value-type="float"/>
          <table:table-cell table:formula="of:=MEDIAN([.$M258])" office:value-type="float"/>
          <table:table-cell table:formula="of:=MEDIAN([.$N258])" office:value-type="float"/>
          <table:table-cell table:formula="of:=MAX([.$B258])" office:value-type="float"/>
          <table:table-cell table:formula="of:=MAX([.$C258])" office:value-type="float"/>
          <table:table-cell table:formula="of:=MAX([.$D258])" office:value-type="float"/>
          <table:table-cell table:formula="of:=MAX([.$E258])" office:value-type="float"/>
          <table:table-cell table:formula="of:=MAX([.$F258])" office:value-type="float"/>
          <table:table-cell table:formula="of:=MAX([.$G258])" office:value-type="float"/>
          <table:table-cell table:formula="of:=MAX([.$H258])" office:value-type="float"/>
          <table:table-cell table:formula="of:=MAX([.$I258])" office:value-type="float"/>
          <table:table-cell table:formula="of:=MAX([.$J258])" office:value-type="float"/>
          <table:table-cell table:formula="of:=MAX([.$K258])" office:value-type="float"/>
          <table:table-cell table:formula="of:=MAX([.$L258])" office:value-type="float"/>
          <table:table-cell table:formula="of:=MAX([.$M258])" office:value-type="float"/>
          <table:table-cell table:formula="of:=MAX([.$N258])" office:value-type="float"/>
        </table:table-row>
        <table:table-row table:style-name="ro1">
          <table:table-cell office:value-type="string">
            <text:p>c3540/c3540.lp.2.1</text:p>
          </table:table-cell>
          <table:table-cell office:value-type="float" office:value="0.155241"/>
          <table:table-cell office:value-type="float" office:value="0.148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5.0"/>
          <table:table-cell office:value-type="float" office:value="66461.0"/>
          <table:table-cell office:value-type="float" office:value="66461.0"/>
          <table:table-cell office:value-type="float" office:value="7610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59])" office:value-type="float"/>
          <table:table-cell table:formula="of:=MIN([.$C259])" office:value-type="float"/>
          <table:table-cell table:formula="of:=MIN([.$D259])" office:value-type="float"/>
          <table:table-cell table:formula="of:=MIN([.$E259])" office:value-type="float"/>
          <table:table-cell table:formula="of:=MIN([.$F259])" office:value-type="float"/>
          <table:table-cell table:formula="of:=MIN([.$G259])" office:value-type="float"/>
          <table:table-cell table:formula="of:=MIN([.$H259])" office:value-type="float"/>
          <table:table-cell table:formula="of:=MIN([.$I259])" office:value-type="float"/>
          <table:table-cell table:formula="of:=MIN([.$J259])" office:value-type="float"/>
          <table:table-cell table:formula="of:=MIN([.$K259])" office:value-type="float"/>
          <table:table-cell table:formula="of:=MIN([.$L259])" office:value-type="float"/>
          <table:table-cell table:formula="of:=MIN([.$M259])" office:value-type="float"/>
          <table:table-cell table:formula="of:=MIN([.$N259])" office:value-type="float"/>
          <table:table-cell table:formula="of:=MEDIAN([.$B259])" office:value-type="float"/>
          <table:table-cell table:formula="of:=MEDIAN([.$C259])" office:value-type="float"/>
          <table:table-cell table:formula="of:=MEDIAN([.$D259])" office:value-type="float"/>
          <table:table-cell table:formula="of:=MEDIAN([.$E259])" office:value-type="float"/>
          <table:table-cell table:formula="of:=MEDIAN([.$F259])" office:value-type="float"/>
          <table:table-cell table:formula="of:=MEDIAN([.$G259])" office:value-type="float"/>
          <table:table-cell table:formula="of:=MEDIAN([.$H259])" office:value-type="float"/>
          <table:table-cell table:formula="of:=MEDIAN([.$I259])" office:value-type="float"/>
          <table:table-cell table:formula="of:=MEDIAN([.$J259])" office:value-type="float"/>
          <table:table-cell table:formula="of:=MEDIAN([.$K259])" office:value-type="float"/>
          <table:table-cell table:formula="of:=MEDIAN([.$L259])" office:value-type="float"/>
          <table:table-cell table:formula="of:=MEDIAN([.$M259])" office:value-type="float"/>
          <table:table-cell table:formula="of:=MEDIAN([.$N259])" office:value-type="float"/>
          <table:table-cell table:formula="of:=MAX([.$B259])" office:value-type="float"/>
          <table:table-cell table:formula="of:=MAX([.$C259])" office:value-type="float"/>
          <table:table-cell table:formula="of:=MAX([.$D259])" office:value-type="float"/>
          <table:table-cell table:formula="of:=MAX([.$E259])" office:value-type="float"/>
          <table:table-cell table:formula="of:=MAX([.$F259])" office:value-type="float"/>
          <table:table-cell table:formula="of:=MAX([.$G259])" office:value-type="float"/>
          <table:table-cell table:formula="of:=MAX([.$H259])" office:value-type="float"/>
          <table:table-cell table:formula="of:=MAX([.$I259])" office:value-type="float"/>
          <table:table-cell table:formula="of:=MAX([.$J259])" office:value-type="float"/>
          <table:table-cell table:formula="of:=MAX([.$K259])" office:value-type="float"/>
          <table:table-cell table:formula="of:=MAX([.$L259])" office:value-type="float"/>
          <table:table-cell table:formula="of:=MAX([.$M259])" office:value-type="float"/>
          <table:table-cell table:formula="of:=MAX([.$N259])" office:value-type="float"/>
        </table:table-row>
        <table:table-row table:style-name="ro1">
          <table:table-cell office:value-type="string">
            <text:p>c3540/c3540.lp.2.2</text:p>
          </table:table-cell>
          <table:table-cell office:value-type="float" office:value="0.138911"/>
          <table:table-cell office:value-type="float" office:value="0.131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72.0"/>
          <table:table-cell office:value-type="float" office:value="62399.0"/>
          <table:table-cell office:value-type="float" office:value="62399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0])" office:value-type="float"/>
          <table:table-cell table:formula="of:=MIN([.$C260])" office:value-type="float"/>
          <table:table-cell table:formula="of:=MIN([.$D260])" office:value-type="float"/>
          <table:table-cell table:formula="of:=MIN([.$E260])" office:value-type="float"/>
          <table:table-cell table:formula="of:=MIN([.$F260])" office:value-type="float"/>
          <table:table-cell table:formula="of:=MIN([.$G260])" office:value-type="float"/>
          <table:table-cell table:formula="of:=MIN([.$H260])" office:value-type="float"/>
          <table:table-cell table:formula="of:=MIN([.$I260])" office:value-type="float"/>
          <table:table-cell table:formula="of:=MIN([.$J260])" office:value-type="float"/>
          <table:table-cell table:formula="of:=MIN([.$K260])" office:value-type="float"/>
          <table:table-cell table:formula="of:=MIN([.$L260])" office:value-type="float"/>
          <table:table-cell table:formula="of:=MIN([.$M260])" office:value-type="float"/>
          <table:table-cell table:formula="of:=MIN([.$N260])" office:value-type="float"/>
          <table:table-cell table:formula="of:=MEDIAN([.$B260])" office:value-type="float"/>
          <table:table-cell table:formula="of:=MEDIAN([.$C260])" office:value-type="float"/>
          <table:table-cell table:formula="of:=MEDIAN([.$D260])" office:value-type="float"/>
          <table:table-cell table:formula="of:=MEDIAN([.$E260])" office:value-type="float"/>
          <table:table-cell table:formula="of:=MEDIAN([.$F260])" office:value-type="float"/>
          <table:table-cell table:formula="of:=MEDIAN([.$G260])" office:value-type="float"/>
          <table:table-cell table:formula="of:=MEDIAN([.$H260])" office:value-type="float"/>
          <table:table-cell table:formula="of:=MEDIAN([.$I260])" office:value-type="float"/>
          <table:table-cell table:formula="of:=MEDIAN([.$J260])" office:value-type="float"/>
          <table:table-cell table:formula="of:=MEDIAN([.$K260])" office:value-type="float"/>
          <table:table-cell table:formula="of:=MEDIAN([.$L260])" office:value-type="float"/>
          <table:table-cell table:formula="of:=MEDIAN([.$M260])" office:value-type="float"/>
          <table:table-cell table:formula="of:=MEDIAN([.$N260])" office:value-type="float"/>
          <table:table-cell table:formula="of:=MAX([.$B260])" office:value-type="float"/>
          <table:table-cell table:formula="of:=MAX([.$C260])" office:value-type="float"/>
          <table:table-cell table:formula="of:=MAX([.$D260])" office:value-type="float"/>
          <table:table-cell table:formula="of:=MAX([.$E260])" office:value-type="float"/>
          <table:table-cell table:formula="of:=MAX([.$F260])" office:value-type="float"/>
          <table:table-cell table:formula="of:=MAX([.$G260])" office:value-type="float"/>
          <table:table-cell table:formula="of:=MAX([.$H260])" office:value-type="float"/>
          <table:table-cell table:formula="of:=MAX([.$I260])" office:value-type="float"/>
          <table:table-cell table:formula="of:=MAX([.$J260])" office:value-type="float"/>
          <table:table-cell table:formula="of:=MAX([.$K260])" office:value-type="float"/>
          <table:table-cell table:formula="of:=MAX([.$L260])" office:value-type="float"/>
          <table:table-cell table:formula="of:=MAX([.$M260])" office:value-type="float"/>
          <table:table-cell table:formula="of:=MAX([.$N260])" office:value-type="float"/>
        </table:table-row>
        <table:table-row table:style-name="ro1">
          <table:table-cell office:value-type="string">
            <text:p>c3540/c3540.lp.2.3</text:p>
          </table:table-cell>
          <table:table-cell office:value-type="float" office:value="0.141203"/>
          <table:table-cell office:value-type="float" office:value="0.134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9.0"/>
          <table:table-cell office:value-type="float" office:value="88794.0"/>
          <table:table-cell office:value-type="float" office:value="88794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1])" office:value-type="float"/>
          <table:table-cell table:formula="of:=MIN([.$C261])" office:value-type="float"/>
          <table:table-cell table:formula="of:=MIN([.$D261])" office:value-type="float"/>
          <table:table-cell table:formula="of:=MIN([.$E261])" office:value-type="float"/>
          <table:table-cell table:formula="of:=MIN([.$F261])" office:value-type="float"/>
          <table:table-cell table:formula="of:=MIN([.$G261])" office:value-type="float"/>
          <table:table-cell table:formula="of:=MIN([.$H261])" office:value-type="float"/>
          <table:table-cell table:formula="of:=MIN([.$I261])" office:value-type="float"/>
          <table:table-cell table:formula="of:=MIN([.$J261])" office:value-type="float"/>
          <table:table-cell table:formula="of:=MIN([.$K261])" office:value-type="float"/>
          <table:table-cell table:formula="of:=MIN([.$L261])" office:value-type="float"/>
          <table:table-cell table:formula="of:=MIN([.$M261])" office:value-type="float"/>
          <table:table-cell table:formula="of:=MIN([.$N261])" office:value-type="float"/>
          <table:table-cell table:formula="of:=MEDIAN([.$B261])" office:value-type="float"/>
          <table:table-cell table:formula="of:=MEDIAN([.$C261])" office:value-type="float"/>
          <table:table-cell table:formula="of:=MEDIAN([.$D261])" office:value-type="float"/>
          <table:table-cell table:formula="of:=MEDIAN([.$E261])" office:value-type="float"/>
          <table:table-cell table:formula="of:=MEDIAN([.$F261])" office:value-type="float"/>
          <table:table-cell table:formula="of:=MEDIAN([.$G261])" office:value-type="float"/>
          <table:table-cell table:formula="of:=MEDIAN([.$H261])" office:value-type="float"/>
          <table:table-cell table:formula="of:=MEDIAN([.$I261])" office:value-type="float"/>
          <table:table-cell table:formula="of:=MEDIAN([.$J261])" office:value-type="float"/>
          <table:table-cell table:formula="of:=MEDIAN([.$K261])" office:value-type="float"/>
          <table:table-cell table:formula="of:=MEDIAN([.$L261])" office:value-type="float"/>
          <table:table-cell table:formula="of:=MEDIAN([.$M261])" office:value-type="float"/>
          <table:table-cell table:formula="of:=MEDIAN([.$N261])" office:value-type="float"/>
          <table:table-cell table:formula="of:=MAX([.$B261])" office:value-type="float"/>
          <table:table-cell table:formula="of:=MAX([.$C261])" office:value-type="float"/>
          <table:table-cell table:formula="of:=MAX([.$D261])" office:value-type="float"/>
          <table:table-cell table:formula="of:=MAX([.$E261])" office:value-type="float"/>
          <table:table-cell table:formula="of:=MAX([.$F261])" office:value-type="float"/>
          <table:table-cell table:formula="of:=MAX([.$G261])" office:value-type="float"/>
          <table:table-cell table:formula="of:=MAX([.$H261])" office:value-type="float"/>
          <table:table-cell table:formula="of:=MAX([.$I261])" office:value-type="float"/>
          <table:table-cell table:formula="of:=MAX([.$J261])" office:value-type="float"/>
          <table:table-cell table:formula="of:=MAX([.$K261])" office:value-type="float"/>
          <table:table-cell table:formula="of:=MAX([.$L261])" office:value-type="float"/>
          <table:table-cell table:formula="of:=MAX([.$M261])" office:value-type="float"/>
          <table:table-cell table:formula="of:=MAX([.$N261])" office:value-type="float"/>
        </table:table-row>
        <table:table-row table:style-name="ro1">
          <table:table-cell office:value-type="string">
            <text:p>c3540/c3540.lp.2.4</text:p>
          </table:table-cell>
          <table:table-cell office:value-type="float" office:value="0.180431"/>
          <table:table-cell office:value-type="float" office:value="0.173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39.0"/>
          <table:table-cell office:value-type="float" office:value="111921.0"/>
          <table:table-cell office:value-type="float" office:value="111921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2])" office:value-type="float"/>
          <table:table-cell table:formula="of:=MIN([.$C262])" office:value-type="float"/>
          <table:table-cell table:formula="of:=MIN([.$D262])" office:value-type="float"/>
          <table:table-cell table:formula="of:=MIN([.$E262])" office:value-type="float"/>
          <table:table-cell table:formula="of:=MIN([.$F262])" office:value-type="float"/>
          <table:table-cell table:formula="of:=MIN([.$G262])" office:value-type="float"/>
          <table:table-cell table:formula="of:=MIN([.$H262])" office:value-type="float"/>
          <table:table-cell table:formula="of:=MIN([.$I262])" office:value-type="float"/>
          <table:table-cell table:formula="of:=MIN([.$J262])" office:value-type="float"/>
          <table:table-cell table:formula="of:=MIN([.$K262])" office:value-type="float"/>
          <table:table-cell table:formula="of:=MIN([.$L262])" office:value-type="float"/>
          <table:table-cell table:formula="of:=MIN([.$M262])" office:value-type="float"/>
          <table:table-cell table:formula="of:=MIN([.$N262])" office:value-type="float"/>
          <table:table-cell table:formula="of:=MEDIAN([.$B262])" office:value-type="float"/>
          <table:table-cell table:formula="of:=MEDIAN([.$C262])" office:value-type="float"/>
          <table:table-cell table:formula="of:=MEDIAN([.$D262])" office:value-type="float"/>
          <table:table-cell table:formula="of:=MEDIAN([.$E262])" office:value-type="float"/>
          <table:table-cell table:formula="of:=MEDIAN([.$F262])" office:value-type="float"/>
          <table:table-cell table:formula="of:=MEDIAN([.$G262])" office:value-type="float"/>
          <table:table-cell table:formula="of:=MEDIAN([.$H262])" office:value-type="float"/>
          <table:table-cell table:formula="of:=MEDIAN([.$I262])" office:value-type="float"/>
          <table:table-cell table:formula="of:=MEDIAN([.$J262])" office:value-type="float"/>
          <table:table-cell table:formula="of:=MEDIAN([.$K262])" office:value-type="float"/>
          <table:table-cell table:formula="of:=MEDIAN([.$L262])" office:value-type="float"/>
          <table:table-cell table:formula="of:=MEDIAN([.$M262])" office:value-type="float"/>
          <table:table-cell table:formula="of:=MEDIAN([.$N262])" office:value-type="float"/>
          <table:table-cell table:formula="of:=MAX([.$B262])" office:value-type="float"/>
          <table:table-cell table:formula="of:=MAX([.$C262])" office:value-type="float"/>
          <table:table-cell table:formula="of:=MAX([.$D262])" office:value-type="float"/>
          <table:table-cell table:formula="of:=MAX([.$E262])" office:value-type="float"/>
          <table:table-cell table:formula="of:=MAX([.$F262])" office:value-type="float"/>
          <table:table-cell table:formula="of:=MAX([.$G262])" office:value-type="float"/>
          <table:table-cell table:formula="of:=MAX([.$H262])" office:value-type="float"/>
          <table:table-cell table:formula="of:=MAX([.$I262])" office:value-type="float"/>
          <table:table-cell table:formula="of:=MAX([.$J262])" office:value-type="float"/>
          <table:table-cell table:formula="of:=MAX([.$K262])" office:value-type="float"/>
          <table:table-cell table:formula="of:=MAX([.$L262])" office:value-type="float"/>
          <table:table-cell table:formula="of:=MAX([.$M262])" office:value-type="float"/>
          <table:table-cell table:formula="of:=MAX([.$N262])" office:value-type="float"/>
        </table:table-row>
        <table:table-row table:style-name="ro1">
          <table:table-cell office:value-type="string">
            <text:p>c3540/c3540.lp.2.5</text:p>
          </table:table-cell>
          <table:table-cell office:value-type="float" office:value="0.179045"/>
          <table:table-cell office:value-type="float" office:value="0.171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9.0"/>
          <table:table-cell office:value-type="float" office:value="121468.0"/>
          <table:table-cell office:value-type="float" office:value="121468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3])" office:value-type="float"/>
          <table:table-cell table:formula="of:=MIN([.$C263])" office:value-type="float"/>
          <table:table-cell table:formula="of:=MIN([.$D263])" office:value-type="float"/>
          <table:table-cell table:formula="of:=MIN([.$E263])" office:value-type="float"/>
          <table:table-cell table:formula="of:=MIN([.$F263])" office:value-type="float"/>
          <table:table-cell table:formula="of:=MIN([.$G263])" office:value-type="float"/>
          <table:table-cell table:formula="of:=MIN([.$H263])" office:value-type="float"/>
          <table:table-cell table:formula="of:=MIN([.$I263])" office:value-type="float"/>
          <table:table-cell table:formula="of:=MIN([.$J263])" office:value-type="float"/>
          <table:table-cell table:formula="of:=MIN([.$K263])" office:value-type="float"/>
          <table:table-cell table:formula="of:=MIN([.$L263])" office:value-type="float"/>
          <table:table-cell table:formula="of:=MIN([.$M263])" office:value-type="float"/>
          <table:table-cell table:formula="of:=MIN([.$N263])" office:value-type="float"/>
          <table:table-cell table:formula="of:=MEDIAN([.$B263])" office:value-type="float"/>
          <table:table-cell table:formula="of:=MEDIAN([.$C263])" office:value-type="float"/>
          <table:table-cell table:formula="of:=MEDIAN([.$D263])" office:value-type="float"/>
          <table:table-cell table:formula="of:=MEDIAN([.$E263])" office:value-type="float"/>
          <table:table-cell table:formula="of:=MEDIAN([.$F263])" office:value-type="float"/>
          <table:table-cell table:formula="of:=MEDIAN([.$G263])" office:value-type="float"/>
          <table:table-cell table:formula="of:=MEDIAN([.$H263])" office:value-type="float"/>
          <table:table-cell table:formula="of:=MEDIAN([.$I263])" office:value-type="float"/>
          <table:table-cell table:formula="of:=MEDIAN([.$J263])" office:value-type="float"/>
          <table:table-cell table:formula="of:=MEDIAN([.$K263])" office:value-type="float"/>
          <table:table-cell table:formula="of:=MEDIAN([.$L263])" office:value-type="float"/>
          <table:table-cell table:formula="of:=MEDIAN([.$M263])" office:value-type="float"/>
          <table:table-cell table:formula="of:=MEDIAN([.$N263])" office:value-type="float"/>
          <table:table-cell table:formula="of:=MAX([.$B263])" office:value-type="float"/>
          <table:table-cell table:formula="of:=MAX([.$C263])" office:value-type="float"/>
          <table:table-cell table:formula="of:=MAX([.$D263])" office:value-type="float"/>
          <table:table-cell table:formula="of:=MAX([.$E263])" office:value-type="float"/>
          <table:table-cell table:formula="of:=MAX([.$F263])" office:value-type="float"/>
          <table:table-cell table:formula="of:=MAX([.$G263])" office:value-type="float"/>
          <table:table-cell table:formula="of:=MAX([.$H263])" office:value-type="float"/>
          <table:table-cell table:formula="of:=MAX([.$I263])" office:value-type="float"/>
          <table:table-cell table:formula="of:=MAX([.$J263])" office:value-type="float"/>
          <table:table-cell table:formula="of:=MAX([.$K263])" office:value-type="float"/>
          <table:table-cell table:formula="of:=MAX([.$L263])" office:value-type="float"/>
          <table:table-cell table:formula="of:=MAX([.$M263])" office:value-type="float"/>
          <table:table-cell table:formula="of:=MAX([.$N263])" office:value-type="float"/>
        </table:table-row>
        <table:table-row table:style-name="ro1">
          <table:table-cell office:value-type="string">
            <text:p>c3540/c3540.lp.2.6</text:p>
          </table:table-cell>
          <table:table-cell office:value-type="float" office:value="0.166929"/>
          <table:table-cell office:value-type="float" office:value="0.159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7.0"/>
          <table:table-cell office:value-type="float" office:value="88003.0"/>
          <table:table-cell office:value-type="float" office:value="88003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64])" office:value-type="float"/>
          <table:table-cell table:formula="of:=MIN([.$C264])" office:value-type="float"/>
          <table:table-cell table:formula="of:=MIN([.$D264])" office:value-type="float"/>
          <table:table-cell table:formula="of:=MIN([.$E264])" office:value-type="float"/>
          <table:table-cell table:formula="of:=MIN([.$F264])" office:value-type="float"/>
          <table:table-cell table:formula="of:=MIN([.$G264])" office:value-type="float"/>
          <table:table-cell table:formula="of:=MIN([.$H264])" office:value-type="float"/>
          <table:table-cell table:formula="of:=MIN([.$I264])" office:value-type="float"/>
          <table:table-cell table:formula="of:=MIN([.$J264])" office:value-type="float"/>
          <table:table-cell table:formula="of:=MIN([.$K264])" office:value-type="float"/>
          <table:table-cell table:formula="of:=MIN([.$L264])" office:value-type="float"/>
          <table:table-cell table:formula="of:=MIN([.$M264])" office:value-type="float"/>
          <table:table-cell table:formula="of:=MIN([.$N264])" office:value-type="float"/>
          <table:table-cell table:formula="of:=MEDIAN([.$B264])" office:value-type="float"/>
          <table:table-cell table:formula="of:=MEDIAN([.$C264])" office:value-type="float"/>
          <table:table-cell table:formula="of:=MEDIAN([.$D264])" office:value-type="float"/>
          <table:table-cell table:formula="of:=MEDIAN([.$E264])" office:value-type="float"/>
          <table:table-cell table:formula="of:=MEDIAN([.$F264])" office:value-type="float"/>
          <table:table-cell table:formula="of:=MEDIAN([.$G264])" office:value-type="float"/>
          <table:table-cell table:formula="of:=MEDIAN([.$H264])" office:value-type="float"/>
          <table:table-cell table:formula="of:=MEDIAN([.$I264])" office:value-type="float"/>
          <table:table-cell table:formula="of:=MEDIAN([.$J264])" office:value-type="float"/>
          <table:table-cell table:formula="of:=MEDIAN([.$K264])" office:value-type="float"/>
          <table:table-cell table:formula="of:=MEDIAN([.$L264])" office:value-type="float"/>
          <table:table-cell table:formula="of:=MEDIAN([.$M264])" office:value-type="float"/>
          <table:table-cell table:formula="of:=MEDIAN([.$N264])" office:value-type="float"/>
          <table:table-cell table:formula="of:=MAX([.$B264])" office:value-type="float"/>
          <table:table-cell table:formula="of:=MAX([.$C264])" office:value-type="float"/>
          <table:table-cell table:formula="of:=MAX([.$D264])" office:value-type="float"/>
          <table:table-cell table:formula="of:=MAX([.$E264])" office:value-type="float"/>
          <table:table-cell table:formula="of:=MAX([.$F264])" office:value-type="float"/>
          <table:table-cell table:formula="of:=MAX([.$G264])" office:value-type="float"/>
          <table:table-cell table:formula="of:=MAX([.$H264])" office:value-type="float"/>
          <table:table-cell table:formula="of:=MAX([.$I264])" office:value-type="float"/>
          <table:table-cell table:formula="of:=MAX([.$J264])" office:value-type="float"/>
          <table:table-cell table:formula="of:=MAX([.$K264])" office:value-type="float"/>
          <table:table-cell table:formula="of:=MAX([.$L264])" office:value-type="float"/>
          <table:table-cell table:formula="of:=MAX([.$M264])" office:value-type="float"/>
          <table:table-cell table:formula="of:=MAX([.$N264])" office:value-type="float"/>
        </table:table-row>
        <table:table-row table:style-name="ro1">
          <table:table-cell office:value-type="string">
            <text:p>c3540/c3540.lp.2.7</text:p>
          </table:table-cell>
          <table:table-cell office:value-type="float" office:value="0.139776"/>
          <table:table-cell office:value-type="float" office:value="0.13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7.0"/>
          <table:table-cell office:value-type="float" office:value="89554.0"/>
          <table:table-cell office:value-type="float" office:value="89554.0"/>
          <table:table-cell office:value-type="float" office:value="7606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65])" office:value-type="float"/>
          <table:table-cell table:formula="of:=MIN([.$C265])" office:value-type="float"/>
          <table:table-cell table:formula="of:=MIN([.$D265])" office:value-type="float"/>
          <table:table-cell table:formula="of:=MIN([.$E265])" office:value-type="float"/>
          <table:table-cell table:formula="of:=MIN([.$F265])" office:value-type="float"/>
          <table:table-cell table:formula="of:=MIN([.$G265])" office:value-type="float"/>
          <table:table-cell table:formula="of:=MIN([.$H265])" office:value-type="float"/>
          <table:table-cell table:formula="of:=MIN([.$I265])" office:value-type="float"/>
          <table:table-cell table:formula="of:=MIN([.$J265])" office:value-type="float"/>
          <table:table-cell table:formula="of:=MIN([.$K265])" office:value-type="float"/>
          <table:table-cell table:formula="of:=MIN([.$L265])" office:value-type="float"/>
          <table:table-cell table:formula="of:=MIN([.$M265])" office:value-type="float"/>
          <table:table-cell table:formula="of:=MIN([.$N265])" office:value-type="float"/>
          <table:table-cell table:formula="of:=MEDIAN([.$B265])" office:value-type="float"/>
          <table:table-cell table:formula="of:=MEDIAN([.$C265])" office:value-type="float"/>
          <table:table-cell table:formula="of:=MEDIAN([.$D265])" office:value-type="float"/>
          <table:table-cell table:formula="of:=MEDIAN([.$E265])" office:value-type="float"/>
          <table:table-cell table:formula="of:=MEDIAN([.$F265])" office:value-type="float"/>
          <table:table-cell table:formula="of:=MEDIAN([.$G265])" office:value-type="float"/>
          <table:table-cell table:formula="of:=MEDIAN([.$H265])" office:value-type="float"/>
          <table:table-cell table:formula="of:=MEDIAN([.$I265])" office:value-type="float"/>
          <table:table-cell table:formula="of:=MEDIAN([.$J265])" office:value-type="float"/>
          <table:table-cell table:formula="of:=MEDIAN([.$K265])" office:value-type="float"/>
          <table:table-cell table:formula="of:=MEDIAN([.$L265])" office:value-type="float"/>
          <table:table-cell table:formula="of:=MEDIAN([.$M265])" office:value-type="float"/>
          <table:table-cell table:formula="of:=MEDIAN([.$N265])" office:value-type="float"/>
          <table:table-cell table:formula="of:=MAX([.$B265])" office:value-type="float"/>
          <table:table-cell table:formula="of:=MAX([.$C265])" office:value-type="float"/>
          <table:table-cell table:formula="of:=MAX([.$D265])" office:value-type="float"/>
          <table:table-cell table:formula="of:=MAX([.$E265])" office:value-type="float"/>
          <table:table-cell table:formula="of:=MAX([.$F265])" office:value-type="float"/>
          <table:table-cell table:formula="of:=MAX([.$G265])" office:value-type="float"/>
          <table:table-cell table:formula="of:=MAX([.$H265])" office:value-type="float"/>
          <table:table-cell table:formula="of:=MAX([.$I265])" office:value-type="float"/>
          <table:table-cell table:formula="of:=MAX([.$J265])" office:value-type="float"/>
          <table:table-cell table:formula="of:=MAX([.$K265])" office:value-type="float"/>
          <table:table-cell table:formula="of:=MAX([.$L265])" office:value-type="float"/>
          <table:table-cell table:formula="of:=MAX([.$M265])" office:value-type="float"/>
          <table:table-cell table:formula="of:=MAX([.$N265])" office:value-type="float"/>
        </table:table-row>
        <table:table-row table:style-name="ro1">
          <table:table-cell office:value-type="string">
            <text:p>c3540/c3540.lp.2.8</text:p>
          </table:table-cell>
          <table:table-cell office:value-type="float" office:value="0.117411"/>
          <table:table-cell office:value-type="float" office:value="0.11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8.0"/>
          <table:table-cell office:value-type="float" office:value="75558.0"/>
          <table:table-cell office:value-type="float" office:value="75558.0"/>
          <table:table-cell office:value-type="float" office:value="760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266])" office:value-type="float"/>
          <table:table-cell table:formula="of:=MIN([.$C266])" office:value-type="float"/>
          <table:table-cell table:formula="of:=MIN([.$D266])" office:value-type="float"/>
          <table:table-cell table:formula="of:=MIN([.$E266])" office:value-type="float"/>
          <table:table-cell table:formula="of:=MIN([.$F266])" office:value-type="float"/>
          <table:table-cell table:formula="of:=MIN([.$G266])" office:value-type="float"/>
          <table:table-cell table:formula="of:=MIN([.$H266])" office:value-type="float"/>
          <table:table-cell table:formula="of:=MIN([.$I266])" office:value-type="float"/>
          <table:table-cell table:formula="of:=MIN([.$J266])" office:value-type="float"/>
          <table:table-cell table:formula="of:=MIN([.$K266])" office:value-type="float"/>
          <table:table-cell table:formula="of:=MIN([.$L266])" office:value-type="float"/>
          <table:table-cell table:formula="of:=MIN([.$M266])" office:value-type="float"/>
          <table:table-cell table:formula="of:=MIN([.$N266])" office:value-type="float"/>
          <table:table-cell table:formula="of:=MEDIAN([.$B266])" office:value-type="float"/>
          <table:table-cell table:formula="of:=MEDIAN([.$C266])" office:value-type="float"/>
          <table:table-cell table:formula="of:=MEDIAN([.$D266])" office:value-type="float"/>
          <table:table-cell table:formula="of:=MEDIAN([.$E266])" office:value-type="float"/>
          <table:table-cell table:formula="of:=MEDIAN([.$F266])" office:value-type="float"/>
          <table:table-cell table:formula="of:=MEDIAN([.$G266])" office:value-type="float"/>
          <table:table-cell table:formula="of:=MEDIAN([.$H266])" office:value-type="float"/>
          <table:table-cell table:formula="of:=MEDIAN([.$I266])" office:value-type="float"/>
          <table:table-cell table:formula="of:=MEDIAN([.$J266])" office:value-type="float"/>
          <table:table-cell table:formula="of:=MEDIAN([.$K266])" office:value-type="float"/>
          <table:table-cell table:formula="of:=MEDIAN([.$L266])" office:value-type="float"/>
          <table:table-cell table:formula="of:=MEDIAN([.$M266])" office:value-type="float"/>
          <table:table-cell table:formula="of:=MEDIAN([.$N266])" office:value-type="float"/>
          <table:table-cell table:formula="of:=MAX([.$B266])" office:value-type="float"/>
          <table:table-cell table:formula="of:=MAX([.$C266])" office:value-type="float"/>
          <table:table-cell table:formula="of:=MAX([.$D266])" office:value-type="float"/>
          <table:table-cell table:formula="of:=MAX([.$E266])" office:value-type="float"/>
          <table:table-cell table:formula="of:=MAX([.$F266])" office:value-type="float"/>
          <table:table-cell table:formula="of:=MAX([.$G266])" office:value-type="float"/>
          <table:table-cell table:formula="of:=MAX([.$H266])" office:value-type="float"/>
          <table:table-cell table:formula="of:=MAX([.$I266])" office:value-type="float"/>
          <table:table-cell table:formula="of:=MAX([.$J266])" office:value-type="float"/>
          <table:table-cell table:formula="of:=MAX([.$K266])" office:value-type="float"/>
          <table:table-cell table:formula="of:=MAX([.$L266])" office:value-type="float"/>
          <table:table-cell table:formula="of:=MAX([.$M266])" office:value-type="float"/>
          <table:table-cell table:formula="of:=MAX([.$N266])" office:value-type="float"/>
        </table:table-row>
        <table:table-row table:style-name="ro1">
          <table:table-cell office:value-type="string">
            <text:p>c3540/c3540.lp.3.1</text:p>
          </table:table-cell>
          <table:table-cell office:value-type="float" office:value="0.215853"/>
          <table:table-cell office:value-type="float" office:value="0.208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6.0"/>
          <table:table-cell office:value-type="float" office:value="176058.0"/>
          <table:table-cell office:value-type="float" office:value="176058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7])" office:value-type="float"/>
          <table:table-cell table:formula="of:=MIN([.$C267])" office:value-type="float"/>
          <table:table-cell table:formula="of:=MIN([.$D267])" office:value-type="float"/>
          <table:table-cell table:formula="of:=MIN([.$E267])" office:value-type="float"/>
          <table:table-cell table:formula="of:=MIN([.$F267])" office:value-type="float"/>
          <table:table-cell table:formula="of:=MIN([.$G267])" office:value-type="float"/>
          <table:table-cell table:formula="of:=MIN([.$H267])" office:value-type="float"/>
          <table:table-cell table:formula="of:=MIN([.$I267])" office:value-type="float"/>
          <table:table-cell table:formula="of:=MIN([.$J267])" office:value-type="float"/>
          <table:table-cell table:formula="of:=MIN([.$K267])" office:value-type="float"/>
          <table:table-cell table:formula="of:=MIN([.$L267])" office:value-type="float"/>
          <table:table-cell table:formula="of:=MIN([.$M267])" office:value-type="float"/>
          <table:table-cell table:formula="of:=MIN([.$N267])" office:value-type="float"/>
          <table:table-cell table:formula="of:=MEDIAN([.$B267])" office:value-type="float"/>
          <table:table-cell table:formula="of:=MEDIAN([.$C267])" office:value-type="float"/>
          <table:table-cell table:formula="of:=MEDIAN([.$D267])" office:value-type="float"/>
          <table:table-cell table:formula="of:=MEDIAN([.$E267])" office:value-type="float"/>
          <table:table-cell table:formula="of:=MEDIAN([.$F267])" office:value-type="float"/>
          <table:table-cell table:formula="of:=MEDIAN([.$G267])" office:value-type="float"/>
          <table:table-cell table:formula="of:=MEDIAN([.$H267])" office:value-type="float"/>
          <table:table-cell table:formula="of:=MEDIAN([.$I267])" office:value-type="float"/>
          <table:table-cell table:formula="of:=MEDIAN([.$J267])" office:value-type="float"/>
          <table:table-cell table:formula="of:=MEDIAN([.$K267])" office:value-type="float"/>
          <table:table-cell table:formula="of:=MEDIAN([.$L267])" office:value-type="float"/>
          <table:table-cell table:formula="of:=MEDIAN([.$M267])" office:value-type="float"/>
          <table:table-cell table:formula="of:=MEDIAN([.$N267])" office:value-type="float"/>
          <table:table-cell table:formula="of:=MAX([.$B267])" office:value-type="float"/>
          <table:table-cell table:formula="of:=MAX([.$C267])" office:value-type="float"/>
          <table:table-cell table:formula="of:=MAX([.$D267])" office:value-type="float"/>
          <table:table-cell table:formula="of:=MAX([.$E267])" office:value-type="float"/>
          <table:table-cell table:formula="of:=MAX([.$F267])" office:value-type="float"/>
          <table:table-cell table:formula="of:=MAX([.$G267])" office:value-type="float"/>
          <table:table-cell table:formula="of:=MAX([.$H267])" office:value-type="float"/>
          <table:table-cell table:formula="of:=MAX([.$I267])" office:value-type="float"/>
          <table:table-cell table:formula="of:=MAX([.$J267])" office:value-type="float"/>
          <table:table-cell table:formula="of:=MAX([.$K267])" office:value-type="float"/>
          <table:table-cell table:formula="of:=MAX([.$L267])" office:value-type="float"/>
          <table:table-cell table:formula="of:=MAX([.$M267])" office:value-type="float"/>
          <table:table-cell table:formula="of:=MAX([.$N267])" office:value-type="float"/>
        </table:table-row>
        <table:table-row table:style-name="ro1">
          <table:table-cell office:value-type="string">
            <text:p>c3540/c3540.lp.3.2</text:p>
          </table:table-cell>
          <table:table-cell office:value-type="float" office:value="0.147367"/>
          <table:table-cell office:value-type="float" office:value="0.141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9.0"/>
          <table:table-cell office:value-type="float" office:value="71086.0"/>
          <table:table-cell office:value-type="float" office:value="71086.0"/>
          <table:table-cell office:value-type="float" office:value="761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68])" office:value-type="float"/>
          <table:table-cell table:formula="of:=MIN([.$C268])" office:value-type="float"/>
          <table:table-cell table:formula="of:=MIN([.$D268])" office:value-type="float"/>
          <table:table-cell table:formula="of:=MIN([.$E268])" office:value-type="float"/>
          <table:table-cell table:formula="of:=MIN([.$F268])" office:value-type="float"/>
          <table:table-cell table:formula="of:=MIN([.$G268])" office:value-type="float"/>
          <table:table-cell table:formula="of:=MIN([.$H268])" office:value-type="float"/>
          <table:table-cell table:formula="of:=MIN([.$I268])" office:value-type="float"/>
          <table:table-cell table:formula="of:=MIN([.$J268])" office:value-type="float"/>
          <table:table-cell table:formula="of:=MIN([.$K268])" office:value-type="float"/>
          <table:table-cell table:formula="of:=MIN([.$L268])" office:value-type="float"/>
          <table:table-cell table:formula="of:=MIN([.$M268])" office:value-type="float"/>
          <table:table-cell table:formula="of:=MIN([.$N268])" office:value-type="float"/>
          <table:table-cell table:formula="of:=MEDIAN([.$B268])" office:value-type="float"/>
          <table:table-cell table:formula="of:=MEDIAN([.$C268])" office:value-type="float"/>
          <table:table-cell table:formula="of:=MEDIAN([.$D268])" office:value-type="float"/>
          <table:table-cell table:formula="of:=MEDIAN([.$E268])" office:value-type="float"/>
          <table:table-cell table:formula="of:=MEDIAN([.$F268])" office:value-type="float"/>
          <table:table-cell table:formula="of:=MEDIAN([.$G268])" office:value-type="float"/>
          <table:table-cell table:formula="of:=MEDIAN([.$H268])" office:value-type="float"/>
          <table:table-cell table:formula="of:=MEDIAN([.$I268])" office:value-type="float"/>
          <table:table-cell table:formula="of:=MEDIAN([.$J268])" office:value-type="float"/>
          <table:table-cell table:formula="of:=MEDIAN([.$K268])" office:value-type="float"/>
          <table:table-cell table:formula="of:=MEDIAN([.$L268])" office:value-type="float"/>
          <table:table-cell table:formula="of:=MEDIAN([.$M268])" office:value-type="float"/>
          <table:table-cell table:formula="of:=MEDIAN([.$N268])" office:value-type="float"/>
          <table:table-cell table:formula="of:=MAX([.$B268])" office:value-type="float"/>
          <table:table-cell table:formula="of:=MAX([.$C268])" office:value-type="float"/>
          <table:table-cell table:formula="of:=MAX([.$D268])" office:value-type="float"/>
          <table:table-cell table:formula="of:=MAX([.$E268])" office:value-type="float"/>
          <table:table-cell table:formula="of:=MAX([.$F268])" office:value-type="float"/>
          <table:table-cell table:formula="of:=MAX([.$G268])" office:value-type="float"/>
          <table:table-cell table:formula="of:=MAX([.$H268])" office:value-type="float"/>
          <table:table-cell table:formula="of:=MAX([.$I268])" office:value-type="float"/>
          <table:table-cell table:formula="of:=MAX([.$J268])" office:value-type="float"/>
          <table:table-cell table:formula="of:=MAX([.$K268])" office:value-type="float"/>
          <table:table-cell table:formula="of:=MAX([.$L268])" office:value-type="float"/>
          <table:table-cell table:formula="of:=MAX([.$M268])" office:value-type="float"/>
          <table:table-cell table:formula="of:=MAX([.$N268])" office:value-type="float"/>
        </table:table-row>
        <table:table-row table:style-name="ro1">
          <table:table-cell office:value-type="string">
            <text:p>c3540/c3540.lp.3.3</text:p>
          </table:table-cell>
          <table:table-cell office:value-type="float" office:value="0.157295"/>
          <table:table-cell office:value-type="float" office:value="0.149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0.0"/>
          <table:table-cell office:value-type="float" office:value="72006.0"/>
          <table:table-cell office:value-type="float" office:value="72006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69])" office:value-type="float"/>
          <table:table-cell table:formula="of:=MIN([.$C269])" office:value-type="float"/>
          <table:table-cell table:formula="of:=MIN([.$D269])" office:value-type="float"/>
          <table:table-cell table:formula="of:=MIN([.$E269])" office:value-type="float"/>
          <table:table-cell table:formula="of:=MIN([.$F269])" office:value-type="float"/>
          <table:table-cell table:formula="of:=MIN([.$G269])" office:value-type="float"/>
          <table:table-cell table:formula="of:=MIN([.$H269])" office:value-type="float"/>
          <table:table-cell table:formula="of:=MIN([.$I269])" office:value-type="float"/>
          <table:table-cell table:formula="of:=MIN([.$J269])" office:value-type="float"/>
          <table:table-cell table:formula="of:=MIN([.$K269])" office:value-type="float"/>
          <table:table-cell table:formula="of:=MIN([.$L269])" office:value-type="float"/>
          <table:table-cell table:formula="of:=MIN([.$M269])" office:value-type="float"/>
          <table:table-cell table:formula="of:=MIN([.$N269])" office:value-type="float"/>
          <table:table-cell table:formula="of:=MEDIAN([.$B269])" office:value-type="float"/>
          <table:table-cell table:formula="of:=MEDIAN([.$C269])" office:value-type="float"/>
          <table:table-cell table:formula="of:=MEDIAN([.$D269])" office:value-type="float"/>
          <table:table-cell table:formula="of:=MEDIAN([.$E269])" office:value-type="float"/>
          <table:table-cell table:formula="of:=MEDIAN([.$F269])" office:value-type="float"/>
          <table:table-cell table:formula="of:=MEDIAN([.$G269])" office:value-type="float"/>
          <table:table-cell table:formula="of:=MEDIAN([.$H269])" office:value-type="float"/>
          <table:table-cell table:formula="of:=MEDIAN([.$I269])" office:value-type="float"/>
          <table:table-cell table:formula="of:=MEDIAN([.$J269])" office:value-type="float"/>
          <table:table-cell table:formula="of:=MEDIAN([.$K269])" office:value-type="float"/>
          <table:table-cell table:formula="of:=MEDIAN([.$L269])" office:value-type="float"/>
          <table:table-cell table:formula="of:=MEDIAN([.$M269])" office:value-type="float"/>
          <table:table-cell table:formula="of:=MEDIAN([.$N269])" office:value-type="float"/>
          <table:table-cell table:formula="of:=MAX([.$B269])" office:value-type="float"/>
          <table:table-cell table:formula="of:=MAX([.$C269])" office:value-type="float"/>
          <table:table-cell table:formula="of:=MAX([.$D269])" office:value-type="float"/>
          <table:table-cell table:formula="of:=MAX([.$E269])" office:value-type="float"/>
          <table:table-cell table:formula="of:=MAX([.$F269])" office:value-type="float"/>
          <table:table-cell table:formula="of:=MAX([.$G269])" office:value-type="float"/>
          <table:table-cell table:formula="of:=MAX([.$H269])" office:value-type="float"/>
          <table:table-cell table:formula="of:=MAX([.$I269])" office:value-type="float"/>
          <table:table-cell table:formula="of:=MAX([.$J269])" office:value-type="float"/>
          <table:table-cell table:formula="of:=MAX([.$K269])" office:value-type="float"/>
          <table:table-cell table:formula="of:=MAX([.$L269])" office:value-type="float"/>
          <table:table-cell table:formula="of:=MAX([.$M269])" office:value-type="float"/>
          <table:table-cell table:formula="of:=MAX([.$N269])" office:value-type="float"/>
        </table:table-row>
        <table:table-row table:style-name="ro1">
          <table:table-cell office:value-type="string">
            <text:p>c3540/c3540.lp.3.4</text:p>
          </table:table-cell>
          <table:table-cell office:value-type="float" office:value="0.169482"/>
          <table:table-cell office:value-type="float" office:value="0.161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8.0"/>
          <table:table-cell office:value-type="float" office:value="71450.0"/>
          <table:table-cell office:value-type="float" office:value="71450.0"/>
          <table:table-cell office:value-type="float" office:value="7615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0])" office:value-type="float"/>
          <table:table-cell table:formula="of:=MIN([.$C270])" office:value-type="float"/>
          <table:table-cell table:formula="of:=MIN([.$D270])" office:value-type="float"/>
          <table:table-cell table:formula="of:=MIN([.$E270])" office:value-type="float"/>
          <table:table-cell table:formula="of:=MIN([.$F270])" office:value-type="float"/>
          <table:table-cell table:formula="of:=MIN([.$G270])" office:value-type="float"/>
          <table:table-cell table:formula="of:=MIN([.$H270])" office:value-type="float"/>
          <table:table-cell table:formula="of:=MIN([.$I270])" office:value-type="float"/>
          <table:table-cell table:formula="of:=MIN([.$J270])" office:value-type="float"/>
          <table:table-cell table:formula="of:=MIN([.$K270])" office:value-type="float"/>
          <table:table-cell table:formula="of:=MIN([.$L270])" office:value-type="float"/>
          <table:table-cell table:formula="of:=MIN([.$M270])" office:value-type="float"/>
          <table:table-cell table:formula="of:=MIN([.$N270])" office:value-type="float"/>
          <table:table-cell table:formula="of:=MEDIAN([.$B270])" office:value-type="float"/>
          <table:table-cell table:formula="of:=MEDIAN([.$C270])" office:value-type="float"/>
          <table:table-cell table:formula="of:=MEDIAN([.$D270])" office:value-type="float"/>
          <table:table-cell table:formula="of:=MEDIAN([.$E270])" office:value-type="float"/>
          <table:table-cell table:formula="of:=MEDIAN([.$F270])" office:value-type="float"/>
          <table:table-cell table:formula="of:=MEDIAN([.$G270])" office:value-type="float"/>
          <table:table-cell table:formula="of:=MEDIAN([.$H270])" office:value-type="float"/>
          <table:table-cell table:formula="of:=MEDIAN([.$I270])" office:value-type="float"/>
          <table:table-cell table:formula="of:=MEDIAN([.$J270])" office:value-type="float"/>
          <table:table-cell table:formula="of:=MEDIAN([.$K270])" office:value-type="float"/>
          <table:table-cell table:formula="of:=MEDIAN([.$L270])" office:value-type="float"/>
          <table:table-cell table:formula="of:=MEDIAN([.$M270])" office:value-type="float"/>
          <table:table-cell table:formula="of:=MEDIAN([.$N270])" office:value-type="float"/>
          <table:table-cell table:formula="of:=MAX([.$B270])" office:value-type="float"/>
          <table:table-cell table:formula="of:=MAX([.$C270])" office:value-type="float"/>
          <table:table-cell table:formula="of:=MAX([.$D270])" office:value-type="float"/>
          <table:table-cell table:formula="of:=MAX([.$E270])" office:value-type="float"/>
          <table:table-cell table:formula="of:=MAX([.$F270])" office:value-type="float"/>
          <table:table-cell table:formula="of:=MAX([.$G270])" office:value-type="float"/>
          <table:table-cell table:formula="of:=MAX([.$H270])" office:value-type="float"/>
          <table:table-cell table:formula="of:=MAX([.$I270])" office:value-type="float"/>
          <table:table-cell table:formula="of:=MAX([.$J270])" office:value-type="float"/>
          <table:table-cell table:formula="of:=MAX([.$K270])" office:value-type="float"/>
          <table:table-cell table:formula="of:=MAX([.$L270])" office:value-type="float"/>
          <table:table-cell table:formula="of:=MAX([.$M270])" office:value-type="float"/>
          <table:table-cell table:formula="of:=MAX([.$N270])" office:value-type="float"/>
        </table:table-row>
        <table:table-row table:style-name="ro1">
          <table:table-cell office:value-type="string">
            <text:p>c3540/c3540.lp.3.5</text:p>
          </table:table-cell>
          <table:table-cell office:value-type="float" office:value="0.157613"/>
          <table:table-cell office:value-type="float" office:value="0.151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9.0"/>
          <table:table-cell office:value-type="float" office:value="71620.0"/>
          <table:table-cell office:value-type="float" office:value="71620.0"/>
          <table:table-cell office:value-type="float" office:value="7612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1])" office:value-type="float"/>
          <table:table-cell table:formula="of:=MIN([.$C271])" office:value-type="float"/>
          <table:table-cell table:formula="of:=MIN([.$D271])" office:value-type="float"/>
          <table:table-cell table:formula="of:=MIN([.$E271])" office:value-type="float"/>
          <table:table-cell table:formula="of:=MIN([.$F271])" office:value-type="float"/>
          <table:table-cell table:formula="of:=MIN([.$G271])" office:value-type="float"/>
          <table:table-cell table:formula="of:=MIN([.$H271])" office:value-type="float"/>
          <table:table-cell table:formula="of:=MIN([.$I271])" office:value-type="float"/>
          <table:table-cell table:formula="of:=MIN([.$J271])" office:value-type="float"/>
          <table:table-cell table:formula="of:=MIN([.$K271])" office:value-type="float"/>
          <table:table-cell table:formula="of:=MIN([.$L271])" office:value-type="float"/>
          <table:table-cell table:formula="of:=MIN([.$M271])" office:value-type="float"/>
          <table:table-cell table:formula="of:=MIN([.$N271])" office:value-type="float"/>
          <table:table-cell table:formula="of:=MEDIAN([.$B271])" office:value-type="float"/>
          <table:table-cell table:formula="of:=MEDIAN([.$C271])" office:value-type="float"/>
          <table:table-cell table:formula="of:=MEDIAN([.$D271])" office:value-type="float"/>
          <table:table-cell table:formula="of:=MEDIAN([.$E271])" office:value-type="float"/>
          <table:table-cell table:formula="of:=MEDIAN([.$F271])" office:value-type="float"/>
          <table:table-cell table:formula="of:=MEDIAN([.$G271])" office:value-type="float"/>
          <table:table-cell table:formula="of:=MEDIAN([.$H271])" office:value-type="float"/>
          <table:table-cell table:formula="of:=MEDIAN([.$I271])" office:value-type="float"/>
          <table:table-cell table:formula="of:=MEDIAN([.$J271])" office:value-type="float"/>
          <table:table-cell table:formula="of:=MEDIAN([.$K271])" office:value-type="float"/>
          <table:table-cell table:formula="of:=MEDIAN([.$L271])" office:value-type="float"/>
          <table:table-cell table:formula="of:=MEDIAN([.$M271])" office:value-type="float"/>
          <table:table-cell table:formula="of:=MEDIAN([.$N271])" office:value-type="float"/>
          <table:table-cell table:formula="of:=MAX([.$B271])" office:value-type="float"/>
          <table:table-cell table:formula="of:=MAX([.$C271])" office:value-type="float"/>
          <table:table-cell table:formula="of:=MAX([.$D271])" office:value-type="float"/>
          <table:table-cell table:formula="of:=MAX([.$E271])" office:value-type="float"/>
          <table:table-cell table:formula="of:=MAX([.$F271])" office:value-type="float"/>
          <table:table-cell table:formula="of:=MAX([.$G271])" office:value-type="float"/>
          <table:table-cell table:formula="of:=MAX([.$H271])" office:value-type="float"/>
          <table:table-cell table:formula="of:=MAX([.$I271])" office:value-type="float"/>
          <table:table-cell table:formula="of:=MAX([.$J271])" office:value-type="float"/>
          <table:table-cell table:formula="of:=MAX([.$K271])" office:value-type="float"/>
          <table:table-cell table:formula="of:=MAX([.$L271])" office:value-type="float"/>
          <table:table-cell table:formula="of:=MAX([.$M271])" office:value-type="float"/>
          <table:table-cell table:formula="of:=MAX([.$N271])" office:value-type="float"/>
        </table:table-row>
        <table:table-row table:style-name="ro1">
          <table:table-cell office:value-type="string">
            <text:p>c3540/c3540.lp.3.6</text:p>
          </table:table-cell>
          <table:table-cell office:value-type="float" office:value="0.152509"/>
          <table:table-cell office:value-type="float" office:value="0.146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5.0"/>
          <table:table-cell office:value-type="float" office:value="68714.0"/>
          <table:table-cell office:value-type="float" office:value="68714.0"/>
          <table:table-cell office:value-type="float" office:value="7610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2])" office:value-type="float"/>
          <table:table-cell table:formula="of:=MIN([.$C272])" office:value-type="float"/>
          <table:table-cell table:formula="of:=MIN([.$D272])" office:value-type="float"/>
          <table:table-cell table:formula="of:=MIN([.$E272])" office:value-type="float"/>
          <table:table-cell table:formula="of:=MIN([.$F272])" office:value-type="float"/>
          <table:table-cell table:formula="of:=MIN([.$G272])" office:value-type="float"/>
          <table:table-cell table:formula="of:=MIN([.$H272])" office:value-type="float"/>
          <table:table-cell table:formula="of:=MIN([.$I272])" office:value-type="float"/>
          <table:table-cell table:formula="of:=MIN([.$J272])" office:value-type="float"/>
          <table:table-cell table:formula="of:=MIN([.$K272])" office:value-type="float"/>
          <table:table-cell table:formula="of:=MIN([.$L272])" office:value-type="float"/>
          <table:table-cell table:formula="of:=MIN([.$M272])" office:value-type="float"/>
          <table:table-cell table:formula="of:=MIN([.$N272])" office:value-type="float"/>
          <table:table-cell table:formula="of:=MEDIAN([.$B272])" office:value-type="float"/>
          <table:table-cell table:formula="of:=MEDIAN([.$C272])" office:value-type="float"/>
          <table:table-cell table:formula="of:=MEDIAN([.$D272])" office:value-type="float"/>
          <table:table-cell table:formula="of:=MEDIAN([.$E272])" office:value-type="float"/>
          <table:table-cell table:formula="of:=MEDIAN([.$F272])" office:value-type="float"/>
          <table:table-cell table:formula="of:=MEDIAN([.$G272])" office:value-type="float"/>
          <table:table-cell table:formula="of:=MEDIAN([.$H272])" office:value-type="float"/>
          <table:table-cell table:formula="of:=MEDIAN([.$I272])" office:value-type="float"/>
          <table:table-cell table:formula="of:=MEDIAN([.$J272])" office:value-type="float"/>
          <table:table-cell table:formula="of:=MEDIAN([.$K272])" office:value-type="float"/>
          <table:table-cell table:formula="of:=MEDIAN([.$L272])" office:value-type="float"/>
          <table:table-cell table:formula="of:=MEDIAN([.$M272])" office:value-type="float"/>
          <table:table-cell table:formula="of:=MEDIAN([.$N272])" office:value-type="float"/>
          <table:table-cell table:formula="of:=MAX([.$B272])" office:value-type="float"/>
          <table:table-cell table:formula="of:=MAX([.$C272])" office:value-type="float"/>
          <table:table-cell table:formula="of:=MAX([.$D272])" office:value-type="float"/>
          <table:table-cell table:formula="of:=MAX([.$E272])" office:value-type="float"/>
          <table:table-cell table:formula="of:=MAX([.$F272])" office:value-type="float"/>
          <table:table-cell table:formula="of:=MAX([.$G272])" office:value-type="float"/>
          <table:table-cell table:formula="of:=MAX([.$H272])" office:value-type="float"/>
          <table:table-cell table:formula="of:=MAX([.$I272])" office:value-type="float"/>
          <table:table-cell table:formula="of:=MAX([.$J272])" office:value-type="float"/>
          <table:table-cell table:formula="of:=MAX([.$K272])" office:value-type="float"/>
          <table:table-cell table:formula="of:=MAX([.$L272])" office:value-type="float"/>
          <table:table-cell table:formula="of:=MAX([.$M272])" office:value-type="float"/>
          <table:table-cell table:formula="of:=MAX([.$N272])" office:value-type="float"/>
        </table:table-row>
        <table:table-row table:style-name="ro1">
          <table:table-cell office:value-type="string">
            <text:p>c3540/c3540.lp.3.7</text:p>
          </table:table-cell>
          <table:table-cell office:value-type="float" office:value="0.144986"/>
          <table:table-cell office:value-type="float" office:value="0.135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68.0"/>
          <table:table-cell office:value-type="float" office:value="71189.0"/>
          <table:table-cell office:value-type="float" office:value="71189.0"/>
          <table:table-cell office:value-type="float" office:value="7608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73])" office:value-type="float"/>
          <table:table-cell table:formula="of:=MIN([.$C273])" office:value-type="float"/>
          <table:table-cell table:formula="of:=MIN([.$D273])" office:value-type="float"/>
          <table:table-cell table:formula="of:=MIN([.$E273])" office:value-type="float"/>
          <table:table-cell table:formula="of:=MIN([.$F273])" office:value-type="float"/>
          <table:table-cell table:formula="of:=MIN([.$G273])" office:value-type="float"/>
          <table:table-cell table:formula="of:=MIN([.$H273])" office:value-type="float"/>
          <table:table-cell table:formula="of:=MIN([.$I273])" office:value-type="float"/>
          <table:table-cell table:formula="of:=MIN([.$J273])" office:value-type="float"/>
          <table:table-cell table:formula="of:=MIN([.$K273])" office:value-type="float"/>
          <table:table-cell table:formula="of:=MIN([.$L273])" office:value-type="float"/>
          <table:table-cell table:formula="of:=MIN([.$M273])" office:value-type="float"/>
          <table:table-cell table:formula="of:=MIN([.$N273])" office:value-type="float"/>
          <table:table-cell table:formula="of:=MEDIAN([.$B273])" office:value-type="float"/>
          <table:table-cell table:formula="of:=MEDIAN([.$C273])" office:value-type="float"/>
          <table:table-cell table:formula="of:=MEDIAN([.$D273])" office:value-type="float"/>
          <table:table-cell table:formula="of:=MEDIAN([.$E273])" office:value-type="float"/>
          <table:table-cell table:formula="of:=MEDIAN([.$F273])" office:value-type="float"/>
          <table:table-cell table:formula="of:=MEDIAN([.$G273])" office:value-type="float"/>
          <table:table-cell table:formula="of:=MEDIAN([.$H273])" office:value-type="float"/>
          <table:table-cell table:formula="of:=MEDIAN([.$I273])" office:value-type="float"/>
          <table:table-cell table:formula="of:=MEDIAN([.$J273])" office:value-type="float"/>
          <table:table-cell table:formula="of:=MEDIAN([.$K273])" office:value-type="float"/>
          <table:table-cell table:formula="of:=MEDIAN([.$L273])" office:value-type="float"/>
          <table:table-cell table:formula="of:=MEDIAN([.$M273])" office:value-type="float"/>
          <table:table-cell table:formula="of:=MEDIAN([.$N273])" office:value-type="float"/>
          <table:table-cell table:formula="of:=MAX([.$B273])" office:value-type="float"/>
          <table:table-cell table:formula="of:=MAX([.$C273])" office:value-type="float"/>
          <table:table-cell table:formula="of:=MAX([.$D273])" office:value-type="float"/>
          <table:table-cell table:formula="of:=MAX([.$E273])" office:value-type="float"/>
          <table:table-cell table:formula="of:=MAX([.$F273])" office:value-type="float"/>
          <table:table-cell table:formula="of:=MAX([.$G273])" office:value-type="float"/>
          <table:table-cell table:formula="of:=MAX([.$H273])" office:value-type="float"/>
          <table:table-cell table:formula="of:=MAX([.$I273])" office:value-type="float"/>
          <table:table-cell table:formula="of:=MAX([.$J273])" office:value-type="float"/>
          <table:table-cell table:formula="of:=MAX([.$K273])" office:value-type="float"/>
          <table:table-cell table:formula="of:=MAX([.$L273])" office:value-type="float"/>
          <table:table-cell table:formula="of:=MAX([.$M273])" office:value-type="float"/>
          <table:table-cell table:formula="of:=MAX([.$N273])" office:value-type="float"/>
        </table:table-row>
        <table:table-row table:style-name="ro1">
          <table:table-cell office:value-type="string">
            <text:p>c3540/c3540.lp.3.8</text:p>
          </table:table-cell>
          <table:table-cell office:value-type="float" office:value="0.14068"/>
          <table:table-cell office:value-type="float" office:value="0.134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8.0"/>
          <table:table-cell office:value-type="float" office:value="69485.0"/>
          <table:table-cell office:value-type="float" office:value="69485.0"/>
          <table:table-cell office:value-type="float" office:value="7606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74])" office:value-type="float"/>
          <table:table-cell table:formula="of:=MIN([.$C274])" office:value-type="float"/>
          <table:table-cell table:formula="of:=MIN([.$D274])" office:value-type="float"/>
          <table:table-cell table:formula="of:=MIN([.$E274])" office:value-type="float"/>
          <table:table-cell table:formula="of:=MIN([.$F274])" office:value-type="float"/>
          <table:table-cell table:formula="of:=MIN([.$G274])" office:value-type="float"/>
          <table:table-cell table:formula="of:=MIN([.$H274])" office:value-type="float"/>
          <table:table-cell table:formula="of:=MIN([.$I274])" office:value-type="float"/>
          <table:table-cell table:formula="of:=MIN([.$J274])" office:value-type="float"/>
          <table:table-cell table:formula="of:=MIN([.$K274])" office:value-type="float"/>
          <table:table-cell table:formula="of:=MIN([.$L274])" office:value-type="float"/>
          <table:table-cell table:formula="of:=MIN([.$M274])" office:value-type="float"/>
          <table:table-cell table:formula="of:=MIN([.$N274])" office:value-type="float"/>
          <table:table-cell table:formula="of:=MEDIAN([.$B274])" office:value-type="float"/>
          <table:table-cell table:formula="of:=MEDIAN([.$C274])" office:value-type="float"/>
          <table:table-cell table:formula="of:=MEDIAN([.$D274])" office:value-type="float"/>
          <table:table-cell table:formula="of:=MEDIAN([.$E274])" office:value-type="float"/>
          <table:table-cell table:formula="of:=MEDIAN([.$F274])" office:value-type="float"/>
          <table:table-cell table:formula="of:=MEDIAN([.$G274])" office:value-type="float"/>
          <table:table-cell table:formula="of:=MEDIAN([.$H274])" office:value-type="float"/>
          <table:table-cell table:formula="of:=MEDIAN([.$I274])" office:value-type="float"/>
          <table:table-cell table:formula="of:=MEDIAN([.$J274])" office:value-type="float"/>
          <table:table-cell table:formula="of:=MEDIAN([.$K274])" office:value-type="float"/>
          <table:table-cell table:formula="of:=MEDIAN([.$L274])" office:value-type="float"/>
          <table:table-cell table:formula="of:=MEDIAN([.$M274])" office:value-type="float"/>
          <table:table-cell table:formula="of:=MEDIAN([.$N274])" office:value-type="float"/>
          <table:table-cell table:formula="of:=MAX([.$B274])" office:value-type="float"/>
          <table:table-cell table:formula="of:=MAX([.$C274])" office:value-type="float"/>
          <table:table-cell table:formula="of:=MAX([.$D274])" office:value-type="float"/>
          <table:table-cell table:formula="of:=MAX([.$E274])" office:value-type="float"/>
          <table:table-cell table:formula="of:=MAX([.$F274])" office:value-type="float"/>
          <table:table-cell table:formula="of:=MAX([.$G274])" office:value-type="float"/>
          <table:table-cell table:formula="of:=MAX([.$H274])" office:value-type="float"/>
          <table:table-cell table:formula="of:=MAX([.$I274])" office:value-type="float"/>
          <table:table-cell table:formula="of:=MAX([.$J274])" office:value-type="float"/>
          <table:table-cell table:formula="of:=MAX([.$K274])" office:value-type="float"/>
          <table:table-cell table:formula="of:=MAX([.$L274])" office:value-type="float"/>
          <table:table-cell table:formula="of:=MAX([.$M274])" office:value-type="float"/>
          <table:table-cell table:formula="of:=MAX([.$N274])" office:value-type="float"/>
        </table:table-row>
        <table:table-row table:style-name="ro1">
          <table:table-cell office:value-type="string">
            <text:p>c3540/c3540.lp.4.1</text:p>
          </table:table-cell>
          <table:table-cell office:value-type="float" office:value="0.25137"/>
          <table:table-cell office:value-type="float" office:value="0.244"/>
          <table:table-cell office:value-type="float" office:value="0.2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7.0"/>
          <table:table-cell office:value-type="float" office:value="234515.0"/>
          <table:table-cell office:value-type="float" office:value="234515.0"/>
          <table:table-cell office:value-type="float" office:value="7617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75])" office:value-type="float"/>
          <table:table-cell table:formula="of:=MIN([.$C275])" office:value-type="float"/>
          <table:table-cell table:formula="of:=MIN([.$D275])" office:value-type="float"/>
          <table:table-cell table:formula="of:=MIN([.$E275])" office:value-type="float"/>
          <table:table-cell table:formula="of:=MIN([.$F275])" office:value-type="float"/>
          <table:table-cell table:formula="of:=MIN([.$G275])" office:value-type="float"/>
          <table:table-cell table:formula="of:=MIN([.$H275])" office:value-type="float"/>
          <table:table-cell table:formula="of:=MIN([.$I275])" office:value-type="float"/>
          <table:table-cell table:formula="of:=MIN([.$J275])" office:value-type="float"/>
          <table:table-cell table:formula="of:=MIN([.$K275])" office:value-type="float"/>
          <table:table-cell table:formula="of:=MIN([.$L275])" office:value-type="float"/>
          <table:table-cell table:formula="of:=MIN([.$M275])" office:value-type="float"/>
          <table:table-cell table:formula="of:=MIN([.$N275])" office:value-type="float"/>
          <table:table-cell table:formula="of:=MEDIAN([.$B275])" office:value-type="float"/>
          <table:table-cell table:formula="of:=MEDIAN([.$C275])" office:value-type="float"/>
          <table:table-cell table:formula="of:=MEDIAN([.$D275])" office:value-type="float"/>
          <table:table-cell table:formula="of:=MEDIAN([.$E275])" office:value-type="float"/>
          <table:table-cell table:formula="of:=MEDIAN([.$F275])" office:value-type="float"/>
          <table:table-cell table:formula="of:=MEDIAN([.$G275])" office:value-type="float"/>
          <table:table-cell table:formula="of:=MEDIAN([.$H275])" office:value-type="float"/>
          <table:table-cell table:formula="of:=MEDIAN([.$I275])" office:value-type="float"/>
          <table:table-cell table:formula="of:=MEDIAN([.$J275])" office:value-type="float"/>
          <table:table-cell table:formula="of:=MEDIAN([.$K275])" office:value-type="float"/>
          <table:table-cell table:formula="of:=MEDIAN([.$L275])" office:value-type="float"/>
          <table:table-cell table:formula="of:=MEDIAN([.$M275])" office:value-type="float"/>
          <table:table-cell table:formula="of:=MEDIAN([.$N275])" office:value-type="float"/>
          <table:table-cell table:formula="of:=MAX([.$B275])" office:value-type="float"/>
          <table:table-cell table:formula="of:=MAX([.$C275])" office:value-type="float"/>
          <table:table-cell table:formula="of:=MAX([.$D275])" office:value-type="float"/>
          <table:table-cell table:formula="of:=MAX([.$E275])" office:value-type="float"/>
          <table:table-cell table:formula="of:=MAX([.$F275])" office:value-type="float"/>
          <table:table-cell table:formula="of:=MAX([.$G275])" office:value-type="float"/>
          <table:table-cell table:formula="of:=MAX([.$H275])" office:value-type="float"/>
          <table:table-cell table:formula="of:=MAX([.$I275])" office:value-type="float"/>
          <table:table-cell table:formula="of:=MAX([.$J275])" office:value-type="float"/>
          <table:table-cell table:formula="of:=MAX([.$K275])" office:value-type="float"/>
          <table:table-cell table:formula="of:=MAX([.$L275])" office:value-type="float"/>
          <table:table-cell table:formula="of:=MAX([.$M275])" office:value-type="float"/>
          <table:table-cell table:formula="of:=MAX([.$N275])" office:value-type="float"/>
        </table:table-row>
        <table:table-row table:style-name="ro1">
          <table:table-cell office:value-type="string">
            <text:p>c3540/c3540.lp.4.2</text:p>
          </table:table-cell>
          <table:table-cell office:value-type="float" office:value="0.271975"/>
          <table:table-cell office:value-type="float" office:value="0.264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6.0"/>
          <table:table-cell office:value-type="float" office:value="250365.0"/>
          <table:table-cell office:value-type="float" office:value="250365.0"/>
          <table:table-cell office:value-type="float" office:value="7619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6])" office:value-type="float"/>
          <table:table-cell table:formula="of:=MIN([.$C276])" office:value-type="float"/>
          <table:table-cell table:formula="of:=MIN([.$D276])" office:value-type="float"/>
          <table:table-cell table:formula="of:=MIN([.$E276])" office:value-type="float"/>
          <table:table-cell table:formula="of:=MIN([.$F276])" office:value-type="float"/>
          <table:table-cell table:formula="of:=MIN([.$G276])" office:value-type="float"/>
          <table:table-cell table:formula="of:=MIN([.$H276])" office:value-type="float"/>
          <table:table-cell table:formula="of:=MIN([.$I276])" office:value-type="float"/>
          <table:table-cell table:formula="of:=MIN([.$J276])" office:value-type="float"/>
          <table:table-cell table:formula="of:=MIN([.$K276])" office:value-type="float"/>
          <table:table-cell table:formula="of:=MIN([.$L276])" office:value-type="float"/>
          <table:table-cell table:formula="of:=MIN([.$M276])" office:value-type="float"/>
          <table:table-cell table:formula="of:=MIN([.$N276])" office:value-type="float"/>
          <table:table-cell table:formula="of:=MEDIAN([.$B276])" office:value-type="float"/>
          <table:table-cell table:formula="of:=MEDIAN([.$C276])" office:value-type="float"/>
          <table:table-cell table:formula="of:=MEDIAN([.$D276])" office:value-type="float"/>
          <table:table-cell table:formula="of:=MEDIAN([.$E276])" office:value-type="float"/>
          <table:table-cell table:formula="of:=MEDIAN([.$F276])" office:value-type="float"/>
          <table:table-cell table:formula="of:=MEDIAN([.$G276])" office:value-type="float"/>
          <table:table-cell table:formula="of:=MEDIAN([.$H276])" office:value-type="float"/>
          <table:table-cell table:formula="of:=MEDIAN([.$I276])" office:value-type="float"/>
          <table:table-cell table:formula="of:=MEDIAN([.$J276])" office:value-type="float"/>
          <table:table-cell table:formula="of:=MEDIAN([.$K276])" office:value-type="float"/>
          <table:table-cell table:formula="of:=MEDIAN([.$L276])" office:value-type="float"/>
          <table:table-cell table:formula="of:=MEDIAN([.$M276])" office:value-type="float"/>
          <table:table-cell table:formula="of:=MEDIAN([.$N276])" office:value-type="float"/>
          <table:table-cell table:formula="of:=MAX([.$B276])" office:value-type="float"/>
          <table:table-cell table:formula="of:=MAX([.$C276])" office:value-type="float"/>
          <table:table-cell table:formula="of:=MAX([.$D276])" office:value-type="float"/>
          <table:table-cell table:formula="of:=MAX([.$E276])" office:value-type="float"/>
          <table:table-cell table:formula="of:=MAX([.$F276])" office:value-type="float"/>
          <table:table-cell table:formula="of:=MAX([.$G276])" office:value-type="float"/>
          <table:table-cell table:formula="of:=MAX([.$H276])" office:value-type="float"/>
          <table:table-cell table:formula="of:=MAX([.$I276])" office:value-type="float"/>
          <table:table-cell table:formula="of:=MAX([.$J276])" office:value-type="float"/>
          <table:table-cell table:formula="of:=MAX([.$K276])" office:value-type="float"/>
          <table:table-cell table:formula="of:=MAX([.$L276])" office:value-type="float"/>
          <table:table-cell table:formula="of:=MAX([.$M276])" office:value-type="float"/>
          <table:table-cell table:formula="of:=MAX([.$N276])" office:value-type="float"/>
        </table:table-row>
        <table:table-row table:style-name="ro1">
          <table:table-cell office:value-type="string">
            <text:p>c3540/c3540.lp.4.3</text:p>
          </table:table-cell>
          <table:table-cell office:value-type="float" office:value="0.194189"/>
          <table:table-cell office:value-type="float" office:value="0.186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75.0"/>
          <table:table-cell office:value-type="float" office:value="60683.0"/>
          <table:table-cell office:value-type="float" office:value="60683.0"/>
          <table:table-cell office:value-type="float" office:value="7617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77])" office:value-type="float"/>
          <table:table-cell table:formula="of:=MIN([.$C277])" office:value-type="float"/>
          <table:table-cell table:formula="of:=MIN([.$D277])" office:value-type="float"/>
          <table:table-cell table:formula="of:=MIN([.$E277])" office:value-type="float"/>
          <table:table-cell table:formula="of:=MIN([.$F277])" office:value-type="float"/>
          <table:table-cell table:formula="of:=MIN([.$G277])" office:value-type="float"/>
          <table:table-cell table:formula="of:=MIN([.$H277])" office:value-type="float"/>
          <table:table-cell table:formula="of:=MIN([.$I277])" office:value-type="float"/>
          <table:table-cell table:formula="of:=MIN([.$J277])" office:value-type="float"/>
          <table:table-cell table:formula="of:=MIN([.$K277])" office:value-type="float"/>
          <table:table-cell table:formula="of:=MIN([.$L277])" office:value-type="float"/>
          <table:table-cell table:formula="of:=MIN([.$M277])" office:value-type="float"/>
          <table:table-cell table:formula="of:=MIN([.$N277])" office:value-type="float"/>
          <table:table-cell table:formula="of:=MEDIAN([.$B277])" office:value-type="float"/>
          <table:table-cell table:formula="of:=MEDIAN([.$C277])" office:value-type="float"/>
          <table:table-cell table:formula="of:=MEDIAN([.$D277])" office:value-type="float"/>
          <table:table-cell table:formula="of:=MEDIAN([.$E277])" office:value-type="float"/>
          <table:table-cell table:formula="of:=MEDIAN([.$F277])" office:value-type="float"/>
          <table:table-cell table:formula="of:=MEDIAN([.$G277])" office:value-type="float"/>
          <table:table-cell table:formula="of:=MEDIAN([.$H277])" office:value-type="float"/>
          <table:table-cell table:formula="of:=MEDIAN([.$I277])" office:value-type="float"/>
          <table:table-cell table:formula="of:=MEDIAN([.$J277])" office:value-type="float"/>
          <table:table-cell table:formula="of:=MEDIAN([.$K277])" office:value-type="float"/>
          <table:table-cell table:formula="of:=MEDIAN([.$L277])" office:value-type="float"/>
          <table:table-cell table:formula="of:=MEDIAN([.$M277])" office:value-type="float"/>
          <table:table-cell table:formula="of:=MEDIAN([.$N277])" office:value-type="float"/>
          <table:table-cell table:formula="of:=MAX([.$B277])" office:value-type="float"/>
          <table:table-cell table:formula="of:=MAX([.$C277])" office:value-type="float"/>
          <table:table-cell table:formula="of:=MAX([.$D277])" office:value-type="float"/>
          <table:table-cell table:formula="of:=MAX([.$E277])" office:value-type="float"/>
          <table:table-cell table:formula="of:=MAX([.$F277])" office:value-type="float"/>
          <table:table-cell table:formula="of:=MAX([.$G277])" office:value-type="float"/>
          <table:table-cell table:formula="of:=MAX([.$H277])" office:value-type="float"/>
          <table:table-cell table:formula="of:=MAX([.$I277])" office:value-type="float"/>
          <table:table-cell table:formula="of:=MAX([.$J277])" office:value-type="float"/>
          <table:table-cell table:formula="of:=MAX([.$K277])" office:value-type="float"/>
          <table:table-cell table:formula="of:=MAX([.$L277])" office:value-type="float"/>
          <table:table-cell table:formula="of:=MAX([.$M277])" office:value-type="float"/>
          <table:table-cell table:formula="of:=MAX([.$N277])" office:value-type="float"/>
        </table:table-row>
        <table:table-row table:style-name="ro1">
          <table:table-cell office:value-type="string">
            <text:p>c3540/c3540.lp.4.4</text:p>
          </table:table-cell>
          <table:table-cell office:value-type="float" office:value="0.211157"/>
          <table:table-cell office:value-type="float" office:value="0.201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05.0"/>
          <table:table-cell office:value-type="float" office:value="93560.0"/>
          <table:table-cell office:value-type="float" office:value="93560.0"/>
          <table:table-cell office:value-type="float" office:value="7614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8])" office:value-type="float"/>
          <table:table-cell table:formula="of:=MIN([.$C278])" office:value-type="float"/>
          <table:table-cell table:formula="of:=MIN([.$D278])" office:value-type="float"/>
          <table:table-cell table:formula="of:=MIN([.$E278])" office:value-type="float"/>
          <table:table-cell table:formula="of:=MIN([.$F278])" office:value-type="float"/>
          <table:table-cell table:formula="of:=MIN([.$G278])" office:value-type="float"/>
          <table:table-cell table:formula="of:=MIN([.$H278])" office:value-type="float"/>
          <table:table-cell table:formula="of:=MIN([.$I278])" office:value-type="float"/>
          <table:table-cell table:formula="of:=MIN([.$J278])" office:value-type="float"/>
          <table:table-cell table:formula="of:=MIN([.$K278])" office:value-type="float"/>
          <table:table-cell table:formula="of:=MIN([.$L278])" office:value-type="float"/>
          <table:table-cell table:formula="of:=MIN([.$M278])" office:value-type="float"/>
          <table:table-cell table:formula="of:=MIN([.$N278])" office:value-type="float"/>
          <table:table-cell table:formula="of:=MEDIAN([.$B278])" office:value-type="float"/>
          <table:table-cell table:formula="of:=MEDIAN([.$C278])" office:value-type="float"/>
          <table:table-cell table:formula="of:=MEDIAN([.$D278])" office:value-type="float"/>
          <table:table-cell table:formula="of:=MEDIAN([.$E278])" office:value-type="float"/>
          <table:table-cell table:formula="of:=MEDIAN([.$F278])" office:value-type="float"/>
          <table:table-cell table:formula="of:=MEDIAN([.$G278])" office:value-type="float"/>
          <table:table-cell table:formula="of:=MEDIAN([.$H278])" office:value-type="float"/>
          <table:table-cell table:formula="of:=MEDIAN([.$I278])" office:value-type="float"/>
          <table:table-cell table:formula="of:=MEDIAN([.$J278])" office:value-type="float"/>
          <table:table-cell table:formula="of:=MEDIAN([.$K278])" office:value-type="float"/>
          <table:table-cell table:formula="of:=MEDIAN([.$L278])" office:value-type="float"/>
          <table:table-cell table:formula="of:=MEDIAN([.$M278])" office:value-type="float"/>
          <table:table-cell table:formula="of:=MEDIAN([.$N278])" office:value-type="float"/>
          <table:table-cell table:formula="of:=MAX([.$B278])" office:value-type="float"/>
          <table:table-cell table:formula="of:=MAX([.$C278])" office:value-type="float"/>
          <table:table-cell table:formula="of:=MAX([.$D278])" office:value-type="float"/>
          <table:table-cell table:formula="of:=MAX([.$E278])" office:value-type="float"/>
          <table:table-cell table:formula="of:=MAX([.$F278])" office:value-type="float"/>
          <table:table-cell table:formula="of:=MAX([.$G278])" office:value-type="float"/>
          <table:table-cell table:formula="of:=MAX([.$H278])" office:value-type="float"/>
          <table:table-cell table:formula="of:=MAX([.$I278])" office:value-type="float"/>
          <table:table-cell table:formula="of:=MAX([.$J278])" office:value-type="float"/>
          <table:table-cell table:formula="of:=MAX([.$K278])" office:value-type="float"/>
          <table:table-cell table:formula="of:=MAX([.$L278])" office:value-type="float"/>
          <table:table-cell table:formula="of:=MAX([.$M278])" office:value-type="float"/>
          <table:table-cell table:formula="of:=MAX([.$N278])" office:value-type="float"/>
        </table:table-row>
        <table:table-row table:style-name="ro1">
          <table:table-cell office:value-type="string">
            <text:p>c3540/c3540.lp.4.5</text:p>
          </table:table-cell>
          <table:table-cell office:value-type="float" office:value="0.219063"/>
          <table:table-cell office:value-type="float" office:value="0.212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197303.0"/>
          <table:table-cell office:value-type="float" office:value="197303.0"/>
          <table:table-cell office:value-type="float" office:value="7612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79])" office:value-type="float"/>
          <table:table-cell table:formula="of:=MIN([.$C279])" office:value-type="float"/>
          <table:table-cell table:formula="of:=MIN([.$D279])" office:value-type="float"/>
          <table:table-cell table:formula="of:=MIN([.$E279])" office:value-type="float"/>
          <table:table-cell table:formula="of:=MIN([.$F279])" office:value-type="float"/>
          <table:table-cell table:formula="of:=MIN([.$G279])" office:value-type="float"/>
          <table:table-cell table:formula="of:=MIN([.$H279])" office:value-type="float"/>
          <table:table-cell table:formula="of:=MIN([.$I279])" office:value-type="float"/>
          <table:table-cell table:formula="of:=MIN([.$J279])" office:value-type="float"/>
          <table:table-cell table:formula="of:=MIN([.$K279])" office:value-type="float"/>
          <table:table-cell table:formula="of:=MIN([.$L279])" office:value-type="float"/>
          <table:table-cell table:formula="of:=MIN([.$M279])" office:value-type="float"/>
          <table:table-cell table:formula="of:=MIN([.$N279])" office:value-type="float"/>
          <table:table-cell table:formula="of:=MEDIAN([.$B279])" office:value-type="float"/>
          <table:table-cell table:formula="of:=MEDIAN([.$C279])" office:value-type="float"/>
          <table:table-cell table:formula="of:=MEDIAN([.$D279])" office:value-type="float"/>
          <table:table-cell table:formula="of:=MEDIAN([.$E279])" office:value-type="float"/>
          <table:table-cell table:formula="of:=MEDIAN([.$F279])" office:value-type="float"/>
          <table:table-cell table:formula="of:=MEDIAN([.$G279])" office:value-type="float"/>
          <table:table-cell table:formula="of:=MEDIAN([.$H279])" office:value-type="float"/>
          <table:table-cell table:formula="of:=MEDIAN([.$I279])" office:value-type="float"/>
          <table:table-cell table:formula="of:=MEDIAN([.$J279])" office:value-type="float"/>
          <table:table-cell table:formula="of:=MEDIAN([.$K279])" office:value-type="float"/>
          <table:table-cell table:formula="of:=MEDIAN([.$L279])" office:value-type="float"/>
          <table:table-cell table:formula="of:=MEDIAN([.$M279])" office:value-type="float"/>
          <table:table-cell table:formula="of:=MEDIAN([.$N279])" office:value-type="float"/>
          <table:table-cell table:formula="of:=MAX([.$B279])" office:value-type="float"/>
          <table:table-cell table:formula="of:=MAX([.$C279])" office:value-type="float"/>
          <table:table-cell table:formula="of:=MAX([.$D279])" office:value-type="float"/>
          <table:table-cell table:formula="of:=MAX([.$E279])" office:value-type="float"/>
          <table:table-cell table:formula="of:=MAX([.$F279])" office:value-type="float"/>
          <table:table-cell table:formula="of:=MAX([.$G279])" office:value-type="float"/>
          <table:table-cell table:formula="of:=MAX([.$H279])" office:value-type="float"/>
          <table:table-cell table:formula="of:=MAX([.$I279])" office:value-type="float"/>
          <table:table-cell table:formula="of:=MAX([.$J279])" office:value-type="float"/>
          <table:table-cell table:formula="of:=MAX([.$K279])" office:value-type="float"/>
          <table:table-cell table:formula="of:=MAX([.$L279])" office:value-type="float"/>
          <table:table-cell table:formula="of:=MAX([.$M279])" office:value-type="float"/>
          <table:table-cell table:formula="of:=MAX([.$N279])" office:value-type="float"/>
        </table:table-row>
        <table:table-row table:style-name="ro1">
          <table:table-cell office:value-type="string">
            <text:p>c3540/c3540.lp.4.6</text:p>
          </table:table-cell>
          <table:table-cell office:value-type="float" office:value="0.149201"/>
          <table:table-cell office:value-type="float" office:value="0.142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78.0"/>
          <table:table-cell office:value-type="float" office:value="48568.0"/>
          <table:table-cell office:value-type="float" office:value="48568.0"/>
          <table:table-cell office:value-type="float" office:value="7609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0])" office:value-type="float"/>
          <table:table-cell table:formula="of:=MIN([.$C280])" office:value-type="float"/>
          <table:table-cell table:formula="of:=MIN([.$D280])" office:value-type="float"/>
          <table:table-cell table:formula="of:=MIN([.$E280])" office:value-type="float"/>
          <table:table-cell table:formula="of:=MIN([.$F280])" office:value-type="float"/>
          <table:table-cell table:formula="of:=MIN([.$G280])" office:value-type="float"/>
          <table:table-cell table:formula="of:=MIN([.$H280])" office:value-type="float"/>
          <table:table-cell table:formula="of:=MIN([.$I280])" office:value-type="float"/>
          <table:table-cell table:formula="of:=MIN([.$J280])" office:value-type="float"/>
          <table:table-cell table:formula="of:=MIN([.$K280])" office:value-type="float"/>
          <table:table-cell table:formula="of:=MIN([.$L280])" office:value-type="float"/>
          <table:table-cell table:formula="of:=MIN([.$M280])" office:value-type="float"/>
          <table:table-cell table:formula="of:=MIN([.$N280])" office:value-type="float"/>
          <table:table-cell table:formula="of:=MEDIAN([.$B280])" office:value-type="float"/>
          <table:table-cell table:formula="of:=MEDIAN([.$C280])" office:value-type="float"/>
          <table:table-cell table:formula="of:=MEDIAN([.$D280])" office:value-type="float"/>
          <table:table-cell table:formula="of:=MEDIAN([.$E280])" office:value-type="float"/>
          <table:table-cell table:formula="of:=MEDIAN([.$F280])" office:value-type="float"/>
          <table:table-cell table:formula="of:=MEDIAN([.$G280])" office:value-type="float"/>
          <table:table-cell table:formula="of:=MEDIAN([.$H280])" office:value-type="float"/>
          <table:table-cell table:formula="of:=MEDIAN([.$I280])" office:value-type="float"/>
          <table:table-cell table:formula="of:=MEDIAN([.$J280])" office:value-type="float"/>
          <table:table-cell table:formula="of:=MEDIAN([.$K280])" office:value-type="float"/>
          <table:table-cell table:formula="of:=MEDIAN([.$L280])" office:value-type="float"/>
          <table:table-cell table:formula="of:=MEDIAN([.$M280])" office:value-type="float"/>
          <table:table-cell table:formula="of:=MEDIAN([.$N280])" office:value-type="float"/>
          <table:table-cell table:formula="of:=MAX([.$B280])" office:value-type="float"/>
          <table:table-cell table:formula="of:=MAX([.$C280])" office:value-type="float"/>
          <table:table-cell table:formula="of:=MAX([.$D280])" office:value-type="float"/>
          <table:table-cell table:formula="of:=MAX([.$E280])" office:value-type="float"/>
          <table:table-cell table:formula="of:=MAX([.$F280])" office:value-type="float"/>
          <table:table-cell table:formula="of:=MAX([.$G280])" office:value-type="float"/>
          <table:table-cell table:formula="of:=MAX([.$H280])" office:value-type="float"/>
          <table:table-cell table:formula="of:=MAX([.$I280])" office:value-type="float"/>
          <table:table-cell table:formula="of:=MAX([.$J280])" office:value-type="float"/>
          <table:table-cell table:formula="of:=MAX([.$K280])" office:value-type="float"/>
          <table:table-cell table:formula="of:=MAX([.$L280])" office:value-type="float"/>
          <table:table-cell table:formula="of:=MAX([.$M280])" office:value-type="float"/>
          <table:table-cell table:formula="of:=MAX([.$N280])" office:value-type="float"/>
        </table:table-row>
        <table:table-row table:style-name="ro1">
          <table:table-cell office:value-type="string">
            <text:p>c3540/c3540.lp.4.7</text:p>
          </table:table-cell>
          <table:table-cell office:value-type="float" office:value="0.164862"/>
          <table:table-cell office:value-type="float" office:value="0.157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104772.0"/>
          <table:table-cell office:value-type="float" office:value="104772.0"/>
          <table:table-cell office:value-type="float" office:value="7607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81])" office:value-type="float"/>
          <table:table-cell table:formula="of:=MIN([.$C281])" office:value-type="float"/>
          <table:table-cell table:formula="of:=MIN([.$D281])" office:value-type="float"/>
          <table:table-cell table:formula="of:=MIN([.$E281])" office:value-type="float"/>
          <table:table-cell table:formula="of:=MIN([.$F281])" office:value-type="float"/>
          <table:table-cell table:formula="of:=MIN([.$G281])" office:value-type="float"/>
          <table:table-cell table:formula="of:=MIN([.$H281])" office:value-type="float"/>
          <table:table-cell table:formula="of:=MIN([.$I281])" office:value-type="float"/>
          <table:table-cell table:formula="of:=MIN([.$J281])" office:value-type="float"/>
          <table:table-cell table:formula="of:=MIN([.$K281])" office:value-type="float"/>
          <table:table-cell table:formula="of:=MIN([.$L281])" office:value-type="float"/>
          <table:table-cell table:formula="of:=MIN([.$M281])" office:value-type="float"/>
          <table:table-cell table:formula="of:=MIN([.$N281])" office:value-type="float"/>
          <table:table-cell table:formula="of:=MEDIAN([.$B281])" office:value-type="float"/>
          <table:table-cell table:formula="of:=MEDIAN([.$C281])" office:value-type="float"/>
          <table:table-cell table:formula="of:=MEDIAN([.$D281])" office:value-type="float"/>
          <table:table-cell table:formula="of:=MEDIAN([.$E281])" office:value-type="float"/>
          <table:table-cell table:formula="of:=MEDIAN([.$F281])" office:value-type="float"/>
          <table:table-cell table:formula="of:=MEDIAN([.$G281])" office:value-type="float"/>
          <table:table-cell table:formula="of:=MEDIAN([.$H281])" office:value-type="float"/>
          <table:table-cell table:formula="of:=MEDIAN([.$I281])" office:value-type="float"/>
          <table:table-cell table:formula="of:=MEDIAN([.$J281])" office:value-type="float"/>
          <table:table-cell table:formula="of:=MEDIAN([.$K281])" office:value-type="float"/>
          <table:table-cell table:formula="of:=MEDIAN([.$L281])" office:value-type="float"/>
          <table:table-cell table:formula="of:=MEDIAN([.$M281])" office:value-type="float"/>
          <table:table-cell table:formula="of:=MEDIAN([.$N281])" office:value-type="float"/>
          <table:table-cell table:formula="of:=MAX([.$B281])" office:value-type="float"/>
          <table:table-cell table:formula="of:=MAX([.$C281])" office:value-type="float"/>
          <table:table-cell table:formula="of:=MAX([.$D281])" office:value-type="float"/>
          <table:table-cell table:formula="of:=MAX([.$E281])" office:value-type="float"/>
          <table:table-cell table:formula="of:=MAX([.$F281])" office:value-type="float"/>
          <table:table-cell table:formula="of:=MAX([.$G281])" office:value-type="float"/>
          <table:table-cell table:formula="of:=MAX([.$H281])" office:value-type="float"/>
          <table:table-cell table:formula="of:=MAX([.$I281])" office:value-type="float"/>
          <table:table-cell table:formula="of:=MAX([.$J281])" office:value-type="float"/>
          <table:table-cell table:formula="of:=MAX([.$K281])" office:value-type="float"/>
          <table:table-cell table:formula="of:=MAX([.$L281])" office:value-type="float"/>
          <table:table-cell table:formula="of:=MAX([.$M281])" office:value-type="float"/>
          <table:table-cell table:formula="of:=MAX([.$N281])" office:value-type="float"/>
        </table:table-row>
        <table:table-row table:style-name="ro1">
          <table:table-cell office:value-type="string">
            <text:p>c3540/c3540.lp.4.8</text:p>
          </table:table-cell>
          <table:table-cell office:value-type="float" office:value="0.212303"/>
          <table:table-cell office:value-type="float" office:value="0.205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8.0"/>
          <table:table-cell office:value-type="float" office:value="173322.0"/>
          <table:table-cell office:value-type="float" office:value="173322.0"/>
          <table:table-cell office:value-type="float" office:value="7609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2])" office:value-type="float"/>
          <table:table-cell table:formula="of:=MIN([.$C282])" office:value-type="float"/>
          <table:table-cell table:formula="of:=MIN([.$D282])" office:value-type="float"/>
          <table:table-cell table:formula="of:=MIN([.$E282])" office:value-type="float"/>
          <table:table-cell table:formula="of:=MIN([.$F282])" office:value-type="float"/>
          <table:table-cell table:formula="of:=MIN([.$G282])" office:value-type="float"/>
          <table:table-cell table:formula="of:=MIN([.$H282])" office:value-type="float"/>
          <table:table-cell table:formula="of:=MIN([.$I282])" office:value-type="float"/>
          <table:table-cell table:formula="of:=MIN([.$J282])" office:value-type="float"/>
          <table:table-cell table:formula="of:=MIN([.$K282])" office:value-type="float"/>
          <table:table-cell table:formula="of:=MIN([.$L282])" office:value-type="float"/>
          <table:table-cell table:formula="of:=MIN([.$M282])" office:value-type="float"/>
          <table:table-cell table:formula="of:=MIN([.$N282])" office:value-type="float"/>
          <table:table-cell table:formula="of:=MEDIAN([.$B282])" office:value-type="float"/>
          <table:table-cell table:formula="of:=MEDIAN([.$C282])" office:value-type="float"/>
          <table:table-cell table:formula="of:=MEDIAN([.$D282])" office:value-type="float"/>
          <table:table-cell table:formula="of:=MEDIAN([.$E282])" office:value-type="float"/>
          <table:table-cell table:formula="of:=MEDIAN([.$F282])" office:value-type="float"/>
          <table:table-cell table:formula="of:=MEDIAN([.$G282])" office:value-type="float"/>
          <table:table-cell table:formula="of:=MEDIAN([.$H282])" office:value-type="float"/>
          <table:table-cell table:formula="of:=MEDIAN([.$I282])" office:value-type="float"/>
          <table:table-cell table:formula="of:=MEDIAN([.$J282])" office:value-type="float"/>
          <table:table-cell table:formula="of:=MEDIAN([.$K282])" office:value-type="float"/>
          <table:table-cell table:formula="of:=MEDIAN([.$L282])" office:value-type="float"/>
          <table:table-cell table:formula="of:=MEDIAN([.$M282])" office:value-type="float"/>
          <table:table-cell table:formula="of:=MEDIAN([.$N282])" office:value-type="float"/>
          <table:table-cell table:formula="of:=MAX([.$B282])" office:value-type="float"/>
          <table:table-cell table:formula="of:=MAX([.$C282])" office:value-type="float"/>
          <table:table-cell table:formula="of:=MAX([.$D282])" office:value-type="float"/>
          <table:table-cell table:formula="of:=MAX([.$E282])" office:value-type="float"/>
          <table:table-cell table:formula="of:=MAX([.$F282])" office:value-type="float"/>
          <table:table-cell table:formula="of:=MAX([.$G282])" office:value-type="float"/>
          <table:table-cell table:formula="of:=MAX([.$H282])" office:value-type="float"/>
          <table:table-cell table:formula="of:=MAX([.$I282])" office:value-type="float"/>
          <table:table-cell table:formula="of:=MAX([.$J282])" office:value-type="float"/>
          <table:table-cell table:formula="of:=MAX([.$K282])" office:value-type="float"/>
          <table:table-cell table:formula="of:=MAX([.$L282])" office:value-type="float"/>
          <table:table-cell table:formula="of:=MAX([.$M282])" office:value-type="float"/>
          <table:table-cell table:formula="of:=MAX([.$N282])" office:value-type="float"/>
        </table:table-row>
        <table:table-row table:style-name="ro1">
          <table:table-cell office:value-type="string">
            <text:p>c3540/c3540.lp.5.1</text:p>
          </table:table-cell>
          <table:table-cell office:value-type="float" office:value="0.411581"/>
          <table:table-cell office:value-type="float" office:value="0.403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9.0"/>
          <table:table-cell office:value-type="float" office:value="421330.0"/>
          <table:table-cell office:value-type="float" office:value="421330.0"/>
          <table:table-cell office:value-type="float" office:value="7620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3])" office:value-type="float"/>
          <table:table-cell table:formula="of:=MIN([.$C283])" office:value-type="float"/>
          <table:table-cell table:formula="of:=MIN([.$D283])" office:value-type="float"/>
          <table:table-cell table:formula="of:=MIN([.$E283])" office:value-type="float"/>
          <table:table-cell table:formula="of:=MIN([.$F283])" office:value-type="float"/>
          <table:table-cell table:formula="of:=MIN([.$G283])" office:value-type="float"/>
          <table:table-cell table:formula="of:=MIN([.$H283])" office:value-type="float"/>
          <table:table-cell table:formula="of:=MIN([.$I283])" office:value-type="float"/>
          <table:table-cell table:formula="of:=MIN([.$J283])" office:value-type="float"/>
          <table:table-cell table:formula="of:=MIN([.$K283])" office:value-type="float"/>
          <table:table-cell table:formula="of:=MIN([.$L283])" office:value-type="float"/>
          <table:table-cell table:formula="of:=MIN([.$M283])" office:value-type="float"/>
          <table:table-cell table:formula="of:=MIN([.$N283])" office:value-type="float"/>
          <table:table-cell table:formula="of:=MEDIAN([.$B283])" office:value-type="float"/>
          <table:table-cell table:formula="of:=MEDIAN([.$C283])" office:value-type="float"/>
          <table:table-cell table:formula="of:=MEDIAN([.$D283])" office:value-type="float"/>
          <table:table-cell table:formula="of:=MEDIAN([.$E283])" office:value-type="float"/>
          <table:table-cell table:formula="of:=MEDIAN([.$F283])" office:value-type="float"/>
          <table:table-cell table:formula="of:=MEDIAN([.$G283])" office:value-type="float"/>
          <table:table-cell table:formula="of:=MEDIAN([.$H283])" office:value-type="float"/>
          <table:table-cell table:formula="of:=MEDIAN([.$I283])" office:value-type="float"/>
          <table:table-cell table:formula="of:=MEDIAN([.$J283])" office:value-type="float"/>
          <table:table-cell table:formula="of:=MEDIAN([.$K283])" office:value-type="float"/>
          <table:table-cell table:formula="of:=MEDIAN([.$L283])" office:value-type="float"/>
          <table:table-cell table:formula="of:=MEDIAN([.$M283])" office:value-type="float"/>
          <table:table-cell table:formula="of:=MEDIAN([.$N283])" office:value-type="float"/>
          <table:table-cell table:formula="of:=MAX([.$B283])" office:value-type="float"/>
          <table:table-cell table:formula="of:=MAX([.$C283])" office:value-type="float"/>
          <table:table-cell table:formula="of:=MAX([.$D283])" office:value-type="float"/>
          <table:table-cell table:formula="of:=MAX([.$E283])" office:value-type="float"/>
          <table:table-cell table:formula="of:=MAX([.$F283])" office:value-type="float"/>
          <table:table-cell table:formula="of:=MAX([.$G283])" office:value-type="float"/>
          <table:table-cell table:formula="of:=MAX([.$H283])" office:value-type="float"/>
          <table:table-cell table:formula="of:=MAX([.$I283])" office:value-type="float"/>
          <table:table-cell table:formula="of:=MAX([.$J283])" office:value-type="float"/>
          <table:table-cell table:formula="of:=MAX([.$K283])" office:value-type="float"/>
          <table:table-cell table:formula="of:=MAX([.$L283])" office:value-type="float"/>
          <table:table-cell table:formula="of:=MAX([.$M283])" office:value-type="float"/>
          <table:table-cell table:formula="of:=MAX([.$N283])" office:value-type="float"/>
        </table:table-row>
        <table:table-row table:style-name="ro1">
          <table:table-cell office:value-type="string">
            <text:p>c3540/c3540.lp.5.2</text:p>
          </table:table-cell>
          <table:table-cell office:value-type="float" office:value="0.386062"/>
          <table:table-cell office:value-type="float" office:value="0.378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67.0"/>
          <table:table-cell office:value-type="float" office:value="341066.0"/>
          <table:table-cell office:value-type="float" office:value="341066.0"/>
          <table:table-cell office:value-type="float" office:value="7618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4])" office:value-type="float"/>
          <table:table-cell table:formula="of:=MIN([.$C284])" office:value-type="float"/>
          <table:table-cell table:formula="of:=MIN([.$D284])" office:value-type="float"/>
          <table:table-cell table:formula="of:=MIN([.$E284])" office:value-type="float"/>
          <table:table-cell table:formula="of:=MIN([.$F284])" office:value-type="float"/>
          <table:table-cell table:formula="of:=MIN([.$G284])" office:value-type="float"/>
          <table:table-cell table:formula="of:=MIN([.$H284])" office:value-type="float"/>
          <table:table-cell table:formula="of:=MIN([.$I284])" office:value-type="float"/>
          <table:table-cell table:formula="of:=MIN([.$J284])" office:value-type="float"/>
          <table:table-cell table:formula="of:=MIN([.$K284])" office:value-type="float"/>
          <table:table-cell table:formula="of:=MIN([.$L284])" office:value-type="float"/>
          <table:table-cell table:formula="of:=MIN([.$M284])" office:value-type="float"/>
          <table:table-cell table:formula="of:=MIN([.$N284])" office:value-type="float"/>
          <table:table-cell table:formula="of:=MEDIAN([.$B284])" office:value-type="float"/>
          <table:table-cell table:formula="of:=MEDIAN([.$C284])" office:value-type="float"/>
          <table:table-cell table:formula="of:=MEDIAN([.$D284])" office:value-type="float"/>
          <table:table-cell table:formula="of:=MEDIAN([.$E284])" office:value-type="float"/>
          <table:table-cell table:formula="of:=MEDIAN([.$F284])" office:value-type="float"/>
          <table:table-cell table:formula="of:=MEDIAN([.$G284])" office:value-type="float"/>
          <table:table-cell table:formula="of:=MEDIAN([.$H284])" office:value-type="float"/>
          <table:table-cell table:formula="of:=MEDIAN([.$I284])" office:value-type="float"/>
          <table:table-cell table:formula="of:=MEDIAN([.$J284])" office:value-type="float"/>
          <table:table-cell table:formula="of:=MEDIAN([.$K284])" office:value-type="float"/>
          <table:table-cell table:formula="of:=MEDIAN([.$L284])" office:value-type="float"/>
          <table:table-cell table:formula="of:=MEDIAN([.$M284])" office:value-type="float"/>
          <table:table-cell table:formula="of:=MEDIAN([.$N284])" office:value-type="float"/>
          <table:table-cell table:formula="of:=MAX([.$B284])" office:value-type="float"/>
          <table:table-cell table:formula="of:=MAX([.$C284])" office:value-type="float"/>
          <table:table-cell table:formula="of:=MAX([.$D284])" office:value-type="float"/>
          <table:table-cell table:formula="of:=MAX([.$E284])" office:value-type="float"/>
          <table:table-cell table:formula="of:=MAX([.$F284])" office:value-type="float"/>
          <table:table-cell table:formula="of:=MAX([.$G284])" office:value-type="float"/>
          <table:table-cell table:formula="of:=MAX([.$H284])" office:value-type="float"/>
          <table:table-cell table:formula="of:=MAX([.$I284])" office:value-type="float"/>
          <table:table-cell table:formula="of:=MAX([.$J284])" office:value-type="float"/>
          <table:table-cell table:formula="of:=MAX([.$K284])" office:value-type="float"/>
          <table:table-cell table:formula="of:=MAX([.$L284])" office:value-type="float"/>
          <table:table-cell table:formula="of:=MAX([.$M284])" office:value-type="float"/>
          <table:table-cell table:formula="of:=MAX([.$N284])" office:value-type="float"/>
        </table:table-row>
        <table:table-row table:style-name="ro1">
          <table:table-cell office:value-type="string">
            <text:p>c3540/c3540.lp.5.3</text:p>
          </table:table-cell>
          <table:table-cell office:value-type="float" office:value="0.138543"/>
          <table:table-cell office:value-type="float" office:value="0.131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7.0"/>
          <table:table-cell office:value-type="float" office:value="78772.0"/>
          <table:table-cell office:value-type="float" office:value="78772.0"/>
          <table:table-cell office:value-type="float" office:value="7616.0"/>
          <table:table-cell office:value-type="float" office:value="4266.0"/>
          <table:table-cell office:value-type="float" office:value="0.0"/>
          <table:table-cell office:value-type="float" office:value="0.0"/>
          <table:table-cell table:formula="of:=MIN([.$B285])" office:value-type="float"/>
          <table:table-cell table:formula="of:=MIN([.$C285])" office:value-type="float"/>
          <table:table-cell table:formula="of:=MIN([.$D285])" office:value-type="float"/>
          <table:table-cell table:formula="of:=MIN([.$E285])" office:value-type="float"/>
          <table:table-cell table:formula="of:=MIN([.$F285])" office:value-type="float"/>
          <table:table-cell table:formula="of:=MIN([.$G285])" office:value-type="float"/>
          <table:table-cell table:formula="of:=MIN([.$H285])" office:value-type="float"/>
          <table:table-cell table:formula="of:=MIN([.$I285])" office:value-type="float"/>
          <table:table-cell table:formula="of:=MIN([.$J285])" office:value-type="float"/>
          <table:table-cell table:formula="of:=MIN([.$K285])" office:value-type="float"/>
          <table:table-cell table:formula="of:=MIN([.$L285])" office:value-type="float"/>
          <table:table-cell table:formula="of:=MIN([.$M285])" office:value-type="float"/>
          <table:table-cell table:formula="of:=MIN([.$N285])" office:value-type="float"/>
          <table:table-cell table:formula="of:=MEDIAN([.$B285])" office:value-type="float"/>
          <table:table-cell table:formula="of:=MEDIAN([.$C285])" office:value-type="float"/>
          <table:table-cell table:formula="of:=MEDIAN([.$D285])" office:value-type="float"/>
          <table:table-cell table:formula="of:=MEDIAN([.$E285])" office:value-type="float"/>
          <table:table-cell table:formula="of:=MEDIAN([.$F285])" office:value-type="float"/>
          <table:table-cell table:formula="of:=MEDIAN([.$G285])" office:value-type="float"/>
          <table:table-cell table:formula="of:=MEDIAN([.$H285])" office:value-type="float"/>
          <table:table-cell table:formula="of:=MEDIAN([.$I285])" office:value-type="float"/>
          <table:table-cell table:formula="of:=MEDIAN([.$J285])" office:value-type="float"/>
          <table:table-cell table:formula="of:=MEDIAN([.$K285])" office:value-type="float"/>
          <table:table-cell table:formula="of:=MEDIAN([.$L285])" office:value-type="float"/>
          <table:table-cell table:formula="of:=MEDIAN([.$M285])" office:value-type="float"/>
          <table:table-cell table:formula="of:=MEDIAN([.$N285])" office:value-type="float"/>
          <table:table-cell table:formula="of:=MAX([.$B285])" office:value-type="float"/>
          <table:table-cell table:formula="of:=MAX([.$C285])" office:value-type="float"/>
          <table:table-cell table:formula="of:=MAX([.$D285])" office:value-type="float"/>
          <table:table-cell table:formula="of:=MAX([.$E285])" office:value-type="float"/>
          <table:table-cell table:formula="of:=MAX([.$F285])" office:value-type="float"/>
          <table:table-cell table:formula="of:=MAX([.$G285])" office:value-type="float"/>
          <table:table-cell table:formula="of:=MAX([.$H285])" office:value-type="float"/>
          <table:table-cell table:formula="of:=MAX([.$I285])" office:value-type="float"/>
          <table:table-cell table:formula="of:=MAX([.$J285])" office:value-type="float"/>
          <table:table-cell table:formula="of:=MAX([.$K285])" office:value-type="float"/>
          <table:table-cell table:formula="of:=MAX([.$L285])" office:value-type="float"/>
          <table:table-cell table:formula="of:=MAX([.$M285])" office:value-type="float"/>
          <table:table-cell table:formula="of:=MAX([.$N285])" office:value-type="float"/>
        </table:table-row>
        <table:table-row table:style-name="ro1">
          <table:table-cell office:value-type="string">
            <text:p>c3540/c3540.lp.5.4</text:p>
          </table:table-cell>
          <table:table-cell office:value-type="float" office:value="0.161064"/>
          <table:table-cell office:value-type="float" office:value="0.154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0.0"/>
          <table:table-cell office:value-type="float" office:value="122903.0"/>
          <table:table-cell office:value-type="float" office:value="122903.0"/>
          <table:table-cell office:value-type="float" office:value="7614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86])" office:value-type="float"/>
          <table:table-cell table:formula="of:=MIN([.$C286])" office:value-type="float"/>
          <table:table-cell table:formula="of:=MIN([.$D286])" office:value-type="float"/>
          <table:table-cell table:formula="of:=MIN([.$E286])" office:value-type="float"/>
          <table:table-cell table:formula="of:=MIN([.$F286])" office:value-type="float"/>
          <table:table-cell table:formula="of:=MIN([.$G286])" office:value-type="float"/>
          <table:table-cell table:formula="of:=MIN([.$H286])" office:value-type="float"/>
          <table:table-cell table:formula="of:=MIN([.$I286])" office:value-type="float"/>
          <table:table-cell table:formula="of:=MIN([.$J286])" office:value-type="float"/>
          <table:table-cell table:formula="of:=MIN([.$K286])" office:value-type="float"/>
          <table:table-cell table:formula="of:=MIN([.$L286])" office:value-type="float"/>
          <table:table-cell table:formula="of:=MIN([.$M286])" office:value-type="float"/>
          <table:table-cell table:formula="of:=MIN([.$N286])" office:value-type="float"/>
          <table:table-cell table:formula="of:=MEDIAN([.$B286])" office:value-type="float"/>
          <table:table-cell table:formula="of:=MEDIAN([.$C286])" office:value-type="float"/>
          <table:table-cell table:formula="of:=MEDIAN([.$D286])" office:value-type="float"/>
          <table:table-cell table:formula="of:=MEDIAN([.$E286])" office:value-type="float"/>
          <table:table-cell table:formula="of:=MEDIAN([.$F286])" office:value-type="float"/>
          <table:table-cell table:formula="of:=MEDIAN([.$G286])" office:value-type="float"/>
          <table:table-cell table:formula="of:=MEDIAN([.$H286])" office:value-type="float"/>
          <table:table-cell table:formula="of:=MEDIAN([.$I286])" office:value-type="float"/>
          <table:table-cell table:formula="of:=MEDIAN([.$J286])" office:value-type="float"/>
          <table:table-cell table:formula="of:=MEDIAN([.$K286])" office:value-type="float"/>
          <table:table-cell table:formula="of:=MEDIAN([.$L286])" office:value-type="float"/>
          <table:table-cell table:formula="of:=MEDIAN([.$M286])" office:value-type="float"/>
          <table:table-cell table:formula="of:=MEDIAN([.$N286])" office:value-type="float"/>
          <table:table-cell table:formula="of:=MAX([.$B286])" office:value-type="float"/>
          <table:table-cell table:formula="of:=MAX([.$C286])" office:value-type="float"/>
          <table:table-cell table:formula="of:=MAX([.$D286])" office:value-type="float"/>
          <table:table-cell table:formula="of:=MAX([.$E286])" office:value-type="float"/>
          <table:table-cell table:formula="of:=MAX([.$F286])" office:value-type="float"/>
          <table:table-cell table:formula="of:=MAX([.$G286])" office:value-type="float"/>
          <table:table-cell table:formula="of:=MAX([.$H286])" office:value-type="float"/>
          <table:table-cell table:formula="of:=MAX([.$I286])" office:value-type="float"/>
          <table:table-cell table:formula="of:=MAX([.$J286])" office:value-type="float"/>
          <table:table-cell table:formula="of:=MAX([.$K286])" office:value-type="float"/>
          <table:table-cell table:formula="of:=MAX([.$L286])" office:value-type="float"/>
          <table:table-cell table:formula="of:=MAX([.$M286])" office:value-type="float"/>
          <table:table-cell table:formula="of:=MAX([.$N286])" office:value-type="float"/>
        </table:table-row>
        <table:table-row table:style-name="ro1">
          <table:table-cell office:value-type="string">
            <text:p>c3540/c3540.lp.5.5</text:p>
          </table:table-cell>
          <table:table-cell office:value-type="float" office:value="0.141214"/>
          <table:table-cell office:value-type="float" office:value="0.135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1.0"/>
          <table:table-cell office:value-type="float" office:value="98438.0"/>
          <table:table-cell office:value-type="float" office:value="98438.0"/>
          <table:table-cell office:value-type="float" office:value="7612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87])" office:value-type="float"/>
          <table:table-cell table:formula="of:=MIN([.$C287])" office:value-type="float"/>
          <table:table-cell table:formula="of:=MIN([.$D287])" office:value-type="float"/>
          <table:table-cell table:formula="of:=MIN([.$E287])" office:value-type="float"/>
          <table:table-cell table:formula="of:=MIN([.$F287])" office:value-type="float"/>
          <table:table-cell table:formula="of:=MIN([.$G287])" office:value-type="float"/>
          <table:table-cell table:formula="of:=MIN([.$H287])" office:value-type="float"/>
          <table:table-cell table:formula="of:=MIN([.$I287])" office:value-type="float"/>
          <table:table-cell table:formula="of:=MIN([.$J287])" office:value-type="float"/>
          <table:table-cell table:formula="of:=MIN([.$K287])" office:value-type="float"/>
          <table:table-cell table:formula="of:=MIN([.$L287])" office:value-type="float"/>
          <table:table-cell table:formula="of:=MIN([.$M287])" office:value-type="float"/>
          <table:table-cell table:formula="of:=MIN([.$N287])" office:value-type="float"/>
          <table:table-cell table:formula="of:=MEDIAN([.$B287])" office:value-type="float"/>
          <table:table-cell table:formula="of:=MEDIAN([.$C287])" office:value-type="float"/>
          <table:table-cell table:formula="of:=MEDIAN([.$D287])" office:value-type="float"/>
          <table:table-cell table:formula="of:=MEDIAN([.$E287])" office:value-type="float"/>
          <table:table-cell table:formula="of:=MEDIAN([.$F287])" office:value-type="float"/>
          <table:table-cell table:formula="of:=MEDIAN([.$G287])" office:value-type="float"/>
          <table:table-cell table:formula="of:=MEDIAN([.$H287])" office:value-type="float"/>
          <table:table-cell table:formula="of:=MEDIAN([.$I287])" office:value-type="float"/>
          <table:table-cell table:formula="of:=MEDIAN([.$J287])" office:value-type="float"/>
          <table:table-cell table:formula="of:=MEDIAN([.$K287])" office:value-type="float"/>
          <table:table-cell table:formula="of:=MEDIAN([.$L287])" office:value-type="float"/>
          <table:table-cell table:formula="of:=MEDIAN([.$M287])" office:value-type="float"/>
          <table:table-cell table:formula="of:=MEDIAN([.$N287])" office:value-type="float"/>
          <table:table-cell table:formula="of:=MAX([.$B287])" office:value-type="float"/>
          <table:table-cell table:formula="of:=MAX([.$C287])" office:value-type="float"/>
          <table:table-cell table:formula="of:=MAX([.$D287])" office:value-type="float"/>
          <table:table-cell table:formula="of:=MAX([.$E287])" office:value-type="float"/>
          <table:table-cell table:formula="of:=MAX([.$F287])" office:value-type="float"/>
          <table:table-cell table:formula="of:=MAX([.$G287])" office:value-type="float"/>
          <table:table-cell table:formula="of:=MAX([.$H287])" office:value-type="float"/>
          <table:table-cell table:formula="of:=MAX([.$I287])" office:value-type="float"/>
          <table:table-cell table:formula="of:=MAX([.$J287])" office:value-type="float"/>
          <table:table-cell table:formula="of:=MAX([.$K287])" office:value-type="float"/>
          <table:table-cell table:formula="of:=MAX([.$L287])" office:value-type="float"/>
          <table:table-cell table:formula="of:=MAX([.$M287])" office:value-type="float"/>
          <table:table-cell table:formula="of:=MAX([.$N287])" office:value-type="float"/>
        </table:table-row>
        <table:table-row table:style-name="ro1">
          <table:table-cell office:value-type="string">
            <text:p>c3540/c3540.lp.5.6</text:p>
          </table:table-cell>
          <table:table-cell office:value-type="float" office:value="0.131787"/>
          <table:table-cell office:value-type="float" office:value="0.125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2.0"/>
          <table:table-cell office:value-type="float" office:value="77927.0"/>
          <table:table-cell office:value-type="float" office:value="77927.0"/>
          <table:table-cell office:value-type="float" office:value="7610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88])" office:value-type="float"/>
          <table:table-cell table:formula="of:=MIN([.$C288])" office:value-type="float"/>
          <table:table-cell table:formula="of:=MIN([.$D288])" office:value-type="float"/>
          <table:table-cell table:formula="of:=MIN([.$E288])" office:value-type="float"/>
          <table:table-cell table:formula="of:=MIN([.$F288])" office:value-type="float"/>
          <table:table-cell table:formula="of:=MIN([.$G288])" office:value-type="float"/>
          <table:table-cell table:formula="of:=MIN([.$H288])" office:value-type="float"/>
          <table:table-cell table:formula="of:=MIN([.$I288])" office:value-type="float"/>
          <table:table-cell table:formula="of:=MIN([.$J288])" office:value-type="float"/>
          <table:table-cell table:formula="of:=MIN([.$K288])" office:value-type="float"/>
          <table:table-cell table:formula="of:=MIN([.$L288])" office:value-type="float"/>
          <table:table-cell table:formula="of:=MIN([.$M288])" office:value-type="float"/>
          <table:table-cell table:formula="of:=MIN([.$N288])" office:value-type="float"/>
          <table:table-cell table:formula="of:=MEDIAN([.$B288])" office:value-type="float"/>
          <table:table-cell table:formula="of:=MEDIAN([.$C288])" office:value-type="float"/>
          <table:table-cell table:formula="of:=MEDIAN([.$D288])" office:value-type="float"/>
          <table:table-cell table:formula="of:=MEDIAN([.$E288])" office:value-type="float"/>
          <table:table-cell table:formula="of:=MEDIAN([.$F288])" office:value-type="float"/>
          <table:table-cell table:formula="of:=MEDIAN([.$G288])" office:value-type="float"/>
          <table:table-cell table:formula="of:=MEDIAN([.$H288])" office:value-type="float"/>
          <table:table-cell table:formula="of:=MEDIAN([.$I288])" office:value-type="float"/>
          <table:table-cell table:formula="of:=MEDIAN([.$J288])" office:value-type="float"/>
          <table:table-cell table:formula="of:=MEDIAN([.$K288])" office:value-type="float"/>
          <table:table-cell table:formula="of:=MEDIAN([.$L288])" office:value-type="float"/>
          <table:table-cell table:formula="of:=MEDIAN([.$M288])" office:value-type="float"/>
          <table:table-cell table:formula="of:=MEDIAN([.$N288])" office:value-type="float"/>
          <table:table-cell table:formula="of:=MAX([.$B288])" office:value-type="float"/>
          <table:table-cell table:formula="of:=MAX([.$C288])" office:value-type="float"/>
          <table:table-cell table:formula="of:=MAX([.$D288])" office:value-type="float"/>
          <table:table-cell table:formula="of:=MAX([.$E288])" office:value-type="float"/>
          <table:table-cell table:formula="of:=MAX([.$F288])" office:value-type="float"/>
          <table:table-cell table:formula="of:=MAX([.$G288])" office:value-type="float"/>
          <table:table-cell table:formula="of:=MAX([.$H288])" office:value-type="float"/>
          <table:table-cell table:formula="of:=MAX([.$I288])" office:value-type="float"/>
          <table:table-cell table:formula="of:=MAX([.$J288])" office:value-type="float"/>
          <table:table-cell table:formula="of:=MAX([.$K288])" office:value-type="float"/>
          <table:table-cell table:formula="of:=MAX([.$L288])" office:value-type="float"/>
          <table:table-cell table:formula="of:=MAX([.$M288])" office:value-type="float"/>
          <table:table-cell table:formula="of:=MAX([.$N288])" office:value-type="float"/>
        </table:table-row>
        <table:table-row table:style-name="ro1">
          <table:table-cell office:value-type="string">
            <text:p>c3540/c3540.lp.5.7</text:p>
          </table:table-cell>
          <table:table-cell office:value-type="float" office:value="0.1331"/>
          <table:table-cell office:value-type="float" office:value="0.125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9.0"/>
          <table:table-cell office:value-type="float" office:value="61892.0"/>
          <table:table-cell office:value-type="float" office:value="61892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89])" office:value-type="float"/>
          <table:table-cell table:formula="of:=MIN([.$C289])" office:value-type="float"/>
          <table:table-cell table:formula="of:=MIN([.$D289])" office:value-type="float"/>
          <table:table-cell table:formula="of:=MIN([.$E289])" office:value-type="float"/>
          <table:table-cell table:formula="of:=MIN([.$F289])" office:value-type="float"/>
          <table:table-cell table:formula="of:=MIN([.$G289])" office:value-type="float"/>
          <table:table-cell table:formula="of:=MIN([.$H289])" office:value-type="float"/>
          <table:table-cell table:formula="of:=MIN([.$I289])" office:value-type="float"/>
          <table:table-cell table:formula="of:=MIN([.$J289])" office:value-type="float"/>
          <table:table-cell table:formula="of:=MIN([.$K289])" office:value-type="float"/>
          <table:table-cell table:formula="of:=MIN([.$L289])" office:value-type="float"/>
          <table:table-cell table:formula="of:=MIN([.$M289])" office:value-type="float"/>
          <table:table-cell table:formula="of:=MIN([.$N289])" office:value-type="float"/>
          <table:table-cell table:formula="of:=MEDIAN([.$B289])" office:value-type="float"/>
          <table:table-cell table:formula="of:=MEDIAN([.$C289])" office:value-type="float"/>
          <table:table-cell table:formula="of:=MEDIAN([.$D289])" office:value-type="float"/>
          <table:table-cell table:formula="of:=MEDIAN([.$E289])" office:value-type="float"/>
          <table:table-cell table:formula="of:=MEDIAN([.$F289])" office:value-type="float"/>
          <table:table-cell table:formula="of:=MEDIAN([.$G289])" office:value-type="float"/>
          <table:table-cell table:formula="of:=MEDIAN([.$H289])" office:value-type="float"/>
          <table:table-cell table:formula="of:=MEDIAN([.$I289])" office:value-type="float"/>
          <table:table-cell table:formula="of:=MEDIAN([.$J289])" office:value-type="float"/>
          <table:table-cell table:formula="of:=MEDIAN([.$K289])" office:value-type="float"/>
          <table:table-cell table:formula="of:=MEDIAN([.$L289])" office:value-type="float"/>
          <table:table-cell table:formula="of:=MEDIAN([.$M289])" office:value-type="float"/>
          <table:table-cell table:formula="of:=MEDIAN([.$N289])" office:value-type="float"/>
          <table:table-cell table:formula="of:=MAX([.$B289])" office:value-type="float"/>
          <table:table-cell table:formula="of:=MAX([.$C289])" office:value-type="float"/>
          <table:table-cell table:formula="of:=MAX([.$D289])" office:value-type="float"/>
          <table:table-cell table:formula="of:=MAX([.$E289])" office:value-type="float"/>
          <table:table-cell table:formula="of:=MAX([.$F289])" office:value-type="float"/>
          <table:table-cell table:formula="of:=MAX([.$G289])" office:value-type="float"/>
          <table:table-cell table:formula="of:=MAX([.$H289])" office:value-type="float"/>
          <table:table-cell table:formula="of:=MAX([.$I289])" office:value-type="float"/>
          <table:table-cell table:formula="of:=MAX([.$J289])" office:value-type="float"/>
          <table:table-cell table:formula="of:=MAX([.$K289])" office:value-type="float"/>
          <table:table-cell table:formula="of:=MAX([.$L289])" office:value-type="float"/>
          <table:table-cell table:formula="of:=MAX([.$M289])" office:value-type="float"/>
          <table:table-cell table:formula="of:=MAX([.$N289])" office:value-type="float"/>
        </table:table-row>
        <table:table-row table:style-name="ro1">
          <table:table-cell office:value-type="string">
            <text:p>c3540/c3540.lp.5.8</text:p>
          </table:table-cell>
          <table:table-cell office:value-type="float" office:value="0.135235"/>
          <table:table-cell office:value-type="float" office:value="0.128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2.0"/>
          <table:table-cell office:value-type="float" office:value="63546.0"/>
          <table:table-cell office:value-type="float" office:value="63546.0"/>
          <table:table-cell office:value-type="float" office:value="7611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90])" office:value-type="float"/>
          <table:table-cell table:formula="of:=MIN([.$C290])" office:value-type="float"/>
          <table:table-cell table:formula="of:=MIN([.$D290])" office:value-type="float"/>
          <table:table-cell table:formula="of:=MIN([.$E290])" office:value-type="float"/>
          <table:table-cell table:formula="of:=MIN([.$F290])" office:value-type="float"/>
          <table:table-cell table:formula="of:=MIN([.$G290])" office:value-type="float"/>
          <table:table-cell table:formula="of:=MIN([.$H290])" office:value-type="float"/>
          <table:table-cell table:formula="of:=MIN([.$I290])" office:value-type="float"/>
          <table:table-cell table:formula="of:=MIN([.$J290])" office:value-type="float"/>
          <table:table-cell table:formula="of:=MIN([.$K290])" office:value-type="float"/>
          <table:table-cell table:formula="of:=MIN([.$L290])" office:value-type="float"/>
          <table:table-cell table:formula="of:=MIN([.$M290])" office:value-type="float"/>
          <table:table-cell table:formula="of:=MIN([.$N290])" office:value-type="float"/>
          <table:table-cell table:formula="of:=MEDIAN([.$B290])" office:value-type="float"/>
          <table:table-cell table:formula="of:=MEDIAN([.$C290])" office:value-type="float"/>
          <table:table-cell table:formula="of:=MEDIAN([.$D290])" office:value-type="float"/>
          <table:table-cell table:formula="of:=MEDIAN([.$E290])" office:value-type="float"/>
          <table:table-cell table:formula="of:=MEDIAN([.$F290])" office:value-type="float"/>
          <table:table-cell table:formula="of:=MEDIAN([.$G290])" office:value-type="float"/>
          <table:table-cell table:formula="of:=MEDIAN([.$H290])" office:value-type="float"/>
          <table:table-cell table:formula="of:=MEDIAN([.$I290])" office:value-type="float"/>
          <table:table-cell table:formula="of:=MEDIAN([.$J290])" office:value-type="float"/>
          <table:table-cell table:formula="of:=MEDIAN([.$K290])" office:value-type="float"/>
          <table:table-cell table:formula="of:=MEDIAN([.$L290])" office:value-type="float"/>
          <table:table-cell table:formula="of:=MEDIAN([.$M290])" office:value-type="float"/>
          <table:table-cell table:formula="of:=MEDIAN([.$N290])" office:value-type="float"/>
          <table:table-cell table:formula="of:=MAX([.$B290])" office:value-type="float"/>
          <table:table-cell table:formula="of:=MAX([.$C290])" office:value-type="float"/>
          <table:table-cell table:formula="of:=MAX([.$D290])" office:value-type="float"/>
          <table:table-cell table:formula="of:=MAX([.$E290])" office:value-type="float"/>
          <table:table-cell table:formula="of:=MAX([.$F290])" office:value-type="float"/>
          <table:table-cell table:formula="of:=MAX([.$G290])" office:value-type="float"/>
          <table:table-cell table:formula="of:=MAX([.$H290])" office:value-type="float"/>
          <table:table-cell table:formula="of:=MAX([.$I290])" office:value-type="float"/>
          <table:table-cell table:formula="of:=MAX([.$J290])" office:value-type="float"/>
          <table:table-cell table:formula="of:=MAX([.$K290])" office:value-type="float"/>
          <table:table-cell table:formula="of:=MAX([.$L290])" office:value-type="float"/>
          <table:table-cell table:formula="of:=MAX([.$M290])" office:value-type="float"/>
          <table:table-cell table:formula="of:=MAX([.$N290])" office:value-type="float"/>
        </table:table-row>
        <table:table-row table:style-name="ro1">
          <table:table-cell office:value-type="string">
            <text:p>c3540/c3540.lp.6.1</text:p>
          </table:table-cell>
          <table:table-cell office:value-type="float" office:value="0.156261"/>
          <table:table-cell office:value-type="float" office:value="0.15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2.0"/>
          <table:table-cell office:value-type="float" office:value="104013.0"/>
          <table:table-cell office:value-type="float" office:value="104013.0"/>
          <table:table-cell office:value-type="float" office:value="7611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1])" office:value-type="float"/>
          <table:table-cell table:formula="of:=MIN([.$C291])" office:value-type="float"/>
          <table:table-cell table:formula="of:=MIN([.$D291])" office:value-type="float"/>
          <table:table-cell table:formula="of:=MIN([.$E291])" office:value-type="float"/>
          <table:table-cell table:formula="of:=MIN([.$F291])" office:value-type="float"/>
          <table:table-cell table:formula="of:=MIN([.$G291])" office:value-type="float"/>
          <table:table-cell table:formula="of:=MIN([.$H291])" office:value-type="float"/>
          <table:table-cell table:formula="of:=MIN([.$I291])" office:value-type="float"/>
          <table:table-cell table:formula="of:=MIN([.$J291])" office:value-type="float"/>
          <table:table-cell table:formula="of:=MIN([.$K291])" office:value-type="float"/>
          <table:table-cell table:formula="of:=MIN([.$L291])" office:value-type="float"/>
          <table:table-cell table:formula="of:=MIN([.$M291])" office:value-type="float"/>
          <table:table-cell table:formula="of:=MIN([.$N291])" office:value-type="float"/>
          <table:table-cell table:formula="of:=MEDIAN([.$B291])" office:value-type="float"/>
          <table:table-cell table:formula="of:=MEDIAN([.$C291])" office:value-type="float"/>
          <table:table-cell table:formula="of:=MEDIAN([.$D291])" office:value-type="float"/>
          <table:table-cell table:formula="of:=MEDIAN([.$E291])" office:value-type="float"/>
          <table:table-cell table:formula="of:=MEDIAN([.$F291])" office:value-type="float"/>
          <table:table-cell table:formula="of:=MEDIAN([.$G291])" office:value-type="float"/>
          <table:table-cell table:formula="of:=MEDIAN([.$H291])" office:value-type="float"/>
          <table:table-cell table:formula="of:=MEDIAN([.$I291])" office:value-type="float"/>
          <table:table-cell table:formula="of:=MEDIAN([.$J291])" office:value-type="float"/>
          <table:table-cell table:formula="of:=MEDIAN([.$K291])" office:value-type="float"/>
          <table:table-cell table:formula="of:=MEDIAN([.$L291])" office:value-type="float"/>
          <table:table-cell table:formula="of:=MEDIAN([.$M291])" office:value-type="float"/>
          <table:table-cell table:formula="of:=MEDIAN([.$N291])" office:value-type="float"/>
          <table:table-cell table:formula="of:=MAX([.$B291])" office:value-type="float"/>
          <table:table-cell table:formula="of:=MAX([.$C291])" office:value-type="float"/>
          <table:table-cell table:formula="of:=MAX([.$D291])" office:value-type="float"/>
          <table:table-cell table:formula="of:=MAX([.$E291])" office:value-type="float"/>
          <table:table-cell table:formula="of:=MAX([.$F291])" office:value-type="float"/>
          <table:table-cell table:formula="of:=MAX([.$G291])" office:value-type="float"/>
          <table:table-cell table:formula="of:=MAX([.$H291])" office:value-type="float"/>
          <table:table-cell table:formula="of:=MAX([.$I291])" office:value-type="float"/>
          <table:table-cell table:formula="of:=MAX([.$J291])" office:value-type="float"/>
          <table:table-cell table:formula="of:=MAX([.$K291])" office:value-type="float"/>
          <table:table-cell table:formula="of:=MAX([.$L291])" office:value-type="float"/>
          <table:table-cell table:formula="of:=MAX([.$M291])" office:value-type="float"/>
          <table:table-cell table:formula="of:=MAX([.$N291])" office:value-type="float"/>
        </table:table-row>
        <table:table-row table:style-name="ro1">
          <table:table-cell office:value-type="string">
            <text:p>c3540/c3540.lp.6.2</text:p>
          </table:table-cell>
          <table:table-cell office:value-type="float" office:value="0.318302"/>
          <table:table-cell office:value-type="float" office:value="0.311"/>
          <table:table-cell office:value-type="float" office:value="0.2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7.0"/>
          <table:table-cell office:value-type="float" office:value="381805.0"/>
          <table:table-cell office:value-type="float" office:value="381805.0"/>
          <table:table-cell office:value-type="float" office:value="7608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2])" office:value-type="float"/>
          <table:table-cell table:formula="of:=MIN([.$C292])" office:value-type="float"/>
          <table:table-cell table:formula="of:=MIN([.$D292])" office:value-type="float"/>
          <table:table-cell table:formula="of:=MIN([.$E292])" office:value-type="float"/>
          <table:table-cell table:formula="of:=MIN([.$F292])" office:value-type="float"/>
          <table:table-cell table:formula="of:=MIN([.$G292])" office:value-type="float"/>
          <table:table-cell table:formula="of:=MIN([.$H292])" office:value-type="float"/>
          <table:table-cell table:formula="of:=MIN([.$I292])" office:value-type="float"/>
          <table:table-cell table:formula="of:=MIN([.$J292])" office:value-type="float"/>
          <table:table-cell table:formula="of:=MIN([.$K292])" office:value-type="float"/>
          <table:table-cell table:formula="of:=MIN([.$L292])" office:value-type="float"/>
          <table:table-cell table:formula="of:=MIN([.$M292])" office:value-type="float"/>
          <table:table-cell table:formula="of:=MIN([.$N292])" office:value-type="float"/>
          <table:table-cell table:formula="of:=MEDIAN([.$B292])" office:value-type="float"/>
          <table:table-cell table:formula="of:=MEDIAN([.$C292])" office:value-type="float"/>
          <table:table-cell table:formula="of:=MEDIAN([.$D292])" office:value-type="float"/>
          <table:table-cell table:formula="of:=MEDIAN([.$E292])" office:value-type="float"/>
          <table:table-cell table:formula="of:=MEDIAN([.$F292])" office:value-type="float"/>
          <table:table-cell table:formula="of:=MEDIAN([.$G292])" office:value-type="float"/>
          <table:table-cell table:formula="of:=MEDIAN([.$H292])" office:value-type="float"/>
          <table:table-cell table:formula="of:=MEDIAN([.$I292])" office:value-type="float"/>
          <table:table-cell table:formula="of:=MEDIAN([.$J292])" office:value-type="float"/>
          <table:table-cell table:formula="of:=MEDIAN([.$K292])" office:value-type="float"/>
          <table:table-cell table:formula="of:=MEDIAN([.$L292])" office:value-type="float"/>
          <table:table-cell table:formula="of:=MEDIAN([.$M292])" office:value-type="float"/>
          <table:table-cell table:formula="of:=MEDIAN([.$N292])" office:value-type="float"/>
          <table:table-cell table:formula="of:=MAX([.$B292])" office:value-type="float"/>
          <table:table-cell table:formula="of:=MAX([.$C292])" office:value-type="float"/>
          <table:table-cell table:formula="of:=MAX([.$D292])" office:value-type="float"/>
          <table:table-cell table:formula="of:=MAX([.$E292])" office:value-type="float"/>
          <table:table-cell table:formula="of:=MAX([.$F292])" office:value-type="float"/>
          <table:table-cell table:formula="of:=MAX([.$G292])" office:value-type="float"/>
          <table:table-cell table:formula="of:=MAX([.$H292])" office:value-type="float"/>
          <table:table-cell table:formula="of:=MAX([.$I292])" office:value-type="float"/>
          <table:table-cell table:formula="of:=MAX([.$J292])" office:value-type="float"/>
          <table:table-cell table:formula="of:=MAX([.$K292])" office:value-type="float"/>
          <table:table-cell table:formula="of:=MAX([.$L292])" office:value-type="float"/>
          <table:table-cell table:formula="of:=MAX([.$M292])" office:value-type="float"/>
          <table:table-cell table:formula="of:=MAX([.$N292])" office:value-type="float"/>
        </table:table-row>
        <table:table-row table:style-name="ro1">
          <table:table-cell office:value-type="string">
            <text:p>c3540/c3540.lp.6.3</text:p>
          </table:table-cell>
          <table:table-cell office:value-type="float" office:value="0.219128"/>
          <table:table-cell office:value-type="float" office:value="0.212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0.0"/>
          <table:table-cell office:value-type="float" office:value="195714.0"/>
          <table:table-cell office:value-type="float" office:value="195714.0"/>
          <table:table-cell office:value-type="float" office:value="7606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3])" office:value-type="float"/>
          <table:table-cell table:formula="of:=MIN([.$C293])" office:value-type="float"/>
          <table:table-cell table:formula="of:=MIN([.$D293])" office:value-type="float"/>
          <table:table-cell table:formula="of:=MIN([.$E293])" office:value-type="float"/>
          <table:table-cell table:formula="of:=MIN([.$F293])" office:value-type="float"/>
          <table:table-cell table:formula="of:=MIN([.$G293])" office:value-type="float"/>
          <table:table-cell table:formula="of:=MIN([.$H293])" office:value-type="float"/>
          <table:table-cell table:formula="of:=MIN([.$I293])" office:value-type="float"/>
          <table:table-cell table:formula="of:=MIN([.$J293])" office:value-type="float"/>
          <table:table-cell table:formula="of:=MIN([.$K293])" office:value-type="float"/>
          <table:table-cell table:formula="of:=MIN([.$L293])" office:value-type="float"/>
          <table:table-cell table:formula="of:=MIN([.$M293])" office:value-type="float"/>
          <table:table-cell table:formula="of:=MIN([.$N293])" office:value-type="float"/>
          <table:table-cell table:formula="of:=MEDIAN([.$B293])" office:value-type="float"/>
          <table:table-cell table:formula="of:=MEDIAN([.$C293])" office:value-type="float"/>
          <table:table-cell table:formula="of:=MEDIAN([.$D293])" office:value-type="float"/>
          <table:table-cell table:formula="of:=MEDIAN([.$E293])" office:value-type="float"/>
          <table:table-cell table:formula="of:=MEDIAN([.$F293])" office:value-type="float"/>
          <table:table-cell table:formula="of:=MEDIAN([.$G293])" office:value-type="float"/>
          <table:table-cell table:formula="of:=MEDIAN([.$H293])" office:value-type="float"/>
          <table:table-cell table:formula="of:=MEDIAN([.$I293])" office:value-type="float"/>
          <table:table-cell table:formula="of:=MEDIAN([.$J293])" office:value-type="float"/>
          <table:table-cell table:formula="of:=MEDIAN([.$K293])" office:value-type="float"/>
          <table:table-cell table:formula="of:=MEDIAN([.$L293])" office:value-type="float"/>
          <table:table-cell table:formula="of:=MEDIAN([.$M293])" office:value-type="float"/>
          <table:table-cell table:formula="of:=MEDIAN([.$N293])" office:value-type="float"/>
          <table:table-cell table:formula="of:=MAX([.$B293])" office:value-type="float"/>
          <table:table-cell table:formula="of:=MAX([.$C293])" office:value-type="float"/>
          <table:table-cell table:formula="of:=MAX([.$D293])" office:value-type="float"/>
          <table:table-cell table:formula="of:=MAX([.$E293])" office:value-type="float"/>
          <table:table-cell table:formula="of:=MAX([.$F293])" office:value-type="float"/>
          <table:table-cell table:formula="of:=MAX([.$G293])" office:value-type="float"/>
          <table:table-cell table:formula="of:=MAX([.$H293])" office:value-type="float"/>
          <table:table-cell table:formula="of:=MAX([.$I293])" office:value-type="float"/>
          <table:table-cell table:formula="of:=MAX([.$J293])" office:value-type="float"/>
          <table:table-cell table:formula="of:=MAX([.$K293])" office:value-type="float"/>
          <table:table-cell table:formula="of:=MAX([.$L293])" office:value-type="float"/>
          <table:table-cell table:formula="of:=MAX([.$M293])" office:value-type="float"/>
          <table:table-cell table:formula="of:=MAX([.$N293])" office:value-type="float"/>
        </table:table-row>
        <table:table-row table:style-name="ro1">
          <table:table-cell office:value-type="string">
            <text:p>c3540/c3540.lp.6.4</text:p>
          </table:table-cell>
          <table:table-cell office:value-type="float" office:value="0.15942"/>
          <table:table-cell office:value-type="float" office:value="0.153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4.0"/>
          <table:table-cell office:value-type="float" office:value="92692.0"/>
          <table:table-cell office:value-type="float" office:value="92692.0"/>
          <table:table-cell office:value-type="float" office:value="7604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4])" office:value-type="float"/>
          <table:table-cell table:formula="of:=MIN([.$C294])" office:value-type="float"/>
          <table:table-cell table:formula="of:=MIN([.$D294])" office:value-type="float"/>
          <table:table-cell table:formula="of:=MIN([.$E294])" office:value-type="float"/>
          <table:table-cell table:formula="of:=MIN([.$F294])" office:value-type="float"/>
          <table:table-cell table:formula="of:=MIN([.$G294])" office:value-type="float"/>
          <table:table-cell table:formula="of:=MIN([.$H294])" office:value-type="float"/>
          <table:table-cell table:formula="of:=MIN([.$I294])" office:value-type="float"/>
          <table:table-cell table:formula="of:=MIN([.$J294])" office:value-type="float"/>
          <table:table-cell table:formula="of:=MIN([.$K294])" office:value-type="float"/>
          <table:table-cell table:formula="of:=MIN([.$L294])" office:value-type="float"/>
          <table:table-cell table:formula="of:=MIN([.$M294])" office:value-type="float"/>
          <table:table-cell table:formula="of:=MIN([.$N294])" office:value-type="float"/>
          <table:table-cell table:formula="of:=MEDIAN([.$B294])" office:value-type="float"/>
          <table:table-cell table:formula="of:=MEDIAN([.$C294])" office:value-type="float"/>
          <table:table-cell table:formula="of:=MEDIAN([.$D294])" office:value-type="float"/>
          <table:table-cell table:formula="of:=MEDIAN([.$E294])" office:value-type="float"/>
          <table:table-cell table:formula="of:=MEDIAN([.$F294])" office:value-type="float"/>
          <table:table-cell table:formula="of:=MEDIAN([.$G294])" office:value-type="float"/>
          <table:table-cell table:formula="of:=MEDIAN([.$H294])" office:value-type="float"/>
          <table:table-cell table:formula="of:=MEDIAN([.$I294])" office:value-type="float"/>
          <table:table-cell table:formula="of:=MEDIAN([.$J294])" office:value-type="float"/>
          <table:table-cell table:formula="of:=MEDIAN([.$K294])" office:value-type="float"/>
          <table:table-cell table:formula="of:=MEDIAN([.$L294])" office:value-type="float"/>
          <table:table-cell table:formula="of:=MEDIAN([.$M294])" office:value-type="float"/>
          <table:table-cell table:formula="of:=MEDIAN([.$N294])" office:value-type="float"/>
          <table:table-cell table:formula="of:=MAX([.$B294])" office:value-type="float"/>
          <table:table-cell table:formula="of:=MAX([.$C294])" office:value-type="float"/>
          <table:table-cell table:formula="of:=MAX([.$D294])" office:value-type="float"/>
          <table:table-cell table:formula="of:=MAX([.$E294])" office:value-type="float"/>
          <table:table-cell table:formula="of:=MAX([.$F294])" office:value-type="float"/>
          <table:table-cell table:formula="of:=MAX([.$G294])" office:value-type="float"/>
          <table:table-cell table:formula="of:=MAX([.$H294])" office:value-type="float"/>
          <table:table-cell table:formula="of:=MAX([.$I294])" office:value-type="float"/>
          <table:table-cell table:formula="of:=MAX([.$J294])" office:value-type="float"/>
          <table:table-cell table:formula="of:=MAX([.$K294])" office:value-type="float"/>
          <table:table-cell table:formula="of:=MAX([.$L294])" office:value-type="float"/>
          <table:table-cell table:formula="of:=MAX([.$M294])" office:value-type="float"/>
          <table:table-cell table:formula="of:=MAX([.$N294])" office:value-type="float"/>
        </table:table-row>
        <table:table-row table:style-name="ro1">
          <table:table-cell office:value-type="string">
            <text:p>c3540/c3540.lp.6.5</text:p>
          </table:table-cell>
          <table:table-cell office:value-type="float" office:value="0.157376"/>
          <table:table-cell office:value-type="float" office:value="0.15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3.0"/>
          <table:table-cell office:value-type="float" office:value="105933.0"/>
          <table:table-cell office:value-type="float" office:value="105933.0"/>
          <table:table-cell office:value-type="float" office:value="7602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295])" office:value-type="float"/>
          <table:table-cell table:formula="of:=MIN([.$C295])" office:value-type="float"/>
          <table:table-cell table:formula="of:=MIN([.$D295])" office:value-type="float"/>
          <table:table-cell table:formula="of:=MIN([.$E295])" office:value-type="float"/>
          <table:table-cell table:formula="of:=MIN([.$F295])" office:value-type="float"/>
          <table:table-cell table:formula="of:=MIN([.$G295])" office:value-type="float"/>
          <table:table-cell table:formula="of:=MIN([.$H295])" office:value-type="float"/>
          <table:table-cell table:formula="of:=MIN([.$I295])" office:value-type="float"/>
          <table:table-cell table:formula="of:=MIN([.$J295])" office:value-type="float"/>
          <table:table-cell table:formula="of:=MIN([.$K295])" office:value-type="float"/>
          <table:table-cell table:formula="of:=MIN([.$L295])" office:value-type="float"/>
          <table:table-cell table:formula="of:=MIN([.$M295])" office:value-type="float"/>
          <table:table-cell table:formula="of:=MIN([.$N295])" office:value-type="float"/>
          <table:table-cell table:formula="of:=MEDIAN([.$B295])" office:value-type="float"/>
          <table:table-cell table:formula="of:=MEDIAN([.$C295])" office:value-type="float"/>
          <table:table-cell table:formula="of:=MEDIAN([.$D295])" office:value-type="float"/>
          <table:table-cell table:formula="of:=MEDIAN([.$E295])" office:value-type="float"/>
          <table:table-cell table:formula="of:=MEDIAN([.$F295])" office:value-type="float"/>
          <table:table-cell table:formula="of:=MEDIAN([.$G295])" office:value-type="float"/>
          <table:table-cell table:formula="of:=MEDIAN([.$H295])" office:value-type="float"/>
          <table:table-cell table:formula="of:=MEDIAN([.$I295])" office:value-type="float"/>
          <table:table-cell table:formula="of:=MEDIAN([.$J295])" office:value-type="float"/>
          <table:table-cell table:formula="of:=MEDIAN([.$K295])" office:value-type="float"/>
          <table:table-cell table:formula="of:=MEDIAN([.$L295])" office:value-type="float"/>
          <table:table-cell table:formula="of:=MEDIAN([.$M295])" office:value-type="float"/>
          <table:table-cell table:formula="of:=MEDIAN([.$N295])" office:value-type="float"/>
          <table:table-cell table:formula="of:=MAX([.$B295])" office:value-type="float"/>
          <table:table-cell table:formula="of:=MAX([.$C295])" office:value-type="float"/>
          <table:table-cell table:formula="of:=MAX([.$D295])" office:value-type="float"/>
          <table:table-cell table:formula="of:=MAX([.$E295])" office:value-type="float"/>
          <table:table-cell table:formula="of:=MAX([.$F295])" office:value-type="float"/>
          <table:table-cell table:formula="of:=MAX([.$G295])" office:value-type="float"/>
          <table:table-cell table:formula="of:=MAX([.$H295])" office:value-type="float"/>
          <table:table-cell table:formula="of:=MAX([.$I295])" office:value-type="float"/>
          <table:table-cell table:formula="of:=MAX([.$J295])" office:value-type="float"/>
          <table:table-cell table:formula="of:=MAX([.$K295])" office:value-type="float"/>
          <table:table-cell table:formula="of:=MAX([.$L295])" office:value-type="float"/>
          <table:table-cell table:formula="of:=MAX([.$M295])" office:value-type="float"/>
          <table:table-cell table:formula="of:=MAX([.$N295])" office:value-type="float"/>
        </table:table-row>
        <table:table-row table:style-name="ro1">
          <table:table-cell office:value-type="string">
            <text:p>c3540/c3540.lp.6.6</text:p>
          </table:table-cell>
          <table:table-cell office:value-type="float" office:value="0.142821"/>
          <table:table-cell office:value-type="float" office:value="0.136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4.0"/>
          <table:table-cell office:value-type="float" office:value="84212.0"/>
          <table:table-cell office:value-type="float" office:value="84212.0"/>
          <table:table-cell office:value-type="float" office:value="7599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296])" office:value-type="float"/>
          <table:table-cell table:formula="of:=MIN([.$C296])" office:value-type="float"/>
          <table:table-cell table:formula="of:=MIN([.$D296])" office:value-type="float"/>
          <table:table-cell table:formula="of:=MIN([.$E296])" office:value-type="float"/>
          <table:table-cell table:formula="of:=MIN([.$F296])" office:value-type="float"/>
          <table:table-cell table:formula="of:=MIN([.$G296])" office:value-type="float"/>
          <table:table-cell table:formula="of:=MIN([.$H296])" office:value-type="float"/>
          <table:table-cell table:formula="of:=MIN([.$I296])" office:value-type="float"/>
          <table:table-cell table:formula="of:=MIN([.$J296])" office:value-type="float"/>
          <table:table-cell table:formula="of:=MIN([.$K296])" office:value-type="float"/>
          <table:table-cell table:formula="of:=MIN([.$L296])" office:value-type="float"/>
          <table:table-cell table:formula="of:=MIN([.$M296])" office:value-type="float"/>
          <table:table-cell table:formula="of:=MIN([.$N296])" office:value-type="float"/>
          <table:table-cell table:formula="of:=MEDIAN([.$B296])" office:value-type="float"/>
          <table:table-cell table:formula="of:=MEDIAN([.$C296])" office:value-type="float"/>
          <table:table-cell table:formula="of:=MEDIAN([.$D296])" office:value-type="float"/>
          <table:table-cell table:formula="of:=MEDIAN([.$E296])" office:value-type="float"/>
          <table:table-cell table:formula="of:=MEDIAN([.$F296])" office:value-type="float"/>
          <table:table-cell table:formula="of:=MEDIAN([.$G296])" office:value-type="float"/>
          <table:table-cell table:formula="of:=MEDIAN([.$H296])" office:value-type="float"/>
          <table:table-cell table:formula="of:=MEDIAN([.$I296])" office:value-type="float"/>
          <table:table-cell table:formula="of:=MEDIAN([.$J296])" office:value-type="float"/>
          <table:table-cell table:formula="of:=MEDIAN([.$K296])" office:value-type="float"/>
          <table:table-cell table:formula="of:=MEDIAN([.$L296])" office:value-type="float"/>
          <table:table-cell table:formula="of:=MEDIAN([.$M296])" office:value-type="float"/>
          <table:table-cell table:formula="of:=MEDIAN([.$N296])" office:value-type="float"/>
          <table:table-cell table:formula="of:=MAX([.$B296])" office:value-type="float"/>
          <table:table-cell table:formula="of:=MAX([.$C296])" office:value-type="float"/>
          <table:table-cell table:formula="of:=MAX([.$D296])" office:value-type="float"/>
          <table:table-cell table:formula="of:=MAX([.$E296])" office:value-type="float"/>
          <table:table-cell table:formula="of:=MAX([.$F296])" office:value-type="float"/>
          <table:table-cell table:formula="of:=MAX([.$G296])" office:value-type="float"/>
          <table:table-cell table:formula="of:=MAX([.$H296])" office:value-type="float"/>
          <table:table-cell table:formula="of:=MAX([.$I296])" office:value-type="float"/>
          <table:table-cell table:formula="of:=MAX([.$J296])" office:value-type="float"/>
          <table:table-cell table:formula="of:=MAX([.$K296])" office:value-type="float"/>
          <table:table-cell table:formula="of:=MAX([.$L296])" office:value-type="float"/>
          <table:table-cell table:formula="of:=MAX([.$M296])" office:value-type="float"/>
          <table:table-cell table:formula="of:=MAX([.$N296])" office:value-type="float"/>
        </table:table-row>
        <table:table-row table:style-name="ro1">
          <table:table-cell office:value-type="string">
            <text:p>c3540/c3540.lp.6.7</text:p>
          </table:table-cell>
          <table:table-cell office:value-type="float" office:value="0.135913"/>
          <table:table-cell office:value-type="float" office:value="0.129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3.0"/>
          <table:table-cell office:value-type="float" office:value="73677.0"/>
          <table:table-cell office:value-type="float" office:value="73677.0"/>
          <table:table-cell office:value-type="float" office:value="7601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297])" office:value-type="float"/>
          <table:table-cell table:formula="of:=MIN([.$C297])" office:value-type="float"/>
          <table:table-cell table:formula="of:=MIN([.$D297])" office:value-type="float"/>
          <table:table-cell table:formula="of:=MIN([.$E297])" office:value-type="float"/>
          <table:table-cell table:formula="of:=MIN([.$F297])" office:value-type="float"/>
          <table:table-cell table:formula="of:=MIN([.$G297])" office:value-type="float"/>
          <table:table-cell table:formula="of:=MIN([.$H297])" office:value-type="float"/>
          <table:table-cell table:formula="of:=MIN([.$I297])" office:value-type="float"/>
          <table:table-cell table:formula="of:=MIN([.$J297])" office:value-type="float"/>
          <table:table-cell table:formula="of:=MIN([.$K297])" office:value-type="float"/>
          <table:table-cell table:formula="of:=MIN([.$L297])" office:value-type="float"/>
          <table:table-cell table:formula="of:=MIN([.$M297])" office:value-type="float"/>
          <table:table-cell table:formula="of:=MIN([.$N297])" office:value-type="float"/>
          <table:table-cell table:formula="of:=MEDIAN([.$B297])" office:value-type="float"/>
          <table:table-cell table:formula="of:=MEDIAN([.$C297])" office:value-type="float"/>
          <table:table-cell table:formula="of:=MEDIAN([.$D297])" office:value-type="float"/>
          <table:table-cell table:formula="of:=MEDIAN([.$E297])" office:value-type="float"/>
          <table:table-cell table:formula="of:=MEDIAN([.$F297])" office:value-type="float"/>
          <table:table-cell table:formula="of:=MEDIAN([.$G297])" office:value-type="float"/>
          <table:table-cell table:formula="of:=MEDIAN([.$H297])" office:value-type="float"/>
          <table:table-cell table:formula="of:=MEDIAN([.$I297])" office:value-type="float"/>
          <table:table-cell table:formula="of:=MEDIAN([.$J297])" office:value-type="float"/>
          <table:table-cell table:formula="of:=MEDIAN([.$K297])" office:value-type="float"/>
          <table:table-cell table:formula="of:=MEDIAN([.$L297])" office:value-type="float"/>
          <table:table-cell table:formula="of:=MEDIAN([.$M297])" office:value-type="float"/>
          <table:table-cell table:formula="of:=MEDIAN([.$N297])" office:value-type="float"/>
          <table:table-cell table:formula="of:=MAX([.$B297])" office:value-type="float"/>
          <table:table-cell table:formula="of:=MAX([.$C297])" office:value-type="float"/>
          <table:table-cell table:formula="of:=MAX([.$D297])" office:value-type="float"/>
          <table:table-cell table:formula="of:=MAX([.$E297])" office:value-type="float"/>
          <table:table-cell table:formula="of:=MAX([.$F297])" office:value-type="float"/>
          <table:table-cell table:formula="of:=MAX([.$G297])" office:value-type="float"/>
          <table:table-cell table:formula="of:=MAX([.$H297])" office:value-type="float"/>
          <table:table-cell table:formula="of:=MAX([.$I297])" office:value-type="float"/>
          <table:table-cell table:formula="of:=MAX([.$J297])" office:value-type="float"/>
          <table:table-cell table:formula="of:=MAX([.$K297])" office:value-type="float"/>
          <table:table-cell table:formula="of:=MAX([.$L297])" office:value-type="float"/>
          <table:table-cell table:formula="of:=MAX([.$M297])" office:value-type="float"/>
          <table:table-cell table:formula="of:=MAX([.$N297])" office:value-type="float"/>
        </table:table-row>
        <table:table-row table:style-name="ro1">
          <table:table-cell office:value-type="string">
            <text:p>c3540/c3540.lp.6.8</text:p>
          </table:table-cell>
          <table:table-cell office:value-type="float" office:value="0.151394"/>
          <table:table-cell office:value-type="float" office:value="0.144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4.0"/>
          <table:table-cell office:value-type="float" office:value="130399.0"/>
          <table:table-cell office:value-type="float" office:value="130399.0"/>
          <table:table-cell office:value-type="float" office:value="7598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298])" office:value-type="float"/>
          <table:table-cell table:formula="of:=MIN([.$C298])" office:value-type="float"/>
          <table:table-cell table:formula="of:=MIN([.$D298])" office:value-type="float"/>
          <table:table-cell table:formula="of:=MIN([.$E298])" office:value-type="float"/>
          <table:table-cell table:formula="of:=MIN([.$F298])" office:value-type="float"/>
          <table:table-cell table:formula="of:=MIN([.$G298])" office:value-type="float"/>
          <table:table-cell table:formula="of:=MIN([.$H298])" office:value-type="float"/>
          <table:table-cell table:formula="of:=MIN([.$I298])" office:value-type="float"/>
          <table:table-cell table:formula="of:=MIN([.$J298])" office:value-type="float"/>
          <table:table-cell table:formula="of:=MIN([.$K298])" office:value-type="float"/>
          <table:table-cell table:formula="of:=MIN([.$L298])" office:value-type="float"/>
          <table:table-cell table:formula="of:=MIN([.$M298])" office:value-type="float"/>
          <table:table-cell table:formula="of:=MIN([.$N298])" office:value-type="float"/>
          <table:table-cell table:formula="of:=MEDIAN([.$B298])" office:value-type="float"/>
          <table:table-cell table:formula="of:=MEDIAN([.$C298])" office:value-type="float"/>
          <table:table-cell table:formula="of:=MEDIAN([.$D298])" office:value-type="float"/>
          <table:table-cell table:formula="of:=MEDIAN([.$E298])" office:value-type="float"/>
          <table:table-cell table:formula="of:=MEDIAN([.$F298])" office:value-type="float"/>
          <table:table-cell table:formula="of:=MEDIAN([.$G298])" office:value-type="float"/>
          <table:table-cell table:formula="of:=MEDIAN([.$H298])" office:value-type="float"/>
          <table:table-cell table:formula="of:=MEDIAN([.$I298])" office:value-type="float"/>
          <table:table-cell table:formula="of:=MEDIAN([.$J298])" office:value-type="float"/>
          <table:table-cell table:formula="of:=MEDIAN([.$K298])" office:value-type="float"/>
          <table:table-cell table:formula="of:=MEDIAN([.$L298])" office:value-type="float"/>
          <table:table-cell table:formula="of:=MEDIAN([.$M298])" office:value-type="float"/>
          <table:table-cell table:formula="of:=MEDIAN([.$N298])" office:value-type="float"/>
          <table:table-cell table:formula="of:=MAX([.$B298])" office:value-type="float"/>
          <table:table-cell table:formula="of:=MAX([.$C298])" office:value-type="float"/>
          <table:table-cell table:formula="of:=MAX([.$D298])" office:value-type="float"/>
          <table:table-cell table:formula="of:=MAX([.$E298])" office:value-type="float"/>
          <table:table-cell table:formula="of:=MAX([.$F298])" office:value-type="float"/>
          <table:table-cell table:formula="of:=MAX([.$G298])" office:value-type="float"/>
          <table:table-cell table:formula="of:=MAX([.$H298])" office:value-type="float"/>
          <table:table-cell table:formula="of:=MAX([.$I298])" office:value-type="float"/>
          <table:table-cell table:formula="of:=MAX([.$J298])" office:value-type="float"/>
          <table:table-cell table:formula="of:=MAX([.$K298])" office:value-type="float"/>
          <table:table-cell table:formula="of:=MAX([.$L298])" office:value-type="float"/>
          <table:table-cell table:formula="of:=MAX([.$M298])" office:value-type="float"/>
          <table:table-cell table:formula="of:=MAX([.$N298])" office:value-type="float"/>
        </table:table-row>
        <table:table-row table:style-name="ro1">
          <table:table-cell office:value-type="string">
            <text:p>c3540/c3540.lp.7.1</text:p>
          </table:table-cell>
          <table:table-cell office:value-type="float" office:value="0.248762"/>
          <table:table-cell office:value-type="float" office:value="0.242"/>
          <table:table-cell office:value-type="float" office:value="0.21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885.0"/>
          <table:table-cell office:value-type="float" office:value="228571.0"/>
          <table:table-cell office:value-type="float" office:value="228571.0"/>
          <table:table-cell office:value-type="float" office:value="7613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299])" office:value-type="float"/>
          <table:table-cell table:formula="of:=MIN([.$C299])" office:value-type="float"/>
          <table:table-cell table:formula="of:=MIN([.$D299])" office:value-type="float"/>
          <table:table-cell table:formula="of:=MIN([.$E299])" office:value-type="float"/>
          <table:table-cell table:formula="of:=MIN([.$F299])" office:value-type="float"/>
          <table:table-cell table:formula="of:=MIN([.$G299])" office:value-type="float"/>
          <table:table-cell table:formula="of:=MIN([.$H299])" office:value-type="float"/>
          <table:table-cell table:formula="of:=MIN([.$I299])" office:value-type="float"/>
          <table:table-cell table:formula="of:=MIN([.$J299])" office:value-type="float"/>
          <table:table-cell table:formula="of:=MIN([.$K299])" office:value-type="float"/>
          <table:table-cell table:formula="of:=MIN([.$L299])" office:value-type="float"/>
          <table:table-cell table:formula="of:=MIN([.$M299])" office:value-type="float"/>
          <table:table-cell table:formula="of:=MIN([.$N299])" office:value-type="float"/>
          <table:table-cell table:formula="of:=MEDIAN([.$B299])" office:value-type="float"/>
          <table:table-cell table:formula="of:=MEDIAN([.$C299])" office:value-type="float"/>
          <table:table-cell table:formula="of:=MEDIAN([.$D299])" office:value-type="float"/>
          <table:table-cell table:formula="of:=MEDIAN([.$E299])" office:value-type="float"/>
          <table:table-cell table:formula="of:=MEDIAN([.$F299])" office:value-type="float"/>
          <table:table-cell table:formula="of:=MEDIAN([.$G299])" office:value-type="float"/>
          <table:table-cell table:formula="of:=MEDIAN([.$H299])" office:value-type="float"/>
          <table:table-cell table:formula="of:=MEDIAN([.$I299])" office:value-type="float"/>
          <table:table-cell table:formula="of:=MEDIAN([.$J299])" office:value-type="float"/>
          <table:table-cell table:formula="of:=MEDIAN([.$K299])" office:value-type="float"/>
          <table:table-cell table:formula="of:=MEDIAN([.$L299])" office:value-type="float"/>
          <table:table-cell table:formula="of:=MEDIAN([.$M299])" office:value-type="float"/>
          <table:table-cell table:formula="of:=MEDIAN([.$N299])" office:value-type="float"/>
          <table:table-cell table:formula="of:=MAX([.$B299])" office:value-type="float"/>
          <table:table-cell table:formula="of:=MAX([.$C299])" office:value-type="float"/>
          <table:table-cell table:formula="of:=MAX([.$D299])" office:value-type="float"/>
          <table:table-cell table:formula="of:=MAX([.$E299])" office:value-type="float"/>
          <table:table-cell table:formula="of:=MAX([.$F299])" office:value-type="float"/>
          <table:table-cell table:formula="of:=MAX([.$G299])" office:value-type="float"/>
          <table:table-cell table:formula="of:=MAX([.$H299])" office:value-type="float"/>
          <table:table-cell table:formula="of:=MAX([.$I299])" office:value-type="float"/>
          <table:table-cell table:formula="of:=MAX([.$J299])" office:value-type="float"/>
          <table:table-cell table:formula="of:=MAX([.$K299])" office:value-type="float"/>
          <table:table-cell table:formula="of:=MAX([.$L299])" office:value-type="float"/>
          <table:table-cell table:formula="of:=MAX([.$M299])" office:value-type="float"/>
          <table:table-cell table:formula="of:=MAX([.$N299])" office:value-type="float"/>
        </table:table-row>
        <table:table-row table:style-name="ro1">
          <table:table-cell office:value-type="string">
            <text:p>c3540/c3540.lp.7.2</text:p>
          </table:table-cell>
          <table:table-cell office:value-type="float" office:value="0.218625"/>
          <table:table-cell office:value-type="float" office:value="0.212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39.0"/>
          <table:table-cell office:value-type="float" office:value="91825.0"/>
          <table:table-cell office:value-type="float" office:value="91825.0"/>
          <table:table-cell office:value-type="float" office:value="7611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300])" office:value-type="float"/>
          <table:table-cell table:formula="of:=MIN([.$C300])" office:value-type="float"/>
          <table:table-cell table:formula="of:=MIN([.$D300])" office:value-type="float"/>
          <table:table-cell table:formula="of:=MIN([.$E300])" office:value-type="float"/>
          <table:table-cell table:formula="of:=MIN([.$F300])" office:value-type="float"/>
          <table:table-cell table:formula="of:=MIN([.$G300])" office:value-type="float"/>
          <table:table-cell table:formula="of:=MIN([.$H300])" office:value-type="float"/>
          <table:table-cell table:formula="of:=MIN([.$I300])" office:value-type="float"/>
          <table:table-cell table:formula="of:=MIN([.$J300])" office:value-type="float"/>
          <table:table-cell table:formula="of:=MIN([.$K300])" office:value-type="float"/>
          <table:table-cell table:formula="of:=MIN([.$L300])" office:value-type="float"/>
          <table:table-cell table:formula="of:=MIN([.$M300])" office:value-type="float"/>
          <table:table-cell table:formula="of:=MIN([.$N300])" office:value-type="float"/>
          <table:table-cell table:formula="of:=MEDIAN([.$B300])" office:value-type="float"/>
          <table:table-cell table:formula="of:=MEDIAN([.$C300])" office:value-type="float"/>
          <table:table-cell table:formula="of:=MEDIAN([.$D300])" office:value-type="float"/>
          <table:table-cell table:formula="of:=MEDIAN([.$E300])" office:value-type="float"/>
          <table:table-cell table:formula="of:=MEDIAN([.$F300])" office:value-type="float"/>
          <table:table-cell table:formula="of:=MEDIAN([.$G300])" office:value-type="float"/>
          <table:table-cell table:formula="of:=MEDIAN([.$H300])" office:value-type="float"/>
          <table:table-cell table:formula="of:=MEDIAN([.$I300])" office:value-type="float"/>
          <table:table-cell table:formula="of:=MEDIAN([.$J300])" office:value-type="float"/>
          <table:table-cell table:formula="of:=MEDIAN([.$K300])" office:value-type="float"/>
          <table:table-cell table:formula="of:=MEDIAN([.$L300])" office:value-type="float"/>
          <table:table-cell table:formula="of:=MEDIAN([.$M300])" office:value-type="float"/>
          <table:table-cell table:formula="of:=MEDIAN([.$N300])" office:value-type="float"/>
          <table:table-cell table:formula="of:=MAX([.$B300])" office:value-type="float"/>
          <table:table-cell table:formula="of:=MAX([.$C300])" office:value-type="float"/>
          <table:table-cell table:formula="of:=MAX([.$D300])" office:value-type="float"/>
          <table:table-cell table:formula="of:=MAX([.$E300])" office:value-type="float"/>
          <table:table-cell table:formula="of:=MAX([.$F300])" office:value-type="float"/>
          <table:table-cell table:formula="of:=MAX([.$G300])" office:value-type="float"/>
          <table:table-cell table:formula="of:=MAX([.$H300])" office:value-type="float"/>
          <table:table-cell table:formula="of:=MAX([.$I300])" office:value-type="float"/>
          <table:table-cell table:formula="of:=MAX([.$J300])" office:value-type="float"/>
          <table:table-cell table:formula="of:=MAX([.$K300])" office:value-type="float"/>
          <table:table-cell table:formula="of:=MAX([.$L300])" office:value-type="float"/>
          <table:table-cell table:formula="of:=MAX([.$M300])" office:value-type="float"/>
          <table:table-cell table:formula="of:=MAX([.$N300])" office:value-type="float"/>
        </table:table-row>
        <table:table-row table:style-name="ro1">
          <table:table-cell office:value-type="string">
            <text:p>c3540/c3540.lp.7.3</text:p>
          </table:table-cell>
          <table:table-cell office:value-type="float" office:value="0.297843"/>
          <table:table-cell office:value-type="float" office:value="0.291"/>
          <table:table-cell office:value-type="float" office:value="0.2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96.0"/>
          <table:table-cell office:value-type="float" office:value="297197.0"/>
          <table:table-cell office:value-type="float" office:value="297197.0"/>
          <table:table-cell office:value-type="float" office:value="7609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301])" office:value-type="float"/>
          <table:table-cell table:formula="of:=MIN([.$C301])" office:value-type="float"/>
          <table:table-cell table:formula="of:=MIN([.$D301])" office:value-type="float"/>
          <table:table-cell table:formula="of:=MIN([.$E301])" office:value-type="float"/>
          <table:table-cell table:formula="of:=MIN([.$F301])" office:value-type="float"/>
          <table:table-cell table:formula="of:=MIN([.$G301])" office:value-type="float"/>
          <table:table-cell table:formula="of:=MIN([.$H301])" office:value-type="float"/>
          <table:table-cell table:formula="of:=MIN([.$I301])" office:value-type="float"/>
          <table:table-cell table:formula="of:=MIN([.$J301])" office:value-type="float"/>
          <table:table-cell table:formula="of:=MIN([.$K301])" office:value-type="float"/>
          <table:table-cell table:formula="of:=MIN([.$L301])" office:value-type="float"/>
          <table:table-cell table:formula="of:=MIN([.$M301])" office:value-type="float"/>
          <table:table-cell table:formula="of:=MIN([.$N301])" office:value-type="float"/>
          <table:table-cell table:formula="of:=MEDIAN([.$B301])" office:value-type="float"/>
          <table:table-cell table:formula="of:=MEDIAN([.$C301])" office:value-type="float"/>
          <table:table-cell table:formula="of:=MEDIAN([.$D301])" office:value-type="float"/>
          <table:table-cell table:formula="of:=MEDIAN([.$E301])" office:value-type="float"/>
          <table:table-cell table:formula="of:=MEDIAN([.$F301])" office:value-type="float"/>
          <table:table-cell table:formula="of:=MEDIAN([.$G301])" office:value-type="float"/>
          <table:table-cell table:formula="of:=MEDIAN([.$H301])" office:value-type="float"/>
          <table:table-cell table:formula="of:=MEDIAN([.$I301])" office:value-type="float"/>
          <table:table-cell table:formula="of:=MEDIAN([.$J301])" office:value-type="float"/>
          <table:table-cell table:formula="of:=MEDIAN([.$K301])" office:value-type="float"/>
          <table:table-cell table:formula="of:=MEDIAN([.$L301])" office:value-type="float"/>
          <table:table-cell table:formula="of:=MEDIAN([.$M301])" office:value-type="float"/>
          <table:table-cell table:formula="of:=MEDIAN([.$N301])" office:value-type="float"/>
          <table:table-cell table:formula="of:=MAX([.$B301])" office:value-type="float"/>
          <table:table-cell table:formula="of:=MAX([.$C301])" office:value-type="float"/>
          <table:table-cell table:formula="of:=MAX([.$D301])" office:value-type="float"/>
          <table:table-cell table:formula="of:=MAX([.$E301])" office:value-type="float"/>
          <table:table-cell table:formula="of:=MAX([.$F301])" office:value-type="float"/>
          <table:table-cell table:formula="of:=MAX([.$G301])" office:value-type="float"/>
          <table:table-cell table:formula="of:=MAX([.$H301])" office:value-type="float"/>
          <table:table-cell table:formula="of:=MAX([.$I301])" office:value-type="float"/>
          <table:table-cell table:formula="of:=MAX([.$J301])" office:value-type="float"/>
          <table:table-cell table:formula="of:=MAX([.$K301])" office:value-type="float"/>
          <table:table-cell table:formula="of:=MAX([.$L301])" office:value-type="float"/>
          <table:table-cell table:formula="of:=MAX([.$M301])" office:value-type="float"/>
          <table:table-cell table:formula="of:=MAX([.$N301])" office:value-type="float"/>
        </table:table-row>
        <table:table-row table:style-name="ro1">
          <table:table-cell office:value-type="string">
            <text:p>c3540/c3540.lp.7.4</text:p>
          </table:table-cell>
          <table:table-cell office:value-type="float" office:value="0.158413"/>
          <table:table-cell office:value-type="float" office:value="0.15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24.0"/>
          <table:table-cell office:value-type="float" office:value="131111.0"/>
          <table:table-cell office:value-type="float" office:value="131111.0"/>
          <table:table-cell office:value-type="float" office:value="7606.0"/>
          <table:table-cell office:value-type="float" office:value="4267.0"/>
          <table:table-cell office:value-type="float" office:value="0.0"/>
          <table:table-cell office:value-type="float" office:value="0.0"/>
          <table:table-cell table:formula="of:=MIN([.$B302])" office:value-type="float"/>
          <table:table-cell table:formula="of:=MIN([.$C302])" office:value-type="float"/>
          <table:table-cell table:formula="of:=MIN([.$D302])" office:value-type="float"/>
          <table:table-cell table:formula="of:=MIN([.$E302])" office:value-type="float"/>
          <table:table-cell table:formula="of:=MIN([.$F302])" office:value-type="float"/>
          <table:table-cell table:formula="of:=MIN([.$G302])" office:value-type="float"/>
          <table:table-cell table:formula="of:=MIN([.$H302])" office:value-type="float"/>
          <table:table-cell table:formula="of:=MIN([.$I302])" office:value-type="float"/>
          <table:table-cell table:formula="of:=MIN([.$J302])" office:value-type="float"/>
          <table:table-cell table:formula="of:=MIN([.$K302])" office:value-type="float"/>
          <table:table-cell table:formula="of:=MIN([.$L302])" office:value-type="float"/>
          <table:table-cell table:formula="of:=MIN([.$M302])" office:value-type="float"/>
          <table:table-cell table:formula="of:=MIN([.$N302])" office:value-type="float"/>
          <table:table-cell table:formula="of:=MEDIAN([.$B302])" office:value-type="float"/>
          <table:table-cell table:formula="of:=MEDIAN([.$C302])" office:value-type="float"/>
          <table:table-cell table:formula="of:=MEDIAN([.$D302])" office:value-type="float"/>
          <table:table-cell table:formula="of:=MEDIAN([.$E302])" office:value-type="float"/>
          <table:table-cell table:formula="of:=MEDIAN([.$F302])" office:value-type="float"/>
          <table:table-cell table:formula="of:=MEDIAN([.$G302])" office:value-type="float"/>
          <table:table-cell table:formula="of:=MEDIAN([.$H302])" office:value-type="float"/>
          <table:table-cell table:formula="of:=MEDIAN([.$I302])" office:value-type="float"/>
          <table:table-cell table:formula="of:=MEDIAN([.$J302])" office:value-type="float"/>
          <table:table-cell table:formula="of:=MEDIAN([.$K302])" office:value-type="float"/>
          <table:table-cell table:formula="of:=MEDIAN([.$L302])" office:value-type="float"/>
          <table:table-cell table:formula="of:=MEDIAN([.$M302])" office:value-type="float"/>
          <table:table-cell table:formula="of:=MEDIAN([.$N302])" office:value-type="float"/>
          <table:table-cell table:formula="of:=MAX([.$B302])" office:value-type="float"/>
          <table:table-cell table:formula="of:=MAX([.$C302])" office:value-type="float"/>
          <table:table-cell table:formula="of:=MAX([.$D302])" office:value-type="float"/>
          <table:table-cell table:formula="of:=MAX([.$E302])" office:value-type="float"/>
          <table:table-cell table:formula="of:=MAX([.$F302])" office:value-type="float"/>
          <table:table-cell table:formula="of:=MAX([.$G302])" office:value-type="float"/>
          <table:table-cell table:formula="of:=MAX([.$H302])" office:value-type="float"/>
          <table:table-cell table:formula="of:=MAX([.$I302])" office:value-type="float"/>
          <table:table-cell table:formula="of:=MAX([.$J302])" office:value-type="float"/>
          <table:table-cell table:formula="of:=MAX([.$K302])" office:value-type="float"/>
          <table:table-cell table:formula="of:=MAX([.$L302])" office:value-type="float"/>
          <table:table-cell table:formula="of:=MAX([.$M302])" office:value-type="float"/>
          <table:table-cell table:formula="of:=MAX([.$N302])" office:value-type="float"/>
        </table:table-row>
        <table:table-row table:style-name="ro1">
          <table:table-cell office:value-type="string">
            <text:p>c3540/c3540.lp.7.5</text:p>
          </table:table-cell>
          <table:table-cell office:value-type="float" office:value="0.117375"/>
          <table:table-cell office:value-type="float" office:value="0.109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71844.0"/>
          <table:table-cell office:value-type="float" office:value="71844.0"/>
          <table:table-cell office:value-type="float" office:value="7604.0"/>
          <table:table-cell office:value-type="float" office:value="4268.0"/>
          <table:table-cell office:value-type="float" office:value="0.0"/>
          <table:table-cell office:value-type="float" office:value="0.0"/>
          <table:table-cell table:formula="of:=MIN([.$B303])" office:value-type="float"/>
          <table:table-cell table:formula="of:=MIN([.$C303])" office:value-type="float"/>
          <table:table-cell table:formula="of:=MIN([.$D303])" office:value-type="float"/>
          <table:table-cell table:formula="of:=MIN([.$E303])" office:value-type="float"/>
          <table:table-cell table:formula="of:=MIN([.$F303])" office:value-type="float"/>
          <table:table-cell table:formula="of:=MIN([.$G303])" office:value-type="float"/>
          <table:table-cell table:formula="of:=MIN([.$H303])" office:value-type="float"/>
          <table:table-cell table:formula="of:=MIN([.$I303])" office:value-type="float"/>
          <table:table-cell table:formula="of:=MIN([.$J303])" office:value-type="float"/>
          <table:table-cell table:formula="of:=MIN([.$K303])" office:value-type="float"/>
          <table:table-cell table:formula="of:=MIN([.$L303])" office:value-type="float"/>
          <table:table-cell table:formula="of:=MIN([.$M303])" office:value-type="float"/>
          <table:table-cell table:formula="of:=MIN([.$N303])" office:value-type="float"/>
          <table:table-cell table:formula="of:=MEDIAN([.$B303])" office:value-type="float"/>
          <table:table-cell table:formula="of:=MEDIAN([.$C303])" office:value-type="float"/>
          <table:table-cell table:formula="of:=MEDIAN([.$D303])" office:value-type="float"/>
          <table:table-cell table:formula="of:=MEDIAN([.$E303])" office:value-type="float"/>
          <table:table-cell table:formula="of:=MEDIAN([.$F303])" office:value-type="float"/>
          <table:table-cell table:formula="of:=MEDIAN([.$G303])" office:value-type="float"/>
          <table:table-cell table:formula="of:=MEDIAN([.$H303])" office:value-type="float"/>
          <table:table-cell table:formula="of:=MEDIAN([.$I303])" office:value-type="float"/>
          <table:table-cell table:formula="of:=MEDIAN([.$J303])" office:value-type="float"/>
          <table:table-cell table:formula="of:=MEDIAN([.$K303])" office:value-type="float"/>
          <table:table-cell table:formula="of:=MEDIAN([.$L303])" office:value-type="float"/>
          <table:table-cell table:formula="of:=MEDIAN([.$M303])" office:value-type="float"/>
          <table:table-cell table:formula="of:=MEDIAN([.$N303])" office:value-type="float"/>
          <table:table-cell table:formula="of:=MAX([.$B303])" office:value-type="float"/>
          <table:table-cell table:formula="of:=MAX([.$C303])" office:value-type="float"/>
          <table:table-cell table:formula="of:=MAX([.$D303])" office:value-type="float"/>
          <table:table-cell table:formula="of:=MAX([.$E303])" office:value-type="float"/>
          <table:table-cell table:formula="of:=MAX([.$F303])" office:value-type="float"/>
          <table:table-cell table:formula="of:=MAX([.$G303])" office:value-type="float"/>
          <table:table-cell table:formula="of:=MAX([.$H303])" office:value-type="float"/>
          <table:table-cell table:formula="of:=MAX([.$I303])" office:value-type="float"/>
          <table:table-cell table:formula="of:=MAX([.$J303])" office:value-type="float"/>
          <table:table-cell table:formula="of:=MAX([.$K303])" office:value-type="float"/>
          <table:table-cell table:formula="of:=MAX([.$L303])" office:value-type="float"/>
          <table:table-cell table:formula="of:=MAX([.$M303])" office:value-type="float"/>
          <table:table-cell table:formula="of:=MAX([.$N303])" office:value-type="float"/>
        </table:table-row>
        <table:table-row table:style-name="ro1">
          <table:table-cell office:value-type="string">
            <text:p>c3540/c3540.lp.7.6</text:p>
          </table:table-cell>
          <table:table-cell office:value-type="float" office:value="0.2"/>
          <table:table-cell office:value-type="float" office:value="0.194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466.0"/>
          <table:table-cell office:value-type="float" office:value="183279.0"/>
          <table:table-cell office:value-type="float" office:value="183279.0"/>
          <table:table-cell office:value-type="float" office:value="7607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304])" office:value-type="float"/>
          <table:table-cell table:formula="of:=MIN([.$C304])" office:value-type="float"/>
          <table:table-cell table:formula="of:=MIN([.$D304])" office:value-type="float"/>
          <table:table-cell table:formula="of:=MIN([.$E304])" office:value-type="float"/>
          <table:table-cell table:formula="of:=MIN([.$F304])" office:value-type="float"/>
          <table:table-cell table:formula="of:=MIN([.$G304])" office:value-type="float"/>
          <table:table-cell table:formula="of:=MIN([.$H304])" office:value-type="float"/>
          <table:table-cell table:formula="of:=MIN([.$I304])" office:value-type="float"/>
          <table:table-cell table:formula="of:=MIN([.$J304])" office:value-type="float"/>
          <table:table-cell table:formula="of:=MIN([.$K304])" office:value-type="float"/>
          <table:table-cell table:formula="of:=MIN([.$L304])" office:value-type="float"/>
          <table:table-cell table:formula="of:=MIN([.$M304])" office:value-type="float"/>
          <table:table-cell table:formula="of:=MIN([.$N304])" office:value-type="float"/>
          <table:table-cell table:formula="of:=MEDIAN([.$B304])" office:value-type="float"/>
          <table:table-cell table:formula="of:=MEDIAN([.$C304])" office:value-type="float"/>
          <table:table-cell table:formula="of:=MEDIAN([.$D304])" office:value-type="float"/>
          <table:table-cell table:formula="of:=MEDIAN([.$E304])" office:value-type="float"/>
          <table:table-cell table:formula="of:=MEDIAN([.$F304])" office:value-type="float"/>
          <table:table-cell table:formula="of:=MEDIAN([.$G304])" office:value-type="float"/>
          <table:table-cell table:formula="of:=MEDIAN([.$H304])" office:value-type="float"/>
          <table:table-cell table:formula="of:=MEDIAN([.$I304])" office:value-type="float"/>
          <table:table-cell table:formula="of:=MEDIAN([.$J304])" office:value-type="float"/>
          <table:table-cell table:formula="of:=MEDIAN([.$K304])" office:value-type="float"/>
          <table:table-cell table:formula="of:=MEDIAN([.$L304])" office:value-type="float"/>
          <table:table-cell table:formula="of:=MEDIAN([.$M304])" office:value-type="float"/>
          <table:table-cell table:formula="of:=MEDIAN([.$N304])" office:value-type="float"/>
          <table:table-cell table:formula="of:=MAX([.$B304])" office:value-type="float"/>
          <table:table-cell table:formula="of:=MAX([.$C304])" office:value-type="float"/>
          <table:table-cell table:formula="of:=MAX([.$D304])" office:value-type="float"/>
          <table:table-cell table:formula="of:=MAX([.$E304])" office:value-type="float"/>
          <table:table-cell table:formula="of:=MAX([.$F304])" office:value-type="float"/>
          <table:table-cell table:formula="of:=MAX([.$G304])" office:value-type="float"/>
          <table:table-cell table:formula="of:=MAX([.$H304])" office:value-type="float"/>
          <table:table-cell table:formula="of:=MAX([.$I304])" office:value-type="float"/>
          <table:table-cell table:formula="of:=MAX([.$J304])" office:value-type="float"/>
          <table:table-cell table:formula="of:=MAX([.$K304])" office:value-type="float"/>
          <table:table-cell table:formula="of:=MAX([.$L304])" office:value-type="float"/>
          <table:table-cell table:formula="of:=MAX([.$M304])" office:value-type="float"/>
          <table:table-cell table:formula="of:=MAX([.$N304])" office:value-type="float"/>
        </table:table-row>
        <table:table-row table:style-name="ro1">
          <table:table-cell office:value-type="string">
            <text:p>c3540/c3540.lp.7.7</text:p>
          </table:table-cell>
          <table:table-cell office:value-type="float" office:value="0.19154"/>
          <table:table-cell office:value-type="float" office:value="0.185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532.0"/>
          <table:table-cell office:value-type="float" office:value="180651.0"/>
          <table:table-cell office:value-type="float" office:value="180651.0"/>
          <table:table-cell office:value-type="float" office:value="7605.0"/>
          <table:table-cell office:value-type="float" office:value="4269.0"/>
          <table:table-cell office:value-type="float" office:value="0.0"/>
          <table:table-cell office:value-type="float" office:value="0.0"/>
          <table:table-cell table:formula="of:=MIN([.$B305])" office:value-type="float"/>
          <table:table-cell table:formula="of:=MIN([.$C305])" office:value-type="float"/>
          <table:table-cell table:formula="of:=MIN([.$D305])" office:value-type="float"/>
          <table:table-cell table:formula="of:=MIN([.$E305])" office:value-type="float"/>
          <table:table-cell table:formula="of:=MIN([.$F305])" office:value-type="float"/>
          <table:table-cell table:formula="of:=MIN([.$G305])" office:value-type="float"/>
          <table:table-cell table:formula="of:=MIN([.$H305])" office:value-type="float"/>
          <table:table-cell table:formula="of:=MIN([.$I305])" office:value-type="float"/>
          <table:table-cell table:formula="of:=MIN([.$J305])" office:value-type="float"/>
          <table:table-cell table:formula="of:=MIN([.$K305])" office:value-type="float"/>
          <table:table-cell table:formula="of:=MIN([.$L305])" office:value-type="float"/>
          <table:table-cell table:formula="of:=MIN([.$M305])" office:value-type="float"/>
          <table:table-cell table:formula="of:=MIN([.$N305])" office:value-type="float"/>
          <table:table-cell table:formula="of:=MEDIAN([.$B305])" office:value-type="float"/>
          <table:table-cell table:formula="of:=MEDIAN([.$C305])" office:value-type="float"/>
          <table:table-cell table:formula="of:=MEDIAN([.$D305])" office:value-type="float"/>
          <table:table-cell table:formula="of:=MEDIAN([.$E305])" office:value-type="float"/>
          <table:table-cell table:formula="of:=MEDIAN([.$F305])" office:value-type="float"/>
          <table:table-cell table:formula="of:=MEDIAN([.$G305])" office:value-type="float"/>
          <table:table-cell table:formula="of:=MEDIAN([.$H305])" office:value-type="float"/>
          <table:table-cell table:formula="of:=MEDIAN([.$I305])" office:value-type="float"/>
          <table:table-cell table:formula="of:=MEDIAN([.$J305])" office:value-type="float"/>
          <table:table-cell table:formula="of:=MEDIAN([.$K305])" office:value-type="float"/>
          <table:table-cell table:formula="of:=MEDIAN([.$L305])" office:value-type="float"/>
          <table:table-cell table:formula="of:=MEDIAN([.$M305])" office:value-type="float"/>
          <table:table-cell table:formula="of:=MEDIAN([.$N305])" office:value-type="float"/>
          <table:table-cell table:formula="of:=MAX([.$B305])" office:value-type="float"/>
          <table:table-cell table:formula="of:=MAX([.$C305])" office:value-type="float"/>
          <table:table-cell table:formula="of:=MAX([.$D305])" office:value-type="float"/>
          <table:table-cell table:formula="of:=MAX([.$E305])" office:value-type="float"/>
          <table:table-cell table:formula="of:=MAX([.$F305])" office:value-type="float"/>
          <table:table-cell table:formula="of:=MAX([.$G305])" office:value-type="float"/>
          <table:table-cell table:formula="of:=MAX([.$H305])" office:value-type="float"/>
          <table:table-cell table:formula="of:=MAX([.$I305])" office:value-type="float"/>
          <table:table-cell table:formula="of:=MAX([.$J305])" office:value-type="float"/>
          <table:table-cell table:formula="of:=MAX([.$K305])" office:value-type="float"/>
          <table:table-cell table:formula="of:=MAX([.$L305])" office:value-type="float"/>
          <table:table-cell table:formula="of:=MAX([.$M305])" office:value-type="float"/>
          <table:table-cell table:formula="of:=MAX([.$N305])" office:value-type="float"/>
        </table:table-row>
        <table:table-row table:style-name="ro1">
          <table:table-cell office:value-type="string">
            <text:p>c3540/c3540.lp.7.8</text:p>
          </table:table-cell>
          <table:table-cell office:value-type="float" office:value="0.122626"/>
          <table:table-cell office:value-type="float" office:value="0.115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92310.0"/>
          <table:table-cell office:value-type="float" office:value="92310.0"/>
          <table:table-cell office:value-type="float" office:value="7608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306])" office:value-type="float"/>
          <table:table-cell table:formula="of:=MIN([.$C306])" office:value-type="float"/>
          <table:table-cell table:formula="of:=MIN([.$D306])" office:value-type="float"/>
          <table:table-cell table:formula="of:=MIN([.$E306])" office:value-type="float"/>
          <table:table-cell table:formula="of:=MIN([.$F306])" office:value-type="float"/>
          <table:table-cell table:formula="of:=MIN([.$G306])" office:value-type="float"/>
          <table:table-cell table:formula="of:=MIN([.$H306])" office:value-type="float"/>
          <table:table-cell table:formula="of:=MIN([.$I306])" office:value-type="float"/>
          <table:table-cell table:formula="of:=MIN([.$J306])" office:value-type="float"/>
          <table:table-cell table:formula="of:=MIN([.$K306])" office:value-type="float"/>
          <table:table-cell table:formula="of:=MIN([.$L306])" office:value-type="float"/>
          <table:table-cell table:formula="of:=MIN([.$M306])" office:value-type="float"/>
          <table:table-cell table:formula="of:=MIN([.$N306])" office:value-type="float"/>
          <table:table-cell table:formula="of:=MEDIAN([.$B306])" office:value-type="float"/>
          <table:table-cell table:formula="of:=MEDIAN([.$C306])" office:value-type="float"/>
          <table:table-cell table:formula="of:=MEDIAN([.$D306])" office:value-type="float"/>
          <table:table-cell table:formula="of:=MEDIAN([.$E306])" office:value-type="float"/>
          <table:table-cell table:formula="of:=MEDIAN([.$F306])" office:value-type="float"/>
          <table:table-cell table:formula="of:=MEDIAN([.$G306])" office:value-type="float"/>
          <table:table-cell table:formula="of:=MEDIAN([.$H306])" office:value-type="float"/>
          <table:table-cell table:formula="of:=MEDIAN([.$I306])" office:value-type="float"/>
          <table:table-cell table:formula="of:=MEDIAN([.$J306])" office:value-type="float"/>
          <table:table-cell table:formula="of:=MEDIAN([.$K306])" office:value-type="float"/>
          <table:table-cell table:formula="of:=MEDIAN([.$L306])" office:value-type="float"/>
          <table:table-cell table:formula="of:=MEDIAN([.$M306])" office:value-type="float"/>
          <table:table-cell table:formula="of:=MEDIAN([.$N306])" office:value-type="float"/>
          <table:table-cell table:formula="of:=MAX([.$B306])" office:value-type="float"/>
          <table:table-cell table:formula="of:=MAX([.$C306])" office:value-type="float"/>
          <table:table-cell table:formula="of:=MAX([.$D306])" office:value-type="float"/>
          <table:table-cell table:formula="of:=MAX([.$E306])" office:value-type="float"/>
          <table:table-cell table:formula="of:=MAX([.$F306])" office:value-type="float"/>
          <table:table-cell table:formula="of:=MAX([.$G306])" office:value-type="float"/>
          <table:table-cell table:formula="of:=MAX([.$H306])" office:value-type="float"/>
          <table:table-cell table:formula="of:=MAX([.$I306])" office:value-type="float"/>
          <table:table-cell table:formula="of:=MAX([.$J306])" office:value-type="float"/>
          <table:table-cell table:formula="of:=MAX([.$K306])" office:value-type="float"/>
          <table:table-cell table:formula="of:=MAX([.$L306])" office:value-type="float"/>
          <table:table-cell table:formula="of:=MAX([.$M306])" office:value-type="float"/>
          <table:table-cell table:formula="of:=MAX([.$N306])" office:value-type="float"/>
        </table:table-row>
        <table:table-row table:style-name="ro1">
          <table:table-cell office:value-type="string">
            <text:p>c3540/c3540.lp.8.1</text:p>
          </table:table-cell>
          <table:table-cell office:value-type="float" office:value="0.224529"/>
          <table:table-cell office:value-type="float" office:value="0.216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9.0"/>
          <table:table-cell office:value-type="float" office:value="220352.0"/>
          <table:table-cell office:value-type="float" office:value="220352.0"/>
          <table:table-cell office:value-type="float" office:value="7600.0"/>
          <table:table-cell office:value-type="float" office:value="4274.0"/>
          <table:table-cell office:value-type="float" office:value="0.0"/>
          <table:table-cell office:value-type="float" office:value="0.0"/>
          <table:table-cell table:formula="of:=MIN([.$B307])" office:value-type="float"/>
          <table:table-cell table:formula="of:=MIN([.$C307])" office:value-type="float"/>
          <table:table-cell table:formula="of:=MIN([.$D307])" office:value-type="float"/>
          <table:table-cell table:formula="of:=MIN([.$E307])" office:value-type="float"/>
          <table:table-cell table:formula="of:=MIN([.$F307])" office:value-type="float"/>
          <table:table-cell table:formula="of:=MIN([.$G307])" office:value-type="float"/>
          <table:table-cell table:formula="of:=MIN([.$H307])" office:value-type="float"/>
          <table:table-cell table:formula="of:=MIN([.$I307])" office:value-type="float"/>
          <table:table-cell table:formula="of:=MIN([.$J307])" office:value-type="float"/>
          <table:table-cell table:formula="of:=MIN([.$K307])" office:value-type="float"/>
          <table:table-cell table:formula="of:=MIN([.$L307])" office:value-type="float"/>
          <table:table-cell table:formula="of:=MIN([.$M307])" office:value-type="float"/>
          <table:table-cell table:formula="of:=MIN([.$N307])" office:value-type="float"/>
          <table:table-cell table:formula="of:=MEDIAN([.$B307])" office:value-type="float"/>
          <table:table-cell table:formula="of:=MEDIAN([.$C307])" office:value-type="float"/>
          <table:table-cell table:formula="of:=MEDIAN([.$D307])" office:value-type="float"/>
          <table:table-cell table:formula="of:=MEDIAN([.$E307])" office:value-type="float"/>
          <table:table-cell table:formula="of:=MEDIAN([.$F307])" office:value-type="float"/>
          <table:table-cell table:formula="of:=MEDIAN([.$G307])" office:value-type="float"/>
          <table:table-cell table:formula="of:=MEDIAN([.$H307])" office:value-type="float"/>
          <table:table-cell table:formula="of:=MEDIAN([.$I307])" office:value-type="float"/>
          <table:table-cell table:formula="of:=MEDIAN([.$J307])" office:value-type="float"/>
          <table:table-cell table:formula="of:=MEDIAN([.$K307])" office:value-type="float"/>
          <table:table-cell table:formula="of:=MEDIAN([.$L307])" office:value-type="float"/>
          <table:table-cell table:formula="of:=MEDIAN([.$M307])" office:value-type="float"/>
          <table:table-cell table:formula="of:=MEDIAN([.$N307])" office:value-type="float"/>
          <table:table-cell table:formula="of:=MAX([.$B307])" office:value-type="float"/>
          <table:table-cell table:formula="of:=MAX([.$C307])" office:value-type="float"/>
          <table:table-cell table:formula="of:=MAX([.$D307])" office:value-type="float"/>
          <table:table-cell table:formula="of:=MAX([.$E307])" office:value-type="float"/>
          <table:table-cell table:formula="of:=MAX([.$F307])" office:value-type="float"/>
          <table:table-cell table:formula="of:=MAX([.$G307])" office:value-type="float"/>
          <table:table-cell table:formula="of:=MAX([.$H307])" office:value-type="float"/>
          <table:table-cell table:formula="of:=MAX([.$I307])" office:value-type="float"/>
          <table:table-cell table:formula="of:=MAX([.$J307])" office:value-type="float"/>
          <table:table-cell table:formula="of:=MAX([.$K307])" office:value-type="float"/>
          <table:table-cell table:formula="of:=MAX([.$L307])" office:value-type="float"/>
          <table:table-cell table:formula="of:=MAX([.$M307])" office:value-type="float"/>
          <table:table-cell table:formula="of:=MAX([.$N307])" office:value-type="float"/>
        </table:table-row>
        <table:table-row table:style-name="ro1">
          <table:table-cell office:value-type="string">
            <text:p>c3540/c3540.lp.8.2</text:p>
          </table:table-cell>
          <table:table-cell office:value-type="float" office:value="0.738069"/>
          <table:table-cell office:value-type="float" office:value="0.731"/>
          <table:table-cell office:value-type="float" office:value="0.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1067799.0"/>
          <table:table-cell office:value-type="float" office:value="1067799.0"/>
          <table:table-cell office:value-type="float" office:value="7598.0"/>
          <table:table-cell office:value-type="float" office:value="4274.0"/>
          <table:table-cell office:value-type="float" office:value="0.0"/>
          <table:table-cell office:value-type="float" office:value="0.0"/>
          <table:table-cell table:formula="of:=MIN([.$B308])" office:value-type="float"/>
          <table:table-cell table:formula="of:=MIN([.$C308])" office:value-type="float"/>
          <table:table-cell table:formula="of:=MIN([.$D308])" office:value-type="float"/>
          <table:table-cell table:formula="of:=MIN([.$E308])" office:value-type="float"/>
          <table:table-cell table:formula="of:=MIN([.$F308])" office:value-type="float"/>
          <table:table-cell table:formula="of:=MIN([.$G308])" office:value-type="float"/>
          <table:table-cell table:formula="of:=MIN([.$H308])" office:value-type="float"/>
          <table:table-cell table:formula="of:=MIN([.$I308])" office:value-type="float"/>
          <table:table-cell table:formula="of:=MIN([.$J308])" office:value-type="float"/>
          <table:table-cell table:formula="of:=MIN([.$K308])" office:value-type="float"/>
          <table:table-cell table:formula="of:=MIN([.$L308])" office:value-type="float"/>
          <table:table-cell table:formula="of:=MIN([.$M308])" office:value-type="float"/>
          <table:table-cell table:formula="of:=MIN([.$N308])" office:value-type="float"/>
          <table:table-cell table:formula="of:=MEDIAN([.$B308])" office:value-type="float"/>
          <table:table-cell table:formula="of:=MEDIAN([.$C308])" office:value-type="float"/>
          <table:table-cell table:formula="of:=MEDIAN([.$D308])" office:value-type="float"/>
          <table:table-cell table:formula="of:=MEDIAN([.$E308])" office:value-type="float"/>
          <table:table-cell table:formula="of:=MEDIAN([.$F308])" office:value-type="float"/>
          <table:table-cell table:formula="of:=MEDIAN([.$G308])" office:value-type="float"/>
          <table:table-cell table:formula="of:=MEDIAN([.$H308])" office:value-type="float"/>
          <table:table-cell table:formula="of:=MEDIAN([.$I308])" office:value-type="float"/>
          <table:table-cell table:formula="of:=MEDIAN([.$J308])" office:value-type="float"/>
          <table:table-cell table:formula="of:=MEDIAN([.$K308])" office:value-type="float"/>
          <table:table-cell table:formula="of:=MEDIAN([.$L308])" office:value-type="float"/>
          <table:table-cell table:formula="of:=MEDIAN([.$M308])" office:value-type="float"/>
          <table:table-cell table:formula="of:=MEDIAN([.$N308])" office:value-type="float"/>
          <table:table-cell table:formula="of:=MAX([.$B308])" office:value-type="float"/>
          <table:table-cell table:formula="of:=MAX([.$C308])" office:value-type="float"/>
          <table:table-cell table:formula="of:=MAX([.$D308])" office:value-type="float"/>
          <table:table-cell table:formula="of:=MAX([.$E308])" office:value-type="float"/>
          <table:table-cell table:formula="of:=MAX([.$F308])" office:value-type="float"/>
          <table:table-cell table:formula="of:=MAX([.$G308])" office:value-type="float"/>
          <table:table-cell table:formula="of:=MAX([.$H308])" office:value-type="float"/>
          <table:table-cell table:formula="of:=MAX([.$I308])" office:value-type="float"/>
          <table:table-cell table:formula="of:=MAX([.$J308])" office:value-type="float"/>
          <table:table-cell table:formula="of:=MAX([.$K308])" office:value-type="float"/>
          <table:table-cell table:formula="of:=MAX([.$L308])" office:value-type="float"/>
          <table:table-cell table:formula="of:=MAX([.$M308])" office:value-type="float"/>
          <table:table-cell table:formula="of:=MAX([.$N308])" office:value-type="float"/>
        </table:table-row>
        <table:table-row table:style-name="ro1">
          <table:table-cell office:value-type="string">
            <text:p>c3540/c3540.lp.8.3</text:p>
          </table:table-cell>
          <table:table-cell office:value-type="float" office:value="0.18366"/>
          <table:table-cell office:value-type="float" office:value="0.176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02.0"/>
          <table:table-cell office:value-type="float" office:value="103941.0"/>
          <table:table-cell office:value-type="float" office:value="103941.0"/>
          <table:table-cell office:value-type="float" office:value="7600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09])" office:value-type="float"/>
          <table:table-cell table:formula="of:=MIN([.$C309])" office:value-type="float"/>
          <table:table-cell table:formula="of:=MIN([.$D309])" office:value-type="float"/>
          <table:table-cell table:formula="of:=MIN([.$E309])" office:value-type="float"/>
          <table:table-cell table:formula="of:=MIN([.$F309])" office:value-type="float"/>
          <table:table-cell table:formula="of:=MIN([.$G309])" office:value-type="float"/>
          <table:table-cell table:formula="of:=MIN([.$H309])" office:value-type="float"/>
          <table:table-cell table:formula="of:=MIN([.$I309])" office:value-type="float"/>
          <table:table-cell table:formula="of:=MIN([.$J309])" office:value-type="float"/>
          <table:table-cell table:formula="of:=MIN([.$K309])" office:value-type="float"/>
          <table:table-cell table:formula="of:=MIN([.$L309])" office:value-type="float"/>
          <table:table-cell table:formula="of:=MIN([.$M309])" office:value-type="float"/>
          <table:table-cell table:formula="of:=MIN([.$N309])" office:value-type="float"/>
          <table:table-cell table:formula="of:=MEDIAN([.$B309])" office:value-type="float"/>
          <table:table-cell table:formula="of:=MEDIAN([.$C309])" office:value-type="float"/>
          <table:table-cell table:formula="of:=MEDIAN([.$D309])" office:value-type="float"/>
          <table:table-cell table:formula="of:=MEDIAN([.$E309])" office:value-type="float"/>
          <table:table-cell table:formula="of:=MEDIAN([.$F309])" office:value-type="float"/>
          <table:table-cell table:formula="of:=MEDIAN([.$G309])" office:value-type="float"/>
          <table:table-cell table:formula="of:=MEDIAN([.$H309])" office:value-type="float"/>
          <table:table-cell table:formula="of:=MEDIAN([.$I309])" office:value-type="float"/>
          <table:table-cell table:formula="of:=MEDIAN([.$J309])" office:value-type="float"/>
          <table:table-cell table:formula="of:=MEDIAN([.$K309])" office:value-type="float"/>
          <table:table-cell table:formula="of:=MEDIAN([.$L309])" office:value-type="float"/>
          <table:table-cell table:formula="of:=MEDIAN([.$M309])" office:value-type="float"/>
          <table:table-cell table:formula="of:=MEDIAN([.$N309])" office:value-type="float"/>
          <table:table-cell table:formula="of:=MAX([.$B309])" office:value-type="float"/>
          <table:table-cell table:formula="of:=MAX([.$C309])" office:value-type="float"/>
          <table:table-cell table:formula="of:=MAX([.$D309])" office:value-type="float"/>
          <table:table-cell table:formula="of:=MAX([.$E309])" office:value-type="float"/>
          <table:table-cell table:formula="of:=MAX([.$F309])" office:value-type="float"/>
          <table:table-cell table:formula="of:=MAX([.$G309])" office:value-type="float"/>
          <table:table-cell table:formula="of:=MAX([.$H309])" office:value-type="float"/>
          <table:table-cell table:formula="of:=MAX([.$I309])" office:value-type="float"/>
          <table:table-cell table:formula="of:=MAX([.$J309])" office:value-type="float"/>
          <table:table-cell table:formula="of:=MAX([.$K309])" office:value-type="float"/>
          <table:table-cell table:formula="of:=MAX([.$L309])" office:value-type="float"/>
          <table:table-cell table:formula="of:=MAX([.$M309])" office:value-type="float"/>
          <table:table-cell table:formula="of:=MAX([.$N309])" office:value-type="float"/>
        </table:table-row>
        <table:table-row table:style-name="ro1">
          <table:table-cell office:value-type="string">
            <text:p>c3540/c3540.lp.8.4</text:p>
          </table:table-cell>
          <table:table-cell office:value-type="float" office:value="0.155788"/>
          <table:table-cell office:value-type="float" office:value="0.149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4.0"/>
          <table:table-cell office:value-type="float" office:value="84152.0"/>
          <table:table-cell office:value-type="float" office:value="84152.0"/>
          <table:table-cell office:value-type="float" office:value="7602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0])" office:value-type="float"/>
          <table:table-cell table:formula="of:=MIN([.$C310])" office:value-type="float"/>
          <table:table-cell table:formula="of:=MIN([.$D310])" office:value-type="float"/>
          <table:table-cell table:formula="of:=MIN([.$E310])" office:value-type="float"/>
          <table:table-cell table:formula="of:=MIN([.$F310])" office:value-type="float"/>
          <table:table-cell table:formula="of:=MIN([.$G310])" office:value-type="float"/>
          <table:table-cell table:formula="of:=MIN([.$H310])" office:value-type="float"/>
          <table:table-cell table:formula="of:=MIN([.$I310])" office:value-type="float"/>
          <table:table-cell table:formula="of:=MIN([.$J310])" office:value-type="float"/>
          <table:table-cell table:formula="of:=MIN([.$K310])" office:value-type="float"/>
          <table:table-cell table:formula="of:=MIN([.$L310])" office:value-type="float"/>
          <table:table-cell table:formula="of:=MIN([.$M310])" office:value-type="float"/>
          <table:table-cell table:formula="of:=MIN([.$N310])" office:value-type="float"/>
          <table:table-cell table:formula="of:=MEDIAN([.$B310])" office:value-type="float"/>
          <table:table-cell table:formula="of:=MEDIAN([.$C310])" office:value-type="float"/>
          <table:table-cell table:formula="of:=MEDIAN([.$D310])" office:value-type="float"/>
          <table:table-cell table:formula="of:=MEDIAN([.$E310])" office:value-type="float"/>
          <table:table-cell table:formula="of:=MEDIAN([.$F310])" office:value-type="float"/>
          <table:table-cell table:formula="of:=MEDIAN([.$G310])" office:value-type="float"/>
          <table:table-cell table:formula="of:=MEDIAN([.$H310])" office:value-type="float"/>
          <table:table-cell table:formula="of:=MEDIAN([.$I310])" office:value-type="float"/>
          <table:table-cell table:formula="of:=MEDIAN([.$J310])" office:value-type="float"/>
          <table:table-cell table:formula="of:=MEDIAN([.$K310])" office:value-type="float"/>
          <table:table-cell table:formula="of:=MEDIAN([.$L310])" office:value-type="float"/>
          <table:table-cell table:formula="of:=MEDIAN([.$M310])" office:value-type="float"/>
          <table:table-cell table:formula="of:=MEDIAN([.$N310])" office:value-type="float"/>
          <table:table-cell table:formula="of:=MAX([.$B310])" office:value-type="float"/>
          <table:table-cell table:formula="of:=MAX([.$C310])" office:value-type="float"/>
          <table:table-cell table:formula="of:=MAX([.$D310])" office:value-type="float"/>
          <table:table-cell table:formula="of:=MAX([.$E310])" office:value-type="float"/>
          <table:table-cell table:formula="of:=MAX([.$F310])" office:value-type="float"/>
          <table:table-cell table:formula="of:=MAX([.$G310])" office:value-type="float"/>
          <table:table-cell table:formula="of:=MAX([.$H310])" office:value-type="float"/>
          <table:table-cell table:formula="of:=MAX([.$I310])" office:value-type="float"/>
          <table:table-cell table:formula="of:=MAX([.$J310])" office:value-type="float"/>
          <table:table-cell table:formula="of:=MAX([.$K310])" office:value-type="float"/>
          <table:table-cell table:formula="of:=MAX([.$L310])" office:value-type="float"/>
          <table:table-cell table:formula="of:=MAX([.$M310])" office:value-type="float"/>
          <table:table-cell table:formula="of:=MAX([.$N310])" office:value-type="float"/>
        </table:table-row>
        <table:table-row table:style-name="ro1">
          <table:table-cell office:value-type="string">
            <text:p>c3540/c3540.lp.8.5</text:p>
          </table:table-cell>
          <table:table-cell office:value-type="float" office:value="0.166353"/>
          <table:table-cell office:value-type="float" office:value="0.159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13.0"/>
          <table:table-cell office:value-type="float" office:value="84862.0"/>
          <table:table-cell office:value-type="float" office:value="84862.0"/>
          <table:table-cell office:value-type="float" office:value="7605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11])" office:value-type="float"/>
          <table:table-cell table:formula="of:=MIN([.$C311])" office:value-type="float"/>
          <table:table-cell table:formula="of:=MIN([.$D311])" office:value-type="float"/>
          <table:table-cell table:formula="of:=MIN([.$E311])" office:value-type="float"/>
          <table:table-cell table:formula="of:=MIN([.$F311])" office:value-type="float"/>
          <table:table-cell table:formula="of:=MIN([.$G311])" office:value-type="float"/>
          <table:table-cell table:formula="of:=MIN([.$H311])" office:value-type="float"/>
          <table:table-cell table:formula="of:=MIN([.$I311])" office:value-type="float"/>
          <table:table-cell table:formula="of:=MIN([.$J311])" office:value-type="float"/>
          <table:table-cell table:formula="of:=MIN([.$K311])" office:value-type="float"/>
          <table:table-cell table:formula="of:=MIN([.$L311])" office:value-type="float"/>
          <table:table-cell table:formula="of:=MIN([.$M311])" office:value-type="float"/>
          <table:table-cell table:formula="of:=MIN([.$N311])" office:value-type="float"/>
          <table:table-cell table:formula="of:=MEDIAN([.$B311])" office:value-type="float"/>
          <table:table-cell table:formula="of:=MEDIAN([.$C311])" office:value-type="float"/>
          <table:table-cell table:formula="of:=MEDIAN([.$D311])" office:value-type="float"/>
          <table:table-cell table:formula="of:=MEDIAN([.$E311])" office:value-type="float"/>
          <table:table-cell table:formula="of:=MEDIAN([.$F311])" office:value-type="float"/>
          <table:table-cell table:formula="of:=MEDIAN([.$G311])" office:value-type="float"/>
          <table:table-cell table:formula="of:=MEDIAN([.$H311])" office:value-type="float"/>
          <table:table-cell table:formula="of:=MEDIAN([.$I311])" office:value-type="float"/>
          <table:table-cell table:formula="of:=MEDIAN([.$J311])" office:value-type="float"/>
          <table:table-cell table:formula="of:=MEDIAN([.$K311])" office:value-type="float"/>
          <table:table-cell table:formula="of:=MEDIAN([.$L311])" office:value-type="float"/>
          <table:table-cell table:formula="of:=MEDIAN([.$M311])" office:value-type="float"/>
          <table:table-cell table:formula="of:=MEDIAN([.$N311])" office:value-type="float"/>
          <table:table-cell table:formula="of:=MAX([.$B311])" office:value-type="float"/>
          <table:table-cell table:formula="of:=MAX([.$C311])" office:value-type="float"/>
          <table:table-cell table:formula="of:=MAX([.$D311])" office:value-type="float"/>
          <table:table-cell table:formula="of:=MAX([.$E311])" office:value-type="float"/>
          <table:table-cell table:formula="of:=MAX([.$F311])" office:value-type="float"/>
          <table:table-cell table:formula="of:=MAX([.$G311])" office:value-type="float"/>
          <table:table-cell table:formula="of:=MAX([.$H311])" office:value-type="float"/>
          <table:table-cell table:formula="of:=MAX([.$I311])" office:value-type="float"/>
          <table:table-cell table:formula="of:=MAX([.$J311])" office:value-type="float"/>
          <table:table-cell table:formula="of:=MAX([.$K311])" office:value-type="float"/>
          <table:table-cell table:formula="of:=MAX([.$L311])" office:value-type="float"/>
          <table:table-cell table:formula="of:=MAX([.$M311])" office:value-type="float"/>
          <table:table-cell table:formula="of:=MAX([.$N311])" office:value-type="float"/>
        </table:table-row>
        <table:table-row table:style-name="ro1">
          <table:table-cell office:value-type="string">
            <text:p>c3540/c3540.lp.8.6</text:p>
          </table:table-cell>
          <table:table-cell office:value-type="float" office:value="0.140663"/>
          <table:table-cell office:value-type="float" office:value="0.133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1.0"/>
          <table:table-cell office:value-type="float" office:value="107332.0"/>
          <table:table-cell office:value-type="float" office:value="107332.0"/>
          <table:table-cell office:value-type="float" office:value="7602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2])" office:value-type="float"/>
          <table:table-cell table:formula="of:=MIN([.$C312])" office:value-type="float"/>
          <table:table-cell table:formula="of:=MIN([.$D312])" office:value-type="float"/>
          <table:table-cell table:formula="of:=MIN([.$E312])" office:value-type="float"/>
          <table:table-cell table:formula="of:=MIN([.$F312])" office:value-type="float"/>
          <table:table-cell table:formula="of:=MIN([.$G312])" office:value-type="float"/>
          <table:table-cell table:formula="of:=MIN([.$H312])" office:value-type="float"/>
          <table:table-cell table:formula="of:=MIN([.$I312])" office:value-type="float"/>
          <table:table-cell table:formula="of:=MIN([.$J312])" office:value-type="float"/>
          <table:table-cell table:formula="of:=MIN([.$K312])" office:value-type="float"/>
          <table:table-cell table:formula="of:=MIN([.$L312])" office:value-type="float"/>
          <table:table-cell table:formula="of:=MIN([.$M312])" office:value-type="float"/>
          <table:table-cell table:formula="of:=MIN([.$N312])" office:value-type="float"/>
          <table:table-cell table:formula="of:=MEDIAN([.$B312])" office:value-type="float"/>
          <table:table-cell table:formula="of:=MEDIAN([.$C312])" office:value-type="float"/>
          <table:table-cell table:formula="of:=MEDIAN([.$D312])" office:value-type="float"/>
          <table:table-cell table:formula="of:=MEDIAN([.$E312])" office:value-type="float"/>
          <table:table-cell table:formula="of:=MEDIAN([.$F312])" office:value-type="float"/>
          <table:table-cell table:formula="of:=MEDIAN([.$G312])" office:value-type="float"/>
          <table:table-cell table:formula="of:=MEDIAN([.$H312])" office:value-type="float"/>
          <table:table-cell table:formula="of:=MEDIAN([.$I312])" office:value-type="float"/>
          <table:table-cell table:formula="of:=MEDIAN([.$J312])" office:value-type="float"/>
          <table:table-cell table:formula="of:=MEDIAN([.$K312])" office:value-type="float"/>
          <table:table-cell table:formula="of:=MEDIAN([.$L312])" office:value-type="float"/>
          <table:table-cell table:formula="of:=MEDIAN([.$M312])" office:value-type="float"/>
          <table:table-cell table:formula="of:=MEDIAN([.$N312])" office:value-type="float"/>
          <table:table-cell table:formula="of:=MAX([.$B312])" office:value-type="float"/>
          <table:table-cell table:formula="of:=MAX([.$C312])" office:value-type="float"/>
          <table:table-cell table:formula="of:=MAX([.$D312])" office:value-type="float"/>
          <table:table-cell table:formula="of:=MAX([.$E312])" office:value-type="float"/>
          <table:table-cell table:formula="of:=MAX([.$F312])" office:value-type="float"/>
          <table:table-cell table:formula="of:=MAX([.$G312])" office:value-type="float"/>
          <table:table-cell table:formula="of:=MAX([.$H312])" office:value-type="float"/>
          <table:table-cell table:formula="of:=MAX([.$I312])" office:value-type="float"/>
          <table:table-cell table:formula="of:=MAX([.$J312])" office:value-type="float"/>
          <table:table-cell table:formula="of:=MAX([.$K312])" office:value-type="float"/>
          <table:table-cell table:formula="of:=MAX([.$L312])" office:value-type="float"/>
          <table:table-cell table:formula="of:=MAX([.$M312])" office:value-type="float"/>
          <table:table-cell table:formula="of:=MAX([.$N312])" office:value-type="float"/>
        </table:table-row>
        <table:table-row table:style-name="ro1">
          <table:table-cell office:value-type="string">
            <text:p>c3540/c3540.lp.8.7</text:p>
          </table:table-cell>
          <table:table-cell office:value-type="float" office:value="0.13327"/>
          <table:table-cell office:value-type="float" office:value="0.126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2.0"/>
          <table:table-cell office:value-type="float" office:value="103394.0"/>
          <table:table-cell office:value-type="float" office:value="103394.0"/>
          <table:table-cell office:value-type="float" office:value="7604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3])" office:value-type="float"/>
          <table:table-cell table:formula="of:=MIN([.$C313])" office:value-type="float"/>
          <table:table-cell table:formula="of:=MIN([.$D313])" office:value-type="float"/>
          <table:table-cell table:formula="of:=MIN([.$E313])" office:value-type="float"/>
          <table:table-cell table:formula="of:=MIN([.$F313])" office:value-type="float"/>
          <table:table-cell table:formula="of:=MIN([.$G313])" office:value-type="float"/>
          <table:table-cell table:formula="of:=MIN([.$H313])" office:value-type="float"/>
          <table:table-cell table:formula="of:=MIN([.$I313])" office:value-type="float"/>
          <table:table-cell table:formula="of:=MIN([.$J313])" office:value-type="float"/>
          <table:table-cell table:formula="of:=MIN([.$K313])" office:value-type="float"/>
          <table:table-cell table:formula="of:=MIN([.$L313])" office:value-type="float"/>
          <table:table-cell table:formula="of:=MIN([.$M313])" office:value-type="float"/>
          <table:table-cell table:formula="of:=MIN([.$N313])" office:value-type="float"/>
          <table:table-cell table:formula="of:=MEDIAN([.$B313])" office:value-type="float"/>
          <table:table-cell table:formula="of:=MEDIAN([.$C313])" office:value-type="float"/>
          <table:table-cell table:formula="of:=MEDIAN([.$D313])" office:value-type="float"/>
          <table:table-cell table:formula="of:=MEDIAN([.$E313])" office:value-type="float"/>
          <table:table-cell table:formula="of:=MEDIAN([.$F313])" office:value-type="float"/>
          <table:table-cell table:formula="of:=MEDIAN([.$G313])" office:value-type="float"/>
          <table:table-cell table:formula="of:=MEDIAN([.$H313])" office:value-type="float"/>
          <table:table-cell table:formula="of:=MEDIAN([.$I313])" office:value-type="float"/>
          <table:table-cell table:formula="of:=MEDIAN([.$J313])" office:value-type="float"/>
          <table:table-cell table:formula="of:=MEDIAN([.$K313])" office:value-type="float"/>
          <table:table-cell table:formula="of:=MEDIAN([.$L313])" office:value-type="float"/>
          <table:table-cell table:formula="of:=MEDIAN([.$M313])" office:value-type="float"/>
          <table:table-cell table:formula="of:=MEDIAN([.$N313])" office:value-type="float"/>
          <table:table-cell table:formula="of:=MAX([.$B313])" office:value-type="float"/>
          <table:table-cell table:formula="of:=MAX([.$C313])" office:value-type="float"/>
          <table:table-cell table:formula="of:=MAX([.$D313])" office:value-type="float"/>
          <table:table-cell table:formula="of:=MAX([.$E313])" office:value-type="float"/>
          <table:table-cell table:formula="of:=MAX([.$F313])" office:value-type="float"/>
          <table:table-cell table:formula="of:=MAX([.$G313])" office:value-type="float"/>
          <table:table-cell table:formula="of:=MAX([.$H313])" office:value-type="float"/>
          <table:table-cell table:formula="of:=MAX([.$I313])" office:value-type="float"/>
          <table:table-cell table:formula="of:=MAX([.$J313])" office:value-type="float"/>
          <table:table-cell table:formula="of:=MAX([.$K313])" office:value-type="float"/>
          <table:table-cell table:formula="of:=MAX([.$L313])" office:value-type="float"/>
          <table:table-cell table:formula="of:=MAX([.$M313])" office:value-type="float"/>
          <table:table-cell table:formula="of:=MAX([.$N313])" office:value-type="float"/>
        </table:table-row>
        <table:table-row table:style-name="ro1">
          <table:table-cell office:value-type="string">
            <text:p>c3540/c3540.lp.8.8</text:p>
          </table:table-cell>
          <table:table-cell office:value-type="float" office:value="0.139123"/>
          <table:table-cell office:value-type="float" office:value="0.132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73.0"/>
          <table:table-cell office:value-type="float" office:value="96138.0"/>
          <table:table-cell office:value-type="float" office:value="96138.0"/>
          <table:table-cell office:value-type="float" office:value="7606.0"/>
          <table:table-cell office:value-type="float" office:value="4270.0"/>
          <table:table-cell office:value-type="float" office:value="0.0"/>
          <table:table-cell office:value-type="float" office:value="0.0"/>
          <table:table-cell table:formula="of:=MIN([.$B314])" office:value-type="float"/>
          <table:table-cell table:formula="of:=MIN([.$C314])" office:value-type="float"/>
          <table:table-cell table:formula="of:=MIN([.$D314])" office:value-type="float"/>
          <table:table-cell table:formula="of:=MIN([.$E314])" office:value-type="float"/>
          <table:table-cell table:formula="of:=MIN([.$F314])" office:value-type="float"/>
          <table:table-cell table:formula="of:=MIN([.$G314])" office:value-type="float"/>
          <table:table-cell table:formula="of:=MIN([.$H314])" office:value-type="float"/>
          <table:table-cell table:formula="of:=MIN([.$I314])" office:value-type="float"/>
          <table:table-cell table:formula="of:=MIN([.$J314])" office:value-type="float"/>
          <table:table-cell table:formula="of:=MIN([.$K314])" office:value-type="float"/>
          <table:table-cell table:formula="of:=MIN([.$L314])" office:value-type="float"/>
          <table:table-cell table:formula="of:=MIN([.$M314])" office:value-type="float"/>
          <table:table-cell table:formula="of:=MIN([.$N314])" office:value-type="float"/>
          <table:table-cell table:formula="of:=MEDIAN([.$B314])" office:value-type="float"/>
          <table:table-cell table:formula="of:=MEDIAN([.$C314])" office:value-type="float"/>
          <table:table-cell table:formula="of:=MEDIAN([.$D314])" office:value-type="float"/>
          <table:table-cell table:formula="of:=MEDIAN([.$E314])" office:value-type="float"/>
          <table:table-cell table:formula="of:=MEDIAN([.$F314])" office:value-type="float"/>
          <table:table-cell table:formula="of:=MEDIAN([.$G314])" office:value-type="float"/>
          <table:table-cell table:formula="of:=MEDIAN([.$H314])" office:value-type="float"/>
          <table:table-cell table:formula="of:=MEDIAN([.$I314])" office:value-type="float"/>
          <table:table-cell table:formula="of:=MEDIAN([.$J314])" office:value-type="float"/>
          <table:table-cell table:formula="of:=MEDIAN([.$K314])" office:value-type="float"/>
          <table:table-cell table:formula="of:=MEDIAN([.$L314])" office:value-type="float"/>
          <table:table-cell table:formula="of:=MEDIAN([.$M314])" office:value-type="float"/>
          <table:table-cell table:formula="of:=MEDIAN([.$N314])" office:value-type="float"/>
          <table:table-cell table:formula="of:=MAX([.$B314])" office:value-type="float"/>
          <table:table-cell table:formula="of:=MAX([.$C314])" office:value-type="float"/>
          <table:table-cell table:formula="of:=MAX([.$D314])" office:value-type="float"/>
          <table:table-cell table:formula="of:=MAX([.$E314])" office:value-type="float"/>
          <table:table-cell table:formula="of:=MAX([.$F314])" office:value-type="float"/>
          <table:table-cell table:formula="of:=MAX([.$G314])" office:value-type="float"/>
          <table:table-cell table:formula="of:=MAX([.$H314])" office:value-type="float"/>
          <table:table-cell table:formula="of:=MAX([.$I314])" office:value-type="float"/>
          <table:table-cell table:formula="of:=MAX([.$J314])" office:value-type="float"/>
          <table:table-cell table:formula="of:=MAX([.$K314])" office:value-type="float"/>
          <table:table-cell table:formula="of:=MAX([.$L314])" office:value-type="float"/>
          <table:table-cell table:formula="of:=MAX([.$M314])" office:value-type="float"/>
          <table:table-cell table:formula="of:=MAX([.$N314])" office:value-type="float"/>
        </table:table-row>
        <table:table-row table:style-name="ro1">
          <table:table-cell office:value-type="string">
            <text:p>c3540/c3540.lp.9.1</text:p>
          </table:table-cell>
          <table:table-cell office:value-type="float" office:value="0.164809"/>
          <table:table-cell office:value-type="float" office:value="0.157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99.0"/>
          <table:table-cell office:value-type="float" office:value="91337.0"/>
          <table:table-cell office:value-type="float" office:value="91337.0"/>
          <table:table-cell office:value-type="float" office:value="7611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5])" office:value-type="float"/>
          <table:table-cell table:formula="of:=MIN([.$C315])" office:value-type="float"/>
          <table:table-cell table:formula="of:=MIN([.$D315])" office:value-type="float"/>
          <table:table-cell table:formula="of:=MIN([.$E315])" office:value-type="float"/>
          <table:table-cell table:formula="of:=MIN([.$F315])" office:value-type="float"/>
          <table:table-cell table:formula="of:=MIN([.$G315])" office:value-type="float"/>
          <table:table-cell table:formula="of:=MIN([.$H315])" office:value-type="float"/>
          <table:table-cell table:formula="of:=MIN([.$I315])" office:value-type="float"/>
          <table:table-cell table:formula="of:=MIN([.$J315])" office:value-type="float"/>
          <table:table-cell table:formula="of:=MIN([.$K315])" office:value-type="float"/>
          <table:table-cell table:formula="of:=MIN([.$L315])" office:value-type="float"/>
          <table:table-cell table:formula="of:=MIN([.$M315])" office:value-type="float"/>
          <table:table-cell table:formula="of:=MIN([.$N315])" office:value-type="float"/>
          <table:table-cell table:formula="of:=MEDIAN([.$B315])" office:value-type="float"/>
          <table:table-cell table:formula="of:=MEDIAN([.$C315])" office:value-type="float"/>
          <table:table-cell table:formula="of:=MEDIAN([.$D315])" office:value-type="float"/>
          <table:table-cell table:formula="of:=MEDIAN([.$E315])" office:value-type="float"/>
          <table:table-cell table:formula="of:=MEDIAN([.$F315])" office:value-type="float"/>
          <table:table-cell table:formula="of:=MEDIAN([.$G315])" office:value-type="float"/>
          <table:table-cell table:formula="of:=MEDIAN([.$H315])" office:value-type="float"/>
          <table:table-cell table:formula="of:=MEDIAN([.$I315])" office:value-type="float"/>
          <table:table-cell table:formula="of:=MEDIAN([.$J315])" office:value-type="float"/>
          <table:table-cell table:formula="of:=MEDIAN([.$K315])" office:value-type="float"/>
          <table:table-cell table:formula="of:=MEDIAN([.$L315])" office:value-type="float"/>
          <table:table-cell table:formula="of:=MEDIAN([.$M315])" office:value-type="float"/>
          <table:table-cell table:formula="of:=MEDIAN([.$N315])" office:value-type="float"/>
          <table:table-cell table:formula="of:=MAX([.$B315])" office:value-type="float"/>
          <table:table-cell table:formula="of:=MAX([.$C315])" office:value-type="float"/>
          <table:table-cell table:formula="of:=MAX([.$D315])" office:value-type="float"/>
          <table:table-cell table:formula="of:=MAX([.$E315])" office:value-type="float"/>
          <table:table-cell table:formula="of:=MAX([.$F315])" office:value-type="float"/>
          <table:table-cell table:formula="of:=MAX([.$G315])" office:value-type="float"/>
          <table:table-cell table:formula="of:=MAX([.$H315])" office:value-type="float"/>
          <table:table-cell table:formula="of:=MAX([.$I315])" office:value-type="float"/>
          <table:table-cell table:formula="of:=MAX([.$J315])" office:value-type="float"/>
          <table:table-cell table:formula="of:=MAX([.$K315])" office:value-type="float"/>
          <table:table-cell table:formula="of:=MAX([.$L315])" office:value-type="float"/>
          <table:table-cell table:formula="of:=MAX([.$M315])" office:value-type="float"/>
          <table:table-cell table:formula="of:=MAX([.$N315])" office:value-type="float"/>
        </table:table-row>
        <table:table-row table:style-name="ro1">
          <table:table-cell office:value-type="string">
            <text:p>c3540/c3540.lp.9.2</text:p>
          </table:table-cell>
          <table:table-cell office:value-type="float" office:value="0.147436"/>
          <table:table-cell office:value-type="float" office:value="0.14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08.0"/>
          <table:table-cell office:value-type="float" office:value="72129.0"/>
          <table:table-cell office:value-type="float" office:value="72129.0"/>
          <table:table-cell office:value-type="float" office:value="7609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16])" office:value-type="float"/>
          <table:table-cell table:formula="of:=MIN([.$C316])" office:value-type="float"/>
          <table:table-cell table:formula="of:=MIN([.$D316])" office:value-type="float"/>
          <table:table-cell table:formula="of:=MIN([.$E316])" office:value-type="float"/>
          <table:table-cell table:formula="of:=MIN([.$F316])" office:value-type="float"/>
          <table:table-cell table:formula="of:=MIN([.$G316])" office:value-type="float"/>
          <table:table-cell table:formula="of:=MIN([.$H316])" office:value-type="float"/>
          <table:table-cell table:formula="of:=MIN([.$I316])" office:value-type="float"/>
          <table:table-cell table:formula="of:=MIN([.$J316])" office:value-type="float"/>
          <table:table-cell table:formula="of:=MIN([.$K316])" office:value-type="float"/>
          <table:table-cell table:formula="of:=MIN([.$L316])" office:value-type="float"/>
          <table:table-cell table:formula="of:=MIN([.$M316])" office:value-type="float"/>
          <table:table-cell table:formula="of:=MIN([.$N316])" office:value-type="float"/>
          <table:table-cell table:formula="of:=MEDIAN([.$B316])" office:value-type="float"/>
          <table:table-cell table:formula="of:=MEDIAN([.$C316])" office:value-type="float"/>
          <table:table-cell table:formula="of:=MEDIAN([.$D316])" office:value-type="float"/>
          <table:table-cell table:formula="of:=MEDIAN([.$E316])" office:value-type="float"/>
          <table:table-cell table:formula="of:=MEDIAN([.$F316])" office:value-type="float"/>
          <table:table-cell table:formula="of:=MEDIAN([.$G316])" office:value-type="float"/>
          <table:table-cell table:formula="of:=MEDIAN([.$H316])" office:value-type="float"/>
          <table:table-cell table:formula="of:=MEDIAN([.$I316])" office:value-type="float"/>
          <table:table-cell table:formula="of:=MEDIAN([.$J316])" office:value-type="float"/>
          <table:table-cell table:formula="of:=MEDIAN([.$K316])" office:value-type="float"/>
          <table:table-cell table:formula="of:=MEDIAN([.$L316])" office:value-type="float"/>
          <table:table-cell table:formula="of:=MEDIAN([.$M316])" office:value-type="float"/>
          <table:table-cell table:formula="of:=MEDIAN([.$N316])" office:value-type="float"/>
          <table:table-cell table:formula="of:=MAX([.$B316])" office:value-type="float"/>
          <table:table-cell table:formula="of:=MAX([.$C316])" office:value-type="float"/>
          <table:table-cell table:formula="of:=MAX([.$D316])" office:value-type="float"/>
          <table:table-cell table:formula="of:=MAX([.$E316])" office:value-type="float"/>
          <table:table-cell table:formula="of:=MAX([.$F316])" office:value-type="float"/>
          <table:table-cell table:formula="of:=MAX([.$G316])" office:value-type="float"/>
          <table:table-cell table:formula="of:=MAX([.$H316])" office:value-type="float"/>
          <table:table-cell table:formula="of:=MAX([.$I316])" office:value-type="float"/>
          <table:table-cell table:formula="of:=MAX([.$J316])" office:value-type="float"/>
          <table:table-cell table:formula="of:=MAX([.$K316])" office:value-type="float"/>
          <table:table-cell table:formula="of:=MAX([.$L316])" office:value-type="float"/>
          <table:table-cell table:formula="of:=MAX([.$M316])" office:value-type="float"/>
          <table:table-cell table:formula="of:=MAX([.$N316])" office:value-type="float"/>
        </table:table-row>
        <table:table-row table:style-name="ro1">
          <table:table-cell office:value-type="string">
            <text:p>c3540/c3540.lp.9.3</text:p>
          </table:table-cell>
          <table:table-cell office:value-type="float" office:value="0.17086"/>
          <table:table-cell office:value-type="float" office:value="0.163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138851.0"/>
          <table:table-cell office:value-type="float" office:value="138851.0"/>
          <table:table-cell office:value-type="float" office:value="7606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17])" office:value-type="float"/>
          <table:table-cell table:formula="of:=MIN([.$C317])" office:value-type="float"/>
          <table:table-cell table:formula="of:=MIN([.$D317])" office:value-type="float"/>
          <table:table-cell table:formula="of:=MIN([.$E317])" office:value-type="float"/>
          <table:table-cell table:formula="of:=MIN([.$F317])" office:value-type="float"/>
          <table:table-cell table:formula="of:=MIN([.$G317])" office:value-type="float"/>
          <table:table-cell table:formula="of:=MIN([.$H317])" office:value-type="float"/>
          <table:table-cell table:formula="of:=MIN([.$I317])" office:value-type="float"/>
          <table:table-cell table:formula="of:=MIN([.$J317])" office:value-type="float"/>
          <table:table-cell table:formula="of:=MIN([.$K317])" office:value-type="float"/>
          <table:table-cell table:formula="of:=MIN([.$L317])" office:value-type="float"/>
          <table:table-cell table:formula="of:=MIN([.$M317])" office:value-type="float"/>
          <table:table-cell table:formula="of:=MIN([.$N317])" office:value-type="float"/>
          <table:table-cell table:formula="of:=MEDIAN([.$B317])" office:value-type="float"/>
          <table:table-cell table:formula="of:=MEDIAN([.$C317])" office:value-type="float"/>
          <table:table-cell table:formula="of:=MEDIAN([.$D317])" office:value-type="float"/>
          <table:table-cell table:formula="of:=MEDIAN([.$E317])" office:value-type="float"/>
          <table:table-cell table:formula="of:=MEDIAN([.$F317])" office:value-type="float"/>
          <table:table-cell table:formula="of:=MEDIAN([.$G317])" office:value-type="float"/>
          <table:table-cell table:formula="of:=MEDIAN([.$H317])" office:value-type="float"/>
          <table:table-cell table:formula="of:=MEDIAN([.$I317])" office:value-type="float"/>
          <table:table-cell table:formula="of:=MEDIAN([.$J317])" office:value-type="float"/>
          <table:table-cell table:formula="of:=MEDIAN([.$K317])" office:value-type="float"/>
          <table:table-cell table:formula="of:=MEDIAN([.$L317])" office:value-type="float"/>
          <table:table-cell table:formula="of:=MEDIAN([.$M317])" office:value-type="float"/>
          <table:table-cell table:formula="of:=MEDIAN([.$N317])" office:value-type="float"/>
          <table:table-cell table:formula="of:=MAX([.$B317])" office:value-type="float"/>
          <table:table-cell table:formula="of:=MAX([.$C317])" office:value-type="float"/>
          <table:table-cell table:formula="of:=MAX([.$D317])" office:value-type="float"/>
          <table:table-cell table:formula="of:=MAX([.$E317])" office:value-type="float"/>
          <table:table-cell table:formula="of:=MAX([.$F317])" office:value-type="float"/>
          <table:table-cell table:formula="of:=MAX([.$G317])" office:value-type="float"/>
          <table:table-cell table:formula="of:=MAX([.$H317])" office:value-type="float"/>
          <table:table-cell table:formula="of:=MAX([.$I317])" office:value-type="float"/>
          <table:table-cell table:formula="of:=MAX([.$J317])" office:value-type="float"/>
          <table:table-cell table:formula="of:=MAX([.$K317])" office:value-type="float"/>
          <table:table-cell table:formula="of:=MAX([.$L317])" office:value-type="float"/>
          <table:table-cell table:formula="of:=MAX([.$M317])" office:value-type="float"/>
          <table:table-cell table:formula="of:=MAX([.$N317])" office:value-type="float"/>
        </table:table-row>
        <table:table-row table:style-name="ro1">
          <table:table-cell office:value-type="string">
            <text:p>c3540/c3540.lp.9.4</text:p>
          </table:table-cell>
          <table:table-cell office:value-type="float" office:value="0.251702"/>
          <table:table-cell office:value-type="float" office:value="0.243"/>
          <table:table-cell office:value-type="float" office:value="0.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7.0"/>
          <table:table-cell office:value-type="float" office:value="278274.0"/>
          <table:table-cell office:value-type="float" office:value="278274.0"/>
          <table:table-cell office:value-type="float" office:value="7608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8])" office:value-type="float"/>
          <table:table-cell table:formula="of:=MIN([.$C318])" office:value-type="float"/>
          <table:table-cell table:formula="of:=MIN([.$D318])" office:value-type="float"/>
          <table:table-cell table:formula="of:=MIN([.$E318])" office:value-type="float"/>
          <table:table-cell table:formula="of:=MIN([.$F318])" office:value-type="float"/>
          <table:table-cell table:formula="of:=MIN([.$G318])" office:value-type="float"/>
          <table:table-cell table:formula="of:=MIN([.$H318])" office:value-type="float"/>
          <table:table-cell table:formula="of:=MIN([.$I318])" office:value-type="float"/>
          <table:table-cell table:formula="of:=MIN([.$J318])" office:value-type="float"/>
          <table:table-cell table:formula="of:=MIN([.$K318])" office:value-type="float"/>
          <table:table-cell table:formula="of:=MIN([.$L318])" office:value-type="float"/>
          <table:table-cell table:formula="of:=MIN([.$M318])" office:value-type="float"/>
          <table:table-cell table:formula="of:=MIN([.$N318])" office:value-type="float"/>
          <table:table-cell table:formula="of:=MEDIAN([.$B318])" office:value-type="float"/>
          <table:table-cell table:formula="of:=MEDIAN([.$C318])" office:value-type="float"/>
          <table:table-cell table:formula="of:=MEDIAN([.$D318])" office:value-type="float"/>
          <table:table-cell table:formula="of:=MEDIAN([.$E318])" office:value-type="float"/>
          <table:table-cell table:formula="of:=MEDIAN([.$F318])" office:value-type="float"/>
          <table:table-cell table:formula="of:=MEDIAN([.$G318])" office:value-type="float"/>
          <table:table-cell table:formula="of:=MEDIAN([.$H318])" office:value-type="float"/>
          <table:table-cell table:formula="of:=MEDIAN([.$I318])" office:value-type="float"/>
          <table:table-cell table:formula="of:=MEDIAN([.$J318])" office:value-type="float"/>
          <table:table-cell table:formula="of:=MEDIAN([.$K318])" office:value-type="float"/>
          <table:table-cell table:formula="of:=MEDIAN([.$L318])" office:value-type="float"/>
          <table:table-cell table:formula="of:=MEDIAN([.$M318])" office:value-type="float"/>
          <table:table-cell table:formula="of:=MEDIAN([.$N318])" office:value-type="float"/>
          <table:table-cell table:formula="of:=MAX([.$B318])" office:value-type="float"/>
          <table:table-cell table:formula="of:=MAX([.$C318])" office:value-type="float"/>
          <table:table-cell table:formula="of:=MAX([.$D318])" office:value-type="float"/>
          <table:table-cell table:formula="of:=MAX([.$E318])" office:value-type="float"/>
          <table:table-cell table:formula="of:=MAX([.$F318])" office:value-type="float"/>
          <table:table-cell table:formula="of:=MAX([.$G318])" office:value-type="float"/>
          <table:table-cell table:formula="of:=MAX([.$H318])" office:value-type="float"/>
          <table:table-cell table:formula="of:=MAX([.$I318])" office:value-type="float"/>
          <table:table-cell table:formula="of:=MAX([.$J318])" office:value-type="float"/>
          <table:table-cell table:formula="of:=MAX([.$K318])" office:value-type="float"/>
          <table:table-cell table:formula="of:=MAX([.$L318])" office:value-type="float"/>
          <table:table-cell table:formula="of:=MAX([.$M318])" office:value-type="float"/>
          <table:table-cell table:formula="of:=MAX([.$N318])" office:value-type="float"/>
        </table:table-row>
        <table:table-row table:style-name="ro1">
          <table:table-cell office:value-type="string">
            <text:p>c3540/c3540.lp.9.5</text:p>
          </table:table-cell>
          <table:table-cell office:value-type="float" office:value="0.149325"/>
          <table:table-cell office:value-type="float" office:value="0.143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4.0"/>
          <table:table-cell office:value-type="float" office:value="110272.0"/>
          <table:table-cell office:value-type="float" office:value="110272.0"/>
          <table:table-cell office:value-type="float" office:value="7606.0"/>
          <table:table-cell office:value-type="float" office:value="4271.0"/>
          <table:table-cell office:value-type="float" office:value="0.0"/>
          <table:table-cell office:value-type="float" office:value="0.0"/>
          <table:table-cell table:formula="of:=MIN([.$B319])" office:value-type="float"/>
          <table:table-cell table:formula="of:=MIN([.$C319])" office:value-type="float"/>
          <table:table-cell table:formula="of:=MIN([.$D319])" office:value-type="float"/>
          <table:table-cell table:formula="of:=MIN([.$E319])" office:value-type="float"/>
          <table:table-cell table:formula="of:=MIN([.$F319])" office:value-type="float"/>
          <table:table-cell table:formula="of:=MIN([.$G319])" office:value-type="float"/>
          <table:table-cell table:formula="of:=MIN([.$H319])" office:value-type="float"/>
          <table:table-cell table:formula="of:=MIN([.$I319])" office:value-type="float"/>
          <table:table-cell table:formula="of:=MIN([.$J319])" office:value-type="float"/>
          <table:table-cell table:formula="of:=MIN([.$K319])" office:value-type="float"/>
          <table:table-cell table:formula="of:=MIN([.$L319])" office:value-type="float"/>
          <table:table-cell table:formula="of:=MIN([.$M319])" office:value-type="float"/>
          <table:table-cell table:formula="of:=MIN([.$N319])" office:value-type="float"/>
          <table:table-cell table:formula="of:=MEDIAN([.$B319])" office:value-type="float"/>
          <table:table-cell table:formula="of:=MEDIAN([.$C319])" office:value-type="float"/>
          <table:table-cell table:formula="of:=MEDIAN([.$D319])" office:value-type="float"/>
          <table:table-cell table:formula="of:=MEDIAN([.$E319])" office:value-type="float"/>
          <table:table-cell table:formula="of:=MEDIAN([.$F319])" office:value-type="float"/>
          <table:table-cell table:formula="of:=MEDIAN([.$G319])" office:value-type="float"/>
          <table:table-cell table:formula="of:=MEDIAN([.$H319])" office:value-type="float"/>
          <table:table-cell table:formula="of:=MEDIAN([.$I319])" office:value-type="float"/>
          <table:table-cell table:formula="of:=MEDIAN([.$J319])" office:value-type="float"/>
          <table:table-cell table:formula="of:=MEDIAN([.$K319])" office:value-type="float"/>
          <table:table-cell table:formula="of:=MEDIAN([.$L319])" office:value-type="float"/>
          <table:table-cell table:formula="of:=MEDIAN([.$M319])" office:value-type="float"/>
          <table:table-cell table:formula="of:=MEDIAN([.$N319])" office:value-type="float"/>
          <table:table-cell table:formula="of:=MAX([.$B319])" office:value-type="float"/>
          <table:table-cell table:formula="of:=MAX([.$C319])" office:value-type="float"/>
          <table:table-cell table:formula="of:=MAX([.$D319])" office:value-type="float"/>
          <table:table-cell table:formula="of:=MAX([.$E319])" office:value-type="float"/>
          <table:table-cell table:formula="of:=MAX([.$F319])" office:value-type="float"/>
          <table:table-cell table:formula="of:=MAX([.$G319])" office:value-type="float"/>
          <table:table-cell table:formula="of:=MAX([.$H319])" office:value-type="float"/>
          <table:table-cell table:formula="of:=MAX([.$I319])" office:value-type="float"/>
          <table:table-cell table:formula="of:=MAX([.$J319])" office:value-type="float"/>
          <table:table-cell table:formula="of:=MAX([.$K319])" office:value-type="float"/>
          <table:table-cell table:formula="of:=MAX([.$L319])" office:value-type="float"/>
          <table:table-cell table:formula="of:=MAX([.$M319])" office:value-type="float"/>
          <table:table-cell table:formula="of:=MAX([.$N319])" office:value-type="float"/>
        </table:table-row>
        <table:table-row table:style-name="ro1">
          <table:table-cell office:value-type="string">
            <text:p>c3540/c3540.lp.9.6</text:p>
          </table:table-cell>
          <table:table-cell office:value-type="float" office:value="0.169706"/>
          <table:table-cell office:value-type="float" office:value="0.161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1.0"/>
          <table:table-cell office:value-type="float" office:value="147101.0"/>
          <table:table-cell office:value-type="float" office:value="147101.0"/>
          <table:table-cell office:value-type="float" office:value="7604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20])" office:value-type="float"/>
          <table:table-cell table:formula="of:=MIN([.$C320])" office:value-type="float"/>
          <table:table-cell table:formula="of:=MIN([.$D320])" office:value-type="float"/>
          <table:table-cell table:formula="of:=MIN([.$E320])" office:value-type="float"/>
          <table:table-cell table:formula="of:=MIN([.$F320])" office:value-type="float"/>
          <table:table-cell table:formula="of:=MIN([.$G320])" office:value-type="float"/>
          <table:table-cell table:formula="of:=MIN([.$H320])" office:value-type="float"/>
          <table:table-cell table:formula="of:=MIN([.$I320])" office:value-type="float"/>
          <table:table-cell table:formula="of:=MIN([.$J320])" office:value-type="float"/>
          <table:table-cell table:formula="of:=MIN([.$K320])" office:value-type="float"/>
          <table:table-cell table:formula="of:=MIN([.$L320])" office:value-type="float"/>
          <table:table-cell table:formula="of:=MIN([.$M320])" office:value-type="float"/>
          <table:table-cell table:formula="of:=MIN([.$N320])" office:value-type="float"/>
          <table:table-cell table:formula="of:=MEDIAN([.$B320])" office:value-type="float"/>
          <table:table-cell table:formula="of:=MEDIAN([.$C320])" office:value-type="float"/>
          <table:table-cell table:formula="of:=MEDIAN([.$D320])" office:value-type="float"/>
          <table:table-cell table:formula="of:=MEDIAN([.$E320])" office:value-type="float"/>
          <table:table-cell table:formula="of:=MEDIAN([.$F320])" office:value-type="float"/>
          <table:table-cell table:formula="of:=MEDIAN([.$G320])" office:value-type="float"/>
          <table:table-cell table:formula="of:=MEDIAN([.$H320])" office:value-type="float"/>
          <table:table-cell table:formula="of:=MEDIAN([.$I320])" office:value-type="float"/>
          <table:table-cell table:formula="of:=MEDIAN([.$J320])" office:value-type="float"/>
          <table:table-cell table:formula="of:=MEDIAN([.$K320])" office:value-type="float"/>
          <table:table-cell table:formula="of:=MEDIAN([.$L320])" office:value-type="float"/>
          <table:table-cell table:formula="of:=MEDIAN([.$M320])" office:value-type="float"/>
          <table:table-cell table:formula="of:=MEDIAN([.$N320])" office:value-type="float"/>
          <table:table-cell table:formula="of:=MAX([.$B320])" office:value-type="float"/>
          <table:table-cell table:formula="of:=MAX([.$C320])" office:value-type="float"/>
          <table:table-cell table:formula="of:=MAX([.$D320])" office:value-type="float"/>
          <table:table-cell table:formula="of:=MAX([.$E320])" office:value-type="float"/>
          <table:table-cell table:formula="of:=MAX([.$F320])" office:value-type="float"/>
          <table:table-cell table:formula="of:=MAX([.$G320])" office:value-type="float"/>
          <table:table-cell table:formula="of:=MAX([.$H320])" office:value-type="float"/>
          <table:table-cell table:formula="of:=MAX([.$I320])" office:value-type="float"/>
          <table:table-cell table:formula="of:=MAX([.$J320])" office:value-type="float"/>
          <table:table-cell table:formula="of:=MAX([.$K320])" office:value-type="float"/>
          <table:table-cell table:formula="of:=MAX([.$L320])" office:value-type="float"/>
          <table:table-cell table:formula="of:=MAX([.$M320])" office:value-type="float"/>
          <table:table-cell table:formula="of:=MAX([.$N320])" office:value-type="float"/>
        </table:table-row>
        <table:table-row table:style-name="ro1">
          <table:table-cell office:value-type="string">
            <text:p>c3540/c3540.lp.9.7</text:p>
          </table:table-cell>
          <table:table-cell office:value-type="float" office:value="0.186347"/>
          <table:table-cell office:value-type="float" office:value="0.179"/>
          <table:table-cell office:value-type="float" office:value="0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6.0"/>
          <table:table-cell office:value-type="float" office:value="151865.0"/>
          <table:table-cell office:value-type="float" office:value="151865.0"/>
          <table:table-cell office:value-type="float" office:value="7606.0"/>
          <table:table-cell office:value-type="float" office:value="4272.0"/>
          <table:table-cell office:value-type="float" office:value="0.0"/>
          <table:table-cell office:value-type="float" office:value="0.0"/>
          <table:table-cell table:formula="of:=MIN([.$B321])" office:value-type="float"/>
          <table:table-cell table:formula="of:=MIN([.$C321])" office:value-type="float"/>
          <table:table-cell table:formula="of:=MIN([.$D321])" office:value-type="float"/>
          <table:table-cell table:formula="of:=MIN([.$E321])" office:value-type="float"/>
          <table:table-cell table:formula="of:=MIN([.$F321])" office:value-type="float"/>
          <table:table-cell table:formula="of:=MIN([.$G321])" office:value-type="float"/>
          <table:table-cell table:formula="of:=MIN([.$H321])" office:value-type="float"/>
          <table:table-cell table:formula="of:=MIN([.$I321])" office:value-type="float"/>
          <table:table-cell table:formula="of:=MIN([.$J321])" office:value-type="float"/>
          <table:table-cell table:formula="of:=MIN([.$K321])" office:value-type="float"/>
          <table:table-cell table:formula="of:=MIN([.$L321])" office:value-type="float"/>
          <table:table-cell table:formula="of:=MIN([.$M321])" office:value-type="float"/>
          <table:table-cell table:formula="of:=MIN([.$N321])" office:value-type="float"/>
          <table:table-cell table:formula="of:=MEDIAN([.$B321])" office:value-type="float"/>
          <table:table-cell table:formula="of:=MEDIAN([.$C321])" office:value-type="float"/>
          <table:table-cell table:formula="of:=MEDIAN([.$D321])" office:value-type="float"/>
          <table:table-cell table:formula="of:=MEDIAN([.$E321])" office:value-type="float"/>
          <table:table-cell table:formula="of:=MEDIAN([.$F321])" office:value-type="float"/>
          <table:table-cell table:formula="of:=MEDIAN([.$G321])" office:value-type="float"/>
          <table:table-cell table:formula="of:=MEDIAN([.$H321])" office:value-type="float"/>
          <table:table-cell table:formula="of:=MEDIAN([.$I321])" office:value-type="float"/>
          <table:table-cell table:formula="of:=MEDIAN([.$J321])" office:value-type="float"/>
          <table:table-cell table:formula="of:=MEDIAN([.$K321])" office:value-type="float"/>
          <table:table-cell table:formula="of:=MEDIAN([.$L321])" office:value-type="float"/>
          <table:table-cell table:formula="of:=MEDIAN([.$M321])" office:value-type="float"/>
          <table:table-cell table:formula="of:=MEDIAN([.$N321])" office:value-type="float"/>
          <table:table-cell table:formula="of:=MAX([.$B321])" office:value-type="float"/>
          <table:table-cell table:formula="of:=MAX([.$C321])" office:value-type="float"/>
          <table:table-cell table:formula="of:=MAX([.$D321])" office:value-type="float"/>
          <table:table-cell table:formula="of:=MAX([.$E321])" office:value-type="float"/>
          <table:table-cell table:formula="of:=MAX([.$F321])" office:value-type="float"/>
          <table:table-cell table:formula="of:=MAX([.$G321])" office:value-type="float"/>
          <table:table-cell table:formula="of:=MAX([.$H321])" office:value-type="float"/>
          <table:table-cell table:formula="of:=MAX([.$I321])" office:value-type="float"/>
          <table:table-cell table:formula="of:=MAX([.$J321])" office:value-type="float"/>
          <table:table-cell table:formula="of:=MAX([.$K321])" office:value-type="float"/>
          <table:table-cell table:formula="of:=MAX([.$L321])" office:value-type="float"/>
          <table:table-cell table:formula="of:=MAX([.$M321])" office:value-type="float"/>
          <table:table-cell table:formula="of:=MAX([.$N321])" office:value-type="float"/>
        </table:table-row>
        <table:table-row table:style-name="ro1">
          <table:table-cell office:value-type="string">
            <text:p>c3540/c3540.lp.9.8</text:p>
          </table:table-cell>
          <table:table-cell office:value-type="float" office:value="0.183398"/>
          <table:table-cell office:value-type="float" office:value="0.177"/>
          <table:table-cell office:value-type="float" office:value="0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6.0"/>
          <table:table-cell office:value-type="float" office:value="149478.0"/>
          <table:table-cell office:value-type="float" office:value="149478.0"/>
          <table:table-cell office:value-type="float" office:value="7604.0"/>
          <table:table-cell office:value-type="float" office:value="4273.0"/>
          <table:table-cell office:value-type="float" office:value="0.0"/>
          <table:table-cell office:value-type="float" office:value="0.0"/>
          <table:table-cell table:formula="of:=MIN([.$B322])" office:value-type="float"/>
          <table:table-cell table:formula="of:=MIN([.$C322])" office:value-type="float"/>
          <table:table-cell table:formula="of:=MIN([.$D322])" office:value-type="float"/>
          <table:table-cell table:formula="of:=MIN([.$E322])" office:value-type="float"/>
          <table:table-cell table:formula="of:=MIN([.$F322])" office:value-type="float"/>
          <table:table-cell table:formula="of:=MIN([.$G322])" office:value-type="float"/>
          <table:table-cell table:formula="of:=MIN([.$H322])" office:value-type="float"/>
          <table:table-cell table:formula="of:=MIN([.$I322])" office:value-type="float"/>
          <table:table-cell table:formula="of:=MIN([.$J322])" office:value-type="float"/>
          <table:table-cell table:formula="of:=MIN([.$K322])" office:value-type="float"/>
          <table:table-cell table:formula="of:=MIN([.$L322])" office:value-type="float"/>
          <table:table-cell table:formula="of:=MIN([.$M322])" office:value-type="float"/>
          <table:table-cell table:formula="of:=MIN([.$N322])" office:value-type="float"/>
          <table:table-cell table:formula="of:=MEDIAN([.$B322])" office:value-type="float"/>
          <table:table-cell table:formula="of:=MEDIAN([.$C322])" office:value-type="float"/>
          <table:table-cell table:formula="of:=MEDIAN([.$D322])" office:value-type="float"/>
          <table:table-cell table:formula="of:=MEDIAN([.$E322])" office:value-type="float"/>
          <table:table-cell table:formula="of:=MEDIAN([.$F322])" office:value-type="float"/>
          <table:table-cell table:formula="of:=MEDIAN([.$G322])" office:value-type="float"/>
          <table:table-cell table:formula="of:=MEDIAN([.$H322])" office:value-type="float"/>
          <table:table-cell table:formula="of:=MEDIAN([.$I322])" office:value-type="float"/>
          <table:table-cell table:formula="of:=MEDIAN([.$J322])" office:value-type="float"/>
          <table:table-cell table:formula="of:=MEDIAN([.$K322])" office:value-type="float"/>
          <table:table-cell table:formula="of:=MEDIAN([.$L322])" office:value-type="float"/>
          <table:table-cell table:formula="of:=MEDIAN([.$M322])" office:value-type="float"/>
          <table:table-cell table:formula="of:=MEDIAN([.$N322])" office:value-type="float"/>
          <table:table-cell table:formula="of:=MAX([.$B322])" office:value-type="float"/>
          <table:table-cell table:formula="of:=MAX([.$C322])" office:value-type="float"/>
          <table:table-cell table:formula="of:=MAX([.$D322])" office:value-type="float"/>
          <table:table-cell table:formula="of:=MAX([.$E322])" office:value-type="float"/>
          <table:table-cell table:formula="of:=MAX([.$F322])" office:value-type="float"/>
          <table:table-cell table:formula="of:=MAX([.$G322])" office:value-type="float"/>
          <table:table-cell table:formula="of:=MAX([.$H322])" office:value-type="float"/>
          <table:table-cell table:formula="of:=MAX([.$I322])" office:value-type="float"/>
          <table:table-cell table:formula="of:=MAX([.$J322])" office:value-type="float"/>
          <table:table-cell table:formula="of:=MAX([.$K322])" office:value-type="float"/>
          <table:table-cell table:formula="of:=MAX([.$L322])" office:value-type="float"/>
          <table:table-cell table:formula="of:=MAX([.$M322])" office:value-type="float"/>
          <table:table-cell table:formula="of:=MAX([.$N322])" office:value-type="float"/>
        </table:table-row>
        <table:table-row table:style-name="ro1">
          <table:table-cell office:value-type="string">
            <text:p>c432/c432.lp.1.1</text:p>
          </table:table-cell>
          <table:table-cell office:value-type="float" office:value="0.061294"/>
          <table:table-cell office:value-type="float" office:value="0.05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8.0"/>
          <table:table-cell office:value-type="float" office:value="80047.0"/>
          <table:table-cell office:value-type="float" office:value="80047.0"/>
          <table:table-cell office:value-type="float" office:value="740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23])" office:value-type="float"/>
          <table:table-cell table:formula="of:=MIN([.$C323])" office:value-type="float"/>
          <table:table-cell table:formula="of:=MIN([.$D323])" office:value-type="float"/>
          <table:table-cell table:formula="of:=MIN([.$E323])" office:value-type="float"/>
          <table:table-cell table:formula="of:=MIN([.$F323])" office:value-type="float"/>
          <table:table-cell table:formula="of:=MIN([.$G323])" office:value-type="float"/>
          <table:table-cell table:formula="of:=MIN([.$H323])" office:value-type="float"/>
          <table:table-cell table:formula="of:=MIN([.$I323])" office:value-type="float"/>
          <table:table-cell table:formula="of:=MIN([.$J323])" office:value-type="float"/>
          <table:table-cell table:formula="of:=MIN([.$K323])" office:value-type="float"/>
          <table:table-cell table:formula="of:=MIN([.$L323])" office:value-type="float"/>
          <table:table-cell table:formula="of:=MIN([.$M323])" office:value-type="float"/>
          <table:table-cell table:formula="of:=MIN([.$N323])" office:value-type="float"/>
          <table:table-cell table:formula="of:=MEDIAN([.$B323])" office:value-type="float"/>
          <table:table-cell table:formula="of:=MEDIAN([.$C323])" office:value-type="float"/>
          <table:table-cell table:formula="of:=MEDIAN([.$D323])" office:value-type="float"/>
          <table:table-cell table:formula="of:=MEDIAN([.$E323])" office:value-type="float"/>
          <table:table-cell table:formula="of:=MEDIAN([.$F323])" office:value-type="float"/>
          <table:table-cell table:formula="of:=MEDIAN([.$G323])" office:value-type="float"/>
          <table:table-cell table:formula="of:=MEDIAN([.$H323])" office:value-type="float"/>
          <table:table-cell table:formula="of:=MEDIAN([.$I323])" office:value-type="float"/>
          <table:table-cell table:formula="of:=MEDIAN([.$J323])" office:value-type="float"/>
          <table:table-cell table:formula="of:=MEDIAN([.$K323])" office:value-type="float"/>
          <table:table-cell table:formula="of:=MEDIAN([.$L323])" office:value-type="float"/>
          <table:table-cell table:formula="of:=MEDIAN([.$M323])" office:value-type="float"/>
          <table:table-cell table:formula="of:=MEDIAN([.$N323])" office:value-type="float"/>
          <table:table-cell table:formula="of:=MAX([.$B323])" office:value-type="float"/>
          <table:table-cell table:formula="of:=MAX([.$C323])" office:value-type="float"/>
          <table:table-cell table:formula="of:=MAX([.$D323])" office:value-type="float"/>
          <table:table-cell table:formula="of:=MAX([.$E323])" office:value-type="float"/>
          <table:table-cell table:formula="of:=MAX([.$F323])" office:value-type="float"/>
          <table:table-cell table:formula="of:=MAX([.$G323])" office:value-type="float"/>
          <table:table-cell table:formula="of:=MAX([.$H323])" office:value-type="float"/>
          <table:table-cell table:formula="of:=MAX([.$I323])" office:value-type="float"/>
          <table:table-cell table:formula="of:=MAX([.$J323])" office:value-type="float"/>
          <table:table-cell table:formula="of:=MAX([.$K323])" office:value-type="float"/>
          <table:table-cell table:formula="of:=MAX([.$L323])" office:value-type="float"/>
          <table:table-cell table:formula="of:=MAX([.$M323])" office:value-type="float"/>
          <table:table-cell table:formula="of:=MAX([.$N323])" office:value-type="float"/>
        </table:table-row>
        <table:table-row table:style-name="ro1">
          <table:table-cell office:value-type="string">
            <text:p>c432/c432.lp.1.2</text:p>
          </table:table-cell>
          <table:table-cell office:value-type="float" office:value="0.069761"/>
          <table:table-cell office:value-type="float" office:value="0.063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90244.0"/>
          <table:table-cell office:value-type="float" office:value="90244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4])" office:value-type="float"/>
          <table:table-cell table:formula="of:=MIN([.$C324])" office:value-type="float"/>
          <table:table-cell table:formula="of:=MIN([.$D324])" office:value-type="float"/>
          <table:table-cell table:formula="of:=MIN([.$E324])" office:value-type="float"/>
          <table:table-cell table:formula="of:=MIN([.$F324])" office:value-type="float"/>
          <table:table-cell table:formula="of:=MIN([.$G324])" office:value-type="float"/>
          <table:table-cell table:formula="of:=MIN([.$H324])" office:value-type="float"/>
          <table:table-cell table:formula="of:=MIN([.$I324])" office:value-type="float"/>
          <table:table-cell table:formula="of:=MIN([.$J324])" office:value-type="float"/>
          <table:table-cell table:formula="of:=MIN([.$K324])" office:value-type="float"/>
          <table:table-cell table:formula="of:=MIN([.$L324])" office:value-type="float"/>
          <table:table-cell table:formula="of:=MIN([.$M324])" office:value-type="float"/>
          <table:table-cell table:formula="of:=MIN([.$N324])" office:value-type="float"/>
          <table:table-cell table:formula="of:=MEDIAN([.$B324])" office:value-type="float"/>
          <table:table-cell table:formula="of:=MEDIAN([.$C324])" office:value-type="float"/>
          <table:table-cell table:formula="of:=MEDIAN([.$D324])" office:value-type="float"/>
          <table:table-cell table:formula="of:=MEDIAN([.$E324])" office:value-type="float"/>
          <table:table-cell table:formula="of:=MEDIAN([.$F324])" office:value-type="float"/>
          <table:table-cell table:formula="of:=MEDIAN([.$G324])" office:value-type="float"/>
          <table:table-cell table:formula="of:=MEDIAN([.$H324])" office:value-type="float"/>
          <table:table-cell table:formula="of:=MEDIAN([.$I324])" office:value-type="float"/>
          <table:table-cell table:formula="of:=MEDIAN([.$J324])" office:value-type="float"/>
          <table:table-cell table:formula="of:=MEDIAN([.$K324])" office:value-type="float"/>
          <table:table-cell table:formula="of:=MEDIAN([.$L324])" office:value-type="float"/>
          <table:table-cell table:formula="of:=MEDIAN([.$M324])" office:value-type="float"/>
          <table:table-cell table:formula="of:=MEDIAN([.$N324])" office:value-type="float"/>
          <table:table-cell table:formula="of:=MAX([.$B324])" office:value-type="float"/>
          <table:table-cell table:formula="of:=MAX([.$C324])" office:value-type="float"/>
          <table:table-cell table:formula="of:=MAX([.$D324])" office:value-type="float"/>
          <table:table-cell table:formula="of:=MAX([.$E324])" office:value-type="float"/>
          <table:table-cell table:formula="of:=MAX([.$F324])" office:value-type="float"/>
          <table:table-cell table:formula="of:=MAX([.$G324])" office:value-type="float"/>
          <table:table-cell table:formula="of:=MAX([.$H324])" office:value-type="float"/>
          <table:table-cell table:formula="of:=MAX([.$I324])" office:value-type="float"/>
          <table:table-cell table:formula="of:=MAX([.$J324])" office:value-type="float"/>
          <table:table-cell table:formula="of:=MAX([.$K324])" office:value-type="float"/>
          <table:table-cell table:formula="of:=MAX([.$L324])" office:value-type="float"/>
          <table:table-cell table:formula="of:=MAX([.$M324])" office:value-type="float"/>
          <table:table-cell table:formula="of:=MAX([.$N324])" office:value-type="float"/>
        </table:table-row>
        <table:table-row table:style-name="ro1">
          <table:table-cell office:value-type="string">
            <text:p>c432/c432.lp.1.3</text:p>
          </table:table-cell>
          <table:table-cell office:value-type="float" office:value="0.035912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2.0"/>
          <table:table-cell office:value-type="float" office:value="31712.0"/>
          <table:table-cell office:value-type="float" office:value="31712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5])" office:value-type="float"/>
          <table:table-cell table:formula="of:=MIN([.$C325])" office:value-type="float"/>
          <table:table-cell table:formula="of:=MIN([.$D325])" office:value-type="float"/>
          <table:table-cell table:formula="of:=MIN([.$E325])" office:value-type="float"/>
          <table:table-cell table:formula="of:=MIN([.$F325])" office:value-type="float"/>
          <table:table-cell table:formula="of:=MIN([.$G325])" office:value-type="float"/>
          <table:table-cell table:formula="of:=MIN([.$H325])" office:value-type="float"/>
          <table:table-cell table:formula="of:=MIN([.$I325])" office:value-type="float"/>
          <table:table-cell table:formula="of:=MIN([.$J325])" office:value-type="float"/>
          <table:table-cell table:formula="of:=MIN([.$K325])" office:value-type="float"/>
          <table:table-cell table:formula="of:=MIN([.$L325])" office:value-type="float"/>
          <table:table-cell table:formula="of:=MIN([.$M325])" office:value-type="float"/>
          <table:table-cell table:formula="of:=MIN([.$N325])" office:value-type="float"/>
          <table:table-cell table:formula="of:=MEDIAN([.$B325])" office:value-type="float"/>
          <table:table-cell table:formula="of:=MEDIAN([.$C325])" office:value-type="float"/>
          <table:table-cell table:formula="of:=MEDIAN([.$D325])" office:value-type="float"/>
          <table:table-cell table:formula="of:=MEDIAN([.$E325])" office:value-type="float"/>
          <table:table-cell table:formula="of:=MEDIAN([.$F325])" office:value-type="float"/>
          <table:table-cell table:formula="of:=MEDIAN([.$G325])" office:value-type="float"/>
          <table:table-cell table:formula="of:=MEDIAN([.$H325])" office:value-type="float"/>
          <table:table-cell table:formula="of:=MEDIAN([.$I325])" office:value-type="float"/>
          <table:table-cell table:formula="of:=MEDIAN([.$J325])" office:value-type="float"/>
          <table:table-cell table:formula="of:=MEDIAN([.$K325])" office:value-type="float"/>
          <table:table-cell table:formula="of:=MEDIAN([.$L325])" office:value-type="float"/>
          <table:table-cell table:formula="of:=MEDIAN([.$M325])" office:value-type="float"/>
          <table:table-cell table:formula="of:=MEDIAN([.$N325])" office:value-type="float"/>
          <table:table-cell table:formula="of:=MAX([.$B325])" office:value-type="float"/>
          <table:table-cell table:formula="of:=MAX([.$C325])" office:value-type="float"/>
          <table:table-cell table:formula="of:=MAX([.$D325])" office:value-type="float"/>
          <table:table-cell table:formula="of:=MAX([.$E325])" office:value-type="float"/>
          <table:table-cell table:formula="of:=MAX([.$F325])" office:value-type="float"/>
          <table:table-cell table:formula="of:=MAX([.$G325])" office:value-type="float"/>
          <table:table-cell table:formula="of:=MAX([.$H325])" office:value-type="float"/>
          <table:table-cell table:formula="of:=MAX([.$I325])" office:value-type="float"/>
          <table:table-cell table:formula="of:=MAX([.$J325])" office:value-type="float"/>
          <table:table-cell table:formula="of:=MAX([.$K325])" office:value-type="float"/>
          <table:table-cell table:formula="of:=MAX([.$L325])" office:value-type="float"/>
          <table:table-cell table:formula="of:=MAX([.$M325])" office:value-type="float"/>
          <table:table-cell table:formula="of:=MAX([.$N325])" office:value-type="float"/>
        </table:table-row>
        <table:table-row table:style-name="ro1">
          <table:table-cell office:value-type="string">
            <text:p>c432/c432.lp.1.4</text:p>
          </table:table-cell>
          <table:table-cell office:value-type="float" office:value="0.037839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32242.0"/>
          <table:table-cell office:value-type="float" office:value="32242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6])" office:value-type="float"/>
          <table:table-cell table:formula="of:=MIN([.$C326])" office:value-type="float"/>
          <table:table-cell table:formula="of:=MIN([.$D326])" office:value-type="float"/>
          <table:table-cell table:formula="of:=MIN([.$E326])" office:value-type="float"/>
          <table:table-cell table:formula="of:=MIN([.$F326])" office:value-type="float"/>
          <table:table-cell table:formula="of:=MIN([.$G326])" office:value-type="float"/>
          <table:table-cell table:formula="of:=MIN([.$H326])" office:value-type="float"/>
          <table:table-cell table:formula="of:=MIN([.$I326])" office:value-type="float"/>
          <table:table-cell table:formula="of:=MIN([.$J326])" office:value-type="float"/>
          <table:table-cell table:formula="of:=MIN([.$K326])" office:value-type="float"/>
          <table:table-cell table:formula="of:=MIN([.$L326])" office:value-type="float"/>
          <table:table-cell table:formula="of:=MIN([.$M326])" office:value-type="float"/>
          <table:table-cell table:formula="of:=MIN([.$N326])" office:value-type="float"/>
          <table:table-cell table:formula="of:=MEDIAN([.$B326])" office:value-type="float"/>
          <table:table-cell table:formula="of:=MEDIAN([.$C326])" office:value-type="float"/>
          <table:table-cell table:formula="of:=MEDIAN([.$D326])" office:value-type="float"/>
          <table:table-cell table:formula="of:=MEDIAN([.$E326])" office:value-type="float"/>
          <table:table-cell table:formula="of:=MEDIAN([.$F326])" office:value-type="float"/>
          <table:table-cell table:formula="of:=MEDIAN([.$G326])" office:value-type="float"/>
          <table:table-cell table:formula="of:=MEDIAN([.$H326])" office:value-type="float"/>
          <table:table-cell table:formula="of:=MEDIAN([.$I326])" office:value-type="float"/>
          <table:table-cell table:formula="of:=MEDIAN([.$J326])" office:value-type="float"/>
          <table:table-cell table:formula="of:=MEDIAN([.$K326])" office:value-type="float"/>
          <table:table-cell table:formula="of:=MEDIAN([.$L326])" office:value-type="float"/>
          <table:table-cell table:formula="of:=MEDIAN([.$M326])" office:value-type="float"/>
          <table:table-cell table:formula="of:=MEDIAN([.$N326])" office:value-type="float"/>
          <table:table-cell table:formula="of:=MAX([.$B326])" office:value-type="float"/>
          <table:table-cell table:formula="of:=MAX([.$C326])" office:value-type="float"/>
          <table:table-cell table:formula="of:=MAX([.$D326])" office:value-type="float"/>
          <table:table-cell table:formula="of:=MAX([.$E326])" office:value-type="float"/>
          <table:table-cell table:formula="of:=MAX([.$F326])" office:value-type="float"/>
          <table:table-cell table:formula="of:=MAX([.$G326])" office:value-type="float"/>
          <table:table-cell table:formula="of:=MAX([.$H326])" office:value-type="float"/>
          <table:table-cell table:formula="of:=MAX([.$I326])" office:value-type="float"/>
          <table:table-cell table:formula="of:=MAX([.$J326])" office:value-type="float"/>
          <table:table-cell table:formula="of:=MAX([.$K326])" office:value-type="float"/>
          <table:table-cell table:formula="of:=MAX([.$L326])" office:value-type="float"/>
          <table:table-cell table:formula="of:=MAX([.$M326])" office:value-type="float"/>
          <table:table-cell table:formula="of:=MAX([.$N326])" office:value-type="float"/>
        </table:table-row>
        <table:table-row table:style-name="ro1">
          <table:table-cell office:value-type="string">
            <text:p>c432/c432.lp.1.5</text:p>
          </table:table-cell>
          <table:table-cell office:value-type="float" office:value="0.048743"/>
          <table:table-cell office:value-type="float" office:value="0.043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29.0"/>
          <table:table-cell office:value-type="float" office:value="41790.0"/>
          <table:table-cell office:value-type="float" office:value="41790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27])" office:value-type="float"/>
          <table:table-cell table:formula="of:=MIN([.$C327])" office:value-type="float"/>
          <table:table-cell table:formula="of:=MIN([.$D327])" office:value-type="float"/>
          <table:table-cell table:formula="of:=MIN([.$E327])" office:value-type="float"/>
          <table:table-cell table:formula="of:=MIN([.$F327])" office:value-type="float"/>
          <table:table-cell table:formula="of:=MIN([.$G327])" office:value-type="float"/>
          <table:table-cell table:formula="of:=MIN([.$H327])" office:value-type="float"/>
          <table:table-cell table:formula="of:=MIN([.$I327])" office:value-type="float"/>
          <table:table-cell table:formula="of:=MIN([.$J327])" office:value-type="float"/>
          <table:table-cell table:formula="of:=MIN([.$K327])" office:value-type="float"/>
          <table:table-cell table:formula="of:=MIN([.$L327])" office:value-type="float"/>
          <table:table-cell table:formula="of:=MIN([.$M327])" office:value-type="float"/>
          <table:table-cell table:formula="of:=MIN([.$N327])" office:value-type="float"/>
          <table:table-cell table:formula="of:=MEDIAN([.$B327])" office:value-type="float"/>
          <table:table-cell table:formula="of:=MEDIAN([.$C327])" office:value-type="float"/>
          <table:table-cell table:formula="of:=MEDIAN([.$D327])" office:value-type="float"/>
          <table:table-cell table:formula="of:=MEDIAN([.$E327])" office:value-type="float"/>
          <table:table-cell table:formula="of:=MEDIAN([.$F327])" office:value-type="float"/>
          <table:table-cell table:formula="of:=MEDIAN([.$G327])" office:value-type="float"/>
          <table:table-cell table:formula="of:=MEDIAN([.$H327])" office:value-type="float"/>
          <table:table-cell table:formula="of:=MEDIAN([.$I327])" office:value-type="float"/>
          <table:table-cell table:formula="of:=MEDIAN([.$J327])" office:value-type="float"/>
          <table:table-cell table:formula="of:=MEDIAN([.$K327])" office:value-type="float"/>
          <table:table-cell table:formula="of:=MEDIAN([.$L327])" office:value-type="float"/>
          <table:table-cell table:formula="of:=MEDIAN([.$M327])" office:value-type="float"/>
          <table:table-cell table:formula="of:=MEDIAN([.$N327])" office:value-type="float"/>
          <table:table-cell table:formula="of:=MAX([.$B327])" office:value-type="float"/>
          <table:table-cell table:formula="of:=MAX([.$C327])" office:value-type="float"/>
          <table:table-cell table:formula="of:=MAX([.$D327])" office:value-type="float"/>
          <table:table-cell table:formula="of:=MAX([.$E327])" office:value-type="float"/>
          <table:table-cell table:formula="of:=MAX([.$F327])" office:value-type="float"/>
          <table:table-cell table:formula="of:=MAX([.$G327])" office:value-type="float"/>
          <table:table-cell table:formula="of:=MAX([.$H327])" office:value-type="float"/>
          <table:table-cell table:formula="of:=MAX([.$I327])" office:value-type="float"/>
          <table:table-cell table:formula="of:=MAX([.$J327])" office:value-type="float"/>
          <table:table-cell table:formula="of:=MAX([.$K327])" office:value-type="float"/>
          <table:table-cell table:formula="of:=MAX([.$L327])" office:value-type="float"/>
          <table:table-cell table:formula="of:=MAX([.$M327])" office:value-type="float"/>
          <table:table-cell table:formula="of:=MAX([.$N327])" office:value-type="float"/>
        </table:table-row>
        <table:table-row table:style-name="ro1">
          <table:table-cell office:value-type="string">
            <text:p>c432/c432.lp.1.6</text:p>
          </table:table-cell>
          <table:table-cell office:value-type="float" office:value="0.041996"/>
          <table:table-cell office:value-type="float" office:value="0.036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6.0"/>
          <table:table-cell office:value-type="float" office:value="48967.0"/>
          <table:table-cell office:value-type="float" office:value="48967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28])" office:value-type="float"/>
          <table:table-cell table:formula="of:=MIN([.$C328])" office:value-type="float"/>
          <table:table-cell table:formula="of:=MIN([.$D328])" office:value-type="float"/>
          <table:table-cell table:formula="of:=MIN([.$E328])" office:value-type="float"/>
          <table:table-cell table:formula="of:=MIN([.$F328])" office:value-type="float"/>
          <table:table-cell table:formula="of:=MIN([.$G328])" office:value-type="float"/>
          <table:table-cell table:formula="of:=MIN([.$H328])" office:value-type="float"/>
          <table:table-cell table:formula="of:=MIN([.$I328])" office:value-type="float"/>
          <table:table-cell table:formula="of:=MIN([.$J328])" office:value-type="float"/>
          <table:table-cell table:formula="of:=MIN([.$K328])" office:value-type="float"/>
          <table:table-cell table:formula="of:=MIN([.$L328])" office:value-type="float"/>
          <table:table-cell table:formula="of:=MIN([.$M328])" office:value-type="float"/>
          <table:table-cell table:formula="of:=MIN([.$N328])" office:value-type="float"/>
          <table:table-cell table:formula="of:=MEDIAN([.$B328])" office:value-type="float"/>
          <table:table-cell table:formula="of:=MEDIAN([.$C328])" office:value-type="float"/>
          <table:table-cell table:formula="of:=MEDIAN([.$D328])" office:value-type="float"/>
          <table:table-cell table:formula="of:=MEDIAN([.$E328])" office:value-type="float"/>
          <table:table-cell table:formula="of:=MEDIAN([.$F328])" office:value-type="float"/>
          <table:table-cell table:formula="of:=MEDIAN([.$G328])" office:value-type="float"/>
          <table:table-cell table:formula="of:=MEDIAN([.$H328])" office:value-type="float"/>
          <table:table-cell table:formula="of:=MEDIAN([.$I328])" office:value-type="float"/>
          <table:table-cell table:formula="of:=MEDIAN([.$J328])" office:value-type="float"/>
          <table:table-cell table:formula="of:=MEDIAN([.$K328])" office:value-type="float"/>
          <table:table-cell table:formula="of:=MEDIAN([.$L328])" office:value-type="float"/>
          <table:table-cell table:formula="of:=MEDIAN([.$M328])" office:value-type="float"/>
          <table:table-cell table:formula="of:=MEDIAN([.$N328])" office:value-type="float"/>
          <table:table-cell table:formula="of:=MAX([.$B328])" office:value-type="float"/>
          <table:table-cell table:formula="of:=MAX([.$C328])" office:value-type="float"/>
          <table:table-cell table:formula="of:=MAX([.$D328])" office:value-type="float"/>
          <table:table-cell table:formula="of:=MAX([.$E328])" office:value-type="float"/>
          <table:table-cell table:formula="of:=MAX([.$F328])" office:value-type="float"/>
          <table:table-cell table:formula="of:=MAX([.$G328])" office:value-type="float"/>
          <table:table-cell table:formula="of:=MAX([.$H328])" office:value-type="float"/>
          <table:table-cell table:formula="of:=MAX([.$I328])" office:value-type="float"/>
          <table:table-cell table:formula="of:=MAX([.$J328])" office:value-type="float"/>
          <table:table-cell table:formula="of:=MAX([.$K328])" office:value-type="float"/>
          <table:table-cell table:formula="of:=MAX([.$L328])" office:value-type="float"/>
          <table:table-cell table:formula="of:=MAX([.$M328])" office:value-type="float"/>
          <table:table-cell table:formula="of:=MAX([.$N328])" office:value-type="float"/>
        </table:table-row>
        <table:table-row table:style-name="ro1">
          <table:table-cell office:value-type="string">
            <text:p>c432/c432.lp.1.7</text:p>
          </table:table-cell>
          <table:table-cell office:value-type="float" office:value="0.048438"/>
          <table:table-cell office:value-type="float" office:value="0.043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4.0"/>
          <table:table-cell office:value-type="float" office:value="47132.0"/>
          <table:table-cell office:value-type="float" office:value="47132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29])" office:value-type="float"/>
          <table:table-cell table:formula="of:=MIN([.$C329])" office:value-type="float"/>
          <table:table-cell table:formula="of:=MIN([.$D329])" office:value-type="float"/>
          <table:table-cell table:formula="of:=MIN([.$E329])" office:value-type="float"/>
          <table:table-cell table:formula="of:=MIN([.$F329])" office:value-type="float"/>
          <table:table-cell table:formula="of:=MIN([.$G329])" office:value-type="float"/>
          <table:table-cell table:formula="of:=MIN([.$H329])" office:value-type="float"/>
          <table:table-cell table:formula="of:=MIN([.$I329])" office:value-type="float"/>
          <table:table-cell table:formula="of:=MIN([.$J329])" office:value-type="float"/>
          <table:table-cell table:formula="of:=MIN([.$K329])" office:value-type="float"/>
          <table:table-cell table:formula="of:=MIN([.$L329])" office:value-type="float"/>
          <table:table-cell table:formula="of:=MIN([.$M329])" office:value-type="float"/>
          <table:table-cell table:formula="of:=MIN([.$N329])" office:value-type="float"/>
          <table:table-cell table:formula="of:=MEDIAN([.$B329])" office:value-type="float"/>
          <table:table-cell table:formula="of:=MEDIAN([.$C329])" office:value-type="float"/>
          <table:table-cell table:formula="of:=MEDIAN([.$D329])" office:value-type="float"/>
          <table:table-cell table:formula="of:=MEDIAN([.$E329])" office:value-type="float"/>
          <table:table-cell table:formula="of:=MEDIAN([.$F329])" office:value-type="float"/>
          <table:table-cell table:formula="of:=MEDIAN([.$G329])" office:value-type="float"/>
          <table:table-cell table:formula="of:=MEDIAN([.$H329])" office:value-type="float"/>
          <table:table-cell table:formula="of:=MEDIAN([.$I329])" office:value-type="float"/>
          <table:table-cell table:formula="of:=MEDIAN([.$J329])" office:value-type="float"/>
          <table:table-cell table:formula="of:=MEDIAN([.$K329])" office:value-type="float"/>
          <table:table-cell table:formula="of:=MEDIAN([.$L329])" office:value-type="float"/>
          <table:table-cell table:formula="of:=MEDIAN([.$M329])" office:value-type="float"/>
          <table:table-cell table:formula="of:=MEDIAN([.$N329])" office:value-type="float"/>
          <table:table-cell table:formula="of:=MAX([.$B329])" office:value-type="float"/>
          <table:table-cell table:formula="of:=MAX([.$C329])" office:value-type="float"/>
          <table:table-cell table:formula="of:=MAX([.$D329])" office:value-type="float"/>
          <table:table-cell table:formula="of:=MAX([.$E329])" office:value-type="float"/>
          <table:table-cell table:formula="of:=MAX([.$F329])" office:value-type="float"/>
          <table:table-cell table:formula="of:=MAX([.$G329])" office:value-type="float"/>
          <table:table-cell table:formula="of:=MAX([.$H329])" office:value-type="float"/>
          <table:table-cell table:formula="of:=MAX([.$I329])" office:value-type="float"/>
          <table:table-cell table:formula="of:=MAX([.$J329])" office:value-type="float"/>
          <table:table-cell table:formula="of:=MAX([.$K329])" office:value-type="float"/>
          <table:table-cell table:formula="of:=MAX([.$L329])" office:value-type="float"/>
          <table:table-cell table:formula="of:=MAX([.$M329])" office:value-type="float"/>
          <table:table-cell table:formula="of:=MAX([.$N329])" office:value-type="float"/>
        </table:table-row>
        <table:table-row table:style-name="ro1">
          <table:table-cell office:value-type="string">
            <text:p>c432/c432.lp.10.1</text:p>
          </table:table-cell>
          <table:table-cell office:value-type="float" office:value="0.058683"/>
          <table:table-cell office:value-type="float" office:value="0.052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4.0"/>
          <table:table-cell office:value-type="float" office:value="80225.0"/>
          <table:table-cell office:value-type="float" office:value="80225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0])" office:value-type="float"/>
          <table:table-cell table:formula="of:=MIN([.$C330])" office:value-type="float"/>
          <table:table-cell table:formula="of:=MIN([.$D330])" office:value-type="float"/>
          <table:table-cell table:formula="of:=MIN([.$E330])" office:value-type="float"/>
          <table:table-cell table:formula="of:=MIN([.$F330])" office:value-type="float"/>
          <table:table-cell table:formula="of:=MIN([.$G330])" office:value-type="float"/>
          <table:table-cell table:formula="of:=MIN([.$H330])" office:value-type="float"/>
          <table:table-cell table:formula="of:=MIN([.$I330])" office:value-type="float"/>
          <table:table-cell table:formula="of:=MIN([.$J330])" office:value-type="float"/>
          <table:table-cell table:formula="of:=MIN([.$K330])" office:value-type="float"/>
          <table:table-cell table:formula="of:=MIN([.$L330])" office:value-type="float"/>
          <table:table-cell table:formula="of:=MIN([.$M330])" office:value-type="float"/>
          <table:table-cell table:formula="of:=MIN([.$N330])" office:value-type="float"/>
          <table:table-cell table:formula="of:=MEDIAN([.$B330])" office:value-type="float"/>
          <table:table-cell table:formula="of:=MEDIAN([.$C330])" office:value-type="float"/>
          <table:table-cell table:formula="of:=MEDIAN([.$D330])" office:value-type="float"/>
          <table:table-cell table:formula="of:=MEDIAN([.$E330])" office:value-type="float"/>
          <table:table-cell table:formula="of:=MEDIAN([.$F330])" office:value-type="float"/>
          <table:table-cell table:formula="of:=MEDIAN([.$G330])" office:value-type="float"/>
          <table:table-cell table:formula="of:=MEDIAN([.$H330])" office:value-type="float"/>
          <table:table-cell table:formula="of:=MEDIAN([.$I330])" office:value-type="float"/>
          <table:table-cell table:formula="of:=MEDIAN([.$J330])" office:value-type="float"/>
          <table:table-cell table:formula="of:=MEDIAN([.$K330])" office:value-type="float"/>
          <table:table-cell table:formula="of:=MEDIAN([.$L330])" office:value-type="float"/>
          <table:table-cell table:formula="of:=MEDIAN([.$M330])" office:value-type="float"/>
          <table:table-cell table:formula="of:=MEDIAN([.$N330])" office:value-type="float"/>
          <table:table-cell table:formula="of:=MAX([.$B330])" office:value-type="float"/>
          <table:table-cell table:formula="of:=MAX([.$C330])" office:value-type="float"/>
          <table:table-cell table:formula="of:=MAX([.$D330])" office:value-type="float"/>
          <table:table-cell table:formula="of:=MAX([.$E330])" office:value-type="float"/>
          <table:table-cell table:formula="of:=MAX([.$F330])" office:value-type="float"/>
          <table:table-cell table:formula="of:=MAX([.$G330])" office:value-type="float"/>
          <table:table-cell table:formula="of:=MAX([.$H330])" office:value-type="float"/>
          <table:table-cell table:formula="of:=MAX([.$I330])" office:value-type="float"/>
          <table:table-cell table:formula="of:=MAX([.$J330])" office:value-type="float"/>
          <table:table-cell table:formula="of:=MAX([.$K330])" office:value-type="float"/>
          <table:table-cell table:formula="of:=MAX([.$L330])" office:value-type="float"/>
          <table:table-cell table:formula="of:=MAX([.$M330])" office:value-type="float"/>
          <table:table-cell table:formula="of:=MAX([.$N330])" office:value-type="float"/>
        </table:table-row>
        <table:table-row table:style-name="ro1">
          <table:table-cell office:value-type="string">
            <text:p>c432/c432.lp.10.2</text:p>
          </table:table-cell>
          <table:table-cell office:value-type="float" office:value="0.056213"/>
          <table:table-cell office:value-type="float" office:value="0.049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779.0"/>
          <table:table-cell office:value-type="float" office:value="39969.0"/>
          <table:table-cell office:value-type="float" office:value="39969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1])" office:value-type="float"/>
          <table:table-cell table:formula="of:=MIN([.$C331])" office:value-type="float"/>
          <table:table-cell table:formula="of:=MIN([.$D331])" office:value-type="float"/>
          <table:table-cell table:formula="of:=MIN([.$E331])" office:value-type="float"/>
          <table:table-cell table:formula="of:=MIN([.$F331])" office:value-type="float"/>
          <table:table-cell table:formula="of:=MIN([.$G331])" office:value-type="float"/>
          <table:table-cell table:formula="of:=MIN([.$H331])" office:value-type="float"/>
          <table:table-cell table:formula="of:=MIN([.$I331])" office:value-type="float"/>
          <table:table-cell table:formula="of:=MIN([.$J331])" office:value-type="float"/>
          <table:table-cell table:formula="of:=MIN([.$K331])" office:value-type="float"/>
          <table:table-cell table:formula="of:=MIN([.$L331])" office:value-type="float"/>
          <table:table-cell table:formula="of:=MIN([.$M331])" office:value-type="float"/>
          <table:table-cell table:formula="of:=MIN([.$N331])" office:value-type="float"/>
          <table:table-cell table:formula="of:=MEDIAN([.$B331])" office:value-type="float"/>
          <table:table-cell table:formula="of:=MEDIAN([.$C331])" office:value-type="float"/>
          <table:table-cell table:formula="of:=MEDIAN([.$D331])" office:value-type="float"/>
          <table:table-cell table:formula="of:=MEDIAN([.$E331])" office:value-type="float"/>
          <table:table-cell table:formula="of:=MEDIAN([.$F331])" office:value-type="float"/>
          <table:table-cell table:formula="of:=MEDIAN([.$G331])" office:value-type="float"/>
          <table:table-cell table:formula="of:=MEDIAN([.$H331])" office:value-type="float"/>
          <table:table-cell table:formula="of:=MEDIAN([.$I331])" office:value-type="float"/>
          <table:table-cell table:formula="of:=MEDIAN([.$J331])" office:value-type="float"/>
          <table:table-cell table:formula="of:=MEDIAN([.$K331])" office:value-type="float"/>
          <table:table-cell table:formula="of:=MEDIAN([.$L331])" office:value-type="float"/>
          <table:table-cell table:formula="of:=MEDIAN([.$M331])" office:value-type="float"/>
          <table:table-cell table:formula="of:=MEDIAN([.$N331])" office:value-type="float"/>
          <table:table-cell table:formula="of:=MAX([.$B331])" office:value-type="float"/>
          <table:table-cell table:formula="of:=MAX([.$C331])" office:value-type="float"/>
          <table:table-cell table:formula="of:=MAX([.$D331])" office:value-type="float"/>
          <table:table-cell table:formula="of:=MAX([.$E331])" office:value-type="float"/>
          <table:table-cell table:formula="of:=MAX([.$F331])" office:value-type="float"/>
          <table:table-cell table:formula="of:=MAX([.$G331])" office:value-type="float"/>
          <table:table-cell table:formula="of:=MAX([.$H331])" office:value-type="float"/>
          <table:table-cell table:formula="of:=MAX([.$I331])" office:value-type="float"/>
          <table:table-cell table:formula="of:=MAX([.$J331])" office:value-type="float"/>
          <table:table-cell table:formula="of:=MAX([.$K331])" office:value-type="float"/>
          <table:table-cell table:formula="of:=MAX([.$L331])" office:value-type="float"/>
          <table:table-cell table:formula="of:=MAX([.$M331])" office:value-type="float"/>
          <table:table-cell table:formula="of:=MAX([.$N331])" office:value-type="float"/>
        </table:table-row>
        <table:table-row table:style-name="ro1">
          <table:table-cell office:value-type="string">
            <text:p>c432/c432.lp.10.3</text:p>
          </table:table-cell>
          <table:table-cell office:value-type="float" office:value="0.048343"/>
          <table:table-cell office:value-type="float" office:value="0.04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56406.0"/>
          <table:table-cell office:value-type="float" office:value="56406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2])" office:value-type="float"/>
          <table:table-cell table:formula="of:=MIN([.$C332])" office:value-type="float"/>
          <table:table-cell table:formula="of:=MIN([.$D332])" office:value-type="float"/>
          <table:table-cell table:formula="of:=MIN([.$E332])" office:value-type="float"/>
          <table:table-cell table:formula="of:=MIN([.$F332])" office:value-type="float"/>
          <table:table-cell table:formula="of:=MIN([.$G332])" office:value-type="float"/>
          <table:table-cell table:formula="of:=MIN([.$H332])" office:value-type="float"/>
          <table:table-cell table:formula="of:=MIN([.$I332])" office:value-type="float"/>
          <table:table-cell table:formula="of:=MIN([.$J332])" office:value-type="float"/>
          <table:table-cell table:formula="of:=MIN([.$K332])" office:value-type="float"/>
          <table:table-cell table:formula="of:=MIN([.$L332])" office:value-type="float"/>
          <table:table-cell table:formula="of:=MIN([.$M332])" office:value-type="float"/>
          <table:table-cell table:formula="of:=MIN([.$N332])" office:value-type="float"/>
          <table:table-cell table:formula="of:=MEDIAN([.$B332])" office:value-type="float"/>
          <table:table-cell table:formula="of:=MEDIAN([.$C332])" office:value-type="float"/>
          <table:table-cell table:formula="of:=MEDIAN([.$D332])" office:value-type="float"/>
          <table:table-cell table:formula="of:=MEDIAN([.$E332])" office:value-type="float"/>
          <table:table-cell table:formula="of:=MEDIAN([.$F332])" office:value-type="float"/>
          <table:table-cell table:formula="of:=MEDIAN([.$G332])" office:value-type="float"/>
          <table:table-cell table:formula="of:=MEDIAN([.$H332])" office:value-type="float"/>
          <table:table-cell table:formula="of:=MEDIAN([.$I332])" office:value-type="float"/>
          <table:table-cell table:formula="of:=MEDIAN([.$J332])" office:value-type="float"/>
          <table:table-cell table:formula="of:=MEDIAN([.$K332])" office:value-type="float"/>
          <table:table-cell table:formula="of:=MEDIAN([.$L332])" office:value-type="float"/>
          <table:table-cell table:formula="of:=MEDIAN([.$M332])" office:value-type="float"/>
          <table:table-cell table:formula="of:=MEDIAN([.$N332])" office:value-type="float"/>
          <table:table-cell table:formula="of:=MAX([.$B332])" office:value-type="float"/>
          <table:table-cell table:formula="of:=MAX([.$C332])" office:value-type="float"/>
          <table:table-cell table:formula="of:=MAX([.$D332])" office:value-type="float"/>
          <table:table-cell table:formula="of:=MAX([.$E332])" office:value-type="float"/>
          <table:table-cell table:formula="of:=MAX([.$F332])" office:value-type="float"/>
          <table:table-cell table:formula="of:=MAX([.$G332])" office:value-type="float"/>
          <table:table-cell table:formula="of:=MAX([.$H332])" office:value-type="float"/>
          <table:table-cell table:formula="of:=MAX([.$I332])" office:value-type="float"/>
          <table:table-cell table:formula="of:=MAX([.$J332])" office:value-type="float"/>
          <table:table-cell table:formula="of:=MAX([.$K332])" office:value-type="float"/>
          <table:table-cell table:formula="of:=MAX([.$L332])" office:value-type="float"/>
          <table:table-cell table:formula="of:=MAX([.$M332])" office:value-type="float"/>
          <table:table-cell table:formula="of:=MAX([.$N332])" office:value-type="float"/>
        </table:table-row>
        <table:table-row table:style-name="ro1">
          <table:table-cell office:value-type="string">
            <text:p>c432/c432.lp.10.4</text:p>
          </table:table-cell>
          <table:table-cell office:value-type="float" office:value="0.035692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1.0"/>
          <table:table-cell office:value-type="float" office:value="34477.0"/>
          <table:table-cell office:value-type="float" office:value="34477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33])" office:value-type="float"/>
          <table:table-cell table:formula="of:=MIN([.$C333])" office:value-type="float"/>
          <table:table-cell table:formula="of:=MIN([.$D333])" office:value-type="float"/>
          <table:table-cell table:formula="of:=MIN([.$E333])" office:value-type="float"/>
          <table:table-cell table:formula="of:=MIN([.$F333])" office:value-type="float"/>
          <table:table-cell table:formula="of:=MIN([.$G333])" office:value-type="float"/>
          <table:table-cell table:formula="of:=MIN([.$H333])" office:value-type="float"/>
          <table:table-cell table:formula="of:=MIN([.$I333])" office:value-type="float"/>
          <table:table-cell table:formula="of:=MIN([.$J333])" office:value-type="float"/>
          <table:table-cell table:formula="of:=MIN([.$K333])" office:value-type="float"/>
          <table:table-cell table:formula="of:=MIN([.$L333])" office:value-type="float"/>
          <table:table-cell table:formula="of:=MIN([.$M333])" office:value-type="float"/>
          <table:table-cell table:formula="of:=MIN([.$N333])" office:value-type="float"/>
          <table:table-cell table:formula="of:=MEDIAN([.$B333])" office:value-type="float"/>
          <table:table-cell table:formula="of:=MEDIAN([.$C333])" office:value-type="float"/>
          <table:table-cell table:formula="of:=MEDIAN([.$D333])" office:value-type="float"/>
          <table:table-cell table:formula="of:=MEDIAN([.$E333])" office:value-type="float"/>
          <table:table-cell table:formula="of:=MEDIAN([.$F333])" office:value-type="float"/>
          <table:table-cell table:formula="of:=MEDIAN([.$G333])" office:value-type="float"/>
          <table:table-cell table:formula="of:=MEDIAN([.$H333])" office:value-type="float"/>
          <table:table-cell table:formula="of:=MEDIAN([.$I333])" office:value-type="float"/>
          <table:table-cell table:formula="of:=MEDIAN([.$J333])" office:value-type="float"/>
          <table:table-cell table:formula="of:=MEDIAN([.$K333])" office:value-type="float"/>
          <table:table-cell table:formula="of:=MEDIAN([.$L333])" office:value-type="float"/>
          <table:table-cell table:formula="of:=MEDIAN([.$M333])" office:value-type="float"/>
          <table:table-cell table:formula="of:=MEDIAN([.$N333])" office:value-type="float"/>
          <table:table-cell table:formula="of:=MAX([.$B333])" office:value-type="float"/>
          <table:table-cell table:formula="of:=MAX([.$C333])" office:value-type="float"/>
          <table:table-cell table:formula="of:=MAX([.$D333])" office:value-type="float"/>
          <table:table-cell table:formula="of:=MAX([.$E333])" office:value-type="float"/>
          <table:table-cell table:formula="of:=MAX([.$F333])" office:value-type="float"/>
          <table:table-cell table:formula="of:=MAX([.$G333])" office:value-type="float"/>
          <table:table-cell table:formula="of:=MAX([.$H333])" office:value-type="float"/>
          <table:table-cell table:formula="of:=MAX([.$I333])" office:value-type="float"/>
          <table:table-cell table:formula="of:=MAX([.$J333])" office:value-type="float"/>
          <table:table-cell table:formula="of:=MAX([.$K333])" office:value-type="float"/>
          <table:table-cell table:formula="of:=MAX([.$L333])" office:value-type="float"/>
          <table:table-cell table:formula="of:=MAX([.$M333])" office:value-type="float"/>
          <table:table-cell table:formula="of:=MAX([.$N333])" office:value-type="float"/>
        </table:table-row>
        <table:table-row table:style-name="ro1">
          <table:table-cell office:value-type="string">
            <text:p>c432/c432.lp.10.5</text:p>
          </table:table-cell>
          <table:table-cell office:value-type="float" office:value="0.03838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74.0"/>
          <table:table-cell office:value-type="float" office:value="34088.0"/>
          <table:table-cell office:value-type="float" office:value="34088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34])" office:value-type="float"/>
          <table:table-cell table:formula="of:=MIN([.$C334])" office:value-type="float"/>
          <table:table-cell table:formula="of:=MIN([.$D334])" office:value-type="float"/>
          <table:table-cell table:formula="of:=MIN([.$E334])" office:value-type="float"/>
          <table:table-cell table:formula="of:=MIN([.$F334])" office:value-type="float"/>
          <table:table-cell table:formula="of:=MIN([.$G334])" office:value-type="float"/>
          <table:table-cell table:formula="of:=MIN([.$H334])" office:value-type="float"/>
          <table:table-cell table:formula="of:=MIN([.$I334])" office:value-type="float"/>
          <table:table-cell table:formula="of:=MIN([.$J334])" office:value-type="float"/>
          <table:table-cell table:formula="of:=MIN([.$K334])" office:value-type="float"/>
          <table:table-cell table:formula="of:=MIN([.$L334])" office:value-type="float"/>
          <table:table-cell table:formula="of:=MIN([.$M334])" office:value-type="float"/>
          <table:table-cell table:formula="of:=MIN([.$N334])" office:value-type="float"/>
          <table:table-cell table:formula="of:=MEDIAN([.$B334])" office:value-type="float"/>
          <table:table-cell table:formula="of:=MEDIAN([.$C334])" office:value-type="float"/>
          <table:table-cell table:formula="of:=MEDIAN([.$D334])" office:value-type="float"/>
          <table:table-cell table:formula="of:=MEDIAN([.$E334])" office:value-type="float"/>
          <table:table-cell table:formula="of:=MEDIAN([.$F334])" office:value-type="float"/>
          <table:table-cell table:formula="of:=MEDIAN([.$G334])" office:value-type="float"/>
          <table:table-cell table:formula="of:=MEDIAN([.$H334])" office:value-type="float"/>
          <table:table-cell table:formula="of:=MEDIAN([.$I334])" office:value-type="float"/>
          <table:table-cell table:formula="of:=MEDIAN([.$J334])" office:value-type="float"/>
          <table:table-cell table:formula="of:=MEDIAN([.$K334])" office:value-type="float"/>
          <table:table-cell table:formula="of:=MEDIAN([.$L334])" office:value-type="float"/>
          <table:table-cell table:formula="of:=MEDIAN([.$M334])" office:value-type="float"/>
          <table:table-cell table:formula="of:=MEDIAN([.$N334])" office:value-type="float"/>
          <table:table-cell table:formula="of:=MAX([.$B334])" office:value-type="float"/>
          <table:table-cell table:formula="of:=MAX([.$C334])" office:value-type="float"/>
          <table:table-cell table:formula="of:=MAX([.$D334])" office:value-type="float"/>
          <table:table-cell table:formula="of:=MAX([.$E334])" office:value-type="float"/>
          <table:table-cell table:formula="of:=MAX([.$F334])" office:value-type="float"/>
          <table:table-cell table:formula="of:=MAX([.$G334])" office:value-type="float"/>
          <table:table-cell table:formula="of:=MAX([.$H334])" office:value-type="float"/>
          <table:table-cell table:formula="of:=MAX([.$I334])" office:value-type="float"/>
          <table:table-cell table:formula="of:=MAX([.$J334])" office:value-type="float"/>
          <table:table-cell table:formula="of:=MAX([.$K334])" office:value-type="float"/>
          <table:table-cell table:formula="of:=MAX([.$L334])" office:value-type="float"/>
          <table:table-cell table:formula="of:=MAX([.$M334])" office:value-type="float"/>
          <table:table-cell table:formula="of:=MAX([.$N334])" office:value-type="float"/>
        </table:table-row>
        <table:table-row table:style-name="ro1">
          <table:table-cell office:value-type="string">
            <text:p>c432/c432.lp.10.6</text:p>
          </table:table-cell>
          <table:table-cell office:value-type="float" office:value="0.049366"/>
          <table:table-cell office:value-type="float" office:value="0.04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52.0"/>
          <table:table-cell office:value-type="float" office:value="47369.0"/>
          <table:table-cell office:value-type="float" office:value="47369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35])" office:value-type="float"/>
          <table:table-cell table:formula="of:=MIN([.$C335])" office:value-type="float"/>
          <table:table-cell table:formula="of:=MIN([.$D335])" office:value-type="float"/>
          <table:table-cell table:formula="of:=MIN([.$E335])" office:value-type="float"/>
          <table:table-cell table:formula="of:=MIN([.$F335])" office:value-type="float"/>
          <table:table-cell table:formula="of:=MIN([.$G335])" office:value-type="float"/>
          <table:table-cell table:formula="of:=MIN([.$H335])" office:value-type="float"/>
          <table:table-cell table:formula="of:=MIN([.$I335])" office:value-type="float"/>
          <table:table-cell table:formula="of:=MIN([.$J335])" office:value-type="float"/>
          <table:table-cell table:formula="of:=MIN([.$K335])" office:value-type="float"/>
          <table:table-cell table:formula="of:=MIN([.$L335])" office:value-type="float"/>
          <table:table-cell table:formula="of:=MIN([.$M335])" office:value-type="float"/>
          <table:table-cell table:formula="of:=MIN([.$N335])" office:value-type="float"/>
          <table:table-cell table:formula="of:=MEDIAN([.$B335])" office:value-type="float"/>
          <table:table-cell table:formula="of:=MEDIAN([.$C335])" office:value-type="float"/>
          <table:table-cell table:formula="of:=MEDIAN([.$D335])" office:value-type="float"/>
          <table:table-cell table:formula="of:=MEDIAN([.$E335])" office:value-type="float"/>
          <table:table-cell table:formula="of:=MEDIAN([.$F335])" office:value-type="float"/>
          <table:table-cell table:formula="of:=MEDIAN([.$G335])" office:value-type="float"/>
          <table:table-cell table:formula="of:=MEDIAN([.$H335])" office:value-type="float"/>
          <table:table-cell table:formula="of:=MEDIAN([.$I335])" office:value-type="float"/>
          <table:table-cell table:formula="of:=MEDIAN([.$J335])" office:value-type="float"/>
          <table:table-cell table:formula="of:=MEDIAN([.$K335])" office:value-type="float"/>
          <table:table-cell table:formula="of:=MEDIAN([.$L335])" office:value-type="float"/>
          <table:table-cell table:formula="of:=MEDIAN([.$M335])" office:value-type="float"/>
          <table:table-cell table:formula="of:=MEDIAN([.$N335])" office:value-type="float"/>
          <table:table-cell table:formula="of:=MAX([.$B335])" office:value-type="float"/>
          <table:table-cell table:formula="of:=MAX([.$C335])" office:value-type="float"/>
          <table:table-cell table:formula="of:=MAX([.$D335])" office:value-type="float"/>
          <table:table-cell table:formula="of:=MAX([.$E335])" office:value-type="float"/>
          <table:table-cell table:formula="of:=MAX([.$F335])" office:value-type="float"/>
          <table:table-cell table:formula="of:=MAX([.$G335])" office:value-type="float"/>
          <table:table-cell table:formula="of:=MAX([.$H335])" office:value-type="float"/>
          <table:table-cell table:formula="of:=MAX([.$I335])" office:value-type="float"/>
          <table:table-cell table:formula="of:=MAX([.$J335])" office:value-type="float"/>
          <table:table-cell table:formula="of:=MAX([.$K335])" office:value-type="float"/>
          <table:table-cell table:formula="of:=MAX([.$L335])" office:value-type="float"/>
          <table:table-cell table:formula="of:=MAX([.$M335])" office:value-type="float"/>
          <table:table-cell table:formula="of:=MAX([.$N335])" office:value-type="float"/>
        </table:table-row>
        <table:table-row table:style-name="ro1">
          <table:table-cell office:value-type="string">
            <text:p>c432/c432.lp.10.7</text:p>
          </table:table-cell>
          <table:table-cell office:value-type="float" office:value="0.041162"/>
          <table:table-cell office:value-type="float" office:value="0.036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1.0"/>
          <table:table-cell office:value-type="float" office:value="38533.0"/>
          <table:table-cell office:value-type="float" office:value="38533.0"/>
          <table:table-cell office:value-type="float" office:value="736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36])" office:value-type="float"/>
          <table:table-cell table:formula="of:=MIN([.$C336])" office:value-type="float"/>
          <table:table-cell table:formula="of:=MIN([.$D336])" office:value-type="float"/>
          <table:table-cell table:formula="of:=MIN([.$E336])" office:value-type="float"/>
          <table:table-cell table:formula="of:=MIN([.$F336])" office:value-type="float"/>
          <table:table-cell table:formula="of:=MIN([.$G336])" office:value-type="float"/>
          <table:table-cell table:formula="of:=MIN([.$H336])" office:value-type="float"/>
          <table:table-cell table:formula="of:=MIN([.$I336])" office:value-type="float"/>
          <table:table-cell table:formula="of:=MIN([.$J336])" office:value-type="float"/>
          <table:table-cell table:formula="of:=MIN([.$K336])" office:value-type="float"/>
          <table:table-cell table:formula="of:=MIN([.$L336])" office:value-type="float"/>
          <table:table-cell table:formula="of:=MIN([.$M336])" office:value-type="float"/>
          <table:table-cell table:formula="of:=MIN([.$N336])" office:value-type="float"/>
          <table:table-cell table:formula="of:=MEDIAN([.$B336])" office:value-type="float"/>
          <table:table-cell table:formula="of:=MEDIAN([.$C336])" office:value-type="float"/>
          <table:table-cell table:formula="of:=MEDIAN([.$D336])" office:value-type="float"/>
          <table:table-cell table:formula="of:=MEDIAN([.$E336])" office:value-type="float"/>
          <table:table-cell table:formula="of:=MEDIAN([.$F336])" office:value-type="float"/>
          <table:table-cell table:formula="of:=MEDIAN([.$G336])" office:value-type="float"/>
          <table:table-cell table:formula="of:=MEDIAN([.$H336])" office:value-type="float"/>
          <table:table-cell table:formula="of:=MEDIAN([.$I336])" office:value-type="float"/>
          <table:table-cell table:formula="of:=MEDIAN([.$J336])" office:value-type="float"/>
          <table:table-cell table:formula="of:=MEDIAN([.$K336])" office:value-type="float"/>
          <table:table-cell table:formula="of:=MEDIAN([.$L336])" office:value-type="float"/>
          <table:table-cell table:formula="of:=MEDIAN([.$M336])" office:value-type="float"/>
          <table:table-cell table:formula="of:=MEDIAN([.$N336])" office:value-type="float"/>
          <table:table-cell table:formula="of:=MAX([.$B336])" office:value-type="float"/>
          <table:table-cell table:formula="of:=MAX([.$C336])" office:value-type="float"/>
          <table:table-cell table:formula="of:=MAX([.$D336])" office:value-type="float"/>
          <table:table-cell table:formula="of:=MAX([.$E336])" office:value-type="float"/>
          <table:table-cell table:formula="of:=MAX([.$F336])" office:value-type="float"/>
          <table:table-cell table:formula="of:=MAX([.$G336])" office:value-type="float"/>
          <table:table-cell table:formula="of:=MAX([.$H336])" office:value-type="float"/>
          <table:table-cell table:formula="of:=MAX([.$I336])" office:value-type="float"/>
          <table:table-cell table:formula="of:=MAX([.$J336])" office:value-type="float"/>
          <table:table-cell table:formula="of:=MAX([.$K336])" office:value-type="float"/>
          <table:table-cell table:formula="of:=MAX([.$L336])" office:value-type="float"/>
          <table:table-cell table:formula="of:=MAX([.$M336])" office:value-type="float"/>
          <table:table-cell table:formula="of:=MAX([.$N336])" office:value-type="float"/>
        </table:table-row>
        <table:table-row table:style-name="ro1">
          <table:table-cell office:value-type="string">
            <text:p>c432/c432.lp.2.1</text:p>
          </table:table-cell>
          <table:table-cell office:value-type="float" office:value="0.044287"/>
          <table:table-cell office:value-type="float" office:value="0.039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05.0"/>
          <table:table-cell office:value-type="float" office:value="43101.0"/>
          <table:table-cell office:value-type="float" office:value="43101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37])" office:value-type="float"/>
          <table:table-cell table:formula="of:=MIN([.$C337])" office:value-type="float"/>
          <table:table-cell table:formula="of:=MIN([.$D337])" office:value-type="float"/>
          <table:table-cell table:formula="of:=MIN([.$E337])" office:value-type="float"/>
          <table:table-cell table:formula="of:=MIN([.$F337])" office:value-type="float"/>
          <table:table-cell table:formula="of:=MIN([.$G337])" office:value-type="float"/>
          <table:table-cell table:formula="of:=MIN([.$H337])" office:value-type="float"/>
          <table:table-cell table:formula="of:=MIN([.$I337])" office:value-type="float"/>
          <table:table-cell table:formula="of:=MIN([.$J337])" office:value-type="float"/>
          <table:table-cell table:formula="of:=MIN([.$K337])" office:value-type="float"/>
          <table:table-cell table:formula="of:=MIN([.$L337])" office:value-type="float"/>
          <table:table-cell table:formula="of:=MIN([.$M337])" office:value-type="float"/>
          <table:table-cell table:formula="of:=MIN([.$N337])" office:value-type="float"/>
          <table:table-cell table:formula="of:=MEDIAN([.$B337])" office:value-type="float"/>
          <table:table-cell table:formula="of:=MEDIAN([.$C337])" office:value-type="float"/>
          <table:table-cell table:formula="of:=MEDIAN([.$D337])" office:value-type="float"/>
          <table:table-cell table:formula="of:=MEDIAN([.$E337])" office:value-type="float"/>
          <table:table-cell table:formula="of:=MEDIAN([.$F337])" office:value-type="float"/>
          <table:table-cell table:formula="of:=MEDIAN([.$G337])" office:value-type="float"/>
          <table:table-cell table:formula="of:=MEDIAN([.$H337])" office:value-type="float"/>
          <table:table-cell table:formula="of:=MEDIAN([.$I337])" office:value-type="float"/>
          <table:table-cell table:formula="of:=MEDIAN([.$J337])" office:value-type="float"/>
          <table:table-cell table:formula="of:=MEDIAN([.$K337])" office:value-type="float"/>
          <table:table-cell table:formula="of:=MEDIAN([.$L337])" office:value-type="float"/>
          <table:table-cell table:formula="of:=MEDIAN([.$M337])" office:value-type="float"/>
          <table:table-cell table:formula="of:=MEDIAN([.$N337])" office:value-type="float"/>
          <table:table-cell table:formula="of:=MAX([.$B337])" office:value-type="float"/>
          <table:table-cell table:formula="of:=MAX([.$C337])" office:value-type="float"/>
          <table:table-cell table:formula="of:=MAX([.$D337])" office:value-type="float"/>
          <table:table-cell table:formula="of:=MAX([.$E337])" office:value-type="float"/>
          <table:table-cell table:formula="of:=MAX([.$F337])" office:value-type="float"/>
          <table:table-cell table:formula="of:=MAX([.$G337])" office:value-type="float"/>
          <table:table-cell table:formula="of:=MAX([.$H337])" office:value-type="float"/>
          <table:table-cell table:formula="of:=MAX([.$I337])" office:value-type="float"/>
          <table:table-cell table:formula="of:=MAX([.$J337])" office:value-type="float"/>
          <table:table-cell table:formula="of:=MAX([.$K337])" office:value-type="float"/>
          <table:table-cell table:formula="of:=MAX([.$L337])" office:value-type="float"/>
          <table:table-cell table:formula="of:=MAX([.$M337])" office:value-type="float"/>
          <table:table-cell table:formula="of:=MAX([.$N337])" office:value-type="float"/>
        </table:table-row>
        <table:table-row table:style-name="ro1">
          <table:table-cell office:value-type="string">
            <text:p>c432/c432.lp.2.2</text:p>
          </table:table-cell>
          <table:table-cell office:value-type="float" office:value="0.042616"/>
          <table:table-cell office:value-type="float" office:value="0.037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5.0"/>
          <table:table-cell office:value-type="float" office:value="48113.0"/>
          <table:table-cell office:value-type="float" office:value="48113.0"/>
          <table:table-cell office:value-type="float" office:value="744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8])" office:value-type="float"/>
          <table:table-cell table:formula="of:=MIN([.$C338])" office:value-type="float"/>
          <table:table-cell table:formula="of:=MIN([.$D338])" office:value-type="float"/>
          <table:table-cell table:formula="of:=MIN([.$E338])" office:value-type="float"/>
          <table:table-cell table:formula="of:=MIN([.$F338])" office:value-type="float"/>
          <table:table-cell table:formula="of:=MIN([.$G338])" office:value-type="float"/>
          <table:table-cell table:formula="of:=MIN([.$H338])" office:value-type="float"/>
          <table:table-cell table:formula="of:=MIN([.$I338])" office:value-type="float"/>
          <table:table-cell table:formula="of:=MIN([.$J338])" office:value-type="float"/>
          <table:table-cell table:formula="of:=MIN([.$K338])" office:value-type="float"/>
          <table:table-cell table:formula="of:=MIN([.$L338])" office:value-type="float"/>
          <table:table-cell table:formula="of:=MIN([.$M338])" office:value-type="float"/>
          <table:table-cell table:formula="of:=MIN([.$N338])" office:value-type="float"/>
          <table:table-cell table:formula="of:=MEDIAN([.$B338])" office:value-type="float"/>
          <table:table-cell table:formula="of:=MEDIAN([.$C338])" office:value-type="float"/>
          <table:table-cell table:formula="of:=MEDIAN([.$D338])" office:value-type="float"/>
          <table:table-cell table:formula="of:=MEDIAN([.$E338])" office:value-type="float"/>
          <table:table-cell table:formula="of:=MEDIAN([.$F338])" office:value-type="float"/>
          <table:table-cell table:formula="of:=MEDIAN([.$G338])" office:value-type="float"/>
          <table:table-cell table:formula="of:=MEDIAN([.$H338])" office:value-type="float"/>
          <table:table-cell table:formula="of:=MEDIAN([.$I338])" office:value-type="float"/>
          <table:table-cell table:formula="of:=MEDIAN([.$J338])" office:value-type="float"/>
          <table:table-cell table:formula="of:=MEDIAN([.$K338])" office:value-type="float"/>
          <table:table-cell table:formula="of:=MEDIAN([.$L338])" office:value-type="float"/>
          <table:table-cell table:formula="of:=MEDIAN([.$M338])" office:value-type="float"/>
          <table:table-cell table:formula="of:=MEDIAN([.$N338])" office:value-type="float"/>
          <table:table-cell table:formula="of:=MAX([.$B338])" office:value-type="float"/>
          <table:table-cell table:formula="of:=MAX([.$C338])" office:value-type="float"/>
          <table:table-cell table:formula="of:=MAX([.$D338])" office:value-type="float"/>
          <table:table-cell table:formula="of:=MAX([.$E338])" office:value-type="float"/>
          <table:table-cell table:formula="of:=MAX([.$F338])" office:value-type="float"/>
          <table:table-cell table:formula="of:=MAX([.$G338])" office:value-type="float"/>
          <table:table-cell table:formula="of:=MAX([.$H338])" office:value-type="float"/>
          <table:table-cell table:formula="of:=MAX([.$I338])" office:value-type="float"/>
          <table:table-cell table:formula="of:=MAX([.$J338])" office:value-type="float"/>
          <table:table-cell table:formula="of:=MAX([.$K338])" office:value-type="float"/>
          <table:table-cell table:formula="of:=MAX([.$L338])" office:value-type="float"/>
          <table:table-cell table:formula="of:=MAX([.$M338])" office:value-type="float"/>
          <table:table-cell table:formula="of:=MAX([.$N338])" office:value-type="float"/>
        </table:table-row>
        <table:table-row table:style-name="ro1">
          <table:table-cell office:value-type="string">
            <text:p>c432/c432.lp.2.3</text:p>
          </table:table-cell>
          <table:table-cell office:value-type="float" office:value="0.070345"/>
          <table:table-cell office:value-type="float" office:value="0.064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436.0"/>
          <table:table-cell office:value-type="float" office:value="55483.0"/>
          <table:table-cell office:value-type="float" office:value="55483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39])" office:value-type="float"/>
          <table:table-cell table:formula="of:=MIN([.$C339])" office:value-type="float"/>
          <table:table-cell table:formula="of:=MIN([.$D339])" office:value-type="float"/>
          <table:table-cell table:formula="of:=MIN([.$E339])" office:value-type="float"/>
          <table:table-cell table:formula="of:=MIN([.$F339])" office:value-type="float"/>
          <table:table-cell table:formula="of:=MIN([.$G339])" office:value-type="float"/>
          <table:table-cell table:formula="of:=MIN([.$H339])" office:value-type="float"/>
          <table:table-cell table:formula="of:=MIN([.$I339])" office:value-type="float"/>
          <table:table-cell table:formula="of:=MIN([.$J339])" office:value-type="float"/>
          <table:table-cell table:formula="of:=MIN([.$K339])" office:value-type="float"/>
          <table:table-cell table:formula="of:=MIN([.$L339])" office:value-type="float"/>
          <table:table-cell table:formula="of:=MIN([.$M339])" office:value-type="float"/>
          <table:table-cell table:formula="of:=MIN([.$N339])" office:value-type="float"/>
          <table:table-cell table:formula="of:=MEDIAN([.$B339])" office:value-type="float"/>
          <table:table-cell table:formula="of:=MEDIAN([.$C339])" office:value-type="float"/>
          <table:table-cell table:formula="of:=MEDIAN([.$D339])" office:value-type="float"/>
          <table:table-cell table:formula="of:=MEDIAN([.$E339])" office:value-type="float"/>
          <table:table-cell table:formula="of:=MEDIAN([.$F339])" office:value-type="float"/>
          <table:table-cell table:formula="of:=MEDIAN([.$G339])" office:value-type="float"/>
          <table:table-cell table:formula="of:=MEDIAN([.$H339])" office:value-type="float"/>
          <table:table-cell table:formula="of:=MEDIAN([.$I339])" office:value-type="float"/>
          <table:table-cell table:formula="of:=MEDIAN([.$J339])" office:value-type="float"/>
          <table:table-cell table:formula="of:=MEDIAN([.$K339])" office:value-type="float"/>
          <table:table-cell table:formula="of:=MEDIAN([.$L339])" office:value-type="float"/>
          <table:table-cell table:formula="of:=MEDIAN([.$M339])" office:value-type="float"/>
          <table:table-cell table:formula="of:=MEDIAN([.$N339])" office:value-type="float"/>
          <table:table-cell table:formula="of:=MAX([.$B339])" office:value-type="float"/>
          <table:table-cell table:formula="of:=MAX([.$C339])" office:value-type="float"/>
          <table:table-cell table:formula="of:=MAX([.$D339])" office:value-type="float"/>
          <table:table-cell table:formula="of:=MAX([.$E339])" office:value-type="float"/>
          <table:table-cell table:formula="of:=MAX([.$F339])" office:value-type="float"/>
          <table:table-cell table:formula="of:=MAX([.$G339])" office:value-type="float"/>
          <table:table-cell table:formula="of:=MAX([.$H339])" office:value-type="float"/>
          <table:table-cell table:formula="of:=MAX([.$I339])" office:value-type="float"/>
          <table:table-cell table:formula="of:=MAX([.$J339])" office:value-type="float"/>
          <table:table-cell table:formula="of:=MAX([.$K339])" office:value-type="float"/>
          <table:table-cell table:formula="of:=MAX([.$L339])" office:value-type="float"/>
          <table:table-cell table:formula="of:=MAX([.$M339])" office:value-type="float"/>
          <table:table-cell table:formula="of:=MAX([.$N339])" office:value-type="float"/>
        </table:table-row>
        <table:table-row table:style-name="ro1">
          <table:table-cell office:value-type="string">
            <text:p>c432/c432.lp.2.4</text:p>
          </table:table-cell>
          <table:table-cell office:value-type="float" office:value="0.057461"/>
          <table:table-cell office:value-type="float" office:value="0.051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513.0"/>
          <table:table-cell office:value-type="float" office:value="49385.0"/>
          <table:table-cell office:value-type="float" office:value="49385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0])" office:value-type="float"/>
          <table:table-cell table:formula="of:=MIN([.$C340])" office:value-type="float"/>
          <table:table-cell table:formula="of:=MIN([.$D340])" office:value-type="float"/>
          <table:table-cell table:formula="of:=MIN([.$E340])" office:value-type="float"/>
          <table:table-cell table:formula="of:=MIN([.$F340])" office:value-type="float"/>
          <table:table-cell table:formula="of:=MIN([.$G340])" office:value-type="float"/>
          <table:table-cell table:formula="of:=MIN([.$H340])" office:value-type="float"/>
          <table:table-cell table:formula="of:=MIN([.$I340])" office:value-type="float"/>
          <table:table-cell table:formula="of:=MIN([.$J340])" office:value-type="float"/>
          <table:table-cell table:formula="of:=MIN([.$K340])" office:value-type="float"/>
          <table:table-cell table:formula="of:=MIN([.$L340])" office:value-type="float"/>
          <table:table-cell table:formula="of:=MIN([.$M340])" office:value-type="float"/>
          <table:table-cell table:formula="of:=MIN([.$N340])" office:value-type="float"/>
          <table:table-cell table:formula="of:=MEDIAN([.$B340])" office:value-type="float"/>
          <table:table-cell table:formula="of:=MEDIAN([.$C340])" office:value-type="float"/>
          <table:table-cell table:formula="of:=MEDIAN([.$D340])" office:value-type="float"/>
          <table:table-cell table:formula="of:=MEDIAN([.$E340])" office:value-type="float"/>
          <table:table-cell table:formula="of:=MEDIAN([.$F340])" office:value-type="float"/>
          <table:table-cell table:formula="of:=MEDIAN([.$G340])" office:value-type="float"/>
          <table:table-cell table:formula="of:=MEDIAN([.$H340])" office:value-type="float"/>
          <table:table-cell table:formula="of:=MEDIAN([.$I340])" office:value-type="float"/>
          <table:table-cell table:formula="of:=MEDIAN([.$J340])" office:value-type="float"/>
          <table:table-cell table:formula="of:=MEDIAN([.$K340])" office:value-type="float"/>
          <table:table-cell table:formula="of:=MEDIAN([.$L340])" office:value-type="float"/>
          <table:table-cell table:formula="of:=MEDIAN([.$M340])" office:value-type="float"/>
          <table:table-cell table:formula="of:=MEDIAN([.$N340])" office:value-type="float"/>
          <table:table-cell table:formula="of:=MAX([.$B340])" office:value-type="float"/>
          <table:table-cell table:formula="of:=MAX([.$C340])" office:value-type="float"/>
          <table:table-cell table:formula="of:=MAX([.$D340])" office:value-type="float"/>
          <table:table-cell table:formula="of:=MAX([.$E340])" office:value-type="float"/>
          <table:table-cell table:formula="of:=MAX([.$F340])" office:value-type="float"/>
          <table:table-cell table:formula="of:=MAX([.$G340])" office:value-type="float"/>
          <table:table-cell table:formula="of:=MAX([.$H340])" office:value-type="float"/>
          <table:table-cell table:formula="of:=MAX([.$I340])" office:value-type="float"/>
          <table:table-cell table:formula="of:=MAX([.$J340])" office:value-type="float"/>
          <table:table-cell table:formula="of:=MAX([.$K340])" office:value-type="float"/>
          <table:table-cell table:formula="of:=MAX([.$L340])" office:value-type="float"/>
          <table:table-cell table:formula="of:=MAX([.$M340])" office:value-type="float"/>
          <table:table-cell table:formula="of:=MAX([.$N340])" office:value-type="float"/>
        </table:table-row>
        <table:table-row table:style-name="ro1">
          <table:table-cell office:value-type="string">
            <text:p>c432/c432.lp.2.5</text:p>
          </table:table-cell>
          <table:table-cell office:value-type="float" office:value="0.057385"/>
          <table:table-cell office:value-type="float" office:value="0.051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6.0"/>
          <table:table-cell office:value-type="float" office:value="64611.0"/>
          <table:table-cell office:value-type="float" office:value="64611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1])" office:value-type="float"/>
          <table:table-cell table:formula="of:=MIN([.$C341])" office:value-type="float"/>
          <table:table-cell table:formula="of:=MIN([.$D341])" office:value-type="float"/>
          <table:table-cell table:formula="of:=MIN([.$E341])" office:value-type="float"/>
          <table:table-cell table:formula="of:=MIN([.$F341])" office:value-type="float"/>
          <table:table-cell table:formula="of:=MIN([.$G341])" office:value-type="float"/>
          <table:table-cell table:formula="of:=MIN([.$H341])" office:value-type="float"/>
          <table:table-cell table:formula="of:=MIN([.$I341])" office:value-type="float"/>
          <table:table-cell table:formula="of:=MIN([.$J341])" office:value-type="float"/>
          <table:table-cell table:formula="of:=MIN([.$K341])" office:value-type="float"/>
          <table:table-cell table:formula="of:=MIN([.$L341])" office:value-type="float"/>
          <table:table-cell table:formula="of:=MIN([.$M341])" office:value-type="float"/>
          <table:table-cell table:formula="of:=MIN([.$N341])" office:value-type="float"/>
          <table:table-cell table:formula="of:=MEDIAN([.$B341])" office:value-type="float"/>
          <table:table-cell table:formula="of:=MEDIAN([.$C341])" office:value-type="float"/>
          <table:table-cell table:formula="of:=MEDIAN([.$D341])" office:value-type="float"/>
          <table:table-cell table:formula="of:=MEDIAN([.$E341])" office:value-type="float"/>
          <table:table-cell table:formula="of:=MEDIAN([.$F341])" office:value-type="float"/>
          <table:table-cell table:formula="of:=MEDIAN([.$G341])" office:value-type="float"/>
          <table:table-cell table:formula="of:=MEDIAN([.$H341])" office:value-type="float"/>
          <table:table-cell table:formula="of:=MEDIAN([.$I341])" office:value-type="float"/>
          <table:table-cell table:formula="of:=MEDIAN([.$J341])" office:value-type="float"/>
          <table:table-cell table:formula="of:=MEDIAN([.$K341])" office:value-type="float"/>
          <table:table-cell table:formula="of:=MEDIAN([.$L341])" office:value-type="float"/>
          <table:table-cell table:formula="of:=MEDIAN([.$M341])" office:value-type="float"/>
          <table:table-cell table:formula="of:=MEDIAN([.$N341])" office:value-type="float"/>
          <table:table-cell table:formula="of:=MAX([.$B341])" office:value-type="float"/>
          <table:table-cell table:formula="of:=MAX([.$C341])" office:value-type="float"/>
          <table:table-cell table:formula="of:=MAX([.$D341])" office:value-type="float"/>
          <table:table-cell table:formula="of:=MAX([.$E341])" office:value-type="float"/>
          <table:table-cell table:formula="of:=MAX([.$F341])" office:value-type="float"/>
          <table:table-cell table:formula="of:=MAX([.$G341])" office:value-type="float"/>
          <table:table-cell table:formula="of:=MAX([.$H341])" office:value-type="float"/>
          <table:table-cell table:formula="of:=MAX([.$I341])" office:value-type="float"/>
          <table:table-cell table:formula="of:=MAX([.$J341])" office:value-type="float"/>
          <table:table-cell table:formula="of:=MAX([.$K341])" office:value-type="float"/>
          <table:table-cell table:formula="of:=MAX([.$L341])" office:value-type="float"/>
          <table:table-cell table:formula="of:=MAX([.$M341])" office:value-type="float"/>
          <table:table-cell table:formula="of:=MAX([.$N341])" office:value-type="float"/>
        </table:table-row>
        <table:table-row table:style-name="ro1">
          <table:table-cell office:value-type="string">
            <text:p>c432/c432.lp.2.6</text:p>
          </table:table-cell>
          <table:table-cell office:value-type="float" office:value="0.064591"/>
          <table:table-cell office:value-type="float" office:value="0.059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0.0"/>
          <table:table-cell office:value-type="float" office:value="92699.0"/>
          <table:table-cell office:value-type="float" office:value="92699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42])" office:value-type="float"/>
          <table:table-cell table:formula="of:=MIN([.$C342])" office:value-type="float"/>
          <table:table-cell table:formula="of:=MIN([.$D342])" office:value-type="float"/>
          <table:table-cell table:formula="of:=MIN([.$E342])" office:value-type="float"/>
          <table:table-cell table:formula="of:=MIN([.$F342])" office:value-type="float"/>
          <table:table-cell table:formula="of:=MIN([.$G342])" office:value-type="float"/>
          <table:table-cell table:formula="of:=MIN([.$H342])" office:value-type="float"/>
          <table:table-cell table:formula="of:=MIN([.$I342])" office:value-type="float"/>
          <table:table-cell table:formula="of:=MIN([.$J342])" office:value-type="float"/>
          <table:table-cell table:formula="of:=MIN([.$K342])" office:value-type="float"/>
          <table:table-cell table:formula="of:=MIN([.$L342])" office:value-type="float"/>
          <table:table-cell table:formula="of:=MIN([.$M342])" office:value-type="float"/>
          <table:table-cell table:formula="of:=MIN([.$N342])" office:value-type="float"/>
          <table:table-cell table:formula="of:=MEDIAN([.$B342])" office:value-type="float"/>
          <table:table-cell table:formula="of:=MEDIAN([.$C342])" office:value-type="float"/>
          <table:table-cell table:formula="of:=MEDIAN([.$D342])" office:value-type="float"/>
          <table:table-cell table:formula="of:=MEDIAN([.$E342])" office:value-type="float"/>
          <table:table-cell table:formula="of:=MEDIAN([.$F342])" office:value-type="float"/>
          <table:table-cell table:formula="of:=MEDIAN([.$G342])" office:value-type="float"/>
          <table:table-cell table:formula="of:=MEDIAN([.$H342])" office:value-type="float"/>
          <table:table-cell table:formula="of:=MEDIAN([.$I342])" office:value-type="float"/>
          <table:table-cell table:formula="of:=MEDIAN([.$J342])" office:value-type="float"/>
          <table:table-cell table:formula="of:=MEDIAN([.$K342])" office:value-type="float"/>
          <table:table-cell table:formula="of:=MEDIAN([.$L342])" office:value-type="float"/>
          <table:table-cell table:formula="of:=MEDIAN([.$M342])" office:value-type="float"/>
          <table:table-cell table:formula="of:=MEDIAN([.$N342])" office:value-type="float"/>
          <table:table-cell table:formula="of:=MAX([.$B342])" office:value-type="float"/>
          <table:table-cell table:formula="of:=MAX([.$C342])" office:value-type="float"/>
          <table:table-cell table:formula="of:=MAX([.$D342])" office:value-type="float"/>
          <table:table-cell table:formula="of:=MAX([.$E342])" office:value-type="float"/>
          <table:table-cell table:formula="of:=MAX([.$F342])" office:value-type="float"/>
          <table:table-cell table:formula="of:=MAX([.$G342])" office:value-type="float"/>
          <table:table-cell table:formula="of:=MAX([.$H342])" office:value-type="float"/>
          <table:table-cell table:formula="of:=MAX([.$I342])" office:value-type="float"/>
          <table:table-cell table:formula="of:=MAX([.$J342])" office:value-type="float"/>
          <table:table-cell table:formula="of:=MAX([.$K342])" office:value-type="float"/>
          <table:table-cell table:formula="of:=MAX([.$L342])" office:value-type="float"/>
          <table:table-cell table:formula="of:=MAX([.$M342])" office:value-type="float"/>
          <table:table-cell table:formula="of:=MAX([.$N342])" office:value-type="float"/>
        </table:table-row>
        <table:table-row table:style-name="ro1">
          <table:table-cell office:value-type="string">
            <text:p>c432/c432.lp.2.7</text:p>
          </table:table-cell>
          <table:table-cell office:value-type="float" office:value="0.067864"/>
          <table:table-cell office:value-type="float" office:value="0.062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04.0"/>
          <table:table-cell office:value-type="float" office:value="74321.0"/>
          <table:table-cell office:value-type="float" office:value="74321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3])" office:value-type="float"/>
          <table:table-cell table:formula="of:=MIN([.$C343])" office:value-type="float"/>
          <table:table-cell table:formula="of:=MIN([.$D343])" office:value-type="float"/>
          <table:table-cell table:formula="of:=MIN([.$E343])" office:value-type="float"/>
          <table:table-cell table:formula="of:=MIN([.$F343])" office:value-type="float"/>
          <table:table-cell table:formula="of:=MIN([.$G343])" office:value-type="float"/>
          <table:table-cell table:formula="of:=MIN([.$H343])" office:value-type="float"/>
          <table:table-cell table:formula="of:=MIN([.$I343])" office:value-type="float"/>
          <table:table-cell table:formula="of:=MIN([.$J343])" office:value-type="float"/>
          <table:table-cell table:formula="of:=MIN([.$K343])" office:value-type="float"/>
          <table:table-cell table:formula="of:=MIN([.$L343])" office:value-type="float"/>
          <table:table-cell table:formula="of:=MIN([.$M343])" office:value-type="float"/>
          <table:table-cell table:formula="of:=MIN([.$N343])" office:value-type="float"/>
          <table:table-cell table:formula="of:=MEDIAN([.$B343])" office:value-type="float"/>
          <table:table-cell table:formula="of:=MEDIAN([.$C343])" office:value-type="float"/>
          <table:table-cell table:formula="of:=MEDIAN([.$D343])" office:value-type="float"/>
          <table:table-cell table:formula="of:=MEDIAN([.$E343])" office:value-type="float"/>
          <table:table-cell table:formula="of:=MEDIAN([.$F343])" office:value-type="float"/>
          <table:table-cell table:formula="of:=MEDIAN([.$G343])" office:value-type="float"/>
          <table:table-cell table:formula="of:=MEDIAN([.$H343])" office:value-type="float"/>
          <table:table-cell table:formula="of:=MEDIAN([.$I343])" office:value-type="float"/>
          <table:table-cell table:formula="of:=MEDIAN([.$J343])" office:value-type="float"/>
          <table:table-cell table:formula="of:=MEDIAN([.$K343])" office:value-type="float"/>
          <table:table-cell table:formula="of:=MEDIAN([.$L343])" office:value-type="float"/>
          <table:table-cell table:formula="of:=MEDIAN([.$M343])" office:value-type="float"/>
          <table:table-cell table:formula="of:=MEDIAN([.$N343])" office:value-type="float"/>
          <table:table-cell table:formula="of:=MAX([.$B343])" office:value-type="float"/>
          <table:table-cell table:formula="of:=MAX([.$C343])" office:value-type="float"/>
          <table:table-cell table:formula="of:=MAX([.$D343])" office:value-type="float"/>
          <table:table-cell table:formula="of:=MAX([.$E343])" office:value-type="float"/>
          <table:table-cell table:formula="of:=MAX([.$F343])" office:value-type="float"/>
          <table:table-cell table:formula="of:=MAX([.$G343])" office:value-type="float"/>
          <table:table-cell table:formula="of:=MAX([.$H343])" office:value-type="float"/>
          <table:table-cell table:formula="of:=MAX([.$I343])" office:value-type="float"/>
          <table:table-cell table:formula="of:=MAX([.$J343])" office:value-type="float"/>
          <table:table-cell table:formula="of:=MAX([.$K343])" office:value-type="float"/>
          <table:table-cell table:formula="of:=MAX([.$L343])" office:value-type="float"/>
          <table:table-cell table:formula="of:=MAX([.$M343])" office:value-type="float"/>
          <table:table-cell table:formula="of:=MAX([.$N343])" office:value-type="float"/>
        </table:table-row>
        <table:table-row table:style-name="ro1">
          <table:table-cell office:value-type="string">
            <text:p>c432/c432.lp.3.1</text:p>
          </table:table-cell>
          <table:table-cell office:value-type="float" office:value="0.062917"/>
          <table:table-cell office:value-type="float" office:value="0.05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74135.0"/>
          <table:table-cell office:value-type="float" office:value="74135.0"/>
          <table:table-cell office:value-type="float" office:value="742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44])" office:value-type="float"/>
          <table:table-cell table:formula="of:=MIN([.$C344])" office:value-type="float"/>
          <table:table-cell table:formula="of:=MIN([.$D344])" office:value-type="float"/>
          <table:table-cell table:formula="of:=MIN([.$E344])" office:value-type="float"/>
          <table:table-cell table:formula="of:=MIN([.$F344])" office:value-type="float"/>
          <table:table-cell table:formula="of:=MIN([.$G344])" office:value-type="float"/>
          <table:table-cell table:formula="of:=MIN([.$H344])" office:value-type="float"/>
          <table:table-cell table:formula="of:=MIN([.$I344])" office:value-type="float"/>
          <table:table-cell table:formula="of:=MIN([.$J344])" office:value-type="float"/>
          <table:table-cell table:formula="of:=MIN([.$K344])" office:value-type="float"/>
          <table:table-cell table:formula="of:=MIN([.$L344])" office:value-type="float"/>
          <table:table-cell table:formula="of:=MIN([.$M344])" office:value-type="float"/>
          <table:table-cell table:formula="of:=MIN([.$N344])" office:value-type="float"/>
          <table:table-cell table:formula="of:=MEDIAN([.$B344])" office:value-type="float"/>
          <table:table-cell table:formula="of:=MEDIAN([.$C344])" office:value-type="float"/>
          <table:table-cell table:formula="of:=MEDIAN([.$D344])" office:value-type="float"/>
          <table:table-cell table:formula="of:=MEDIAN([.$E344])" office:value-type="float"/>
          <table:table-cell table:formula="of:=MEDIAN([.$F344])" office:value-type="float"/>
          <table:table-cell table:formula="of:=MEDIAN([.$G344])" office:value-type="float"/>
          <table:table-cell table:formula="of:=MEDIAN([.$H344])" office:value-type="float"/>
          <table:table-cell table:formula="of:=MEDIAN([.$I344])" office:value-type="float"/>
          <table:table-cell table:formula="of:=MEDIAN([.$J344])" office:value-type="float"/>
          <table:table-cell table:formula="of:=MEDIAN([.$K344])" office:value-type="float"/>
          <table:table-cell table:formula="of:=MEDIAN([.$L344])" office:value-type="float"/>
          <table:table-cell table:formula="of:=MEDIAN([.$M344])" office:value-type="float"/>
          <table:table-cell table:formula="of:=MEDIAN([.$N344])" office:value-type="float"/>
          <table:table-cell table:formula="of:=MAX([.$B344])" office:value-type="float"/>
          <table:table-cell table:formula="of:=MAX([.$C344])" office:value-type="float"/>
          <table:table-cell table:formula="of:=MAX([.$D344])" office:value-type="float"/>
          <table:table-cell table:formula="of:=MAX([.$E344])" office:value-type="float"/>
          <table:table-cell table:formula="of:=MAX([.$F344])" office:value-type="float"/>
          <table:table-cell table:formula="of:=MAX([.$G344])" office:value-type="float"/>
          <table:table-cell table:formula="of:=MAX([.$H344])" office:value-type="float"/>
          <table:table-cell table:formula="of:=MAX([.$I344])" office:value-type="float"/>
          <table:table-cell table:formula="of:=MAX([.$J344])" office:value-type="float"/>
          <table:table-cell table:formula="of:=MAX([.$K344])" office:value-type="float"/>
          <table:table-cell table:formula="of:=MAX([.$L344])" office:value-type="float"/>
          <table:table-cell table:formula="of:=MAX([.$M344])" office:value-type="float"/>
          <table:table-cell table:formula="of:=MAX([.$N344])" office:value-type="float"/>
        </table:table-row>
        <table:table-row table:style-name="ro1">
          <table:table-cell office:value-type="string">
            <text:p>c432/c432.lp.3.2</text:p>
          </table:table-cell>
          <table:table-cell office:value-type="float" office:value="0.042788"/>
          <table:table-cell office:value-type="float" office:value="0.037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55966.0"/>
          <table:table-cell office:value-type="float" office:value="55966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45])" office:value-type="float"/>
          <table:table-cell table:formula="of:=MIN([.$C345])" office:value-type="float"/>
          <table:table-cell table:formula="of:=MIN([.$D345])" office:value-type="float"/>
          <table:table-cell table:formula="of:=MIN([.$E345])" office:value-type="float"/>
          <table:table-cell table:formula="of:=MIN([.$F345])" office:value-type="float"/>
          <table:table-cell table:formula="of:=MIN([.$G345])" office:value-type="float"/>
          <table:table-cell table:formula="of:=MIN([.$H345])" office:value-type="float"/>
          <table:table-cell table:formula="of:=MIN([.$I345])" office:value-type="float"/>
          <table:table-cell table:formula="of:=MIN([.$J345])" office:value-type="float"/>
          <table:table-cell table:formula="of:=MIN([.$K345])" office:value-type="float"/>
          <table:table-cell table:formula="of:=MIN([.$L345])" office:value-type="float"/>
          <table:table-cell table:formula="of:=MIN([.$M345])" office:value-type="float"/>
          <table:table-cell table:formula="of:=MIN([.$N345])" office:value-type="float"/>
          <table:table-cell table:formula="of:=MEDIAN([.$B345])" office:value-type="float"/>
          <table:table-cell table:formula="of:=MEDIAN([.$C345])" office:value-type="float"/>
          <table:table-cell table:formula="of:=MEDIAN([.$D345])" office:value-type="float"/>
          <table:table-cell table:formula="of:=MEDIAN([.$E345])" office:value-type="float"/>
          <table:table-cell table:formula="of:=MEDIAN([.$F345])" office:value-type="float"/>
          <table:table-cell table:formula="of:=MEDIAN([.$G345])" office:value-type="float"/>
          <table:table-cell table:formula="of:=MEDIAN([.$H345])" office:value-type="float"/>
          <table:table-cell table:formula="of:=MEDIAN([.$I345])" office:value-type="float"/>
          <table:table-cell table:formula="of:=MEDIAN([.$J345])" office:value-type="float"/>
          <table:table-cell table:formula="of:=MEDIAN([.$K345])" office:value-type="float"/>
          <table:table-cell table:formula="of:=MEDIAN([.$L345])" office:value-type="float"/>
          <table:table-cell table:formula="of:=MEDIAN([.$M345])" office:value-type="float"/>
          <table:table-cell table:formula="of:=MEDIAN([.$N345])" office:value-type="float"/>
          <table:table-cell table:formula="of:=MAX([.$B345])" office:value-type="float"/>
          <table:table-cell table:formula="of:=MAX([.$C345])" office:value-type="float"/>
          <table:table-cell table:formula="of:=MAX([.$D345])" office:value-type="float"/>
          <table:table-cell table:formula="of:=MAX([.$E345])" office:value-type="float"/>
          <table:table-cell table:formula="of:=MAX([.$F345])" office:value-type="float"/>
          <table:table-cell table:formula="of:=MAX([.$G345])" office:value-type="float"/>
          <table:table-cell table:formula="of:=MAX([.$H345])" office:value-type="float"/>
          <table:table-cell table:formula="of:=MAX([.$I345])" office:value-type="float"/>
          <table:table-cell table:formula="of:=MAX([.$J345])" office:value-type="float"/>
          <table:table-cell table:formula="of:=MAX([.$K345])" office:value-type="float"/>
          <table:table-cell table:formula="of:=MAX([.$L345])" office:value-type="float"/>
          <table:table-cell table:formula="of:=MAX([.$M345])" office:value-type="float"/>
          <table:table-cell table:formula="of:=MAX([.$N345])" office:value-type="float"/>
        </table:table-row>
        <table:table-row table:style-name="ro1">
          <table:table-cell office:value-type="string">
            <text:p>c432/c432.lp.3.3</text:p>
          </table:table-cell>
          <table:table-cell office:value-type="float" office:value="0.047132"/>
          <table:table-cell office:value-type="float" office:value="0.041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44.0"/>
          <table:table-cell office:value-type="float" office:value="55452.0"/>
          <table:table-cell office:value-type="float" office:value="55452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6])" office:value-type="float"/>
          <table:table-cell table:formula="of:=MIN([.$C346])" office:value-type="float"/>
          <table:table-cell table:formula="of:=MIN([.$D346])" office:value-type="float"/>
          <table:table-cell table:formula="of:=MIN([.$E346])" office:value-type="float"/>
          <table:table-cell table:formula="of:=MIN([.$F346])" office:value-type="float"/>
          <table:table-cell table:formula="of:=MIN([.$G346])" office:value-type="float"/>
          <table:table-cell table:formula="of:=MIN([.$H346])" office:value-type="float"/>
          <table:table-cell table:formula="of:=MIN([.$I346])" office:value-type="float"/>
          <table:table-cell table:formula="of:=MIN([.$J346])" office:value-type="float"/>
          <table:table-cell table:formula="of:=MIN([.$K346])" office:value-type="float"/>
          <table:table-cell table:formula="of:=MIN([.$L346])" office:value-type="float"/>
          <table:table-cell table:formula="of:=MIN([.$M346])" office:value-type="float"/>
          <table:table-cell table:formula="of:=MIN([.$N346])" office:value-type="float"/>
          <table:table-cell table:formula="of:=MEDIAN([.$B346])" office:value-type="float"/>
          <table:table-cell table:formula="of:=MEDIAN([.$C346])" office:value-type="float"/>
          <table:table-cell table:formula="of:=MEDIAN([.$D346])" office:value-type="float"/>
          <table:table-cell table:formula="of:=MEDIAN([.$E346])" office:value-type="float"/>
          <table:table-cell table:formula="of:=MEDIAN([.$F346])" office:value-type="float"/>
          <table:table-cell table:formula="of:=MEDIAN([.$G346])" office:value-type="float"/>
          <table:table-cell table:formula="of:=MEDIAN([.$H346])" office:value-type="float"/>
          <table:table-cell table:formula="of:=MEDIAN([.$I346])" office:value-type="float"/>
          <table:table-cell table:formula="of:=MEDIAN([.$J346])" office:value-type="float"/>
          <table:table-cell table:formula="of:=MEDIAN([.$K346])" office:value-type="float"/>
          <table:table-cell table:formula="of:=MEDIAN([.$L346])" office:value-type="float"/>
          <table:table-cell table:formula="of:=MEDIAN([.$M346])" office:value-type="float"/>
          <table:table-cell table:formula="of:=MEDIAN([.$N346])" office:value-type="float"/>
          <table:table-cell table:formula="of:=MAX([.$B346])" office:value-type="float"/>
          <table:table-cell table:formula="of:=MAX([.$C346])" office:value-type="float"/>
          <table:table-cell table:formula="of:=MAX([.$D346])" office:value-type="float"/>
          <table:table-cell table:formula="of:=MAX([.$E346])" office:value-type="float"/>
          <table:table-cell table:formula="of:=MAX([.$F346])" office:value-type="float"/>
          <table:table-cell table:formula="of:=MAX([.$G346])" office:value-type="float"/>
          <table:table-cell table:formula="of:=MAX([.$H346])" office:value-type="float"/>
          <table:table-cell table:formula="of:=MAX([.$I346])" office:value-type="float"/>
          <table:table-cell table:formula="of:=MAX([.$J346])" office:value-type="float"/>
          <table:table-cell table:formula="of:=MAX([.$K346])" office:value-type="float"/>
          <table:table-cell table:formula="of:=MAX([.$L346])" office:value-type="float"/>
          <table:table-cell table:formula="of:=MAX([.$M346])" office:value-type="float"/>
          <table:table-cell table:formula="of:=MAX([.$N346])" office:value-type="float"/>
        </table:table-row>
        <table:table-row table:style-name="ro1">
          <table:table-cell office:value-type="string">
            <text:p>c432/c432.lp.3.4</text:p>
          </table:table-cell>
          <table:table-cell office:value-type="float" office:value="0.052951"/>
          <table:table-cell office:value-type="float" office:value="0.047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66.0"/>
          <table:table-cell office:value-type="float" office:value="50136.0"/>
          <table:table-cell office:value-type="float" office:value="50136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7])" office:value-type="float"/>
          <table:table-cell table:formula="of:=MIN([.$C347])" office:value-type="float"/>
          <table:table-cell table:formula="of:=MIN([.$D347])" office:value-type="float"/>
          <table:table-cell table:formula="of:=MIN([.$E347])" office:value-type="float"/>
          <table:table-cell table:formula="of:=MIN([.$F347])" office:value-type="float"/>
          <table:table-cell table:formula="of:=MIN([.$G347])" office:value-type="float"/>
          <table:table-cell table:formula="of:=MIN([.$H347])" office:value-type="float"/>
          <table:table-cell table:formula="of:=MIN([.$I347])" office:value-type="float"/>
          <table:table-cell table:formula="of:=MIN([.$J347])" office:value-type="float"/>
          <table:table-cell table:formula="of:=MIN([.$K347])" office:value-type="float"/>
          <table:table-cell table:formula="of:=MIN([.$L347])" office:value-type="float"/>
          <table:table-cell table:formula="of:=MIN([.$M347])" office:value-type="float"/>
          <table:table-cell table:formula="of:=MIN([.$N347])" office:value-type="float"/>
          <table:table-cell table:formula="of:=MEDIAN([.$B347])" office:value-type="float"/>
          <table:table-cell table:formula="of:=MEDIAN([.$C347])" office:value-type="float"/>
          <table:table-cell table:formula="of:=MEDIAN([.$D347])" office:value-type="float"/>
          <table:table-cell table:formula="of:=MEDIAN([.$E347])" office:value-type="float"/>
          <table:table-cell table:formula="of:=MEDIAN([.$F347])" office:value-type="float"/>
          <table:table-cell table:formula="of:=MEDIAN([.$G347])" office:value-type="float"/>
          <table:table-cell table:formula="of:=MEDIAN([.$H347])" office:value-type="float"/>
          <table:table-cell table:formula="of:=MEDIAN([.$I347])" office:value-type="float"/>
          <table:table-cell table:formula="of:=MEDIAN([.$J347])" office:value-type="float"/>
          <table:table-cell table:formula="of:=MEDIAN([.$K347])" office:value-type="float"/>
          <table:table-cell table:formula="of:=MEDIAN([.$L347])" office:value-type="float"/>
          <table:table-cell table:formula="of:=MEDIAN([.$M347])" office:value-type="float"/>
          <table:table-cell table:formula="of:=MEDIAN([.$N347])" office:value-type="float"/>
          <table:table-cell table:formula="of:=MAX([.$B347])" office:value-type="float"/>
          <table:table-cell table:formula="of:=MAX([.$C347])" office:value-type="float"/>
          <table:table-cell table:formula="of:=MAX([.$D347])" office:value-type="float"/>
          <table:table-cell table:formula="of:=MAX([.$E347])" office:value-type="float"/>
          <table:table-cell table:formula="of:=MAX([.$F347])" office:value-type="float"/>
          <table:table-cell table:formula="of:=MAX([.$G347])" office:value-type="float"/>
          <table:table-cell table:formula="of:=MAX([.$H347])" office:value-type="float"/>
          <table:table-cell table:formula="of:=MAX([.$I347])" office:value-type="float"/>
          <table:table-cell table:formula="of:=MAX([.$J347])" office:value-type="float"/>
          <table:table-cell table:formula="of:=MAX([.$K347])" office:value-type="float"/>
          <table:table-cell table:formula="of:=MAX([.$L347])" office:value-type="float"/>
          <table:table-cell table:formula="of:=MAX([.$M347])" office:value-type="float"/>
          <table:table-cell table:formula="of:=MAX([.$N347])" office:value-type="float"/>
        </table:table-row>
        <table:table-row table:style-name="ro1">
          <table:table-cell office:value-type="string">
            <text:p>c432/c432.lp.3.5</text:p>
          </table:table-cell>
          <table:table-cell office:value-type="float" office:value="0.039445"/>
          <table:table-cell office:value-type="float" office:value="0.03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9.0"/>
          <table:table-cell office:value-type="float" office:value="37488.0"/>
          <table:table-cell office:value-type="float" office:value="37488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48])" office:value-type="float"/>
          <table:table-cell table:formula="of:=MIN([.$C348])" office:value-type="float"/>
          <table:table-cell table:formula="of:=MIN([.$D348])" office:value-type="float"/>
          <table:table-cell table:formula="of:=MIN([.$E348])" office:value-type="float"/>
          <table:table-cell table:formula="of:=MIN([.$F348])" office:value-type="float"/>
          <table:table-cell table:formula="of:=MIN([.$G348])" office:value-type="float"/>
          <table:table-cell table:formula="of:=MIN([.$H348])" office:value-type="float"/>
          <table:table-cell table:formula="of:=MIN([.$I348])" office:value-type="float"/>
          <table:table-cell table:formula="of:=MIN([.$J348])" office:value-type="float"/>
          <table:table-cell table:formula="of:=MIN([.$K348])" office:value-type="float"/>
          <table:table-cell table:formula="of:=MIN([.$L348])" office:value-type="float"/>
          <table:table-cell table:formula="of:=MIN([.$M348])" office:value-type="float"/>
          <table:table-cell table:formula="of:=MIN([.$N348])" office:value-type="float"/>
          <table:table-cell table:formula="of:=MEDIAN([.$B348])" office:value-type="float"/>
          <table:table-cell table:formula="of:=MEDIAN([.$C348])" office:value-type="float"/>
          <table:table-cell table:formula="of:=MEDIAN([.$D348])" office:value-type="float"/>
          <table:table-cell table:formula="of:=MEDIAN([.$E348])" office:value-type="float"/>
          <table:table-cell table:formula="of:=MEDIAN([.$F348])" office:value-type="float"/>
          <table:table-cell table:formula="of:=MEDIAN([.$G348])" office:value-type="float"/>
          <table:table-cell table:formula="of:=MEDIAN([.$H348])" office:value-type="float"/>
          <table:table-cell table:formula="of:=MEDIAN([.$I348])" office:value-type="float"/>
          <table:table-cell table:formula="of:=MEDIAN([.$J348])" office:value-type="float"/>
          <table:table-cell table:formula="of:=MEDIAN([.$K348])" office:value-type="float"/>
          <table:table-cell table:formula="of:=MEDIAN([.$L348])" office:value-type="float"/>
          <table:table-cell table:formula="of:=MEDIAN([.$M348])" office:value-type="float"/>
          <table:table-cell table:formula="of:=MEDIAN([.$N348])" office:value-type="float"/>
          <table:table-cell table:formula="of:=MAX([.$B348])" office:value-type="float"/>
          <table:table-cell table:formula="of:=MAX([.$C348])" office:value-type="float"/>
          <table:table-cell table:formula="of:=MAX([.$D348])" office:value-type="float"/>
          <table:table-cell table:formula="of:=MAX([.$E348])" office:value-type="float"/>
          <table:table-cell table:formula="of:=MAX([.$F348])" office:value-type="float"/>
          <table:table-cell table:formula="of:=MAX([.$G348])" office:value-type="float"/>
          <table:table-cell table:formula="of:=MAX([.$H348])" office:value-type="float"/>
          <table:table-cell table:formula="of:=MAX([.$I348])" office:value-type="float"/>
          <table:table-cell table:formula="of:=MAX([.$J348])" office:value-type="float"/>
          <table:table-cell table:formula="of:=MAX([.$K348])" office:value-type="float"/>
          <table:table-cell table:formula="of:=MAX([.$L348])" office:value-type="float"/>
          <table:table-cell table:formula="of:=MAX([.$M348])" office:value-type="float"/>
          <table:table-cell table:formula="of:=MAX([.$N348])" office:value-type="float"/>
        </table:table-row>
        <table:table-row table:style-name="ro1">
          <table:table-cell office:value-type="string">
            <text:p>c432/c432.lp.3.6</text:p>
          </table:table-cell>
          <table:table-cell office:value-type="float" office:value="0.038682"/>
          <table:table-cell office:value-type="float" office:value="0.03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0.0"/>
          <table:table-cell office:value-type="float" office:value="39293.0"/>
          <table:table-cell office:value-type="float" office:value="39293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49])" office:value-type="float"/>
          <table:table-cell table:formula="of:=MIN([.$C349])" office:value-type="float"/>
          <table:table-cell table:formula="of:=MIN([.$D349])" office:value-type="float"/>
          <table:table-cell table:formula="of:=MIN([.$E349])" office:value-type="float"/>
          <table:table-cell table:formula="of:=MIN([.$F349])" office:value-type="float"/>
          <table:table-cell table:formula="of:=MIN([.$G349])" office:value-type="float"/>
          <table:table-cell table:formula="of:=MIN([.$H349])" office:value-type="float"/>
          <table:table-cell table:formula="of:=MIN([.$I349])" office:value-type="float"/>
          <table:table-cell table:formula="of:=MIN([.$J349])" office:value-type="float"/>
          <table:table-cell table:formula="of:=MIN([.$K349])" office:value-type="float"/>
          <table:table-cell table:formula="of:=MIN([.$L349])" office:value-type="float"/>
          <table:table-cell table:formula="of:=MIN([.$M349])" office:value-type="float"/>
          <table:table-cell table:formula="of:=MIN([.$N349])" office:value-type="float"/>
          <table:table-cell table:formula="of:=MEDIAN([.$B349])" office:value-type="float"/>
          <table:table-cell table:formula="of:=MEDIAN([.$C349])" office:value-type="float"/>
          <table:table-cell table:formula="of:=MEDIAN([.$D349])" office:value-type="float"/>
          <table:table-cell table:formula="of:=MEDIAN([.$E349])" office:value-type="float"/>
          <table:table-cell table:formula="of:=MEDIAN([.$F349])" office:value-type="float"/>
          <table:table-cell table:formula="of:=MEDIAN([.$G349])" office:value-type="float"/>
          <table:table-cell table:formula="of:=MEDIAN([.$H349])" office:value-type="float"/>
          <table:table-cell table:formula="of:=MEDIAN([.$I349])" office:value-type="float"/>
          <table:table-cell table:formula="of:=MEDIAN([.$J349])" office:value-type="float"/>
          <table:table-cell table:formula="of:=MEDIAN([.$K349])" office:value-type="float"/>
          <table:table-cell table:formula="of:=MEDIAN([.$L349])" office:value-type="float"/>
          <table:table-cell table:formula="of:=MEDIAN([.$M349])" office:value-type="float"/>
          <table:table-cell table:formula="of:=MEDIAN([.$N349])" office:value-type="float"/>
          <table:table-cell table:formula="of:=MAX([.$B349])" office:value-type="float"/>
          <table:table-cell table:formula="of:=MAX([.$C349])" office:value-type="float"/>
          <table:table-cell table:formula="of:=MAX([.$D349])" office:value-type="float"/>
          <table:table-cell table:formula="of:=MAX([.$E349])" office:value-type="float"/>
          <table:table-cell table:formula="of:=MAX([.$F349])" office:value-type="float"/>
          <table:table-cell table:formula="of:=MAX([.$G349])" office:value-type="float"/>
          <table:table-cell table:formula="of:=MAX([.$H349])" office:value-type="float"/>
          <table:table-cell table:formula="of:=MAX([.$I349])" office:value-type="float"/>
          <table:table-cell table:formula="of:=MAX([.$J349])" office:value-type="float"/>
          <table:table-cell table:formula="of:=MAX([.$K349])" office:value-type="float"/>
          <table:table-cell table:formula="of:=MAX([.$L349])" office:value-type="float"/>
          <table:table-cell table:formula="of:=MAX([.$M349])" office:value-type="float"/>
          <table:table-cell table:formula="of:=MAX([.$N349])" office:value-type="float"/>
        </table:table-row>
        <table:table-row table:style-name="ro1">
          <table:table-cell office:value-type="string">
            <text:p>c432/c432.lp.3.7</text:p>
          </table:table-cell>
          <table:table-cell office:value-type="float" office:value="0.040066"/>
          <table:table-cell office:value-type="float" office:value="0.03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1.0"/>
          <table:table-cell office:value-type="float" office:value="38459.0"/>
          <table:table-cell office:value-type="float" office:value="38459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0])" office:value-type="float"/>
          <table:table-cell table:formula="of:=MIN([.$C350])" office:value-type="float"/>
          <table:table-cell table:formula="of:=MIN([.$D350])" office:value-type="float"/>
          <table:table-cell table:formula="of:=MIN([.$E350])" office:value-type="float"/>
          <table:table-cell table:formula="of:=MIN([.$F350])" office:value-type="float"/>
          <table:table-cell table:formula="of:=MIN([.$G350])" office:value-type="float"/>
          <table:table-cell table:formula="of:=MIN([.$H350])" office:value-type="float"/>
          <table:table-cell table:formula="of:=MIN([.$I350])" office:value-type="float"/>
          <table:table-cell table:formula="of:=MIN([.$J350])" office:value-type="float"/>
          <table:table-cell table:formula="of:=MIN([.$K350])" office:value-type="float"/>
          <table:table-cell table:formula="of:=MIN([.$L350])" office:value-type="float"/>
          <table:table-cell table:formula="of:=MIN([.$M350])" office:value-type="float"/>
          <table:table-cell table:formula="of:=MIN([.$N350])" office:value-type="float"/>
          <table:table-cell table:formula="of:=MEDIAN([.$B350])" office:value-type="float"/>
          <table:table-cell table:formula="of:=MEDIAN([.$C350])" office:value-type="float"/>
          <table:table-cell table:formula="of:=MEDIAN([.$D350])" office:value-type="float"/>
          <table:table-cell table:formula="of:=MEDIAN([.$E350])" office:value-type="float"/>
          <table:table-cell table:formula="of:=MEDIAN([.$F350])" office:value-type="float"/>
          <table:table-cell table:formula="of:=MEDIAN([.$G350])" office:value-type="float"/>
          <table:table-cell table:formula="of:=MEDIAN([.$H350])" office:value-type="float"/>
          <table:table-cell table:formula="of:=MEDIAN([.$I350])" office:value-type="float"/>
          <table:table-cell table:formula="of:=MEDIAN([.$J350])" office:value-type="float"/>
          <table:table-cell table:formula="of:=MEDIAN([.$K350])" office:value-type="float"/>
          <table:table-cell table:formula="of:=MEDIAN([.$L350])" office:value-type="float"/>
          <table:table-cell table:formula="of:=MEDIAN([.$M350])" office:value-type="float"/>
          <table:table-cell table:formula="of:=MEDIAN([.$N350])" office:value-type="float"/>
          <table:table-cell table:formula="of:=MAX([.$B350])" office:value-type="float"/>
          <table:table-cell table:formula="of:=MAX([.$C350])" office:value-type="float"/>
          <table:table-cell table:formula="of:=MAX([.$D350])" office:value-type="float"/>
          <table:table-cell table:formula="of:=MAX([.$E350])" office:value-type="float"/>
          <table:table-cell table:formula="of:=MAX([.$F350])" office:value-type="float"/>
          <table:table-cell table:formula="of:=MAX([.$G350])" office:value-type="float"/>
          <table:table-cell table:formula="of:=MAX([.$H350])" office:value-type="float"/>
          <table:table-cell table:formula="of:=MAX([.$I350])" office:value-type="float"/>
          <table:table-cell table:formula="of:=MAX([.$J350])" office:value-type="float"/>
          <table:table-cell table:formula="of:=MAX([.$K350])" office:value-type="float"/>
          <table:table-cell table:formula="of:=MAX([.$L350])" office:value-type="float"/>
          <table:table-cell table:formula="of:=MAX([.$M350])" office:value-type="float"/>
          <table:table-cell table:formula="of:=MAX([.$N350])" office:value-type="float"/>
        </table:table-row>
        <table:table-row table:style-name="ro1">
          <table:table-cell office:value-type="string">
            <text:p>c432/c432.lp.4.1</text:p>
          </table:table-cell>
          <table:table-cell office:value-type="float" office:value="0.066124"/>
          <table:table-cell office:value-type="float" office:value="0.061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33.0"/>
          <table:table-cell office:value-type="float" office:value="89759.0"/>
          <table:table-cell office:value-type="float" office:value="89758.0"/>
          <table:table-cell office:value-type="float" office:value="732.0"/>
          <table:table-cell office:value-type="float" office:value="417.0"/>
          <table:table-cell office:value-type="float" office:value="0.0"/>
          <table:table-cell office:value-type="float" office:value="0.0"/>
          <table:table-cell table:formula="of:=MIN([.$B351])" office:value-type="float"/>
          <table:table-cell table:formula="of:=MIN([.$C351])" office:value-type="float"/>
          <table:table-cell table:formula="of:=MIN([.$D351])" office:value-type="float"/>
          <table:table-cell table:formula="of:=MIN([.$E351])" office:value-type="float"/>
          <table:table-cell table:formula="of:=MIN([.$F351])" office:value-type="float"/>
          <table:table-cell table:formula="of:=MIN([.$G351])" office:value-type="float"/>
          <table:table-cell table:formula="of:=MIN([.$H351])" office:value-type="float"/>
          <table:table-cell table:formula="of:=MIN([.$I351])" office:value-type="float"/>
          <table:table-cell table:formula="of:=MIN([.$J351])" office:value-type="float"/>
          <table:table-cell table:formula="of:=MIN([.$K351])" office:value-type="float"/>
          <table:table-cell table:formula="of:=MIN([.$L351])" office:value-type="float"/>
          <table:table-cell table:formula="of:=MIN([.$M351])" office:value-type="float"/>
          <table:table-cell table:formula="of:=MIN([.$N351])" office:value-type="float"/>
          <table:table-cell table:formula="of:=MEDIAN([.$B351])" office:value-type="float"/>
          <table:table-cell table:formula="of:=MEDIAN([.$C351])" office:value-type="float"/>
          <table:table-cell table:formula="of:=MEDIAN([.$D351])" office:value-type="float"/>
          <table:table-cell table:formula="of:=MEDIAN([.$E351])" office:value-type="float"/>
          <table:table-cell table:formula="of:=MEDIAN([.$F351])" office:value-type="float"/>
          <table:table-cell table:formula="of:=MEDIAN([.$G351])" office:value-type="float"/>
          <table:table-cell table:formula="of:=MEDIAN([.$H351])" office:value-type="float"/>
          <table:table-cell table:formula="of:=MEDIAN([.$I351])" office:value-type="float"/>
          <table:table-cell table:formula="of:=MEDIAN([.$J351])" office:value-type="float"/>
          <table:table-cell table:formula="of:=MEDIAN([.$K351])" office:value-type="float"/>
          <table:table-cell table:formula="of:=MEDIAN([.$L351])" office:value-type="float"/>
          <table:table-cell table:formula="of:=MEDIAN([.$M351])" office:value-type="float"/>
          <table:table-cell table:formula="of:=MEDIAN([.$N351])" office:value-type="float"/>
          <table:table-cell table:formula="of:=MAX([.$B351])" office:value-type="float"/>
          <table:table-cell table:formula="of:=MAX([.$C351])" office:value-type="float"/>
          <table:table-cell table:formula="of:=MAX([.$D351])" office:value-type="float"/>
          <table:table-cell table:formula="of:=MAX([.$E351])" office:value-type="float"/>
          <table:table-cell table:formula="of:=MAX([.$F351])" office:value-type="float"/>
          <table:table-cell table:formula="of:=MAX([.$G351])" office:value-type="float"/>
          <table:table-cell table:formula="of:=MAX([.$H351])" office:value-type="float"/>
          <table:table-cell table:formula="of:=MAX([.$I351])" office:value-type="float"/>
          <table:table-cell table:formula="of:=MAX([.$J351])" office:value-type="float"/>
          <table:table-cell table:formula="of:=MAX([.$K351])" office:value-type="float"/>
          <table:table-cell table:formula="of:=MAX([.$L351])" office:value-type="float"/>
          <table:table-cell table:formula="of:=MAX([.$M351])" office:value-type="float"/>
          <table:table-cell table:formula="of:=MAX([.$N351])" office:value-type="float"/>
        </table:table-row>
        <table:table-row table:style-name="ro1">
          <table:table-cell office:value-type="string">
            <text:p>c432/c432.lp.4.2</text:p>
          </table:table-cell>
          <table:table-cell office:value-type="float" office:value="0.072746"/>
          <table:table-cell office:value-type="float" office:value="0.06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697.0"/>
          <table:table-cell office:value-type="float" office:value="40390.0"/>
          <table:table-cell office:value-type="float" office:value="40390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52])" office:value-type="float"/>
          <table:table-cell table:formula="of:=MIN([.$C352])" office:value-type="float"/>
          <table:table-cell table:formula="of:=MIN([.$D352])" office:value-type="float"/>
          <table:table-cell table:formula="of:=MIN([.$E352])" office:value-type="float"/>
          <table:table-cell table:formula="of:=MIN([.$F352])" office:value-type="float"/>
          <table:table-cell table:formula="of:=MIN([.$G352])" office:value-type="float"/>
          <table:table-cell table:formula="of:=MIN([.$H352])" office:value-type="float"/>
          <table:table-cell table:formula="of:=MIN([.$I352])" office:value-type="float"/>
          <table:table-cell table:formula="of:=MIN([.$J352])" office:value-type="float"/>
          <table:table-cell table:formula="of:=MIN([.$K352])" office:value-type="float"/>
          <table:table-cell table:formula="of:=MIN([.$L352])" office:value-type="float"/>
          <table:table-cell table:formula="of:=MIN([.$M352])" office:value-type="float"/>
          <table:table-cell table:formula="of:=MIN([.$N352])" office:value-type="float"/>
          <table:table-cell table:formula="of:=MEDIAN([.$B352])" office:value-type="float"/>
          <table:table-cell table:formula="of:=MEDIAN([.$C352])" office:value-type="float"/>
          <table:table-cell table:formula="of:=MEDIAN([.$D352])" office:value-type="float"/>
          <table:table-cell table:formula="of:=MEDIAN([.$E352])" office:value-type="float"/>
          <table:table-cell table:formula="of:=MEDIAN([.$F352])" office:value-type="float"/>
          <table:table-cell table:formula="of:=MEDIAN([.$G352])" office:value-type="float"/>
          <table:table-cell table:formula="of:=MEDIAN([.$H352])" office:value-type="float"/>
          <table:table-cell table:formula="of:=MEDIAN([.$I352])" office:value-type="float"/>
          <table:table-cell table:formula="of:=MEDIAN([.$J352])" office:value-type="float"/>
          <table:table-cell table:formula="of:=MEDIAN([.$K352])" office:value-type="float"/>
          <table:table-cell table:formula="of:=MEDIAN([.$L352])" office:value-type="float"/>
          <table:table-cell table:formula="of:=MEDIAN([.$M352])" office:value-type="float"/>
          <table:table-cell table:formula="of:=MEDIAN([.$N352])" office:value-type="float"/>
          <table:table-cell table:formula="of:=MAX([.$B352])" office:value-type="float"/>
          <table:table-cell table:formula="of:=MAX([.$C352])" office:value-type="float"/>
          <table:table-cell table:formula="of:=MAX([.$D352])" office:value-type="float"/>
          <table:table-cell table:formula="of:=MAX([.$E352])" office:value-type="float"/>
          <table:table-cell table:formula="of:=MAX([.$F352])" office:value-type="float"/>
          <table:table-cell table:formula="of:=MAX([.$G352])" office:value-type="float"/>
          <table:table-cell table:formula="of:=MAX([.$H352])" office:value-type="float"/>
          <table:table-cell table:formula="of:=MAX([.$I352])" office:value-type="float"/>
          <table:table-cell table:formula="of:=MAX([.$J352])" office:value-type="float"/>
          <table:table-cell table:formula="of:=MAX([.$K352])" office:value-type="float"/>
          <table:table-cell table:formula="of:=MAX([.$L352])" office:value-type="float"/>
          <table:table-cell table:formula="of:=MAX([.$M352])" office:value-type="float"/>
          <table:table-cell table:formula="of:=MAX([.$N352])" office:value-type="float"/>
        </table:table-row>
        <table:table-row table:style-name="ro1">
          <table:table-cell office:value-type="string">
            <text:p>c432/c432.lp.4.3</text:p>
          </table:table-cell>
          <table:table-cell office:value-type="float" office:value="0.061075"/>
          <table:table-cell office:value-type="float" office:value="0.05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69.0"/>
          <table:table-cell office:value-type="float" office:value="41720.0"/>
          <table:table-cell office:value-type="float" office:value="41720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3])" office:value-type="float"/>
          <table:table-cell table:formula="of:=MIN([.$C353])" office:value-type="float"/>
          <table:table-cell table:formula="of:=MIN([.$D353])" office:value-type="float"/>
          <table:table-cell table:formula="of:=MIN([.$E353])" office:value-type="float"/>
          <table:table-cell table:formula="of:=MIN([.$F353])" office:value-type="float"/>
          <table:table-cell table:formula="of:=MIN([.$G353])" office:value-type="float"/>
          <table:table-cell table:formula="of:=MIN([.$H353])" office:value-type="float"/>
          <table:table-cell table:formula="of:=MIN([.$I353])" office:value-type="float"/>
          <table:table-cell table:formula="of:=MIN([.$J353])" office:value-type="float"/>
          <table:table-cell table:formula="of:=MIN([.$K353])" office:value-type="float"/>
          <table:table-cell table:formula="of:=MIN([.$L353])" office:value-type="float"/>
          <table:table-cell table:formula="of:=MIN([.$M353])" office:value-type="float"/>
          <table:table-cell table:formula="of:=MIN([.$N353])" office:value-type="float"/>
          <table:table-cell table:formula="of:=MEDIAN([.$B353])" office:value-type="float"/>
          <table:table-cell table:formula="of:=MEDIAN([.$C353])" office:value-type="float"/>
          <table:table-cell table:formula="of:=MEDIAN([.$D353])" office:value-type="float"/>
          <table:table-cell table:formula="of:=MEDIAN([.$E353])" office:value-type="float"/>
          <table:table-cell table:formula="of:=MEDIAN([.$F353])" office:value-type="float"/>
          <table:table-cell table:formula="of:=MEDIAN([.$G353])" office:value-type="float"/>
          <table:table-cell table:formula="of:=MEDIAN([.$H353])" office:value-type="float"/>
          <table:table-cell table:formula="of:=MEDIAN([.$I353])" office:value-type="float"/>
          <table:table-cell table:formula="of:=MEDIAN([.$J353])" office:value-type="float"/>
          <table:table-cell table:formula="of:=MEDIAN([.$K353])" office:value-type="float"/>
          <table:table-cell table:formula="of:=MEDIAN([.$L353])" office:value-type="float"/>
          <table:table-cell table:formula="of:=MEDIAN([.$M353])" office:value-type="float"/>
          <table:table-cell table:formula="of:=MEDIAN([.$N353])" office:value-type="float"/>
          <table:table-cell table:formula="of:=MAX([.$B353])" office:value-type="float"/>
          <table:table-cell table:formula="of:=MAX([.$C353])" office:value-type="float"/>
          <table:table-cell table:formula="of:=MAX([.$D353])" office:value-type="float"/>
          <table:table-cell table:formula="of:=MAX([.$E353])" office:value-type="float"/>
          <table:table-cell table:formula="of:=MAX([.$F353])" office:value-type="float"/>
          <table:table-cell table:formula="of:=MAX([.$G353])" office:value-type="float"/>
          <table:table-cell table:formula="of:=MAX([.$H353])" office:value-type="float"/>
          <table:table-cell table:formula="of:=MAX([.$I353])" office:value-type="float"/>
          <table:table-cell table:formula="of:=MAX([.$J353])" office:value-type="float"/>
          <table:table-cell table:formula="of:=MAX([.$K353])" office:value-type="float"/>
          <table:table-cell table:formula="of:=MAX([.$L353])" office:value-type="float"/>
          <table:table-cell table:formula="of:=MAX([.$M353])" office:value-type="float"/>
          <table:table-cell table:formula="of:=MAX([.$N353])" office:value-type="float"/>
        </table:table-row>
        <table:table-row table:style-name="ro1">
          <table:table-cell office:value-type="string">
            <text:p>c432/c432.lp.4.4</text:p>
          </table:table-cell>
          <table:table-cell office:value-type="float" office:value="0.053402"/>
          <table:table-cell office:value-type="float" office:value="0.048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2.0"/>
          <table:table-cell office:value-type="float" office:value="71844.0"/>
          <table:table-cell office:value-type="float" office:value="71844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4])" office:value-type="float"/>
          <table:table-cell table:formula="of:=MIN([.$C354])" office:value-type="float"/>
          <table:table-cell table:formula="of:=MIN([.$D354])" office:value-type="float"/>
          <table:table-cell table:formula="of:=MIN([.$E354])" office:value-type="float"/>
          <table:table-cell table:formula="of:=MIN([.$F354])" office:value-type="float"/>
          <table:table-cell table:formula="of:=MIN([.$G354])" office:value-type="float"/>
          <table:table-cell table:formula="of:=MIN([.$H354])" office:value-type="float"/>
          <table:table-cell table:formula="of:=MIN([.$I354])" office:value-type="float"/>
          <table:table-cell table:formula="of:=MIN([.$J354])" office:value-type="float"/>
          <table:table-cell table:formula="of:=MIN([.$K354])" office:value-type="float"/>
          <table:table-cell table:formula="of:=MIN([.$L354])" office:value-type="float"/>
          <table:table-cell table:formula="of:=MIN([.$M354])" office:value-type="float"/>
          <table:table-cell table:formula="of:=MIN([.$N354])" office:value-type="float"/>
          <table:table-cell table:formula="of:=MEDIAN([.$B354])" office:value-type="float"/>
          <table:table-cell table:formula="of:=MEDIAN([.$C354])" office:value-type="float"/>
          <table:table-cell table:formula="of:=MEDIAN([.$D354])" office:value-type="float"/>
          <table:table-cell table:formula="of:=MEDIAN([.$E354])" office:value-type="float"/>
          <table:table-cell table:formula="of:=MEDIAN([.$F354])" office:value-type="float"/>
          <table:table-cell table:formula="of:=MEDIAN([.$G354])" office:value-type="float"/>
          <table:table-cell table:formula="of:=MEDIAN([.$H354])" office:value-type="float"/>
          <table:table-cell table:formula="of:=MEDIAN([.$I354])" office:value-type="float"/>
          <table:table-cell table:formula="of:=MEDIAN([.$J354])" office:value-type="float"/>
          <table:table-cell table:formula="of:=MEDIAN([.$K354])" office:value-type="float"/>
          <table:table-cell table:formula="of:=MEDIAN([.$L354])" office:value-type="float"/>
          <table:table-cell table:formula="of:=MEDIAN([.$M354])" office:value-type="float"/>
          <table:table-cell table:formula="of:=MEDIAN([.$N354])" office:value-type="float"/>
          <table:table-cell table:formula="of:=MAX([.$B354])" office:value-type="float"/>
          <table:table-cell table:formula="of:=MAX([.$C354])" office:value-type="float"/>
          <table:table-cell table:formula="of:=MAX([.$D354])" office:value-type="float"/>
          <table:table-cell table:formula="of:=MAX([.$E354])" office:value-type="float"/>
          <table:table-cell table:formula="of:=MAX([.$F354])" office:value-type="float"/>
          <table:table-cell table:formula="of:=MAX([.$G354])" office:value-type="float"/>
          <table:table-cell table:formula="of:=MAX([.$H354])" office:value-type="float"/>
          <table:table-cell table:formula="of:=MAX([.$I354])" office:value-type="float"/>
          <table:table-cell table:formula="of:=MAX([.$J354])" office:value-type="float"/>
          <table:table-cell table:formula="of:=MAX([.$K354])" office:value-type="float"/>
          <table:table-cell table:formula="of:=MAX([.$L354])" office:value-type="float"/>
          <table:table-cell table:formula="of:=MAX([.$M354])" office:value-type="float"/>
          <table:table-cell table:formula="of:=MAX([.$N354])" office:value-type="float"/>
        </table:table-row>
        <table:table-row table:style-name="ro1">
          <table:table-cell office:value-type="string">
            <text:p>c432/c432.lp.4.5</text:p>
          </table:table-cell>
          <table:table-cell office:value-type="float" office:value="0.040757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5.0"/>
          <table:table-cell office:value-type="float" office:value="44811.0"/>
          <table:table-cell office:value-type="float" office:value="44811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55])" office:value-type="float"/>
          <table:table-cell table:formula="of:=MIN([.$C355])" office:value-type="float"/>
          <table:table-cell table:formula="of:=MIN([.$D355])" office:value-type="float"/>
          <table:table-cell table:formula="of:=MIN([.$E355])" office:value-type="float"/>
          <table:table-cell table:formula="of:=MIN([.$F355])" office:value-type="float"/>
          <table:table-cell table:formula="of:=MIN([.$G355])" office:value-type="float"/>
          <table:table-cell table:formula="of:=MIN([.$H355])" office:value-type="float"/>
          <table:table-cell table:formula="of:=MIN([.$I355])" office:value-type="float"/>
          <table:table-cell table:formula="of:=MIN([.$J355])" office:value-type="float"/>
          <table:table-cell table:formula="of:=MIN([.$K355])" office:value-type="float"/>
          <table:table-cell table:formula="of:=MIN([.$L355])" office:value-type="float"/>
          <table:table-cell table:formula="of:=MIN([.$M355])" office:value-type="float"/>
          <table:table-cell table:formula="of:=MIN([.$N355])" office:value-type="float"/>
          <table:table-cell table:formula="of:=MEDIAN([.$B355])" office:value-type="float"/>
          <table:table-cell table:formula="of:=MEDIAN([.$C355])" office:value-type="float"/>
          <table:table-cell table:formula="of:=MEDIAN([.$D355])" office:value-type="float"/>
          <table:table-cell table:formula="of:=MEDIAN([.$E355])" office:value-type="float"/>
          <table:table-cell table:formula="of:=MEDIAN([.$F355])" office:value-type="float"/>
          <table:table-cell table:formula="of:=MEDIAN([.$G355])" office:value-type="float"/>
          <table:table-cell table:formula="of:=MEDIAN([.$H355])" office:value-type="float"/>
          <table:table-cell table:formula="of:=MEDIAN([.$I355])" office:value-type="float"/>
          <table:table-cell table:formula="of:=MEDIAN([.$J355])" office:value-type="float"/>
          <table:table-cell table:formula="of:=MEDIAN([.$K355])" office:value-type="float"/>
          <table:table-cell table:formula="of:=MEDIAN([.$L355])" office:value-type="float"/>
          <table:table-cell table:formula="of:=MEDIAN([.$M355])" office:value-type="float"/>
          <table:table-cell table:formula="of:=MEDIAN([.$N355])" office:value-type="float"/>
          <table:table-cell table:formula="of:=MAX([.$B355])" office:value-type="float"/>
          <table:table-cell table:formula="of:=MAX([.$C355])" office:value-type="float"/>
          <table:table-cell table:formula="of:=MAX([.$D355])" office:value-type="float"/>
          <table:table-cell table:formula="of:=MAX([.$E355])" office:value-type="float"/>
          <table:table-cell table:formula="of:=MAX([.$F355])" office:value-type="float"/>
          <table:table-cell table:formula="of:=MAX([.$G355])" office:value-type="float"/>
          <table:table-cell table:formula="of:=MAX([.$H355])" office:value-type="float"/>
          <table:table-cell table:formula="of:=MAX([.$I355])" office:value-type="float"/>
          <table:table-cell table:formula="of:=MAX([.$J355])" office:value-type="float"/>
          <table:table-cell table:formula="of:=MAX([.$K355])" office:value-type="float"/>
          <table:table-cell table:formula="of:=MAX([.$L355])" office:value-type="float"/>
          <table:table-cell table:formula="of:=MAX([.$M355])" office:value-type="float"/>
          <table:table-cell table:formula="of:=MAX([.$N355])" office:value-type="float"/>
        </table:table-row>
        <table:table-row table:style-name="ro1">
          <table:table-cell office:value-type="string">
            <text:p>c432/c432.lp.4.6</text:p>
          </table:table-cell>
          <table:table-cell office:value-type="float" office:value="0.041987"/>
          <table:table-cell office:value-type="float" office:value="0.036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2.0"/>
          <table:table-cell office:value-type="float" office:value="43725.0"/>
          <table:table-cell office:value-type="float" office:value="43725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56])" office:value-type="float"/>
          <table:table-cell table:formula="of:=MIN([.$C356])" office:value-type="float"/>
          <table:table-cell table:formula="of:=MIN([.$D356])" office:value-type="float"/>
          <table:table-cell table:formula="of:=MIN([.$E356])" office:value-type="float"/>
          <table:table-cell table:formula="of:=MIN([.$F356])" office:value-type="float"/>
          <table:table-cell table:formula="of:=MIN([.$G356])" office:value-type="float"/>
          <table:table-cell table:formula="of:=MIN([.$H356])" office:value-type="float"/>
          <table:table-cell table:formula="of:=MIN([.$I356])" office:value-type="float"/>
          <table:table-cell table:formula="of:=MIN([.$J356])" office:value-type="float"/>
          <table:table-cell table:formula="of:=MIN([.$K356])" office:value-type="float"/>
          <table:table-cell table:formula="of:=MIN([.$L356])" office:value-type="float"/>
          <table:table-cell table:formula="of:=MIN([.$M356])" office:value-type="float"/>
          <table:table-cell table:formula="of:=MIN([.$N356])" office:value-type="float"/>
          <table:table-cell table:formula="of:=MEDIAN([.$B356])" office:value-type="float"/>
          <table:table-cell table:formula="of:=MEDIAN([.$C356])" office:value-type="float"/>
          <table:table-cell table:formula="of:=MEDIAN([.$D356])" office:value-type="float"/>
          <table:table-cell table:formula="of:=MEDIAN([.$E356])" office:value-type="float"/>
          <table:table-cell table:formula="of:=MEDIAN([.$F356])" office:value-type="float"/>
          <table:table-cell table:formula="of:=MEDIAN([.$G356])" office:value-type="float"/>
          <table:table-cell table:formula="of:=MEDIAN([.$H356])" office:value-type="float"/>
          <table:table-cell table:formula="of:=MEDIAN([.$I356])" office:value-type="float"/>
          <table:table-cell table:formula="of:=MEDIAN([.$J356])" office:value-type="float"/>
          <table:table-cell table:formula="of:=MEDIAN([.$K356])" office:value-type="float"/>
          <table:table-cell table:formula="of:=MEDIAN([.$L356])" office:value-type="float"/>
          <table:table-cell table:formula="of:=MEDIAN([.$M356])" office:value-type="float"/>
          <table:table-cell table:formula="of:=MEDIAN([.$N356])" office:value-type="float"/>
          <table:table-cell table:formula="of:=MAX([.$B356])" office:value-type="float"/>
          <table:table-cell table:formula="of:=MAX([.$C356])" office:value-type="float"/>
          <table:table-cell table:formula="of:=MAX([.$D356])" office:value-type="float"/>
          <table:table-cell table:formula="of:=MAX([.$E356])" office:value-type="float"/>
          <table:table-cell table:formula="of:=MAX([.$F356])" office:value-type="float"/>
          <table:table-cell table:formula="of:=MAX([.$G356])" office:value-type="float"/>
          <table:table-cell table:formula="of:=MAX([.$H356])" office:value-type="float"/>
          <table:table-cell table:formula="of:=MAX([.$I356])" office:value-type="float"/>
          <table:table-cell table:formula="of:=MAX([.$J356])" office:value-type="float"/>
          <table:table-cell table:formula="of:=MAX([.$K356])" office:value-type="float"/>
          <table:table-cell table:formula="of:=MAX([.$L356])" office:value-type="float"/>
          <table:table-cell table:formula="of:=MAX([.$M356])" office:value-type="float"/>
          <table:table-cell table:formula="of:=MAX([.$N356])" office:value-type="float"/>
        </table:table-row>
        <table:table-row table:style-name="ro1">
          <table:table-cell office:value-type="string">
            <text:p>c432/c432.lp.4.7</text:p>
          </table:table-cell>
          <table:table-cell office:value-type="float" office:value="0.059682"/>
          <table:table-cell office:value-type="float" office:value="0.053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02.0"/>
          <table:table-cell office:value-type="float" office:value="58915.0"/>
          <table:table-cell office:value-type="float" office:value="58915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57])" office:value-type="float"/>
          <table:table-cell table:formula="of:=MIN([.$C357])" office:value-type="float"/>
          <table:table-cell table:formula="of:=MIN([.$D357])" office:value-type="float"/>
          <table:table-cell table:formula="of:=MIN([.$E357])" office:value-type="float"/>
          <table:table-cell table:formula="of:=MIN([.$F357])" office:value-type="float"/>
          <table:table-cell table:formula="of:=MIN([.$G357])" office:value-type="float"/>
          <table:table-cell table:formula="of:=MIN([.$H357])" office:value-type="float"/>
          <table:table-cell table:formula="of:=MIN([.$I357])" office:value-type="float"/>
          <table:table-cell table:formula="of:=MIN([.$J357])" office:value-type="float"/>
          <table:table-cell table:formula="of:=MIN([.$K357])" office:value-type="float"/>
          <table:table-cell table:formula="of:=MIN([.$L357])" office:value-type="float"/>
          <table:table-cell table:formula="of:=MIN([.$M357])" office:value-type="float"/>
          <table:table-cell table:formula="of:=MIN([.$N357])" office:value-type="float"/>
          <table:table-cell table:formula="of:=MEDIAN([.$B357])" office:value-type="float"/>
          <table:table-cell table:formula="of:=MEDIAN([.$C357])" office:value-type="float"/>
          <table:table-cell table:formula="of:=MEDIAN([.$D357])" office:value-type="float"/>
          <table:table-cell table:formula="of:=MEDIAN([.$E357])" office:value-type="float"/>
          <table:table-cell table:formula="of:=MEDIAN([.$F357])" office:value-type="float"/>
          <table:table-cell table:formula="of:=MEDIAN([.$G357])" office:value-type="float"/>
          <table:table-cell table:formula="of:=MEDIAN([.$H357])" office:value-type="float"/>
          <table:table-cell table:formula="of:=MEDIAN([.$I357])" office:value-type="float"/>
          <table:table-cell table:formula="of:=MEDIAN([.$J357])" office:value-type="float"/>
          <table:table-cell table:formula="of:=MEDIAN([.$K357])" office:value-type="float"/>
          <table:table-cell table:formula="of:=MEDIAN([.$L357])" office:value-type="float"/>
          <table:table-cell table:formula="of:=MEDIAN([.$M357])" office:value-type="float"/>
          <table:table-cell table:formula="of:=MEDIAN([.$N357])" office:value-type="float"/>
          <table:table-cell table:formula="of:=MAX([.$B357])" office:value-type="float"/>
          <table:table-cell table:formula="of:=MAX([.$C357])" office:value-type="float"/>
          <table:table-cell table:formula="of:=MAX([.$D357])" office:value-type="float"/>
          <table:table-cell table:formula="of:=MAX([.$E357])" office:value-type="float"/>
          <table:table-cell table:formula="of:=MAX([.$F357])" office:value-type="float"/>
          <table:table-cell table:formula="of:=MAX([.$G357])" office:value-type="float"/>
          <table:table-cell table:formula="of:=MAX([.$H357])" office:value-type="float"/>
          <table:table-cell table:formula="of:=MAX([.$I357])" office:value-type="float"/>
          <table:table-cell table:formula="of:=MAX([.$J357])" office:value-type="float"/>
          <table:table-cell table:formula="of:=MAX([.$K357])" office:value-type="float"/>
          <table:table-cell table:formula="of:=MAX([.$L357])" office:value-type="float"/>
          <table:table-cell table:formula="of:=MAX([.$M357])" office:value-type="float"/>
          <table:table-cell table:formula="of:=MAX([.$N357])" office:value-type="float"/>
        </table:table-row>
        <table:table-row table:style-name="ro1">
          <table:table-cell office:value-type="string">
            <text:p>c432/c432.lp.5.1</text:p>
          </table:table-cell>
          <table:table-cell office:value-type="float" office:value="0.069154"/>
          <table:table-cell office:value-type="float" office:value="0.064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248.0"/>
          <table:table-cell office:value-type="float" office:value="83239.0"/>
          <table:table-cell office:value-type="float" office:value="83238.0"/>
          <table:table-cell office:value-type="float" office:value="735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58])" office:value-type="float"/>
          <table:table-cell table:formula="of:=MIN([.$C358])" office:value-type="float"/>
          <table:table-cell table:formula="of:=MIN([.$D358])" office:value-type="float"/>
          <table:table-cell table:formula="of:=MIN([.$E358])" office:value-type="float"/>
          <table:table-cell table:formula="of:=MIN([.$F358])" office:value-type="float"/>
          <table:table-cell table:formula="of:=MIN([.$G358])" office:value-type="float"/>
          <table:table-cell table:formula="of:=MIN([.$H358])" office:value-type="float"/>
          <table:table-cell table:formula="of:=MIN([.$I358])" office:value-type="float"/>
          <table:table-cell table:formula="of:=MIN([.$J358])" office:value-type="float"/>
          <table:table-cell table:formula="of:=MIN([.$K358])" office:value-type="float"/>
          <table:table-cell table:formula="of:=MIN([.$L358])" office:value-type="float"/>
          <table:table-cell table:formula="of:=MIN([.$M358])" office:value-type="float"/>
          <table:table-cell table:formula="of:=MIN([.$N358])" office:value-type="float"/>
          <table:table-cell table:formula="of:=MEDIAN([.$B358])" office:value-type="float"/>
          <table:table-cell table:formula="of:=MEDIAN([.$C358])" office:value-type="float"/>
          <table:table-cell table:formula="of:=MEDIAN([.$D358])" office:value-type="float"/>
          <table:table-cell table:formula="of:=MEDIAN([.$E358])" office:value-type="float"/>
          <table:table-cell table:formula="of:=MEDIAN([.$F358])" office:value-type="float"/>
          <table:table-cell table:formula="of:=MEDIAN([.$G358])" office:value-type="float"/>
          <table:table-cell table:formula="of:=MEDIAN([.$H358])" office:value-type="float"/>
          <table:table-cell table:formula="of:=MEDIAN([.$I358])" office:value-type="float"/>
          <table:table-cell table:formula="of:=MEDIAN([.$J358])" office:value-type="float"/>
          <table:table-cell table:formula="of:=MEDIAN([.$K358])" office:value-type="float"/>
          <table:table-cell table:formula="of:=MEDIAN([.$L358])" office:value-type="float"/>
          <table:table-cell table:formula="of:=MEDIAN([.$M358])" office:value-type="float"/>
          <table:table-cell table:formula="of:=MEDIAN([.$N358])" office:value-type="float"/>
          <table:table-cell table:formula="of:=MAX([.$B358])" office:value-type="float"/>
          <table:table-cell table:formula="of:=MAX([.$C358])" office:value-type="float"/>
          <table:table-cell table:formula="of:=MAX([.$D358])" office:value-type="float"/>
          <table:table-cell table:formula="of:=MAX([.$E358])" office:value-type="float"/>
          <table:table-cell table:formula="of:=MAX([.$F358])" office:value-type="float"/>
          <table:table-cell table:formula="of:=MAX([.$G358])" office:value-type="float"/>
          <table:table-cell table:formula="of:=MAX([.$H358])" office:value-type="float"/>
          <table:table-cell table:formula="of:=MAX([.$I358])" office:value-type="float"/>
          <table:table-cell table:formula="of:=MAX([.$J358])" office:value-type="float"/>
          <table:table-cell table:formula="of:=MAX([.$K358])" office:value-type="float"/>
          <table:table-cell table:formula="of:=MAX([.$L358])" office:value-type="float"/>
          <table:table-cell table:formula="of:=MAX([.$M358])" office:value-type="float"/>
          <table:table-cell table:formula="of:=MAX([.$N358])" office:value-type="float"/>
        </table:table-row>
        <table:table-row table:style-name="ro1">
          <table:table-cell office:value-type="string">
            <text:p>c432/c432.lp.5.2</text:p>
          </table:table-cell>
          <table:table-cell office:value-type="float" office:value="0.069108"/>
          <table:table-cell office:value-type="float" office:value="0.062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34.0"/>
          <table:table-cell office:value-type="float" office:value="88709.0"/>
          <table:table-cell office:value-type="float" office:value="88709.0"/>
          <table:table-cell office:value-type="float" office:value="740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59])" office:value-type="float"/>
          <table:table-cell table:formula="of:=MIN([.$C359])" office:value-type="float"/>
          <table:table-cell table:formula="of:=MIN([.$D359])" office:value-type="float"/>
          <table:table-cell table:formula="of:=MIN([.$E359])" office:value-type="float"/>
          <table:table-cell table:formula="of:=MIN([.$F359])" office:value-type="float"/>
          <table:table-cell table:formula="of:=MIN([.$G359])" office:value-type="float"/>
          <table:table-cell table:formula="of:=MIN([.$H359])" office:value-type="float"/>
          <table:table-cell table:formula="of:=MIN([.$I359])" office:value-type="float"/>
          <table:table-cell table:formula="of:=MIN([.$J359])" office:value-type="float"/>
          <table:table-cell table:formula="of:=MIN([.$K359])" office:value-type="float"/>
          <table:table-cell table:formula="of:=MIN([.$L359])" office:value-type="float"/>
          <table:table-cell table:formula="of:=MIN([.$M359])" office:value-type="float"/>
          <table:table-cell table:formula="of:=MIN([.$N359])" office:value-type="float"/>
          <table:table-cell table:formula="of:=MEDIAN([.$B359])" office:value-type="float"/>
          <table:table-cell table:formula="of:=MEDIAN([.$C359])" office:value-type="float"/>
          <table:table-cell table:formula="of:=MEDIAN([.$D359])" office:value-type="float"/>
          <table:table-cell table:formula="of:=MEDIAN([.$E359])" office:value-type="float"/>
          <table:table-cell table:formula="of:=MEDIAN([.$F359])" office:value-type="float"/>
          <table:table-cell table:formula="of:=MEDIAN([.$G359])" office:value-type="float"/>
          <table:table-cell table:formula="of:=MEDIAN([.$H359])" office:value-type="float"/>
          <table:table-cell table:formula="of:=MEDIAN([.$I359])" office:value-type="float"/>
          <table:table-cell table:formula="of:=MEDIAN([.$J359])" office:value-type="float"/>
          <table:table-cell table:formula="of:=MEDIAN([.$K359])" office:value-type="float"/>
          <table:table-cell table:formula="of:=MEDIAN([.$L359])" office:value-type="float"/>
          <table:table-cell table:formula="of:=MEDIAN([.$M359])" office:value-type="float"/>
          <table:table-cell table:formula="of:=MEDIAN([.$N359])" office:value-type="float"/>
          <table:table-cell table:formula="of:=MAX([.$B359])" office:value-type="float"/>
          <table:table-cell table:formula="of:=MAX([.$C359])" office:value-type="float"/>
          <table:table-cell table:formula="of:=MAX([.$D359])" office:value-type="float"/>
          <table:table-cell table:formula="of:=MAX([.$E359])" office:value-type="float"/>
          <table:table-cell table:formula="of:=MAX([.$F359])" office:value-type="float"/>
          <table:table-cell table:formula="of:=MAX([.$G359])" office:value-type="float"/>
          <table:table-cell table:formula="of:=MAX([.$H359])" office:value-type="float"/>
          <table:table-cell table:formula="of:=MAX([.$I359])" office:value-type="float"/>
          <table:table-cell table:formula="of:=MAX([.$J359])" office:value-type="float"/>
          <table:table-cell table:formula="of:=MAX([.$K359])" office:value-type="float"/>
          <table:table-cell table:formula="of:=MAX([.$L359])" office:value-type="float"/>
          <table:table-cell table:formula="of:=MAX([.$M359])" office:value-type="float"/>
          <table:table-cell table:formula="of:=MAX([.$N359])" office:value-type="float"/>
        </table:table-row>
        <table:table-row table:style-name="ro1">
          <table:table-cell office:value-type="string">
            <text:p>c432/c432.lp.5.3</text:p>
          </table:table-cell>
          <table:table-cell office:value-type="float" office:value="0.049363"/>
          <table:table-cell office:value-type="float" office:value="0.044"/>
          <table:table-cell office:value-type="float" office:value="0.04"/>
          <table:table-cell office:value-type="float" office:value="592.0"/>
          <table:table-cell office:value-type="float" office:value="0.0"/>
          <table:table-cell office:value-type="float" office:value="0.0"/>
          <table:table-cell office:value-type="float" office:value="265.0"/>
          <table:table-cell office:value-type="float" office:value="76458.0"/>
          <table:table-cell office:value-type="float" office:value="76458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0])" office:value-type="float"/>
          <table:table-cell table:formula="of:=MIN([.$C360])" office:value-type="float"/>
          <table:table-cell table:formula="of:=MIN([.$D360])" office:value-type="float"/>
          <table:table-cell table:formula="of:=MIN([.$E360])" office:value-type="float"/>
          <table:table-cell table:formula="of:=MIN([.$F360])" office:value-type="float"/>
          <table:table-cell table:formula="of:=MIN([.$G360])" office:value-type="float"/>
          <table:table-cell table:formula="of:=MIN([.$H360])" office:value-type="float"/>
          <table:table-cell table:formula="of:=MIN([.$I360])" office:value-type="float"/>
          <table:table-cell table:formula="of:=MIN([.$J360])" office:value-type="float"/>
          <table:table-cell table:formula="of:=MIN([.$K360])" office:value-type="float"/>
          <table:table-cell table:formula="of:=MIN([.$L360])" office:value-type="float"/>
          <table:table-cell table:formula="of:=MIN([.$M360])" office:value-type="float"/>
          <table:table-cell table:formula="of:=MIN([.$N360])" office:value-type="float"/>
          <table:table-cell table:formula="of:=MEDIAN([.$B360])" office:value-type="float"/>
          <table:table-cell table:formula="of:=MEDIAN([.$C360])" office:value-type="float"/>
          <table:table-cell table:formula="of:=MEDIAN([.$D360])" office:value-type="float"/>
          <table:table-cell table:formula="of:=MEDIAN([.$E360])" office:value-type="float"/>
          <table:table-cell table:formula="of:=MEDIAN([.$F360])" office:value-type="float"/>
          <table:table-cell table:formula="of:=MEDIAN([.$G360])" office:value-type="float"/>
          <table:table-cell table:formula="of:=MEDIAN([.$H360])" office:value-type="float"/>
          <table:table-cell table:formula="of:=MEDIAN([.$I360])" office:value-type="float"/>
          <table:table-cell table:formula="of:=MEDIAN([.$J360])" office:value-type="float"/>
          <table:table-cell table:formula="of:=MEDIAN([.$K360])" office:value-type="float"/>
          <table:table-cell table:formula="of:=MEDIAN([.$L360])" office:value-type="float"/>
          <table:table-cell table:formula="of:=MEDIAN([.$M360])" office:value-type="float"/>
          <table:table-cell table:formula="of:=MEDIAN([.$N360])" office:value-type="float"/>
          <table:table-cell table:formula="of:=MAX([.$B360])" office:value-type="float"/>
          <table:table-cell table:formula="of:=MAX([.$C360])" office:value-type="float"/>
          <table:table-cell table:formula="of:=MAX([.$D360])" office:value-type="float"/>
          <table:table-cell table:formula="of:=MAX([.$E360])" office:value-type="float"/>
          <table:table-cell table:formula="of:=MAX([.$F360])" office:value-type="float"/>
          <table:table-cell table:formula="of:=MAX([.$G360])" office:value-type="float"/>
          <table:table-cell table:formula="of:=MAX([.$H360])" office:value-type="float"/>
          <table:table-cell table:formula="of:=MAX([.$I360])" office:value-type="float"/>
          <table:table-cell table:formula="of:=MAX([.$J360])" office:value-type="float"/>
          <table:table-cell table:formula="of:=MAX([.$K360])" office:value-type="float"/>
          <table:table-cell table:formula="of:=MAX([.$L360])" office:value-type="float"/>
          <table:table-cell table:formula="of:=MAX([.$M360])" office:value-type="float"/>
          <table:table-cell table:formula="of:=MAX([.$N360])" office:value-type="float"/>
        </table:table-row>
        <table:table-row table:style-name="ro1">
          <table:table-cell office:value-type="string">
            <text:p>c432/c432.lp.5.4</text:p>
          </table:table-cell>
          <table:table-cell office:value-type="float" office:value="0.058015"/>
          <table:table-cell office:value-type="float" office:value="0.052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85.0"/>
          <table:table-cell office:value-type="float" office:value="75824.0"/>
          <table:table-cell office:value-type="float" office:value="75824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1])" office:value-type="float"/>
          <table:table-cell table:formula="of:=MIN([.$C361])" office:value-type="float"/>
          <table:table-cell table:formula="of:=MIN([.$D361])" office:value-type="float"/>
          <table:table-cell table:formula="of:=MIN([.$E361])" office:value-type="float"/>
          <table:table-cell table:formula="of:=MIN([.$F361])" office:value-type="float"/>
          <table:table-cell table:formula="of:=MIN([.$G361])" office:value-type="float"/>
          <table:table-cell table:formula="of:=MIN([.$H361])" office:value-type="float"/>
          <table:table-cell table:formula="of:=MIN([.$I361])" office:value-type="float"/>
          <table:table-cell table:formula="of:=MIN([.$J361])" office:value-type="float"/>
          <table:table-cell table:formula="of:=MIN([.$K361])" office:value-type="float"/>
          <table:table-cell table:formula="of:=MIN([.$L361])" office:value-type="float"/>
          <table:table-cell table:formula="of:=MIN([.$M361])" office:value-type="float"/>
          <table:table-cell table:formula="of:=MIN([.$N361])" office:value-type="float"/>
          <table:table-cell table:formula="of:=MEDIAN([.$B361])" office:value-type="float"/>
          <table:table-cell table:formula="of:=MEDIAN([.$C361])" office:value-type="float"/>
          <table:table-cell table:formula="of:=MEDIAN([.$D361])" office:value-type="float"/>
          <table:table-cell table:formula="of:=MEDIAN([.$E361])" office:value-type="float"/>
          <table:table-cell table:formula="of:=MEDIAN([.$F361])" office:value-type="float"/>
          <table:table-cell table:formula="of:=MEDIAN([.$G361])" office:value-type="float"/>
          <table:table-cell table:formula="of:=MEDIAN([.$H361])" office:value-type="float"/>
          <table:table-cell table:formula="of:=MEDIAN([.$I361])" office:value-type="float"/>
          <table:table-cell table:formula="of:=MEDIAN([.$J361])" office:value-type="float"/>
          <table:table-cell table:formula="of:=MEDIAN([.$K361])" office:value-type="float"/>
          <table:table-cell table:formula="of:=MEDIAN([.$L361])" office:value-type="float"/>
          <table:table-cell table:formula="of:=MEDIAN([.$M361])" office:value-type="float"/>
          <table:table-cell table:formula="of:=MEDIAN([.$N361])" office:value-type="float"/>
          <table:table-cell table:formula="of:=MAX([.$B361])" office:value-type="float"/>
          <table:table-cell table:formula="of:=MAX([.$C361])" office:value-type="float"/>
          <table:table-cell table:formula="of:=MAX([.$D361])" office:value-type="float"/>
          <table:table-cell table:formula="of:=MAX([.$E361])" office:value-type="float"/>
          <table:table-cell table:formula="of:=MAX([.$F361])" office:value-type="float"/>
          <table:table-cell table:formula="of:=MAX([.$G361])" office:value-type="float"/>
          <table:table-cell table:formula="of:=MAX([.$H361])" office:value-type="float"/>
          <table:table-cell table:formula="of:=MAX([.$I361])" office:value-type="float"/>
          <table:table-cell table:formula="of:=MAX([.$J361])" office:value-type="float"/>
          <table:table-cell table:formula="of:=MAX([.$K361])" office:value-type="float"/>
          <table:table-cell table:formula="of:=MAX([.$L361])" office:value-type="float"/>
          <table:table-cell table:formula="of:=MAX([.$M361])" office:value-type="float"/>
          <table:table-cell table:formula="of:=MAX([.$N361])" office:value-type="float"/>
        </table:table-row>
        <table:table-row table:style-name="ro1">
          <table:table-cell office:value-type="string">
            <text:p>c432/c432.lp.5.5</text:p>
          </table:table-cell>
          <table:table-cell office:value-type="float" office:value="0.047615"/>
          <table:table-cell office:value-type="float" office:value="0.04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883.0"/>
          <table:table-cell office:value-type="float" office:value="43302.0"/>
          <table:table-cell office:value-type="float" office:value="43302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2])" office:value-type="float"/>
          <table:table-cell table:formula="of:=MIN([.$C362])" office:value-type="float"/>
          <table:table-cell table:formula="of:=MIN([.$D362])" office:value-type="float"/>
          <table:table-cell table:formula="of:=MIN([.$E362])" office:value-type="float"/>
          <table:table-cell table:formula="of:=MIN([.$F362])" office:value-type="float"/>
          <table:table-cell table:formula="of:=MIN([.$G362])" office:value-type="float"/>
          <table:table-cell table:formula="of:=MIN([.$H362])" office:value-type="float"/>
          <table:table-cell table:formula="of:=MIN([.$I362])" office:value-type="float"/>
          <table:table-cell table:formula="of:=MIN([.$J362])" office:value-type="float"/>
          <table:table-cell table:formula="of:=MIN([.$K362])" office:value-type="float"/>
          <table:table-cell table:formula="of:=MIN([.$L362])" office:value-type="float"/>
          <table:table-cell table:formula="of:=MIN([.$M362])" office:value-type="float"/>
          <table:table-cell table:formula="of:=MIN([.$N362])" office:value-type="float"/>
          <table:table-cell table:formula="of:=MEDIAN([.$B362])" office:value-type="float"/>
          <table:table-cell table:formula="of:=MEDIAN([.$C362])" office:value-type="float"/>
          <table:table-cell table:formula="of:=MEDIAN([.$D362])" office:value-type="float"/>
          <table:table-cell table:formula="of:=MEDIAN([.$E362])" office:value-type="float"/>
          <table:table-cell table:formula="of:=MEDIAN([.$F362])" office:value-type="float"/>
          <table:table-cell table:formula="of:=MEDIAN([.$G362])" office:value-type="float"/>
          <table:table-cell table:formula="of:=MEDIAN([.$H362])" office:value-type="float"/>
          <table:table-cell table:formula="of:=MEDIAN([.$I362])" office:value-type="float"/>
          <table:table-cell table:formula="of:=MEDIAN([.$J362])" office:value-type="float"/>
          <table:table-cell table:formula="of:=MEDIAN([.$K362])" office:value-type="float"/>
          <table:table-cell table:formula="of:=MEDIAN([.$L362])" office:value-type="float"/>
          <table:table-cell table:formula="of:=MEDIAN([.$M362])" office:value-type="float"/>
          <table:table-cell table:formula="of:=MEDIAN([.$N362])" office:value-type="float"/>
          <table:table-cell table:formula="of:=MAX([.$B362])" office:value-type="float"/>
          <table:table-cell table:formula="of:=MAX([.$C362])" office:value-type="float"/>
          <table:table-cell table:formula="of:=MAX([.$D362])" office:value-type="float"/>
          <table:table-cell table:formula="of:=MAX([.$E362])" office:value-type="float"/>
          <table:table-cell table:formula="of:=MAX([.$F362])" office:value-type="float"/>
          <table:table-cell table:formula="of:=MAX([.$G362])" office:value-type="float"/>
          <table:table-cell table:formula="of:=MAX([.$H362])" office:value-type="float"/>
          <table:table-cell table:formula="of:=MAX([.$I362])" office:value-type="float"/>
          <table:table-cell table:formula="of:=MAX([.$J362])" office:value-type="float"/>
          <table:table-cell table:formula="of:=MAX([.$K362])" office:value-type="float"/>
          <table:table-cell table:formula="of:=MAX([.$L362])" office:value-type="float"/>
          <table:table-cell table:formula="of:=MAX([.$M362])" office:value-type="float"/>
          <table:table-cell table:formula="of:=MAX([.$N362])" office:value-type="float"/>
        </table:table-row>
        <table:table-row table:style-name="ro1">
          <table:table-cell office:value-type="string">
            <text:p>c432/c432.lp.5.6</text:p>
          </table:table-cell>
          <table:table-cell office:value-type="float" office:value="0.051863"/>
          <table:table-cell office:value-type="float" office:value="0.04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05.0"/>
          <table:table-cell office:value-type="float" office:value="52628.0"/>
          <table:table-cell office:value-type="float" office:value="52628.0"/>
          <table:table-cell office:value-type="float" office:value="751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63])" office:value-type="float"/>
          <table:table-cell table:formula="of:=MIN([.$C363])" office:value-type="float"/>
          <table:table-cell table:formula="of:=MIN([.$D363])" office:value-type="float"/>
          <table:table-cell table:formula="of:=MIN([.$E363])" office:value-type="float"/>
          <table:table-cell table:formula="of:=MIN([.$F363])" office:value-type="float"/>
          <table:table-cell table:formula="of:=MIN([.$G363])" office:value-type="float"/>
          <table:table-cell table:formula="of:=MIN([.$H363])" office:value-type="float"/>
          <table:table-cell table:formula="of:=MIN([.$I363])" office:value-type="float"/>
          <table:table-cell table:formula="of:=MIN([.$J363])" office:value-type="float"/>
          <table:table-cell table:formula="of:=MIN([.$K363])" office:value-type="float"/>
          <table:table-cell table:formula="of:=MIN([.$L363])" office:value-type="float"/>
          <table:table-cell table:formula="of:=MIN([.$M363])" office:value-type="float"/>
          <table:table-cell table:formula="of:=MIN([.$N363])" office:value-type="float"/>
          <table:table-cell table:formula="of:=MEDIAN([.$B363])" office:value-type="float"/>
          <table:table-cell table:formula="of:=MEDIAN([.$C363])" office:value-type="float"/>
          <table:table-cell table:formula="of:=MEDIAN([.$D363])" office:value-type="float"/>
          <table:table-cell table:formula="of:=MEDIAN([.$E363])" office:value-type="float"/>
          <table:table-cell table:formula="of:=MEDIAN([.$F363])" office:value-type="float"/>
          <table:table-cell table:formula="of:=MEDIAN([.$G363])" office:value-type="float"/>
          <table:table-cell table:formula="of:=MEDIAN([.$H363])" office:value-type="float"/>
          <table:table-cell table:formula="of:=MEDIAN([.$I363])" office:value-type="float"/>
          <table:table-cell table:formula="of:=MEDIAN([.$J363])" office:value-type="float"/>
          <table:table-cell table:formula="of:=MEDIAN([.$K363])" office:value-type="float"/>
          <table:table-cell table:formula="of:=MEDIAN([.$L363])" office:value-type="float"/>
          <table:table-cell table:formula="of:=MEDIAN([.$M363])" office:value-type="float"/>
          <table:table-cell table:formula="of:=MEDIAN([.$N363])" office:value-type="float"/>
          <table:table-cell table:formula="of:=MAX([.$B363])" office:value-type="float"/>
          <table:table-cell table:formula="of:=MAX([.$C363])" office:value-type="float"/>
          <table:table-cell table:formula="of:=MAX([.$D363])" office:value-type="float"/>
          <table:table-cell table:formula="of:=MAX([.$E363])" office:value-type="float"/>
          <table:table-cell table:formula="of:=MAX([.$F363])" office:value-type="float"/>
          <table:table-cell table:formula="of:=MAX([.$G363])" office:value-type="float"/>
          <table:table-cell table:formula="of:=MAX([.$H363])" office:value-type="float"/>
          <table:table-cell table:formula="of:=MAX([.$I363])" office:value-type="float"/>
          <table:table-cell table:formula="of:=MAX([.$J363])" office:value-type="float"/>
          <table:table-cell table:formula="of:=MAX([.$K363])" office:value-type="float"/>
          <table:table-cell table:formula="of:=MAX([.$L363])" office:value-type="float"/>
          <table:table-cell table:formula="of:=MAX([.$M363])" office:value-type="float"/>
          <table:table-cell table:formula="of:=MAX([.$N363])" office:value-type="float"/>
        </table:table-row>
        <table:table-row table:style-name="ro1">
          <table:table-cell office:value-type="string">
            <text:p>c432/c432.lp.5.7</text:p>
          </table:table-cell>
          <table:table-cell office:value-type="float" office:value="0.040182"/>
          <table:table-cell office:value-type="float" office:value="0.03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6.0"/>
          <table:table-cell office:value-type="float" office:value="37635.0"/>
          <table:table-cell office:value-type="float" office:value="37635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64])" office:value-type="float"/>
          <table:table-cell table:formula="of:=MIN([.$C364])" office:value-type="float"/>
          <table:table-cell table:formula="of:=MIN([.$D364])" office:value-type="float"/>
          <table:table-cell table:formula="of:=MIN([.$E364])" office:value-type="float"/>
          <table:table-cell table:formula="of:=MIN([.$F364])" office:value-type="float"/>
          <table:table-cell table:formula="of:=MIN([.$G364])" office:value-type="float"/>
          <table:table-cell table:formula="of:=MIN([.$H364])" office:value-type="float"/>
          <table:table-cell table:formula="of:=MIN([.$I364])" office:value-type="float"/>
          <table:table-cell table:formula="of:=MIN([.$J364])" office:value-type="float"/>
          <table:table-cell table:formula="of:=MIN([.$K364])" office:value-type="float"/>
          <table:table-cell table:formula="of:=MIN([.$L364])" office:value-type="float"/>
          <table:table-cell table:formula="of:=MIN([.$M364])" office:value-type="float"/>
          <table:table-cell table:formula="of:=MIN([.$N364])" office:value-type="float"/>
          <table:table-cell table:formula="of:=MEDIAN([.$B364])" office:value-type="float"/>
          <table:table-cell table:formula="of:=MEDIAN([.$C364])" office:value-type="float"/>
          <table:table-cell table:formula="of:=MEDIAN([.$D364])" office:value-type="float"/>
          <table:table-cell table:formula="of:=MEDIAN([.$E364])" office:value-type="float"/>
          <table:table-cell table:formula="of:=MEDIAN([.$F364])" office:value-type="float"/>
          <table:table-cell table:formula="of:=MEDIAN([.$G364])" office:value-type="float"/>
          <table:table-cell table:formula="of:=MEDIAN([.$H364])" office:value-type="float"/>
          <table:table-cell table:formula="of:=MEDIAN([.$I364])" office:value-type="float"/>
          <table:table-cell table:formula="of:=MEDIAN([.$J364])" office:value-type="float"/>
          <table:table-cell table:formula="of:=MEDIAN([.$K364])" office:value-type="float"/>
          <table:table-cell table:formula="of:=MEDIAN([.$L364])" office:value-type="float"/>
          <table:table-cell table:formula="of:=MEDIAN([.$M364])" office:value-type="float"/>
          <table:table-cell table:formula="of:=MEDIAN([.$N364])" office:value-type="float"/>
          <table:table-cell table:formula="of:=MAX([.$B364])" office:value-type="float"/>
          <table:table-cell table:formula="of:=MAX([.$C364])" office:value-type="float"/>
          <table:table-cell table:formula="of:=MAX([.$D364])" office:value-type="float"/>
          <table:table-cell table:formula="of:=MAX([.$E364])" office:value-type="float"/>
          <table:table-cell table:formula="of:=MAX([.$F364])" office:value-type="float"/>
          <table:table-cell table:formula="of:=MAX([.$G364])" office:value-type="float"/>
          <table:table-cell table:formula="of:=MAX([.$H364])" office:value-type="float"/>
          <table:table-cell table:formula="of:=MAX([.$I364])" office:value-type="float"/>
          <table:table-cell table:formula="of:=MAX([.$J364])" office:value-type="float"/>
          <table:table-cell table:formula="of:=MAX([.$K364])" office:value-type="float"/>
          <table:table-cell table:formula="of:=MAX([.$L364])" office:value-type="float"/>
          <table:table-cell table:formula="of:=MAX([.$M364])" office:value-type="float"/>
          <table:table-cell table:formula="of:=MAX([.$N364])" office:value-type="float"/>
        </table:table-row>
        <table:table-row table:style-name="ro1">
          <table:table-cell office:value-type="string">
            <text:p>c432/c432.lp.6.1</text:p>
          </table:table-cell>
          <table:table-cell office:value-type="float" office:value="0.050938"/>
          <table:table-cell office:value-type="float" office:value="0.04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81.0"/>
          <table:table-cell office:value-type="float" office:value="43220.0"/>
          <table:table-cell office:value-type="float" office:value="43220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65])" office:value-type="float"/>
          <table:table-cell table:formula="of:=MIN([.$C365])" office:value-type="float"/>
          <table:table-cell table:formula="of:=MIN([.$D365])" office:value-type="float"/>
          <table:table-cell table:formula="of:=MIN([.$E365])" office:value-type="float"/>
          <table:table-cell table:formula="of:=MIN([.$F365])" office:value-type="float"/>
          <table:table-cell table:formula="of:=MIN([.$G365])" office:value-type="float"/>
          <table:table-cell table:formula="of:=MIN([.$H365])" office:value-type="float"/>
          <table:table-cell table:formula="of:=MIN([.$I365])" office:value-type="float"/>
          <table:table-cell table:formula="of:=MIN([.$J365])" office:value-type="float"/>
          <table:table-cell table:formula="of:=MIN([.$K365])" office:value-type="float"/>
          <table:table-cell table:formula="of:=MIN([.$L365])" office:value-type="float"/>
          <table:table-cell table:formula="of:=MIN([.$M365])" office:value-type="float"/>
          <table:table-cell table:formula="of:=MIN([.$N365])" office:value-type="float"/>
          <table:table-cell table:formula="of:=MEDIAN([.$B365])" office:value-type="float"/>
          <table:table-cell table:formula="of:=MEDIAN([.$C365])" office:value-type="float"/>
          <table:table-cell table:formula="of:=MEDIAN([.$D365])" office:value-type="float"/>
          <table:table-cell table:formula="of:=MEDIAN([.$E365])" office:value-type="float"/>
          <table:table-cell table:formula="of:=MEDIAN([.$F365])" office:value-type="float"/>
          <table:table-cell table:formula="of:=MEDIAN([.$G365])" office:value-type="float"/>
          <table:table-cell table:formula="of:=MEDIAN([.$H365])" office:value-type="float"/>
          <table:table-cell table:formula="of:=MEDIAN([.$I365])" office:value-type="float"/>
          <table:table-cell table:formula="of:=MEDIAN([.$J365])" office:value-type="float"/>
          <table:table-cell table:formula="of:=MEDIAN([.$K365])" office:value-type="float"/>
          <table:table-cell table:formula="of:=MEDIAN([.$L365])" office:value-type="float"/>
          <table:table-cell table:formula="of:=MEDIAN([.$M365])" office:value-type="float"/>
          <table:table-cell table:formula="of:=MEDIAN([.$N365])" office:value-type="float"/>
          <table:table-cell table:formula="of:=MAX([.$B365])" office:value-type="float"/>
          <table:table-cell table:formula="of:=MAX([.$C365])" office:value-type="float"/>
          <table:table-cell table:formula="of:=MAX([.$D365])" office:value-type="float"/>
          <table:table-cell table:formula="of:=MAX([.$E365])" office:value-type="float"/>
          <table:table-cell table:formula="of:=MAX([.$F365])" office:value-type="float"/>
          <table:table-cell table:formula="of:=MAX([.$G365])" office:value-type="float"/>
          <table:table-cell table:formula="of:=MAX([.$H365])" office:value-type="float"/>
          <table:table-cell table:formula="of:=MAX([.$I365])" office:value-type="float"/>
          <table:table-cell table:formula="of:=MAX([.$J365])" office:value-type="float"/>
          <table:table-cell table:formula="of:=MAX([.$K365])" office:value-type="float"/>
          <table:table-cell table:formula="of:=MAX([.$L365])" office:value-type="float"/>
          <table:table-cell table:formula="of:=MAX([.$M365])" office:value-type="float"/>
          <table:table-cell table:formula="of:=MAX([.$N365])" office:value-type="float"/>
        </table:table-row>
        <table:table-row table:style-name="ro1">
          <table:table-cell office:value-type="string">
            <text:p>c432/c432.lp.6.2</text:p>
          </table:table-cell>
          <table:table-cell office:value-type="float" office:value="0.066037"/>
          <table:table-cell office:value-type="float" office:value="0.0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020.0"/>
          <table:table-cell office:value-type="float" office:value="54817.0"/>
          <table:table-cell office:value-type="float" office:value="54817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66])" office:value-type="float"/>
          <table:table-cell table:formula="of:=MIN([.$C366])" office:value-type="float"/>
          <table:table-cell table:formula="of:=MIN([.$D366])" office:value-type="float"/>
          <table:table-cell table:formula="of:=MIN([.$E366])" office:value-type="float"/>
          <table:table-cell table:formula="of:=MIN([.$F366])" office:value-type="float"/>
          <table:table-cell table:formula="of:=MIN([.$G366])" office:value-type="float"/>
          <table:table-cell table:formula="of:=MIN([.$H366])" office:value-type="float"/>
          <table:table-cell table:formula="of:=MIN([.$I366])" office:value-type="float"/>
          <table:table-cell table:formula="of:=MIN([.$J366])" office:value-type="float"/>
          <table:table-cell table:formula="of:=MIN([.$K366])" office:value-type="float"/>
          <table:table-cell table:formula="of:=MIN([.$L366])" office:value-type="float"/>
          <table:table-cell table:formula="of:=MIN([.$M366])" office:value-type="float"/>
          <table:table-cell table:formula="of:=MIN([.$N366])" office:value-type="float"/>
          <table:table-cell table:formula="of:=MEDIAN([.$B366])" office:value-type="float"/>
          <table:table-cell table:formula="of:=MEDIAN([.$C366])" office:value-type="float"/>
          <table:table-cell table:formula="of:=MEDIAN([.$D366])" office:value-type="float"/>
          <table:table-cell table:formula="of:=MEDIAN([.$E366])" office:value-type="float"/>
          <table:table-cell table:formula="of:=MEDIAN([.$F366])" office:value-type="float"/>
          <table:table-cell table:formula="of:=MEDIAN([.$G366])" office:value-type="float"/>
          <table:table-cell table:formula="of:=MEDIAN([.$H366])" office:value-type="float"/>
          <table:table-cell table:formula="of:=MEDIAN([.$I366])" office:value-type="float"/>
          <table:table-cell table:formula="of:=MEDIAN([.$J366])" office:value-type="float"/>
          <table:table-cell table:formula="of:=MEDIAN([.$K366])" office:value-type="float"/>
          <table:table-cell table:formula="of:=MEDIAN([.$L366])" office:value-type="float"/>
          <table:table-cell table:formula="of:=MEDIAN([.$M366])" office:value-type="float"/>
          <table:table-cell table:formula="of:=MEDIAN([.$N366])" office:value-type="float"/>
          <table:table-cell table:formula="of:=MAX([.$B366])" office:value-type="float"/>
          <table:table-cell table:formula="of:=MAX([.$C366])" office:value-type="float"/>
          <table:table-cell table:formula="of:=MAX([.$D366])" office:value-type="float"/>
          <table:table-cell table:formula="of:=MAX([.$E366])" office:value-type="float"/>
          <table:table-cell table:formula="of:=MAX([.$F366])" office:value-type="float"/>
          <table:table-cell table:formula="of:=MAX([.$G366])" office:value-type="float"/>
          <table:table-cell table:formula="of:=MAX([.$H366])" office:value-type="float"/>
          <table:table-cell table:formula="of:=MAX([.$I366])" office:value-type="float"/>
          <table:table-cell table:formula="of:=MAX([.$J366])" office:value-type="float"/>
          <table:table-cell table:formula="of:=MAX([.$K366])" office:value-type="float"/>
          <table:table-cell table:formula="of:=MAX([.$L366])" office:value-type="float"/>
          <table:table-cell table:formula="of:=MAX([.$M366])" office:value-type="float"/>
          <table:table-cell table:formula="of:=MAX([.$N366])" office:value-type="float"/>
        </table:table-row>
        <table:table-row table:style-name="ro1">
          <table:table-cell office:value-type="string">
            <text:p>c432/c432.lp.6.3</text:p>
          </table:table-cell>
          <table:table-cell office:value-type="float" office:value="0.06383"/>
          <table:table-cell office:value-type="float" office:value="0.056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16.0"/>
          <table:table-cell office:value-type="float" office:value="50549.0"/>
          <table:table-cell office:value-type="float" office:value="50549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7])" office:value-type="float"/>
          <table:table-cell table:formula="of:=MIN([.$C367])" office:value-type="float"/>
          <table:table-cell table:formula="of:=MIN([.$D367])" office:value-type="float"/>
          <table:table-cell table:formula="of:=MIN([.$E367])" office:value-type="float"/>
          <table:table-cell table:formula="of:=MIN([.$F367])" office:value-type="float"/>
          <table:table-cell table:formula="of:=MIN([.$G367])" office:value-type="float"/>
          <table:table-cell table:formula="of:=MIN([.$H367])" office:value-type="float"/>
          <table:table-cell table:formula="of:=MIN([.$I367])" office:value-type="float"/>
          <table:table-cell table:formula="of:=MIN([.$J367])" office:value-type="float"/>
          <table:table-cell table:formula="of:=MIN([.$K367])" office:value-type="float"/>
          <table:table-cell table:formula="of:=MIN([.$L367])" office:value-type="float"/>
          <table:table-cell table:formula="of:=MIN([.$M367])" office:value-type="float"/>
          <table:table-cell table:formula="of:=MIN([.$N367])" office:value-type="float"/>
          <table:table-cell table:formula="of:=MEDIAN([.$B367])" office:value-type="float"/>
          <table:table-cell table:formula="of:=MEDIAN([.$C367])" office:value-type="float"/>
          <table:table-cell table:formula="of:=MEDIAN([.$D367])" office:value-type="float"/>
          <table:table-cell table:formula="of:=MEDIAN([.$E367])" office:value-type="float"/>
          <table:table-cell table:formula="of:=MEDIAN([.$F367])" office:value-type="float"/>
          <table:table-cell table:formula="of:=MEDIAN([.$G367])" office:value-type="float"/>
          <table:table-cell table:formula="of:=MEDIAN([.$H367])" office:value-type="float"/>
          <table:table-cell table:formula="of:=MEDIAN([.$I367])" office:value-type="float"/>
          <table:table-cell table:formula="of:=MEDIAN([.$J367])" office:value-type="float"/>
          <table:table-cell table:formula="of:=MEDIAN([.$K367])" office:value-type="float"/>
          <table:table-cell table:formula="of:=MEDIAN([.$L367])" office:value-type="float"/>
          <table:table-cell table:formula="of:=MEDIAN([.$M367])" office:value-type="float"/>
          <table:table-cell table:formula="of:=MEDIAN([.$N367])" office:value-type="float"/>
          <table:table-cell table:formula="of:=MAX([.$B367])" office:value-type="float"/>
          <table:table-cell table:formula="of:=MAX([.$C367])" office:value-type="float"/>
          <table:table-cell table:formula="of:=MAX([.$D367])" office:value-type="float"/>
          <table:table-cell table:formula="of:=MAX([.$E367])" office:value-type="float"/>
          <table:table-cell table:formula="of:=MAX([.$F367])" office:value-type="float"/>
          <table:table-cell table:formula="of:=MAX([.$G367])" office:value-type="float"/>
          <table:table-cell table:formula="of:=MAX([.$H367])" office:value-type="float"/>
          <table:table-cell table:formula="of:=MAX([.$I367])" office:value-type="float"/>
          <table:table-cell table:formula="of:=MAX([.$J367])" office:value-type="float"/>
          <table:table-cell table:formula="of:=MAX([.$K367])" office:value-type="float"/>
          <table:table-cell table:formula="of:=MAX([.$L367])" office:value-type="float"/>
          <table:table-cell table:formula="of:=MAX([.$M367])" office:value-type="float"/>
          <table:table-cell table:formula="of:=MAX([.$N367])" office:value-type="float"/>
        </table:table-row>
        <table:table-row table:style-name="ro1">
          <table:table-cell office:value-type="string">
            <text:p>c432/c432.lp.6.4</text:p>
          </table:table-cell>
          <table:table-cell office:value-type="float" office:value="0.041855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9.0"/>
          <table:table-cell office:value-type="float" office:value="18638.0"/>
          <table:table-cell office:value-type="float" office:value="18638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8])" office:value-type="float"/>
          <table:table-cell table:formula="of:=MIN([.$C368])" office:value-type="float"/>
          <table:table-cell table:formula="of:=MIN([.$D368])" office:value-type="float"/>
          <table:table-cell table:formula="of:=MIN([.$E368])" office:value-type="float"/>
          <table:table-cell table:formula="of:=MIN([.$F368])" office:value-type="float"/>
          <table:table-cell table:formula="of:=MIN([.$G368])" office:value-type="float"/>
          <table:table-cell table:formula="of:=MIN([.$H368])" office:value-type="float"/>
          <table:table-cell table:formula="of:=MIN([.$I368])" office:value-type="float"/>
          <table:table-cell table:formula="of:=MIN([.$J368])" office:value-type="float"/>
          <table:table-cell table:formula="of:=MIN([.$K368])" office:value-type="float"/>
          <table:table-cell table:formula="of:=MIN([.$L368])" office:value-type="float"/>
          <table:table-cell table:formula="of:=MIN([.$M368])" office:value-type="float"/>
          <table:table-cell table:formula="of:=MIN([.$N368])" office:value-type="float"/>
          <table:table-cell table:formula="of:=MEDIAN([.$B368])" office:value-type="float"/>
          <table:table-cell table:formula="of:=MEDIAN([.$C368])" office:value-type="float"/>
          <table:table-cell table:formula="of:=MEDIAN([.$D368])" office:value-type="float"/>
          <table:table-cell table:formula="of:=MEDIAN([.$E368])" office:value-type="float"/>
          <table:table-cell table:formula="of:=MEDIAN([.$F368])" office:value-type="float"/>
          <table:table-cell table:formula="of:=MEDIAN([.$G368])" office:value-type="float"/>
          <table:table-cell table:formula="of:=MEDIAN([.$H368])" office:value-type="float"/>
          <table:table-cell table:formula="of:=MEDIAN([.$I368])" office:value-type="float"/>
          <table:table-cell table:formula="of:=MEDIAN([.$J368])" office:value-type="float"/>
          <table:table-cell table:formula="of:=MEDIAN([.$K368])" office:value-type="float"/>
          <table:table-cell table:formula="of:=MEDIAN([.$L368])" office:value-type="float"/>
          <table:table-cell table:formula="of:=MEDIAN([.$M368])" office:value-type="float"/>
          <table:table-cell table:formula="of:=MEDIAN([.$N368])" office:value-type="float"/>
          <table:table-cell table:formula="of:=MAX([.$B368])" office:value-type="float"/>
          <table:table-cell table:formula="of:=MAX([.$C368])" office:value-type="float"/>
          <table:table-cell table:formula="of:=MAX([.$D368])" office:value-type="float"/>
          <table:table-cell table:formula="of:=MAX([.$E368])" office:value-type="float"/>
          <table:table-cell table:formula="of:=MAX([.$F368])" office:value-type="float"/>
          <table:table-cell table:formula="of:=MAX([.$G368])" office:value-type="float"/>
          <table:table-cell table:formula="of:=MAX([.$H368])" office:value-type="float"/>
          <table:table-cell table:formula="of:=MAX([.$I368])" office:value-type="float"/>
          <table:table-cell table:formula="of:=MAX([.$J368])" office:value-type="float"/>
          <table:table-cell table:formula="of:=MAX([.$K368])" office:value-type="float"/>
          <table:table-cell table:formula="of:=MAX([.$L368])" office:value-type="float"/>
          <table:table-cell table:formula="of:=MAX([.$M368])" office:value-type="float"/>
          <table:table-cell table:formula="of:=MAX([.$N368])" office:value-type="float"/>
        </table:table-row>
        <table:table-row table:style-name="ro1">
          <table:table-cell office:value-type="string">
            <text:p>c432/c432.lp.6.5</text:p>
          </table:table-cell>
          <table:table-cell office:value-type="float" office:value="0.030311"/>
          <table:table-cell office:value-type="float" office:value="0.025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1.0"/>
          <table:table-cell office:value-type="float" office:value="25868.0"/>
          <table:table-cell office:value-type="float" office:value="25868.0"/>
          <table:table-cell office:value-type="float" office:value="741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69])" office:value-type="float"/>
          <table:table-cell table:formula="of:=MIN([.$C369])" office:value-type="float"/>
          <table:table-cell table:formula="of:=MIN([.$D369])" office:value-type="float"/>
          <table:table-cell table:formula="of:=MIN([.$E369])" office:value-type="float"/>
          <table:table-cell table:formula="of:=MIN([.$F369])" office:value-type="float"/>
          <table:table-cell table:formula="of:=MIN([.$G369])" office:value-type="float"/>
          <table:table-cell table:formula="of:=MIN([.$H369])" office:value-type="float"/>
          <table:table-cell table:formula="of:=MIN([.$I369])" office:value-type="float"/>
          <table:table-cell table:formula="of:=MIN([.$J369])" office:value-type="float"/>
          <table:table-cell table:formula="of:=MIN([.$K369])" office:value-type="float"/>
          <table:table-cell table:formula="of:=MIN([.$L369])" office:value-type="float"/>
          <table:table-cell table:formula="of:=MIN([.$M369])" office:value-type="float"/>
          <table:table-cell table:formula="of:=MIN([.$N369])" office:value-type="float"/>
          <table:table-cell table:formula="of:=MEDIAN([.$B369])" office:value-type="float"/>
          <table:table-cell table:formula="of:=MEDIAN([.$C369])" office:value-type="float"/>
          <table:table-cell table:formula="of:=MEDIAN([.$D369])" office:value-type="float"/>
          <table:table-cell table:formula="of:=MEDIAN([.$E369])" office:value-type="float"/>
          <table:table-cell table:formula="of:=MEDIAN([.$F369])" office:value-type="float"/>
          <table:table-cell table:formula="of:=MEDIAN([.$G369])" office:value-type="float"/>
          <table:table-cell table:formula="of:=MEDIAN([.$H369])" office:value-type="float"/>
          <table:table-cell table:formula="of:=MEDIAN([.$I369])" office:value-type="float"/>
          <table:table-cell table:formula="of:=MEDIAN([.$J369])" office:value-type="float"/>
          <table:table-cell table:formula="of:=MEDIAN([.$K369])" office:value-type="float"/>
          <table:table-cell table:formula="of:=MEDIAN([.$L369])" office:value-type="float"/>
          <table:table-cell table:formula="of:=MEDIAN([.$M369])" office:value-type="float"/>
          <table:table-cell table:formula="of:=MEDIAN([.$N369])" office:value-type="float"/>
          <table:table-cell table:formula="of:=MAX([.$B369])" office:value-type="float"/>
          <table:table-cell table:formula="of:=MAX([.$C369])" office:value-type="float"/>
          <table:table-cell table:formula="of:=MAX([.$D369])" office:value-type="float"/>
          <table:table-cell table:formula="of:=MAX([.$E369])" office:value-type="float"/>
          <table:table-cell table:formula="of:=MAX([.$F369])" office:value-type="float"/>
          <table:table-cell table:formula="of:=MAX([.$G369])" office:value-type="float"/>
          <table:table-cell table:formula="of:=MAX([.$H369])" office:value-type="float"/>
          <table:table-cell table:formula="of:=MAX([.$I369])" office:value-type="float"/>
          <table:table-cell table:formula="of:=MAX([.$J369])" office:value-type="float"/>
          <table:table-cell table:formula="of:=MAX([.$K369])" office:value-type="float"/>
          <table:table-cell table:formula="of:=MAX([.$L369])" office:value-type="float"/>
          <table:table-cell table:formula="of:=MAX([.$M369])" office:value-type="float"/>
          <table:table-cell table:formula="of:=MAX([.$N369])" office:value-type="float"/>
        </table:table-row>
        <table:table-row table:style-name="ro1">
          <table:table-cell office:value-type="string">
            <text:p>c432/c432.lp.6.6</text:p>
          </table:table-cell>
          <table:table-cell office:value-type="float" office:value="0.029999"/>
          <table:table-cell office:value-type="float" office:value="0.025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2.0"/>
          <table:table-cell office:value-type="float" office:value="26283.0"/>
          <table:table-cell office:value-type="float" office:value="26283.0"/>
          <table:table-cell office:value-type="float" office:value="746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70])" office:value-type="float"/>
          <table:table-cell table:formula="of:=MIN([.$C370])" office:value-type="float"/>
          <table:table-cell table:formula="of:=MIN([.$D370])" office:value-type="float"/>
          <table:table-cell table:formula="of:=MIN([.$E370])" office:value-type="float"/>
          <table:table-cell table:formula="of:=MIN([.$F370])" office:value-type="float"/>
          <table:table-cell table:formula="of:=MIN([.$G370])" office:value-type="float"/>
          <table:table-cell table:formula="of:=MIN([.$H370])" office:value-type="float"/>
          <table:table-cell table:formula="of:=MIN([.$I370])" office:value-type="float"/>
          <table:table-cell table:formula="of:=MIN([.$J370])" office:value-type="float"/>
          <table:table-cell table:formula="of:=MIN([.$K370])" office:value-type="float"/>
          <table:table-cell table:formula="of:=MIN([.$L370])" office:value-type="float"/>
          <table:table-cell table:formula="of:=MIN([.$M370])" office:value-type="float"/>
          <table:table-cell table:formula="of:=MIN([.$N370])" office:value-type="float"/>
          <table:table-cell table:formula="of:=MEDIAN([.$B370])" office:value-type="float"/>
          <table:table-cell table:formula="of:=MEDIAN([.$C370])" office:value-type="float"/>
          <table:table-cell table:formula="of:=MEDIAN([.$D370])" office:value-type="float"/>
          <table:table-cell table:formula="of:=MEDIAN([.$E370])" office:value-type="float"/>
          <table:table-cell table:formula="of:=MEDIAN([.$F370])" office:value-type="float"/>
          <table:table-cell table:formula="of:=MEDIAN([.$G370])" office:value-type="float"/>
          <table:table-cell table:formula="of:=MEDIAN([.$H370])" office:value-type="float"/>
          <table:table-cell table:formula="of:=MEDIAN([.$I370])" office:value-type="float"/>
          <table:table-cell table:formula="of:=MEDIAN([.$J370])" office:value-type="float"/>
          <table:table-cell table:formula="of:=MEDIAN([.$K370])" office:value-type="float"/>
          <table:table-cell table:formula="of:=MEDIAN([.$L370])" office:value-type="float"/>
          <table:table-cell table:formula="of:=MEDIAN([.$M370])" office:value-type="float"/>
          <table:table-cell table:formula="of:=MEDIAN([.$N370])" office:value-type="float"/>
          <table:table-cell table:formula="of:=MAX([.$B370])" office:value-type="float"/>
          <table:table-cell table:formula="of:=MAX([.$C370])" office:value-type="float"/>
          <table:table-cell table:formula="of:=MAX([.$D370])" office:value-type="float"/>
          <table:table-cell table:formula="of:=MAX([.$E370])" office:value-type="float"/>
          <table:table-cell table:formula="of:=MAX([.$F370])" office:value-type="float"/>
          <table:table-cell table:formula="of:=MAX([.$G370])" office:value-type="float"/>
          <table:table-cell table:formula="of:=MAX([.$H370])" office:value-type="float"/>
          <table:table-cell table:formula="of:=MAX([.$I370])" office:value-type="float"/>
          <table:table-cell table:formula="of:=MAX([.$J370])" office:value-type="float"/>
          <table:table-cell table:formula="of:=MAX([.$K370])" office:value-type="float"/>
          <table:table-cell table:formula="of:=MAX([.$L370])" office:value-type="float"/>
          <table:table-cell table:formula="of:=MAX([.$M370])" office:value-type="float"/>
          <table:table-cell table:formula="of:=MAX([.$N370])" office:value-type="float"/>
        </table:table-row>
        <table:table-row table:style-name="ro1">
          <table:table-cell office:value-type="string">
            <text:p>c432/c432.lp.6.7</text:p>
          </table:table-cell>
          <table:table-cell office:value-type="float" office:value="0.056933"/>
          <table:table-cell office:value-type="float" office:value="0.051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87.0"/>
          <table:table-cell office:value-type="float" office:value="47159.0"/>
          <table:table-cell office:value-type="float" office:value="47159.0"/>
          <table:table-cell office:value-type="float" office:value="744.0"/>
          <table:table-cell office:value-type="float" office:value="423.0"/>
          <table:table-cell office:value-type="float" office:value="0.0"/>
          <table:table-cell office:value-type="float" office:value="0.0"/>
          <table:table-cell table:formula="of:=MIN([.$B371])" office:value-type="float"/>
          <table:table-cell table:formula="of:=MIN([.$C371])" office:value-type="float"/>
          <table:table-cell table:formula="of:=MIN([.$D371])" office:value-type="float"/>
          <table:table-cell table:formula="of:=MIN([.$E371])" office:value-type="float"/>
          <table:table-cell table:formula="of:=MIN([.$F371])" office:value-type="float"/>
          <table:table-cell table:formula="of:=MIN([.$G371])" office:value-type="float"/>
          <table:table-cell table:formula="of:=MIN([.$H371])" office:value-type="float"/>
          <table:table-cell table:formula="of:=MIN([.$I371])" office:value-type="float"/>
          <table:table-cell table:formula="of:=MIN([.$J371])" office:value-type="float"/>
          <table:table-cell table:formula="of:=MIN([.$K371])" office:value-type="float"/>
          <table:table-cell table:formula="of:=MIN([.$L371])" office:value-type="float"/>
          <table:table-cell table:formula="of:=MIN([.$M371])" office:value-type="float"/>
          <table:table-cell table:formula="of:=MIN([.$N371])" office:value-type="float"/>
          <table:table-cell table:formula="of:=MEDIAN([.$B371])" office:value-type="float"/>
          <table:table-cell table:formula="of:=MEDIAN([.$C371])" office:value-type="float"/>
          <table:table-cell table:formula="of:=MEDIAN([.$D371])" office:value-type="float"/>
          <table:table-cell table:formula="of:=MEDIAN([.$E371])" office:value-type="float"/>
          <table:table-cell table:formula="of:=MEDIAN([.$F371])" office:value-type="float"/>
          <table:table-cell table:formula="of:=MEDIAN([.$G371])" office:value-type="float"/>
          <table:table-cell table:formula="of:=MEDIAN([.$H371])" office:value-type="float"/>
          <table:table-cell table:formula="of:=MEDIAN([.$I371])" office:value-type="float"/>
          <table:table-cell table:formula="of:=MEDIAN([.$J371])" office:value-type="float"/>
          <table:table-cell table:formula="of:=MEDIAN([.$K371])" office:value-type="float"/>
          <table:table-cell table:formula="of:=MEDIAN([.$L371])" office:value-type="float"/>
          <table:table-cell table:formula="of:=MEDIAN([.$M371])" office:value-type="float"/>
          <table:table-cell table:formula="of:=MEDIAN([.$N371])" office:value-type="float"/>
          <table:table-cell table:formula="of:=MAX([.$B371])" office:value-type="float"/>
          <table:table-cell table:formula="of:=MAX([.$C371])" office:value-type="float"/>
          <table:table-cell table:formula="of:=MAX([.$D371])" office:value-type="float"/>
          <table:table-cell table:formula="of:=MAX([.$E371])" office:value-type="float"/>
          <table:table-cell table:formula="of:=MAX([.$F371])" office:value-type="float"/>
          <table:table-cell table:formula="of:=MAX([.$G371])" office:value-type="float"/>
          <table:table-cell table:formula="of:=MAX([.$H371])" office:value-type="float"/>
          <table:table-cell table:formula="of:=MAX([.$I371])" office:value-type="float"/>
          <table:table-cell table:formula="of:=MAX([.$J371])" office:value-type="float"/>
          <table:table-cell table:formula="of:=MAX([.$K371])" office:value-type="float"/>
          <table:table-cell table:formula="of:=MAX([.$L371])" office:value-type="float"/>
          <table:table-cell table:formula="of:=MAX([.$M371])" office:value-type="float"/>
          <table:table-cell table:formula="of:=MAX([.$N371])" office:value-type="float"/>
        </table:table-row>
        <table:table-row table:style-name="ro1">
          <table:table-cell office:value-type="string">
            <text:p>c432/c432.lp.7.1</text:p>
          </table:table-cell>
          <table:table-cell office:value-type="float" office:value="0.076255"/>
          <table:table-cell office:value-type="float" office:value="0.07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572.0"/>
          <table:table-cell office:value-type="float" office:value="92184.0"/>
          <table:table-cell office:value-type="float" office:value="92184.0"/>
          <table:table-cell office:value-type="float" office:value="737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72])" office:value-type="float"/>
          <table:table-cell table:formula="of:=MIN([.$C372])" office:value-type="float"/>
          <table:table-cell table:formula="of:=MIN([.$D372])" office:value-type="float"/>
          <table:table-cell table:formula="of:=MIN([.$E372])" office:value-type="float"/>
          <table:table-cell table:formula="of:=MIN([.$F372])" office:value-type="float"/>
          <table:table-cell table:formula="of:=MIN([.$G372])" office:value-type="float"/>
          <table:table-cell table:formula="of:=MIN([.$H372])" office:value-type="float"/>
          <table:table-cell table:formula="of:=MIN([.$I372])" office:value-type="float"/>
          <table:table-cell table:formula="of:=MIN([.$J372])" office:value-type="float"/>
          <table:table-cell table:formula="of:=MIN([.$K372])" office:value-type="float"/>
          <table:table-cell table:formula="of:=MIN([.$L372])" office:value-type="float"/>
          <table:table-cell table:formula="of:=MIN([.$M372])" office:value-type="float"/>
          <table:table-cell table:formula="of:=MIN([.$N372])" office:value-type="float"/>
          <table:table-cell table:formula="of:=MEDIAN([.$B372])" office:value-type="float"/>
          <table:table-cell table:formula="of:=MEDIAN([.$C372])" office:value-type="float"/>
          <table:table-cell table:formula="of:=MEDIAN([.$D372])" office:value-type="float"/>
          <table:table-cell table:formula="of:=MEDIAN([.$E372])" office:value-type="float"/>
          <table:table-cell table:formula="of:=MEDIAN([.$F372])" office:value-type="float"/>
          <table:table-cell table:formula="of:=MEDIAN([.$G372])" office:value-type="float"/>
          <table:table-cell table:formula="of:=MEDIAN([.$H372])" office:value-type="float"/>
          <table:table-cell table:formula="of:=MEDIAN([.$I372])" office:value-type="float"/>
          <table:table-cell table:formula="of:=MEDIAN([.$J372])" office:value-type="float"/>
          <table:table-cell table:formula="of:=MEDIAN([.$K372])" office:value-type="float"/>
          <table:table-cell table:formula="of:=MEDIAN([.$L372])" office:value-type="float"/>
          <table:table-cell table:formula="of:=MEDIAN([.$M372])" office:value-type="float"/>
          <table:table-cell table:formula="of:=MEDIAN([.$N372])" office:value-type="float"/>
          <table:table-cell table:formula="of:=MAX([.$B372])" office:value-type="float"/>
          <table:table-cell table:formula="of:=MAX([.$C372])" office:value-type="float"/>
          <table:table-cell table:formula="of:=MAX([.$D372])" office:value-type="float"/>
          <table:table-cell table:formula="of:=MAX([.$E372])" office:value-type="float"/>
          <table:table-cell table:formula="of:=MAX([.$F372])" office:value-type="float"/>
          <table:table-cell table:formula="of:=MAX([.$G372])" office:value-type="float"/>
          <table:table-cell table:formula="of:=MAX([.$H372])" office:value-type="float"/>
          <table:table-cell table:formula="of:=MAX([.$I372])" office:value-type="float"/>
          <table:table-cell table:formula="of:=MAX([.$J372])" office:value-type="float"/>
          <table:table-cell table:formula="of:=MAX([.$K372])" office:value-type="float"/>
          <table:table-cell table:formula="of:=MAX([.$L372])" office:value-type="float"/>
          <table:table-cell table:formula="of:=MAX([.$M372])" office:value-type="float"/>
          <table:table-cell table:formula="of:=MAX([.$N372])" office:value-type="float"/>
        </table:table-row>
        <table:table-row table:style-name="ro1">
          <table:table-cell office:value-type="string">
            <text:p>c432/c432.lp.7.2</text:p>
          </table:table-cell>
          <table:table-cell office:value-type="float" office:value="0.063549"/>
          <table:table-cell office:value-type="float" office:value="0.058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8.0"/>
          <table:table-cell office:value-type="float" office:value="89507.0"/>
          <table:table-cell office:value-type="float" office:value="89507.0"/>
          <table:table-cell office:value-type="float" office:value="732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3])" office:value-type="float"/>
          <table:table-cell table:formula="of:=MIN([.$C373])" office:value-type="float"/>
          <table:table-cell table:formula="of:=MIN([.$D373])" office:value-type="float"/>
          <table:table-cell table:formula="of:=MIN([.$E373])" office:value-type="float"/>
          <table:table-cell table:formula="of:=MIN([.$F373])" office:value-type="float"/>
          <table:table-cell table:formula="of:=MIN([.$G373])" office:value-type="float"/>
          <table:table-cell table:formula="of:=MIN([.$H373])" office:value-type="float"/>
          <table:table-cell table:formula="of:=MIN([.$I373])" office:value-type="float"/>
          <table:table-cell table:formula="of:=MIN([.$J373])" office:value-type="float"/>
          <table:table-cell table:formula="of:=MIN([.$K373])" office:value-type="float"/>
          <table:table-cell table:formula="of:=MIN([.$L373])" office:value-type="float"/>
          <table:table-cell table:formula="of:=MIN([.$M373])" office:value-type="float"/>
          <table:table-cell table:formula="of:=MIN([.$N373])" office:value-type="float"/>
          <table:table-cell table:formula="of:=MEDIAN([.$B373])" office:value-type="float"/>
          <table:table-cell table:formula="of:=MEDIAN([.$C373])" office:value-type="float"/>
          <table:table-cell table:formula="of:=MEDIAN([.$D373])" office:value-type="float"/>
          <table:table-cell table:formula="of:=MEDIAN([.$E373])" office:value-type="float"/>
          <table:table-cell table:formula="of:=MEDIAN([.$F373])" office:value-type="float"/>
          <table:table-cell table:formula="of:=MEDIAN([.$G373])" office:value-type="float"/>
          <table:table-cell table:formula="of:=MEDIAN([.$H373])" office:value-type="float"/>
          <table:table-cell table:formula="of:=MEDIAN([.$I373])" office:value-type="float"/>
          <table:table-cell table:formula="of:=MEDIAN([.$J373])" office:value-type="float"/>
          <table:table-cell table:formula="of:=MEDIAN([.$K373])" office:value-type="float"/>
          <table:table-cell table:formula="of:=MEDIAN([.$L373])" office:value-type="float"/>
          <table:table-cell table:formula="of:=MEDIAN([.$M373])" office:value-type="float"/>
          <table:table-cell table:formula="of:=MEDIAN([.$N373])" office:value-type="float"/>
          <table:table-cell table:formula="of:=MAX([.$B373])" office:value-type="float"/>
          <table:table-cell table:formula="of:=MAX([.$C373])" office:value-type="float"/>
          <table:table-cell table:formula="of:=MAX([.$D373])" office:value-type="float"/>
          <table:table-cell table:formula="of:=MAX([.$E373])" office:value-type="float"/>
          <table:table-cell table:formula="of:=MAX([.$F373])" office:value-type="float"/>
          <table:table-cell table:formula="of:=MAX([.$G373])" office:value-type="float"/>
          <table:table-cell table:formula="of:=MAX([.$H373])" office:value-type="float"/>
          <table:table-cell table:formula="of:=MAX([.$I373])" office:value-type="float"/>
          <table:table-cell table:formula="of:=MAX([.$J373])" office:value-type="float"/>
          <table:table-cell table:formula="of:=MAX([.$K373])" office:value-type="float"/>
          <table:table-cell table:formula="of:=MAX([.$L373])" office:value-type="float"/>
          <table:table-cell table:formula="of:=MAX([.$M373])" office:value-type="float"/>
          <table:table-cell table:formula="of:=MAX([.$N373])" office:value-type="float"/>
        </table:table-row>
        <table:table-row table:style-name="ro1">
          <table:table-cell office:value-type="string">
            <text:p>c432/c432.lp.7.3</text:p>
          </table:table-cell>
          <table:table-cell office:value-type="float" office:value="0.067154"/>
          <table:table-cell office:value-type="float" office:value="0.0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2022.0"/>
          <table:table-cell office:value-type="float" office:value="48009.0"/>
          <table:table-cell office:value-type="float" office:value="48009.0"/>
          <table:table-cell office:value-type="float" office:value="734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4])" office:value-type="float"/>
          <table:table-cell table:formula="of:=MIN([.$C374])" office:value-type="float"/>
          <table:table-cell table:formula="of:=MIN([.$D374])" office:value-type="float"/>
          <table:table-cell table:formula="of:=MIN([.$E374])" office:value-type="float"/>
          <table:table-cell table:formula="of:=MIN([.$F374])" office:value-type="float"/>
          <table:table-cell table:formula="of:=MIN([.$G374])" office:value-type="float"/>
          <table:table-cell table:formula="of:=MIN([.$H374])" office:value-type="float"/>
          <table:table-cell table:formula="of:=MIN([.$I374])" office:value-type="float"/>
          <table:table-cell table:formula="of:=MIN([.$J374])" office:value-type="float"/>
          <table:table-cell table:formula="of:=MIN([.$K374])" office:value-type="float"/>
          <table:table-cell table:formula="of:=MIN([.$L374])" office:value-type="float"/>
          <table:table-cell table:formula="of:=MIN([.$M374])" office:value-type="float"/>
          <table:table-cell table:formula="of:=MIN([.$N374])" office:value-type="float"/>
          <table:table-cell table:formula="of:=MEDIAN([.$B374])" office:value-type="float"/>
          <table:table-cell table:formula="of:=MEDIAN([.$C374])" office:value-type="float"/>
          <table:table-cell table:formula="of:=MEDIAN([.$D374])" office:value-type="float"/>
          <table:table-cell table:formula="of:=MEDIAN([.$E374])" office:value-type="float"/>
          <table:table-cell table:formula="of:=MEDIAN([.$F374])" office:value-type="float"/>
          <table:table-cell table:formula="of:=MEDIAN([.$G374])" office:value-type="float"/>
          <table:table-cell table:formula="of:=MEDIAN([.$H374])" office:value-type="float"/>
          <table:table-cell table:formula="of:=MEDIAN([.$I374])" office:value-type="float"/>
          <table:table-cell table:formula="of:=MEDIAN([.$J374])" office:value-type="float"/>
          <table:table-cell table:formula="of:=MEDIAN([.$K374])" office:value-type="float"/>
          <table:table-cell table:formula="of:=MEDIAN([.$L374])" office:value-type="float"/>
          <table:table-cell table:formula="of:=MEDIAN([.$M374])" office:value-type="float"/>
          <table:table-cell table:formula="of:=MEDIAN([.$N374])" office:value-type="float"/>
          <table:table-cell table:formula="of:=MAX([.$B374])" office:value-type="float"/>
          <table:table-cell table:formula="of:=MAX([.$C374])" office:value-type="float"/>
          <table:table-cell table:formula="of:=MAX([.$D374])" office:value-type="float"/>
          <table:table-cell table:formula="of:=MAX([.$E374])" office:value-type="float"/>
          <table:table-cell table:formula="of:=MAX([.$F374])" office:value-type="float"/>
          <table:table-cell table:formula="of:=MAX([.$G374])" office:value-type="float"/>
          <table:table-cell table:formula="of:=MAX([.$H374])" office:value-type="float"/>
          <table:table-cell table:formula="of:=MAX([.$I374])" office:value-type="float"/>
          <table:table-cell table:formula="of:=MAX([.$J374])" office:value-type="float"/>
          <table:table-cell table:formula="of:=MAX([.$K374])" office:value-type="float"/>
          <table:table-cell table:formula="of:=MAX([.$L374])" office:value-type="float"/>
          <table:table-cell table:formula="of:=MAX([.$M374])" office:value-type="float"/>
          <table:table-cell table:formula="of:=MAX([.$N374])" office:value-type="float"/>
        </table:table-row>
        <table:table-row table:style-name="ro1">
          <table:table-cell office:value-type="string">
            <text:p>c432/c432.lp.7.4</text:p>
          </table:table-cell>
          <table:table-cell office:value-type="float" office:value="0.047471"/>
          <table:table-cell office:value-type="float" office:value="0.04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90.0"/>
          <table:table-cell office:value-type="float" office:value="37760.0"/>
          <table:table-cell office:value-type="float" office:value="37760.0"/>
          <table:table-cell office:value-type="float" office:value="736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5])" office:value-type="float"/>
          <table:table-cell table:formula="of:=MIN([.$C375])" office:value-type="float"/>
          <table:table-cell table:formula="of:=MIN([.$D375])" office:value-type="float"/>
          <table:table-cell table:formula="of:=MIN([.$E375])" office:value-type="float"/>
          <table:table-cell table:formula="of:=MIN([.$F375])" office:value-type="float"/>
          <table:table-cell table:formula="of:=MIN([.$G375])" office:value-type="float"/>
          <table:table-cell table:formula="of:=MIN([.$H375])" office:value-type="float"/>
          <table:table-cell table:formula="of:=MIN([.$I375])" office:value-type="float"/>
          <table:table-cell table:formula="of:=MIN([.$J375])" office:value-type="float"/>
          <table:table-cell table:formula="of:=MIN([.$K375])" office:value-type="float"/>
          <table:table-cell table:formula="of:=MIN([.$L375])" office:value-type="float"/>
          <table:table-cell table:formula="of:=MIN([.$M375])" office:value-type="float"/>
          <table:table-cell table:formula="of:=MIN([.$N375])" office:value-type="float"/>
          <table:table-cell table:formula="of:=MEDIAN([.$B375])" office:value-type="float"/>
          <table:table-cell table:formula="of:=MEDIAN([.$C375])" office:value-type="float"/>
          <table:table-cell table:formula="of:=MEDIAN([.$D375])" office:value-type="float"/>
          <table:table-cell table:formula="of:=MEDIAN([.$E375])" office:value-type="float"/>
          <table:table-cell table:formula="of:=MEDIAN([.$F375])" office:value-type="float"/>
          <table:table-cell table:formula="of:=MEDIAN([.$G375])" office:value-type="float"/>
          <table:table-cell table:formula="of:=MEDIAN([.$H375])" office:value-type="float"/>
          <table:table-cell table:formula="of:=MEDIAN([.$I375])" office:value-type="float"/>
          <table:table-cell table:formula="of:=MEDIAN([.$J375])" office:value-type="float"/>
          <table:table-cell table:formula="of:=MEDIAN([.$K375])" office:value-type="float"/>
          <table:table-cell table:formula="of:=MEDIAN([.$L375])" office:value-type="float"/>
          <table:table-cell table:formula="of:=MEDIAN([.$M375])" office:value-type="float"/>
          <table:table-cell table:formula="of:=MEDIAN([.$N375])" office:value-type="float"/>
          <table:table-cell table:formula="of:=MAX([.$B375])" office:value-type="float"/>
          <table:table-cell table:formula="of:=MAX([.$C375])" office:value-type="float"/>
          <table:table-cell table:formula="of:=MAX([.$D375])" office:value-type="float"/>
          <table:table-cell table:formula="of:=MAX([.$E375])" office:value-type="float"/>
          <table:table-cell table:formula="of:=MAX([.$F375])" office:value-type="float"/>
          <table:table-cell table:formula="of:=MAX([.$G375])" office:value-type="float"/>
          <table:table-cell table:formula="of:=MAX([.$H375])" office:value-type="float"/>
          <table:table-cell table:formula="of:=MAX([.$I375])" office:value-type="float"/>
          <table:table-cell table:formula="of:=MAX([.$J375])" office:value-type="float"/>
          <table:table-cell table:formula="of:=MAX([.$K375])" office:value-type="float"/>
          <table:table-cell table:formula="of:=MAX([.$L375])" office:value-type="float"/>
          <table:table-cell table:formula="of:=MAX([.$M375])" office:value-type="float"/>
          <table:table-cell table:formula="of:=MAX([.$N375])" office:value-type="float"/>
        </table:table-row>
        <table:table-row table:style-name="ro1">
          <table:table-cell office:value-type="string">
            <text:p>c432/c432.lp.7.5</text:p>
          </table:table-cell>
          <table:table-cell office:value-type="float" office:value="0.050742"/>
          <table:table-cell office:value-type="float" office:value="0.04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5.0"/>
          <table:table-cell office:value-type="float" office:value="61658.0"/>
          <table:table-cell office:value-type="float" office:value="61658.0"/>
          <table:table-cell office:value-type="float" office:value="738.0"/>
          <table:table-cell office:value-type="float" office:value="416.0"/>
          <table:table-cell office:value-type="float" office:value="0.0"/>
          <table:table-cell office:value-type="float" office:value="0.0"/>
          <table:table-cell table:formula="of:=MIN([.$B376])" office:value-type="float"/>
          <table:table-cell table:formula="of:=MIN([.$C376])" office:value-type="float"/>
          <table:table-cell table:formula="of:=MIN([.$D376])" office:value-type="float"/>
          <table:table-cell table:formula="of:=MIN([.$E376])" office:value-type="float"/>
          <table:table-cell table:formula="of:=MIN([.$F376])" office:value-type="float"/>
          <table:table-cell table:formula="of:=MIN([.$G376])" office:value-type="float"/>
          <table:table-cell table:formula="of:=MIN([.$H376])" office:value-type="float"/>
          <table:table-cell table:formula="of:=MIN([.$I376])" office:value-type="float"/>
          <table:table-cell table:formula="of:=MIN([.$J376])" office:value-type="float"/>
          <table:table-cell table:formula="of:=MIN([.$K376])" office:value-type="float"/>
          <table:table-cell table:formula="of:=MIN([.$L376])" office:value-type="float"/>
          <table:table-cell table:formula="of:=MIN([.$M376])" office:value-type="float"/>
          <table:table-cell table:formula="of:=MIN([.$N376])" office:value-type="float"/>
          <table:table-cell table:formula="of:=MEDIAN([.$B376])" office:value-type="float"/>
          <table:table-cell table:formula="of:=MEDIAN([.$C376])" office:value-type="float"/>
          <table:table-cell table:formula="of:=MEDIAN([.$D376])" office:value-type="float"/>
          <table:table-cell table:formula="of:=MEDIAN([.$E376])" office:value-type="float"/>
          <table:table-cell table:formula="of:=MEDIAN([.$F376])" office:value-type="float"/>
          <table:table-cell table:formula="of:=MEDIAN([.$G376])" office:value-type="float"/>
          <table:table-cell table:formula="of:=MEDIAN([.$H376])" office:value-type="float"/>
          <table:table-cell table:formula="of:=MEDIAN([.$I376])" office:value-type="float"/>
          <table:table-cell table:formula="of:=MEDIAN([.$J376])" office:value-type="float"/>
          <table:table-cell table:formula="of:=MEDIAN([.$K376])" office:value-type="float"/>
          <table:table-cell table:formula="of:=MEDIAN([.$L376])" office:value-type="float"/>
          <table:table-cell table:formula="of:=MEDIAN([.$M376])" office:value-type="float"/>
          <table:table-cell table:formula="of:=MEDIAN([.$N376])" office:value-type="float"/>
          <table:table-cell table:formula="of:=MAX([.$B376])" office:value-type="float"/>
          <table:table-cell table:formula="of:=MAX([.$C376])" office:value-type="float"/>
          <table:table-cell table:formula="of:=MAX([.$D376])" office:value-type="float"/>
          <table:table-cell table:formula="of:=MAX([.$E376])" office:value-type="float"/>
          <table:table-cell table:formula="of:=MAX([.$F376])" office:value-type="float"/>
          <table:table-cell table:formula="of:=MAX([.$G376])" office:value-type="float"/>
          <table:table-cell table:formula="of:=MAX([.$H376])" office:value-type="float"/>
          <table:table-cell table:formula="of:=MAX([.$I376])" office:value-type="float"/>
          <table:table-cell table:formula="of:=MAX([.$J376])" office:value-type="float"/>
          <table:table-cell table:formula="of:=MAX([.$K376])" office:value-type="float"/>
          <table:table-cell table:formula="of:=MAX([.$L376])" office:value-type="float"/>
          <table:table-cell table:formula="of:=MAX([.$M376])" office:value-type="float"/>
          <table:table-cell table:formula="of:=MAX([.$N376])" office:value-type="float"/>
        </table:table-row>
        <table:table-row table:style-name="ro1">
          <table:table-cell office:value-type="string">
            <text:p>c432/c432.lp.7.6</text:p>
          </table:table-cell>
          <table:table-cell office:value-type="float" office:value="0.04134"/>
          <table:table-cell office:value-type="float" office:value="0.036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1.0"/>
          <table:table-cell office:value-type="float" office:value="41289.0"/>
          <table:table-cell office:value-type="float" office:value="41289.0"/>
          <table:table-cell office:value-type="float" office:value="743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77])" office:value-type="float"/>
          <table:table-cell table:formula="of:=MIN([.$C377])" office:value-type="float"/>
          <table:table-cell table:formula="of:=MIN([.$D377])" office:value-type="float"/>
          <table:table-cell table:formula="of:=MIN([.$E377])" office:value-type="float"/>
          <table:table-cell table:formula="of:=MIN([.$F377])" office:value-type="float"/>
          <table:table-cell table:formula="of:=MIN([.$G377])" office:value-type="float"/>
          <table:table-cell table:formula="of:=MIN([.$H377])" office:value-type="float"/>
          <table:table-cell table:formula="of:=MIN([.$I377])" office:value-type="float"/>
          <table:table-cell table:formula="of:=MIN([.$J377])" office:value-type="float"/>
          <table:table-cell table:formula="of:=MIN([.$K377])" office:value-type="float"/>
          <table:table-cell table:formula="of:=MIN([.$L377])" office:value-type="float"/>
          <table:table-cell table:formula="of:=MIN([.$M377])" office:value-type="float"/>
          <table:table-cell table:formula="of:=MIN([.$N377])" office:value-type="float"/>
          <table:table-cell table:formula="of:=MEDIAN([.$B377])" office:value-type="float"/>
          <table:table-cell table:formula="of:=MEDIAN([.$C377])" office:value-type="float"/>
          <table:table-cell table:formula="of:=MEDIAN([.$D377])" office:value-type="float"/>
          <table:table-cell table:formula="of:=MEDIAN([.$E377])" office:value-type="float"/>
          <table:table-cell table:formula="of:=MEDIAN([.$F377])" office:value-type="float"/>
          <table:table-cell table:formula="of:=MEDIAN([.$G377])" office:value-type="float"/>
          <table:table-cell table:formula="of:=MEDIAN([.$H377])" office:value-type="float"/>
          <table:table-cell table:formula="of:=MEDIAN([.$I377])" office:value-type="float"/>
          <table:table-cell table:formula="of:=MEDIAN([.$J377])" office:value-type="float"/>
          <table:table-cell table:formula="of:=MEDIAN([.$K377])" office:value-type="float"/>
          <table:table-cell table:formula="of:=MEDIAN([.$L377])" office:value-type="float"/>
          <table:table-cell table:formula="of:=MEDIAN([.$M377])" office:value-type="float"/>
          <table:table-cell table:formula="of:=MEDIAN([.$N377])" office:value-type="float"/>
          <table:table-cell table:formula="of:=MAX([.$B377])" office:value-type="float"/>
          <table:table-cell table:formula="of:=MAX([.$C377])" office:value-type="float"/>
          <table:table-cell table:formula="of:=MAX([.$D377])" office:value-type="float"/>
          <table:table-cell table:formula="of:=MAX([.$E377])" office:value-type="float"/>
          <table:table-cell table:formula="of:=MAX([.$F377])" office:value-type="float"/>
          <table:table-cell table:formula="of:=MAX([.$G377])" office:value-type="float"/>
          <table:table-cell table:formula="of:=MAX([.$H377])" office:value-type="float"/>
          <table:table-cell table:formula="of:=MAX([.$I377])" office:value-type="float"/>
          <table:table-cell table:formula="of:=MAX([.$J377])" office:value-type="float"/>
          <table:table-cell table:formula="of:=MAX([.$K377])" office:value-type="float"/>
          <table:table-cell table:formula="of:=MAX([.$L377])" office:value-type="float"/>
          <table:table-cell table:formula="of:=MAX([.$M377])" office:value-type="float"/>
          <table:table-cell table:formula="of:=MAX([.$N377])" office:value-type="float"/>
        </table:table-row>
        <table:table-row table:style-name="ro1">
          <table:table-cell office:value-type="string">
            <text:p>c432/c432.lp.7.7</text:p>
          </table:table-cell>
          <table:table-cell office:value-type="float" office:value="0.041278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1.0"/>
          <table:table-cell office:value-type="float" office:value="37888.0"/>
          <table:table-cell office:value-type="float" office:value="37888.0"/>
          <table:table-cell office:value-type="float" office:value="741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78])" office:value-type="float"/>
          <table:table-cell table:formula="of:=MIN([.$C378])" office:value-type="float"/>
          <table:table-cell table:formula="of:=MIN([.$D378])" office:value-type="float"/>
          <table:table-cell table:formula="of:=MIN([.$E378])" office:value-type="float"/>
          <table:table-cell table:formula="of:=MIN([.$F378])" office:value-type="float"/>
          <table:table-cell table:formula="of:=MIN([.$G378])" office:value-type="float"/>
          <table:table-cell table:formula="of:=MIN([.$H378])" office:value-type="float"/>
          <table:table-cell table:formula="of:=MIN([.$I378])" office:value-type="float"/>
          <table:table-cell table:formula="of:=MIN([.$J378])" office:value-type="float"/>
          <table:table-cell table:formula="of:=MIN([.$K378])" office:value-type="float"/>
          <table:table-cell table:formula="of:=MIN([.$L378])" office:value-type="float"/>
          <table:table-cell table:formula="of:=MIN([.$M378])" office:value-type="float"/>
          <table:table-cell table:formula="of:=MIN([.$N378])" office:value-type="float"/>
          <table:table-cell table:formula="of:=MEDIAN([.$B378])" office:value-type="float"/>
          <table:table-cell table:formula="of:=MEDIAN([.$C378])" office:value-type="float"/>
          <table:table-cell table:formula="of:=MEDIAN([.$D378])" office:value-type="float"/>
          <table:table-cell table:formula="of:=MEDIAN([.$E378])" office:value-type="float"/>
          <table:table-cell table:formula="of:=MEDIAN([.$F378])" office:value-type="float"/>
          <table:table-cell table:formula="of:=MEDIAN([.$G378])" office:value-type="float"/>
          <table:table-cell table:formula="of:=MEDIAN([.$H378])" office:value-type="float"/>
          <table:table-cell table:formula="of:=MEDIAN([.$I378])" office:value-type="float"/>
          <table:table-cell table:formula="of:=MEDIAN([.$J378])" office:value-type="float"/>
          <table:table-cell table:formula="of:=MEDIAN([.$K378])" office:value-type="float"/>
          <table:table-cell table:formula="of:=MEDIAN([.$L378])" office:value-type="float"/>
          <table:table-cell table:formula="of:=MEDIAN([.$M378])" office:value-type="float"/>
          <table:table-cell table:formula="of:=MEDIAN([.$N378])" office:value-type="float"/>
          <table:table-cell table:formula="of:=MAX([.$B378])" office:value-type="float"/>
          <table:table-cell table:formula="of:=MAX([.$C378])" office:value-type="float"/>
          <table:table-cell table:formula="of:=MAX([.$D378])" office:value-type="float"/>
          <table:table-cell table:formula="of:=MAX([.$E378])" office:value-type="float"/>
          <table:table-cell table:formula="of:=MAX([.$F378])" office:value-type="float"/>
          <table:table-cell table:formula="of:=MAX([.$G378])" office:value-type="float"/>
          <table:table-cell table:formula="of:=MAX([.$H378])" office:value-type="float"/>
          <table:table-cell table:formula="of:=MAX([.$I378])" office:value-type="float"/>
          <table:table-cell table:formula="of:=MAX([.$J378])" office:value-type="float"/>
          <table:table-cell table:formula="of:=MAX([.$K378])" office:value-type="float"/>
          <table:table-cell table:formula="of:=MAX([.$L378])" office:value-type="float"/>
          <table:table-cell table:formula="of:=MAX([.$M378])" office:value-type="float"/>
          <table:table-cell table:formula="of:=MAX([.$N378])" office:value-type="float"/>
        </table:table-row>
        <table:table-row table:style-name="ro1">
          <table:table-cell office:value-type="string">
            <text:p>c432/c432.lp.8.1</text:p>
          </table:table-cell>
          <table:table-cell office:value-type="float" office:value="0.05392"/>
          <table:table-cell office:value-type="float" office:value="0.048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80464.0"/>
          <table:table-cell office:value-type="float" office:value="80464.0"/>
          <table:table-cell office:value-type="float" office:value="739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79])" office:value-type="float"/>
          <table:table-cell table:formula="of:=MIN([.$C379])" office:value-type="float"/>
          <table:table-cell table:formula="of:=MIN([.$D379])" office:value-type="float"/>
          <table:table-cell table:formula="of:=MIN([.$E379])" office:value-type="float"/>
          <table:table-cell table:formula="of:=MIN([.$F379])" office:value-type="float"/>
          <table:table-cell table:formula="of:=MIN([.$G379])" office:value-type="float"/>
          <table:table-cell table:formula="of:=MIN([.$H379])" office:value-type="float"/>
          <table:table-cell table:formula="of:=MIN([.$I379])" office:value-type="float"/>
          <table:table-cell table:formula="of:=MIN([.$J379])" office:value-type="float"/>
          <table:table-cell table:formula="of:=MIN([.$K379])" office:value-type="float"/>
          <table:table-cell table:formula="of:=MIN([.$L379])" office:value-type="float"/>
          <table:table-cell table:formula="of:=MIN([.$M379])" office:value-type="float"/>
          <table:table-cell table:formula="of:=MIN([.$N379])" office:value-type="float"/>
          <table:table-cell table:formula="of:=MEDIAN([.$B379])" office:value-type="float"/>
          <table:table-cell table:formula="of:=MEDIAN([.$C379])" office:value-type="float"/>
          <table:table-cell table:formula="of:=MEDIAN([.$D379])" office:value-type="float"/>
          <table:table-cell table:formula="of:=MEDIAN([.$E379])" office:value-type="float"/>
          <table:table-cell table:formula="of:=MEDIAN([.$F379])" office:value-type="float"/>
          <table:table-cell table:formula="of:=MEDIAN([.$G379])" office:value-type="float"/>
          <table:table-cell table:formula="of:=MEDIAN([.$H379])" office:value-type="float"/>
          <table:table-cell table:formula="of:=MEDIAN([.$I379])" office:value-type="float"/>
          <table:table-cell table:formula="of:=MEDIAN([.$J379])" office:value-type="float"/>
          <table:table-cell table:formula="of:=MEDIAN([.$K379])" office:value-type="float"/>
          <table:table-cell table:formula="of:=MEDIAN([.$L379])" office:value-type="float"/>
          <table:table-cell table:formula="of:=MEDIAN([.$M379])" office:value-type="float"/>
          <table:table-cell table:formula="of:=MEDIAN([.$N379])" office:value-type="float"/>
          <table:table-cell table:formula="of:=MAX([.$B379])" office:value-type="float"/>
          <table:table-cell table:formula="of:=MAX([.$C379])" office:value-type="float"/>
          <table:table-cell table:formula="of:=MAX([.$D379])" office:value-type="float"/>
          <table:table-cell table:formula="of:=MAX([.$E379])" office:value-type="float"/>
          <table:table-cell table:formula="of:=MAX([.$F379])" office:value-type="float"/>
          <table:table-cell table:formula="of:=MAX([.$G379])" office:value-type="float"/>
          <table:table-cell table:formula="of:=MAX([.$H379])" office:value-type="float"/>
          <table:table-cell table:formula="of:=MAX([.$I379])" office:value-type="float"/>
          <table:table-cell table:formula="of:=MAX([.$J379])" office:value-type="float"/>
          <table:table-cell table:formula="of:=MAX([.$K379])" office:value-type="float"/>
          <table:table-cell table:formula="of:=MAX([.$L379])" office:value-type="float"/>
          <table:table-cell table:formula="of:=MAX([.$M379])" office:value-type="float"/>
          <table:table-cell table:formula="of:=MAX([.$N379])" office:value-type="float"/>
        </table:table-row>
        <table:table-row table:style-name="ro1">
          <table:table-cell office:value-type="string">
            <text:p>c432/c432.lp.8.2</text:p>
          </table:table-cell>
          <table:table-cell office:value-type="float" office:value="0.052717"/>
          <table:table-cell office:value-type="float" office:value="0.047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358.0"/>
          <table:table-cell office:value-type="float" office:value="41280.0"/>
          <table:table-cell office:value-type="float" office:value="41280.0"/>
          <table:table-cell office:value-type="float" office:value="737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80])" office:value-type="float"/>
          <table:table-cell table:formula="of:=MIN([.$C380])" office:value-type="float"/>
          <table:table-cell table:formula="of:=MIN([.$D380])" office:value-type="float"/>
          <table:table-cell table:formula="of:=MIN([.$E380])" office:value-type="float"/>
          <table:table-cell table:formula="of:=MIN([.$F380])" office:value-type="float"/>
          <table:table-cell table:formula="of:=MIN([.$G380])" office:value-type="float"/>
          <table:table-cell table:formula="of:=MIN([.$H380])" office:value-type="float"/>
          <table:table-cell table:formula="of:=MIN([.$I380])" office:value-type="float"/>
          <table:table-cell table:formula="of:=MIN([.$J380])" office:value-type="float"/>
          <table:table-cell table:formula="of:=MIN([.$K380])" office:value-type="float"/>
          <table:table-cell table:formula="of:=MIN([.$L380])" office:value-type="float"/>
          <table:table-cell table:formula="of:=MIN([.$M380])" office:value-type="float"/>
          <table:table-cell table:formula="of:=MIN([.$N380])" office:value-type="float"/>
          <table:table-cell table:formula="of:=MEDIAN([.$B380])" office:value-type="float"/>
          <table:table-cell table:formula="of:=MEDIAN([.$C380])" office:value-type="float"/>
          <table:table-cell table:formula="of:=MEDIAN([.$D380])" office:value-type="float"/>
          <table:table-cell table:formula="of:=MEDIAN([.$E380])" office:value-type="float"/>
          <table:table-cell table:formula="of:=MEDIAN([.$F380])" office:value-type="float"/>
          <table:table-cell table:formula="of:=MEDIAN([.$G380])" office:value-type="float"/>
          <table:table-cell table:formula="of:=MEDIAN([.$H380])" office:value-type="float"/>
          <table:table-cell table:formula="of:=MEDIAN([.$I380])" office:value-type="float"/>
          <table:table-cell table:formula="of:=MEDIAN([.$J380])" office:value-type="float"/>
          <table:table-cell table:formula="of:=MEDIAN([.$K380])" office:value-type="float"/>
          <table:table-cell table:formula="of:=MEDIAN([.$L380])" office:value-type="float"/>
          <table:table-cell table:formula="of:=MEDIAN([.$M380])" office:value-type="float"/>
          <table:table-cell table:formula="of:=MEDIAN([.$N380])" office:value-type="float"/>
          <table:table-cell table:formula="of:=MAX([.$B380])" office:value-type="float"/>
          <table:table-cell table:formula="of:=MAX([.$C380])" office:value-type="float"/>
          <table:table-cell table:formula="of:=MAX([.$D380])" office:value-type="float"/>
          <table:table-cell table:formula="of:=MAX([.$E380])" office:value-type="float"/>
          <table:table-cell table:formula="of:=MAX([.$F380])" office:value-type="float"/>
          <table:table-cell table:formula="of:=MAX([.$G380])" office:value-type="float"/>
          <table:table-cell table:formula="of:=MAX([.$H380])" office:value-type="float"/>
          <table:table-cell table:formula="of:=MAX([.$I380])" office:value-type="float"/>
          <table:table-cell table:formula="of:=MAX([.$J380])" office:value-type="float"/>
          <table:table-cell table:formula="of:=MAX([.$K380])" office:value-type="float"/>
          <table:table-cell table:formula="of:=MAX([.$L380])" office:value-type="float"/>
          <table:table-cell table:formula="of:=MAX([.$M380])" office:value-type="float"/>
          <table:table-cell table:formula="of:=MAX([.$N380])" office:value-type="float"/>
        </table:table-row>
        <table:table-row table:style-name="ro1">
          <table:table-cell office:value-type="string">
            <text:p>c432/c432.lp.8.3</text:p>
          </table:table-cell>
          <table:table-cell office:value-type="float" office:value="0.036251"/>
          <table:table-cell office:value-type="float" office:value="0.03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5.0"/>
          <table:table-cell office:value-type="float" office:value="36351.0"/>
          <table:table-cell office:value-type="float" office:value="36351.0"/>
          <table:table-cell office:value-type="float" office:value="735.0"/>
          <table:table-cell office:value-type="float" office:value="420.0"/>
          <table:table-cell office:value-type="float" office:value="0.0"/>
          <table:table-cell office:value-type="float" office:value="0.0"/>
          <table:table-cell table:formula="of:=MIN([.$B381])" office:value-type="float"/>
          <table:table-cell table:formula="of:=MIN([.$C381])" office:value-type="float"/>
          <table:table-cell table:formula="of:=MIN([.$D381])" office:value-type="float"/>
          <table:table-cell table:formula="of:=MIN([.$E381])" office:value-type="float"/>
          <table:table-cell table:formula="of:=MIN([.$F381])" office:value-type="float"/>
          <table:table-cell table:formula="of:=MIN([.$G381])" office:value-type="float"/>
          <table:table-cell table:formula="of:=MIN([.$H381])" office:value-type="float"/>
          <table:table-cell table:formula="of:=MIN([.$I381])" office:value-type="float"/>
          <table:table-cell table:formula="of:=MIN([.$J381])" office:value-type="float"/>
          <table:table-cell table:formula="of:=MIN([.$K381])" office:value-type="float"/>
          <table:table-cell table:formula="of:=MIN([.$L381])" office:value-type="float"/>
          <table:table-cell table:formula="of:=MIN([.$M381])" office:value-type="float"/>
          <table:table-cell table:formula="of:=MIN([.$N381])" office:value-type="float"/>
          <table:table-cell table:formula="of:=MEDIAN([.$B381])" office:value-type="float"/>
          <table:table-cell table:formula="of:=MEDIAN([.$C381])" office:value-type="float"/>
          <table:table-cell table:formula="of:=MEDIAN([.$D381])" office:value-type="float"/>
          <table:table-cell table:formula="of:=MEDIAN([.$E381])" office:value-type="float"/>
          <table:table-cell table:formula="of:=MEDIAN([.$F381])" office:value-type="float"/>
          <table:table-cell table:formula="of:=MEDIAN([.$G381])" office:value-type="float"/>
          <table:table-cell table:formula="of:=MEDIAN([.$H381])" office:value-type="float"/>
          <table:table-cell table:formula="of:=MEDIAN([.$I381])" office:value-type="float"/>
          <table:table-cell table:formula="of:=MEDIAN([.$J381])" office:value-type="float"/>
          <table:table-cell table:formula="of:=MEDIAN([.$K381])" office:value-type="float"/>
          <table:table-cell table:formula="of:=MEDIAN([.$L381])" office:value-type="float"/>
          <table:table-cell table:formula="of:=MEDIAN([.$M381])" office:value-type="float"/>
          <table:table-cell table:formula="of:=MEDIAN([.$N381])" office:value-type="float"/>
          <table:table-cell table:formula="of:=MAX([.$B381])" office:value-type="float"/>
          <table:table-cell table:formula="of:=MAX([.$C381])" office:value-type="float"/>
          <table:table-cell table:formula="of:=MAX([.$D381])" office:value-type="float"/>
          <table:table-cell table:formula="of:=MAX([.$E381])" office:value-type="float"/>
          <table:table-cell table:formula="of:=MAX([.$F381])" office:value-type="float"/>
          <table:table-cell table:formula="of:=MAX([.$G381])" office:value-type="float"/>
          <table:table-cell table:formula="of:=MAX([.$H381])" office:value-type="float"/>
          <table:table-cell table:formula="of:=MAX([.$I381])" office:value-type="float"/>
          <table:table-cell table:formula="of:=MAX([.$J381])" office:value-type="float"/>
          <table:table-cell table:formula="of:=MAX([.$K381])" office:value-type="float"/>
          <table:table-cell table:formula="of:=MAX([.$L381])" office:value-type="float"/>
          <table:table-cell table:formula="of:=MAX([.$M381])" office:value-type="float"/>
          <table:table-cell table:formula="of:=MAX([.$N381])" office:value-type="float"/>
        </table:table-row>
        <table:table-row table:style-name="ro1">
          <table:table-cell office:value-type="string">
            <text:p>c432/c432.lp.8.4</text:p>
          </table:table-cell>
          <table:table-cell office:value-type="float" office:value="0.039733"/>
          <table:table-cell office:value-type="float" office:value="0.03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710.0"/>
          <table:table-cell office:value-type="float" office:value="35012.0"/>
          <table:table-cell office:value-type="float" office:value="35012.0"/>
          <table:table-cell office:value-type="float" office:value="737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2])" office:value-type="float"/>
          <table:table-cell table:formula="of:=MIN([.$C382])" office:value-type="float"/>
          <table:table-cell table:formula="of:=MIN([.$D382])" office:value-type="float"/>
          <table:table-cell table:formula="of:=MIN([.$E382])" office:value-type="float"/>
          <table:table-cell table:formula="of:=MIN([.$F382])" office:value-type="float"/>
          <table:table-cell table:formula="of:=MIN([.$G382])" office:value-type="float"/>
          <table:table-cell table:formula="of:=MIN([.$H382])" office:value-type="float"/>
          <table:table-cell table:formula="of:=MIN([.$I382])" office:value-type="float"/>
          <table:table-cell table:formula="of:=MIN([.$J382])" office:value-type="float"/>
          <table:table-cell table:formula="of:=MIN([.$K382])" office:value-type="float"/>
          <table:table-cell table:formula="of:=MIN([.$L382])" office:value-type="float"/>
          <table:table-cell table:formula="of:=MIN([.$M382])" office:value-type="float"/>
          <table:table-cell table:formula="of:=MIN([.$N382])" office:value-type="float"/>
          <table:table-cell table:formula="of:=MEDIAN([.$B382])" office:value-type="float"/>
          <table:table-cell table:formula="of:=MEDIAN([.$C382])" office:value-type="float"/>
          <table:table-cell table:formula="of:=MEDIAN([.$D382])" office:value-type="float"/>
          <table:table-cell table:formula="of:=MEDIAN([.$E382])" office:value-type="float"/>
          <table:table-cell table:formula="of:=MEDIAN([.$F382])" office:value-type="float"/>
          <table:table-cell table:formula="of:=MEDIAN([.$G382])" office:value-type="float"/>
          <table:table-cell table:formula="of:=MEDIAN([.$H382])" office:value-type="float"/>
          <table:table-cell table:formula="of:=MEDIAN([.$I382])" office:value-type="float"/>
          <table:table-cell table:formula="of:=MEDIAN([.$J382])" office:value-type="float"/>
          <table:table-cell table:formula="of:=MEDIAN([.$K382])" office:value-type="float"/>
          <table:table-cell table:formula="of:=MEDIAN([.$L382])" office:value-type="float"/>
          <table:table-cell table:formula="of:=MEDIAN([.$M382])" office:value-type="float"/>
          <table:table-cell table:formula="of:=MEDIAN([.$N382])" office:value-type="float"/>
          <table:table-cell table:formula="of:=MAX([.$B382])" office:value-type="float"/>
          <table:table-cell table:formula="of:=MAX([.$C382])" office:value-type="float"/>
          <table:table-cell table:formula="of:=MAX([.$D382])" office:value-type="float"/>
          <table:table-cell table:formula="of:=MAX([.$E382])" office:value-type="float"/>
          <table:table-cell table:formula="of:=MAX([.$F382])" office:value-type="float"/>
          <table:table-cell table:formula="of:=MAX([.$G382])" office:value-type="float"/>
          <table:table-cell table:formula="of:=MAX([.$H382])" office:value-type="float"/>
          <table:table-cell table:formula="of:=MAX([.$I382])" office:value-type="float"/>
          <table:table-cell table:formula="of:=MAX([.$J382])" office:value-type="float"/>
          <table:table-cell table:formula="of:=MAX([.$K382])" office:value-type="float"/>
          <table:table-cell table:formula="of:=MAX([.$L382])" office:value-type="float"/>
          <table:table-cell table:formula="of:=MAX([.$M382])" office:value-type="float"/>
          <table:table-cell table:formula="of:=MAX([.$N382])" office:value-type="float"/>
        </table:table-row>
        <table:table-row table:style-name="ro1">
          <table:table-cell office:value-type="string">
            <text:p>c432/c432.lp.8.5</text:p>
          </table:table-cell>
          <table:table-cell office:value-type="float" office:value="0.054037"/>
          <table:table-cell office:value-type="float" office:value="0.049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713.0"/>
          <table:table-cell office:value-type="float" office:value="47541.0"/>
          <table:table-cell office:value-type="float" office:value="47541.0"/>
          <table:table-cell office:value-type="float" office:value="742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3])" office:value-type="float"/>
          <table:table-cell table:formula="of:=MIN([.$C383])" office:value-type="float"/>
          <table:table-cell table:formula="of:=MIN([.$D383])" office:value-type="float"/>
          <table:table-cell table:formula="of:=MIN([.$E383])" office:value-type="float"/>
          <table:table-cell table:formula="of:=MIN([.$F383])" office:value-type="float"/>
          <table:table-cell table:formula="of:=MIN([.$G383])" office:value-type="float"/>
          <table:table-cell table:formula="of:=MIN([.$H383])" office:value-type="float"/>
          <table:table-cell table:formula="of:=MIN([.$I383])" office:value-type="float"/>
          <table:table-cell table:formula="of:=MIN([.$J383])" office:value-type="float"/>
          <table:table-cell table:formula="of:=MIN([.$K383])" office:value-type="float"/>
          <table:table-cell table:formula="of:=MIN([.$L383])" office:value-type="float"/>
          <table:table-cell table:formula="of:=MIN([.$M383])" office:value-type="float"/>
          <table:table-cell table:formula="of:=MIN([.$N383])" office:value-type="float"/>
          <table:table-cell table:formula="of:=MEDIAN([.$B383])" office:value-type="float"/>
          <table:table-cell table:formula="of:=MEDIAN([.$C383])" office:value-type="float"/>
          <table:table-cell table:formula="of:=MEDIAN([.$D383])" office:value-type="float"/>
          <table:table-cell table:formula="of:=MEDIAN([.$E383])" office:value-type="float"/>
          <table:table-cell table:formula="of:=MEDIAN([.$F383])" office:value-type="float"/>
          <table:table-cell table:formula="of:=MEDIAN([.$G383])" office:value-type="float"/>
          <table:table-cell table:formula="of:=MEDIAN([.$H383])" office:value-type="float"/>
          <table:table-cell table:formula="of:=MEDIAN([.$I383])" office:value-type="float"/>
          <table:table-cell table:formula="of:=MEDIAN([.$J383])" office:value-type="float"/>
          <table:table-cell table:formula="of:=MEDIAN([.$K383])" office:value-type="float"/>
          <table:table-cell table:formula="of:=MEDIAN([.$L383])" office:value-type="float"/>
          <table:table-cell table:formula="of:=MEDIAN([.$M383])" office:value-type="float"/>
          <table:table-cell table:formula="of:=MEDIAN([.$N383])" office:value-type="float"/>
          <table:table-cell table:formula="of:=MAX([.$B383])" office:value-type="float"/>
          <table:table-cell table:formula="of:=MAX([.$C383])" office:value-type="float"/>
          <table:table-cell table:formula="of:=MAX([.$D383])" office:value-type="float"/>
          <table:table-cell table:formula="of:=MAX([.$E383])" office:value-type="float"/>
          <table:table-cell table:formula="of:=MAX([.$F383])" office:value-type="float"/>
          <table:table-cell table:formula="of:=MAX([.$G383])" office:value-type="float"/>
          <table:table-cell table:formula="of:=MAX([.$H383])" office:value-type="float"/>
          <table:table-cell table:formula="of:=MAX([.$I383])" office:value-type="float"/>
          <table:table-cell table:formula="of:=MAX([.$J383])" office:value-type="float"/>
          <table:table-cell table:formula="of:=MAX([.$K383])" office:value-type="float"/>
          <table:table-cell table:formula="of:=MAX([.$L383])" office:value-type="float"/>
          <table:table-cell table:formula="of:=MAX([.$M383])" office:value-type="float"/>
          <table:table-cell table:formula="of:=MAX([.$N383])" office:value-type="float"/>
        </table:table-row>
        <table:table-row table:style-name="ro1">
          <table:table-cell office:value-type="string">
            <text:p>c432/c432.lp.8.6</text:p>
          </table:table-cell>
          <table:table-cell office:value-type="float" office:value="0.08426"/>
          <table:table-cell office:value-type="float" office:value="0.079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2459.0"/>
          <table:table-cell office:value-type="float" office:value="71311.0"/>
          <table:table-cell office:value-type="float" office:value="71311.0"/>
          <table:table-cell office:value-type="float" office:value="744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4])" office:value-type="float"/>
          <table:table-cell table:formula="of:=MIN([.$C384])" office:value-type="float"/>
          <table:table-cell table:formula="of:=MIN([.$D384])" office:value-type="float"/>
          <table:table-cell table:formula="of:=MIN([.$E384])" office:value-type="float"/>
          <table:table-cell table:formula="of:=MIN([.$F384])" office:value-type="float"/>
          <table:table-cell table:formula="of:=MIN([.$G384])" office:value-type="float"/>
          <table:table-cell table:formula="of:=MIN([.$H384])" office:value-type="float"/>
          <table:table-cell table:formula="of:=MIN([.$I384])" office:value-type="float"/>
          <table:table-cell table:formula="of:=MIN([.$J384])" office:value-type="float"/>
          <table:table-cell table:formula="of:=MIN([.$K384])" office:value-type="float"/>
          <table:table-cell table:formula="of:=MIN([.$L384])" office:value-type="float"/>
          <table:table-cell table:formula="of:=MIN([.$M384])" office:value-type="float"/>
          <table:table-cell table:formula="of:=MIN([.$N384])" office:value-type="float"/>
          <table:table-cell table:formula="of:=MEDIAN([.$B384])" office:value-type="float"/>
          <table:table-cell table:formula="of:=MEDIAN([.$C384])" office:value-type="float"/>
          <table:table-cell table:formula="of:=MEDIAN([.$D384])" office:value-type="float"/>
          <table:table-cell table:formula="of:=MEDIAN([.$E384])" office:value-type="float"/>
          <table:table-cell table:formula="of:=MEDIAN([.$F384])" office:value-type="float"/>
          <table:table-cell table:formula="of:=MEDIAN([.$G384])" office:value-type="float"/>
          <table:table-cell table:formula="of:=MEDIAN([.$H384])" office:value-type="float"/>
          <table:table-cell table:formula="of:=MEDIAN([.$I384])" office:value-type="float"/>
          <table:table-cell table:formula="of:=MEDIAN([.$J384])" office:value-type="float"/>
          <table:table-cell table:formula="of:=MEDIAN([.$K384])" office:value-type="float"/>
          <table:table-cell table:formula="of:=MEDIAN([.$L384])" office:value-type="float"/>
          <table:table-cell table:formula="of:=MEDIAN([.$M384])" office:value-type="float"/>
          <table:table-cell table:formula="of:=MEDIAN([.$N384])" office:value-type="float"/>
          <table:table-cell table:formula="of:=MAX([.$B384])" office:value-type="float"/>
          <table:table-cell table:formula="of:=MAX([.$C384])" office:value-type="float"/>
          <table:table-cell table:formula="of:=MAX([.$D384])" office:value-type="float"/>
          <table:table-cell table:formula="of:=MAX([.$E384])" office:value-type="float"/>
          <table:table-cell table:formula="of:=MAX([.$F384])" office:value-type="float"/>
          <table:table-cell table:formula="of:=MAX([.$G384])" office:value-type="float"/>
          <table:table-cell table:formula="of:=MAX([.$H384])" office:value-type="float"/>
          <table:table-cell table:formula="of:=MAX([.$I384])" office:value-type="float"/>
          <table:table-cell table:formula="of:=MAX([.$J384])" office:value-type="float"/>
          <table:table-cell table:formula="of:=MAX([.$K384])" office:value-type="float"/>
          <table:table-cell table:formula="of:=MAX([.$L384])" office:value-type="float"/>
          <table:table-cell table:formula="of:=MAX([.$M384])" office:value-type="float"/>
          <table:table-cell table:formula="of:=MAX([.$N384])" office:value-type="float"/>
        </table:table-row>
        <table:table-row table:style-name="ro1">
          <table:table-cell office:value-type="string">
            <text:p>c432/c432.lp.8.7</text:p>
          </table:table-cell>
          <table:table-cell office:value-type="float" office:value="0.06374"/>
          <table:table-cell office:value-type="float" office:value="0.057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42.0"/>
          <table:table-cell office:value-type="float" office:value="76320.0"/>
          <table:table-cell office:value-type="float" office:value="76320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5])" office:value-type="float"/>
          <table:table-cell table:formula="of:=MIN([.$C385])" office:value-type="float"/>
          <table:table-cell table:formula="of:=MIN([.$D385])" office:value-type="float"/>
          <table:table-cell table:formula="of:=MIN([.$E385])" office:value-type="float"/>
          <table:table-cell table:formula="of:=MIN([.$F385])" office:value-type="float"/>
          <table:table-cell table:formula="of:=MIN([.$G385])" office:value-type="float"/>
          <table:table-cell table:formula="of:=MIN([.$H385])" office:value-type="float"/>
          <table:table-cell table:formula="of:=MIN([.$I385])" office:value-type="float"/>
          <table:table-cell table:formula="of:=MIN([.$J385])" office:value-type="float"/>
          <table:table-cell table:formula="of:=MIN([.$K385])" office:value-type="float"/>
          <table:table-cell table:formula="of:=MIN([.$L385])" office:value-type="float"/>
          <table:table-cell table:formula="of:=MIN([.$M385])" office:value-type="float"/>
          <table:table-cell table:formula="of:=MIN([.$N385])" office:value-type="float"/>
          <table:table-cell table:formula="of:=MEDIAN([.$B385])" office:value-type="float"/>
          <table:table-cell table:formula="of:=MEDIAN([.$C385])" office:value-type="float"/>
          <table:table-cell table:formula="of:=MEDIAN([.$D385])" office:value-type="float"/>
          <table:table-cell table:formula="of:=MEDIAN([.$E385])" office:value-type="float"/>
          <table:table-cell table:formula="of:=MEDIAN([.$F385])" office:value-type="float"/>
          <table:table-cell table:formula="of:=MEDIAN([.$G385])" office:value-type="float"/>
          <table:table-cell table:formula="of:=MEDIAN([.$H385])" office:value-type="float"/>
          <table:table-cell table:formula="of:=MEDIAN([.$I385])" office:value-type="float"/>
          <table:table-cell table:formula="of:=MEDIAN([.$J385])" office:value-type="float"/>
          <table:table-cell table:formula="of:=MEDIAN([.$K385])" office:value-type="float"/>
          <table:table-cell table:formula="of:=MEDIAN([.$L385])" office:value-type="float"/>
          <table:table-cell table:formula="of:=MEDIAN([.$M385])" office:value-type="float"/>
          <table:table-cell table:formula="of:=MEDIAN([.$N385])" office:value-type="float"/>
          <table:table-cell table:formula="of:=MAX([.$B385])" office:value-type="float"/>
          <table:table-cell table:formula="of:=MAX([.$C385])" office:value-type="float"/>
          <table:table-cell table:formula="of:=MAX([.$D385])" office:value-type="float"/>
          <table:table-cell table:formula="of:=MAX([.$E385])" office:value-type="float"/>
          <table:table-cell table:formula="of:=MAX([.$F385])" office:value-type="float"/>
          <table:table-cell table:formula="of:=MAX([.$G385])" office:value-type="float"/>
          <table:table-cell table:formula="of:=MAX([.$H385])" office:value-type="float"/>
          <table:table-cell table:formula="of:=MAX([.$I385])" office:value-type="float"/>
          <table:table-cell table:formula="of:=MAX([.$J385])" office:value-type="float"/>
          <table:table-cell table:formula="of:=MAX([.$K385])" office:value-type="float"/>
          <table:table-cell table:formula="of:=MAX([.$L385])" office:value-type="float"/>
          <table:table-cell table:formula="of:=MAX([.$M385])" office:value-type="float"/>
          <table:table-cell table:formula="of:=MAX([.$N385])" office:value-type="float"/>
        </table:table-row>
        <table:table-row table:style-name="ro1">
          <table:table-cell office:value-type="string">
            <text:p>c432/c432.lp.9.1</text:p>
          </table:table-cell>
          <table:table-cell office:value-type="float" office:value="0.063718"/>
          <table:table-cell office:value-type="float" office:value="0.058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631.0"/>
          <table:table-cell office:value-type="float" office:value="61278.0"/>
          <table:table-cell office:value-type="float" office:value="61278.0"/>
          <table:table-cell office:value-type="float" office:value="739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6])" office:value-type="float"/>
          <table:table-cell table:formula="of:=MIN([.$C386])" office:value-type="float"/>
          <table:table-cell table:formula="of:=MIN([.$D386])" office:value-type="float"/>
          <table:table-cell table:formula="of:=MIN([.$E386])" office:value-type="float"/>
          <table:table-cell table:formula="of:=MIN([.$F386])" office:value-type="float"/>
          <table:table-cell table:formula="of:=MIN([.$G386])" office:value-type="float"/>
          <table:table-cell table:formula="of:=MIN([.$H386])" office:value-type="float"/>
          <table:table-cell table:formula="of:=MIN([.$I386])" office:value-type="float"/>
          <table:table-cell table:formula="of:=MIN([.$J386])" office:value-type="float"/>
          <table:table-cell table:formula="of:=MIN([.$K386])" office:value-type="float"/>
          <table:table-cell table:formula="of:=MIN([.$L386])" office:value-type="float"/>
          <table:table-cell table:formula="of:=MIN([.$M386])" office:value-type="float"/>
          <table:table-cell table:formula="of:=MIN([.$N386])" office:value-type="float"/>
          <table:table-cell table:formula="of:=MEDIAN([.$B386])" office:value-type="float"/>
          <table:table-cell table:formula="of:=MEDIAN([.$C386])" office:value-type="float"/>
          <table:table-cell table:formula="of:=MEDIAN([.$D386])" office:value-type="float"/>
          <table:table-cell table:formula="of:=MEDIAN([.$E386])" office:value-type="float"/>
          <table:table-cell table:formula="of:=MEDIAN([.$F386])" office:value-type="float"/>
          <table:table-cell table:formula="of:=MEDIAN([.$G386])" office:value-type="float"/>
          <table:table-cell table:formula="of:=MEDIAN([.$H386])" office:value-type="float"/>
          <table:table-cell table:formula="of:=MEDIAN([.$I386])" office:value-type="float"/>
          <table:table-cell table:formula="of:=MEDIAN([.$J386])" office:value-type="float"/>
          <table:table-cell table:formula="of:=MEDIAN([.$K386])" office:value-type="float"/>
          <table:table-cell table:formula="of:=MEDIAN([.$L386])" office:value-type="float"/>
          <table:table-cell table:formula="of:=MEDIAN([.$M386])" office:value-type="float"/>
          <table:table-cell table:formula="of:=MEDIAN([.$N386])" office:value-type="float"/>
          <table:table-cell table:formula="of:=MAX([.$B386])" office:value-type="float"/>
          <table:table-cell table:formula="of:=MAX([.$C386])" office:value-type="float"/>
          <table:table-cell table:formula="of:=MAX([.$D386])" office:value-type="float"/>
          <table:table-cell table:formula="of:=MAX([.$E386])" office:value-type="float"/>
          <table:table-cell table:formula="of:=MAX([.$F386])" office:value-type="float"/>
          <table:table-cell table:formula="of:=MAX([.$G386])" office:value-type="float"/>
          <table:table-cell table:formula="of:=MAX([.$H386])" office:value-type="float"/>
          <table:table-cell table:formula="of:=MAX([.$I386])" office:value-type="float"/>
          <table:table-cell table:formula="of:=MAX([.$J386])" office:value-type="float"/>
          <table:table-cell table:formula="of:=MAX([.$K386])" office:value-type="float"/>
          <table:table-cell table:formula="of:=MAX([.$L386])" office:value-type="float"/>
          <table:table-cell table:formula="of:=MAX([.$M386])" office:value-type="float"/>
          <table:table-cell table:formula="of:=MAX([.$N386])" office:value-type="float"/>
        </table:table-row>
        <table:table-row table:style-name="ro1">
          <table:table-cell office:value-type="string">
            <text:p>c432/c432.lp.9.2</text:p>
          </table:table-cell>
          <table:table-cell office:value-type="float" office:value="0.041045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0.0"/>
          <table:table-cell office:value-type="float" office:value="44748.0"/>
          <table:table-cell office:value-type="float" office:value="44748.0"/>
          <table:table-cell office:value-type="float" office:value="741.0"/>
          <table:table-cell office:value-type="float" office:value="419.0"/>
          <table:table-cell office:value-type="float" office:value="0.0"/>
          <table:table-cell office:value-type="float" office:value="0.0"/>
          <table:table-cell table:formula="of:=MIN([.$B387])" office:value-type="float"/>
          <table:table-cell table:formula="of:=MIN([.$C387])" office:value-type="float"/>
          <table:table-cell table:formula="of:=MIN([.$D387])" office:value-type="float"/>
          <table:table-cell table:formula="of:=MIN([.$E387])" office:value-type="float"/>
          <table:table-cell table:formula="of:=MIN([.$F387])" office:value-type="float"/>
          <table:table-cell table:formula="of:=MIN([.$G387])" office:value-type="float"/>
          <table:table-cell table:formula="of:=MIN([.$H387])" office:value-type="float"/>
          <table:table-cell table:formula="of:=MIN([.$I387])" office:value-type="float"/>
          <table:table-cell table:formula="of:=MIN([.$J387])" office:value-type="float"/>
          <table:table-cell table:formula="of:=MIN([.$K387])" office:value-type="float"/>
          <table:table-cell table:formula="of:=MIN([.$L387])" office:value-type="float"/>
          <table:table-cell table:formula="of:=MIN([.$M387])" office:value-type="float"/>
          <table:table-cell table:formula="of:=MIN([.$N387])" office:value-type="float"/>
          <table:table-cell table:formula="of:=MEDIAN([.$B387])" office:value-type="float"/>
          <table:table-cell table:formula="of:=MEDIAN([.$C387])" office:value-type="float"/>
          <table:table-cell table:formula="of:=MEDIAN([.$D387])" office:value-type="float"/>
          <table:table-cell table:formula="of:=MEDIAN([.$E387])" office:value-type="float"/>
          <table:table-cell table:formula="of:=MEDIAN([.$F387])" office:value-type="float"/>
          <table:table-cell table:formula="of:=MEDIAN([.$G387])" office:value-type="float"/>
          <table:table-cell table:formula="of:=MEDIAN([.$H387])" office:value-type="float"/>
          <table:table-cell table:formula="of:=MEDIAN([.$I387])" office:value-type="float"/>
          <table:table-cell table:formula="of:=MEDIAN([.$J387])" office:value-type="float"/>
          <table:table-cell table:formula="of:=MEDIAN([.$K387])" office:value-type="float"/>
          <table:table-cell table:formula="of:=MEDIAN([.$L387])" office:value-type="float"/>
          <table:table-cell table:formula="of:=MEDIAN([.$M387])" office:value-type="float"/>
          <table:table-cell table:formula="of:=MEDIAN([.$N387])" office:value-type="float"/>
          <table:table-cell table:formula="of:=MAX([.$B387])" office:value-type="float"/>
          <table:table-cell table:formula="of:=MAX([.$C387])" office:value-type="float"/>
          <table:table-cell table:formula="of:=MAX([.$D387])" office:value-type="float"/>
          <table:table-cell table:formula="of:=MAX([.$E387])" office:value-type="float"/>
          <table:table-cell table:formula="of:=MAX([.$F387])" office:value-type="float"/>
          <table:table-cell table:formula="of:=MAX([.$G387])" office:value-type="float"/>
          <table:table-cell table:formula="of:=MAX([.$H387])" office:value-type="float"/>
          <table:table-cell table:formula="of:=MAX([.$I387])" office:value-type="float"/>
          <table:table-cell table:formula="of:=MAX([.$J387])" office:value-type="float"/>
          <table:table-cell table:formula="of:=MAX([.$K387])" office:value-type="float"/>
          <table:table-cell table:formula="of:=MAX([.$L387])" office:value-type="float"/>
          <table:table-cell table:formula="of:=MAX([.$M387])" office:value-type="float"/>
          <table:table-cell table:formula="of:=MAX([.$N387])" office:value-type="float"/>
        </table:table-row>
        <table:table-row table:style-name="ro1">
          <table:table-cell office:value-type="string">
            <text:p>c432/c432.lp.9.3</text:p>
          </table:table-cell>
          <table:table-cell office:value-type="float" office:value="0.057587"/>
          <table:table-cell office:value-type="float" office:value="0.0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951.0"/>
          <table:table-cell office:value-type="float" office:value="60198.0"/>
          <table:table-cell office:value-type="float" office:value="60198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8])" office:value-type="float"/>
          <table:table-cell table:formula="of:=MIN([.$C388])" office:value-type="float"/>
          <table:table-cell table:formula="of:=MIN([.$D388])" office:value-type="float"/>
          <table:table-cell table:formula="of:=MIN([.$E388])" office:value-type="float"/>
          <table:table-cell table:formula="of:=MIN([.$F388])" office:value-type="float"/>
          <table:table-cell table:formula="of:=MIN([.$G388])" office:value-type="float"/>
          <table:table-cell table:formula="of:=MIN([.$H388])" office:value-type="float"/>
          <table:table-cell table:formula="of:=MIN([.$I388])" office:value-type="float"/>
          <table:table-cell table:formula="of:=MIN([.$J388])" office:value-type="float"/>
          <table:table-cell table:formula="of:=MIN([.$K388])" office:value-type="float"/>
          <table:table-cell table:formula="of:=MIN([.$L388])" office:value-type="float"/>
          <table:table-cell table:formula="of:=MIN([.$M388])" office:value-type="float"/>
          <table:table-cell table:formula="of:=MIN([.$N388])" office:value-type="float"/>
          <table:table-cell table:formula="of:=MEDIAN([.$B388])" office:value-type="float"/>
          <table:table-cell table:formula="of:=MEDIAN([.$C388])" office:value-type="float"/>
          <table:table-cell table:formula="of:=MEDIAN([.$D388])" office:value-type="float"/>
          <table:table-cell table:formula="of:=MEDIAN([.$E388])" office:value-type="float"/>
          <table:table-cell table:formula="of:=MEDIAN([.$F388])" office:value-type="float"/>
          <table:table-cell table:formula="of:=MEDIAN([.$G388])" office:value-type="float"/>
          <table:table-cell table:formula="of:=MEDIAN([.$H388])" office:value-type="float"/>
          <table:table-cell table:formula="of:=MEDIAN([.$I388])" office:value-type="float"/>
          <table:table-cell table:formula="of:=MEDIAN([.$J388])" office:value-type="float"/>
          <table:table-cell table:formula="of:=MEDIAN([.$K388])" office:value-type="float"/>
          <table:table-cell table:formula="of:=MEDIAN([.$L388])" office:value-type="float"/>
          <table:table-cell table:formula="of:=MEDIAN([.$M388])" office:value-type="float"/>
          <table:table-cell table:formula="of:=MEDIAN([.$N388])" office:value-type="float"/>
          <table:table-cell table:formula="of:=MAX([.$B388])" office:value-type="float"/>
          <table:table-cell table:formula="of:=MAX([.$C388])" office:value-type="float"/>
          <table:table-cell table:formula="of:=MAX([.$D388])" office:value-type="float"/>
          <table:table-cell table:formula="of:=MAX([.$E388])" office:value-type="float"/>
          <table:table-cell table:formula="of:=MAX([.$F388])" office:value-type="float"/>
          <table:table-cell table:formula="of:=MAX([.$G388])" office:value-type="float"/>
          <table:table-cell table:formula="of:=MAX([.$H388])" office:value-type="float"/>
          <table:table-cell table:formula="of:=MAX([.$I388])" office:value-type="float"/>
          <table:table-cell table:formula="of:=MAX([.$J388])" office:value-type="float"/>
          <table:table-cell table:formula="of:=MAX([.$K388])" office:value-type="float"/>
          <table:table-cell table:formula="of:=MAX([.$L388])" office:value-type="float"/>
          <table:table-cell table:formula="of:=MAX([.$M388])" office:value-type="float"/>
          <table:table-cell table:formula="of:=MAX([.$N388])" office:value-type="float"/>
        </table:table-row>
        <table:table-row table:style-name="ro1">
          <table:table-cell office:value-type="string">
            <text:p>c432/c432.lp.9.4</text:p>
          </table:table-cell>
          <table:table-cell office:value-type="float" office:value="0.037264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4.0"/>
          <table:table-cell office:value-type="float" office:value="34220.0"/>
          <table:table-cell office:value-type="float" office:value="34220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89])" office:value-type="float"/>
          <table:table-cell table:formula="of:=MIN([.$C389])" office:value-type="float"/>
          <table:table-cell table:formula="of:=MIN([.$D389])" office:value-type="float"/>
          <table:table-cell table:formula="of:=MIN([.$E389])" office:value-type="float"/>
          <table:table-cell table:formula="of:=MIN([.$F389])" office:value-type="float"/>
          <table:table-cell table:formula="of:=MIN([.$G389])" office:value-type="float"/>
          <table:table-cell table:formula="of:=MIN([.$H389])" office:value-type="float"/>
          <table:table-cell table:formula="of:=MIN([.$I389])" office:value-type="float"/>
          <table:table-cell table:formula="of:=MIN([.$J389])" office:value-type="float"/>
          <table:table-cell table:formula="of:=MIN([.$K389])" office:value-type="float"/>
          <table:table-cell table:formula="of:=MIN([.$L389])" office:value-type="float"/>
          <table:table-cell table:formula="of:=MIN([.$M389])" office:value-type="float"/>
          <table:table-cell table:formula="of:=MIN([.$N389])" office:value-type="float"/>
          <table:table-cell table:formula="of:=MEDIAN([.$B389])" office:value-type="float"/>
          <table:table-cell table:formula="of:=MEDIAN([.$C389])" office:value-type="float"/>
          <table:table-cell table:formula="of:=MEDIAN([.$D389])" office:value-type="float"/>
          <table:table-cell table:formula="of:=MEDIAN([.$E389])" office:value-type="float"/>
          <table:table-cell table:formula="of:=MEDIAN([.$F389])" office:value-type="float"/>
          <table:table-cell table:formula="of:=MEDIAN([.$G389])" office:value-type="float"/>
          <table:table-cell table:formula="of:=MEDIAN([.$H389])" office:value-type="float"/>
          <table:table-cell table:formula="of:=MEDIAN([.$I389])" office:value-type="float"/>
          <table:table-cell table:formula="of:=MEDIAN([.$J389])" office:value-type="float"/>
          <table:table-cell table:formula="of:=MEDIAN([.$K389])" office:value-type="float"/>
          <table:table-cell table:formula="of:=MEDIAN([.$L389])" office:value-type="float"/>
          <table:table-cell table:formula="of:=MEDIAN([.$M389])" office:value-type="float"/>
          <table:table-cell table:formula="of:=MEDIAN([.$N389])" office:value-type="float"/>
          <table:table-cell table:formula="of:=MAX([.$B389])" office:value-type="float"/>
          <table:table-cell table:formula="of:=MAX([.$C389])" office:value-type="float"/>
          <table:table-cell table:formula="of:=MAX([.$D389])" office:value-type="float"/>
          <table:table-cell table:formula="of:=MAX([.$E389])" office:value-type="float"/>
          <table:table-cell table:formula="of:=MAX([.$F389])" office:value-type="float"/>
          <table:table-cell table:formula="of:=MAX([.$G389])" office:value-type="float"/>
          <table:table-cell table:formula="of:=MAX([.$H389])" office:value-type="float"/>
          <table:table-cell table:formula="of:=MAX([.$I389])" office:value-type="float"/>
          <table:table-cell table:formula="of:=MAX([.$J389])" office:value-type="float"/>
          <table:table-cell table:formula="of:=MAX([.$K389])" office:value-type="float"/>
          <table:table-cell table:formula="of:=MAX([.$L389])" office:value-type="float"/>
          <table:table-cell table:formula="of:=MAX([.$M389])" office:value-type="float"/>
          <table:table-cell table:formula="of:=MAX([.$N389])" office:value-type="float"/>
        </table:table-row>
        <table:table-row table:style-name="ro1">
          <table:table-cell office:value-type="string">
            <text:p>c432/c432.lp.9.5</text:p>
          </table:table-cell>
          <table:table-cell office:value-type="float" office:value="0.036098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0.0"/>
          <table:table-cell office:value-type="float" office:value="37554.0"/>
          <table:table-cell office:value-type="float" office:value="37554.0"/>
          <table:table-cell office:value-type="float" office:value="753.0"/>
          <table:table-cell office:value-type="float" office:value="425.0"/>
          <table:table-cell office:value-type="float" office:value="0.0"/>
          <table:table-cell office:value-type="float" office:value="0.0"/>
          <table:table-cell table:formula="of:=MIN([.$B390])" office:value-type="float"/>
          <table:table-cell table:formula="of:=MIN([.$C390])" office:value-type="float"/>
          <table:table-cell table:formula="of:=MIN([.$D390])" office:value-type="float"/>
          <table:table-cell table:formula="of:=MIN([.$E390])" office:value-type="float"/>
          <table:table-cell table:formula="of:=MIN([.$F390])" office:value-type="float"/>
          <table:table-cell table:formula="of:=MIN([.$G390])" office:value-type="float"/>
          <table:table-cell table:formula="of:=MIN([.$H390])" office:value-type="float"/>
          <table:table-cell table:formula="of:=MIN([.$I390])" office:value-type="float"/>
          <table:table-cell table:formula="of:=MIN([.$J390])" office:value-type="float"/>
          <table:table-cell table:formula="of:=MIN([.$K390])" office:value-type="float"/>
          <table:table-cell table:formula="of:=MIN([.$L390])" office:value-type="float"/>
          <table:table-cell table:formula="of:=MIN([.$M390])" office:value-type="float"/>
          <table:table-cell table:formula="of:=MIN([.$N390])" office:value-type="float"/>
          <table:table-cell table:formula="of:=MEDIAN([.$B390])" office:value-type="float"/>
          <table:table-cell table:formula="of:=MEDIAN([.$C390])" office:value-type="float"/>
          <table:table-cell table:formula="of:=MEDIAN([.$D390])" office:value-type="float"/>
          <table:table-cell table:formula="of:=MEDIAN([.$E390])" office:value-type="float"/>
          <table:table-cell table:formula="of:=MEDIAN([.$F390])" office:value-type="float"/>
          <table:table-cell table:formula="of:=MEDIAN([.$G390])" office:value-type="float"/>
          <table:table-cell table:formula="of:=MEDIAN([.$H390])" office:value-type="float"/>
          <table:table-cell table:formula="of:=MEDIAN([.$I390])" office:value-type="float"/>
          <table:table-cell table:formula="of:=MEDIAN([.$J390])" office:value-type="float"/>
          <table:table-cell table:formula="of:=MEDIAN([.$K390])" office:value-type="float"/>
          <table:table-cell table:formula="of:=MEDIAN([.$L390])" office:value-type="float"/>
          <table:table-cell table:formula="of:=MEDIAN([.$M390])" office:value-type="float"/>
          <table:table-cell table:formula="of:=MEDIAN([.$N390])" office:value-type="float"/>
          <table:table-cell table:formula="of:=MAX([.$B390])" office:value-type="float"/>
          <table:table-cell table:formula="of:=MAX([.$C390])" office:value-type="float"/>
          <table:table-cell table:formula="of:=MAX([.$D390])" office:value-type="float"/>
          <table:table-cell table:formula="of:=MAX([.$E390])" office:value-type="float"/>
          <table:table-cell table:formula="of:=MAX([.$F390])" office:value-type="float"/>
          <table:table-cell table:formula="of:=MAX([.$G390])" office:value-type="float"/>
          <table:table-cell table:formula="of:=MAX([.$H390])" office:value-type="float"/>
          <table:table-cell table:formula="of:=MAX([.$I390])" office:value-type="float"/>
          <table:table-cell table:formula="of:=MAX([.$J390])" office:value-type="float"/>
          <table:table-cell table:formula="of:=MAX([.$K390])" office:value-type="float"/>
          <table:table-cell table:formula="of:=MAX([.$L390])" office:value-type="float"/>
          <table:table-cell table:formula="of:=MAX([.$M390])" office:value-type="float"/>
          <table:table-cell table:formula="of:=MAX([.$N390])" office:value-type="float"/>
        </table:table-row>
        <table:table-row table:style-name="ro1">
          <table:table-cell office:value-type="string">
            <text:p>c432/c432.lp.9.6</text:p>
          </table:table-cell>
          <table:table-cell office:value-type="float" office:value="0.035125"/>
          <table:table-cell office:value-type="float" office:value="0.02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21.0"/>
          <table:table-cell office:value-type="float" office:value="31006.0"/>
          <table:table-cell office:value-type="float" office:value="31006.0"/>
          <table:table-cell office:value-type="float" office:value="748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91])" office:value-type="float"/>
          <table:table-cell table:formula="of:=MIN([.$C391])" office:value-type="float"/>
          <table:table-cell table:formula="of:=MIN([.$D391])" office:value-type="float"/>
          <table:table-cell table:formula="of:=MIN([.$E391])" office:value-type="float"/>
          <table:table-cell table:formula="of:=MIN([.$F391])" office:value-type="float"/>
          <table:table-cell table:formula="of:=MIN([.$G391])" office:value-type="float"/>
          <table:table-cell table:formula="of:=MIN([.$H391])" office:value-type="float"/>
          <table:table-cell table:formula="of:=MIN([.$I391])" office:value-type="float"/>
          <table:table-cell table:formula="of:=MIN([.$J391])" office:value-type="float"/>
          <table:table-cell table:formula="of:=MIN([.$K391])" office:value-type="float"/>
          <table:table-cell table:formula="of:=MIN([.$L391])" office:value-type="float"/>
          <table:table-cell table:formula="of:=MIN([.$M391])" office:value-type="float"/>
          <table:table-cell table:formula="of:=MIN([.$N391])" office:value-type="float"/>
          <table:table-cell table:formula="of:=MEDIAN([.$B391])" office:value-type="float"/>
          <table:table-cell table:formula="of:=MEDIAN([.$C391])" office:value-type="float"/>
          <table:table-cell table:formula="of:=MEDIAN([.$D391])" office:value-type="float"/>
          <table:table-cell table:formula="of:=MEDIAN([.$E391])" office:value-type="float"/>
          <table:table-cell table:formula="of:=MEDIAN([.$F391])" office:value-type="float"/>
          <table:table-cell table:formula="of:=MEDIAN([.$G391])" office:value-type="float"/>
          <table:table-cell table:formula="of:=MEDIAN([.$H391])" office:value-type="float"/>
          <table:table-cell table:formula="of:=MEDIAN([.$I391])" office:value-type="float"/>
          <table:table-cell table:formula="of:=MEDIAN([.$J391])" office:value-type="float"/>
          <table:table-cell table:formula="of:=MEDIAN([.$K391])" office:value-type="float"/>
          <table:table-cell table:formula="of:=MEDIAN([.$L391])" office:value-type="float"/>
          <table:table-cell table:formula="of:=MEDIAN([.$M391])" office:value-type="float"/>
          <table:table-cell table:formula="of:=MEDIAN([.$N391])" office:value-type="float"/>
          <table:table-cell table:formula="of:=MAX([.$B391])" office:value-type="float"/>
          <table:table-cell table:formula="of:=MAX([.$C391])" office:value-type="float"/>
          <table:table-cell table:formula="of:=MAX([.$D391])" office:value-type="float"/>
          <table:table-cell table:formula="of:=MAX([.$E391])" office:value-type="float"/>
          <table:table-cell table:formula="of:=MAX([.$F391])" office:value-type="float"/>
          <table:table-cell table:formula="of:=MAX([.$G391])" office:value-type="float"/>
          <table:table-cell table:formula="of:=MAX([.$H391])" office:value-type="float"/>
          <table:table-cell table:formula="of:=MAX([.$I391])" office:value-type="float"/>
          <table:table-cell table:formula="of:=MAX([.$J391])" office:value-type="float"/>
          <table:table-cell table:formula="of:=MAX([.$K391])" office:value-type="float"/>
          <table:table-cell table:formula="of:=MAX([.$L391])" office:value-type="float"/>
          <table:table-cell table:formula="of:=MAX([.$M391])" office:value-type="float"/>
          <table:table-cell table:formula="of:=MAX([.$N391])" office:value-type="float"/>
        </table:table-row>
        <table:table-row table:style-name="ro1">
          <table:table-cell office:value-type="string">
            <text:p>c432/c432.lp.9.7</text:p>
          </table:table-cell>
          <table:table-cell office:value-type="float" office:value="0.055697"/>
          <table:table-cell office:value-type="float" office:value="0.05"/>
          <table:table-cell office:value-type="float" office:value="0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69.0"/>
          <table:table-cell office:value-type="float" office:value="61191.0"/>
          <table:table-cell office:value-type="float" office:value="61191.0"/>
          <table:table-cell office:value-type="float" office:value="746.0"/>
          <table:table-cell office:value-type="float" office:value="422.0"/>
          <table:table-cell office:value-type="float" office:value="0.0"/>
          <table:table-cell office:value-type="float" office:value="0.0"/>
          <table:table-cell table:formula="of:=MIN([.$B392])" office:value-type="float"/>
          <table:table-cell table:formula="of:=MIN([.$C392])" office:value-type="float"/>
          <table:table-cell table:formula="of:=MIN([.$D392])" office:value-type="float"/>
          <table:table-cell table:formula="of:=MIN([.$E392])" office:value-type="float"/>
          <table:table-cell table:formula="of:=MIN([.$F392])" office:value-type="float"/>
          <table:table-cell table:formula="of:=MIN([.$G392])" office:value-type="float"/>
          <table:table-cell table:formula="of:=MIN([.$H392])" office:value-type="float"/>
          <table:table-cell table:formula="of:=MIN([.$I392])" office:value-type="float"/>
          <table:table-cell table:formula="of:=MIN([.$J392])" office:value-type="float"/>
          <table:table-cell table:formula="of:=MIN([.$K392])" office:value-type="float"/>
          <table:table-cell table:formula="of:=MIN([.$L392])" office:value-type="float"/>
          <table:table-cell table:formula="of:=MIN([.$M392])" office:value-type="float"/>
          <table:table-cell table:formula="of:=MIN([.$N392])" office:value-type="float"/>
          <table:table-cell table:formula="of:=MEDIAN([.$B392])" office:value-type="float"/>
          <table:table-cell table:formula="of:=MEDIAN([.$C392])" office:value-type="float"/>
          <table:table-cell table:formula="of:=MEDIAN([.$D392])" office:value-type="float"/>
          <table:table-cell table:formula="of:=MEDIAN([.$E392])" office:value-type="float"/>
          <table:table-cell table:formula="of:=MEDIAN([.$F392])" office:value-type="float"/>
          <table:table-cell table:formula="of:=MEDIAN([.$G392])" office:value-type="float"/>
          <table:table-cell table:formula="of:=MEDIAN([.$H392])" office:value-type="float"/>
          <table:table-cell table:formula="of:=MEDIAN([.$I392])" office:value-type="float"/>
          <table:table-cell table:formula="of:=MEDIAN([.$J392])" office:value-type="float"/>
          <table:table-cell table:formula="of:=MEDIAN([.$K392])" office:value-type="float"/>
          <table:table-cell table:formula="of:=MEDIAN([.$L392])" office:value-type="float"/>
          <table:table-cell table:formula="of:=MEDIAN([.$M392])" office:value-type="float"/>
          <table:table-cell table:formula="of:=MEDIAN([.$N392])" office:value-type="float"/>
          <table:table-cell table:formula="of:=MAX([.$B392])" office:value-type="float"/>
          <table:table-cell table:formula="of:=MAX([.$C392])" office:value-type="float"/>
          <table:table-cell table:formula="of:=MAX([.$D392])" office:value-type="float"/>
          <table:table-cell table:formula="of:=MAX([.$E392])" office:value-type="float"/>
          <table:table-cell table:formula="of:=MAX([.$F392])" office:value-type="float"/>
          <table:table-cell table:formula="of:=MAX([.$G392])" office:value-type="float"/>
          <table:table-cell table:formula="of:=MAX([.$H392])" office:value-type="float"/>
          <table:table-cell table:formula="of:=MAX([.$I392])" office:value-type="float"/>
          <table:table-cell table:formula="of:=MAX([.$J392])" office:value-type="float"/>
          <table:table-cell table:formula="of:=MAX([.$K392])" office:value-type="float"/>
          <table:table-cell table:formula="of:=MAX([.$L392])" office:value-type="float"/>
          <table:table-cell table:formula="of:=MAX([.$M392])" office:value-type="float"/>
          <table:table-cell table:formula="of:=MAX([.$N392])" office:value-type="float"/>
        </table:table-row>
        <table:table-row table:style-name="ro1">
          <table:table-cell office:value-type="string">
            <text:p>c499/c499.lp.1.1</text:p>
          </table:table-cell>
          <table:table-cell office:value-type="float" office:value="0.037031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0.0"/>
          <table:table-cell office:value-type="float" office:value="40981.0"/>
          <table:table-cell office:value-type="float" office:value="40981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3])" office:value-type="float"/>
          <table:table-cell table:formula="of:=MIN([.$C393])" office:value-type="float"/>
          <table:table-cell table:formula="of:=MIN([.$D393])" office:value-type="float"/>
          <table:table-cell table:formula="of:=MIN([.$E393])" office:value-type="float"/>
          <table:table-cell table:formula="of:=MIN([.$F393])" office:value-type="float"/>
          <table:table-cell table:formula="of:=MIN([.$G393])" office:value-type="float"/>
          <table:table-cell table:formula="of:=MIN([.$H393])" office:value-type="float"/>
          <table:table-cell table:formula="of:=MIN([.$I393])" office:value-type="float"/>
          <table:table-cell table:formula="of:=MIN([.$J393])" office:value-type="float"/>
          <table:table-cell table:formula="of:=MIN([.$K393])" office:value-type="float"/>
          <table:table-cell table:formula="of:=MIN([.$L393])" office:value-type="float"/>
          <table:table-cell table:formula="of:=MIN([.$M393])" office:value-type="float"/>
          <table:table-cell table:formula="of:=MIN([.$N393])" office:value-type="float"/>
          <table:table-cell table:formula="of:=MEDIAN([.$B393])" office:value-type="float"/>
          <table:table-cell table:formula="of:=MEDIAN([.$C393])" office:value-type="float"/>
          <table:table-cell table:formula="of:=MEDIAN([.$D393])" office:value-type="float"/>
          <table:table-cell table:formula="of:=MEDIAN([.$E393])" office:value-type="float"/>
          <table:table-cell table:formula="of:=MEDIAN([.$F393])" office:value-type="float"/>
          <table:table-cell table:formula="of:=MEDIAN([.$G393])" office:value-type="float"/>
          <table:table-cell table:formula="of:=MEDIAN([.$H393])" office:value-type="float"/>
          <table:table-cell table:formula="of:=MEDIAN([.$I393])" office:value-type="float"/>
          <table:table-cell table:formula="of:=MEDIAN([.$J393])" office:value-type="float"/>
          <table:table-cell table:formula="of:=MEDIAN([.$K393])" office:value-type="float"/>
          <table:table-cell table:formula="of:=MEDIAN([.$L393])" office:value-type="float"/>
          <table:table-cell table:formula="of:=MEDIAN([.$M393])" office:value-type="float"/>
          <table:table-cell table:formula="of:=MEDIAN([.$N393])" office:value-type="float"/>
          <table:table-cell table:formula="of:=MAX([.$B393])" office:value-type="float"/>
          <table:table-cell table:formula="of:=MAX([.$C393])" office:value-type="float"/>
          <table:table-cell table:formula="of:=MAX([.$D393])" office:value-type="float"/>
          <table:table-cell table:formula="of:=MAX([.$E393])" office:value-type="float"/>
          <table:table-cell table:formula="of:=MAX([.$F393])" office:value-type="float"/>
          <table:table-cell table:formula="of:=MAX([.$G393])" office:value-type="float"/>
          <table:table-cell table:formula="of:=MAX([.$H393])" office:value-type="float"/>
          <table:table-cell table:formula="of:=MAX([.$I393])" office:value-type="float"/>
          <table:table-cell table:formula="of:=MAX([.$J393])" office:value-type="float"/>
          <table:table-cell table:formula="of:=MAX([.$K393])" office:value-type="float"/>
          <table:table-cell table:formula="of:=MAX([.$L393])" office:value-type="float"/>
          <table:table-cell table:formula="of:=MAX([.$M393])" office:value-type="float"/>
          <table:table-cell table:formula="of:=MAX([.$N393])" office:value-type="float"/>
        </table:table-row>
        <table:table-row table:style-name="ro1">
          <table:table-cell office:value-type="string">
            <text:p>c499/c499.lp.1.2</text:p>
          </table:table-cell>
          <table:table-cell office:value-type="float" office:value="0.037859"/>
          <table:table-cell office:value-type="float" office:value="0.03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0.0"/>
          <table:table-cell office:value-type="float" office:value="40980.0"/>
          <table:table-cell office:value-type="float" office:value="40980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4])" office:value-type="float"/>
          <table:table-cell table:formula="of:=MIN([.$C394])" office:value-type="float"/>
          <table:table-cell table:formula="of:=MIN([.$D394])" office:value-type="float"/>
          <table:table-cell table:formula="of:=MIN([.$E394])" office:value-type="float"/>
          <table:table-cell table:formula="of:=MIN([.$F394])" office:value-type="float"/>
          <table:table-cell table:formula="of:=MIN([.$G394])" office:value-type="float"/>
          <table:table-cell table:formula="of:=MIN([.$H394])" office:value-type="float"/>
          <table:table-cell table:formula="of:=MIN([.$I394])" office:value-type="float"/>
          <table:table-cell table:formula="of:=MIN([.$J394])" office:value-type="float"/>
          <table:table-cell table:formula="of:=MIN([.$K394])" office:value-type="float"/>
          <table:table-cell table:formula="of:=MIN([.$L394])" office:value-type="float"/>
          <table:table-cell table:formula="of:=MIN([.$M394])" office:value-type="float"/>
          <table:table-cell table:formula="of:=MIN([.$N394])" office:value-type="float"/>
          <table:table-cell table:formula="of:=MEDIAN([.$B394])" office:value-type="float"/>
          <table:table-cell table:formula="of:=MEDIAN([.$C394])" office:value-type="float"/>
          <table:table-cell table:formula="of:=MEDIAN([.$D394])" office:value-type="float"/>
          <table:table-cell table:formula="of:=MEDIAN([.$E394])" office:value-type="float"/>
          <table:table-cell table:formula="of:=MEDIAN([.$F394])" office:value-type="float"/>
          <table:table-cell table:formula="of:=MEDIAN([.$G394])" office:value-type="float"/>
          <table:table-cell table:formula="of:=MEDIAN([.$H394])" office:value-type="float"/>
          <table:table-cell table:formula="of:=MEDIAN([.$I394])" office:value-type="float"/>
          <table:table-cell table:formula="of:=MEDIAN([.$J394])" office:value-type="float"/>
          <table:table-cell table:formula="of:=MEDIAN([.$K394])" office:value-type="float"/>
          <table:table-cell table:formula="of:=MEDIAN([.$L394])" office:value-type="float"/>
          <table:table-cell table:formula="of:=MEDIAN([.$M394])" office:value-type="float"/>
          <table:table-cell table:formula="of:=MEDIAN([.$N394])" office:value-type="float"/>
          <table:table-cell table:formula="of:=MAX([.$B394])" office:value-type="float"/>
          <table:table-cell table:formula="of:=MAX([.$C394])" office:value-type="float"/>
          <table:table-cell table:formula="of:=MAX([.$D394])" office:value-type="float"/>
          <table:table-cell table:formula="of:=MAX([.$E394])" office:value-type="float"/>
          <table:table-cell table:formula="of:=MAX([.$F394])" office:value-type="float"/>
          <table:table-cell table:formula="of:=MAX([.$G394])" office:value-type="float"/>
          <table:table-cell table:formula="of:=MAX([.$H394])" office:value-type="float"/>
          <table:table-cell table:formula="of:=MAX([.$I394])" office:value-type="float"/>
          <table:table-cell table:formula="of:=MAX([.$J394])" office:value-type="float"/>
          <table:table-cell table:formula="of:=MAX([.$K394])" office:value-type="float"/>
          <table:table-cell table:formula="of:=MAX([.$L394])" office:value-type="float"/>
          <table:table-cell table:formula="of:=MAX([.$M394])" office:value-type="float"/>
          <table:table-cell table:formula="of:=MAX([.$N394])" office:value-type="float"/>
        </table:table-row>
        <table:table-row table:style-name="ro1">
          <table:table-cell office:value-type="string">
            <text:p>c499/c499.lp.1.3</text:p>
          </table:table-cell>
          <table:table-cell office:value-type="float" office:value="0.042477"/>
          <table:table-cell office:value-type="float" office:value="0.03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2.0"/>
          <table:table-cell office:value-type="float" office:value="48924.0"/>
          <table:table-cell office:value-type="float" office:value="48924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5])" office:value-type="float"/>
          <table:table-cell table:formula="of:=MIN([.$C395])" office:value-type="float"/>
          <table:table-cell table:formula="of:=MIN([.$D395])" office:value-type="float"/>
          <table:table-cell table:formula="of:=MIN([.$E395])" office:value-type="float"/>
          <table:table-cell table:formula="of:=MIN([.$F395])" office:value-type="float"/>
          <table:table-cell table:formula="of:=MIN([.$G395])" office:value-type="float"/>
          <table:table-cell table:formula="of:=MIN([.$H395])" office:value-type="float"/>
          <table:table-cell table:formula="of:=MIN([.$I395])" office:value-type="float"/>
          <table:table-cell table:formula="of:=MIN([.$J395])" office:value-type="float"/>
          <table:table-cell table:formula="of:=MIN([.$K395])" office:value-type="float"/>
          <table:table-cell table:formula="of:=MIN([.$L395])" office:value-type="float"/>
          <table:table-cell table:formula="of:=MIN([.$M395])" office:value-type="float"/>
          <table:table-cell table:formula="of:=MIN([.$N395])" office:value-type="float"/>
          <table:table-cell table:formula="of:=MEDIAN([.$B395])" office:value-type="float"/>
          <table:table-cell table:formula="of:=MEDIAN([.$C395])" office:value-type="float"/>
          <table:table-cell table:formula="of:=MEDIAN([.$D395])" office:value-type="float"/>
          <table:table-cell table:formula="of:=MEDIAN([.$E395])" office:value-type="float"/>
          <table:table-cell table:formula="of:=MEDIAN([.$F395])" office:value-type="float"/>
          <table:table-cell table:formula="of:=MEDIAN([.$G395])" office:value-type="float"/>
          <table:table-cell table:formula="of:=MEDIAN([.$H395])" office:value-type="float"/>
          <table:table-cell table:formula="of:=MEDIAN([.$I395])" office:value-type="float"/>
          <table:table-cell table:formula="of:=MEDIAN([.$J395])" office:value-type="float"/>
          <table:table-cell table:formula="of:=MEDIAN([.$K395])" office:value-type="float"/>
          <table:table-cell table:formula="of:=MEDIAN([.$L395])" office:value-type="float"/>
          <table:table-cell table:formula="of:=MEDIAN([.$M395])" office:value-type="float"/>
          <table:table-cell table:formula="of:=MEDIAN([.$N395])" office:value-type="float"/>
          <table:table-cell table:formula="of:=MAX([.$B395])" office:value-type="float"/>
          <table:table-cell table:formula="of:=MAX([.$C395])" office:value-type="float"/>
          <table:table-cell table:formula="of:=MAX([.$D395])" office:value-type="float"/>
          <table:table-cell table:formula="of:=MAX([.$E395])" office:value-type="float"/>
          <table:table-cell table:formula="of:=MAX([.$F395])" office:value-type="float"/>
          <table:table-cell table:formula="of:=MAX([.$G395])" office:value-type="float"/>
          <table:table-cell table:formula="of:=MAX([.$H395])" office:value-type="float"/>
          <table:table-cell table:formula="of:=MAX([.$I395])" office:value-type="float"/>
          <table:table-cell table:formula="of:=MAX([.$J395])" office:value-type="float"/>
          <table:table-cell table:formula="of:=MAX([.$K395])" office:value-type="float"/>
          <table:table-cell table:formula="of:=MAX([.$L395])" office:value-type="float"/>
          <table:table-cell table:formula="of:=MAX([.$M395])" office:value-type="float"/>
          <table:table-cell table:formula="of:=MAX([.$N395])" office:value-type="float"/>
        </table:table-row>
        <table:table-row table:style-name="ro1">
          <table:table-cell office:value-type="string">
            <text:p>c499/c499.lp.1.4</text:p>
          </table:table-cell>
          <table:table-cell office:value-type="float" office:value="0.040305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47909.0"/>
          <table:table-cell office:value-type="float" office:value="47909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6])" office:value-type="float"/>
          <table:table-cell table:formula="of:=MIN([.$C396])" office:value-type="float"/>
          <table:table-cell table:formula="of:=MIN([.$D396])" office:value-type="float"/>
          <table:table-cell table:formula="of:=MIN([.$E396])" office:value-type="float"/>
          <table:table-cell table:formula="of:=MIN([.$F396])" office:value-type="float"/>
          <table:table-cell table:formula="of:=MIN([.$G396])" office:value-type="float"/>
          <table:table-cell table:formula="of:=MIN([.$H396])" office:value-type="float"/>
          <table:table-cell table:formula="of:=MIN([.$I396])" office:value-type="float"/>
          <table:table-cell table:formula="of:=MIN([.$J396])" office:value-type="float"/>
          <table:table-cell table:formula="of:=MIN([.$K396])" office:value-type="float"/>
          <table:table-cell table:formula="of:=MIN([.$L396])" office:value-type="float"/>
          <table:table-cell table:formula="of:=MIN([.$M396])" office:value-type="float"/>
          <table:table-cell table:formula="of:=MIN([.$N396])" office:value-type="float"/>
          <table:table-cell table:formula="of:=MEDIAN([.$B396])" office:value-type="float"/>
          <table:table-cell table:formula="of:=MEDIAN([.$C396])" office:value-type="float"/>
          <table:table-cell table:formula="of:=MEDIAN([.$D396])" office:value-type="float"/>
          <table:table-cell table:formula="of:=MEDIAN([.$E396])" office:value-type="float"/>
          <table:table-cell table:formula="of:=MEDIAN([.$F396])" office:value-type="float"/>
          <table:table-cell table:formula="of:=MEDIAN([.$G396])" office:value-type="float"/>
          <table:table-cell table:formula="of:=MEDIAN([.$H396])" office:value-type="float"/>
          <table:table-cell table:formula="of:=MEDIAN([.$I396])" office:value-type="float"/>
          <table:table-cell table:formula="of:=MEDIAN([.$J396])" office:value-type="float"/>
          <table:table-cell table:formula="of:=MEDIAN([.$K396])" office:value-type="float"/>
          <table:table-cell table:formula="of:=MEDIAN([.$L396])" office:value-type="float"/>
          <table:table-cell table:formula="of:=MEDIAN([.$M396])" office:value-type="float"/>
          <table:table-cell table:formula="of:=MEDIAN([.$N396])" office:value-type="float"/>
          <table:table-cell table:formula="of:=MAX([.$B396])" office:value-type="float"/>
          <table:table-cell table:formula="of:=MAX([.$C396])" office:value-type="float"/>
          <table:table-cell table:formula="of:=MAX([.$D396])" office:value-type="float"/>
          <table:table-cell table:formula="of:=MAX([.$E396])" office:value-type="float"/>
          <table:table-cell table:formula="of:=MAX([.$F396])" office:value-type="float"/>
          <table:table-cell table:formula="of:=MAX([.$G396])" office:value-type="float"/>
          <table:table-cell table:formula="of:=MAX([.$H396])" office:value-type="float"/>
          <table:table-cell table:formula="of:=MAX([.$I396])" office:value-type="float"/>
          <table:table-cell table:formula="of:=MAX([.$J396])" office:value-type="float"/>
          <table:table-cell table:formula="of:=MAX([.$K396])" office:value-type="float"/>
          <table:table-cell table:formula="of:=MAX([.$L396])" office:value-type="float"/>
          <table:table-cell table:formula="of:=MAX([.$M396])" office:value-type="float"/>
          <table:table-cell table:formula="of:=MAX([.$N396])" office:value-type="float"/>
        </table:table-row>
        <table:table-row table:style-name="ro1">
          <table:table-cell office:value-type="string">
            <text:p>c499/c499.lp.1.5</text:p>
          </table:table-cell>
          <table:table-cell office:value-type="float" office:value="0.041636"/>
          <table:table-cell office:value-type="float" office:value="0.036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46496.0"/>
          <table:table-cell office:value-type="float" office:value="46496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7])" office:value-type="float"/>
          <table:table-cell table:formula="of:=MIN([.$C397])" office:value-type="float"/>
          <table:table-cell table:formula="of:=MIN([.$D397])" office:value-type="float"/>
          <table:table-cell table:formula="of:=MIN([.$E397])" office:value-type="float"/>
          <table:table-cell table:formula="of:=MIN([.$F397])" office:value-type="float"/>
          <table:table-cell table:formula="of:=MIN([.$G397])" office:value-type="float"/>
          <table:table-cell table:formula="of:=MIN([.$H397])" office:value-type="float"/>
          <table:table-cell table:formula="of:=MIN([.$I397])" office:value-type="float"/>
          <table:table-cell table:formula="of:=MIN([.$J397])" office:value-type="float"/>
          <table:table-cell table:formula="of:=MIN([.$K397])" office:value-type="float"/>
          <table:table-cell table:formula="of:=MIN([.$L397])" office:value-type="float"/>
          <table:table-cell table:formula="of:=MIN([.$M397])" office:value-type="float"/>
          <table:table-cell table:formula="of:=MIN([.$N397])" office:value-type="float"/>
          <table:table-cell table:formula="of:=MEDIAN([.$B397])" office:value-type="float"/>
          <table:table-cell table:formula="of:=MEDIAN([.$C397])" office:value-type="float"/>
          <table:table-cell table:formula="of:=MEDIAN([.$D397])" office:value-type="float"/>
          <table:table-cell table:formula="of:=MEDIAN([.$E397])" office:value-type="float"/>
          <table:table-cell table:formula="of:=MEDIAN([.$F397])" office:value-type="float"/>
          <table:table-cell table:formula="of:=MEDIAN([.$G397])" office:value-type="float"/>
          <table:table-cell table:formula="of:=MEDIAN([.$H397])" office:value-type="float"/>
          <table:table-cell table:formula="of:=MEDIAN([.$I397])" office:value-type="float"/>
          <table:table-cell table:formula="of:=MEDIAN([.$J397])" office:value-type="float"/>
          <table:table-cell table:formula="of:=MEDIAN([.$K397])" office:value-type="float"/>
          <table:table-cell table:formula="of:=MEDIAN([.$L397])" office:value-type="float"/>
          <table:table-cell table:formula="of:=MEDIAN([.$M397])" office:value-type="float"/>
          <table:table-cell table:formula="of:=MEDIAN([.$N397])" office:value-type="float"/>
          <table:table-cell table:formula="of:=MAX([.$B397])" office:value-type="float"/>
          <table:table-cell table:formula="of:=MAX([.$C397])" office:value-type="float"/>
          <table:table-cell table:formula="of:=MAX([.$D397])" office:value-type="float"/>
          <table:table-cell table:formula="of:=MAX([.$E397])" office:value-type="float"/>
          <table:table-cell table:formula="of:=MAX([.$F397])" office:value-type="float"/>
          <table:table-cell table:formula="of:=MAX([.$G397])" office:value-type="float"/>
          <table:table-cell table:formula="of:=MAX([.$H397])" office:value-type="float"/>
          <table:table-cell table:formula="of:=MAX([.$I397])" office:value-type="float"/>
          <table:table-cell table:formula="of:=MAX([.$J397])" office:value-type="float"/>
          <table:table-cell table:formula="of:=MAX([.$K397])" office:value-type="float"/>
          <table:table-cell table:formula="of:=MAX([.$L397])" office:value-type="float"/>
          <table:table-cell table:formula="of:=MAX([.$M397])" office:value-type="float"/>
          <table:table-cell table:formula="of:=MAX([.$N397])" office:value-type="float"/>
        </table:table-row>
        <table:table-row table:style-name="ro1">
          <table:table-cell office:value-type="string">
            <text:p>c499/c499.lp.1.6</text:p>
          </table:table-cell>
          <table:table-cell office:value-type="float" office:value="0.044959"/>
          <table:table-cell office:value-type="float" office:value="0.03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46495.0"/>
          <table:table-cell office:value-type="float" office:value="46495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8])" office:value-type="float"/>
          <table:table-cell table:formula="of:=MIN([.$C398])" office:value-type="float"/>
          <table:table-cell table:formula="of:=MIN([.$D398])" office:value-type="float"/>
          <table:table-cell table:formula="of:=MIN([.$E398])" office:value-type="float"/>
          <table:table-cell table:formula="of:=MIN([.$F398])" office:value-type="float"/>
          <table:table-cell table:formula="of:=MIN([.$G398])" office:value-type="float"/>
          <table:table-cell table:formula="of:=MIN([.$H398])" office:value-type="float"/>
          <table:table-cell table:formula="of:=MIN([.$I398])" office:value-type="float"/>
          <table:table-cell table:formula="of:=MIN([.$J398])" office:value-type="float"/>
          <table:table-cell table:formula="of:=MIN([.$K398])" office:value-type="float"/>
          <table:table-cell table:formula="of:=MIN([.$L398])" office:value-type="float"/>
          <table:table-cell table:formula="of:=MIN([.$M398])" office:value-type="float"/>
          <table:table-cell table:formula="of:=MIN([.$N398])" office:value-type="float"/>
          <table:table-cell table:formula="of:=MEDIAN([.$B398])" office:value-type="float"/>
          <table:table-cell table:formula="of:=MEDIAN([.$C398])" office:value-type="float"/>
          <table:table-cell table:formula="of:=MEDIAN([.$D398])" office:value-type="float"/>
          <table:table-cell table:formula="of:=MEDIAN([.$E398])" office:value-type="float"/>
          <table:table-cell table:formula="of:=MEDIAN([.$F398])" office:value-type="float"/>
          <table:table-cell table:formula="of:=MEDIAN([.$G398])" office:value-type="float"/>
          <table:table-cell table:formula="of:=MEDIAN([.$H398])" office:value-type="float"/>
          <table:table-cell table:formula="of:=MEDIAN([.$I398])" office:value-type="float"/>
          <table:table-cell table:formula="of:=MEDIAN([.$J398])" office:value-type="float"/>
          <table:table-cell table:formula="of:=MEDIAN([.$K398])" office:value-type="float"/>
          <table:table-cell table:formula="of:=MEDIAN([.$L398])" office:value-type="float"/>
          <table:table-cell table:formula="of:=MEDIAN([.$M398])" office:value-type="float"/>
          <table:table-cell table:formula="of:=MEDIAN([.$N398])" office:value-type="float"/>
          <table:table-cell table:formula="of:=MAX([.$B398])" office:value-type="float"/>
          <table:table-cell table:formula="of:=MAX([.$C398])" office:value-type="float"/>
          <table:table-cell table:formula="of:=MAX([.$D398])" office:value-type="float"/>
          <table:table-cell table:formula="of:=MAX([.$E398])" office:value-type="float"/>
          <table:table-cell table:formula="of:=MAX([.$F398])" office:value-type="float"/>
          <table:table-cell table:formula="of:=MAX([.$G398])" office:value-type="float"/>
          <table:table-cell table:formula="of:=MAX([.$H398])" office:value-type="float"/>
          <table:table-cell table:formula="of:=MAX([.$I398])" office:value-type="float"/>
          <table:table-cell table:formula="of:=MAX([.$J398])" office:value-type="float"/>
          <table:table-cell table:formula="of:=MAX([.$K398])" office:value-type="float"/>
          <table:table-cell table:formula="of:=MAX([.$L398])" office:value-type="float"/>
          <table:table-cell table:formula="of:=MAX([.$M398])" office:value-type="float"/>
          <table:table-cell table:formula="of:=MAX([.$N398])" office:value-type="float"/>
        </table:table-row>
        <table:table-row table:style-name="ro1">
          <table:table-cell office:value-type="string">
            <text:p>c499/c499.lp.1.7</text:p>
          </table:table-cell>
          <table:table-cell office:value-type="float" office:value="0.040467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9.0"/>
          <table:table-cell office:value-type="float" office:value="45627.0"/>
          <table:table-cell office:value-type="float" office:value="45627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399])" office:value-type="float"/>
          <table:table-cell table:formula="of:=MIN([.$C399])" office:value-type="float"/>
          <table:table-cell table:formula="of:=MIN([.$D399])" office:value-type="float"/>
          <table:table-cell table:formula="of:=MIN([.$E399])" office:value-type="float"/>
          <table:table-cell table:formula="of:=MIN([.$F399])" office:value-type="float"/>
          <table:table-cell table:formula="of:=MIN([.$G399])" office:value-type="float"/>
          <table:table-cell table:formula="of:=MIN([.$H399])" office:value-type="float"/>
          <table:table-cell table:formula="of:=MIN([.$I399])" office:value-type="float"/>
          <table:table-cell table:formula="of:=MIN([.$J399])" office:value-type="float"/>
          <table:table-cell table:formula="of:=MIN([.$K399])" office:value-type="float"/>
          <table:table-cell table:formula="of:=MIN([.$L399])" office:value-type="float"/>
          <table:table-cell table:formula="of:=MIN([.$M399])" office:value-type="float"/>
          <table:table-cell table:formula="of:=MIN([.$N399])" office:value-type="float"/>
          <table:table-cell table:formula="of:=MEDIAN([.$B399])" office:value-type="float"/>
          <table:table-cell table:formula="of:=MEDIAN([.$C399])" office:value-type="float"/>
          <table:table-cell table:formula="of:=MEDIAN([.$D399])" office:value-type="float"/>
          <table:table-cell table:formula="of:=MEDIAN([.$E399])" office:value-type="float"/>
          <table:table-cell table:formula="of:=MEDIAN([.$F399])" office:value-type="float"/>
          <table:table-cell table:formula="of:=MEDIAN([.$G399])" office:value-type="float"/>
          <table:table-cell table:formula="of:=MEDIAN([.$H399])" office:value-type="float"/>
          <table:table-cell table:formula="of:=MEDIAN([.$I399])" office:value-type="float"/>
          <table:table-cell table:formula="of:=MEDIAN([.$J399])" office:value-type="float"/>
          <table:table-cell table:formula="of:=MEDIAN([.$K399])" office:value-type="float"/>
          <table:table-cell table:formula="of:=MEDIAN([.$L399])" office:value-type="float"/>
          <table:table-cell table:formula="of:=MEDIAN([.$M399])" office:value-type="float"/>
          <table:table-cell table:formula="of:=MEDIAN([.$N399])" office:value-type="float"/>
          <table:table-cell table:formula="of:=MAX([.$B399])" office:value-type="float"/>
          <table:table-cell table:formula="of:=MAX([.$C399])" office:value-type="float"/>
          <table:table-cell table:formula="of:=MAX([.$D399])" office:value-type="float"/>
          <table:table-cell table:formula="of:=MAX([.$E399])" office:value-type="float"/>
          <table:table-cell table:formula="of:=MAX([.$F399])" office:value-type="float"/>
          <table:table-cell table:formula="of:=MAX([.$G399])" office:value-type="float"/>
          <table:table-cell table:formula="of:=MAX([.$H399])" office:value-type="float"/>
          <table:table-cell table:formula="of:=MAX([.$I399])" office:value-type="float"/>
          <table:table-cell table:formula="of:=MAX([.$J399])" office:value-type="float"/>
          <table:table-cell table:formula="of:=MAX([.$K399])" office:value-type="float"/>
          <table:table-cell table:formula="of:=MAX([.$L399])" office:value-type="float"/>
          <table:table-cell table:formula="of:=MAX([.$M399])" office:value-type="float"/>
          <table:table-cell table:formula="of:=MAX([.$N399])" office:value-type="float"/>
        </table:table-row>
        <table:table-row table:style-name="ro1">
          <table:table-cell office:value-type="string">
            <text:p>c499/c499.lp.1.8</text:p>
          </table:table-cell>
          <table:table-cell office:value-type="float" office:value="0.040135"/>
          <table:table-cell office:value-type="float" office:value="0.03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44801.0"/>
          <table:table-cell office:value-type="float" office:value="44801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0])" office:value-type="float"/>
          <table:table-cell table:formula="of:=MIN([.$C400])" office:value-type="float"/>
          <table:table-cell table:formula="of:=MIN([.$D400])" office:value-type="float"/>
          <table:table-cell table:formula="of:=MIN([.$E400])" office:value-type="float"/>
          <table:table-cell table:formula="of:=MIN([.$F400])" office:value-type="float"/>
          <table:table-cell table:formula="of:=MIN([.$G400])" office:value-type="float"/>
          <table:table-cell table:formula="of:=MIN([.$H400])" office:value-type="float"/>
          <table:table-cell table:formula="of:=MIN([.$I400])" office:value-type="float"/>
          <table:table-cell table:formula="of:=MIN([.$J400])" office:value-type="float"/>
          <table:table-cell table:formula="of:=MIN([.$K400])" office:value-type="float"/>
          <table:table-cell table:formula="of:=MIN([.$L400])" office:value-type="float"/>
          <table:table-cell table:formula="of:=MIN([.$M400])" office:value-type="float"/>
          <table:table-cell table:formula="of:=MIN([.$N400])" office:value-type="float"/>
          <table:table-cell table:formula="of:=MEDIAN([.$B400])" office:value-type="float"/>
          <table:table-cell table:formula="of:=MEDIAN([.$C400])" office:value-type="float"/>
          <table:table-cell table:formula="of:=MEDIAN([.$D400])" office:value-type="float"/>
          <table:table-cell table:formula="of:=MEDIAN([.$E400])" office:value-type="float"/>
          <table:table-cell table:formula="of:=MEDIAN([.$F400])" office:value-type="float"/>
          <table:table-cell table:formula="of:=MEDIAN([.$G400])" office:value-type="float"/>
          <table:table-cell table:formula="of:=MEDIAN([.$H400])" office:value-type="float"/>
          <table:table-cell table:formula="of:=MEDIAN([.$I400])" office:value-type="float"/>
          <table:table-cell table:formula="of:=MEDIAN([.$J400])" office:value-type="float"/>
          <table:table-cell table:formula="of:=MEDIAN([.$K400])" office:value-type="float"/>
          <table:table-cell table:formula="of:=MEDIAN([.$L400])" office:value-type="float"/>
          <table:table-cell table:formula="of:=MEDIAN([.$M400])" office:value-type="float"/>
          <table:table-cell table:formula="of:=MEDIAN([.$N400])" office:value-type="float"/>
          <table:table-cell table:formula="of:=MAX([.$B400])" office:value-type="float"/>
          <table:table-cell table:formula="of:=MAX([.$C400])" office:value-type="float"/>
          <table:table-cell table:formula="of:=MAX([.$D400])" office:value-type="float"/>
          <table:table-cell table:formula="of:=MAX([.$E400])" office:value-type="float"/>
          <table:table-cell table:formula="of:=MAX([.$F400])" office:value-type="float"/>
          <table:table-cell table:formula="of:=MAX([.$G400])" office:value-type="float"/>
          <table:table-cell table:formula="of:=MAX([.$H400])" office:value-type="float"/>
          <table:table-cell table:formula="of:=MAX([.$I400])" office:value-type="float"/>
          <table:table-cell table:formula="of:=MAX([.$J400])" office:value-type="float"/>
          <table:table-cell table:formula="of:=MAX([.$K400])" office:value-type="float"/>
          <table:table-cell table:formula="of:=MAX([.$L400])" office:value-type="float"/>
          <table:table-cell table:formula="of:=MAX([.$M400])" office:value-type="float"/>
          <table:table-cell table:formula="of:=MAX([.$N400])" office:value-type="float"/>
        </table:table-row>
        <table:table-row table:style-name="ro1">
          <table:table-cell office:value-type="string">
            <text:p>c499/c499.lp.10.1</text:p>
          </table:table-cell>
          <table:table-cell office:value-type="float" office:value="0.03231"/>
          <table:table-cell office:value-type="float" office:value="0.026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4.0"/>
          <table:table-cell office:value-type="float" office:value="27022.0"/>
          <table:table-cell office:value-type="float" office:value="27022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1])" office:value-type="float"/>
          <table:table-cell table:formula="of:=MIN([.$C401])" office:value-type="float"/>
          <table:table-cell table:formula="of:=MIN([.$D401])" office:value-type="float"/>
          <table:table-cell table:formula="of:=MIN([.$E401])" office:value-type="float"/>
          <table:table-cell table:formula="of:=MIN([.$F401])" office:value-type="float"/>
          <table:table-cell table:formula="of:=MIN([.$G401])" office:value-type="float"/>
          <table:table-cell table:formula="of:=MIN([.$H401])" office:value-type="float"/>
          <table:table-cell table:formula="of:=MIN([.$I401])" office:value-type="float"/>
          <table:table-cell table:formula="of:=MIN([.$J401])" office:value-type="float"/>
          <table:table-cell table:formula="of:=MIN([.$K401])" office:value-type="float"/>
          <table:table-cell table:formula="of:=MIN([.$L401])" office:value-type="float"/>
          <table:table-cell table:formula="of:=MIN([.$M401])" office:value-type="float"/>
          <table:table-cell table:formula="of:=MIN([.$N401])" office:value-type="float"/>
          <table:table-cell table:formula="of:=MEDIAN([.$B401])" office:value-type="float"/>
          <table:table-cell table:formula="of:=MEDIAN([.$C401])" office:value-type="float"/>
          <table:table-cell table:formula="of:=MEDIAN([.$D401])" office:value-type="float"/>
          <table:table-cell table:formula="of:=MEDIAN([.$E401])" office:value-type="float"/>
          <table:table-cell table:formula="of:=MEDIAN([.$F401])" office:value-type="float"/>
          <table:table-cell table:formula="of:=MEDIAN([.$G401])" office:value-type="float"/>
          <table:table-cell table:formula="of:=MEDIAN([.$H401])" office:value-type="float"/>
          <table:table-cell table:formula="of:=MEDIAN([.$I401])" office:value-type="float"/>
          <table:table-cell table:formula="of:=MEDIAN([.$J401])" office:value-type="float"/>
          <table:table-cell table:formula="of:=MEDIAN([.$K401])" office:value-type="float"/>
          <table:table-cell table:formula="of:=MEDIAN([.$L401])" office:value-type="float"/>
          <table:table-cell table:formula="of:=MEDIAN([.$M401])" office:value-type="float"/>
          <table:table-cell table:formula="of:=MEDIAN([.$N401])" office:value-type="float"/>
          <table:table-cell table:formula="of:=MAX([.$B401])" office:value-type="float"/>
          <table:table-cell table:formula="of:=MAX([.$C401])" office:value-type="float"/>
          <table:table-cell table:formula="of:=MAX([.$D401])" office:value-type="float"/>
          <table:table-cell table:formula="of:=MAX([.$E401])" office:value-type="float"/>
          <table:table-cell table:formula="of:=MAX([.$F401])" office:value-type="float"/>
          <table:table-cell table:formula="of:=MAX([.$G401])" office:value-type="float"/>
          <table:table-cell table:formula="of:=MAX([.$H401])" office:value-type="float"/>
          <table:table-cell table:formula="of:=MAX([.$I401])" office:value-type="float"/>
          <table:table-cell table:formula="of:=MAX([.$J401])" office:value-type="float"/>
          <table:table-cell table:formula="of:=MAX([.$K401])" office:value-type="float"/>
          <table:table-cell table:formula="of:=MAX([.$L401])" office:value-type="float"/>
          <table:table-cell table:formula="of:=MAX([.$M401])" office:value-type="float"/>
          <table:table-cell table:formula="of:=MAX([.$N401])" office:value-type="float"/>
        </table:table-row>
        <table:table-row table:style-name="ro1">
          <table:table-cell office:value-type="string">
            <text:p>c499/c499.lp.10.2</text:p>
          </table:table-cell>
          <table:table-cell office:value-type="float" office:value="0.029458"/>
          <table:table-cell office:value-type="float" office:value="0.023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5.0"/>
          <table:table-cell office:value-type="float" office:value="20302.0"/>
          <table:table-cell office:value-type="float" office:value="20302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2])" office:value-type="float"/>
          <table:table-cell table:formula="of:=MIN([.$C402])" office:value-type="float"/>
          <table:table-cell table:formula="of:=MIN([.$D402])" office:value-type="float"/>
          <table:table-cell table:formula="of:=MIN([.$E402])" office:value-type="float"/>
          <table:table-cell table:formula="of:=MIN([.$F402])" office:value-type="float"/>
          <table:table-cell table:formula="of:=MIN([.$G402])" office:value-type="float"/>
          <table:table-cell table:formula="of:=MIN([.$H402])" office:value-type="float"/>
          <table:table-cell table:formula="of:=MIN([.$I402])" office:value-type="float"/>
          <table:table-cell table:formula="of:=MIN([.$J402])" office:value-type="float"/>
          <table:table-cell table:formula="of:=MIN([.$K402])" office:value-type="float"/>
          <table:table-cell table:formula="of:=MIN([.$L402])" office:value-type="float"/>
          <table:table-cell table:formula="of:=MIN([.$M402])" office:value-type="float"/>
          <table:table-cell table:formula="of:=MIN([.$N402])" office:value-type="float"/>
          <table:table-cell table:formula="of:=MEDIAN([.$B402])" office:value-type="float"/>
          <table:table-cell table:formula="of:=MEDIAN([.$C402])" office:value-type="float"/>
          <table:table-cell table:formula="of:=MEDIAN([.$D402])" office:value-type="float"/>
          <table:table-cell table:formula="of:=MEDIAN([.$E402])" office:value-type="float"/>
          <table:table-cell table:formula="of:=MEDIAN([.$F402])" office:value-type="float"/>
          <table:table-cell table:formula="of:=MEDIAN([.$G402])" office:value-type="float"/>
          <table:table-cell table:formula="of:=MEDIAN([.$H402])" office:value-type="float"/>
          <table:table-cell table:formula="of:=MEDIAN([.$I402])" office:value-type="float"/>
          <table:table-cell table:formula="of:=MEDIAN([.$J402])" office:value-type="float"/>
          <table:table-cell table:formula="of:=MEDIAN([.$K402])" office:value-type="float"/>
          <table:table-cell table:formula="of:=MEDIAN([.$L402])" office:value-type="float"/>
          <table:table-cell table:formula="of:=MEDIAN([.$M402])" office:value-type="float"/>
          <table:table-cell table:formula="of:=MEDIAN([.$N402])" office:value-type="float"/>
          <table:table-cell table:formula="of:=MAX([.$B402])" office:value-type="float"/>
          <table:table-cell table:formula="of:=MAX([.$C402])" office:value-type="float"/>
          <table:table-cell table:formula="of:=MAX([.$D402])" office:value-type="float"/>
          <table:table-cell table:formula="of:=MAX([.$E402])" office:value-type="float"/>
          <table:table-cell table:formula="of:=MAX([.$F402])" office:value-type="float"/>
          <table:table-cell table:formula="of:=MAX([.$G402])" office:value-type="float"/>
          <table:table-cell table:formula="of:=MAX([.$H402])" office:value-type="float"/>
          <table:table-cell table:formula="of:=MAX([.$I402])" office:value-type="float"/>
          <table:table-cell table:formula="of:=MAX([.$J402])" office:value-type="float"/>
          <table:table-cell table:formula="of:=MAX([.$K402])" office:value-type="float"/>
          <table:table-cell table:formula="of:=MAX([.$L402])" office:value-type="float"/>
          <table:table-cell table:formula="of:=MAX([.$M402])" office:value-type="float"/>
          <table:table-cell table:formula="of:=MAX([.$N402])" office:value-type="float"/>
        </table:table-row>
        <table:table-row table:style-name="ro1">
          <table:table-cell office:value-type="string">
            <text:p>c499/c499.lp.10.3</text:p>
          </table:table-cell>
          <table:table-cell office:value-type="float" office:value="0.040743"/>
          <table:table-cell office:value-type="float" office:value="0.03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8.0"/>
          <table:table-cell office:value-type="float" office:value="39840.0"/>
          <table:table-cell office:value-type="float" office:value="39840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3])" office:value-type="float"/>
          <table:table-cell table:formula="of:=MIN([.$C403])" office:value-type="float"/>
          <table:table-cell table:formula="of:=MIN([.$D403])" office:value-type="float"/>
          <table:table-cell table:formula="of:=MIN([.$E403])" office:value-type="float"/>
          <table:table-cell table:formula="of:=MIN([.$F403])" office:value-type="float"/>
          <table:table-cell table:formula="of:=MIN([.$G403])" office:value-type="float"/>
          <table:table-cell table:formula="of:=MIN([.$H403])" office:value-type="float"/>
          <table:table-cell table:formula="of:=MIN([.$I403])" office:value-type="float"/>
          <table:table-cell table:formula="of:=MIN([.$J403])" office:value-type="float"/>
          <table:table-cell table:formula="of:=MIN([.$K403])" office:value-type="float"/>
          <table:table-cell table:formula="of:=MIN([.$L403])" office:value-type="float"/>
          <table:table-cell table:formula="of:=MIN([.$M403])" office:value-type="float"/>
          <table:table-cell table:formula="of:=MIN([.$N403])" office:value-type="float"/>
          <table:table-cell table:formula="of:=MEDIAN([.$B403])" office:value-type="float"/>
          <table:table-cell table:formula="of:=MEDIAN([.$C403])" office:value-type="float"/>
          <table:table-cell table:formula="of:=MEDIAN([.$D403])" office:value-type="float"/>
          <table:table-cell table:formula="of:=MEDIAN([.$E403])" office:value-type="float"/>
          <table:table-cell table:formula="of:=MEDIAN([.$F403])" office:value-type="float"/>
          <table:table-cell table:formula="of:=MEDIAN([.$G403])" office:value-type="float"/>
          <table:table-cell table:formula="of:=MEDIAN([.$H403])" office:value-type="float"/>
          <table:table-cell table:formula="of:=MEDIAN([.$I403])" office:value-type="float"/>
          <table:table-cell table:formula="of:=MEDIAN([.$J403])" office:value-type="float"/>
          <table:table-cell table:formula="of:=MEDIAN([.$K403])" office:value-type="float"/>
          <table:table-cell table:formula="of:=MEDIAN([.$L403])" office:value-type="float"/>
          <table:table-cell table:formula="of:=MEDIAN([.$M403])" office:value-type="float"/>
          <table:table-cell table:formula="of:=MEDIAN([.$N403])" office:value-type="float"/>
          <table:table-cell table:formula="of:=MAX([.$B403])" office:value-type="float"/>
          <table:table-cell table:formula="of:=MAX([.$C403])" office:value-type="float"/>
          <table:table-cell table:formula="of:=MAX([.$D403])" office:value-type="float"/>
          <table:table-cell table:formula="of:=MAX([.$E403])" office:value-type="float"/>
          <table:table-cell table:formula="of:=MAX([.$F403])" office:value-type="float"/>
          <table:table-cell table:formula="of:=MAX([.$G403])" office:value-type="float"/>
          <table:table-cell table:formula="of:=MAX([.$H403])" office:value-type="float"/>
          <table:table-cell table:formula="of:=MAX([.$I403])" office:value-type="float"/>
          <table:table-cell table:formula="of:=MAX([.$J403])" office:value-type="float"/>
          <table:table-cell table:formula="of:=MAX([.$K403])" office:value-type="float"/>
          <table:table-cell table:formula="of:=MAX([.$L403])" office:value-type="float"/>
          <table:table-cell table:formula="of:=MAX([.$M403])" office:value-type="float"/>
          <table:table-cell table:formula="of:=MAX([.$N403])" office:value-type="float"/>
        </table:table-row>
        <table:table-row table:style-name="ro1">
          <table:table-cell office:value-type="string">
            <text:p>c499/c499.lp.10.4</text:p>
          </table:table-cell>
          <table:table-cell office:value-type="float" office:value="0.041534"/>
          <table:table-cell office:value-type="float" office:value="0.03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8.0"/>
          <table:table-cell office:value-type="float" office:value="38800.0"/>
          <table:table-cell office:value-type="float" office:value="38800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4])" office:value-type="float"/>
          <table:table-cell table:formula="of:=MIN([.$C404])" office:value-type="float"/>
          <table:table-cell table:formula="of:=MIN([.$D404])" office:value-type="float"/>
          <table:table-cell table:formula="of:=MIN([.$E404])" office:value-type="float"/>
          <table:table-cell table:formula="of:=MIN([.$F404])" office:value-type="float"/>
          <table:table-cell table:formula="of:=MIN([.$G404])" office:value-type="float"/>
          <table:table-cell table:formula="of:=MIN([.$H404])" office:value-type="float"/>
          <table:table-cell table:formula="of:=MIN([.$I404])" office:value-type="float"/>
          <table:table-cell table:formula="of:=MIN([.$J404])" office:value-type="float"/>
          <table:table-cell table:formula="of:=MIN([.$K404])" office:value-type="float"/>
          <table:table-cell table:formula="of:=MIN([.$L404])" office:value-type="float"/>
          <table:table-cell table:formula="of:=MIN([.$M404])" office:value-type="float"/>
          <table:table-cell table:formula="of:=MIN([.$N404])" office:value-type="float"/>
          <table:table-cell table:formula="of:=MEDIAN([.$B404])" office:value-type="float"/>
          <table:table-cell table:formula="of:=MEDIAN([.$C404])" office:value-type="float"/>
          <table:table-cell table:formula="of:=MEDIAN([.$D404])" office:value-type="float"/>
          <table:table-cell table:formula="of:=MEDIAN([.$E404])" office:value-type="float"/>
          <table:table-cell table:formula="of:=MEDIAN([.$F404])" office:value-type="float"/>
          <table:table-cell table:formula="of:=MEDIAN([.$G404])" office:value-type="float"/>
          <table:table-cell table:formula="of:=MEDIAN([.$H404])" office:value-type="float"/>
          <table:table-cell table:formula="of:=MEDIAN([.$I404])" office:value-type="float"/>
          <table:table-cell table:formula="of:=MEDIAN([.$J404])" office:value-type="float"/>
          <table:table-cell table:formula="of:=MEDIAN([.$K404])" office:value-type="float"/>
          <table:table-cell table:formula="of:=MEDIAN([.$L404])" office:value-type="float"/>
          <table:table-cell table:formula="of:=MEDIAN([.$M404])" office:value-type="float"/>
          <table:table-cell table:formula="of:=MEDIAN([.$N404])" office:value-type="float"/>
          <table:table-cell table:formula="of:=MAX([.$B404])" office:value-type="float"/>
          <table:table-cell table:formula="of:=MAX([.$C404])" office:value-type="float"/>
          <table:table-cell table:formula="of:=MAX([.$D404])" office:value-type="float"/>
          <table:table-cell table:formula="of:=MAX([.$E404])" office:value-type="float"/>
          <table:table-cell table:formula="of:=MAX([.$F404])" office:value-type="float"/>
          <table:table-cell table:formula="of:=MAX([.$G404])" office:value-type="float"/>
          <table:table-cell table:formula="of:=MAX([.$H404])" office:value-type="float"/>
          <table:table-cell table:formula="of:=MAX([.$I404])" office:value-type="float"/>
          <table:table-cell table:formula="of:=MAX([.$J404])" office:value-type="float"/>
          <table:table-cell table:formula="of:=MAX([.$K404])" office:value-type="float"/>
          <table:table-cell table:formula="of:=MAX([.$L404])" office:value-type="float"/>
          <table:table-cell table:formula="of:=MAX([.$M404])" office:value-type="float"/>
          <table:table-cell table:formula="of:=MAX([.$N404])" office:value-type="float"/>
        </table:table-row>
        <table:table-row table:style-name="ro1">
          <table:table-cell office:value-type="string">
            <text:p>c499/c499.lp.10.5</text:p>
          </table:table-cell>
          <table:table-cell office:value-type="float" office:value="0.03732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1.0"/>
          <table:table-cell office:value-type="float" office:value="33247.0"/>
          <table:table-cell office:value-type="float" office:value="33247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5])" office:value-type="float"/>
          <table:table-cell table:formula="of:=MIN([.$C405])" office:value-type="float"/>
          <table:table-cell table:formula="of:=MIN([.$D405])" office:value-type="float"/>
          <table:table-cell table:formula="of:=MIN([.$E405])" office:value-type="float"/>
          <table:table-cell table:formula="of:=MIN([.$F405])" office:value-type="float"/>
          <table:table-cell table:formula="of:=MIN([.$G405])" office:value-type="float"/>
          <table:table-cell table:formula="of:=MIN([.$H405])" office:value-type="float"/>
          <table:table-cell table:formula="of:=MIN([.$I405])" office:value-type="float"/>
          <table:table-cell table:formula="of:=MIN([.$J405])" office:value-type="float"/>
          <table:table-cell table:formula="of:=MIN([.$K405])" office:value-type="float"/>
          <table:table-cell table:formula="of:=MIN([.$L405])" office:value-type="float"/>
          <table:table-cell table:formula="of:=MIN([.$M405])" office:value-type="float"/>
          <table:table-cell table:formula="of:=MIN([.$N405])" office:value-type="float"/>
          <table:table-cell table:formula="of:=MEDIAN([.$B405])" office:value-type="float"/>
          <table:table-cell table:formula="of:=MEDIAN([.$C405])" office:value-type="float"/>
          <table:table-cell table:formula="of:=MEDIAN([.$D405])" office:value-type="float"/>
          <table:table-cell table:formula="of:=MEDIAN([.$E405])" office:value-type="float"/>
          <table:table-cell table:formula="of:=MEDIAN([.$F405])" office:value-type="float"/>
          <table:table-cell table:formula="of:=MEDIAN([.$G405])" office:value-type="float"/>
          <table:table-cell table:formula="of:=MEDIAN([.$H405])" office:value-type="float"/>
          <table:table-cell table:formula="of:=MEDIAN([.$I405])" office:value-type="float"/>
          <table:table-cell table:formula="of:=MEDIAN([.$J405])" office:value-type="float"/>
          <table:table-cell table:formula="of:=MEDIAN([.$K405])" office:value-type="float"/>
          <table:table-cell table:formula="of:=MEDIAN([.$L405])" office:value-type="float"/>
          <table:table-cell table:formula="of:=MEDIAN([.$M405])" office:value-type="float"/>
          <table:table-cell table:formula="of:=MEDIAN([.$N405])" office:value-type="float"/>
          <table:table-cell table:formula="of:=MAX([.$B405])" office:value-type="float"/>
          <table:table-cell table:formula="of:=MAX([.$C405])" office:value-type="float"/>
          <table:table-cell table:formula="of:=MAX([.$D405])" office:value-type="float"/>
          <table:table-cell table:formula="of:=MAX([.$E405])" office:value-type="float"/>
          <table:table-cell table:formula="of:=MAX([.$F405])" office:value-type="float"/>
          <table:table-cell table:formula="of:=MAX([.$G405])" office:value-type="float"/>
          <table:table-cell table:formula="of:=MAX([.$H405])" office:value-type="float"/>
          <table:table-cell table:formula="of:=MAX([.$I405])" office:value-type="float"/>
          <table:table-cell table:formula="of:=MAX([.$J405])" office:value-type="float"/>
          <table:table-cell table:formula="of:=MAX([.$K405])" office:value-type="float"/>
          <table:table-cell table:formula="of:=MAX([.$L405])" office:value-type="float"/>
          <table:table-cell table:formula="of:=MAX([.$M405])" office:value-type="float"/>
          <table:table-cell table:formula="of:=MAX([.$N405])" office:value-type="float"/>
        </table:table-row>
        <table:table-row table:style-name="ro1">
          <table:table-cell office:value-type="string">
            <text:p>c499/c499.lp.10.6</text:p>
          </table:table-cell>
          <table:table-cell office:value-type="float" office:value="0.050166"/>
          <table:table-cell office:value-type="float" office:value="0.044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2.0"/>
          <table:table-cell office:value-type="float" office:value="68951.0"/>
          <table:table-cell office:value-type="float" office:value="68951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6])" office:value-type="float"/>
          <table:table-cell table:formula="of:=MIN([.$C406])" office:value-type="float"/>
          <table:table-cell table:formula="of:=MIN([.$D406])" office:value-type="float"/>
          <table:table-cell table:formula="of:=MIN([.$E406])" office:value-type="float"/>
          <table:table-cell table:formula="of:=MIN([.$F406])" office:value-type="float"/>
          <table:table-cell table:formula="of:=MIN([.$G406])" office:value-type="float"/>
          <table:table-cell table:formula="of:=MIN([.$H406])" office:value-type="float"/>
          <table:table-cell table:formula="of:=MIN([.$I406])" office:value-type="float"/>
          <table:table-cell table:formula="of:=MIN([.$J406])" office:value-type="float"/>
          <table:table-cell table:formula="of:=MIN([.$K406])" office:value-type="float"/>
          <table:table-cell table:formula="of:=MIN([.$L406])" office:value-type="float"/>
          <table:table-cell table:formula="of:=MIN([.$M406])" office:value-type="float"/>
          <table:table-cell table:formula="of:=MIN([.$N406])" office:value-type="float"/>
          <table:table-cell table:formula="of:=MEDIAN([.$B406])" office:value-type="float"/>
          <table:table-cell table:formula="of:=MEDIAN([.$C406])" office:value-type="float"/>
          <table:table-cell table:formula="of:=MEDIAN([.$D406])" office:value-type="float"/>
          <table:table-cell table:formula="of:=MEDIAN([.$E406])" office:value-type="float"/>
          <table:table-cell table:formula="of:=MEDIAN([.$F406])" office:value-type="float"/>
          <table:table-cell table:formula="of:=MEDIAN([.$G406])" office:value-type="float"/>
          <table:table-cell table:formula="of:=MEDIAN([.$H406])" office:value-type="float"/>
          <table:table-cell table:formula="of:=MEDIAN([.$I406])" office:value-type="float"/>
          <table:table-cell table:formula="of:=MEDIAN([.$J406])" office:value-type="float"/>
          <table:table-cell table:formula="of:=MEDIAN([.$K406])" office:value-type="float"/>
          <table:table-cell table:formula="of:=MEDIAN([.$L406])" office:value-type="float"/>
          <table:table-cell table:formula="of:=MEDIAN([.$M406])" office:value-type="float"/>
          <table:table-cell table:formula="of:=MEDIAN([.$N406])" office:value-type="float"/>
          <table:table-cell table:formula="of:=MAX([.$B406])" office:value-type="float"/>
          <table:table-cell table:formula="of:=MAX([.$C406])" office:value-type="float"/>
          <table:table-cell table:formula="of:=MAX([.$D406])" office:value-type="float"/>
          <table:table-cell table:formula="of:=MAX([.$E406])" office:value-type="float"/>
          <table:table-cell table:formula="of:=MAX([.$F406])" office:value-type="float"/>
          <table:table-cell table:formula="of:=MAX([.$G406])" office:value-type="float"/>
          <table:table-cell table:formula="of:=MAX([.$H406])" office:value-type="float"/>
          <table:table-cell table:formula="of:=MAX([.$I406])" office:value-type="float"/>
          <table:table-cell table:formula="of:=MAX([.$J406])" office:value-type="float"/>
          <table:table-cell table:formula="of:=MAX([.$K406])" office:value-type="float"/>
          <table:table-cell table:formula="of:=MAX([.$L406])" office:value-type="float"/>
          <table:table-cell table:formula="of:=MAX([.$M406])" office:value-type="float"/>
          <table:table-cell table:formula="of:=MAX([.$N406])" office:value-type="float"/>
        </table:table-row>
        <table:table-row table:style-name="ro1">
          <table:table-cell office:value-type="string">
            <text:p>c499/c499.lp.10.7</text:p>
          </table:table-cell>
          <table:table-cell office:value-type="float" office:value="0.048238"/>
          <table:table-cell office:value-type="float" office:value="0.04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5.0"/>
          <table:table-cell office:value-type="float" office:value="69614.0"/>
          <table:table-cell office:value-type="float" office:value="69614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7])" office:value-type="float"/>
          <table:table-cell table:formula="of:=MIN([.$C407])" office:value-type="float"/>
          <table:table-cell table:formula="of:=MIN([.$D407])" office:value-type="float"/>
          <table:table-cell table:formula="of:=MIN([.$E407])" office:value-type="float"/>
          <table:table-cell table:formula="of:=MIN([.$F407])" office:value-type="float"/>
          <table:table-cell table:formula="of:=MIN([.$G407])" office:value-type="float"/>
          <table:table-cell table:formula="of:=MIN([.$H407])" office:value-type="float"/>
          <table:table-cell table:formula="of:=MIN([.$I407])" office:value-type="float"/>
          <table:table-cell table:formula="of:=MIN([.$J407])" office:value-type="float"/>
          <table:table-cell table:formula="of:=MIN([.$K407])" office:value-type="float"/>
          <table:table-cell table:formula="of:=MIN([.$L407])" office:value-type="float"/>
          <table:table-cell table:formula="of:=MIN([.$M407])" office:value-type="float"/>
          <table:table-cell table:formula="of:=MIN([.$N407])" office:value-type="float"/>
          <table:table-cell table:formula="of:=MEDIAN([.$B407])" office:value-type="float"/>
          <table:table-cell table:formula="of:=MEDIAN([.$C407])" office:value-type="float"/>
          <table:table-cell table:formula="of:=MEDIAN([.$D407])" office:value-type="float"/>
          <table:table-cell table:formula="of:=MEDIAN([.$E407])" office:value-type="float"/>
          <table:table-cell table:formula="of:=MEDIAN([.$F407])" office:value-type="float"/>
          <table:table-cell table:formula="of:=MEDIAN([.$G407])" office:value-type="float"/>
          <table:table-cell table:formula="of:=MEDIAN([.$H407])" office:value-type="float"/>
          <table:table-cell table:formula="of:=MEDIAN([.$I407])" office:value-type="float"/>
          <table:table-cell table:formula="of:=MEDIAN([.$J407])" office:value-type="float"/>
          <table:table-cell table:formula="of:=MEDIAN([.$K407])" office:value-type="float"/>
          <table:table-cell table:formula="of:=MEDIAN([.$L407])" office:value-type="float"/>
          <table:table-cell table:formula="of:=MEDIAN([.$M407])" office:value-type="float"/>
          <table:table-cell table:formula="of:=MEDIAN([.$N407])" office:value-type="float"/>
          <table:table-cell table:formula="of:=MAX([.$B407])" office:value-type="float"/>
          <table:table-cell table:formula="of:=MAX([.$C407])" office:value-type="float"/>
          <table:table-cell table:formula="of:=MAX([.$D407])" office:value-type="float"/>
          <table:table-cell table:formula="of:=MAX([.$E407])" office:value-type="float"/>
          <table:table-cell table:formula="of:=MAX([.$F407])" office:value-type="float"/>
          <table:table-cell table:formula="of:=MAX([.$G407])" office:value-type="float"/>
          <table:table-cell table:formula="of:=MAX([.$H407])" office:value-type="float"/>
          <table:table-cell table:formula="of:=MAX([.$I407])" office:value-type="float"/>
          <table:table-cell table:formula="of:=MAX([.$J407])" office:value-type="float"/>
          <table:table-cell table:formula="of:=MAX([.$K407])" office:value-type="float"/>
          <table:table-cell table:formula="of:=MAX([.$L407])" office:value-type="float"/>
          <table:table-cell table:formula="of:=MAX([.$M407])" office:value-type="float"/>
          <table:table-cell table:formula="of:=MAX([.$N407])" office:value-type="float"/>
        </table:table-row>
        <table:table-row table:style-name="ro1">
          <table:table-cell office:value-type="string">
            <text:p>c499/c499.lp.10.8</text:p>
          </table:table-cell>
          <table:table-cell office:value-type="float" office:value="0.051791"/>
          <table:table-cell office:value-type="float" office:value="0.046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68564.0"/>
          <table:table-cell office:value-type="float" office:value="68564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8])" office:value-type="float"/>
          <table:table-cell table:formula="of:=MIN([.$C408])" office:value-type="float"/>
          <table:table-cell table:formula="of:=MIN([.$D408])" office:value-type="float"/>
          <table:table-cell table:formula="of:=MIN([.$E408])" office:value-type="float"/>
          <table:table-cell table:formula="of:=MIN([.$F408])" office:value-type="float"/>
          <table:table-cell table:formula="of:=MIN([.$G408])" office:value-type="float"/>
          <table:table-cell table:formula="of:=MIN([.$H408])" office:value-type="float"/>
          <table:table-cell table:formula="of:=MIN([.$I408])" office:value-type="float"/>
          <table:table-cell table:formula="of:=MIN([.$J408])" office:value-type="float"/>
          <table:table-cell table:formula="of:=MIN([.$K408])" office:value-type="float"/>
          <table:table-cell table:formula="of:=MIN([.$L408])" office:value-type="float"/>
          <table:table-cell table:formula="of:=MIN([.$M408])" office:value-type="float"/>
          <table:table-cell table:formula="of:=MIN([.$N408])" office:value-type="float"/>
          <table:table-cell table:formula="of:=MEDIAN([.$B408])" office:value-type="float"/>
          <table:table-cell table:formula="of:=MEDIAN([.$C408])" office:value-type="float"/>
          <table:table-cell table:formula="of:=MEDIAN([.$D408])" office:value-type="float"/>
          <table:table-cell table:formula="of:=MEDIAN([.$E408])" office:value-type="float"/>
          <table:table-cell table:formula="of:=MEDIAN([.$F408])" office:value-type="float"/>
          <table:table-cell table:formula="of:=MEDIAN([.$G408])" office:value-type="float"/>
          <table:table-cell table:formula="of:=MEDIAN([.$H408])" office:value-type="float"/>
          <table:table-cell table:formula="of:=MEDIAN([.$I408])" office:value-type="float"/>
          <table:table-cell table:formula="of:=MEDIAN([.$J408])" office:value-type="float"/>
          <table:table-cell table:formula="of:=MEDIAN([.$K408])" office:value-type="float"/>
          <table:table-cell table:formula="of:=MEDIAN([.$L408])" office:value-type="float"/>
          <table:table-cell table:formula="of:=MEDIAN([.$M408])" office:value-type="float"/>
          <table:table-cell table:formula="of:=MEDIAN([.$N408])" office:value-type="float"/>
          <table:table-cell table:formula="of:=MAX([.$B408])" office:value-type="float"/>
          <table:table-cell table:formula="of:=MAX([.$C408])" office:value-type="float"/>
          <table:table-cell table:formula="of:=MAX([.$D408])" office:value-type="float"/>
          <table:table-cell table:formula="of:=MAX([.$E408])" office:value-type="float"/>
          <table:table-cell table:formula="of:=MAX([.$F408])" office:value-type="float"/>
          <table:table-cell table:formula="of:=MAX([.$G408])" office:value-type="float"/>
          <table:table-cell table:formula="of:=MAX([.$H408])" office:value-type="float"/>
          <table:table-cell table:formula="of:=MAX([.$I408])" office:value-type="float"/>
          <table:table-cell table:formula="of:=MAX([.$J408])" office:value-type="float"/>
          <table:table-cell table:formula="of:=MAX([.$K408])" office:value-type="float"/>
          <table:table-cell table:formula="of:=MAX([.$L408])" office:value-type="float"/>
          <table:table-cell table:formula="of:=MAX([.$M408])" office:value-type="float"/>
          <table:table-cell table:formula="of:=MAX([.$N408])" office:value-type="float"/>
        </table:table-row>
        <table:table-row table:style-name="ro1">
          <table:table-cell office:value-type="string">
            <text:p>c499/c499.lp.2.1</text:p>
          </table:table-cell>
          <table:table-cell office:value-type="float" office:value="0.029866"/>
          <table:table-cell office:value-type="float" office:value="0.025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8.0"/>
          <table:table-cell office:value-type="float" office:value="23851.0"/>
          <table:table-cell office:value-type="float" office:value="23851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09])" office:value-type="float"/>
          <table:table-cell table:formula="of:=MIN([.$C409])" office:value-type="float"/>
          <table:table-cell table:formula="of:=MIN([.$D409])" office:value-type="float"/>
          <table:table-cell table:formula="of:=MIN([.$E409])" office:value-type="float"/>
          <table:table-cell table:formula="of:=MIN([.$F409])" office:value-type="float"/>
          <table:table-cell table:formula="of:=MIN([.$G409])" office:value-type="float"/>
          <table:table-cell table:formula="of:=MIN([.$H409])" office:value-type="float"/>
          <table:table-cell table:formula="of:=MIN([.$I409])" office:value-type="float"/>
          <table:table-cell table:formula="of:=MIN([.$J409])" office:value-type="float"/>
          <table:table-cell table:formula="of:=MIN([.$K409])" office:value-type="float"/>
          <table:table-cell table:formula="of:=MIN([.$L409])" office:value-type="float"/>
          <table:table-cell table:formula="of:=MIN([.$M409])" office:value-type="float"/>
          <table:table-cell table:formula="of:=MIN([.$N409])" office:value-type="float"/>
          <table:table-cell table:formula="of:=MEDIAN([.$B409])" office:value-type="float"/>
          <table:table-cell table:formula="of:=MEDIAN([.$C409])" office:value-type="float"/>
          <table:table-cell table:formula="of:=MEDIAN([.$D409])" office:value-type="float"/>
          <table:table-cell table:formula="of:=MEDIAN([.$E409])" office:value-type="float"/>
          <table:table-cell table:formula="of:=MEDIAN([.$F409])" office:value-type="float"/>
          <table:table-cell table:formula="of:=MEDIAN([.$G409])" office:value-type="float"/>
          <table:table-cell table:formula="of:=MEDIAN([.$H409])" office:value-type="float"/>
          <table:table-cell table:formula="of:=MEDIAN([.$I409])" office:value-type="float"/>
          <table:table-cell table:formula="of:=MEDIAN([.$J409])" office:value-type="float"/>
          <table:table-cell table:formula="of:=MEDIAN([.$K409])" office:value-type="float"/>
          <table:table-cell table:formula="of:=MEDIAN([.$L409])" office:value-type="float"/>
          <table:table-cell table:formula="of:=MEDIAN([.$M409])" office:value-type="float"/>
          <table:table-cell table:formula="of:=MEDIAN([.$N409])" office:value-type="float"/>
          <table:table-cell table:formula="of:=MAX([.$B409])" office:value-type="float"/>
          <table:table-cell table:formula="of:=MAX([.$C409])" office:value-type="float"/>
          <table:table-cell table:formula="of:=MAX([.$D409])" office:value-type="float"/>
          <table:table-cell table:formula="of:=MAX([.$E409])" office:value-type="float"/>
          <table:table-cell table:formula="of:=MAX([.$F409])" office:value-type="float"/>
          <table:table-cell table:formula="of:=MAX([.$G409])" office:value-type="float"/>
          <table:table-cell table:formula="of:=MAX([.$H409])" office:value-type="float"/>
          <table:table-cell table:formula="of:=MAX([.$I409])" office:value-type="float"/>
          <table:table-cell table:formula="of:=MAX([.$J409])" office:value-type="float"/>
          <table:table-cell table:formula="of:=MAX([.$K409])" office:value-type="float"/>
          <table:table-cell table:formula="of:=MAX([.$L409])" office:value-type="float"/>
          <table:table-cell table:formula="of:=MAX([.$M409])" office:value-type="float"/>
          <table:table-cell table:formula="of:=MAX([.$N409])" office:value-type="float"/>
        </table:table-row>
        <table:table-row table:style-name="ro1">
          <table:table-cell office:value-type="string">
            <text:p>c499/c499.lp.2.2</text:p>
          </table:table-cell>
          <table:table-cell office:value-type="float" office:value="0.036938"/>
          <table:table-cell office:value-type="float" office:value="0.03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4.0"/>
          <table:table-cell office:value-type="float" office:value="34762.0"/>
          <table:table-cell office:value-type="float" office:value="34762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0])" office:value-type="float"/>
          <table:table-cell table:formula="of:=MIN([.$C410])" office:value-type="float"/>
          <table:table-cell table:formula="of:=MIN([.$D410])" office:value-type="float"/>
          <table:table-cell table:formula="of:=MIN([.$E410])" office:value-type="float"/>
          <table:table-cell table:formula="of:=MIN([.$F410])" office:value-type="float"/>
          <table:table-cell table:formula="of:=MIN([.$G410])" office:value-type="float"/>
          <table:table-cell table:formula="of:=MIN([.$H410])" office:value-type="float"/>
          <table:table-cell table:formula="of:=MIN([.$I410])" office:value-type="float"/>
          <table:table-cell table:formula="of:=MIN([.$J410])" office:value-type="float"/>
          <table:table-cell table:formula="of:=MIN([.$K410])" office:value-type="float"/>
          <table:table-cell table:formula="of:=MIN([.$L410])" office:value-type="float"/>
          <table:table-cell table:formula="of:=MIN([.$M410])" office:value-type="float"/>
          <table:table-cell table:formula="of:=MIN([.$N410])" office:value-type="float"/>
          <table:table-cell table:formula="of:=MEDIAN([.$B410])" office:value-type="float"/>
          <table:table-cell table:formula="of:=MEDIAN([.$C410])" office:value-type="float"/>
          <table:table-cell table:formula="of:=MEDIAN([.$D410])" office:value-type="float"/>
          <table:table-cell table:formula="of:=MEDIAN([.$E410])" office:value-type="float"/>
          <table:table-cell table:formula="of:=MEDIAN([.$F410])" office:value-type="float"/>
          <table:table-cell table:formula="of:=MEDIAN([.$G410])" office:value-type="float"/>
          <table:table-cell table:formula="of:=MEDIAN([.$H410])" office:value-type="float"/>
          <table:table-cell table:formula="of:=MEDIAN([.$I410])" office:value-type="float"/>
          <table:table-cell table:formula="of:=MEDIAN([.$J410])" office:value-type="float"/>
          <table:table-cell table:formula="of:=MEDIAN([.$K410])" office:value-type="float"/>
          <table:table-cell table:formula="of:=MEDIAN([.$L410])" office:value-type="float"/>
          <table:table-cell table:formula="of:=MEDIAN([.$M410])" office:value-type="float"/>
          <table:table-cell table:formula="of:=MEDIAN([.$N410])" office:value-type="float"/>
          <table:table-cell table:formula="of:=MAX([.$B410])" office:value-type="float"/>
          <table:table-cell table:formula="of:=MAX([.$C410])" office:value-type="float"/>
          <table:table-cell table:formula="of:=MAX([.$D410])" office:value-type="float"/>
          <table:table-cell table:formula="of:=MAX([.$E410])" office:value-type="float"/>
          <table:table-cell table:formula="of:=MAX([.$F410])" office:value-type="float"/>
          <table:table-cell table:formula="of:=MAX([.$G410])" office:value-type="float"/>
          <table:table-cell table:formula="of:=MAX([.$H410])" office:value-type="float"/>
          <table:table-cell table:formula="of:=MAX([.$I410])" office:value-type="float"/>
          <table:table-cell table:formula="of:=MAX([.$J410])" office:value-type="float"/>
          <table:table-cell table:formula="of:=MAX([.$K410])" office:value-type="float"/>
          <table:table-cell table:formula="of:=MAX([.$L410])" office:value-type="float"/>
          <table:table-cell table:formula="of:=MAX([.$M410])" office:value-type="float"/>
          <table:table-cell table:formula="of:=MAX([.$N410])" office:value-type="float"/>
        </table:table-row>
        <table:table-row table:style-name="ro1">
          <table:table-cell office:value-type="string">
            <text:p>c499/c499.lp.2.3</text:p>
          </table:table-cell>
          <table:table-cell office:value-type="float" office:value="0.046965"/>
          <table:table-cell office:value-type="float" office:value="0.04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3.0"/>
          <table:table-cell office:value-type="float" office:value="33471.0"/>
          <table:table-cell office:value-type="float" office:value="33471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1])" office:value-type="float"/>
          <table:table-cell table:formula="of:=MIN([.$C411])" office:value-type="float"/>
          <table:table-cell table:formula="of:=MIN([.$D411])" office:value-type="float"/>
          <table:table-cell table:formula="of:=MIN([.$E411])" office:value-type="float"/>
          <table:table-cell table:formula="of:=MIN([.$F411])" office:value-type="float"/>
          <table:table-cell table:formula="of:=MIN([.$G411])" office:value-type="float"/>
          <table:table-cell table:formula="of:=MIN([.$H411])" office:value-type="float"/>
          <table:table-cell table:formula="of:=MIN([.$I411])" office:value-type="float"/>
          <table:table-cell table:formula="of:=MIN([.$J411])" office:value-type="float"/>
          <table:table-cell table:formula="of:=MIN([.$K411])" office:value-type="float"/>
          <table:table-cell table:formula="of:=MIN([.$L411])" office:value-type="float"/>
          <table:table-cell table:formula="of:=MIN([.$M411])" office:value-type="float"/>
          <table:table-cell table:formula="of:=MIN([.$N411])" office:value-type="float"/>
          <table:table-cell table:formula="of:=MEDIAN([.$B411])" office:value-type="float"/>
          <table:table-cell table:formula="of:=MEDIAN([.$C411])" office:value-type="float"/>
          <table:table-cell table:formula="of:=MEDIAN([.$D411])" office:value-type="float"/>
          <table:table-cell table:formula="of:=MEDIAN([.$E411])" office:value-type="float"/>
          <table:table-cell table:formula="of:=MEDIAN([.$F411])" office:value-type="float"/>
          <table:table-cell table:formula="of:=MEDIAN([.$G411])" office:value-type="float"/>
          <table:table-cell table:formula="of:=MEDIAN([.$H411])" office:value-type="float"/>
          <table:table-cell table:formula="of:=MEDIAN([.$I411])" office:value-type="float"/>
          <table:table-cell table:formula="of:=MEDIAN([.$J411])" office:value-type="float"/>
          <table:table-cell table:formula="of:=MEDIAN([.$K411])" office:value-type="float"/>
          <table:table-cell table:formula="of:=MEDIAN([.$L411])" office:value-type="float"/>
          <table:table-cell table:formula="of:=MEDIAN([.$M411])" office:value-type="float"/>
          <table:table-cell table:formula="of:=MEDIAN([.$N411])" office:value-type="float"/>
          <table:table-cell table:formula="of:=MAX([.$B411])" office:value-type="float"/>
          <table:table-cell table:formula="of:=MAX([.$C411])" office:value-type="float"/>
          <table:table-cell table:formula="of:=MAX([.$D411])" office:value-type="float"/>
          <table:table-cell table:formula="of:=MAX([.$E411])" office:value-type="float"/>
          <table:table-cell table:formula="of:=MAX([.$F411])" office:value-type="float"/>
          <table:table-cell table:formula="of:=MAX([.$G411])" office:value-type="float"/>
          <table:table-cell table:formula="of:=MAX([.$H411])" office:value-type="float"/>
          <table:table-cell table:formula="of:=MAX([.$I411])" office:value-type="float"/>
          <table:table-cell table:formula="of:=MAX([.$J411])" office:value-type="float"/>
          <table:table-cell table:formula="of:=MAX([.$K411])" office:value-type="float"/>
          <table:table-cell table:formula="of:=MAX([.$L411])" office:value-type="float"/>
          <table:table-cell table:formula="of:=MAX([.$M411])" office:value-type="float"/>
          <table:table-cell table:formula="of:=MAX([.$N411])" office:value-type="float"/>
        </table:table-row>
        <table:table-row table:style-name="ro1">
          <table:table-cell office:value-type="string">
            <text:p>c499/c499.lp.2.4</text:p>
          </table:table-cell>
          <table:table-cell office:value-type="float" office:value="0.048666"/>
          <table:table-cell office:value-type="float" office:value="0.04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3.0"/>
          <table:table-cell office:value-type="float" office:value="30603.0"/>
          <table:table-cell office:value-type="float" office:value="30603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2])" office:value-type="float"/>
          <table:table-cell table:formula="of:=MIN([.$C412])" office:value-type="float"/>
          <table:table-cell table:formula="of:=MIN([.$D412])" office:value-type="float"/>
          <table:table-cell table:formula="of:=MIN([.$E412])" office:value-type="float"/>
          <table:table-cell table:formula="of:=MIN([.$F412])" office:value-type="float"/>
          <table:table-cell table:formula="of:=MIN([.$G412])" office:value-type="float"/>
          <table:table-cell table:formula="of:=MIN([.$H412])" office:value-type="float"/>
          <table:table-cell table:formula="of:=MIN([.$I412])" office:value-type="float"/>
          <table:table-cell table:formula="of:=MIN([.$J412])" office:value-type="float"/>
          <table:table-cell table:formula="of:=MIN([.$K412])" office:value-type="float"/>
          <table:table-cell table:formula="of:=MIN([.$L412])" office:value-type="float"/>
          <table:table-cell table:formula="of:=MIN([.$M412])" office:value-type="float"/>
          <table:table-cell table:formula="of:=MIN([.$N412])" office:value-type="float"/>
          <table:table-cell table:formula="of:=MEDIAN([.$B412])" office:value-type="float"/>
          <table:table-cell table:formula="of:=MEDIAN([.$C412])" office:value-type="float"/>
          <table:table-cell table:formula="of:=MEDIAN([.$D412])" office:value-type="float"/>
          <table:table-cell table:formula="of:=MEDIAN([.$E412])" office:value-type="float"/>
          <table:table-cell table:formula="of:=MEDIAN([.$F412])" office:value-type="float"/>
          <table:table-cell table:formula="of:=MEDIAN([.$G412])" office:value-type="float"/>
          <table:table-cell table:formula="of:=MEDIAN([.$H412])" office:value-type="float"/>
          <table:table-cell table:formula="of:=MEDIAN([.$I412])" office:value-type="float"/>
          <table:table-cell table:formula="of:=MEDIAN([.$J412])" office:value-type="float"/>
          <table:table-cell table:formula="of:=MEDIAN([.$K412])" office:value-type="float"/>
          <table:table-cell table:formula="of:=MEDIAN([.$L412])" office:value-type="float"/>
          <table:table-cell table:formula="of:=MEDIAN([.$M412])" office:value-type="float"/>
          <table:table-cell table:formula="of:=MEDIAN([.$N412])" office:value-type="float"/>
          <table:table-cell table:formula="of:=MAX([.$B412])" office:value-type="float"/>
          <table:table-cell table:formula="of:=MAX([.$C412])" office:value-type="float"/>
          <table:table-cell table:formula="of:=MAX([.$D412])" office:value-type="float"/>
          <table:table-cell table:formula="of:=MAX([.$E412])" office:value-type="float"/>
          <table:table-cell table:formula="of:=MAX([.$F412])" office:value-type="float"/>
          <table:table-cell table:formula="of:=MAX([.$G412])" office:value-type="float"/>
          <table:table-cell table:formula="of:=MAX([.$H412])" office:value-type="float"/>
          <table:table-cell table:formula="of:=MAX([.$I412])" office:value-type="float"/>
          <table:table-cell table:formula="of:=MAX([.$J412])" office:value-type="float"/>
          <table:table-cell table:formula="of:=MAX([.$K412])" office:value-type="float"/>
          <table:table-cell table:formula="of:=MAX([.$L412])" office:value-type="float"/>
          <table:table-cell table:formula="of:=MAX([.$M412])" office:value-type="float"/>
          <table:table-cell table:formula="of:=MAX([.$N412])" office:value-type="float"/>
        </table:table-row>
        <table:table-row table:style-name="ro1">
          <table:table-cell office:value-type="string">
            <text:p>c499/c499.lp.2.5</text:p>
          </table:table-cell>
          <table:table-cell office:value-type="float" office:value="0.03613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0.0"/>
          <table:table-cell office:value-type="float" office:value="29562.0"/>
          <table:table-cell office:value-type="float" office:value="29562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3])" office:value-type="float"/>
          <table:table-cell table:formula="of:=MIN([.$C413])" office:value-type="float"/>
          <table:table-cell table:formula="of:=MIN([.$D413])" office:value-type="float"/>
          <table:table-cell table:formula="of:=MIN([.$E413])" office:value-type="float"/>
          <table:table-cell table:formula="of:=MIN([.$F413])" office:value-type="float"/>
          <table:table-cell table:formula="of:=MIN([.$G413])" office:value-type="float"/>
          <table:table-cell table:formula="of:=MIN([.$H413])" office:value-type="float"/>
          <table:table-cell table:formula="of:=MIN([.$I413])" office:value-type="float"/>
          <table:table-cell table:formula="of:=MIN([.$J413])" office:value-type="float"/>
          <table:table-cell table:formula="of:=MIN([.$K413])" office:value-type="float"/>
          <table:table-cell table:formula="of:=MIN([.$L413])" office:value-type="float"/>
          <table:table-cell table:formula="of:=MIN([.$M413])" office:value-type="float"/>
          <table:table-cell table:formula="of:=MIN([.$N413])" office:value-type="float"/>
          <table:table-cell table:formula="of:=MEDIAN([.$B413])" office:value-type="float"/>
          <table:table-cell table:formula="of:=MEDIAN([.$C413])" office:value-type="float"/>
          <table:table-cell table:formula="of:=MEDIAN([.$D413])" office:value-type="float"/>
          <table:table-cell table:formula="of:=MEDIAN([.$E413])" office:value-type="float"/>
          <table:table-cell table:formula="of:=MEDIAN([.$F413])" office:value-type="float"/>
          <table:table-cell table:formula="of:=MEDIAN([.$G413])" office:value-type="float"/>
          <table:table-cell table:formula="of:=MEDIAN([.$H413])" office:value-type="float"/>
          <table:table-cell table:formula="of:=MEDIAN([.$I413])" office:value-type="float"/>
          <table:table-cell table:formula="of:=MEDIAN([.$J413])" office:value-type="float"/>
          <table:table-cell table:formula="of:=MEDIAN([.$K413])" office:value-type="float"/>
          <table:table-cell table:formula="of:=MEDIAN([.$L413])" office:value-type="float"/>
          <table:table-cell table:formula="of:=MEDIAN([.$M413])" office:value-type="float"/>
          <table:table-cell table:formula="of:=MEDIAN([.$N413])" office:value-type="float"/>
          <table:table-cell table:formula="of:=MAX([.$B413])" office:value-type="float"/>
          <table:table-cell table:formula="of:=MAX([.$C413])" office:value-type="float"/>
          <table:table-cell table:formula="of:=MAX([.$D413])" office:value-type="float"/>
          <table:table-cell table:formula="of:=MAX([.$E413])" office:value-type="float"/>
          <table:table-cell table:formula="of:=MAX([.$F413])" office:value-type="float"/>
          <table:table-cell table:formula="of:=MAX([.$G413])" office:value-type="float"/>
          <table:table-cell table:formula="of:=MAX([.$H413])" office:value-type="float"/>
          <table:table-cell table:formula="of:=MAX([.$I413])" office:value-type="float"/>
          <table:table-cell table:formula="of:=MAX([.$J413])" office:value-type="float"/>
          <table:table-cell table:formula="of:=MAX([.$K413])" office:value-type="float"/>
          <table:table-cell table:formula="of:=MAX([.$L413])" office:value-type="float"/>
          <table:table-cell table:formula="of:=MAX([.$M413])" office:value-type="float"/>
          <table:table-cell table:formula="of:=MAX([.$N413])" office:value-type="float"/>
        </table:table-row>
        <table:table-row table:style-name="ro1">
          <table:table-cell office:value-type="string">
            <text:p>c499/c499.lp.2.6</text:p>
          </table:table-cell>
          <table:table-cell office:value-type="float" office:value="0.03454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6.0"/>
          <table:table-cell office:value-type="float" office:value="29666.0"/>
          <table:table-cell office:value-type="float" office:value="29666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4])" office:value-type="float"/>
          <table:table-cell table:formula="of:=MIN([.$C414])" office:value-type="float"/>
          <table:table-cell table:formula="of:=MIN([.$D414])" office:value-type="float"/>
          <table:table-cell table:formula="of:=MIN([.$E414])" office:value-type="float"/>
          <table:table-cell table:formula="of:=MIN([.$F414])" office:value-type="float"/>
          <table:table-cell table:formula="of:=MIN([.$G414])" office:value-type="float"/>
          <table:table-cell table:formula="of:=MIN([.$H414])" office:value-type="float"/>
          <table:table-cell table:formula="of:=MIN([.$I414])" office:value-type="float"/>
          <table:table-cell table:formula="of:=MIN([.$J414])" office:value-type="float"/>
          <table:table-cell table:formula="of:=MIN([.$K414])" office:value-type="float"/>
          <table:table-cell table:formula="of:=MIN([.$L414])" office:value-type="float"/>
          <table:table-cell table:formula="of:=MIN([.$M414])" office:value-type="float"/>
          <table:table-cell table:formula="of:=MIN([.$N414])" office:value-type="float"/>
          <table:table-cell table:formula="of:=MEDIAN([.$B414])" office:value-type="float"/>
          <table:table-cell table:formula="of:=MEDIAN([.$C414])" office:value-type="float"/>
          <table:table-cell table:formula="of:=MEDIAN([.$D414])" office:value-type="float"/>
          <table:table-cell table:formula="of:=MEDIAN([.$E414])" office:value-type="float"/>
          <table:table-cell table:formula="of:=MEDIAN([.$F414])" office:value-type="float"/>
          <table:table-cell table:formula="of:=MEDIAN([.$G414])" office:value-type="float"/>
          <table:table-cell table:formula="of:=MEDIAN([.$H414])" office:value-type="float"/>
          <table:table-cell table:formula="of:=MEDIAN([.$I414])" office:value-type="float"/>
          <table:table-cell table:formula="of:=MEDIAN([.$J414])" office:value-type="float"/>
          <table:table-cell table:formula="of:=MEDIAN([.$K414])" office:value-type="float"/>
          <table:table-cell table:formula="of:=MEDIAN([.$L414])" office:value-type="float"/>
          <table:table-cell table:formula="of:=MEDIAN([.$M414])" office:value-type="float"/>
          <table:table-cell table:formula="of:=MEDIAN([.$N414])" office:value-type="float"/>
          <table:table-cell table:formula="of:=MAX([.$B414])" office:value-type="float"/>
          <table:table-cell table:formula="of:=MAX([.$C414])" office:value-type="float"/>
          <table:table-cell table:formula="of:=MAX([.$D414])" office:value-type="float"/>
          <table:table-cell table:formula="of:=MAX([.$E414])" office:value-type="float"/>
          <table:table-cell table:formula="of:=MAX([.$F414])" office:value-type="float"/>
          <table:table-cell table:formula="of:=MAX([.$G414])" office:value-type="float"/>
          <table:table-cell table:formula="of:=MAX([.$H414])" office:value-type="float"/>
          <table:table-cell table:formula="of:=MAX([.$I414])" office:value-type="float"/>
          <table:table-cell table:formula="of:=MAX([.$J414])" office:value-type="float"/>
          <table:table-cell table:formula="of:=MAX([.$K414])" office:value-type="float"/>
          <table:table-cell table:formula="of:=MAX([.$L414])" office:value-type="float"/>
          <table:table-cell table:formula="of:=MAX([.$M414])" office:value-type="float"/>
          <table:table-cell table:formula="of:=MAX([.$N414])" office:value-type="float"/>
        </table:table-row>
        <table:table-row table:style-name="ro1">
          <table:table-cell office:value-type="string">
            <text:p>c499/c499.lp.2.7</text:p>
          </table:table-cell>
          <table:table-cell office:value-type="float" office:value="0.035573"/>
          <table:table-cell office:value-type="float" office:value="0.029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2.0"/>
          <table:table-cell office:value-type="float" office:value="28611.0"/>
          <table:table-cell office:value-type="float" office:value="28611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5])" office:value-type="float"/>
          <table:table-cell table:formula="of:=MIN([.$C415])" office:value-type="float"/>
          <table:table-cell table:formula="of:=MIN([.$D415])" office:value-type="float"/>
          <table:table-cell table:formula="of:=MIN([.$E415])" office:value-type="float"/>
          <table:table-cell table:formula="of:=MIN([.$F415])" office:value-type="float"/>
          <table:table-cell table:formula="of:=MIN([.$G415])" office:value-type="float"/>
          <table:table-cell table:formula="of:=MIN([.$H415])" office:value-type="float"/>
          <table:table-cell table:formula="of:=MIN([.$I415])" office:value-type="float"/>
          <table:table-cell table:formula="of:=MIN([.$J415])" office:value-type="float"/>
          <table:table-cell table:formula="of:=MIN([.$K415])" office:value-type="float"/>
          <table:table-cell table:formula="of:=MIN([.$L415])" office:value-type="float"/>
          <table:table-cell table:formula="of:=MIN([.$M415])" office:value-type="float"/>
          <table:table-cell table:formula="of:=MIN([.$N415])" office:value-type="float"/>
          <table:table-cell table:formula="of:=MEDIAN([.$B415])" office:value-type="float"/>
          <table:table-cell table:formula="of:=MEDIAN([.$C415])" office:value-type="float"/>
          <table:table-cell table:formula="of:=MEDIAN([.$D415])" office:value-type="float"/>
          <table:table-cell table:formula="of:=MEDIAN([.$E415])" office:value-type="float"/>
          <table:table-cell table:formula="of:=MEDIAN([.$F415])" office:value-type="float"/>
          <table:table-cell table:formula="of:=MEDIAN([.$G415])" office:value-type="float"/>
          <table:table-cell table:formula="of:=MEDIAN([.$H415])" office:value-type="float"/>
          <table:table-cell table:formula="of:=MEDIAN([.$I415])" office:value-type="float"/>
          <table:table-cell table:formula="of:=MEDIAN([.$J415])" office:value-type="float"/>
          <table:table-cell table:formula="of:=MEDIAN([.$K415])" office:value-type="float"/>
          <table:table-cell table:formula="of:=MEDIAN([.$L415])" office:value-type="float"/>
          <table:table-cell table:formula="of:=MEDIAN([.$M415])" office:value-type="float"/>
          <table:table-cell table:formula="of:=MEDIAN([.$N415])" office:value-type="float"/>
          <table:table-cell table:formula="of:=MAX([.$B415])" office:value-type="float"/>
          <table:table-cell table:formula="of:=MAX([.$C415])" office:value-type="float"/>
          <table:table-cell table:formula="of:=MAX([.$D415])" office:value-type="float"/>
          <table:table-cell table:formula="of:=MAX([.$E415])" office:value-type="float"/>
          <table:table-cell table:formula="of:=MAX([.$F415])" office:value-type="float"/>
          <table:table-cell table:formula="of:=MAX([.$G415])" office:value-type="float"/>
          <table:table-cell table:formula="of:=MAX([.$H415])" office:value-type="float"/>
          <table:table-cell table:formula="of:=MAX([.$I415])" office:value-type="float"/>
          <table:table-cell table:formula="of:=MAX([.$J415])" office:value-type="float"/>
          <table:table-cell table:formula="of:=MAX([.$K415])" office:value-type="float"/>
          <table:table-cell table:formula="of:=MAX([.$L415])" office:value-type="float"/>
          <table:table-cell table:formula="of:=MAX([.$M415])" office:value-type="float"/>
          <table:table-cell table:formula="of:=MAX([.$N415])" office:value-type="float"/>
        </table:table-row>
        <table:table-row table:style-name="ro1">
          <table:table-cell office:value-type="string">
            <text:p>c499/c499.lp.2.8</text:p>
          </table:table-cell>
          <table:table-cell office:value-type="float" office:value="0.034817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2.0"/>
          <table:table-cell office:value-type="float" office:value="28610.0"/>
          <table:table-cell office:value-type="float" office:value="28610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6])" office:value-type="float"/>
          <table:table-cell table:formula="of:=MIN([.$C416])" office:value-type="float"/>
          <table:table-cell table:formula="of:=MIN([.$D416])" office:value-type="float"/>
          <table:table-cell table:formula="of:=MIN([.$E416])" office:value-type="float"/>
          <table:table-cell table:formula="of:=MIN([.$F416])" office:value-type="float"/>
          <table:table-cell table:formula="of:=MIN([.$G416])" office:value-type="float"/>
          <table:table-cell table:formula="of:=MIN([.$H416])" office:value-type="float"/>
          <table:table-cell table:formula="of:=MIN([.$I416])" office:value-type="float"/>
          <table:table-cell table:formula="of:=MIN([.$J416])" office:value-type="float"/>
          <table:table-cell table:formula="of:=MIN([.$K416])" office:value-type="float"/>
          <table:table-cell table:formula="of:=MIN([.$L416])" office:value-type="float"/>
          <table:table-cell table:formula="of:=MIN([.$M416])" office:value-type="float"/>
          <table:table-cell table:formula="of:=MIN([.$N416])" office:value-type="float"/>
          <table:table-cell table:formula="of:=MEDIAN([.$B416])" office:value-type="float"/>
          <table:table-cell table:formula="of:=MEDIAN([.$C416])" office:value-type="float"/>
          <table:table-cell table:formula="of:=MEDIAN([.$D416])" office:value-type="float"/>
          <table:table-cell table:formula="of:=MEDIAN([.$E416])" office:value-type="float"/>
          <table:table-cell table:formula="of:=MEDIAN([.$F416])" office:value-type="float"/>
          <table:table-cell table:formula="of:=MEDIAN([.$G416])" office:value-type="float"/>
          <table:table-cell table:formula="of:=MEDIAN([.$H416])" office:value-type="float"/>
          <table:table-cell table:formula="of:=MEDIAN([.$I416])" office:value-type="float"/>
          <table:table-cell table:formula="of:=MEDIAN([.$J416])" office:value-type="float"/>
          <table:table-cell table:formula="of:=MEDIAN([.$K416])" office:value-type="float"/>
          <table:table-cell table:formula="of:=MEDIAN([.$L416])" office:value-type="float"/>
          <table:table-cell table:formula="of:=MEDIAN([.$M416])" office:value-type="float"/>
          <table:table-cell table:formula="of:=MEDIAN([.$N416])" office:value-type="float"/>
          <table:table-cell table:formula="of:=MAX([.$B416])" office:value-type="float"/>
          <table:table-cell table:formula="of:=MAX([.$C416])" office:value-type="float"/>
          <table:table-cell table:formula="of:=MAX([.$D416])" office:value-type="float"/>
          <table:table-cell table:formula="of:=MAX([.$E416])" office:value-type="float"/>
          <table:table-cell table:formula="of:=MAX([.$F416])" office:value-type="float"/>
          <table:table-cell table:formula="of:=MAX([.$G416])" office:value-type="float"/>
          <table:table-cell table:formula="of:=MAX([.$H416])" office:value-type="float"/>
          <table:table-cell table:formula="of:=MAX([.$I416])" office:value-type="float"/>
          <table:table-cell table:formula="of:=MAX([.$J416])" office:value-type="float"/>
          <table:table-cell table:formula="of:=MAX([.$K416])" office:value-type="float"/>
          <table:table-cell table:formula="of:=MAX([.$L416])" office:value-type="float"/>
          <table:table-cell table:formula="of:=MAX([.$M416])" office:value-type="float"/>
          <table:table-cell table:formula="of:=MAX([.$N416])" office:value-type="float"/>
        </table:table-row>
        <table:table-row table:style-name="ro1">
          <table:table-cell office:value-type="string">
            <text:p>c499/c499.lp.3.1</text:p>
          </table:table-cell>
          <table:table-cell office:value-type="float" office:value="0.037724"/>
          <table:table-cell office:value-type="float" office:value="0.03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4.0"/>
          <table:table-cell office:value-type="float" office:value="35265.0"/>
          <table:table-cell office:value-type="float" office:value="35265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7])" office:value-type="float"/>
          <table:table-cell table:formula="of:=MIN([.$C417])" office:value-type="float"/>
          <table:table-cell table:formula="of:=MIN([.$D417])" office:value-type="float"/>
          <table:table-cell table:formula="of:=MIN([.$E417])" office:value-type="float"/>
          <table:table-cell table:formula="of:=MIN([.$F417])" office:value-type="float"/>
          <table:table-cell table:formula="of:=MIN([.$G417])" office:value-type="float"/>
          <table:table-cell table:formula="of:=MIN([.$H417])" office:value-type="float"/>
          <table:table-cell table:formula="of:=MIN([.$I417])" office:value-type="float"/>
          <table:table-cell table:formula="of:=MIN([.$J417])" office:value-type="float"/>
          <table:table-cell table:formula="of:=MIN([.$K417])" office:value-type="float"/>
          <table:table-cell table:formula="of:=MIN([.$L417])" office:value-type="float"/>
          <table:table-cell table:formula="of:=MIN([.$M417])" office:value-type="float"/>
          <table:table-cell table:formula="of:=MIN([.$N417])" office:value-type="float"/>
          <table:table-cell table:formula="of:=MEDIAN([.$B417])" office:value-type="float"/>
          <table:table-cell table:formula="of:=MEDIAN([.$C417])" office:value-type="float"/>
          <table:table-cell table:formula="of:=MEDIAN([.$D417])" office:value-type="float"/>
          <table:table-cell table:formula="of:=MEDIAN([.$E417])" office:value-type="float"/>
          <table:table-cell table:formula="of:=MEDIAN([.$F417])" office:value-type="float"/>
          <table:table-cell table:formula="of:=MEDIAN([.$G417])" office:value-type="float"/>
          <table:table-cell table:formula="of:=MEDIAN([.$H417])" office:value-type="float"/>
          <table:table-cell table:formula="of:=MEDIAN([.$I417])" office:value-type="float"/>
          <table:table-cell table:formula="of:=MEDIAN([.$J417])" office:value-type="float"/>
          <table:table-cell table:formula="of:=MEDIAN([.$K417])" office:value-type="float"/>
          <table:table-cell table:formula="of:=MEDIAN([.$L417])" office:value-type="float"/>
          <table:table-cell table:formula="of:=MEDIAN([.$M417])" office:value-type="float"/>
          <table:table-cell table:formula="of:=MEDIAN([.$N417])" office:value-type="float"/>
          <table:table-cell table:formula="of:=MAX([.$B417])" office:value-type="float"/>
          <table:table-cell table:formula="of:=MAX([.$C417])" office:value-type="float"/>
          <table:table-cell table:formula="of:=MAX([.$D417])" office:value-type="float"/>
          <table:table-cell table:formula="of:=MAX([.$E417])" office:value-type="float"/>
          <table:table-cell table:formula="of:=MAX([.$F417])" office:value-type="float"/>
          <table:table-cell table:formula="of:=MAX([.$G417])" office:value-type="float"/>
          <table:table-cell table:formula="of:=MAX([.$H417])" office:value-type="float"/>
          <table:table-cell table:formula="of:=MAX([.$I417])" office:value-type="float"/>
          <table:table-cell table:formula="of:=MAX([.$J417])" office:value-type="float"/>
          <table:table-cell table:formula="of:=MAX([.$K417])" office:value-type="float"/>
          <table:table-cell table:formula="of:=MAX([.$L417])" office:value-type="float"/>
          <table:table-cell table:formula="of:=MAX([.$M417])" office:value-type="float"/>
          <table:table-cell table:formula="of:=MAX([.$N417])" office:value-type="float"/>
        </table:table-row>
        <table:table-row table:style-name="ro1">
          <table:table-cell office:value-type="string">
            <text:p>c499/c499.lp.3.2</text:p>
          </table:table-cell>
          <table:table-cell office:value-type="float" office:value="0.052242"/>
          <table:table-cell office:value-type="float" office:value="0.04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3.0"/>
          <table:table-cell office:value-type="float" office:value="34276.0"/>
          <table:table-cell office:value-type="float" office:value="34276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8])" office:value-type="float"/>
          <table:table-cell table:formula="of:=MIN([.$C418])" office:value-type="float"/>
          <table:table-cell table:formula="of:=MIN([.$D418])" office:value-type="float"/>
          <table:table-cell table:formula="of:=MIN([.$E418])" office:value-type="float"/>
          <table:table-cell table:formula="of:=MIN([.$F418])" office:value-type="float"/>
          <table:table-cell table:formula="of:=MIN([.$G418])" office:value-type="float"/>
          <table:table-cell table:formula="of:=MIN([.$H418])" office:value-type="float"/>
          <table:table-cell table:formula="of:=MIN([.$I418])" office:value-type="float"/>
          <table:table-cell table:formula="of:=MIN([.$J418])" office:value-type="float"/>
          <table:table-cell table:formula="of:=MIN([.$K418])" office:value-type="float"/>
          <table:table-cell table:formula="of:=MIN([.$L418])" office:value-type="float"/>
          <table:table-cell table:formula="of:=MIN([.$M418])" office:value-type="float"/>
          <table:table-cell table:formula="of:=MIN([.$N418])" office:value-type="float"/>
          <table:table-cell table:formula="of:=MEDIAN([.$B418])" office:value-type="float"/>
          <table:table-cell table:formula="of:=MEDIAN([.$C418])" office:value-type="float"/>
          <table:table-cell table:formula="of:=MEDIAN([.$D418])" office:value-type="float"/>
          <table:table-cell table:formula="of:=MEDIAN([.$E418])" office:value-type="float"/>
          <table:table-cell table:formula="of:=MEDIAN([.$F418])" office:value-type="float"/>
          <table:table-cell table:formula="of:=MEDIAN([.$G418])" office:value-type="float"/>
          <table:table-cell table:formula="of:=MEDIAN([.$H418])" office:value-type="float"/>
          <table:table-cell table:formula="of:=MEDIAN([.$I418])" office:value-type="float"/>
          <table:table-cell table:formula="of:=MEDIAN([.$J418])" office:value-type="float"/>
          <table:table-cell table:formula="of:=MEDIAN([.$K418])" office:value-type="float"/>
          <table:table-cell table:formula="of:=MEDIAN([.$L418])" office:value-type="float"/>
          <table:table-cell table:formula="of:=MEDIAN([.$M418])" office:value-type="float"/>
          <table:table-cell table:formula="of:=MEDIAN([.$N418])" office:value-type="float"/>
          <table:table-cell table:formula="of:=MAX([.$B418])" office:value-type="float"/>
          <table:table-cell table:formula="of:=MAX([.$C418])" office:value-type="float"/>
          <table:table-cell table:formula="of:=MAX([.$D418])" office:value-type="float"/>
          <table:table-cell table:formula="of:=MAX([.$E418])" office:value-type="float"/>
          <table:table-cell table:formula="of:=MAX([.$F418])" office:value-type="float"/>
          <table:table-cell table:formula="of:=MAX([.$G418])" office:value-type="float"/>
          <table:table-cell table:formula="of:=MAX([.$H418])" office:value-type="float"/>
          <table:table-cell table:formula="of:=MAX([.$I418])" office:value-type="float"/>
          <table:table-cell table:formula="of:=MAX([.$J418])" office:value-type="float"/>
          <table:table-cell table:formula="of:=MAX([.$K418])" office:value-type="float"/>
          <table:table-cell table:formula="of:=MAX([.$L418])" office:value-type="float"/>
          <table:table-cell table:formula="of:=MAX([.$M418])" office:value-type="float"/>
          <table:table-cell table:formula="of:=MAX([.$N418])" office:value-type="float"/>
        </table:table-row>
        <table:table-row table:style-name="ro1">
          <table:table-cell office:value-type="string">
            <text:p>c499/c499.lp.3.3</text:p>
          </table:table-cell>
          <table:table-cell office:value-type="float" office:value="0.035305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3.0"/>
          <table:table-cell office:value-type="float" office:value="33254.0"/>
          <table:table-cell office:value-type="float" office:value="33254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19])" office:value-type="float"/>
          <table:table-cell table:formula="of:=MIN([.$C419])" office:value-type="float"/>
          <table:table-cell table:formula="of:=MIN([.$D419])" office:value-type="float"/>
          <table:table-cell table:formula="of:=MIN([.$E419])" office:value-type="float"/>
          <table:table-cell table:formula="of:=MIN([.$F419])" office:value-type="float"/>
          <table:table-cell table:formula="of:=MIN([.$G419])" office:value-type="float"/>
          <table:table-cell table:formula="of:=MIN([.$H419])" office:value-type="float"/>
          <table:table-cell table:formula="of:=MIN([.$I419])" office:value-type="float"/>
          <table:table-cell table:formula="of:=MIN([.$J419])" office:value-type="float"/>
          <table:table-cell table:formula="of:=MIN([.$K419])" office:value-type="float"/>
          <table:table-cell table:formula="of:=MIN([.$L419])" office:value-type="float"/>
          <table:table-cell table:formula="of:=MIN([.$M419])" office:value-type="float"/>
          <table:table-cell table:formula="of:=MIN([.$N419])" office:value-type="float"/>
          <table:table-cell table:formula="of:=MEDIAN([.$B419])" office:value-type="float"/>
          <table:table-cell table:formula="of:=MEDIAN([.$C419])" office:value-type="float"/>
          <table:table-cell table:formula="of:=MEDIAN([.$D419])" office:value-type="float"/>
          <table:table-cell table:formula="of:=MEDIAN([.$E419])" office:value-type="float"/>
          <table:table-cell table:formula="of:=MEDIAN([.$F419])" office:value-type="float"/>
          <table:table-cell table:formula="of:=MEDIAN([.$G419])" office:value-type="float"/>
          <table:table-cell table:formula="of:=MEDIAN([.$H419])" office:value-type="float"/>
          <table:table-cell table:formula="of:=MEDIAN([.$I419])" office:value-type="float"/>
          <table:table-cell table:formula="of:=MEDIAN([.$J419])" office:value-type="float"/>
          <table:table-cell table:formula="of:=MEDIAN([.$K419])" office:value-type="float"/>
          <table:table-cell table:formula="of:=MEDIAN([.$L419])" office:value-type="float"/>
          <table:table-cell table:formula="of:=MEDIAN([.$M419])" office:value-type="float"/>
          <table:table-cell table:formula="of:=MEDIAN([.$N419])" office:value-type="float"/>
          <table:table-cell table:formula="of:=MAX([.$B419])" office:value-type="float"/>
          <table:table-cell table:formula="of:=MAX([.$C419])" office:value-type="float"/>
          <table:table-cell table:formula="of:=MAX([.$D419])" office:value-type="float"/>
          <table:table-cell table:formula="of:=MAX([.$E419])" office:value-type="float"/>
          <table:table-cell table:formula="of:=MAX([.$F419])" office:value-type="float"/>
          <table:table-cell table:formula="of:=MAX([.$G419])" office:value-type="float"/>
          <table:table-cell table:formula="of:=MAX([.$H419])" office:value-type="float"/>
          <table:table-cell table:formula="of:=MAX([.$I419])" office:value-type="float"/>
          <table:table-cell table:formula="of:=MAX([.$J419])" office:value-type="float"/>
          <table:table-cell table:formula="of:=MAX([.$K419])" office:value-type="float"/>
          <table:table-cell table:formula="of:=MAX([.$L419])" office:value-type="float"/>
          <table:table-cell table:formula="of:=MAX([.$M419])" office:value-type="float"/>
          <table:table-cell table:formula="of:=MAX([.$N419])" office:value-type="float"/>
        </table:table-row>
        <table:table-row table:style-name="ro1">
          <table:table-cell office:value-type="string">
            <text:p>c499/c499.lp.3.4</text:p>
          </table:table-cell>
          <table:table-cell office:value-type="float" office:value="0.035636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8.0"/>
          <table:table-cell office:value-type="float" office:value="32325.0"/>
          <table:table-cell office:value-type="float" office:value="32325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0])" office:value-type="float"/>
          <table:table-cell table:formula="of:=MIN([.$C420])" office:value-type="float"/>
          <table:table-cell table:formula="of:=MIN([.$D420])" office:value-type="float"/>
          <table:table-cell table:formula="of:=MIN([.$E420])" office:value-type="float"/>
          <table:table-cell table:formula="of:=MIN([.$F420])" office:value-type="float"/>
          <table:table-cell table:formula="of:=MIN([.$G420])" office:value-type="float"/>
          <table:table-cell table:formula="of:=MIN([.$H420])" office:value-type="float"/>
          <table:table-cell table:formula="of:=MIN([.$I420])" office:value-type="float"/>
          <table:table-cell table:formula="of:=MIN([.$J420])" office:value-type="float"/>
          <table:table-cell table:formula="of:=MIN([.$K420])" office:value-type="float"/>
          <table:table-cell table:formula="of:=MIN([.$L420])" office:value-type="float"/>
          <table:table-cell table:formula="of:=MIN([.$M420])" office:value-type="float"/>
          <table:table-cell table:formula="of:=MIN([.$N420])" office:value-type="float"/>
          <table:table-cell table:formula="of:=MEDIAN([.$B420])" office:value-type="float"/>
          <table:table-cell table:formula="of:=MEDIAN([.$C420])" office:value-type="float"/>
          <table:table-cell table:formula="of:=MEDIAN([.$D420])" office:value-type="float"/>
          <table:table-cell table:formula="of:=MEDIAN([.$E420])" office:value-type="float"/>
          <table:table-cell table:formula="of:=MEDIAN([.$F420])" office:value-type="float"/>
          <table:table-cell table:formula="of:=MEDIAN([.$G420])" office:value-type="float"/>
          <table:table-cell table:formula="of:=MEDIAN([.$H420])" office:value-type="float"/>
          <table:table-cell table:formula="of:=MEDIAN([.$I420])" office:value-type="float"/>
          <table:table-cell table:formula="of:=MEDIAN([.$J420])" office:value-type="float"/>
          <table:table-cell table:formula="of:=MEDIAN([.$K420])" office:value-type="float"/>
          <table:table-cell table:formula="of:=MEDIAN([.$L420])" office:value-type="float"/>
          <table:table-cell table:formula="of:=MEDIAN([.$M420])" office:value-type="float"/>
          <table:table-cell table:formula="of:=MEDIAN([.$N420])" office:value-type="float"/>
          <table:table-cell table:formula="of:=MAX([.$B420])" office:value-type="float"/>
          <table:table-cell table:formula="of:=MAX([.$C420])" office:value-type="float"/>
          <table:table-cell table:formula="of:=MAX([.$D420])" office:value-type="float"/>
          <table:table-cell table:formula="of:=MAX([.$E420])" office:value-type="float"/>
          <table:table-cell table:formula="of:=MAX([.$F420])" office:value-type="float"/>
          <table:table-cell table:formula="of:=MAX([.$G420])" office:value-type="float"/>
          <table:table-cell table:formula="of:=MAX([.$H420])" office:value-type="float"/>
          <table:table-cell table:formula="of:=MAX([.$I420])" office:value-type="float"/>
          <table:table-cell table:formula="of:=MAX([.$J420])" office:value-type="float"/>
          <table:table-cell table:formula="of:=MAX([.$K420])" office:value-type="float"/>
          <table:table-cell table:formula="of:=MAX([.$L420])" office:value-type="float"/>
          <table:table-cell table:formula="of:=MAX([.$M420])" office:value-type="float"/>
          <table:table-cell table:formula="of:=MAX([.$N420])" office:value-type="float"/>
        </table:table-row>
        <table:table-row table:style-name="ro1">
          <table:table-cell office:value-type="string">
            <text:p>c499/c499.lp.3.5</text:p>
          </table:table-cell>
          <table:table-cell office:value-type="float" office:value="0.033404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5.0"/>
          <table:table-cell office:value-type="float" office:value="33377.0"/>
          <table:table-cell office:value-type="float" office:value="33377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1])" office:value-type="float"/>
          <table:table-cell table:formula="of:=MIN([.$C421])" office:value-type="float"/>
          <table:table-cell table:formula="of:=MIN([.$D421])" office:value-type="float"/>
          <table:table-cell table:formula="of:=MIN([.$E421])" office:value-type="float"/>
          <table:table-cell table:formula="of:=MIN([.$F421])" office:value-type="float"/>
          <table:table-cell table:formula="of:=MIN([.$G421])" office:value-type="float"/>
          <table:table-cell table:formula="of:=MIN([.$H421])" office:value-type="float"/>
          <table:table-cell table:formula="of:=MIN([.$I421])" office:value-type="float"/>
          <table:table-cell table:formula="of:=MIN([.$J421])" office:value-type="float"/>
          <table:table-cell table:formula="of:=MIN([.$K421])" office:value-type="float"/>
          <table:table-cell table:formula="of:=MIN([.$L421])" office:value-type="float"/>
          <table:table-cell table:formula="of:=MIN([.$M421])" office:value-type="float"/>
          <table:table-cell table:formula="of:=MIN([.$N421])" office:value-type="float"/>
          <table:table-cell table:formula="of:=MEDIAN([.$B421])" office:value-type="float"/>
          <table:table-cell table:formula="of:=MEDIAN([.$C421])" office:value-type="float"/>
          <table:table-cell table:formula="of:=MEDIAN([.$D421])" office:value-type="float"/>
          <table:table-cell table:formula="of:=MEDIAN([.$E421])" office:value-type="float"/>
          <table:table-cell table:formula="of:=MEDIAN([.$F421])" office:value-type="float"/>
          <table:table-cell table:formula="of:=MEDIAN([.$G421])" office:value-type="float"/>
          <table:table-cell table:formula="of:=MEDIAN([.$H421])" office:value-type="float"/>
          <table:table-cell table:formula="of:=MEDIAN([.$I421])" office:value-type="float"/>
          <table:table-cell table:formula="of:=MEDIAN([.$J421])" office:value-type="float"/>
          <table:table-cell table:formula="of:=MEDIAN([.$K421])" office:value-type="float"/>
          <table:table-cell table:formula="of:=MEDIAN([.$L421])" office:value-type="float"/>
          <table:table-cell table:formula="of:=MEDIAN([.$M421])" office:value-type="float"/>
          <table:table-cell table:formula="of:=MEDIAN([.$N421])" office:value-type="float"/>
          <table:table-cell table:formula="of:=MAX([.$B421])" office:value-type="float"/>
          <table:table-cell table:formula="of:=MAX([.$C421])" office:value-type="float"/>
          <table:table-cell table:formula="of:=MAX([.$D421])" office:value-type="float"/>
          <table:table-cell table:formula="of:=MAX([.$E421])" office:value-type="float"/>
          <table:table-cell table:formula="of:=MAX([.$F421])" office:value-type="float"/>
          <table:table-cell table:formula="of:=MAX([.$G421])" office:value-type="float"/>
          <table:table-cell table:formula="of:=MAX([.$H421])" office:value-type="float"/>
          <table:table-cell table:formula="of:=MAX([.$I421])" office:value-type="float"/>
          <table:table-cell table:formula="of:=MAX([.$J421])" office:value-type="float"/>
          <table:table-cell table:formula="of:=MAX([.$K421])" office:value-type="float"/>
          <table:table-cell table:formula="of:=MAX([.$L421])" office:value-type="float"/>
          <table:table-cell table:formula="of:=MAX([.$M421])" office:value-type="float"/>
          <table:table-cell table:formula="of:=MAX([.$N421])" office:value-type="float"/>
        </table:table-row>
        <table:table-row table:style-name="ro1">
          <table:table-cell office:value-type="string">
            <text:p>c499/c499.lp.3.6</text:p>
          </table:table-cell>
          <table:table-cell office:value-type="float" office:value="0.034532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5.0"/>
          <table:table-cell office:value-type="float" office:value="33376.0"/>
          <table:table-cell office:value-type="float" office:value="33376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2])" office:value-type="float"/>
          <table:table-cell table:formula="of:=MIN([.$C422])" office:value-type="float"/>
          <table:table-cell table:formula="of:=MIN([.$D422])" office:value-type="float"/>
          <table:table-cell table:formula="of:=MIN([.$E422])" office:value-type="float"/>
          <table:table-cell table:formula="of:=MIN([.$F422])" office:value-type="float"/>
          <table:table-cell table:formula="of:=MIN([.$G422])" office:value-type="float"/>
          <table:table-cell table:formula="of:=MIN([.$H422])" office:value-type="float"/>
          <table:table-cell table:formula="of:=MIN([.$I422])" office:value-type="float"/>
          <table:table-cell table:formula="of:=MIN([.$J422])" office:value-type="float"/>
          <table:table-cell table:formula="of:=MIN([.$K422])" office:value-type="float"/>
          <table:table-cell table:formula="of:=MIN([.$L422])" office:value-type="float"/>
          <table:table-cell table:formula="of:=MIN([.$M422])" office:value-type="float"/>
          <table:table-cell table:formula="of:=MIN([.$N422])" office:value-type="float"/>
          <table:table-cell table:formula="of:=MEDIAN([.$B422])" office:value-type="float"/>
          <table:table-cell table:formula="of:=MEDIAN([.$C422])" office:value-type="float"/>
          <table:table-cell table:formula="of:=MEDIAN([.$D422])" office:value-type="float"/>
          <table:table-cell table:formula="of:=MEDIAN([.$E422])" office:value-type="float"/>
          <table:table-cell table:formula="of:=MEDIAN([.$F422])" office:value-type="float"/>
          <table:table-cell table:formula="of:=MEDIAN([.$G422])" office:value-type="float"/>
          <table:table-cell table:formula="of:=MEDIAN([.$H422])" office:value-type="float"/>
          <table:table-cell table:formula="of:=MEDIAN([.$I422])" office:value-type="float"/>
          <table:table-cell table:formula="of:=MEDIAN([.$J422])" office:value-type="float"/>
          <table:table-cell table:formula="of:=MEDIAN([.$K422])" office:value-type="float"/>
          <table:table-cell table:formula="of:=MEDIAN([.$L422])" office:value-type="float"/>
          <table:table-cell table:formula="of:=MEDIAN([.$M422])" office:value-type="float"/>
          <table:table-cell table:formula="of:=MEDIAN([.$N422])" office:value-type="float"/>
          <table:table-cell table:formula="of:=MAX([.$B422])" office:value-type="float"/>
          <table:table-cell table:formula="of:=MAX([.$C422])" office:value-type="float"/>
          <table:table-cell table:formula="of:=MAX([.$D422])" office:value-type="float"/>
          <table:table-cell table:formula="of:=MAX([.$E422])" office:value-type="float"/>
          <table:table-cell table:formula="of:=MAX([.$F422])" office:value-type="float"/>
          <table:table-cell table:formula="of:=MAX([.$G422])" office:value-type="float"/>
          <table:table-cell table:formula="of:=MAX([.$H422])" office:value-type="float"/>
          <table:table-cell table:formula="of:=MAX([.$I422])" office:value-type="float"/>
          <table:table-cell table:formula="of:=MAX([.$J422])" office:value-type="float"/>
          <table:table-cell table:formula="of:=MAX([.$K422])" office:value-type="float"/>
          <table:table-cell table:formula="of:=MAX([.$L422])" office:value-type="float"/>
          <table:table-cell table:formula="of:=MAX([.$M422])" office:value-type="float"/>
          <table:table-cell table:formula="of:=MAX([.$N422])" office:value-type="float"/>
        </table:table-row>
        <table:table-row table:style-name="ro1">
          <table:table-cell office:value-type="string">
            <text:p>c499/c499.lp.3.7</text:p>
          </table:table-cell>
          <table:table-cell office:value-type="float" office:value="0.0315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5.0"/>
          <table:table-cell office:value-type="float" office:value="32113.0"/>
          <table:table-cell office:value-type="float" office:value="32113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3])" office:value-type="float"/>
          <table:table-cell table:formula="of:=MIN([.$C423])" office:value-type="float"/>
          <table:table-cell table:formula="of:=MIN([.$D423])" office:value-type="float"/>
          <table:table-cell table:formula="of:=MIN([.$E423])" office:value-type="float"/>
          <table:table-cell table:formula="of:=MIN([.$F423])" office:value-type="float"/>
          <table:table-cell table:formula="of:=MIN([.$G423])" office:value-type="float"/>
          <table:table-cell table:formula="of:=MIN([.$H423])" office:value-type="float"/>
          <table:table-cell table:formula="of:=MIN([.$I423])" office:value-type="float"/>
          <table:table-cell table:formula="of:=MIN([.$J423])" office:value-type="float"/>
          <table:table-cell table:formula="of:=MIN([.$K423])" office:value-type="float"/>
          <table:table-cell table:formula="of:=MIN([.$L423])" office:value-type="float"/>
          <table:table-cell table:formula="of:=MIN([.$M423])" office:value-type="float"/>
          <table:table-cell table:formula="of:=MIN([.$N423])" office:value-type="float"/>
          <table:table-cell table:formula="of:=MEDIAN([.$B423])" office:value-type="float"/>
          <table:table-cell table:formula="of:=MEDIAN([.$C423])" office:value-type="float"/>
          <table:table-cell table:formula="of:=MEDIAN([.$D423])" office:value-type="float"/>
          <table:table-cell table:formula="of:=MEDIAN([.$E423])" office:value-type="float"/>
          <table:table-cell table:formula="of:=MEDIAN([.$F423])" office:value-type="float"/>
          <table:table-cell table:formula="of:=MEDIAN([.$G423])" office:value-type="float"/>
          <table:table-cell table:formula="of:=MEDIAN([.$H423])" office:value-type="float"/>
          <table:table-cell table:formula="of:=MEDIAN([.$I423])" office:value-type="float"/>
          <table:table-cell table:formula="of:=MEDIAN([.$J423])" office:value-type="float"/>
          <table:table-cell table:formula="of:=MEDIAN([.$K423])" office:value-type="float"/>
          <table:table-cell table:formula="of:=MEDIAN([.$L423])" office:value-type="float"/>
          <table:table-cell table:formula="of:=MEDIAN([.$M423])" office:value-type="float"/>
          <table:table-cell table:formula="of:=MEDIAN([.$N423])" office:value-type="float"/>
          <table:table-cell table:formula="of:=MAX([.$B423])" office:value-type="float"/>
          <table:table-cell table:formula="of:=MAX([.$C423])" office:value-type="float"/>
          <table:table-cell table:formula="of:=MAX([.$D423])" office:value-type="float"/>
          <table:table-cell table:formula="of:=MAX([.$E423])" office:value-type="float"/>
          <table:table-cell table:formula="of:=MAX([.$F423])" office:value-type="float"/>
          <table:table-cell table:formula="of:=MAX([.$G423])" office:value-type="float"/>
          <table:table-cell table:formula="of:=MAX([.$H423])" office:value-type="float"/>
          <table:table-cell table:formula="of:=MAX([.$I423])" office:value-type="float"/>
          <table:table-cell table:formula="of:=MAX([.$J423])" office:value-type="float"/>
          <table:table-cell table:formula="of:=MAX([.$K423])" office:value-type="float"/>
          <table:table-cell table:formula="of:=MAX([.$L423])" office:value-type="float"/>
          <table:table-cell table:formula="of:=MAX([.$M423])" office:value-type="float"/>
          <table:table-cell table:formula="of:=MAX([.$N423])" office:value-type="float"/>
        </table:table-row>
        <table:table-row table:style-name="ro1">
          <table:table-cell office:value-type="string">
            <text:p>c499/c499.lp.3.8</text:p>
          </table:table-cell>
          <table:table-cell office:value-type="float" office:value="0.033709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5.0"/>
          <table:table-cell office:value-type="float" office:value="32112.0"/>
          <table:table-cell office:value-type="float" office:value="32112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4])" office:value-type="float"/>
          <table:table-cell table:formula="of:=MIN([.$C424])" office:value-type="float"/>
          <table:table-cell table:formula="of:=MIN([.$D424])" office:value-type="float"/>
          <table:table-cell table:formula="of:=MIN([.$E424])" office:value-type="float"/>
          <table:table-cell table:formula="of:=MIN([.$F424])" office:value-type="float"/>
          <table:table-cell table:formula="of:=MIN([.$G424])" office:value-type="float"/>
          <table:table-cell table:formula="of:=MIN([.$H424])" office:value-type="float"/>
          <table:table-cell table:formula="of:=MIN([.$I424])" office:value-type="float"/>
          <table:table-cell table:formula="of:=MIN([.$J424])" office:value-type="float"/>
          <table:table-cell table:formula="of:=MIN([.$K424])" office:value-type="float"/>
          <table:table-cell table:formula="of:=MIN([.$L424])" office:value-type="float"/>
          <table:table-cell table:formula="of:=MIN([.$M424])" office:value-type="float"/>
          <table:table-cell table:formula="of:=MIN([.$N424])" office:value-type="float"/>
          <table:table-cell table:formula="of:=MEDIAN([.$B424])" office:value-type="float"/>
          <table:table-cell table:formula="of:=MEDIAN([.$C424])" office:value-type="float"/>
          <table:table-cell table:formula="of:=MEDIAN([.$D424])" office:value-type="float"/>
          <table:table-cell table:formula="of:=MEDIAN([.$E424])" office:value-type="float"/>
          <table:table-cell table:formula="of:=MEDIAN([.$F424])" office:value-type="float"/>
          <table:table-cell table:formula="of:=MEDIAN([.$G424])" office:value-type="float"/>
          <table:table-cell table:formula="of:=MEDIAN([.$H424])" office:value-type="float"/>
          <table:table-cell table:formula="of:=MEDIAN([.$I424])" office:value-type="float"/>
          <table:table-cell table:formula="of:=MEDIAN([.$J424])" office:value-type="float"/>
          <table:table-cell table:formula="of:=MEDIAN([.$K424])" office:value-type="float"/>
          <table:table-cell table:formula="of:=MEDIAN([.$L424])" office:value-type="float"/>
          <table:table-cell table:formula="of:=MEDIAN([.$M424])" office:value-type="float"/>
          <table:table-cell table:formula="of:=MEDIAN([.$N424])" office:value-type="float"/>
          <table:table-cell table:formula="of:=MAX([.$B424])" office:value-type="float"/>
          <table:table-cell table:formula="of:=MAX([.$C424])" office:value-type="float"/>
          <table:table-cell table:formula="of:=MAX([.$D424])" office:value-type="float"/>
          <table:table-cell table:formula="of:=MAX([.$E424])" office:value-type="float"/>
          <table:table-cell table:formula="of:=MAX([.$F424])" office:value-type="float"/>
          <table:table-cell table:formula="of:=MAX([.$G424])" office:value-type="float"/>
          <table:table-cell table:formula="of:=MAX([.$H424])" office:value-type="float"/>
          <table:table-cell table:formula="of:=MAX([.$I424])" office:value-type="float"/>
          <table:table-cell table:formula="of:=MAX([.$J424])" office:value-type="float"/>
          <table:table-cell table:formula="of:=MAX([.$K424])" office:value-type="float"/>
          <table:table-cell table:formula="of:=MAX([.$L424])" office:value-type="float"/>
          <table:table-cell table:formula="of:=MAX([.$M424])" office:value-type="float"/>
          <table:table-cell table:formula="of:=MAX([.$N424])" office:value-type="float"/>
        </table:table-row>
        <table:table-row table:style-name="ro1">
          <table:table-cell office:value-type="string">
            <text:p>c499/c499.lp.4.1</text:p>
          </table:table-cell>
          <table:table-cell office:value-type="float" office:value="0.048936"/>
          <table:table-cell office:value-type="float" office:value="0.042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416.0"/>
          <table:table-cell office:value-type="float" office:value="67113.0"/>
          <table:table-cell office:value-type="float" office:value="67113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5])" office:value-type="float"/>
          <table:table-cell table:formula="of:=MIN([.$C425])" office:value-type="float"/>
          <table:table-cell table:formula="of:=MIN([.$D425])" office:value-type="float"/>
          <table:table-cell table:formula="of:=MIN([.$E425])" office:value-type="float"/>
          <table:table-cell table:formula="of:=MIN([.$F425])" office:value-type="float"/>
          <table:table-cell table:formula="of:=MIN([.$G425])" office:value-type="float"/>
          <table:table-cell table:formula="of:=MIN([.$H425])" office:value-type="float"/>
          <table:table-cell table:formula="of:=MIN([.$I425])" office:value-type="float"/>
          <table:table-cell table:formula="of:=MIN([.$J425])" office:value-type="float"/>
          <table:table-cell table:formula="of:=MIN([.$K425])" office:value-type="float"/>
          <table:table-cell table:formula="of:=MIN([.$L425])" office:value-type="float"/>
          <table:table-cell table:formula="of:=MIN([.$M425])" office:value-type="float"/>
          <table:table-cell table:formula="of:=MIN([.$N425])" office:value-type="float"/>
          <table:table-cell table:formula="of:=MEDIAN([.$B425])" office:value-type="float"/>
          <table:table-cell table:formula="of:=MEDIAN([.$C425])" office:value-type="float"/>
          <table:table-cell table:formula="of:=MEDIAN([.$D425])" office:value-type="float"/>
          <table:table-cell table:formula="of:=MEDIAN([.$E425])" office:value-type="float"/>
          <table:table-cell table:formula="of:=MEDIAN([.$F425])" office:value-type="float"/>
          <table:table-cell table:formula="of:=MEDIAN([.$G425])" office:value-type="float"/>
          <table:table-cell table:formula="of:=MEDIAN([.$H425])" office:value-type="float"/>
          <table:table-cell table:formula="of:=MEDIAN([.$I425])" office:value-type="float"/>
          <table:table-cell table:formula="of:=MEDIAN([.$J425])" office:value-type="float"/>
          <table:table-cell table:formula="of:=MEDIAN([.$K425])" office:value-type="float"/>
          <table:table-cell table:formula="of:=MEDIAN([.$L425])" office:value-type="float"/>
          <table:table-cell table:formula="of:=MEDIAN([.$M425])" office:value-type="float"/>
          <table:table-cell table:formula="of:=MEDIAN([.$N425])" office:value-type="float"/>
          <table:table-cell table:formula="of:=MAX([.$B425])" office:value-type="float"/>
          <table:table-cell table:formula="of:=MAX([.$C425])" office:value-type="float"/>
          <table:table-cell table:formula="of:=MAX([.$D425])" office:value-type="float"/>
          <table:table-cell table:formula="of:=MAX([.$E425])" office:value-type="float"/>
          <table:table-cell table:formula="of:=MAX([.$F425])" office:value-type="float"/>
          <table:table-cell table:formula="of:=MAX([.$G425])" office:value-type="float"/>
          <table:table-cell table:formula="of:=MAX([.$H425])" office:value-type="float"/>
          <table:table-cell table:formula="of:=MAX([.$I425])" office:value-type="float"/>
          <table:table-cell table:formula="of:=MAX([.$J425])" office:value-type="float"/>
          <table:table-cell table:formula="of:=MAX([.$K425])" office:value-type="float"/>
          <table:table-cell table:formula="of:=MAX([.$L425])" office:value-type="float"/>
          <table:table-cell table:formula="of:=MAX([.$M425])" office:value-type="float"/>
          <table:table-cell table:formula="of:=MAX([.$N425])" office:value-type="float"/>
        </table:table-row>
        <table:table-row table:style-name="ro1">
          <table:table-cell office:value-type="string">
            <text:p>c499/c499.lp.4.2</text:p>
          </table:table-cell>
          <table:table-cell office:value-type="float" office:value="0.02902"/>
          <table:table-cell office:value-type="float" office:value="0.023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14617.0"/>
          <table:table-cell office:value-type="float" office:value="14617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6])" office:value-type="float"/>
          <table:table-cell table:formula="of:=MIN([.$C426])" office:value-type="float"/>
          <table:table-cell table:formula="of:=MIN([.$D426])" office:value-type="float"/>
          <table:table-cell table:formula="of:=MIN([.$E426])" office:value-type="float"/>
          <table:table-cell table:formula="of:=MIN([.$F426])" office:value-type="float"/>
          <table:table-cell table:formula="of:=MIN([.$G426])" office:value-type="float"/>
          <table:table-cell table:formula="of:=MIN([.$H426])" office:value-type="float"/>
          <table:table-cell table:formula="of:=MIN([.$I426])" office:value-type="float"/>
          <table:table-cell table:formula="of:=MIN([.$J426])" office:value-type="float"/>
          <table:table-cell table:formula="of:=MIN([.$K426])" office:value-type="float"/>
          <table:table-cell table:formula="of:=MIN([.$L426])" office:value-type="float"/>
          <table:table-cell table:formula="of:=MIN([.$M426])" office:value-type="float"/>
          <table:table-cell table:formula="of:=MIN([.$N426])" office:value-type="float"/>
          <table:table-cell table:formula="of:=MEDIAN([.$B426])" office:value-type="float"/>
          <table:table-cell table:formula="of:=MEDIAN([.$C426])" office:value-type="float"/>
          <table:table-cell table:formula="of:=MEDIAN([.$D426])" office:value-type="float"/>
          <table:table-cell table:formula="of:=MEDIAN([.$E426])" office:value-type="float"/>
          <table:table-cell table:formula="of:=MEDIAN([.$F426])" office:value-type="float"/>
          <table:table-cell table:formula="of:=MEDIAN([.$G426])" office:value-type="float"/>
          <table:table-cell table:formula="of:=MEDIAN([.$H426])" office:value-type="float"/>
          <table:table-cell table:formula="of:=MEDIAN([.$I426])" office:value-type="float"/>
          <table:table-cell table:formula="of:=MEDIAN([.$J426])" office:value-type="float"/>
          <table:table-cell table:formula="of:=MEDIAN([.$K426])" office:value-type="float"/>
          <table:table-cell table:formula="of:=MEDIAN([.$L426])" office:value-type="float"/>
          <table:table-cell table:formula="of:=MEDIAN([.$M426])" office:value-type="float"/>
          <table:table-cell table:formula="of:=MEDIAN([.$N426])" office:value-type="float"/>
          <table:table-cell table:formula="of:=MAX([.$B426])" office:value-type="float"/>
          <table:table-cell table:formula="of:=MAX([.$C426])" office:value-type="float"/>
          <table:table-cell table:formula="of:=MAX([.$D426])" office:value-type="float"/>
          <table:table-cell table:formula="of:=MAX([.$E426])" office:value-type="float"/>
          <table:table-cell table:formula="of:=MAX([.$F426])" office:value-type="float"/>
          <table:table-cell table:formula="of:=MAX([.$G426])" office:value-type="float"/>
          <table:table-cell table:formula="of:=MAX([.$H426])" office:value-type="float"/>
          <table:table-cell table:formula="of:=MAX([.$I426])" office:value-type="float"/>
          <table:table-cell table:formula="of:=MAX([.$J426])" office:value-type="float"/>
          <table:table-cell table:formula="of:=MAX([.$K426])" office:value-type="float"/>
          <table:table-cell table:formula="of:=MAX([.$L426])" office:value-type="float"/>
          <table:table-cell table:formula="of:=MAX([.$M426])" office:value-type="float"/>
          <table:table-cell table:formula="of:=MAX([.$N426])" office:value-type="float"/>
        </table:table-row>
        <table:table-row table:style-name="ro1">
          <table:table-cell office:value-type="string">
            <text:p>c499/c499.lp.4.3</text:p>
          </table:table-cell>
          <table:table-cell office:value-type="float" office:value="0.037929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32615.0"/>
          <table:table-cell office:value-type="float" office:value="32615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7])" office:value-type="float"/>
          <table:table-cell table:formula="of:=MIN([.$C427])" office:value-type="float"/>
          <table:table-cell table:formula="of:=MIN([.$D427])" office:value-type="float"/>
          <table:table-cell table:formula="of:=MIN([.$E427])" office:value-type="float"/>
          <table:table-cell table:formula="of:=MIN([.$F427])" office:value-type="float"/>
          <table:table-cell table:formula="of:=MIN([.$G427])" office:value-type="float"/>
          <table:table-cell table:formula="of:=MIN([.$H427])" office:value-type="float"/>
          <table:table-cell table:formula="of:=MIN([.$I427])" office:value-type="float"/>
          <table:table-cell table:formula="of:=MIN([.$J427])" office:value-type="float"/>
          <table:table-cell table:formula="of:=MIN([.$K427])" office:value-type="float"/>
          <table:table-cell table:formula="of:=MIN([.$L427])" office:value-type="float"/>
          <table:table-cell table:formula="of:=MIN([.$M427])" office:value-type="float"/>
          <table:table-cell table:formula="of:=MIN([.$N427])" office:value-type="float"/>
          <table:table-cell table:formula="of:=MEDIAN([.$B427])" office:value-type="float"/>
          <table:table-cell table:formula="of:=MEDIAN([.$C427])" office:value-type="float"/>
          <table:table-cell table:formula="of:=MEDIAN([.$D427])" office:value-type="float"/>
          <table:table-cell table:formula="of:=MEDIAN([.$E427])" office:value-type="float"/>
          <table:table-cell table:formula="of:=MEDIAN([.$F427])" office:value-type="float"/>
          <table:table-cell table:formula="of:=MEDIAN([.$G427])" office:value-type="float"/>
          <table:table-cell table:formula="of:=MEDIAN([.$H427])" office:value-type="float"/>
          <table:table-cell table:formula="of:=MEDIAN([.$I427])" office:value-type="float"/>
          <table:table-cell table:formula="of:=MEDIAN([.$J427])" office:value-type="float"/>
          <table:table-cell table:formula="of:=MEDIAN([.$K427])" office:value-type="float"/>
          <table:table-cell table:formula="of:=MEDIAN([.$L427])" office:value-type="float"/>
          <table:table-cell table:formula="of:=MEDIAN([.$M427])" office:value-type="float"/>
          <table:table-cell table:formula="of:=MEDIAN([.$N427])" office:value-type="float"/>
          <table:table-cell table:formula="of:=MAX([.$B427])" office:value-type="float"/>
          <table:table-cell table:formula="of:=MAX([.$C427])" office:value-type="float"/>
          <table:table-cell table:formula="of:=MAX([.$D427])" office:value-type="float"/>
          <table:table-cell table:formula="of:=MAX([.$E427])" office:value-type="float"/>
          <table:table-cell table:formula="of:=MAX([.$F427])" office:value-type="float"/>
          <table:table-cell table:formula="of:=MAX([.$G427])" office:value-type="float"/>
          <table:table-cell table:formula="of:=MAX([.$H427])" office:value-type="float"/>
          <table:table-cell table:formula="of:=MAX([.$I427])" office:value-type="float"/>
          <table:table-cell table:formula="of:=MAX([.$J427])" office:value-type="float"/>
          <table:table-cell table:formula="of:=MAX([.$K427])" office:value-type="float"/>
          <table:table-cell table:formula="of:=MAX([.$L427])" office:value-type="float"/>
          <table:table-cell table:formula="of:=MAX([.$M427])" office:value-type="float"/>
          <table:table-cell table:formula="of:=MAX([.$N427])" office:value-type="float"/>
        </table:table-row>
        <table:table-row table:style-name="ro1">
          <table:table-cell office:value-type="string">
            <text:p>c499/c499.lp.4.4</text:p>
          </table:table-cell>
          <table:table-cell office:value-type="float" office:value="0.033838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3.0"/>
          <table:table-cell office:value-type="float" office:value="33017.0"/>
          <table:table-cell office:value-type="float" office:value="33017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8])" office:value-type="float"/>
          <table:table-cell table:formula="of:=MIN([.$C428])" office:value-type="float"/>
          <table:table-cell table:formula="of:=MIN([.$D428])" office:value-type="float"/>
          <table:table-cell table:formula="of:=MIN([.$E428])" office:value-type="float"/>
          <table:table-cell table:formula="of:=MIN([.$F428])" office:value-type="float"/>
          <table:table-cell table:formula="of:=MIN([.$G428])" office:value-type="float"/>
          <table:table-cell table:formula="of:=MIN([.$H428])" office:value-type="float"/>
          <table:table-cell table:formula="of:=MIN([.$I428])" office:value-type="float"/>
          <table:table-cell table:formula="of:=MIN([.$J428])" office:value-type="float"/>
          <table:table-cell table:formula="of:=MIN([.$K428])" office:value-type="float"/>
          <table:table-cell table:formula="of:=MIN([.$L428])" office:value-type="float"/>
          <table:table-cell table:formula="of:=MIN([.$M428])" office:value-type="float"/>
          <table:table-cell table:formula="of:=MIN([.$N428])" office:value-type="float"/>
          <table:table-cell table:formula="of:=MEDIAN([.$B428])" office:value-type="float"/>
          <table:table-cell table:formula="of:=MEDIAN([.$C428])" office:value-type="float"/>
          <table:table-cell table:formula="of:=MEDIAN([.$D428])" office:value-type="float"/>
          <table:table-cell table:formula="of:=MEDIAN([.$E428])" office:value-type="float"/>
          <table:table-cell table:formula="of:=MEDIAN([.$F428])" office:value-type="float"/>
          <table:table-cell table:formula="of:=MEDIAN([.$G428])" office:value-type="float"/>
          <table:table-cell table:formula="of:=MEDIAN([.$H428])" office:value-type="float"/>
          <table:table-cell table:formula="of:=MEDIAN([.$I428])" office:value-type="float"/>
          <table:table-cell table:formula="of:=MEDIAN([.$J428])" office:value-type="float"/>
          <table:table-cell table:formula="of:=MEDIAN([.$K428])" office:value-type="float"/>
          <table:table-cell table:formula="of:=MEDIAN([.$L428])" office:value-type="float"/>
          <table:table-cell table:formula="of:=MEDIAN([.$M428])" office:value-type="float"/>
          <table:table-cell table:formula="of:=MEDIAN([.$N428])" office:value-type="float"/>
          <table:table-cell table:formula="of:=MAX([.$B428])" office:value-type="float"/>
          <table:table-cell table:formula="of:=MAX([.$C428])" office:value-type="float"/>
          <table:table-cell table:formula="of:=MAX([.$D428])" office:value-type="float"/>
          <table:table-cell table:formula="of:=MAX([.$E428])" office:value-type="float"/>
          <table:table-cell table:formula="of:=MAX([.$F428])" office:value-type="float"/>
          <table:table-cell table:formula="of:=MAX([.$G428])" office:value-type="float"/>
          <table:table-cell table:formula="of:=MAX([.$H428])" office:value-type="float"/>
          <table:table-cell table:formula="of:=MAX([.$I428])" office:value-type="float"/>
          <table:table-cell table:formula="of:=MAX([.$J428])" office:value-type="float"/>
          <table:table-cell table:formula="of:=MAX([.$K428])" office:value-type="float"/>
          <table:table-cell table:formula="of:=MAX([.$L428])" office:value-type="float"/>
          <table:table-cell table:formula="of:=MAX([.$M428])" office:value-type="float"/>
          <table:table-cell table:formula="of:=MAX([.$N428])" office:value-type="float"/>
        </table:table-row>
        <table:table-row table:style-name="ro1">
          <table:table-cell office:value-type="string">
            <text:p>c499/c499.lp.4.5</text:p>
          </table:table-cell>
          <table:table-cell office:value-type="float" office:value="0.033306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7.0"/>
          <table:table-cell office:value-type="float" office:value="33595.0"/>
          <table:table-cell office:value-type="float" office:value="33595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29])" office:value-type="float"/>
          <table:table-cell table:formula="of:=MIN([.$C429])" office:value-type="float"/>
          <table:table-cell table:formula="of:=MIN([.$D429])" office:value-type="float"/>
          <table:table-cell table:formula="of:=MIN([.$E429])" office:value-type="float"/>
          <table:table-cell table:formula="of:=MIN([.$F429])" office:value-type="float"/>
          <table:table-cell table:formula="of:=MIN([.$G429])" office:value-type="float"/>
          <table:table-cell table:formula="of:=MIN([.$H429])" office:value-type="float"/>
          <table:table-cell table:formula="of:=MIN([.$I429])" office:value-type="float"/>
          <table:table-cell table:formula="of:=MIN([.$J429])" office:value-type="float"/>
          <table:table-cell table:formula="of:=MIN([.$K429])" office:value-type="float"/>
          <table:table-cell table:formula="of:=MIN([.$L429])" office:value-type="float"/>
          <table:table-cell table:formula="of:=MIN([.$M429])" office:value-type="float"/>
          <table:table-cell table:formula="of:=MIN([.$N429])" office:value-type="float"/>
          <table:table-cell table:formula="of:=MEDIAN([.$B429])" office:value-type="float"/>
          <table:table-cell table:formula="of:=MEDIAN([.$C429])" office:value-type="float"/>
          <table:table-cell table:formula="of:=MEDIAN([.$D429])" office:value-type="float"/>
          <table:table-cell table:formula="of:=MEDIAN([.$E429])" office:value-type="float"/>
          <table:table-cell table:formula="of:=MEDIAN([.$F429])" office:value-type="float"/>
          <table:table-cell table:formula="of:=MEDIAN([.$G429])" office:value-type="float"/>
          <table:table-cell table:formula="of:=MEDIAN([.$H429])" office:value-type="float"/>
          <table:table-cell table:formula="of:=MEDIAN([.$I429])" office:value-type="float"/>
          <table:table-cell table:formula="of:=MEDIAN([.$J429])" office:value-type="float"/>
          <table:table-cell table:formula="of:=MEDIAN([.$K429])" office:value-type="float"/>
          <table:table-cell table:formula="of:=MEDIAN([.$L429])" office:value-type="float"/>
          <table:table-cell table:formula="of:=MEDIAN([.$M429])" office:value-type="float"/>
          <table:table-cell table:formula="of:=MEDIAN([.$N429])" office:value-type="float"/>
          <table:table-cell table:formula="of:=MAX([.$B429])" office:value-type="float"/>
          <table:table-cell table:formula="of:=MAX([.$C429])" office:value-type="float"/>
          <table:table-cell table:formula="of:=MAX([.$D429])" office:value-type="float"/>
          <table:table-cell table:formula="of:=MAX([.$E429])" office:value-type="float"/>
          <table:table-cell table:formula="of:=MAX([.$F429])" office:value-type="float"/>
          <table:table-cell table:formula="of:=MAX([.$G429])" office:value-type="float"/>
          <table:table-cell table:formula="of:=MAX([.$H429])" office:value-type="float"/>
          <table:table-cell table:formula="of:=MAX([.$I429])" office:value-type="float"/>
          <table:table-cell table:formula="of:=MAX([.$J429])" office:value-type="float"/>
          <table:table-cell table:formula="of:=MAX([.$K429])" office:value-type="float"/>
          <table:table-cell table:formula="of:=MAX([.$L429])" office:value-type="float"/>
          <table:table-cell table:formula="of:=MAX([.$M429])" office:value-type="float"/>
          <table:table-cell table:formula="of:=MAX([.$N429])" office:value-type="float"/>
        </table:table-row>
        <table:table-row table:style-name="ro1">
          <table:table-cell office:value-type="string">
            <text:p>c499/c499.lp.4.6</text:p>
          </table:table-cell>
          <table:table-cell office:value-type="float" office:value="0.03419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4.0"/>
          <table:table-cell office:value-type="float" office:value="30994.0"/>
          <table:table-cell office:value-type="float" office:value="30994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0])" office:value-type="float"/>
          <table:table-cell table:formula="of:=MIN([.$C430])" office:value-type="float"/>
          <table:table-cell table:formula="of:=MIN([.$D430])" office:value-type="float"/>
          <table:table-cell table:formula="of:=MIN([.$E430])" office:value-type="float"/>
          <table:table-cell table:formula="of:=MIN([.$F430])" office:value-type="float"/>
          <table:table-cell table:formula="of:=MIN([.$G430])" office:value-type="float"/>
          <table:table-cell table:formula="of:=MIN([.$H430])" office:value-type="float"/>
          <table:table-cell table:formula="of:=MIN([.$I430])" office:value-type="float"/>
          <table:table-cell table:formula="of:=MIN([.$J430])" office:value-type="float"/>
          <table:table-cell table:formula="of:=MIN([.$K430])" office:value-type="float"/>
          <table:table-cell table:formula="of:=MIN([.$L430])" office:value-type="float"/>
          <table:table-cell table:formula="of:=MIN([.$M430])" office:value-type="float"/>
          <table:table-cell table:formula="of:=MIN([.$N430])" office:value-type="float"/>
          <table:table-cell table:formula="of:=MEDIAN([.$B430])" office:value-type="float"/>
          <table:table-cell table:formula="of:=MEDIAN([.$C430])" office:value-type="float"/>
          <table:table-cell table:formula="of:=MEDIAN([.$D430])" office:value-type="float"/>
          <table:table-cell table:formula="of:=MEDIAN([.$E430])" office:value-type="float"/>
          <table:table-cell table:formula="of:=MEDIAN([.$F430])" office:value-type="float"/>
          <table:table-cell table:formula="of:=MEDIAN([.$G430])" office:value-type="float"/>
          <table:table-cell table:formula="of:=MEDIAN([.$H430])" office:value-type="float"/>
          <table:table-cell table:formula="of:=MEDIAN([.$I430])" office:value-type="float"/>
          <table:table-cell table:formula="of:=MEDIAN([.$J430])" office:value-type="float"/>
          <table:table-cell table:formula="of:=MEDIAN([.$K430])" office:value-type="float"/>
          <table:table-cell table:formula="of:=MEDIAN([.$L430])" office:value-type="float"/>
          <table:table-cell table:formula="of:=MEDIAN([.$M430])" office:value-type="float"/>
          <table:table-cell table:formula="of:=MEDIAN([.$N430])" office:value-type="float"/>
          <table:table-cell table:formula="of:=MAX([.$B430])" office:value-type="float"/>
          <table:table-cell table:formula="of:=MAX([.$C430])" office:value-type="float"/>
          <table:table-cell table:formula="of:=MAX([.$D430])" office:value-type="float"/>
          <table:table-cell table:formula="of:=MAX([.$E430])" office:value-type="float"/>
          <table:table-cell table:formula="of:=MAX([.$F430])" office:value-type="float"/>
          <table:table-cell table:formula="of:=MAX([.$G430])" office:value-type="float"/>
          <table:table-cell table:formula="of:=MAX([.$H430])" office:value-type="float"/>
          <table:table-cell table:formula="of:=MAX([.$I430])" office:value-type="float"/>
          <table:table-cell table:formula="of:=MAX([.$J430])" office:value-type="float"/>
          <table:table-cell table:formula="of:=MAX([.$K430])" office:value-type="float"/>
          <table:table-cell table:formula="of:=MAX([.$L430])" office:value-type="float"/>
          <table:table-cell table:formula="of:=MAX([.$M430])" office:value-type="float"/>
          <table:table-cell table:formula="of:=MAX([.$N430])" office:value-type="float"/>
        </table:table-row>
        <table:table-row table:style-name="ro1">
          <table:table-cell office:value-type="string">
            <text:p>c499/c499.lp.4.7</text:p>
          </table:table-cell>
          <table:table-cell office:value-type="float" office:value="0.039216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4.0"/>
          <table:table-cell office:value-type="float" office:value="30993.0"/>
          <table:table-cell office:value-type="float" office:value="30993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1])" office:value-type="float"/>
          <table:table-cell table:formula="of:=MIN([.$C431])" office:value-type="float"/>
          <table:table-cell table:formula="of:=MIN([.$D431])" office:value-type="float"/>
          <table:table-cell table:formula="of:=MIN([.$E431])" office:value-type="float"/>
          <table:table-cell table:formula="of:=MIN([.$F431])" office:value-type="float"/>
          <table:table-cell table:formula="of:=MIN([.$G431])" office:value-type="float"/>
          <table:table-cell table:formula="of:=MIN([.$H431])" office:value-type="float"/>
          <table:table-cell table:formula="of:=MIN([.$I431])" office:value-type="float"/>
          <table:table-cell table:formula="of:=MIN([.$J431])" office:value-type="float"/>
          <table:table-cell table:formula="of:=MIN([.$K431])" office:value-type="float"/>
          <table:table-cell table:formula="of:=MIN([.$L431])" office:value-type="float"/>
          <table:table-cell table:formula="of:=MIN([.$M431])" office:value-type="float"/>
          <table:table-cell table:formula="of:=MIN([.$N431])" office:value-type="float"/>
          <table:table-cell table:formula="of:=MEDIAN([.$B431])" office:value-type="float"/>
          <table:table-cell table:formula="of:=MEDIAN([.$C431])" office:value-type="float"/>
          <table:table-cell table:formula="of:=MEDIAN([.$D431])" office:value-type="float"/>
          <table:table-cell table:formula="of:=MEDIAN([.$E431])" office:value-type="float"/>
          <table:table-cell table:formula="of:=MEDIAN([.$F431])" office:value-type="float"/>
          <table:table-cell table:formula="of:=MEDIAN([.$G431])" office:value-type="float"/>
          <table:table-cell table:formula="of:=MEDIAN([.$H431])" office:value-type="float"/>
          <table:table-cell table:formula="of:=MEDIAN([.$I431])" office:value-type="float"/>
          <table:table-cell table:formula="of:=MEDIAN([.$J431])" office:value-type="float"/>
          <table:table-cell table:formula="of:=MEDIAN([.$K431])" office:value-type="float"/>
          <table:table-cell table:formula="of:=MEDIAN([.$L431])" office:value-type="float"/>
          <table:table-cell table:formula="of:=MEDIAN([.$M431])" office:value-type="float"/>
          <table:table-cell table:formula="of:=MEDIAN([.$N431])" office:value-type="float"/>
          <table:table-cell table:formula="of:=MAX([.$B431])" office:value-type="float"/>
          <table:table-cell table:formula="of:=MAX([.$C431])" office:value-type="float"/>
          <table:table-cell table:formula="of:=MAX([.$D431])" office:value-type="float"/>
          <table:table-cell table:formula="of:=MAX([.$E431])" office:value-type="float"/>
          <table:table-cell table:formula="of:=MAX([.$F431])" office:value-type="float"/>
          <table:table-cell table:formula="of:=MAX([.$G431])" office:value-type="float"/>
          <table:table-cell table:formula="of:=MAX([.$H431])" office:value-type="float"/>
          <table:table-cell table:formula="of:=MAX([.$I431])" office:value-type="float"/>
          <table:table-cell table:formula="of:=MAX([.$J431])" office:value-type="float"/>
          <table:table-cell table:formula="of:=MAX([.$K431])" office:value-type="float"/>
          <table:table-cell table:formula="of:=MAX([.$L431])" office:value-type="float"/>
          <table:table-cell table:formula="of:=MAX([.$M431])" office:value-type="float"/>
          <table:table-cell table:formula="of:=MAX([.$N431])" office:value-type="float"/>
        </table:table-row>
        <table:table-row table:style-name="ro1">
          <table:table-cell office:value-type="string">
            <text:p>c499/c499.lp.4.8</text:p>
          </table:table-cell>
          <table:table-cell office:value-type="float" office:value="0.033274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7.0"/>
          <table:table-cell office:value-type="float" office:value="29935.0"/>
          <table:table-cell office:value-type="float" office:value="29935.0"/>
          <table:table-cell office:value-type="float" office:value="90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2])" office:value-type="float"/>
          <table:table-cell table:formula="of:=MIN([.$C432])" office:value-type="float"/>
          <table:table-cell table:formula="of:=MIN([.$D432])" office:value-type="float"/>
          <table:table-cell table:formula="of:=MIN([.$E432])" office:value-type="float"/>
          <table:table-cell table:formula="of:=MIN([.$F432])" office:value-type="float"/>
          <table:table-cell table:formula="of:=MIN([.$G432])" office:value-type="float"/>
          <table:table-cell table:formula="of:=MIN([.$H432])" office:value-type="float"/>
          <table:table-cell table:formula="of:=MIN([.$I432])" office:value-type="float"/>
          <table:table-cell table:formula="of:=MIN([.$J432])" office:value-type="float"/>
          <table:table-cell table:formula="of:=MIN([.$K432])" office:value-type="float"/>
          <table:table-cell table:formula="of:=MIN([.$L432])" office:value-type="float"/>
          <table:table-cell table:formula="of:=MIN([.$M432])" office:value-type="float"/>
          <table:table-cell table:formula="of:=MIN([.$N432])" office:value-type="float"/>
          <table:table-cell table:formula="of:=MEDIAN([.$B432])" office:value-type="float"/>
          <table:table-cell table:formula="of:=MEDIAN([.$C432])" office:value-type="float"/>
          <table:table-cell table:formula="of:=MEDIAN([.$D432])" office:value-type="float"/>
          <table:table-cell table:formula="of:=MEDIAN([.$E432])" office:value-type="float"/>
          <table:table-cell table:formula="of:=MEDIAN([.$F432])" office:value-type="float"/>
          <table:table-cell table:formula="of:=MEDIAN([.$G432])" office:value-type="float"/>
          <table:table-cell table:formula="of:=MEDIAN([.$H432])" office:value-type="float"/>
          <table:table-cell table:formula="of:=MEDIAN([.$I432])" office:value-type="float"/>
          <table:table-cell table:formula="of:=MEDIAN([.$J432])" office:value-type="float"/>
          <table:table-cell table:formula="of:=MEDIAN([.$K432])" office:value-type="float"/>
          <table:table-cell table:formula="of:=MEDIAN([.$L432])" office:value-type="float"/>
          <table:table-cell table:formula="of:=MEDIAN([.$M432])" office:value-type="float"/>
          <table:table-cell table:formula="of:=MEDIAN([.$N432])" office:value-type="float"/>
          <table:table-cell table:formula="of:=MAX([.$B432])" office:value-type="float"/>
          <table:table-cell table:formula="of:=MAX([.$C432])" office:value-type="float"/>
          <table:table-cell table:formula="of:=MAX([.$D432])" office:value-type="float"/>
          <table:table-cell table:formula="of:=MAX([.$E432])" office:value-type="float"/>
          <table:table-cell table:formula="of:=MAX([.$F432])" office:value-type="float"/>
          <table:table-cell table:formula="of:=MAX([.$G432])" office:value-type="float"/>
          <table:table-cell table:formula="of:=MAX([.$H432])" office:value-type="float"/>
          <table:table-cell table:formula="of:=MAX([.$I432])" office:value-type="float"/>
          <table:table-cell table:formula="of:=MAX([.$J432])" office:value-type="float"/>
          <table:table-cell table:formula="of:=MAX([.$K432])" office:value-type="float"/>
          <table:table-cell table:formula="of:=MAX([.$L432])" office:value-type="float"/>
          <table:table-cell table:formula="of:=MAX([.$M432])" office:value-type="float"/>
          <table:table-cell table:formula="of:=MAX([.$N432])" office:value-type="float"/>
        </table:table-row>
        <table:table-row table:style-name="ro1">
          <table:table-cell office:value-type="string">
            <text:p>c499/c499.lp.5.1</text:p>
          </table:table-cell>
          <table:table-cell office:value-type="float" office:value="0.050991"/>
          <table:table-cell office:value-type="float" office:value="0.045"/>
          <table:table-cell office:value-type="float" office:value="0.0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72343.0"/>
          <table:table-cell office:value-type="float" office:value="72343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3])" office:value-type="float"/>
          <table:table-cell table:formula="of:=MIN([.$C433])" office:value-type="float"/>
          <table:table-cell table:formula="of:=MIN([.$D433])" office:value-type="float"/>
          <table:table-cell table:formula="of:=MIN([.$E433])" office:value-type="float"/>
          <table:table-cell table:formula="of:=MIN([.$F433])" office:value-type="float"/>
          <table:table-cell table:formula="of:=MIN([.$G433])" office:value-type="float"/>
          <table:table-cell table:formula="of:=MIN([.$H433])" office:value-type="float"/>
          <table:table-cell table:formula="of:=MIN([.$I433])" office:value-type="float"/>
          <table:table-cell table:formula="of:=MIN([.$J433])" office:value-type="float"/>
          <table:table-cell table:formula="of:=MIN([.$K433])" office:value-type="float"/>
          <table:table-cell table:formula="of:=MIN([.$L433])" office:value-type="float"/>
          <table:table-cell table:formula="of:=MIN([.$M433])" office:value-type="float"/>
          <table:table-cell table:formula="of:=MIN([.$N433])" office:value-type="float"/>
          <table:table-cell table:formula="of:=MEDIAN([.$B433])" office:value-type="float"/>
          <table:table-cell table:formula="of:=MEDIAN([.$C433])" office:value-type="float"/>
          <table:table-cell table:formula="of:=MEDIAN([.$D433])" office:value-type="float"/>
          <table:table-cell table:formula="of:=MEDIAN([.$E433])" office:value-type="float"/>
          <table:table-cell table:formula="of:=MEDIAN([.$F433])" office:value-type="float"/>
          <table:table-cell table:formula="of:=MEDIAN([.$G433])" office:value-type="float"/>
          <table:table-cell table:formula="of:=MEDIAN([.$H433])" office:value-type="float"/>
          <table:table-cell table:formula="of:=MEDIAN([.$I433])" office:value-type="float"/>
          <table:table-cell table:formula="of:=MEDIAN([.$J433])" office:value-type="float"/>
          <table:table-cell table:formula="of:=MEDIAN([.$K433])" office:value-type="float"/>
          <table:table-cell table:formula="of:=MEDIAN([.$L433])" office:value-type="float"/>
          <table:table-cell table:formula="of:=MEDIAN([.$M433])" office:value-type="float"/>
          <table:table-cell table:formula="of:=MEDIAN([.$N433])" office:value-type="float"/>
          <table:table-cell table:formula="of:=MAX([.$B433])" office:value-type="float"/>
          <table:table-cell table:formula="of:=MAX([.$C433])" office:value-type="float"/>
          <table:table-cell table:formula="of:=MAX([.$D433])" office:value-type="float"/>
          <table:table-cell table:formula="of:=MAX([.$E433])" office:value-type="float"/>
          <table:table-cell table:formula="of:=MAX([.$F433])" office:value-type="float"/>
          <table:table-cell table:formula="of:=MAX([.$G433])" office:value-type="float"/>
          <table:table-cell table:formula="of:=MAX([.$H433])" office:value-type="float"/>
          <table:table-cell table:formula="of:=MAX([.$I433])" office:value-type="float"/>
          <table:table-cell table:formula="of:=MAX([.$J433])" office:value-type="float"/>
          <table:table-cell table:formula="of:=MAX([.$K433])" office:value-type="float"/>
          <table:table-cell table:formula="of:=MAX([.$L433])" office:value-type="float"/>
          <table:table-cell table:formula="of:=MAX([.$M433])" office:value-type="float"/>
          <table:table-cell table:formula="of:=MAX([.$N433])" office:value-type="float"/>
        </table:table-row>
        <table:table-row table:style-name="ro1">
          <table:table-cell office:value-type="string">
            <text:p>c499/c499.lp.5.2</text:p>
          </table:table-cell>
          <table:table-cell office:value-type="float" office:value="0.034602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2.0"/>
          <table:table-cell office:value-type="float" office:value="35827.0"/>
          <table:table-cell office:value-type="float" office:value="35827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4])" office:value-type="float"/>
          <table:table-cell table:formula="of:=MIN([.$C434])" office:value-type="float"/>
          <table:table-cell table:formula="of:=MIN([.$D434])" office:value-type="float"/>
          <table:table-cell table:formula="of:=MIN([.$E434])" office:value-type="float"/>
          <table:table-cell table:formula="of:=MIN([.$F434])" office:value-type="float"/>
          <table:table-cell table:formula="of:=MIN([.$G434])" office:value-type="float"/>
          <table:table-cell table:formula="of:=MIN([.$H434])" office:value-type="float"/>
          <table:table-cell table:formula="of:=MIN([.$I434])" office:value-type="float"/>
          <table:table-cell table:formula="of:=MIN([.$J434])" office:value-type="float"/>
          <table:table-cell table:formula="of:=MIN([.$K434])" office:value-type="float"/>
          <table:table-cell table:formula="of:=MIN([.$L434])" office:value-type="float"/>
          <table:table-cell table:formula="of:=MIN([.$M434])" office:value-type="float"/>
          <table:table-cell table:formula="of:=MIN([.$N434])" office:value-type="float"/>
          <table:table-cell table:formula="of:=MEDIAN([.$B434])" office:value-type="float"/>
          <table:table-cell table:formula="of:=MEDIAN([.$C434])" office:value-type="float"/>
          <table:table-cell table:formula="of:=MEDIAN([.$D434])" office:value-type="float"/>
          <table:table-cell table:formula="of:=MEDIAN([.$E434])" office:value-type="float"/>
          <table:table-cell table:formula="of:=MEDIAN([.$F434])" office:value-type="float"/>
          <table:table-cell table:formula="of:=MEDIAN([.$G434])" office:value-type="float"/>
          <table:table-cell table:formula="of:=MEDIAN([.$H434])" office:value-type="float"/>
          <table:table-cell table:formula="of:=MEDIAN([.$I434])" office:value-type="float"/>
          <table:table-cell table:formula="of:=MEDIAN([.$J434])" office:value-type="float"/>
          <table:table-cell table:formula="of:=MEDIAN([.$K434])" office:value-type="float"/>
          <table:table-cell table:formula="of:=MEDIAN([.$L434])" office:value-type="float"/>
          <table:table-cell table:formula="of:=MEDIAN([.$M434])" office:value-type="float"/>
          <table:table-cell table:formula="of:=MEDIAN([.$N434])" office:value-type="float"/>
          <table:table-cell table:formula="of:=MAX([.$B434])" office:value-type="float"/>
          <table:table-cell table:formula="of:=MAX([.$C434])" office:value-type="float"/>
          <table:table-cell table:formula="of:=MAX([.$D434])" office:value-type="float"/>
          <table:table-cell table:formula="of:=MAX([.$E434])" office:value-type="float"/>
          <table:table-cell table:formula="of:=MAX([.$F434])" office:value-type="float"/>
          <table:table-cell table:formula="of:=MAX([.$G434])" office:value-type="float"/>
          <table:table-cell table:formula="of:=MAX([.$H434])" office:value-type="float"/>
          <table:table-cell table:formula="of:=MAX([.$I434])" office:value-type="float"/>
          <table:table-cell table:formula="of:=MAX([.$J434])" office:value-type="float"/>
          <table:table-cell table:formula="of:=MAX([.$K434])" office:value-type="float"/>
          <table:table-cell table:formula="of:=MAX([.$L434])" office:value-type="float"/>
          <table:table-cell table:formula="of:=MAX([.$M434])" office:value-type="float"/>
          <table:table-cell table:formula="of:=MAX([.$N434])" office:value-type="float"/>
        </table:table-row>
        <table:table-row table:style-name="ro1">
          <table:table-cell office:value-type="string">
            <text:p>c499/c499.lp.5.3</text:p>
          </table:table-cell>
          <table:table-cell office:value-type="float" office:value="0.034483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3.0"/>
          <table:table-cell office:value-type="float" office:value="36207.0"/>
          <table:table-cell office:value-type="float" office:value="36207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5])" office:value-type="float"/>
          <table:table-cell table:formula="of:=MIN([.$C435])" office:value-type="float"/>
          <table:table-cell table:formula="of:=MIN([.$D435])" office:value-type="float"/>
          <table:table-cell table:formula="of:=MIN([.$E435])" office:value-type="float"/>
          <table:table-cell table:formula="of:=MIN([.$F435])" office:value-type="float"/>
          <table:table-cell table:formula="of:=MIN([.$G435])" office:value-type="float"/>
          <table:table-cell table:formula="of:=MIN([.$H435])" office:value-type="float"/>
          <table:table-cell table:formula="of:=MIN([.$I435])" office:value-type="float"/>
          <table:table-cell table:formula="of:=MIN([.$J435])" office:value-type="float"/>
          <table:table-cell table:formula="of:=MIN([.$K435])" office:value-type="float"/>
          <table:table-cell table:formula="of:=MIN([.$L435])" office:value-type="float"/>
          <table:table-cell table:formula="of:=MIN([.$M435])" office:value-type="float"/>
          <table:table-cell table:formula="of:=MIN([.$N435])" office:value-type="float"/>
          <table:table-cell table:formula="of:=MEDIAN([.$B435])" office:value-type="float"/>
          <table:table-cell table:formula="of:=MEDIAN([.$C435])" office:value-type="float"/>
          <table:table-cell table:formula="of:=MEDIAN([.$D435])" office:value-type="float"/>
          <table:table-cell table:formula="of:=MEDIAN([.$E435])" office:value-type="float"/>
          <table:table-cell table:formula="of:=MEDIAN([.$F435])" office:value-type="float"/>
          <table:table-cell table:formula="of:=MEDIAN([.$G435])" office:value-type="float"/>
          <table:table-cell table:formula="of:=MEDIAN([.$H435])" office:value-type="float"/>
          <table:table-cell table:formula="of:=MEDIAN([.$I435])" office:value-type="float"/>
          <table:table-cell table:formula="of:=MEDIAN([.$J435])" office:value-type="float"/>
          <table:table-cell table:formula="of:=MEDIAN([.$K435])" office:value-type="float"/>
          <table:table-cell table:formula="of:=MEDIAN([.$L435])" office:value-type="float"/>
          <table:table-cell table:formula="of:=MEDIAN([.$M435])" office:value-type="float"/>
          <table:table-cell table:formula="of:=MEDIAN([.$N435])" office:value-type="float"/>
          <table:table-cell table:formula="of:=MAX([.$B435])" office:value-type="float"/>
          <table:table-cell table:formula="of:=MAX([.$C435])" office:value-type="float"/>
          <table:table-cell table:formula="of:=MAX([.$D435])" office:value-type="float"/>
          <table:table-cell table:formula="of:=MAX([.$E435])" office:value-type="float"/>
          <table:table-cell table:formula="of:=MAX([.$F435])" office:value-type="float"/>
          <table:table-cell table:formula="of:=MAX([.$G435])" office:value-type="float"/>
          <table:table-cell table:formula="of:=MAX([.$H435])" office:value-type="float"/>
          <table:table-cell table:formula="of:=MAX([.$I435])" office:value-type="float"/>
          <table:table-cell table:formula="of:=MAX([.$J435])" office:value-type="float"/>
          <table:table-cell table:formula="of:=MAX([.$K435])" office:value-type="float"/>
          <table:table-cell table:formula="of:=MAX([.$L435])" office:value-type="float"/>
          <table:table-cell table:formula="of:=MAX([.$M435])" office:value-type="float"/>
          <table:table-cell table:formula="of:=MAX([.$N435])" office:value-type="float"/>
        </table:table-row>
        <table:table-row table:style-name="ro1">
          <table:table-cell office:value-type="string">
            <text:p>c499/c499.lp.5.4</text:p>
          </table:table-cell>
          <table:table-cell office:value-type="float" office:value="0.032236"/>
          <table:table-cell office:value-type="float" office:value="0.026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5.0"/>
          <table:table-cell office:value-type="float" office:value="24383.0"/>
          <table:table-cell office:value-type="float" office:value="24383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6])" office:value-type="float"/>
          <table:table-cell table:formula="of:=MIN([.$C436])" office:value-type="float"/>
          <table:table-cell table:formula="of:=MIN([.$D436])" office:value-type="float"/>
          <table:table-cell table:formula="of:=MIN([.$E436])" office:value-type="float"/>
          <table:table-cell table:formula="of:=MIN([.$F436])" office:value-type="float"/>
          <table:table-cell table:formula="of:=MIN([.$G436])" office:value-type="float"/>
          <table:table-cell table:formula="of:=MIN([.$H436])" office:value-type="float"/>
          <table:table-cell table:formula="of:=MIN([.$I436])" office:value-type="float"/>
          <table:table-cell table:formula="of:=MIN([.$J436])" office:value-type="float"/>
          <table:table-cell table:formula="of:=MIN([.$K436])" office:value-type="float"/>
          <table:table-cell table:formula="of:=MIN([.$L436])" office:value-type="float"/>
          <table:table-cell table:formula="of:=MIN([.$M436])" office:value-type="float"/>
          <table:table-cell table:formula="of:=MIN([.$N436])" office:value-type="float"/>
          <table:table-cell table:formula="of:=MEDIAN([.$B436])" office:value-type="float"/>
          <table:table-cell table:formula="of:=MEDIAN([.$C436])" office:value-type="float"/>
          <table:table-cell table:formula="of:=MEDIAN([.$D436])" office:value-type="float"/>
          <table:table-cell table:formula="of:=MEDIAN([.$E436])" office:value-type="float"/>
          <table:table-cell table:formula="of:=MEDIAN([.$F436])" office:value-type="float"/>
          <table:table-cell table:formula="of:=MEDIAN([.$G436])" office:value-type="float"/>
          <table:table-cell table:formula="of:=MEDIAN([.$H436])" office:value-type="float"/>
          <table:table-cell table:formula="of:=MEDIAN([.$I436])" office:value-type="float"/>
          <table:table-cell table:formula="of:=MEDIAN([.$J436])" office:value-type="float"/>
          <table:table-cell table:formula="of:=MEDIAN([.$K436])" office:value-type="float"/>
          <table:table-cell table:formula="of:=MEDIAN([.$L436])" office:value-type="float"/>
          <table:table-cell table:formula="of:=MEDIAN([.$M436])" office:value-type="float"/>
          <table:table-cell table:formula="of:=MEDIAN([.$N436])" office:value-type="float"/>
          <table:table-cell table:formula="of:=MAX([.$B436])" office:value-type="float"/>
          <table:table-cell table:formula="of:=MAX([.$C436])" office:value-type="float"/>
          <table:table-cell table:formula="of:=MAX([.$D436])" office:value-type="float"/>
          <table:table-cell table:formula="of:=MAX([.$E436])" office:value-type="float"/>
          <table:table-cell table:formula="of:=MAX([.$F436])" office:value-type="float"/>
          <table:table-cell table:formula="of:=MAX([.$G436])" office:value-type="float"/>
          <table:table-cell table:formula="of:=MAX([.$H436])" office:value-type="float"/>
          <table:table-cell table:formula="of:=MAX([.$I436])" office:value-type="float"/>
          <table:table-cell table:formula="of:=MAX([.$J436])" office:value-type="float"/>
          <table:table-cell table:formula="of:=MAX([.$K436])" office:value-type="float"/>
          <table:table-cell table:formula="of:=MAX([.$L436])" office:value-type="float"/>
          <table:table-cell table:formula="of:=MAX([.$M436])" office:value-type="float"/>
          <table:table-cell table:formula="of:=MAX([.$N436])" office:value-type="float"/>
        </table:table-row>
        <table:table-row table:style-name="ro1">
          <table:table-cell office:value-type="string">
            <text:p>c499/c499.lp.5.5</text:p>
          </table:table-cell>
          <table:table-cell office:value-type="float" office:value="0.034555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5.0"/>
          <table:table-cell office:value-type="float" office:value="24030.0"/>
          <table:table-cell office:value-type="float" office:value="24030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7])" office:value-type="float"/>
          <table:table-cell table:formula="of:=MIN([.$C437])" office:value-type="float"/>
          <table:table-cell table:formula="of:=MIN([.$D437])" office:value-type="float"/>
          <table:table-cell table:formula="of:=MIN([.$E437])" office:value-type="float"/>
          <table:table-cell table:formula="of:=MIN([.$F437])" office:value-type="float"/>
          <table:table-cell table:formula="of:=MIN([.$G437])" office:value-type="float"/>
          <table:table-cell table:formula="of:=MIN([.$H437])" office:value-type="float"/>
          <table:table-cell table:formula="of:=MIN([.$I437])" office:value-type="float"/>
          <table:table-cell table:formula="of:=MIN([.$J437])" office:value-type="float"/>
          <table:table-cell table:formula="of:=MIN([.$K437])" office:value-type="float"/>
          <table:table-cell table:formula="of:=MIN([.$L437])" office:value-type="float"/>
          <table:table-cell table:formula="of:=MIN([.$M437])" office:value-type="float"/>
          <table:table-cell table:formula="of:=MIN([.$N437])" office:value-type="float"/>
          <table:table-cell table:formula="of:=MEDIAN([.$B437])" office:value-type="float"/>
          <table:table-cell table:formula="of:=MEDIAN([.$C437])" office:value-type="float"/>
          <table:table-cell table:formula="of:=MEDIAN([.$D437])" office:value-type="float"/>
          <table:table-cell table:formula="of:=MEDIAN([.$E437])" office:value-type="float"/>
          <table:table-cell table:formula="of:=MEDIAN([.$F437])" office:value-type="float"/>
          <table:table-cell table:formula="of:=MEDIAN([.$G437])" office:value-type="float"/>
          <table:table-cell table:formula="of:=MEDIAN([.$H437])" office:value-type="float"/>
          <table:table-cell table:formula="of:=MEDIAN([.$I437])" office:value-type="float"/>
          <table:table-cell table:formula="of:=MEDIAN([.$J437])" office:value-type="float"/>
          <table:table-cell table:formula="of:=MEDIAN([.$K437])" office:value-type="float"/>
          <table:table-cell table:formula="of:=MEDIAN([.$L437])" office:value-type="float"/>
          <table:table-cell table:formula="of:=MEDIAN([.$M437])" office:value-type="float"/>
          <table:table-cell table:formula="of:=MEDIAN([.$N437])" office:value-type="float"/>
          <table:table-cell table:formula="of:=MAX([.$B437])" office:value-type="float"/>
          <table:table-cell table:formula="of:=MAX([.$C437])" office:value-type="float"/>
          <table:table-cell table:formula="of:=MAX([.$D437])" office:value-type="float"/>
          <table:table-cell table:formula="of:=MAX([.$E437])" office:value-type="float"/>
          <table:table-cell table:formula="of:=MAX([.$F437])" office:value-type="float"/>
          <table:table-cell table:formula="of:=MAX([.$G437])" office:value-type="float"/>
          <table:table-cell table:formula="of:=MAX([.$H437])" office:value-type="float"/>
          <table:table-cell table:formula="of:=MAX([.$I437])" office:value-type="float"/>
          <table:table-cell table:formula="of:=MAX([.$J437])" office:value-type="float"/>
          <table:table-cell table:formula="of:=MAX([.$K437])" office:value-type="float"/>
          <table:table-cell table:formula="of:=MAX([.$L437])" office:value-type="float"/>
          <table:table-cell table:formula="of:=MAX([.$M437])" office:value-type="float"/>
          <table:table-cell table:formula="of:=MAX([.$N437])" office:value-type="float"/>
        </table:table-row>
        <table:table-row table:style-name="ro1">
          <table:table-cell office:value-type="string">
            <text:p>c499/c499.lp.5.6</text:p>
          </table:table-cell>
          <table:table-cell office:value-type="float" office:value="0.036918"/>
          <table:table-cell office:value-type="float" office:value="0.03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3.0"/>
          <table:table-cell office:value-type="float" office:value="36172.0"/>
          <table:table-cell office:value-type="float" office:value="36172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8])" office:value-type="float"/>
          <table:table-cell table:formula="of:=MIN([.$C438])" office:value-type="float"/>
          <table:table-cell table:formula="of:=MIN([.$D438])" office:value-type="float"/>
          <table:table-cell table:formula="of:=MIN([.$E438])" office:value-type="float"/>
          <table:table-cell table:formula="of:=MIN([.$F438])" office:value-type="float"/>
          <table:table-cell table:formula="of:=MIN([.$G438])" office:value-type="float"/>
          <table:table-cell table:formula="of:=MIN([.$H438])" office:value-type="float"/>
          <table:table-cell table:formula="of:=MIN([.$I438])" office:value-type="float"/>
          <table:table-cell table:formula="of:=MIN([.$J438])" office:value-type="float"/>
          <table:table-cell table:formula="of:=MIN([.$K438])" office:value-type="float"/>
          <table:table-cell table:formula="of:=MIN([.$L438])" office:value-type="float"/>
          <table:table-cell table:formula="of:=MIN([.$M438])" office:value-type="float"/>
          <table:table-cell table:formula="of:=MIN([.$N438])" office:value-type="float"/>
          <table:table-cell table:formula="of:=MEDIAN([.$B438])" office:value-type="float"/>
          <table:table-cell table:formula="of:=MEDIAN([.$C438])" office:value-type="float"/>
          <table:table-cell table:formula="of:=MEDIAN([.$D438])" office:value-type="float"/>
          <table:table-cell table:formula="of:=MEDIAN([.$E438])" office:value-type="float"/>
          <table:table-cell table:formula="of:=MEDIAN([.$F438])" office:value-type="float"/>
          <table:table-cell table:formula="of:=MEDIAN([.$G438])" office:value-type="float"/>
          <table:table-cell table:formula="of:=MEDIAN([.$H438])" office:value-type="float"/>
          <table:table-cell table:formula="of:=MEDIAN([.$I438])" office:value-type="float"/>
          <table:table-cell table:formula="of:=MEDIAN([.$J438])" office:value-type="float"/>
          <table:table-cell table:formula="of:=MEDIAN([.$K438])" office:value-type="float"/>
          <table:table-cell table:formula="of:=MEDIAN([.$L438])" office:value-type="float"/>
          <table:table-cell table:formula="of:=MEDIAN([.$M438])" office:value-type="float"/>
          <table:table-cell table:formula="of:=MEDIAN([.$N438])" office:value-type="float"/>
          <table:table-cell table:formula="of:=MAX([.$B438])" office:value-type="float"/>
          <table:table-cell table:formula="of:=MAX([.$C438])" office:value-type="float"/>
          <table:table-cell table:formula="of:=MAX([.$D438])" office:value-type="float"/>
          <table:table-cell table:formula="of:=MAX([.$E438])" office:value-type="float"/>
          <table:table-cell table:formula="of:=MAX([.$F438])" office:value-type="float"/>
          <table:table-cell table:formula="of:=MAX([.$G438])" office:value-type="float"/>
          <table:table-cell table:formula="of:=MAX([.$H438])" office:value-type="float"/>
          <table:table-cell table:formula="of:=MAX([.$I438])" office:value-type="float"/>
          <table:table-cell table:formula="of:=MAX([.$J438])" office:value-type="float"/>
          <table:table-cell table:formula="of:=MAX([.$K438])" office:value-type="float"/>
          <table:table-cell table:formula="of:=MAX([.$L438])" office:value-type="float"/>
          <table:table-cell table:formula="of:=MAX([.$M438])" office:value-type="float"/>
          <table:table-cell table:formula="of:=MAX([.$N438])" office:value-type="float"/>
        </table:table-row>
        <table:table-row table:style-name="ro1">
          <table:table-cell office:value-type="string">
            <text:p>c499/c499.lp.5.7</text:p>
          </table:table-cell>
          <table:table-cell office:value-type="float" office:value="0.042726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35304.0"/>
          <table:table-cell office:value-type="float" office:value="35304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39])" office:value-type="float"/>
          <table:table-cell table:formula="of:=MIN([.$C439])" office:value-type="float"/>
          <table:table-cell table:formula="of:=MIN([.$D439])" office:value-type="float"/>
          <table:table-cell table:formula="of:=MIN([.$E439])" office:value-type="float"/>
          <table:table-cell table:formula="of:=MIN([.$F439])" office:value-type="float"/>
          <table:table-cell table:formula="of:=MIN([.$G439])" office:value-type="float"/>
          <table:table-cell table:formula="of:=MIN([.$H439])" office:value-type="float"/>
          <table:table-cell table:formula="of:=MIN([.$I439])" office:value-type="float"/>
          <table:table-cell table:formula="of:=MIN([.$J439])" office:value-type="float"/>
          <table:table-cell table:formula="of:=MIN([.$K439])" office:value-type="float"/>
          <table:table-cell table:formula="of:=MIN([.$L439])" office:value-type="float"/>
          <table:table-cell table:formula="of:=MIN([.$M439])" office:value-type="float"/>
          <table:table-cell table:formula="of:=MIN([.$N439])" office:value-type="float"/>
          <table:table-cell table:formula="of:=MEDIAN([.$B439])" office:value-type="float"/>
          <table:table-cell table:formula="of:=MEDIAN([.$C439])" office:value-type="float"/>
          <table:table-cell table:formula="of:=MEDIAN([.$D439])" office:value-type="float"/>
          <table:table-cell table:formula="of:=MEDIAN([.$E439])" office:value-type="float"/>
          <table:table-cell table:formula="of:=MEDIAN([.$F439])" office:value-type="float"/>
          <table:table-cell table:formula="of:=MEDIAN([.$G439])" office:value-type="float"/>
          <table:table-cell table:formula="of:=MEDIAN([.$H439])" office:value-type="float"/>
          <table:table-cell table:formula="of:=MEDIAN([.$I439])" office:value-type="float"/>
          <table:table-cell table:formula="of:=MEDIAN([.$J439])" office:value-type="float"/>
          <table:table-cell table:formula="of:=MEDIAN([.$K439])" office:value-type="float"/>
          <table:table-cell table:formula="of:=MEDIAN([.$L439])" office:value-type="float"/>
          <table:table-cell table:formula="of:=MEDIAN([.$M439])" office:value-type="float"/>
          <table:table-cell table:formula="of:=MEDIAN([.$N439])" office:value-type="float"/>
          <table:table-cell table:formula="of:=MAX([.$B439])" office:value-type="float"/>
          <table:table-cell table:formula="of:=MAX([.$C439])" office:value-type="float"/>
          <table:table-cell table:formula="of:=MAX([.$D439])" office:value-type="float"/>
          <table:table-cell table:formula="of:=MAX([.$E439])" office:value-type="float"/>
          <table:table-cell table:formula="of:=MAX([.$F439])" office:value-type="float"/>
          <table:table-cell table:formula="of:=MAX([.$G439])" office:value-type="float"/>
          <table:table-cell table:formula="of:=MAX([.$H439])" office:value-type="float"/>
          <table:table-cell table:formula="of:=MAX([.$I439])" office:value-type="float"/>
          <table:table-cell table:formula="of:=MAX([.$J439])" office:value-type="float"/>
          <table:table-cell table:formula="of:=MAX([.$K439])" office:value-type="float"/>
          <table:table-cell table:formula="of:=MAX([.$L439])" office:value-type="float"/>
          <table:table-cell table:formula="of:=MAX([.$M439])" office:value-type="float"/>
          <table:table-cell table:formula="of:=MAX([.$N439])" office:value-type="float"/>
        </table:table-row>
        <table:table-row table:style-name="ro1">
          <table:table-cell office:value-type="string">
            <text:p>c499/c499.lp.5.8</text:p>
          </table:table-cell>
          <table:table-cell office:value-type="float" office:value="0.035014"/>
          <table:table-cell office:value-type="float" office:value="0.02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34557.0"/>
          <table:table-cell office:value-type="float" office:value="34557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0])" office:value-type="float"/>
          <table:table-cell table:formula="of:=MIN([.$C440])" office:value-type="float"/>
          <table:table-cell table:formula="of:=MIN([.$D440])" office:value-type="float"/>
          <table:table-cell table:formula="of:=MIN([.$E440])" office:value-type="float"/>
          <table:table-cell table:formula="of:=MIN([.$F440])" office:value-type="float"/>
          <table:table-cell table:formula="of:=MIN([.$G440])" office:value-type="float"/>
          <table:table-cell table:formula="of:=MIN([.$H440])" office:value-type="float"/>
          <table:table-cell table:formula="of:=MIN([.$I440])" office:value-type="float"/>
          <table:table-cell table:formula="of:=MIN([.$J440])" office:value-type="float"/>
          <table:table-cell table:formula="of:=MIN([.$K440])" office:value-type="float"/>
          <table:table-cell table:formula="of:=MIN([.$L440])" office:value-type="float"/>
          <table:table-cell table:formula="of:=MIN([.$M440])" office:value-type="float"/>
          <table:table-cell table:formula="of:=MIN([.$N440])" office:value-type="float"/>
          <table:table-cell table:formula="of:=MEDIAN([.$B440])" office:value-type="float"/>
          <table:table-cell table:formula="of:=MEDIAN([.$C440])" office:value-type="float"/>
          <table:table-cell table:formula="of:=MEDIAN([.$D440])" office:value-type="float"/>
          <table:table-cell table:formula="of:=MEDIAN([.$E440])" office:value-type="float"/>
          <table:table-cell table:formula="of:=MEDIAN([.$F440])" office:value-type="float"/>
          <table:table-cell table:formula="of:=MEDIAN([.$G440])" office:value-type="float"/>
          <table:table-cell table:formula="of:=MEDIAN([.$H440])" office:value-type="float"/>
          <table:table-cell table:formula="of:=MEDIAN([.$I440])" office:value-type="float"/>
          <table:table-cell table:formula="of:=MEDIAN([.$J440])" office:value-type="float"/>
          <table:table-cell table:formula="of:=MEDIAN([.$K440])" office:value-type="float"/>
          <table:table-cell table:formula="of:=MEDIAN([.$L440])" office:value-type="float"/>
          <table:table-cell table:formula="of:=MEDIAN([.$M440])" office:value-type="float"/>
          <table:table-cell table:formula="of:=MEDIAN([.$N440])" office:value-type="float"/>
          <table:table-cell table:formula="of:=MAX([.$B440])" office:value-type="float"/>
          <table:table-cell table:formula="of:=MAX([.$C440])" office:value-type="float"/>
          <table:table-cell table:formula="of:=MAX([.$D440])" office:value-type="float"/>
          <table:table-cell table:formula="of:=MAX([.$E440])" office:value-type="float"/>
          <table:table-cell table:formula="of:=MAX([.$F440])" office:value-type="float"/>
          <table:table-cell table:formula="of:=MAX([.$G440])" office:value-type="float"/>
          <table:table-cell table:formula="of:=MAX([.$H440])" office:value-type="float"/>
          <table:table-cell table:formula="of:=MAX([.$I440])" office:value-type="float"/>
          <table:table-cell table:formula="of:=MAX([.$J440])" office:value-type="float"/>
          <table:table-cell table:formula="of:=MAX([.$K440])" office:value-type="float"/>
          <table:table-cell table:formula="of:=MAX([.$L440])" office:value-type="float"/>
          <table:table-cell table:formula="of:=MAX([.$M440])" office:value-type="float"/>
          <table:table-cell table:formula="of:=MAX([.$N440])" office:value-type="float"/>
        </table:table-row>
        <table:table-row table:style-name="ro1">
          <table:table-cell office:value-type="string">
            <text:p>c499/c499.lp.6.1</text:p>
          </table:table-cell>
          <table:table-cell office:value-type="float" office:value="0.033821"/>
          <table:table-cell office:value-type="float" office:value="0.02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0.0"/>
          <table:table-cell office:value-type="float" office:value="38047.0"/>
          <table:table-cell office:value-type="float" office:value="38047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1])" office:value-type="float"/>
          <table:table-cell table:formula="of:=MIN([.$C441])" office:value-type="float"/>
          <table:table-cell table:formula="of:=MIN([.$D441])" office:value-type="float"/>
          <table:table-cell table:formula="of:=MIN([.$E441])" office:value-type="float"/>
          <table:table-cell table:formula="of:=MIN([.$F441])" office:value-type="float"/>
          <table:table-cell table:formula="of:=MIN([.$G441])" office:value-type="float"/>
          <table:table-cell table:formula="of:=MIN([.$H441])" office:value-type="float"/>
          <table:table-cell table:formula="of:=MIN([.$I441])" office:value-type="float"/>
          <table:table-cell table:formula="of:=MIN([.$J441])" office:value-type="float"/>
          <table:table-cell table:formula="of:=MIN([.$K441])" office:value-type="float"/>
          <table:table-cell table:formula="of:=MIN([.$L441])" office:value-type="float"/>
          <table:table-cell table:formula="of:=MIN([.$M441])" office:value-type="float"/>
          <table:table-cell table:formula="of:=MIN([.$N441])" office:value-type="float"/>
          <table:table-cell table:formula="of:=MEDIAN([.$B441])" office:value-type="float"/>
          <table:table-cell table:formula="of:=MEDIAN([.$C441])" office:value-type="float"/>
          <table:table-cell table:formula="of:=MEDIAN([.$D441])" office:value-type="float"/>
          <table:table-cell table:formula="of:=MEDIAN([.$E441])" office:value-type="float"/>
          <table:table-cell table:formula="of:=MEDIAN([.$F441])" office:value-type="float"/>
          <table:table-cell table:formula="of:=MEDIAN([.$G441])" office:value-type="float"/>
          <table:table-cell table:formula="of:=MEDIAN([.$H441])" office:value-type="float"/>
          <table:table-cell table:formula="of:=MEDIAN([.$I441])" office:value-type="float"/>
          <table:table-cell table:formula="of:=MEDIAN([.$J441])" office:value-type="float"/>
          <table:table-cell table:formula="of:=MEDIAN([.$K441])" office:value-type="float"/>
          <table:table-cell table:formula="of:=MEDIAN([.$L441])" office:value-type="float"/>
          <table:table-cell table:formula="of:=MEDIAN([.$M441])" office:value-type="float"/>
          <table:table-cell table:formula="of:=MEDIAN([.$N441])" office:value-type="float"/>
          <table:table-cell table:formula="of:=MAX([.$B441])" office:value-type="float"/>
          <table:table-cell table:formula="of:=MAX([.$C441])" office:value-type="float"/>
          <table:table-cell table:formula="of:=MAX([.$D441])" office:value-type="float"/>
          <table:table-cell table:formula="of:=MAX([.$E441])" office:value-type="float"/>
          <table:table-cell table:formula="of:=MAX([.$F441])" office:value-type="float"/>
          <table:table-cell table:formula="of:=MAX([.$G441])" office:value-type="float"/>
          <table:table-cell table:formula="of:=MAX([.$H441])" office:value-type="float"/>
          <table:table-cell table:formula="of:=MAX([.$I441])" office:value-type="float"/>
          <table:table-cell table:formula="of:=MAX([.$J441])" office:value-type="float"/>
          <table:table-cell table:formula="of:=MAX([.$K441])" office:value-type="float"/>
          <table:table-cell table:formula="of:=MAX([.$L441])" office:value-type="float"/>
          <table:table-cell table:formula="of:=MAX([.$M441])" office:value-type="float"/>
          <table:table-cell table:formula="of:=MAX([.$N441])" office:value-type="float"/>
        </table:table-row>
        <table:table-row table:style-name="ro1">
          <table:table-cell office:value-type="string">
            <text:p>c499/c499.lp.6.2</text:p>
          </table:table-cell>
          <table:table-cell office:value-type="float" office:value="0.034811"/>
          <table:table-cell office:value-type="float" office:value="0.02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6.0"/>
          <table:table-cell office:value-type="float" office:value="37708.0"/>
          <table:table-cell office:value-type="float" office:value="37708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2])" office:value-type="float"/>
          <table:table-cell table:formula="of:=MIN([.$C442])" office:value-type="float"/>
          <table:table-cell table:formula="of:=MIN([.$D442])" office:value-type="float"/>
          <table:table-cell table:formula="of:=MIN([.$E442])" office:value-type="float"/>
          <table:table-cell table:formula="of:=MIN([.$F442])" office:value-type="float"/>
          <table:table-cell table:formula="of:=MIN([.$G442])" office:value-type="float"/>
          <table:table-cell table:formula="of:=MIN([.$H442])" office:value-type="float"/>
          <table:table-cell table:formula="of:=MIN([.$I442])" office:value-type="float"/>
          <table:table-cell table:formula="of:=MIN([.$J442])" office:value-type="float"/>
          <table:table-cell table:formula="of:=MIN([.$K442])" office:value-type="float"/>
          <table:table-cell table:formula="of:=MIN([.$L442])" office:value-type="float"/>
          <table:table-cell table:formula="of:=MIN([.$M442])" office:value-type="float"/>
          <table:table-cell table:formula="of:=MIN([.$N442])" office:value-type="float"/>
          <table:table-cell table:formula="of:=MEDIAN([.$B442])" office:value-type="float"/>
          <table:table-cell table:formula="of:=MEDIAN([.$C442])" office:value-type="float"/>
          <table:table-cell table:formula="of:=MEDIAN([.$D442])" office:value-type="float"/>
          <table:table-cell table:formula="of:=MEDIAN([.$E442])" office:value-type="float"/>
          <table:table-cell table:formula="of:=MEDIAN([.$F442])" office:value-type="float"/>
          <table:table-cell table:formula="of:=MEDIAN([.$G442])" office:value-type="float"/>
          <table:table-cell table:formula="of:=MEDIAN([.$H442])" office:value-type="float"/>
          <table:table-cell table:formula="of:=MEDIAN([.$I442])" office:value-type="float"/>
          <table:table-cell table:formula="of:=MEDIAN([.$J442])" office:value-type="float"/>
          <table:table-cell table:formula="of:=MEDIAN([.$K442])" office:value-type="float"/>
          <table:table-cell table:formula="of:=MEDIAN([.$L442])" office:value-type="float"/>
          <table:table-cell table:formula="of:=MEDIAN([.$M442])" office:value-type="float"/>
          <table:table-cell table:formula="of:=MEDIAN([.$N442])" office:value-type="float"/>
          <table:table-cell table:formula="of:=MAX([.$B442])" office:value-type="float"/>
          <table:table-cell table:formula="of:=MAX([.$C442])" office:value-type="float"/>
          <table:table-cell table:formula="of:=MAX([.$D442])" office:value-type="float"/>
          <table:table-cell table:formula="of:=MAX([.$E442])" office:value-type="float"/>
          <table:table-cell table:formula="of:=MAX([.$F442])" office:value-type="float"/>
          <table:table-cell table:formula="of:=MAX([.$G442])" office:value-type="float"/>
          <table:table-cell table:formula="of:=MAX([.$H442])" office:value-type="float"/>
          <table:table-cell table:formula="of:=MAX([.$I442])" office:value-type="float"/>
          <table:table-cell table:formula="of:=MAX([.$J442])" office:value-type="float"/>
          <table:table-cell table:formula="of:=MAX([.$K442])" office:value-type="float"/>
          <table:table-cell table:formula="of:=MAX([.$L442])" office:value-type="float"/>
          <table:table-cell table:formula="of:=MAX([.$M442])" office:value-type="float"/>
          <table:table-cell table:formula="of:=MAX([.$N442])" office:value-type="float"/>
        </table:table-row>
        <table:table-row table:style-name="ro1">
          <table:table-cell office:value-type="string">
            <text:p>c499/c499.lp.6.3</text:p>
          </table:table-cell>
          <table:table-cell office:value-type="float" office:value="0.044585"/>
          <table:table-cell office:value-type="float" office:value="0.037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1.0"/>
          <table:table-cell office:value-type="float" office:value="23877.0"/>
          <table:table-cell office:value-type="float" office:value="23877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3])" office:value-type="float"/>
          <table:table-cell table:formula="of:=MIN([.$C443])" office:value-type="float"/>
          <table:table-cell table:formula="of:=MIN([.$D443])" office:value-type="float"/>
          <table:table-cell table:formula="of:=MIN([.$E443])" office:value-type="float"/>
          <table:table-cell table:formula="of:=MIN([.$F443])" office:value-type="float"/>
          <table:table-cell table:formula="of:=MIN([.$G443])" office:value-type="float"/>
          <table:table-cell table:formula="of:=MIN([.$H443])" office:value-type="float"/>
          <table:table-cell table:formula="of:=MIN([.$I443])" office:value-type="float"/>
          <table:table-cell table:formula="of:=MIN([.$J443])" office:value-type="float"/>
          <table:table-cell table:formula="of:=MIN([.$K443])" office:value-type="float"/>
          <table:table-cell table:formula="of:=MIN([.$L443])" office:value-type="float"/>
          <table:table-cell table:formula="of:=MIN([.$M443])" office:value-type="float"/>
          <table:table-cell table:formula="of:=MIN([.$N443])" office:value-type="float"/>
          <table:table-cell table:formula="of:=MEDIAN([.$B443])" office:value-type="float"/>
          <table:table-cell table:formula="of:=MEDIAN([.$C443])" office:value-type="float"/>
          <table:table-cell table:formula="of:=MEDIAN([.$D443])" office:value-type="float"/>
          <table:table-cell table:formula="of:=MEDIAN([.$E443])" office:value-type="float"/>
          <table:table-cell table:formula="of:=MEDIAN([.$F443])" office:value-type="float"/>
          <table:table-cell table:formula="of:=MEDIAN([.$G443])" office:value-type="float"/>
          <table:table-cell table:formula="of:=MEDIAN([.$H443])" office:value-type="float"/>
          <table:table-cell table:formula="of:=MEDIAN([.$I443])" office:value-type="float"/>
          <table:table-cell table:formula="of:=MEDIAN([.$J443])" office:value-type="float"/>
          <table:table-cell table:formula="of:=MEDIAN([.$K443])" office:value-type="float"/>
          <table:table-cell table:formula="of:=MEDIAN([.$L443])" office:value-type="float"/>
          <table:table-cell table:formula="of:=MEDIAN([.$M443])" office:value-type="float"/>
          <table:table-cell table:formula="of:=MEDIAN([.$N443])" office:value-type="float"/>
          <table:table-cell table:formula="of:=MAX([.$B443])" office:value-type="float"/>
          <table:table-cell table:formula="of:=MAX([.$C443])" office:value-type="float"/>
          <table:table-cell table:formula="of:=MAX([.$D443])" office:value-type="float"/>
          <table:table-cell table:formula="of:=MAX([.$E443])" office:value-type="float"/>
          <table:table-cell table:formula="of:=MAX([.$F443])" office:value-type="float"/>
          <table:table-cell table:formula="of:=MAX([.$G443])" office:value-type="float"/>
          <table:table-cell table:formula="of:=MAX([.$H443])" office:value-type="float"/>
          <table:table-cell table:formula="of:=MAX([.$I443])" office:value-type="float"/>
          <table:table-cell table:formula="of:=MAX([.$J443])" office:value-type="float"/>
          <table:table-cell table:formula="of:=MAX([.$K443])" office:value-type="float"/>
          <table:table-cell table:formula="of:=MAX([.$L443])" office:value-type="float"/>
          <table:table-cell table:formula="of:=MAX([.$M443])" office:value-type="float"/>
          <table:table-cell table:formula="of:=MAX([.$N443])" office:value-type="float"/>
        </table:table-row>
        <table:table-row table:style-name="ro1">
          <table:table-cell office:value-type="string">
            <text:p>c499/c499.lp.6.4</text:p>
          </table:table-cell>
          <table:table-cell office:value-type="float" office:value="0.0309"/>
          <table:table-cell office:value-type="float" office:value="0.025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1.0"/>
          <table:table-cell office:value-type="float" office:value="23876.0"/>
          <table:table-cell office:value-type="float" office:value="23876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4])" office:value-type="float"/>
          <table:table-cell table:formula="of:=MIN([.$C444])" office:value-type="float"/>
          <table:table-cell table:formula="of:=MIN([.$D444])" office:value-type="float"/>
          <table:table-cell table:formula="of:=MIN([.$E444])" office:value-type="float"/>
          <table:table-cell table:formula="of:=MIN([.$F444])" office:value-type="float"/>
          <table:table-cell table:formula="of:=MIN([.$G444])" office:value-type="float"/>
          <table:table-cell table:formula="of:=MIN([.$H444])" office:value-type="float"/>
          <table:table-cell table:formula="of:=MIN([.$I444])" office:value-type="float"/>
          <table:table-cell table:formula="of:=MIN([.$J444])" office:value-type="float"/>
          <table:table-cell table:formula="of:=MIN([.$K444])" office:value-type="float"/>
          <table:table-cell table:formula="of:=MIN([.$L444])" office:value-type="float"/>
          <table:table-cell table:formula="of:=MIN([.$M444])" office:value-type="float"/>
          <table:table-cell table:formula="of:=MIN([.$N444])" office:value-type="float"/>
          <table:table-cell table:formula="of:=MEDIAN([.$B444])" office:value-type="float"/>
          <table:table-cell table:formula="of:=MEDIAN([.$C444])" office:value-type="float"/>
          <table:table-cell table:formula="of:=MEDIAN([.$D444])" office:value-type="float"/>
          <table:table-cell table:formula="of:=MEDIAN([.$E444])" office:value-type="float"/>
          <table:table-cell table:formula="of:=MEDIAN([.$F444])" office:value-type="float"/>
          <table:table-cell table:formula="of:=MEDIAN([.$G444])" office:value-type="float"/>
          <table:table-cell table:formula="of:=MEDIAN([.$H444])" office:value-type="float"/>
          <table:table-cell table:formula="of:=MEDIAN([.$I444])" office:value-type="float"/>
          <table:table-cell table:formula="of:=MEDIAN([.$J444])" office:value-type="float"/>
          <table:table-cell table:formula="of:=MEDIAN([.$K444])" office:value-type="float"/>
          <table:table-cell table:formula="of:=MEDIAN([.$L444])" office:value-type="float"/>
          <table:table-cell table:formula="of:=MEDIAN([.$M444])" office:value-type="float"/>
          <table:table-cell table:formula="of:=MEDIAN([.$N444])" office:value-type="float"/>
          <table:table-cell table:formula="of:=MAX([.$B444])" office:value-type="float"/>
          <table:table-cell table:formula="of:=MAX([.$C444])" office:value-type="float"/>
          <table:table-cell table:formula="of:=MAX([.$D444])" office:value-type="float"/>
          <table:table-cell table:formula="of:=MAX([.$E444])" office:value-type="float"/>
          <table:table-cell table:formula="of:=MAX([.$F444])" office:value-type="float"/>
          <table:table-cell table:formula="of:=MAX([.$G444])" office:value-type="float"/>
          <table:table-cell table:formula="of:=MAX([.$H444])" office:value-type="float"/>
          <table:table-cell table:formula="of:=MAX([.$I444])" office:value-type="float"/>
          <table:table-cell table:formula="of:=MAX([.$J444])" office:value-type="float"/>
          <table:table-cell table:formula="of:=MAX([.$K444])" office:value-type="float"/>
          <table:table-cell table:formula="of:=MAX([.$L444])" office:value-type="float"/>
          <table:table-cell table:formula="of:=MAX([.$M444])" office:value-type="float"/>
          <table:table-cell table:formula="of:=MAX([.$N444])" office:value-type="float"/>
        </table:table-row>
        <table:table-row table:style-name="ro1">
          <table:table-cell office:value-type="string">
            <text:p>c499/c499.lp.6.5</text:p>
          </table:table-cell>
          <table:table-cell office:value-type="float" office:value="0.038804"/>
          <table:table-cell office:value-type="float" office:value="0.03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35135.0"/>
          <table:table-cell office:value-type="float" office:value="35135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5])" office:value-type="float"/>
          <table:table-cell table:formula="of:=MIN([.$C445])" office:value-type="float"/>
          <table:table-cell table:formula="of:=MIN([.$D445])" office:value-type="float"/>
          <table:table-cell table:formula="of:=MIN([.$E445])" office:value-type="float"/>
          <table:table-cell table:formula="of:=MIN([.$F445])" office:value-type="float"/>
          <table:table-cell table:formula="of:=MIN([.$G445])" office:value-type="float"/>
          <table:table-cell table:formula="of:=MIN([.$H445])" office:value-type="float"/>
          <table:table-cell table:formula="of:=MIN([.$I445])" office:value-type="float"/>
          <table:table-cell table:formula="of:=MIN([.$J445])" office:value-type="float"/>
          <table:table-cell table:formula="of:=MIN([.$K445])" office:value-type="float"/>
          <table:table-cell table:formula="of:=MIN([.$L445])" office:value-type="float"/>
          <table:table-cell table:formula="of:=MIN([.$M445])" office:value-type="float"/>
          <table:table-cell table:formula="of:=MIN([.$N445])" office:value-type="float"/>
          <table:table-cell table:formula="of:=MEDIAN([.$B445])" office:value-type="float"/>
          <table:table-cell table:formula="of:=MEDIAN([.$C445])" office:value-type="float"/>
          <table:table-cell table:formula="of:=MEDIAN([.$D445])" office:value-type="float"/>
          <table:table-cell table:formula="of:=MEDIAN([.$E445])" office:value-type="float"/>
          <table:table-cell table:formula="of:=MEDIAN([.$F445])" office:value-type="float"/>
          <table:table-cell table:formula="of:=MEDIAN([.$G445])" office:value-type="float"/>
          <table:table-cell table:formula="of:=MEDIAN([.$H445])" office:value-type="float"/>
          <table:table-cell table:formula="of:=MEDIAN([.$I445])" office:value-type="float"/>
          <table:table-cell table:formula="of:=MEDIAN([.$J445])" office:value-type="float"/>
          <table:table-cell table:formula="of:=MEDIAN([.$K445])" office:value-type="float"/>
          <table:table-cell table:formula="of:=MEDIAN([.$L445])" office:value-type="float"/>
          <table:table-cell table:formula="of:=MEDIAN([.$M445])" office:value-type="float"/>
          <table:table-cell table:formula="of:=MEDIAN([.$N445])" office:value-type="float"/>
          <table:table-cell table:formula="of:=MAX([.$B445])" office:value-type="float"/>
          <table:table-cell table:formula="of:=MAX([.$C445])" office:value-type="float"/>
          <table:table-cell table:formula="of:=MAX([.$D445])" office:value-type="float"/>
          <table:table-cell table:formula="of:=MAX([.$E445])" office:value-type="float"/>
          <table:table-cell table:formula="of:=MAX([.$F445])" office:value-type="float"/>
          <table:table-cell table:formula="of:=MAX([.$G445])" office:value-type="float"/>
          <table:table-cell table:formula="of:=MAX([.$H445])" office:value-type="float"/>
          <table:table-cell table:formula="of:=MAX([.$I445])" office:value-type="float"/>
          <table:table-cell table:formula="of:=MAX([.$J445])" office:value-type="float"/>
          <table:table-cell table:formula="of:=MAX([.$K445])" office:value-type="float"/>
          <table:table-cell table:formula="of:=MAX([.$L445])" office:value-type="float"/>
          <table:table-cell table:formula="of:=MAX([.$M445])" office:value-type="float"/>
          <table:table-cell table:formula="of:=MAX([.$N445])" office:value-type="float"/>
        </table:table-row>
        <table:table-row table:style-name="ro1">
          <table:table-cell office:value-type="string">
            <text:p>c499/c499.lp.6.6</text:p>
          </table:table-cell>
          <table:table-cell office:value-type="float" office:value="0.047579"/>
          <table:table-cell office:value-type="float" office:value="0.04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35134.0"/>
          <table:table-cell office:value-type="float" office:value="35134.0"/>
          <table:table-cell office:value-type="float" office:value="90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6])" office:value-type="float"/>
          <table:table-cell table:formula="of:=MIN([.$C446])" office:value-type="float"/>
          <table:table-cell table:formula="of:=MIN([.$D446])" office:value-type="float"/>
          <table:table-cell table:formula="of:=MIN([.$E446])" office:value-type="float"/>
          <table:table-cell table:formula="of:=MIN([.$F446])" office:value-type="float"/>
          <table:table-cell table:formula="of:=MIN([.$G446])" office:value-type="float"/>
          <table:table-cell table:formula="of:=MIN([.$H446])" office:value-type="float"/>
          <table:table-cell table:formula="of:=MIN([.$I446])" office:value-type="float"/>
          <table:table-cell table:formula="of:=MIN([.$J446])" office:value-type="float"/>
          <table:table-cell table:formula="of:=MIN([.$K446])" office:value-type="float"/>
          <table:table-cell table:formula="of:=MIN([.$L446])" office:value-type="float"/>
          <table:table-cell table:formula="of:=MIN([.$M446])" office:value-type="float"/>
          <table:table-cell table:formula="of:=MIN([.$N446])" office:value-type="float"/>
          <table:table-cell table:formula="of:=MEDIAN([.$B446])" office:value-type="float"/>
          <table:table-cell table:formula="of:=MEDIAN([.$C446])" office:value-type="float"/>
          <table:table-cell table:formula="of:=MEDIAN([.$D446])" office:value-type="float"/>
          <table:table-cell table:formula="of:=MEDIAN([.$E446])" office:value-type="float"/>
          <table:table-cell table:formula="of:=MEDIAN([.$F446])" office:value-type="float"/>
          <table:table-cell table:formula="of:=MEDIAN([.$G446])" office:value-type="float"/>
          <table:table-cell table:formula="of:=MEDIAN([.$H446])" office:value-type="float"/>
          <table:table-cell table:formula="of:=MEDIAN([.$I446])" office:value-type="float"/>
          <table:table-cell table:formula="of:=MEDIAN([.$J446])" office:value-type="float"/>
          <table:table-cell table:formula="of:=MEDIAN([.$K446])" office:value-type="float"/>
          <table:table-cell table:formula="of:=MEDIAN([.$L446])" office:value-type="float"/>
          <table:table-cell table:formula="of:=MEDIAN([.$M446])" office:value-type="float"/>
          <table:table-cell table:formula="of:=MEDIAN([.$N446])" office:value-type="float"/>
          <table:table-cell table:formula="of:=MAX([.$B446])" office:value-type="float"/>
          <table:table-cell table:formula="of:=MAX([.$C446])" office:value-type="float"/>
          <table:table-cell table:formula="of:=MAX([.$D446])" office:value-type="float"/>
          <table:table-cell table:formula="of:=MAX([.$E446])" office:value-type="float"/>
          <table:table-cell table:formula="of:=MAX([.$F446])" office:value-type="float"/>
          <table:table-cell table:formula="of:=MAX([.$G446])" office:value-type="float"/>
          <table:table-cell table:formula="of:=MAX([.$H446])" office:value-type="float"/>
          <table:table-cell table:formula="of:=MAX([.$I446])" office:value-type="float"/>
          <table:table-cell table:formula="of:=MAX([.$J446])" office:value-type="float"/>
          <table:table-cell table:formula="of:=MAX([.$K446])" office:value-type="float"/>
          <table:table-cell table:formula="of:=MAX([.$L446])" office:value-type="float"/>
          <table:table-cell table:formula="of:=MAX([.$M446])" office:value-type="float"/>
          <table:table-cell table:formula="of:=MAX([.$N446])" office:value-type="float"/>
        </table:table-row>
        <table:table-row table:style-name="ro1">
          <table:table-cell office:value-type="string">
            <text:p>c499/c499.lp.6.7</text:p>
          </table:table-cell>
          <table:table-cell office:value-type="float" office:value="0.037637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34040.0"/>
          <table:table-cell office:value-type="float" office:value="34040.0"/>
          <table:table-cell office:value-type="float" office:value="90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7])" office:value-type="float"/>
          <table:table-cell table:formula="of:=MIN([.$C447])" office:value-type="float"/>
          <table:table-cell table:formula="of:=MIN([.$D447])" office:value-type="float"/>
          <table:table-cell table:formula="of:=MIN([.$E447])" office:value-type="float"/>
          <table:table-cell table:formula="of:=MIN([.$F447])" office:value-type="float"/>
          <table:table-cell table:formula="of:=MIN([.$G447])" office:value-type="float"/>
          <table:table-cell table:formula="of:=MIN([.$H447])" office:value-type="float"/>
          <table:table-cell table:formula="of:=MIN([.$I447])" office:value-type="float"/>
          <table:table-cell table:formula="of:=MIN([.$J447])" office:value-type="float"/>
          <table:table-cell table:formula="of:=MIN([.$K447])" office:value-type="float"/>
          <table:table-cell table:formula="of:=MIN([.$L447])" office:value-type="float"/>
          <table:table-cell table:formula="of:=MIN([.$M447])" office:value-type="float"/>
          <table:table-cell table:formula="of:=MIN([.$N447])" office:value-type="float"/>
          <table:table-cell table:formula="of:=MEDIAN([.$B447])" office:value-type="float"/>
          <table:table-cell table:formula="of:=MEDIAN([.$C447])" office:value-type="float"/>
          <table:table-cell table:formula="of:=MEDIAN([.$D447])" office:value-type="float"/>
          <table:table-cell table:formula="of:=MEDIAN([.$E447])" office:value-type="float"/>
          <table:table-cell table:formula="of:=MEDIAN([.$F447])" office:value-type="float"/>
          <table:table-cell table:formula="of:=MEDIAN([.$G447])" office:value-type="float"/>
          <table:table-cell table:formula="of:=MEDIAN([.$H447])" office:value-type="float"/>
          <table:table-cell table:formula="of:=MEDIAN([.$I447])" office:value-type="float"/>
          <table:table-cell table:formula="of:=MEDIAN([.$J447])" office:value-type="float"/>
          <table:table-cell table:formula="of:=MEDIAN([.$K447])" office:value-type="float"/>
          <table:table-cell table:formula="of:=MEDIAN([.$L447])" office:value-type="float"/>
          <table:table-cell table:formula="of:=MEDIAN([.$M447])" office:value-type="float"/>
          <table:table-cell table:formula="of:=MEDIAN([.$N447])" office:value-type="float"/>
          <table:table-cell table:formula="of:=MAX([.$B447])" office:value-type="float"/>
          <table:table-cell table:formula="of:=MAX([.$C447])" office:value-type="float"/>
          <table:table-cell table:formula="of:=MAX([.$D447])" office:value-type="float"/>
          <table:table-cell table:formula="of:=MAX([.$E447])" office:value-type="float"/>
          <table:table-cell table:formula="of:=MAX([.$F447])" office:value-type="float"/>
          <table:table-cell table:formula="of:=MAX([.$G447])" office:value-type="float"/>
          <table:table-cell table:formula="of:=MAX([.$H447])" office:value-type="float"/>
          <table:table-cell table:formula="of:=MAX([.$I447])" office:value-type="float"/>
          <table:table-cell table:formula="of:=MAX([.$J447])" office:value-type="float"/>
          <table:table-cell table:formula="of:=MAX([.$K447])" office:value-type="float"/>
          <table:table-cell table:formula="of:=MAX([.$L447])" office:value-type="float"/>
          <table:table-cell table:formula="of:=MAX([.$M447])" office:value-type="float"/>
          <table:table-cell table:formula="of:=MAX([.$N447])" office:value-type="float"/>
        </table:table-row>
        <table:table-row table:style-name="ro1">
          <table:table-cell office:value-type="string">
            <text:p>c499/c499.lp.6.8</text:p>
          </table:table-cell>
          <table:table-cell office:value-type="float" office:value="0.040903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34039.0"/>
          <table:table-cell office:value-type="float" office:value="34039.0"/>
          <table:table-cell office:value-type="float" office:value="90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8])" office:value-type="float"/>
          <table:table-cell table:formula="of:=MIN([.$C448])" office:value-type="float"/>
          <table:table-cell table:formula="of:=MIN([.$D448])" office:value-type="float"/>
          <table:table-cell table:formula="of:=MIN([.$E448])" office:value-type="float"/>
          <table:table-cell table:formula="of:=MIN([.$F448])" office:value-type="float"/>
          <table:table-cell table:formula="of:=MIN([.$G448])" office:value-type="float"/>
          <table:table-cell table:formula="of:=MIN([.$H448])" office:value-type="float"/>
          <table:table-cell table:formula="of:=MIN([.$I448])" office:value-type="float"/>
          <table:table-cell table:formula="of:=MIN([.$J448])" office:value-type="float"/>
          <table:table-cell table:formula="of:=MIN([.$K448])" office:value-type="float"/>
          <table:table-cell table:formula="of:=MIN([.$L448])" office:value-type="float"/>
          <table:table-cell table:formula="of:=MIN([.$M448])" office:value-type="float"/>
          <table:table-cell table:formula="of:=MIN([.$N448])" office:value-type="float"/>
          <table:table-cell table:formula="of:=MEDIAN([.$B448])" office:value-type="float"/>
          <table:table-cell table:formula="of:=MEDIAN([.$C448])" office:value-type="float"/>
          <table:table-cell table:formula="of:=MEDIAN([.$D448])" office:value-type="float"/>
          <table:table-cell table:formula="of:=MEDIAN([.$E448])" office:value-type="float"/>
          <table:table-cell table:formula="of:=MEDIAN([.$F448])" office:value-type="float"/>
          <table:table-cell table:formula="of:=MEDIAN([.$G448])" office:value-type="float"/>
          <table:table-cell table:formula="of:=MEDIAN([.$H448])" office:value-type="float"/>
          <table:table-cell table:formula="of:=MEDIAN([.$I448])" office:value-type="float"/>
          <table:table-cell table:formula="of:=MEDIAN([.$J448])" office:value-type="float"/>
          <table:table-cell table:formula="of:=MEDIAN([.$K448])" office:value-type="float"/>
          <table:table-cell table:formula="of:=MEDIAN([.$L448])" office:value-type="float"/>
          <table:table-cell table:formula="of:=MEDIAN([.$M448])" office:value-type="float"/>
          <table:table-cell table:formula="of:=MEDIAN([.$N448])" office:value-type="float"/>
          <table:table-cell table:formula="of:=MAX([.$B448])" office:value-type="float"/>
          <table:table-cell table:formula="of:=MAX([.$C448])" office:value-type="float"/>
          <table:table-cell table:formula="of:=MAX([.$D448])" office:value-type="float"/>
          <table:table-cell table:formula="of:=MAX([.$E448])" office:value-type="float"/>
          <table:table-cell table:formula="of:=MAX([.$F448])" office:value-type="float"/>
          <table:table-cell table:formula="of:=MAX([.$G448])" office:value-type="float"/>
          <table:table-cell table:formula="of:=MAX([.$H448])" office:value-type="float"/>
          <table:table-cell table:formula="of:=MAX([.$I448])" office:value-type="float"/>
          <table:table-cell table:formula="of:=MAX([.$J448])" office:value-type="float"/>
          <table:table-cell table:formula="of:=MAX([.$K448])" office:value-type="float"/>
          <table:table-cell table:formula="of:=MAX([.$L448])" office:value-type="float"/>
          <table:table-cell table:formula="of:=MAX([.$M448])" office:value-type="float"/>
          <table:table-cell table:formula="of:=MAX([.$N448])" office:value-type="float"/>
        </table:table-row>
        <table:table-row table:style-name="ro1">
          <table:table-cell office:value-type="string">
            <text:p>c499/c499.lp.7.1</text:p>
          </table:table-cell>
          <table:table-cell office:value-type="float" office:value="0.039311"/>
          <table:table-cell office:value-type="float" office:value="0.031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35929.0"/>
          <table:table-cell office:value-type="float" office:value="35929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49])" office:value-type="float"/>
          <table:table-cell table:formula="of:=MIN([.$C449])" office:value-type="float"/>
          <table:table-cell table:formula="of:=MIN([.$D449])" office:value-type="float"/>
          <table:table-cell table:formula="of:=MIN([.$E449])" office:value-type="float"/>
          <table:table-cell table:formula="of:=MIN([.$F449])" office:value-type="float"/>
          <table:table-cell table:formula="of:=MIN([.$G449])" office:value-type="float"/>
          <table:table-cell table:formula="of:=MIN([.$H449])" office:value-type="float"/>
          <table:table-cell table:formula="of:=MIN([.$I449])" office:value-type="float"/>
          <table:table-cell table:formula="of:=MIN([.$J449])" office:value-type="float"/>
          <table:table-cell table:formula="of:=MIN([.$K449])" office:value-type="float"/>
          <table:table-cell table:formula="of:=MIN([.$L449])" office:value-type="float"/>
          <table:table-cell table:formula="of:=MIN([.$M449])" office:value-type="float"/>
          <table:table-cell table:formula="of:=MIN([.$N449])" office:value-type="float"/>
          <table:table-cell table:formula="of:=MEDIAN([.$B449])" office:value-type="float"/>
          <table:table-cell table:formula="of:=MEDIAN([.$C449])" office:value-type="float"/>
          <table:table-cell table:formula="of:=MEDIAN([.$D449])" office:value-type="float"/>
          <table:table-cell table:formula="of:=MEDIAN([.$E449])" office:value-type="float"/>
          <table:table-cell table:formula="of:=MEDIAN([.$F449])" office:value-type="float"/>
          <table:table-cell table:formula="of:=MEDIAN([.$G449])" office:value-type="float"/>
          <table:table-cell table:formula="of:=MEDIAN([.$H449])" office:value-type="float"/>
          <table:table-cell table:formula="of:=MEDIAN([.$I449])" office:value-type="float"/>
          <table:table-cell table:formula="of:=MEDIAN([.$J449])" office:value-type="float"/>
          <table:table-cell table:formula="of:=MEDIAN([.$K449])" office:value-type="float"/>
          <table:table-cell table:formula="of:=MEDIAN([.$L449])" office:value-type="float"/>
          <table:table-cell table:formula="of:=MEDIAN([.$M449])" office:value-type="float"/>
          <table:table-cell table:formula="of:=MEDIAN([.$N449])" office:value-type="float"/>
          <table:table-cell table:formula="of:=MAX([.$B449])" office:value-type="float"/>
          <table:table-cell table:formula="of:=MAX([.$C449])" office:value-type="float"/>
          <table:table-cell table:formula="of:=MAX([.$D449])" office:value-type="float"/>
          <table:table-cell table:formula="of:=MAX([.$E449])" office:value-type="float"/>
          <table:table-cell table:formula="of:=MAX([.$F449])" office:value-type="float"/>
          <table:table-cell table:formula="of:=MAX([.$G449])" office:value-type="float"/>
          <table:table-cell table:formula="of:=MAX([.$H449])" office:value-type="float"/>
          <table:table-cell table:formula="of:=MAX([.$I449])" office:value-type="float"/>
          <table:table-cell table:formula="of:=MAX([.$J449])" office:value-type="float"/>
          <table:table-cell table:formula="of:=MAX([.$K449])" office:value-type="float"/>
          <table:table-cell table:formula="of:=MAX([.$L449])" office:value-type="float"/>
          <table:table-cell table:formula="of:=MAX([.$M449])" office:value-type="float"/>
          <table:table-cell table:formula="of:=MAX([.$N449])" office:value-type="float"/>
        </table:table-row>
        <table:table-row table:style-name="ro1">
          <table:table-cell office:value-type="string">
            <text:p>c499/c499.lp.7.2</text:p>
          </table:table-cell>
          <table:table-cell office:value-type="float" office:value="0.035158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9.0"/>
          <table:table-cell office:value-type="float" office:value="22820.0"/>
          <table:table-cell office:value-type="float" office:value="22820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0])" office:value-type="float"/>
          <table:table-cell table:formula="of:=MIN([.$C450])" office:value-type="float"/>
          <table:table-cell table:formula="of:=MIN([.$D450])" office:value-type="float"/>
          <table:table-cell table:formula="of:=MIN([.$E450])" office:value-type="float"/>
          <table:table-cell table:formula="of:=MIN([.$F450])" office:value-type="float"/>
          <table:table-cell table:formula="of:=MIN([.$G450])" office:value-type="float"/>
          <table:table-cell table:formula="of:=MIN([.$H450])" office:value-type="float"/>
          <table:table-cell table:formula="of:=MIN([.$I450])" office:value-type="float"/>
          <table:table-cell table:formula="of:=MIN([.$J450])" office:value-type="float"/>
          <table:table-cell table:formula="of:=MIN([.$K450])" office:value-type="float"/>
          <table:table-cell table:formula="of:=MIN([.$L450])" office:value-type="float"/>
          <table:table-cell table:formula="of:=MIN([.$M450])" office:value-type="float"/>
          <table:table-cell table:formula="of:=MIN([.$N450])" office:value-type="float"/>
          <table:table-cell table:formula="of:=MEDIAN([.$B450])" office:value-type="float"/>
          <table:table-cell table:formula="of:=MEDIAN([.$C450])" office:value-type="float"/>
          <table:table-cell table:formula="of:=MEDIAN([.$D450])" office:value-type="float"/>
          <table:table-cell table:formula="of:=MEDIAN([.$E450])" office:value-type="float"/>
          <table:table-cell table:formula="of:=MEDIAN([.$F450])" office:value-type="float"/>
          <table:table-cell table:formula="of:=MEDIAN([.$G450])" office:value-type="float"/>
          <table:table-cell table:formula="of:=MEDIAN([.$H450])" office:value-type="float"/>
          <table:table-cell table:formula="of:=MEDIAN([.$I450])" office:value-type="float"/>
          <table:table-cell table:formula="of:=MEDIAN([.$J450])" office:value-type="float"/>
          <table:table-cell table:formula="of:=MEDIAN([.$K450])" office:value-type="float"/>
          <table:table-cell table:formula="of:=MEDIAN([.$L450])" office:value-type="float"/>
          <table:table-cell table:formula="of:=MEDIAN([.$M450])" office:value-type="float"/>
          <table:table-cell table:formula="of:=MEDIAN([.$N450])" office:value-type="float"/>
          <table:table-cell table:formula="of:=MAX([.$B450])" office:value-type="float"/>
          <table:table-cell table:formula="of:=MAX([.$C450])" office:value-type="float"/>
          <table:table-cell table:formula="of:=MAX([.$D450])" office:value-type="float"/>
          <table:table-cell table:formula="of:=MAX([.$E450])" office:value-type="float"/>
          <table:table-cell table:formula="of:=MAX([.$F450])" office:value-type="float"/>
          <table:table-cell table:formula="of:=MAX([.$G450])" office:value-type="float"/>
          <table:table-cell table:formula="of:=MAX([.$H450])" office:value-type="float"/>
          <table:table-cell table:formula="of:=MAX([.$I450])" office:value-type="float"/>
          <table:table-cell table:formula="of:=MAX([.$J450])" office:value-type="float"/>
          <table:table-cell table:formula="of:=MAX([.$K450])" office:value-type="float"/>
          <table:table-cell table:formula="of:=MAX([.$L450])" office:value-type="float"/>
          <table:table-cell table:formula="of:=MAX([.$M450])" office:value-type="float"/>
          <table:table-cell table:formula="of:=MAX([.$N450])" office:value-type="float"/>
        </table:table-row>
        <table:table-row table:style-name="ro1">
          <table:table-cell office:value-type="string">
            <text:p>c499/c499.lp.7.3</text:p>
          </table:table-cell>
          <table:table-cell office:value-type="float" office:value="0.032473"/>
          <table:table-cell office:value-type="float" office:value="0.026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8.0"/>
          <table:table-cell office:value-type="float" office:value="22878.0"/>
          <table:table-cell office:value-type="float" office:value="22878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1])" office:value-type="float"/>
          <table:table-cell table:formula="of:=MIN([.$C451])" office:value-type="float"/>
          <table:table-cell table:formula="of:=MIN([.$D451])" office:value-type="float"/>
          <table:table-cell table:formula="of:=MIN([.$E451])" office:value-type="float"/>
          <table:table-cell table:formula="of:=MIN([.$F451])" office:value-type="float"/>
          <table:table-cell table:formula="of:=MIN([.$G451])" office:value-type="float"/>
          <table:table-cell table:formula="of:=MIN([.$H451])" office:value-type="float"/>
          <table:table-cell table:formula="of:=MIN([.$I451])" office:value-type="float"/>
          <table:table-cell table:formula="of:=MIN([.$J451])" office:value-type="float"/>
          <table:table-cell table:formula="of:=MIN([.$K451])" office:value-type="float"/>
          <table:table-cell table:formula="of:=MIN([.$L451])" office:value-type="float"/>
          <table:table-cell table:formula="of:=MIN([.$M451])" office:value-type="float"/>
          <table:table-cell table:formula="of:=MIN([.$N451])" office:value-type="float"/>
          <table:table-cell table:formula="of:=MEDIAN([.$B451])" office:value-type="float"/>
          <table:table-cell table:formula="of:=MEDIAN([.$C451])" office:value-type="float"/>
          <table:table-cell table:formula="of:=MEDIAN([.$D451])" office:value-type="float"/>
          <table:table-cell table:formula="of:=MEDIAN([.$E451])" office:value-type="float"/>
          <table:table-cell table:formula="of:=MEDIAN([.$F451])" office:value-type="float"/>
          <table:table-cell table:formula="of:=MEDIAN([.$G451])" office:value-type="float"/>
          <table:table-cell table:formula="of:=MEDIAN([.$H451])" office:value-type="float"/>
          <table:table-cell table:formula="of:=MEDIAN([.$I451])" office:value-type="float"/>
          <table:table-cell table:formula="of:=MEDIAN([.$J451])" office:value-type="float"/>
          <table:table-cell table:formula="of:=MEDIAN([.$K451])" office:value-type="float"/>
          <table:table-cell table:formula="of:=MEDIAN([.$L451])" office:value-type="float"/>
          <table:table-cell table:formula="of:=MEDIAN([.$M451])" office:value-type="float"/>
          <table:table-cell table:formula="of:=MEDIAN([.$N451])" office:value-type="float"/>
          <table:table-cell table:formula="of:=MAX([.$B451])" office:value-type="float"/>
          <table:table-cell table:formula="of:=MAX([.$C451])" office:value-type="float"/>
          <table:table-cell table:formula="of:=MAX([.$D451])" office:value-type="float"/>
          <table:table-cell table:formula="of:=MAX([.$E451])" office:value-type="float"/>
          <table:table-cell table:formula="of:=MAX([.$F451])" office:value-type="float"/>
          <table:table-cell table:formula="of:=MAX([.$G451])" office:value-type="float"/>
          <table:table-cell table:formula="of:=MAX([.$H451])" office:value-type="float"/>
          <table:table-cell table:formula="of:=MAX([.$I451])" office:value-type="float"/>
          <table:table-cell table:formula="of:=MAX([.$J451])" office:value-type="float"/>
          <table:table-cell table:formula="of:=MAX([.$K451])" office:value-type="float"/>
          <table:table-cell table:formula="of:=MAX([.$L451])" office:value-type="float"/>
          <table:table-cell table:formula="of:=MAX([.$M451])" office:value-type="float"/>
          <table:table-cell table:formula="of:=MAX([.$N451])" office:value-type="float"/>
        </table:table-row>
        <table:table-row table:style-name="ro1">
          <table:table-cell office:value-type="string">
            <text:p>c499/c499.lp.7.4</text:p>
          </table:table-cell>
          <table:table-cell office:value-type="float" office:value="0.034734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8.0"/>
          <table:table-cell office:value-type="float" office:value="22877.0"/>
          <table:table-cell office:value-type="float" office:value="22877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2])" office:value-type="float"/>
          <table:table-cell table:formula="of:=MIN([.$C452])" office:value-type="float"/>
          <table:table-cell table:formula="of:=MIN([.$D452])" office:value-type="float"/>
          <table:table-cell table:formula="of:=MIN([.$E452])" office:value-type="float"/>
          <table:table-cell table:formula="of:=MIN([.$F452])" office:value-type="float"/>
          <table:table-cell table:formula="of:=MIN([.$G452])" office:value-type="float"/>
          <table:table-cell table:formula="of:=MIN([.$H452])" office:value-type="float"/>
          <table:table-cell table:formula="of:=MIN([.$I452])" office:value-type="float"/>
          <table:table-cell table:formula="of:=MIN([.$J452])" office:value-type="float"/>
          <table:table-cell table:formula="of:=MIN([.$K452])" office:value-type="float"/>
          <table:table-cell table:formula="of:=MIN([.$L452])" office:value-type="float"/>
          <table:table-cell table:formula="of:=MIN([.$M452])" office:value-type="float"/>
          <table:table-cell table:formula="of:=MIN([.$N452])" office:value-type="float"/>
          <table:table-cell table:formula="of:=MEDIAN([.$B452])" office:value-type="float"/>
          <table:table-cell table:formula="of:=MEDIAN([.$C452])" office:value-type="float"/>
          <table:table-cell table:formula="of:=MEDIAN([.$D452])" office:value-type="float"/>
          <table:table-cell table:formula="of:=MEDIAN([.$E452])" office:value-type="float"/>
          <table:table-cell table:formula="of:=MEDIAN([.$F452])" office:value-type="float"/>
          <table:table-cell table:formula="of:=MEDIAN([.$G452])" office:value-type="float"/>
          <table:table-cell table:formula="of:=MEDIAN([.$H452])" office:value-type="float"/>
          <table:table-cell table:formula="of:=MEDIAN([.$I452])" office:value-type="float"/>
          <table:table-cell table:formula="of:=MEDIAN([.$J452])" office:value-type="float"/>
          <table:table-cell table:formula="of:=MEDIAN([.$K452])" office:value-type="float"/>
          <table:table-cell table:formula="of:=MEDIAN([.$L452])" office:value-type="float"/>
          <table:table-cell table:formula="of:=MEDIAN([.$M452])" office:value-type="float"/>
          <table:table-cell table:formula="of:=MEDIAN([.$N452])" office:value-type="float"/>
          <table:table-cell table:formula="of:=MAX([.$B452])" office:value-type="float"/>
          <table:table-cell table:formula="of:=MAX([.$C452])" office:value-type="float"/>
          <table:table-cell table:formula="of:=MAX([.$D452])" office:value-type="float"/>
          <table:table-cell table:formula="of:=MAX([.$E452])" office:value-type="float"/>
          <table:table-cell table:formula="of:=MAX([.$F452])" office:value-type="float"/>
          <table:table-cell table:formula="of:=MAX([.$G452])" office:value-type="float"/>
          <table:table-cell table:formula="of:=MAX([.$H452])" office:value-type="float"/>
          <table:table-cell table:formula="of:=MAX([.$I452])" office:value-type="float"/>
          <table:table-cell table:formula="of:=MAX([.$J452])" office:value-type="float"/>
          <table:table-cell table:formula="of:=MAX([.$K452])" office:value-type="float"/>
          <table:table-cell table:formula="of:=MAX([.$L452])" office:value-type="float"/>
          <table:table-cell table:formula="of:=MAX([.$M452])" office:value-type="float"/>
          <table:table-cell table:formula="of:=MAX([.$N452])" office:value-type="float"/>
        </table:table-row>
        <table:table-row table:style-name="ro1">
          <table:table-cell office:value-type="string">
            <text:p>c499/c499.lp.7.5</text:p>
          </table:table-cell>
          <table:table-cell office:value-type="float" office:value="0.046229"/>
          <table:table-cell office:value-type="float" office:value="0.03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8.0"/>
          <table:table-cell office:value-type="float" office:value="22876.0"/>
          <table:table-cell office:value-type="float" office:value="22876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3])" office:value-type="float"/>
          <table:table-cell table:formula="of:=MIN([.$C453])" office:value-type="float"/>
          <table:table-cell table:formula="of:=MIN([.$D453])" office:value-type="float"/>
          <table:table-cell table:formula="of:=MIN([.$E453])" office:value-type="float"/>
          <table:table-cell table:formula="of:=MIN([.$F453])" office:value-type="float"/>
          <table:table-cell table:formula="of:=MIN([.$G453])" office:value-type="float"/>
          <table:table-cell table:formula="of:=MIN([.$H453])" office:value-type="float"/>
          <table:table-cell table:formula="of:=MIN([.$I453])" office:value-type="float"/>
          <table:table-cell table:formula="of:=MIN([.$J453])" office:value-type="float"/>
          <table:table-cell table:formula="of:=MIN([.$K453])" office:value-type="float"/>
          <table:table-cell table:formula="of:=MIN([.$L453])" office:value-type="float"/>
          <table:table-cell table:formula="of:=MIN([.$M453])" office:value-type="float"/>
          <table:table-cell table:formula="of:=MIN([.$N453])" office:value-type="float"/>
          <table:table-cell table:formula="of:=MEDIAN([.$B453])" office:value-type="float"/>
          <table:table-cell table:formula="of:=MEDIAN([.$C453])" office:value-type="float"/>
          <table:table-cell table:formula="of:=MEDIAN([.$D453])" office:value-type="float"/>
          <table:table-cell table:formula="of:=MEDIAN([.$E453])" office:value-type="float"/>
          <table:table-cell table:formula="of:=MEDIAN([.$F453])" office:value-type="float"/>
          <table:table-cell table:formula="of:=MEDIAN([.$G453])" office:value-type="float"/>
          <table:table-cell table:formula="of:=MEDIAN([.$H453])" office:value-type="float"/>
          <table:table-cell table:formula="of:=MEDIAN([.$I453])" office:value-type="float"/>
          <table:table-cell table:formula="of:=MEDIAN([.$J453])" office:value-type="float"/>
          <table:table-cell table:formula="of:=MEDIAN([.$K453])" office:value-type="float"/>
          <table:table-cell table:formula="of:=MEDIAN([.$L453])" office:value-type="float"/>
          <table:table-cell table:formula="of:=MEDIAN([.$M453])" office:value-type="float"/>
          <table:table-cell table:formula="of:=MEDIAN([.$N453])" office:value-type="float"/>
          <table:table-cell table:formula="of:=MAX([.$B453])" office:value-type="float"/>
          <table:table-cell table:formula="of:=MAX([.$C453])" office:value-type="float"/>
          <table:table-cell table:formula="of:=MAX([.$D453])" office:value-type="float"/>
          <table:table-cell table:formula="of:=MAX([.$E453])" office:value-type="float"/>
          <table:table-cell table:formula="of:=MAX([.$F453])" office:value-type="float"/>
          <table:table-cell table:formula="of:=MAX([.$G453])" office:value-type="float"/>
          <table:table-cell table:formula="of:=MAX([.$H453])" office:value-type="float"/>
          <table:table-cell table:formula="of:=MAX([.$I453])" office:value-type="float"/>
          <table:table-cell table:formula="of:=MAX([.$J453])" office:value-type="float"/>
          <table:table-cell table:formula="of:=MAX([.$K453])" office:value-type="float"/>
          <table:table-cell table:formula="of:=MAX([.$L453])" office:value-type="float"/>
          <table:table-cell table:formula="of:=MAX([.$M453])" office:value-type="float"/>
          <table:table-cell table:formula="of:=MAX([.$N453])" office:value-type="float"/>
        </table:table-row>
        <table:table-row table:style-name="ro1">
          <table:table-cell office:value-type="string">
            <text:p>c499/c499.lp.7.6</text:p>
          </table:table-cell>
          <table:table-cell office:value-type="float" office:value="0.038072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8.0"/>
          <table:table-cell office:value-type="float" office:value="22478.0"/>
          <table:table-cell office:value-type="float" office:value="22478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4])" office:value-type="float"/>
          <table:table-cell table:formula="of:=MIN([.$C454])" office:value-type="float"/>
          <table:table-cell table:formula="of:=MIN([.$D454])" office:value-type="float"/>
          <table:table-cell table:formula="of:=MIN([.$E454])" office:value-type="float"/>
          <table:table-cell table:formula="of:=MIN([.$F454])" office:value-type="float"/>
          <table:table-cell table:formula="of:=MIN([.$G454])" office:value-type="float"/>
          <table:table-cell table:formula="of:=MIN([.$H454])" office:value-type="float"/>
          <table:table-cell table:formula="of:=MIN([.$I454])" office:value-type="float"/>
          <table:table-cell table:formula="of:=MIN([.$J454])" office:value-type="float"/>
          <table:table-cell table:formula="of:=MIN([.$K454])" office:value-type="float"/>
          <table:table-cell table:formula="of:=MIN([.$L454])" office:value-type="float"/>
          <table:table-cell table:formula="of:=MIN([.$M454])" office:value-type="float"/>
          <table:table-cell table:formula="of:=MIN([.$N454])" office:value-type="float"/>
          <table:table-cell table:formula="of:=MEDIAN([.$B454])" office:value-type="float"/>
          <table:table-cell table:formula="of:=MEDIAN([.$C454])" office:value-type="float"/>
          <table:table-cell table:formula="of:=MEDIAN([.$D454])" office:value-type="float"/>
          <table:table-cell table:formula="of:=MEDIAN([.$E454])" office:value-type="float"/>
          <table:table-cell table:formula="of:=MEDIAN([.$F454])" office:value-type="float"/>
          <table:table-cell table:formula="of:=MEDIAN([.$G454])" office:value-type="float"/>
          <table:table-cell table:formula="of:=MEDIAN([.$H454])" office:value-type="float"/>
          <table:table-cell table:formula="of:=MEDIAN([.$I454])" office:value-type="float"/>
          <table:table-cell table:formula="of:=MEDIAN([.$J454])" office:value-type="float"/>
          <table:table-cell table:formula="of:=MEDIAN([.$K454])" office:value-type="float"/>
          <table:table-cell table:formula="of:=MEDIAN([.$L454])" office:value-type="float"/>
          <table:table-cell table:formula="of:=MEDIAN([.$M454])" office:value-type="float"/>
          <table:table-cell table:formula="of:=MEDIAN([.$N454])" office:value-type="float"/>
          <table:table-cell table:formula="of:=MAX([.$B454])" office:value-type="float"/>
          <table:table-cell table:formula="of:=MAX([.$C454])" office:value-type="float"/>
          <table:table-cell table:formula="of:=MAX([.$D454])" office:value-type="float"/>
          <table:table-cell table:formula="of:=MAX([.$E454])" office:value-type="float"/>
          <table:table-cell table:formula="of:=MAX([.$F454])" office:value-type="float"/>
          <table:table-cell table:formula="of:=MAX([.$G454])" office:value-type="float"/>
          <table:table-cell table:formula="of:=MAX([.$H454])" office:value-type="float"/>
          <table:table-cell table:formula="of:=MAX([.$I454])" office:value-type="float"/>
          <table:table-cell table:formula="of:=MAX([.$J454])" office:value-type="float"/>
          <table:table-cell table:formula="of:=MAX([.$K454])" office:value-type="float"/>
          <table:table-cell table:formula="of:=MAX([.$L454])" office:value-type="float"/>
          <table:table-cell table:formula="of:=MAX([.$M454])" office:value-type="float"/>
          <table:table-cell table:formula="of:=MAX([.$N454])" office:value-type="float"/>
        </table:table-row>
        <table:table-row table:style-name="ro1">
          <table:table-cell office:value-type="string">
            <text:p>c499/c499.lp.7.7</text:p>
          </table:table-cell>
          <table:table-cell office:value-type="float" office:value="0.032926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8.0"/>
          <table:table-cell office:value-type="float" office:value="22477.0"/>
          <table:table-cell office:value-type="float" office:value="22477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5])" office:value-type="float"/>
          <table:table-cell table:formula="of:=MIN([.$C455])" office:value-type="float"/>
          <table:table-cell table:formula="of:=MIN([.$D455])" office:value-type="float"/>
          <table:table-cell table:formula="of:=MIN([.$E455])" office:value-type="float"/>
          <table:table-cell table:formula="of:=MIN([.$F455])" office:value-type="float"/>
          <table:table-cell table:formula="of:=MIN([.$G455])" office:value-type="float"/>
          <table:table-cell table:formula="of:=MIN([.$H455])" office:value-type="float"/>
          <table:table-cell table:formula="of:=MIN([.$I455])" office:value-type="float"/>
          <table:table-cell table:formula="of:=MIN([.$J455])" office:value-type="float"/>
          <table:table-cell table:formula="of:=MIN([.$K455])" office:value-type="float"/>
          <table:table-cell table:formula="of:=MIN([.$L455])" office:value-type="float"/>
          <table:table-cell table:formula="of:=MIN([.$M455])" office:value-type="float"/>
          <table:table-cell table:formula="of:=MIN([.$N455])" office:value-type="float"/>
          <table:table-cell table:formula="of:=MEDIAN([.$B455])" office:value-type="float"/>
          <table:table-cell table:formula="of:=MEDIAN([.$C455])" office:value-type="float"/>
          <table:table-cell table:formula="of:=MEDIAN([.$D455])" office:value-type="float"/>
          <table:table-cell table:formula="of:=MEDIAN([.$E455])" office:value-type="float"/>
          <table:table-cell table:formula="of:=MEDIAN([.$F455])" office:value-type="float"/>
          <table:table-cell table:formula="of:=MEDIAN([.$G455])" office:value-type="float"/>
          <table:table-cell table:formula="of:=MEDIAN([.$H455])" office:value-type="float"/>
          <table:table-cell table:formula="of:=MEDIAN([.$I455])" office:value-type="float"/>
          <table:table-cell table:formula="of:=MEDIAN([.$J455])" office:value-type="float"/>
          <table:table-cell table:formula="of:=MEDIAN([.$K455])" office:value-type="float"/>
          <table:table-cell table:formula="of:=MEDIAN([.$L455])" office:value-type="float"/>
          <table:table-cell table:formula="of:=MEDIAN([.$M455])" office:value-type="float"/>
          <table:table-cell table:formula="of:=MEDIAN([.$N455])" office:value-type="float"/>
          <table:table-cell table:formula="of:=MAX([.$B455])" office:value-type="float"/>
          <table:table-cell table:formula="of:=MAX([.$C455])" office:value-type="float"/>
          <table:table-cell table:formula="of:=MAX([.$D455])" office:value-type="float"/>
          <table:table-cell table:formula="of:=MAX([.$E455])" office:value-type="float"/>
          <table:table-cell table:formula="of:=MAX([.$F455])" office:value-type="float"/>
          <table:table-cell table:formula="of:=MAX([.$G455])" office:value-type="float"/>
          <table:table-cell table:formula="of:=MAX([.$H455])" office:value-type="float"/>
          <table:table-cell table:formula="of:=MAX([.$I455])" office:value-type="float"/>
          <table:table-cell table:formula="of:=MAX([.$J455])" office:value-type="float"/>
          <table:table-cell table:formula="of:=MAX([.$K455])" office:value-type="float"/>
          <table:table-cell table:formula="of:=MAX([.$L455])" office:value-type="float"/>
          <table:table-cell table:formula="of:=MAX([.$M455])" office:value-type="float"/>
          <table:table-cell table:formula="of:=MAX([.$N455])" office:value-type="float"/>
        </table:table-row>
        <table:table-row table:style-name="ro1">
          <table:table-cell office:value-type="string">
            <text:p>c499/c499.lp.7.8</text:p>
          </table:table-cell>
          <table:table-cell office:value-type="float" office:value="0.033719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23.0"/>
          <table:table-cell office:value-type="float" office:value="18374.0"/>
          <table:table-cell office:value-type="float" office:value="18374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6])" office:value-type="float"/>
          <table:table-cell table:formula="of:=MIN([.$C456])" office:value-type="float"/>
          <table:table-cell table:formula="of:=MIN([.$D456])" office:value-type="float"/>
          <table:table-cell table:formula="of:=MIN([.$E456])" office:value-type="float"/>
          <table:table-cell table:formula="of:=MIN([.$F456])" office:value-type="float"/>
          <table:table-cell table:formula="of:=MIN([.$G456])" office:value-type="float"/>
          <table:table-cell table:formula="of:=MIN([.$H456])" office:value-type="float"/>
          <table:table-cell table:formula="of:=MIN([.$I456])" office:value-type="float"/>
          <table:table-cell table:formula="of:=MIN([.$J456])" office:value-type="float"/>
          <table:table-cell table:formula="of:=MIN([.$K456])" office:value-type="float"/>
          <table:table-cell table:formula="of:=MIN([.$L456])" office:value-type="float"/>
          <table:table-cell table:formula="of:=MIN([.$M456])" office:value-type="float"/>
          <table:table-cell table:formula="of:=MIN([.$N456])" office:value-type="float"/>
          <table:table-cell table:formula="of:=MEDIAN([.$B456])" office:value-type="float"/>
          <table:table-cell table:formula="of:=MEDIAN([.$C456])" office:value-type="float"/>
          <table:table-cell table:formula="of:=MEDIAN([.$D456])" office:value-type="float"/>
          <table:table-cell table:formula="of:=MEDIAN([.$E456])" office:value-type="float"/>
          <table:table-cell table:formula="of:=MEDIAN([.$F456])" office:value-type="float"/>
          <table:table-cell table:formula="of:=MEDIAN([.$G456])" office:value-type="float"/>
          <table:table-cell table:formula="of:=MEDIAN([.$H456])" office:value-type="float"/>
          <table:table-cell table:formula="of:=MEDIAN([.$I456])" office:value-type="float"/>
          <table:table-cell table:formula="of:=MEDIAN([.$J456])" office:value-type="float"/>
          <table:table-cell table:formula="of:=MEDIAN([.$K456])" office:value-type="float"/>
          <table:table-cell table:formula="of:=MEDIAN([.$L456])" office:value-type="float"/>
          <table:table-cell table:formula="of:=MEDIAN([.$M456])" office:value-type="float"/>
          <table:table-cell table:formula="of:=MEDIAN([.$N456])" office:value-type="float"/>
          <table:table-cell table:formula="of:=MAX([.$B456])" office:value-type="float"/>
          <table:table-cell table:formula="of:=MAX([.$C456])" office:value-type="float"/>
          <table:table-cell table:formula="of:=MAX([.$D456])" office:value-type="float"/>
          <table:table-cell table:formula="of:=MAX([.$E456])" office:value-type="float"/>
          <table:table-cell table:formula="of:=MAX([.$F456])" office:value-type="float"/>
          <table:table-cell table:formula="of:=MAX([.$G456])" office:value-type="float"/>
          <table:table-cell table:formula="of:=MAX([.$H456])" office:value-type="float"/>
          <table:table-cell table:formula="of:=MAX([.$I456])" office:value-type="float"/>
          <table:table-cell table:formula="of:=MAX([.$J456])" office:value-type="float"/>
          <table:table-cell table:formula="of:=MAX([.$K456])" office:value-type="float"/>
          <table:table-cell table:formula="of:=MAX([.$L456])" office:value-type="float"/>
          <table:table-cell table:formula="of:=MAX([.$M456])" office:value-type="float"/>
          <table:table-cell table:formula="of:=MAX([.$N456])" office:value-type="float"/>
        </table:table-row>
        <table:table-row table:style-name="ro1">
          <table:table-cell office:value-type="string">
            <text:p>c499/c499.lp.8.1</text:p>
          </table:table-cell>
          <table:table-cell office:value-type="float" office:value="0.03559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0.0"/>
          <table:table-cell office:value-type="float" office:value="29701.0"/>
          <table:table-cell office:value-type="float" office:value="29701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7])" office:value-type="float"/>
          <table:table-cell table:formula="of:=MIN([.$C457])" office:value-type="float"/>
          <table:table-cell table:formula="of:=MIN([.$D457])" office:value-type="float"/>
          <table:table-cell table:formula="of:=MIN([.$E457])" office:value-type="float"/>
          <table:table-cell table:formula="of:=MIN([.$F457])" office:value-type="float"/>
          <table:table-cell table:formula="of:=MIN([.$G457])" office:value-type="float"/>
          <table:table-cell table:formula="of:=MIN([.$H457])" office:value-type="float"/>
          <table:table-cell table:formula="of:=MIN([.$I457])" office:value-type="float"/>
          <table:table-cell table:formula="of:=MIN([.$J457])" office:value-type="float"/>
          <table:table-cell table:formula="of:=MIN([.$K457])" office:value-type="float"/>
          <table:table-cell table:formula="of:=MIN([.$L457])" office:value-type="float"/>
          <table:table-cell table:formula="of:=MIN([.$M457])" office:value-type="float"/>
          <table:table-cell table:formula="of:=MIN([.$N457])" office:value-type="float"/>
          <table:table-cell table:formula="of:=MEDIAN([.$B457])" office:value-type="float"/>
          <table:table-cell table:formula="of:=MEDIAN([.$C457])" office:value-type="float"/>
          <table:table-cell table:formula="of:=MEDIAN([.$D457])" office:value-type="float"/>
          <table:table-cell table:formula="of:=MEDIAN([.$E457])" office:value-type="float"/>
          <table:table-cell table:formula="of:=MEDIAN([.$F457])" office:value-type="float"/>
          <table:table-cell table:formula="of:=MEDIAN([.$G457])" office:value-type="float"/>
          <table:table-cell table:formula="of:=MEDIAN([.$H457])" office:value-type="float"/>
          <table:table-cell table:formula="of:=MEDIAN([.$I457])" office:value-type="float"/>
          <table:table-cell table:formula="of:=MEDIAN([.$J457])" office:value-type="float"/>
          <table:table-cell table:formula="of:=MEDIAN([.$K457])" office:value-type="float"/>
          <table:table-cell table:formula="of:=MEDIAN([.$L457])" office:value-type="float"/>
          <table:table-cell table:formula="of:=MEDIAN([.$M457])" office:value-type="float"/>
          <table:table-cell table:formula="of:=MEDIAN([.$N457])" office:value-type="float"/>
          <table:table-cell table:formula="of:=MAX([.$B457])" office:value-type="float"/>
          <table:table-cell table:formula="of:=MAX([.$C457])" office:value-type="float"/>
          <table:table-cell table:formula="of:=MAX([.$D457])" office:value-type="float"/>
          <table:table-cell table:formula="of:=MAX([.$E457])" office:value-type="float"/>
          <table:table-cell table:formula="of:=MAX([.$F457])" office:value-type="float"/>
          <table:table-cell table:formula="of:=MAX([.$G457])" office:value-type="float"/>
          <table:table-cell table:formula="of:=MAX([.$H457])" office:value-type="float"/>
          <table:table-cell table:formula="of:=MAX([.$I457])" office:value-type="float"/>
          <table:table-cell table:formula="of:=MAX([.$J457])" office:value-type="float"/>
          <table:table-cell table:formula="of:=MAX([.$K457])" office:value-type="float"/>
          <table:table-cell table:formula="of:=MAX([.$L457])" office:value-type="float"/>
          <table:table-cell table:formula="of:=MAX([.$M457])" office:value-type="float"/>
          <table:table-cell table:formula="of:=MAX([.$N457])" office:value-type="float"/>
        </table:table-row>
        <table:table-row table:style-name="ro1">
          <table:table-cell office:value-type="string">
            <text:p>c499/c499.lp.8.2</text:p>
          </table:table-cell>
          <table:table-cell office:value-type="float" office:value="0.03424"/>
          <table:table-cell office:value-type="float" office:value="0.027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0.0"/>
          <table:table-cell office:value-type="float" office:value="29700.0"/>
          <table:table-cell office:value-type="float" office:value="29700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8])" office:value-type="float"/>
          <table:table-cell table:formula="of:=MIN([.$C458])" office:value-type="float"/>
          <table:table-cell table:formula="of:=MIN([.$D458])" office:value-type="float"/>
          <table:table-cell table:formula="of:=MIN([.$E458])" office:value-type="float"/>
          <table:table-cell table:formula="of:=MIN([.$F458])" office:value-type="float"/>
          <table:table-cell table:formula="of:=MIN([.$G458])" office:value-type="float"/>
          <table:table-cell table:formula="of:=MIN([.$H458])" office:value-type="float"/>
          <table:table-cell table:formula="of:=MIN([.$I458])" office:value-type="float"/>
          <table:table-cell table:formula="of:=MIN([.$J458])" office:value-type="float"/>
          <table:table-cell table:formula="of:=MIN([.$K458])" office:value-type="float"/>
          <table:table-cell table:formula="of:=MIN([.$L458])" office:value-type="float"/>
          <table:table-cell table:formula="of:=MIN([.$M458])" office:value-type="float"/>
          <table:table-cell table:formula="of:=MIN([.$N458])" office:value-type="float"/>
          <table:table-cell table:formula="of:=MEDIAN([.$B458])" office:value-type="float"/>
          <table:table-cell table:formula="of:=MEDIAN([.$C458])" office:value-type="float"/>
          <table:table-cell table:formula="of:=MEDIAN([.$D458])" office:value-type="float"/>
          <table:table-cell table:formula="of:=MEDIAN([.$E458])" office:value-type="float"/>
          <table:table-cell table:formula="of:=MEDIAN([.$F458])" office:value-type="float"/>
          <table:table-cell table:formula="of:=MEDIAN([.$G458])" office:value-type="float"/>
          <table:table-cell table:formula="of:=MEDIAN([.$H458])" office:value-type="float"/>
          <table:table-cell table:formula="of:=MEDIAN([.$I458])" office:value-type="float"/>
          <table:table-cell table:formula="of:=MEDIAN([.$J458])" office:value-type="float"/>
          <table:table-cell table:formula="of:=MEDIAN([.$K458])" office:value-type="float"/>
          <table:table-cell table:formula="of:=MEDIAN([.$L458])" office:value-type="float"/>
          <table:table-cell table:formula="of:=MEDIAN([.$M458])" office:value-type="float"/>
          <table:table-cell table:formula="of:=MEDIAN([.$N458])" office:value-type="float"/>
          <table:table-cell table:formula="of:=MAX([.$B458])" office:value-type="float"/>
          <table:table-cell table:formula="of:=MAX([.$C458])" office:value-type="float"/>
          <table:table-cell table:formula="of:=MAX([.$D458])" office:value-type="float"/>
          <table:table-cell table:formula="of:=MAX([.$E458])" office:value-type="float"/>
          <table:table-cell table:formula="of:=MAX([.$F458])" office:value-type="float"/>
          <table:table-cell table:formula="of:=MAX([.$G458])" office:value-type="float"/>
          <table:table-cell table:formula="of:=MAX([.$H458])" office:value-type="float"/>
          <table:table-cell table:formula="of:=MAX([.$I458])" office:value-type="float"/>
          <table:table-cell table:formula="of:=MAX([.$J458])" office:value-type="float"/>
          <table:table-cell table:formula="of:=MAX([.$K458])" office:value-type="float"/>
          <table:table-cell table:formula="of:=MAX([.$L458])" office:value-type="float"/>
          <table:table-cell table:formula="of:=MAX([.$M458])" office:value-type="float"/>
          <table:table-cell table:formula="of:=MAX([.$N458])" office:value-type="float"/>
        </table:table-row>
        <table:table-row table:style-name="ro1">
          <table:table-cell office:value-type="string">
            <text:p>c499/c499.lp.8.3</text:p>
          </table:table-cell>
          <table:table-cell office:value-type="float" office:value="0.035298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1.0"/>
          <table:table-cell office:value-type="float" office:value="29648.0"/>
          <table:table-cell office:value-type="float" office:value="29648.0"/>
          <table:table-cell office:value-type="float" office:value="918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59])" office:value-type="float"/>
          <table:table-cell table:formula="of:=MIN([.$C459])" office:value-type="float"/>
          <table:table-cell table:formula="of:=MIN([.$D459])" office:value-type="float"/>
          <table:table-cell table:formula="of:=MIN([.$E459])" office:value-type="float"/>
          <table:table-cell table:formula="of:=MIN([.$F459])" office:value-type="float"/>
          <table:table-cell table:formula="of:=MIN([.$G459])" office:value-type="float"/>
          <table:table-cell table:formula="of:=MIN([.$H459])" office:value-type="float"/>
          <table:table-cell table:formula="of:=MIN([.$I459])" office:value-type="float"/>
          <table:table-cell table:formula="of:=MIN([.$J459])" office:value-type="float"/>
          <table:table-cell table:formula="of:=MIN([.$K459])" office:value-type="float"/>
          <table:table-cell table:formula="of:=MIN([.$L459])" office:value-type="float"/>
          <table:table-cell table:formula="of:=MIN([.$M459])" office:value-type="float"/>
          <table:table-cell table:formula="of:=MIN([.$N459])" office:value-type="float"/>
          <table:table-cell table:formula="of:=MEDIAN([.$B459])" office:value-type="float"/>
          <table:table-cell table:formula="of:=MEDIAN([.$C459])" office:value-type="float"/>
          <table:table-cell table:formula="of:=MEDIAN([.$D459])" office:value-type="float"/>
          <table:table-cell table:formula="of:=MEDIAN([.$E459])" office:value-type="float"/>
          <table:table-cell table:formula="of:=MEDIAN([.$F459])" office:value-type="float"/>
          <table:table-cell table:formula="of:=MEDIAN([.$G459])" office:value-type="float"/>
          <table:table-cell table:formula="of:=MEDIAN([.$H459])" office:value-type="float"/>
          <table:table-cell table:formula="of:=MEDIAN([.$I459])" office:value-type="float"/>
          <table:table-cell table:formula="of:=MEDIAN([.$J459])" office:value-type="float"/>
          <table:table-cell table:formula="of:=MEDIAN([.$K459])" office:value-type="float"/>
          <table:table-cell table:formula="of:=MEDIAN([.$L459])" office:value-type="float"/>
          <table:table-cell table:formula="of:=MEDIAN([.$M459])" office:value-type="float"/>
          <table:table-cell table:formula="of:=MEDIAN([.$N459])" office:value-type="float"/>
          <table:table-cell table:formula="of:=MAX([.$B459])" office:value-type="float"/>
          <table:table-cell table:formula="of:=MAX([.$C459])" office:value-type="float"/>
          <table:table-cell table:formula="of:=MAX([.$D459])" office:value-type="float"/>
          <table:table-cell table:formula="of:=MAX([.$E459])" office:value-type="float"/>
          <table:table-cell table:formula="of:=MAX([.$F459])" office:value-type="float"/>
          <table:table-cell table:formula="of:=MAX([.$G459])" office:value-type="float"/>
          <table:table-cell table:formula="of:=MAX([.$H459])" office:value-type="float"/>
          <table:table-cell table:formula="of:=MAX([.$I459])" office:value-type="float"/>
          <table:table-cell table:formula="of:=MAX([.$J459])" office:value-type="float"/>
          <table:table-cell table:formula="of:=MAX([.$K459])" office:value-type="float"/>
          <table:table-cell table:formula="of:=MAX([.$L459])" office:value-type="float"/>
          <table:table-cell table:formula="of:=MAX([.$M459])" office:value-type="float"/>
          <table:table-cell table:formula="of:=MAX([.$N459])" office:value-type="float"/>
        </table:table-row>
        <table:table-row table:style-name="ro1">
          <table:table-cell office:value-type="string">
            <text:p>c499/c499.lp.8.4</text:p>
          </table:table-cell>
          <table:table-cell office:value-type="float" office:value="0.0339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1.0"/>
          <table:table-cell office:value-type="float" office:value="29647.0"/>
          <table:table-cell office:value-type="float" office:value="29647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0])" office:value-type="float"/>
          <table:table-cell table:formula="of:=MIN([.$C460])" office:value-type="float"/>
          <table:table-cell table:formula="of:=MIN([.$D460])" office:value-type="float"/>
          <table:table-cell table:formula="of:=MIN([.$E460])" office:value-type="float"/>
          <table:table-cell table:formula="of:=MIN([.$F460])" office:value-type="float"/>
          <table:table-cell table:formula="of:=MIN([.$G460])" office:value-type="float"/>
          <table:table-cell table:formula="of:=MIN([.$H460])" office:value-type="float"/>
          <table:table-cell table:formula="of:=MIN([.$I460])" office:value-type="float"/>
          <table:table-cell table:formula="of:=MIN([.$J460])" office:value-type="float"/>
          <table:table-cell table:formula="of:=MIN([.$K460])" office:value-type="float"/>
          <table:table-cell table:formula="of:=MIN([.$L460])" office:value-type="float"/>
          <table:table-cell table:formula="of:=MIN([.$M460])" office:value-type="float"/>
          <table:table-cell table:formula="of:=MIN([.$N460])" office:value-type="float"/>
          <table:table-cell table:formula="of:=MEDIAN([.$B460])" office:value-type="float"/>
          <table:table-cell table:formula="of:=MEDIAN([.$C460])" office:value-type="float"/>
          <table:table-cell table:formula="of:=MEDIAN([.$D460])" office:value-type="float"/>
          <table:table-cell table:formula="of:=MEDIAN([.$E460])" office:value-type="float"/>
          <table:table-cell table:formula="of:=MEDIAN([.$F460])" office:value-type="float"/>
          <table:table-cell table:formula="of:=MEDIAN([.$G460])" office:value-type="float"/>
          <table:table-cell table:formula="of:=MEDIAN([.$H460])" office:value-type="float"/>
          <table:table-cell table:formula="of:=MEDIAN([.$I460])" office:value-type="float"/>
          <table:table-cell table:formula="of:=MEDIAN([.$J460])" office:value-type="float"/>
          <table:table-cell table:formula="of:=MEDIAN([.$K460])" office:value-type="float"/>
          <table:table-cell table:formula="of:=MEDIAN([.$L460])" office:value-type="float"/>
          <table:table-cell table:formula="of:=MEDIAN([.$M460])" office:value-type="float"/>
          <table:table-cell table:formula="of:=MEDIAN([.$N460])" office:value-type="float"/>
          <table:table-cell table:formula="of:=MAX([.$B460])" office:value-type="float"/>
          <table:table-cell table:formula="of:=MAX([.$C460])" office:value-type="float"/>
          <table:table-cell table:formula="of:=MAX([.$D460])" office:value-type="float"/>
          <table:table-cell table:formula="of:=MAX([.$E460])" office:value-type="float"/>
          <table:table-cell table:formula="of:=MAX([.$F460])" office:value-type="float"/>
          <table:table-cell table:formula="of:=MAX([.$G460])" office:value-type="float"/>
          <table:table-cell table:formula="of:=MAX([.$H460])" office:value-type="float"/>
          <table:table-cell table:formula="of:=MAX([.$I460])" office:value-type="float"/>
          <table:table-cell table:formula="of:=MAX([.$J460])" office:value-type="float"/>
          <table:table-cell table:formula="of:=MAX([.$K460])" office:value-type="float"/>
          <table:table-cell table:formula="of:=MAX([.$L460])" office:value-type="float"/>
          <table:table-cell table:formula="of:=MAX([.$M460])" office:value-type="float"/>
          <table:table-cell table:formula="of:=MAX([.$N460])" office:value-type="float"/>
        </table:table-row>
        <table:table-row table:style-name="ro1">
          <table:table-cell office:value-type="string">
            <text:p>c499/c499.lp.8.5</text:p>
          </table:table-cell>
          <table:table-cell office:value-type="float" office:value="0.039446"/>
          <table:table-cell office:value-type="float" office:value="0.02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28910.0"/>
          <table:table-cell office:value-type="float" office:value="28910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1])" office:value-type="float"/>
          <table:table-cell table:formula="of:=MIN([.$C461])" office:value-type="float"/>
          <table:table-cell table:formula="of:=MIN([.$D461])" office:value-type="float"/>
          <table:table-cell table:formula="of:=MIN([.$E461])" office:value-type="float"/>
          <table:table-cell table:formula="of:=MIN([.$F461])" office:value-type="float"/>
          <table:table-cell table:formula="of:=MIN([.$G461])" office:value-type="float"/>
          <table:table-cell table:formula="of:=MIN([.$H461])" office:value-type="float"/>
          <table:table-cell table:formula="of:=MIN([.$I461])" office:value-type="float"/>
          <table:table-cell table:formula="of:=MIN([.$J461])" office:value-type="float"/>
          <table:table-cell table:formula="of:=MIN([.$K461])" office:value-type="float"/>
          <table:table-cell table:formula="of:=MIN([.$L461])" office:value-type="float"/>
          <table:table-cell table:formula="of:=MIN([.$M461])" office:value-type="float"/>
          <table:table-cell table:formula="of:=MIN([.$N461])" office:value-type="float"/>
          <table:table-cell table:formula="of:=MEDIAN([.$B461])" office:value-type="float"/>
          <table:table-cell table:formula="of:=MEDIAN([.$C461])" office:value-type="float"/>
          <table:table-cell table:formula="of:=MEDIAN([.$D461])" office:value-type="float"/>
          <table:table-cell table:formula="of:=MEDIAN([.$E461])" office:value-type="float"/>
          <table:table-cell table:formula="of:=MEDIAN([.$F461])" office:value-type="float"/>
          <table:table-cell table:formula="of:=MEDIAN([.$G461])" office:value-type="float"/>
          <table:table-cell table:formula="of:=MEDIAN([.$H461])" office:value-type="float"/>
          <table:table-cell table:formula="of:=MEDIAN([.$I461])" office:value-type="float"/>
          <table:table-cell table:formula="of:=MEDIAN([.$J461])" office:value-type="float"/>
          <table:table-cell table:formula="of:=MEDIAN([.$K461])" office:value-type="float"/>
          <table:table-cell table:formula="of:=MEDIAN([.$L461])" office:value-type="float"/>
          <table:table-cell table:formula="of:=MEDIAN([.$M461])" office:value-type="float"/>
          <table:table-cell table:formula="of:=MEDIAN([.$N461])" office:value-type="float"/>
          <table:table-cell table:formula="of:=MAX([.$B461])" office:value-type="float"/>
          <table:table-cell table:formula="of:=MAX([.$C461])" office:value-type="float"/>
          <table:table-cell table:formula="of:=MAX([.$D461])" office:value-type="float"/>
          <table:table-cell table:formula="of:=MAX([.$E461])" office:value-type="float"/>
          <table:table-cell table:formula="of:=MAX([.$F461])" office:value-type="float"/>
          <table:table-cell table:formula="of:=MAX([.$G461])" office:value-type="float"/>
          <table:table-cell table:formula="of:=MAX([.$H461])" office:value-type="float"/>
          <table:table-cell table:formula="of:=MAX([.$I461])" office:value-type="float"/>
          <table:table-cell table:formula="of:=MAX([.$J461])" office:value-type="float"/>
          <table:table-cell table:formula="of:=MAX([.$K461])" office:value-type="float"/>
          <table:table-cell table:formula="of:=MAX([.$L461])" office:value-type="float"/>
          <table:table-cell table:formula="of:=MAX([.$M461])" office:value-type="float"/>
          <table:table-cell table:formula="of:=MAX([.$N461])" office:value-type="float"/>
        </table:table-row>
        <table:table-row table:style-name="ro1">
          <table:table-cell office:value-type="string">
            <text:p>c499/c499.lp.8.6</text:p>
          </table:table-cell>
          <table:table-cell office:value-type="float" office:value="0.034527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28909.0"/>
          <table:table-cell office:value-type="float" office:value="28909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2])" office:value-type="float"/>
          <table:table-cell table:formula="of:=MIN([.$C462])" office:value-type="float"/>
          <table:table-cell table:formula="of:=MIN([.$D462])" office:value-type="float"/>
          <table:table-cell table:formula="of:=MIN([.$E462])" office:value-type="float"/>
          <table:table-cell table:formula="of:=MIN([.$F462])" office:value-type="float"/>
          <table:table-cell table:formula="of:=MIN([.$G462])" office:value-type="float"/>
          <table:table-cell table:formula="of:=MIN([.$H462])" office:value-type="float"/>
          <table:table-cell table:formula="of:=MIN([.$I462])" office:value-type="float"/>
          <table:table-cell table:formula="of:=MIN([.$J462])" office:value-type="float"/>
          <table:table-cell table:formula="of:=MIN([.$K462])" office:value-type="float"/>
          <table:table-cell table:formula="of:=MIN([.$L462])" office:value-type="float"/>
          <table:table-cell table:formula="of:=MIN([.$M462])" office:value-type="float"/>
          <table:table-cell table:formula="of:=MIN([.$N462])" office:value-type="float"/>
          <table:table-cell table:formula="of:=MEDIAN([.$B462])" office:value-type="float"/>
          <table:table-cell table:formula="of:=MEDIAN([.$C462])" office:value-type="float"/>
          <table:table-cell table:formula="of:=MEDIAN([.$D462])" office:value-type="float"/>
          <table:table-cell table:formula="of:=MEDIAN([.$E462])" office:value-type="float"/>
          <table:table-cell table:formula="of:=MEDIAN([.$F462])" office:value-type="float"/>
          <table:table-cell table:formula="of:=MEDIAN([.$G462])" office:value-type="float"/>
          <table:table-cell table:formula="of:=MEDIAN([.$H462])" office:value-type="float"/>
          <table:table-cell table:formula="of:=MEDIAN([.$I462])" office:value-type="float"/>
          <table:table-cell table:formula="of:=MEDIAN([.$J462])" office:value-type="float"/>
          <table:table-cell table:formula="of:=MEDIAN([.$K462])" office:value-type="float"/>
          <table:table-cell table:formula="of:=MEDIAN([.$L462])" office:value-type="float"/>
          <table:table-cell table:formula="of:=MEDIAN([.$M462])" office:value-type="float"/>
          <table:table-cell table:formula="of:=MEDIAN([.$N462])" office:value-type="float"/>
          <table:table-cell table:formula="of:=MAX([.$B462])" office:value-type="float"/>
          <table:table-cell table:formula="of:=MAX([.$C462])" office:value-type="float"/>
          <table:table-cell table:formula="of:=MAX([.$D462])" office:value-type="float"/>
          <table:table-cell table:formula="of:=MAX([.$E462])" office:value-type="float"/>
          <table:table-cell table:formula="of:=MAX([.$F462])" office:value-type="float"/>
          <table:table-cell table:formula="of:=MAX([.$G462])" office:value-type="float"/>
          <table:table-cell table:formula="of:=MAX([.$H462])" office:value-type="float"/>
          <table:table-cell table:formula="of:=MAX([.$I462])" office:value-type="float"/>
          <table:table-cell table:formula="of:=MAX([.$J462])" office:value-type="float"/>
          <table:table-cell table:formula="of:=MAX([.$K462])" office:value-type="float"/>
          <table:table-cell table:formula="of:=MAX([.$L462])" office:value-type="float"/>
          <table:table-cell table:formula="of:=MAX([.$M462])" office:value-type="float"/>
          <table:table-cell table:formula="of:=MAX([.$N462])" office:value-type="float"/>
        </table:table-row>
        <table:table-row table:style-name="ro1">
          <table:table-cell office:value-type="string">
            <text:p>c499/c499.lp.8.7</text:p>
          </table:table-cell>
          <table:table-cell office:value-type="float" office:value="0.034373"/>
          <table:table-cell office:value-type="float" office:value="0.028"/>
          <table:table-cell office:value-type="float" office:value="0.0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1.0"/>
          <table:table-cell office:value-type="float" office:value="26838.0"/>
          <table:table-cell office:value-type="float" office:value="26838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3])" office:value-type="float"/>
          <table:table-cell table:formula="of:=MIN([.$C463])" office:value-type="float"/>
          <table:table-cell table:formula="of:=MIN([.$D463])" office:value-type="float"/>
          <table:table-cell table:formula="of:=MIN([.$E463])" office:value-type="float"/>
          <table:table-cell table:formula="of:=MIN([.$F463])" office:value-type="float"/>
          <table:table-cell table:formula="of:=MIN([.$G463])" office:value-type="float"/>
          <table:table-cell table:formula="of:=MIN([.$H463])" office:value-type="float"/>
          <table:table-cell table:formula="of:=MIN([.$I463])" office:value-type="float"/>
          <table:table-cell table:formula="of:=MIN([.$J463])" office:value-type="float"/>
          <table:table-cell table:formula="of:=MIN([.$K463])" office:value-type="float"/>
          <table:table-cell table:formula="of:=MIN([.$L463])" office:value-type="float"/>
          <table:table-cell table:formula="of:=MIN([.$M463])" office:value-type="float"/>
          <table:table-cell table:formula="of:=MIN([.$N463])" office:value-type="float"/>
          <table:table-cell table:formula="of:=MEDIAN([.$B463])" office:value-type="float"/>
          <table:table-cell table:formula="of:=MEDIAN([.$C463])" office:value-type="float"/>
          <table:table-cell table:formula="of:=MEDIAN([.$D463])" office:value-type="float"/>
          <table:table-cell table:formula="of:=MEDIAN([.$E463])" office:value-type="float"/>
          <table:table-cell table:formula="of:=MEDIAN([.$F463])" office:value-type="float"/>
          <table:table-cell table:formula="of:=MEDIAN([.$G463])" office:value-type="float"/>
          <table:table-cell table:formula="of:=MEDIAN([.$H463])" office:value-type="float"/>
          <table:table-cell table:formula="of:=MEDIAN([.$I463])" office:value-type="float"/>
          <table:table-cell table:formula="of:=MEDIAN([.$J463])" office:value-type="float"/>
          <table:table-cell table:formula="of:=MEDIAN([.$K463])" office:value-type="float"/>
          <table:table-cell table:formula="of:=MEDIAN([.$L463])" office:value-type="float"/>
          <table:table-cell table:formula="of:=MEDIAN([.$M463])" office:value-type="float"/>
          <table:table-cell table:formula="of:=MEDIAN([.$N463])" office:value-type="float"/>
          <table:table-cell table:formula="of:=MAX([.$B463])" office:value-type="float"/>
          <table:table-cell table:formula="of:=MAX([.$C463])" office:value-type="float"/>
          <table:table-cell table:formula="of:=MAX([.$D463])" office:value-type="float"/>
          <table:table-cell table:formula="of:=MAX([.$E463])" office:value-type="float"/>
          <table:table-cell table:formula="of:=MAX([.$F463])" office:value-type="float"/>
          <table:table-cell table:formula="of:=MAX([.$G463])" office:value-type="float"/>
          <table:table-cell table:formula="of:=MAX([.$H463])" office:value-type="float"/>
          <table:table-cell table:formula="of:=MAX([.$I463])" office:value-type="float"/>
          <table:table-cell table:formula="of:=MAX([.$J463])" office:value-type="float"/>
          <table:table-cell table:formula="of:=MAX([.$K463])" office:value-type="float"/>
          <table:table-cell table:formula="of:=MAX([.$L463])" office:value-type="float"/>
          <table:table-cell table:formula="of:=MAX([.$M463])" office:value-type="float"/>
          <table:table-cell table:formula="of:=MAX([.$N463])" office:value-type="float"/>
        </table:table-row>
        <table:table-row table:style-name="ro1">
          <table:table-cell office:value-type="string">
            <text:p>c499/c499.lp.8.8</text:p>
          </table:table-cell>
          <table:table-cell office:value-type="float" office:value="0.051879"/>
          <table:table-cell office:value-type="float" office:value="0.035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46888.0"/>
          <table:table-cell office:value-type="float" office:value="46888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4])" office:value-type="float"/>
          <table:table-cell table:formula="of:=MIN([.$C464])" office:value-type="float"/>
          <table:table-cell table:formula="of:=MIN([.$D464])" office:value-type="float"/>
          <table:table-cell table:formula="of:=MIN([.$E464])" office:value-type="float"/>
          <table:table-cell table:formula="of:=MIN([.$F464])" office:value-type="float"/>
          <table:table-cell table:formula="of:=MIN([.$G464])" office:value-type="float"/>
          <table:table-cell table:formula="of:=MIN([.$H464])" office:value-type="float"/>
          <table:table-cell table:formula="of:=MIN([.$I464])" office:value-type="float"/>
          <table:table-cell table:formula="of:=MIN([.$J464])" office:value-type="float"/>
          <table:table-cell table:formula="of:=MIN([.$K464])" office:value-type="float"/>
          <table:table-cell table:formula="of:=MIN([.$L464])" office:value-type="float"/>
          <table:table-cell table:formula="of:=MIN([.$M464])" office:value-type="float"/>
          <table:table-cell table:formula="of:=MIN([.$N464])" office:value-type="float"/>
          <table:table-cell table:formula="of:=MEDIAN([.$B464])" office:value-type="float"/>
          <table:table-cell table:formula="of:=MEDIAN([.$C464])" office:value-type="float"/>
          <table:table-cell table:formula="of:=MEDIAN([.$D464])" office:value-type="float"/>
          <table:table-cell table:formula="of:=MEDIAN([.$E464])" office:value-type="float"/>
          <table:table-cell table:formula="of:=MEDIAN([.$F464])" office:value-type="float"/>
          <table:table-cell table:formula="of:=MEDIAN([.$G464])" office:value-type="float"/>
          <table:table-cell table:formula="of:=MEDIAN([.$H464])" office:value-type="float"/>
          <table:table-cell table:formula="of:=MEDIAN([.$I464])" office:value-type="float"/>
          <table:table-cell table:formula="of:=MEDIAN([.$J464])" office:value-type="float"/>
          <table:table-cell table:formula="of:=MEDIAN([.$K464])" office:value-type="float"/>
          <table:table-cell table:formula="of:=MEDIAN([.$L464])" office:value-type="float"/>
          <table:table-cell table:formula="of:=MEDIAN([.$M464])" office:value-type="float"/>
          <table:table-cell table:formula="of:=MEDIAN([.$N464])" office:value-type="float"/>
          <table:table-cell table:formula="of:=MAX([.$B464])" office:value-type="float"/>
          <table:table-cell table:formula="of:=MAX([.$C464])" office:value-type="float"/>
          <table:table-cell table:formula="of:=MAX([.$D464])" office:value-type="float"/>
          <table:table-cell table:formula="of:=MAX([.$E464])" office:value-type="float"/>
          <table:table-cell table:formula="of:=MAX([.$F464])" office:value-type="float"/>
          <table:table-cell table:formula="of:=MAX([.$G464])" office:value-type="float"/>
          <table:table-cell table:formula="of:=MAX([.$H464])" office:value-type="float"/>
          <table:table-cell table:formula="of:=MAX([.$I464])" office:value-type="float"/>
          <table:table-cell table:formula="of:=MAX([.$J464])" office:value-type="float"/>
          <table:table-cell table:formula="of:=MAX([.$K464])" office:value-type="float"/>
          <table:table-cell table:formula="of:=MAX([.$L464])" office:value-type="float"/>
          <table:table-cell table:formula="of:=MAX([.$M464])" office:value-type="float"/>
          <table:table-cell table:formula="of:=MAX([.$N464])" office:value-type="float"/>
        </table:table-row>
        <table:table-row table:style-name="ro1">
          <table:table-cell office:value-type="string">
            <text:p>c499/c499.lp.9.1</text:p>
          </table:table-cell>
          <table:table-cell office:value-type="float" office:value="0.038762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5.0"/>
          <table:table-cell office:value-type="float" office:value="40371.0"/>
          <table:table-cell office:value-type="float" office:value="40371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5])" office:value-type="float"/>
          <table:table-cell table:formula="of:=MIN([.$C465])" office:value-type="float"/>
          <table:table-cell table:formula="of:=MIN([.$D465])" office:value-type="float"/>
          <table:table-cell table:formula="of:=MIN([.$E465])" office:value-type="float"/>
          <table:table-cell table:formula="of:=MIN([.$F465])" office:value-type="float"/>
          <table:table-cell table:formula="of:=MIN([.$G465])" office:value-type="float"/>
          <table:table-cell table:formula="of:=MIN([.$H465])" office:value-type="float"/>
          <table:table-cell table:formula="of:=MIN([.$I465])" office:value-type="float"/>
          <table:table-cell table:formula="of:=MIN([.$J465])" office:value-type="float"/>
          <table:table-cell table:formula="of:=MIN([.$K465])" office:value-type="float"/>
          <table:table-cell table:formula="of:=MIN([.$L465])" office:value-type="float"/>
          <table:table-cell table:formula="of:=MIN([.$M465])" office:value-type="float"/>
          <table:table-cell table:formula="of:=MIN([.$N465])" office:value-type="float"/>
          <table:table-cell table:formula="of:=MEDIAN([.$B465])" office:value-type="float"/>
          <table:table-cell table:formula="of:=MEDIAN([.$C465])" office:value-type="float"/>
          <table:table-cell table:formula="of:=MEDIAN([.$D465])" office:value-type="float"/>
          <table:table-cell table:formula="of:=MEDIAN([.$E465])" office:value-type="float"/>
          <table:table-cell table:formula="of:=MEDIAN([.$F465])" office:value-type="float"/>
          <table:table-cell table:formula="of:=MEDIAN([.$G465])" office:value-type="float"/>
          <table:table-cell table:formula="of:=MEDIAN([.$H465])" office:value-type="float"/>
          <table:table-cell table:formula="of:=MEDIAN([.$I465])" office:value-type="float"/>
          <table:table-cell table:formula="of:=MEDIAN([.$J465])" office:value-type="float"/>
          <table:table-cell table:formula="of:=MEDIAN([.$K465])" office:value-type="float"/>
          <table:table-cell table:formula="of:=MEDIAN([.$L465])" office:value-type="float"/>
          <table:table-cell table:formula="of:=MEDIAN([.$M465])" office:value-type="float"/>
          <table:table-cell table:formula="of:=MEDIAN([.$N465])" office:value-type="float"/>
          <table:table-cell table:formula="of:=MAX([.$B465])" office:value-type="float"/>
          <table:table-cell table:formula="of:=MAX([.$C465])" office:value-type="float"/>
          <table:table-cell table:formula="of:=MAX([.$D465])" office:value-type="float"/>
          <table:table-cell table:formula="of:=MAX([.$E465])" office:value-type="float"/>
          <table:table-cell table:formula="of:=MAX([.$F465])" office:value-type="float"/>
          <table:table-cell table:formula="of:=MAX([.$G465])" office:value-type="float"/>
          <table:table-cell table:formula="of:=MAX([.$H465])" office:value-type="float"/>
          <table:table-cell table:formula="of:=MAX([.$I465])" office:value-type="float"/>
          <table:table-cell table:formula="of:=MAX([.$J465])" office:value-type="float"/>
          <table:table-cell table:formula="of:=MAX([.$K465])" office:value-type="float"/>
          <table:table-cell table:formula="of:=MAX([.$L465])" office:value-type="float"/>
          <table:table-cell table:formula="of:=MAX([.$M465])" office:value-type="float"/>
          <table:table-cell table:formula="of:=MAX([.$N465])" office:value-type="float"/>
        </table:table-row>
        <table:table-row table:style-name="ro1">
          <table:table-cell office:value-type="string">
            <text:p>c499/c499.lp.9.2</text:p>
          </table:table-cell>
          <table:table-cell office:value-type="float" office:value="0.035327"/>
          <table:table-cell office:value-type="float" office:value="0.029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8.0"/>
          <table:table-cell office:value-type="float" office:value="35097.0"/>
          <table:table-cell office:value-type="float" office:value="35097.0"/>
          <table:table-cell office:value-type="float" office:value="916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6])" office:value-type="float"/>
          <table:table-cell table:formula="of:=MIN([.$C466])" office:value-type="float"/>
          <table:table-cell table:formula="of:=MIN([.$D466])" office:value-type="float"/>
          <table:table-cell table:formula="of:=MIN([.$E466])" office:value-type="float"/>
          <table:table-cell table:formula="of:=MIN([.$F466])" office:value-type="float"/>
          <table:table-cell table:formula="of:=MIN([.$G466])" office:value-type="float"/>
          <table:table-cell table:formula="of:=MIN([.$H466])" office:value-type="float"/>
          <table:table-cell table:formula="of:=MIN([.$I466])" office:value-type="float"/>
          <table:table-cell table:formula="of:=MIN([.$J466])" office:value-type="float"/>
          <table:table-cell table:formula="of:=MIN([.$K466])" office:value-type="float"/>
          <table:table-cell table:formula="of:=MIN([.$L466])" office:value-type="float"/>
          <table:table-cell table:formula="of:=MIN([.$M466])" office:value-type="float"/>
          <table:table-cell table:formula="of:=MIN([.$N466])" office:value-type="float"/>
          <table:table-cell table:formula="of:=MEDIAN([.$B466])" office:value-type="float"/>
          <table:table-cell table:formula="of:=MEDIAN([.$C466])" office:value-type="float"/>
          <table:table-cell table:formula="of:=MEDIAN([.$D466])" office:value-type="float"/>
          <table:table-cell table:formula="of:=MEDIAN([.$E466])" office:value-type="float"/>
          <table:table-cell table:formula="of:=MEDIAN([.$F466])" office:value-type="float"/>
          <table:table-cell table:formula="of:=MEDIAN([.$G466])" office:value-type="float"/>
          <table:table-cell table:formula="of:=MEDIAN([.$H466])" office:value-type="float"/>
          <table:table-cell table:formula="of:=MEDIAN([.$I466])" office:value-type="float"/>
          <table:table-cell table:formula="of:=MEDIAN([.$J466])" office:value-type="float"/>
          <table:table-cell table:formula="of:=MEDIAN([.$K466])" office:value-type="float"/>
          <table:table-cell table:formula="of:=MEDIAN([.$L466])" office:value-type="float"/>
          <table:table-cell table:formula="of:=MEDIAN([.$M466])" office:value-type="float"/>
          <table:table-cell table:formula="of:=MEDIAN([.$N466])" office:value-type="float"/>
          <table:table-cell table:formula="of:=MAX([.$B466])" office:value-type="float"/>
          <table:table-cell table:formula="of:=MAX([.$C466])" office:value-type="float"/>
          <table:table-cell table:formula="of:=MAX([.$D466])" office:value-type="float"/>
          <table:table-cell table:formula="of:=MAX([.$E466])" office:value-type="float"/>
          <table:table-cell table:formula="of:=MAX([.$F466])" office:value-type="float"/>
          <table:table-cell table:formula="of:=MAX([.$G466])" office:value-type="float"/>
          <table:table-cell table:formula="of:=MAX([.$H466])" office:value-type="float"/>
          <table:table-cell table:formula="of:=MAX([.$I466])" office:value-type="float"/>
          <table:table-cell table:formula="of:=MAX([.$J466])" office:value-type="float"/>
          <table:table-cell table:formula="of:=MAX([.$K466])" office:value-type="float"/>
          <table:table-cell table:formula="of:=MAX([.$L466])" office:value-type="float"/>
          <table:table-cell table:formula="of:=MAX([.$M466])" office:value-type="float"/>
          <table:table-cell table:formula="of:=MAX([.$N466])" office:value-type="float"/>
        </table:table-row>
        <table:table-row table:style-name="ro1">
          <table:table-cell office:value-type="string">
            <text:p>c499/c499.lp.9.3</text:p>
          </table:table-cell>
          <table:table-cell office:value-type="float" office:value="0.037398"/>
          <table:table-cell office:value-type="float" office:value="0.032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2.0"/>
          <table:table-cell office:value-type="float" office:value="39298.0"/>
          <table:table-cell office:value-type="float" office:value="39298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7])" office:value-type="float"/>
          <table:table-cell table:formula="of:=MIN([.$C467])" office:value-type="float"/>
          <table:table-cell table:formula="of:=MIN([.$D467])" office:value-type="float"/>
          <table:table-cell table:formula="of:=MIN([.$E467])" office:value-type="float"/>
          <table:table-cell table:formula="of:=MIN([.$F467])" office:value-type="float"/>
          <table:table-cell table:formula="of:=MIN([.$G467])" office:value-type="float"/>
          <table:table-cell table:formula="of:=MIN([.$H467])" office:value-type="float"/>
          <table:table-cell table:formula="of:=MIN([.$I467])" office:value-type="float"/>
          <table:table-cell table:formula="of:=MIN([.$J467])" office:value-type="float"/>
          <table:table-cell table:formula="of:=MIN([.$K467])" office:value-type="float"/>
          <table:table-cell table:formula="of:=MIN([.$L467])" office:value-type="float"/>
          <table:table-cell table:formula="of:=MIN([.$M467])" office:value-type="float"/>
          <table:table-cell table:formula="of:=MIN([.$N467])" office:value-type="float"/>
          <table:table-cell table:formula="of:=MEDIAN([.$B467])" office:value-type="float"/>
          <table:table-cell table:formula="of:=MEDIAN([.$C467])" office:value-type="float"/>
          <table:table-cell table:formula="of:=MEDIAN([.$D467])" office:value-type="float"/>
          <table:table-cell table:formula="of:=MEDIAN([.$E467])" office:value-type="float"/>
          <table:table-cell table:formula="of:=MEDIAN([.$F467])" office:value-type="float"/>
          <table:table-cell table:formula="of:=MEDIAN([.$G467])" office:value-type="float"/>
          <table:table-cell table:formula="of:=MEDIAN([.$H467])" office:value-type="float"/>
          <table:table-cell table:formula="of:=MEDIAN([.$I467])" office:value-type="float"/>
          <table:table-cell table:formula="of:=MEDIAN([.$J467])" office:value-type="float"/>
          <table:table-cell table:formula="of:=MEDIAN([.$K467])" office:value-type="float"/>
          <table:table-cell table:formula="of:=MEDIAN([.$L467])" office:value-type="float"/>
          <table:table-cell table:formula="of:=MEDIAN([.$M467])" office:value-type="float"/>
          <table:table-cell table:formula="of:=MEDIAN([.$N467])" office:value-type="float"/>
          <table:table-cell table:formula="of:=MAX([.$B467])" office:value-type="float"/>
          <table:table-cell table:formula="of:=MAX([.$C467])" office:value-type="float"/>
          <table:table-cell table:formula="of:=MAX([.$D467])" office:value-type="float"/>
          <table:table-cell table:formula="of:=MAX([.$E467])" office:value-type="float"/>
          <table:table-cell table:formula="of:=MAX([.$F467])" office:value-type="float"/>
          <table:table-cell table:formula="of:=MAX([.$G467])" office:value-type="float"/>
          <table:table-cell table:formula="of:=MAX([.$H467])" office:value-type="float"/>
          <table:table-cell table:formula="of:=MAX([.$I467])" office:value-type="float"/>
          <table:table-cell table:formula="of:=MAX([.$J467])" office:value-type="float"/>
          <table:table-cell table:formula="of:=MAX([.$K467])" office:value-type="float"/>
          <table:table-cell table:formula="of:=MAX([.$L467])" office:value-type="float"/>
          <table:table-cell table:formula="of:=MAX([.$M467])" office:value-type="float"/>
          <table:table-cell table:formula="of:=MAX([.$N467])" office:value-type="float"/>
        </table:table-row>
        <table:table-row table:style-name="ro1">
          <table:table-cell office:value-type="string">
            <text:p>c499/c499.lp.9.4</text:p>
          </table:table-cell>
          <table:table-cell office:value-type="float" office:value="0.038453"/>
          <table:table-cell office:value-type="float" office:value="0.03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7.0"/>
          <table:table-cell office:value-type="float" office:value="37987.0"/>
          <table:table-cell office:value-type="float" office:value="37987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8])" office:value-type="float"/>
          <table:table-cell table:formula="of:=MIN([.$C468])" office:value-type="float"/>
          <table:table-cell table:formula="of:=MIN([.$D468])" office:value-type="float"/>
          <table:table-cell table:formula="of:=MIN([.$E468])" office:value-type="float"/>
          <table:table-cell table:formula="of:=MIN([.$F468])" office:value-type="float"/>
          <table:table-cell table:formula="of:=MIN([.$G468])" office:value-type="float"/>
          <table:table-cell table:formula="of:=MIN([.$H468])" office:value-type="float"/>
          <table:table-cell table:formula="of:=MIN([.$I468])" office:value-type="float"/>
          <table:table-cell table:formula="of:=MIN([.$J468])" office:value-type="float"/>
          <table:table-cell table:formula="of:=MIN([.$K468])" office:value-type="float"/>
          <table:table-cell table:formula="of:=MIN([.$L468])" office:value-type="float"/>
          <table:table-cell table:formula="of:=MIN([.$M468])" office:value-type="float"/>
          <table:table-cell table:formula="of:=MIN([.$N468])" office:value-type="float"/>
          <table:table-cell table:formula="of:=MEDIAN([.$B468])" office:value-type="float"/>
          <table:table-cell table:formula="of:=MEDIAN([.$C468])" office:value-type="float"/>
          <table:table-cell table:formula="of:=MEDIAN([.$D468])" office:value-type="float"/>
          <table:table-cell table:formula="of:=MEDIAN([.$E468])" office:value-type="float"/>
          <table:table-cell table:formula="of:=MEDIAN([.$F468])" office:value-type="float"/>
          <table:table-cell table:formula="of:=MEDIAN([.$G468])" office:value-type="float"/>
          <table:table-cell table:formula="of:=MEDIAN([.$H468])" office:value-type="float"/>
          <table:table-cell table:formula="of:=MEDIAN([.$I468])" office:value-type="float"/>
          <table:table-cell table:formula="of:=MEDIAN([.$J468])" office:value-type="float"/>
          <table:table-cell table:formula="of:=MEDIAN([.$K468])" office:value-type="float"/>
          <table:table-cell table:formula="of:=MEDIAN([.$L468])" office:value-type="float"/>
          <table:table-cell table:formula="of:=MEDIAN([.$M468])" office:value-type="float"/>
          <table:table-cell table:formula="of:=MEDIAN([.$N468])" office:value-type="float"/>
          <table:table-cell table:formula="of:=MAX([.$B468])" office:value-type="float"/>
          <table:table-cell table:formula="of:=MAX([.$C468])" office:value-type="float"/>
          <table:table-cell table:formula="of:=MAX([.$D468])" office:value-type="float"/>
          <table:table-cell table:formula="of:=MAX([.$E468])" office:value-type="float"/>
          <table:table-cell table:formula="of:=MAX([.$F468])" office:value-type="float"/>
          <table:table-cell table:formula="of:=MAX([.$G468])" office:value-type="float"/>
          <table:table-cell table:formula="of:=MAX([.$H468])" office:value-type="float"/>
          <table:table-cell table:formula="of:=MAX([.$I468])" office:value-type="float"/>
          <table:table-cell table:formula="of:=MAX([.$J468])" office:value-type="float"/>
          <table:table-cell table:formula="of:=MAX([.$K468])" office:value-type="float"/>
          <table:table-cell table:formula="of:=MAX([.$L468])" office:value-type="float"/>
          <table:table-cell table:formula="of:=MAX([.$M468])" office:value-type="float"/>
          <table:table-cell table:formula="of:=MAX([.$N468])" office:value-type="float"/>
        </table:table-row>
        <table:table-row table:style-name="ro1">
          <table:table-cell office:value-type="string">
            <text:p>c499/c499.lp.9.5</text:p>
          </table:table-cell>
          <table:table-cell office:value-type="float" office:value="0.035676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34827.0"/>
          <table:table-cell office:value-type="float" office:value="34827.0"/>
          <table:table-cell office:value-type="float" office:value="914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69])" office:value-type="float"/>
          <table:table-cell table:formula="of:=MIN([.$C469])" office:value-type="float"/>
          <table:table-cell table:formula="of:=MIN([.$D469])" office:value-type="float"/>
          <table:table-cell table:formula="of:=MIN([.$E469])" office:value-type="float"/>
          <table:table-cell table:formula="of:=MIN([.$F469])" office:value-type="float"/>
          <table:table-cell table:formula="of:=MIN([.$G469])" office:value-type="float"/>
          <table:table-cell table:formula="of:=MIN([.$H469])" office:value-type="float"/>
          <table:table-cell table:formula="of:=MIN([.$I469])" office:value-type="float"/>
          <table:table-cell table:formula="of:=MIN([.$J469])" office:value-type="float"/>
          <table:table-cell table:formula="of:=MIN([.$K469])" office:value-type="float"/>
          <table:table-cell table:formula="of:=MIN([.$L469])" office:value-type="float"/>
          <table:table-cell table:formula="of:=MIN([.$M469])" office:value-type="float"/>
          <table:table-cell table:formula="of:=MIN([.$N469])" office:value-type="float"/>
          <table:table-cell table:formula="of:=MEDIAN([.$B469])" office:value-type="float"/>
          <table:table-cell table:formula="of:=MEDIAN([.$C469])" office:value-type="float"/>
          <table:table-cell table:formula="of:=MEDIAN([.$D469])" office:value-type="float"/>
          <table:table-cell table:formula="of:=MEDIAN([.$E469])" office:value-type="float"/>
          <table:table-cell table:formula="of:=MEDIAN([.$F469])" office:value-type="float"/>
          <table:table-cell table:formula="of:=MEDIAN([.$G469])" office:value-type="float"/>
          <table:table-cell table:formula="of:=MEDIAN([.$H469])" office:value-type="float"/>
          <table:table-cell table:formula="of:=MEDIAN([.$I469])" office:value-type="float"/>
          <table:table-cell table:formula="of:=MEDIAN([.$J469])" office:value-type="float"/>
          <table:table-cell table:formula="of:=MEDIAN([.$K469])" office:value-type="float"/>
          <table:table-cell table:formula="of:=MEDIAN([.$L469])" office:value-type="float"/>
          <table:table-cell table:formula="of:=MEDIAN([.$M469])" office:value-type="float"/>
          <table:table-cell table:formula="of:=MEDIAN([.$N469])" office:value-type="float"/>
          <table:table-cell table:formula="of:=MAX([.$B469])" office:value-type="float"/>
          <table:table-cell table:formula="of:=MAX([.$C469])" office:value-type="float"/>
          <table:table-cell table:formula="of:=MAX([.$D469])" office:value-type="float"/>
          <table:table-cell table:formula="of:=MAX([.$E469])" office:value-type="float"/>
          <table:table-cell table:formula="of:=MAX([.$F469])" office:value-type="float"/>
          <table:table-cell table:formula="of:=MAX([.$G469])" office:value-type="float"/>
          <table:table-cell table:formula="of:=MAX([.$H469])" office:value-type="float"/>
          <table:table-cell table:formula="of:=MAX([.$I469])" office:value-type="float"/>
          <table:table-cell table:formula="of:=MAX([.$J469])" office:value-type="float"/>
          <table:table-cell table:formula="of:=MAX([.$K469])" office:value-type="float"/>
          <table:table-cell table:formula="of:=MAX([.$L469])" office:value-type="float"/>
          <table:table-cell table:formula="of:=MAX([.$M469])" office:value-type="float"/>
          <table:table-cell table:formula="of:=MAX([.$N469])" office:value-type="float"/>
        </table:table-row>
        <table:table-row table:style-name="ro1">
          <table:table-cell office:value-type="string">
            <text:p>c499/c499.lp.9.6</text:p>
          </table:table-cell>
          <table:table-cell office:value-type="float" office:value="0.036413"/>
          <table:table-cell office:value-type="float" office:value="0.0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33862.0"/>
          <table:table-cell office:value-type="float" office:value="33862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0])" office:value-type="float"/>
          <table:table-cell table:formula="of:=MIN([.$C470])" office:value-type="float"/>
          <table:table-cell table:formula="of:=MIN([.$D470])" office:value-type="float"/>
          <table:table-cell table:formula="of:=MIN([.$E470])" office:value-type="float"/>
          <table:table-cell table:formula="of:=MIN([.$F470])" office:value-type="float"/>
          <table:table-cell table:formula="of:=MIN([.$G470])" office:value-type="float"/>
          <table:table-cell table:formula="of:=MIN([.$H470])" office:value-type="float"/>
          <table:table-cell table:formula="of:=MIN([.$I470])" office:value-type="float"/>
          <table:table-cell table:formula="of:=MIN([.$J470])" office:value-type="float"/>
          <table:table-cell table:formula="of:=MIN([.$K470])" office:value-type="float"/>
          <table:table-cell table:formula="of:=MIN([.$L470])" office:value-type="float"/>
          <table:table-cell table:formula="of:=MIN([.$M470])" office:value-type="float"/>
          <table:table-cell table:formula="of:=MIN([.$N470])" office:value-type="float"/>
          <table:table-cell table:formula="of:=MEDIAN([.$B470])" office:value-type="float"/>
          <table:table-cell table:formula="of:=MEDIAN([.$C470])" office:value-type="float"/>
          <table:table-cell table:formula="of:=MEDIAN([.$D470])" office:value-type="float"/>
          <table:table-cell table:formula="of:=MEDIAN([.$E470])" office:value-type="float"/>
          <table:table-cell table:formula="of:=MEDIAN([.$F470])" office:value-type="float"/>
          <table:table-cell table:formula="of:=MEDIAN([.$G470])" office:value-type="float"/>
          <table:table-cell table:formula="of:=MEDIAN([.$H470])" office:value-type="float"/>
          <table:table-cell table:formula="of:=MEDIAN([.$I470])" office:value-type="float"/>
          <table:table-cell table:formula="of:=MEDIAN([.$J470])" office:value-type="float"/>
          <table:table-cell table:formula="of:=MEDIAN([.$K470])" office:value-type="float"/>
          <table:table-cell table:formula="of:=MEDIAN([.$L470])" office:value-type="float"/>
          <table:table-cell table:formula="of:=MEDIAN([.$M470])" office:value-type="float"/>
          <table:table-cell table:formula="of:=MEDIAN([.$N470])" office:value-type="float"/>
          <table:table-cell table:formula="of:=MAX([.$B470])" office:value-type="float"/>
          <table:table-cell table:formula="of:=MAX([.$C470])" office:value-type="float"/>
          <table:table-cell table:formula="of:=MAX([.$D470])" office:value-type="float"/>
          <table:table-cell table:formula="of:=MAX([.$E470])" office:value-type="float"/>
          <table:table-cell table:formula="of:=MAX([.$F470])" office:value-type="float"/>
          <table:table-cell table:formula="of:=MAX([.$G470])" office:value-type="float"/>
          <table:table-cell table:formula="of:=MAX([.$H470])" office:value-type="float"/>
          <table:table-cell table:formula="of:=MAX([.$I470])" office:value-type="float"/>
          <table:table-cell table:formula="of:=MAX([.$J470])" office:value-type="float"/>
          <table:table-cell table:formula="of:=MAX([.$K470])" office:value-type="float"/>
          <table:table-cell table:formula="of:=MAX([.$L470])" office:value-type="float"/>
          <table:table-cell table:formula="of:=MAX([.$M470])" office:value-type="float"/>
          <table:table-cell table:formula="of:=MAX([.$N470])" office:value-type="float"/>
        </table:table-row>
        <table:table-row table:style-name="ro1">
          <table:table-cell office:value-type="string">
            <text:p>c499/c499.lp.9.7</text:p>
          </table:table-cell>
          <table:table-cell office:value-type="float" office:value="0.036642"/>
          <table:table-cell office:value-type="float" office:value="0.031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4.0"/>
          <table:table-cell office:value-type="float" office:value="32843.0"/>
          <table:table-cell office:value-type="float" office:value="32843.0"/>
          <table:table-cell office:value-type="float" office:value="910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1])" office:value-type="float"/>
          <table:table-cell table:formula="of:=MIN([.$C471])" office:value-type="float"/>
          <table:table-cell table:formula="of:=MIN([.$D471])" office:value-type="float"/>
          <table:table-cell table:formula="of:=MIN([.$E471])" office:value-type="float"/>
          <table:table-cell table:formula="of:=MIN([.$F471])" office:value-type="float"/>
          <table:table-cell table:formula="of:=MIN([.$G471])" office:value-type="float"/>
          <table:table-cell table:formula="of:=MIN([.$H471])" office:value-type="float"/>
          <table:table-cell table:formula="of:=MIN([.$I471])" office:value-type="float"/>
          <table:table-cell table:formula="of:=MIN([.$J471])" office:value-type="float"/>
          <table:table-cell table:formula="of:=MIN([.$K471])" office:value-type="float"/>
          <table:table-cell table:formula="of:=MIN([.$L471])" office:value-type="float"/>
          <table:table-cell table:formula="of:=MIN([.$M471])" office:value-type="float"/>
          <table:table-cell table:formula="of:=MIN([.$N471])" office:value-type="float"/>
          <table:table-cell table:formula="of:=MEDIAN([.$B471])" office:value-type="float"/>
          <table:table-cell table:formula="of:=MEDIAN([.$C471])" office:value-type="float"/>
          <table:table-cell table:formula="of:=MEDIAN([.$D471])" office:value-type="float"/>
          <table:table-cell table:formula="of:=MEDIAN([.$E471])" office:value-type="float"/>
          <table:table-cell table:formula="of:=MEDIAN([.$F471])" office:value-type="float"/>
          <table:table-cell table:formula="of:=MEDIAN([.$G471])" office:value-type="float"/>
          <table:table-cell table:formula="of:=MEDIAN([.$H471])" office:value-type="float"/>
          <table:table-cell table:formula="of:=MEDIAN([.$I471])" office:value-type="float"/>
          <table:table-cell table:formula="of:=MEDIAN([.$J471])" office:value-type="float"/>
          <table:table-cell table:formula="of:=MEDIAN([.$K471])" office:value-type="float"/>
          <table:table-cell table:formula="of:=MEDIAN([.$L471])" office:value-type="float"/>
          <table:table-cell table:formula="of:=MEDIAN([.$M471])" office:value-type="float"/>
          <table:table-cell table:formula="of:=MEDIAN([.$N471])" office:value-type="float"/>
          <table:table-cell table:formula="of:=MAX([.$B471])" office:value-type="float"/>
          <table:table-cell table:formula="of:=MAX([.$C471])" office:value-type="float"/>
          <table:table-cell table:formula="of:=MAX([.$D471])" office:value-type="float"/>
          <table:table-cell table:formula="of:=MAX([.$E471])" office:value-type="float"/>
          <table:table-cell table:formula="of:=MAX([.$F471])" office:value-type="float"/>
          <table:table-cell table:formula="of:=MAX([.$G471])" office:value-type="float"/>
          <table:table-cell table:formula="of:=MAX([.$H471])" office:value-type="float"/>
          <table:table-cell table:formula="of:=MAX([.$I471])" office:value-type="float"/>
          <table:table-cell table:formula="of:=MAX([.$J471])" office:value-type="float"/>
          <table:table-cell table:formula="of:=MAX([.$K471])" office:value-type="float"/>
          <table:table-cell table:formula="of:=MAX([.$L471])" office:value-type="float"/>
          <table:table-cell table:formula="of:=MAX([.$M471])" office:value-type="float"/>
          <table:table-cell table:formula="of:=MAX([.$N471])" office:value-type="float"/>
        </table:table-row>
        <table:table-row table:style-name="ro1">
          <table:table-cell office:value-type="string">
            <text:p>c499/c499.lp.9.8</text:p>
          </table:table-cell>
          <table:table-cell office:value-type="float" office:value="0.038817"/>
          <table:table-cell office:value-type="float" office:value="0.033"/>
          <table:table-cell office:value-type="float" office:value="0.0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32005.0"/>
          <table:table-cell office:value-type="float" office:value="32005.0"/>
          <table:table-cell office:value-type="float" office:value="912.0"/>
          <table:table-cell office:value-type="float" office:value="506.0"/>
          <table:table-cell office:value-type="float" office:value="0.0"/>
          <table:table-cell office:value-type="float" office:value="0.0"/>
          <table:table-cell table:formula="of:=MIN([.$B472])" office:value-type="float"/>
          <table:table-cell table:formula="of:=MIN([.$C472])" office:value-type="float"/>
          <table:table-cell table:formula="of:=MIN([.$D472])" office:value-type="float"/>
          <table:table-cell table:formula="of:=MIN([.$E472])" office:value-type="float"/>
          <table:table-cell table:formula="of:=MIN([.$F472])" office:value-type="float"/>
          <table:table-cell table:formula="of:=MIN([.$G472])" office:value-type="float"/>
          <table:table-cell table:formula="of:=MIN([.$H472])" office:value-type="float"/>
          <table:table-cell table:formula="of:=MIN([.$I472])" office:value-type="float"/>
          <table:table-cell table:formula="of:=MIN([.$J472])" office:value-type="float"/>
          <table:table-cell table:formula="of:=MIN([.$K472])" office:value-type="float"/>
          <table:table-cell table:formula="of:=MIN([.$L472])" office:value-type="float"/>
          <table:table-cell table:formula="of:=MIN([.$M472])" office:value-type="float"/>
          <table:table-cell table:formula="of:=MIN([.$N472])" office:value-type="float"/>
          <table:table-cell table:formula="of:=MEDIAN([.$B472])" office:value-type="float"/>
          <table:table-cell table:formula="of:=MEDIAN([.$C472])" office:value-type="float"/>
          <table:table-cell table:formula="of:=MEDIAN([.$D472])" office:value-type="float"/>
          <table:table-cell table:formula="of:=MEDIAN([.$E472])" office:value-type="float"/>
          <table:table-cell table:formula="of:=MEDIAN([.$F472])" office:value-type="float"/>
          <table:table-cell table:formula="of:=MEDIAN([.$G472])" office:value-type="float"/>
          <table:table-cell table:formula="of:=MEDIAN([.$H472])" office:value-type="float"/>
          <table:table-cell table:formula="of:=MEDIAN([.$I472])" office:value-type="float"/>
          <table:table-cell table:formula="of:=MEDIAN([.$J472])" office:value-type="float"/>
          <table:table-cell table:formula="of:=MEDIAN([.$K472])" office:value-type="float"/>
          <table:table-cell table:formula="of:=MEDIAN([.$L472])" office:value-type="float"/>
          <table:table-cell table:formula="of:=MEDIAN([.$M472])" office:value-type="float"/>
          <table:table-cell table:formula="of:=MEDIAN([.$N472])" office:value-type="float"/>
          <table:table-cell table:formula="of:=MAX([.$B472])" office:value-type="float"/>
          <table:table-cell table:formula="of:=MAX([.$C472])" office:value-type="float"/>
          <table:table-cell table:formula="of:=MAX([.$D472])" office:value-type="float"/>
          <table:table-cell table:formula="of:=MAX([.$E472])" office:value-type="float"/>
          <table:table-cell table:formula="of:=MAX([.$F472])" office:value-type="float"/>
          <table:table-cell table:formula="of:=MAX([.$G472])" office:value-type="float"/>
          <table:table-cell table:formula="of:=MAX([.$H472])" office:value-type="float"/>
          <table:table-cell table:formula="of:=MAX([.$I472])" office:value-type="float"/>
          <table:table-cell table:formula="of:=MAX([.$J472])" office:value-type="float"/>
          <table:table-cell table:formula="of:=MAX([.$K472])" office:value-type="float"/>
          <table:table-cell table:formula="of:=MAX([.$L472])" office:value-type="float"/>
          <table:table-cell table:formula="of:=MAX([.$M472])" office:value-type="float"/>
          <table:table-cell table:formula="of:=MAX([.$N472])" office:value-type="float"/>
        </table:table-row>
        <table:table-row table:style-name="ro1">
          <table:table-cell office:value-type="string">
            <text:p>c5315/c5315.lp.1.1</text:p>
          </table:table-cell>
          <table:table-cell office:value-type="float" office:value="0.544876"/>
          <table:table-cell office:value-type="float" office:value="0.536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2.0"/>
          <table:table-cell office:value-type="float" office:value="656406.0"/>
          <table:table-cell office:value-type="float" office:value="656406.0"/>
          <table:table-cell office:value-type="float" office:value="10639.0"/>
          <table:table-cell office:value-type="float" office:value="5989.0"/>
          <table:table-cell office:value-type="float" office:value="0.0"/>
          <table:table-cell office:value-type="float" office:value="0.0"/>
          <table:table-cell table:formula="of:=MIN([.$B473])" office:value-type="float"/>
          <table:table-cell table:formula="of:=MIN([.$C473])" office:value-type="float"/>
          <table:table-cell table:formula="of:=MIN([.$D473])" office:value-type="float"/>
          <table:table-cell table:formula="of:=MIN([.$E473])" office:value-type="float"/>
          <table:table-cell table:formula="of:=MIN([.$F473])" office:value-type="float"/>
          <table:table-cell table:formula="of:=MIN([.$G473])" office:value-type="float"/>
          <table:table-cell table:formula="of:=MIN([.$H473])" office:value-type="float"/>
          <table:table-cell table:formula="of:=MIN([.$I473])" office:value-type="float"/>
          <table:table-cell table:formula="of:=MIN([.$J473])" office:value-type="float"/>
          <table:table-cell table:formula="of:=MIN([.$K473])" office:value-type="float"/>
          <table:table-cell table:formula="of:=MIN([.$L473])" office:value-type="float"/>
          <table:table-cell table:formula="of:=MIN([.$M473])" office:value-type="float"/>
          <table:table-cell table:formula="of:=MIN([.$N473])" office:value-type="float"/>
          <table:table-cell table:formula="of:=MEDIAN([.$B473])" office:value-type="float"/>
          <table:table-cell table:formula="of:=MEDIAN([.$C473])" office:value-type="float"/>
          <table:table-cell table:formula="of:=MEDIAN([.$D473])" office:value-type="float"/>
          <table:table-cell table:formula="of:=MEDIAN([.$E473])" office:value-type="float"/>
          <table:table-cell table:formula="of:=MEDIAN([.$F473])" office:value-type="float"/>
          <table:table-cell table:formula="of:=MEDIAN([.$G473])" office:value-type="float"/>
          <table:table-cell table:formula="of:=MEDIAN([.$H473])" office:value-type="float"/>
          <table:table-cell table:formula="of:=MEDIAN([.$I473])" office:value-type="float"/>
          <table:table-cell table:formula="of:=MEDIAN([.$J473])" office:value-type="float"/>
          <table:table-cell table:formula="of:=MEDIAN([.$K473])" office:value-type="float"/>
          <table:table-cell table:formula="of:=MEDIAN([.$L473])" office:value-type="float"/>
          <table:table-cell table:formula="of:=MEDIAN([.$M473])" office:value-type="float"/>
          <table:table-cell table:formula="of:=MEDIAN([.$N473])" office:value-type="float"/>
          <table:table-cell table:formula="of:=MAX([.$B473])" office:value-type="float"/>
          <table:table-cell table:formula="of:=MAX([.$C473])" office:value-type="float"/>
          <table:table-cell table:formula="of:=MAX([.$D473])" office:value-type="float"/>
          <table:table-cell table:formula="of:=MAX([.$E473])" office:value-type="float"/>
          <table:table-cell table:formula="of:=MAX([.$F473])" office:value-type="float"/>
          <table:table-cell table:formula="of:=MAX([.$G473])" office:value-type="float"/>
          <table:table-cell table:formula="of:=MAX([.$H473])" office:value-type="float"/>
          <table:table-cell table:formula="of:=MAX([.$I473])" office:value-type="float"/>
          <table:table-cell table:formula="of:=MAX([.$J473])" office:value-type="float"/>
          <table:table-cell table:formula="of:=MAX([.$K473])" office:value-type="float"/>
          <table:table-cell table:formula="of:=MAX([.$L473])" office:value-type="float"/>
          <table:table-cell table:formula="of:=MAX([.$M473])" office:value-type="float"/>
          <table:table-cell table:formula="of:=MAX([.$N473])" office:value-type="float"/>
        </table:table-row>
        <table:table-row table:style-name="ro1">
          <table:table-cell office:value-type="string">
            <text:p>c5315/c5315.lp.1.2</text:p>
          </table:table-cell>
          <table:table-cell office:value-type="float" office:value="0.390821"/>
          <table:table-cell office:value-type="float" office:value="0.382"/>
          <table:table-cell office:value-type="float" office:value="0.3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4.0"/>
          <table:table-cell office:value-type="float" office:value="308120.0"/>
          <table:table-cell office:value-type="float" office:value="308120.0"/>
          <table:table-cell office:value-type="float" office:value="10634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4])" office:value-type="float"/>
          <table:table-cell table:formula="of:=MIN([.$C474])" office:value-type="float"/>
          <table:table-cell table:formula="of:=MIN([.$D474])" office:value-type="float"/>
          <table:table-cell table:formula="of:=MIN([.$E474])" office:value-type="float"/>
          <table:table-cell table:formula="of:=MIN([.$F474])" office:value-type="float"/>
          <table:table-cell table:formula="of:=MIN([.$G474])" office:value-type="float"/>
          <table:table-cell table:formula="of:=MIN([.$H474])" office:value-type="float"/>
          <table:table-cell table:formula="of:=MIN([.$I474])" office:value-type="float"/>
          <table:table-cell table:formula="of:=MIN([.$J474])" office:value-type="float"/>
          <table:table-cell table:formula="of:=MIN([.$K474])" office:value-type="float"/>
          <table:table-cell table:formula="of:=MIN([.$L474])" office:value-type="float"/>
          <table:table-cell table:formula="of:=MIN([.$M474])" office:value-type="float"/>
          <table:table-cell table:formula="of:=MIN([.$N474])" office:value-type="float"/>
          <table:table-cell table:formula="of:=MEDIAN([.$B474])" office:value-type="float"/>
          <table:table-cell table:formula="of:=MEDIAN([.$C474])" office:value-type="float"/>
          <table:table-cell table:formula="of:=MEDIAN([.$D474])" office:value-type="float"/>
          <table:table-cell table:formula="of:=MEDIAN([.$E474])" office:value-type="float"/>
          <table:table-cell table:formula="of:=MEDIAN([.$F474])" office:value-type="float"/>
          <table:table-cell table:formula="of:=MEDIAN([.$G474])" office:value-type="float"/>
          <table:table-cell table:formula="of:=MEDIAN([.$H474])" office:value-type="float"/>
          <table:table-cell table:formula="of:=MEDIAN([.$I474])" office:value-type="float"/>
          <table:table-cell table:formula="of:=MEDIAN([.$J474])" office:value-type="float"/>
          <table:table-cell table:formula="of:=MEDIAN([.$K474])" office:value-type="float"/>
          <table:table-cell table:formula="of:=MEDIAN([.$L474])" office:value-type="float"/>
          <table:table-cell table:formula="of:=MEDIAN([.$M474])" office:value-type="float"/>
          <table:table-cell table:formula="of:=MEDIAN([.$N474])" office:value-type="float"/>
          <table:table-cell table:formula="of:=MAX([.$B474])" office:value-type="float"/>
          <table:table-cell table:formula="of:=MAX([.$C474])" office:value-type="float"/>
          <table:table-cell table:formula="of:=MAX([.$D474])" office:value-type="float"/>
          <table:table-cell table:formula="of:=MAX([.$E474])" office:value-type="float"/>
          <table:table-cell table:formula="of:=MAX([.$F474])" office:value-type="float"/>
          <table:table-cell table:formula="of:=MAX([.$G474])" office:value-type="float"/>
          <table:table-cell table:formula="of:=MAX([.$H474])" office:value-type="float"/>
          <table:table-cell table:formula="of:=MAX([.$I474])" office:value-type="float"/>
          <table:table-cell table:formula="of:=MAX([.$J474])" office:value-type="float"/>
          <table:table-cell table:formula="of:=MAX([.$K474])" office:value-type="float"/>
          <table:table-cell table:formula="of:=MAX([.$L474])" office:value-type="float"/>
          <table:table-cell table:formula="of:=MAX([.$M474])" office:value-type="float"/>
          <table:table-cell table:formula="of:=MAX([.$N474])" office:value-type="float"/>
        </table:table-row>
        <table:table-row table:style-name="ro1">
          <table:table-cell office:value-type="string">
            <text:p>c5315/c5315.lp.1.3</text:p>
          </table:table-cell>
          <table:table-cell office:value-type="float" office:value="0.37038"/>
          <table:table-cell office:value-type="float" office:value="0.363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4.0"/>
          <table:table-cell office:value-type="float" office:value="308335.0"/>
          <table:table-cell office:value-type="float" office:value="308335.0"/>
          <table:table-cell office:value-type="float" office:value="10636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5])" office:value-type="float"/>
          <table:table-cell table:formula="of:=MIN([.$C475])" office:value-type="float"/>
          <table:table-cell table:formula="of:=MIN([.$D475])" office:value-type="float"/>
          <table:table-cell table:formula="of:=MIN([.$E475])" office:value-type="float"/>
          <table:table-cell table:formula="of:=MIN([.$F475])" office:value-type="float"/>
          <table:table-cell table:formula="of:=MIN([.$G475])" office:value-type="float"/>
          <table:table-cell table:formula="of:=MIN([.$H475])" office:value-type="float"/>
          <table:table-cell table:formula="of:=MIN([.$I475])" office:value-type="float"/>
          <table:table-cell table:formula="of:=MIN([.$J475])" office:value-type="float"/>
          <table:table-cell table:formula="of:=MIN([.$K475])" office:value-type="float"/>
          <table:table-cell table:formula="of:=MIN([.$L475])" office:value-type="float"/>
          <table:table-cell table:formula="of:=MIN([.$M475])" office:value-type="float"/>
          <table:table-cell table:formula="of:=MIN([.$N475])" office:value-type="float"/>
          <table:table-cell table:formula="of:=MEDIAN([.$B475])" office:value-type="float"/>
          <table:table-cell table:formula="of:=MEDIAN([.$C475])" office:value-type="float"/>
          <table:table-cell table:formula="of:=MEDIAN([.$D475])" office:value-type="float"/>
          <table:table-cell table:formula="of:=MEDIAN([.$E475])" office:value-type="float"/>
          <table:table-cell table:formula="of:=MEDIAN([.$F475])" office:value-type="float"/>
          <table:table-cell table:formula="of:=MEDIAN([.$G475])" office:value-type="float"/>
          <table:table-cell table:formula="of:=MEDIAN([.$H475])" office:value-type="float"/>
          <table:table-cell table:formula="of:=MEDIAN([.$I475])" office:value-type="float"/>
          <table:table-cell table:formula="of:=MEDIAN([.$J475])" office:value-type="float"/>
          <table:table-cell table:formula="of:=MEDIAN([.$K475])" office:value-type="float"/>
          <table:table-cell table:formula="of:=MEDIAN([.$L475])" office:value-type="float"/>
          <table:table-cell table:formula="of:=MEDIAN([.$M475])" office:value-type="float"/>
          <table:table-cell table:formula="of:=MEDIAN([.$N475])" office:value-type="float"/>
          <table:table-cell table:formula="of:=MAX([.$B475])" office:value-type="float"/>
          <table:table-cell table:formula="of:=MAX([.$C475])" office:value-type="float"/>
          <table:table-cell table:formula="of:=MAX([.$D475])" office:value-type="float"/>
          <table:table-cell table:formula="of:=MAX([.$E475])" office:value-type="float"/>
          <table:table-cell table:formula="of:=MAX([.$F475])" office:value-type="float"/>
          <table:table-cell table:formula="of:=MAX([.$G475])" office:value-type="float"/>
          <table:table-cell table:formula="of:=MAX([.$H475])" office:value-type="float"/>
          <table:table-cell table:formula="of:=MAX([.$I475])" office:value-type="float"/>
          <table:table-cell table:formula="of:=MAX([.$J475])" office:value-type="float"/>
          <table:table-cell table:formula="of:=MAX([.$K475])" office:value-type="float"/>
          <table:table-cell table:formula="of:=MAX([.$L475])" office:value-type="float"/>
          <table:table-cell table:formula="of:=MAX([.$M475])" office:value-type="float"/>
          <table:table-cell table:formula="of:=MAX([.$N475])" office:value-type="float"/>
        </table:table-row>
        <table:table-row table:style-name="ro1">
          <table:table-cell office:value-type="string">
            <text:p>c5315/c5315.lp.1.4</text:p>
          </table:table-cell>
          <table:table-cell office:value-type="float" office:value="0.379752"/>
          <table:table-cell office:value-type="float" office:value="0.373"/>
          <table:table-cell office:value-type="float" office:value="0.3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4.0"/>
          <table:table-cell office:value-type="float" office:value="308334.0"/>
          <table:table-cell office:value-type="float" office:value="308334.0"/>
          <table:table-cell office:value-type="float" office:value="10638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6])" office:value-type="float"/>
          <table:table-cell table:formula="of:=MIN([.$C476])" office:value-type="float"/>
          <table:table-cell table:formula="of:=MIN([.$D476])" office:value-type="float"/>
          <table:table-cell table:formula="of:=MIN([.$E476])" office:value-type="float"/>
          <table:table-cell table:formula="of:=MIN([.$F476])" office:value-type="float"/>
          <table:table-cell table:formula="of:=MIN([.$G476])" office:value-type="float"/>
          <table:table-cell table:formula="of:=MIN([.$H476])" office:value-type="float"/>
          <table:table-cell table:formula="of:=MIN([.$I476])" office:value-type="float"/>
          <table:table-cell table:formula="of:=MIN([.$J476])" office:value-type="float"/>
          <table:table-cell table:formula="of:=MIN([.$K476])" office:value-type="float"/>
          <table:table-cell table:formula="of:=MIN([.$L476])" office:value-type="float"/>
          <table:table-cell table:formula="of:=MIN([.$M476])" office:value-type="float"/>
          <table:table-cell table:formula="of:=MIN([.$N476])" office:value-type="float"/>
          <table:table-cell table:formula="of:=MEDIAN([.$B476])" office:value-type="float"/>
          <table:table-cell table:formula="of:=MEDIAN([.$C476])" office:value-type="float"/>
          <table:table-cell table:formula="of:=MEDIAN([.$D476])" office:value-type="float"/>
          <table:table-cell table:formula="of:=MEDIAN([.$E476])" office:value-type="float"/>
          <table:table-cell table:formula="of:=MEDIAN([.$F476])" office:value-type="float"/>
          <table:table-cell table:formula="of:=MEDIAN([.$G476])" office:value-type="float"/>
          <table:table-cell table:formula="of:=MEDIAN([.$H476])" office:value-type="float"/>
          <table:table-cell table:formula="of:=MEDIAN([.$I476])" office:value-type="float"/>
          <table:table-cell table:formula="of:=MEDIAN([.$J476])" office:value-type="float"/>
          <table:table-cell table:formula="of:=MEDIAN([.$K476])" office:value-type="float"/>
          <table:table-cell table:formula="of:=MEDIAN([.$L476])" office:value-type="float"/>
          <table:table-cell table:formula="of:=MEDIAN([.$M476])" office:value-type="float"/>
          <table:table-cell table:formula="of:=MEDIAN([.$N476])" office:value-type="float"/>
          <table:table-cell table:formula="of:=MAX([.$B476])" office:value-type="float"/>
          <table:table-cell table:formula="of:=MAX([.$C476])" office:value-type="float"/>
          <table:table-cell table:formula="of:=MAX([.$D476])" office:value-type="float"/>
          <table:table-cell table:formula="of:=MAX([.$E476])" office:value-type="float"/>
          <table:table-cell table:formula="of:=MAX([.$F476])" office:value-type="float"/>
          <table:table-cell table:formula="of:=MAX([.$G476])" office:value-type="float"/>
          <table:table-cell table:formula="of:=MAX([.$H476])" office:value-type="float"/>
          <table:table-cell table:formula="of:=MAX([.$I476])" office:value-type="float"/>
          <table:table-cell table:formula="of:=MAX([.$J476])" office:value-type="float"/>
          <table:table-cell table:formula="of:=MAX([.$K476])" office:value-type="float"/>
          <table:table-cell table:formula="of:=MAX([.$L476])" office:value-type="float"/>
          <table:table-cell table:formula="of:=MAX([.$M476])" office:value-type="float"/>
          <table:table-cell table:formula="of:=MAX([.$N476])" office:value-type="float"/>
        </table:table-row>
        <table:table-row table:style-name="ro1">
          <table:table-cell office:value-type="string">
            <text:p>c5315/c5315.lp.1.5</text:p>
          </table:table-cell>
          <table:table-cell office:value-type="float" office:value="0.482124"/>
          <table:table-cell office:value-type="float" office:value="0.475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07.0"/>
          <table:table-cell office:value-type="float" office:value="493386.0"/>
          <table:table-cell office:value-type="float" office:value="493385.0"/>
          <table:table-cell office:value-type="float" office:value="10636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77])" office:value-type="float"/>
          <table:table-cell table:formula="of:=MIN([.$C477])" office:value-type="float"/>
          <table:table-cell table:formula="of:=MIN([.$D477])" office:value-type="float"/>
          <table:table-cell table:formula="of:=MIN([.$E477])" office:value-type="float"/>
          <table:table-cell table:formula="of:=MIN([.$F477])" office:value-type="float"/>
          <table:table-cell table:formula="of:=MIN([.$G477])" office:value-type="float"/>
          <table:table-cell table:formula="of:=MIN([.$H477])" office:value-type="float"/>
          <table:table-cell table:formula="of:=MIN([.$I477])" office:value-type="float"/>
          <table:table-cell table:formula="of:=MIN([.$J477])" office:value-type="float"/>
          <table:table-cell table:formula="of:=MIN([.$K477])" office:value-type="float"/>
          <table:table-cell table:formula="of:=MIN([.$L477])" office:value-type="float"/>
          <table:table-cell table:formula="of:=MIN([.$M477])" office:value-type="float"/>
          <table:table-cell table:formula="of:=MIN([.$N477])" office:value-type="float"/>
          <table:table-cell table:formula="of:=MEDIAN([.$B477])" office:value-type="float"/>
          <table:table-cell table:formula="of:=MEDIAN([.$C477])" office:value-type="float"/>
          <table:table-cell table:formula="of:=MEDIAN([.$D477])" office:value-type="float"/>
          <table:table-cell table:formula="of:=MEDIAN([.$E477])" office:value-type="float"/>
          <table:table-cell table:formula="of:=MEDIAN([.$F477])" office:value-type="float"/>
          <table:table-cell table:formula="of:=MEDIAN([.$G477])" office:value-type="float"/>
          <table:table-cell table:formula="of:=MEDIAN([.$H477])" office:value-type="float"/>
          <table:table-cell table:formula="of:=MEDIAN([.$I477])" office:value-type="float"/>
          <table:table-cell table:formula="of:=MEDIAN([.$J477])" office:value-type="float"/>
          <table:table-cell table:formula="of:=MEDIAN([.$K477])" office:value-type="float"/>
          <table:table-cell table:formula="of:=MEDIAN([.$L477])" office:value-type="float"/>
          <table:table-cell table:formula="of:=MEDIAN([.$M477])" office:value-type="float"/>
          <table:table-cell table:formula="of:=MEDIAN([.$N477])" office:value-type="float"/>
          <table:table-cell table:formula="of:=MAX([.$B477])" office:value-type="float"/>
          <table:table-cell table:formula="of:=MAX([.$C477])" office:value-type="float"/>
          <table:table-cell table:formula="of:=MAX([.$D477])" office:value-type="float"/>
          <table:table-cell table:formula="of:=MAX([.$E477])" office:value-type="float"/>
          <table:table-cell table:formula="of:=MAX([.$F477])" office:value-type="float"/>
          <table:table-cell table:formula="of:=MAX([.$G477])" office:value-type="float"/>
          <table:table-cell table:formula="of:=MAX([.$H477])" office:value-type="float"/>
          <table:table-cell table:formula="of:=MAX([.$I477])" office:value-type="float"/>
          <table:table-cell table:formula="of:=MAX([.$J477])" office:value-type="float"/>
          <table:table-cell table:formula="of:=MAX([.$K477])" office:value-type="float"/>
          <table:table-cell table:formula="of:=MAX([.$L477])" office:value-type="float"/>
          <table:table-cell table:formula="of:=MAX([.$M477])" office:value-type="float"/>
          <table:table-cell table:formula="of:=MAX([.$N477])" office:value-type="float"/>
        </table:table-row>
        <table:table-row table:style-name="ro1">
          <table:table-cell office:value-type="string">
            <text:p>c5315/c5315.lp.1.6</text:p>
          </table:table-cell>
          <table:table-cell office:value-type="float" office:value="0.463914"/>
          <table:table-cell office:value-type="float" office:value="0.454"/>
          <table:table-cell office:value-type="float" office:value="0.4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4.0"/>
          <table:table-cell office:value-type="float" office:value="438122.0"/>
          <table:table-cell office:value-type="float" office:value="438122.0"/>
          <table:table-cell office:value-type="float" office:value="10638.0"/>
          <table:table-cell office:value-type="float" office:value="5985.0"/>
          <table:table-cell office:value-type="float" office:value="0.0"/>
          <table:table-cell office:value-type="float" office:value="0.0"/>
          <table:table-cell table:formula="of:=MIN([.$B478])" office:value-type="float"/>
          <table:table-cell table:formula="of:=MIN([.$C478])" office:value-type="float"/>
          <table:table-cell table:formula="of:=MIN([.$D478])" office:value-type="float"/>
          <table:table-cell table:formula="of:=MIN([.$E478])" office:value-type="float"/>
          <table:table-cell table:formula="of:=MIN([.$F478])" office:value-type="float"/>
          <table:table-cell table:formula="of:=MIN([.$G478])" office:value-type="float"/>
          <table:table-cell table:formula="of:=MIN([.$H478])" office:value-type="float"/>
          <table:table-cell table:formula="of:=MIN([.$I478])" office:value-type="float"/>
          <table:table-cell table:formula="of:=MIN([.$J478])" office:value-type="float"/>
          <table:table-cell table:formula="of:=MIN([.$K478])" office:value-type="float"/>
          <table:table-cell table:formula="of:=MIN([.$L478])" office:value-type="float"/>
          <table:table-cell table:formula="of:=MIN([.$M478])" office:value-type="float"/>
          <table:table-cell table:formula="of:=MIN([.$N478])" office:value-type="float"/>
          <table:table-cell table:formula="of:=MEDIAN([.$B478])" office:value-type="float"/>
          <table:table-cell table:formula="of:=MEDIAN([.$C478])" office:value-type="float"/>
          <table:table-cell table:formula="of:=MEDIAN([.$D478])" office:value-type="float"/>
          <table:table-cell table:formula="of:=MEDIAN([.$E478])" office:value-type="float"/>
          <table:table-cell table:formula="of:=MEDIAN([.$F478])" office:value-type="float"/>
          <table:table-cell table:formula="of:=MEDIAN([.$G478])" office:value-type="float"/>
          <table:table-cell table:formula="of:=MEDIAN([.$H478])" office:value-type="float"/>
          <table:table-cell table:formula="of:=MEDIAN([.$I478])" office:value-type="float"/>
          <table:table-cell table:formula="of:=MEDIAN([.$J478])" office:value-type="float"/>
          <table:table-cell table:formula="of:=MEDIAN([.$K478])" office:value-type="float"/>
          <table:table-cell table:formula="of:=MEDIAN([.$L478])" office:value-type="float"/>
          <table:table-cell table:formula="of:=MEDIAN([.$M478])" office:value-type="float"/>
          <table:table-cell table:formula="of:=MEDIAN([.$N478])" office:value-type="float"/>
          <table:table-cell table:formula="of:=MAX([.$B478])" office:value-type="float"/>
          <table:table-cell table:formula="of:=MAX([.$C478])" office:value-type="float"/>
          <table:table-cell table:formula="of:=MAX([.$D478])" office:value-type="float"/>
          <table:table-cell table:formula="of:=MAX([.$E478])" office:value-type="float"/>
          <table:table-cell table:formula="of:=MAX([.$F478])" office:value-type="float"/>
          <table:table-cell table:formula="of:=MAX([.$G478])" office:value-type="float"/>
          <table:table-cell table:formula="of:=MAX([.$H478])" office:value-type="float"/>
          <table:table-cell table:formula="of:=MAX([.$I478])" office:value-type="float"/>
          <table:table-cell table:formula="of:=MAX([.$J478])" office:value-type="float"/>
          <table:table-cell table:formula="of:=MAX([.$K478])" office:value-type="float"/>
          <table:table-cell table:formula="of:=MAX([.$L478])" office:value-type="float"/>
          <table:table-cell table:formula="of:=MAX([.$M478])" office:value-type="float"/>
          <table:table-cell table:formula="of:=MAX([.$N478])" office:value-type="float"/>
        </table:table-row>
        <table:table-row table:style-name="ro1">
          <table:table-cell office:value-type="string">
            <text:p>c5315/c5315.lp.1.7</text:p>
          </table:table-cell>
          <table:table-cell office:value-type="float" office:value="0.545016"/>
          <table:table-cell office:value-type="float" office:value="0.538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9.0"/>
          <table:table-cell office:value-type="float" office:value="614052.0"/>
          <table:table-cell office:value-type="float" office:value="614052.0"/>
          <table:table-cell office:value-type="float" office:value="10640.0"/>
          <table:table-cell office:value-type="float" office:value="5985.0"/>
          <table:table-cell office:value-type="float" office:value="0.0"/>
          <table:table-cell office:value-type="float" office:value="0.0"/>
          <table:table-cell table:formula="of:=MIN([.$B479])" office:value-type="float"/>
          <table:table-cell table:formula="of:=MIN([.$C479])" office:value-type="float"/>
          <table:table-cell table:formula="of:=MIN([.$D479])" office:value-type="float"/>
          <table:table-cell table:formula="of:=MIN([.$E479])" office:value-type="float"/>
          <table:table-cell table:formula="of:=MIN([.$F479])" office:value-type="float"/>
          <table:table-cell table:formula="of:=MIN([.$G479])" office:value-type="float"/>
          <table:table-cell table:formula="of:=MIN([.$H479])" office:value-type="float"/>
          <table:table-cell table:formula="of:=MIN([.$I479])" office:value-type="float"/>
          <table:table-cell table:formula="of:=MIN([.$J479])" office:value-type="float"/>
          <table:table-cell table:formula="of:=MIN([.$K479])" office:value-type="float"/>
          <table:table-cell table:formula="of:=MIN([.$L479])" office:value-type="float"/>
          <table:table-cell table:formula="of:=MIN([.$M479])" office:value-type="float"/>
          <table:table-cell table:formula="of:=MIN([.$N479])" office:value-type="float"/>
          <table:table-cell table:formula="of:=MEDIAN([.$B479])" office:value-type="float"/>
          <table:table-cell table:formula="of:=MEDIAN([.$C479])" office:value-type="float"/>
          <table:table-cell table:formula="of:=MEDIAN([.$D479])" office:value-type="float"/>
          <table:table-cell table:formula="of:=MEDIAN([.$E479])" office:value-type="float"/>
          <table:table-cell table:formula="of:=MEDIAN([.$F479])" office:value-type="float"/>
          <table:table-cell table:formula="of:=MEDIAN([.$G479])" office:value-type="float"/>
          <table:table-cell table:formula="of:=MEDIAN([.$H479])" office:value-type="float"/>
          <table:table-cell table:formula="of:=MEDIAN([.$I479])" office:value-type="float"/>
          <table:table-cell table:formula="of:=MEDIAN([.$J479])" office:value-type="float"/>
          <table:table-cell table:formula="of:=MEDIAN([.$K479])" office:value-type="float"/>
          <table:table-cell table:formula="of:=MEDIAN([.$L479])" office:value-type="float"/>
          <table:table-cell table:formula="of:=MEDIAN([.$M479])" office:value-type="float"/>
          <table:table-cell table:formula="of:=MEDIAN([.$N479])" office:value-type="float"/>
          <table:table-cell table:formula="of:=MAX([.$B479])" office:value-type="float"/>
          <table:table-cell table:formula="of:=MAX([.$C479])" office:value-type="float"/>
          <table:table-cell table:formula="of:=MAX([.$D479])" office:value-type="float"/>
          <table:table-cell table:formula="of:=MAX([.$E479])" office:value-type="float"/>
          <table:table-cell table:formula="of:=MAX([.$F479])" office:value-type="float"/>
          <table:table-cell table:formula="of:=MAX([.$G479])" office:value-type="float"/>
          <table:table-cell table:formula="of:=MAX([.$H479])" office:value-type="float"/>
          <table:table-cell table:formula="of:=MAX([.$I479])" office:value-type="float"/>
          <table:table-cell table:formula="of:=MAX([.$J479])" office:value-type="float"/>
          <table:table-cell table:formula="of:=MAX([.$K479])" office:value-type="float"/>
          <table:table-cell table:formula="of:=MAX([.$L479])" office:value-type="float"/>
          <table:table-cell table:formula="of:=MAX([.$M479])" office:value-type="float"/>
          <table:table-cell table:formula="of:=MAX([.$N479])" office:value-type="float"/>
        </table:table-row>
        <table:table-row table:style-name="ro1">
          <table:table-cell office:value-type="string">
            <text:p>c5315/c5315.lp.1.8</text:p>
          </table:table-cell>
          <table:table-cell office:value-type="float" office:value="0.423977"/>
          <table:table-cell office:value-type="float" office:value="0.417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58.0"/>
          <table:table-cell office:value-type="float" office:value="372738.0"/>
          <table:table-cell office:value-type="float" office:value="372738.0"/>
          <table:table-cell office:value-type="float" office:value="10643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480])" office:value-type="float"/>
          <table:table-cell table:formula="of:=MIN([.$C480])" office:value-type="float"/>
          <table:table-cell table:formula="of:=MIN([.$D480])" office:value-type="float"/>
          <table:table-cell table:formula="of:=MIN([.$E480])" office:value-type="float"/>
          <table:table-cell table:formula="of:=MIN([.$F480])" office:value-type="float"/>
          <table:table-cell table:formula="of:=MIN([.$G480])" office:value-type="float"/>
          <table:table-cell table:formula="of:=MIN([.$H480])" office:value-type="float"/>
          <table:table-cell table:formula="of:=MIN([.$I480])" office:value-type="float"/>
          <table:table-cell table:formula="of:=MIN([.$J480])" office:value-type="float"/>
          <table:table-cell table:formula="of:=MIN([.$K480])" office:value-type="float"/>
          <table:table-cell table:formula="of:=MIN([.$L480])" office:value-type="float"/>
          <table:table-cell table:formula="of:=MIN([.$M480])" office:value-type="float"/>
          <table:table-cell table:formula="of:=MIN([.$N480])" office:value-type="float"/>
          <table:table-cell table:formula="of:=MEDIAN([.$B480])" office:value-type="float"/>
          <table:table-cell table:formula="of:=MEDIAN([.$C480])" office:value-type="float"/>
          <table:table-cell table:formula="of:=MEDIAN([.$D480])" office:value-type="float"/>
          <table:table-cell table:formula="of:=MEDIAN([.$E480])" office:value-type="float"/>
          <table:table-cell table:formula="of:=MEDIAN([.$F480])" office:value-type="float"/>
          <table:table-cell table:formula="of:=MEDIAN([.$G480])" office:value-type="float"/>
          <table:table-cell table:formula="of:=MEDIAN([.$H480])" office:value-type="float"/>
          <table:table-cell table:formula="of:=MEDIAN([.$I480])" office:value-type="float"/>
          <table:table-cell table:formula="of:=MEDIAN([.$J480])" office:value-type="float"/>
          <table:table-cell table:formula="of:=MEDIAN([.$K480])" office:value-type="float"/>
          <table:table-cell table:formula="of:=MEDIAN([.$L480])" office:value-type="float"/>
          <table:table-cell table:formula="of:=MEDIAN([.$M480])" office:value-type="float"/>
          <table:table-cell table:formula="of:=MEDIAN([.$N480])" office:value-type="float"/>
          <table:table-cell table:formula="of:=MAX([.$B480])" office:value-type="float"/>
          <table:table-cell table:formula="of:=MAX([.$C480])" office:value-type="float"/>
          <table:table-cell table:formula="of:=MAX([.$D480])" office:value-type="float"/>
          <table:table-cell table:formula="of:=MAX([.$E480])" office:value-type="float"/>
          <table:table-cell table:formula="of:=MAX([.$F480])" office:value-type="float"/>
          <table:table-cell table:formula="of:=MAX([.$G480])" office:value-type="float"/>
          <table:table-cell table:formula="of:=MAX([.$H480])" office:value-type="float"/>
          <table:table-cell table:formula="of:=MAX([.$I480])" office:value-type="float"/>
          <table:table-cell table:formula="of:=MAX([.$J480])" office:value-type="float"/>
          <table:table-cell table:formula="of:=MAX([.$K480])" office:value-type="float"/>
          <table:table-cell table:formula="of:=MAX([.$L480])" office:value-type="float"/>
          <table:table-cell table:formula="of:=MAX([.$M480])" office:value-type="float"/>
          <table:table-cell table:formula="of:=MAX([.$N480])" office:value-type="float"/>
        </table:table-row>
        <table:table-row table:style-name="ro1">
          <table:table-cell office:value-type="string">
            <text:p>c5315/c5315.lp.10.1</text:p>
          </table:table-cell>
          <table:table-cell office:value-type="float" office:value="0.609942"/>
          <table:table-cell office:value-type="float" office:value="0.602"/>
          <table:table-cell office:value-type="float" office:value="0.5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604064.0"/>
          <table:table-cell office:value-type="float" office:value="604064.0"/>
          <table:table-cell office:value-type="float" office:value="10657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1])" office:value-type="float"/>
          <table:table-cell table:formula="of:=MIN([.$C481])" office:value-type="float"/>
          <table:table-cell table:formula="of:=MIN([.$D481])" office:value-type="float"/>
          <table:table-cell table:formula="of:=MIN([.$E481])" office:value-type="float"/>
          <table:table-cell table:formula="of:=MIN([.$F481])" office:value-type="float"/>
          <table:table-cell table:formula="of:=MIN([.$G481])" office:value-type="float"/>
          <table:table-cell table:formula="of:=MIN([.$H481])" office:value-type="float"/>
          <table:table-cell table:formula="of:=MIN([.$I481])" office:value-type="float"/>
          <table:table-cell table:formula="of:=MIN([.$J481])" office:value-type="float"/>
          <table:table-cell table:formula="of:=MIN([.$K481])" office:value-type="float"/>
          <table:table-cell table:formula="of:=MIN([.$L481])" office:value-type="float"/>
          <table:table-cell table:formula="of:=MIN([.$M481])" office:value-type="float"/>
          <table:table-cell table:formula="of:=MIN([.$N481])" office:value-type="float"/>
          <table:table-cell table:formula="of:=MEDIAN([.$B481])" office:value-type="float"/>
          <table:table-cell table:formula="of:=MEDIAN([.$C481])" office:value-type="float"/>
          <table:table-cell table:formula="of:=MEDIAN([.$D481])" office:value-type="float"/>
          <table:table-cell table:formula="of:=MEDIAN([.$E481])" office:value-type="float"/>
          <table:table-cell table:formula="of:=MEDIAN([.$F481])" office:value-type="float"/>
          <table:table-cell table:formula="of:=MEDIAN([.$G481])" office:value-type="float"/>
          <table:table-cell table:formula="of:=MEDIAN([.$H481])" office:value-type="float"/>
          <table:table-cell table:formula="of:=MEDIAN([.$I481])" office:value-type="float"/>
          <table:table-cell table:formula="of:=MEDIAN([.$J481])" office:value-type="float"/>
          <table:table-cell table:formula="of:=MEDIAN([.$K481])" office:value-type="float"/>
          <table:table-cell table:formula="of:=MEDIAN([.$L481])" office:value-type="float"/>
          <table:table-cell table:formula="of:=MEDIAN([.$M481])" office:value-type="float"/>
          <table:table-cell table:formula="of:=MEDIAN([.$N481])" office:value-type="float"/>
          <table:table-cell table:formula="of:=MAX([.$B481])" office:value-type="float"/>
          <table:table-cell table:formula="of:=MAX([.$C481])" office:value-type="float"/>
          <table:table-cell table:formula="of:=MAX([.$D481])" office:value-type="float"/>
          <table:table-cell table:formula="of:=MAX([.$E481])" office:value-type="float"/>
          <table:table-cell table:formula="of:=MAX([.$F481])" office:value-type="float"/>
          <table:table-cell table:formula="of:=MAX([.$G481])" office:value-type="float"/>
          <table:table-cell table:formula="of:=MAX([.$H481])" office:value-type="float"/>
          <table:table-cell table:formula="of:=MAX([.$I481])" office:value-type="float"/>
          <table:table-cell table:formula="of:=MAX([.$J481])" office:value-type="float"/>
          <table:table-cell table:formula="of:=MAX([.$K481])" office:value-type="float"/>
          <table:table-cell table:formula="of:=MAX([.$L481])" office:value-type="float"/>
          <table:table-cell table:formula="of:=MAX([.$M481])" office:value-type="float"/>
          <table:table-cell table:formula="of:=MAX([.$N481])" office:value-type="float"/>
        </table:table-row>
        <table:table-row table:style-name="ro1">
          <table:table-cell office:value-type="string">
            <text:p>c5315/c5315.lp.10.2</text:p>
          </table:table-cell>
          <table:table-cell office:value-type="float" office:value="0.558342"/>
          <table:table-cell office:value-type="float" office:value="0.551"/>
          <table:table-cell office:value-type="float" office:value="0.5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46.0"/>
          <table:table-cell office:value-type="float" office:value="602546.0"/>
          <table:table-cell office:value-type="float" office:value="602546.0"/>
          <table:table-cell office:value-type="float" office:value="10659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2])" office:value-type="float"/>
          <table:table-cell table:formula="of:=MIN([.$C482])" office:value-type="float"/>
          <table:table-cell table:formula="of:=MIN([.$D482])" office:value-type="float"/>
          <table:table-cell table:formula="of:=MIN([.$E482])" office:value-type="float"/>
          <table:table-cell table:formula="of:=MIN([.$F482])" office:value-type="float"/>
          <table:table-cell table:formula="of:=MIN([.$G482])" office:value-type="float"/>
          <table:table-cell table:formula="of:=MIN([.$H482])" office:value-type="float"/>
          <table:table-cell table:formula="of:=MIN([.$I482])" office:value-type="float"/>
          <table:table-cell table:formula="of:=MIN([.$J482])" office:value-type="float"/>
          <table:table-cell table:formula="of:=MIN([.$K482])" office:value-type="float"/>
          <table:table-cell table:formula="of:=MIN([.$L482])" office:value-type="float"/>
          <table:table-cell table:formula="of:=MIN([.$M482])" office:value-type="float"/>
          <table:table-cell table:formula="of:=MIN([.$N482])" office:value-type="float"/>
          <table:table-cell table:formula="of:=MEDIAN([.$B482])" office:value-type="float"/>
          <table:table-cell table:formula="of:=MEDIAN([.$C482])" office:value-type="float"/>
          <table:table-cell table:formula="of:=MEDIAN([.$D482])" office:value-type="float"/>
          <table:table-cell table:formula="of:=MEDIAN([.$E482])" office:value-type="float"/>
          <table:table-cell table:formula="of:=MEDIAN([.$F482])" office:value-type="float"/>
          <table:table-cell table:formula="of:=MEDIAN([.$G482])" office:value-type="float"/>
          <table:table-cell table:formula="of:=MEDIAN([.$H482])" office:value-type="float"/>
          <table:table-cell table:formula="of:=MEDIAN([.$I482])" office:value-type="float"/>
          <table:table-cell table:formula="of:=MEDIAN([.$J482])" office:value-type="float"/>
          <table:table-cell table:formula="of:=MEDIAN([.$K482])" office:value-type="float"/>
          <table:table-cell table:formula="of:=MEDIAN([.$L482])" office:value-type="float"/>
          <table:table-cell table:formula="of:=MEDIAN([.$M482])" office:value-type="float"/>
          <table:table-cell table:formula="of:=MEDIAN([.$N482])" office:value-type="float"/>
          <table:table-cell table:formula="of:=MAX([.$B482])" office:value-type="float"/>
          <table:table-cell table:formula="of:=MAX([.$C482])" office:value-type="float"/>
          <table:table-cell table:formula="of:=MAX([.$D482])" office:value-type="float"/>
          <table:table-cell table:formula="of:=MAX([.$E482])" office:value-type="float"/>
          <table:table-cell table:formula="of:=MAX([.$F482])" office:value-type="float"/>
          <table:table-cell table:formula="of:=MAX([.$G482])" office:value-type="float"/>
          <table:table-cell table:formula="of:=MAX([.$H482])" office:value-type="float"/>
          <table:table-cell table:formula="of:=MAX([.$I482])" office:value-type="float"/>
          <table:table-cell table:formula="of:=MAX([.$J482])" office:value-type="float"/>
          <table:table-cell table:formula="of:=MAX([.$K482])" office:value-type="float"/>
          <table:table-cell table:formula="of:=MAX([.$L482])" office:value-type="float"/>
          <table:table-cell table:formula="of:=MAX([.$M482])" office:value-type="float"/>
          <table:table-cell table:formula="of:=MAX([.$N482])" office:value-type="float"/>
        </table:table-row>
        <table:table-row table:style-name="ro1">
          <table:table-cell office:value-type="string">
            <text:p>c5315/c5315.lp.10.3</text:p>
          </table:table-cell>
          <table:table-cell office:value-type="float" office:value="0.530531"/>
          <table:table-cell office:value-type="float" office:value="0.522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61.0"/>
          <table:table-cell office:value-type="float" office:value="583935.0"/>
          <table:table-cell office:value-type="float" office:value="583935.0"/>
          <table:table-cell office:value-type="float" office:value="10657.0"/>
          <table:table-cell office:value-type="float" office:value="5972.0"/>
          <table:table-cell office:value-type="float" office:value="0.0"/>
          <table:table-cell office:value-type="float" office:value="0.0"/>
          <table:table-cell table:formula="of:=MIN([.$B483])" office:value-type="float"/>
          <table:table-cell table:formula="of:=MIN([.$C483])" office:value-type="float"/>
          <table:table-cell table:formula="of:=MIN([.$D483])" office:value-type="float"/>
          <table:table-cell table:formula="of:=MIN([.$E483])" office:value-type="float"/>
          <table:table-cell table:formula="of:=MIN([.$F483])" office:value-type="float"/>
          <table:table-cell table:formula="of:=MIN([.$G483])" office:value-type="float"/>
          <table:table-cell table:formula="of:=MIN([.$H483])" office:value-type="float"/>
          <table:table-cell table:formula="of:=MIN([.$I483])" office:value-type="float"/>
          <table:table-cell table:formula="of:=MIN([.$J483])" office:value-type="float"/>
          <table:table-cell table:formula="of:=MIN([.$K483])" office:value-type="float"/>
          <table:table-cell table:formula="of:=MIN([.$L483])" office:value-type="float"/>
          <table:table-cell table:formula="of:=MIN([.$M483])" office:value-type="float"/>
          <table:table-cell table:formula="of:=MIN([.$N483])" office:value-type="float"/>
          <table:table-cell table:formula="of:=MEDIAN([.$B483])" office:value-type="float"/>
          <table:table-cell table:formula="of:=MEDIAN([.$C483])" office:value-type="float"/>
          <table:table-cell table:formula="of:=MEDIAN([.$D483])" office:value-type="float"/>
          <table:table-cell table:formula="of:=MEDIAN([.$E483])" office:value-type="float"/>
          <table:table-cell table:formula="of:=MEDIAN([.$F483])" office:value-type="float"/>
          <table:table-cell table:formula="of:=MEDIAN([.$G483])" office:value-type="float"/>
          <table:table-cell table:formula="of:=MEDIAN([.$H483])" office:value-type="float"/>
          <table:table-cell table:formula="of:=MEDIAN([.$I483])" office:value-type="float"/>
          <table:table-cell table:formula="of:=MEDIAN([.$J483])" office:value-type="float"/>
          <table:table-cell table:formula="of:=MEDIAN([.$K483])" office:value-type="float"/>
          <table:table-cell table:formula="of:=MEDIAN([.$L483])" office:value-type="float"/>
          <table:table-cell table:formula="of:=MEDIAN([.$M483])" office:value-type="float"/>
          <table:table-cell table:formula="of:=MEDIAN([.$N483])" office:value-type="float"/>
          <table:table-cell table:formula="of:=MAX([.$B483])" office:value-type="float"/>
          <table:table-cell table:formula="of:=MAX([.$C483])" office:value-type="float"/>
          <table:table-cell table:formula="of:=MAX([.$D483])" office:value-type="float"/>
          <table:table-cell table:formula="of:=MAX([.$E483])" office:value-type="float"/>
          <table:table-cell table:formula="of:=MAX([.$F483])" office:value-type="float"/>
          <table:table-cell table:formula="of:=MAX([.$G483])" office:value-type="float"/>
          <table:table-cell table:formula="of:=MAX([.$H483])" office:value-type="float"/>
          <table:table-cell table:formula="of:=MAX([.$I483])" office:value-type="float"/>
          <table:table-cell table:formula="of:=MAX([.$J483])" office:value-type="float"/>
          <table:table-cell table:formula="of:=MAX([.$K483])" office:value-type="float"/>
          <table:table-cell table:formula="of:=MAX([.$L483])" office:value-type="float"/>
          <table:table-cell table:formula="of:=MAX([.$M483])" office:value-type="float"/>
          <table:table-cell table:formula="of:=MAX([.$N483])" office:value-type="float"/>
        </table:table-row>
        <table:table-row table:style-name="ro1">
          <table:table-cell office:value-type="string">
            <text:p>c5315/c5315.lp.10.4</text:p>
          </table:table-cell>
          <table:table-cell office:value-type="float" office:value="0.546264"/>
          <table:table-cell office:value-type="float" office:value="0.538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61.0"/>
          <table:table-cell office:value-type="float" office:value="583934.0"/>
          <table:table-cell office:value-type="float" office:value="583934.0"/>
          <table:table-cell office:value-type="float" office:value="10652.0"/>
          <table:table-cell office:value-type="float" office:value="5969.0"/>
          <table:table-cell office:value-type="float" office:value="0.0"/>
          <table:table-cell office:value-type="float" office:value="0.0"/>
          <table:table-cell table:formula="of:=MIN([.$B484])" office:value-type="float"/>
          <table:table-cell table:formula="of:=MIN([.$C484])" office:value-type="float"/>
          <table:table-cell table:formula="of:=MIN([.$D484])" office:value-type="float"/>
          <table:table-cell table:formula="of:=MIN([.$E484])" office:value-type="float"/>
          <table:table-cell table:formula="of:=MIN([.$F484])" office:value-type="float"/>
          <table:table-cell table:formula="of:=MIN([.$G484])" office:value-type="float"/>
          <table:table-cell table:formula="of:=MIN([.$H484])" office:value-type="float"/>
          <table:table-cell table:formula="of:=MIN([.$I484])" office:value-type="float"/>
          <table:table-cell table:formula="of:=MIN([.$J484])" office:value-type="float"/>
          <table:table-cell table:formula="of:=MIN([.$K484])" office:value-type="float"/>
          <table:table-cell table:formula="of:=MIN([.$L484])" office:value-type="float"/>
          <table:table-cell table:formula="of:=MIN([.$M484])" office:value-type="float"/>
          <table:table-cell table:formula="of:=MIN([.$N484])" office:value-type="float"/>
          <table:table-cell table:formula="of:=MEDIAN([.$B484])" office:value-type="float"/>
          <table:table-cell table:formula="of:=MEDIAN([.$C484])" office:value-type="float"/>
          <table:table-cell table:formula="of:=MEDIAN([.$D484])" office:value-type="float"/>
          <table:table-cell table:formula="of:=MEDIAN([.$E484])" office:value-type="float"/>
          <table:table-cell table:formula="of:=MEDIAN([.$F484])" office:value-type="float"/>
          <table:table-cell table:formula="of:=MEDIAN([.$G484])" office:value-type="float"/>
          <table:table-cell table:formula="of:=MEDIAN([.$H484])" office:value-type="float"/>
          <table:table-cell table:formula="of:=MEDIAN([.$I484])" office:value-type="float"/>
          <table:table-cell table:formula="of:=MEDIAN([.$J484])" office:value-type="float"/>
          <table:table-cell table:formula="of:=MEDIAN([.$K484])" office:value-type="float"/>
          <table:table-cell table:formula="of:=MEDIAN([.$L484])" office:value-type="float"/>
          <table:table-cell table:formula="of:=MEDIAN([.$M484])" office:value-type="float"/>
          <table:table-cell table:formula="of:=MEDIAN([.$N484])" office:value-type="float"/>
          <table:table-cell table:formula="of:=MAX([.$B484])" office:value-type="float"/>
          <table:table-cell table:formula="of:=MAX([.$C484])" office:value-type="float"/>
          <table:table-cell table:formula="of:=MAX([.$D484])" office:value-type="float"/>
          <table:table-cell table:formula="of:=MAX([.$E484])" office:value-type="float"/>
          <table:table-cell table:formula="of:=MAX([.$F484])" office:value-type="float"/>
          <table:table-cell table:formula="of:=MAX([.$G484])" office:value-type="float"/>
          <table:table-cell table:formula="of:=MAX([.$H484])" office:value-type="float"/>
          <table:table-cell table:formula="of:=MAX([.$I484])" office:value-type="float"/>
          <table:table-cell table:formula="of:=MAX([.$J484])" office:value-type="float"/>
          <table:table-cell table:formula="of:=MAX([.$K484])" office:value-type="float"/>
          <table:table-cell table:formula="of:=MAX([.$L484])" office:value-type="float"/>
          <table:table-cell table:formula="of:=MAX([.$M484])" office:value-type="float"/>
          <table:table-cell table:formula="of:=MAX([.$N484])" office:value-type="float"/>
        </table:table-row>
        <table:table-row table:style-name="ro1">
          <table:table-cell office:value-type="string">
            <text:p>c5315/c5315.lp.10.5</text:p>
          </table:table-cell>
          <table:table-cell office:value-type="float" office:value="0.541333"/>
          <table:table-cell office:value-type="float" office:value="0.533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61.0"/>
          <table:table-cell office:value-type="float" office:value="583932.0"/>
          <table:table-cell office:value-type="float" office:value="583932.0"/>
          <table:table-cell office:value-type="float" office:value="10650.0"/>
          <table:table-cell office:value-type="float" office:value="5970.0"/>
          <table:table-cell office:value-type="float" office:value="0.0"/>
          <table:table-cell office:value-type="float" office:value="0.0"/>
          <table:table-cell table:formula="of:=MIN([.$B485])" office:value-type="float"/>
          <table:table-cell table:formula="of:=MIN([.$C485])" office:value-type="float"/>
          <table:table-cell table:formula="of:=MIN([.$D485])" office:value-type="float"/>
          <table:table-cell table:formula="of:=MIN([.$E485])" office:value-type="float"/>
          <table:table-cell table:formula="of:=MIN([.$F485])" office:value-type="float"/>
          <table:table-cell table:formula="of:=MIN([.$G485])" office:value-type="float"/>
          <table:table-cell table:formula="of:=MIN([.$H485])" office:value-type="float"/>
          <table:table-cell table:formula="of:=MIN([.$I485])" office:value-type="float"/>
          <table:table-cell table:formula="of:=MIN([.$J485])" office:value-type="float"/>
          <table:table-cell table:formula="of:=MIN([.$K485])" office:value-type="float"/>
          <table:table-cell table:formula="of:=MIN([.$L485])" office:value-type="float"/>
          <table:table-cell table:formula="of:=MIN([.$M485])" office:value-type="float"/>
          <table:table-cell table:formula="of:=MIN([.$N485])" office:value-type="float"/>
          <table:table-cell table:formula="of:=MEDIAN([.$B485])" office:value-type="float"/>
          <table:table-cell table:formula="of:=MEDIAN([.$C485])" office:value-type="float"/>
          <table:table-cell table:formula="of:=MEDIAN([.$D485])" office:value-type="float"/>
          <table:table-cell table:formula="of:=MEDIAN([.$E485])" office:value-type="float"/>
          <table:table-cell table:formula="of:=MEDIAN([.$F485])" office:value-type="float"/>
          <table:table-cell table:formula="of:=MEDIAN([.$G485])" office:value-type="float"/>
          <table:table-cell table:formula="of:=MEDIAN([.$H485])" office:value-type="float"/>
          <table:table-cell table:formula="of:=MEDIAN([.$I485])" office:value-type="float"/>
          <table:table-cell table:formula="of:=MEDIAN([.$J485])" office:value-type="float"/>
          <table:table-cell table:formula="of:=MEDIAN([.$K485])" office:value-type="float"/>
          <table:table-cell table:formula="of:=MEDIAN([.$L485])" office:value-type="float"/>
          <table:table-cell table:formula="of:=MEDIAN([.$M485])" office:value-type="float"/>
          <table:table-cell table:formula="of:=MEDIAN([.$N485])" office:value-type="float"/>
          <table:table-cell table:formula="of:=MAX([.$B485])" office:value-type="float"/>
          <table:table-cell table:formula="of:=MAX([.$C485])" office:value-type="float"/>
          <table:table-cell table:formula="of:=MAX([.$D485])" office:value-type="float"/>
          <table:table-cell table:formula="of:=MAX([.$E485])" office:value-type="float"/>
          <table:table-cell table:formula="of:=MAX([.$F485])" office:value-type="float"/>
          <table:table-cell table:formula="of:=MAX([.$G485])" office:value-type="float"/>
          <table:table-cell table:formula="of:=MAX([.$H485])" office:value-type="float"/>
          <table:table-cell table:formula="of:=MAX([.$I485])" office:value-type="float"/>
          <table:table-cell table:formula="of:=MAX([.$J485])" office:value-type="float"/>
          <table:table-cell table:formula="of:=MAX([.$K485])" office:value-type="float"/>
          <table:table-cell table:formula="of:=MAX([.$L485])" office:value-type="float"/>
          <table:table-cell table:formula="of:=MAX([.$M485])" office:value-type="float"/>
          <table:table-cell table:formula="of:=MAX([.$N485])" office:value-type="float"/>
        </table:table-row>
        <table:table-row table:style-name="ro1">
          <table:table-cell office:value-type="string">
            <text:p>c5315/c5315.lp.10.6</text:p>
          </table:table-cell>
          <table:table-cell office:value-type="float" office:value="0.535824"/>
          <table:table-cell office:value-type="float" office:value="0.528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58.0"/>
          <table:table-cell office:value-type="float" office:value="583149.0"/>
          <table:table-cell office:value-type="float" office:value="583149.0"/>
          <table:table-cell office:value-type="float" office:value="10652.0"/>
          <table:table-cell office:value-type="float" office:value="5970.0"/>
          <table:table-cell office:value-type="float" office:value="0.0"/>
          <table:table-cell office:value-type="float" office:value="0.0"/>
          <table:table-cell table:formula="of:=MIN([.$B486])" office:value-type="float"/>
          <table:table-cell table:formula="of:=MIN([.$C486])" office:value-type="float"/>
          <table:table-cell table:formula="of:=MIN([.$D486])" office:value-type="float"/>
          <table:table-cell table:formula="of:=MIN([.$E486])" office:value-type="float"/>
          <table:table-cell table:formula="of:=MIN([.$F486])" office:value-type="float"/>
          <table:table-cell table:formula="of:=MIN([.$G486])" office:value-type="float"/>
          <table:table-cell table:formula="of:=MIN([.$H486])" office:value-type="float"/>
          <table:table-cell table:formula="of:=MIN([.$I486])" office:value-type="float"/>
          <table:table-cell table:formula="of:=MIN([.$J486])" office:value-type="float"/>
          <table:table-cell table:formula="of:=MIN([.$K486])" office:value-type="float"/>
          <table:table-cell table:formula="of:=MIN([.$L486])" office:value-type="float"/>
          <table:table-cell table:formula="of:=MIN([.$M486])" office:value-type="float"/>
          <table:table-cell table:formula="of:=MIN([.$N486])" office:value-type="float"/>
          <table:table-cell table:formula="of:=MEDIAN([.$B486])" office:value-type="float"/>
          <table:table-cell table:formula="of:=MEDIAN([.$C486])" office:value-type="float"/>
          <table:table-cell table:formula="of:=MEDIAN([.$D486])" office:value-type="float"/>
          <table:table-cell table:formula="of:=MEDIAN([.$E486])" office:value-type="float"/>
          <table:table-cell table:formula="of:=MEDIAN([.$F486])" office:value-type="float"/>
          <table:table-cell table:formula="of:=MEDIAN([.$G486])" office:value-type="float"/>
          <table:table-cell table:formula="of:=MEDIAN([.$H486])" office:value-type="float"/>
          <table:table-cell table:formula="of:=MEDIAN([.$I486])" office:value-type="float"/>
          <table:table-cell table:formula="of:=MEDIAN([.$J486])" office:value-type="float"/>
          <table:table-cell table:formula="of:=MEDIAN([.$K486])" office:value-type="float"/>
          <table:table-cell table:formula="of:=MEDIAN([.$L486])" office:value-type="float"/>
          <table:table-cell table:formula="of:=MEDIAN([.$M486])" office:value-type="float"/>
          <table:table-cell table:formula="of:=MEDIAN([.$N486])" office:value-type="float"/>
          <table:table-cell table:formula="of:=MAX([.$B486])" office:value-type="float"/>
          <table:table-cell table:formula="of:=MAX([.$C486])" office:value-type="float"/>
          <table:table-cell table:formula="of:=MAX([.$D486])" office:value-type="float"/>
          <table:table-cell table:formula="of:=MAX([.$E486])" office:value-type="float"/>
          <table:table-cell table:formula="of:=MAX([.$F486])" office:value-type="float"/>
          <table:table-cell table:formula="of:=MAX([.$G486])" office:value-type="float"/>
          <table:table-cell table:formula="of:=MAX([.$H486])" office:value-type="float"/>
          <table:table-cell table:formula="of:=MAX([.$I486])" office:value-type="float"/>
          <table:table-cell table:formula="of:=MAX([.$J486])" office:value-type="float"/>
          <table:table-cell table:formula="of:=MAX([.$K486])" office:value-type="float"/>
          <table:table-cell table:formula="of:=MAX([.$L486])" office:value-type="float"/>
          <table:table-cell table:formula="of:=MAX([.$M486])" office:value-type="float"/>
          <table:table-cell table:formula="of:=MAX([.$N486])" office:value-type="float"/>
        </table:table-row>
        <table:table-row table:style-name="ro1">
          <table:table-cell office:value-type="string">
            <text:p>c5315/c5315.lp.10.7</text:p>
          </table:table-cell>
          <table:table-cell office:value-type="float" office:value="0.550164"/>
          <table:table-cell office:value-type="float" office:value="0.542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58.0"/>
          <table:table-cell office:value-type="float" office:value="583145.0"/>
          <table:table-cell office:value-type="float" office:value="583145.0"/>
          <table:table-cell office:value-type="float" office:value="10650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7])" office:value-type="float"/>
          <table:table-cell table:formula="of:=MIN([.$C487])" office:value-type="float"/>
          <table:table-cell table:formula="of:=MIN([.$D487])" office:value-type="float"/>
          <table:table-cell table:formula="of:=MIN([.$E487])" office:value-type="float"/>
          <table:table-cell table:formula="of:=MIN([.$F487])" office:value-type="float"/>
          <table:table-cell table:formula="of:=MIN([.$G487])" office:value-type="float"/>
          <table:table-cell table:formula="of:=MIN([.$H487])" office:value-type="float"/>
          <table:table-cell table:formula="of:=MIN([.$I487])" office:value-type="float"/>
          <table:table-cell table:formula="of:=MIN([.$J487])" office:value-type="float"/>
          <table:table-cell table:formula="of:=MIN([.$K487])" office:value-type="float"/>
          <table:table-cell table:formula="of:=MIN([.$L487])" office:value-type="float"/>
          <table:table-cell table:formula="of:=MIN([.$M487])" office:value-type="float"/>
          <table:table-cell table:formula="of:=MIN([.$N487])" office:value-type="float"/>
          <table:table-cell table:formula="of:=MEDIAN([.$B487])" office:value-type="float"/>
          <table:table-cell table:formula="of:=MEDIAN([.$C487])" office:value-type="float"/>
          <table:table-cell table:formula="of:=MEDIAN([.$D487])" office:value-type="float"/>
          <table:table-cell table:formula="of:=MEDIAN([.$E487])" office:value-type="float"/>
          <table:table-cell table:formula="of:=MEDIAN([.$F487])" office:value-type="float"/>
          <table:table-cell table:formula="of:=MEDIAN([.$G487])" office:value-type="float"/>
          <table:table-cell table:formula="of:=MEDIAN([.$H487])" office:value-type="float"/>
          <table:table-cell table:formula="of:=MEDIAN([.$I487])" office:value-type="float"/>
          <table:table-cell table:formula="of:=MEDIAN([.$J487])" office:value-type="float"/>
          <table:table-cell table:formula="of:=MEDIAN([.$K487])" office:value-type="float"/>
          <table:table-cell table:formula="of:=MEDIAN([.$L487])" office:value-type="float"/>
          <table:table-cell table:formula="of:=MEDIAN([.$M487])" office:value-type="float"/>
          <table:table-cell table:formula="of:=MEDIAN([.$N487])" office:value-type="float"/>
          <table:table-cell table:formula="of:=MAX([.$B487])" office:value-type="float"/>
          <table:table-cell table:formula="of:=MAX([.$C487])" office:value-type="float"/>
          <table:table-cell table:formula="of:=MAX([.$D487])" office:value-type="float"/>
          <table:table-cell table:formula="of:=MAX([.$E487])" office:value-type="float"/>
          <table:table-cell table:formula="of:=MAX([.$F487])" office:value-type="float"/>
          <table:table-cell table:formula="of:=MAX([.$G487])" office:value-type="float"/>
          <table:table-cell table:formula="of:=MAX([.$H487])" office:value-type="float"/>
          <table:table-cell table:formula="of:=MAX([.$I487])" office:value-type="float"/>
          <table:table-cell table:formula="of:=MAX([.$J487])" office:value-type="float"/>
          <table:table-cell table:formula="of:=MAX([.$K487])" office:value-type="float"/>
          <table:table-cell table:formula="of:=MAX([.$L487])" office:value-type="float"/>
          <table:table-cell table:formula="of:=MAX([.$M487])" office:value-type="float"/>
          <table:table-cell table:formula="of:=MAX([.$N487])" office:value-type="float"/>
        </table:table-row>
        <table:table-row table:style-name="ro1">
          <table:table-cell office:value-type="string">
            <text:p>c5315/c5315.lp.10.8</text:p>
          </table:table-cell>
          <table:table-cell office:value-type="float" office:value="0.537982"/>
          <table:table-cell office:value-type="float" office:value="0.528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584847.0"/>
          <table:table-cell office:value-type="float" office:value="584847.0"/>
          <table:table-cell office:value-type="float" office:value="10652.0"/>
          <table:table-cell office:value-type="float" office:value="5971.0"/>
          <table:table-cell office:value-type="float" office:value="0.0"/>
          <table:table-cell office:value-type="float" office:value="0.0"/>
          <table:table-cell table:formula="of:=MIN([.$B488])" office:value-type="float"/>
          <table:table-cell table:formula="of:=MIN([.$C488])" office:value-type="float"/>
          <table:table-cell table:formula="of:=MIN([.$D488])" office:value-type="float"/>
          <table:table-cell table:formula="of:=MIN([.$E488])" office:value-type="float"/>
          <table:table-cell table:formula="of:=MIN([.$F488])" office:value-type="float"/>
          <table:table-cell table:formula="of:=MIN([.$G488])" office:value-type="float"/>
          <table:table-cell table:formula="of:=MIN([.$H488])" office:value-type="float"/>
          <table:table-cell table:formula="of:=MIN([.$I488])" office:value-type="float"/>
          <table:table-cell table:formula="of:=MIN([.$J488])" office:value-type="float"/>
          <table:table-cell table:formula="of:=MIN([.$K488])" office:value-type="float"/>
          <table:table-cell table:formula="of:=MIN([.$L488])" office:value-type="float"/>
          <table:table-cell table:formula="of:=MIN([.$M488])" office:value-type="float"/>
          <table:table-cell table:formula="of:=MIN([.$N488])" office:value-type="float"/>
          <table:table-cell table:formula="of:=MEDIAN([.$B488])" office:value-type="float"/>
          <table:table-cell table:formula="of:=MEDIAN([.$C488])" office:value-type="float"/>
          <table:table-cell table:formula="of:=MEDIAN([.$D488])" office:value-type="float"/>
          <table:table-cell table:formula="of:=MEDIAN([.$E488])" office:value-type="float"/>
          <table:table-cell table:formula="of:=MEDIAN([.$F488])" office:value-type="float"/>
          <table:table-cell table:formula="of:=MEDIAN([.$G488])" office:value-type="float"/>
          <table:table-cell table:formula="of:=MEDIAN([.$H488])" office:value-type="float"/>
          <table:table-cell table:formula="of:=MEDIAN([.$I488])" office:value-type="float"/>
          <table:table-cell table:formula="of:=MEDIAN([.$J488])" office:value-type="float"/>
          <table:table-cell table:formula="of:=MEDIAN([.$K488])" office:value-type="float"/>
          <table:table-cell table:formula="of:=MEDIAN([.$L488])" office:value-type="float"/>
          <table:table-cell table:formula="of:=MEDIAN([.$M488])" office:value-type="float"/>
          <table:table-cell table:formula="of:=MEDIAN([.$N488])" office:value-type="float"/>
          <table:table-cell table:formula="of:=MAX([.$B488])" office:value-type="float"/>
          <table:table-cell table:formula="of:=MAX([.$C488])" office:value-type="float"/>
          <table:table-cell table:formula="of:=MAX([.$D488])" office:value-type="float"/>
          <table:table-cell table:formula="of:=MAX([.$E488])" office:value-type="float"/>
          <table:table-cell table:formula="of:=MAX([.$F488])" office:value-type="float"/>
          <table:table-cell table:formula="of:=MAX([.$G488])" office:value-type="float"/>
          <table:table-cell table:formula="of:=MAX([.$H488])" office:value-type="float"/>
          <table:table-cell table:formula="of:=MAX([.$I488])" office:value-type="float"/>
          <table:table-cell table:formula="of:=MAX([.$J488])" office:value-type="float"/>
          <table:table-cell table:formula="of:=MAX([.$K488])" office:value-type="float"/>
          <table:table-cell table:formula="of:=MAX([.$L488])" office:value-type="float"/>
          <table:table-cell table:formula="of:=MAX([.$M488])" office:value-type="float"/>
          <table:table-cell table:formula="of:=MAX([.$N488])" office:value-type="float"/>
        </table:table-row>
        <table:table-row table:style-name="ro1">
          <table:table-cell office:value-type="string">
            <text:p>c5315/c5315.lp.2.1</text:p>
          </table:table-cell>
          <table:table-cell office:value-type="float" office:value="1.10173"/>
          <table:table-cell office:value-type="float" office:value="1.094"/>
          <table:table-cell office:value-type="float" office:value="1.0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84.0"/>
          <table:table-cell office:value-type="float" office:value="1619160.0"/>
          <table:table-cell office:value-type="float" office:value="1619160.0"/>
          <table:table-cell office:value-type="float" office:value="1065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489])" office:value-type="float"/>
          <table:table-cell table:formula="of:=MIN([.$C489])" office:value-type="float"/>
          <table:table-cell table:formula="of:=MIN([.$D489])" office:value-type="float"/>
          <table:table-cell table:formula="of:=MIN([.$E489])" office:value-type="float"/>
          <table:table-cell table:formula="of:=MIN([.$F489])" office:value-type="float"/>
          <table:table-cell table:formula="of:=MIN([.$G489])" office:value-type="float"/>
          <table:table-cell table:formula="of:=MIN([.$H489])" office:value-type="float"/>
          <table:table-cell table:formula="of:=MIN([.$I489])" office:value-type="float"/>
          <table:table-cell table:formula="of:=MIN([.$J489])" office:value-type="float"/>
          <table:table-cell table:formula="of:=MIN([.$K489])" office:value-type="float"/>
          <table:table-cell table:formula="of:=MIN([.$L489])" office:value-type="float"/>
          <table:table-cell table:formula="of:=MIN([.$M489])" office:value-type="float"/>
          <table:table-cell table:formula="of:=MIN([.$N489])" office:value-type="float"/>
          <table:table-cell table:formula="of:=MEDIAN([.$B489])" office:value-type="float"/>
          <table:table-cell table:formula="of:=MEDIAN([.$C489])" office:value-type="float"/>
          <table:table-cell table:formula="of:=MEDIAN([.$D489])" office:value-type="float"/>
          <table:table-cell table:formula="of:=MEDIAN([.$E489])" office:value-type="float"/>
          <table:table-cell table:formula="of:=MEDIAN([.$F489])" office:value-type="float"/>
          <table:table-cell table:formula="of:=MEDIAN([.$G489])" office:value-type="float"/>
          <table:table-cell table:formula="of:=MEDIAN([.$H489])" office:value-type="float"/>
          <table:table-cell table:formula="of:=MEDIAN([.$I489])" office:value-type="float"/>
          <table:table-cell table:formula="of:=MEDIAN([.$J489])" office:value-type="float"/>
          <table:table-cell table:formula="of:=MEDIAN([.$K489])" office:value-type="float"/>
          <table:table-cell table:formula="of:=MEDIAN([.$L489])" office:value-type="float"/>
          <table:table-cell table:formula="of:=MEDIAN([.$M489])" office:value-type="float"/>
          <table:table-cell table:formula="of:=MEDIAN([.$N489])" office:value-type="float"/>
          <table:table-cell table:formula="of:=MAX([.$B489])" office:value-type="float"/>
          <table:table-cell table:formula="of:=MAX([.$C489])" office:value-type="float"/>
          <table:table-cell table:formula="of:=MAX([.$D489])" office:value-type="float"/>
          <table:table-cell table:formula="of:=MAX([.$E489])" office:value-type="float"/>
          <table:table-cell table:formula="of:=MAX([.$F489])" office:value-type="float"/>
          <table:table-cell table:formula="of:=MAX([.$G489])" office:value-type="float"/>
          <table:table-cell table:formula="of:=MAX([.$H489])" office:value-type="float"/>
          <table:table-cell table:formula="of:=MAX([.$I489])" office:value-type="float"/>
          <table:table-cell table:formula="of:=MAX([.$J489])" office:value-type="float"/>
          <table:table-cell table:formula="of:=MAX([.$K489])" office:value-type="float"/>
          <table:table-cell table:formula="of:=MAX([.$L489])" office:value-type="float"/>
          <table:table-cell table:formula="of:=MAX([.$M489])" office:value-type="float"/>
          <table:table-cell table:formula="of:=MAX([.$N489])" office:value-type="float"/>
        </table:table-row>
        <table:table-row table:style-name="ro1">
          <table:table-cell office:value-type="string">
            <text:p>c5315/c5315.lp.2.2</text:p>
          </table:table-cell>
          <table:table-cell office:value-type="float" office:value="1.29731"/>
          <table:table-cell office:value-type="float" office:value="1.288"/>
          <table:table-cell office:value-type="float" office:value="1.2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1898564.0"/>
          <table:table-cell office:value-type="float" office:value="1898564.0"/>
          <table:table-cell office:value-type="float" office:value="10652.0"/>
          <table:table-cell office:value-type="float" office:value="5975.0"/>
          <table:table-cell office:value-type="float" office:value="0.0"/>
          <table:table-cell office:value-type="float" office:value="0.0"/>
          <table:table-cell table:formula="of:=MIN([.$B490])" office:value-type="float"/>
          <table:table-cell table:formula="of:=MIN([.$C490])" office:value-type="float"/>
          <table:table-cell table:formula="of:=MIN([.$D490])" office:value-type="float"/>
          <table:table-cell table:formula="of:=MIN([.$E490])" office:value-type="float"/>
          <table:table-cell table:formula="of:=MIN([.$F490])" office:value-type="float"/>
          <table:table-cell table:formula="of:=MIN([.$G490])" office:value-type="float"/>
          <table:table-cell table:formula="of:=MIN([.$H490])" office:value-type="float"/>
          <table:table-cell table:formula="of:=MIN([.$I490])" office:value-type="float"/>
          <table:table-cell table:formula="of:=MIN([.$J490])" office:value-type="float"/>
          <table:table-cell table:formula="of:=MIN([.$K490])" office:value-type="float"/>
          <table:table-cell table:formula="of:=MIN([.$L490])" office:value-type="float"/>
          <table:table-cell table:formula="of:=MIN([.$M490])" office:value-type="float"/>
          <table:table-cell table:formula="of:=MIN([.$N490])" office:value-type="float"/>
          <table:table-cell table:formula="of:=MEDIAN([.$B490])" office:value-type="float"/>
          <table:table-cell table:formula="of:=MEDIAN([.$C490])" office:value-type="float"/>
          <table:table-cell table:formula="of:=MEDIAN([.$D490])" office:value-type="float"/>
          <table:table-cell table:formula="of:=MEDIAN([.$E490])" office:value-type="float"/>
          <table:table-cell table:formula="of:=MEDIAN([.$F490])" office:value-type="float"/>
          <table:table-cell table:formula="of:=MEDIAN([.$G490])" office:value-type="float"/>
          <table:table-cell table:formula="of:=MEDIAN([.$H490])" office:value-type="float"/>
          <table:table-cell table:formula="of:=MEDIAN([.$I490])" office:value-type="float"/>
          <table:table-cell table:formula="of:=MEDIAN([.$J490])" office:value-type="float"/>
          <table:table-cell table:formula="of:=MEDIAN([.$K490])" office:value-type="float"/>
          <table:table-cell table:formula="of:=MEDIAN([.$L490])" office:value-type="float"/>
          <table:table-cell table:formula="of:=MEDIAN([.$M490])" office:value-type="float"/>
          <table:table-cell table:formula="of:=MEDIAN([.$N490])" office:value-type="float"/>
          <table:table-cell table:formula="of:=MAX([.$B490])" office:value-type="float"/>
          <table:table-cell table:formula="of:=MAX([.$C490])" office:value-type="float"/>
          <table:table-cell table:formula="of:=MAX([.$D490])" office:value-type="float"/>
          <table:table-cell table:formula="of:=MAX([.$E490])" office:value-type="float"/>
          <table:table-cell table:formula="of:=MAX([.$F490])" office:value-type="float"/>
          <table:table-cell table:formula="of:=MAX([.$G490])" office:value-type="float"/>
          <table:table-cell table:formula="of:=MAX([.$H490])" office:value-type="float"/>
          <table:table-cell table:formula="of:=MAX([.$I490])" office:value-type="float"/>
          <table:table-cell table:formula="of:=MAX([.$J490])" office:value-type="float"/>
          <table:table-cell table:formula="of:=MAX([.$K490])" office:value-type="float"/>
          <table:table-cell table:formula="of:=MAX([.$L490])" office:value-type="float"/>
          <table:table-cell table:formula="of:=MAX([.$M490])" office:value-type="float"/>
          <table:table-cell table:formula="of:=MAX([.$N490])" office:value-type="float"/>
        </table:table-row>
        <table:table-row table:style-name="ro1">
          <table:table-cell office:value-type="string">
            <text:p>c5315/c5315.lp.2.3</text:p>
          </table:table-cell>
          <table:table-cell office:value-type="float" office:value="1.30597"/>
          <table:table-cell office:value-type="float" office:value="1.297"/>
          <table:table-cell office:value-type="float" office:value="1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8.0"/>
          <table:table-cell office:value-type="float" office:value="1926639.0"/>
          <table:table-cell office:value-type="float" office:value="1926639.0"/>
          <table:table-cell office:value-type="float" office:value="10654.0"/>
          <table:table-cell office:value-type="float" office:value="5975.0"/>
          <table:table-cell office:value-type="float" office:value="0.0"/>
          <table:table-cell office:value-type="float" office:value="0.0"/>
          <table:table-cell table:formula="of:=MIN([.$B491])" office:value-type="float"/>
          <table:table-cell table:formula="of:=MIN([.$C491])" office:value-type="float"/>
          <table:table-cell table:formula="of:=MIN([.$D491])" office:value-type="float"/>
          <table:table-cell table:formula="of:=MIN([.$E491])" office:value-type="float"/>
          <table:table-cell table:formula="of:=MIN([.$F491])" office:value-type="float"/>
          <table:table-cell table:formula="of:=MIN([.$G491])" office:value-type="float"/>
          <table:table-cell table:formula="of:=MIN([.$H491])" office:value-type="float"/>
          <table:table-cell table:formula="of:=MIN([.$I491])" office:value-type="float"/>
          <table:table-cell table:formula="of:=MIN([.$J491])" office:value-type="float"/>
          <table:table-cell table:formula="of:=MIN([.$K491])" office:value-type="float"/>
          <table:table-cell table:formula="of:=MIN([.$L491])" office:value-type="float"/>
          <table:table-cell table:formula="of:=MIN([.$M491])" office:value-type="float"/>
          <table:table-cell table:formula="of:=MIN([.$N491])" office:value-type="float"/>
          <table:table-cell table:formula="of:=MEDIAN([.$B491])" office:value-type="float"/>
          <table:table-cell table:formula="of:=MEDIAN([.$C491])" office:value-type="float"/>
          <table:table-cell table:formula="of:=MEDIAN([.$D491])" office:value-type="float"/>
          <table:table-cell table:formula="of:=MEDIAN([.$E491])" office:value-type="float"/>
          <table:table-cell table:formula="of:=MEDIAN([.$F491])" office:value-type="float"/>
          <table:table-cell table:formula="of:=MEDIAN([.$G491])" office:value-type="float"/>
          <table:table-cell table:formula="of:=MEDIAN([.$H491])" office:value-type="float"/>
          <table:table-cell table:formula="of:=MEDIAN([.$I491])" office:value-type="float"/>
          <table:table-cell table:formula="of:=MEDIAN([.$J491])" office:value-type="float"/>
          <table:table-cell table:formula="of:=MEDIAN([.$K491])" office:value-type="float"/>
          <table:table-cell table:formula="of:=MEDIAN([.$L491])" office:value-type="float"/>
          <table:table-cell table:formula="of:=MEDIAN([.$M491])" office:value-type="float"/>
          <table:table-cell table:formula="of:=MEDIAN([.$N491])" office:value-type="float"/>
          <table:table-cell table:formula="of:=MAX([.$B491])" office:value-type="float"/>
          <table:table-cell table:formula="of:=MAX([.$C491])" office:value-type="float"/>
          <table:table-cell table:formula="of:=MAX([.$D491])" office:value-type="float"/>
          <table:table-cell table:formula="of:=MAX([.$E491])" office:value-type="float"/>
          <table:table-cell table:formula="of:=MAX([.$F491])" office:value-type="float"/>
          <table:table-cell table:formula="of:=MAX([.$G491])" office:value-type="float"/>
          <table:table-cell table:formula="of:=MAX([.$H491])" office:value-type="float"/>
          <table:table-cell table:formula="of:=MAX([.$I491])" office:value-type="float"/>
          <table:table-cell table:formula="of:=MAX([.$J491])" office:value-type="float"/>
          <table:table-cell table:formula="of:=MAX([.$K491])" office:value-type="float"/>
          <table:table-cell table:formula="of:=MAX([.$L491])" office:value-type="float"/>
          <table:table-cell table:formula="of:=MAX([.$M491])" office:value-type="float"/>
          <table:table-cell table:formula="of:=MAX([.$N491])" office:value-type="float"/>
        </table:table-row>
        <table:table-row table:style-name="ro1">
          <table:table-cell office:value-type="string">
            <text:p>c5315/c5315.lp.2.4</text:p>
          </table:table-cell>
          <table:table-cell office:value-type="float" office:value="1.20833"/>
          <table:table-cell office:value-type="float" office:value="1.201"/>
          <table:table-cell office:value-type="float" office:value="1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5.0"/>
          <table:table-cell office:value-type="float" office:value="1761830.0"/>
          <table:table-cell office:value-type="float" office:value="1761830.0"/>
          <table:table-cell office:value-type="float" office:value="10652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2])" office:value-type="float"/>
          <table:table-cell table:formula="of:=MIN([.$C492])" office:value-type="float"/>
          <table:table-cell table:formula="of:=MIN([.$D492])" office:value-type="float"/>
          <table:table-cell table:formula="of:=MIN([.$E492])" office:value-type="float"/>
          <table:table-cell table:formula="of:=MIN([.$F492])" office:value-type="float"/>
          <table:table-cell table:formula="of:=MIN([.$G492])" office:value-type="float"/>
          <table:table-cell table:formula="of:=MIN([.$H492])" office:value-type="float"/>
          <table:table-cell table:formula="of:=MIN([.$I492])" office:value-type="float"/>
          <table:table-cell table:formula="of:=MIN([.$J492])" office:value-type="float"/>
          <table:table-cell table:formula="of:=MIN([.$K492])" office:value-type="float"/>
          <table:table-cell table:formula="of:=MIN([.$L492])" office:value-type="float"/>
          <table:table-cell table:formula="of:=MIN([.$M492])" office:value-type="float"/>
          <table:table-cell table:formula="of:=MIN([.$N492])" office:value-type="float"/>
          <table:table-cell table:formula="of:=MEDIAN([.$B492])" office:value-type="float"/>
          <table:table-cell table:formula="of:=MEDIAN([.$C492])" office:value-type="float"/>
          <table:table-cell table:formula="of:=MEDIAN([.$D492])" office:value-type="float"/>
          <table:table-cell table:formula="of:=MEDIAN([.$E492])" office:value-type="float"/>
          <table:table-cell table:formula="of:=MEDIAN([.$F492])" office:value-type="float"/>
          <table:table-cell table:formula="of:=MEDIAN([.$G492])" office:value-type="float"/>
          <table:table-cell table:formula="of:=MEDIAN([.$H492])" office:value-type="float"/>
          <table:table-cell table:formula="of:=MEDIAN([.$I492])" office:value-type="float"/>
          <table:table-cell table:formula="of:=MEDIAN([.$J492])" office:value-type="float"/>
          <table:table-cell table:formula="of:=MEDIAN([.$K492])" office:value-type="float"/>
          <table:table-cell table:formula="of:=MEDIAN([.$L492])" office:value-type="float"/>
          <table:table-cell table:formula="of:=MEDIAN([.$M492])" office:value-type="float"/>
          <table:table-cell table:formula="of:=MEDIAN([.$N492])" office:value-type="float"/>
          <table:table-cell table:formula="of:=MAX([.$B492])" office:value-type="float"/>
          <table:table-cell table:formula="of:=MAX([.$C492])" office:value-type="float"/>
          <table:table-cell table:formula="of:=MAX([.$D492])" office:value-type="float"/>
          <table:table-cell table:formula="of:=MAX([.$E492])" office:value-type="float"/>
          <table:table-cell table:formula="of:=MAX([.$F492])" office:value-type="float"/>
          <table:table-cell table:formula="of:=MAX([.$G492])" office:value-type="float"/>
          <table:table-cell table:formula="of:=MAX([.$H492])" office:value-type="float"/>
          <table:table-cell table:formula="of:=MAX([.$I492])" office:value-type="float"/>
          <table:table-cell table:formula="of:=MAX([.$J492])" office:value-type="float"/>
          <table:table-cell table:formula="of:=MAX([.$K492])" office:value-type="float"/>
          <table:table-cell table:formula="of:=MAX([.$L492])" office:value-type="float"/>
          <table:table-cell table:formula="of:=MAX([.$M492])" office:value-type="float"/>
          <table:table-cell table:formula="of:=MAX([.$N492])" office:value-type="float"/>
        </table:table-row>
        <table:table-row table:style-name="ro1">
          <table:table-cell office:value-type="string">
            <text:p>c5315/c5315.lp.2.5</text:p>
          </table:table-cell>
          <table:table-cell office:value-type="float" office:value="1.2153"/>
          <table:table-cell office:value-type="float" office:value="1.207"/>
          <table:table-cell office:value-type="float" office:value="1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7.0"/>
          <table:table-cell office:value-type="float" office:value="1761518.0"/>
          <table:table-cell office:value-type="float" office:value="1761518.0"/>
          <table:table-cell office:value-type="float" office:value="10654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3])" office:value-type="float"/>
          <table:table-cell table:formula="of:=MIN([.$C493])" office:value-type="float"/>
          <table:table-cell table:formula="of:=MIN([.$D493])" office:value-type="float"/>
          <table:table-cell table:formula="of:=MIN([.$E493])" office:value-type="float"/>
          <table:table-cell table:formula="of:=MIN([.$F493])" office:value-type="float"/>
          <table:table-cell table:formula="of:=MIN([.$G493])" office:value-type="float"/>
          <table:table-cell table:formula="of:=MIN([.$H493])" office:value-type="float"/>
          <table:table-cell table:formula="of:=MIN([.$I493])" office:value-type="float"/>
          <table:table-cell table:formula="of:=MIN([.$J493])" office:value-type="float"/>
          <table:table-cell table:formula="of:=MIN([.$K493])" office:value-type="float"/>
          <table:table-cell table:formula="of:=MIN([.$L493])" office:value-type="float"/>
          <table:table-cell table:formula="of:=MIN([.$M493])" office:value-type="float"/>
          <table:table-cell table:formula="of:=MIN([.$N493])" office:value-type="float"/>
          <table:table-cell table:formula="of:=MEDIAN([.$B493])" office:value-type="float"/>
          <table:table-cell table:formula="of:=MEDIAN([.$C493])" office:value-type="float"/>
          <table:table-cell table:formula="of:=MEDIAN([.$D493])" office:value-type="float"/>
          <table:table-cell table:formula="of:=MEDIAN([.$E493])" office:value-type="float"/>
          <table:table-cell table:formula="of:=MEDIAN([.$F493])" office:value-type="float"/>
          <table:table-cell table:formula="of:=MEDIAN([.$G493])" office:value-type="float"/>
          <table:table-cell table:formula="of:=MEDIAN([.$H493])" office:value-type="float"/>
          <table:table-cell table:formula="of:=MEDIAN([.$I493])" office:value-type="float"/>
          <table:table-cell table:formula="of:=MEDIAN([.$J493])" office:value-type="float"/>
          <table:table-cell table:formula="of:=MEDIAN([.$K493])" office:value-type="float"/>
          <table:table-cell table:formula="of:=MEDIAN([.$L493])" office:value-type="float"/>
          <table:table-cell table:formula="of:=MEDIAN([.$M493])" office:value-type="float"/>
          <table:table-cell table:formula="of:=MEDIAN([.$N493])" office:value-type="float"/>
          <table:table-cell table:formula="of:=MAX([.$B493])" office:value-type="float"/>
          <table:table-cell table:formula="of:=MAX([.$C493])" office:value-type="float"/>
          <table:table-cell table:formula="of:=MAX([.$D493])" office:value-type="float"/>
          <table:table-cell table:formula="of:=MAX([.$E493])" office:value-type="float"/>
          <table:table-cell table:formula="of:=MAX([.$F493])" office:value-type="float"/>
          <table:table-cell table:formula="of:=MAX([.$G493])" office:value-type="float"/>
          <table:table-cell table:formula="of:=MAX([.$H493])" office:value-type="float"/>
          <table:table-cell table:formula="of:=MAX([.$I493])" office:value-type="float"/>
          <table:table-cell table:formula="of:=MAX([.$J493])" office:value-type="float"/>
          <table:table-cell table:formula="of:=MAX([.$K493])" office:value-type="float"/>
          <table:table-cell table:formula="of:=MAX([.$L493])" office:value-type="float"/>
          <table:table-cell table:formula="of:=MAX([.$M493])" office:value-type="float"/>
          <table:table-cell table:formula="of:=MAX([.$N493])" office:value-type="float"/>
        </table:table-row>
        <table:table-row table:style-name="ro1">
          <table:table-cell office:value-type="string">
            <text:p>c5315/c5315.lp.2.6</text:p>
          </table:table-cell>
          <table:table-cell office:value-type="float" office:value="1.21228"/>
          <table:table-cell office:value-type="float" office:value="1.205"/>
          <table:table-cell office:value-type="float" office:value="1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4.0"/>
          <table:table-cell office:value-type="float" office:value="1776151.0"/>
          <table:table-cell office:value-type="float" office:value="1776151.0"/>
          <table:table-cell office:value-type="float" office:value="10656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494])" office:value-type="float"/>
          <table:table-cell table:formula="of:=MIN([.$C494])" office:value-type="float"/>
          <table:table-cell table:formula="of:=MIN([.$D494])" office:value-type="float"/>
          <table:table-cell table:formula="of:=MIN([.$E494])" office:value-type="float"/>
          <table:table-cell table:formula="of:=MIN([.$F494])" office:value-type="float"/>
          <table:table-cell table:formula="of:=MIN([.$G494])" office:value-type="float"/>
          <table:table-cell table:formula="of:=MIN([.$H494])" office:value-type="float"/>
          <table:table-cell table:formula="of:=MIN([.$I494])" office:value-type="float"/>
          <table:table-cell table:formula="of:=MIN([.$J494])" office:value-type="float"/>
          <table:table-cell table:formula="of:=MIN([.$K494])" office:value-type="float"/>
          <table:table-cell table:formula="of:=MIN([.$L494])" office:value-type="float"/>
          <table:table-cell table:formula="of:=MIN([.$M494])" office:value-type="float"/>
          <table:table-cell table:formula="of:=MIN([.$N494])" office:value-type="float"/>
          <table:table-cell table:formula="of:=MEDIAN([.$B494])" office:value-type="float"/>
          <table:table-cell table:formula="of:=MEDIAN([.$C494])" office:value-type="float"/>
          <table:table-cell table:formula="of:=MEDIAN([.$D494])" office:value-type="float"/>
          <table:table-cell table:formula="of:=MEDIAN([.$E494])" office:value-type="float"/>
          <table:table-cell table:formula="of:=MEDIAN([.$F494])" office:value-type="float"/>
          <table:table-cell table:formula="of:=MEDIAN([.$G494])" office:value-type="float"/>
          <table:table-cell table:formula="of:=MEDIAN([.$H494])" office:value-type="float"/>
          <table:table-cell table:formula="of:=MEDIAN([.$I494])" office:value-type="float"/>
          <table:table-cell table:formula="of:=MEDIAN([.$J494])" office:value-type="float"/>
          <table:table-cell table:formula="of:=MEDIAN([.$K494])" office:value-type="float"/>
          <table:table-cell table:formula="of:=MEDIAN([.$L494])" office:value-type="float"/>
          <table:table-cell table:formula="of:=MEDIAN([.$M494])" office:value-type="float"/>
          <table:table-cell table:formula="of:=MEDIAN([.$N494])" office:value-type="float"/>
          <table:table-cell table:formula="of:=MAX([.$B494])" office:value-type="float"/>
          <table:table-cell table:formula="of:=MAX([.$C494])" office:value-type="float"/>
          <table:table-cell table:formula="of:=MAX([.$D494])" office:value-type="float"/>
          <table:table-cell table:formula="of:=MAX([.$E494])" office:value-type="float"/>
          <table:table-cell table:formula="of:=MAX([.$F494])" office:value-type="float"/>
          <table:table-cell table:formula="of:=MAX([.$G494])" office:value-type="float"/>
          <table:table-cell table:formula="of:=MAX([.$H494])" office:value-type="float"/>
          <table:table-cell table:formula="of:=MAX([.$I494])" office:value-type="float"/>
          <table:table-cell table:formula="of:=MAX([.$J494])" office:value-type="float"/>
          <table:table-cell table:formula="of:=MAX([.$K494])" office:value-type="float"/>
          <table:table-cell table:formula="of:=MAX([.$L494])" office:value-type="float"/>
          <table:table-cell table:formula="of:=MAX([.$M494])" office:value-type="float"/>
          <table:table-cell table:formula="of:=MAX([.$N494])" office:value-type="float"/>
        </table:table-row>
        <table:table-row table:style-name="ro1">
          <table:table-cell office:value-type="string">
            <text:p>c5315/c5315.lp.2.7</text:p>
          </table:table-cell>
          <table:table-cell office:value-type="float" office:value="0.481607"/>
          <table:table-cell office:value-type="float" office:value="0.475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9.0"/>
          <table:table-cell office:value-type="float" office:value="502030.0"/>
          <table:table-cell office:value-type="float" office:value="502030.0"/>
          <table:table-cell office:value-type="float" office:value="10659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5])" office:value-type="float"/>
          <table:table-cell table:formula="of:=MIN([.$C495])" office:value-type="float"/>
          <table:table-cell table:formula="of:=MIN([.$D495])" office:value-type="float"/>
          <table:table-cell table:formula="of:=MIN([.$E495])" office:value-type="float"/>
          <table:table-cell table:formula="of:=MIN([.$F495])" office:value-type="float"/>
          <table:table-cell table:formula="of:=MIN([.$G495])" office:value-type="float"/>
          <table:table-cell table:formula="of:=MIN([.$H495])" office:value-type="float"/>
          <table:table-cell table:formula="of:=MIN([.$I495])" office:value-type="float"/>
          <table:table-cell table:formula="of:=MIN([.$J495])" office:value-type="float"/>
          <table:table-cell table:formula="of:=MIN([.$K495])" office:value-type="float"/>
          <table:table-cell table:formula="of:=MIN([.$L495])" office:value-type="float"/>
          <table:table-cell table:formula="of:=MIN([.$M495])" office:value-type="float"/>
          <table:table-cell table:formula="of:=MIN([.$N495])" office:value-type="float"/>
          <table:table-cell table:formula="of:=MEDIAN([.$B495])" office:value-type="float"/>
          <table:table-cell table:formula="of:=MEDIAN([.$C495])" office:value-type="float"/>
          <table:table-cell table:formula="of:=MEDIAN([.$D495])" office:value-type="float"/>
          <table:table-cell table:formula="of:=MEDIAN([.$E495])" office:value-type="float"/>
          <table:table-cell table:formula="of:=MEDIAN([.$F495])" office:value-type="float"/>
          <table:table-cell table:formula="of:=MEDIAN([.$G495])" office:value-type="float"/>
          <table:table-cell table:formula="of:=MEDIAN([.$H495])" office:value-type="float"/>
          <table:table-cell table:formula="of:=MEDIAN([.$I495])" office:value-type="float"/>
          <table:table-cell table:formula="of:=MEDIAN([.$J495])" office:value-type="float"/>
          <table:table-cell table:formula="of:=MEDIAN([.$K495])" office:value-type="float"/>
          <table:table-cell table:formula="of:=MEDIAN([.$L495])" office:value-type="float"/>
          <table:table-cell table:formula="of:=MEDIAN([.$M495])" office:value-type="float"/>
          <table:table-cell table:formula="of:=MEDIAN([.$N495])" office:value-type="float"/>
          <table:table-cell table:formula="of:=MAX([.$B495])" office:value-type="float"/>
          <table:table-cell table:formula="of:=MAX([.$C495])" office:value-type="float"/>
          <table:table-cell table:formula="of:=MAX([.$D495])" office:value-type="float"/>
          <table:table-cell table:formula="of:=MAX([.$E495])" office:value-type="float"/>
          <table:table-cell table:formula="of:=MAX([.$F495])" office:value-type="float"/>
          <table:table-cell table:formula="of:=MAX([.$G495])" office:value-type="float"/>
          <table:table-cell table:formula="of:=MAX([.$H495])" office:value-type="float"/>
          <table:table-cell table:formula="of:=MAX([.$I495])" office:value-type="float"/>
          <table:table-cell table:formula="of:=MAX([.$J495])" office:value-type="float"/>
          <table:table-cell table:formula="of:=MAX([.$K495])" office:value-type="float"/>
          <table:table-cell table:formula="of:=MAX([.$L495])" office:value-type="float"/>
          <table:table-cell table:formula="of:=MAX([.$M495])" office:value-type="float"/>
          <table:table-cell table:formula="of:=MAX([.$N495])" office:value-type="float"/>
        </table:table-row>
        <table:table-row table:style-name="ro1">
          <table:table-cell office:value-type="string">
            <text:p>c5315/c5315.lp.2.8</text:p>
          </table:table-cell>
          <table:table-cell office:value-type="float" office:value="0.478696"/>
          <table:table-cell office:value-type="float" office:value="0.472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4.0"/>
          <table:table-cell office:value-type="float" office:value="500753.0"/>
          <table:table-cell office:value-type="float" office:value="500753.0"/>
          <table:table-cell office:value-type="float" office:value="10657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6])" office:value-type="float"/>
          <table:table-cell table:formula="of:=MIN([.$C496])" office:value-type="float"/>
          <table:table-cell table:formula="of:=MIN([.$D496])" office:value-type="float"/>
          <table:table-cell table:formula="of:=MIN([.$E496])" office:value-type="float"/>
          <table:table-cell table:formula="of:=MIN([.$F496])" office:value-type="float"/>
          <table:table-cell table:formula="of:=MIN([.$G496])" office:value-type="float"/>
          <table:table-cell table:formula="of:=MIN([.$H496])" office:value-type="float"/>
          <table:table-cell table:formula="of:=MIN([.$I496])" office:value-type="float"/>
          <table:table-cell table:formula="of:=MIN([.$J496])" office:value-type="float"/>
          <table:table-cell table:formula="of:=MIN([.$K496])" office:value-type="float"/>
          <table:table-cell table:formula="of:=MIN([.$L496])" office:value-type="float"/>
          <table:table-cell table:formula="of:=MIN([.$M496])" office:value-type="float"/>
          <table:table-cell table:formula="of:=MIN([.$N496])" office:value-type="float"/>
          <table:table-cell table:formula="of:=MEDIAN([.$B496])" office:value-type="float"/>
          <table:table-cell table:formula="of:=MEDIAN([.$C496])" office:value-type="float"/>
          <table:table-cell table:formula="of:=MEDIAN([.$D496])" office:value-type="float"/>
          <table:table-cell table:formula="of:=MEDIAN([.$E496])" office:value-type="float"/>
          <table:table-cell table:formula="of:=MEDIAN([.$F496])" office:value-type="float"/>
          <table:table-cell table:formula="of:=MEDIAN([.$G496])" office:value-type="float"/>
          <table:table-cell table:formula="of:=MEDIAN([.$H496])" office:value-type="float"/>
          <table:table-cell table:formula="of:=MEDIAN([.$I496])" office:value-type="float"/>
          <table:table-cell table:formula="of:=MEDIAN([.$J496])" office:value-type="float"/>
          <table:table-cell table:formula="of:=MEDIAN([.$K496])" office:value-type="float"/>
          <table:table-cell table:formula="of:=MEDIAN([.$L496])" office:value-type="float"/>
          <table:table-cell table:formula="of:=MEDIAN([.$M496])" office:value-type="float"/>
          <table:table-cell table:formula="of:=MEDIAN([.$N496])" office:value-type="float"/>
          <table:table-cell table:formula="of:=MAX([.$B496])" office:value-type="float"/>
          <table:table-cell table:formula="of:=MAX([.$C496])" office:value-type="float"/>
          <table:table-cell table:formula="of:=MAX([.$D496])" office:value-type="float"/>
          <table:table-cell table:formula="of:=MAX([.$E496])" office:value-type="float"/>
          <table:table-cell table:formula="of:=MAX([.$F496])" office:value-type="float"/>
          <table:table-cell table:formula="of:=MAX([.$G496])" office:value-type="float"/>
          <table:table-cell table:formula="of:=MAX([.$H496])" office:value-type="float"/>
          <table:table-cell table:formula="of:=MAX([.$I496])" office:value-type="float"/>
          <table:table-cell table:formula="of:=MAX([.$J496])" office:value-type="float"/>
          <table:table-cell table:formula="of:=MAX([.$K496])" office:value-type="float"/>
          <table:table-cell table:formula="of:=MAX([.$L496])" office:value-type="float"/>
          <table:table-cell table:formula="of:=MAX([.$M496])" office:value-type="float"/>
          <table:table-cell table:formula="of:=MAX([.$N496])" office:value-type="float"/>
        </table:table-row>
        <table:table-row table:style-name="ro1">
          <table:table-cell office:value-type="string">
            <text:p>c5315/c5315.lp.3.1</text:p>
          </table:table-cell>
          <table:table-cell office:value-type="float" office:value="0.052073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63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7])" office:value-type="float"/>
          <table:table-cell table:formula="of:=MIN([.$C497])" office:value-type="float"/>
          <table:table-cell table:formula="of:=MIN([.$D497])" office:value-type="float"/>
          <table:table-cell table:formula="of:=MIN([.$E497])" office:value-type="float"/>
          <table:table-cell table:formula="of:=MIN([.$F497])" office:value-type="float"/>
          <table:table-cell table:formula="of:=MIN([.$G497])" office:value-type="float"/>
          <table:table-cell table:formula="of:=MIN([.$H497])" office:value-type="float"/>
          <table:table-cell table:formula="of:=MIN([.$I497])" office:value-type="float"/>
          <table:table-cell table:formula="of:=MIN([.$J497])" office:value-type="float"/>
          <table:table-cell table:formula="of:=MIN([.$K497])" office:value-type="float"/>
          <table:table-cell table:formula="of:=MIN([.$L497])" office:value-type="float"/>
          <table:table-cell table:formula="of:=MIN([.$M497])" office:value-type="float"/>
          <table:table-cell table:formula="of:=MIN([.$N497])" office:value-type="float"/>
          <table:table-cell table:formula="of:=MEDIAN([.$B497])" office:value-type="float"/>
          <table:table-cell table:formula="of:=MEDIAN([.$C497])" office:value-type="float"/>
          <table:table-cell table:formula="of:=MEDIAN([.$D497])" office:value-type="float"/>
          <table:table-cell table:formula="of:=MEDIAN([.$E497])" office:value-type="float"/>
          <table:table-cell table:formula="of:=MEDIAN([.$F497])" office:value-type="float"/>
          <table:table-cell table:formula="of:=MEDIAN([.$G497])" office:value-type="float"/>
          <table:table-cell table:formula="of:=MEDIAN([.$H497])" office:value-type="float"/>
          <table:table-cell table:formula="of:=MEDIAN([.$I497])" office:value-type="float"/>
          <table:table-cell table:formula="of:=MEDIAN([.$J497])" office:value-type="float"/>
          <table:table-cell table:formula="of:=MEDIAN([.$K497])" office:value-type="float"/>
          <table:table-cell table:formula="of:=MEDIAN([.$L497])" office:value-type="float"/>
          <table:table-cell table:formula="of:=MEDIAN([.$M497])" office:value-type="float"/>
          <table:table-cell table:formula="of:=MEDIAN([.$N497])" office:value-type="float"/>
          <table:table-cell table:formula="of:=MAX([.$B497])" office:value-type="float"/>
          <table:table-cell table:formula="of:=MAX([.$C497])" office:value-type="float"/>
          <table:table-cell table:formula="of:=MAX([.$D497])" office:value-type="float"/>
          <table:table-cell table:formula="of:=MAX([.$E497])" office:value-type="float"/>
          <table:table-cell table:formula="of:=MAX([.$F497])" office:value-type="float"/>
          <table:table-cell table:formula="of:=MAX([.$G497])" office:value-type="float"/>
          <table:table-cell table:formula="of:=MAX([.$H497])" office:value-type="float"/>
          <table:table-cell table:formula="of:=MAX([.$I497])" office:value-type="float"/>
          <table:table-cell table:formula="of:=MAX([.$J497])" office:value-type="float"/>
          <table:table-cell table:formula="of:=MAX([.$K497])" office:value-type="float"/>
          <table:table-cell table:formula="of:=MAX([.$L497])" office:value-type="float"/>
          <table:table-cell table:formula="of:=MAX([.$M497])" office:value-type="float"/>
          <table:table-cell table:formula="of:=MAX([.$N497])" office:value-type="float"/>
        </table:table-row>
        <table:table-row table:style-name="ro1">
          <table:table-cell office:value-type="string">
            <text:p>c5315/c5315.lp.3.2</text:p>
          </table:table-cell>
          <table:table-cell office:value-type="float" office:value="0.055556"/>
          <table:table-cell office:value-type="float" office:value="0.0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05.0"/>
          <table:table-cell office:value-type="float" office:value="6905.0"/>
          <table:table-cell office:value-type="float" office:value="10665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498])" office:value-type="float"/>
          <table:table-cell table:formula="of:=MIN([.$C498])" office:value-type="float"/>
          <table:table-cell table:formula="of:=MIN([.$D498])" office:value-type="float"/>
          <table:table-cell table:formula="of:=MIN([.$E498])" office:value-type="float"/>
          <table:table-cell table:formula="of:=MIN([.$F498])" office:value-type="float"/>
          <table:table-cell table:formula="of:=MIN([.$G498])" office:value-type="float"/>
          <table:table-cell table:formula="of:=MIN([.$H498])" office:value-type="float"/>
          <table:table-cell table:formula="of:=MIN([.$I498])" office:value-type="float"/>
          <table:table-cell table:formula="of:=MIN([.$J498])" office:value-type="float"/>
          <table:table-cell table:formula="of:=MIN([.$K498])" office:value-type="float"/>
          <table:table-cell table:formula="of:=MIN([.$L498])" office:value-type="float"/>
          <table:table-cell table:formula="of:=MIN([.$M498])" office:value-type="float"/>
          <table:table-cell table:formula="of:=MIN([.$N498])" office:value-type="float"/>
          <table:table-cell table:formula="of:=MEDIAN([.$B498])" office:value-type="float"/>
          <table:table-cell table:formula="of:=MEDIAN([.$C498])" office:value-type="float"/>
          <table:table-cell table:formula="of:=MEDIAN([.$D498])" office:value-type="float"/>
          <table:table-cell table:formula="of:=MEDIAN([.$E498])" office:value-type="float"/>
          <table:table-cell table:formula="of:=MEDIAN([.$F498])" office:value-type="float"/>
          <table:table-cell table:formula="of:=MEDIAN([.$G498])" office:value-type="float"/>
          <table:table-cell table:formula="of:=MEDIAN([.$H498])" office:value-type="float"/>
          <table:table-cell table:formula="of:=MEDIAN([.$I498])" office:value-type="float"/>
          <table:table-cell table:formula="of:=MEDIAN([.$J498])" office:value-type="float"/>
          <table:table-cell table:formula="of:=MEDIAN([.$K498])" office:value-type="float"/>
          <table:table-cell table:formula="of:=MEDIAN([.$L498])" office:value-type="float"/>
          <table:table-cell table:formula="of:=MEDIAN([.$M498])" office:value-type="float"/>
          <table:table-cell table:formula="of:=MEDIAN([.$N498])" office:value-type="float"/>
          <table:table-cell table:formula="of:=MAX([.$B498])" office:value-type="float"/>
          <table:table-cell table:formula="of:=MAX([.$C498])" office:value-type="float"/>
          <table:table-cell table:formula="of:=MAX([.$D498])" office:value-type="float"/>
          <table:table-cell table:formula="of:=MAX([.$E498])" office:value-type="float"/>
          <table:table-cell table:formula="of:=MAX([.$F498])" office:value-type="float"/>
          <table:table-cell table:formula="of:=MAX([.$G498])" office:value-type="float"/>
          <table:table-cell table:formula="of:=MAX([.$H498])" office:value-type="float"/>
          <table:table-cell table:formula="of:=MAX([.$I498])" office:value-type="float"/>
          <table:table-cell table:formula="of:=MAX([.$J498])" office:value-type="float"/>
          <table:table-cell table:formula="of:=MAX([.$K498])" office:value-type="float"/>
          <table:table-cell table:formula="of:=MAX([.$L498])" office:value-type="float"/>
          <table:table-cell table:formula="of:=MAX([.$M498])" office:value-type="float"/>
          <table:table-cell table:formula="of:=MAX([.$N498])" office:value-type="float"/>
        </table:table-row>
        <table:table-row table:style-name="ro1">
          <table:table-cell office:value-type="string">
            <text:p>c5315/c5315.lp.3.3</text:p>
          </table:table-cell>
          <table:table-cell office:value-type="float" office:value="0.972799"/>
          <table:table-cell office:value-type="float" office:value="0.966"/>
          <table:table-cell office:value-type="float" office:value="0.9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56.0"/>
          <table:table-cell office:value-type="float" office:value="1308666.0"/>
          <table:table-cell office:value-type="float" office:value="1308666.0"/>
          <table:table-cell office:value-type="float" office:value="10663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499])" office:value-type="float"/>
          <table:table-cell table:formula="of:=MIN([.$C499])" office:value-type="float"/>
          <table:table-cell table:formula="of:=MIN([.$D499])" office:value-type="float"/>
          <table:table-cell table:formula="of:=MIN([.$E499])" office:value-type="float"/>
          <table:table-cell table:formula="of:=MIN([.$F499])" office:value-type="float"/>
          <table:table-cell table:formula="of:=MIN([.$G499])" office:value-type="float"/>
          <table:table-cell table:formula="of:=MIN([.$H499])" office:value-type="float"/>
          <table:table-cell table:formula="of:=MIN([.$I499])" office:value-type="float"/>
          <table:table-cell table:formula="of:=MIN([.$J499])" office:value-type="float"/>
          <table:table-cell table:formula="of:=MIN([.$K499])" office:value-type="float"/>
          <table:table-cell table:formula="of:=MIN([.$L499])" office:value-type="float"/>
          <table:table-cell table:formula="of:=MIN([.$M499])" office:value-type="float"/>
          <table:table-cell table:formula="of:=MIN([.$N499])" office:value-type="float"/>
          <table:table-cell table:formula="of:=MEDIAN([.$B499])" office:value-type="float"/>
          <table:table-cell table:formula="of:=MEDIAN([.$C499])" office:value-type="float"/>
          <table:table-cell table:formula="of:=MEDIAN([.$D499])" office:value-type="float"/>
          <table:table-cell table:formula="of:=MEDIAN([.$E499])" office:value-type="float"/>
          <table:table-cell table:formula="of:=MEDIAN([.$F499])" office:value-type="float"/>
          <table:table-cell table:formula="of:=MEDIAN([.$G499])" office:value-type="float"/>
          <table:table-cell table:formula="of:=MEDIAN([.$H499])" office:value-type="float"/>
          <table:table-cell table:formula="of:=MEDIAN([.$I499])" office:value-type="float"/>
          <table:table-cell table:formula="of:=MEDIAN([.$J499])" office:value-type="float"/>
          <table:table-cell table:formula="of:=MEDIAN([.$K499])" office:value-type="float"/>
          <table:table-cell table:formula="of:=MEDIAN([.$L499])" office:value-type="float"/>
          <table:table-cell table:formula="of:=MEDIAN([.$M499])" office:value-type="float"/>
          <table:table-cell table:formula="of:=MEDIAN([.$N499])" office:value-type="float"/>
          <table:table-cell table:formula="of:=MAX([.$B499])" office:value-type="float"/>
          <table:table-cell table:formula="of:=MAX([.$C499])" office:value-type="float"/>
          <table:table-cell table:formula="of:=MAX([.$D499])" office:value-type="float"/>
          <table:table-cell table:formula="of:=MAX([.$E499])" office:value-type="float"/>
          <table:table-cell table:formula="of:=MAX([.$F499])" office:value-type="float"/>
          <table:table-cell table:formula="of:=MAX([.$G499])" office:value-type="float"/>
          <table:table-cell table:formula="of:=MAX([.$H499])" office:value-type="float"/>
          <table:table-cell table:formula="of:=MAX([.$I499])" office:value-type="float"/>
          <table:table-cell table:formula="of:=MAX([.$J499])" office:value-type="float"/>
          <table:table-cell table:formula="of:=MAX([.$K499])" office:value-type="float"/>
          <table:table-cell table:formula="of:=MAX([.$L499])" office:value-type="float"/>
          <table:table-cell table:formula="of:=MAX([.$M499])" office:value-type="float"/>
          <table:table-cell table:formula="of:=MAX([.$N499])" office:value-type="float"/>
        </table:table-row>
        <table:table-row table:style-name="ro1">
          <table:table-cell office:value-type="string">
            <text:p>c5315/c5315.lp.3.4</text:p>
          </table:table-cell>
          <table:table-cell office:value-type="float" office:value="0.981653"/>
          <table:table-cell office:value-type="float" office:value="0.974"/>
          <table:table-cell office:value-type="float" office:value="0.9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89.0"/>
          <table:table-cell office:value-type="float" office:value="1311077.0"/>
          <table:table-cell office:value-type="float" office:value="1311077.0"/>
          <table:table-cell office:value-type="float" office:value="10665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00])" office:value-type="float"/>
          <table:table-cell table:formula="of:=MIN([.$C500])" office:value-type="float"/>
          <table:table-cell table:formula="of:=MIN([.$D500])" office:value-type="float"/>
          <table:table-cell table:formula="of:=MIN([.$E500])" office:value-type="float"/>
          <table:table-cell table:formula="of:=MIN([.$F500])" office:value-type="float"/>
          <table:table-cell table:formula="of:=MIN([.$G500])" office:value-type="float"/>
          <table:table-cell table:formula="of:=MIN([.$H500])" office:value-type="float"/>
          <table:table-cell table:formula="of:=MIN([.$I500])" office:value-type="float"/>
          <table:table-cell table:formula="of:=MIN([.$J500])" office:value-type="float"/>
          <table:table-cell table:formula="of:=MIN([.$K500])" office:value-type="float"/>
          <table:table-cell table:formula="of:=MIN([.$L500])" office:value-type="float"/>
          <table:table-cell table:formula="of:=MIN([.$M500])" office:value-type="float"/>
          <table:table-cell table:formula="of:=MIN([.$N500])" office:value-type="float"/>
          <table:table-cell table:formula="of:=MEDIAN([.$B500])" office:value-type="float"/>
          <table:table-cell table:formula="of:=MEDIAN([.$C500])" office:value-type="float"/>
          <table:table-cell table:formula="of:=MEDIAN([.$D500])" office:value-type="float"/>
          <table:table-cell table:formula="of:=MEDIAN([.$E500])" office:value-type="float"/>
          <table:table-cell table:formula="of:=MEDIAN([.$F500])" office:value-type="float"/>
          <table:table-cell table:formula="of:=MEDIAN([.$G500])" office:value-type="float"/>
          <table:table-cell table:formula="of:=MEDIAN([.$H500])" office:value-type="float"/>
          <table:table-cell table:formula="of:=MEDIAN([.$I500])" office:value-type="float"/>
          <table:table-cell table:formula="of:=MEDIAN([.$J500])" office:value-type="float"/>
          <table:table-cell table:formula="of:=MEDIAN([.$K500])" office:value-type="float"/>
          <table:table-cell table:formula="of:=MEDIAN([.$L500])" office:value-type="float"/>
          <table:table-cell table:formula="of:=MEDIAN([.$M500])" office:value-type="float"/>
          <table:table-cell table:formula="of:=MEDIAN([.$N500])" office:value-type="float"/>
          <table:table-cell table:formula="of:=MAX([.$B500])" office:value-type="float"/>
          <table:table-cell table:formula="of:=MAX([.$C500])" office:value-type="float"/>
          <table:table-cell table:formula="of:=MAX([.$D500])" office:value-type="float"/>
          <table:table-cell table:formula="of:=MAX([.$E500])" office:value-type="float"/>
          <table:table-cell table:formula="of:=MAX([.$F500])" office:value-type="float"/>
          <table:table-cell table:formula="of:=MAX([.$G500])" office:value-type="float"/>
          <table:table-cell table:formula="of:=MAX([.$H500])" office:value-type="float"/>
          <table:table-cell table:formula="of:=MAX([.$I500])" office:value-type="float"/>
          <table:table-cell table:formula="of:=MAX([.$J500])" office:value-type="float"/>
          <table:table-cell table:formula="of:=MAX([.$K500])" office:value-type="float"/>
          <table:table-cell table:formula="of:=MAX([.$L500])" office:value-type="float"/>
          <table:table-cell table:formula="of:=MAX([.$M500])" office:value-type="float"/>
          <table:table-cell table:formula="of:=MAX([.$N500])" office:value-type="float"/>
        </table:table-row>
        <table:table-row table:style-name="ro1">
          <table:table-cell office:value-type="string">
            <text:p>c5315/c5315.lp.3.5</text:p>
          </table:table-cell>
          <table:table-cell office:value-type="float" office:value="0.887409"/>
          <table:table-cell office:value-type="float" office:value="0.88"/>
          <table:table-cell office:value-type="float" office:value="0.8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3.0"/>
          <table:table-cell office:value-type="float" office:value="1131733.0"/>
          <table:table-cell office:value-type="float" office:value="1131733.0"/>
          <table:table-cell office:value-type="float" office:value="1066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01])" office:value-type="float"/>
          <table:table-cell table:formula="of:=MIN([.$C501])" office:value-type="float"/>
          <table:table-cell table:formula="of:=MIN([.$D501])" office:value-type="float"/>
          <table:table-cell table:formula="of:=MIN([.$E501])" office:value-type="float"/>
          <table:table-cell table:formula="of:=MIN([.$F501])" office:value-type="float"/>
          <table:table-cell table:formula="of:=MIN([.$G501])" office:value-type="float"/>
          <table:table-cell table:formula="of:=MIN([.$H501])" office:value-type="float"/>
          <table:table-cell table:formula="of:=MIN([.$I501])" office:value-type="float"/>
          <table:table-cell table:formula="of:=MIN([.$J501])" office:value-type="float"/>
          <table:table-cell table:formula="of:=MIN([.$K501])" office:value-type="float"/>
          <table:table-cell table:formula="of:=MIN([.$L501])" office:value-type="float"/>
          <table:table-cell table:formula="of:=MIN([.$M501])" office:value-type="float"/>
          <table:table-cell table:formula="of:=MIN([.$N501])" office:value-type="float"/>
          <table:table-cell table:formula="of:=MEDIAN([.$B501])" office:value-type="float"/>
          <table:table-cell table:formula="of:=MEDIAN([.$C501])" office:value-type="float"/>
          <table:table-cell table:formula="of:=MEDIAN([.$D501])" office:value-type="float"/>
          <table:table-cell table:formula="of:=MEDIAN([.$E501])" office:value-type="float"/>
          <table:table-cell table:formula="of:=MEDIAN([.$F501])" office:value-type="float"/>
          <table:table-cell table:formula="of:=MEDIAN([.$G501])" office:value-type="float"/>
          <table:table-cell table:formula="of:=MEDIAN([.$H501])" office:value-type="float"/>
          <table:table-cell table:formula="of:=MEDIAN([.$I501])" office:value-type="float"/>
          <table:table-cell table:formula="of:=MEDIAN([.$J501])" office:value-type="float"/>
          <table:table-cell table:formula="of:=MEDIAN([.$K501])" office:value-type="float"/>
          <table:table-cell table:formula="of:=MEDIAN([.$L501])" office:value-type="float"/>
          <table:table-cell table:formula="of:=MEDIAN([.$M501])" office:value-type="float"/>
          <table:table-cell table:formula="of:=MEDIAN([.$N501])" office:value-type="float"/>
          <table:table-cell table:formula="of:=MAX([.$B501])" office:value-type="float"/>
          <table:table-cell table:formula="of:=MAX([.$C501])" office:value-type="float"/>
          <table:table-cell table:formula="of:=MAX([.$D501])" office:value-type="float"/>
          <table:table-cell table:formula="of:=MAX([.$E501])" office:value-type="float"/>
          <table:table-cell table:formula="of:=MAX([.$F501])" office:value-type="float"/>
          <table:table-cell table:formula="of:=MAX([.$G501])" office:value-type="float"/>
          <table:table-cell table:formula="of:=MAX([.$H501])" office:value-type="float"/>
          <table:table-cell table:formula="of:=MAX([.$I501])" office:value-type="float"/>
          <table:table-cell table:formula="of:=MAX([.$J501])" office:value-type="float"/>
          <table:table-cell table:formula="of:=MAX([.$K501])" office:value-type="float"/>
          <table:table-cell table:formula="of:=MAX([.$L501])" office:value-type="float"/>
          <table:table-cell table:formula="of:=MAX([.$M501])" office:value-type="float"/>
          <table:table-cell table:formula="of:=MAX([.$N501])" office:value-type="float"/>
        </table:table-row>
        <table:table-row table:style-name="ro1">
          <table:table-cell office:value-type="string">
            <text:p>c5315/c5315.lp.3.6</text:p>
          </table:table-cell>
          <table:table-cell office:value-type="float" office:value="0.735066"/>
          <table:table-cell office:value-type="float" office:value="0.727"/>
          <table:table-cell office:value-type="float" office:value="0.6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0.0"/>
          <table:table-cell office:value-type="float" office:value="881588.0"/>
          <table:table-cell office:value-type="float" office:value="881588.0"/>
          <table:table-cell office:value-type="float" office:value="10670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02])" office:value-type="float"/>
          <table:table-cell table:formula="of:=MIN([.$C502])" office:value-type="float"/>
          <table:table-cell table:formula="of:=MIN([.$D502])" office:value-type="float"/>
          <table:table-cell table:formula="of:=MIN([.$E502])" office:value-type="float"/>
          <table:table-cell table:formula="of:=MIN([.$F502])" office:value-type="float"/>
          <table:table-cell table:formula="of:=MIN([.$G502])" office:value-type="float"/>
          <table:table-cell table:formula="of:=MIN([.$H502])" office:value-type="float"/>
          <table:table-cell table:formula="of:=MIN([.$I502])" office:value-type="float"/>
          <table:table-cell table:formula="of:=MIN([.$J502])" office:value-type="float"/>
          <table:table-cell table:formula="of:=MIN([.$K502])" office:value-type="float"/>
          <table:table-cell table:formula="of:=MIN([.$L502])" office:value-type="float"/>
          <table:table-cell table:formula="of:=MIN([.$M502])" office:value-type="float"/>
          <table:table-cell table:formula="of:=MIN([.$N502])" office:value-type="float"/>
          <table:table-cell table:formula="of:=MEDIAN([.$B502])" office:value-type="float"/>
          <table:table-cell table:formula="of:=MEDIAN([.$C502])" office:value-type="float"/>
          <table:table-cell table:formula="of:=MEDIAN([.$D502])" office:value-type="float"/>
          <table:table-cell table:formula="of:=MEDIAN([.$E502])" office:value-type="float"/>
          <table:table-cell table:formula="of:=MEDIAN([.$F502])" office:value-type="float"/>
          <table:table-cell table:formula="of:=MEDIAN([.$G502])" office:value-type="float"/>
          <table:table-cell table:formula="of:=MEDIAN([.$H502])" office:value-type="float"/>
          <table:table-cell table:formula="of:=MEDIAN([.$I502])" office:value-type="float"/>
          <table:table-cell table:formula="of:=MEDIAN([.$J502])" office:value-type="float"/>
          <table:table-cell table:formula="of:=MEDIAN([.$K502])" office:value-type="float"/>
          <table:table-cell table:formula="of:=MEDIAN([.$L502])" office:value-type="float"/>
          <table:table-cell table:formula="of:=MEDIAN([.$M502])" office:value-type="float"/>
          <table:table-cell table:formula="of:=MEDIAN([.$N502])" office:value-type="float"/>
          <table:table-cell table:formula="of:=MAX([.$B502])" office:value-type="float"/>
          <table:table-cell table:formula="of:=MAX([.$C502])" office:value-type="float"/>
          <table:table-cell table:formula="of:=MAX([.$D502])" office:value-type="float"/>
          <table:table-cell table:formula="of:=MAX([.$E502])" office:value-type="float"/>
          <table:table-cell table:formula="of:=MAX([.$F502])" office:value-type="float"/>
          <table:table-cell table:formula="of:=MAX([.$G502])" office:value-type="float"/>
          <table:table-cell table:formula="of:=MAX([.$H502])" office:value-type="float"/>
          <table:table-cell table:formula="of:=MAX([.$I502])" office:value-type="float"/>
          <table:table-cell table:formula="of:=MAX([.$J502])" office:value-type="float"/>
          <table:table-cell table:formula="of:=MAX([.$K502])" office:value-type="float"/>
          <table:table-cell table:formula="of:=MAX([.$L502])" office:value-type="float"/>
          <table:table-cell table:formula="of:=MAX([.$M502])" office:value-type="float"/>
          <table:table-cell table:formula="of:=MAX([.$N502])" office:value-type="float"/>
        </table:table-row>
        <table:table-row table:style-name="ro1">
          <table:table-cell office:value-type="string">
            <text:p>c5315/c5315.lp.3.7</text:p>
          </table:table-cell>
          <table:table-cell office:value-type="float" office:value="0.630336"/>
          <table:table-cell office:value-type="float" office:value="0.623"/>
          <table:table-cell office:value-type="float" office:value="0.5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51.0"/>
          <table:table-cell office:value-type="float" office:value="571694.0"/>
          <table:table-cell office:value-type="float" office:value="571694.0"/>
          <table:table-cell office:value-type="float" office:value="10668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03])" office:value-type="float"/>
          <table:table-cell table:formula="of:=MIN([.$C503])" office:value-type="float"/>
          <table:table-cell table:formula="of:=MIN([.$D503])" office:value-type="float"/>
          <table:table-cell table:formula="of:=MIN([.$E503])" office:value-type="float"/>
          <table:table-cell table:formula="of:=MIN([.$F503])" office:value-type="float"/>
          <table:table-cell table:formula="of:=MIN([.$G503])" office:value-type="float"/>
          <table:table-cell table:formula="of:=MIN([.$H503])" office:value-type="float"/>
          <table:table-cell table:formula="of:=MIN([.$I503])" office:value-type="float"/>
          <table:table-cell table:formula="of:=MIN([.$J503])" office:value-type="float"/>
          <table:table-cell table:formula="of:=MIN([.$K503])" office:value-type="float"/>
          <table:table-cell table:formula="of:=MIN([.$L503])" office:value-type="float"/>
          <table:table-cell table:formula="of:=MIN([.$M503])" office:value-type="float"/>
          <table:table-cell table:formula="of:=MIN([.$N503])" office:value-type="float"/>
          <table:table-cell table:formula="of:=MEDIAN([.$B503])" office:value-type="float"/>
          <table:table-cell table:formula="of:=MEDIAN([.$C503])" office:value-type="float"/>
          <table:table-cell table:formula="of:=MEDIAN([.$D503])" office:value-type="float"/>
          <table:table-cell table:formula="of:=MEDIAN([.$E503])" office:value-type="float"/>
          <table:table-cell table:formula="of:=MEDIAN([.$F503])" office:value-type="float"/>
          <table:table-cell table:formula="of:=MEDIAN([.$G503])" office:value-type="float"/>
          <table:table-cell table:formula="of:=MEDIAN([.$H503])" office:value-type="float"/>
          <table:table-cell table:formula="of:=MEDIAN([.$I503])" office:value-type="float"/>
          <table:table-cell table:formula="of:=MEDIAN([.$J503])" office:value-type="float"/>
          <table:table-cell table:formula="of:=MEDIAN([.$K503])" office:value-type="float"/>
          <table:table-cell table:formula="of:=MEDIAN([.$L503])" office:value-type="float"/>
          <table:table-cell table:formula="of:=MEDIAN([.$M503])" office:value-type="float"/>
          <table:table-cell table:formula="of:=MEDIAN([.$N503])" office:value-type="float"/>
          <table:table-cell table:formula="of:=MAX([.$B503])" office:value-type="float"/>
          <table:table-cell table:formula="of:=MAX([.$C503])" office:value-type="float"/>
          <table:table-cell table:formula="of:=MAX([.$D503])" office:value-type="float"/>
          <table:table-cell table:formula="of:=MAX([.$E503])" office:value-type="float"/>
          <table:table-cell table:formula="of:=MAX([.$F503])" office:value-type="float"/>
          <table:table-cell table:formula="of:=MAX([.$G503])" office:value-type="float"/>
          <table:table-cell table:formula="of:=MAX([.$H503])" office:value-type="float"/>
          <table:table-cell table:formula="of:=MAX([.$I503])" office:value-type="float"/>
          <table:table-cell table:formula="of:=MAX([.$J503])" office:value-type="float"/>
          <table:table-cell table:formula="of:=MAX([.$K503])" office:value-type="float"/>
          <table:table-cell table:formula="of:=MAX([.$L503])" office:value-type="float"/>
          <table:table-cell table:formula="of:=MAX([.$M503])" office:value-type="float"/>
          <table:table-cell table:formula="of:=MAX([.$N503])" office:value-type="float"/>
        </table:table-row>
        <table:table-row table:style-name="ro1">
          <table:table-cell office:value-type="string">
            <text:p>c5315/c5315.lp.3.8</text:p>
          </table:table-cell>
          <table:table-cell office:value-type="float" office:value="0.753023"/>
          <table:table-cell office:value-type="float" office:value="0.746"/>
          <table:table-cell office:value-type="float" office:value="0.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8.0"/>
          <table:table-cell office:value-type="float" office:value="880211.0"/>
          <table:table-cell office:value-type="float" office:value="880211.0"/>
          <table:table-cell office:value-type="float" office:value="10663.0"/>
          <table:table-cell office:value-type="float" office:value="5976.0"/>
          <table:table-cell office:value-type="float" office:value="0.0"/>
          <table:table-cell office:value-type="float" office:value="0.0"/>
          <table:table-cell table:formula="of:=MIN([.$B504])" office:value-type="float"/>
          <table:table-cell table:formula="of:=MIN([.$C504])" office:value-type="float"/>
          <table:table-cell table:formula="of:=MIN([.$D504])" office:value-type="float"/>
          <table:table-cell table:formula="of:=MIN([.$E504])" office:value-type="float"/>
          <table:table-cell table:formula="of:=MIN([.$F504])" office:value-type="float"/>
          <table:table-cell table:formula="of:=MIN([.$G504])" office:value-type="float"/>
          <table:table-cell table:formula="of:=MIN([.$H504])" office:value-type="float"/>
          <table:table-cell table:formula="of:=MIN([.$I504])" office:value-type="float"/>
          <table:table-cell table:formula="of:=MIN([.$J504])" office:value-type="float"/>
          <table:table-cell table:formula="of:=MIN([.$K504])" office:value-type="float"/>
          <table:table-cell table:formula="of:=MIN([.$L504])" office:value-type="float"/>
          <table:table-cell table:formula="of:=MIN([.$M504])" office:value-type="float"/>
          <table:table-cell table:formula="of:=MIN([.$N504])" office:value-type="float"/>
          <table:table-cell table:formula="of:=MEDIAN([.$B504])" office:value-type="float"/>
          <table:table-cell table:formula="of:=MEDIAN([.$C504])" office:value-type="float"/>
          <table:table-cell table:formula="of:=MEDIAN([.$D504])" office:value-type="float"/>
          <table:table-cell table:formula="of:=MEDIAN([.$E504])" office:value-type="float"/>
          <table:table-cell table:formula="of:=MEDIAN([.$F504])" office:value-type="float"/>
          <table:table-cell table:formula="of:=MEDIAN([.$G504])" office:value-type="float"/>
          <table:table-cell table:formula="of:=MEDIAN([.$H504])" office:value-type="float"/>
          <table:table-cell table:formula="of:=MEDIAN([.$I504])" office:value-type="float"/>
          <table:table-cell table:formula="of:=MEDIAN([.$J504])" office:value-type="float"/>
          <table:table-cell table:formula="of:=MEDIAN([.$K504])" office:value-type="float"/>
          <table:table-cell table:formula="of:=MEDIAN([.$L504])" office:value-type="float"/>
          <table:table-cell table:formula="of:=MEDIAN([.$M504])" office:value-type="float"/>
          <table:table-cell table:formula="of:=MEDIAN([.$N504])" office:value-type="float"/>
          <table:table-cell table:formula="of:=MAX([.$B504])" office:value-type="float"/>
          <table:table-cell table:formula="of:=MAX([.$C504])" office:value-type="float"/>
          <table:table-cell table:formula="of:=MAX([.$D504])" office:value-type="float"/>
          <table:table-cell table:formula="of:=MAX([.$E504])" office:value-type="float"/>
          <table:table-cell table:formula="of:=MAX([.$F504])" office:value-type="float"/>
          <table:table-cell table:formula="of:=MAX([.$G504])" office:value-type="float"/>
          <table:table-cell table:formula="of:=MAX([.$H504])" office:value-type="float"/>
          <table:table-cell table:formula="of:=MAX([.$I504])" office:value-type="float"/>
          <table:table-cell table:formula="of:=MAX([.$J504])" office:value-type="float"/>
          <table:table-cell table:formula="of:=MAX([.$K504])" office:value-type="float"/>
          <table:table-cell table:formula="of:=MAX([.$L504])" office:value-type="float"/>
          <table:table-cell table:formula="of:=MAX([.$M504])" office:value-type="float"/>
          <table:table-cell table:formula="of:=MAX([.$N504])" office:value-type="float"/>
        </table:table-row>
        <table:table-row table:style-name="ro1">
          <table:table-cell office:value-type="string">
            <text:p>c5315/c5315.lp.4.1</text:p>
          </table:table-cell>
          <table:table-cell office:value-type="float" office:value="0.838905"/>
          <table:table-cell office:value-type="float" office:value="0.83"/>
          <table:table-cell office:value-type="float" office:value="0.7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9.0"/>
          <table:table-cell office:value-type="float" office:value="1133966.0"/>
          <table:table-cell office:value-type="float" office:value="1133966.0"/>
          <table:table-cell office:value-type="float" office:value="10660.0"/>
          <table:table-cell office:value-type="float" office:value="5986.0"/>
          <table:table-cell office:value-type="float" office:value="0.0"/>
          <table:table-cell office:value-type="float" office:value="0.0"/>
          <table:table-cell table:formula="of:=MIN([.$B505])" office:value-type="float"/>
          <table:table-cell table:formula="of:=MIN([.$C505])" office:value-type="float"/>
          <table:table-cell table:formula="of:=MIN([.$D505])" office:value-type="float"/>
          <table:table-cell table:formula="of:=MIN([.$E505])" office:value-type="float"/>
          <table:table-cell table:formula="of:=MIN([.$F505])" office:value-type="float"/>
          <table:table-cell table:formula="of:=MIN([.$G505])" office:value-type="float"/>
          <table:table-cell table:formula="of:=MIN([.$H505])" office:value-type="float"/>
          <table:table-cell table:formula="of:=MIN([.$I505])" office:value-type="float"/>
          <table:table-cell table:formula="of:=MIN([.$J505])" office:value-type="float"/>
          <table:table-cell table:formula="of:=MIN([.$K505])" office:value-type="float"/>
          <table:table-cell table:formula="of:=MIN([.$L505])" office:value-type="float"/>
          <table:table-cell table:formula="of:=MIN([.$M505])" office:value-type="float"/>
          <table:table-cell table:formula="of:=MIN([.$N505])" office:value-type="float"/>
          <table:table-cell table:formula="of:=MEDIAN([.$B505])" office:value-type="float"/>
          <table:table-cell table:formula="of:=MEDIAN([.$C505])" office:value-type="float"/>
          <table:table-cell table:formula="of:=MEDIAN([.$D505])" office:value-type="float"/>
          <table:table-cell table:formula="of:=MEDIAN([.$E505])" office:value-type="float"/>
          <table:table-cell table:formula="of:=MEDIAN([.$F505])" office:value-type="float"/>
          <table:table-cell table:formula="of:=MEDIAN([.$G505])" office:value-type="float"/>
          <table:table-cell table:formula="of:=MEDIAN([.$H505])" office:value-type="float"/>
          <table:table-cell table:formula="of:=MEDIAN([.$I505])" office:value-type="float"/>
          <table:table-cell table:formula="of:=MEDIAN([.$J505])" office:value-type="float"/>
          <table:table-cell table:formula="of:=MEDIAN([.$K505])" office:value-type="float"/>
          <table:table-cell table:formula="of:=MEDIAN([.$L505])" office:value-type="float"/>
          <table:table-cell table:formula="of:=MEDIAN([.$M505])" office:value-type="float"/>
          <table:table-cell table:formula="of:=MEDIAN([.$N505])" office:value-type="float"/>
          <table:table-cell table:formula="of:=MAX([.$B505])" office:value-type="float"/>
          <table:table-cell table:formula="of:=MAX([.$C505])" office:value-type="float"/>
          <table:table-cell table:formula="of:=MAX([.$D505])" office:value-type="float"/>
          <table:table-cell table:formula="of:=MAX([.$E505])" office:value-type="float"/>
          <table:table-cell table:formula="of:=MAX([.$F505])" office:value-type="float"/>
          <table:table-cell table:formula="of:=MAX([.$G505])" office:value-type="float"/>
          <table:table-cell table:formula="of:=MAX([.$H505])" office:value-type="float"/>
          <table:table-cell table:formula="of:=MAX([.$I505])" office:value-type="float"/>
          <table:table-cell table:formula="of:=MAX([.$J505])" office:value-type="float"/>
          <table:table-cell table:formula="of:=MAX([.$K505])" office:value-type="float"/>
          <table:table-cell table:formula="of:=MAX([.$L505])" office:value-type="float"/>
          <table:table-cell table:formula="of:=MAX([.$M505])" office:value-type="float"/>
          <table:table-cell table:formula="of:=MAX([.$N505])" office:value-type="float"/>
        </table:table-row>
        <table:table-row table:style-name="ro1">
          <table:table-cell office:value-type="string">
            <text:p>c5315/c5315.lp.4.2</text:p>
          </table:table-cell>
          <table:table-cell office:value-type="float" office:value="0.818811"/>
          <table:table-cell office:value-type="float" office:value="0.811"/>
          <table:table-cell office:value-type="float" office:value="0.7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028920.0"/>
          <table:table-cell office:value-type="float" office:value="1028920.0"/>
          <table:table-cell office:value-type="float" office:value="10658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6])" office:value-type="float"/>
          <table:table-cell table:formula="of:=MIN([.$C506])" office:value-type="float"/>
          <table:table-cell table:formula="of:=MIN([.$D506])" office:value-type="float"/>
          <table:table-cell table:formula="of:=MIN([.$E506])" office:value-type="float"/>
          <table:table-cell table:formula="of:=MIN([.$F506])" office:value-type="float"/>
          <table:table-cell table:formula="of:=MIN([.$G506])" office:value-type="float"/>
          <table:table-cell table:formula="of:=MIN([.$H506])" office:value-type="float"/>
          <table:table-cell table:formula="of:=MIN([.$I506])" office:value-type="float"/>
          <table:table-cell table:formula="of:=MIN([.$J506])" office:value-type="float"/>
          <table:table-cell table:formula="of:=MIN([.$K506])" office:value-type="float"/>
          <table:table-cell table:formula="of:=MIN([.$L506])" office:value-type="float"/>
          <table:table-cell table:formula="of:=MIN([.$M506])" office:value-type="float"/>
          <table:table-cell table:formula="of:=MIN([.$N506])" office:value-type="float"/>
          <table:table-cell table:formula="of:=MEDIAN([.$B506])" office:value-type="float"/>
          <table:table-cell table:formula="of:=MEDIAN([.$C506])" office:value-type="float"/>
          <table:table-cell table:formula="of:=MEDIAN([.$D506])" office:value-type="float"/>
          <table:table-cell table:formula="of:=MEDIAN([.$E506])" office:value-type="float"/>
          <table:table-cell table:formula="of:=MEDIAN([.$F506])" office:value-type="float"/>
          <table:table-cell table:formula="of:=MEDIAN([.$G506])" office:value-type="float"/>
          <table:table-cell table:formula="of:=MEDIAN([.$H506])" office:value-type="float"/>
          <table:table-cell table:formula="of:=MEDIAN([.$I506])" office:value-type="float"/>
          <table:table-cell table:formula="of:=MEDIAN([.$J506])" office:value-type="float"/>
          <table:table-cell table:formula="of:=MEDIAN([.$K506])" office:value-type="float"/>
          <table:table-cell table:formula="of:=MEDIAN([.$L506])" office:value-type="float"/>
          <table:table-cell table:formula="of:=MEDIAN([.$M506])" office:value-type="float"/>
          <table:table-cell table:formula="of:=MEDIAN([.$N506])" office:value-type="float"/>
          <table:table-cell table:formula="of:=MAX([.$B506])" office:value-type="float"/>
          <table:table-cell table:formula="of:=MAX([.$C506])" office:value-type="float"/>
          <table:table-cell table:formula="of:=MAX([.$D506])" office:value-type="float"/>
          <table:table-cell table:formula="of:=MAX([.$E506])" office:value-type="float"/>
          <table:table-cell table:formula="of:=MAX([.$F506])" office:value-type="float"/>
          <table:table-cell table:formula="of:=MAX([.$G506])" office:value-type="float"/>
          <table:table-cell table:formula="of:=MAX([.$H506])" office:value-type="float"/>
          <table:table-cell table:formula="of:=MAX([.$I506])" office:value-type="float"/>
          <table:table-cell table:formula="of:=MAX([.$J506])" office:value-type="float"/>
          <table:table-cell table:formula="of:=MAX([.$K506])" office:value-type="float"/>
          <table:table-cell table:formula="of:=MAX([.$L506])" office:value-type="float"/>
          <table:table-cell table:formula="of:=MAX([.$M506])" office:value-type="float"/>
          <table:table-cell table:formula="of:=MAX([.$N506])" office:value-type="float"/>
        </table:table-row>
        <table:table-row table:style-name="ro1">
          <table:table-cell office:value-type="string">
            <text:p>c5315/c5315.lp.4.3</text:p>
          </table:table-cell>
          <table:table-cell office:value-type="float" office:value="0.523606"/>
          <table:table-cell office:value-type="float" office:value="0.515"/>
          <table:table-cell office:value-type="float" office:value="0.4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32.0"/>
          <table:table-cell office:value-type="float" office:value="524762.0"/>
          <table:table-cell office:value-type="float" office:value="524762.0"/>
          <table:table-cell office:value-type="float" office:value="10660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7])" office:value-type="float"/>
          <table:table-cell table:formula="of:=MIN([.$C507])" office:value-type="float"/>
          <table:table-cell table:formula="of:=MIN([.$D507])" office:value-type="float"/>
          <table:table-cell table:formula="of:=MIN([.$E507])" office:value-type="float"/>
          <table:table-cell table:formula="of:=MIN([.$F507])" office:value-type="float"/>
          <table:table-cell table:formula="of:=MIN([.$G507])" office:value-type="float"/>
          <table:table-cell table:formula="of:=MIN([.$H507])" office:value-type="float"/>
          <table:table-cell table:formula="of:=MIN([.$I507])" office:value-type="float"/>
          <table:table-cell table:formula="of:=MIN([.$J507])" office:value-type="float"/>
          <table:table-cell table:formula="of:=MIN([.$K507])" office:value-type="float"/>
          <table:table-cell table:formula="of:=MIN([.$L507])" office:value-type="float"/>
          <table:table-cell table:formula="of:=MIN([.$M507])" office:value-type="float"/>
          <table:table-cell table:formula="of:=MIN([.$N507])" office:value-type="float"/>
          <table:table-cell table:formula="of:=MEDIAN([.$B507])" office:value-type="float"/>
          <table:table-cell table:formula="of:=MEDIAN([.$C507])" office:value-type="float"/>
          <table:table-cell table:formula="of:=MEDIAN([.$D507])" office:value-type="float"/>
          <table:table-cell table:formula="of:=MEDIAN([.$E507])" office:value-type="float"/>
          <table:table-cell table:formula="of:=MEDIAN([.$F507])" office:value-type="float"/>
          <table:table-cell table:formula="of:=MEDIAN([.$G507])" office:value-type="float"/>
          <table:table-cell table:formula="of:=MEDIAN([.$H507])" office:value-type="float"/>
          <table:table-cell table:formula="of:=MEDIAN([.$I507])" office:value-type="float"/>
          <table:table-cell table:formula="of:=MEDIAN([.$J507])" office:value-type="float"/>
          <table:table-cell table:formula="of:=MEDIAN([.$K507])" office:value-type="float"/>
          <table:table-cell table:formula="of:=MEDIAN([.$L507])" office:value-type="float"/>
          <table:table-cell table:formula="of:=MEDIAN([.$M507])" office:value-type="float"/>
          <table:table-cell table:formula="of:=MEDIAN([.$N507])" office:value-type="float"/>
          <table:table-cell table:formula="of:=MAX([.$B507])" office:value-type="float"/>
          <table:table-cell table:formula="of:=MAX([.$C507])" office:value-type="float"/>
          <table:table-cell table:formula="of:=MAX([.$D507])" office:value-type="float"/>
          <table:table-cell table:formula="of:=MAX([.$E507])" office:value-type="float"/>
          <table:table-cell table:formula="of:=MAX([.$F507])" office:value-type="float"/>
          <table:table-cell table:formula="of:=MAX([.$G507])" office:value-type="float"/>
          <table:table-cell table:formula="of:=MAX([.$H507])" office:value-type="float"/>
          <table:table-cell table:formula="of:=MAX([.$I507])" office:value-type="float"/>
          <table:table-cell table:formula="of:=MAX([.$J507])" office:value-type="float"/>
          <table:table-cell table:formula="of:=MAX([.$K507])" office:value-type="float"/>
          <table:table-cell table:formula="of:=MAX([.$L507])" office:value-type="float"/>
          <table:table-cell table:formula="of:=MAX([.$M507])" office:value-type="float"/>
          <table:table-cell table:formula="of:=MAX([.$N507])" office:value-type="float"/>
        </table:table-row>
        <table:table-row table:style-name="ro1">
          <table:table-cell office:value-type="string">
            <text:p>c5315/c5315.lp.4.4</text:p>
          </table:table-cell>
          <table:table-cell office:value-type="float" office:value="0.520686"/>
          <table:table-cell office:value-type="float" office:value="0.513"/>
          <table:table-cell office:value-type="float" office:value="0.4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99.0"/>
          <table:table-cell office:value-type="float" office:value="523536.0"/>
          <table:table-cell office:value-type="float" office:value="523536.0"/>
          <table:table-cell office:value-type="float" office:value="10662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8])" office:value-type="float"/>
          <table:table-cell table:formula="of:=MIN([.$C508])" office:value-type="float"/>
          <table:table-cell table:formula="of:=MIN([.$D508])" office:value-type="float"/>
          <table:table-cell table:formula="of:=MIN([.$E508])" office:value-type="float"/>
          <table:table-cell table:formula="of:=MIN([.$F508])" office:value-type="float"/>
          <table:table-cell table:formula="of:=MIN([.$G508])" office:value-type="float"/>
          <table:table-cell table:formula="of:=MIN([.$H508])" office:value-type="float"/>
          <table:table-cell table:formula="of:=MIN([.$I508])" office:value-type="float"/>
          <table:table-cell table:formula="of:=MIN([.$J508])" office:value-type="float"/>
          <table:table-cell table:formula="of:=MIN([.$K508])" office:value-type="float"/>
          <table:table-cell table:formula="of:=MIN([.$L508])" office:value-type="float"/>
          <table:table-cell table:formula="of:=MIN([.$M508])" office:value-type="float"/>
          <table:table-cell table:formula="of:=MIN([.$N508])" office:value-type="float"/>
          <table:table-cell table:formula="of:=MEDIAN([.$B508])" office:value-type="float"/>
          <table:table-cell table:formula="of:=MEDIAN([.$C508])" office:value-type="float"/>
          <table:table-cell table:formula="of:=MEDIAN([.$D508])" office:value-type="float"/>
          <table:table-cell table:formula="of:=MEDIAN([.$E508])" office:value-type="float"/>
          <table:table-cell table:formula="of:=MEDIAN([.$F508])" office:value-type="float"/>
          <table:table-cell table:formula="of:=MEDIAN([.$G508])" office:value-type="float"/>
          <table:table-cell table:formula="of:=MEDIAN([.$H508])" office:value-type="float"/>
          <table:table-cell table:formula="of:=MEDIAN([.$I508])" office:value-type="float"/>
          <table:table-cell table:formula="of:=MEDIAN([.$J508])" office:value-type="float"/>
          <table:table-cell table:formula="of:=MEDIAN([.$K508])" office:value-type="float"/>
          <table:table-cell table:formula="of:=MEDIAN([.$L508])" office:value-type="float"/>
          <table:table-cell table:formula="of:=MEDIAN([.$M508])" office:value-type="float"/>
          <table:table-cell table:formula="of:=MEDIAN([.$N508])" office:value-type="float"/>
          <table:table-cell table:formula="of:=MAX([.$B508])" office:value-type="float"/>
          <table:table-cell table:formula="of:=MAX([.$C508])" office:value-type="float"/>
          <table:table-cell table:formula="of:=MAX([.$D508])" office:value-type="float"/>
          <table:table-cell table:formula="of:=MAX([.$E508])" office:value-type="float"/>
          <table:table-cell table:formula="of:=MAX([.$F508])" office:value-type="float"/>
          <table:table-cell table:formula="of:=MAX([.$G508])" office:value-type="float"/>
          <table:table-cell table:formula="of:=MAX([.$H508])" office:value-type="float"/>
          <table:table-cell table:formula="of:=MAX([.$I508])" office:value-type="float"/>
          <table:table-cell table:formula="of:=MAX([.$J508])" office:value-type="float"/>
          <table:table-cell table:formula="of:=MAX([.$K508])" office:value-type="float"/>
          <table:table-cell table:formula="of:=MAX([.$L508])" office:value-type="float"/>
          <table:table-cell table:formula="of:=MAX([.$M508])" office:value-type="float"/>
          <table:table-cell table:formula="of:=MAX([.$N508])" office:value-type="float"/>
        </table:table-row>
        <table:table-row table:style-name="ro1">
          <table:table-cell office:value-type="string">
            <text:p>c5315/c5315.lp.4.5</text:p>
          </table:table-cell>
          <table:table-cell office:value-type="float" office:value="0.47154"/>
          <table:table-cell office:value-type="float" office:value="0.465"/>
          <table:table-cell office:value-type="float" office:value="0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9.0"/>
          <table:table-cell office:value-type="float" office:value="477254.0"/>
          <table:table-cell office:value-type="float" office:value="477254.0"/>
          <table:table-cell office:value-type="float" office:value="10664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09])" office:value-type="float"/>
          <table:table-cell table:formula="of:=MIN([.$C509])" office:value-type="float"/>
          <table:table-cell table:formula="of:=MIN([.$D509])" office:value-type="float"/>
          <table:table-cell table:formula="of:=MIN([.$E509])" office:value-type="float"/>
          <table:table-cell table:formula="of:=MIN([.$F509])" office:value-type="float"/>
          <table:table-cell table:formula="of:=MIN([.$G509])" office:value-type="float"/>
          <table:table-cell table:formula="of:=MIN([.$H509])" office:value-type="float"/>
          <table:table-cell table:formula="of:=MIN([.$I509])" office:value-type="float"/>
          <table:table-cell table:formula="of:=MIN([.$J509])" office:value-type="float"/>
          <table:table-cell table:formula="of:=MIN([.$K509])" office:value-type="float"/>
          <table:table-cell table:formula="of:=MIN([.$L509])" office:value-type="float"/>
          <table:table-cell table:formula="of:=MIN([.$M509])" office:value-type="float"/>
          <table:table-cell table:formula="of:=MIN([.$N509])" office:value-type="float"/>
          <table:table-cell table:formula="of:=MEDIAN([.$B509])" office:value-type="float"/>
          <table:table-cell table:formula="of:=MEDIAN([.$C509])" office:value-type="float"/>
          <table:table-cell table:formula="of:=MEDIAN([.$D509])" office:value-type="float"/>
          <table:table-cell table:formula="of:=MEDIAN([.$E509])" office:value-type="float"/>
          <table:table-cell table:formula="of:=MEDIAN([.$F509])" office:value-type="float"/>
          <table:table-cell table:formula="of:=MEDIAN([.$G509])" office:value-type="float"/>
          <table:table-cell table:formula="of:=MEDIAN([.$H509])" office:value-type="float"/>
          <table:table-cell table:formula="of:=MEDIAN([.$I509])" office:value-type="float"/>
          <table:table-cell table:formula="of:=MEDIAN([.$J509])" office:value-type="float"/>
          <table:table-cell table:formula="of:=MEDIAN([.$K509])" office:value-type="float"/>
          <table:table-cell table:formula="of:=MEDIAN([.$L509])" office:value-type="float"/>
          <table:table-cell table:formula="of:=MEDIAN([.$M509])" office:value-type="float"/>
          <table:table-cell table:formula="of:=MEDIAN([.$N509])" office:value-type="float"/>
          <table:table-cell table:formula="of:=MAX([.$B509])" office:value-type="float"/>
          <table:table-cell table:formula="of:=MAX([.$C509])" office:value-type="float"/>
          <table:table-cell table:formula="of:=MAX([.$D509])" office:value-type="float"/>
          <table:table-cell table:formula="of:=MAX([.$E509])" office:value-type="float"/>
          <table:table-cell table:formula="of:=MAX([.$F509])" office:value-type="float"/>
          <table:table-cell table:formula="of:=MAX([.$G509])" office:value-type="float"/>
          <table:table-cell table:formula="of:=MAX([.$H509])" office:value-type="float"/>
          <table:table-cell table:formula="of:=MAX([.$I509])" office:value-type="float"/>
          <table:table-cell table:formula="of:=MAX([.$J509])" office:value-type="float"/>
          <table:table-cell table:formula="of:=MAX([.$K509])" office:value-type="float"/>
          <table:table-cell table:formula="of:=MAX([.$L509])" office:value-type="float"/>
          <table:table-cell table:formula="of:=MAX([.$M509])" office:value-type="float"/>
          <table:table-cell table:formula="of:=MAX([.$N509])" office:value-type="float"/>
        </table:table-row>
        <table:table-row table:style-name="ro1">
          <table:table-cell office:value-type="string">
            <text:p>c5315/c5315.lp.4.6</text:p>
          </table:table-cell>
          <table:table-cell office:value-type="float" office:value="0.454871"/>
          <table:table-cell office:value-type="float" office:value="0.448"/>
          <table:table-cell office:value-type="float" office:value="0.4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4.0"/>
          <table:table-cell office:value-type="float" office:value="479946.0"/>
          <table:table-cell office:value-type="float" office:value="479946.0"/>
          <table:table-cell office:value-type="float" office:value="10662.0"/>
          <table:table-cell office:value-type="float" office:value="5987.0"/>
          <table:table-cell office:value-type="float" office:value="0.0"/>
          <table:table-cell office:value-type="float" office:value="0.0"/>
          <table:table-cell table:formula="of:=MIN([.$B510])" office:value-type="float"/>
          <table:table-cell table:formula="of:=MIN([.$C510])" office:value-type="float"/>
          <table:table-cell table:formula="of:=MIN([.$D510])" office:value-type="float"/>
          <table:table-cell table:formula="of:=MIN([.$E510])" office:value-type="float"/>
          <table:table-cell table:formula="of:=MIN([.$F510])" office:value-type="float"/>
          <table:table-cell table:formula="of:=MIN([.$G510])" office:value-type="float"/>
          <table:table-cell table:formula="of:=MIN([.$H510])" office:value-type="float"/>
          <table:table-cell table:formula="of:=MIN([.$I510])" office:value-type="float"/>
          <table:table-cell table:formula="of:=MIN([.$J510])" office:value-type="float"/>
          <table:table-cell table:formula="of:=MIN([.$K510])" office:value-type="float"/>
          <table:table-cell table:formula="of:=MIN([.$L510])" office:value-type="float"/>
          <table:table-cell table:formula="of:=MIN([.$M510])" office:value-type="float"/>
          <table:table-cell table:formula="of:=MIN([.$N510])" office:value-type="float"/>
          <table:table-cell table:formula="of:=MEDIAN([.$B510])" office:value-type="float"/>
          <table:table-cell table:formula="of:=MEDIAN([.$C510])" office:value-type="float"/>
          <table:table-cell table:formula="of:=MEDIAN([.$D510])" office:value-type="float"/>
          <table:table-cell table:formula="of:=MEDIAN([.$E510])" office:value-type="float"/>
          <table:table-cell table:formula="of:=MEDIAN([.$F510])" office:value-type="float"/>
          <table:table-cell table:formula="of:=MEDIAN([.$G510])" office:value-type="float"/>
          <table:table-cell table:formula="of:=MEDIAN([.$H510])" office:value-type="float"/>
          <table:table-cell table:formula="of:=MEDIAN([.$I510])" office:value-type="float"/>
          <table:table-cell table:formula="of:=MEDIAN([.$J510])" office:value-type="float"/>
          <table:table-cell table:formula="of:=MEDIAN([.$K510])" office:value-type="float"/>
          <table:table-cell table:formula="of:=MEDIAN([.$L510])" office:value-type="float"/>
          <table:table-cell table:formula="of:=MEDIAN([.$M510])" office:value-type="float"/>
          <table:table-cell table:formula="of:=MEDIAN([.$N510])" office:value-type="float"/>
          <table:table-cell table:formula="of:=MAX([.$B510])" office:value-type="float"/>
          <table:table-cell table:formula="of:=MAX([.$C510])" office:value-type="float"/>
          <table:table-cell table:formula="of:=MAX([.$D510])" office:value-type="float"/>
          <table:table-cell table:formula="of:=MAX([.$E510])" office:value-type="float"/>
          <table:table-cell table:formula="of:=MAX([.$F510])" office:value-type="float"/>
          <table:table-cell table:formula="of:=MAX([.$G510])" office:value-type="float"/>
          <table:table-cell table:formula="of:=MAX([.$H510])" office:value-type="float"/>
          <table:table-cell table:formula="of:=MAX([.$I510])" office:value-type="float"/>
          <table:table-cell table:formula="of:=MAX([.$J510])" office:value-type="float"/>
          <table:table-cell table:formula="of:=MAX([.$K510])" office:value-type="float"/>
          <table:table-cell table:formula="of:=MAX([.$L510])" office:value-type="float"/>
          <table:table-cell table:formula="of:=MAX([.$M510])" office:value-type="float"/>
          <table:table-cell table:formula="of:=MAX([.$N510])" office:value-type="float"/>
        </table:table-row>
        <table:table-row table:style-name="ro1">
          <table:table-cell office:value-type="string">
            <text:p>c5315/c5315.lp.4.7</text:p>
          </table:table-cell>
          <table:table-cell office:value-type="float" office:value="0.460372"/>
          <table:table-cell office:value-type="float" office:value="0.453"/>
          <table:table-cell office:value-type="float" office:value="0.4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95.0"/>
          <table:table-cell office:value-type="float" office:value="483107.0"/>
          <table:table-cell office:value-type="float" office:value="483107.0"/>
          <table:table-cell office:value-type="float" office:value="10667.0"/>
          <table:table-cell office:value-type="float" office:value="5990.0"/>
          <table:table-cell office:value-type="float" office:value="0.0"/>
          <table:table-cell office:value-type="float" office:value="0.0"/>
          <table:table-cell table:formula="of:=MIN([.$B511])" office:value-type="float"/>
          <table:table-cell table:formula="of:=MIN([.$C511])" office:value-type="float"/>
          <table:table-cell table:formula="of:=MIN([.$D511])" office:value-type="float"/>
          <table:table-cell table:formula="of:=MIN([.$E511])" office:value-type="float"/>
          <table:table-cell table:formula="of:=MIN([.$F511])" office:value-type="float"/>
          <table:table-cell table:formula="of:=MIN([.$G511])" office:value-type="float"/>
          <table:table-cell table:formula="of:=MIN([.$H511])" office:value-type="float"/>
          <table:table-cell table:formula="of:=MIN([.$I511])" office:value-type="float"/>
          <table:table-cell table:formula="of:=MIN([.$J511])" office:value-type="float"/>
          <table:table-cell table:formula="of:=MIN([.$K511])" office:value-type="float"/>
          <table:table-cell table:formula="of:=MIN([.$L511])" office:value-type="float"/>
          <table:table-cell table:formula="of:=MIN([.$M511])" office:value-type="float"/>
          <table:table-cell table:formula="of:=MIN([.$N511])" office:value-type="float"/>
          <table:table-cell table:formula="of:=MEDIAN([.$B511])" office:value-type="float"/>
          <table:table-cell table:formula="of:=MEDIAN([.$C511])" office:value-type="float"/>
          <table:table-cell table:formula="of:=MEDIAN([.$D511])" office:value-type="float"/>
          <table:table-cell table:formula="of:=MEDIAN([.$E511])" office:value-type="float"/>
          <table:table-cell table:formula="of:=MEDIAN([.$F511])" office:value-type="float"/>
          <table:table-cell table:formula="of:=MEDIAN([.$G511])" office:value-type="float"/>
          <table:table-cell table:formula="of:=MEDIAN([.$H511])" office:value-type="float"/>
          <table:table-cell table:formula="of:=MEDIAN([.$I511])" office:value-type="float"/>
          <table:table-cell table:formula="of:=MEDIAN([.$J511])" office:value-type="float"/>
          <table:table-cell table:formula="of:=MEDIAN([.$K511])" office:value-type="float"/>
          <table:table-cell table:formula="of:=MEDIAN([.$L511])" office:value-type="float"/>
          <table:table-cell table:formula="of:=MEDIAN([.$M511])" office:value-type="float"/>
          <table:table-cell table:formula="of:=MEDIAN([.$N511])" office:value-type="float"/>
          <table:table-cell table:formula="of:=MAX([.$B511])" office:value-type="float"/>
          <table:table-cell table:formula="of:=MAX([.$C511])" office:value-type="float"/>
          <table:table-cell table:formula="of:=MAX([.$D511])" office:value-type="float"/>
          <table:table-cell table:formula="of:=MAX([.$E511])" office:value-type="float"/>
          <table:table-cell table:formula="of:=MAX([.$F511])" office:value-type="float"/>
          <table:table-cell table:formula="of:=MAX([.$G511])" office:value-type="float"/>
          <table:table-cell table:formula="of:=MAX([.$H511])" office:value-type="float"/>
          <table:table-cell table:formula="of:=MAX([.$I511])" office:value-type="float"/>
          <table:table-cell table:formula="of:=MAX([.$J511])" office:value-type="float"/>
          <table:table-cell table:formula="of:=MAX([.$K511])" office:value-type="float"/>
          <table:table-cell table:formula="of:=MAX([.$L511])" office:value-type="float"/>
          <table:table-cell table:formula="of:=MAX([.$M511])" office:value-type="float"/>
          <table:table-cell table:formula="of:=MAX([.$N511])" office:value-type="float"/>
        </table:table-row>
        <table:table-row table:style-name="ro1">
          <table:table-cell office:value-type="string">
            <text:p>c5315/c5315.lp.4.8</text:p>
          </table:table-cell>
          <table:table-cell office:value-type="float" office:value="0.464834"/>
          <table:table-cell office:value-type="float" office:value="0.457"/>
          <table:table-cell office:value-type="float" office:value="0.4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4.0"/>
          <table:table-cell office:value-type="float" office:value="476683.0"/>
          <table:table-cell office:value-type="float" office:value="476683.0"/>
          <table:table-cell office:value-type="float" office:value="10665.0"/>
          <table:table-cell office:value-type="float" office:value="5990.0"/>
          <table:table-cell office:value-type="float" office:value="0.0"/>
          <table:table-cell office:value-type="float" office:value="0.0"/>
          <table:table-cell table:formula="of:=MIN([.$B512])" office:value-type="float"/>
          <table:table-cell table:formula="of:=MIN([.$C512])" office:value-type="float"/>
          <table:table-cell table:formula="of:=MIN([.$D512])" office:value-type="float"/>
          <table:table-cell table:formula="of:=MIN([.$E512])" office:value-type="float"/>
          <table:table-cell table:formula="of:=MIN([.$F512])" office:value-type="float"/>
          <table:table-cell table:formula="of:=MIN([.$G512])" office:value-type="float"/>
          <table:table-cell table:formula="of:=MIN([.$H512])" office:value-type="float"/>
          <table:table-cell table:formula="of:=MIN([.$I512])" office:value-type="float"/>
          <table:table-cell table:formula="of:=MIN([.$J512])" office:value-type="float"/>
          <table:table-cell table:formula="of:=MIN([.$K512])" office:value-type="float"/>
          <table:table-cell table:formula="of:=MIN([.$L512])" office:value-type="float"/>
          <table:table-cell table:formula="of:=MIN([.$M512])" office:value-type="float"/>
          <table:table-cell table:formula="of:=MIN([.$N512])" office:value-type="float"/>
          <table:table-cell table:formula="of:=MEDIAN([.$B512])" office:value-type="float"/>
          <table:table-cell table:formula="of:=MEDIAN([.$C512])" office:value-type="float"/>
          <table:table-cell table:formula="of:=MEDIAN([.$D512])" office:value-type="float"/>
          <table:table-cell table:formula="of:=MEDIAN([.$E512])" office:value-type="float"/>
          <table:table-cell table:formula="of:=MEDIAN([.$F512])" office:value-type="float"/>
          <table:table-cell table:formula="of:=MEDIAN([.$G512])" office:value-type="float"/>
          <table:table-cell table:formula="of:=MEDIAN([.$H512])" office:value-type="float"/>
          <table:table-cell table:formula="of:=MEDIAN([.$I512])" office:value-type="float"/>
          <table:table-cell table:formula="of:=MEDIAN([.$J512])" office:value-type="float"/>
          <table:table-cell table:formula="of:=MEDIAN([.$K512])" office:value-type="float"/>
          <table:table-cell table:formula="of:=MEDIAN([.$L512])" office:value-type="float"/>
          <table:table-cell table:formula="of:=MEDIAN([.$M512])" office:value-type="float"/>
          <table:table-cell table:formula="of:=MEDIAN([.$N512])" office:value-type="float"/>
          <table:table-cell table:formula="of:=MAX([.$B512])" office:value-type="float"/>
          <table:table-cell table:formula="of:=MAX([.$C512])" office:value-type="float"/>
          <table:table-cell table:formula="of:=MAX([.$D512])" office:value-type="float"/>
          <table:table-cell table:formula="of:=MAX([.$E512])" office:value-type="float"/>
          <table:table-cell table:formula="of:=MAX([.$F512])" office:value-type="float"/>
          <table:table-cell table:formula="of:=MAX([.$G512])" office:value-type="float"/>
          <table:table-cell table:formula="of:=MAX([.$H512])" office:value-type="float"/>
          <table:table-cell table:formula="of:=MAX([.$I512])" office:value-type="float"/>
          <table:table-cell table:formula="of:=MAX([.$J512])" office:value-type="float"/>
          <table:table-cell table:formula="of:=MAX([.$K512])" office:value-type="float"/>
          <table:table-cell table:formula="of:=MAX([.$L512])" office:value-type="float"/>
          <table:table-cell table:formula="of:=MAX([.$M512])" office:value-type="float"/>
          <table:table-cell table:formula="of:=MAX([.$N512])" office:value-type="float"/>
        </table:table-row>
        <table:table-row table:style-name="ro1">
          <table:table-cell office:value-type="string">
            <text:p>c5315/c5315.lp.5.1</text:p>
          </table:table-cell>
          <table:table-cell office:value-type="float" office:value="0.055621"/>
          <table:table-cell office:value-type="float" office:value="0.0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61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3])" office:value-type="float"/>
          <table:table-cell table:formula="of:=MIN([.$C513])" office:value-type="float"/>
          <table:table-cell table:formula="of:=MIN([.$D513])" office:value-type="float"/>
          <table:table-cell table:formula="of:=MIN([.$E513])" office:value-type="float"/>
          <table:table-cell table:formula="of:=MIN([.$F513])" office:value-type="float"/>
          <table:table-cell table:formula="of:=MIN([.$G513])" office:value-type="float"/>
          <table:table-cell table:formula="of:=MIN([.$H513])" office:value-type="float"/>
          <table:table-cell table:formula="of:=MIN([.$I513])" office:value-type="float"/>
          <table:table-cell table:formula="of:=MIN([.$J513])" office:value-type="float"/>
          <table:table-cell table:formula="of:=MIN([.$K513])" office:value-type="float"/>
          <table:table-cell table:formula="of:=MIN([.$L513])" office:value-type="float"/>
          <table:table-cell table:formula="of:=MIN([.$M513])" office:value-type="float"/>
          <table:table-cell table:formula="of:=MIN([.$N513])" office:value-type="float"/>
          <table:table-cell table:formula="of:=MEDIAN([.$B513])" office:value-type="float"/>
          <table:table-cell table:formula="of:=MEDIAN([.$C513])" office:value-type="float"/>
          <table:table-cell table:formula="of:=MEDIAN([.$D513])" office:value-type="float"/>
          <table:table-cell table:formula="of:=MEDIAN([.$E513])" office:value-type="float"/>
          <table:table-cell table:formula="of:=MEDIAN([.$F513])" office:value-type="float"/>
          <table:table-cell table:formula="of:=MEDIAN([.$G513])" office:value-type="float"/>
          <table:table-cell table:formula="of:=MEDIAN([.$H513])" office:value-type="float"/>
          <table:table-cell table:formula="of:=MEDIAN([.$I513])" office:value-type="float"/>
          <table:table-cell table:formula="of:=MEDIAN([.$J513])" office:value-type="float"/>
          <table:table-cell table:formula="of:=MEDIAN([.$K513])" office:value-type="float"/>
          <table:table-cell table:formula="of:=MEDIAN([.$L513])" office:value-type="float"/>
          <table:table-cell table:formula="of:=MEDIAN([.$M513])" office:value-type="float"/>
          <table:table-cell table:formula="of:=MEDIAN([.$N513])" office:value-type="float"/>
          <table:table-cell table:formula="of:=MAX([.$B513])" office:value-type="float"/>
          <table:table-cell table:formula="of:=MAX([.$C513])" office:value-type="float"/>
          <table:table-cell table:formula="of:=MAX([.$D513])" office:value-type="float"/>
          <table:table-cell table:formula="of:=MAX([.$E513])" office:value-type="float"/>
          <table:table-cell table:formula="of:=MAX([.$F513])" office:value-type="float"/>
          <table:table-cell table:formula="of:=MAX([.$G513])" office:value-type="float"/>
          <table:table-cell table:formula="of:=MAX([.$H513])" office:value-type="float"/>
          <table:table-cell table:formula="of:=MAX([.$I513])" office:value-type="float"/>
          <table:table-cell table:formula="of:=MAX([.$J513])" office:value-type="float"/>
          <table:table-cell table:formula="of:=MAX([.$K513])" office:value-type="float"/>
          <table:table-cell table:formula="of:=MAX([.$L513])" office:value-type="float"/>
          <table:table-cell table:formula="of:=MAX([.$M513])" office:value-type="float"/>
          <table:table-cell table:formula="of:=MAX([.$N513])" office:value-type="float"/>
        </table:table-row>
        <table:table-row table:style-name="ro1">
          <table:table-cell office:value-type="string">
            <text:p>c5315/c5315.lp.5.2</text:p>
          </table:table-cell>
          <table:table-cell office:value-type="float" office:value="0.05581"/>
          <table:table-cell office:value-type="float" office:value="0.04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05.0"/>
          <table:table-cell office:value-type="float" office:value="6905.0"/>
          <table:table-cell office:value-type="float" office:value="10663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4])" office:value-type="float"/>
          <table:table-cell table:formula="of:=MIN([.$C514])" office:value-type="float"/>
          <table:table-cell table:formula="of:=MIN([.$D514])" office:value-type="float"/>
          <table:table-cell table:formula="of:=MIN([.$E514])" office:value-type="float"/>
          <table:table-cell table:formula="of:=MIN([.$F514])" office:value-type="float"/>
          <table:table-cell table:formula="of:=MIN([.$G514])" office:value-type="float"/>
          <table:table-cell table:formula="of:=MIN([.$H514])" office:value-type="float"/>
          <table:table-cell table:formula="of:=MIN([.$I514])" office:value-type="float"/>
          <table:table-cell table:formula="of:=MIN([.$J514])" office:value-type="float"/>
          <table:table-cell table:formula="of:=MIN([.$K514])" office:value-type="float"/>
          <table:table-cell table:formula="of:=MIN([.$L514])" office:value-type="float"/>
          <table:table-cell table:formula="of:=MIN([.$M514])" office:value-type="float"/>
          <table:table-cell table:formula="of:=MIN([.$N514])" office:value-type="float"/>
          <table:table-cell table:formula="of:=MEDIAN([.$B514])" office:value-type="float"/>
          <table:table-cell table:formula="of:=MEDIAN([.$C514])" office:value-type="float"/>
          <table:table-cell table:formula="of:=MEDIAN([.$D514])" office:value-type="float"/>
          <table:table-cell table:formula="of:=MEDIAN([.$E514])" office:value-type="float"/>
          <table:table-cell table:formula="of:=MEDIAN([.$F514])" office:value-type="float"/>
          <table:table-cell table:formula="of:=MEDIAN([.$G514])" office:value-type="float"/>
          <table:table-cell table:formula="of:=MEDIAN([.$H514])" office:value-type="float"/>
          <table:table-cell table:formula="of:=MEDIAN([.$I514])" office:value-type="float"/>
          <table:table-cell table:formula="of:=MEDIAN([.$J514])" office:value-type="float"/>
          <table:table-cell table:formula="of:=MEDIAN([.$K514])" office:value-type="float"/>
          <table:table-cell table:formula="of:=MEDIAN([.$L514])" office:value-type="float"/>
          <table:table-cell table:formula="of:=MEDIAN([.$M514])" office:value-type="float"/>
          <table:table-cell table:formula="of:=MEDIAN([.$N514])" office:value-type="float"/>
          <table:table-cell table:formula="of:=MAX([.$B514])" office:value-type="float"/>
          <table:table-cell table:formula="of:=MAX([.$C514])" office:value-type="float"/>
          <table:table-cell table:formula="of:=MAX([.$D514])" office:value-type="float"/>
          <table:table-cell table:formula="of:=MAX([.$E514])" office:value-type="float"/>
          <table:table-cell table:formula="of:=MAX([.$F514])" office:value-type="float"/>
          <table:table-cell table:formula="of:=MAX([.$G514])" office:value-type="float"/>
          <table:table-cell table:formula="of:=MAX([.$H514])" office:value-type="float"/>
          <table:table-cell table:formula="of:=MAX([.$I514])" office:value-type="float"/>
          <table:table-cell table:formula="of:=MAX([.$J514])" office:value-type="float"/>
          <table:table-cell table:formula="of:=MAX([.$K514])" office:value-type="float"/>
          <table:table-cell table:formula="of:=MAX([.$L514])" office:value-type="float"/>
          <table:table-cell table:formula="of:=MAX([.$M514])" office:value-type="float"/>
          <table:table-cell table:formula="of:=MAX([.$N514])" office:value-type="float"/>
        </table:table-row>
        <table:table-row table:style-name="ro1">
          <table:table-cell office:value-type="string">
            <text:p>c5315/c5315.lp.5.3</text:p>
          </table:table-cell>
          <table:table-cell office:value-type="float" office:value="0.058476"/>
          <table:table-cell office:value-type="float" office:value="0.048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02.0"/>
          <table:table-cell office:value-type="float" office:value="6902.0"/>
          <table:table-cell office:value-type="float" office:value="10665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5])" office:value-type="float"/>
          <table:table-cell table:formula="of:=MIN([.$C515])" office:value-type="float"/>
          <table:table-cell table:formula="of:=MIN([.$D515])" office:value-type="float"/>
          <table:table-cell table:formula="of:=MIN([.$E515])" office:value-type="float"/>
          <table:table-cell table:formula="of:=MIN([.$F515])" office:value-type="float"/>
          <table:table-cell table:formula="of:=MIN([.$G515])" office:value-type="float"/>
          <table:table-cell table:formula="of:=MIN([.$H515])" office:value-type="float"/>
          <table:table-cell table:formula="of:=MIN([.$I515])" office:value-type="float"/>
          <table:table-cell table:formula="of:=MIN([.$J515])" office:value-type="float"/>
          <table:table-cell table:formula="of:=MIN([.$K515])" office:value-type="float"/>
          <table:table-cell table:formula="of:=MIN([.$L515])" office:value-type="float"/>
          <table:table-cell table:formula="of:=MIN([.$M515])" office:value-type="float"/>
          <table:table-cell table:formula="of:=MIN([.$N515])" office:value-type="float"/>
          <table:table-cell table:formula="of:=MEDIAN([.$B515])" office:value-type="float"/>
          <table:table-cell table:formula="of:=MEDIAN([.$C515])" office:value-type="float"/>
          <table:table-cell table:formula="of:=MEDIAN([.$D515])" office:value-type="float"/>
          <table:table-cell table:formula="of:=MEDIAN([.$E515])" office:value-type="float"/>
          <table:table-cell table:formula="of:=MEDIAN([.$F515])" office:value-type="float"/>
          <table:table-cell table:formula="of:=MEDIAN([.$G515])" office:value-type="float"/>
          <table:table-cell table:formula="of:=MEDIAN([.$H515])" office:value-type="float"/>
          <table:table-cell table:formula="of:=MEDIAN([.$I515])" office:value-type="float"/>
          <table:table-cell table:formula="of:=MEDIAN([.$J515])" office:value-type="float"/>
          <table:table-cell table:formula="of:=MEDIAN([.$K515])" office:value-type="float"/>
          <table:table-cell table:formula="of:=MEDIAN([.$L515])" office:value-type="float"/>
          <table:table-cell table:formula="of:=MEDIAN([.$M515])" office:value-type="float"/>
          <table:table-cell table:formula="of:=MEDIAN([.$N515])" office:value-type="float"/>
          <table:table-cell table:formula="of:=MAX([.$B515])" office:value-type="float"/>
          <table:table-cell table:formula="of:=MAX([.$C515])" office:value-type="float"/>
          <table:table-cell table:formula="of:=MAX([.$D515])" office:value-type="float"/>
          <table:table-cell table:formula="of:=MAX([.$E515])" office:value-type="float"/>
          <table:table-cell table:formula="of:=MAX([.$F515])" office:value-type="float"/>
          <table:table-cell table:formula="of:=MAX([.$G515])" office:value-type="float"/>
          <table:table-cell table:formula="of:=MAX([.$H515])" office:value-type="float"/>
          <table:table-cell table:formula="of:=MAX([.$I515])" office:value-type="float"/>
          <table:table-cell table:formula="of:=MAX([.$J515])" office:value-type="float"/>
          <table:table-cell table:formula="of:=MAX([.$K515])" office:value-type="float"/>
          <table:table-cell table:formula="of:=MAX([.$L515])" office:value-type="float"/>
          <table:table-cell table:formula="of:=MAX([.$M515])" office:value-type="float"/>
          <table:table-cell table:formula="of:=MAX([.$N515])" office:value-type="float"/>
        </table:table-row>
        <table:table-row table:style-name="ro1">
          <table:table-cell office:value-type="string">
            <text:p>c5315/c5315.lp.5.4</text:p>
          </table:table-cell>
          <table:table-cell office:value-type="float" office:value="0.898607"/>
          <table:table-cell office:value-type="float" office:value="0.891"/>
          <table:table-cell office:value-type="float" office:value="0.8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1.0"/>
          <table:table-cell office:value-type="float" office:value="1234012.0"/>
          <table:table-cell office:value-type="float" office:value="1234012.0"/>
          <table:table-cell office:value-type="float" office:value="10667.0"/>
          <table:table-cell office:value-type="float" office:value="5978.0"/>
          <table:table-cell office:value-type="float" office:value="0.0"/>
          <table:table-cell office:value-type="float" office:value="0.0"/>
          <table:table-cell table:formula="of:=MIN([.$B516])" office:value-type="float"/>
          <table:table-cell table:formula="of:=MIN([.$C516])" office:value-type="float"/>
          <table:table-cell table:formula="of:=MIN([.$D516])" office:value-type="float"/>
          <table:table-cell table:formula="of:=MIN([.$E516])" office:value-type="float"/>
          <table:table-cell table:formula="of:=MIN([.$F516])" office:value-type="float"/>
          <table:table-cell table:formula="of:=MIN([.$G516])" office:value-type="float"/>
          <table:table-cell table:formula="of:=MIN([.$H516])" office:value-type="float"/>
          <table:table-cell table:formula="of:=MIN([.$I516])" office:value-type="float"/>
          <table:table-cell table:formula="of:=MIN([.$J516])" office:value-type="float"/>
          <table:table-cell table:formula="of:=MIN([.$K516])" office:value-type="float"/>
          <table:table-cell table:formula="of:=MIN([.$L516])" office:value-type="float"/>
          <table:table-cell table:formula="of:=MIN([.$M516])" office:value-type="float"/>
          <table:table-cell table:formula="of:=MIN([.$N516])" office:value-type="float"/>
          <table:table-cell table:formula="of:=MEDIAN([.$B516])" office:value-type="float"/>
          <table:table-cell table:formula="of:=MEDIAN([.$C516])" office:value-type="float"/>
          <table:table-cell table:formula="of:=MEDIAN([.$D516])" office:value-type="float"/>
          <table:table-cell table:formula="of:=MEDIAN([.$E516])" office:value-type="float"/>
          <table:table-cell table:formula="of:=MEDIAN([.$F516])" office:value-type="float"/>
          <table:table-cell table:formula="of:=MEDIAN([.$G516])" office:value-type="float"/>
          <table:table-cell table:formula="of:=MEDIAN([.$H516])" office:value-type="float"/>
          <table:table-cell table:formula="of:=MEDIAN([.$I516])" office:value-type="float"/>
          <table:table-cell table:formula="of:=MEDIAN([.$J516])" office:value-type="float"/>
          <table:table-cell table:formula="of:=MEDIAN([.$K516])" office:value-type="float"/>
          <table:table-cell table:formula="of:=MEDIAN([.$L516])" office:value-type="float"/>
          <table:table-cell table:formula="of:=MEDIAN([.$M516])" office:value-type="float"/>
          <table:table-cell table:formula="of:=MEDIAN([.$N516])" office:value-type="float"/>
          <table:table-cell table:formula="of:=MAX([.$B516])" office:value-type="float"/>
          <table:table-cell table:formula="of:=MAX([.$C516])" office:value-type="float"/>
          <table:table-cell table:formula="of:=MAX([.$D516])" office:value-type="float"/>
          <table:table-cell table:formula="of:=MAX([.$E516])" office:value-type="float"/>
          <table:table-cell table:formula="of:=MAX([.$F516])" office:value-type="float"/>
          <table:table-cell table:formula="of:=MAX([.$G516])" office:value-type="float"/>
          <table:table-cell table:formula="of:=MAX([.$H516])" office:value-type="float"/>
          <table:table-cell table:formula="of:=MAX([.$I516])" office:value-type="float"/>
          <table:table-cell table:formula="of:=MAX([.$J516])" office:value-type="float"/>
          <table:table-cell table:formula="of:=MAX([.$K516])" office:value-type="float"/>
          <table:table-cell table:formula="of:=MAX([.$L516])" office:value-type="float"/>
          <table:table-cell table:formula="of:=MAX([.$M516])" office:value-type="float"/>
          <table:table-cell table:formula="of:=MAX([.$N516])" office:value-type="float"/>
        </table:table-row>
        <table:table-row table:style-name="ro1">
          <table:table-cell office:value-type="string">
            <text:p>c5315/c5315.lp.5.5</text:p>
          </table:table-cell>
          <table:table-cell office:value-type="float" office:value="0.800373"/>
          <table:table-cell office:value-type="float" office:value="0.79"/>
          <table:table-cell office:value-type="float" office:value="0.7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994070.0"/>
          <table:table-cell office:value-type="float" office:value="994070.0"/>
          <table:table-cell office:value-type="float" office:value="10665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17])" office:value-type="float"/>
          <table:table-cell table:formula="of:=MIN([.$C517])" office:value-type="float"/>
          <table:table-cell table:formula="of:=MIN([.$D517])" office:value-type="float"/>
          <table:table-cell table:formula="of:=MIN([.$E517])" office:value-type="float"/>
          <table:table-cell table:formula="of:=MIN([.$F517])" office:value-type="float"/>
          <table:table-cell table:formula="of:=MIN([.$G517])" office:value-type="float"/>
          <table:table-cell table:formula="of:=MIN([.$H517])" office:value-type="float"/>
          <table:table-cell table:formula="of:=MIN([.$I517])" office:value-type="float"/>
          <table:table-cell table:formula="of:=MIN([.$J517])" office:value-type="float"/>
          <table:table-cell table:formula="of:=MIN([.$K517])" office:value-type="float"/>
          <table:table-cell table:formula="of:=MIN([.$L517])" office:value-type="float"/>
          <table:table-cell table:formula="of:=MIN([.$M517])" office:value-type="float"/>
          <table:table-cell table:formula="of:=MIN([.$N517])" office:value-type="float"/>
          <table:table-cell table:formula="of:=MEDIAN([.$B517])" office:value-type="float"/>
          <table:table-cell table:formula="of:=MEDIAN([.$C517])" office:value-type="float"/>
          <table:table-cell table:formula="of:=MEDIAN([.$D517])" office:value-type="float"/>
          <table:table-cell table:formula="of:=MEDIAN([.$E517])" office:value-type="float"/>
          <table:table-cell table:formula="of:=MEDIAN([.$F517])" office:value-type="float"/>
          <table:table-cell table:formula="of:=MEDIAN([.$G517])" office:value-type="float"/>
          <table:table-cell table:formula="of:=MEDIAN([.$H517])" office:value-type="float"/>
          <table:table-cell table:formula="of:=MEDIAN([.$I517])" office:value-type="float"/>
          <table:table-cell table:formula="of:=MEDIAN([.$J517])" office:value-type="float"/>
          <table:table-cell table:formula="of:=MEDIAN([.$K517])" office:value-type="float"/>
          <table:table-cell table:formula="of:=MEDIAN([.$L517])" office:value-type="float"/>
          <table:table-cell table:formula="of:=MEDIAN([.$M517])" office:value-type="float"/>
          <table:table-cell table:formula="of:=MEDIAN([.$N517])" office:value-type="float"/>
          <table:table-cell table:formula="of:=MAX([.$B517])" office:value-type="float"/>
          <table:table-cell table:formula="of:=MAX([.$C517])" office:value-type="float"/>
          <table:table-cell table:formula="of:=MAX([.$D517])" office:value-type="float"/>
          <table:table-cell table:formula="of:=MAX([.$E517])" office:value-type="float"/>
          <table:table-cell table:formula="of:=MAX([.$F517])" office:value-type="float"/>
          <table:table-cell table:formula="of:=MAX([.$G517])" office:value-type="float"/>
          <table:table-cell table:formula="of:=MAX([.$H517])" office:value-type="float"/>
          <table:table-cell table:formula="of:=MAX([.$I517])" office:value-type="float"/>
          <table:table-cell table:formula="of:=MAX([.$J517])" office:value-type="float"/>
          <table:table-cell table:formula="of:=MAX([.$K517])" office:value-type="float"/>
          <table:table-cell table:formula="of:=MAX([.$L517])" office:value-type="float"/>
          <table:table-cell table:formula="of:=MAX([.$M517])" office:value-type="float"/>
          <table:table-cell table:formula="of:=MAX([.$N517])" office:value-type="float"/>
        </table:table-row>
        <table:table-row table:style-name="ro1">
          <table:table-cell office:value-type="string">
            <text:p>c5315/c5315.lp.5.6</text:p>
          </table:table-cell>
          <table:table-cell office:value-type="float" office:value="0.78892"/>
          <table:table-cell office:value-type="float" office:value="0.782"/>
          <table:table-cell office:value-type="float" office:value="0.7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8.0"/>
          <table:table-cell office:value-type="float" office:value="1001016.0"/>
          <table:table-cell office:value-type="float" office:value="1001016.0"/>
          <table:table-cell office:value-type="float" office:value="10663.0"/>
          <table:table-cell office:value-type="float" office:value="5979.0"/>
          <table:table-cell office:value-type="float" office:value="0.0"/>
          <table:table-cell office:value-type="float" office:value="0.0"/>
          <table:table-cell table:formula="of:=MIN([.$B518])" office:value-type="float"/>
          <table:table-cell table:formula="of:=MIN([.$C518])" office:value-type="float"/>
          <table:table-cell table:formula="of:=MIN([.$D518])" office:value-type="float"/>
          <table:table-cell table:formula="of:=MIN([.$E518])" office:value-type="float"/>
          <table:table-cell table:formula="of:=MIN([.$F518])" office:value-type="float"/>
          <table:table-cell table:formula="of:=MIN([.$G518])" office:value-type="float"/>
          <table:table-cell table:formula="of:=MIN([.$H518])" office:value-type="float"/>
          <table:table-cell table:formula="of:=MIN([.$I518])" office:value-type="float"/>
          <table:table-cell table:formula="of:=MIN([.$J518])" office:value-type="float"/>
          <table:table-cell table:formula="of:=MIN([.$K518])" office:value-type="float"/>
          <table:table-cell table:formula="of:=MIN([.$L518])" office:value-type="float"/>
          <table:table-cell table:formula="of:=MIN([.$M518])" office:value-type="float"/>
          <table:table-cell table:formula="of:=MIN([.$N518])" office:value-type="float"/>
          <table:table-cell table:formula="of:=MEDIAN([.$B518])" office:value-type="float"/>
          <table:table-cell table:formula="of:=MEDIAN([.$C518])" office:value-type="float"/>
          <table:table-cell table:formula="of:=MEDIAN([.$D518])" office:value-type="float"/>
          <table:table-cell table:formula="of:=MEDIAN([.$E518])" office:value-type="float"/>
          <table:table-cell table:formula="of:=MEDIAN([.$F518])" office:value-type="float"/>
          <table:table-cell table:formula="of:=MEDIAN([.$G518])" office:value-type="float"/>
          <table:table-cell table:formula="of:=MEDIAN([.$H518])" office:value-type="float"/>
          <table:table-cell table:formula="of:=MEDIAN([.$I518])" office:value-type="float"/>
          <table:table-cell table:formula="of:=MEDIAN([.$J518])" office:value-type="float"/>
          <table:table-cell table:formula="of:=MEDIAN([.$K518])" office:value-type="float"/>
          <table:table-cell table:formula="of:=MEDIAN([.$L518])" office:value-type="float"/>
          <table:table-cell table:formula="of:=MEDIAN([.$M518])" office:value-type="float"/>
          <table:table-cell table:formula="of:=MEDIAN([.$N518])" office:value-type="float"/>
          <table:table-cell table:formula="of:=MAX([.$B518])" office:value-type="float"/>
          <table:table-cell table:formula="of:=MAX([.$C518])" office:value-type="float"/>
          <table:table-cell table:formula="of:=MAX([.$D518])" office:value-type="float"/>
          <table:table-cell table:formula="of:=MAX([.$E518])" office:value-type="float"/>
          <table:table-cell table:formula="of:=MAX([.$F518])" office:value-type="float"/>
          <table:table-cell table:formula="of:=MAX([.$G518])" office:value-type="float"/>
          <table:table-cell table:formula="of:=MAX([.$H518])" office:value-type="float"/>
          <table:table-cell table:formula="of:=MAX([.$I518])" office:value-type="float"/>
          <table:table-cell table:formula="of:=MAX([.$J518])" office:value-type="float"/>
          <table:table-cell table:formula="of:=MAX([.$K518])" office:value-type="float"/>
          <table:table-cell table:formula="of:=MAX([.$L518])" office:value-type="float"/>
          <table:table-cell table:formula="of:=MAX([.$M518])" office:value-type="float"/>
          <table:table-cell table:formula="of:=MAX([.$N518])" office:value-type="float"/>
        </table:table-row>
        <table:table-row table:style-name="ro1">
          <table:table-cell office:value-type="string">
            <text:p>c5315/c5315.lp.5.7</text:p>
          </table:table-cell>
          <table:table-cell office:value-type="float" office:value="0.739789"/>
          <table:table-cell office:value-type="float" office:value="0.732"/>
          <table:table-cell office:value-type="float" office:value="0.6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9.0"/>
          <table:table-cell office:value-type="float" office:value="921138.0"/>
          <table:table-cell office:value-type="float" office:value="921138.0"/>
          <table:table-cell office:value-type="float" office:value="10661.0"/>
          <table:table-cell office:value-type="float" office:value="5980.0"/>
          <table:table-cell office:value-type="float" office:value="0.0"/>
          <table:table-cell office:value-type="float" office:value="0.0"/>
          <table:table-cell table:formula="of:=MIN([.$B519])" office:value-type="float"/>
          <table:table-cell table:formula="of:=MIN([.$C519])" office:value-type="float"/>
          <table:table-cell table:formula="of:=MIN([.$D519])" office:value-type="float"/>
          <table:table-cell table:formula="of:=MIN([.$E519])" office:value-type="float"/>
          <table:table-cell table:formula="of:=MIN([.$F519])" office:value-type="float"/>
          <table:table-cell table:formula="of:=MIN([.$G519])" office:value-type="float"/>
          <table:table-cell table:formula="of:=MIN([.$H519])" office:value-type="float"/>
          <table:table-cell table:formula="of:=MIN([.$I519])" office:value-type="float"/>
          <table:table-cell table:formula="of:=MIN([.$J519])" office:value-type="float"/>
          <table:table-cell table:formula="of:=MIN([.$K519])" office:value-type="float"/>
          <table:table-cell table:formula="of:=MIN([.$L519])" office:value-type="float"/>
          <table:table-cell table:formula="of:=MIN([.$M519])" office:value-type="float"/>
          <table:table-cell table:formula="of:=MIN([.$N519])" office:value-type="float"/>
          <table:table-cell table:formula="of:=MEDIAN([.$B519])" office:value-type="float"/>
          <table:table-cell table:formula="of:=MEDIAN([.$C519])" office:value-type="float"/>
          <table:table-cell table:formula="of:=MEDIAN([.$D519])" office:value-type="float"/>
          <table:table-cell table:formula="of:=MEDIAN([.$E519])" office:value-type="float"/>
          <table:table-cell table:formula="of:=MEDIAN([.$F519])" office:value-type="float"/>
          <table:table-cell table:formula="of:=MEDIAN([.$G519])" office:value-type="float"/>
          <table:table-cell table:formula="of:=MEDIAN([.$H519])" office:value-type="float"/>
          <table:table-cell table:formula="of:=MEDIAN([.$I519])" office:value-type="float"/>
          <table:table-cell table:formula="of:=MEDIAN([.$J519])" office:value-type="float"/>
          <table:table-cell table:formula="of:=MEDIAN([.$K519])" office:value-type="float"/>
          <table:table-cell table:formula="of:=MEDIAN([.$L519])" office:value-type="float"/>
          <table:table-cell table:formula="of:=MEDIAN([.$M519])" office:value-type="float"/>
          <table:table-cell table:formula="of:=MEDIAN([.$N519])" office:value-type="float"/>
          <table:table-cell table:formula="of:=MAX([.$B519])" office:value-type="float"/>
          <table:table-cell table:formula="of:=MAX([.$C519])" office:value-type="float"/>
          <table:table-cell table:formula="of:=MAX([.$D519])" office:value-type="float"/>
          <table:table-cell table:formula="of:=MAX([.$E519])" office:value-type="float"/>
          <table:table-cell table:formula="of:=MAX([.$F519])" office:value-type="float"/>
          <table:table-cell table:formula="of:=MAX([.$G519])" office:value-type="float"/>
          <table:table-cell table:formula="of:=MAX([.$H519])" office:value-type="float"/>
          <table:table-cell table:formula="of:=MAX([.$I519])" office:value-type="float"/>
          <table:table-cell table:formula="of:=MAX([.$J519])" office:value-type="float"/>
          <table:table-cell table:formula="of:=MAX([.$K519])" office:value-type="float"/>
          <table:table-cell table:formula="of:=MAX([.$L519])" office:value-type="float"/>
          <table:table-cell table:formula="of:=MAX([.$M519])" office:value-type="float"/>
          <table:table-cell table:formula="of:=MAX([.$N519])" office:value-type="float"/>
        </table:table-row>
        <table:table-row table:style-name="ro1">
          <table:table-cell office:value-type="string">
            <text:p>c5315/c5315.lp.5.8</text:p>
          </table:table-cell>
          <table:table-cell office:value-type="float" office:value="0.753776"/>
          <table:table-cell office:value-type="float" office:value="0.746"/>
          <table:table-cell office:value-type="float" office:value="0.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0.0"/>
          <table:table-cell office:value-type="float" office:value="911092.0"/>
          <table:table-cell office:value-type="float" office:value="911092.0"/>
          <table:table-cell office:value-type="float" office:value="10656.0"/>
          <table:table-cell office:value-type="float" office:value="5977.0"/>
          <table:table-cell office:value-type="float" office:value="0.0"/>
          <table:table-cell office:value-type="float" office:value="0.0"/>
          <table:table-cell table:formula="of:=MIN([.$B520])" office:value-type="float"/>
          <table:table-cell table:formula="of:=MIN([.$C520])" office:value-type="float"/>
          <table:table-cell table:formula="of:=MIN([.$D520])" office:value-type="float"/>
          <table:table-cell table:formula="of:=MIN([.$E520])" office:value-type="float"/>
          <table:table-cell table:formula="of:=MIN([.$F520])" office:value-type="float"/>
          <table:table-cell table:formula="of:=MIN([.$G520])" office:value-type="float"/>
          <table:table-cell table:formula="of:=MIN([.$H520])" office:value-type="float"/>
          <table:table-cell table:formula="of:=MIN([.$I520])" office:value-type="float"/>
          <table:table-cell table:formula="of:=MIN([.$J520])" office:value-type="float"/>
          <table:table-cell table:formula="of:=MIN([.$K520])" office:value-type="float"/>
          <table:table-cell table:formula="of:=MIN([.$L520])" office:value-type="float"/>
          <table:table-cell table:formula="of:=MIN([.$M520])" office:value-type="float"/>
          <table:table-cell table:formula="of:=MIN([.$N520])" office:value-type="float"/>
          <table:table-cell table:formula="of:=MEDIAN([.$B520])" office:value-type="float"/>
          <table:table-cell table:formula="of:=MEDIAN([.$C520])" office:value-type="float"/>
          <table:table-cell table:formula="of:=MEDIAN([.$D520])" office:value-type="float"/>
          <table:table-cell table:formula="of:=MEDIAN([.$E520])" office:value-type="float"/>
          <table:table-cell table:formula="of:=MEDIAN([.$F520])" office:value-type="float"/>
          <table:table-cell table:formula="of:=MEDIAN([.$G520])" office:value-type="float"/>
          <table:table-cell table:formula="of:=MEDIAN([.$H520])" office:value-type="float"/>
          <table:table-cell table:formula="of:=MEDIAN([.$I520])" office:value-type="float"/>
          <table:table-cell table:formula="of:=MEDIAN([.$J520])" office:value-type="float"/>
          <table:table-cell table:formula="of:=MEDIAN([.$K520])" office:value-type="float"/>
          <table:table-cell table:formula="of:=MEDIAN([.$L520])" office:value-type="float"/>
          <table:table-cell table:formula="of:=MEDIAN([.$M520])" office:value-type="float"/>
          <table:table-cell table:formula="of:=MEDIAN([.$N520])" office:value-type="float"/>
          <table:table-cell table:formula="of:=MAX([.$B520])" office:value-type="float"/>
          <table:table-cell table:formula="of:=MAX([.$C520])" office:value-type="float"/>
          <table:table-cell table:formula="of:=MAX([.$D520])" office:value-type="float"/>
          <table:table-cell table:formula="of:=MAX([.$E520])" office:value-type="float"/>
          <table:table-cell table:formula="of:=MAX([.$F520])" office:value-type="float"/>
          <table:table-cell table:formula="of:=MAX([.$G520])" office:value-type="float"/>
          <table:table-cell table:formula="of:=MAX([.$H520])" office:value-type="float"/>
          <table:table-cell table:formula="of:=MAX([.$I520])" office:value-type="float"/>
          <table:table-cell table:formula="of:=MAX([.$J520])" office:value-type="float"/>
          <table:table-cell table:formula="of:=MAX([.$K520])" office:value-type="float"/>
          <table:table-cell table:formula="of:=MAX([.$L520])" office:value-type="float"/>
          <table:table-cell table:formula="of:=MAX([.$M520])" office:value-type="float"/>
          <table:table-cell table:formula="of:=MAX([.$N520])" office:value-type="float"/>
        </table:table-row>
        <table:table-row table:style-name="ro1">
          <table:table-cell office:value-type="string">
            <text:p>c5315/c5315.lp.6.1</text:p>
          </table:table-cell>
          <table:table-cell office:value-type="float" office:value="0.051815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55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1])" office:value-type="float"/>
          <table:table-cell table:formula="of:=MIN([.$C521])" office:value-type="float"/>
          <table:table-cell table:formula="of:=MIN([.$D521])" office:value-type="float"/>
          <table:table-cell table:formula="of:=MIN([.$E521])" office:value-type="float"/>
          <table:table-cell table:formula="of:=MIN([.$F521])" office:value-type="float"/>
          <table:table-cell table:formula="of:=MIN([.$G521])" office:value-type="float"/>
          <table:table-cell table:formula="of:=MIN([.$H521])" office:value-type="float"/>
          <table:table-cell table:formula="of:=MIN([.$I521])" office:value-type="float"/>
          <table:table-cell table:formula="of:=MIN([.$J521])" office:value-type="float"/>
          <table:table-cell table:formula="of:=MIN([.$K521])" office:value-type="float"/>
          <table:table-cell table:formula="of:=MIN([.$L521])" office:value-type="float"/>
          <table:table-cell table:formula="of:=MIN([.$M521])" office:value-type="float"/>
          <table:table-cell table:formula="of:=MIN([.$N521])" office:value-type="float"/>
          <table:table-cell table:formula="of:=MEDIAN([.$B521])" office:value-type="float"/>
          <table:table-cell table:formula="of:=MEDIAN([.$C521])" office:value-type="float"/>
          <table:table-cell table:formula="of:=MEDIAN([.$D521])" office:value-type="float"/>
          <table:table-cell table:formula="of:=MEDIAN([.$E521])" office:value-type="float"/>
          <table:table-cell table:formula="of:=MEDIAN([.$F521])" office:value-type="float"/>
          <table:table-cell table:formula="of:=MEDIAN([.$G521])" office:value-type="float"/>
          <table:table-cell table:formula="of:=MEDIAN([.$H521])" office:value-type="float"/>
          <table:table-cell table:formula="of:=MEDIAN([.$I521])" office:value-type="float"/>
          <table:table-cell table:formula="of:=MEDIAN([.$J521])" office:value-type="float"/>
          <table:table-cell table:formula="of:=MEDIAN([.$K521])" office:value-type="float"/>
          <table:table-cell table:formula="of:=MEDIAN([.$L521])" office:value-type="float"/>
          <table:table-cell table:formula="of:=MEDIAN([.$M521])" office:value-type="float"/>
          <table:table-cell table:formula="of:=MEDIAN([.$N521])" office:value-type="float"/>
          <table:table-cell table:formula="of:=MAX([.$B521])" office:value-type="float"/>
          <table:table-cell table:formula="of:=MAX([.$C521])" office:value-type="float"/>
          <table:table-cell table:formula="of:=MAX([.$D521])" office:value-type="float"/>
          <table:table-cell table:formula="of:=MAX([.$E521])" office:value-type="float"/>
          <table:table-cell table:formula="of:=MAX([.$F521])" office:value-type="float"/>
          <table:table-cell table:formula="of:=MAX([.$G521])" office:value-type="float"/>
          <table:table-cell table:formula="of:=MAX([.$H521])" office:value-type="float"/>
          <table:table-cell table:formula="of:=MAX([.$I521])" office:value-type="float"/>
          <table:table-cell table:formula="of:=MAX([.$J521])" office:value-type="float"/>
          <table:table-cell table:formula="of:=MAX([.$K521])" office:value-type="float"/>
          <table:table-cell table:formula="of:=MAX([.$L521])" office:value-type="float"/>
          <table:table-cell table:formula="of:=MAX([.$M521])" office:value-type="float"/>
          <table:table-cell table:formula="of:=MAX([.$N521])" office:value-type="float"/>
        </table:table-row>
        <table:table-row table:style-name="ro1">
          <table:table-cell office:value-type="string">
            <text:p>c5315/c5315.lp.6.2</text:p>
          </table:table-cell>
          <table:table-cell office:value-type="float" office:value="0.052197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5.0"/>
          <table:table-cell office:value-type="float" office:value="2305.0"/>
          <table:table-cell office:value-type="float" office:value="10657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2])" office:value-type="float"/>
          <table:table-cell table:formula="of:=MIN([.$C522])" office:value-type="float"/>
          <table:table-cell table:formula="of:=MIN([.$D522])" office:value-type="float"/>
          <table:table-cell table:formula="of:=MIN([.$E522])" office:value-type="float"/>
          <table:table-cell table:formula="of:=MIN([.$F522])" office:value-type="float"/>
          <table:table-cell table:formula="of:=MIN([.$G522])" office:value-type="float"/>
          <table:table-cell table:formula="of:=MIN([.$H522])" office:value-type="float"/>
          <table:table-cell table:formula="of:=MIN([.$I522])" office:value-type="float"/>
          <table:table-cell table:formula="of:=MIN([.$J522])" office:value-type="float"/>
          <table:table-cell table:formula="of:=MIN([.$K522])" office:value-type="float"/>
          <table:table-cell table:formula="of:=MIN([.$L522])" office:value-type="float"/>
          <table:table-cell table:formula="of:=MIN([.$M522])" office:value-type="float"/>
          <table:table-cell table:formula="of:=MIN([.$N522])" office:value-type="float"/>
          <table:table-cell table:formula="of:=MEDIAN([.$B522])" office:value-type="float"/>
          <table:table-cell table:formula="of:=MEDIAN([.$C522])" office:value-type="float"/>
          <table:table-cell table:formula="of:=MEDIAN([.$D522])" office:value-type="float"/>
          <table:table-cell table:formula="of:=MEDIAN([.$E522])" office:value-type="float"/>
          <table:table-cell table:formula="of:=MEDIAN([.$F522])" office:value-type="float"/>
          <table:table-cell table:formula="of:=MEDIAN([.$G522])" office:value-type="float"/>
          <table:table-cell table:formula="of:=MEDIAN([.$H522])" office:value-type="float"/>
          <table:table-cell table:formula="of:=MEDIAN([.$I522])" office:value-type="float"/>
          <table:table-cell table:formula="of:=MEDIAN([.$J522])" office:value-type="float"/>
          <table:table-cell table:formula="of:=MEDIAN([.$K522])" office:value-type="float"/>
          <table:table-cell table:formula="of:=MEDIAN([.$L522])" office:value-type="float"/>
          <table:table-cell table:formula="of:=MEDIAN([.$M522])" office:value-type="float"/>
          <table:table-cell table:formula="of:=MEDIAN([.$N522])" office:value-type="float"/>
          <table:table-cell table:formula="of:=MAX([.$B522])" office:value-type="float"/>
          <table:table-cell table:formula="of:=MAX([.$C522])" office:value-type="float"/>
          <table:table-cell table:formula="of:=MAX([.$D522])" office:value-type="float"/>
          <table:table-cell table:formula="of:=MAX([.$E522])" office:value-type="float"/>
          <table:table-cell table:formula="of:=MAX([.$F522])" office:value-type="float"/>
          <table:table-cell table:formula="of:=MAX([.$G522])" office:value-type="float"/>
          <table:table-cell table:formula="of:=MAX([.$H522])" office:value-type="float"/>
          <table:table-cell table:formula="of:=MAX([.$I522])" office:value-type="float"/>
          <table:table-cell table:formula="of:=MAX([.$J522])" office:value-type="float"/>
          <table:table-cell table:formula="of:=MAX([.$K522])" office:value-type="float"/>
          <table:table-cell table:formula="of:=MAX([.$L522])" office:value-type="float"/>
          <table:table-cell table:formula="of:=MAX([.$M522])" office:value-type="float"/>
          <table:table-cell table:formula="of:=MAX([.$N522])" office:value-type="float"/>
        </table:table-row>
        <table:table-row table:style-name="ro1">
          <table:table-cell office:value-type="string">
            <text:p>c5315/c5315.lp.6.3</text:p>
          </table:table-cell>
          <table:table-cell office:value-type="float" office:value="0.052781"/>
          <table:table-cell office:value-type="float" office:value="0.0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4.0"/>
          <table:table-cell office:value-type="float" office:value="2304.0"/>
          <table:table-cell office:value-type="float" office:value="10659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3])" office:value-type="float"/>
          <table:table-cell table:formula="of:=MIN([.$C523])" office:value-type="float"/>
          <table:table-cell table:formula="of:=MIN([.$D523])" office:value-type="float"/>
          <table:table-cell table:formula="of:=MIN([.$E523])" office:value-type="float"/>
          <table:table-cell table:formula="of:=MIN([.$F523])" office:value-type="float"/>
          <table:table-cell table:formula="of:=MIN([.$G523])" office:value-type="float"/>
          <table:table-cell table:formula="of:=MIN([.$H523])" office:value-type="float"/>
          <table:table-cell table:formula="of:=MIN([.$I523])" office:value-type="float"/>
          <table:table-cell table:formula="of:=MIN([.$J523])" office:value-type="float"/>
          <table:table-cell table:formula="of:=MIN([.$K523])" office:value-type="float"/>
          <table:table-cell table:formula="of:=MIN([.$L523])" office:value-type="float"/>
          <table:table-cell table:formula="of:=MIN([.$M523])" office:value-type="float"/>
          <table:table-cell table:formula="of:=MIN([.$N523])" office:value-type="float"/>
          <table:table-cell table:formula="of:=MEDIAN([.$B523])" office:value-type="float"/>
          <table:table-cell table:formula="of:=MEDIAN([.$C523])" office:value-type="float"/>
          <table:table-cell table:formula="of:=MEDIAN([.$D523])" office:value-type="float"/>
          <table:table-cell table:formula="of:=MEDIAN([.$E523])" office:value-type="float"/>
          <table:table-cell table:formula="of:=MEDIAN([.$F523])" office:value-type="float"/>
          <table:table-cell table:formula="of:=MEDIAN([.$G523])" office:value-type="float"/>
          <table:table-cell table:formula="of:=MEDIAN([.$H523])" office:value-type="float"/>
          <table:table-cell table:formula="of:=MEDIAN([.$I523])" office:value-type="float"/>
          <table:table-cell table:formula="of:=MEDIAN([.$J523])" office:value-type="float"/>
          <table:table-cell table:formula="of:=MEDIAN([.$K523])" office:value-type="float"/>
          <table:table-cell table:formula="of:=MEDIAN([.$L523])" office:value-type="float"/>
          <table:table-cell table:formula="of:=MEDIAN([.$M523])" office:value-type="float"/>
          <table:table-cell table:formula="of:=MEDIAN([.$N523])" office:value-type="float"/>
          <table:table-cell table:formula="of:=MAX([.$B523])" office:value-type="float"/>
          <table:table-cell table:formula="of:=MAX([.$C523])" office:value-type="float"/>
          <table:table-cell table:formula="of:=MAX([.$D523])" office:value-type="float"/>
          <table:table-cell table:formula="of:=MAX([.$E523])" office:value-type="float"/>
          <table:table-cell table:formula="of:=MAX([.$F523])" office:value-type="float"/>
          <table:table-cell table:formula="of:=MAX([.$G523])" office:value-type="float"/>
          <table:table-cell table:formula="of:=MAX([.$H523])" office:value-type="float"/>
          <table:table-cell table:formula="of:=MAX([.$I523])" office:value-type="float"/>
          <table:table-cell table:formula="of:=MAX([.$J523])" office:value-type="float"/>
          <table:table-cell table:formula="of:=MAX([.$K523])" office:value-type="float"/>
          <table:table-cell table:formula="of:=MAX([.$L523])" office:value-type="float"/>
          <table:table-cell table:formula="of:=MAX([.$M523])" office:value-type="float"/>
          <table:table-cell table:formula="of:=MAX([.$N523])" office:value-type="float"/>
        </table:table-row>
        <table:table-row table:style-name="ro1">
          <table:table-cell office:value-type="string">
            <text:p>c5315/c5315.lp.6.4</text:p>
          </table:table-cell>
          <table:table-cell office:value-type="float" office:value="0.052078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3.0"/>
          <table:table-cell office:value-type="float" office:value="2303.0"/>
          <table:table-cell office:value-type="float" office:value="10657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4])" office:value-type="float"/>
          <table:table-cell table:formula="of:=MIN([.$C524])" office:value-type="float"/>
          <table:table-cell table:formula="of:=MIN([.$D524])" office:value-type="float"/>
          <table:table-cell table:formula="of:=MIN([.$E524])" office:value-type="float"/>
          <table:table-cell table:formula="of:=MIN([.$F524])" office:value-type="float"/>
          <table:table-cell table:formula="of:=MIN([.$G524])" office:value-type="float"/>
          <table:table-cell table:formula="of:=MIN([.$H524])" office:value-type="float"/>
          <table:table-cell table:formula="of:=MIN([.$I524])" office:value-type="float"/>
          <table:table-cell table:formula="of:=MIN([.$J524])" office:value-type="float"/>
          <table:table-cell table:formula="of:=MIN([.$K524])" office:value-type="float"/>
          <table:table-cell table:formula="of:=MIN([.$L524])" office:value-type="float"/>
          <table:table-cell table:formula="of:=MIN([.$M524])" office:value-type="float"/>
          <table:table-cell table:formula="of:=MIN([.$N524])" office:value-type="float"/>
          <table:table-cell table:formula="of:=MEDIAN([.$B524])" office:value-type="float"/>
          <table:table-cell table:formula="of:=MEDIAN([.$C524])" office:value-type="float"/>
          <table:table-cell table:formula="of:=MEDIAN([.$D524])" office:value-type="float"/>
          <table:table-cell table:formula="of:=MEDIAN([.$E524])" office:value-type="float"/>
          <table:table-cell table:formula="of:=MEDIAN([.$F524])" office:value-type="float"/>
          <table:table-cell table:formula="of:=MEDIAN([.$G524])" office:value-type="float"/>
          <table:table-cell table:formula="of:=MEDIAN([.$H524])" office:value-type="float"/>
          <table:table-cell table:formula="of:=MEDIAN([.$I524])" office:value-type="float"/>
          <table:table-cell table:formula="of:=MEDIAN([.$J524])" office:value-type="float"/>
          <table:table-cell table:formula="of:=MEDIAN([.$K524])" office:value-type="float"/>
          <table:table-cell table:formula="of:=MEDIAN([.$L524])" office:value-type="float"/>
          <table:table-cell table:formula="of:=MEDIAN([.$M524])" office:value-type="float"/>
          <table:table-cell table:formula="of:=MEDIAN([.$N524])" office:value-type="float"/>
          <table:table-cell table:formula="of:=MAX([.$B524])" office:value-type="float"/>
          <table:table-cell table:formula="of:=MAX([.$C524])" office:value-type="float"/>
          <table:table-cell table:formula="of:=MAX([.$D524])" office:value-type="float"/>
          <table:table-cell table:formula="of:=MAX([.$E524])" office:value-type="float"/>
          <table:table-cell table:formula="of:=MAX([.$F524])" office:value-type="float"/>
          <table:table-cell table:formula="of:=MAX([.$G524])" office:value-type="float"/>
          <table:table-cell table:formula="of:=MAX([.$H524])" office:value-type="float"/>
          <table:table-cell table:formula="of:=MAX([.$I524])" office:value-type="float"/>
          <table:table-cell table:formula="of:=MAX([.$J524])" office:value-type="float"/>
          <table:table-cell table:formula="of:=MAX([.$K524])" office:value-type="float"/>
          <table:table-cell table:formula="of:=MAX([.$L524])" office:value-type="float"/>
          <table:table-cell table:formula="of:=MAX([.$M524])" office:value-type="float"/>
          <table:table-cell table:formula="of:=MAX([.$N524])" office:value-type="float"/>
        </table:table-row>
        <table:table-row table:style-name="ro1">
          <table:table-cell office:value-type="string">
            <text:p>c5315/c5315.lp.6.5</text:p>
          </table:table-cell>
          <table:table-cell office:value-type="float" office:value="0.061427"/>
          <table:table-cell office:value-type="float" office:value="0.054"/>
          <table:table-cell office:value-type="float" office:value="0.01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672.0"/>
          <table:table-cell office:value-type="float" office:value="20672.0"/>
          <table:table-cell office:value-type="float" office:value="10659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25])" office:value-type="float"/>
          <table:table-cell table:formula="of:=MIN([.$C525])" office:value-type="float"/>
          <table:table-cell table:formula="of:=MIN([.$D525])" office:value-type="float"/>
          <table:table-cell table:formula="of:=MIN([.$E525])" office:value-type="float"/>
          <table:table-cell table:formula="of:=MIN([.$F525])" office:value-type="float"/>
          <table:table-cell table:formula="of:=MIN([.$G525])" office:value-type="float"/>
          <table:table-cell table:formula="of:=MIN([.$H525])" office:value-type="float"/>
          <table:table-cell table:formula="of:=MIN([.$I525])" office:value-type="float"/>
          <table:table-cell table:formula="of:=MIN([.$J525])" office:value-type="float"/>
          <table:table-cell table:formula="of:=MIN([.$K525])" office:value-type="float"/>
          <table:table-cell table:formula="of:=MIN([.$L525])" office:value-type="float"/>
          <table:table-cell table:formula="of:=MIN([.$M525])" office:value-type="float"/>
          <table:table-cell table:formula="of:=MIN([.$N525])" office:value-type="float"/>
          <table:table-cell table:formula="of:=MEDIAN([.$B525])" office:value-type="float"/>
          <table:table-cell table:formula="of:=MEDIAN([.$C525])" office:value-type="float"/>
          <table:table-cell table:formula="of:=MEDIAN([.$D525])" office:value-type="float"/>
          <table:table-cell table:formula="of:=MEDIAN([.$E525])" office:value-type="float"/>
          <table:table-cell table:formula="of:=MEDIAN([.$F525])" office:value-type="float"/>
          <table:table-cell table:formula="of:=MEDIAN([.$G525])" office:value-type="float"/>
          <table:table-cell table:formula="of:=MEDIAN([.$H525])" office:value-type="float"/>
          <table:table-cell table:formula="of:=MEDIAN([.$I525])" office:value-type="float"/>
          <table:table-cell table:formula="of:=MEDIAN([.$J525])" office:value-type="float"/>
          <table:table-cell table:formula="of:=MEDIAN([.$K525])" office:value-type="float"/>
          <table:table-cell table:formula="of:=MEDIAN([.$L525])" office:value-type="float"/>
          <table:table-cell table:formula="of:=MEDIAN([.$M525])" office:value-type="float"/>
          <table:table-cell table:formula="of:=MEDIAN([.$N525])" office:value-type="float"/>
          <table:table-cell table:formula="of:=MAX([.$B525])" office:value-type="float"/>
          <table:table-cell table:formula="of:=MAX([.$C525])" office:value-type="float"/>
          <table:table-cell table:formula="of:=MAX([.$D525])" office:value-type="float"/>
          <table:table-cell table:formula="of:=MAX([.$E525])" office:value-type="float"/>
          <table:table-cell table:formula="of:=MAX([.$F525])" office:value-type="float"/>
          <table:table-cell table:formula="of:=MAX([.$G525])" office:value-type="float"/>
          <table:table-cell table:formula="of:=MAX([.$H525])" office:value-type="float"/>
          <table:table-cell table:formula="of:=MAX([.$I525])" office:value-type="float"/>
          <table:table-cell table:formula="of:=MAX([.$J525])" office:value-type="float"/>
          <table:table-cell table:formula="of:=MAX([.$K525])" office:value-type="float"/>
          <table:table-cell table:formula="of:=MAX([.$L525])" office:value-type="float"/>
          <table:table-cell table:formula="of:=MAX([.$M525])" office:value-type="float"/>
          <table:table-cell table:formula="of:=MAX([.$N525])" office:value-type="float"/>
        </table:table-row>
        <table:table-row table:style-name="ro1">
          <table:table-cell office:value-type="string">
            <text:p>c5315/c5315.lp.6.6</text:p>
          </table:table-cell>
          <table:table-cell office:value-type="float" office:value="0.544251"/>
          <table:table-cell office:value-type="float" office:value="0.536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56.0"/>
          <table:table-cell office:value-type="float" office:value="616034.0"/>
          <table:table-cell office:value-type="float" office:value="616034.0"/>
          <table:table-cell office:value-type="float" office:value="10657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26])" office:value-type="float"/>
          <table:table-cell table:formula="of:=MIN([.$C526])" office:value-type="float"/>
          <table:table-cell table:formula="of:=MIN([.$D526])" office:value-type="float"/>
          <table:table-cell table:formula="of:=MIN([.$E526])" office:value-type="float"/>
          <table:table-cell table:formula="of:=MIN([.$F526])" office:value-type="float"/>
          <table:table-cell table:formula="of:=MIN([.$G526])" office:value-type="float"/>
          <table:table-cell table:formula="of:=MIN([.$H526])" office:value-type="float"/>
          <table:table-cell table:formula="of:=MIN([.$I526])" office:value-type="float"/>
          <table:table-cell table:formula="of:=MIN([.$J526])" office:value-type="float"/>
          <table:table-cell table:formula="of:=MIN([.$K526])" office:value-type="float"/>
          <table:table-cell table:formula="of:=MIN([.$L526])" office:value-type="float"/>
          <table:table-cell table:formula="of:=MIN([.$M526])" office:value-type="float"/>
          <table:table-cell table:formula="of:=MIN([.$N526])" office:value-type="float"/>
          <table:table-cell table:formula="of:=MEDIAN([.$B526])" office:value-type="float"/>
          <table:table-cell table:formula="of:=MEDIAN([.$C526])" office:value-type="float"/>
          <table:table-cell table:formula="of:=MEDIAN([.$D526])" office:value-type="float"/>
          <table:table-cell table:formula="of:=MEDIAN([.$E526])" office:value-type="float"/>
          <table:table-cell table:formula="of:=MEDIAN([.$F526])" office:value-type="float"/>
          <table:table-cell table:formula="of:=MEDIAN([.$G526])" office:value-type="float"/>
          <table:table-cell table:formula="of:=MEDIAN([.$H526])" office:value-type="float"/>
          <table:table-cell table:formula="of:=MEDIAN([.$I526])" office:value-type="float"/>
          <table:table-cell table:formula="of:=MEDIAN([.$J526])" office:value-type="float"/>
          <table:table-cell table:formula="of:=MEDIAN([.$K526])" office:value-type="float"/>
          <table:table-cell table:formula="of:=MEDIAN([.$L526])" office:value-type="float"/>
          <table:table-cell table:formula="of:=MEDIAN([.$M526])" office:value-type="float"/>
          <table:table-cell table:formula="of:=MEDIAN([.$N526])" office:value-type="float"/>
          <table:table-cell table:formula="of:=MAX([.$B526])" office:value-type="float"/>
          <table:table-cell table:formula="of:=MAX([.$C526])" office:value-type="float"/>
          <table:table-cell table:formula="of:=MAX([.$D526])" office:value-type="float"/>
          <table:table-cell table:formula="of:=MAX([.$E526])" office:value-type="float"/>
          <table:table-cell table:formula="of:=MAX([.$F526])" office:value-type="float"/>
          <table:table-cell table:formula="of:=MAX([.$G526])" office:value-type="float"/>
          <table:table-cell table:formula="of:=MAX([.$H526])" office:value-type="float"/>
          <table:table-cell table:formula="of:=MAX([.$I526])" office:value-type="float"/>
          <table:table-cell table:formula="of:=MAX([.$J526])" office:value-type="float"/>
          <table:table-cell table:formula="of:=MAX([.$K526])" office:value-type="float"/>
          <table:table-cell table:formula="of:=MAX([.$L526])" office:value-type="float"/>
          <table:table-cell table:formula="of:=MAX([.$M526])" office:value-type="float"/>
          <table:table-cell table:formula="of:=MAX([.$N526])" office:value-type="float"/>
        </table:table-row>
        <table:table-row table:style-name="ro1">
          <table:table-cell office:value-type="string">
            <text:p>c5315/c5315.lp.6.7</text:p>
          </table:table-cell>
          <table:table-cell office:value-type="float" office:value="1.4296"/>
          <table:table-cell office:value-type="float" office:value="1.421"/>
          <table:table-cell office:value-type="float" office:value="1.3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8.0"/>
          <table:table-cell office:value-type="float" office:value="2160175.0"/>
          <table:table-cell office:value-type="float" office:value="2160175.0"/>
          <table:table-cell office:value-type="float" office:value="10652.0"/>
          <table:table-cell office:value-type="float" office:value="5999.0"/>
          <table:table-cell office:value-type="float" office:value="0.0"/>
          <table:table-cell office:value-type="float" office:value="0.0"/>
          <table:table-cell table:formula="of:=MIN([.$B527])" office:value-type="float"/>
          <table:table-cell table:formula="of:=MIN([.$C527])" office:value-type="float"/>
          <table:table-cell table:formula="of:=MIN([.$D527])" office:value-type="float"/>
          <table:table-cell table:formula="of:=MIN([.$E527])" office:value-type="float"/>
          <table:table-cell table:formula="of:=MIN([.$F527])" office:value-type="float"/>
          <table:table-cell table:formula="of:=MIN([.$G527])" office:value-type="float"/>
          <table:table-cell table:formula="of:=MIN([.$H527])" office:value-type="float"/>
          <table:table-cell table:formula="of:=MIN([.$I527])" office:value-type="float"/>
          <table:table-cell table:formula="of:=MIN([.$J527])" office:value-type="float"/>
          <table:table-cell table:formula="of:=MIN([.$K527])" office:value-type="float"/>
          <table:table-cell table:formula="of:=MIN([.$L527])" office:value-type="float"/>
          <table:table-cell table:formula="of:=MIN([.$M527])" office:value-type="float"/>
          <table:table-cell table:formula="of:=MIN([.$N527])" office:value-type="float"/>
          <table:table-cell table:formula="of:=MEDIAN([.$B527])" office:value-type="float"/>
          <table:table-cell table:formula="of:=MEDIAN([.$C527])" office:value-type="float"/>
          <table:table-cell table:formula="of:=MEDIAN([.$D527])" office:value-type="float"/>
          <table:table-cell table:formula="of:=MEDIAN([.$E527])" office:value-type="float"/>
          <table:table-cell table:formula="of:=MEDIAN([.$F527])" office:value-type="float"/>
          <table:table-cell table:formula="of:=MEDIAN([.$G527])" office:value-type="float"/>
          <table:table-cell table:formula="of:=MEDIAN([.$H527])" office:value-type="float"/>
          <table:table-cell table:formula="of:=MEDIAN([.$I527])" office:value-type="float"/>
          <table:table-cell table:formula="of:=MEDIAN([.$J527])" office:value-type="float"/>
          <table:table-cell table:formula="of:=MEDIAN([.$K527])" office:value-type="float"/>
          <table:table-cell table:formula="of:=MEDIAN([.$L527])" office:value-type="float"/>
          <table:table-cell table:formula="of:=MEDIAN([.$M527])" office:value-type="float"/>
          <table:table-cell table:formula="of:=MEDIAN([.$N527])" office:value-type="float"/>
          <table:table-cell table:formula="of:=MAX([.$B527])" office:value-type="float"/>
          <table:table-cell table:formula="of:=MAX([.$C527])" office:value-type="float"/>
          <table:table-cell table:formula="of:=MAX([.$D527])" office:value-type="float"/>
          <table:table-cell table:formula="of:=MAX([.$E527])" office:value-type="float"/>
          <table:table-cell table:formula="of:=MAX([.$F527])" office:value-type="float"/>
          <table:table-cell table:formula="of:=MAX([.$G527])" office:value-type="float"/>
          <table:table-cell table:formula="of:=MAX([.$H527])" office:value-type="float"/>
          <table:table-cell table:formula="of:=MAX([.$I527])" office:value-type="float"/>
          <table:table-cell table:formula="of:=MAX([.$J527])" office:value-type="float"/>
          <table:table-cell table:formula="of:=MAX([.$K527])" office:value-type="float"/>
          <table:table-cell table:formula="of:=MAX([.$L527])" office:value-type="float"/>
          <table:table-cell table:formula="of:=MAX([.$M527])" office:value-type="float"/>
          <table:table-cell table:formula="of:=MAX([.$N527])" office:value-type="float"/>
        </table:table-row>
        <table:table-row table:style-name="ro1">
          <table:table-cell office:value-type="string">
            <text:p>c5315/c5315.lp.6.8</text:p>
          </table:table-cell>
          <table:table-cell office:value-type="float" office:value="1.3412"/>
          <table:table-cell office:value-type="float" office:value="1.334"/>
          <table:table-cell office:value-type="float" office:value="1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0.0"/>
          <table:table-cell office:value-type="float" office:value="2039611.0"/>
          <table:table-cell office:value-type="float" office:value="2039611.0"/>
          <table:table-cell office:value-type="float" office:value="10650.0"/>
          <table:table-cell office:value-type="float" office:value="6000.0"/>
          <table:table-cell office:value-type="float" office:value="0.0"/>
          <table:table-cell office:value-type="float" office:value="0.0"/>
          <table:table-cell table:formula="of:=MIN([.$B528])" office:value-type="float"/>
          <table:table-cell table:formula="of:=MIN([.$C528])" office:value-type="float"/>
          <table:table-cell table:formula="of:=MIN([.$D528])" office:value-type="float"/>
          <table:table-cell table:formula="of:=MIN([.$E528])" office:value-type="float"/>
          <table:table-cell table:formula="of:=MIN([.$F528])" office:value-type="float"/>
          <table:table-cell table:formula="of:=MIN([.$G528])" office:value-type="float"/>
          <table:table-cell table:formula="of:=MIN([.$H528])" office:value-type="float"/>
          <table:table-cell table:formula="of:=MIN([.$I528])" office:value-type="float"/>
          <table:table-cell table:formula="of:=MIN([.$J528])" office:value-type="float"/>
          <table:table-cell table:formula="of:=MIN([.$K528])" office:value-type="float"/>
          <table:table-cell table:formula="of:=MIN([.$L528])" office:value-type="float"/>
          <table:table-cell table:formula="of:=MIN([.$M528])" office:value-type="float"/>
          <table:table-cell table:formula="of:=MIN([.$N528])" office:value-type="float"/>
          <table:table-cell table:formula="of:=MEDIAN([.$B528])" office:value-type="float"/>
          <table:table-cell table:formula="of:=MEDIAN([.$C528])" office:value-type="float"/>
          <table:table-cell table:formula="of:=MEDIAN([.$D528])" office:value-type="float"/>
          <table:table-cell table:formula="of:=MEDIAN([.$E528])" office:value-type="float"/>
          <table:table-cell table:formula="of:=MEDIAN([.$F528])" office:value-type="float"/>
          <table:table-cell table:formula="of:=MEDIAN([.$G528])" office:value-type="float"/>
          <table:table-cell table:formula="of:=MEDIAN([.$H528])" office:value-type="float"/>
          <table:table-cell table:formula="of:=MEDIAN([.$I528])" office:value-type="float"/>
          <table:table-cell table:formula="of:=MEDIAN([.$J528])" office:value-type="float"/>
          <table:table-cell table:formula="of:=MEDIAN([.$K528])" office:value-type="float"/>
          <table:table-cell table:formula="of:=MEDIAN([.$L528])" office:value-type="float"/>
          <table:table-cell table:formula="of:=MEDIAN([.$M528])" office:value-type="float"/>
          <table:table-cell table:formula="of:=MEDIAN([.$N528])" office:value-type="float"/>
          <table:table-cell table:formula="of:=MAX([.$B528])" office:value-type="float"/>
          <table:table-cell table:formula="of:=MAX([.$C528])" office:value-type="float"/>
          <table:table-cell table:formula="of:=MAX([.$D528])" office:value-type="float"/>
          <table:table-cell table:formula="of:=MAX([.$E528])" office:value-type="float"/>
          <table:table-cell table:formula="of:=MAX([.$F528])" office:value-type="float"/>
          <table:table-cell table:formula="of:=MAX([.$G528])" office:value-type="float"/>
          <table:table-cell table:formula="of:=MAX([.$H528])" office:value-type="float"/>
          <table:table-cell table:formula="of:=MAX([.$I528])" office:value-type="float"/>
          <table:table-cell table:formula="of:=MAX([.$J528])" office:value-type="float"/>
          <table:table-cell table:formula="of:=MAX([.$K528])" office:value-type="float"/>
          <table:table-cell table:formula="of:=MAX([.$L528])" office:value-type="float"/>
          <table:table-cell table:formula="of:=MAX([.$M528])" office:value-type="float"/>
          <table:table-cell table:formula="of:=MAX([.$N528])" office:value-type="float"/>
        </table:table-row>
        <table:table-row table:style-name="ro1">
          <table:table-cell office:value-type="string">
            <text:p>c5315/c5315.lp.7.1</text:p>
          </table:table-cell>
          <table:table-cell office:value-type="float" office:value="0.050616"/>
          <table:table-cell office:value-type="float" office:value="0.0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06.0"/>
          <table:table-cell office:value-type="float" office:value="2306.0"/>
          <table:table-cell office:value-type="float" office:value="10670.0"/>
          <table:table-cell office:value-type="float" office:value="6014.0"/>
          <table:table-cell office:value-type="float" office:value="0.0"/>
          <table:table-cell office:value-type="float" office:value="0.0"/>
          <table:table-cell table:formula="of:=MIN([.$B529])" office:value-type="float"/>
          <table:table-cell table:formula="of:=MIN([.$C529])" office:value-type="float"/>
          <table:table-cell table:formula="of:=MIN([.$D529])" office:value-type="float"/>
          <table:table-cell table:formula="of:=MIN([.$E529])" office:value-type="float"/>
          <table:table-cell table:formula="of:=MIN([.$F529])" office:value-type="float"/>
          <table:table-cell table:formula="of:=MIN([.$G529])" office:value-type="float"/>
          <table:table-cell table:formula="of:=MIN([.$H529])" office:value-type="float"/>
          <table:table-cell table:formula="of:=MIN([.$I529])" office:value-type="float"/>
          <table:table-cell table:formula="of:=MIN([.$J529])" office:value-type="float"/>
          <table:table-cell table:formula="of:=MIN([.$K529])" office:value-type="float"/>
          <table:table-cell table:formula="of:=MIN([.$L529])" office:value-type="float"/>
          <table:table-cell table:formula="of:=MIN([.$M529])" office:value-type="float"/>
          <table:table-cell table:formula="of:=MIN([.$N529])" office:value-type="float"/>
          <table:table-cell table:formula="of:=MEDIAN([.$B529])" office:value-type="float"/>
          <table:table-cell table:formula="of:=MEDIAN([.$C529])" office:value-type="float"/>
          <table:table-cell table:formula="of:=MEDIAN([.$D529])" office:value-type="float"/>
          <table:table-cell table:formula="of:=MEDIAN([.$E529])" office:value-type="float"/>
          <table:table-cell table:formula="of:=MEDIAN([.$F529])" office:value-type="float"/>
          <table:table-cell table:formula="of:=MEDIAN([.$G529])" office:value-type="float"/>
          <table:table-cell table:formula="of:=MEDIAN([.$H529])" office:value-type="float"/>
          <table:table-cell table:formula="of:=MEDIAN([.$I529])" office:value-type="float"/>
          <table:table-cell table:formula="of:=MEDIAN([.$J529])" office:value-type="float"/>
          <table:table-cell table:formula="of:=MEDIAN([.$K529])" office:value-type="float"/>
          <table:table-cell table:formula="of:=MEDIAN([.$L529])" office:value-type="float"/>
          <table:table-cell table:formula="of:=MEDIAN([.$M529])" office:value-type="float"/>
          <table:table-cell table:formula="of:=MEDIAN([.$N529])" office:value-type="float"/>
          <table:table-cell table:formula="of:=MAX([.$B529])" office:value-type="float"/>
          <table:table-cell table:formula="of:=MAX([.$C529])" office:value-type="float"/>
          <table:table-cell table:formula="of:=MAX([.$D529])" office:value-type="float"/>
          <table:table-cell table:formula="of:=MAX([.$E529])" office:value-type="float"/>
          <table:table-cell table:formula="of:=MAX([.$F529])" office:value-type="float"/>
          <table:table-cell table:formula="of:=MAX([.$G529])" office:value-type="float"/>
          <table:table-cell table:formula="of:=MAX([.$H529])" office:value-type="float"/>
          <table:table-cell table:formula="of:=MAX([.$I529])" office:value-type="float"/>
          <table:table-cell table:formula="of:=MAX([.$J529])" office:value-type="float"/>
          <table:table-cell table:formula="of:=MAX([.$K529])" office:value-type="float"/>
          <table:table-cell table:formula="of:=MAX([.$L529])" office:value-type="float"/>
          <table:table-cell table:formula="of:=MAX([.$M529])" office:value-type="float"/>
          <table:table-cell table:formula="of:=MAX([.$N529])" office:value-type="float"/>
        </table:table-row>
        <table:table-row table:style-name="ro1">
          <table:table-cell office:value-type="string">
            <text:p>c5315/c5315.lp.7.2</text:p>
          </table:table-cell>
          <table:table-cell office:value-type="float" office:value="0.73147"/>
          <table:table-cell office:value-type="float" office:value="0.724"/>
          <table:table-cell office:value-type="float" office:value="0.6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937551.0"/>
          <table:table-cell office:value-type="float" office:value="937551.0"/>
          <table:table-cell office:value-type="float" office:value="10673.0"/>
          <table:table-cell office:value-type="float" office:value="6015.0"/>
          <table:table-cell office:value-type="float" office:value="0.0"/>
          <table:table-cell office:value-type="float" office:value="0.0"/>
          <table:table-cell table:formula="of:=MIN([.$B530])" office:value-type="float"/>
          <table:table-cell table:formula="of:=MIN([.$C530])" office:value-type="float"/>
          <table:table-cell table:formula="of:=MIN([.$D530])" office:value-type="float"/>
          <table:table-cell table:formula="of:=MIN([.$E530])" office:value-type="float"/>
          <table:table-cell table:formula="of:=MIN([.$F530])" office:value-type="float"/>
          <table:table-cell table:formula="of:=MIN([.$G530])" office:value-type="float"/>
          <table:table-cell table:formula="of:=MIN([.$H530])" office:value-type="float"/>
          <table:table-cell table:formula="of:=MIN([.$I530])" office:value-type="float"/>
          <table:table-cell table:formula="of:=MIN([.$J530])" office:value-type="float"/>
          <table:table-cell table:formula="of:=MIN([.$K530])" office:value-type="float"/>
          <table:table-cell table:formula="of:=MIN([.$L530])" office:value-type="float"/>
          <table:table-cell table:formula="of:=MIN([.$M530])" office:value-type="float"/>
          <table:table-cell table:formula="of:=MIN([.$N530])" office:value-type="float"/>
          <table:table-cell table:formula="of:=MEDIAN([.$B530])" office:value-type="float"/>
          <table:table-cell table:formula="of:=MEDIAN([.$C530])" office:value-type="float"/>
          <table:table-cell table:formula="of:=MEDIAN([.$D530])" office:value-type="float"/>
          <table:table-cell table:formula="of:=MEDIAN([.$E530])" office:value-type="float"/>
          <table:table-cell table:formula="of:=MEDIAN([.$F530])" office:value-type="float"/>
          <table:table-cell table:formula="of:=MEDIAN([.$G530])" office:value-type="float"/>
          <table:table-cell table:formula="of:=MEDIAN([.$H530])" office:value-type="float"/>
          <table:table-cell table:formula="of:=MEDIAN([.$I530])" office:value-type="float"/>
          <table:table-cell table:formula="of:=MEDIAN([.$J530])" office:value-type="float"/>
          <table:table-cell table:formula="of:=MEDIAN([.$K530])" office:value-type="float"/>
          <table:table-cell table:formula="of:=MEDIAN([.$L530])" office:value-type="float"/>
          <table:table-cell table:formula="of:=MEDIAN([.$M530])" office:value-type="float"/>
          <table:table-cell table:formula="of:=MEDIAN([.$N530])" office:value-type="float"/>
          <table:table-cell table:formula="of:=MAX([.$B530])" office:value-type="float"/>
          <table:table-cell table:formula="of:=MAX([.$C530])" office:value-type="float"/>
          <table:table-cell table:formula="of:=MAX([.$D530])" office:value-type="float"/>
          <table:table-cell table:formula="of:=MAX([.$E530])" office:value-type="float"/>
          <table:table-cell table:formula="of:=MAX([.$F530])" office:value-type="float"/>
          <table:table-cell table:formula="of:=MAX([.$G530])" office:value-type="float"/>
          <table:table-cell table:formula="of:=MAX([.$H530])" office:value-type="float"/>
          <table:table-cell table:formula="of:=MAX([.$I530])" office:value-type="float"/>
          <table:table-cell table:formula="of:=MAX([.$J530])" office:value-type="float"/>
          <table:table-cell table:formula="of:=MAX([.$K530])" office:value-type="float"/>
          <table:table-cell table:formula="of:=MAX([.$L530])" office:value-type="float"/>
          <table:table-cell table:formula="of:=MAX([.$M530])" office:value-type="float"/>
          <table:table-cell table:formula="of:=MAX([.$N530])" office:value-type="float"/>
        </table:table-row>
        <table:table-row table:style-name="ro1">
          <table:table-cell office:value-type="string">
            <text:p>c5315/c5315.lp.7.3</text:p>
          </table:table-cell>
          <table:table-cell office:value-type="float" office:value="0.589841"/>
          <table:table-cell office:value-type="float" office:value="0.582"/>
          <table:table-cell office:value-type="float" office:value="0.5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710339.0"/>
          <table:table-cell office:value-type="float" office:value="710339.0"/>
          <table:table-cell office:value-type="float" office:value="10668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1])" office:value-type="float"/>
          <table:table-cell table:formula="of:=MIN([.$C531])" office:value-type="float"/>
          <table:table-cell table:formula="of:=MIN([.$D531])" office:value-type="float"/>
          <table:table-cell table:formula="of:=MIN([.$E531])" office:value-type="float"/>
          <table:table-cell table:formula="of:=MIN([.$F531])" office:value-type="float"/>
          <table:table-cell table:formula="of:=MIN([.$G531])" office:value-type="float"/>
          <table:table-cell table:formula="of:=MIN([.$H531])" office:value-type="float"/>
          <table:table-cell table:formula="of:=MIN([.$I531])" office:value-type="float"/>
          <table:table-cell table:formula="of:=MIN([.$J531])" office:value-type="float"/>
          <table:table-cell table:formula="of:=MIN([.$K531])" office:value-type="float"/>
          <table:table-cell table:formula="of:=MIN([.$L531])" office:value-type="float"/>
          <table:table-cell table:formula="of:=MIN([.$M531])" office:value-type="float"/>
          <table:table-cell table:formula="of:=MIN([.$N531])" office:value-type="float"/>
          <table:table-cell table:formula="of:=MEDIAN([.$B531])" office:value-type="float"/>
          <table:table-cell table:formula="of:=MEDIAN([.$C531])" office:value-type="float"/>
          <table:table-cell table:formula="of:=MEDIAN([.$D531])" office:value-type="float"/>
          <table:table-cell table:formula="of:=MEDIAN([.$E531])" office:value-type="float"/>
          <table:table-cell table:formula="of:=MEDIAN([.$F531])" office:value-type="float"/>
          <table:table-cell table:formula="of:=MEDIAN([.$G531])" office:value-type="float"/>
          <table:table-cell table:formula="of:=MEDIAN([.$H531])" office:value-type="float"/>
          <table:table-cell table:formula="of:=MEDIAN([.$I531])" office:value-type="float"/>
          <table:table-cell table:formula="of:=MEDIAN([.$J531])" office:value-type="float"/>
          <table:table-cell table:formula="of:=MEDIAN([.$K531])" office:value-type="float"/>
          <table:table-cell table:formula="of:=MEDIAN([.$L531])" office:value-type="float"/>
          <table:table-cell table:formula="of:=MEDIAN([.$M531])" office:value-type="float"/>
          <table:table-cell table:formula="of:=MEDIAN([.$N531])" office:value-type="float"/>
          <table:table-cell table:formula="of:=MAX([.$B531])" office:value-type="float"/>
          <table:table-cell table:formula="of:=MAX([.$C531])" office:value-type="float"/>
          <table:table-cell table:formula="of:=MAX([.$D531])" office:value-type="float"/>
          <table:table-cell table:formula="of:=MAX([.$E531])" office:value-type="float"/>
          <table:table-cell table:formula="of:=MAX([.$F531])" office:value-type="float"/>
          <table:table-cell table:formula="of:=MAX([.$G531])" office:value-type="float"/>
          <table:table-cell table:formula="of:=MAX([.$H531])" office:value-type="float"/>
          <table:table-cell table:formula="of:=MAX([.$I531])" office:value-type="float"/>
          <table:table-cell table:formula="of:=MAX([.$J531])" office:value-type="float"/>
          <table:table-cell table:formula="of:=MAX([.$K531])" office:value-type="float"/>
          <table:table-cell table:formula="of:=MAX([.$L531])" office:value-type="float"/>
          <table:table-cell table:formula="of:=MAX([.$M531])" office:value-type="float"/>
          <table:table-cell table:formula="of:=MAX([.$N531])" office:value-type="float"/>
        </table:table-row>
        <table:table-row table:style-name="ro1">
          <table:table-cell office:value-type="string">
            <text:p>c5315/c5315.lp.7.4</text:p>
          </table:table-cell>
          <table:table-cell office:value-type="float" office:value="0.460774"/>
          <table:table-cell office:value-type="float" office:value="0.452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66.0"/>
          <table:table-cell office:value-type="float" office:value="474913.0"/>
          <table:table-cell office:value-type="float" office:value="474913.0"/>
          <table:table-cell office:value-type="float" office:value="10670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2])" office:value-type="float"/>
          <table:table-cell table:formula="of:=MIN([.$C532])" office:value-type="float"/>
          <table:table-cell table:formula="of:=MIN([.$D532])" office:value-type="float"/>
          <table:table-cell table:formula="of:=MIN([.$E532])" office:value-type="float"/>
          <table:table-cell table:formula="of:=MIN([.$F532])" office:value-type="float"/>
          <table:table-cell table:formula="of:=MIN([.$G532])" office:value-type="float"/>
          <table:table-cell table:formula="of:=MIN([.$H532])" office:value-type="float"/>
          <table:table-cell table:formula="of:=MIN([.$I532])" office:value-type="float"/>
          <table:table-cell table:formula="of:=MIN([.$J532])" office:value-type="float"/>
          <table:table-cell table:formula="of:=MIN([.$K532])" office:value-type="float"/>
          <table:table-cell table:formula="of:=MIN([.$L532])" office:value-type="float"/>
          <table:table-cell table:formula="of:=MIN([.$M532])" office:value-type="float"/>
          <table:table-cell table:formula="of:=MIN([.$N532])" office:value-type="float"/>
          <table:table-cell table:formula="of:=MEDIAN([.$B532])" office:value-type="float"/>
          <table:table-cell table:formula="of:=MEDIAN([.$C532])" office:value-type="float"/>
          <table:table-cell table:formula="of:=MEDIAN([.$D532])" office:value-type="float"/>
          <table:table-cell table:formula="of:=MEDIAN([.$E532])" office:value-type="float"/>
          <table:table-cell table:formula="of:=MEDIAN([.$F532])" office:value-type="float"/>
          <table:table-cell table:formula="of:=MEDIAN([.$G532])" office:value-type="float"/>
          <table:table-cell table:formula="of:=MEDIAN([.$H532])" office:value-type="float"/>
          <table:table-cell table:formula="of:=MEDIAN([.$I532])" office:value-type="float"/>
          <table:table-cell table:formula="of:=MEDIAN([.$J532])" office:value-type="float"/>
          <table:table-cell table:formula="of:=MEDIAN([.$K532])" office:value-type="float"/>
          <table:table-cell table:formula="of:=MEDIAN([.$L532])" office:value-type="float"/>
          <table:table-cell table:formula="of:=MEDIAN([.$M532])" office:value-type="float"/>
          <table:table-cell table:formula="of:=MEDIAN([.$N532])" office:value-type="float"/>
          <table:table-cell table:formula="of:=MAX([.$B532])" office:value-type="float"/>
          <table:table-cell table:formula="of:=MAX([.$C532])" office:value-type="float"/>
          <table:table-cell table:formula="of:=MAX([.$D532])" office:value-type="float"/>
          <table:table-cell table:formula="of:=MAX([.$E532])" office:value-type="float"/>
          <table:table-cell table:formula="of:=MAX([.$F532])" office:value-type="float"/>
          <table:table-cell table:formula="of:=MAX([.$G532])" office:value-type="float"/>
          <table:table-cell table:formula="of:=MAX([.$H532])" office:value-type="float"/>
          <table:table-cell table:formula="of:=MAX([.$I532])" office:value-type="float"/>
          <table:table-cell table:formula="of:=MAX([.$J532])" office:value-type="float"/>
          <table:table-cell table:formula="of:=MAX([.$K532])" office:value-type="float"/>
          <table:table-cell table:formula="of:=MAX([.$L532])" office:value-type="float"/>
          <table:table-cell table:formula="of:=MAX([.$M532])" office:value-type="float"/>
          <table:table-cell table:formula="of:=MAX([.$N532])" office:value-type="float"/>
        </table:table-row>
        <table:table-row table:style-name="ro1">
          <table:table-cell office:value-type="string">
            <text:p>c5315/c5315.lp.7.5</text:p>
          </table:table-cell>
          <table:table-cell office:value-type="float" office:value="0.457545"/>
          <table:table-cell office:value-type="float" office:value="0.449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5.0"/>
          <table:table-cell office:value-type="float" office:value="464259.0"/>
          <table:table-cell office:value-type="float" office:value="464259.0"/>
          <table:table-cell office:value-type="float" office:value="10672.0"/>
          <table:table-cell office:value-type="float" office:value="6012.0"/>
          <table:table-cell office:value-type="float" office:value="0.0"/>
          <table:table-cell office:value-type="float" office:value="0.0"/>
          <table:table-cell table:formula="of:=MIN([.$B533])" office:value-type="float"/>
          <table:table-cell table:formula="of:=MIN([.$C533])" office:value-type="float"/>
          <table:table-cell table:formula="of:=MIN([.$D533])" office:value-type="float"/>
          <table:table-cell table:formula="of:=MIN([.$E533])" office:value-type="float"/>
          <table:table-cell table:formula="of:=MIN([.$F533])" office:value-type="float"/>
          <table:table-cell table:formula="of:=MIN([.$G533])" office:value-type="float"/>
          <table:table-cell table:formula="of:=MIN([.$H533])" office:value-type="float"/>
          <table:table-cell table:formula="of:=MIN([.$I533])" office:value-type="float"/>
          <table:table-cell table:formula="of:=MIN([.$J533])" office:value-type="float"/>
          <table:table-cell table:formula="of:=MIN([.$K533])" office:value-type="float"/>
          <table:table-cell table:formula="of:=MIN([.$L533])" office:value-type="float"/>
          <table:table-cell table:formula="of:=MIN([.$M533])" office:value-type="float"/>
          <table:table-cell table:formula="of:=MIN([.$N533])" office:value-type="float"/>
          <table:table-cell table:formula="of:=MEDIAN([.$B533])" office:value-type="float"/>
          <table:table-cell table:formula="of:=MEDIAN([.$C533])" office:value-type="float"/>
          <table:table-cell table:formula="of:=MEDIAN([.$D533])" office:value-type="float"/>
          <table:table-cell table:formula="of:=MEDIAN([.$E533])" office:value-type="float"/>
          <table:table-cell table:formula="of:=MEDIAN([.$F533])" office:value-type="float"/>
          <table:table-cell table:formula="of:=MEDIAN([.$G533])" office:value-type="float"/>
          <table:table-cell table:formula="of:=MEDIAN([.$H533])" office:value-type="float"/>
          <table:table-cell table:formula="of:=MEDIAN([.$I533])" office:value-type="float"/>
          <table:table-cell table:formula="of:=MEDIAN([.$J533])" office:value-type="float"/>
          <table:table-cell table:formula="of:=MEDIAN([.$K533])" office:value-type="float"/>
          <table:table-cell table:formula="of:=MEDIAN([.$L533])" office:value-type="float"/>
          <table:table-cell table:formula="of:=MEDIAN([.$M533])" office:value-type="float"/>
          <table:table-cell table:formula="of:=MEDIAN([.$N533])" office:value-type="float"/>
          <table:table-cell table:formula="of:=MAX([.$B533])" office:value-type="float"/>
          <table:table-cell table:formula="of:=MAX([.$C533])" office:value-type="float"/>
          <table:table-cell table:formula="of:=MAX([.$D533])" office:value-type="float"/>
          <table:table-cell table:formula="of:=MAX([.$E533])" office:value-type="float"/>
          <table:table-cell table:formula="of:=MAX([.$F533])" office:value-type="float"/>
          <table:table-cell table:formula="of:=MAX([.$G533])" office:value-type="float"/>
          <table:table-cell table:formula="of:=MAX([.$H533])" office:value-type="float"/>
          <table:table-cell table:formula="of:=MAX([.$I533])" office:value-type="float"/>
          <table:table-cell table:formula="of:=MAX([.$J533])" office:value-type="float"/>
          <table:table-cell table:formula="of:=MAX([.$K533])" office:value-type="float"/>
          <table:table-cell table:formula="of:=MAX([.$L533])" office:value-type="float"/>
          <table:table-cell table:formula="of:=MAX([.$M533])" office:value-type="float"/>
          <table:table-cell table:formula="of:=MAX([.$N533])" office:value-type="float"/>
        </table:table-row>
        <table:table-row table:style-name="ro1">
          <table:table-cell office:value-type="string">
            <text:p>c5315/c5315.lp.7.6</text:p>
          </table:table-cell>
          <table:table-cell office:value-type="float" office:value="0.44001"/>
          <table:table-cell office:value-type="float" office:value="0.432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9.0"/>
          <table:table-cell office:value-type="float" office:value="447334.0"/>
          <table:table-cell office:value-type="float" office:value="447334.0"/>
          <table:table-cell office:value-type="float" office:value="10670.0"/>
          <table:table-cell office:value-type="float" office:value="6013.0"/>
          <table:table-cell office:value-type="float" office:value="0.0"/>
          <table:table-cell office:value-type="float" office:value="0.0"/>
          <table:table-cell table:formula="of:=MIN([.$B534])" office:value-type="float"/>
          <table:table-cell table:formula="of:=MIN([.$C534])" office:value-type="float"/>
          <table:table-cell table:formula="of:=MIN([.$D534])" office:value-type="float"/>
          <table:table-cell table:formula="of:=MIN([.$E534])" office:value-type="float"/>
          <table:table-cell table:formula="of:=MIN([.$F534])" office:value-type="float"/>
          <table:table-cell table:formula="of:=MIN([.$G534])" office:value-type="float"/>
          <table:table-cell table:formula="of:=MIN([.$H534])" office:value-type="float"/>
          <table:table-cell table:formula="of:=MIN([.$I534])" office:value-type="float"/>
          <table:table-cell table:formula="of:=MIN([.$J534])" office:value-type="float"/>
          <table:table-cell table:formula="of:=MIN([.$K534])" office:value-type="float"/>
          <table:table-cell table:formula="of:=MIN([.$L534])" office:value-type="float"/>
          <table:table-cell table:formula="of:=MIN([.$M534])" office:value-type="float"/>
          <table:table-cell table:formula="of:=MIN([.$N534])" office:value-type="float"/>
          <table:table-cell table:formula="of:=MEDIAN([.$B534])" office:value-type="float"/>
          <table:table-cell table:formula="of:=MEDIAN([.$C534])" office:value-type="float"/>
          <table:table-cell table:formula="of:=MEDIAN([.$D534])" office:value-type="float"/>
          <table:table-cell table:formula="of:=MEDIAN([.$E534])" office:value-type="float"/>
          <table:table-cell table:formula="of:=MEDIAN([.$F534])" office:value-type="float"/>
          <table:table-cell table:formula="of:=MEDIAN([.$G534])" office:value-type="float"/>
          <table:table-cell table:formula="of:=MEDIAN([.$H534])" office:value-type="float"/>
          <table:table-cell table:formula="of:=MEDIAN([.$I534])" office:value-type="float"/>
          <table:table-cell table:formula="of:=MEDIAN([.$J534])" office:value-type="float"/>
          <table:table-cell table:formula="of:=MEDIAN([.$K534])" office:value-type="float"/>
          <table:table-cell table:formula="of:=MEDIAN([.$L534])" office:value-type="float"/>
          <table:table-cell table:formula="of:=MEDIAN([.$M534])" office:value-type="float"/>
          <table:table-cell table:formula="of:=MEDIAN([.$N534])" office:value-type="float"/>
          <table:table-cell table:formula="of:=MAX([.$B534])" office:value-type="float"/>
          <table:table-cell table:formula="of:=MAX([.$C534])" office:value-type="float"/>
          <table:table-cell table:formula="of:=MAX([.$D534])" office:value-type="float"/>
          <table:table-cell table:formula="of:=MAX([.$E534])" office:value-type="float"/>
          <table:table-cell table:formula="of:=MAX([.$F534])" office:value-type="float"/>
          <table:table-cell table:formula="of:=MAX([.$G534])" office:value-type="float"/>
          <table:table-cell table:formula="of:=MAX([.$H534])" office:value-type="float"/>
          <table:table-cell table:formula="of:=MAX([.$I534])" office:value-type="float"/>
          <table:table-cell table:formula="of:=MAX([.$J534])" office:value-type="float"/>
          <table:table-cell table:formula="of:=MAX([.$K534])" office:value-type="float"/>
          <table:table-cell table:formula="of:=MAX([.$L534])" office:value-type="float"/>
          <table:table-cell table:formula="of:=MAX([.$M534])" office:value-type="float"/>
          <table:table-cell table:formula="of:=MAX([.$N534])" office:value-type="float"/>
        </table:table-row>
        <table:table-row table:style-name="ro1">
          <table:table-cell office:value-type="string">
            <text:p>c5315/c5315.lp.7.7</text:p>
          </table:table-cell>
          <table:table-cell office:value-type="float" office:value="0.488899"/>
          <table:table-cell office:value-type="float" office:value="0.481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8.0"/>
          <table:table-cell office:value-type="float" office:value="504779.0"/>
          <table:table-cell office:value-type="float" office:value="504779.0"/>
          <table:table-cell office:value-type="float" office:value="10665.0"/>
          <table:table-cell office:value-type="float" office:value="6010.0"/>
          <table:table-cell office:value-type="float" office:value="0.0"/>
          <table:table-cell office:value-type="float" office:value="0.0"/>
          <table:table-cell table:formula="of:=MIN([.$B535])" office:value-type="float"/>
          <table:table-cell table:formula="of:=MIN([.$C535])" office:value-type="float"/>
          <table:table-cell table:formula="of:=MIN([.$D535])" office:value-type="float"/>
          <table:table-cell table:formula="of:=MIN([.$E535])" office:value-type="float"/>
          <table:table-cell table:formula="of:=MIN([.$F535])" office:value-type="float"/>
          <table:table-cell table:formula="of:=MIN([.$G535])" office:value-type="float"/>
          <table:table-cell table:formula="of:=MIN([.$H535])" office:value-type="float"/>
          <table:table-cell table:formula="of:=MIN([.$I535])" office:value-type="float"/>
          <table:table-cell table:formula="of:=MIN([.$J535])" office:value-type="float"/>
          <table:table-cell table:formula="of:=MIN([.$K535])" office:value-type="float"/>
          <table:table-cell table:formula="of:=MIN([.$L535])" office:value-type="float"/>
          <table:table-cell table:formula="of:=MIN([.$M535])" office:value-type="float"/>
          <table:table-cell table:formula="of:=MIN([.$N535])" office:value-type="float"/>
          <table:table-cell table:formula="of:=MEDIAN([.$B535])" office:value-type="float"/>
          <table:table-cell table:formula="of:=MEDIAN([.$C535])" office:value-type="float"/>
          <table:table-cell table:formula="of:=MEDIAN([.$D535])" office:value-type="float"/>
          <table:table-cell table:formula="of:=MEDIAN([.$E535])" office:value-type="float"/>
          <table:table-cell table:formula="of:=MEDIAN([.$F535])" office:value-type="float"/>
          <table:table-cell table:formula="of:=MEDIAN([.$G535])" office:value-type="float"/>
          <table:table-cell table:formula="of:=MEDIAN([.$H535])" office:value-type="float"/>
          <table:table-cell table:formula="of:=MEDIAN([.$I535])" office:value-type="float"/>
          <table:table-cell table:formula="of:=MEDIAN([.$J535])" office:value-type="float"/>
          <table:table-cell table:formula="of:=MEDIAN([.$K535])" office:value-type="float"/>
          <table:table-cell table:formula="of:=MEDIAN([.$L535])" office:value-type="float"/>
          <table:table-cell table:formula="of:=MEDIAN([.$M535])" office:value-type="float"/>
          <table:table-cell table:formula="of:=MEDIAN([.$N535])" office:value-type="float"/>
          <table:table-cell table:formula="of:=MAX([.$B535])" office:value-type="float"/>
          <table:table-cell table:formula="of:=MAX([.$C535])" office:value-type="float"/>
          <table:table-cell table:formula="of:=MAX([.$D535])" office:value-type="float"/>
          <table:table-cell table:formula="of:=MAX([.$E535])" office:value-type="float"/>
          <table:table-cell table:formula="of:=MAX([.$F535])" office:value-type="float"/>
          <table:table-cell table:formula="of:=MAX([.$G535])" office:value-type="float"/>
          <table:table-cell table:formula="of:=MAX([.$H535])" office:value-type="float"/>
          <table:table-cell table:formula="of:=MAX([.$I535])" office:value-type="float"/>
          <table:table-cell table:formula="of:=MAX([.$J535])" office:value-type="float"/>
          <table:table-cell table:formula="of:=MAX([.$K535])" office:value-type="float"/>
          <table:table-cell table:formula="of:=MAX([.$L535])" office:value-type="float"/>
          <table:table-cell table:formula="of:=MAX([.$M535])" office:value-type="float"/>
          <table:table-cell table:formula="of:=MAX([.$N535])" office:value-type="float"/>
        </table:table-row>
        <table:table-row table:style-name="ro1">
          <table:table-cell office:value-type="string">
            <text:p>c5315/c5315.lp.7.8</text:p>
          </table:table-cell>
          <table:table-cell office:value-type="float" office:value="0.475136"/>
          <table:table-cell office:value-type="float" office:value="0.468"/>
          <table:table-cell office:value-type="float" office:value="0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9.0"/>
          <table:table-cell office:value-type="float" office:value="504786.0"/>
          <table:table-cell office:value-type="float" office:value="504786.0"/>
          <table:table-cell office:value-type="float" office:value="10663.0"/>
          <table:table-cell office:value-type="float" office:value="6011.0"/>
          <table:table-cell office:value-type="float" office:value="0.0"/>
          <table:table-cell office:value-type="float" office:value="0.0"/>
          <table:table-cell table:formula="of:=MIN([.$B536])" office:value-type="float"/>
          <table:table-cell table:formula="of:=MIN([.$C536])" office:value-type="float"/>
          <table:table-cell table:formula="of:=MIN([.$D536])" office:value-type="float"/>
          <table:table-cell table:formula="of:=MIN([.$E536])" office:value-type="float"/>
          <table:table-cell table:formula="of:=MIN([.$F536])" office:value-type="float"/>
          <table:table-cell table:formula="of:=MIN([.$G536])" office:value-type="float"/>
          <table:table-cell table:formula="of:=MIN([.$H536])" office:value-type="float"/>
          <table:table-cell table:formula="of:=MIN([.$I536])" office:value-type="float"/>
          <table:table-cell table:formula="of:=MIN([.$J536])" office:value-type="float"/>
          <table:table-cell table:formula="of:=MIN([.$K536])" office:value-type="float"/>
          <table:table-cell table:formula="of:=MIN([.$L536])" office:value-type="float"/>
          <table:table-cell table:formula="of:=MIN([.$M536])" office:value-type="float"/>
          <table:table-cell table:formula="of:=MIN([.$N536])" office:value-type="float"/>
          <table:table-cell table:formula="of:=MEDIAN([.$B536])" office:value-type="float"/>
          <table:table-cell table:formula="of:=MEDIAN([.$C536])" office:value-type="float"/>
          <table:table-cell table:formula="of:=MEDIAN([.$D536])" office:value-type="float"/>
          <table:table-cell table:formula="of:=MEDIAN([.$E536])" office:value-type="float"/>
          <table:table-cell table:formula="of:=MEDIAN([.$F536])" office:value-type="float"/>
          <table:table-cell table:formula="of:=MEDIAN([.$G536])" office:value-type="float"/>
          <table:table-cell table:formula="of:=MEDIAN([.$H536])" office:value-type="float"/>
          <table:table-cell table:formula="of:=MEDIAN([.$I536])" office:value-type="float"/>
          <table:table-cell table:formula="of:=MEDIAN([.$J536])" office:value-type="float"/>
          <table:table-cell table:formula="of:=MEDIAN([.$K536])" office:value-type="float"/>
          <table:table-cell table:formula="of:=MEDIAN([.$L536])" office:value-type="float"/>
          <table:table-cell table:formula="of:=MEDIAN([.$M536])" office:value-type="float"/>
          <table:table-cell table:formula="of:=MEDIAN([.$N536])" office:value-type="float"/>
          <table:table-cell table:formula="of:=MAX([.$B536])" office:value-type="float"/>
          <table:table-cell table:formula="of:=MAX([.$C536])" office:value-type="float"/>
          <table:table-cell table:formula="of:=MAX([.$D536])" office:value-type="float"/>
          <table:table-cell table:formula="of:=MAX([.$E536])" office:value-type="float"/>
          <table:table-cell table:formula="of:=MAX([.$F536])" office:value-type="float"/>
          <table:table-cell table:formula="of:=MAX([.$G536])" office:value-type="float"/>
          <table:table-cell table:formula="of:=MAX([.$H536])" office:value-type="float"/>
          <table:table-cell table:formula="of:=MAX([.$I536])" office:value-type="float"/>
          <table:table-cell table:formula="of:=MAX([.$J536])" office:value-type="float"/>
          <table:table-cell table:formula="of:=MAX([.$K536])" office:value-type="float"/>
          <table:table-cell table:formula="of:=MAX([.$L536])" office:value-type="float"/>
          <table:table-cell table:formula="of:=MAX([.$M536])" office:value-type="float"/>
          <table:table-cell table:formula="of:=MAX([.$N536])" office:value-type="float"/>
        </table:table-row>
        <table:table-row table:style-name="ro1">
          <table:table-cell office:value-type="string">
            <text:p>c5315/c5315.lp.8.1</text:p>
          </table:table-cell>
          <table:table-cell office:value-type="float" office:value="0.629044"/>
          <table:table-cell office:value-type="float" office:value="0.621"/>
          <table:table-cell office:value-type="float" office:value="0.5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7.0"/>
          <table:table-cell office:value-type="float" office:value="725434.0"/>
          <table:table-cell office:value-type="float" office:value="725434.0"/>
          <table:table-cell office:value-type="float" office:value="10653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7])" office:value-type="float"/>
          <table:table-cell table:formula="of:=MIN([.$C537])" office:value-type="float"/>
          <table:table-cell table:formula="of:=MIN([.$D537])" office:value-type="float"/>
          <table:table-cell table:formula="of:=MIN([.$E537])" office:value-type="float"/>
          <table:table-cell table:formula="of:=MIN([.$F537])" office:value-type="float"/>
          <table:table-cell table:formula="of:=MIN([.$G537])" office:value-type="float"/>
          <table:table-cell table:formula="of:=MIN([.$H537])" office:value-type="float"/>
          <table:table-cell table:formula="of:=MIN([.$I537])" office:value-type="float"/>
          <table:table-cell table:formula="of:=MIN([.$J537])" office:value-type="float"/>
          <table:table-cell table:formula="of:=MIN([.$K537])" office:value-type="float"/>
          <table:table-cell table:formula="of:=MIN([.$L537])" office:value-type="float"/>
          <table:table-cell table:formula="of:=MIN([.$M537])" office:value-type="float"/>
          <table:table-cell table:formula="of:=MIN([.$N537])" office:value-type="float"/>
          <table:table-cell table:formula="of:=MEDIAN([.$B537])" office:value-type="float"/>
          <table:table-cell table:formula="of:=MEDIAN([.$C537])" office:value-type="float"/>
          <table:table-cell table:formula="of:=MEDIAN([.$D537])" office:value-type="float"/>
          <table:table-cell table:formula="of:=MEDIAN([.$E537])" office:value-type="float"/>
          <table:table-cell table:formula="of:=MEDIAN([.$F537])" office:value-type="float"/>
          <table:table-cell table:formula="of:=MEDIAN([.$G537])" office:value-type="float"/>
          <table:table-cell table:formula="of:=MEDIAN([.$H537])" office:value-type="float"/>
          <table:table-cell table:formula="of:=MEDIAN([.$I537])" office:value-type="float"/>
          <table:table-cell table:formula="of:=MEDIAN([.$J537])" office:value-type="float"/>
          <table:table-cell table:formula="of:=MEDIAN([.$K537])" office:value-type="float"/>
          <table:table-cell table:formula="of:=MEDIAN([.$L537])" office:value-type="float"/>
          <table:table-cell table:formula="of:=MEDIAN([.$M537])" office:value-type="float"/>
          <table:table-cell table:formula="of:=MEDIAN([.$N537])" office:value-type="float"/>
          <table:table-cell table:formula="of:=MAX([.$B537])" office:value-type="float"/>
          <table:table-cell table:formula="of:=MAX([.$C537])" office:value-type="float"/>
          <table:table-cell table:formula="of:=MAX([.$D537])" office:value-type="float"/>
          <table:table-cell table:formula="of:=MAX([.$E537])" office:value-type="float"/>
          <table:table-cell table:formula="of:=MAX([.$F537])" office:value-type="float"/>
          <table:table-cell table:formula="of:=MAX([.$G537])" office:value-type="float"/>
          <table:table-cell table:formula="of:=MAX([.$H537])" office:value-type="float"/>
          <table:table-cell table:formula="of:=MAX([.$I537])" office:value-type="float"/>
          <table:table-cell table:formula="of:=MAX([.$J537])" office:value-type="float"/>
          <table:table-cell table:formula="of:=MAX([.$K537])" office:value-type="float"/>
          <table:table-cell table:formula="of:=MAX([.$L537])" office:value-type="float"/>
          <table:table-cell table:formula="of:=MAX([.$M537])" office:value-type="float"/>
          <table:table-cell table:formula="of:=MAX([.$N537])" office:value-type="float"/>
        </table:table-row>
        <table:table-row table:style-name="ro1">
          <table:table-cell office:value-type="string">
            <text:p>c5315/c5315.lp.8.2</text:p>
          </table:table-cell>
          <table:table-cell office:value-type="float" office:value="0.392557"/>
          <table:table-cell office:value-type="float" office:value="0.385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31.0"/>
          <table:table-cell office:value-type="float" office:value="387285.0"/>
          <table:table-cell office:value-type="float" office:value="387285.0"/>
          <table:table-cell office:value-type="float" office:value="10651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8])" office:value-type="float"/>
          <table:table-cell table:formula="of:=MIN([.$C538])" office:value-type="float"/>
          <table:table-cell table:formula="of:=MIN([.$D538])" office:value-type="float"/>
          <table:table-cell table:formula="of:=MIN([.$E538])" office:value-type="float"/>
          <table:table-cell table:formula="of:=MIN([.$F538])" office:value-type="float"/>
          <table:table-cell table:formula="of:=MIN([.$G538])" office:value-type="float"/>
          <table:table-cell table:formula="of:=MIN([.$H538])" office:value-type="float"/>
          <table:table-cell table:formula="of:=MIN([.$I538])" office:value-type="float"/>
          <table:table-cell table:formula="of:=MIN([.$J538])" office:value-type="float"/>
          <table:table-cell table:formula="of:=MIN([.$K538])" office:value-type="float"/>
          <table:table-cell table:formula="of:=MIN([.$L538])" office:value-type="float"/>
          <table:table-cell table:formula="of:=MIN([.$M538])" office:value-type="float"/>
          <table:table-cell table:formula="of:=MIN([.$N538])" office:value-type="float"/>
          <table:table-cell table:formula="of:=MEDIAN([.$B538])" office:value-type="float"/>
          <table:table-cell table:formula="of:=MEDIAN([.$C538])" office:value-type="float"/>
          <table:table-cell table:formula="of:=MEDIAN([.$D538])" office:value-type="float"/>
          <table:table-cell table:formula="of:=MEDIAN([.$E538])" office:value-type="float"/>
          <table:table-cell table:formula="of:=MEDIAN([.$F538])" office:value-type="float"/>
          <table:table-cell table:formula="of:=MEDIAN([.$G538])" office:value-type="float"/>
          <table:table-cell table:formula="of:=MEDIAN([.$H538])" office:value-type="float"/>
          <table:table-cell table:formula="of:=MEDIAN([.$I538])" office:value-type="float"/>
          <table:table-cell table:formula="of:=MEDIAN([.$J538])" office:value-type="float"/>
          <table:table-cell table:formula="of:=MEDIAN([.$K538])" office:value-type="float"/>
          <table:table-cell table:formula="of:=MEDIAN([.$L538])" office:value-type="float"/>
          <table:table-cell table:formula="of:=MEDIAN([.$M538])" office:value-type="float"/>
          <table:table-cell table:formula="of:=MEDIAN([.$N538])" office:value-type="float"/>
          <table:table-cell table:formula="of:=MAX([.$B538])" office:value-type="float"/>
          <table:table-cell table:formula="of:=MAX([.$C538])" office:value-type="float"/>
          <table:table-cell table:formula="of:=MAX([.$D538])" office:value-type="float"/>
          <table:table-cell table:formula="of:=MAX([.$E538])" office:value-type="float"/>
          <table:table-cell table:formula="of:=MAX([.$F538])" office:value-type="float"/>
          <table:table-cell table:formula="of:=MAX([.$G538])" office:value-type="float"/>
          <table:table-cell table:formula="of:=MAX([.$H538])" office:value-type="float"/>
          <table:table-cell table:formula="of:=MAX([.$I538])" office:value-type="float"/>
          <table:table-cell table:formula="of:=MAX([.$J538])" office:value-type="float"/>
          <table:table-cell table:formula="of:=MAX([.$K538])" office:value-type="float"/>
          <table:table-cell table:formula="of:=MAX([.$L538])" office:value-type="float"/>
          <table:table-cell table:formula="of:=MAX([.$M538])" office:value-type="float"/>
          <table:table-cell table:formula="of:=MAX([.$N538])" office:value-type="float"/>
        </table:table-row>
        <table:table-row table:style-name="ro1">
          <table:table-cell office:value-type="string">
            <text:p>c5315/c5315.lp.8.3</text:p>
          </table:table-cell>
          <table:table-cell office:value-type="float" office:value="0.576266"/>
          <table:table-cell office:value-type="float" office:value="0.568"/>
          <table:table-cell office:value-type="float" office:value="0.5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527721.0"/>
          <table:table-cell office:value-type="float" office:value="527721.0"/>
          <table:table-cell office:value-type="float" office:value="10653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39])" office:value-type="float"/>
          <table:table-cell table:formula="of:=MIN([.$C539])" office:value-type="float"/>
          <table:table-cell table:formula="of:=MIN([.$D539])" office:value-type="float"/>
          <table:table-cell table:formula="of:=MIN([.$E539])" office:value-type="float"/>
          <table:table-cell table:formula="of:=MIN([.$F539])" office:value-type="float"/>
          <table:table-cell table:formula="of:=MIN([.$G539])" office:value-type="float"/>
          <table:table-cell table:formula="of:=MIN([.$H539])" office:value-type="float"/>
          <table:table-cell table:formula="of:=MIN([.$I539])" office:value-type="float"/>
          <table:table-cell table:formula="of:=MIN([.$J539])" office:value-type="float"/>
          <table:table-cell table:formula="of:=MIN([.$K539])" office:value-type="float"/>
          <table:table-cell table:formula="of:=MIN([.$L539])" office:value-type="float"/>
          <table:table-cell table:formula="of:=MIN([.$M539])" office:value-type="float"/>
          <table:table-cell table:formula="of:=MIN([.$N539])" office:value-type="float"/>
          <table:table-cell table:formula="of:=MEDIAN([.$B539])" office:value-type="float"/>
          <table:table-cell table:formula="of:=MEDIAN([.$C539])" office:value-type="float"/>
          <table:table-cell table:formula="of:=MEDIAN([.$D539])" office:value-type="float"/>
          <table:table-cell table:formula="of:=MEDIAN([.$E539])" office:value-type="float"/>
          <table:table-cell table:formula="of:=MEDIAN([.$F539])" office:value-type="float"/>
          <table:table-cell table:formula="of:=MEDIAN([.$G539])" office:value-type="float"/>
          <table:table-cell table:formula="of:=MEDIAN([.$H539])" office:value-type="float"/>
          <table:table-cell table:formula="of:=MEDIAN([.$I539])" office:value-type="float"/>
          <table:table-cell table:formula="of:=MEDIAN([.$J539])" office:value-type="float"/>
          <table:table-cell table:formula="of:=MEDIAN([.$K539])" office:value-type="float"/>
          <table:table-cell table:formula="of:=MEDIAN([.$L539])" office:value-type="float"/>
          <table:table-cell table:formula="of:=MEDIAN([.$M539])" office:value-type="float"/>
          <table:table-cell table:formula="of:=MEDIAN([.$N539])" office:value-type="float"/>
          <table:table-cell table:formula="of:=MAX([.$B539])" office:value-type="float"/>
          <table:table-cell table:formula="of:=MAX([.$C539])" office:value-type="float"/>
          <table:table-cell table:formula="of:=MAX([.$D539])" office:value-type="float"/>
          <table:table-cell table:formula="of:=MAX([.$E539])" office:value-type="float"/>
          <table:table-cell table:formula="of:=MAX([.$F539])" office:value-type="float"/>
          <table:table-cell table:formula="of:=MAX([.$G539])" office:value-type="float"/>
          <table:table-cell table:formula="of:=MAX([.$H539])" office:value-type="float"/>
          <table:table-cell table:formula="of:=MAX([.$I539])" office:value-type="float"/>
          <table:table-cell table:formula="of:=MAX([.$J539])" office:value-type="float"/>
          <table:table-cell table:formula="of:=MAX([.$K539])" office:value-type="float"/>
          <table:table-cell table:formula="of:=MAX([.$L539])" office:value-type="float"/>
          <table:table-cell table:formula="of:=MAX([.$M539])" office:value-type="float"/>
          <table:table-cell table:formula="of:=MAX([.$N539])" office:value-type="float"/>
        </table:table-row>
        <table:table-row table:style-name="ro1">
          <table:table-cell office:value-type="string">
            <text:p>c5315/c5315.lp.8.4</text:p>
          </table:table-cell>
          <table:table-cell office:value-type="float" office:value="0.485626"/>
          <table:table-cell office:value-type="float" office:value="0.478"/>
          <table:table-cell office:value-type="float" office:value="0.4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2.0"/>
          <table:table-cell office:value-type="float" office:value="527720.0"/>
          <table:table-cell office:value-type="float" office:value="527720.0"/>
          <table:table-cell office:value-type="float" office:value="10655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0])" office:value-type="float"/>
          <table:table-cell table:formula="of:=MIN([.$C540])" office:value-type="float"/>
          <table:table-cell table:formula="of:=MIN([.$D540])" office:value-type="float"/>
          <table:table-cell table:formula="of:=MIN([.$E540])" office:value-type="float"/>
          <table:table-cell table:formula="of:=MIN([.$F540])" office:value-type="float"/>
          <table:table-cell table:formula="of:=MIN([.$G540])" office:value-type="float"/>
          <table:table-cell table:formula="of:=MIN([.$H540])" office:value-type="float"/>
          <table:table-cell table:formula="of:=MIN([.$I540])" office:value-type="float"/>
          <table:table-cell table:formula="of:=MIN([.$J540])" office:value-type="float"/>
          <table:table-cell table:formula="of:=MIN([.$K540])" office:value-type="float"/>
          <table:table-cell table:formula="of:=MIN([.$L540])" office:value-type="float"/>
          <table:table-cell table:formula="of:=MIN([.$M540])" office:value-type="float"/>
          <table:table-cell table:formula="of:=MIN([.$N540])" office:value-type="float"/>
          <table:table-cell table:formula="of:=MEDIAN([.$B540])" office:value-type="float"/>
          <table:table-cell table:formula="of:=MEDIAN([.$C540])" office:value-type="float"/>
          <table:table-cell table:formula="of:=MEDIAN([.$D540])" office:value-type="float"/>
          <table:table-cell table:formula="of:=MEDIAN([.$E540])" office:value-type="float"/>
          <table:table-cell table:formula="of:=MEDIAN([.$F540])" office:value-type="float"/>
          <table:table-cell table:formula="of:=MEDIAN([.$G540])" office:value-type="float"/>
          <table:table-cell table:formula="of:=MEDIAN([.$H540])" office:value-type="float"/>
          <table:table-cell table:formula="of:=MEDIAN([.$I540])" office:value-type="float"/>
          <table:table-cell table:formula="of:=MEDIAN([.$J540])" office:value-type="float"/>
          <table:table-cell table:formula="of:=MEDIAN([.$K540])" office:value-type="float"/>
          <table:table-cell table:formula="of:=MEDIAN([.$L540])" office:value-type="float"/>
          <table:table-cell table:formula="of:=MEDIAN([.$M540])" office:value-type="float"/>
          <table:table-cell table:formula="of:=MEDIAN([.$N540])" office:value-type="float"/>
          <table:table-cell table:formula="of:=MAX([.$B540])" office:value-type="float"/>
          <table:table-cell table:formula="of:=MAX([.$C540])" office:value-type="float"/>
          <table:table-cell table:formula="of:=MAX([.$D540])" office:value-type="float"/>
          <table:table-cell table:formula="of:=MAX([.$E540])" office:value-type="float"/>
          <table:table-cell table:formula="of:=MAX([.$F540])" office:value-type="float"/>
          <table:table-cell table:formula="of:=MAX([.$G540])" office:value-type="float"/>
          <table:table-cell table:formula="of:=MAX([.$H540])" office:value-type="float"/>
          <table:table-cell table:formula="of:=MAX([.$I540])" office:value-type="float"/>
          <table:table-cell table:formula="of:=MAX([.$J540])" office:value-type="float"/>
          <table:table-cell table:formula="of:=MAX([.$K540])" office:value-type="float"/>
          <table:table-cell table:formula="of:=MAX([.$L540])" office:value-type="float"/>
          <table:table-cell table:formula="of:=MAX([.$M540])" office:value-type="float"/>
          <table:table-cell table:formula="of:=MAX([.$N540])" office:value-type="float"/>
        </table:table-row>
        <table:table-row table:style-name="ro1">
          <table:table-cell office:value-type="string">
            <text:p>c5315/c5315.lp.8.5</text:p>
          </table:table-cell>
          <table:table-cell office:value-type="float" office:value="0.474725"/>
          <table:table-cell office:value-type="float" office:value="0.468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43.0"/>
          <table:table-cell office:value-type="float" office:value="502334.0"/>
          <table:table-cell office:value-type="float" office:value="502334.0"/>
          <table:table-cell office:value-type="float" office:value="10653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41])" office:value-type="float"/>
          <table:table-cell table:formula="of:=MIN([.$C541])" office:value-type="float"/>
          <table:table-cell table:formula="of:=MIN([.$D541])" office:value-type="float"/>
          <table:table-cell table:formula="of:=MIN([.$E541])" office:value-type="float"/>
          <table:table-cell table:formula="of:=MIN([.$F541])" office:value-type="float"/>
          <table:table-cell table:formula="of:=MIN([.$G541])" office:value-type="float"/>
          <table:table-cell table:formula="of:=MIN([.$H541])" office:value-type="float"/>
          <table:table-cell table:formula="of:=MIN([.$I541])" office:value-type="float"/>
          <table:table-cell table:formula="of:=MIN([.$J541])" office:value-type="float"/>
          <table:table-cell table:formula="of:=MIN([.$K541])" office:value-type="float"/>
          <table:table-cell table:formula="of:=MIN([.$L541])" office:value-type="float"/>
          <table:table-cell table:formula="of:=MIN([.$M541])" office:value-type="float"/>
          <table:table-cell table:formula="of:=MIN([.$N541])" office:value-type="float"/>
          <table:table-cell table:formula="of:=MEDIAN([.$B541])" office:value-type="float"/>
          <table:table-cell table:formula="of:=MEDIAN([.$C541])" office:value-type="float"/>
          <table:table-cell table:formula="of:=MEDIAN([.$D541])" office:value-type="float"/>
          <table:table-cell table:formula="of:=MEDIAN([.$E541])" office:value-type="float"/>
          <table:table-cell table:formula="of:=MEDIAN([.$F541])" office:value-type="float"/>
          <table:table-cell table:formula="of:=MEDIAN([.$G541])" office:value-type="float"/>
          <table:table-cell table:formula="of:=MEDIAN([.$H541])" office:value-type="float"/>
          <table:table-cell table:formula="of:=MEDIAN([.$I541])" office:value-type="float"/>
          <table:table-cell table:formula="of:=MEDIAN([.$J541])" office:value-type="float"/>
          <table:table-cell table:formula="of:=MEDIAN([.$K541])" office:value-type="float"/>
          <table:table-cell table:formula="of:=MEDIAN([.$L541])" office:value-type="float"/>
          <table:table-cell table:formula="of:=MEDIAN([.$M541])" office:value-type="float"/>
          <table:table-cell table:formula="of:=MEDIAN([.$N541])" office:value-type="float"/>
          <table:table-cell table:formula="of:=MAX([.$B541])" office:value-type="float"/>
          <table:table-cell table:formula="of:=MAX([.$C541])" office:value-type="float"/>
          <table:table-cell table:formula="of:=MAX([.$D541])" office:value-type="float"/>
          <table:table-cell table:formula="of:=MAX([.$E541])" office:value-type="float"/>
          <table:table-cell table:formula="of:=MAX([.$F541])" office:value-type="float"/>
          <table:table-cell table:formula="of:=MAX([.$G541])" office:value-type="float"/>
          <table:table-cell table:formula="of:=MAX([.$H541])" office:value-type="float"/>
          <table:table-cell table:formula="of:=MAX([.$I541])" office:value-type="float"/>
          <table:table-cell table:formula="of:=MAX([.$J541])" office:value-type="float"/>
          <table:table-cell table:formula="of:=MAX([.$K541])" office:value-type="float"/>
          <table:table-cell table:formula="of:=MAX([.$L541])" office:value-type="float"/>
          <table:table-cell table:formula="of:=MAX([.$M541])" office:value-type="float"/>
          <table:table-cell table:formula="of:=MAX([.$N541])" office:value-type="float"/>
        </table:table-row>
        <table:table-row table:style-name="ro1">
          <table:table-cell office:value-type="string">
            <text:p>c5315/c5315.lp.8.6</text:p>
          </table:table-cell>
          <table:table-cell office:value-type="float" office:value="0.335721"/>
          <table:table-cell office:value-type="float" office:value="0.328"/>
          <table:table-cell office:value-type="float" office:value="0.2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28.0"/>
          <table:table-cell office:value-type="float" office:value="303217.0"/>
          <table:table-cell office:value-type="float" office:value="303217.0"/>
          <table:table-cell office:value-type="float" office:value="10651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2])" office:value-type="float"/>
          <table:table-cell table:formula="of:=MIN([.$C542])" office:value-type="float"/>
          <table:table-cell table:formula="of:=MIN([.$D542])" office:value-type="float"/>
          <table:table-cell table:formula="of:=MIN([.$E542])" office:value-type="float"/>
          <table:table-cell table:formula="of:=MIN([.$F542])" office:value-type="float"/>
          <table:table-cell table:formula="of:=MIN([.$G542])" office:value-type="float"/>
          <table:table-cell table:formula="of:=MIN([.$H542])" office:value-type="float"/>
          <table:table-cell table:formula="of:=MIN([.$I542])" office:value-type="float"/>
          <table:table-cell table:formula="of:=MIN([.$J542])" office:value-type="float"/>
          <table:table-cell table:formula="of:=MIN([.$K542])" office:value-type="float"/>
          <table:table-cell table:formula="of:=MIN([.$L542])" office:value-type="float"/>
          <table:table-cell table:formula="of:=MIN([.$M542])" office:value-type="float"/>
          <table:table-cell table:formula="of:=MIN([.$N542])" office:value-type="float"/>
          <table:table-cell table:formula="of:=MEDIAN([.$B542])" office:value-type="float"/>
          <table:table-cell table:formula="of:=MEDIAN([.$C542])" office:value-type="float"/>
          <table:table-cell table:formula="of:=MEDIAN([.$D542])" office:value-type="float"/>
          <table:table-cell table:formula="of:=MEDIAN([.$E542])" office:value-type="float"/>
          <table:table-cell table:formula="of:=MEDIAN([.$F542])" office:value-type="float"/>
          <table:table-cell table:formula="of:=MEDIAN([.$G542])" office:value-type="float"/>
          <table:table-cell table:formula="of:=MEDIAN([.$H542])" office:value-type="float"/>
          <table:table-cell table:formula="of:=MEDIAN([.$I542])" office:value-type="float"/>
          <table:table-cell table:formula="of:=MEDIAN([.$J542])" office:value-type="float"/>
          <table:table-cell table:formula="of:=MEDIAN([.$K542])" office:value-type="float"/>
          <table:table-cell table:formula="of:=MEDIAN([.$L542])" office:value-type="float"/>
          <table:table-cell table:formula="of:=MEDIAN([.$M542])" office:value-type="float"/>
          <table:table-cell table:formula="of:=MEDIAN([.$N542])" office:value-type="float"/>
          <table:table-cell table:formula="of:=MAX([.$B542])" office:value-type="float"/>
          <table:table-cell table:formula="of:=MAX([.$C542])" office:value-type="float"/>
          <table:table-cell table:formula="of:=MAX([.$D542])" office:value-type="float"/>
          <table:table-cell table:formula="of:=MAX([.$E542])" office:value-type="float"/>
          <table:table-cell table:formula="of:=MAX([.$F542])" office:value-type="float"/>
          <table:table-cell table:formula="of:=MAX([.$G542])" office:value-type="float"/>
          <table:table-cell table:formula="of:=MAX([.$H542])" office:value-type="float"/>
          <table:table-cell table:formula="of:=MAX([.$I542])" office:value-type="float"/>
          <table:table-cell table:formula="of:=MAX([.$J542])" office:value-type="float"/>
          <table:table-cell table:formula="of:=MAX([.$K542])" office:value-type="float"/>
          <table:table-cell table:formula="of:=MAX([.$L542])" office:value-type="float"/>
          <table:table-cell table:formula="of:=MAX([.$M542])" office:value-type="float"/>
          <table:table-cell table:formula="of:=MAX([.$N542])" office:value-type="float"/>
        </table:table-row>
        <table:table-row table:style-name="ro1">
          <table:table-cell office:value-type="string">
            <text:p>c5315/c5315.lp.8.7</text:p>
          </table:table-cell>
          <table:table-cell office:value-type="float" office:value="0.335885"/>
          <table:table-cell office:value-type="float" office:value="0.329"/>
          <table:table-cell office:value-type="float" office:value="0.2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1.0"/>
          <table:table-cell office:value-type="float" office:value="299488.0"/>
          <table:table-cell office:value-type="float" office:value="299488.0"/>
          <table:table-cell office:value-type="float" office:value="10649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3])" office:value-type="float"/>
          <table:table-cell table:formula="of:=MIN([.$C543])" office:value-type="float"/>
          <table:table-cell table:formula="of:=MIN([.$D543])" office:value-type="float"/>
          <table:table-cell table:formula="of:=MIN([.$E543])" office:value-type="float"/>
          <table:table-cell table:formula="of:=MIN([.$F543])" office:value-type="float"/>
          <table:table-cell table:formula="of:=MIN([.$G543])" office:value-type="float"/>
          <table:table-cell table:formula="of:=MIN([.$H543])" office:value-type="float"/>
          <table:table-cell table:formula="of:=MIN([.$I543])" office:value-type="float"/>
          <table:table-cell table:formula="of:=MIN([.$J543])" office:value-type="float"/>
          <table:table-cell table:formula="of:=MIN([.$K543])" office:value-type="float"/>
          <table:table-cell table:formula="of:=MIN([.$L543])" office:value-type="float"/>
          <table:table-cell table:formula="of:=MIN([.$M543])" office:value-type="float"/>
          <table:table-cell table:formula="of:=MIN([.$N543])" office:value-type="float"/>
          <table:table-cell table:formula="of:=MEDIAN([.$B543])" office:value-type="float"/>
          <table:table-cell table:formula="of:=MEDIAN([.$C543])" office:value-type="float"/>
          <table:table-cell table:formula="of:=MEDIAN([.$D543])" office:value-type="float"/>
          <table:table-cell table:formula="of:=MEDIAN([.$E543])" office:value-type="float"/>
          <table:table-cell table:formula="of:=MEDIAN([.$F543])" office:value-type="float"/>
          <table:table-cell table:formula="of:=MEDIAN([.$G543])" office:value-type="float"/>
          <table:table-cell table:formula="of:=MEDIAN([.$H543])" office:value-type="float"/>
          <table:table-cell table:formula="of:=MEDIAN([.$I543])" office:value-type="float"/>
          <table:table-cell table:formula="of:=MEDIAN([.$J543])" office:value-type="float"/>
          <table:table-cell table:formula="of:=MEDIAN([.$K543])" office:value-type="float"/>
          <table:table-cell table:formula="of:=MEDIAN([.$L543])" office:value-type="float"/>
          <table:table-cell table:formula="of:=MEDIAN([.$M543])" office:value-type="float"/>
          <table:table-cell table:formula="of:=MEDIAN([.$N543])" office:value-type="float"/>
          <table:table-cell table:formula="of:=MAX([.$B543])" office:value-type="float"/>
          <table:table-cell table:formula="of:=MAX([.$C543])" office:value-type="float"/>
          <table:table-cell table:formula="of:=MAX([.$D543])" office:value-type="float"/>
          <table:table-cell table:formula="of:=MAX([.$E543])" office:value-type="float"/>
          <table:table-cell table:formula="of:=MAX([.$F543])" office:value-type="float"/>
          <table:table-cell table:formula="of:=MAX([.$G543])" office:value-type="float"/>
          <table:table-cell table:formula="of:=MAX([.$H543])" office:value-type="float"/>
          <table:table-cell table:formula="of:=MAX([.$I543])" office:value-type="float"/>
          <table:table-cell table:formula="of:=MAX([.$J543])" office:value-type="float"/>
          <table:table-cell table:formula="of:=MAX([.$K543])" office:value-type="float"/>
          <table:table-cell table:formula="of:=MAX([.$L543])" office:value-type="float"/>
          <table:table-cell table:formula="of:=MAX([.$M543])" office:value-type="float"/>
          <table:table-cell table:formula="of:=MAX([.$N543])" office:value-type="float"/>
        </table:table-row>
        <table:table-row table:style-name="ro1">
          <table:table-cell office:value-type="string">
            <text:p>c5315/c5315.lp.8.8</text:p>
          </table:table-cell>
          <table:table-cell office:value-type="float" office:value="0.350225"/>
          <table:table-cell office:value-type="float" office:value="0.342"/>
          <table:table-cell office:value-type="float" office:value="0.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1.0"/>
          <table:table-cell office:value-type="float" office:value="299487.0"/>
          <table:table-cell office:value-type="float" office:value="299487.0"/>
          <table:table-cell office:value-type="float" office:value="10651.0"/>
          <table:table-cell office:value-type="float" office:value="6004.0"/>
          <table:table-cell office:value-type="float" office:value="0.0"/>
          <table:table-cell office:value-type="float" office:value="0.0"/>
          <table:table-cell table:formula="of:=MIN([.$B544])" office:value-type="float"/>
          <table:table-cell table:formula="of:=MIN([.$C544])" office:value-type="float"/>
          <table:table-cell table:formula="of:=MIN([.$D544])" office:value-type="float"/>
          <table:table-cell table:formula="of:=MIN([.$E544])" office:value-type="float"/>
          <table:table-cell table:formula="of:=MIN([.$F544])" office:value-type="float"/>
          <table:table-cell table:formula="of:=MIN([.$G544])" office:value-type="float"/>
          <table:table-cell table:formula="of:=MIN([.$H544])" office:value-type="float"/>
          <table:table-cell table:formula="of:=MIN([.$I544])" office:value-type="float"/>
          <table:table-cell table:formula="of:=MIN([.$J544])" office:value-type="float"/>
          <table:table-cell table:formula="of:=MIN([.$K544])" office:value-type="float"/>
          <table:table-cell table:formula="of:=MIN([.$L544])" office:value-type="float"/>
          <table:table-cell table:formula="of:=MIN([.$M544])" office:value-type="float"/>
          <table:table-cell table:formula="of:=MIN([.$N544])" office:value-type="float"/>
          <table:table-cell table:formula="of:=MEDIAN([.$B544])" office:value-type="float"/>
          <table:table-cell table:formula="of:=MEDIAN([.$C544])" office:value-type="float"/>
          <table:table-cell table:formula="of:=MEDIAN([.$D544])" office:value-type="float"/>
          <table:table-cell table:formula="of:=MEDIAN([.$E544])" office:value-type="float"/>
          <table:table-cell table:formula="of:=MEDIAN([.$F544])" office:value-type="float"/>
          <table:table-cell table:formula="of:=MEDIAN([.$G544])" office:value-type="float"/>
          <table:table-cell table:formula="of:=MEDIAN([.$H544])" office:value-type="float"/>
          <table:table-cell table:formula="of:=MEDIAN([.$I544])" office:value-type="float"/>
          <table:table-cell table:formula="of:=MEDIAN([.$J544])" office:value-type="float"/>
          <table:table-cell table:formula="of:=MEDIAN([.$K544])" office:value-type="float"/>
          <table:table-cell table:formula="of:=MEDIAN([.$L544])" office:value-type="float"/>
          <table:table-cell table:formula="of:=MEDIAN([.$M544])" office:value-type="float"/>
          <table:table-cell table:formula="of:=MEDIAN([.$N544])" office:value-type="float"/>
          <table:table-cell table:formula="of:=MAX([.$B544])" office:value-type="float"/>
          <table:table-cell table:formula="of:=MAX([.$C544])" office:value-type="float"/>
          <table:table-cell table:formula="of:=MAX([.$D544])" office:value-type="float"/>
          <table:table-cell table:formula="of:=MAX([.$E544])" office:value-type="float"/>
          <table:table-cell table:formula="of:=MAX([.$F544])" office:value-type="float"/>
          <table:table-cell table:formula="of:=MAX([.$G544])" office:value-type="float"/>
          <table:table-cell table:formula="of:=MAX([.$H544])" office:value-type="float"/>
          <table:table-cell table:formula="of:=MAX([.$I544])" office:value-type="float"/>
          <table:table-cell table:formula="of:=MAX([.$J544])" office:value-type="float"/>
          <table:table-cell table:formula="of:=MAX([.$K544])" office:value-type="float"/>
          <table:table-cell table:formula="of:=MAX([.$L544])" office:value-type="float"/>
          <table:table-cell table:formula="of:=MAX([.$M544])" office:value-type="float"/>
          <table:table-cell table:formula="of:=MAX([.$N544])" office:value-type="float"/>
        </table:table-row>
        <table:table-row table:style-name="ro1">
          <table:table-cell office:value-type="string">
            <text:p>c5315/c5315.lp.9.1</text:p>
          </table:table-cell>
          <table:table-cell office:value-type="float" office:value="0.563628"/>
          <table:table-cell office:value-type="float" office:value="0.556"/>
          <table:table-cell office:value-type="float" office:value="0.5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09.0"/>
          <table:table-cell office:value-type="float" office:value="667960.0"/>
          <table:table-cell office:value-type="float" office:value="667960.0"/>
          <table:table-cell office:value-type="float" office:value="10640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5])" office:value-type="float"/>
          <table:table-cell table:formula="of:=MIN([.$C545])" office:value-type="float"/>
          <table:table-cell table:formula="of:=MIN([.$D545])" office:value-type="float"/>
          <table:table-cell table:formula="of:=MIN([.$E545])" office:value-type="float"/>
          <table:table-cell table:formula="of:=MIN([.$F545])" office:value-type="float"/>
          <table:table-cell table:formula="of:=MIN([.$G545])" office:value-type="float"/>
          <table:table-cell table:formula="of:=MIN([.$H545])" office:value-type="float"/>
          <table:table-cell table:formula="of:=MIN([.$I545])" office:value-type="float"/>
          <table:table-cell table:formula="of:=MIN([.$J545])" office:value-type="float"/>
          <table:table-cell table:formula="of:=MIN([.$K545])" office:value-type="float"/>
          <table:table-cell table:formula="of:=MIN([.$L545])" office:value-type="float"/>
          <table:table-cell table:formula="of:=MIN([.$M545])" office:value-type="float"/>
          <table:table-cell table:formula="of:=MIN([.$N545])" office:value-type="float"/>
          <table:table-cell table:formula="of:=MEDIAN([.$B545])" office:value-type="float"/>
          <table:table-cell table:formula="of:=MEDIAN([.$C545])" office:value-type="float"/>
          <table:table-cell table:formula="of:=MEDIAN([.$D545])" office:value-type="float"/>
          <table:table-cell table:formula="of:=MEDIAN([.$E545])" office:value-type="float"/>
          <table:table-cell table:formula="of:=MEDIAN([.$F545])" office:value-type="float"/>
          <table:table-cell table:formula="of:=MEDIAN([.$G545])" office:value-type="float"/>
          <table:table-cell table:formula="of:=MEDIAN([.$H545])" office:value-type="float"/>
          <table:table-cell table:formula="of:=MEDIAN([.$I545])" office:value-type="float"/>
          <table:table-cell table:formula="of:=MEDIAN([.$J545])" office:value-type="float"/>
          <table:table-cell table:formula="of:=MEDIAN([.$K545])" office:value-type="float"/>
          <table:table-cell table:formula="of:=MEDIAN([.$L545])" office:value-type="float"/>
          <table:table-cell table:formula="of:=MEDIAN([.$M545])" office:value-type="float"/>
          <table:table-cell table:formula="of:=MEDIAN([.$N545])" office:value-type="float"/>
          <table:table-cell table:formula="of:=MAX([.$B545])" office:value-type="float"/>
          <table:table-cell table:formula="of:=MAX([.$C545])" office:value-type="float"/>
          <table:table-cell table:formula="of:=MAX([.$D545])" office:value-type="float"/>
          <table:table-cell table:formula="of:=MAX([.$E545])" office:value-type="float"/>
          <table:table-cell table:formula="of:=MAX([.$F545])" office:value-type="float"/>
          <table:table-cell table:formula="of:=MAX([.$G545])" office:value-type="float"/>
          <table:table-cell table:formula="of:=MAX([.$H545])" office:value-type="float"/>
          <table:table-cell table:formula="of:=MAX([.$I545])" office:value-type="float"/>
          <table:table-cell table:formula="of:=MAX([.$J545])" office:value-type="float"/>
          <table:table-cell table:formula="of:=MAX([.$K545])" office:value-type="float"/>
          <table:table-cell table:formula="of:=MAX([.$L545])" office:value-type="float"/>
          <table:table-cell table:formula="of:=MAX([.$M545])" office:value-type="float"/>
          <table:table-cell table:formula="of:=MAX([.$N545])" office:value-type="float"/>
        </table:table-row>
        <table:table-row table:style-name="ro1">
          <table:table-cell office:value-type="string">
            <text:p>c5315/c5315.lp.9.2</text:p>
          </table:table-cell>
          <table:table-cell office:value-type="float" office:value="1.34169"/>
          <table:table-cell office:value-type="float" office:value="1.333"/>
          <table:table-cell office:value-type="float" office:value="1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4.0"/>
          <table:table-cell office:value-type="float" office:value="1958099.0"/>
          <table:table-cell office:value-type="float" office:value="1958099.0"/>
          <table:table-cell office:value-type="float" office:value="10642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6])" office:value-type="float"/>
          <table:table-cell table:formula="of:=MIN([.$C546])" office:value-type="float"/>
          <table:table-cell table:formula="of:=MIN([.$D546])" office:value-type="float"/>
          <table:table-cell table:formula="of:=MIN([.$E546])" office:value-type="float"/>
          <table:table-cell table:formula="of:=MIN([.$F546])" office:value-type="float"/>
          <table:table-cell table:formula="of:=MIN([.$G546])" office:value-type="float"/>
          <table:table-cell table:formula="of:=MIN([.$H546])" office:value-type="float"/>
          <table:table-cell table:formula="of:=MIN([.$I546])" office:value-type="float"/>
          <table:table-cell table:formula="of:=MIN([.$J546])" office:value-type="float"/>
          <table:table-cell table:formula="of:=MIN([.$K546])" office:value-type="float"/>
          <table:table-cell table:formula="of:=MIN([.$L546])" office:value-type="float"/>
          <table:table-cell table:formula="of:=MIN([.$M546])" office:value-type="float"/>
          <table:table-cell table:formula="of:=MIN([.$N546])" office:value-type="float"/>
          <table:table-cell table:formula="of:=MEDIAN([.$B546])" office:value-type="float"/>
          <table:table-cell table:formula="of:=MEDIAN([.$C546])" office:value-type="float"/>
          <table:table-cell table:formula="of:=MEDIAN([.$D546])" office:value-type="float"/>
          <table:table-cell table:formula="of:=MEDIAN([.$E546])" office:value-type="float"/>
          <table:table-cell table:formula="of:=MEDIAN([.$F546])" office:value-type="float"/>
          <table:table-cell table:formula="of:=MEDIAN([.$G546])" office:value-type="float"/>
          <table:table-cell table:formula="of:=MEDIAN([.$H546])" office:value-type="float"/>
          <table:table-cell table:formula="of:=MEDIAN([.$I546])" office:value-type="float"/>
          <table:table-cell table:formula="of:=MEDIAN([.$J546])" office:value-type="float"/>
          <table:table-cell table:formula="of:=MEDIAN([.$K546])" office:value-type="float"/>
          <table:table-cell table:formula="of:=MEDIAN([.$L546])" office:value-type="float"/>
          <table:table-cell table:formula="of:=MEDIAN([.$M546])" office:value-type="float"/>
          <table:table-cell table:formula="of:=MEDIAN([.$N546])" office:value-type="float"/>
          <table:table-cell table:formula="of:=MAX([.$B546])" office:value-type="float"/>
          <table:table-cell table:formula="of:=MAX([.$C546])" office:value-type="float"/>
          <table:table-cell table:formula="of:=MAX([.$D546])" office:value-type="float"/>
          <table:table-cell table:formula="of:=MAX([.$E546])" office:value-type="float"/>
          <table:table-cell table:formula="of:=MAX([.$F546])" office:value-type="float"/>
          <table:table-cell table:formula="of:=MAX([.$G546])" office:value-type="float"/>
          <table:table-cell table:formula="of:=MAX([.$H546])" office:value-type="float"/>
          <table:table-cell table:formula="of:=MAX([.$I546])" office:value-type="float"/>
          <table:table-cell table:formula="of:=MAX([.$J546])" office:value-type="float"/>
          <table:table-cell table:formula="of:=MAX([.$K546])" office:value-type="float"/>
          <table:table-cell table:formula="of:=MAX([.$L546])" office:value-type="float"/>
          <table:table-cell table:formula="of:=MAX([.$M546])" office:value-type="float"/>
          <table:table-cell table:formula="of:=MAX([.$N546])" office:value-type="float"/>
        </table:table-row>
        <table:table-row table:style-name="ro1">
          <table:table-cell office:value-type="string">
            <text:p>c5315/c5315.lp.9.3</text:p>
          </table:table-cell>
          <table:table-cell office:value-type="float" office:value="0.930845"/>
          <table:table-cell office:value-type="float" office:value="0.923"/>
          <table:table-cell office:value-type="float" office:value="0.8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0.0"/>
          <table:table-cell office:value-type="float" office:value="1189435.0"/>
          <table:table-cell office:value-type="float" office:value="1189435.0"/>
          <table:table-cell office:value-type="float" office:value="10644.0"/>
          <table:table-cell office:value-type="float" office:value="6000.0"/>
          <table:table-cell office:value-type="float" office:value="0.0"/>
          <table:table-cell office:value-type="float" office:value="0.0"/>
          <table:table-cell table:formula="of:=MIN([.$B547])" office:value-type="float"/>
          <table:table-cell table:formula="of:=MIN([.$C547])" office:value-type="float"/>
          <table:table-cell table:formula="of:=MIN([.$D547])" office:value-type="float"/>
          <table:table-cell table:formula="of:=MIN([.$E547])" office:value-type="float"/>
          <table:table-cell table:formula="of:=MIN([.$F547])" office:value-type="float"/>
          <table:table-cell table:formula="of:=MIN([.$G547])" office:value-type="float"/>
          <table:table-cell table:formula="of:=MIN([.$H547])" office:value-type="float"/>
          <table:table-cell table:formula="of:=MIN([.$I547])" office:value-type="float"/>
          <table:table-cell table:formula="of:=MIN([.$J547])" office:value-type="float"/>
          <table:table-cell table:formula="of:=MIN([.$K547])" office:value-type="float"/>
          <table:table-cell table:formula="of:=MIN([.$L547])" office:value-type="float"/>
          <table:table-cell table:formula="of:=MIN([.$M547])" office:value-type="float"/>
          <table:table-cell table:formula="of:=MIN([.$N547])" office:value-type="float"/>
          <table:table-cell table:formula="of:=MEDIAN([.$B547])" office:value-type="float"/>
          <table:table-cell table:formula="of:=MEDIAN([.$C547])" office:value-type="float"/>
          <table:table-cell table:formula="of:=MEDIAN([.$D547])" office:value-type="float"/>
          <table:table-cell table:formula="of:=MEDIAN([.$E547])" office:value-type="float"/>
          <table:table-cell table:formula="of:=MEDIAN([.$F547])" office:value-type="float"/>
          <table:table-cell table:formula="of:=MEDIAN([.$G547])" office:value-type="float"/>
          <table:table-cell table:formula="of:=MEDIAN([.$H547])" office:value-type="float"/>
          <table:table-cell table:formula="of:=MEDIAN([.$I547])" office:value-type="float"/>
          <table:table-cell table:formula="of:=MEDIAN([.$J547])" office:value-type="float"/>
          <table:table-cell table:formula="of:=MEDIAN([.$K547])" office:value-type="float"/>
          <table:table-cell table:formula="of:=MEDIAN([.$L547])" office:value-type="float"/>
          <table:table-cell table:formula="of:=MEDIAN([.$M547])" office:value-type="float"/>
          <table:table-cell table:formula="of:=MEDIAN([.$N547])" office:value-type="float"/>
          <table:table-cell table:formula="of:=MAX([.$B547])" office:value-type="float"/>
          <table:table-cell table:formula="of:=MAX([.$C547])" office:value-type="float"/>
          <table:table-cell table:formula="of:=MAX([.$D547])" office:value-type="float"/>
          <table:table-cell table:formula="of:=MAX([.$E547])" office:value-type="float"/>
          <table:table-cell table:formula="of:=MAX([.$F547])" office:value-type="float"/>
          <table:table-cell table:formula="of:=MAX([.$G547])" office:value-type="float"/>
          <table:table-cell table:formula="of:=MAX([.$H547])" office:value-type="float"/>
          <table:table-cell table:formula="of:=MAX([.$I547])" office:value-type="float"/>
          <table:table-cell table:formula="of:=MAX([.$J547])" office:value-type="float"/>
          <table:table-cell table:formula="of:=MAX([.$K547])" office:value-type="float"/>
          <table:table-cell table:formula="of:=MAX([.$L547])" office:value-type="float"/>
          <table:table-cell table:formula="of:=MAX([.$M547])" office:value-type="float"/>
          <table:table-cell table:formula="of:=MAX([.$N547])" office:value-type="float"/>
        </table:table-row>
        <table:table-row table:style-name="ro1">
          <table:table-cell office:value-type="string">
            <text:p>c5315/c5315.lp.9.4</text:p>
          </table:table-cell>
          <table:table-cell office:value-type="float" office:value="0.560968"/>
          <table:table-cell office:value-type="float" office:value="0.553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604981.0"/>
          <table:table-cell office:value-type="float" office:value="604981.0"/>
          <table:table-cell office:value-type="float" office:value="10642.0"/>
          <table:table-cell office:value-type="float" office:value="6001.0"/>
          <table:table-cell office:value-type="float" office:value="0.0"/>
          <table:table-cell office:value-type="float" office:value="0.0"/>
          <table:table-cell table:formula="of:=MIN([.$B548])" office:value-type="float"/>
          <table:table-cell table:formula="of:=MIN([.$C548])" office:value-type="float"/>
          <table:table-cell table:formula="of:=MIN([.$D548])" office:value-type="float"/>
          <table:table-cell table:formula="of:=MIN([.$E548])" office:value-type="float"/>
          <table:table-cell table:formula="of:=MIN([.$F548])" office:value-type="float"/>
          <table:table-cell table:formula="of:=MIN([.$G548])" office:value-type="float"/>
          <table:table-cell table:formula="of:=MIN([.$H548])" office:value-type="float"/>
          <table:table-cell table:formula="of:=MIN([.$I548])" office:value-type="float"/>
          <table:table-cell table:formula="of:=MIN([.$J548])" office:value-type="float"/>
          <table:table-cell table:formula="of:=MIN([.$K548])" office:value-type="float"/>
          <table:table-cell table:formula="of:=MIN([.$L548])" office:value-type="float"/>
          <table:table-cell table:formula="of:=MIN([.$M548])" office:value-type="float"/>
          <table:table-cell table:formula="of:=MIN([.$N548])" office:value-type="float"/>
          <table:table-cell table:formula="of:=MEDIAN([.$B548])" office:value-type="float"/>
          <table:table-cell table:formula="of:=MEDIAN([.$C548])" office:value-type="float"/>
          <table:table-cell table:formula="of:=MEDIAN([.$D548])" office:value-type="float"/>
          <table:table-cell table:formula="of:=MEDIAN([.$E548])" office:value-type="float"/>
          <table:table-cell table:formula="of:=MEDIAN([.$F548])" office:value-type="float"/>
          <table:table-cell table:formula="of:=MEDIAN([.$G548])" office:value-type="float"/>
          <table:table-cell table:formula="of:=MEDIAN([.$H548])" office:value-type="float"/>
          <table:table-cell table:formula="of:=MEDIAN([.$I548])" office:value-type="float"/>
          <table:table-cell table:formula="of:=MEDIAN([.$J548])" office:value-type="float"/>
          <table:table-cell table:formula="of:=MEDIAN([.$K548])" office:value-type="float"/>
          <table:table-cell table:formula="of:=MEDIAN([.$L548])" office:value-type="float"/>
          <table:table-cell table:formula="of:=MEDIAN([.$M548])" office:value-type="float"/>
          <table:table-cell table:formula="of:=MEDIAN([.$N548])" office:value-type="float"/>
          <table:table-cell table:formula="of:=MAX([.$B548])" office:value-type="float"/>
          <table:table-cell table:formula="of:=MAX([.$C548])" office:value-type="float"/>
          <table:table-cell table:formula="of:=MAX([.$D548])" office:value-type="float"/>
          <table:table-cell table:formula="of:=MAX([.$E548])" office:value-type="float"/>
          <table:table-cell table:formula="of:=MAX([.$F548])" office:value-type="float"/>
          <table:table-cell table:formula="of:=MAX([.$G548])" office:value-type="float"/>
          <table:table-cell table:formula="of:=MAX([.$H548])" office:value-type="float"/>
          <table:table-cell table:formula="of:=MAX([.$I548])" office:value-type="float"/>
          <table:table-cell table:formula="of:=MAX([.$J548])" office:value-type="float"/>
          <table:table-cell table:formula="of:=MAX([.$K548])" office:value-type="float"/>
          <table:table-cell table:formula="of:=MAX([.$L548])" office:value-type="float"/>
          <table:table-cell table:formula="of:=MAX([.$M548])" office:value-type="float"/>
          <table:table-cell table:formula="of:=MAX([.$N548])" office:value-type="float"/>
        </table:table-row>
        <table:table-row table:style-name="ro1">
          <table:table-cell office:value-type="string">
            <text:p>c5315/c5315.lp.9.5</text:p>
          </table:table-cell>
          <table:table-cell office:value-type="float" office:value="0.538374"/>
          <table:table-cell office:value-type="float" office:value="0.531"/>
          <table:table-cell office:value-type="float" office:value="0.4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604980.0"/>
          <table:table-cell office:value-type="float" office:value="604980.0"/>
          <table:table-cell office:value-type="float" office:value="10640.0"/>
          <table:table-cell office:value-type="float" office:value="6002.0"/>
          <table:table-cell office:value-type="float" office:value="0.0"/>
          <table:table-cell office:value-type="float" office:value="0.0"/>
          <table:table-cell table:formula="of:=MIN([.$B549])" office:value-type="float"/>
          <table:table-cell table:formula="of:=MIN([.$C549])" office:value-type="float"/>
          <table:table-cell table:formula="of:=MIN([.$D549])" office:value-type="float"/>
          <table:table-cell table:formula="of:=MIN([.$E549])" office:value-type="float"/>
          <table:table-cell table:formula="of:=MIN([.$F549])" office:value-type="float"/>
          <table:table-cell table:formula="of:=MIN([.$G549])" office:value-type="float"/>
          <table:table-cell table:formula="of:=MIN([.$H549])" office:value-type="float"/>
          <table:table-cell table:formula="of:=MIN([.$I549])" office:value-type="float"/>
          <table:table-cell table:formula="of:=MIN([.$J549])" office:value-type="float"/>
          <table:table-cell table:formula="of:=MIN([.$K549])" office:value-type="float"/>
          <table:table-cell table:formula="of:=MIN([.$L549])" office:value-type="float"/>
          <table:table-cell table:formula="of:=MIN([.$M549])" office:value-type="float"/>
          <table:table-cell table:formula="of:=MIN([.$N549])" office:value-type="float"/>
          <table:table-cell table:formula="of:=MEDIAN([.$B549])" office:value-type="float"/>
          <table:table-cell table:formula="of:=MEDIAN([.$C549])" office:value-type="float"/>
          <table:table-cell table:formula="of:=MEDIAN([.$D549])" office:value-type="float"/>
          <table:table-cell table:formula="of:=MEDIAN([.$E549])" office:value-type="float"/>
          <table:table-cell table:formula="of:=MEDIAN([.$F549])" office:value-type="float"/>
          <table:table-cell table:formula="of:=MEDIAN([.$G549])" office:value-type="float"/>
          <table:table-cell table:formula="of:=MEDIAN([.$H549])" office:value-type="float"/>
          <table:table-cell table:formula="of:=MEDIAN([.$I549])" office:value-type="float"/>
          <table:table-cell table:formula="of:=MEDIAN([.$J549])" office:value-type="float"/>
          <table:table-cell table:formula="of:=MEDIAN([.$K549])" office:value-type="float"/>
          <table:table-cell table:formula="of:=MEDIAN([.$L549])" office:value-type="float"/>
          <table:table-cell table:formula="of:=MEDIAN([.$M549])" office:value-type="float"/>
          <table:table-cell table:formula="of:=MEDIAN([.$N549])" office:value-type="float"/>
          <table:table-cell table:formula="of:=MAX([.$B549])" office:value-type="float"/>
          <table:table-cell table:formula="of:=MAX([.$C549])" office:value-type="float"/>
          <table:table-cell table:formula="of:=MAX([.$D549])" office:value-type="float"/>
          <table:table-cell table:formula="of:=MAX([.$E549])" office:value-type="float"/>
          <table:table-cell table:formula="of:=MAX([.$F549])" office:value-type="float"/>
          <table:table-cell table:formula="of:=MAX([.$G549])" office:value-type="float"/>
          <table:table-cell table:formula="of:=MAX([.$H549])" office:value-type="float"/>
          <table:table-cell table:formula="of:=MAX([.$I549])" office:value-type="float"/>
          <table:table-cell table:formula="of:=MAX([.$J549])" office:value-type="float"/>
          <table:table-cell table:formula="of:=MAX([.$K549])" office:value-type="float"/>
          <table:table-cell table:formula="of:=MAX([.$L549])" office:value-type="float"/>
          <table:table-cell table:formula="of:=MAX([.$M549])" office:value-type="float"/>
          <table:table-cell table:formula="of:=MAX([.$N549])" office:value-type="float"/>
        </table:table-row>
        <table:table-row table:style-name="ro1">
          <table:table-cell office:value-type="string">
            <text:p>c5315/c5315.lp.9.6</text:p>
          </table:table-cell>
          <table:table-cell office:value-type="float" office:value="0.543685"/>
          <table:table-cell office:value-type="float" office:value="0.536"/>
          <table:table-cell office:value-type="float" office:value="0.4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8.0"/>
          <table:table-cell office:value-type="float" office:value="604979.0"/>
          <table:table-cell office:value-type="float" office:value="604979.0"/>
          <table:table-cell office:value-type="float" office:value="10638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0])" office:value-type="float"/>
          <table:table-cell table:formula="of:=MIN([.$C550])" office:value-type="float"/>
          <table:table-cell table:formula="of:=MIN([.$D550])" office:value-type="float"/>
          <table:table-cell table:formula="of:=MIN([.$E550])" office:value-type="float"/>
          <table:table-cell table:formula="of:=MIN([.$F550])" office:value-type="float"/>
          <table:table-cell table:formula="of:=MIN([.$G550])" office:value-type="float"/>
          <table:table-cell table:formula="of:=MIN([.$H550])" office:value-type="float"/>
          <table:table-cell table:formula="of:=MIN([.$I550])" office:value-type="float"/>
          <table:table-cell table:formula="of:=MIN([.$J550])" office:value-type="float"/>
          <table:table-cell table:formula="of:=MIN([.$K550])" office:value-type="float"/>
          <table:table-cell table:formula="of:=MIN([.$L550])" office:value-type="float"/>
          <table:table-cell table:formula="of:=MIN([.$M550])" office:value-type="float"/>
          <table:table-cell table:formula="of:=MIN([.$N550])" office:value-type="float"/>
          <table:table-cell table:formula="of:=MEDIAN([.$B550])" office:value-type="float"/>
          <table:table-cell table:formula="of:=MEDIAN([.$C550])" office:value-type="float"/>
          <table:table-cell table:formula="of:=MEDIAN([.$D550])" office:value-type="float"/>
          <table:table-cell table:formula="of:=MEDIAN([.$E550])" office:value-type="float"/>
          <table:table-cell table:formula="of:=MEDIAN([.$F550])" office:value-type="float"/>
          <table:table-cell table:formula="of:=MEDIAN([.$G550])" office:value-type="float"/>
          <table:table-cell table:formula="of:=MEDIAN([.$H550])" office:value-type="float"/>
          <table:table-cell table:formula="of:=MEDIAN([.$I550])" office:value-type="float"/>
          <table:table-cell table:formula="of:=MEDIAN([.$J550])" office:value-type="float"/>
          <table:table-cell table:formula="of:=MEDIAN([.$K550])" office:value-type="float"/>
          <table:table-cell table:formula="of:=MEDIAN([.$L550])" office:value-type="float"/>
          <table:table-cell table:formula="of:=MEDIAN([.$M550])" office:value-type="float"/>
          <table:table-cell table:formula="of:=MEDIAN([.$N550])" office:value-type="float"/>
          <table:table-cell table:formula="of:=MAX([.$B550])" office:value-type="float"/>
          <table:table-cell table:formula="of:=MAX([.$C550])" office:value-type="float"/>
          <table:table-cell table:formula="of:=MAX([.$D550])" office:value-type="float"/>
          <table:table-cell table:formula="of:=MAX([.$E550])" office:value-type="float"/>
          <table:table-cell table:formula="of:=MAX([.$F550])" office:value-type="float"/>
          <table:table-cell table:formula="of:=MAX([.$G550])" office:value-type="float"/>
          <table:table-cell table:formula="of:=MAX([.$H550])" office:value-type="float"/>
          <table:table-cell table:formula="of:=MAX([.$I550])" office:value-type="float"/>
          <table:table-cell table:formula="of:=MAX([.$J550])" office:value-type="float"/>
          <table:table-cell table:formula="of:=MAX([.$K550])" office:value-type="float"/>
          <table:table-cell table:formula="of:=MAX([.$L550])" office:value-type="float"/>
          <table:table-cell table:formula="of:=MAX([.$M550])" office:value-type="float"/>
          <table:table-cell table:formula="of:=MAX([.$N550])" office:value-type="float"/>
        </table:table-row>
        <table:table-row table:style-name="ro1">
          <table:table-cell office:value-type="string">
            <text:p>c5315/c5315.lp.9.7</text:p>
          </table:table-cell>
          <table:table-cell office:value-type="float" office:value="0.559235"/>
          <table:table-cell office:value-type="float" office:value="0.55"/>
          <table:table-cell office:value-type="float" office:value="0.5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4.0"/>
          <table:table-cell office:value-type="float" office:value="603819.0"/>
          <table:table-cell office:value-type="float" office:value="603819.0"/>
          <table:table-cell office:value-type="float" office:value="10640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1])" office:value-type="float"/>
          <table:table-cell table:formula="of:=MIN([.$C551])" office:value-type="float"/>
          <table:table-cell table:formula="of:=MIN([.$D551])" office:value-type="float"/>
          <table:table-cell table:formula="of:=MIN([.$E551])" office:value-type="float"/>
          <table:table-cell table:formula="of:=MIN([.$F551])" office:value-type="float"/>
          <table:table-cell table:formula="of:=MIN([.$G551])" office:value-type="float"/>
          <table:table-cell table:formula="of:=MIN([.$H551])" office:value-type="float"/>
          <table:table-cell table:formula="of:=MIN([.$I551])" office:value-type="float"/>
          <table:table-cell table:formula="of:=MIN([.$J551])" office:value-type="float"/>
          <table:table-cell table:formula="of:=MIN([.$K551])" office:value-type="float"/>
          <table:table-cell table:formula="of:=MIN([.$L551])" office:value-type="float"/>
          <table:table-cell table:formula="of:=MIN([.$M551])" office:value-type="float"/>
          <table:table-cell table:formula="of:=MIN([.$N551])" office:value-type="float"/>
          <table:table-cell table:formula="of:=MEDIAN([.$B551])" office:value-type="float"/>
          <table:table-cell table:formula="of:=MEDIAN([.$C551])" office:value-type="float"/>
          <table:table-cell table:formula="of:=MEDIAN([.$D551])" office:value-type="float"/>
          <table:table-cell table:formula="of:=MEDIAN([.$E551])" office:value-type="float"/>
          <table:table-cell table:formula="of:=MEDIAN([.$F551])" office:value-type="float"/>
          <table:table-cell table:formula="of:=MEDIAN([.$G551])" office:value-type="float"/>
          <table:table-cell table:formula="of:=MEDIAN([.$H551])" office:value-type="float"/>
          <table:table-cell table:formula="of:=MEDIAN([.$I551])" office:value-type="float"/>
          <table:table-cell table:formula="of:=MEDIAN([.$J551])" office:value-type="float"/>
          <table:table-cell table:formula="of:=MEDIAN([.$K551])" office:value-type="float"/>
          <table:table-cell table:formula="of:=MEDIAN([.$L551])" office:value-type="float"/>
          <table:table-cell table:formula="of:=MEDIAN([.$M551])" office:value-type="float"/>
          <table:table-cell table:formula="of:=MEDIAN([.$N551])" office:value-type="float"/>
          <table:table-cell table:formula="of:=MAX([.$B551])" office:value-type="float"/>
          <table:table-cell table:formula="of:=MAX([.$C551])" office:value-type="float"/>
          <table:table-cell table:formula="of:=MAX([.$D551])" office:value-type="float"/>
          <table:table-cell table:formula="of:=MAX([.$E551])" office:value-type="float"/>
          <table:table-cell table:formula="of:=MAX([.$F551])" office:value-type="float"/>
          <table:table-cell table:formula="of:=MAX([.$G551])" office:value-type="float"/>
          <table:table-cell table:formula="of:=MAX([.$H551])" office:value-type="float"/>
          <table:table-cell table:formula="of:=MAX([.$I551])" office:value-type="float"/>
          <table:table-cell table:formula="of:=MAX([.$J551])" office:value-type="float"/>
          <table:table-cell table:formula="of:=MAX([.$K551])" office:value-type="float"/>
          <table:table-cell table:formula="of:=MAX([.$L551])" office:value-type="float"/>
          <table:table-cell table:formula="of:=MAX([.$M551])" office:value-type="float"/>
          <table:table-cell table:formula="of:=MAX([.$N551])" office:value-type="float"/>
        </table:table-row>
        <table:table-row table:style-name="ro1">
          <table:table-cell office:value-type="string">
            <text:p>c5315/c5315.lp.9.8</text:p>
          </table:table-cell>
          <table:table-cell office:value-type="float" office:value="0.556985"/>
          <table:table-cell office:value-type="float" office:value="0.549"/>
          <table:table-cell office:value-type="float" office:value="0.4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4.0"/>
          <table:table-cell office:value-type="float" office:value="603818.0"/>
          <table:table-cell office:value-type="float" office:value="603818.0"/>
          <table:table-cell office:value-type="float" office:value="10642.0"/>
          <table:table-cell office:value-type="float" office:value="6003.0"/>
          <table:table-cell office:value-type="float" office:value="0.0"/>
          <table:table-cell office:value-type="float" office:value="0.0"/>
          <table:table-cell table:formula="of:=MIN([.$B552])" office:value-type="float"/>
          <table:table-cell table:formula="of:=MIN([.$C552])" office:value-type="float"/>
          <table:table-cell table:formula="of:=MIN([.$D552])" office:value-type="float"/>
          <table:table-cell table:formula="of:=MIN([.$E552])" office:value-type="float"/>
          <table:table-cell table:formula="of:=MIN([.$F552])" office:value-type="float"/>
          <table:table-cell table:formula="of:=MIN([.$G552])" office:value-type="float"/>
          <table:table-cell table:formula="of:=MIN([.$H552])" office:value-type="float"/>
          <table:table-cell table:formula="of:=MIN([.$I552])" office:value-type="float"/>
          <table:table-cell table:formula="of:=MIN([.$J552])" office:value-type="float"/>
          <table:table-cell table:formula="of:=MIN([.$K552])" office:value-type="float"/>
          <table:table-cell table:formula="of:=MIN([.$L552])" office:value-type="float"/>
          <table:table-cell table:formula="of:=MIN([.$M552])" office:value-type="float"/>
          <table:table-cell table:formula="of:=MIN([.$N552])" office:value-type="float"/>
          <table:table-cell table:formula="of:=MEDIAN([.$B552])" office:value-type="float"/>
          <table:table-cell table:formula="of:=MEDIAN([.$C552])" office:value-type="float"/>
          <table:table-cell table:formula="of:=MEDIAN([.$D552])" office:value-type="float"/>
          <table:table-cell table:formula="of:=MEDIAN([.$E552])" office:value-type="float"/>
          <table:table-cell table:formula="of:=MEDIAN([.$F552])" office:value-type="float"/>
          <table:table-cell table:formula="of:=MEDIAN([.$G552])" office:value-type="float"/>
          <table:table-cell table:formula="of:=MEDIAN([.$H552])" office:value-type="float"/>
          <table:table-cell table:formula="of:=MEDIAN([.$I552])" office:value-type="float"/>
          <table:table-cell table:formula="of:=MEDIAN([.$J552])" office:value-type="float"/>
          <table:table-cell table:formula="of:=MEDIAN([.$K552])" office:value-type="float"/>
          <table:table-cell table:formula="of:=MEDIAN([.$L552])" office:value-type="float"/>
          <table:table-cell table:formula="of:=MEDIAN([.$M552])" office:value-type="float"/>
          <table:table-cell table:formula="of:=MEDIAN([.$N552])" office:value-type="float"/>
          <table:table-cell table:formula="of:=MAX([.$B552])" office:value-type="float"/>
          <table:table-cell table:formula="of:=MAX([.$C552])" office:value-type="float"/>
          <table:table-cell table:formula="of:=MAX([.$D552])" office:value-type="float"/>
          <table:table-cell table:formula="of:=MAX([.$E552])" office:value-type="float"/>
          <table:table-cell table:formula="of:=MAX([.$F552])" office:value-type="float"/>
          <table:table-cell table:formula="of:=MAX([.$G552])" office:value-type="float"/>
          <table:table-cell table:formula="of:=MAX([.$H552])" office:value-type="float"/>
          <table:table-cell table:formula="of:=MAX([.$I552])" office:value-type="float"/>
          <table:table-cell table:formula="of:=MAX([.$J552])" office:value-type="float"/>
          <table:table-cell table:formula="of:=MAX([.$K552])" office:value-type="float"/>
          <table:table-cell table:formula="of:=MAX([.$L552])" office:value-type="float"/>
          <table:table-cell table:formula="of:=MAX([.$M552])" office:value-type="float"/>
          <table:table-cell table:formula="of:=MAX([.$N552])" office:value-type="float"/>
        </table:table-row>
        <table:table-row table:style-name="ro1">
          <table:table-cell office:value-type="string">
            <text:p>c6288/c6288.lp.1.1</text:p>
          </table:table-cell>
          <table:table-cell office:value-type="float" office:value="0.657885"/>
          <table:table-cell office:value-type="float" office:value="0.649"/>
          <table:table-cell office:value-type="float" office:value="0.5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19.0"/>
          <table:table-cell office:value-type="float" office:value="686798.0"/>
          <table:table-cell office:value-type="float" office:value="686466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3])" office:value-type="float"/>
          <table:table-cell table:formula="of:=MIN([.$C553])" office:value-type="float"/>
          <table:table-cell table:formula="of:=MIN([.$D553])" office:value-type="float"/>
          <table:table-cell table:formula="of:=MIN([.$E553])" office:value-type="float"/>
          <table:table-cell table:formula="of:=MIN([.$F553])" office:value-type="float"/>
          <table:table-cell table:formula="of:=MIN([.$G553])" office:value-type="float"/>
          <table:table-cell table:formula="of:=MIN([.$H553])" office:value-type="float"/>
          <table:table-cell table:formula="of:=MIN([.$I553])" office:value-type="float"/>
          <table:table-cell table:formula="of:=MIN([.$J553])" office:value-type="float"/>
          <table:table-cell table:formula="of:=MIN([.$K553])" office:value-type="float"/>
          <table:table-cell table:formula="of:=MIN([.$L553])" office:value-type="float"/>
          <table:table-cell table:formula="of:=MIN([.$M553])" office:value-type="float"/>
          <table:table-cell table:formula="of:=MIN([.$N553])" office:value-type="float"/>
          <table:table-cell table:formula="of:=MEDIAN([.$B553])" office:value-type="float"/>
          <table:table-cell table:formula="of:=MEDIAN([.$C553])" office:value-type="float"/>
          <table:table-cell table:formula="of:=MEDIAN([.$D553])" office:value-type="float"/>
          <table:table-cell table:formula="of:=MEDIAN([.$E553])" office:value-type="float"/>
          <table:table-cell table:formula="of:=MEDIAN([.$F553])" office:value-type="float"/>
          <table:table-cell table:formula="of:=MEDIAN([.$G553])" office:value-type="float"/>
          <table:table-cell table:formula="of:=MEDIAN([.$H553])" office:value-type="float"/>
          <table:table-cell table:formula="of:=MEDIAN([.$I553])" office:value-type="float"/>
          <table:table-cell table:formula="of:=MEDIAN([.$J553])" office:value-type="float"/>
          <table:table-cell table:formula="of:=MEDIAN([.$K553])" office:value-type="float"/>
          <table:table-cell table:formula="of:=MEDIAN([.$L553])" office:value-type="float"/>
          <table:table-cell table:formula="of:=MEDIAN([.$M553])" office:value-type="float"/>
          <table:table-cell table:formula="of:=MEDIAN([.$N553])" office:value-type="float"/>
          <table:table-cell table:formula="of:=MAX([.$B553])" office:value-type="float"/>
          <table:table-cell table:formula="of:=MAX([.$C553])" office:value-type="float"/>
          <table:table-cell table:formula="of:=MAX([.$D553])" office:value-type="float"/>
          <table:table-cell table:formula="of:=MAX([.$E553])" office:value-type="float"/>
          <table:table-cell table:formula="of:=MAX([.$F553])" office:value-type="float"/>
          <table:table-cell table:formula="of:=MAX([.$G553])" office:value-type="float"/>
          <table:table-cell table:formula="of:=MAX([.$H553])" office:value-type="float"/>
          <table:table-cell table:formula="of:=MAX([.$I553])" office:value-type="float"/>
          <table:table-cell table:formula="of:=MAX([.$J553])" office:value-type="float"/>
          <table:table-cell table:formula="of:=MAX([.$K553])" office:value-type="float"/>
          <table:table-cell table:formula="of:=MAX([.$L553])" office:value-type="float"/>
          <table:table-cell table:formula="of:=MAX([.$M553])" office:value-type="float"/>
          <table:table-cell table:formula="of:=MAX([.$N553])" office:value-type="float"/>
        </table:table-row>
        <table:table-row table:style-name="ro1">
          <table:table-cell office:value-type="string">
            <text:p>c6288/c6288.lp.1.2</text:p>
          </table:table-cell>
          <table:table-cell office:value-type="float" office:value="0.34247"/>
          <table:table-cell office:value-type="float" office:value="0.334"/>
          <table:table-cell office:value-type="float" office:value="0.2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758.0"/>
          <table:table-cell office:value-type="float" office:value="195681.0"/>
          <table:table-cell office:value-type="float" office:value="195656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54])" office:value-type="float"/>
          <table:table-cell table:formula="of:=MIN([.$C554])" office:value-type="float"/>
          <table:table-cell table:formula="of:=MIN([.$D554])" office:value-type="float"/>
          <table:table-cell table:formula="of:=MIN([.$E554])" office:value-type="float"/>
          <table:table-cell table:formula="of:=MIN([.$F554])" office:value-type="float"/>
          <table:table-cell table:formula="of:=MIN([.$G554])" office:value-type="float"/>
          <table:table-cell table:formula="of:=MIN([.$H554])" office:value-type="float"/>
          <table:table-cell table:formula="of:=MIN([.$I554])" office:value-type="float"/>
          <table:table-cell table:formula="of:=MIN([.$J554])" office:value-type="float"/>
          <table:table-cell table:formula="of:=MIN([.$K554])" office:value-type="float"/>
          <table:table-cell table:formula="of:=MIN([.$L554])" office:value-type="float"/>
          <table:table-cell table:formula="of:=MIN([.$M554])" office:value-type="float"/>
          <table:table-cell table:formula="of:=MIN([.$N554])" office:value-type="float"/>
          <table:table-cell table:formula="of:=MEDIAN([.$B554])" office:value-type="float"/>
          <table:table-cell table:formula="of:=MEDIAN([.$C554])" office:value-type="float"/>
          <table:table-cell table:formula="of:=MEDIAN([.$D554])" office:value-type="float"/>
          <table:table-cell table:formula="of:=MEDIAN([.$E554])" office:value-type="float"/>
          <table:table-cell table:formula="of:=MEDIAN([.$F554])" office:value-type="float"/>
          <table:table-cell table:formula="of:=MEDIAN([.$G554])" office:value-type="float"/>
          <table:table-cell table:formula="of:=MEDIAN([.$H554])" office:value-type="float"/>
          <table:table-cell table:formula="of:=MEDIAN([.$I554])" office:value-type="float"/>
          <table:table-cell table:formula="of:=MEDIAN([.$J554])" office:value-type="float"/>
          <table:table-cell table:formula="of:=MEDIAN([.$K554])" office:value-type="float"/>
          <table:table-cell table:formula="of:=MEDIAN([.$L554])" office:value-type="float"/>
          <table:table-cell table:formula="of:=MEDIAN([.$M554])" office:value-type="float"/>
          <table:table-cell table:formula="of:=MEDIAN([.$N554])" office:value-type="float"/>
          <table:table-cell table:formula="of:=MAX([.$B554])" office:value-type="float"/>
          <table:table-cell table:formula="of:=MAX([.$C554])" office:value-type="float"/>
          <table:table-cell table:formula="of:=MAX([.$D554])" office:value-type="float"/>
          <table:table-cell table:formula="of:=MAX([.$E554])" office:value-type="float"/>
          <table:table-cell table:formula="of:=MAX([.$F554])" office:value-type="float"/>
          <table:table-cell table:formula="of:=MAX([.$G554])" office:value-type="float"/>
          <table:table-cell table:formula="of:=MAX([.$H554])" office:value-type="float"/>
          <table:table-cell table:formula="of:=MAX([.$I554])" office:value-type="float"/>
          <table:table-cell table:formula="of:=MAX([.$J554])" office:value-type="float"/>
          <table:table-cell table:formula="of:=MAX([.$K554])" office:value-type="float"/>
          <table:table-cell table:formula="of:=MAX([.$L554])" office:value-type="float"/>
          <table:table-cell table:formula="of:=MAX([.$M554])" office:value-type="float"/>
          <table:table-cell table:formula="of:=MAX([.$N554])" office:value-type="float"/>
        </table:table-row>
        <table:table-row table:style-name="ro1">
          <table:table-cell office:value-type="string">
            <text:p>c6288/c6288.lp.1.3</text:p>
          </table:table-cell>
          <table:table-cell office:value-type="float" office:value="0.421559"/>
          <table:table-cell office:value-type="float" office:value="0.414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262.0"/>
          <table:table-cell office:value-type="float" office:value="161277.0"/>
          <table:table-cell office:value-type="float" office:value="161274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5])" office:value-type="float"/>
          <table:table-cell table:formula="of:=MIN([.$C555])" office:value-type="float"/>
          <table:table-cell table:formula="of:=MIN([.$D555])" office:value-type="float"/>
          <table:table-cell table:formula="of:=MIN([.$E555])" office:value-type="float"/>
          <table:table-cell table:formula="of:=MIN([.$F555])" office:value-type="float"/>
          <table:table-cell table:formula="of:=MIN([.$G555])" office:value-type="float"/>
          <table:table-cell table:formula="of:=MIN([.$H555])" office:value-type="float"/>
          <table:table-cell table:formula="of:=MIN([.$I555])" office:value-type="float"/>
          <table:table-cell table:formula="of:=MIN([.$J555])" office:value-type="float"/>
          <table:table-cell table:formula="of:=MIN([.$K555])" office:value-type="float"/>
          <table:table-cell table:formula="of:=MIN([.$L555])" office:value-type="float"/>
          <table:table-cell table:formula="of:=MIN([.$M555])" office:value-type="float"/>
          <table:table-cell table:formula="of:=MIN([.$N555])" office:value-type="float"/>
          <table:table-cell table:formula="of:=MEDIAN([.$B555])" office:value-type="float"/>
          <table:table-cell table:formula="of:=MEDIAN([.$C555])" office:value-type="float"/>
          <table:table-cell table:formula="of:=MEDIAN([.$D555])" office:value-type="float"/>
          <table:table-cell table:formula="of:=MEDIAN([.$E555])" office:value-type="float"/>
          <table:table-cell table:formula="of:=MEDIAN([.$F555])" office:value-type="float"/>
          <table:table-cell table:formula="of:=MEDIAN([.$G555])" office:value-type="float"/>
          <table:table-cell table:formula="of:=MEDIAN([.$H555])" office:value-type="float"/>
          <table:table-cell table:formula="of:=MEDIAN([.$I555])" office:value-type="float"/>
          <table:table-cell table:formula="of:=MEDIAN([.$J555])" office:value-type="float"/>
          <table:table-cell table:formula="of:=MEDIAN([.$K555])" office:value-type="float"/>
          <table:table-cell table:formula="of:=MEDIAN([.$L555])" office:value-type="float"/>
          <table:table-cell table:formula="of:=MEDIAN([.$M555])" office:value-type="float"/>
          <table:table-cell table:formula="of:=MEDIAN([.$N555])" office:value-type="float"/>
          <table:table-cell table:formula="of:=MAX([.$B555])" office:value-type="float"/>
          <table:table-cell table:formula="of:=MAX([.$C555])" office:value-type="float"/>
          <table:table-cell table:formula="of:=MAX([.$D555])" office:value-type="float"/>
          <table:table-cell table:formula="of:=MAX([.$E555])" office:value-type="float"/>
          <table:table-cell table:formula="of:=MAX([.$F555])" office:value-type="float"/>
          <table:table-cell table:formula="of:=MAX([.$G555])" office:value-type="float"/>
          <table:table-cell table:formula="of:=MAX([.$H555])" office:value-type="float"/>
          <table:table-cell table:formula="of:=MAX([.$I555])" office:value-type="float"/>
          <table:table-cell table:formula="of:=MAX([.$J555])" office:value-type="float"/>
          <table:table-cell table:formula="of:=MAX([.$K555])" office:value-type="float"/>
          <table:table-cell table:formula="of:=MAX([.$L555])" office:value-type="float"/>
          <table:table-cell table:formula="of:=MAX([.$M555])" office:value-type="float"/>
          <table:table-cell table:formula="of:=MAX([.$N555])" office:value-type="float"/>
        </table:table-row>
        <table:table-row table:style-name="ro1">
          <table:table-cell office:value-type="string">
            <text:p>c6288/c6288.lp.1.4</text:p>
          </table:table-cell>
          <table:table-cell office:value-type="float" office:value="0.359178"/>
          <table:table-cell office:value-type="float" office:value="0.352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556.0"/>
          <table:table-cell office:value-type="float" office:value="94400.0"/>
          <table:table-cell office:value-type="float" office:value="94344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56])" office:value-type="float"/>
          <table:table-cell table:formula="of:=MIN([.$C556])" office:value-type="float"/>
          <table:table-cell table:formula="of:=MIN([.$D556])" office:value-type="float"/>
          <table:table-cell table:formula="of:=MIN([.$E556])" office:value-type="float"/>
          <table:table-cell table:formula="of:=MIN([.$F556])" office:value-type="float"/>
          <table:table-cell table:formula="of:=MIN([.$G556])" office:value-type="float"/>
          <table:table-cell table:formula="of:=MIN([.$H556])" office:value-type="float"/>
          <table:table-cell table:formula="of:=MIN([.$I556])" office:value-type="float"/>
          <table:table-cell table:formula="of:=MIN([.$J556])" office:value-type="float"/>
          <table:table-cell table:formula="of:=MIN([.$K556])" office:value-type="float"/>
          <table:table-cell table:formula="of:=MIN([.$L556])" office:value-type="float"/>
          <table:table-cell table:formula="of:=MIN([.$M556])" office:value-type="float"/>
          <table:table-cell table:formula="of:=MIN([.$N556])" office:value-type="float"/>
          <table:table-cell table:formula="of:=MEDIAN([.$B556])" office:value-type="float"/>
          <table:table-cell table:formula="of:=MEDIAN([.$C556])" office:value-type="float"/>
          <table:table-cell table:formula="of:=MEDIAN([.$D556])" office:value-type="float"/>
          <table:table-cell table:formula="of:=MEDIAN([.$E556])" office:value-type="float"/>
          <table:table-cell table:formula="of:=MEDIAN([.$F556])" office:value-type="float"/>
          <table:table-cell table:formula="of:=MEDIAN([.$G556])" office:value-type="float"/>
          <table:table-cell table:formula="of:=MEDIAN([.$H556])" office:value-type="float"/>
          <table:table-cell table:formula="of:=MEDIAN([.$I556])" office:value-type="float"/>
          <table:table-cell table:formula="of:=MEDIAN([.$J556])" office:value-type="float"/>
          <table:table-cell table:formula="of:=MEDIAN([.$K556])" office:value-type="float"/>
          <table:table-cell table:formula="of:=MEDIAN([.$L556])" office:value-type="float"/>
          <table:table-cell table:formula="of:=MEDIAN([.$M556])" office:value-type="float"/>
          <table:table-cell table:formula="of:=MEDIAN([.$N556])" office:value-type="float"/>
          <table:table-cell table:formula="of:=MAX([.$B556])" office:value-type="float"/>
          <table:table-cell table:formula="of:=MAX([.$C556])" office:value-type="float"/>
          <table:table-cell table:formula="of:=MAX([.$D556])" office:value-type="float"/>
          <table:table-cell table:formula="of:=MAX([.$E556])" office:value-type="float"/>
          <table:table-cell table:formula="of:=MAX([.$F556])" office:value-type="float"/>
          <table:table-cell table:formula="of:=MAX([.$G556])" office:value-type="float"/>
          <table:table-cell table:formula="of:=MAX([.$H556])" office:value-type="float"/>
          <table:table-cell table:formula="of:=MAX([.$I556])" office:value-type="float"/>
          <table:table-cell table:formula="of:=MAX([.$J556])" office:value-type="float"/>
          <table:table-cell table:formula="of:=MAX([.$K556])" office:value-type="float"/>
          <table:table-cell table:formula="of:=MAX([.$L556])" office:value-type="float"/>
          <table:table-cell table:formula="of:=MAX([.$M556])" office:value-type="float"/>
          <table:table-cell table:formula="of:=MAX([.$N556])" office:value-type="float"/>
        </table:table-row>
        <table:table-row table:style-name="ro1">
          <table:table-cell office:value-type="string">
            <text:p>c6288/c6288.lp.1.5</text:p>
          </table:table-cell>
          <table:table-cell office:value-type="float" office:value="0.619456"/>
          <table:table-cell office:value-type="float" office:value="0.611"/>
          <table:table-cell office:value-type="float" office:value="0.57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2924.0"/>
          <table:table-cell office:value-type="float" office:value="126351.0"/>
          <table:table-cell office:value-type="float" office:value="126295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57])" office:value-type="float"/>
          <table:table-cell table:formula="of:=MIN([.$C557])" office:value-type="float"/>
          <table:table-cell table:formula="of:=MIN([.$D557])" office:value-type="float"/>
          <table:table-cell table:formula="of:=MIN([.$E557])" office:value-type="float"/>
          <table:table-cell table:formula="of:=MIN([.$F557])" office:value-type="float"/>
          <table:table-cell table:formula="of:=MIN([.$G557])" office:value-type="float"/>
          <table:table-cell table:formula="of:=MIN([.$H557])" office:value-type="float"/>
          <table:table-cell table:formula="of:=MIN([.$I557])" office:value-type="float"/>
          <table:table-cell table:formula="of:=MIN([.$J557])" office:value-type="float"/>
          <table:table-cell table:formula="of:=MIN([.$K557])" office:value-type="float"/>
          <table:table-cell table:formula="of:=MIN([.$L557])" office:value-type="float"/>
          <table:table-cell table:formula="of:=MIN([.$M557])" office:value-type="float"/>
          <table:table-cell table:formula="of:=MIN([.$N557])" office:value-type="float"/>
          <table:table-cell table:formula="of:=MEDIAN([.$B557])" office:value-type="float"/>
          <table:table-cell table:formula="of:=MEDIAN([.$C557])" office:value-type="float"/>
          <table:table-cell table:formula="of:=MEDIAN([.$D557])" office:value-type="float"/>
          <table:table-cell table:formula="of:=MEDIAN([.$E557])" office:value-type="float"/>
          <table:table-cell table:formula="of:=MEDIAN([.$F557])" office:value-type="float"/>
          <table:table-cell table:formula="of:=MEDIAN([.$G557])" office:value-type="float"/>
          <table:table-cell table:formula="of:=MEDIAN([.$H557])" office:value-type="float"/>
          <table:table-cell table:formula="of:=MEDIAN([.$I557])" office:value-type="float"/>
          <table:table-cell table:formula="of:=MEDIAN([.$J557])" office:value-type="float"/>
          <table:table-cell table:formula="of:=MEDIAN([.$K557])" office:value-type="float"/>
          <table:table-cell table:formula="of:=MEDIAN([.$L557])" office:value-type="float"/>
          <table:table-cell table:formula="of:=MEDIAN([.$M557])" office:value-type="float"/>
          <table:table-cell table:formula="of:=MEDIAN([.$N557])" office:value-type="float"/>
          <table:table-cell table:formula="of:=MAX([.$B557])" office:value-type="float"/>
          <table:table-cell table:formula="of:=MAX([.$C557])" office:value-type="float"/>
          <table:table-cell table:formula="of:=MAX([.$D557])" office:value-type="float"/>
          <table:table-cell table:formula="of:=MAX([.$E557])" office:value-type="float"/>
          <table:table-cell table:formula="of:=MAX([.$F557])" office:value-type="float"/>
          <table:table-cell table:formula="of:=MAX([.$G557])" office:value-type="float"/>
          <table:table-cell table:formula="of:=MAX([.$H557])" office:value-type="float"/>
          <table:table-cell table:formula="of:=MAX([.$I557])" office:value-type="float"/>
          <table:table-cell table:formula="of:=MAX([.$J557])" office:value-type="float"/>
          <table:table-cell table:formula="of:=MAX([.$K557])" office:value-type="float"/>
          <table:table-cell table:formula="of:=MAX([.$L557])" office:value-type="float"/>
          <table:table-cell table:formula="of:=MAX([.$M557])" office:value-type="float"/>
          <table:table-cell table:formula="of:=MAX([.$N557])" office:value-type="float"/>
        </table:table-row>
        <table:table-row table:style-name="ro1">
          <table:table-cell office:value-type="string">
            <text:p>c6288/c6288.lp.1.6</text:p>
          </table:table-cell>
          <table:table-cell office:value-type="float" office:value="1.21187"/>
          <table:table-cell office:value-type="float" office:value="1.203"/>
          <table:table-cell office:value-type="float" office:value="1.16"/>
          <table:table-cell office:value-type="float" office:value="1000.0"/>
          <table:table-cell office:value-type="float" office:value="0.0"/>
          <table:table-cell office:value-type="float" office:value="7.0"/>
          <table:table-cell office:value-type="float" office:value="6248.0"/>
          <table:table-cell office:value-type="float" office:value="187320.0"/>
          <table:table-cell office:value-type="float" office:value="187320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58])" office:value-type="float"/>
          <table:table-cell table:formula="of:=MIN([.$C558])" office:value-type="float"/>
          <table:table-cell table:formula="of:=MIN([.$D558])" office:value-type="float"/>
          <table:table-cell table:formula="of:=MIN([.$E558])" office:value-type="float"/>
          <table:table-cell table:formula="of:=MIN([.$F558])" office:value-type="float"/>
          <table:table-cell table:formula="of:=MIN([.$G558])" office:value-type="float"/>
          <table:table-cell table:formula="of:=MIN([.$H558])" office:value-type="float"/>
          <table:table-cell table:formula="of:=MIN([.$I558])" office:value-type="float"/>
          <table:table-cell table:formula="of:=MIN([.$J558])" office:value-type="float"/>
          <table:table-cell table:formula="of:=MIN([.$K558])" office:value-type="float"/>
          <table:table-cell table:formula="of:=MIN([.$L558])" office:value-type="float"/>
          <table:table-cell table:formula="of:=MIN([.$M558])" office:value-type="float"/>
          <table:table-cell table:formula="of:=MIN([.$N558])" office:value-type="float"/>
          <table:table-cell table:formula="of:=MEDIAN([.$B558])" office:value-type="float"/>
          <table:table-cell table:formula="of:=MEDIAN([.$C558])" office:value-type="float"/>
          <table:table-cell table:formula="of:=MEDIAN([.$D558])" office:value-type="float"/>
          <table:table-cell table:formula="of:=MEDIAN([.$E558])" office:value-type="float"/>
          <table:table-cell table:formula="of:=MEDIAN([.$F558])" office:value-type="float"/>
          <table:table-cell table:formula="of:=MEDIAN([.$G558])" office:value-type="float"/>
          <table:table-cell table:formula="of:=MEDIAN([.$H558])" office:value-type="float"/>
          <table:table-cell table:formula="of:=MEDIAN([.$I558])" office:value-type="float"/>
          <table:table-cell table:formula="of:=MEDIAN([.$J558])" office:value-type="float"/>
          <table:table-cell table:formula="of:=MEDIAN([.$K558])" office:value-type="float"/>
          <table:table-cell table:formula="of:=MEDIAN([.$L558])" office:value-type="float"/>
          <table:table-cell table:formula="of:=MEDIAN([.$M558])" office:value-type="float"/>
          <table:table-cell table:formula="of:=MEDIAN([.$N558])" office:value-type="float"/>
          <table:table-cell table:formula="of:=MAX([.$B558])" office:value-type="float"/>
          <table:table-cell table:formula="of:=MAX([.$C558])" office:value-type="float"/>
          <table:table-cell table:formula="of:=MAX([.$D558])" office:value-type="float"/>
          <table:table-cell table:formula="of:=MAX([.$E558])" office:value-type="float"/>
          <table:table-cell table:formula="of:=MAX([.$F558])" office:value-type="float"/>
          <table:table-cell table:formula="of:=MAX([.$G558])" office:value-type="float"/>
          <table:table-cell table:formula="of:=MAX([.$H558])" office:value-type="float"/>
          <table:table-cell table:formula="of:=MAX([.$I558])" office:value-type="float"/>
          <table:table-cell table:formula="of:=MAX([.$J558])" office:value-type="float"/>
          <table:table-cell table:formula="of:=MAX([.$K558])" office:value-type="float"/>
          <table:table-cell table:formula="of:=MAX([.$L558])" office:value-type="float"/>
          <table:table-cell table:formula="of:=MAX([.$M558])" office:value-type="float"/>
          <table:table-cell table:formula="of:=MAX([.$N558])" office:value-type="float"/>
        </table:table-row>
        <table:table-row table:style-name="ro1">
          <table:table-cell office:value-type="string">
            <text:p>c6288/c6288.lp.1.7</text:p>
          </table:table-cell>
          <table:table-cell office:value-type="float" office:value="0.758607"/>
          <table:table-cell office:value-type="float" office:value="0.751"/>
          <table:table-cell office:value-type="float" office:value="0.71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3631.0"/>
          <table:table-cell office:value-type="float" office:value="120060.0"/>
          <table:table-cell office:value-type="float" office:value="120056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59])" office:value-type="float"/>
          <table:table-cell table:formula="of:=MIN([.$C559])" office:value-type="float"/>
          <table:table-cell table:formula="of:=MIN([.$D559])" office:value-type="float"/>
          <table:table-cell table:formula="of:=MIN([.$E559])" office:value-type="float"/>
          <table:table-cell table:formula="of:=MIN([.$F559])" office:value-type="float"/>
          <table:table-cell table:formula="of:=MIN([.$G559])" office:value-type="float"/>
          <table:table-cell table:formula="of:=MIN([.$H559])" office:value-type="float"/>
          <table:table-cell table:formula="of:=MIN([.$I559])" office:value-type="float"/>
          <table:table-cell table:formula="of:=MIN([.$J559])" office:value-type="float"/>
          <table:table-cell table:formula="of:=MIN([.$K559])" office:value-type="float"/>
          <table:table-cell table:formula="of:=MIN([.$L559])" office:value-type="float"/>
          <table:table-cell table:formula="of:=MIN([.$M559])" office:value-type="float"/>
          <table:table-cell table:formula="of:=MIN([.$N559])" office:value-type="float"/>
          <table:table-cell table:formula="of:=MEDIAN([.$B559])" office:value-type="float"/>
          <table:table-cell table:formula="of:=MEDIAN([.$C559])" office:value-type="float"/>
          <table:table-cell table:formula="of:=MEDIAN([.$D559])" office:value-type="float"/>
          <table:table-cell table:formula="of:=MEDIAN([.$E559])" office:value-type="float"/>
          <table:table-cell table:formula="of:=MEDIAN([.$F559])" office:value-type="float"/>
          <table:table-cell table:formula="of:=MEDIAN([.$G559])" office:value-type="float"/>
          <table:table-cell table:formula="of:=MEDIAN([.$H559])" office:value-type="float"/>
          <table:table-cell table:formula="of:=MEDIAN([.$I559])" office:value-type="float"/>
          <table:table-cell table:formula="of:=MEDIAN([.$J559])" office:value-type="float"/>
          <table:table-cell table:formula="of:=MEDIAN([.$K559])" office:value-type="float"/>
          <table:table-cell table:formula="of:=MEDIAN([.$L559])" office:value-type="float"/>
          <table:table-cell table:formula="of:=MEDIAN([.$M559])" office:value-type="float"/>
          <table:table-cell table:formula="of:=MEDIAN([.$N559])" office:value-type="float"/>
          <table:table-cell table:formula="of:=MAX([.$B559])" office:value-type="float"/>
          <table:table-cell table:formula="of:=MAX([.$C559])" office:value-type="float"/>
          <table:table-cell table:formula="of:=MAX([.$D559])" office:value-type="float"/>
          <table:table-cell table:formula="of:=MAX([.$E559])" office:value-type="float"/>
          <table:table-cell table:formula="of:=MAX([.$F559])" office:value-type="float"/>
          <table:table-cell table:formula="of:=MAX([.$G559])" office:value-type="float"/>
          <table:table-cell table:formula="of:=MAX([.$H559])" office:value-type="float"/>
          <table:table-cell table:formula="of:=MAX([.$I559])" office:value-type="float"/>
          <table:table-cell table:formula="of:=MAX([.$J559])" office:value-type="float"/>
          <table:table-cell table:formula="of:=MAX([.$K559])" office:value-type="float"/>
          <table:table-cell table:formula="of:=MAX([.$L559])" office:value-type="float"/>
          <table:table-cell table:formula="of:=MAX([.$M559])" office:value-type="float"/>
          <table:table-cell table:formula="of:=MAX([.$N559])" office:value-type="float"/>
        </table:table-row>
        <table:table-row table:style-name="ro1">
          <table:table-cell office:value-type="string">
            <text:p>c6288/c6288.lp.1.8</text:p>
          </table:table-cell>
          <table:table-cell office:value-type="float" office:value="0.956413"/>
          <table:table-cell office:value-type="float" office:value="0.945"/>
          <table:table-cell office:value-type="float" office:value="0.9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4782.0"/>
          <table:table-cell office:value-type="float" office:value="152239.0"/>
          <table:table-cell office:value-type="float" office:value="152238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60])" office:value-type="float"/>
          <table:table-cell table:formula="of:=MIN([.$C560])" office:value-type="float"/>
          <table:table-cell table:formula="of:=MIN([.$D560])" office:value-type="float"/>
          <table:table-cell table:formula="of:=MIN([.$E560])" office:value-type="float"/>
          <table:table-cell table:formula="of:=MIN([.$F560])" office:value-type="float"/>
          <table:table-cell table:formula="of:=MIN([.$G560])" office:value-type="float"/>
          <table:table-cell table:formula="of:=MIN([.$H560])" office:value-type="float"/>
          <table:table-cell table:formula="of:=MIN([.$I560])" office:value-type="float"/>
          <table:table-cell table:formula="of:=MIN([.$J560])" office:value-type="float"/>
          <table:table-cell table:formula="of:=MIN([.$K560])" office:value-type="float"/>
          <table:table-cell table:formula="of:=MIN([.$L560])" office:value-type="float"/>
          <table:table-cell table:formula="of:=MIN([.$M560])" office:value-type="float"/>
          <table:table-cell table:formula="of:=MIN([.$N560])" office:value-type="float"/>
          <table:table-cell table:formula="of:=MEDIAN([.$B560])" office:value-type="float"/>
          <table:table-cell table:formula="of:=MEDIAN([.$C560])" office:value-type="float"/>
          <table:table-cell table:formula="of:=MEDIAN([.$D560])" office:value-type="float"/>
          <table:table-cell table:formula="of:=MEDIAN([.$E560])" office:value-type="float"/>
          <table:table-cell table:formula="of:=MEDIAN([.$F560])" office:value-type="float"/>
          <table:table-cell table:formula="of:=MEDIAN([.$G560])" office:value-type="float"/>
          <table:table-cell table:formula="of:=MEDIAN([.$H560])" office:value-type="float"/>
          <table:table-cell table:formula="of:=MEDIAN([.$I560])" office:value-type="float"/>
          <table:table-cell table:formula="of:=MEDIAN([.$J560])" office:value-type="float"/>
          <table:table-cell table:formula="of:=MEDIAN([.$K560])" office:value-type="float"/>
          <table:table-cell table:formula="of:=MEDIAN([.$L560])" office:value-type="float"/>
          <table:table-cell table:formula="of:=MEDIAN([.$M560])" office:value-type="float"/>
          <table:table-cell table:formula="of:=MEDIAN([.$N560])" office:value-type="float"/>
          <table:table-cell table:formula="of:=MAX([.$B560])" office:value-type="float"/>
          <table:table-cell table:formula="of:=MAX([.$C560])" office:value-type="float"/>
          <table:table-cell table:formula="of:=MAX([.$D560])" office:value-type="float"/>
          <table:table-cell table:formula="of:=MAX([.$E560])" office:value-type="float"/>
          <table:table-cell table:formula="of:=MAX([.$F560])" office:value-type="float"/>
          <table:table-cell table:formula="of:=MAX([.$G560])" office:value-type="float"/>
          <table:table-cell table:formula="of:=MAX([.$H560])" office:value-type="float"/>
          <table:table-cell table:formula="of:=MAX([.$I560])" office:value-type="float"/>
          <table:table-cell table:formula="of:=MAX([.$J560])" office:value-type="float"/>
          <table:table-cell table:formula="of:=MAX([.$K560])" office:value-type="float"/>
          <table:table-cell table:formula="of:=MAX([.$L560])" office:value-type="float"/>
          <table:table-cell table:formula="of:=MAX([.$M560])" office:value-type="float"/>
          <table:table-cell table:formula="of:=MAX([.$N560])" office:value-type="float"/>
        </table:table-row>
        <table:table-row table:style-name="ro1">
          <table:table-cell office:value-type="string">
            <text:p>c6288/c6288.lp.10.1</text:p>
          </table:table-cell>
          <table:table-cell office:value-type="float" office:value="0.593051"/>
          <table:table-cell office:value-type="float" office:value="0.584"/>
          <table:table-cell office:value-type="float" office:value="0.5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902.0"/>
          <table:table-cell office:value-type="float" office:value="526103.0"/>
          <table:table-cell office:value-type="float" office:value="526103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1])" office:value-type="float"/>
          <table:table-cell table:formula="of:=MIN([.$C561])" office:value-type="float"/>
          <table:table-cell table:formula="of:=MIN([.$D561])" office:value-type="float"/>
          <table:table-cell table:formula="of:=MIN([.$E561])" office:value-type="float"/>
          <table:table-cell table:formula="of:=MIN([.$F561])" office:value-type="float"/>
          <table:table-cell table:formula="of:=MIN([.$G561])" office:value-type="float"/>
          <table:table-cell table:formula="of:=MIN([.$H561])" office:value-type="float"/>
          <table:table-cell table:formula="of:=MIN([.$I561])" office:value-type="float"/>
          <table:table-cell table:formula="of:=MIN([.$J561])" office:value-type="float"/>
          <table:table-cell table:formula="of:=MIN([.$K561])" office:value-type="float"/>
          <table:table-cell table:formula="of:=MIN([.$L561])" office:value-type="float"/>
          <table:table-cell table:formula="of:=MIN([.$M561])" office:value-type="float"/>
          <table:table-cell table:formula="of:=MIN([.$N561])" office:value-type="float"/>
          <table:table-cell table:formula="of:=MEDIAN([.$B561])" office:value-type="float"/>
          <table:table-cell table:formula="of:=MEDIAN([.$C561])" office:value-type="float"/>
          <table:table-cell table:formula="of:=MEDIAN([.$D561])" office:value-type="float"/>
          <table:table-cell table:formula="of:=MEDIAN([.$E561])" office:value-type="float"/>
          <table:table-cell table:formula="of:=MEDIAN([.$F561])" office:value-type="float"/>
          <table:table-cell table:formula="of:=MEDIAN([.$G561])" office:value-type="float"/>
          <table:table-cell table:formula="of:=MEDIAN([.$H561])" office:value-type="float"/>
          <table:table-cell table:formula="of:=MEDIAN([.$I561])" office:value-type="float"/>
          <table:table-cell table:formula="of:=MEDIAN([.$J561])" office:value-type="float"/>
          <table:table-cell table:formula="of:=MEDIAN([.$K561])" office:value-type="float"/>
          <table:table-cell table:formula="of:=MEDIAN([.$L561])" office:value-type="float"/>
          <table:table-cell table:formula="of:=MEDIAN([.$M561])" office:value-type="float"/>
          <table:table-cell table:formula="of:=MEDIAN([.$N561])" office:value-type="float"/>
          <table:table-cell table:formula="of:=MAX([.$B561])" office:value-type="float"/>
          <table:table-cell table:formula="of:=MAX([.$C561])" office:value-type="float"/>
          <table:table-cell table:formula="of:=MAX([.$D561])" office:value-type="float"/>
          <table:table-cell table:formula="of:=MAX([.$E561])" office:value-type="float"/>
          <table:table-cell table:formula="of:=MAX([.$F561])" office:value-type="float"/>
          <table:table-cell table:formula="of:=MAX([.$G561])" office:value-type="float"/>
          <table:table-cell table:formula="of:=MAX([.$H561])" office:value-type="float"/>
          <table:table-cell table:formula="of:=MAX([.$I561])" office:value-type="float"/>
          <table:table-cell table:formula="of:=MAX([.$J561])" office:value-type="float"/>
          <table:table-cell table:formula="of:=MAX([.$K561])" office:value-type="float"/>
          <table:table-cell table:formula="of:=MAX([.$L561])" office:value-type="float"/>
          <table:table-cell table:formula="of:=MAX([.$M561])" office:value-type="float"/>
          <table:table-cell table:formula="of:=MAX([.$N561])" office:value-type="float"/>
        </table:table-row>
        <table:table-row table:style-name="ro1">
          <table:table-cell office:value-type="string">
            <text:p>c6288/c6288.lp.10.2</text:p>
          </table:table-cell>
          <table:table-cell office:value-type="float" office:value="0.40799"/>
          <table:table-cell office:value-type="float" office:value="0.4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98.0"/>
          <table:table-cell office:value-type="float" office:value="208659.0"/>
          <table:table-cell office:value-type="float" office:value="208659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2])" office:value-type="float"/>
          <table:table-cell table:formula="of:=MIN([.$C562])" office:value-type="float"/>
          <table:table-cell table:formula="of:=MIN([.$D562])" office:value-type="float"/>
          <table:table-cell table:formula="of:=MIN([.$E562])" office:value-type="float"/>
          <table:table-cell table:formula="of:=MIN([.$F562])" office:value-type="float"/>
          <table:table-cell table:formula="of:=MIN([.$G562])" office:value-type="float"/>
          <table:table-cell table:formula="of:=MIN([.$H562])" office:value-type="float"/>
          <table:table-cell table:formula="of:=MIN([.$I562])" office:value-type="float"/>
          <table:table-cell table:formula="of:=MIN([.$J562])" office:value-type="float"/>
          <table:table-cell table:formula="of:=MIN([.$K562])" office:value-type="float"/>
          <table:table-cell table:formula="of:=MIN([.$L562])" office:value-type="float"/>
          <table:table-cell table:formula="of:=MIN([.$M562])" office:value-type="float"/>
          <table:table-cell table:formula="of:=MIN([.$N562])" office:value-type="float"/>
          <table:table-cell table:formula="of:=MEDIAN([.$B562])" office:value-type="float"/>
          <table:table-cell table:formula="of:=MEDIAN([.$C562])" office:value-type="float"/>
          <table:table-cell table:formula="of:=MEDIAN([.$D562])" office:value-type="float"/>
          <table:table-cell table:formula="of:=MEDIAN([.$E562])" office:value-type="float"/>
          <table:table-cell table:formula="of:=MEDIAN([.$F562])" office:value-type="float"/>
          <table:table-cell table:formula="of:=MEDIAN([.$G562])" office:value-type="float"/>
          <table:table-cell table:formula="of:=MEDIAN([.$H562])" office:value-type="float"/>
          <table:table-cell table:formula="of:=MEDIAN([.$I562])" office:value-type="float"/>
          <table:table-cell table:formula="of:=MEDIAN([.$J562])" office:value-type="float"/>
          <table:table-cell table:formula="of:=MEDIAN([.$K562])" office:value-type="float"/>
          <table:table-cell table:formula="of:=MEDIAN([.$L562])" office:value-type="float"/>
          <table:table-cell table:formula="of:=MEDIAN([.$M562])" office:value-type="float"/>
          <table:table-cell table:formula="of:=MEDIAN([.$N562])" office:value-type="float"/>
          <table:table-cell table:formula="of:=MAX([.$B562])" office:value-type="float"/>
          <table:table-cell table:formula="of:=MAX([.$C562])" office:value-type="float"/>
          <table:table-cell table:formula="of:=MAX([.$D562])" office:value-type="float"/>
          <table:table-cell table:formula="of:=MAX([.$E562])" office:value-type="float"/>
          <table:table-cell table:formula="of:=MAX([.$F562])" office:value-type="float"/>
          <table:table-cell table:formula="of:=MAX([.$G562])" office:value-type="float"/>
          <table:table-cell table:formula="of:=MAX([.$H562])" office:value-type="float"/>
          <table:table-cell table:formula="of:=MAX([.$I562])" office:value-type="float"/>
          <table:table-cell table:formula="of:=MAX([.$J562])" office:value-type="float"/>
          <table:table-cell table:formula="of:=MAX([.$K562])" office:value-type="float"/>
          <table:table-cell table:formula="of:=MAX([.$L562])" office:value-type="float"/>
          <table:table-cell table:formula="of:=MAX([.$M562])" office:value-type="float"/>
          <table:table-cell table:formula="of:=MAX([.$N562])" office:value-type="float"/>
        </table:table-row>
        <table:table-row table:style-name="ro1">
          <table:table-cell office:value-type="string">
            <text:p>c6288/c6288.lp.10.3</text:p>
          </table:table-cell>
          <table:table-cell office:value-type="float" office:value="0.602977"/>
          <table:table-cell office:value-type="float" office:value="0.595"/>
          <table:table-cell office:value-type="float" office:value="0.55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322.0"/>
          <table:table-cell office:value-type="float" office:value="148442.0"/>
          <table:table-cell office:value-type="float" office:value="148420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3])" office:value-type="float"/>
          <table:table-cell table:formula="of:=MIN([.$C563])" office:value-type="float"/>
          <table:table-cell table:formula="of:=MIN([.$D563])" office:value-type="float"/>
          <table:table-cell table:formula="of:=MIN([.$E563])" office:value-type="float"/>
          <table:table-cell table:formula="of:=MIN([.$F563])" office:value-type="float"/>
          <table:table-cell table:formula="of:=MIN([.$G563])" office:value-type="float"/>
          <table:table-cell table:formula="of:=MIN([.$H563])" office:value-type="float"/>
          <table:table-cell table:formula="of:=MIN([.$I563])" office:value-type="float"/>
          <table:table-cell table:formula="of:=MIN([.$J563])" office:value-type="float"/>
          <table:table-cell table:formula="of:=MIN([.$K563])" office:value-type="float"/>
          <table:table-cell table:formula="of:=MIN([.$L563])" office:value-type="float"/>
          <table:table-cell table:formula="of:=MIN([.$M563])" office:value-type="float"/>
          <table:table-cell table:formula="of:=MIN([.$N563])" office:value-type="float"/>
          <table:table-cell table:formula="of:=MEDIAN([.$B563])" office:value-type="float"/>
          <table:table-cell table:formula="of:=MEDIAN([.$C563])" office:value-type="float"/>
          <table:table-cell table:formula="of:=MEDIAN([.$D563])" office:value-type="float"/>
          <table:table-cell table:formula="of:=MEDIAN([.$E563])" office:value-type="float"/>
          <table:table-cell table:formula="of:=MEDIAN([.$F563])" office:value-type="float"/>
          <table:table-cell table:formula="of:=MEDIAN([.$G563])" office:value-type="float"/>
          <table:table-cell table:formula="of:=MEDIAN([.$H563])" office:value-type="float"/>
          <table:table-cell table:formula="of:=MEDIAN([.$I563])" office:value-type="float"/>
          <table:table-cell table:formula="of:=MEDIAN([.$J563])" office:value-type="float"/>
          <table:table-cell table:formula="of:=MEDIAN([.$K563])" office:value-type="float"/>
          <table:table-cell table:formula="of:=MEDIAN([.$L563])" office:value-type="float"/>
          <table:table-cell table:formula="of:=MEDIAN([.$M563])" office:value-type="float"/>
          <table:table-cell table:formula="of:=MEDIAN([.$N563])" office:value-type="float"/>
          <table:table-cell table:formula="of:=MAX([.$B563])" office:value-type="float"/>
          <table:table-cell table:formula="of:=MAX([.$C563])" office:value-type="float"/>
          <table:table-cell table:formula="of:=MAX([.$D563])" office:value-type="float"/>
          <table:table-cell table:formula="of:=MAX([.$E563])" office:value-type="float"/>
          <table:table-cell table:formula="of:=MAX([.$F563])" office:value-type="float"/>
          <table:table-cell table:formula="of:=MAX([.$G563])" office:value-type="float"/>
          <table:table-cell table:formula="of:=MAX([.$H563])" office:value-type="float"/>
          <table:table-cell table:formula="of:=MAX([.$I563])" office:value-type="float"/>
          <table:table-cell table:formula="of:=MAX([.$J563])" office:value-type="float"/>
          <table:table-cell table:formula="of:=MAX([.$K563])" office:value-type="float"/>
          <table:table-cell table:formula="of:=MAX([.$L563])" office:value-type="float"/>
          <table:table-cell table:formula="of:=MAX([.$M563])" office:value-type="float"/>
          <table:table-cell table:formula="of:=MAX([.$N563])" office:value-type="float"/>
        </table:table-row>
        <table:table-row table:style-name="ro1">
          <table:table-cell office:value-type="string">
            <text:p>c6288/c6288.lp.10.4</text:p>
          </table:table-cell>
          <table:table-cell office:value-type="float" office:value="0.524762"/>
          <table:table-cell office:value-type="float" office:value="0.45"/>
          <table:table-cell office:value-type="float" office:value="0.38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543.0"/>
          <table:table-cell office:value-type="float" office:value="119892.0"/>
          <table:table-cell office:value-type="float" office:value="119882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64])" office:value-type="float"/>
          <table:table-cell table:formula="of:=MIN([.$C564])" office:value-type="float"/>
          <table:table-cell table:formula="of:=MIN([.$D564])" office:value-type="float"/>
          <table:table-cell table:formula="of:=MIN([.$E564])" office:value-type="float"/>
          <table:table-cell table:formula="of:=MIN([.$F564])" office:value-type="float"/>
          <table:table-cell table:formula="of:=MIN([.$G564])" office:value-type="float"/>
          <table:table-cell table:formula="of:=MIN([.$H564])" office:value-type="float"/>
          <table:table-cell table:formula="of:=MIN([.$I564])" office:value-type="float"/>
          <table:table-cell table:formula="of:=MIN([.$J564])" office:value-type="float"/>
          <table:table-cell table:formula="of:=MIN([.$K564])" office:value-type="float"/>
          <table:table-cell table:formula="of:=MIN([.$L564])" office:value-type="float"/>
          <table:table-cell table:formula="of:=MIN([.$M564])" office:value-type="float"/>
          <table:table-cell table:formula="of:=MIN([.$N564])" office:value-type="float"/>
          <table:table-cell table:formula="of:=MEDIAN([.$B564])" office:value-type="float"/>
          <table:table-cell table:formula="of:=MEDIAN([.$C564])" office:value-type="float"/>
          <table:table-cell table:formula="of:=MEDIAN([.$D564])" office:value-type="float"/>
          <table:table-cell table:formula="of:=MEDIAN([.$E564])" office:value-type="float"/>
          <table:table-cell table:formula="of:=MEDIAN([.$F564])" office:value-type="float"/>
          <table:table-cell table:formula="of:=MEDIAN([.$G564])" office:value-type="float"/>
          <table:table-cell table:formula="of:=MEDIAN([.$H564])" office:value-type="float"/>
          <table:table-cell table:formula="of:=MEDIAN([.$I564])" office:value-type="float"/>
          <table:table-cell table:formula="of:=MEDIAN([.$J564])" office:value-type="float"/>
          <table:table-cell table:formula="of:=MEDIAN([.$K564])" office:value-type="float"/>
          <table:table-cell table:formula="of:=MEDIAN([.$L564])" office:value-type="float"/>
          <table:table-cell table:formula="of:=MEDIAN([.$M564])" office:value-type="float"/>
          <table:table-cell table:formula="of:=MEDIAN([.$N564])" office:value-type="float"/>
          <table:table-cell table:formula="of:=MAX([.$B564])" office:value-type="float"/>
          <table:table-cell table:formula="of:=MAX([.$C564])" office:value-type="float"/>
          <table:table-cell table:formula="of:=MAX([.$D564])" office:value-type="float"/>
          <table:table-cell table:formula="of:=MAX([.$E564])" office:value-type="float"/>
          <table:table-cell table:formula="of:=MAX([.$F564])" office:value-type="float"/>
          <table:table-cell table:formula="of:=MAX([.$G564])" office:value-type="float"/>
          <table:table-cell table:formula="of:=MAX([.$H564])" office:value-type="float"/>
          <table:table-cell table:formula="of:=MAX([.$I564])" office:value-type="float"/>
          <table:table-cell table:formula="of:=MAX([.$J564])" office:value-type="float"/>
          <table:table-cell table:formula="of:=MAX([.$K564])" office:value-type="float"/>
          <table:table-cell table:formula="of:=MAX([.$L564])" office:value-type="float"/>
          <table:table-cell table:formula="of:=MAX([.$M564])" office:value-type="float"/>
          <table:table-cell table:formula="of:=MAX([.$N564])" office:value-type="float"/>
        </table:table-row>
        <table:table-row table:style-name="ro1">
          <table:table-cell office:value-type="string">
            <text:p>c6288/c6288.lp.10.5</text:p>
          </table:table-cell>
          <table:table-cell office:value-type="float" office:value="0.28053"/>
          <table:table-cell office:value-type="float" office:value="0.207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316.0"/>
          <table:table-cell office:value-type="float" office:value="77133.0"/>
          <table:table-cell office:value-type="float" office:value="77127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5])" office:value-type="float"/>
          <table:table-cell table:formula="of:=MIN([.$C565])" office:value-type="float"/>
          <table:table-cell table:formula="of:=MIN([.$D565])" office:value-type="float"/>
          <table:table-cell table:formula="of:=MIN([.$E565])" office:value-type="float"/>
          <table:table-cell table:formula="of:=MIN([.$F565])" office:value-type="float"/>
          <table:table-cell table:formula="of:=MIN([.$G565])" office:value-type="float"/>
          <table:table-cell table:formula="of:=MIN([.$H565])" office:value-type="float"/>
          <table:table-cell table:formula="of:=MIN([.$I565])" office:value-type="float"/>
          <table:table-cell table:formula="of:=MIN([.$J565])" office:value-type="float"/>
          <table:table-cell table:formula="of:=MIN([.$K565])" office:value-type="float"/>
          <table:table-cell table:formula="of:=MIN([.$L565])" office:value-type="float"/>
          <table:table-cell table:formula="of:=MIN([.$M565])" office:value-type="float"/>
          <table:table-cell table:formula="of:=MIN([.$N565])" office:value-type="float"/>
          <table:table-cell table:formula="of:=MEDIAN([.$B565])" office:value-type="float"/>
          <table:table-cell table:formula="of:=MEDIAN([.$C565])" office:value-type="float"/>
          <table:table-cell table:formula="of:=MEDIAN([.$D565])" office:value-type="float"/>
          <table:table-cell table:formula="of:=MEDIAN([.$E565])" office:value-type="float"/>
          <table:table-cell table:formula="of:=MEDIAN([.$F565])" office:value-type="float"/>
          <table:table-cell table:formula="of:=MEDIAN([.$G565])" office:value-type="float"/>
          <table:table-cell table:formula="of:=MEDIAN([.$H565])" office:value-type="float"/>
          <table:table-cell table:formula="of:=MEDIAN([.$I565])" office:value-type="float"/>
          <table:table-cell table:formula="of:=MEDIAN([.$J565])" office:value-type="float"/>
          <table:table-cell table:formula="of:=MEDIAN([.$K565])" office:value-type="float"/>
          <table:table-cell table:formula="of:=MEDIAN([.$L565])" office:value-type="float"/>
          <table:table-cell table:formula="of:=MEDIAN([.$M565])" office:value-type="float"/>
          <table:table-cell table:formula="of:=MEDIAN([.$N565])" office:value-type="float"/>
          <table:table-cell table:formula="of:=MAX([.$B565])" office:value-type="float"/>
          <table:table-cell table:formula="of:=MAX([.$C565])" office:value-type="float"/>
          <table:table-cell table:formula="of:=MAX([.$D565])" office:value-type="float"/>
          <table:table-cell table:formula="of:=MAX([.$E565])" office:value-type="float"/>
          <table:table-cell table:formula="of:=MAX([.$F565])" office:value-type="float"/>
          <table:table-cell table:formula="of:=MAX([.$G565])" office:value-type="float"/>
          <table:table-cell table:formula="of:=MAX([.$H565])" office:value-type="float"/>
          <table:table-cell table:formula="of:=MAX([.$I565])" office:value-type="float"/>
          <table:table-cell table:formula="of:=MAX([.$J565])" office:value-type="float"/>
          <table:table-cell table:formula="of:=MAX([.$K565])" office:value-type="float"/>
          <table:table-cell table:formula="of:=MAX([.$L565])" office:value-type="float"/>
          <table:table-cell table:formula="of:=MAX([.$M565])" office:value-type="float"/>
          <table:table-cell table:formula="of:=MAX([.$N565])" office:value-type="float"/>
        </table:table-row>
        <table:table-row table:style-name="ro1">
          <table:table-cell office:value-type="string">
            <text:p>c6288/c6288.lp.10.6</text:p>
          </table:table-cell>
          <table:table-cell office:value-type="float" office:value="0.337166"/>
          <table:table-cell office:value-type="float" office:value="0.263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329.0"/>
          <table:table-cell office:value-type="float" office:value="91622.0"/>
          <table:table-cell office:value-type="float" office:value="91606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6])" office:value-type="float"/>
          <table:table-cell table:formula="of:=MIN([.$C566])" office:value-type="float"/>
          <table:table-cell table:formula="of:=MIN([.$D566])" office:value-type="float"/>
          <table:table-cell table:formula="of:=MIN([.$E566])" office:value-type="float"/>
          <table:table-cell table:formula="of:=MIN([.$F566])" office:value-type="float"/>
          <table:table-cell table:formula="of:=MIN([.$G566])" office:value-type="float"/>
          <table:table-cell table:formula="of:=MIN([.$H566])" office:value-type="float"/>
          <table:table-cell table:formula="of:=MIN([.$I566])" office:value-type="float"/>
          <table:table-cell table:formula="of:=MIN([.$J566])" office:value-type="float"/>
          <table:table-cell table:formula="of:=MIN([.$K566])" office:value-type="float"/>
          <table:table-cell table:formula="of:=MIN([.$L566])" office:value-type="float"/>
          <table:table-cell table:formula="of:=MIN([.$M566])" office:value-type="float"/>
          <table:table-cell table:formula="of:=MIN([.$N566])" office:value-type="float"/>
          <table:table-cell table:formula="of:=MEDIAN([.$B566])" office:value-type="float"/>
          <table:table-cell table:formula="of:=MEDIAN([.$C566])" office:value-type="float"/>
          <table:table-cell table:formula="of:=MEDIAN([.$D566])" office:value-type="float"/>
          <table:table-cell table:formula="of:=MEDIAN([.$E566])" office:value-type="float"/>
          <table:table-cell table:formula="of:=MEDIAN([.$F566])" office:value-type="float"/>
          <table:table-cell table:formula="of:=MEDIAN([.$G566])" office:value-type="float"/>
          <table:table-cell table:formula="of:=MEDIAN([.$H566])" office:value-type="float"/>
          <table:table-cell table:formula="of:=MEDIAN([.$I566])" office:value-type="float"/>
          <table:table-cell table:formula="of:=MEDIAN([.$J566])" office:value-type="float"/>
          <table:table-cell table:formula="of:=MEDIAN([.$K566])" office:value-type="float"/>
          <table:table-cell table:formula="of:=MEDIAN([.$L566])" office:value-type="float"/>
          <table:table-cell table:formula="of:=MEDIAN([.$M566])" office:value-type="float"/>
          <table:table-cell table:formula="of:=MEDIAN([.$N566])" office:value-type="float"/>
          <table:table-cell table:formula="of:=MAX([.$B566])" office:value-type="float"/>
          <table:table-cell table:formula="of:=MAX([.$C566])" office:value-type="float"/>
          <table:table-cell table:formula="of:=MAX([.$D566])" office:value-type="float"/>
          <table:table-cell table:formula="of:=MAX([.$E566])" office:value-type="float"/>
          <table:table-cell table:formula="of:=MAX([.$F566])" office:value-type="float"/>
          <table:table-cell table:formula="of:=MAX([.$G566])" office:value-type="float"/>
          <table:table-cell table:formula="of:=MAX([.$H566])" office:value-type="float"/>
          <table:table-cell table:formula="of:=MAX([.$I566])" office:value-type="float"/>
          <table:table-cell table:formula="of:=MAX([.$J566])" office:value-type="float"/>
          <table:table-cell table:formula="of:=MAX([.$K566])" office:value-type="float"/>
          <table:table-cell table:formula="of:=MAX([.$L566])" office:value-type="float"/>
          <table:table-cell table:formula="of:=MAX([.$M566])" office:value-type="float"/>
          <table:table-cell table:formula="of:=MAX([.$N566])" office:value-type="float"/>
        </table:table-row>
        <table:table-row table:style-name="ro1">
          <table:table-cell office:value-type="string">
            <text:p>c6288/c6288.lp.10.7</text:p>
          </table:table-cell>
          <table:table-cell office:value-type="float" office:value="0.421285"/>
          <table:table-cell office:value-type="float" office:value="0.346"/>
          <table:table-cell office:value-type="float" office:value="0.3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054.0"/>
          <table:table-cell office:value-type="float" office:value="147150.0"/>
          <table:table-cell office:value-type="float" office:value="147148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7])" office:value-type="float"/>
          <table:table-cell table:formula="of:=MIN([.$C567])" office:value-type="float"/>
          <table:table-cell table:formula="of:=MIN([.$D567])" office:value-type="float"/>
          <table:table-cell table:formula="of:=MIN([.$E567])" office:value-type="float"/>
          <table:table-cell table:formula="of:=MIN([.$F567])" office:value-type="float"/>
          <table:table-cell table:formula="of:=MIN([.$G567])" office:value-type="float"/>
          <table:table-cell table:formula="of:=MIN([.$H567])" office:value-type="float"/>
          <table:table-cell table:formula="of:=MIN([.$I567])" office:value-type="float"/>
          <table:table-cell table:formula="of:=MIN([.$J567])" office:value-type="float"/>
          <table:table-cell table:formula="of:=MIN([.$K567])" office:value-type="float"/>
          <table:table-cell table:formula="of:=MIN([.$L567])" office:value-type="float"/>
          <table:table-cell table:formula="of:=MIN([.$M567])" office:value-type="float"/>
          <table:table-cell table:formula="of:=MIN([.$N567])" office:value-type="float"/>
          <table:table-cell table:formula="of:=MEDIAN([.$B567])" office:value-type="float"/>
          <table:table-cell table:formula="of:=MEDIAN([.$C567])" office:value-type="float"/>
          <table:table-cell table:formula="of:=MEDIAN([.$D567])" office:value-type="float"/>
          <table:table-cell table:formula="of:=MEDIAN([.$E567])" office:value-type="float"/>
          <table:table-cell table:formula="of:=MEDIAN([.$F567])" office:value-type="float"/>
          <table:table-cell table:formula="of:=MEDIAN([.$G567])" office:value-type="float"/>
          <table:table-cell table:formula="of:=MEDIAN([.$H567])" office:value-type="float"/>
          <table:table-cell table:formula="of:=MEDIAN([.$I567])" office:value-type="float"/>
          <table:table-cell table:formula="of:=MEDIAN([.$J567])" office:value-type="float"/>
          <table:table-cell table:formula="of:=MEDIAN([.$K567])" office:value-type="float"/>
          <table:table-cell table:formula="of:=MEDIAN([.$L567])" office:value-type="float"/>
          <table:table-cell table:formula="of:=MEDIAN([.$M567])" office:value-type="float"/>
          <table:table-cell table:formula="of:=MEDIAN([.$N567])" office:value-type="float"/>
          <table:table-cell table:formula="of:=MAX([.$B567])" office:value-type="float"/>
          <table:table-cell table:formula="of:=MAX([.$C567])" office:value-type="float"/>
          <table:table-cell table:formula="of:=MAX([.$D567])" office:value-type="float"/>
          <table:table-cell table:formula="of:=MAX([.$E567])" office:value-type="float"/>
          <table:table-cell table:formula="of:=MAX([.$F567])" office:value-type="float"/>
          <table:table-cell table:formula="of:=MAX([.$G567])" office:value-type="float"/>
          <table:table-cell table:formula="of:=MAX([.$H567])" office:value-type="float"/>
          <table:table-cell table:formula="of:=MAX([.$I567])" office:value-type="float"/>
          <table:table-cell table:formula="of:=MAX([.$J567])" office:value-type="float"/>
          <table:table-cell table:formula="of:=MAX([.$K567])" office:value-type="float"/>
          <table:table-cell table:formula="of:=MAX([.$L567])" office:value-type="float"/>
          <table:table-cell table:formula="of:=MAX([.$M567])" office:value-type="float"/>
          <table:table-cell table:formula="of:=MAX([.$N567])" office:value-type="float"/>
        </table:table-row>
        <table:table-row table:style-name="ro1">
          <table:table-cell office:value-type="string">
            <text:p>c6288/c6288.lp.10.8</text:p>
          </table:table-cell>
          <table:table-cell office:value-type="float" office:value="0.295329"/>
          <table:table-cell office:value-type="float" office:value="0.288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511.0"/>
          <table:table-cell office:value-type="float" office:value="145283.0"/>
          <table:table-cell office:value-type="float" office:value="145280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68])" office:value-type="float"/>
          <table:table-cell table:formula="of:=MIN([.$C568])" office:value-type="float"/>
          <table:table-cell table:formula="of:=MIN([.$D568])" office:value-type="float"/>
          <table:table-cell table:formula="of:=MIN([.$E568])" office:value-type="float"/>
          <table:table-cell table:formula="of:=MIN([.$F568])" office:value-type="float"/>
          <table:table-cell table:formula="of:=MIN([.$G568])" office:value-type="float"/>
          <table:table-cell table:formula="of:=MIN([.$H568])" office:value-type="float"/>
          <table:table-cell table:formula="of:=MIN([.$I568])" office:value-type="float"/>
          <table:table-cell table:formula="of:=MIN([.$J568])" office:value-type="float"/>
          <table:table-cell table:formula="of:=MIN([.$K568])" office:value-type="float"/>
          <table:table-cell table:formula="of:=MIN([.$L568])" office:value-type="float"/>
          <table:table-cell table:formula="of:=MIN([.$M568])" office:value-type="float"/>
          <table:table-cell table:formula="of:=MIN([.$N568])" office:value-type="float"/>
          <table:table-cell table:formula="of:=MEDIAN([.$B568])" office:value-type="float"/>
          <table:table-cell table:formula="of:=MEDIAN([.$C568])" office:value-type="float"/>
          <table:table-cell table:formula="of:=MEDIAN([.$D568])" office:value-type="float"/>
          <table:table-cell table:formula="of:=MEDIAN([.$E568])" office:value-type="float"/>
          <table:table-cell table:formula="of:=MEDIAN([.$F568])" office:value-type="float"/>
          <table:table-cell table:formula="of:=MEDIAN([.$G568])" office:value-type="float"/>
          <table:table-cell table:formula="of:=MEDIAN([.$H568])" office:value-type="float"/>
          <table:table-cell table:formula="of:=MEDIAN([.$I568])" office:value-type="float"/>
          <table:table-cell table:formula="of:=MEDIAN([.$J568])" office:value-type="float"/>
          <table:table-cell table:formula="of:=MEDIAN([.$K568])" office:value-type="float"/>
          <table:table-cell table:formula="of:=MEDIAN([.$L568])" office:value-type="float"/>
          <table:table-cell table:formula="of:=MEDIAN([.$M568])" office:value-type="float"/>
          <table:table-cell table:formula="of:=MEDIAN([.$N568])" office:value-type="float"/>
          <table:table-cell table:formula="of:=MAX([.$B568])" office:value-type="float"/>
          <table:table-cell table:formula="of:=MAX([.$C568])" office:value-type="float"/>
          <table:table-cell table:formula="of:=MAX([.$D568])" office:value-type="float"/>
          <table:table-cell table:formula="of:=MAX([.$E568])" office:value-type="float"/>
          <table:table-cell table:formula="of:=MAX([.$F568])" office:value-type="float"/>
          <table:table-cell table:formula="of:=MAX([.$G568])" office:value-type="float"/>
          <table:table-cell table:formula="of:=MAX([.$H568])" office:value-type="float"/>
          <table:table-cell table:formula="of:=MAX([.$I568])" office:value-type="float"/>
          <table:table-cell table:formula="of:=MAX([.$J568])" office:value-type="float"/>
          <table:table-cell table:formula="of:=MAX([.$K568])" office:value-type="float"/>
          <table:table-cell table:formula="of:=MAX([.$L568])" office:value-type="float"/>
          <table:table-cell table:formula="of:=MAX([.$M568])" office:value-type="float"/>
          <table:table-cell table:formula="of:=MAX([.$N568])" office:value-type="float"/>
        </table:table-row>
        <table:table-row table:style-name="ro1">
          <table:table-cell office:value-type="string">
            <text:p>c6288/c6288.lp.2.1</text:p>
          </table:table-cell>
          <table:table-cell office:value-type="float" office:value="0.390811"/>
          <table:table-cell office:value-type="float" office:value="0.382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128.0"/>
          <table:table-cell office:value-type="float" office:value="213026.0"/>
          <table:table-cell office:value-type="float" office:value="212895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69])" office:value-type="float"/>
          <table:table-cell table:formula="of:=MIN([.$C569])" office:value-type="float"/>
          <table:table-cell table:formula="of:=MIN([.$D569])" office:value-type="float"/>
          <table:table-cell table:formula="of:=MIN([.$E569])" office:value-type="float"/>
          <table:table-cell table:formula="of:=MIN([.$F569])" office:value-type="float"/>
          <table:table-cell table:formula="of:=MIN([.$G569])" office:value-type="float"/>
          <table:table-cell table:formula="of:=MIN([.$H569])" office:value-type="float"/>
          <table:table-cell table:formula="of:=MIN([.$I569])" office:value-type="float"/>
          <table:table-cell table:formula="of:=MIN([.$J569])" office:value-type="float"/>
          <table:table-cell table:formula="of:=MIN([.$K569])" office:value-type="float"/>
          <table:table-cell table:formula="of:=MIN([.$L569])" office:value-type="float"/>
          <table:table-cell table:formula="of:=MIN([.$M569])" office:value-type="float"/>
          <table:table-cell table:formula="of:=MIN([.$N569])" office:value-type="float"/>
          <table:table-cell table:formula="of:=MEDIAN([.$B569])" office:value-type="float"/>
          <table:table-cell table:formula="of:=MEDIAN([.$C569])" office:value-type="float"/>
          <table:table-cell table:formula="of:=MEDIAN([.$D569])" office:value-type="float"/>
          <table:table-cell table:formula="of:=MEDIAN([.$E569])" office:value-type="float"/>
          <table:table-cell table:formula="of:=MEDIAN([.$F569])" office:value-type="float"/>
          <table:table-cell table:formula="of:=MEDIAN([.$G569])" office:value-type="float"/>
          <table:table-cell table:formula="of:=MEDIAN([.$H569])" office:value-type="float"/>
          <table:table-cell table:formula="of:=MEDIAN([.$I569])" office:value-type="float"/>
          <table:table-cell table:formula="of:=MEDIAN([.$J569])" office:value-type="float"/>
          <table:table-cell table:formula="of:=MEDIAN([.$K569])" office:value-type="float"/>
          <table:table-cell table:formula="of:=MEDIAN([.$L569])" office:value-type="float"/>
          <table:table-cell table:formula="of:=MEDIAN([.$M569])" office:value-type="float"/>
          <table:table-cell table:formula="of:=MEDIAN([.$N569])" office:value-type="float"/>
          <table:table-cell table:formula="of:=MAX([.$B569])" office:value-type="float"/>
          <table:table-cell table:formula="of:=MAX([.$C569])" office:value-type="float"/>
          <table:table-cell table:formula="of:=MAX([.$D569])" office:value-type="float"/>
          <table:table-cell table:formula="of:=MAX([.$E569])" office:value-type="float"/>
          <table:table-cell table:formula="of:=MAX([.$F569])" office:value-type="float"/>
          <table:table-cell table:formula="of:=MAX([.$G569])" office:value-type="float"/>
          <table:table-cell table:formula="of:=MAX([.$H569])" office:value-type="float"/>
          <table:table-cell table:formula="of:=MAX([.$I569])" office:value-type="float"/>
          <table:table-cell table:formula="of:=MAX([.$J569])" office:value-type="float"/>
          <table:table-cell table:formula="of:=MAX([.$K569])" office:value-type="float"/>
          <table:table-cell table:formula="of:=MAX([.$L569])" office:value-type="float"/>
          <table:table-cell table:formula="of:=MAX([.$M569])" office:value-type="float"/>
          <table:table-cell table:formula="of:=MAX([.$N569])" office:value-type="float"/>
        </table:table-row>
        <table:table-row table:style-name="ro1">
          <table:table-cell office:value-type="string">
            <text:p>c6288/c6288.lp.2.2</text:p>
          </table:table-cell>
          <table:table-cell office:value-type="float" office:value="0.901203"/>
          <table:table-cell office:value-type="float" office:value="0.893"/>
          <table:table-cell office:value-type="float" office:value="0.85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2601.0"/>
          <table:table-cell office:value-type="float" office:value="467783.0"/>
          <table:table-cell office:value-type="float" office:value="467783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70])" office:value-type="float"/>
          <table:table-cell table:formula="of:=MIN([.$C570])" office:value-type="float"/>
          <table:table-cell table:formula="of:=MIN([.$D570])" office:value-type="float"/>
          <table:table-cell table:formula="of:=MIN([.$E570])" office:value-type="float"/>
          <table:table-cell table:formula="of:=MIN([.$F570])" office:value-type="float"/>
          <table:table-cell table:formula="of:=MIN([.$G570])" office:value-type="float"/>
          <table:table-cell table:formula="of:=MIN([.$H570])" office:value-type="float"/>
          <table:table-cell table:formula="of:=MIN([.$I570])" office:value-type="float"/>
          <table:table-cell table:formula="of:=MIN([.$J570])" office:value-type="float"/>
          <table:table-cell table:formula="of:=MIN([.$K570])" office:value-type="float"/>
          <table:table-cell table:formula="of:=MIN([.$L570])" office:value-type="float"/>
          <table:table-cell table:formula="of:=MIN([.$M570])" office:value-type="float"/>
          <table:table-cell table:formula="of:=MIN([.$N570])" office:value-type="float"/>
          <table:table-cell table:formula="of:=MEDIAN([.$B570])" office:value-type="float"/>
          <table:table-cell table:formula="of:=MEDIAN([.$C570])" office:value-type="float"/>
          <table:table-cell table:formula="of:=MEDIAN([.$D570])" office:value-type="float"/>
          <table:table-cell table:formula="of:=MEDIAN([.$E570])" office:value-type="float"/>
          <table:table-cell table:formula="of:=MEDIAN([.$F570])" office:value-type="float"/>
          <table:table-cell table:formula="of:=MEDIAN([.$G570])" office:value-type="float"/>
          <table:table-cell table:formula="of:=MEDIAN([.$H570])" office:value-type="float"/>
          <table:table-cell table:formula="of:=MEDIAN([.$I570])" office:value-type="float"/>
          <table:table-cell table:formula="of:=MEDIAN([.$J570])" office:value-type="float"/>
          <table:table-cell table:formula="of:=MEDIAN([.$K570])" office:value-type="float"/>
          <table:table-cell table:formula="of:=MEDIAN([.$L570])" office:value-type="float"/>
          <table:table-cell table:formula="of:=MEDIAN([.$M570])" office:value-type="float"/>
          <table:table-cell table:formula="of:=MEDIAN([.$N570])" office:value-type="float"/>
          <table:table-cell table:formula="of:=MAX([.$B570])" office:value-type="float"/>
          <table:table-cell table:formula="of:=MAX([.$C570])" office:value-type="float"/>
          <table:table-cell table:formula="of:=MAX([.$D570])" office:value-type="float"/>
          <table:table-cell table:formula="of:=MAX([.$E570])" office:value-type="float"/>
          <table:table-cell table:formula="of:=MAX([.$F570])" office:value-type="float"/>
          <table:table-cell table:formula="of:=MAX([.$G570])" office:value-type="float"/>
          <table:table-cell table:formula="of:=MAX([.$H570])" office:value-type="float"/>
          <table:table-cell table:formula="of:=MAX([.$I570])" office:value-type="float"/>
          <table:table-cell table:formula="of:=MAX([.$J570])" office:value-type="float"/>
          <table:table-cell table:formula="of:=MAX([.$K570])" office:value-type="float"/>
          <table:table-cell table:formula="of:=MAX([.$L570])" office:value-type="float"/>
          <table:table-cell table:formula="of:=MAX([.$M570])" office:value-type="float"/>
          <table:table-cell table:formula="of:=MAX([.$N570])" office:value-type="float"/>
        </table:table-row>
        <table:table-row table:style-name="ro1">
          <table:table-cell office:value-type="string">
            <text:p>c6288/c6288.lp.2.3</text:p>
          </table:table-cell>
          <table:table-cell office:value-type="float" office:value="1.046"/>
          <table:table-cell office:value-type="float" office:value="1.037"/>
          <table:table-cell office:value-type="float" office:value="0.99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3895.0"/>
          <table:table-cell office:value-type="float" office:value="532872.0"/>
          <table:table-cell office:value-type="float" office:value="532862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71])" office:value-type="float"/>
          <table:table-cell table:formula="of:=MIN([.$C571])" office:value-type="float"/>
          <table:table-cell table:formula="of:=MIN([.$D571])" office:value-type="float"/>
          <table:table-cell table:formula="of:=MIN([.$E571])" office:value-type="float"/>
          <table:table-cell table:formula="of:=MIN([.$F571])" office:value-type="float"/>
          <table:table-cell table:formula="of:=MIN([.$G571])" office:value-type="float"/>
          <table:table-cell table:formula="of:=MIN([.$H571])" office:value-type="float"/>
          <table:table-cell table:formula="of:=MIN([.$I571])" office:value-type="float"/>
          <table:table-cell table:formula="of:=MIN([.$J571])" office:value-type="float"/>
          <table:table-cell table:formula="of:=MIN([.$K571])" office:value-type="float"/>
          <table:table-cell table:formula="of:=MIN([.$L571])" office:value-type="float"/>
          <table:table-cell table:formula="of:=MIN([.$M571])" office:value-type="float"/>
          <table:table-cell table:formula="of:=MIN([.$N571])" office:value-type="float"/>
          <table:table-cell table:formula="of:=MEDIAN([.$B571])" office:value-type="float"/>
          <table:table-cell table:formula="of:=MEDIAN([.$C571])" office:value-type="float"/>
          <table:table-cell table:formula="of:=MEDIAN([.$D571])" office:value-type="float"/>
          <table:table-cell table:formula="of:=MEDIAN([.$E571])" office:value-type="float"/>
          <table:table-cell table:formula="of:=MEDIAN([.$F571])" office:value-type="float"/>
          <table:table-cell table:formula="of:=MEDIAN([.$G571])" office:value-type="float"/>
          <table:table-cell table:formula="of:=MEDIAN([.$H571])" office:value-type="float"/>
          <table:table-cell table:formula="of:=MEDIAN([.$I571])" office:value-type="float"/>
          <table:table-cell table:formula="of:=MEDIAN([.$J571])" office:value-type="float"/>
          <table:table-cell table:formula="of:=MEDIAN([.$K571])" office:value-type="float"/>
          <table:table-cell table:formula="of:=MEDIAN([.$L571])" office:value-type="float"/>
          <table:table-cell table:formula="of:=MEDIAN([.$M571])" office:value-type="float"/>
          <table:table-cell table:formula="of:=MEDIAN([.$N571])" office:value-type="float"/>
          <table:table-cell table:formula="of:=MAX([.$B571])" office:value-type="float"/>
          <table:table-cell table:formula="of:=MAX([.$C571])" office:value-type="float"/>
          <table:table-cell table:formula="of:=MAX([.$D571])" office:value-type="float"/>
          <table:table-cell table:formula="of:=MAX([.$E571])" office:value-type="float"/>
          <table:table-cell table:formula="of:=MAX([.$F571])" office:value-type="float"/>
          <table:table-cell table:formula="of:=MAX([.$G571])" office:value-type="float"/>
          <table:table-cell table:formula="of:=MAX([.$H571])" office:value-type="float"/>
          <table:table-cell table:formula="of:=MAX([.$I571])" office:value-type="float"/>
          <table:table-cell table:formula="of:=MAX([.$J571])" office:value-type="float"/>
          <table:table-cell table:formula="of:=MAX([.$K571])" office:value-type="float"/>
          <table:table-cell table:formula="of:=MAX([.$L571])" office:value-type="float"/>
          <table:table-cell table:formula="of:=MAX([.$M571])" office:value-type="float"/>
          <table:table-cell table:formula="of:=MAX([.$N571])" office:value-type="float"/>
        </table:table-row>
        <table:table-row table:style-name="ro1">
          <table:table-cell office:value-type="string">
            <text:p>c6288/c6288.lp.2.4</text:p>
          </table:table-cell>
          <table:table-cell office:value-type="float" office:value="0.499174"/>
          <table:table-cell office:value-type="float" office:value="0.49"/>
          <table:table-cell office:value-type="float" office:value="0.4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463.0"/>
          <table:table-cell office:value-type="float" office:value="372215.0"/>
          <table:table-cell office:value-type="float" office:value="372207.0"/>
          <table:table-cell office:value-type="float" office:value="11510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572])" office:value-type="float"/>
          <table:table-cell table:formula="of:=MIN([.$C572])" office:value-type="float"/>
          <table:table-cell table:formula="of:=MIN([.$D572])" office:value-type="float"/>
          <table:table-cell table:formula="of:=MIN([.$E572])" office:value-type="float"/>
          <table:table-cell table:formula="of:=MIN([.$F572])" office:value-type="float"/>
          <table:table-cell table:formula="of:=MIN([.$G572])" office:value-type="float"/>
          <table:table-cell table:formula="of:=MIN([.$H572])" office:value-type="float"/>
          <table:table-cell table:formula="of:=MIN([.$I572])" office:value-type="float"/>
          <table:table-cell table:formula="of:=MIN([.$J572])" office:value-type="float"/>
          <table:table-cell table:formula="of:=MIN([.$K572])" office:value-type="float"/>
          <table:table-cell table:formula="of:=MIN([.$L572])" office:value-type="float"/>
          <table:table-cell table:formula="of:=MIN([.$M572])" office:value-type="float"/>
          <table:table-cell table:formula="of:=MIN([.$N572])" office:value-type="float"/>
          <table:table-cell table:formula="of:=MEDIAN([.$B572])" office:value-type="float"/>
          <table:table-cell table:formula="of:=MEDIAN([.$C572])" office:value-type="float"/>
          <table:table-cell table:formula="of:=MEDIAN([.$D572])" office:value-type="float"/>
          <table:table-cell table:formula="of:=MEDIAN([.$E572])" office:value-type="float"/>
          <table:table-cell table:formula="of:=MEDIAN([.$F572])" office:value-type="float"/>
          <table:table-cell table:formula="of:=MEDIAN([.$G572])" office:value-type="float"/>
          <table:table-cell table:formula="of:=MEDIAN([.$H572])" office:value-type="float"/>
          <table:table-cell table:formula="of:=MEDIAN([.$I572])" office:value-type="float"/>
          <table:table-cell table:formula="of:=MEDIAN([.$J572])" office:value-type="float"/>
          <table:table-cell table:formula="of:=MEDIAN([.$K572])" office:value-type="float"/>
          <table:table-cell table:formula="of:=MEDIAN([.$L572])" office:value-type="float"/>
          <table:table-cell table:formula="of:=MEDIAN([.$M572])" office:value-type="float"/>
          <table:table-cell table:formula="of:=MEDIAN([.$N572])" office:value-type="float"/>
          <table:table-cell table:formula="of:=MAX([.$B572])" office:value-type="float"/>
          <table:table-cell table:formula="of:=MAX([.$C572])" office:value-type="float"/>
          <table:table-cell table:formula="of:=MAX([.$D572])" office:value-type="float"/>
          <table:table-cell table:formula="of:=MAX([.$E572])" office:value-type="float"/>
          <table:table-cell table:formula="of:=MAX([.$F572])" office:value-type="float"/>
          <table:table-cell table:formula="of:=MAX([.$G572])" office:value-type="float"/>
          <table:table-cell table:formula="of:=MAX([.$H572])" office:value-type="float"/>
          <table:table-cell table:formula="of:=MAX([.$I572])" office:value-type="float"/>
          <table:table-cell table:formula="of:=MAX([.$J572])" office:value-type="float"/>
          <table:table-cell table:formula="of:=MAX([.$K572])" office:value-type="float"/>
          <table:table-cell table:formula="of:=MAX([.$L572])" office:value-type="float"/>
          <table:table-cell table:formula="of:=MAX([.$M572])" office:value-type="float"/>
          <table:table-cell table:formula="of:=MAX([.$N572])" office:value-type="float"/>
        </table:table-row>
        <table:table-row table:style-name="ro1">
          <table:table-cell office:value-type="string">
            <text:p>c6288/c6288.lp.2.5</text:p>
          </table:table-cell>
          <table:table-cell office:value-type="float" office:value="0.554082"/>
          <table:table-cell office:value-type="float" office:value="0.546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052.0"/>
          <table:table-cell office:value-type="float" office:value="125691.0"/>
          <table:table-cell office:value-type="float" office:value="125340.0"/>
          <table:table-cell office:value-type="float" office:value="11508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573])" office:value-type="float"/>
          <table:table-cell table:formula="of:=MIN([.$C573])" office:value-type="float"/>
          <table:table-cell table:formula="of:=MIN([.$D573])" office:value-type="float"/>
          <table:table-cell table:formula="of:=MIN([.$E573])" office:value-type="float"/>
          <table:table-cell table:formula="of:=MIN([.$F573])" office:value-type="float"/>
          <table:table-cell table:formula="of:=MIN([.$G573])" office:value-type="float"/>
          <table:table-cell table:formula="of:=MIN([.$H573])" office:value-type="float"/>
          <table:table-cell table:formula="of:=MIN([.$I573])" office:value-type="float"/>
          <table:table-cell table:formula="of:=MIN([.$J573])" office:value-type="float"/>
          <table:table-cell table:formula="of:=MIN([.$K573])" office:value-type="float"/>
          <table:table-cell table:formula="of:=MIN([.$L573])" office:value-type="float"/>
          <table:table-cell table:formula="of:=MIN([.$M573])" office:value-type="float"/>
          <table:table-cell table:formula="of:=MIN([.$N573])" office:value-type="float"/>
          <table:table-cell table:formula="of:=MEDIAN([.$B573])" office:value-type="float"/>
          <table:table-cell table:formula="of:=MEDIAN([.$C573])" office:value-type="float"/>
          <table:table-cell table:formula="of:=MEDIAN([.$D573])" office:value-type="float"/>
          <table:table-cell table:formula="of:=MEDIAN([.$E573])" office:value-type="float"/>
          <table:table-cell table:formula="of:=MEDIAN([.$F573])" office:value-type="float"/>
          <table:table-cell table:formula="of:=MEDIAN([.$G573])" office:value-type="float"/>
          <table:table-cell table:formula="of:=MEDIAN([.$H573])" office:value-type="float"/>
          <table:table-cell table:formula="of:=MEDIAN([.$I573])" office:value-type="float"/>
          <table:table-cell table:formula="of:=MEDIAN([.$J573])" office:value-type="float"/>
          <table:table-cell table:formula="of:=MEDIAN([.$K573])" office:value-type="float"/>
          <table:table-cell table:formula="of:=MEDIAN([.$L573])" office:value-type="float"/>
          <table:table-cell table:formula="of:=MEDIAN([.$M573])" office:value-type="float"/>
          <table:table-cell table:formula="of:=MEDIAN([.$N573])" office:value-type="float"/>
          <table:table-cell table:formula="of:=MAX([.$B573])" office:value-type="float"/>
          <table:table-cell table:formula="of:=MAX([.$C573])" office:value-type="float"/>
          <table:table-cell table:formula="of:=MAX([.$D573])" office:value-type="float"/>
          <table:table-cell table:formula="of:=MAX([.$E573])" office:value-type="float"/>
          <table:table-cell table:formula="of:=MAX([.$F573])" office:value-type="float"/>
          <table:table-cell table:formula="of:=MAX([.$G573])" office:value-type="float"/>
          <table:table-cell table:formula="of:=MAX([.$H573])" office:value-type="float"/>
          <table:table-cell table:formula="of:=MAX([.$I573])" office:value-type="float"/>
          <table:table-cell table:formula="of:=MAX([.$J573])" office:value-type="float"/>
          <table:table-cell table:formula="of:=MAX([.$K573])" office:value-type="float"/>
          <table:table-cell table:formula="of:=MAX([.$L573])" office:value-type="float"/>
          <table:table-cell table:formula="of:=MAX([.$M573])" office:value-type="float"/>
          <table:table-cell table:formula="of:=MAX([.$N573])" office:value-type="float"/>
        </table:table-row>
        <table:table-row table:style-name="ro1">
          <table:table-cell office:value-type="string">
            <text:p>c6288/c6288.lp.2.6</text:p>
          </table:table-cell>
          <table:table-cell office:value-type="float" office:value="0.278145"/>
          <table:table-cell office:value-type="float" office:value="0.267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367.0"/>
          <table:table-cell office:value-type="float" office:value="97415.0"/>
          <table:table-cell office:value-type="float" office:value="97384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74])" office:value-type="float"/>
          <table:table-cell table:formula="of:=MIN([.$C574])" office:value-type="float"/>
          <table:table-cell table:formula="of:=MIN([.$D574])" office:value-type="float"/>
          <table:table-cell table:formula="of:=MIN([.$E574])" office:value-type="float"/>
          <table:table-cell table:formula="of:=MIN([.$F574])" office:value-type="float"/>
          <table:table-cell table:formula="of:=MIN([.$G574])" office:value-type="float"/>
          <table:table-cell table:formula="of:=MIN([.$H574])" office:value-type="float"/>
          <table:table-cell table:formula="of:=MIN([.$I574])" office:value-type="float"/>
          <table:table-cell table:formula="of:=MIN([.$J574])" office:value-type="float"/>
          <table:table-cell table:formula="of:=MIN([.$K574])" office:value-type="float"/>
          <table:table-cell table:formula="of:=MIN([.$L574])" office:value-type="float"/>
          <table:table-cell table:formula="of:=MIN([.$M574])" office:value-type="float"/>
          <table:table-cell table:formula="of:=MIN([.$N574])" office:value-type="float"/>
          <table:table-cell table:formula="of:=MEDIAN([.$B574])" office:value-type="float"/>
          <table:table-cell table:formula="of:=MEDIAN([.$C574])" office:value-type="float"/>
          <table:table-cell table:formula="of:=MEDIAN([.$D574])" office:value-type="float"/>
          <table:table-cell table:formula="of:=MEDIAN([.$E574])" office:value-type="float"/>
          <table:table-cell table:formula="of:=MEDIAN([.$F574])" office:value-type="float"/>
          <table:table-cell table:formula="of:=MEDIAN([.$G574])" office:value-type="float"/>
          <table:table-cell table:formula="of:=MEDIAN([.$H574])" office:value-type="float"/>
          <table:table-cell table:formula="of:=MEDIAN([.$I574])" office:value-type="float"/>
          <table:table-cell table:formula="of:=MEDIAN([.$J574])" office:value-type="float"/>
          <table:table-cell table:formula="of:=MEDIAN([.$K574])" office:value-type="float"/>
          <table:table-cell table:formula="of:=MEDIAN([.$L574])" office:value-type="float"/>
          <table:table-cell table:formula="of:=MEDIAN([.$M574])" office:value-type="float"/>
          <table:table-cell table:formula="of:=MEDIAN([.$N574])" office:value-type="float"/>
          <table:table-cell table:formula="of:=MAX([.$B574])" office:value-type="float"/>
          <table:table-cell table:formula="of:=MAX([.$C574])" office:value-type="float"/>
          <table:table-cell table:formula="of:=MAX([.$D574])" office:value-type="float"/>
          <table:table-cell table:formula="of:=MAX([.$E574])" office:value-type="float"/>
          <table:table-cell table:formula="of:=MAX([.$F574])" office:value-type="float"/>
          <table:table-cell table:formula="of:=MAX([.$G574])" office:value-type="float"/>
          <table:table-cell table:formula="of:=MAX([.$H574])" office:value-type="float"/>
          <table:table-cell table:formula="of:=MAX([.$I574])" office:value-type="float"/>
          <table:table-cell table:formula="of:=MAX([.$J574])" office:value-type="float"/>
          <table:table-cell table:formula="of:=MAX([.$K574])" office:value-type="float"/>
          <table:table-cell table:formula="of:=MAX([.$L574])" office:value-type="float"/>
          <table:table-cell table:formula="of:=MAX([.$M574])" office:value-type="float"/>
          <table:table-cell table:formula="of:=MAX([.$N574])" office:value-type="float"/>
        </table:table-row>
        <table:table-row table:style-name="ro1">
          <table:table-cell office:value-type="string">
            <text:p>c6288/c6288.lp.2.7</text:p>
          </table:table-cell>
          <table:table-cell office:value-type="float" office:value="0.378893"/>
          <table:table-cell office:value-type="float" office:value="0.369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685.0"/>
          <table:table-cell office:value-type="float" office:value="77189.0"/>
          <table:table-cell office:value-type="float" office:value="77148.0"/>
          <table:table-cell office:value-type="float" office:value="11504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75])" office:value-type="float"/>
          <table:table-cell table:formula="of:=MIN([.$C575])" office:value-type="float"/>
          <table:table-cell table:formula="of:=MIN([.$D575])" office:value-type="float"/>
          <table:table-cell table:formula="of:=MIN([.$E575])" office:value-type="float"/>
          <table:table-cell table:formula="of:=MIN([.$F575])" office:value-type="float"/>
          <table:table-cell table:formula="of:=MIN([.$G575])" office:value-type="float"/>
          <table:table-cell table:formula="of:=MIN([.$H575])" office:value-type="float"/>
          <table:table-cell table:formula="of:=MIN([.$I575])" office:value-type="float"/>
          <table:table-cell table:formula="of:=MIN([.$J575])" office:value-type="float"/>
          <table:table-cell table:formula="of:=MIN([.$K575])" office:value-type="float"/>
          <table:table-cell table:formula="of:=MIN([.$L575])" office:value-type="float"/>
          <table:table-cell table:formula="of:=MIN([.$M575])" office:value-type="float"/>
          <table:table-cell table:formula="of:=MIN([.$N575])" office:value-type="float"/>
          <table:table-cell table:formula="of:=MEDIAN([.$B575])" office:value-type="float"/>
          <table:table-cell table:formula="of:=MEDIAN([.$C575])" office:value-type="float"/>
          <table:table-cell table:formula="of:=MEDIAN([.$D575])" office:value-type="float"/>
          <table:table-cell table:formula="of:=MEDIAN([.$E575])" office:value-type="float"/>
          <table:table-cell table:formula="of:=MEDIAN([.$F575])" office:value-type="float"/>
          <table:table-cell table:formula="of:=MEDIAN([.$G575])" office:value-type="float"/>
          <table:table-cell table:formula="of:=MEDIAN([.$H575])" office:value-type="float"/>
          <table:table-cell table:formula="of:=MEDIAN([.$I575])" office:value-type="float"/>
          <table:table-cell table:formula="of:=MEDIAN([.$J575])" office:value-type="float"/>
          <table:table-cell table:formula="of:=MEDIAN([.$K575])" office:value-type="float"/>
          <table:table-cell table:formula="of:=MEDIAN([.$L575])" office:value-type="float"/>
          <table:table-cell table:formula="of:=MEDIAN([.$M575])" office:value-type="float"/>
          <table:table-cell table:formula="of:=MEDIAN([.$N575])" office:value-type="float"/>
          <table:table-cell table:formula="of:=MAX([.$B575])" office:value-type="float"/>
          <table:table-cell table:formula="of:=MAX([.$C575])" office:value-type="float"/>
          <table:table-cell table:formula="of:=MAX([.$D575])" office:value-type="float"/>
          <table:table-cell table:formula="of:=MAX([.$E575])" office:value-type="float"/>
          <table:table-cell table:formula="of:=MAX([.$F575])" office:value-type="float"/>
          <table:table-cell table:formula="of:=MAX([.$G575])" office:value-type="float"/>
          <table:table-cell table:formula="of:=MAX([.$H575])" office:value-type="float"/>
          <table:table-cell table:formula="of:=MAX([.$I575])" office:value-type="float"/>
          <table:table-cell table:formula="of:=MAX([.$J575])" office:value-type="float"/>
          <table:table-cell table:formula="of:=MAX([.$K575])" office:value-type="float"/>
          <table:table-cell table:formula="of:=MAX([.$L575])" office:value-type="float"/>
          <table:table-cell table:formula="of:=MAX([.$M575])" office:value-type="float"/>
          <table:table-cell table:formula="of:=MAX([.$N575])" office:value-type="float"/>
        </table:table-row>
        <table:table-row table:style-name="ro1">
          <table:table-cell office:value-type="string">
            <text:p>c6288/c6288.lp.2.8</text:p>
          </table:table-cell>
          <table:table-cell office:value-type="float" office:value="0.533644"/>
          <table:table-cell office:value-type="float" office:value="0.522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2325.0"/>
          <table:table-cell office:value-type="float" office:value="115881.0"/>
          <table:table-cell office:value-type="float" office:value="115857.0"/>
          <table:table-cell office:value-type="float" office:value="11506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576])" office:value-type="float"/>
          <table:table-cell table:formula="of:=MIN([.$C576])" office:value-type="float"/>
          <table:table-cell table:formula="of:=MIN([.$D576])" office:value-type="float"/>
          <table:table-cell table:formula="of:=MIN([.$E576])" office:value-type="float"/>
          <table:table-cell table:formula="of:=MIN([.$F576])" office:value-type="float"/>
          <table:table-cell table:formula="of:=MIN([.$G576])" office:value-type="float"/>
          <table:table-cell table:formula="of:=MIN([.$H576])" office:value-type="float"/>
          <table:table-cell table:formula="of:=MIN([.$I576])" office:value-type="float"/>
          <table:table-cell table:formula="of:=MIN([.$J576])" office:value-type="float"/>
          <table:table-cell table:formula="of:=MIN([.$K576])" office:value-type="float"/>
          <table:table-cell table:formula="of:=MIN([.$L576])" office:value-type="float"/>
          <table:table-cell table:formula="of:=MIN([.$M576])" office:value-type="float"/>
          <table:table-cell table:formula="of:=MIN([.$N576])" office:value-type="float"/>
          <table:table-cell table:formula="of:=MEDIAN([.$B576])" office:value-type="float"/>
          <table:table-cell table:formula="of:=MEDIAN([.$C576])" office:value-type="float"/>
          <table:table-cell table:formula="of:=MEDIAN([.$D576])" office:value-type="float"/>
          <table:table-cell table:formula="of:=MEDIAN([.$E576])" office:value-type="float"/>
          <table:table-cell table:formula="of:=MEDIAN([.$F576])" office:value-type="float"/>
          <table:table-cell table:formula="of:=MEDIAN([.$G576])" office:value-type="float"/>
          <table:table-cell table:formula="of:=MEDIAN([.$H576])" office:value-type="float"/>
          <table:table-cell table:formula="of:=MEDIAN([.$I576])" office:value-type="float"/>
          <table:table-cell table:formula="of:=MEDIAN([.$J576])" office:value-type="float"/>
          <table:table-cell table:formula="of:=MEDIAN([.$K576])" office:value-type="float"/>
          <table:table-cell table:formula="of:=MEDIAN([.$L576])" office:value-type="float"/>
          <table:table-cell table:formula="of:=MEDIAN([.$M576])" office:value-type="float"/>
          <table:table-cell table:formula="of:=MEDIAN([.$N576])" office:value-type="float"/>
          <table:table-cell table:formula="of:=MAX([.$B576])" office:value-type="float"/>
          <table:table-cell table:formula="of:=MAX([.$C576])" office:value-type="float"/>
          <table:table-cell table:formula="of:=MAX([.$D576])" office:value-type="float"/>
          <table:table-cell table:formula="of:=MAX([.$E576])" office:value-type="float"/>
          <table:table-cell table:formula="of:=MAX([.$F576])" office:value-type="float"/>
          <table:table-cell table:formula="of:=MAX([.$G576])" office:value-type="float"/>
          <table:table-cell table:formula="of:=MAX([.$H576])" office:value-type="float"/>
          <table:table-cell table:formula="of:=MAX([.$I576])" office:value-type="float"/>
          <table:table-cell table:formula="of:=MAX([.$J576])" office:value-type="float"/>
          <table:table-cell table:formula="of:=MAX([.$K576])" office:value-type="float"/>
          <table:table-cell table:formula="of:=MAX([.$L576])" office:value-type="float"/>
          <table:table-cell table:formula="of:=MAX([.$M576])" office:value-type="float"/>
          <table:table-cell table:formula="of:=MAX([.$N576])" office:value-type="float"/>
        </table:table-row>
        <table:table-row table:style-name="ro1">
          <table:table-cell office:value-type="string">
            <text:p>c6288/c6288.lp.3.1</text:p>
          </table:table-cell>
          <table:table-cell office:value-type="float" office:value="0.436776"/>
          <table:table-cell office:value-type="float" office:value="0.43"/>
          <table:table-cell office:value-type="float" office:value="0.38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2718.0"/>
          <table:table-cell office:value-type="float" office:value="173585.0"/>
          <table:table-cell office:value-type="float" office:value="173565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77])" office:value-type="float"/>
          <table:table-cell table:formula="of:=MIN([.$C577])" office:value-type="float"/>
          <table:table-cell table:formula="of:=MIN([.$D577])" office:value-type="float"/>
          <table:table-cell table:formula="of:=MIN([.$E577])" office:value-type="float"/>
          <table:table-cell table:formula="of:=MIN([.$F577])" office:value-type="float"/>
          <table:table-cell table:formula="of:=MIN([.$G577])" office:value-type="float"/>
          <table:table-cell table:formula="of:=MIN([.$H577])" office:value-type="float"/>
          <table:table-cell table:formula="of:=MIN([.$I577])" office:value-type="float"/>
          <table:table-cell table:formula="of:=MIN([.$J577])" office:value-type="float"/>
          <table:table-cell table:formula="of:=MIN([.$K577])" office:value-type="float"/>
          <table:table-cell table:formula="of:=MIN([.$L577])" office:value-type="float"/>
          <table:table-cell table:formula="of:=MIN([.$M577])" office:value-type="float"/>
          <table:table-cell table:formula="of:=MIN([.$N577])" office:value-type="float"/>
          <table:table-cell table:formula="of:=MEDIAN([.$B577])" office:value-type="float"/>
          <table:table-cell table:formula="of:=MEDIAN([.$C577])" office:value-type="float"/>
          <table:table-cell table:formula="of:=MEDIAN([.$D577])" office:value-type="float"/>
          <table:table-cell table:formula="of:=MEDIAN([.$E577])" office:value-type="float"/>
          <table:table-cell table:formula="of:=MEDIAN([.$F577])" office:value-type="float"/>
          <table:table-cell table:formula="of:=MEDIAN([.$G577])" office:value-type="float"/>
          <table:table-cell table:formula="of:=MEDIAN([.$H577])" office:value-type="float"/>
          <table:table-cell table:formula="of:=MEDIAN([.$I577])" office:value-type="float"/>
          <table:table-cell table:formula="of:=MEDIAN([.$J577])" office:value-type="float"/>
          <table:table-cell table:formula="of:=MEDIAN([.$K577])" office:value-type="float"/>
          <table:table-cell table:formula="of:=MEDIAN([.$L577])" office:value-type="float"/>
          <table:table-cell table:formula="of:=MEDIAN([.$M577])" office:value-type="float"/>
          <table:table-cell table:formula="of:=MEDIAN([.$N577])" office:value-type="float"/>
          <table:table-cell table:formula="of:=MAX([.$B577])" office:value-type="float"/>
          <table:table-cell table:formula="of:=MAX([.$C577])" office:value-type="float"/>
          <table:table-cell table:formula="of:=MAX([.$D577])" office:value-type="float"/>
          <table:table-cell table:formula="of:=MAX([.$E577])" office:value-type="float"/>
          <table:table-cell table:formula="of:=MAX([.$F577])" office:value-type="float"/>
          <table:table-cell table:formula="of:=MAX([.$G577])" office:value-type="float"/>
          <table:table-cell table:formula="of:=MAX([.$H577])" office:value-type="float"/>
          <table:table-cell table:formula="of:=MAX([.$I577])" office:value-type="float"/>
          <table:table-cell table:formula="of:=MAX([.$J577])" office:value-type="float"/>
          <table:table-cell table:formula="of:=MAX([.$K577])" office:value-type="float"/>
          <table:table-cell table:formula="of:=MAX([.$L577])" office:value-type="float"/>
          <table:table-cell table:formula="of:=MAX([.$M577])" office:value-type="float"/>
          <table:table-cell table:formula="of:=MAX([.$N577])" office:value-type="float"/>
        </table:table-row>
        <table:table-row table:style-name="ro1">
          <table:table-cell office:value-type="string">
            <text:p>c6288/c6288.lp.3.2</text:p>
          </table:table-cell>
          <table:table-cell office:value-type="float" office:value="0.300825"/>
          <table:table-cell office:value-type="float" office:value="0.292"/>
          <table:table-cell office:value-type="float" office:value="0.2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22.0"/>
          <table:table-cell office:value-type="float" office:value="89943.0"/>
          <table:table-cell office:value-type="float" office:value="89734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78])" office:value-type="float"/>
          <table:table-cell table:formula="of:=MIN([.$C578])" office:value-type="float"/>
          <table:table-cell table:formula="of:=MIN([.$D578])" office:value-type="float"/>
          <table:table-cell table:formula="of:=MIN([.$E578])" office:value-type="float"/>
          <table:table-cell table:formula="of:=MIN([.$F578])" office:value-type="float"/>
          <table:table-cell table:formula="of:=MIN([.$G578])" office:value-type="float"/>
          <table:table-cell table:formula="of:=MIN([.$H578])" office:value-type="float"/>
          <table:table-cell table:formula="of:=MIN([.$I578])" office:value-type="float"/>
          <table:table-cell table:formula="of:=MIN([.$J578])" office:value-type="float"/>
          <table:table-cell table:formula="of:=MIN([.$K578])" office:value-type="float"/>
          <table:table-cell table:formula="of:=MIN([.$L578])" office:value-type="float"/>
          <table:table-cell table:formula="of:=MIN([.$M578])" office:value-type="float"/>
          <table:table-cell table:formula="of:=MIN([.$N578])" office:value-type="float"/>
          <table:table-cell table:formula="of:=MEDIAN([.$B578])" office:value-type="float"/>
          <table:table-cell table:formula="of:=MEDIAN([.$C578])" office:value-type="float"/>
          <table:table-cell table:formula="of:=MEDIAN([.$D578])" office:value-type="float"/>
          <table:table-cell table:formula="of:=MEDIAN([.$E578])" office:value-type="float"/>
          <table:table-cell table:formula="of:=MEDIAN([.$F578])" office:value-type="float"/>
          <table:table-cell table:formula="of:=MEDIAN([.$G578])" office:value-type="float"/>
          <table:table-cell table:formula="of:=MEDIAN([.$H578])" office:value-type="float"/>
          <table:table-cell table:formula="of:=MEDIAN([.$I578])" office:value-type="float"/>
          <table:table-cell table:formula="of:=MEDIAN([.$J578])" office:value-type="float"/>
          <table:table-cell table:formula="of:=MEDIAN([.$K578])" office:value-type="float"/>
          <table:table-cell table:formula="of:=MEDIAN([.$L578])" office:value-type="float"/>
          <table:table-cell table:formula="of:=MEDIAN([.$M578])" office:value-type="float"/>
          <table:table-cell table:formula="of:=MEDIAN([.$N578])" office:value-type="float"/>
          <table:table-cell table:formula="of:=MAX([.$B578])" office:value-type="float"/>
          <table:table-cell table:formula="of:=MAX([.$C578])" office:value-type="float"/>
          <table:table-cell table:formula="of:=MAX([.$D578])" office:value-type="float"/>
          <table:table-cell table:formula="of:=MAX([.$E578])" office:value-type="float"/>
          <table:table-cell table:formula="of:=MAX([.$F578])" office:value-type="float"/>
          <table:table-cell table:formula="of:=MAX([.$G578])" office:value-type="float"/>
          <table:table-cell table:formula="of:=MAX([.$H578])" office:value-type="float"/>
          <table:table-cell table:formula="of:=MAX([.$I578])" office:value-type="float"/>
          <table:table-cell table:formula="of:=MAX([.$J578])" office:value-type="float"/>
          <table:table-cell table:formula="of:=MAX([.$K578])" office:value-type="float"/>
          <table:table-cell table:formula="of:=MAX([.$L578])" office:value-type="float"/>
          <table:table-cell table:formula="of:=MAX([.$M578])" office:value-type="float"/>
          <table:table-cell table:formula="of:=MAX([.$N578])" office:value-type="float"/>
        </table:table-row>
        <table:table-row table:style-name="ro1">
          <table:table-cell office:value-type="string">
            <text:p>c6288/c6288.lp.3.3</text:p>
          </table:table-cell>
          <table:table-cell office:value-type="float" office:value="0.437562"/>
          <table:table-cell office:value-type="float" office:value="0.429"/>
          <table:table-cell office:value-type="float" office:value="0.38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337.0"/>
          <table:table-cell office:value-type="float" office:value="132610.0"/>
          <table:table-cell office:value-type="float" office:value="132610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79])" office:value-type="float"/>
          <table:table-cell table:formula="of:=MIN([.$C579])" office:value-type="float"/>
          <table:table-cell table:formula="of:=MIN([.$D579])" office:value-type="float"/>
          <table:table-cell table:formula="of:=MIN([.$E579])" office:value-type="float"/>
          <table:table-cell table:formula="of:=MIN([.$F579])" office:value-type="float"/>
          <table:table-cell table:formula="of:=MIN([.$G579])" office:value-type="float"/>
          <table:table-cell table:formula="of:=MIN([.$H579])" office:value-type="float"/>
          <table:table-cell table:formula="of:=MIN([.$I579])" office:value-type="float"/>
          <table:table-cell table:formula="of:=MIN([.$J579])" office:value-type="float"/>
          <table:table-cell table:formula="of:=MIN([.$K579])" office:value-type="float"/>
          <table:table-cell table:formula="of:=MIN([.$L579])" office:value-type="float"/>
          <table:table-cell table:formula="of:=MIN([.$M579])" office:value-type="float"/>
          <table:table-cell table:formula="of:=MIN([.$N579])" office:value-type="float"/>
          <table:table-cell table:formula="of:=MEDIAN([.$B579])" office:value-type="float"/>
          <table:table-cell table:formula="of:=MEDIAN([.$C579])" office:value-type="float"/>
          <table:table-cell table:formula="of:=MEDIAN([.$D579])" office:value-type="float"/>
          <table:table-cell table:formula="of:=MEDIAN([.$E579])" office:value-type="float"/>
          <table:table-cell table:formula="of:=MEDIAN([.$F579])" office:value-type="float"/>
          <table:table-cell table:formula="of:=MEDIAN([.$G579])" office:value-type="float"/>
          <table:table-cell table:formula="of:=MEDIAN([.$H579])" office:value-type="float"/>
          <table:table-cell table:formula="of:=MEDIAN([.$I579])" office:value-type="float"/>
          <table:table-cell table:formula="of:=MEDIAN([.$J579])" office:value-type="float"/>
          <table:table-cell table:formula="of:=MEDIAN([.$K579])" office:value-type="float"/>
          <table:table-cell table:formula="of:=MEDIAN([.$L579])" office:value-type="float"/>
          <table:table-cell table:formula="of:=MEDIAN([.$M579])" office:value-type="float"/>
          <table:table-cell table:formula="of:=MEDIAN([.$N579])" office:value-type="float"/>
          <table:table-cell table:formula="of:=MAX([.$B579])" office:value-type="float"/>
          <table:table-cell table:formula="of:=MAX([.$C579])" office:value-type="float"/>
          <table:table-cell table:formula="of:=MAX([.$D579])" office:value-type="float"/>
          <table:table-cell table:formula="of:=MAX([.$E579])" office:value-type="float"/>
          <table:table-cell table:formula="of:=MAX([.$F579])" office:value-type="float"/>
          <table:table-cell table:formula="of:=MAX([.$G579])" office:value-type="float"/>
          <table:table-cell table:formula="of:=MAX([.$H579])" office:value-type="float"/>
          <table:table-cell table:formula="of:=MAX([.$I579])" office:value-type="float"/>
          <table:table-cell table:formula="of:=MAX([.$J579])" office:value-type="float"/>
          <table:table-cell table:formula="of:=MAX([.$K579])" office:value-type="float"/>
          <table:table-cell table:formula="of:=MAX([.$L579])" office:value-type="float"/>
          <table:table-cell table:formula="of:=MAX([.$M579])" office:value-type="float"/>
          <table:table-cell table:formula="of:=MAX([.$N579])" office:value-type="float"/>
        </table:table-row>
        <table:table-row table:style-name="ro1">
          <table:table-cell office:value-type="string">
            <text:p>c6288/c6288.lp.3.4</text:p>
          </table:table-cell>
          <table:table-cell office:value-type="float" office:value="0.364571"/>
          <table:table-cell office:value-type="float" office:value="0.356"/>
          <table:table-cell office:value-type="float" office:value="0.3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322.0"/>
          <table:table-cell office:value-type="float" office:value="116059.0"/>
          <table:table-cell office:value-type="float" office:value="116026.0"/>
          <table:table-cell office:value-type="float" office:value="11502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80])" office:value-type="float"/>
          <table:table-cell table:formula="of:=MIN([.$C580])" office:value-type="float"/>
          <table:table-cell table:formula="of:=MIN([.$D580])" office:value-type="float"/>
          <table:table-cell table:formula="of:=MIN([.$E580])" office:value-type="float"/>
          <table:table-cell table:formula="of:=MIN([.$F580])" office:value-type="float"/>
          <table:table-cell table:formula="of:=MIN([.$G580])" office:value-type="float"/>
          <table:table-cell table:formula="of:=MIN([.$H580])" office:value-type="float"/>
          <table:table-cell table:formula="of:=MIN([.$I580])" office:value-type="float"/>
          <table:table-cell table:formula="of:=MIN([.$J580])" office:value-type="float"/>
          <table:table-cell table:formula="of:=MIN([.$K580])" office:value-type="float"/>
          <table:table-cell table:formula="of:=MIN([.$L580])" office:value-type="float"/>
          <table:table-cell table:formula="of:=MIN([.$M580])" office:value-type="float"/>
          <table:table-cell table:formula="of:=MIN([.$N580])" office:value-type="float"/>
          <table:table-cell table:formula="of:=MEDIAN([.$B580])" office:value-type="float"/>
          <table:table-cell table:formula="of:=MEDIAN([.$C580])" office:value-type="float"/>
          <table:table-cell table:formula="of:=MEDIAN([.$D580])" office:value-type="float"/>
          <table:table-cell table:formula="of:=MEDIAN([.$E580])" office:value-type="float"/>
          <table:table-cell table:formula="of:=MEDIAN([.$F580])" office:value-type="float"/>
          <table:table-cell table:formula="of:=MEDIAN([.$G580])" office:value-type="float"/>
          <table:table-cell table:formula="of:=MEDIAN([.$H580])" office:value-type="float"/>
          <table:table-cell table:formula="of:=MEDIAN([.$I580])" office:value-type="float"/>
          <table:table-cell table:formula="of:=MEDIAN([.$J580])" office:value-type="float"/>
          <table:table-cell table:formula="of:=MEDIAN([.$K580])" office:value-type="float"/>
          <table:table-cell table:formula="of:=MEDIAN([.$L580])" office:value-type="float"/>
          <table:table-cell table:formula="of:=MEDIAN([.$M580])" office:value-type="float"/>
          <table:table-cell table:formula="of:=MEDIAN([.$N580])" office:value-type="float"/>
          <table:table-cell table:formula="of:=MAX([.$B580])" office:value-type="float"/>
          <table:table-cell table:formula="of:=MAX([.$C580])" office:value-type="float"/>
          <table:table-cell table:formula="of:=MAX([.$D580])" office:value-type="float"/>
          <table:table-cell table:formula="of:=MAX([.$E580])" office:value-type="float"/>
          <table:table-cell table:formula="of:=MAX([.$F580])" office:value-type="float"/>
          <table:table-cell table:formula="of:=MAX([.$G580])" office:value-type="float"/>
          <table:table-cell table:formula="of:=MAX([.$H580])" office:value-type="float"/>
          <table:table-cell table:formula="of:=MAX([.$I580])" office:value-type="float"/>
          <table:table-cell table:formula="of:=MAX([.$J580])" office:value-type="float"/>
          <table:table-cell table:formula="of:=MAX([.$K580])" office:value-type="float"/>
          <table:table-cell table:formula="of:=MAX([.$L580])" office:value-type="float"/>
          <table:table-cell table:formula="of:=MAX([.$M580])" office:value-type="float"/>
          <table:table-cell table:formula="of:=MAX([.$N580])" office:value-type="float"/>
        </table:table-row>
        <table:table-row table:style-name="ro1">
          <table:table-cell office:value-type="string">
            <text:p>c6288/c6288.lp.3.5</text:p>
          </table:table-cell>
          <table:table-cell office:value-type="float" office:value="1.33573"/>
          <table:table-cell office:value-type="float" office:value="1.328"/>
          <table:table-cell office:value-type="float" office:value="1.28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5240.0"/>
          <table:table-cell office:value-type="float" office:value="297487.0"/>
          <table:table-cell office:value-type="float" office:value="297480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1])" office:value-type="float"/>
          <table:table-cell table:formula="of:=MIN([.$C581])" office:value-type="float"/>
          <table:table-cell table:formula="of:=MIN([.$D581])" office:value-type="float"/>
          <table:table-cell table:formula="of:=MIN([.$E581])" office:value-type="float"/>
          <table:table-cell table:formula="of:=MIN([.$F581])" office:value-type="float"/>
          <table:table-cell table:formula="of:=MIN([.$G581])" office:value-type="float"/>
          <table:table-cell table:formula="of:=MIN([.$H581])" office:value-type="float"/>
          <table:table-cell table:formula="of:=MIN([.$I581])" office:value-type="float"/>
          <table:table-cell table:formula="of:=MIN([.$J581])" office:value-type="float"/>
          <table:table-cell table:formula="of:=MIN([.$K581])" office:value-type="float"/>
          <table:table-cell table:formula="of:=MIN([.$L581])" office:value-type="float"/>
          <table:table-cell table:formula="of:=MIN([.$M581])" office:value-type="float"/>
          <table:table-cell table:formula="of:=MIN([.$N581])" office:value-type="float"/>
          <table:table-cell table:formula="of:=MEDIAN([.$B581])" office:value-type="float"/>
          <table:table-cell table:formula="of:=MEDIAN([.$C581])" office:value-type="float"/>
          <table:table-cell table:formula="of:=MEDIAN([.$D581])" office:value-type="float"/>
          <table:table-cell table:formula="of:=MEDIAN([.$E581])" office:value-type="float"/>
          <table:table-cell table:formula="of:=MEDIAN([.$F581])" office:value-type="float"/>
          <table:table-cell table:formula="of:=MEDIAN([.$G581])" office:value-type="float"/>
          <table:table-cell table:formula="of:=MEDIAN([.$H581])" office:value-type="float"/>
          <table:table-cell table:formula="of:=MEDIAN([.$I581])" office:value-type="float"/>
          <table:table-cell table:formula="of:=MEDIAN([.$J581])" office:value-type="float"/>
          <table:table-cell table:formula="of:=MEDIAN([.$K581])" office:value-type="float"/>
          <table:table-cell table:formula="of:=MEDIAN([.$L581])" office:value-type="float"/>
          <table:table-cell table:formula="of:=MEDIAN([.$M581])" office:value-type="float"/>
          <table:table-cell table:formula="of:=MEDIAN([.$N581])" office:value-type="float"/>
          <table:table-cell table:formula="of:=MAX([.$B581])" office:value-type="float"/>
          <table:table-cell table:formula="of:=MAX([.$C581])" office:value-type="float"/>
          <table:table-cell table:formula="of:=MAX([.$D581])" office:value-type="float"/>
          <table:table-cell table:formula="of:=MAX([.$E581])" office:value-type="float"/>
          <table:table-cell table:formula="of:=MAX([.$F581])" office:value-type="float"/>
          <table:table-cell table:formula="of:=MAX([.$G581])" office:value-type="float"/>
          <table:table-cell table:formula="of:=MAX([.$H581])" office:value-type="float"/>
          <table:table-cell table:formula="of:=MAX([.$I581])" office:value-type="float"/>
          <table:table-cell table:formula="of:=MAX([.$J581])" office:value-type="float"/>
          <table:table-cell table:formula="of:=MAX([.$K581])" office:value-type="float"/>
          <table:table-cell table:formula="of:=MAX([.$L581])" office:value-type="float"/>
          <table:table-cell table:formula="of:=MAX([.$M581])" office:value-type="float"/>
          <table:table-cell table:formula="of:=MAX([.$N581])" office:value-type="float"/>
        </table:table-row>
        <table:table-row table:style-name="ro1">
          <table:table-cell office:value-type="string">
            <text:p>c6288/c6288.lp.3.6</text:p>
          </table:table-cell>
          <table:table-cell office:value-type="float" office:value="1.10881"/>
          <table:table-cell office:value-type="float" office:value="1.099"/>
          <table:table-cell office:value-type="float" office:value="1.05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4224.0"/>
          <table:table-cell office:value-type="float" office:value="223246.0"/>
          <table:table-cell office:value-type="float" office:value="223246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2])" office:value-type="float"/>
          <table:table-cell table:formula="of:=MIN([.$C582])" office:value-type="float"/>
          <table:table-cell table:formula="of:=MIN([.$D582])" office:value-type="float"/>
          <table:table-cell table:formula="of:=MIN([.$E582])" office:value-type="float"/>
          <table:table-cell table:formula="of:=MIN([.$F582])" office:value-type="float"/>
          <table:table-cell table:formula="of:=MIN([.$G582])" office:value-type="float"/>
          <table:table-cell table:formula="of:=MIN([.$H582])" office:value-type="float"/>
          <table:table-cell table:formula="of:=MIN([.$I582])" office:value-type="float"/>
          <table:table-cell table:formula="of:=MIN([.$J582])" office:value-type="float"/>
          <table:table-cell table:formula="of:=MIN([.$K582])" office:value-type="float"/>
          <table:table-cell table:formula="of:=MIN([.$L582])" office:value-type="float"/>
          <table:table-cell table:formula="of:=MIN([.$M582])" office:value-type="float"/>
          <table:table-cell table:formula="of:=MIN([.$N582])" office:value-type="float"/>
          <table:table-cell table:formula="of:=MEDIAN([.$B582])" office:value-type="float"/>
          <table:table-cell table:formula="of:=MEDIAN([.$C582])" office:value-type="float"/>
          <table:table-cell table:formula="of:=MEDIAN([.$D582])" office:value-type="float"/>
          <table:table-cell table:formula="of:=MEDIAN([.$E582])" office:value-type="float"/>
          <table:table-cell table:formula="of:=MEDIAN([.$F582])" office:value-type="float"/>
          <table:table-cell table:formula="of:=MEDIAN([.$G582])" office:value-type="float"/>
          <table:table-cell table:formula="of:=MEDIAN([.$H582])" office:value-type="float"/>
          <table:table-cell table:formula="of:=MEDIAN([.$I582])" office:value-type="float"/>
          <table:table-cell table:formula="of:=MEDIAN([.$J582])" office:value-type="float"/>
          <table:table-cell table:formula="of:=MEDIAN([.$K582])" office:value-type="float"/>
          <table:table-cell table:formula="of:=MEDIAN([.$L582])" office:value-type="float"/>
          <table:table-cell table:formula="of:=MEDIAN([.$M582])" office:value-type="float"/>
          <table:table-cell table:formula="of:=MEDIAN([.$N582])" office:value-type="float"/>
          <table:table-cell table:formula="of:=MAX([.$B582])" office:value-type="float"/>
          <table:table-cell table:formula="of:=MAX([.$C582])" office:value-type="float"/>
          <table:table-cell table:formula="of:=MAX([.$D582])" office:value-type="float"/>
          <table:table-cell table:formula="of:=MAX([.$E582])" office:value-type="float"/>
          <table:table-cell table:formula="of:=MAX([.$F582])" office:value-type="float"/>
          <table:table-cell table:formula="of:=MAX([.$G582])" office:value-type="float"/>
          <table:table-cell table:formula="of:=MAX([.$H582])" office:value-type="float"/>
          <table:table-cell table:formula="of:=MAX([.$I582])" office:value-type="float"/>
          <table:table-cell table:formula="of:=MAX([.$J582])" office:value-type="float"/>
          <table:table-cell table:formula="of:=MAX([.$K582])" office:value-type="float"/>
          <table:table-cell table:formula="of:=MAX([.$L582])" office:value-type="float"/>
          <table:table-cell table:formula="of:=MAX([.$M582])" office:value-type="float"/>
          <table:table-cell table:formula="of:=MAX([.$N582])" office:value-type="float"/>
        </table:table-row>
        <table:table-row table:style-name="ro1">
          <table:table-cell office:value-type="string">
            <text:p>c6288/c6288.lp.3.7</text:p>
          </table:table-cell>
          <table:table-cell office:value-type="float" office:value="1.16854"/>
          <table:table-cell office:value-type="float" office:value="1.159"/>
          <table:table-cell office:value-type="float" office:value="1.1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5238.0"/>
          <table:table-cell office:value-type="float" office:value="297106.0"/>
          <table:table-cell office:value-type="float" office:value="297093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3])" office:value-type="float"/>
          <table:table-cell table:formula="of:=MIN([.$C583])" office:value-type="float"/>
          <table:table-cell table:formula="of:=MIN([.$D583])" office:value-type="float"/>
          <table:table-cell table:formula="of:=MIN([.$E583])" office:value-type="float"/>
          <table:table-cell table:formula="of:=MIN([.$F583])" office:value-type="float"/>
          <table:table-cell table:formula="of:=MIN([.$G583])" office:value-type="float"/>
          <table:table-cell table:formula="of:=MIN([.$H583])" office:value-type="float"/>
          <table:table-cell table:formula="of:=MIN([.$I583])" office:value-type="float"/>
          <table:table-cell table:formula="of:=MIN([.$J583])" office:value-type="float"/>
          <table:table-cell table:formula="of:=MIN([.$K583])" office:value-type="float"/>
          <table:table-cell table:formula="of:=MIN([.$L583])" office:value-type="float"/>
          <table:table-cell table:formula="of:=MIN([.$M583])" office:value-type="float"/>
          <table:table-cell table:formula="of:=MIN([.$N583])" office:value-type="float"/>
          <table:table-cell table:formula="of:=MEDIAN([.$B583])" office:value-type="float"/>
          <table:table-cell table:formula="of:=MEDIAN([.$C583])" office:value-type="float"/>
          <table:table-cell table:formula="of:=MEDIAN([.$D583])" office:value-type="float"/>
          <table:table-cell table:formula="of:=MEDIAN([.$E583])" office:value-type="float"/>
          <table:table-cell table:formula="of:=MEDIAN([.$F583])" office:value-type="float"/>
          <table:table-cell table:formula="of:=MEDIAN([.$G583])" office:value-type="float"/>
          <table:table-cell table:formula="of:=MEDIAN([.$H583])" office:value-type="float"/>
          <table:table-cell table:formula="of:=MEDIAN([.$I583])" office:value-type="float"/>
          <table:table-cell table:formula="of:=MEDIAN([.$J583])" office:value-type="float"/>
          <table:table-cell table:formula="of:=MEDIAN([.$K583])" office:value-type="float"/>
          <table:table-cell table:formula="of:=MEDIAN([.$L583])" office:value-type="float"/>
          <table:table-cell table:formula="of:=MEDIAN([.$M583])" office:value-type="float"/>
          <table:table-cell table:formula="of:=MEDIAN([.$N583])" office:value-type="float"/>
          <table:table-cell table:formula="of:=MAX([.$B583])" office:value-type="float"/>
          <table:table-cell table:formula="of:=MAX([.$C583])" office:value-type="float"/>
          <table:table-cell table:formula="of:=MAX([.$D583])" office:value-type="float"/>
          <table:table-cell table:formula="of:=MAX([.$E583])" office:value-type="float"/>
          <table:table-cell table:formula="of:=MAX([.$F583])" office:value-type="float"/>
          <table:table-cell table:formula="of:=MAX([.$G583])" office:value-type="float"/>
          <table:table-cell table:formula="of:=MAX([.$H583])" office:value-type="float"/>
          <table:table-cell table:formula="of:=MAX([.$I583])" office:value-type="float"/>
          <table:table-cell table:formula="of:=MAX([.$J583])" office:value-type="float"/>
          <table:table-cell table:formula="of:=MAX([.$K583])" office:value-type="float"/>
          <table:table-cell table:formula="of:=MAX([.$L583])" office:value-type="float"/>
          <table:table-cell table:formula="of:=MAX([.$M583])" office:value-type="float"/>
          <table:table-cell table:formula="of:=MAX([.$N583])" office:value-type="float"/>
        </table:table-row>
        <table:table-row table:style-name="ro1">
          <table:table-cell office:value-type="string">
            <text:p>c6288/c6288.lp.3.8</text:p>
          </table:table-cell>
          <table:table-cell office:value-type="float" office:value="1.11694"/>
          <table:table-cell office:value-type="float" office:value="1.108"/>
          <table:table-cell office:value-type="float" office:value="1.06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4862.0"/>
          <table:table-cell office:value-type="float" office:value="301365.0"/>
          <table:table-cell office:value-type="float" office:value="301365.0"/>
          <table:table-cell office:value-type="float" office:value="11502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84])" office:value-type="float"/>
          <table:table-cell table:formula="of:=MIN([.$C584])" office:value-type="float"/>
          <table:table-cell table:formula="of:=MIN([.$D584])" office:value-type="float"/>
          <table:table-cell table:formula="of:=MIN([.$E584])" office:value-type="float"/>
          <table:table-cell table:formula="of:=MIN([.$F584])" office:value-type="float"/>
          <table:table-cell table:formula="of:=MIN([.$G584])" office:value-type="float"/>
          <table:table-cell table:formula="of:=MIN([.$H584])" office:value-type="float"/>
          <table:table-cell table:formula="of:=MIN([.$I584])" office:value-type="float"/>
          <table:table-cell table:formula="of:=MIN([.$J584])" office:value-type="float"/>
          <table:table-cell table:formula="of:=MIN([.$K584])" office:value-type="float"/>
          <table:table-cell table:formula="of:=MIN([.$L584])" office:value-type="float"/>
          <table:table-cell table:formula="of:=MIN([.$M584])" office:value-type="float"/>
          <table:table-cell table:formula="of:=MIN([.$N584])" office:value-type="float"/>
          <table:table-cell table:formula="of:=MEDIAN([.$B584])" office:value-type="float"/>
          <table:table-cell table:formula="of:=MEDIAN([.$C584])" office:value-type="float"/>
          <table:table-cell table:formula="of:=MEDIAN([.$D584])" office:value-type="float"/>
          <table:table-cell table:formula="of:=MEDIAN([.$E584])" office:value-type="float"/>
          <table:table-cell table:formula="of:=MEDIAN([.$F584])" office:value-type="float"/>
          <table:table-cell table:formula="of:=MEDIAN([.$G584])" office:value-type="float"/>
          <table:table-cell table:formula="of:=MEDIAN([.$H584])" office:value-type="float"/>
          <table:table-cell table:formula="of:=MEDIAN([.$I584])" office:value-type="float"/>
          <table:table-cell table:formula="of:=MEDIAN([.$J584])" office:value-type="float"/>
          <table:table-cell table:formula="of:=MEDIAN([.$K584])" office:value-type="float"/>
          <table:table-cell table:formula="of:=MEDIAN([.$L584])" office:value-type="float"/>
          <table:table-cell table:formula="of:=MEDIAN([.$M584])" office:value-type="float"/>
          <table:table-cell table:formula="of:=MEDIAN([.$N584])" office:value-type="float"/>
          <table:table-cell table:formula="of:=MAX([.$B584])" office:value-type="float"/>
          <table:table-cell table:formula="of:=MAX([.$C584])" office:value-type="float"/>
          <table:table-cell table:formula="of:=MAX([.$D584])" office:value-type="float"/>
          <table:table-cell table:formula="of:=MAX([.$E584])" office:value-type="float"/>
          <table:table-cell table:formula="of:=MAX([.$F584])" office:value-type="float"/>
          <table:table-cell table:formula="of:=MAX([.$G584])" office:value-type="float"/>
          <table:table-cell table:formula="of:=MAX([.$H584])" office:value-type="float"/>
          <table:table-cell table:formula="of:=MAX([.$I584])" office:value-type="float"/>
          <table:table-cell table:formula="of:=MAX([.$J584])" office:value-type="float"/>
          <table:table-cell table:formula="of:=MAX([.$K584])" office:value-type="float"/>
          <table:table-cell table:formula="of:=MAX([.$L584])" office:value-type="float"/>
          <table:table-cell table:formula="of:=MAX([.$M584])" office:value-type="float"/>
          <table:table-cell table:formula="of:=MAX([.$N584])" office:value-type="float"/>
        </table:table-row>
        <table:table-row table:style-name="ro1">
          <table:table-cell office:value-type="string">
            <text:p>c6288/c6288.lp.4.1</text:p>
          </table:table-cell>
          <table:table-cell office:value-type="float" office:value="0.860481"/>
          <table:table-cell office:value-type="float" office:value="0.853"/>
          <table:table-cell office:value-type="float" office:value="0.81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3218.0"/>
          <table:table-cell office:value-type="float" office:value="419381.0"/>
          <table:table-cell office:value-type="float" office:value="419359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5])" office:value-type="float"/>
          <table:table-cell table:formula="of:=MIN([.$C585])" office:value-type="float"/>
          <table:table-cell table:formula="of:=MIN([.$D585])" office:value-type="float"/>
          <table:table-cell table:formula="of:=MIN([.$E585])" office:value-type="float"/>
          <table:table-cell table:formula="of:=MIN([.$F585])" office:value-type="float"/>
          <table:table-cell table:formula="of:=MIN([.$G585])" office:value-type="float"/>
          <table:table-cell table:formula="of:=MIN([.$H585])" office:value-type="float"/>
          <table:table-cell table:formula="of:=MIN([.$I585])" office:value-type="float"/>
          <table:table-cell table:formula="of:=MIN([.$J585])" office:value-type="float"/>
          <table:table-cell table:formula="of:=MIN([.$K585])" office:value-type="float"/>
          <table:table-cell table:formula="of:=MIN([.$L585])" office:value-type="float"/>
          <table:table-cell table:formula="of:=MIN([.$M585])" office:value-type="float"/>
          <table:table-cell table:formula="of:=MIN([.$N585])" office:value-type="float"/>
          <table:table-cell table:formula="of:=MEDIAN([.$B585])" office:value-type="float"/>
          <table:table-cell table:formula="of:=MEDIAN([.$C585])" office:value-type="float"/>
          <table:table-cell table:formula="of:=MEDIAN([.$D585])" office:value-type="float"/>
          <table:table-cell table:formula="of:=MEDIAN([.$E585])" office:value-type="float"/>
          <table:table-cell table:formula="of:=MEDIAN([.$F585])" office:value-type="float"/>
          <table:table-cell table:formula="of:=MEDIAN([.$G585])" office:value-type="float"/>
          <table:table-cell table:formula="of:=MEDIAN([.$H585])" office:value-type="float"/>
          <table:table-cell table:formula="of:=MEDIAN([.$I585])" office:value-type="float"/>
          <table:table-cell table:formula="of:=MEDIAN([.$J585])" office:value-type="float"/>
          <table:table-cell table:formula="of:=MEDIAN([.$K585])" office:value-type="float"/>
          <table:table-cell table:formula="of:=MEDIAN([.$L585])" office:value-type="float"/>
          <table:table-cell table:formula="of:=MEDIAN([.$M585])" office:value-type="float"/>
          <table:table-cell table:formula="of:=MEDIAN([.$N585])" office:value-type="float"/>
          <table:table-cell table:formula="of:=MAX([.$B585])" office:value-type="float"/>
          <table:table-cell table:formula="of:=MAX([.$C585])" office:value-type="float"/>
          <table:table-cell table:formula="of:=MAX([.$D585])" office:value-type="float"/>
          <table:table-cell table:formula="of:=MAX([.$E585])" office:value-type="float"/>
          <table:table-cell table:formula="of:=MAX([.$F585])" office:value-type="float"/>
          <table:table-cell table:formula="of:=MAX([.$G585])" office:value-type="float"/>
          <table:table-cell table:formula="of:=MAX([.$H585])" office:value-type="float"/>
          <table:table-cell table:formula="of:=MAX([.$I585])" office:value-type="float"/>
          <table:table-cell table:formula="of:=MAX([.$J585])" office:value-type="float"/>
          <table:table-cell table:formula="of:=MAX([.$K585])" office:value-type="float"/>
          <table:table-cell table:formula="of:=MAX([.$L585])" office:value-type="float"/>
          <table:table-cell table:formula="of:=MAX([.$M585])" office:value-type="float"/>
          <table:table-cell table:formula="of:=MAX([.$N585])" office:value-type="float"/>
        </table:table-row>
        <table:table-row table:style-name="ro1">
          <table:table-cell office:value-type="string">
            <text:p>c6288/c6288.lp.4.2</text:p>
          </table:table-cell>
          <table:table-cell office:value-type="float" office:value="0.404174"/>
          <table:table-cell office:value-type="float" office:value="0.395"/>
          <table:table-cell office:value-type="float" office:value="0.3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444.0"/>
          <table:table-cell office:value-type="float" office:value="145447.0"/>
          <table:table-cell office:value-type="float" office:value="145434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6])" office:value-type="float"/>
          <table:table-cell table:formula="of:=MIN([.$C586])" office:value-type="float"/>
          <table:table-cell table:formula="of:=MIN([.$D586])" office:value-type="float"/>
          <table:table-cell table:formula="of:=MIN([.$E586])" office:value-type="float"/>
          <table:table-cell table:formula="of:=MIN([.$F586])" office:value-type="float"/>
          <table:table-cell table:formula="of:=MIN([.$G586])" office:value-type="float"/>
          <table:table-cell table:formula="of:=MIN([.$H586])" office:value-type="float"/>
          <table:table-cell table:formula="of:=MIN([.$I586])" office:value-type="float"/>
          <table:table-cell table:formula="of:=MIN([.$J586])" office:value-type="float"/>
          <table:table-cell table:formula="of:=MIN([.$K586])" office:value-type="float"/>
          <table:table-cell table:formula="of:=MIN([.$L586])" office:value-type="float"/>
          <table:table-cell table:formula="of:=MIN([.$M586])" office:value-type="float"/>
          <table:table-cell table:formula="of:=MIN([.$N586])" office:value-type="float"/>
          <table:table-cell table:formula="of:=MEDIAN([.$B586])" office:value-type="float"/>
          <table:table-cell table:formula="of:=MEDIAN([.$C586])" office:value-type="float"/>
          <table:table-cell table:formula="of:=MEDIAN([.$D586])" office:value-type="float"/>
          <table:table-cell table:formula="of:=MEDIAN([.$E586])" office:value-type="float"/>
          <table:table-cell table:formula="of:=MEDIAN([.$F586])" office:value-type="float"/>
          <table:table-cell table:formula="of:=MEDIAN([.$G586])" office:value-type="float"/>
          <table:table-cell table:formula="of:=MEDIAN([.$H586])" office:value-type="float"/>
          <table:table-cell table:formula="of:=MEDIAN([.$I586])" office:value-type="float"/>
          <table:table-cell table:formula="of:=MEDIAN([.$J586])" office:value-type="float"/>
          <table:table-cell table:formula="of:=MEDIAN([.$K586])" office:value-type="float"/>
          <table:table-cell table:formula="of:=MEDIAN([.$L586])" office:value-type="float"/>
          <table:table-cell table:formula="of:=MEDIAN([.$M586])" office:value-type="float"/>
          <table:table-cell table:formula="of:=MEDIAN([.$N586])" office:value-type="float"/>
          <table:table-cell table:formula="of:=MAX([.$B586])" office:value-type="float"/>
          <table:table-cell table:formula="of:=MAX([.$C586])" office:value-type="float"/>
          <table:table-cell table:formula="of:=MAX([.$D586])" office:value-type="float"/>
          <table:table-cell table:formula="of:=MAX([.$E586])" office:value-type="float"/>
          <table:table-cell table:formula="of:=MAX([.$F586])" office:value-type="float"/>
          <table:table-cell table:formula="of:=MAX([.$G586])" office:value-type="float"/>
          <table:table-cell table:formula="of:=MAX([.$H586])" office:value-type="float"/>
          <table:table-cell table:formula="of:=MAX([.$I586])" office:value-type="float"/>
          <table:table-cell table:formula="of:=MAX([.$J586])" office:value-type="float"/>
          <table:table-cell table:formula="of:=MAX([.$K586])" office:value-type="float"/>
          <table:table-cell table:formula="of:=MAX([.$L586])" office:value-type="float"/>
          <table:table-cell table:formula="of:=MAX([.$M586])" office:value-type="float"/>
          <table:table-cell table:formula="of:=MAX([.$N586])" office:value-type="float"/>
        </table:table-row>
        <table:table-row table:style-name="ro1">
          <table:table-cell office:value-type="string">
            <text:p>c6288/c6288.lp.4.3</text:p>
          </table:table-cell>
          <table:table-cell office:value-type="float" office:value="0.40025"/>
          <table:table-cell office:value-type="float" office:value="0.393"/>
          <table:table-cell office:value-type="float" office:value="0.3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56.0"/>
          <table:table-cell office:value-type="float" office:value="219651.0"/>
          <table:table-cell office:value-type="float" office:value="219643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87])" office:value-type="float"/>
          <table:table-cell table:formula="of:=MIN([.$C587])" office:value-type="float"/>
          <table:table-cell table:formula="of:=MIN([.$D587])" office:value-type="float"/>
          <table:table-cell table:formula="of:=MIN([.$E587])" office:value-type="float"/>
          <table:table-cell table:formula="of:=MIN([.$F587])" office:value-type="float"/>
          <table:table-cell table:formula="of:=MIN([.$G587])" office:value-type="float"/>
          <table:table-cell table:formula="of:=MIN([.$H587])" office:value-type="float"/>
          <table:table-cell table:formula="of:=MIN([.$I587])" office:value-type="float"/>
          <table:table-cell table:formula="of:=MIN([.$J587])" office:value-type="float"/>
          <table:table-cell table:formula="of:=MIN([.$K587])" office:value-type="float"/>
          <table:table-cell table:formula="of:=MIN([.$L587])" office:value-type="float"/>
          <table:table-cell table:formula="of:=MIN([.$M587])" office:value-type="float"/>
          <table:table-cell table:formula="of:=MIN([.$N587])" office:value-type="float"/>
          <table:table-cell table:formula="of:=MEDIAN([.$B587])" office:value-type="float"/>
          <table:table-cell table:formula="of:=MEDIAN([.$C587])" office:value-type="float"/>
          <table:table-cell table:formula="of:=MEDIAN([.$D587])" office:value-type="float"/>
          <table:table-cell table:formula="of:=MEDIAN([.$E587])" office:value-type="float"/>
          <table:table-cell table:formula="of:=MEDIAN([.$F587])" office:value-type="float"/>
          <table:table-cell table:formula="of:=MEDIAN([.$G587])" office:value-type="float"/>
          <table:table-cell table:formula="of:=MEDIAN([.$H587])" office:value-type="float"/>
          <table:table-cell table:formula="of:=MEDIAN([.$I587])" office:value-type="float"/>
          <table:table-cell table:formula="of:=MEDIAN([.$J587])" office:value-type="float"/>
          <table:table-cell table:formula="of:=MEDIAN([.$K587])" office:value-type="float"/>
          <table:table-cell table:formula="of:=MEDIAN([.$L587])" office:value-type="float"/>
          <table:table-cell table:formula="of:=MEDIAN([.$M587])" office:value-type="float"/>
          <table:table-cell table:formula="of:=MEDIAN([.$N587])" office:value-type="float"/>
          <table:table-cell table:formula="of:=MAX([.$B587])" office:value-type="float"/>
          <table:table-cell table:formula="of:=MAX([.$C587])" office:value-type="float"/>
          <table:table-cell table:formula="of:=MAX([.$D587])" office:value-type="float"/>
          <table:table-cell table:formula="of:=MAX([.$E587])" office:value-type="float"/>
          <table:table-cell table:formula="of:=MAX([.$F587])" office:value-type="float"/>
          <table:table-cell table:formula="of:=MAX([.$G587])" office:value-type="float"/>
          <table:table-cell table:formula="of:=MAX([.$H587])" office:value-type="float"/>
          <table:table-cell table:formula="of:=MAX([.$I587])" office:value-type="float"/>
          <table:table-cell table:formula="of:=MAX([.$J587])" office:value-type="float"/>
          <table:table-cell table:formula="of:=MAX([.$K587])" office:value-type="float"/>
          <table:table-cell table:formula="of:=MAX([.$L587])" office:value-type="float"/>
          <table:table-cell table:formula="of:=MAX([.$M587])" office:value-type="float"/>
          <table:table-cell table:formula="of:=MAX([.$N587])" office:value-type="float"/>
        </table:table-row>
        <table:table-row table:style-name="ro1">
          <table:table-cell office:value-type="string">
            <text:p>c6288/c6288.lp.4.4</text:p>
          </table:table-cell>
          <table:table-cell office:value-type="float" office:value="0.324972"/>
          <table:table-cell office:value-type="float" office:value="0.318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422.0"/>
          <table:table-cell office:value-type="float" office:value="77715.0"/>
          <table:table-cell office:value-type="float" office:value="77715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88])" office:value-type="float"/>
          <table:table-cell table:formula="of:=MIN([.$C588])" office:value-type="float"/>
          <table:table-cell table:formula="of:=MIN([.$D588])" office:value-type="float"/>
          <table:table-cell table:formula="of:=MIN([.$E588])" office:value-type="float"/>
          <table:table-cell table:formula="of:=MIN([.$F588])" office:value-type="float"/>
          <table:table-cell table:formula="of:=MIN([.$G588])" office:value-type="float"/>
          <table:table-cell table:formula="of:=MIN([.$H588])" office:value-type="float"/>
          <table:table-cell table:formula="of:=MIN([.$I588])" office:value-type="float"/>
          <table:table-cell table:formula="of:=MIN([.$J588])" office:value-type="float"/>
          <table:table-cell table:formula="of:=MIN([.$K588])" office:value-type="float"/>
          <table:table-cell table:formula="of:=MIN([.$L588])" office:value-type="float"/>
          <table:table-cell table:formula="of:=MIN([.$M588])" office:value-type="float"/>
          <table:table-cell table:formula="of:=MIN([.$N588])" office:value-type="float"/>
          <table:table-cell table:formula="of:=MEDIAN([.$B588])" office:value-type="float"/>
          <table:table-cell table:formula="of:=MEDIAN([.$C588])" office:value-type="float"/>
          <table:table-cell table:formula="of:=MEDIAN([.$D588])" office:value-type="float"/>
          <table:table-cell table:formula="of:=MEDIAN([.$E588])" office:value-type="float"/>
          <table:table-cell table:formula="of:=MEDIAN([.$F588])" office:value-type="float"/>
          <table:table-cell table:formula="of:=MEDIAN([.$G588])" office:value-type="float"/>
          <table:table-cell table:formula="of:=MEDIAN([.$H588])" office:value-type="float"/>
          <table:table-cell table:formula="of:=MEDIAN([.$I588])" office:value-type="float"/>
          <table:table-cell table:formula="of:=MEDIAN([.$J588])" office:value-type="float"/>
          <table:table-cell table:formula="of:=MEDIAN([.$K588])" office:value-type="float"/>
          <table:table-cell table:formula="of:=MEDIAN([.$L588])" office:value-type="float"/>
          <table:table-cell table:formula="of:=MEDIAN([.$M588])" office:value-type="float"/>
          <table:table-cell table:formula="of:=MEDIAN([.$N588])" office:value-type="float"/>
          <table:table-cell table:formula="of:=MAX([.$B588])" office:value-type="float"/>
          <table:table-cell table:formula="of:=MAX([.$C588])" office:value-type="float"/>
          <table:table-cell table:formula="of:=MAX([.$D588])" office:value-type="float"/>
          <table:table-cell table:formula="of:=MAX([.$E588])" office:value-type="float"/>
          <table:table-cell table:formula="of:=MAX([.$F588])" office:value-type="float"/>
          <table:table-cell table:formula="of:=MAX([.$G588])" office:value-type="float"/>
          <table:table-cell table:formula="of:=MAX([.$H588])" office:value-type="float"/>
          <table:table-cell table:formula="of:=MAX([.$I588])" office:value-type="float"/>
          <table:table-cell table:formula="of:=MAX([.$J588])" office:value-type="float"/>
          <table:table-cell table:formula="of:=MAX([.$K588])" office:value-type="float"/>
          <table:table-cell table:formula="of:=MAX([.$L588])" office:value-type="float"/>
          <table:table-cell table:formula="of:=MAX([.$M588])" office:value-type="float"/>
          <table:table-cell table:formula="of:=MAX([.$N588])" office:value-type="float"/>
        </table:table-row>
        <table:table-row table:style-name="ro1">
          <table:table-cell office:value-type="string">
            <text:p>c6288/c6288.lp.4.5</text:p>
          </table:table-cell>
          <table:table-cell office:value-type="float" office:value="0.493393"/>
          <table:table-cell office:value-type="float" office:value="0.484"/>
          <table:table-cell office:value-type="float" office:value="0.44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2990.0"/>
          <table:table-cell office:value-type="float" office:value="137524.0"/>
          <table:table-cell office:value-type="float" office:value="137507.0"/>
          <table:table-cell office:value-type="float" office:value="11496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589])" office:value-type="float"/>
          <table:table-cell table:formula="of:=MIN([.$C589])" office:value-type="float"/>
          <table:table-cell table:formula="of:=MIN([.$D589])" office:value-type="float"/>
          <table:table-cell table:formula="of:=MIN([.$E589])" office:value-type="float"/>
          <table:table-cell table:formula="of:=MIN([.$F589])" office:value-type="float"/>
          <table:table-cell table:formula="of:=MIN([.$G589])" office:value-type="float"/>
          <table:table-cell table:formula="of:=MIN([.$H589])" office:value-type="float"/>
          <table:table-cell table:formula="of:=MIN([.$I589])" office:value-type="float"/>
          <table:table-cell table:formula="of:=MIN([.$J589])" office:value-type="float"/>
          <table:table-cell table:formula="of:=MIN([.$K589])" office:value-type="float"/>
          <table:table-cell table:formula="of:=MIN([.$L589])" office:value-type="float"/>
          <table:table-cell table:formula="of:=MIN([.$M589])" office:value-type="float"/>
          <table:table-cell table:formula="of:=MIN([.$N589])" office:value-type="float"/>
          <table:table-cell table:formula="of:=MEDIAN([.$B589])" office:value-type="float"/>
          <table:table-cell table:formula="of:=MEDIAN([.$C589])" office:value-type="float"/>
          <table:table-cell table:formula="of:=MEDIAN([.$D589])" office:value-type="float"/>
          <table:table-cell table:formula="of:=MEDIAN([.$E589])" office:value-type="float"/>
          <table:table-cell table:formula="of:=MEDIAN([.$F589])" office:value-type="float"/>
          <table:table-cell table:formula="of:=MEDIAN([.$G589])" office:value-type="float"/>
          <table:table-cell table:formula="of:=MEDIAN([.$H589])" office:value-type="float"/>
          <table:table-cell table:formula="of:=MEDIAN([.$I589])" office:value-type="float"/>
          <table:table-cell table:formula="of:=MEDIAN([.$J589])" office:value-type="float"/>
          <table:table-cell table:formula="of:=MEDIAN([.$K589])" office:value-type="float"/>
          <table:table-cell table:formula="of:=MEDIAN([.$L589])" office:value-type="float"/>
          <table:table-cell table:formula="of:=MEDIAN([.$M589])" office:value-type="float"/>
          <table:table-cell table:formula="of:=MEDIAN([.$N589])" office:value-type="float"/>
          <table:table-cell table:formula="of:=MAX([.$B589])" office:value-type="float"/>
          <table:table-cell table:formula="of:=MAX([.$C589])" office:value-type="float"/>
          <table:table-cell table:formula="of:=MAX([.$D589])" office:value-type="float"/>
          <table:table-cell table:formula="of:=MAX([.$E589])" office:value-type="float"/>
          <table:table-cell table:formula="of:=MAX([.$F589])" office:value-type="float"/>
          <table:table-cell table:formula="of:=MAX([.$G589])" office:value-type="float"/>
          <table:table-cell table:formula="of:=MAX([.$H589])" office:value-type="float"/>
          <table:table-cell table:formula="of:=MAX([.$I589])" office:value-type="float"/>
          <table:table-cell table:formula="of:=MAX([.$J589])" office:value-type="float"/>
          <table:table-cell table:formula="of:=MAX([.$K589])" office:value-type="float"/>
          <table:table-cell table:formula="of:=MAX([.$L589])" office:value-type="float"/>
          <table:table-cell table:formula="of:=MAX([.$M589])" office:value-type="float"/>
          <table:table-cell table:formula="of:=MAX([.$N589])" office:value-type="float"/>
        </table:table-row>
        <table:table-row table:style-name="ro1">
          <table:table-cell office:value-type="string">
            <text:p>c6288/c6288.lp.4.6</text:p>
          </table:table-cell>
          <table:table-cell office:value-type="float" office:value="0.390162"/>
          <table:table-cell office:value-type="float" office:value="0.383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2098.0"/>
          <table:table-cell office:value-type="float" office:value="154110.0"/>
          <table:table-cell office:value-type="float" office:value="154110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0])" office:value-type="float"/>
          <table:table-cell table:formula="of:=MIN([.$C590])" office:value-type="float"/>
          <table:table-cell table:formula="of:=MIN([.$D590])" office:value-type="float"/>
          <table:table-cell table:formula="of:=MIN([.$E590])" office:value-type="float"/>
          <table:table-cell table:formula="of:=MIN([.$F590])" office:value-type="float"/>
          <table:table-cell table:formula="of:=MIN([.$G590])" office:value-type="float"/>
          <table:table-cell table:formula="of:=MIN([.$H590])" office:value-type="float"/>
          <table:table-cell table:formula="of:=MIN([.$I590])" office:value-type="float"/>
          <table:table-cell table:formula="of:=MIN([.$J590])" office:value-type="float"/>
          <table:table-cell table:formula="of:=MIN([.$K590])" office:value-type="float"/>
          <table:table-cell table:formula="of:=MIN([.$L590])" office:value-type="float"/>
          <table:table-cell table:formula="of:=MIN([.$M590])" office:value-type="float"/>
          <table:table-cell table:formula="of:=MIN([.$N590])" office:value-type="float"/>
          <table:table-cell table:formula="of:=MEDIAN([.$B590])" office:value-type="float"/>
          <table:table-cell table:formula="of:=MEDIAN([.$C590])" office:value-type="float"/>
          <table:table-cell table:formula="of:=MEDIAN([.$D590])" office:value-type="float"/>
          <table:table-cell table:formula="of:=MEDIAN([.$E590])" office:value-type="float"/>
          <table:table-cell table:formula="of:=MEDIAN([.$F590])" office:value-type="float"/>
          <table:table-cell table:formula="of:=MEDIAN([.$G590])" office:value-type="float"/>
          <table:table-cell table:formula="of:=MEDIAN([.$H590])" office:value-type="float"/>
          <table:table-cell table:formula="of:=MEDIAN([.$I590])" office:value-type="float"/>
          <table:table-cell table:formula="of:=MEDIAN([.$J590])" office:value-type="float"/>
          <table:table-cell table:formula="of:=MEDIAN([.$K590])" office:value-type="float"/>
          <table:table-cell table:formula="of:=MEDIAN([.$L590])" office:value-type="float"/>
          <table:table-cell table:formula="of:=MEDIAN([.$M590])" office:value-type="float"/>
          <table:table-cell table:formula="of:=MEDIAN([.$N590])" office:value-type="float"/>
          <table:table-cell table:formula="of:=MAX([.$B590])" office:value-type="float"/>
          <table:table-cell table:formula="of:=MAX([.$C590])" office:value-type="float"/>
          <table:table-cell table:formula="of:=MAX([.$D590])" office:value-type="float"/>
          <table:table-cell table:formula="of:=MAX([.$E590])" office:value-type="float"/>
          <table:table-cell table:formula="of:=MAX([.$F590])" office:value-type="float"/>
          <table:table-cell table:formula="of:=MAX([.$G590])" office:value-type="float"/>
          <table:table-cell table:formula="of:=MAX([.$H590])" office:value-type="float"/>
          <table:table-cell table:formula="of:=MAX([.$I590])" office:value-type="float"/>
          <table:table-cell table:formula="of:=MAX([.$J590])" office:value-type="float"/>
          <table:table-cell table:formula="of:=MAX([.$K590])" office:value-type="float"/>
          <table:table-cell table:formula="of:=MAX([.$L590])" office:value-type="float"/>
          <table:table-cell table:formula="of:=MAX([.$M590])" office:value-type="float"/>
          <table:table-cell table:formula="of:=MAX([.$N590])" office:value-type="float"/>
        </table:table-row>
        <table:table-row table:style-name="ro1">
          <table:table-cell office:value-type="string">
            <text:p>c6288/c6288.lp.4.7</text:p>
          </table:table-cell>
          <table:table-cell office:value-type="float" office:value="0.449202"/>
          <table:table-cell office:value-type="float" office:value="0.441"/>
          <table:table-cell office:value-type="float" office:value="0.38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2250.0"/>
          <table:table-cell office:value-type="float" office:value="99932.0"/>
          <table:table-cell office:value-type="float" office:value="99925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1])" office:value-type="float"/>
          <table:table-cell table:formula="of:=MIN([.$C591])" office:value-type="float"/>
          <table:table-cell table:formula="of:=MIN([.$D591])" office:value-type="float"/>
          <table:table-cell table:formula="of:=MIN([.$E591])" office:value-type="float"/>
          <table:table-cell table:formula="of:=MIN([.$F591])" office:value-type="float"/>
          <table:table-cell table:formula="of:=MIN([.$G591])" office:value-type="float"/>
          <table:table-cell table:formula="of:=MIN([.$H591])" office:value-type="float"/>
          <table:table-cell table:formula="of:=MIN([.$I591])" office:value-type="float"/>
          <table:table-cell table:formula="of:=MIN([.$J591])" office:value-type="float"/>
          <table:table-cell table:formula="of:=MIN([.$K591])" office:value-type="float"/>
          <table:table-cell table:formula="of:=MIN([.$L591])" office:value-type="float"/>
          <table:table-cell table:formula="of:=MIN([.$M591])" office:value-type="float"/>
          <table:table-cell table:formula="of:=MIN([.$N591])" office:value-type="float"/>
          <table:table-cell table:formula="of:=MEDIAN([.$B591])" office:value-type="float"/>
          <table:table-cell table:formula="of:=MEDIAN([.$C591])" office:value-type="float"/>
          <table:table-cell table:formula="of:=MEDIAN([.$D591])" office:value-type="float"/>
          <table:table-cell table:formula="of:=MEDIAN([.$E591])" office:value-type="float"/>
          <table:table-cell table:formula="of:=MEDIAN([.$F591])" office:value-type="float"/>
          <table:table-cell table:formula="of:=MEDIAN([.$G591])" office:value-type="float"/>
          <table:table-cell table:formula="of:=MEDIAN([.$H591])" office:value-type="float"/>
          <table:table-cell table:formula="of:=MEDIAN([.$I591])" office:value-type="float"/>
          <table:table-cell table:formula="of:=MEDIAN([.$J591])" office:value-type="float"/>
          <table:table-cell table:formula="of:=MEDIAN([.$K591])" office:value-type="float"/>
          <table:table-cell table:formula="of:=MEDIAN([.$L591])" office:value-type="float"/>
          <table:table-cell table:formula="of:=MEDIAN([.$M591])" office:value-type="float"/>
          <table:table-cell table:formula="of:=MEDIAN([.$N591])" office:value-type="float"/>
          <table:table-cell table:formula="of:=MAX([.$B591])" office:value-type="float"/>
          <table:table-cell table:formula="of:=MAX([.$C591])" office:value-type="float"/>
          <table:table-cell table:formula="of:=MAX([.$D591])" office:value-type="float"/>
          <table:table-cell table:formula="of:=MAX([.$E591])" office:value-type="float"/>
          <table:table-cell table:formula="of:=MAX([.$F591])" office:value-type="float"/>
          <table:table-cell table:formula="of:=MAX([.$G591])" office:value-type="float"/>
          <table:table-cell table:formula="of:=MAX([.$H591])" office:value-type="float"/>
          <table:table-cell table:formula="of:=MAX([.$I591])" office:value-type="float"/>
          <table:table-cell table:formula="of:=MAX([.$J591])" office:value-type="float"/>
          <table:table-cell table:formula="of:=MAX([.$K591])" office:value-type="float"/>
          <table:table-cell table:formula="of:=MAX([.$L591])" office:value-type="float"/>
          <table:table-cell table:formula="of:=MAX([.$M591])" office:value-type="float"/>
          <table:table-cell table:formula="of:=MAX([.$N591])" office:value-type="float"/>
        </table:table-row>
        <table:table-row table:style-name="ro1">
          <table:table-cell office:value-type="string">
            <text:p>c6288/c6288.lp.4.8</text:p>
          </table:table-cell>
          <table:table-cell office:value-type="float" office:value="0.571941"/>
          <table:table-cell office:value-type="float" office:value="0.564"/>
          <table:table-cell office:value-type="float" office:value="0.52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3017.0"/>
          <table:table-cell office:value-type="float" office:value="112020.0"/>
          <table:table-cell office:value-type="float" office:value="112016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2])" office:value-type="float"/>
          <table:table-cell table:formula="of:=MIN([.$C592])" office:value-type="float"/>
          <table:table-cell table:formula="of:=MIN([.$D592])" office:value-type="float"/>
          <table:table-cell table:formula="of:=MIN([.$E592])" office:value-type="float"/>
          <table:table-cell table:formula="of:=MIN([.$F592])" office:value-type="float"/>
          <table:table-cell table:formula="of:=MIN([.$G592])" office:value-type="float"/>
          <table:table-cell table:formula="of:=MIN([.$H592])" office:value-type="float"/>
          <table:table-cell table:formula="of:=MIN([.$I592])" office:value-type="float"/>
          <table:table-cell table:formula="of:=MIN([.$J592])" office:value-type="float"/>
          <table:table-cell table:formula="of:=MIN([.$K592])" office:value-type="float"/>
          <table:table-cell table:formula="of:=MIN([.$L592])" office:value-type="float"/>
          <table:table-cell table:formula="of:=MIN([.$M592])" office:value-type="float"/>
          <table:table-cell table:formula="of:=MIN([.$N592])" office:value-type="float"/>
          <table:table-cell table:formula="of:=MEDIAN([.$B592])" office:value-type="float"/>
          <table:table-cell table:formula="of:=MEDIAN([.$C592])" office:value-type="float"/>
          <table:table-cell table:formula="of:=MEDIAN([.$D592])" office:value-type="float"/>
          <table:table-cell table:formula="of:=MEDIAN([.$E592])" office:value-type="float"/>
          <table:table-cell table:formula="of:=MEDIAN([.$F592])" office:value-type="float"/>
          <table:table-cell table:formula="of:=MEDIAN([.$G592])" office:value-type="float"/>
          <table:table-cell table:formula="of:=MEDIAN([.$H592])" office:value-type="float"/>
          <table:table-cell table:formula="of:=MEDIAN([.$I592])" office:value-type="float"/>
          <table:table-cell table:formula="of:=MEDIAN([.$J592])" office:value-type="float"/>
          <table:table-cell table:formula="of:=MEDIAN([.$K592])" office:value-type="float"/>
          <table:table-cell table:formula="of:=MEDIAN([.$L592])" office:value-type="float"/>
          <table:table-cell table:formula="of:=MEDIAN([.$M592])" office:value-type="float"/>
          <table:table-cell table:formula="of:=MEDIAN([.$N592])" office:value-type="float"/>
          <table:table-cell table:formula="of:=MAX([.$B592])" office:value-type="float"/>
          <table:table-cell table:formula="of:=MAX([.$C592])" office:value-type="float"/>
          <table:table-cell table:formula="of:=MAX([.$D592])" office:value-type="float"/>
          <table:table-cell table:formula="of:=MAX([.$E592])" office:value-type="float"/>
          <table:table-cell table:formula="of:=MAX([.$F592])" office:value-type="float"/>
          <table:table-cell table:formula="of:=MAX([.$G592])" office:value-type="float"/>
          <table:table-cell table:formula="of:=MAX([.$H592])" office:value-type="float"/>
          <table:table-cell table:formula="of:=MAX([.$I592])" office:value-type="float"/>
          <table:table-cell table:formula="of:=MAX([.$J592])" office:value-type="float"/>
          <table:table-cell table:formula="of:=MAX([.$K592])" office:value-type="float"/>
          <table:table-cell table:formula="of:=MAX([.$L592])" office:value-type="float"/>
          <table:table-cell table:formula="of:=MAX([.$M592])" office:value-type="float"/>
          <table:table-cell table:formula="of:=MAX([.$N592])" office:value-type="float"/>
        </table:table-row>
        <table:table-row table:style-name="ro1">
          <table:table-cell office:value-type="string">
            <text:p>c6288/c6288.lp.5.1</text:p>
          </table:table-cell>
          <table:table-cell office:value-type="float" office:value="0.357384"/>
          <table:table-cell office:value-type="float" office:value="0.35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65.0"/>
          <table:table-cell office:value-type="float" office:value="277734.0"/>
          <table:table-cell office:value-type="float" office:value="277703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593])" office:value-type="float"/>
          <table:table-cell table:formula="of:=MIN([.$C593])" office:value-type="float"/>
          <table:table-cell table:formula="of:=MIN([.$D593])" office:value-type="float"/>
          <table:table-cell table:formula="of:=MIN([.$E593])" office:value-type="float"/>
          <table:table-cell table:formula="of:=MIN([.$F593])" office:value-type="float"/>
          <table:table-cell table:formula="of:=MIN([.$G593])" office:value-type="float"/>
          <table:table-cell table:formula="of:=MIN([.$H593])" office:value-type="float"/>
          <table:table-cell table:formula="of:=MIN([.$I593])" office:value-type="float"/>
          <table:table-cell table:formula="of:=MIN([.$J593])" office:value-type="float"/>
          <table:table-cell table:formula="of:=MIN([.$K593])" office:value-type="float"/>
          <table:table-cell table:formula="of:=MIN([.$L593])" office:value-type="float"/>
          <table:table-cell table:formula="of:=MIN([.$M593])" office:value-type="float"/>
          <table:table-cell table:formula="of:=MIN([.$N593])" office:value-type="float"/>
          <table:table-cell table:formula="of:=MEDIAN([.$B593])" office:value-type="float"/>
          <table:table-cell table:formula="of:=MEDIAN([.$C593])" office:value-type="float"/>
          <table:table-cell table:formula="of:=MEDIAN([.$D593])" office:value-type="float"/>
          <table:table-cell table:formula="of:=MEDIAN([.$E593])" office:value-type="float"/>
          <table:table-cell table:formula="of:=MEDIAN([.$F593])" office:value-type="float"/>
          <table:table-cell table:formula="of:=MEDIAN([.$G593])" office:value-type="float"/>
          <table:table-cell table:formula="of:=MEDIAN([.$H593])" office:value-type="float"/>
          <table:table-cell table:formula="of:=MEDIAN([.$I593])" office:value-type="float"/>
          <table:table-cell table:formula="of:=MEDIAN([.$J593])" office:value-type="float"/>
          <table:table-cell table:formula="of:=MEDIAN([.$K593])" office:value-type="float"/>
          <table:table-cell table:formula="of:=MEDIAN([.$L593])" office:value-type="float"/>
          <table:table-cell table:formula="of:=MEDIAN([.$M593])" office:value-type="float"/>
          <table:table-cell table:formula="of:=MEDIAN([.$N593])" office:value-type="float"/>
          <table:table-cell table:formula="of:=MAX([.$B593])" office:value-type="float"/>
          <table:table-cell table:formula="of:=MAX([.$C593])" office:value-type="float"/>
          <table:table-cell table:formula="of:=MAX([.$D593])" office:value-type="float"/>
          <table:table-cell table:formula="of:=MAX([.$E593])" office:value-type="float"/>
          <table:table-cell table:formula="of:=MAX([.$F593])" office:value-type="float"/>
          <table:table-cell table:formula="of:=MAX([.$G593])" office:value-type="float"/>
          <table:table-cell table:formula="of:=MAX([.$H593])" office:value-type="float"/>
          <table:table-cell table:formula="of:=MAX([.$I593])" office:value-type="float"/>
          <table:table-cell table:formula="of:=MAX([.$J593])" office:value-type="float"/>
          <table:table-cell table:formula="of:=MAX([.$K593])" office:value-type="float"/>
          <table:table-cell table:formula="of:=MAX([.$L593])" office:value-type="float"/>
          <table:table-cell table:formula="of:=MAX([.$M593])" office:value-type="float"/>
          <table:table-cell table:formula="of:=MAX([.$N593])" office:value-type="float"/>
        </table:table-row>
        <table:table-row table:style-name="ro1">
          <table:table-cell office:value-type="string">
            <text:p>c6288/c6288.lp.5.2</text:p>
          </table:table-cell>
          <table:table-cell office:value-type="float" office:value="0.512289"/>
          <table:table-cell office:value-type="float" office:value="0.501"/>
          <table:table-cell office:value-type="float" office:value="0.4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69.0"/>
          <table:table-cell office:value-type="float" office:value="480064.0"/>
          <table:table-cell office:value-type="float" office:value="480064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594])" office:value-type="float"/>
          <table:table-cell table:formula="of:=MIN([.$C594])" office:value-type="float"/>
          <table:table-cell table:formula="of:=MIN([.$D594])" office:value-type="float"/>
          <table:table-cell table:formula="of:=MIN([.$E594])" office:value-type="float"/>
          <table:table-cell table:formula="of:=MIN([.$F594])" office:value-type="float"/>
          <table:table-cell table:formula="of:=MIN([.$G594])" office:value-type="float"/>
          <table:table-cell table:formula="of:=MIN([.$H594])" office:value-type="float"/>
          <table:table-cell table:formula="of:=MIN([.$I594])" office:value-type="float"/>
          <table:table-cell table:formula="of:=MIN([.$J594])" office:value-type="float"/>
          <table:table-cell table:formula="of:=MIN([.$K594])" office:value-type="float"/>
          <table:table-cell table:formula="of:=MIN([.$L594])" office:value-type="float"/>
          <table:table-cell table:formula="of:=MIN([.$M594])" office:value-type="float"/>
          <table:table-cell table:formula="of:=MIN([.$N594])" office:value-type="float"/>
          <table:table-cell table:formula="of:=MEDIAN([.$B594])" office:value-type="float"/>
          <table:table-cell table:formula="of:=MEDIAN([.$C594])" office:value-type="float"/>
          <table:table-cell table:formula="of:=MEDIAN([.$D594])" office:value-type="float"/>
          <table:table-cell table:formula="of:=MEDIAN([.$E594])" office:value-type="float"/>
          <table:table-cell table:formula="of:=MEDIAN([.$F594])" office:value-type="float"/>
          <table:table-cell table:formula="of:=MEDIAN([.$G594])" office:value-type="float"/>
          <table:table-cell table:formula="of:=MEDIAN([.$H594])" office:value-type="float"/>
          <table:table-cell table:formula="of:=MEDIAN([.$I594])" office:value-type="float"/>
          <table:table-cell table:formula="of:=MEDIAN([.$J594])" office:value-type="float"/>
          <table:table-cell table:formula="of:=MEDIAN([.$K594])" office:value-type="float"/>
          <table:table-cell table:formula="of:=MEDIAN([.$L594])" office:value-type="float"/>
          <table:table-cell table:formula="of:=MEDIAN([.$M594])" office:value-type="float"/>
          <table:table-cell table:formula="of:=MEDIAN([.$N594])" office:value-type="float"/>
          <table:table-cell table:formula="of:=MAX([.$B594])" office:value-type="float"/>
          <table:table-cell table:formula="of:=MAX([.$C594])" office:value-type="float"/>
          <table:table-cell table:formula="of:=MAX([.$D594])" office:value-type="float"/>
          <table:table-cell table:formula="of:=MAX([.$E594])" office:value-type="float"/>
          <table:table-cell table:formula="of:=MAX([.$F594])" office:value-type="float"/>
          <table:table-cell table:formula="of:=MAX([.$G594])" office:value-type="float"/>
          <table:table-cell table:formula="of:=MAX([.$H594])" office:value-type="float"/>
          <table:table-cell table:formula="of:=MAX([.$I594])" office:value-type="float"/>
          <table:table-cell table:formula="of:=MAX([.$J594])" office:value-type="float"/>
          <table:table-cell table:formula="of:=MAX([.$K594])" office:value-type="float"/>
          <table:table-cell table:formula="of:=MAX([.$L594])" office:value-type="float"/>
          <table:table-cell table:formula="of:=MAX([.$M594])" office:value-type="float"/>
          <table:table-cell table:formula="of:=MAX([.$N594])" office:value-type="float"/>
        </table:table-row>
        <table:table-row table:style-name="ro1">
          <table:table-cell office:value-type="string">
            <text:p>c6288/c6288.lp.5.3</text:p>
          </table:table-cell>
          <table:table-cell office:value-type="float" office:value="0.474185"/>
          <table:table-cell office:value-type="float" office:value="0.466"/>
          <table:table-cell office:value-type="float" office:value="0.41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696.0"/>
          <table:table-cell office:value-type="float" office:value="186902.0"/>
          <table:table-cell office:value-type="float" office:value="186868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5])" office:value-type="float"/>
          <table:table-cell table:formula="of:=MIN([.$C595])" office:value-type="float"/>
          <table:table-cell table:formula="of:=MIN([.$D595])" office:value-type="float"/>
          <table:table-cell table:formula="of:=MIN([.$E595])" office:value-type="float"/>
          <table:table-cell table:formula="of:=MIN([.$F595])" office:value-type="float"/>
          <table:table-cell table:formula="of:=MIN([.$G595])" office:value-type="float"/>
          <table:table-cell table:formula="of:=MIN([.$H595])" office:value-type="float"/>
          <table:table-cell table:formula="of:=MIN([.$I595])" office:value-type="float"/>
          <table:table-cell table:formula="of:=MIN([.$J595])" office:value-type="float"/>
          <table:table-cell table:formula="of:=MIN([.$K595])" office:value-type="float"/>
          <table:table-cell table:formula="of:=MIN([.$L595])" office:value-type="float"/>
          <table:table-cell table:formula="of:=MIN([.$M595])" office:value-type="float"/>
          <table:table-cell table:formula="of:=MIN([.$N595])" office:value-type="float"/>
          <table:table-cell table:formula="of:=MEDIAN([.$B595])" office:value-type="float"/>
          <table:table-cell table:formula="of:=MEDIAN([.$C595])" office:value-type="float"/>
          <table:table-cell table:formula="of:=MEDIAN([.$D595])" office:value-type="float"/>
          <table:table-cell table:formula="of:=MEDIAN([.$E595])" office:value-type="float"/>
          <table:table-cell table:formula="of:=MEDIAN([.$F595])" office:value-type="float"/>
          <table:table-cell table:formula="of:=MEDIAN([.$G595])" office:value-type="float"/>
          <table:table-cell table:formula="of:=MEDIAN([.$H595])" office:value-type="float"/>
          <table:table-cell table:formula="of:=MEDIAN([.$I595])" office:value-type="float"/>
          <table:table-cell table:formula="of:=MEDIAN([.$J595])" office:value-type="float"/>
          <table:table-cell table:formula="of:=MEDIAN([.$K595])" office:value-type="float"/>
          <table:table-cell table:formula="of:=MEDIAN([.$L595])" office:value-type="float"/>
          <table:table-cell table:formula="of:=MEDIAN([.$M595])" office:value-type="float"/>
          <table:table-cell table:formula="of:=MEDIAN([.$N595])" office:value-type="float"/>
          <table:table-cell table:formula="of:=MAX([.$B595])" office:value-type="float"/>
          <table:table-cell table:formula="of:=MAX([.$C595])" office:value-type="float"/>
          <table:table-cell table:formula="of:=MAX([.$D595])" office:value-type="float"/>
          <table:table-cell table:formula="of:=MAX([.$E595])" office:value-type="float"/>
          <table:table-cell table:formula="of:=MAX([.$F595])" office:value-type="float"/>
          <table:table-cell table:formula="of:=MAX([.$G595])" office:value-type="float"/>
          <table:table-cell table:formula="of:=MAX([.$H595])" office:value-type="float"/>
          <table:table-cell table:formula="of:=MAX([.$I595])" office:value-type="float"/>
          <table:table-cell table:formula="of:=MAX([.$J595])" office:value-type="float"/>
          <table:table-cell table:formula="of:=MAX([.$K595])" office:value-type="float"/>
          <table:table-cell table:formula="of:=MAX([.$L595])" office:value-type="float"/>
          <table:table-cell table:formula="of:=MAX([.$M595])" office:value-type="float"/>
          <table:table-cell table:formula="of:=MAX([.$N595])" office:value-type="float"/>
        </table:table-row>
        <table:table-row table:style-name="ro1">
          <table:table-cell office:value-type="string">
            <text:p>c6288/c6288.lp.5.4</text:p>
          </table:table-cell>
          <table:table-cell office:value-type="float" office:value="0.402541"/>
          <table:table-cell office:value-type="float" office:value="0.395"/>
          <table:table-cell office:value-type="float" office:value="0.3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501.0"/>
          <table:table-cell office:value-type="float" office:value="132500.0"/>
          <table:table-cell office:value-type="float" office:value="132485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6])" office:value-type="float"/>
          <table:table-cell table:formula="of:=MIN([.$C596])" office:value-type="float"/>
          <table:table-cell table:formula="of:=MIN([.$D596])" office:value-type="float"/>
          <table:table-cell table:formula="of:=MIN([.$E596])" office:value-type="float"/>
          <table:table-cell table:formula="of:=MIN([.$F596])" office:value-type="float"/>
          <table:table-cell table:formula="of:=MIN([.$G596])" office:value-type="float"/>
          <table:table-cell table:formula="of:=MIN([.$H596])" office:value-type="float"/>
          <table:table-cell table:formula="of:=MIN([.$I596])" office:value-type="float"/>
          <table:table-cell table:formula="of:=MIN([.$J596])" office:value-type="float"/>
          <table:table-cell table:formula="of:=MIN([.$K596])" office:value-type="float"/>
          <table:table-cell table:formula="of:=MIN([.$L596])" office:value-type="float"/>
          <table:table-cell table:formula="of:=MIN([.$M596])" office:value-type="float"/>
          <table:table-cell table:formula="of:=MIN([.$N596])" office:value-type="float"/>
          <table:table-cell table:formula="of:=MEDIAN([.$B596])" office:value-type="float"/>
          <table:table-cell table:formula="of:=MEDIAN([.$C596])" office:value-type="float"/>
          <table:table-cell table:formula="of:=MEDIAN([.$D596])" office:value-type="float"/>
          <table:table-cell table:formula="of:=MEDIAN([.$E596])" office:value-type="float"/>
          <table:table-cell table:formula="of:=MEDIAN([.$F596])" office:value-type="float"/>
          <table:table-cell table:formula="of:=MEDIAN([.$G596])" office:value-type="float"/>
          <table:table-cell table:formula="of:=MEDIAN([.$H596])" office:value-type="float"/>
          <table:table-cell table:formula="of:=MEDIAN([.$I596])" office:value-type="float"/>
          <table:table-cell table:formula="of:=MEDIAN([.$J596])" office:value-type="float"/>
          <table:table-cell table:formula="of:=MEDIAN([.$K596])" office:value-type="float"/>
          <table:table-cell table:formula="of:=MEDIAN([.$L596])" office:value-type="float"/>
          <table:table-cell table:formula="of:=MEDIAN([.$M596])" office:value-type="float"/>
          <table:table-cell table:formula="of:=MEDIAN([.$N596])" office:value-type="float"/>
          <table:table-cell table:formula="of:=MAX([.$B596])" office:value-type="float"/>
          <table:table-cell table:formula="of:=MAX([.$C596])" office:value-type="float"/>
          <table:table-cell table:formula="of:=MAX([.$D596])" office:value-type="float"/>
          <table:table-cell table:formula="of:=MAX([.$E596])" office:value-type="float"/>
          <table:table-cell table:formula="of:=MAX([.$F596])" office:value-type="float"/>
          <table:table-cell table:formula="of:=MAX([.$G596])" office:value-type="float"/>
          <table:table-cell table:formula="of:=MAX([.$H596])" office:value-type="float"/>
          <table:table-cell table:formula="of:=MAX([.$I596])" office:value-type="float"/>
          <table:table-cell table:formula="of:=MAX([.$J596])" office:value-type="float"/>
          <table:table-cell table:formula="of:=MAX([.$K596])" office:value-type="float"/>
          <table:table-cell table:formula="of:=MAX([.$L596])" office:value-type="float"/>
          <table:table-cell table:formula="of:=MAX([.$M596])" office:value-type="float"/>
          <table:table-cell table:formula="of:=MAX([.$N596])" office:value-type="float"/>
        </table:table-row>
        <table:table-row table:style-name="ro1">
          <table:table-cell office:value-type="string">
            <text:p>c6288/c6288.lp.5.5</text:p>
          </table:table-cell>
          <table:table-cell office:value-type="float" office:value="0.278539"/>
          <table:table-cell office:value-type="float" office:value="0.27"/>
          <table:table-cell office:value-type="float" office:value="0.21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741.0"/>
          <table:table-cell office:value-type="float" office:value="79181.0"/>
          <table:table-cell office:value-type="float" office:value="79161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7])" office:value-type="float"/>
          <table:table-cell table:formula="of:=MIN([.$C597])" office:value-type="float"/>
          <table:table-cell table:formula="of:=MIN([.$D597])" office:value-type="float"/>
          <table:table-cell table:formula="of:=MIN([.$E597])" office:value-type="float"/>
          <table:table-cell table:formula="of:=MIN([.$F597])" office:value-type="float"/>
          <table:table-cell table:formula="of:=MIN([.$G597])" office:value-type="float"/>
          <table:table-cell table:formula="of:=MIN([.$H597])" office:value-type="float"/>
          <table:table-cell table:formula="of:=MIN([.$I597])" office:value-type="float"/>
          <table:table-cell table:formula="of:=MIN([.$J597])" office:value-type="float"/>
          <table:table-cell table:formula="of:=MIN([.$K597])" office:value-type="float"/>
          <table:table-cell table:formula="of:=MIN([.$L597])" office:value-type="float"/>
          <table:table-cell table:formula="of:=MIN([.$M597])" office:value-type="float"/>
          <table:table-cell table:formula="of:=MIN([.$N597])" office:value-type="float"/>
          <table:table-cell table:formula="of:=MEDIAN([.$B597])" office:value-type="float"/>
          <table:table-cell table:formula="of:=MEDIAN([.$C597])" office:value-type="float"/>
          <table:table-cell table:formula="of:=MEDIAN([.$D597])" office:value-type="float"/>
          <table:table-cell table:formula="of:=MEDIAN([.$E597])" office:value-type="float"/>
          <table:table-cell table:formula="of:=MEDIAN([.$F597])" office:value-type="float"/>
          <table:table-cell table:formula="of:=MEDIAN([.$G597])" office:value-type="float"/>
          <table:table-cell table:formula="of:=MEDIAN([.$H597])" office:value-type="float"/>
          <table:table-cell table:formula="of:=MEDIAN([.$I597])" office:value-type="float"/>
          <table:table-cell table:formula="of:=MEDIAN([.$J597])" office:value-type="float"/>
          <table:table-cell table:formula="of:=MEDIAN([.$K597])" office:value-type="float"/>
          <table:table-cell table:formula="of:=MEDIAN([.$L597])" office:value-type="float"/>
          <table:table-cell table:formula="of:=MEDIAN([.$M597])" office:value-type="float"/>
          <table:table-cell table:formula="of:=MEDIAN([.$N597])" office:value-type="float"/>
          <table:table-cell table:formula="of:=MAX([.$B597])" office:value-type="float"/>
          <table:table-cell table:formula="of:=MAX([.$C597])" office:value-type="float"/>
          <table:table-cell table:formula="of:=MAX([.$D597])" office:value-type="float"/>
          <table:table-cell table:formula="of:=MAX([.$E597])" office:value-type="float"/>
          <table:table-cell table:formula="of:=MAX([.$F597])" office:value-type="float"/>
          <table:table-cell table:formula="of:=MAX([.$G597])" office:value-type="float"/>
          <table:table-cell table:formula="of:=MAX([.$H597])" office:value-type="float"/>
          <table:table-cell table:formula="of:=MAX([.$I597])" office:value-type="float"/>
          <table:table-cell table:formula="of:=MAX([.$J597])" office:value-type="float"/>
          <table:table-cell table:formula="of:=MAX([.$K597])" office:value-type="float"/>
          <table:table-cell table:formula="of:=MAX([.$L597])" office:value-type="float"/>
          <table:table-cell table:formula="of:=MAX([.$M597])" office:value-type="float"/>
          <table:table-cell table:formula="of:=MAX([.$N597])" office:value-type="float"/>
        </table:table-row>
        <table:table-row table:style-name="ro1">
          <table:table-cell office:value-type="string">
            <text:p>c6288/c6288.lp.5.6</text:p>
          </table:table-cell>
          <table:table-cell office:value-type="float" office:value="0.502475"/>
          <table:table-cell office:value-type="float" office:value="0.495"/>
          <table:table-cell office:value-type="float" office:value="0.45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660.0"/>
          <table:table-cell office:value-type="float" office:value="184815.0"/>
          <table:table-cell office:value-type="float" office:value="184799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598])" office:value-type="float"/>
          <table:table-cell table:formula="of:=MIN([.$C598])" office:value-type="float"/>
          <table:table-cell table:formula="of:=MIN([.$D598])" office:value-type="float"/>
          <table:table-cell table:formula="of:=MIN([.$E598])" office:value-type="float"/>
          <table:table-cell table:formula="of:=MIN([.$F598])" office:value-type="float"/>
          <table:table-cell table:formula="of:=MIN([.$G598])" office:value-type="float"/>
          <table:table-cell table:formula="of:=MIN([.$H598])" office:value-type="float"/>
          <table:table-cell table:formula="of:=MIN([.$I598])" office:value-type="float"/>
          <table:table-cell table:formula="of:=MIN([.$J598])" office:value-type="float"/>
          <table:table-cell table:formula="of:=MIN([.$K598])" office:value-type="float"/>
          <table:table-cell table:formula="of:=MIN([.$L598])" office:value-type="float"/>
          <table:table-cell table:formula="of:=MIN([.$M598])" office:value-type="float"/>
          <table:table-cell table:formula="of:=MIN([.$N598])" office:value-type="float"/>
          <table:table-cell table:formula="of:=MEDIAN([.$B598])" office:value-type="float"/>
          <table:table-cell table:formula="of:=MEDIAN([.$C598])" office:value-type="float"/>
          <table:table-cell table:formula="of:=MEDIAN([.$D598])" office:value-type="float"/>
          <table:table-cell table:formula="of:=MEDIAN([.$E598])" office:value-type="float"/>
          <table:table-cell table:formula="of:=MEDIAN([.$F598])" office:value-type="float"/>
          <table:table-cell table:formula="of:=MEDIAN([.$G598])" office:value-type="float"/>
          <table:table-cell table:formula="of:=MEDIAN([.$H598])" office:value-type="float"/>
          <table:table-cell table:formula="of:=MEDIAN([.$I598])" office:value-type="float"/>
          <table:table-cell table:formula="of:=MEDIAN([.$J598])" office:value-type="float"/>
          <table:table-cell table:formula="of:=MEDIAN([.$K598])" office:value-type="float"/>
          <table:table-cell table:formula="of:=MEDIAN([.$L598])" office:value-type="float"/>
          <table:table-cell table:formula="of:=MEDIAN([.$M598])" office:value-type="float"/>
          <table:table-cell table:formula="of:=MEDIAN([.$N598])" office:value-type="float"/>
          <table:table-cell table:formula="of:=MAX([.$B598])" office:value-type="float"/>
          <table:table-cell table:formula="of:=MAX([.$C598])" office:value-type="float"/>
          <table:table-cell table:formula="of:=MAX([.$D598])" office:value-type="float"/>
          <table:table-cell table:formula="of:=MAX([.$E598])" office:value-type="float"/>
          <table:table-cell table:formula="of:=MAX([.$F598])" office:value-type="float"/>
          <table:table-cell table:formula="of:=MAX([.$G598])" office:value-type="float"/>
          <table:table-cell table:formula="of:=MAX([.$H598])" office:value-type="float"/>
          <table:table-cell table:formula="of:=MAX([.$I598])" office:value-type="float"/>
          <table:table-cell table:formula="of:=MAX([.$J598])" office:value-type="float"/>
          <table:table-cell table:formula="of:=MAX([.$K598])" office:value-type="float"/>
          <table:table-cell table:formula="of:=MAX([.$L598])" office:value-type="float"/>
          <table:table-cell table:formula="of:=MAX([.$M598])" office:value-type="float"/>
          <table:table-cell table:formula="of:=MAX([.$N598])" office:value-type="float"/>
        </table:table-row>
        <table:table-row table:style-name="ro1">
          <table:table-cell office:value-type="string">
            <text:p>c6288/c6288.lp.5.7</text:p>
          </table:table-cell>
          <table:table-cell office:value-type="float" office:value="0.623084"/>
          <table:table-cell office:value-type="float" office:value="0.615"/>
          <table:table-cell office:value-type="float" office:value="0.57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3152.0"/>
          <table:table-cell office:value-type="float" office:value="129437.0"/>
          <table:table-cell office:value-type="float" office:value="129430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599])" office:value-type="float"/>
          <table:table-cell table:formula="of:=MIN([.$C599])" office:value-type="float"/>
          <table:table-cell table:formula="of:=MIN([.$D599])" office:value-type="float"/>
          <table:table-cell table:formula="of:=MIN([.$E599])" office:value-type="float"/>
          <table:table-cell table:formula="of:=MIN([.$F599])" office:value-type="float"/>
          <table:table-cell table:formula="of:=MIN([.$G599])" office:value-type="float"/>
          <table:table-cell table:formula="of:=MIN([.$H599])" office:value-type="float"/>
          <table:table-cell table:formula="of:=MIN([.$I599])" office:value-type="float"/>
          <table:table-cell table:formula="of:=MIN([.$J599])" office:value-type="float"/>
          <table:table-cell table:formula="of:=MIN([.$K599])" office:value-type="float"/>
          <table:table-cell table:formula="of:=MIN([.$L599])" office:value-type="float"/>
          <table:table-cell table:formula="of:=MIN([.$M599])" office:value-type="float"/>
          <table:table-cell table:formula="of:=MIN([.$N599])" office:value-type="float"/>
          <table:table-cell table:formula="of:=MEDIAN([.$B599])" office:value-type="float"/>
          <table:table-cell table:formula="of:=MEDIAN([.$C599])" office:value-type="float"/>
          <table:table-cell table:formula="of:=MEDIAN([.$D599])" office:value-type="float"/>
          <table:table-cell table:formula="of:=MEDIAN([.$E599])" office:value-type="float"/>
          <table:table-cell table:formula="of:=MEDIAN([.$F599])" office:value-type="float"/>
          <table:table-cell table:formula="of:=MEDIAN([.$G599])" office:value-type="float"/>
          <table:table-cell table:formula="of:=MEDIAN([.$H599])" office:value-type="float"/>
          <table:table-cell table:formula="of:=MEDIAN([.$I599])" office:value-type="float"/>
          <table:table-cell table:formula="of:=MEDIAN([.$J599])" office:value-type="float"/>
          <table:table-cell table:formula="of:=MEDIAN([.$K599])" office:value-type="float"/>
          <table:table-cell table:formula="of:=MEDIAN([.$L599])" office:value-type="float"/>
          <table:table-cell table:formula="of:=MEDIAN([.$M599])" office:value-type="float"/>
          <table:table-cell table:formula="of:=MEDIAN([.$N599])" office:value-type="float"/>
          <table:table-cell table:formula="of:=MAX([.$B599])" office:value-type="float"/>
          <table:table-cell table:formula="of:=MAX([.$C599])" office:value-type="float"/>
          <table:table-cell table:formula="of:=MAX([.$D599])" office:value-type="float"/>
          <table:table-cell table:formula="of:=MAX([.$E599])" office:value-type="float"/>
          <table:table-cell table:formula="of:=MAX([.$F599])" office:value-type="float"/>
          <table:table-cell table:formula="of:=MAX([.$G599])" office:value-type="float"/>
          <table:table-cell table:formula="of:=MAX([.$H599])" office:value-type="float"/>
          <table:table-cell table:formula="of:=MAX([.$I599])" office:value-type="float"/>
          <table:table-cell table:formula="of:=MAX([.$J599])" office:value-type="float"/>
          <table:table-cell table:formula="of:=MAX([.$K599])" office:value-type="float"/>
          <table:table-cell table:formula="of:=MAX([.$L599])" office:value-type="float"/>
          <table:table-cell table:formula="of:=MAX([.$M599])" office:value-type="float"/>
          <table:table-cell table:formula="of:=MAX([.$N599])" office:value-type="float"/>
        </table:table-row>
        <table:table-row table:style-name="ro1">
          <table:table-cell office:value-type="string">
            <text:p>c6288/c6288.lp.5.8</text:p>
          </table:table-cell>
          <table:table-cell office:value-type="float" office:value="0.911558"/>
          <table:table-cell office:value-type="float" office:value="0.895"/>
          <table:table-cell office:value-type="float" office:value="0.85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3739.0"/>
          <table:table-cell office:value-type="float" office:value="160859.0"/>
          <table:table-cell office:value-type="float" office:value="160859.0"/>
          <table:table-cell office:value-type="float" office:value="11500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00])" office:value-type="float"/>
          <table:table-cell table:formula="of:=MIN([.$C600])" office:value-type="float"/>
          <table:table-cell table:formula="of:=MIN([.$D600])" office:value-type="float"/>
          <table:table-cell table:formula="of:=MIN([.$E600])" office:value-type="float"/>
          <table:table-cell table:formula="of:=MIN([.$F600])" office:value-type="float"/>
          <table:table-cell table:formula="of:=MIN([.$G600])" office:value-type="float"/>
          <table:table-cell table:formula="of:=MIN([.$H600])" office:value-type="float"/>
          <table:table-cell table:formula="of:=MIN([.$I600])" office:value-type="float"/>
          <table:table-cell table:formula="of:=MIN([.$J600])" office:value-type="float"/>
          <table:table-cell table:formula="of:=MIN([.$K600])" office:value-type="float"/>
          <table:table-cell table:formula="of:=MIN([.$L600])" office:value-type="float"/>
          <table:table-cell table:formula="of:=MIN([.$M600])" office:value-type="float"/>
          <table:table-cell table:formula="of:=MIN([.$N600])" office:value-type="float"/>
          <table:table-cell table:formula="of:=MEDIAN([.$B600])" office:value-type="float"/>
          <table:table-cell table:formula="of:=MEDIAN([.$C600])" office:value-type="float"/>
          <table:table-cell table:formula="of:=MEDIAN([.$D600])" office:value-type="float"/>
          <table:table-cell table:formula="of:=MEDIAN([.$E600])" office:value-type="float"/>
          <table:table-cell table:formula="of:=MEDIAN([.$F600])" office:value-type="float"/>
          <table:table-cell table:formula="of:=MEDIAN([.$G600])" office:value-type="float"/>
          <table:table-cell table:formula="of:=MEDIAN([.$H600])" office:value-type="float"/>
          <table:table-cell table:formula="of:=MEDIAN([.$I600])" office:value-type="float"/>
          <table:table-cell table:formula="of:=MEDIAN([.$J600])" office:value-type="float"/>
          <table:table-cell table:formula="of:=MEDIAN([.$K600])" office:value-type="float"/>
          <table:table-cell table:formula="of:=MEDIAN([.$L600])" office:value-type="float"/>
          <table:table-cell table:formula="of:=MEDIAN([.$M600])" office:value-type="float"/>
          <table:table-cell table:formula="of:=MEDIAN([.$N600])" office:value-type="float"/>
          <table:table-cell table:formula="of:=MAX([.$B600])" office:value-type="float"/>
          <table:table-cell table:formula="of:=MAX([.$C600])" office:value-type="float"/>
          <table:table-cell table:formula="of:=MAX([.$D600])" office:value-type="float"/>
          <table:table-cell table:formula="of:=MAX([.$E600])" office:value-type="float"/>
          <table:table-cell table:formula="of:=MAX([.$F600])" office:value-type="float"/>
          <table:table-cell table:formula="of:=MAX([.$G600])" office:value-type="float"/>
          <table:table-cell table:formula="of:=MAX([.$H600])" office:value-type="float"/>
          <table:table-cell table:formula="of:=MAX([.$I600])" office:value-type="float"/>
          <table:table-cell table:formula="of:=MAX([.$J600])" office:value-type="float"/>
          <table:table-cell table:formula="of:=MAX([.$K600])" office:value-type="float"/>
          <table:table-cell table:formula="of:=MAX([.$L600])" office:value-type="float"/>
          <table:table-cell table:formula="of:=MAX([.$M600])" office:value-type="float"/>
          <table:table-cell table:formula="of:=MAX([.$N600])" office:value-type="float"/>
        </table:table-row>
        <table:table-row table:style-name="ro1">
          <table:table-cell office:value-type="string">
            <text:p>c6288/c6288.lp.6.1</text:p>
          </table:table-cell>
          <table:table-cell office:value-type="float" office:value="0.416292"/>
          <table:table-cell office:value-type="float" office:value="0.407"/>
          <table:table-cell office:value-type="float" office:value="0.35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2345.0"/>
          <table:table-cell office:value-type="float" office:value="196658.0"/>
          <table:table-cell office:value-type="float" office:value="196650.0"/>
          <table:table-cell office:value-type="float" office:value="11500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601])" office:value-type="float"/>
          <table:table-cell table:formula="of:=MIN([.$C601])" office:value-type="float"/>
          <table:table-cell table:formula="of:=MIN([.$D601])" office:value-type="float"/>
          <table:table-cell table:formula="of:=MIN([.$E601])" office:value-type="float"/>
          <table:table-cell table:formula="of:=MIN([.$F601])" office:value-type="float"/>
          <table:table-cell table:formula="of:=MIN([.$G601])" office:value-type="float"/>
          <table:table-cell table:formula="of:=MIN([.$H601])" office:value-type="float"/>
          <table:table-cell table:formula="of:=MIN([.$I601])" office:value-type="float"/>
          <table:table-cell table:formula="of:=MIN([.$J601])" office:value-type="float"/>
          <table:table-cell table:formula="of:=MIN([.$K601])" office:value-type="float"/>
          <table:table-cell table:formula="of:=MIN([.$L601])" office:value-type="float"/>
          <table:table-cell table:formula="of:=MIN([.$M601])" office:value-type="float"/>
          <table:table-cell table:formula="of:=MIN([.$N601])" office:value-type="float"/>
          <table:table-cell table:formula="of:=MEDIAN([.$B601])" office:value-type="float"/>
          <table:table-cell table:formula="of:=MEDIAN([.$C601])" office:value-type="float"/>
          <table:table-cell table:formula="of:=MEDIAN([.$D601])" office:value-type="float"/>
          <table:table-cell table:formula="of:=MEDIAN([.$E601])" office:value-type="float"/>
          <table:table-cell table:formula="of:=MEDIAN([.$F601])" office:value-type="float"/>
          <table:table-cell table:formula="of:=MEDIAN([.$G601])" office:value-type="float"/>
          <table:table-cell table:formula="of:=MEDIAN([.$H601])" office:value-type="float"/>
          <table:table-cell table:formula="of:=MEDIAN([.$I601])" office:value-type="float"/>
          <table:table-cell table:formula="of:=MEDIAN([.$J601])" office:value-type="float"/>
          <table:table-cell table:formula="of:=MEDIAN([.$K601])" office:value-type="float"/>
          <table:table-cell table:formula="of:=MEDIAN([.$L601])" office:value-type="float"/>
          <table:table-cell table:formula="of:=MEDIAN([.$M601])" office:value-type="float"/>
          <table:table-cell table:formula="of:=MEDIAN([.$N601])" office:value-type="float"/>
          <table:table-cell table:formula="of:=MAX([.$B601])" office:value-type="float"/>
          <table:table-cell table:formula="of:=MAX([.$C601])" office:value-type="float"/>
          <table:table-cell table:formula="of:=MAX([.$D601])" office:value-type="float"/>
          <table:table-cell table:formula="of:=MAX([.$E601])" office:value-type="float"/>
          <table:table-cell table:formula="of:=MAX([.$F601])" office:value-type="float"/>
          <table:table-cell table:formula="of:=MAX([.$G601])" office:value-type="float"/>
          <table:table-cell table:formula="of:=MAX([.$H601])" office:value-type="float"/>
          <table:table-cell table:formula="of:=MAX([.$I601])" office:value-type="float"/>
          <table:table-cell table:formula="of:=MAX([.$J601])" office:value-type="float"/>
          <table:table-cell table:formula="of:=MAX([.$K601])" office:value-type="float"/>
          <table:table-cell table:formula="of:=MAX([.$L601])" office:value-type="float"/>
          <table:table-cell table:formula="of:=MAX([.$M601])" office:value-type="float"/>
          <table:table-cell table:formula="of:=MAX([.$N601])" office:value-type="float"/>
        </table:table-row>
        <table:table-row table:style-name="ro1">
          <table:table-cell office:value-type="string">
            <text:p>c6288/c6288.lp.6.2</text:p>
          </table:table-cell>
          <table:table-cell office:value-type="float" office:value="1.21371"/>
          <table:table-cell office:value-type="float" office:value="1.205"/>
          <table:table-cell office:value-type="float" office:value="1.16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6307.0"/>
          <table:table-cell office:value-type="float" office:value="254909.0"/>
          <table:table-cell office:value-type="float" office:value="254906.0"/>
          <table:table-cell office:value-type="float" office:value="11498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602])" office:value-type="float"/>
          <table:table-cell table:formula="of:=MIN([.$C602])" office:value-type="float"/>
          <table:table-cell table:formula="of:=MIN([.$D602])" office:value-type="float"/>
          <table:table-cell table:formula="of:=MIN([.$E602])" office:value-type="float"/>
          <table:table-cell table:formula="of:=MIN([.$F602])" office:value-type="float"/>
          <table:table-cell table:formula="of:=MIN([.$G602])" office:value-type="float"/>
          <table:table-cell table:formula="of:=MIN([.$H602])" office:value-type="float"/>
          <table:table-cell table:formula="of:=MIN([.$I602])" office:value-type="float"/>
          <table:table-cell table:formula="of:=MIN([.$J602])" office:value-type="float"/>
          <table:table-cell table:formula="of:=MIN([.$K602])" office:value-type="float"/>
          <table:table-cell table:formula="of:=MIN([.$L602])" office:value-type="float"/>
          <table:table-cell table:formula="of:=MIN([.$M602])" office:value-type="float"/>
          <table:table-cell table:formula="of:=MIN([.$N602])" office:value-type="float"/>
          <table:table-cell table:formula="of:=MEDIAN([.$B602])" office:value-type="float"/>
          <table:table-cell table:formula="of:=MEDIAN([.$C602])" office:value-type="float"/>
          <table:table-cell table:formula="of:=MEDIAN([.$D602])" office:value-type="float"/>
          <table:table-cell table:formula="of:=MEDIAN([.$E602])" office:value-type="float"/>
          <table:table-cell table:formula="of:=MEDIAN([.$F602])" office:value-type="float"/>
          <table:table-cell table:formula="of:=MEDIAN([.$G602])" office:value-type="float"/>
          <table:table-cell table:formula="of:=MEDIAN([.$H602])" office:value-type="float"/>
          <table:table-cell table:formula="of:=MEDIAN([.$I602])" office:value-type="float"/>
          <table:table-cell table:formula="of:=MEDIAN([.$J602])" office:value-type="float"/>
          <table:table-cell table:formula="of:=MEDIAN([.$K602])" office:value-type="float"/>
          <table:table-cell table:formula="of:=MEDIAN([.$L602])" office:value-type="float"/>
          <table:table-cell table:formula="of:=MEDIAN([.$M602])" office:value-type="float"/>
          <table:table-cell table:formula="of:=MEDIAN([.$N602])" office:value-type="float"/>
          <table:table-cell table:formula="of:=MAX([.$B602])" office:value-type="float"/>
          <table:table-cell table:formula="of:=MAX([.$C602])" office:value-type="float"/>
          <table:table-cell table:formula="of:=MAX([.$D602])" office:value-type="float"/>
          <table:table-cell table:formula="of:=MAX([.$E602])" office:value-type="float"/>
          <table:table-cell table:formula="of:=MAX([.$F602])" office:value-type="float"/>
          <table:table-cell table:formula="of:=MAX([.$G602])" office:value-type="float"/>
          <table:table-cell table:formula="of:=MAX([.$H602])" office:value-type="float"/>
          <table:table-cell table:formula="of:=MAX([.$I602])" office:value-type="float"/>
          <table:table-cell table:formula="of:=MAX([.$J602])" office:value-type="float"/>
          <table:table-cell table:formula="of:=MAX([.$K602])" office:value-type="float"/>
          <table:table-cell table:formula="of:=MAX([.$L602])" office:value-type="float"/>
          <table:table-cell table:formula="of:=MAX([.$M602])" office:value-type="float"/>
          <table:table-cell table:formula="of:=MAX([.$N602])" office:value-type="float"/>
        </table:table-row>
        <table:table-row table:style-name="ro1">
          <table:table-cell office:value-type="string">
            <text:p>c6288/c6288.lp.6.3</text:p>
          </table:table-cell>
          <table:table-cell office:value-type="float" office:value="1.08676"/>
          <table:table-cell office:value-type="float" office:value="1.078"/>
          <table:table-cell office:value-type="float" office:value="1.03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4680.0"/>
          <table:table-cell office:value-type="float" office:value="153560.0"/>
          <table:table-cell office:value-type="float" office:value="153552.0"/>
          <table:table-cell office:value-type="float" office:value="11496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3])" office:value-type="float"/>
          <table:table-cell table:formula="of:=MIN([.$C603])" office:value-type="float"/>
          <table:table-cell table:formula="of:=MIN([.$D603])" office:value-type="float"/>
          <table:table-cell table:formula="of:=MIN([.$E603])" office:value-type="float"/>
          <table:table-cell table:formula="of:=MIN([.$F603])" office:value-type="float"/>
          <table:table-cell table:formula="of:=MIN([.$G603])" office:value-type="float"/>
          <table:table-cell table:formula="of:=MIN([.$H603])" office:value-type="float"/>
          <table:table-cell table:formula="of:=MIN([.$I603])" office:value-type="float"/>
          <table:table-cell table:formula="of:=MIN([.$J603])" office:value-type="float"/>
          <table:table-cell table:formula="of:=MIN([.$K603])" office:value-type="float"/>
          <table:table-cell table:formula="of:=MIN([.$L603])" office:value-type="float"/>
          <table:table-cell table:formula="of:=MIN([.$M603])" office:value-type="float"/>
          <table:table-cell table:formula="of:=MIN([.$N603])" office:value-type="float"/>
          <table:table-cell table:formula="of:=MEDIAN([.$B603])" office:value-type="float"/>
          <table:table-cell table:formula="of:=MEDIAN([.$C603])" office:value-type="float"/>
          <table:table-cell table:formula="of:=MEDIAN([.$D603])" office:value-type="float"/>
          <table:table-cell table:formula="of:=MEDIAN([.$E603])" office:value-type="float"/>
          <table:table-cell table:formula="of:=MEDIAN([.$F603])" office:value-type="float"/>
          <table:table-cell table:formula="of:=MEDIAN([.$G603])" office:value-type="float"/>
          <table:table-cell table:formula="of:=MEDIAN([.$H603])" office:value-type="float"/>
          <table:table-cell table:formula="of:=MEDIAN([.$I603])" office:value-type="float"/>
          <table:table-cell table:formula="of:=MEDIAN([.$J603])" office:value-type="float"/>
          <table:table-cell table:formula="of:=MEDIAN([.$K603])" office:value-type="float"/>
          <table:table-cell table:formula="of:=MEDIAN([.$L603])" office:value-type="float"/>
          <table:table-cell table:formula="of:=MEDIAN([.$M603])" office:value-type="float"/>
          <table:table-cell table:formula="of:=MEDIAN([.$N603])" office:value-type="float"/>
          <table:table-cell table:formula="of:=MAX([.$B603])" office:value-type="float"/>
          <table:table-cell table:formula="of:=MAX([.$C603])" office:value-type="float"/>
          <table:table-cell table:formula="of:=MAX([.$D603])" office:value-type="float"/>
          <table:table-cell table:formula="of:=MAX([.$E603])" office:value-type="float"/>
          <table:table-cell table:formula="of:=MAX([.$F603])" office:value-type="float"/>
          <table:table-cell table:formula="of:=MAX([.$G603])" office:value-type="float"/>
          <table:table-cell table:formula="of:=MAX([.$H603])" office:value-type="float"/>
          <table:table-cell table:formula="of:=MAX([.$I603])" office:value-type="float"/>
          <table:table-cell table:formula="of:=MAX([.$J603])" office:value-type="float"/>
          <table:table-cell table:formula="of:=MAX([.$K603])" office:value-type="float"/>
          <table:table-cell table:formula="of:=MAX([.$L603])" office:value-type="float"/>
          <table:table-cell table:formula="of:=MAX([.$M603])" office:value-type="float"/>
          <table:table-cell table:formula="of:=MAX([.$N603])" office:value-type="float"/>
        </table:table-row>
        <table:table-row table:style-name="ro1">
          <table:table-cell office:value-type="string">
            <text:p>c6288/c6288.lp.6.4</text:p>
          </table:table-cell>
          <table:table-cell office:value-type="float" office:value="0.441709"/>
          <table:table-cell office:value-type="float" office:value="0.433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2065.0"/>
          <table:table-cell office:value-type="float" office:value="142144.0"/>
          <table:table-cell office:value-type="float" office:value="142136.0"/>
          <table:table-cell office:value-type="float" office:value="11494.0"/>
          <table:table-cell office:value-type="float" office:value="6662.0"/>
          <table:table-cell office:value-type="float" office:value="0.0"/>
          <table:table-cell office:value-type="float" office:value="0.0"/>
          <table:table-cell table:formula="of:=MIN([.$B604])" office:value-type="float"/>
          <table:table-cell table:formula="of:=MIN([.$C604])" office:value-type="float"/>
          <table:table-cell table:formula="of:=MIN([.$D604])" office:value-type="float"/>
          <table:table-cell table:formula="of:=MIN([.$E604])" office:value-type="float"/>
          <table:table-cell table:formula="of:=MIN([.$F604])" office:value-type="float"/>
          <table:table-cell table:formula="of:=MIN([.$G604])" office:value-type="float"/>
          <table:table-cell table:formula="of:=MIN([.$H604])" office:value-type="float"/>
          <table:table-cell table:formula="of:=MIN([.$I604])" office:value-type="float"/>
          <table:table-cell table:formula="of:=MIN([.$J604])" office:value-type="float"/>
          <table:table-cell table:formula="of:=MIN([.$K604])" office:value-type="float"/>
          <table:table-cell table:formula="of:=MIN([.$L604])" office:value-type="float"/>
          <table:table-cell table:formula="of:=MIN([.$M604])" office:value-type="float"/>
          <table:table-cell table:formula="of:=MIN([.$N604])" office:value-type="float"/>
          <table:table-cell table:formula="of:=MEDIAN([.$B604])" office:value-type="float"/>
          <table:table-cell table:formula="of:=MEDIAN([.$C604])" office:value-type="float"/>
          <table:table-cell table:formula="of:=MEDIAN([.$D604])" office:value-type="float"/>
          <table:table-cell table:formula="of:=MEDIAN([.$E604])" office:value-type="float"/>
          <table:table-cell table:formula="of:=MEDIAN([.$F604])" office:value-type="float"/>
          <table:table-cell table:formula="of:=MEDIAN([.$G604])" office:value-type="float"/>
          <table:table-cell table:formula="of:=MEDIAN([.$H604])" office:value-type="float"/>
          <table:table-cell table:formula="of:=MEDIAN([.$I604])" office:value-type="float"/>
          <table:table-cell table:formula="of:=MEDIAN([.$J604])" office:value-type="float"/>
          <table:table-cell table:formula="of:=MEDIAN([.$K604])" office:value-type="float"/>
          <table:table-cell table:formula="of:=MEDIAN([.$L604])" office:value-type="float"/>
          <table:table-cell table:formula="of:=MEDIAN([.$M604])" office:value-type="float"/>
          <table:table-cell table:formula="of:=MEDIAN([.$N604])" office:value-type="float"/>
          <table:table-cell table:formula="of:=MAX([.$B604])" office:value-type="float"/>
          <table:table-cell table:formula="of:=MAX([.$C604])" office:value-type="float"/>
          <table:table-cell table:formula="of:=MAX([.$D604])" office:value-type="float"/>
          <table:table-cell table:formula="of:=MAX([.$E604])" office:value-type="float"/>
          <table:table-cell table:formula="of:=MAX([.$F604])" office:value-type="float"/>
          <table:table-cell table:formula="of:=MAX([.$G604])" office:value-type="float"/>
          <table:table-cell table:formula="of:=MAX([.$H604])" office:value-type="float"/>
          <table:table-cell table:formula="of:=MAX([.$I604])" office:value-type="float"/>
          <table:table-cell table:formula="of:=MAX([.$J604])" office:value-type="float"/>
          <table:table-cell table:formula="of:=MAX([.$K604])" office:value-type="float"/>
          <table:table-cell table:formula="of:=MAX([.$L604])" office:value-type="float"/>
          <table:table-cell table:formula="of:=MAX([.$M604])" office:value-type="float"/>
          <table:table-cell table:formula="of:=MAX([.$N604])" office:value-type="float"/>
        </table:table-row>
        <table:table-row table:style-name="ro1">
          <table:table-cell office:value-type="string">
            <text:p>c6288/c6288.lp.6.5</text:p>
          </table:table-cell>
          <table:table-cell office:value-type="float" office:value="0.290443"/>
          <table:table-cell office:value-type="float" office:value="0.283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391.0"/>
          <table:table-cell office:value-type="float" office:value="141417.0"/>
          <table:table-cell office:value-type="float" office:value="141411.0"/>
          <table:table-cell office:value-type="float" office:value="11496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5])" office:value-type="float"/>
          <table:table-cell table:formula="of:=MIN([.$C605])" office:value-type="float"/>
          <table:table-cell table:formula="of:=MIN([.$D605])" office:value-type="float"/>
          <table:table-cell table:formula="of:=MIN([.$E605])" office:value-type="float"/>
          <table:table-cell table:formula="of:=MIN([.$F605])" office:value-type="float"/>
          <table:table-cell table:formula="of:=MIN([.$G605])" office:value-type="float"/>
          <table:table-cell table:formula="of:=MIN([.$H605])" office:value-type="float"/>
          <table:table-cell table:formula="of:=MIN([.$I605])" office:value-type="float"/>
          <table:table-cell table:formula="of:=MIN([.$J605])" office:value-type="float"/>
          <table:table-cell table:formula="of:=MIN([.$K605])" office:value-type="float"/>
          <table:table-cell table:formula="of:=MIN([.$L605])" office:value-type="float"/>
          <table:table-cell table:formula="of:=MIN([.$M605])" office:value-type="float"/>
          <table:table-cell table:formula="of:=MIN([.$N605])" office:value-type="float"/>
          <table:table-cell table:formula="of:=MEDIAN([.$B605])" office:value-type="float"/>
          <table:table-cell table:formula="of:=MEDIAN([.$C605])" office:value-type="float"/>
          <table:table-cell table:formula="of:=MEDIAN([.$D605])" office:value-type="float"/>
          <table:table-cell table:formula="of:=MEDIAN([.$E605])" office:value-type="float"/>
          <table:table-cell table:formula="of:=MEDIAN([.$F605])" office:value-type="float"/>
          <table:table-cell table:formula="of:=MEDIAN([.$G605])" office:value-type="float"/>
          <table:table-cell table:formula="of:=MEDIAN([.$H605])" office:value-type="float"/>
          <table:table-cell table:formula="of:=MEDIAN([.$I605])" office:value-type="float"/>
          <table:table-cell table:formula="of:=MEDIAN([.$J605])" office:value-type="float"/>
          <table:table-cell table:formula="of:=MEDIAN([.$K605])" office:value-type="float"/>
          <table:table-cell table:formula="of:=MEDIAN([.$L605])" office:value-type="float"/>
          <table:table-cell table:formula="of:=MEDIAN([.$M605])" office:value-type="float"/>
          <table:table-cell table:formula="of:=MEDIAN([.$N605])" office:value-type="float"/>
          <table:table-cell table:formula="of:=MAX([.$B605])" office:value-type="float"/>
          <table:table-cell table:formula="of:=MAX([.$C605])" office:value-type="float"/>
          <table:table-cell table:formula="of:=MAX([.$D605])" office:value-type="float"/>
          <table:table-cell table:formula="of:=MAX([.$E605])" office:value-type="float"/>
          <table:table-cell table:formula="of:=MAX([.$F605])" office:value-type="float"/>
          <table:table-cell table:formula="of:=MAX([.$G605])" office:value-type="float"/>
          <table:table-cell table:formula="of:=MAX([.$H605])" office:value-type="float"/>
          <table:table-cell table:formula="of:=MAX([.$I605])" office:value-type="float"/>
          <table:table-cell table:formula="of:=MAX([.$J605])" office:value-type="float"/>
          <table:table-cell table:formula="of:=MAX([.$K605])" office:value-type="float"/>
          <table:table-cell table:formula="of:=MAX([.$L605])" office:value-type="float"/>
          <table:table-cell table:formula="of:=MAX([.$M605])" office:value-type="float"/>
          <table:table-cell table:formula="of:=MAX([.$N605])" office:value-type="float"/>
        </table:table-row>
        <table:table-row table:style-name="ro1">
          <table:table-cell office:value-type="string">
            <text:p>c6288/c6288.lp.6.6</text:p>
          </table:table-cell>
          <table:table-cell office:value-type="float" office:value="0.418092"/>
          <table:table-cell office:value-type="float" office:value="0.411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2315.0"/>
          <table:table-cell office:value-type="float" office:value="136219.0"/>
          <table:table-cell office:value-type="float" office:value="136194.0"/>
          <table:table-cell office:value-type="float" office:value="11494.0"/>
          <table:table-cell office:value-type="float" office:value="6661.0"/>
          <table:table-cell office:value-type="float" office:value="0.0"/>
          <table:table-cell office:value-type="float" office:value="0.0"/>
          <table:table-cell table:formula="of:=MIN([.$B606])" office:value-type="float"/>
          <table:table-cell table:formula="of:=MIN([.$C606])" office:value-type="float"/>
          <table:table-cell table:formula="of:=MIN([.$D606])" office:value-type="float"/>
          <table:table-cell table:formula="of:=MIN([.$E606])" office:value-type="float"/>
          <table:table-cell table:formula="of:=MIN([.$F606])" office:value-type="float"/>
          <table:table-cell table:formula="of:=MIN([.$G606])" office:value-type="float"/>
          <table:table-cell table:formula="of:=MIN([.$H606])" office:value-type="float"/>
          <table:table-cell table:formula="of:=MIN([.$I606])" office:value-type="float"/>
          <table:table-cell table:formula="of:=MIN([.$J606])" office:value-type="float"/>
          <table:table-cell table:formula="of:=MIN([.$K606])" office:value-type="float"/>
          <table:table-cell table:formula="of:=MIN([.$L606])" office:value-type="float"/>
          <table:table-cell table:formula="of:=MIN([.$M606])" office:value-type="float"/>
          <table:table-cell table:formula="of:=MIN([.$N606])" office:value-type="float"/>
          <table:table-cell table:formula="of:=MEDIAN([.$B606])" office:value-type="float"/>
          <table:table-cell table:formula="of:=MEDIAN([.$C606])" office:value-type="float"/>
          <table:table-cell table:formula="of:=MEDIAN([.$D606])" office:value-type="float"/>
          <table:table-cell table:formula="of:=MEDIAN([.$E606])" office:value-type="float"/>
          <table:table-cell table:formula="of:=MEDIAN([.$F606])" office:value-type="float"/>
          <table:table-cell table:formula="of:=MEDIAN([.$G606])" office:value-type="float"/>
          <table:table-cell table:formula="of:=MEDIAN([.$H606])" office:value-type="float"/>
          <table:table-cell table:formula="of:=MEDIAN([.$I606])" office:value-type="float"/>
          <table:table-cell table:formula="of:=MEDIAN([.$J606])" office:value-type="float"/>
          <table:table-cell table:formula="of:=MEDIAN([.$K606])" office:value-type="float"/>
          <table:table-cell table:formula="of:=MEDIAN([.$L606])" office:value-type="float"/>
          <table:table-cell table:formula="of:=MEDIAN([.$M606])" office:value-type="float"/>
          <table:table-cell table:formula="of:=MEDIAN([.$N606])" office:value-type="float"/>
          <table:table-cell table:formula="of:=MAX([.$B606])" office:value-type="float"/>
          <table:table-cell table:formula="of:=MAX([.$C606])" office:value-type="float"/>
          <table:table-cell table:formula="of:=MAX([.$D606])" office:value-type="float"/>
          <table:table-cell table:formula="of:=MAX([.$E606])" office:value-type="float"/>
          <table:table-cell table:formula="of:=MAX([.$F606])" office:value-type="float"/>
          <table:table-cell table:formula="of:=MAX([.$G606])" office:value-type="float"/>
          <table:table-cell table:formula="of:=MAX([.$H606])" office:value-type="float"/>
          <table:table-cell table:formula="of:=MAX([.$I606])" office:value-type="float"/>
          <table:table-cell table:formula="of:=MAX([.$J606])" office:value-type="float"/>
          <table:table-cell table:formula="of:=MAX([.$K606])" office:value-type="float"/>
          <table:table-cell table:formula="of:=MAX([.$L606])" office:value-type="float"/>
          <table:table-cell table:formula="of:=MAX([.$M606])" office:value-type="float"/>
          <table:table-cell table:formula="of:=MAX([.$N606])" office:value-type="float"/>
        </table:table-row>
        <table:table-row table:style-name="ro1">
          <table:table-cell office:value-type="string">
            <text:p>c6288/c6288.lp.6.7</text:p>
          </table:table-cell>
          <table:table-cell office:value-type="float" office:value="0.848164"/>
          <table:table-cell office:value-type="float" office:value="0.838"/>
          <table:table-cell office:value-type="float" office:value="0.79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3970.0"/>
          <table:table-cell office:value-type="float" office:value="168010.0"/>
          <table:table-cell office:value-type="float" office:value="167959.0"/>
          <table:table-cell office:value-type="float" office:value="11496.0"/>
          <table:table-cell office:value-type="float" office:value="6660.0"/>
          <table:table-cell office:value-type="float" office:value="0.0"/>
          <table:table-cell office:value-type="float" office:value="0.0"/>
          <table:table-cell table:formula="of:=MIN([.$B607])" office:value-type="float"/>
          <table:table-cell table:formula="of:=MIN([.$C607])" office:value-type="float"/>
          <table:table-cell table:formula="of:=MIN([.$D607])" office:value-type="float"/>
          <table:table-cell table:formula="of:=MIN([.$E607])" office:value-type="float"/>
          <table:table-cell table:formula="of:=MIN([.$F607])" office:value-type="float"/>
          <table:table-cell table:formula="of:=MIN([.$G607])" office:value-type="float"/>
          <table:table-cell table:formula="of:=MIN([.$H607])" office:value-type="float"/>
          <table:table-cell table:formula="of:=MIN([.$I607])" office:value-type="float"/>
          <table:table-cell table:formula="of:=MIN([.$J607])" office:value-type="float"/>
          <table:table-cell table:formula="of:=MIN([.$K607])" office:value-type="float"/>
          <table:table-cell table:formula="of:=MIN([.$L607])" office:value-type="float"/>
          <table:table-cell table:formula="of:=MIN([.$M607])" office:value-type="float"/>
          <table:table-cell table:formula="of:=MIN([.$N607])" office:value-type="float"/>
          <table:table-cell table:formula="of:=MEDIAN([.$B607])" office:value-type="float"/>
          <table:table-cell table:formula="of:=MEDIAN([.$C607])" office:value-type="float"/>
          <table:table-cell table:formula="of:=MEDIAN([.$D607])" office:value-type="float"/>
          <table:table-cell table:formula="of:=MEDIAN([.$E607])" office:value-type="float"/>
          <table:table-cell table:formula="of:=MEDIAN([.$F607])" office:value-type="float"/>
          <table:table-cell table:formula="of:=MEDIAN([.$G607])" office:value-type="float"/>
          <table:table-cell table:formula="of:=MEDIAN([.$H607])" office:value-type="float"/>
          <table:table-cell table:formula="of:=MEDIAN([.$I607])" office:value-type="float"/>
          <table:table-cell table:formula="of:=MEDIAN([.$J607])" office:value-type="float"/>
          <table:table-cell table:formula="of:=MEDIAN([.$K607])" office:value-type="float"/>
          <table:table-cell table:formula="of:=MEDIAN([.$L607])" office:value-type="float"/>
          <table:table-cell table:formula="of:=MEDIAN([.$M607])" office:value-type="float"/>
          <table:table-cell table:formula="of:=MEDIAN([.$N607])" office:value-type="float"/>
          <table:table-cell table:formula="of:=MAX([.$B607])" office:value-type="float"/>
          <table:table-cell table:formula="of:=MAX([.$C607])" office:value-type="float"/>
          <table:table-cell table:formula="of:=MAX([.$D607])" office:value-type="float"/>
          <table:table-cell table:formula="of:=MAX([.$E607])" office:value-type="float"/>
          <table:table-cell table:formula="of:=MAX([.$F607])" office:value-type="float"/>
          <table:table-cell table:formula="of:=MAX([.$G607])" office:value-type="float"/>
          <table:table-cell table:formula="of:=MAX([.$H607])" office:value-type="float"/>
          <table:table-cell table:formula="of:=MAX([.$I607])" office:value-type="float"/>
          <table:table-cell table:formula="of:=MAX([.$J607])" office:value-type="float"/>
          <table:table-cell table:formula="of:=MAX([.$K607])" office:value-type="float"/>
          <table:table-cell table:formula="of:=MAX([.$L607])" office:value-type="float"/>
          <table:table-cell table:formula="of:=MAX([.$M607])" office:value-type="float"/>
          <table:table-cell table:formula="of:=MAX([.$N607])" office:value-type="float"/>
        </table:table-row>
        <table:table-row table:style-name="ro1">
          <table:table-cell office:value-type="string">
            <text:p>c6288/c6288.lp.6.8</text:p>
          </table:table-cell>
          <table:table-cell office:value-type="float" office:value="0.44714"/>
          <table:table-cell office:value-type="float" office:value="0.44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2152.0"/>
          <table:table-cell office:value-type="float" office:value="150301.0"/>
          <table:table-cell office:value-type="float" office:value="150277.0"/>
          <table:table-cell office:value-type="float" office:value="11498.0"/>
          <table:table-cell office:value-type="float" office:value="6659.0"/>
          <table:table-cell office:value-type="float" office:value="0.0"/>
          <table:table-cell office:value-type="float" office:value="0.0"/>
          <table:table-cell table:formula="of:=MIN([.$B608])" office:value-type="float"/>
          <table:table-cell table:formula="of:=MIN([.$C608])" office:value-type="float"/>
          <table:table-cell table:formula="of:=MIN([.$D608])" office:value-type="float"/>
          <table:table-cell table:formula="of:=MIN([.$E608])" office:value-type="float"/>
          <table:table-cell table:formula="of:=MIN([.$F608])" office:value-type="float"/>
          <table:table-cell table:formula="of:=MIN([.$G608])" office:value-type="float"/>
          <table:table-cell table:formula="of:=MIN([.$H608])" office:value-type="float"/>
          <table:table-cell table:formula="of:=MIN([.$I608])" office:value-type="float"/>
          <table:table-cell table:formula="of:=MIN([.$J608])" office:value-type="float"/>
          <table:table-cell table:formula="of:=MIN([.$K608])" office:value-type="float"/>
          <table:table-cell table:formula="of:=MIN([.$L608])" office:value-type="float"/>
          <table:table-cell table:formula="of:=MIN([.$M608])" office:value-type="float"/>
          <table:table-cell table:formula="of:=MIN([.$N608])" office:value-type="float"/>
          <table:table-cell table:formula="of:=MEDIAN([.$B608])" office:value-type="float"/>
          <table:table-cell table:formula="of:=MEDIAN([.$C608])" office:value-type="float"/>
          <table:table-cell table:formula="of:=MEDIAN([.$D608])" office:value-type="float"/>
          <table:table-cell table:formula="of:=MEDIAN([.$E608])" office:value-type="float"/>
          <table:table-cell table:formula="of:=MEDIAN([.$F608])" office:value-type="float"/>
          <table:table-cell table:formula="of:=MEDIAN([.$G608])" office:value-type="float"/>
          <table:table-cell table:formula="of:=MEDIAN([.$H608])" office:value-type="float"/>
          <table:table-cell table:formula="of:=MEDIAN([.$I608])" office:value-type="float"/>
          <table:table-cell table:formula="of:=MEDIAN([.$J608])" office:value-type="float"/>
          <table:table-cell table:formula="of:=MEDIAN([.$K608])" office:value-type="float"/>
          <table:table-cell table:formula="of:=MEDIAN([.$L608])" office:value-type="float"/>
          <table:table-cell table:formula="of:=MEDIAN([.$M608])" office:value-type="float"/>
          <table:table-cell table:formula="of:=MEDIAN([.$N608])" office:value-type="float"/>
          <table:table-cell table:formula="of:=MAX([.$B608])" office:value-type="float"/>
          <table:table-cell table:formula="of:=MAX([.$C608])" office:value-type="float"/>
          <table:table-cell table:formula="of:=MAX([.$D608])" office:value-type="float"/>
          <table:table-cell table:formula="of:=MAX([.$E608])" office:value-type="float"/>
          <table:table-cell table:formula="of:=MAX([.$F608])" office:value-type="float"/>
          <table:table-cell table:formula="of:=MAX([.$G608])" office:value-type="float"/>
          <table:table-cell table:formula="of:=MAX([.$H608])" office:value-type="float"/>
          <table:table-cell table:formula="of:=MAX([.$I608])" office:value-type="float"/>
          <table:table-cell table:formula="of:=MAX([.$J608])" office:value-type="float"/>
          <table:table-cell table:formula="of:=MAX([.$K608])" office:value-type="float"/>
          <table:table-cell table:formula="of:=MAX([.$L608])" office:value-type="float"/>
          <table:table-cell table:formula="of:=MAX([.$M608])" office:value-type="float"/>
          <table:table-cell table:formula="of:=MAX([.$N608])" office:value-type="float"/>
        </table:table-row>
        <table:table-row table:style-name="ro1">
          <table:table-cell office:value-type="string">
            <text:p>c6288/c6288.lp.7.1</text:p>
          </table:table-cell>
          <table:table-cell office:value-type="float" office:value="1.20653"/>
          <table:table-cell office:value-type="float" office:value="1.198"/>
          <table:table-cell office:value-type="float" office:value="1.15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3927.0"/>
          <table:table-cell office:value-type="float" office:value="869806.0"/>
          <table:table-cell office:value-type="float" office:value="869776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609])" office:value-type="float"/>
          <table:table-cell table:formula="of:=MIN([.$C609])" office:value-type="float"/>
          <table:table-cell table:formula="of:=MIN([.$D609])" office:value-type="float"/>
          <table:table-cell table:formula="of:=MIN([.$E609])" office:value-type="float"/>
          <table:table-cell table:formula="of:=MIN([.$F609])" office:value-type="float"/>
          <table:table-cell table:formula="of:=MIN([.$G609])" office:value-type="float"/>
          <table:table-cell table:formula="of:=MIN([.$H609])" office:value-type="float"/>
          <table:table-cell table:formula="of:=MIN([.$I609])" office:value-type="float"/>
          <table:table-cell table:formula="of:=MIN([.$J609])" office:value-type="float"/>
          <table:table-cell table:formula="of:=MIN([.$K609])" office:value-type="float"/>
          <table:table-cell table:formula="of:=MIN([.$L609])" office:value-type="float"/>
          <table:table-cell table:formula="of:=MIN([.$M609])" office:value-type="float"/>
          <table:table-cell table:formula="of:=MIN([.$N609])" office:value-type="float"/>
          <table:table-cell table:formula="of:=MEDIAN([.$B609])" office:value-type="float"/>
          <table:table-cell table:formula="of:=MEDIAN([.$C609])" office:value-type="float"/>
          <table:table-cell table:formula="of:=MEDIAN([.$D609])" office:value-type="float"/>
          <table:table-cell table:formula="of:=MEDIAN([.$E609])" office:value-type="float"/>
          <table:table-cell table:formula="of:=MEDIAN([.$F609])" office:value-type="float"/>
          <table:table-cell table:formula="of:=MEDIAN([.$G609])" office:value-type="float"/>
          <table:table-cell table:formula="of:=MEDIAN([.$H609])" office:value-type="float"/>
          <table:table-cell table:formula="of:=MEDIAN([.$I609])" office:value-type="float"/>
          <table:table-cell table:formula="of:=MEDIAN([.$J609])" office:value-type="float"/>
          <table:table-cell table:formula="of:=MEDIAN([.$K609])" office:value-type="float"/>
          <table:table-cell table:formula="of:=MEDIAN([.$L609])" office:value-type="float"/>
          <table:table-cell table:formula="of:=MEDIAN([.$M609])" office:value-type="float"/>
          <table:table-cell table:formula="of:=MEDIAN([.$N609])" office:value-type="float"/>
          <table:table-cell table:formula="of:=MAX([.$B609])" office:value-type="float"/>
          <table:table-cell table:formula="of:=MAX([.$C609])" office:value-type="float"/>
          <table:table-cell table:formula="of:=MAX([.$D609])" office:value-type="float"/>
          <table:table-cell table:formula="of:=MAX([.$E609])" office:value-type="float"/>
          <table:table-cell table:formula="of:=MAX([.$F609])" office:value-type="float"/>
          <table:table-cell table:formula="of:=MAX([.$G609])" office:value-type="float"/>
          <table:table-cell table:formula="of:=MAX([.$H609])" office:value-type="float"/>
          <table:table-cell table:formula="of:=MAX([.$I609])" office:value-type="float"/>
          <table:table-cell table:formula="of:=MAX([.$J609])" office:value-type="float"/>
          <table:table-cell table:formula="of:=MAX([.$K609])" office:value-type="float"/>
          <table:table-cell table:formula="of:=MAX([.$L609])" office:value-type="float"/>
          <table:table-cell table:formula="of:=MAX([.$M609])" office:value-type="float"/>
          <table:table-cell table:formula="of:=MAX([.$N609])" office:value-type="float"/>
        </table:table-row>
        <table:table-row table:style-name="ro1">
          <table:table-cell office:value-type="string">
            <text:p>c6288/c6288.lp.7.2</text:p>
          </table:table-cell>
          <table:table-cell office:value-type="float" office:value="1.19878"/>
          <table:table-cell office:value-type="float" office:value="1.19"/>
          <table:table-cell office:value-type="float" office:value="1.13"/>
          <table:table-cell office:value-type="float" office:value="1000.0"/>
          <table:table-cell office:value-type="float" office:value="0.0"/>
          <table:table-cell office:value-type="float" office:value="7.0"/>
          <table:table-cell office:value-type="float" office:value="4273.0"/>
          <table:table-cell office:value-type="float" office:value="274823.0"/>
          <table:table-cell office:value-type="float" office:value="274818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0])" office:value-type="float"/>
          <table:table-cell table:formula="of:=MIN([.$C610])" office:value-type="float"/>
          <table:table-cell table:formula="of:=MIN([.$D610])" office:value-type="float"/>
          <table:table-cell table:formula="of:=MIN([.$E610])" office:value-type="float"/>
          <table:table-cell table:formula="of:=MIN([.$F610])" office:value-type="float"/>
          <table:table-cell table:formula="of:=MIN([.$G610])" office:value-type="float"/>
          <table:table-cell table:formula="of:=MIN([.$H610])" office:value-type="float"/>
          <table:table-cell table:formula="of:=MIN([.$I610])" office:value-type="float"/>
          <table:table-cell table:formula="of:=MIN([.$J610])" office:value-type="float"/>
          <table:table-cell table:formula="of:=MIN([.$K610])" office:value-type="float"/>
          <table:table-cell table:formula="of:=MIN([.$L610])" office:value-type="float"/>
          <table:table-cell table:formula="of:=MIN([.$M610])" office:value-type="float"/>
          <table:table-cell table:formula="of:=MIN([.$N610])" office:value-type="float"/>
          <table:table-cell table:formula="of:=MEDIAN([.$B610])" office:value-type="float"/>
          <table:table-cell table:formula="of:=MEDIAN([.$C610])" office:value-type="float"/>
          <table:table-cell table:formula="of:=MEDIAN([.$D610])" office:value-type="float"/>
          <table:table-cell table:formula="of:=MEDIAN([.$E610])" office:value-type="float"/>
          <table:table-cell table:formula="of:=MEDIAN([.$F610])" office:value-type="float"/>
          <table:table-cell table:formula="of:=MEDIAN([.$G610])" office:value-type="float"/>
          <table:table-cell table:formula="of:=MEDIAN([.$H610])" office:value-type="float"/>
          <table:table-cell table:formula="of:=MEDIAN([.$I610])" office:value-type="float"/>
          <table:table-cell table:formula="of:=MEDIAN([.$J610])" office:value-type="float"/>
          <table:table-cell table:formula="of:=MEDIAN([.$K610])" office:value-type="float"/>
          <table:table-cell table:formula="of:=MEDIAN([.$L610])" office:value-type="float"/>
          <table:table-cell table:formula="of:=MEDIAN([.$M610])" office:value-type="float"/>
          <table:table-cell table:formula="of:=MEDIAN([.$N610])" office:value-type="float"/>
          <table:table-cell table:formula="of:=MAX([.$B610])" office:value-type="float"/>
          <table:table-cell table:formula="of:=MAX([.$C610])" office:value-type="float"/>
          <table:table-cell table:formula="of:=MAX([.$D610])" office:value-type="float"/>
          <table:table-cell table:formula="of:=MAX([.$E610])" office:value-type="float"/>
          <table:table-cell table:formula="of:=MAX([.$F610])" office:value-type="float"/>
          <table:table-cell table:formula="of:=MAX([.$G610])" office:value-type="float"/>
          <table:table-cell table:formula="of:=MAX([.$H610])" office:value-type="float"/>
          <table:table-cell table:formula="of:=MAX([.$I610])" office:value-type="float"/>
          <table:table-cell table:formula="of:=MAX([.$J610])" office:value-type="float"/>
          <table:table-cell table:formula="of:=MAX([.$K610])" office:value-type="float"/>
          <table:table-cell table:formula="of:=MAX([.$L610])" office:value-type="float"/>
          <table:table-cell table:formula="of:=MAX([.$M610])" office:value-type="float"/>
          <table:table-cell table:formula="of:=MAX([.$N610])" office:value-type="float"/>
        </table:table-row>
        <table:table-row table:style-name="ro1">
          <table:table-cell office:value-type="string">
            <text:p>c6288/c6288.lp.7.3</text:p>
          </table:table-cell>
          <table:table-cell office:value-type="float" office:value="0.474115"/>
          <table:table-cell office:value-type="float" office:value="0.467"/>
          <table:table-cell office:value-type="float" office:value="0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836.0"/>
          <table:table-cell office:value-type="float" office:value="322252.0"/>
          <table:table-cell office:value-type="float" office:value="322194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11])" office:value-type="float"/>
          <table:table-cell table:formula="of:=MIN([.$C611])" office:value-type="float"/>
          <table:table-cell table:formula="of:=MIN([.$D611])" office:value-type="float"/>
          <table:table-cell table:formula="of:=MIN([.$E611])" office:value-type="float"/>
          <table:table-cell table:formula="of:=MIN([.$F611])" office:value-type="float"/>
          <table:table-cell table:formula="of:=MIN([.$G611])" office:value-type="float"/>
          <table:table-cell table:formula="of:=MIN([.$H611])" office:value-type="float"/>
          <table:table-cell table:formula="of:=MIN([.$I611])" office:value-type="float"/>
          <table:table-cell table:formula="of:=MIN([.$J611])" office:value-type="float"/>
          <table:table-cell table:formula="of:=MIN([.$K611])" office:value-type="float"/>
          <table:table-cell table:formula="of:=MIN([.$L611])" office:value-type="float"/>
          <table:table-cell table:formula="of:=MIN([.$M611])" office:value-type="float"/>
          <table:table-cell table:formula="of:=MIN([.$N611])" office:value-type="float"/>
          <table:table-cell table:formula="of:=MEDIAN([.$B611])" office:value-type="float"/>
          <table:table-cell table:formula="of:=MEDIAN([.$C611])" office:value-type="float"/>
          <table:table-cell table:formula="of:=MEDIAN([.$D611])" office:value-type="float"/>
          <table:table-cell table:formula="of:=MEDIAN([.$E611])" office:value-type="float"/>
          <table:table-cell table:formula="of:=MEDIAN([.$F611])" office:value-type="float"/>
          <table:table-cell table:formula="of:=MEDIAN([.$G611])" office:value-type="float"/>
          <table:table-cell table:formula="of:=MEDIAN([.$H611])" office:value-type="float"/>
          <table:table-cell table:formula="of:=MEDIAN([.$I611])" office:value-type="float"/>
          <table:table-cell table:formula="of:=MEDIAN([.$J611])" office:value-type="float"/>
          <table:table-cell table:formula="of:=MEDIAN([.$K611])" office:value-type="float"/>
          <table:table-cell table:formula="of:=MEDIAN([.$L611])" office:value-type="float"/>
          <table:table-cell table:formula="of:=MEDIAN([.$M611])" office:value-type="float"/>
          <table:table-cell table:formula="of:=MEDIAN([.$N611])" office:value-type="float"/>
          <table:table-cell table:formula="of:=MAX([.$B611])" office:value-type="float"/>
          <table:table-cell table:formula="of:=MAX([.$C611])" office:value-type="float"/>
          <table:table-cell table:formula="of:=MAX([.$D611])" office:value-type="float"/>
          <table:table-cell table:formula="of:=MAX([.$E611])" office:value-type="float"/>
          <table:table-cell table:formula="of:=MAX([.$F611])" office:value-type="float"/>
          <table:table-cell table:formula="of:=MAX([.$G611])" office:value-type="float"/>
          <table:table-cell table:formula="of:=MAX([.$H611])" office:value-type="float"/>
          <table:table-cell table:formula="of:=MAX([.$I611])" office:value-type="float"/>
          <table:table-cell table:formula="of:=MAX([.$J611])" office:value-type="float"/>
          <table:table-cell table:formula="of:=MAX([.$K611])" office:value-type="float"/>
          <table:table-cell table:formula="of:=MAX([.$L611])" office:value-type="float"/>
          <table:table-cell table:formula="of:=MAX([.$M611])" office:value-type="float"/>
          <table:table-cell table:formula="of:=MAX([.$N611])" office:value-type="float"/>
        </table:table-row>
        <table:table-row table:style-name="ro1">
          <table:table-cell office:value-type="string">
            <text:p>c6288/c6288.lp.7.4</text:p>
          </table:table-cell>
          <table:table-cell office:value-type="float" office:value="0.496944"/>
          <table:table-cell office:value-type="float" office:value="0.488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4.0"/>
          <table:table-cell office:value-type="float" office:value="1856.0"/>
          <table:table-cell office:value-type="float" office:value="217005.0"/>
          <table:table-cell office:value-type="float" office:value="217003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2])" office:value-type="float"/>
          <table:table-cell table:formula="of:=MIN([.$C612])" office:value-type="float"/>
          <table:table-cell table:formula="of:=MIN([.$D612])" office:value-type="float"/>
          <table:table-cell table:formula="of:=MIN([.$E612])" office:value-type="float"/>
          <table:table-cell table:formula="of:=MIN([.$F612])" office:value-type="float"/>
          <table:table-cell table:formula="of:=MIN([.$G612])" office:value-type="float"/>
          <table:table-cell table:formula="of:=MIN([.$H612])" office:value-type="float"/>
          <table:table-cell table:formula="of:=MIN([.$I612])" office:value-type="float"/>
          <table:table-cell table:formula="of:=MIN([.$J612])" office:value-type="float"/>
          <table:table-cell table:formula="of:=MIN([.$K612])" office:value-type="float"/>
          <table:table-cell table:formula="of:=MIN([.$L612])" office:value-type="float"/>
          <table:table-cell table:formula="of:=MIN([.$M612])" office:value-type="float"/>
          <table:table-cell table:formula="of:=MIN([.$N612])" office:value-type="float"/>
          <table:table-cell table:formula="of:=MEDIAN([.$B612])" office:value-type="float"/>
          <table:table-cell table:formula="of:=MEDIAN([.$C612])" office:value-type="float"/>
          <table:table-cell table:formula="of:=MEDIAN([.$D612])" office:value-type="float"/>
          <table:table-cell table:formula="of:=MEDIAN([.$E612])" office:value-type="float"/>
          <table:table-cell table:formula="of:=MEDIAN([.$F612])" office:value-type="float"/>
          <table:table-cell table:formula="of:=MEDIAN([.$G612])" office:value-type="float"/>
          <table:table-cell table:formula="of:=MEDIAN([.$H612])" office:value-type="float"/>
          <table:table-cell table:formula="of:=MEDIAN([.$I612])" office:value-type="float"/>
          <table:table-cell table:formula="of:=MEDIAN([.$J612])" office:value-type="float"/>
          <table:table-cell table:formula="of:=MEDIAN([.$K612])" office:value-type="float"/>
          <table:table-cell table:formula="of:=MEDIAN([.$L612])" office:value-type="float"/>
          <table:table-cell table:formula="of:=MEDIAN([.$M612])" office:value-type="float"/>
          <table:table-cell table:formula="of:=MEDIAN([.$N612])" office:value-type="float"/>
          <table:table-cell table:formula="of:=MAX([.$B612])" office:value-type="float"/>
          <table:table-cell table:formula="of:=MAX([.$C612])" office:value-type="float"/>
          <table:table-cell table:formula="of:=MAX([.$D612])" office:value-type="float"/>
          <table:table-cell table:formula="of:=MAX([.$E612])" office:value-type="float"/>
          <table:table-cell table:formula="of:=MAX([.$F612])" office:value-type="float"/>
          <table:table-cell table:formula="of:=MAX([.$G612])" office:value-type="float"/>
          <table:table-cell table:formula="of:=MAX([.$H612])" office:value-type="float"/>
          <table:table-cell table:formula="of:=MAX([.$I612])" office:value-type="float"/>
          <table:table-cell table:formula="of:=MAX([.$J612])" office:value-type="float"/>
          <table:table-cell table:formula="of:=MAX([.$K612])" office:value-type="float"/>
          <table:table-cell table:formula="of:=MAX([.$L612])" office:value-type="float"/>
          <table:table-cell table:formula="of:=MAX([.$M612])" office:value-type="float"/>
          <table:table-cell table:formula="of:=MAX([.$N612])" office:value-type="float"/>
        </table:table-row>
        <table:table-row table:style-name="ro1">
          <table:table-cell office:value-type="string">
            <text:p>c6288/c6288.lp.7.5</text:p>
          </table:table-cell>
          <table:table-cell office:value-type="float" office:value="0.437116"/>
          <table:table-cell office:value-type="float" office:value="0.428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090.0"/>
          <table:table-cell office:value-type="float" office:value="156342.0"/>
          <table:table-cell office:value-type="float" office:value="156342.0"/>
          <table:table-cell office:value-type="float" office:value="11502.0"/>
          <table:table-cell office:value-type="float" office:value="6658.0"/>
          <table:table-cell office:value-type="float" office:value="0.0"/>
          <table:table-cell office:value-type="float" office:value="0.0"/>
          <table:table-cell table:formula="of:=MIN([.$B613])" office:value-type="float"/>
          <table:table-cell table:formula="of:=MIN([.$C613])" office:value-type="float"/>
          <table:table-cell table:formula="of:=MIN([.$D613])" office:value-type="float"/>
          <table:table-cell table:formula="of:=MIN([.$E613])" office:value-type="float"/>
          <table:table-cell table:formula="of:=MIN([.$F613])" office:value-type="float"/>
          <table:table-cell table:formula="of:=MIN([.$G613])" office:value-type="float"/>
          <table:table-cell table:formula="of:=MIN([.$H613])" office:value-type="float"/>
          <table:table-cell table:formula="of:=MIN([.$I613])" office:value-type="float"/>
          <table:table-cell table:formula="of:=MIN([.$J613])" office:value-type="float"/>
          <table:table-cell table:formula="of:=MIN([.$K613])" office:value-type="float"/>
          <table:table-cell table:formula="of:=MIN([.$L613])" office:value-type="float"/>
          <table:table-cell table:formula="of:=MIN([.$M613])" office:value-type="float"/>
          <table:table-cell table:formula="of:=MIN([.$N613])" office:value-type="float"/>
          <table:table-cell table:formula="of:=MEDIAN([.$B613])" office:value-type="float"/>
          <table:table-cell table:formula="of:=MEDIAN([.$C613])" office:value-type="float"/>
          <table:table-cell table:formula="of:=MEDIAN([.$D613])" office:value-type="float"/>
          <table:table-cell table:formula="of:=MEDIAN([.$E613])" office:value-type="float"/>
          <table:table-cell table:formula="of:=MEDIAN([.$F613])" office:value-type="float"/>
          <table:table-cell table:formula="of:=MEDIAN([.$G613])" office:value-type="float"/>
          <table:table-cell table:formula="of:=MEDIAN([.$H613])" office:value-type="float"/>
          <table:table-cell table:formula="of:=MEDIAN([.$I613])" office:value-type="float"/>
          <table:table-cell table:formula="of:=MEDIAN([.$J613])" office:value-type="float"/>
          <table:table-cell table:formula="of:=MEDIAN([.$K613])" office:value-type="float"/>
          <table:table-cell table:formula="of:=MEDIAN([.$L613])" office:value-type="float"/>
          <table:table-cell table:formula="of:=MEDIAN([.$M613])" office:value-type="float"/>
          <table:table-cell table:formula="of:=MEDIAN([.$N613])" office:value-type="float"/>
          <table:table-cell table:formula="of:=MAX([.$B613])" office:value-type="float"/>
          <table:table-cell table:formula="of:=MAX([.$C613])" office:value-type="float"/>
          <table:table-cell table:formula="of:=MAX([.$D613])" office:value-type="float"/>
          <table:table-cell table:formula="of:=MAX([.$E613])" office:value-type="float"/>
          <table:table-cell table:formula="of:=MAX([.$F613])" office:value-type="float"/>
          <table:table-cell table:formula="of:=MAX([.$G613])" office:value-type="float"/>
          <table:table-cell table:formula="of:=MAX([.$H613])" office:value-type="float"/>
          <table:table-cell table:formula="of:=MAX([.$I613])" office:value-type="float"/>
          <table:table-cell table:formula="of:=MAX([.$J613])" office:value-type="float"/>
          <table:table-cell table:formula="of:=MAX([.$K613])" office:value-type="float"/>
          <table:table-cell table:formula="of:=MAX([.$L613])" office:value-type="float"/>
          <table:table-cell table:formula="of:=MAX([.$M613])" office:value-type="float"/>
          <table:table-cell table:formula="of:=MAX([.$N613])" office:value-type="float"/>
        </table:table-row>
        <table:table-row table:style-name="ro1">
          <table:table-cell office:value-type="string">
            <text:p>c6288/c6288.lp.7.6</text:p>
          </table:table-cell>
          <table:table-cell office:value-type="float" office:value="0.851928"/>
          <table:table-cell office:value-type="float" office:value="0.843"/>
          <table:table-cell office:value-type="float" office:value="0.8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3931.0"/>
          <table:table-cell office:value-type="float" office:value="172976.0"/>
          <table:table-cell office:value-type="float" office:value="172956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4])" office:value-type="float"/>
          <table:table-cell table:formula="of:=MIN([.$C614])" office:value-type="float"/>
          <table:table-cell table:formula="of:=MIN([.$D614])" office:value-type="float"/>
          <table:table-cell table:formula="of:=MIN([.$E614])" office:value-type="float"/>
          <table:table-cell table:formula="of:=MIN([.$F614])" office:value-type="float"/>
          <table:table-cell table:formula="of:=MIN([.$G614])" office:value-type="float"/>
          <table:table-cell table:formula="of:=MIN([.$H614])" office:value-type="float"/>
          <table:table-cell table:formula="of:=MIN([.$I614])" office:value-type="float"/>
          <table:table-cell table:formula="of:=MIN([.$J614])" office:value-type="float"/>
          <table:table-cell table:formula="of:=MIN([.$K614])" office:value-type="float"/>
          <table:table-cell table:formula="of:=MIN([.$L614])" office:value-type="float"/>
          <table:table-cell table:formula="of:=MIN([.$M614])" office:value-type="float"/>
          <table:table-cell table:formula="of:=MIN([.$N614])" office:value-type="float"/>
          <table:table-cell table:formula="of:=MEDIAN([.$B614])" office:value-type="float"/>
          <table:table-cell table:formula="of:=MEDIAN([.$C614])" office:value-type="float"/>
          <table:table-cell table:formula="of:=MEDIAN([.$D614])" office:value-type="float"/>
          <table:table-cell table:formula="of:=MEDIAN([.$E614])" office:value-type="float"/>
          <table:table-cell table:formula="of:=MEDIAN([.$F614])" office:value-type="float"/>
          <table:table-cell table:formula="of:=MEDIAN([.$G614])" office:value-type="float"/>
          <table:table-cell table:formula="of:=MEDIAN([.$H614])" office:value-type="float"/>
          <table:table-cell table:formula="of:=MEDIAN([.$I614])" office:value-type="float"/>
          <table:table-cell table:formula="of:=MEDIAN([.$J614])" office:value-type="float"/>
          <table:table-cell table:formula="of:=MEDIAN([.$K614])" office:value-type="float"/>
          <table:table-cell table:formula="of:=MEDIAN([.$L614])" office:value-type="float"/>
          <table:table-cell table:formula="of:=MEDIAN([.$M614])" office:value-type="float"/>
          <table:table-cell table:formula="of:=MEDIAN([.$N614])" office:value-type="float"/>
          <table:table-cell table:formula="of:=MAX([.$B614])" office:value-type="float"/>
          <table:table-cell table:formula="of:=MAX([.$C614])" office:value-type="float"/>
          <table:table-cell table:formula="of:=MAX([.$D614])" office:value-type="float"/>
          <table:table-cell table:formula="of:=MAX([.$E614])" office:value-type="float"/>
          <table:table-cell table:formula="of:=MAX([.$F614])" office:value-type="float"/>
          <table:table-cell table:formula="of:=MAX([.$G614])" office:value-type="float"/>
          <table:table-cell table:formula="of:=MAX([.$H614])" office:value-type="float"/>
          <table:table-cell table:formula="of:=MAX([.$I614])" office:value-type="float"/>
          <table:table-cell table:formula="of:=MAX([.$J614])" office:value-type="float"/>
          <table:table-cell table:formula="of:=MAX([.$K614])" office:value-type="float"/>
          <table:table-cell table:formula="of:=MAX([.$L614])" office:value-type="float"/>
          <table:table-cell table:formula="of:=MAX([.$M614])" office:value-type="float"/>
          <table:table-cell table:formula="of:=MAX([.$N614])" office:value-type="float"/>
        </table:table-row>
        <table:table-row table:style-name="ro1">
          <table:table-cell office:value-type="string">
            <text:p>c6288/c6288.lp.7.7</text:p>
          </table:table-cell>
          <table:table-cell office:value-type="float" office:value="1.14289"/>
          <table:table-cell office:value-type="float" office:value="1.134"/>
          <table:table-cell office:value-type="float" office:value="1.09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5823.0"/>
          <table:table-cell office:value-type="float" office:value="150690.0"/>
          <table:table-cell office:value-type="float" office:value="150676.0"/>
          <table:table-cell office:value-type="float" office:value="11506.0"/>
          <table:table-cell office:value-type="float" office:value="6656.0"/>
          <table:table-cell office:value-type="float" office:value="0.0"/>
          <table:table-cell office:value-type="float" office:value="0.0"/>
          <table:table-cell table:formula="of:=MIN([.$B615])" office:value-type="float"/>
          <table:table-cell table:formula="of:=MIN([.$C615])" office:value-type="float"/>
          <table:table-cell table:formula="of:=MIN([.$D615])" office:value-type="float"/>
          <table:table-cell table:formula="of:=MIN([.$E615])" office:value-type="float"/>
          <table:table-cell table:formula="of:=MIN([.$F615])" office:value-type="float"/>
          <table:table-cell table:formula="of:=MIN([.$G615])" office:value-type="float"/>
          <table:table-cell table:formula="of:=MIN([.$H615])" office:value-type="float"/>
          <table:table-cell table:formula="of:=MIN([.$I615])" office:value-type="float"/>
          <table:table-cell table:formula="of:=MIN([.$J615])" office:value-type="float"/>
          <table:table-cell table:formula="of:=MIN([.$K615])" office:value-type="float"/>
          <table:table-cell table:formula="of:=MIN([.$L615])" office:value-type="float"/>
          <table:table-cell table:formula="of:=MIN([.$M615])" office:value-type="float"/>
          <table:table-cell table:formula="of:=MIN([.$N615])" office:value-type="float"/>
          <table:table-cell table:formula="of:=MEDIAN([.$B615])" office:value-type="float"/>
          <table:table-cell table:formula="of:=MEDIAN([.$C615])" office:value-type="float"/>
          <table:table-cell table:formula="of:=MEDIAN([.$D615])" office:value-type="float"/>
          <table:table-cell table:formula="of:=MEDIAN([.$E615])" office:value-type="float"/>
          <table:table-cell table:formula="of:=MEDIAN([.$F615])" office:value-type="float"/>
          <table:table-cell table:formula="of:=MEDIAN([.$G615])" office:value-type="float"/>
          <table:table-cell table:formula="of:=MEDIAN([.$H615])" office:value-type="float"/>
          <table:table-cell table:formula="of:=MEDIAN([.$I615])" office:value-type="float"/>
          <table:table-cell table:formula="of:=MEDIAN([.$J615])" office:value-type="float"/>
          <table:table-cell table:formula="of:=MEDIAN([.$K615])" office:value-type="float"/>
          <table:table-cell table:formula="of:=MEDIAN([.$L615])" office:value-type="float"/>
          <table:table-cell table:formula="of:=MEDIAN([.$M615])" office:value-type="float"/>
          <table:table-cell table:formula="of:=MEDIAN([.$N615])" office:value-type="float"/>
          <table:table-cell table:formula="of:=MAX([.$B615])" office:value-type="float"/>
          <table:table-cell table:formula="of:=MAX([.$C615])" office:value-type="float"/>
          <table:table-cell table:formula="of:=MAX([.$D615])" office:value-type="float"/>
          <table:table-cell table:formula="of:=MAX([.$E615])" office:value-type="float"/>
          <table:table-cell table:formula="of:=MAX([.$F615])" office:value-type="float"/>
          <table:table-cell table:formula="of:=MAX([.$G615])" office:value-type="float"/>
          <table:table-cell table:formula="of:=MAX([.$H615])" office:value-type="float"/>
          <table:table-cell table:formula="of:=MAX([.$I615])" office:value-type="float"/>
          <table:table-cell table:formula="of:=MAX([.$J615])" office:value-type="float"/>
          <table:table-cell table:formula="of:=MAX([.$K615])" office:value-type="float"/>
          <table:table-cell table:formula="of:=MAX([.$L615])" office:value-type="float"/>
          <table:table-cell table:formula="of:=MAX([.$M615])" office:value-type="float"/>
          <table:table-cell table:formula="of:=MAX([.$N615])" office:value-type="float"/>
        </table:table-row>
        <table:table-row table:style-name="ro1">
          <table:table-cell office:value-type="string">
            <text:p>c6288/c6288.lp.7.8</text:p>
          </table:table-cell>
          <table:table-cell office:value-type="float" office:value="0.61875"/>
          <table:table-cell office:value-type="float" office:value="0.611"/>
          <table:table-cell office:value-type="float" office:value="0.57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4074.0"/>
          <table:table-cell office:value-type="float" office:value="192270.0"/>
          <table:table-cell office:value-type="float" office:value="192256.0"/>
          <table:table-cell office:value-type="float" office:value="11504.0"/>
          <table:table-cell office:value-type="float" office:value="6657.0"/>
          <table:table-cell office:value-type="float" office:value="0.0"/>
          <table:table-cell office:value-type="float" office:value="0.0"/>
          <table:table-cell table:formula="of:=MIN([.$B616])" office:value-type="float"/>
          <table:table-cell table:formula="of:=MIN([.$C616])" office:value-type="float"/>
          <table:table-cell table:formula="of:=MIN([.$D616])" office:value-type="float"/>
          <table:table-cell table:formula="of:=MIN([.$E616])" office:value-type="float"/>
          <table:table-cell table:formula="of:=MIN([.$F616])" office:value-type="float"/>
          <table:table-cell table:formula="of:=MIN([.$G616])" office:value-type="float"/>
          <table:table-cell table:formula="of:=MIN([.$H616])" office:value-type="float"/>
          <table:table-cell table:formula="of:=MIN([.$I616])" office:value-type="float"/>
          <table:table-cell table:formula="of:=MIN([.$J616])" office:value-type="float"/>
          <table:table-cell table:formula="of:=MIN([.$K616])" office:value-type="float"/>
          <table:table-cell table:formula="of:=MIN([.$L616])" office:value-type="float"/>
          <table:table-cell table:formula="of:=MIN([.$M616])" office:value-type="float"/>
          <table:table-cell table:formula="of:=MIN([.$N616])" office:value-type="float"/>
          <table:table-cell table:formula="of:=MEDIAN([.$B616])" office:value-type="float"/>
          <table:table-cell table:formula="of:=MEDIAN([.$C616])" office:value-type="float"/>
          <table:table-cell table:formula="of:=MEDIAN([.$D616])" office:value-type="float"/>
          <table:table-cell table:formula="of:=MEDIAN([.$E616])" office:value-type="float"/>
          <table:table-cell table:formula="of:=MEDIAN([.$F616])" office:value-type="float"/>
          <table:table-cell table:formula="of:=MEDIAN([.$G616])" office:value-type="float"/>
          <table:table-cell table:formula="of:=MEDIAN([.$H616])" office:value-type="float"/>
          <table:table-cell table:formula="of:=MEDIAN([.$I616])" office:value-type="float"/>
          <table:table-cell table:formula="of:=MEDIAN([.$J616])" office:value-type="float"/>
          <table:table-cell table:formula="of:=MEDIAN([.$K616])" office:value-type="float"/>
          <table:table-cell table:formula="of:=MEDIAN([.$L616])" office:value-type="float"/>
          <table:table-cell table:formula="of:=MEDIAN([.$M616])" office:value-type="float"/>
          <table:table-cell table:formula="of:=MEDIAN([.$N616])" office:value-type="float"/>
          <table:table-cell table:formula="of:=MAX([.$B616])" office:value-type="float"/>
          <table:table-cell table:formula="of:=MAX([.$C616])" office:value-type="float"/>
          <table:table-cell table:formula="of:=MAX([.$D616])" office:value-type="float"/>
          <table:table-cell table:formula="of:=MAX([.$E616])" office:value-type="float"/>
          <table:table-cell table:formula="of:=MAX([.$F616])" office:value-type="float"/>
          <table:table-cell table:formula="of:=MAX([.$G616])" office:value-type="float"/>
          <table:table-cell table:formula="of:=MAX([.$H616])" office:value-type="float"/>
          <table:table-cell table:formula="of:=MAX([.$I616])" office:value-type="float"/>
          <table:table-cell table:formula="of:=MAX([.$J616])" office:value-type="float"/>
          <table:table-cell table:formula="of:=MAX([.$K616])" office:value-type="float"/>
          <table:table-cell table:formula="of:=MAX([.$L616])" office:value-type="float"/>
          <table:table-cell table:formula="of:=MAX([.$M616])" office:value-type="float"/>
          <table:table-cell table:formula="of:=MAX([.$N616])" office:value-type="float"/>
        </table:table-row>
        <table:table-row table:style-name="ro1">
          <table:table-cell office:value-type="string">
            <text:p>c6288/c6288.lp.8.1</text:p>
          </table:table-cell>
          <table:table-cell office:value-type="float" office:value="0.770479"/>
          <table:table-cell office:value-type="float" office:value="0.761"/>
          <table:table-cell office:value-type="float" office:value="0.71"/>
          <table:table-cell office:value-type="float" office:value="1000.0"/>
          <table:table-cell office:value-type="float" office:value="0.0"/>
          <table:table-cell office:value-type="float" office:value="6.0"/>
          <table:table-cell office:value-type="float" office:value="4673.0"/>
          <table:table-cell office:value-type="float" office:value="270824.0"/>
          <table:table-cell office:value-type="float" office:value="270801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17])" office:value-type="float"/>
          <table:table-cell table:formula="of:=MIN([.$C617])" office:value-type="float"/>
          <table:table-cell table:formula="of:=MIN([.$D617])" office:value-type="float"/>
          <table:table-cell table:formula="of:=MIN([.$E617])" office:value-type="float"/>
          <table:table-cell table:formula="of:=MIN([.$F617])" office:value-type="float"/>
          <table:table-cell table:formula="of:=MIN([.$G617])" office:value-type="float"/>
          <table:table-cell table:formula="of:=MIN([.$H617])" office:value-type="float"/>
          <table:table-cell table:formula="of:=MIN([.$I617])" office:value-type="float"/>
          <table:table-cell table:formula="of:=MIN([.$J617])" office:value-type="float"/>
          <table:table-cell table:formula="of:=MIN([.$K617])" office:value-type="float"/>
          <table:table-cell table:formula="of:=MIN([.$L617])" office:value-type="float"/>
          <table:table-cell table:formula="of:=MIN([.$M617])" office:value-type="float"/>
          <table:table-cell table:formula="of:=MIN([.$N617])" office:value-type="float"/>
          <table:table-cell table:formula="of:=MEDIAN([.$B617])" office:value-type="float"/>
          <table:table-cell table:formula="of:=MEDIAN([.$C617])" office:value-type="float"/>
          <table:table-cell table:formula="of:=MEDIAN([.$D617])" office:value-type="float"/>
          <table:table-cell table:formula="of:=MEDIAN([.$E617])" office:value-type="float"/>
          <table:table-cell table:formula="of:=MEDIAN([.$F617])" office:value-type="float"/>
          <table:table-cell table:formula="of:=MEDIAN([.$G617])" office:value-type="float"/>
          <table:table-cell table:formula="of:=MEDIAN([.$H617])" office:value-type="float"/>
          <table:table-cell table:formula="of:=MEDIAN([.$I617])" office:value-type="float"/>
          <table:table-cell table:formula="of:=MEDIAN([.$J617])" office:value-type="float"/>
          <table:table-cell table:formula="of:=MEDIAN([.$K617])" office:value-type="float"/>
          <table:table-cell table:formula="of:=MEDIAN([.$L617])" office:value-type="float"/>
          <table:table-cell table:formula="of:=MEDIAN([.$M617])" office:value-type="float"/>
          <table:table-cell table:formula="of:=MEDIAN([.$N617])" office:value-type="float"/>
          <table:table-cell table:formula="of:=MAX([.$B617])" office:value-type="float"/>
          <table:table-cell table:formula="of:=MAX([.$C617])" office:value-type="float"/>
          <table:table-cell table:formula="of:=MAX([.$D617])" office:value-type="float"/>
          <table:table-cell table:formula="of:=MAX([.$E617])" office:value-type="float"/>
          <table:table-cell table:formula="of:=MAX([.$F617])" office:value-type="float"/>
          <table:table-cell table:formula="of:=MAX([.$G617])" office:value-type="float"/>
          <table:table-cell table:formula="of:=MAX([.$H617])" office:value-type="float"/>
          <table:table-cell table:formula="of:=MAX([.$I617])" office:value-type="float"/>
          <table:table-cell table:formula="of:=MAX([.$J617])" office:value-type="float"/>
          <table:table-cell table:formula="of:=MAX([.$K617])" office:value-type="float"/>
          <table:table-cell table:formula="of:=MAX([.$L617])" office:value-type="float"/>
          <table:table-cell table:formula="of:=MAX([.$M617])" office:value-type="float"/>
          <table:table-cell table:formula="of:=MAX([.$N617])" office:value-type="float"/>
        </table:table-row>
        <table:table-row table:style-name="ro1">
          <table:table-cell office:value-type="string">
            <text:p>c6288/c6288.lp.8.2</text:p>
          </table:table-cell>
          <table:table-cell office:value-type="float" office:value="0.394634"/>
          <table:table-cell office:value-type="float" office:value="0.385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642.0"/>
          <table:table-cell office:value-type="float" office:value="243268.0"/>
          <table:table-cell office:value-type="float" office:value="243257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18])" office:value-type="float"/>
          <table:table-cell table:formula="of:=MIN([.$C618])" office:value-type="float"/>
          <table:table-cell table:formula="of:=MIN([.$D618])" office:value-type="float"/>
          <table:table-cell table:formula="of:=MIN([.$E618])" office:value-type="float"/>
          <table:table-cell table:formula="of:=MIN([.$F618])" office:value-type="float"/>
          <table:table-cell table:formula="of:=MIN([.$G618])" office:value-type="float"/>
          <table:table-cell table:formula="of:=MIN([.$H618])" office:value-type="float"/>
          <table:table-cell table:formula="of:=MIN([.$I618])" office:value-type="float"/>
          <table:table-cell table:formula="of:=MIN([.$J618])" office:value-type="float"/>
          <table:table-cell table:formula="of:=MIN([.$K618])" office:value-type="float"/>
          <table:table-cell table:formula="of:=MIN([.$L618])" office:value-type="float"/>
          <table:table-cell table:formula="of:=MIN([.$M618])" office:value-type="float"/>
          <table:table-cell table:formula="of:=MIN([.$N618])" office:value-type="float"/>
          <table:table-cell table:formula="of:=MEDIAN([.$B618])" office:value-type="float"/>
          <table:table-cell table:formula="of:=MEDIAN([.$C618])" office:value-type="float"/>
          <table:table-cell table:formula="of:=MEDIAN([.$D618])" office:value-type="float"/>
          <table:table-cell table:formula="of:=MEDIAN([.$E618])" office:value-type="float"/>
          <table:table-cell table:formula="of:=MEDIAN([.$F618])" office:value-type="float"/>
          <table:table-cell table:formula="of:=MEDIAN([.$G618])" office:value-type="float"/>
          <table:table-cell table:formula="of:=MEDIAN([.$H618])" office:value-type="float"/>
          <table:table-cell table:formula="of:=MEDIAN([.$I618])" office:value-type="float"/>
          <table:table-cell table:formula="of:=MEDIAN([.$J618])" office:value-type="float"/>
          <table:table-cell table:formula="of:=MEDIAN([.$K618])" office:value-type="float"/>
          <table:table-cell table:formula="of:=MEDIAN([.$L618])" office:value-type="float"/>
          <table:table-cell table:formula="of:=MEDIAN([.$M618])" office:value-type="float"/>
          <table:table-cell table:formula="of:=MEDIAN([.$N618])" office:value-type="float"/>
          <table:table-cell table:formula="of:=MAX([.$B618])" office:value-type="float"/>
          <table:table-cell table:formula="of:=MAX([.$C618])" office:value-type="float"/>
          <table:table-cell table:formula="of:=MAX([.$D618])" office:value-type="float"/>
          <table:table-cell table:formula="of:=MAX([.$E618])" office:value-type="float"/>
          <table:table-cell table:formula="of:=MAX([.$F618])" office:value-type="float"/>
          <table:table-cell table:formula="of:=MAX([.$G618])" office:value-type="float"/>
          <table:table-cell table:formula="of:=MAX([.$H618])" office:value-type="float"/>
          <table:table-cell table:formula="of:=MAX([.$I618])" office:value-type="float"/>
          <table:table-cell table:formula="of:=MAX([.$J618])" office:value-type="float"/>
          <table:table-cell table:formula="of:=MAX([.$K618])" office:value-type="float"/>
          <table:table-cell table:formula="of:=MAX([.$L618])" office:value-type="float"/>
          <table:table-cell table:formula="of:=MAX([.$M618])" office:value-type="float"/>
          <table:table-cell table:formula="of:=MAX([.$N618])" office:value-type="float"/>
        </table:table-row>
        <table:table-row table:style-name="ro1">
          <table:table-cell office:value-type="string">
            <text:p>c6288/c6288.lp.8.3</text:p>
          </table:table-cell>
          <table:table-cell office:value-type="float" office:value="0.388703"/>
          <table:table-cell office:value-type="float" office:value="0.38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762.0"/>
          <table:table-cell office:value-type="float" office:value="173675.0"/>
          <table:table-cell office:value-type="float" office:value="173632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19])" office:value-type="float"/>
          <table:table-cell table:formula="of:=MIN([.$C619])" office:value-type="float"/>
          <table:table-cell table:formula="of:=MIN([.$D619])" office:value-type="float"/>
          <table:table-cell table:formula="of:=MIN([.$E619])" office:value-type="float"/>
          <table:table-cell table:formula="of:=MIN([.$F619])" office:value-type="float"/>
          <table:table-cell table:formula="of:=MIN([.$G619])" office:value-type="float"/>
          <table:table-cell table:formula="of:=MIN([.$H619])" office:value-type="float"/>
          <table:table-cell table:formula="of:=MIN([.$I619])" office:value-type="float"/>
          <table:table-cell table:formula="of:=MIN([.$J619])" office:value-type="float"/>
          <table:table-cell table:formula="of:=MIN([.$K619])" office:value-type="float"/>
          <table:table-cell table:formula="of:=MIN([.$L619])" office:value-type="float"/>
          <table:table-cell table:formula="of:=MIN([.$M619])" office:value-type="float"/>
          <table:table-cell table:formula="of:=MIN([.$N619])" office:value-type="float"/>
          <table:table-cell table:formula="of:=MEDIAN([.$B619])" office:value-type="float"/>
          <table:table-cell table:formula="of:=MEDIAN([.$C619])" office:value-type="float"/>
          <table:table-cell table:formula="of:=MEDIAN([.$D619])" office:value-type="float"/>
          <table:table-cell table:formula="of:=MEDIAN([.$E619])" office:value-type="float"/>
          <table:table-cell table:formula="of:=MEDIAN([.$F619])" office:value-type="float"/>
          <table:table-cell table:formula="of:=MEDIAN([.$G619])" office:value-type="float"/>
          <table:table-cell table:formula="of:=MEDIAN([.$H619])" office:value-type="float"/>
          <table:table-cell table:formula="of:=MEDIAN([.$I619])" office:value-type="float"/>
          <table:table-cell table:formula="of:=MEDIAN([.$J619])" office:value-type="float"/>
          <table:table-cell table:formula="of:=MEDIAN([.$K619])" office:value-type="float"/>
          <table:table-cell table:formula="of:=MEDIAN([.$L619])" office:value-type="float"/>
          <table:table-cell table:formula="of:=MEDIAN([.$M619])" office:value-type="float"/>
          <table:table-cell table:formula="of:=MEDIAN([.$N619])" office:value-type="float"/>
          <table:table-cell table:formula="of:=MAX([.$B619])" office:value-type="float"/>
          <table:table-cell table:formula="of:=MAX([.$C619])" office:value-type="float"/>
          <table:table-cell table:formula="of:=MAX([.$D619])" office:value-type="float"/>
          <table:table-cell table:formula="of:=MAX([.$E619])" office:value-type="float"/>
          <table:table-cell table:formula="of:=MAX([.$F619])" office:value-type="float"/>
          <table:table-cell table:formula="of:=MAX([.$G619])" office:value-type="float"/>
          <table:table-cell table:formula="of:=MAX([.$H619])" office:value-type="float"/>
          <table:table-cell table:formula="of:=MAX([.$I619])" office:value-type="float"/>
          <table:table-cell table:formula="of:=MAX([.$J619])" office:value-type="float"/>
          <table:table-cell table:formula="of:=MAX([.$K619])" office:value-type="float"/>
          <table:table-cell table:formula="of:=MAX([.$L619])" office:value-type="float"/>
          <table:table-cell table:formula="of:=MAX([.$M619])" office:value-type="float"/>
          <table:table-cell table:formula="of:=MAX([.$N619])" office:value-type="float"/>
        </table:table-row>
        <table:table-row table:style-name="ro1">
          <table:table-cell office:value-type="string">
            <text:p>c6288/c6288.lp.8.4</text:p>
          </table:table-cell>
          <table:table-cell office:value-type="float" office:value="0.306511"/>
          <table:table-cell office:value-type="float" office:value="0.298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465.0"/>
          <table:table-cell office:value-type="float" office:value="123387.0"/>
          <table:table-cell office:value-type="float" office:value="123378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0])" office:value-type="float"/>
          <table:table-cell table:formula="of:=MIN([.$C620])" office:value-type="float"/>
          <table:table-cell table:formula="of:=MIN([.$D620])" office:value-type="float"/>
          <table:table-cell table:formula="of:=MIN([.$E620])" office:value-type="float"/>
          <table:table-cell table:formula="of:=MIN([.$F620])" office:value-type="float"/>
          <table:table-cell table:formula="of:=MIN([.$G620])" office:value-type="float"/>
          <table:table-cell table:formula="of:=MIN([.$H620])" office:value-type="float"/>
          <table:table-cell table:formula="of:=MIN([.$I620])" office:value-type="float"/>
          <table:table-cell table:formula="of:=MIN([.$J620])" office:value-type="float"/>
          <table:table-cell table:formula="of:=MIN([.$K620])" office:value-type="float"/>
          <table:table-cell table:formula="of:=MIN([.$L620])" office:value-type="float"/>
          <table:table-cell table:formula="of:=MIN([.$M620])" office:value-type="float"/>
          <table:table-cell table:formula="of:=MIN([.$N620])" office:value-type="float"/>
          <table:table-cell table:formula="of:=MEDIAN([.$B620])" office:value-type="float"/>
          <table:table-cell table:formula="of:=MEDIAN([.$C620])" office:value-type="float"/>
          <table:table-cell table:formula="of:=MEDIAN([.$D620])" office:value-type="float"/>
          <table:table-cell table:formula="of:=MEDIAN([.$E620])" office:value-type="float"/>
          <table:table-cell table:formula="of:=MEDIAN([.$F620])" office:value-type="float"/>
          <table:table-cell table:formula="of:=MEDIAN([.$G620])" office:value-type="float"/>
          <table:table-cell table:formula="of:=MEDIAN([.$H620])" office:value-type="float"/>
          <table:table-cell table:formula="of:=MEDIAN([.$I620])" office:value-type="float"/>
          <table:table-cell table:formula="of:=MEDIAN([.$J620])" office:value-type="float"/>
          <table:table-cell table:formula="of:=MEDIAN([.$K620])" office:value-type="float"/>
          <table:table-cell table:formula="of:=MEDIAN([.$L620])" office:value-type="float"/>
          <table:table-cell table:formula="of:=MEDIAN([.$M620])" office:value-type="float"/>
          <table:table-cell table:formula="of:=MEDIAN([.$N620])" office:value-type="float"/>
          <table:table-cell table:formula="of:=MAX([.$B620])" office:value-type="float"/>
          <table:table-cell table:formula="of:=MAX([.$C620])" office:value-type="float"/>
          <table:table-cell table:formula="of:=MAX([.$D620])" office:value-type="float"/>
          <table:table-cell table:formula="of:=MAX([.$E620])" office:value-type="float"/>
          <table:table-cell table:formula="of:=MAX([.$F620])" office:value-type="float"/>
          <table:table-cell table:formula="of:=MAX([.$G620])" office:value-type="float"/>
          <table:table-cell table:formula="of:=MAX([.$H620])" office:value-type="float"/>
          <table:table-cell table:formula="of:=MAX([.$I620])" office:value-type="float"/>
          <table:table-cell table:formula="of:=MAX([.$J620])" office:value-type="float"/>
          <table:table-cell table:formula="of:=MAX([.$K620])" office:value-type="float"/>
          <table:table-cell table:formula="of:=MAX([.$L620])" office:value-type="float"/>
          <table:table-cell table:formula="of:=MAX([.$M620])" office:value-type="float"/>
          <table:table-cell table:formula="of:=MAX([.$N620])" office:value-type="float"/>
        </table:table-row>
        <table:table-row table:style-name="ro1">
          <table:table-cell office:value-type="string">
            <text:p>c6288/c6288.lp.8.5</text:p>
          </table:table-cell>
          <table:table-cell office:value-type="float" office:value="0.331039"/>
          <table:table-cell office:value-type="float" office:value="0.322"/>
          <table:table-cell office:value-type="float" office:value="0.26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670.0"/>
          <table:table-cell office:value-type="float" office:value="132933.0"/>
          <table:table-cell office:value-type="float" office:value="132923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1])" office:value-type="float"/>
          <table:table-cell table:formula="of:=MIN([.$C621])" office:value-type="float"/>
          <table:table-cell table:formula="of:=MIN([.$D621])" office:value-type="float"/>
          <table:table-cell table:formula="of:=MIN([.$E621])" office:value-type="float"/>
          <table:table-cell table:formula="of:=MIN([.$F621])" office:value-type="float"/>
          <table:table-cell table:formula="of:=MIN([.$G621])" office:value-type="float"/>
          <table:table-cell table:formula="of:=MIN([.$H621])" office:value-type="float"/>
          <table:table-cell table:formula="of:=MIN([.$I621])" office:value-type="float"/>
          <table:table-cell table:formula="of:=MIN([.$J621])" office:value-type="float"/>
          <table:table-cell table:formula="of:=MIN([.$K621])" office:value-type="float"/>
          <table:table-cell table:formula="of:=MIN([.$L621])" office:value-type="float"/>
          <table:table-cell table:formula="of:=MIN([.$M621])" office:value-type="float"/>
          <table:table-cell table:formula="of:=MIN([.$N621])" office:value-type="float"/>
          <table:table-cell table:formula="of:=MEDIAN([.$B621])" office:value-type="float"/>
          <table:table-cell table:formula="of:=MEDIAN([.$C621])" office:value-type="float"/>
          <table:table-cell table:formula="of:=MEDIAN([.$D621])" office:value-type="float"/>
          <table:table-cell table:formula="of:=MEDIAN([.$E621])" office:value-type="float"/>
          <table:table-cell table:formula="of:=MEDIAN([.$F621])" office:value-type="float"/>
          <table:table-cell table:formula="of:=MEDIAN([.$G621])" office:value-type="float"/>
          <table:table-cell table:formula="of:=MEDIAN([.$H621])" office:value-type="float"/>
          <table:table-cell table:formula="of:=MEDIAN([.$I621])" office:value-type="float"/>
          <table:table-cell table:formula="of:=MEDIAN([.$J621])" office:value-type="float"/>
          <table:table-cell table:formula="of:=MEDIAN([.$K621])" office:value-type="float"/>
          <table:table-cell table:formula="of:=MEDIAN([.$L621])" office:value-type="float"/>
          <table:table-cell table:formula="of:=MEDIAN([.$M621])" office:value-type="float"/>
          <table:table-cell table:formula="of:=MEDIAN([.$N621])" office:value-type="float"/>
          <table:table-cell table:formula="of:=MAX([.$B621])" office:value-type="float"/>
          <table:table-cell table:formula="of:=MAX([.$C621])" office:value-type="float"/>
          <table:table-cell table:formula="of:=MAX([.$D621])" office:value-type="float"/>
          <table:table-cell table:formula="of:=MAX([.$E621])" office:value-type="float"/>
          <table:table-cell table:formula="of:=MAX([.$F621])" office:value-type="float"/>
          <table:table-cell table:formula="of:=MAX([.$G621])" office:value-type="float"/>
          <table:table-cell table:formula="of:=MAX([.$H621])" office:value-type="float"/>
          <table:table-cell table:formula="of:=MAX([.$I621])" office:value-type="float"/>
          <table:table-cell table:formula="of:=MAX([.$J621])" office:value-type="float"/>
          <table:table-cell table:formula="of:=MAX([.$K621])" office:value-type="float"/>
          <table:table-cell table:formula="of:=MAX([.$L621])" office:value-type="float"/>
          <table:table-cell table:formula="of:=MAX([.$M621])" office:value-type="float"/>
          <table:table-cell table:formula="of:=MAX([.$N621])" office:value-type="float"/>
        </table:table-row>
        <table:table-row table:style-name="ro1">
          <table:table-cell office:value-type="string">
            <text:p>c6288/c6288.lp.8.6</text:p>
          </table:table-cell>
          <table:table-cell office:value-type="float" office:value="0.220258"/>
          <table:table-cell office:value-type="float" office:value="0.212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419.0"/>
          <table:table-cell office:value-type="float" office:value="86137.0"/>
          <table:table-cell office:value-type="float" office:value="86132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2])" office:value-type="float"/>
          <table:table-cell table:formula="of:=MIN([.$C622])" office:value-type="float"/>
          <table:table-cell table:formula="of:=MIN([.$D622])" office:value-type="float"/>
          <table:table-cell table:formula="of:=MIN([.$E622])" office:value-type="float"/>
          <table:table-cell table:formula="of:=MIN([.$F622])" office:value-type="float"/>
          <table:table-cell table:formula="of:=MIN([.$G622])" office:value-type="float"/>
          <table:table-cell table:formula="of:=MIN([.$H622])" office:value-type="float"/>
          <table:table-cell table:formula="of:=MIN([.$I622])" office:value-type="float"/>
          <table:table-cell table:formula="of:=MIN([.$J622])" office:value-type="float"/>
          <table:table-cell table:formula="of:=MIN([.$K622])" office:value-type="float"/>
          <table:table-cell table:formula="of:=MIN([.$L622])" office:value-type="float"/>
          <table:table-cell table:formula="of:=MIN([.$M622])" office:value-type="float"/>
          <table:table-cell table:formula="of:=MIN([.$N622])" office:value-type="float"/>
          <table:table-cell table:formula="of:=MEDIAN([.$B622])" office:value-type="float"/>
          <table:table-cell table:formula="of:=MEDIAN([.$C622])" office:value-type="float"/>
          <table:table-cell table:formula="of:=MEDIAN([.$D622])" office:value-type="float"/>
          <table:table-cell table:formula="of:=MEDIAN([.$E622])" office:value-type="float"/>
          <table:table-cell table:formula="of:=MEDIAN([.$F622])" office:value-type="float"/>
          <table:table-cell table:formula="of:=MEDIAN([.$G622])" office:value-type="float"/>
          <table:table-cell table:formula="of:=MEDIAN([.$H622])" office:value-type="float"/>
          <table:table-cell table:formula="of:=MEDIAN([.$I622])" office:value-type="float"/>
          <table:table-cell table:formula="of:=MEDIAN([.$J622])" office:value-type="float"/>
          <table:table-cell table:formula="of:=MEDIAN([.$K622])" office:value-type="float"/>
          <table:table-cell table:formula="of:=MEDIAN([.$L622])" office:value-type="float"/>
          <table:table-cell table:formula="of:=MEDIAN([.$M622])" office:value-type="float"/>
          <table:table-cell table:formula="of:=MEDIAN([.$N622])" office:value-type="float"/>
          <table:table-cell table:formula="of:=MAX([.$B622])" office:value-type="float"/>
          <table:table-cell table:formula="of:=MAX([.$C622])" office:value-type="float"/>
          <table:table-cell table:formula="of:=MAX([.$D622])" office:value-type="float"/>
          <table:table-cell table:formula="of:=MAX([.$E622])" office:value-type="float"/>
          <table:table-cell table:formula="of:=MAX([.$F622])" office:value-type="float"/>
          <table:table-cell table:formula="of:=MAX([.$G622])" office:value-type="float"/>
          <table:table-cell table:formula="of:=MAX([.$H622])" office:value-type="float"/>
          <table:table-cell table:formula="of:=MAX([.$I622])" office:value-type="float"/>
          <table:table-cell table:formula="of:=MAX([.$J622])" office:value-type="float"/>
          <table:table-cell table:formula="of:=MAX([.$K622])" office:value-type="float"/>
          <table:table-cell table:formula="of:=MAX([.$L622])" office:value-type="float"/>
          <table:table-cell table:formula="of:=MAX([.$M622])" office:value-type="float"/>
          <table:table-cell table:formula="of:=MAX([.$N622])" office:value-type="float"/>
        </table:table-row>
        <table:table-row table:style-name="ro1">
          <table:table-cell office:value-type="string">
            <text:p>c6288/c6288.lp.8.7</text:p>
          </table:table-cell>
          <table:table-cell office:value-type="float" office:value="0.603305"/>
          <table:table-cell office:value-type="float" office:value="0.595"/>
          <table:table-cell office:value-type="float" office:value="0.55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3799.0"/>
          <table:table-cell office:value-type="float" office:value="187860.0"/>
          <table:table-cell office:value-type="float" office:value="187856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3])" office:value-type="float"/>
          <table:table-cell table:formula="of:=MIN([.$C623])" office:value-type="float"/>
          <table:table-cell table:formula="of:=MIN([.$D623])" office:value-type="float"/>
          <table:table-cell table:formula="of:=MIN([.$E623])" office:value-type="float"/>
          <table:table-cell table:formula="of:=MIN([.$F623])" office:value-type="float"/>
          <table:table-cell table:formula="of:=MIN([.$G623])" office:value-type="float"/>
          <table:table-cell table:formula="of:=MIN([.$H623])" office:value-type="float"/>
          <table:table-cell table:formula="of:=MIN([.$I623])" office:value-type="float"/>
          <table:table-cell table:formula="of:=MIN([.$J623])" office:value-type="float"/>
          <table:table-cell table:formula="of:=MIN([.$K623])" office:value-type="float"/>
          <table:table-cell table:formula="of:=MIN([.$L623])" office:value-type="float"/>
          <table:table-cell table:formula="of:=MIN([.$M623])" office:value-type="float"/>
          <table:table-cell table:formula="of:=MIN([.$N623])" office:value-type="float"/>
          <table:table-cell table:formula="of:=MEDIAN([.$B623])" office:value-type="float"/>
          <table:table-cell table:formula="of:=MEDIAN([.$C623])" office:value-type="float"/>
          <table:table-cell table:formula="of:=MEDIAN([.$D623])" office:value-type="float"/>
          <table:table-cell table:formula="of:=MEDIAN([.$E623])" office:value-type="float"/>
          <table:table-cell table:formula="of:=MEDIAN([.$F623])" office:value-type="float"/>
          <table:table-cell table:formula="of:=MEDIAN([.$G623])" office:value-type="float"/>
          <table:table-cell table:formula="of:=MEDIAN([.$H623])" office:value-type="float"/>
          <table:table-cell table:formula="of:=MEDIAN([.$I623])" office:value-type="float"/>
          <table:table-cell table:formula="of:=MEDIAN([.$J623])" office:value-type="float"/>
          <table:table-cell table:formula="of:=MEDIAN([.$K623])" office:value-type="float"/>
          <table:table-cell table:formula="of:=MEDIAN([.$L623])" office:value-type="float"/>
          <table:table-cell table:formula="of:=MEDIAN([.$M623])" office:value-type="float"/>
          <table:table-cell table:formula="of:=MEDIAN([.$N623])" office:value-type="float"/>
          <table:table-cell table:formula="of:=MAX([.$B623])" office:value-type="float"/>
          <table:table-cell table:formula="of:=MAX([.$C623])" office:value-type="float"/>
          <table:table-cell table:formula="of:=MAX([.$D623])" office:value-type="float"/>
          <table:table-cell table:formula="of:=MAX([.$E623])" office:value-type="float"/>
          <table:table-cell table:formula="of:=MAX([.$F623])" office:value-type="float"/>
          <table:table-cell table:formula="of:=MAX([.$G623])" office:value-type="float"/>
          <table:table-cell table:formula="of:=MAX([.$H623])" office:value-type="float"/>
          <table:table-cell table:formula="of:=MAX([.$I623])" office:value-type="float"/>
          <table:table-cell table:formula="of:=MAX([.$J623])" office:value-type="float"/>
          <table:table-cell table:formula="of:=MAX([.$K623])" office:value-type="float"/>
          <table:table-cell table:formula="of:=MAX([.$L623])" office:value-type="float"/>
          <table:table-cell table:formula="of:=MAX([.$M623])" office:value-type="float"/>
          <table:table-cell table:formula="of:=MAX([.$N623])" office:value-type="float"/>
        </table:table-row>
        <table:table-row table:style-name="ro1">
          <table:table-cell office:value-type="string">
            <text:p>c6288/c6288.lp.8.8</text:p>
          </table:table-cell>
          <table:table-cell office:value-type="float" office:value="0.351887"/>
          <table:table-cell office:value-type="float" office:value="0.345"/>
          <table:table-cell office:value-type="float" office:value="0.3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954.0"/>
          <table:table-cell office:value-type="float" office:value="124949.0"/>
          <table:table-cell office:value-type="float" office:value="124946.0"/>
          <table:table-cell office:value-type="float" office:value="11508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624])" office:value-type="float"/>
          <table:table-cell table:formula="of:=MIN([.$C624])" office:value-type="float"/>
          <table:table-cell table:formula="of:=MIN([.$D624])" office:value-type="float"/>
          <table:table-cell table:formula="of:=MIN([.$E624])" office:value-type="float"/>
          <table:table-cell table:formula="of:=MIN([.$F624])" office:value-type="float"/>
          <table:table-cell table:formula="of:=MIN([.$G624])" office:value-type="float"/>
          <table:table-cell table:formula="of:=MIN([.$H624])" office:value-type="float"/>
          <table:table-cell table:formula="of:=MIN([.$I624])" office:value-type="float"/>
          <table:table-cell table:formula="of:=MIN([.$J624])" office:value-type="float"/>
          <table:table-cell table:formula="of:=MIN([.$K624])" office:value-type="float"/>
          <table:table-cell table:formula="of:=MIN([.$L624])" office:value-type="float"/>
          <table:table-cell table:formula="of:=MIN([.$M624])" office:value-type="float"/>
          <table:table-cell table:formula="of:=MIN([.$N624])" office:value-type="float"/>
          <table:table-cell table:formula="of:=MEDIAN([.$B624])" office:value-type="float"/>
          <table:table-cell table:formula="of:=MEDIAN([.$C624])" office:value-type="float"/>
          <table:table-cell table:formula="of:=MEDIAN([.$D624])" office:value-type="float"/>
          <table:table-cell table:formula="of:=MEDIAN([.$E624])" office:value-type="float"/>
          <table:table-cell table:formula="of:=MEDIAN([.$F624])" office:value-type="float"/>
          <table:table-cell table:formula="of:=MEDIAN([.$G624])" office:value-type="float"/>
          <table:table-cell table:formula="of:=MEDIAN([.$H624])" office:value-type="float"/>
          <table:table-cell table:formula="of:=MEDIAN([.$I624])" office:value-type="float"/>
          <table:table-cell table:formula="of:=MEDIAN([.$J624])" office:value-type="float"/>
          <table:table-cell table:formula="of:=MEDIAN([.$K624])" office:value-type="float"/>
          <table:table-cell table:formula="of:=MEDIAN([.$L624])" office:value-type="float"/>
          <table:table-cell table:formula="of:=MEDIAN([.$M624])" office:value-type="float"/>
          <table:table-cell table:formula="of:=MEDIAN([.$N624])" office:value-type="float"/>
          <table:table-cell table:formula="of:=MAX([.$B624])" office:value-type="float"/>
          <table:table-cell table:formula="of:=MAX([.$C624])" office:value-type="float"/>
          <table:table-cell table:formula="of:=MAX([.$D624])" office:value-type="float"/>
          <table:table-cell table:formula="of:=MAX([.$E624])" office:value-type="float"/>
          <table:table-cell table:formula="of:=MAX([.$F624])" office:value-type="float"/>
          <table:table-cell table:formula="of:=MAX([.$G624])" office:value-type="float"/>
          <table:table-cell table:formula="of:=MAX([.$H624])" office:value-type="float"/>
          <table:table-cell table:formula="of:=MAX([.$I624])" office:value-type="float"/>
          <table:table-cell table:formula="of:=MAX([.$J624])" office:value-type="float"/>
          <table:table-cell table:formula="of:=MAX([.$K624])" office:value-type="float"/>
          <table:table-cell table:formula="of:=MAX([.$L624])" office:value-type="float"/>
          <table:table-cell table:formula="of:=MAX([.$M624])" office:value-type="float"/>
          <table:table-cell table:formula="of:=MAX([.$N624])" office:value-type="float"/>
        </table:table-row>
        <table:table-row table:style-name="ro1">
          <table:table-cell office:value-type="string">
            <text:p>c6288/c6288.lp.9.1</text:p>
          </table:table-cell>
          <table:table-cell office:value-type="float" office:value="0.777725"/>
          <table:table-cell office:value-type="float" office:value="0.77"/>
          <table:table-cell office:value-type="float" office:value="0.73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1056.0"/>
          <table:table-cell office:value-type="float" office:value="860659.0"/>
          <table:table-cell office:value-type="float" office:value="860655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5])" office:value-type="float"/>
          <table:table-cell table:formula="of:=MIN([.$C625])" office:value-type="float"/>
          <table:table-cell table:formula="of:=MIN([.$D625])" office:value-type="float"/>
          <table:table-cell table:formula="of:=MIN([.$E625])" office:value-type="float"/>
          <table:table-cell table:formula="of:=MIN([.$F625])" office:value-type="float"/>
          <table:table-cell table:formula="of:=MIN([.$G625])" office:value-type="float"/>
          <table:table-cell table:formula="of:=MIN([.$H625])" office:value-type="float"/>
          <table:table-cell table:formula="of:=MIN([.$I625])" office:value-type="float"/>
          <table:table-cell table:formula="of:=MIN([.$J625])" office:value-type="float"/>
          <table:table-cell table:formula="of:=MIN([.$K625])" office:value-type="float"/>
          <table:table-cell table:formula="of:=MIN([.$L625])" office:value-type="float"/>
          <table:table-cell table:formula="of:=MIN([.$M625])" office:value-type="float"/>
          <table:table-cell table:formula="of:=MIN([.$N625])" office:value-type="float"/>
          <table:table-cell table:formula="of:=MEDIAN([.$B625])" office:value-type="float"/>
          <table:table-cell table:formula="of:=MEDIAN([.$C625])" office:value-type="float"/>
          <table:table-cell table:formula="of:=MEDIAN([.$D625])" office:value-type="float"/>
          <table:table-cell table:formula="of:=MEDIAN([.$E625])" office:value-type="float"/>
          <table:table-cell table:formula="of:=MEDIAN([.$F625])" office:value-type="float"/>
          <table:table-cell table:formula="of:=MEDIAN([.$G625])" office:value-type="float"/>
          <table:table-cell table:formula="of:=MEDIAN([.$H625])" office:value-type="float"/>
          <table:table-cell table:formula="of:=MEDIAN([.$I625])" office:value-type="float"/>
          <table:table-cell table:formula="of:=MEDIAN([.$J625])" office:value-type="float"/>
          <table:table-cell table:formula="of:=MEDIAN([.$K625])" office:value-type="float"/>
          <table:table-cell table:formula="of:=MEDIAN([.$L625])" office:value-type="float"/>
          <table:table-cell table:formula="of:=MEDIAN([.$M625])" office:value-type="float"/>
          <table:table-cell table:formula="of:=MEDIAN([.$N625])" office:value-type="float"/>
          <table:table-cell table:formula="of:=MAX([.$B625])" office:value-type="float"/>
          <table:table-cell table:formula="of:=MAX([.$C625])" office:value-type="float"/>
          <table:table-cell table:formula="of:=MAX([.$D625])" office:value-type="float"/>
          <table:table-cell table:formula="of:=MAX([.$E625])" office:value-type="float"/>
          <table:table-cell table:formula="of:=MAX([.$F625])" office:value-type="float"/>
          <table:table-cell table:formula="of:=MAX([.$G625])" office:value-type="float"/>
          <table:table-cell table:formula="of:=MAX([.$H625])" office:value-type="float"/>
          <table:table-cell table:formula="of:=MAX([.$I625])" office:value-type="float"/>
          <table:table-cell table:formula="of:=MAX([.$J625])" office:value-type="float"/>
          <table:table-cell table:formula="of:=MAX([.$K625])" office:value-type="float"/>
          <table:table-cell table:formula="of:=MAX([.$L625])" office:value-type="float"/>
          <table:table-cell table:formula="of:=MAX([.$M625])" office:value-type="float"/>
          <table:table-cell table:formula="of:=MAX([.$N625])" office:value-type="float"/>
        </table:table-row>
        <table:table-row table:style-name="ro1">
          <table:table-cell office:value-type="string">
            <text:p>c6288/c6288.lp.9.2</text:p>
          </table:table-cell>
          <table:table-cell office:value-type="float" office:value="0.57432"/>
          <table:table-cell office:value-type="float" office:value="0.567"/>
          <table:table-cell office:value-type="float" office:value="0.52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895.0"/>
          <table:table-cell office:value-type="float" office:value="465122.0"/>
          <table:table-cell office:value-type="float" office:value="465112.0"/>
          <table:table-cell office:value-type="float" office:value="11514.0"/>
          <table:table-cell office:value-type="float" office:value="6652.0"/>
          <table:table-cell office:value-type="float" office:value="0.0"/>
          <table:table-cell office:value-type="float" office:value="0.0"/>
          <table:table-cell table:formula="of:=MIN([.$B626])" office:value-type="float"/>
          <table:table-cell table:formula="of:=MIN([.$C626])" office:value-type="float"/>
          <table:table-cell table:formula="of:=MIN([.$D626])" office:value-type="float"/>
          <table:table-cell table:formula="of:=MIN([.$E626])" office:value-type="float"/>
          <table:table-cell table:formula="of:=MIN([.$F626])" office:value-type="float"/>
          <table:table-cell table:formula="of:=MIN([.$G626])" office:value-type="float"/>
          <table:table-cell table:formula="of:=MIN([.$H626])" office:value-type="float"/>
          <table:table-cell table:formula="of:=MIN([.$I626])" office:value-type="float"/>
          <table:table-cell table:formula="of:=MIN([.$J626])" office:value-type="float"/>
          <table:table-cell table:formula="of:=MIN([.$K626])" office:value-type="float"/>
          <table:table-cell table:formula="of:=MIN([.$L626])" office:value-type="float"/>
          <table:table-cell table:formula="of:=MIN([.$M626])" office:value-type="float"/>
          <table:table-cell table:formula="of:=MIN([.$N626])" office:value-type="float"/>
          <table:table-cell table:formula="of:=MEDIAN([.$B626])" office:value-type="float"/>
          <table:table-cell table:formula="of:=MEDIAN([.$C626])" office:value-type="float"/>
          <table:table-cell table:formula="of:=MEDIAN([.$D626])" office:value-type="float"/>
          <table:table-cell table:formula="of:=MEDIAN([.$E626])" office:value-type="float"/>
          <table:table-cell table:formula="of:=MEDIAN([.$F626])" office:value-type="float"/>
          <table:table-cell table:formula="of:=MEDIAN([.$G626])" office:value-type="float"/>
          <table:table-cell table:formula="of:=MEDIAN([.$H626])" office:value-type="float"/>
          <table:table-cell table:formula="of:=MEDIAN([.$I626])" office:value-type="float"/>
          <table:table-cell table:formula="of:=MEDIAN([.$J626])" office:value-type="float"/>
          <table:table-cell table:formula="of:=MEDIAN([.$K626])" office:value-type="float"/>
          <table:table-cell table:formula="of:=MEDIAN([.$L626])" office:value-type="float"/>
          <table:table-cell table:formula="of:=MEDIAN([.$M626])" office:value-type="float"/>
          <table:table-cell table:formula="of:=MEDIAN([.$N626])" office:value-type="float"/>
          <table:table-cell table:formula="of:=MAX([.$B626])" office:value-type="float"/>
          <table:table-cell table:formula="of:=MAX([.$C626])" office:value-type="float"/>
          <table:table-cell table:formula="of:=MAX([.$D626])" office:value-type="float"/>
          <table:table-cell table:formula="of:=MAX([.$E626])" office:value-type="float"/>
          <table:table-cell table:formula="of:=MAX([.$F626])" office:value-type="float"/>
          <table:table-cell table:formula="of:=MAX([.$G626])" office:value-type="float"/>
          <table:table-cell table:formula="of:=MAX([.$H626])" office:value-type="float"/>
          <table:table-cell table:formula="of:=MAX([.$I626])" office:value-type="float"/>
          <table:table-cell table:formula="of:=MAX([.$J626])" office:value-type="float"/>
          <table:table-cell table:formula="of:=MAX([.$K626])" office:value-type="float"/>
          <table:table-cell table:formula="of:=MAX([.$L626])" office:value-type="float"/>
          <table:table-cell table:formula="of:=MAX([.$M626])" office:value-type="float"/>
          <table:table-cell table:formula="of:=MAX([.$N626])" office:value-type="float"/>
        </table:table-row>
        <table:table-row table:style-name="ro1">
          <table:table-cell office:value-type="string">
            <text:p>c6288/c6288.lp.9.3</text:p>
          </table:table-cell>
          <table:table-cell office:value-type="float" office:value="0.190847"/>
          <table:table-cell office:value-type="float" office:value="0.183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800.0"/>
          <table:table-cell office:value-type="float" office:value="119611.0"/>
          <table:table-cell office:value-type="float" office:value="119609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7])" office:value-type="float"/>
          <table:table-cell table:formula="of:=MIN([.$C627])" office:value-type="float"/>
          <table:table-cell table:formula="of:=MIN([.$D627])" office:value-type="float"/>
          <table:table-cell table:formula="of:=MIN([.$E627])" office:value-type="float"/>
          <table:table-cell table:formula="of:=MIN([.$F627])" office:value-type="float"/>
          <table:table-cell table:formula="of:=MIN([.$G627])" office:value-type="float"/>
          <table:table-cell table:formula="of:=MIN([.$H627])" office:value-type="float"/>
          <table:table-cell table:formula="of:=MIN([.$I627])" office:value-type="float"/>
          <table:table-cell table:formula="of:=MIN([.$J627])" office:value-type="float"/>
          <table:table-cell table:formula="of:=MIN([.$K627])" office:value-type="float"/>
          <table:table-cell table:formula="of:=MIN([.$L627])" office:value-type="float"/>
          <table:table-cell table:formula="of:=MIN([.$M627])" office:value-type="float"/>
          <table:table-cell table:formula="of:=MIN([.$N627])" office:value-type="float"/>
          <table:table-cell table:formula="of:=MEDIAN([.$B627])" office:value-type="float"/>
          <table:table-cell table:formula="of:=MEDIAN([.$C627])" office:value-type="float"/>
          <table:table-cell table:formula="of:=MEDIAN([.$D627])" office:value-type="float"/>
          <table:table-cell table:formula="of:=MEDIAN([.$E627])" office:value-type="float"/>
          <table:table-cell table:formula="of:=MEDIAN([.$F627])" office:value-type="float"/>
          <table:table-cell table:formula="of:=MEDIAN([.$G627])" office:value-type="float"/>
          <table:table-cell table:formula="of:=MEDIAN([.$H627])" office:value-type="float"/>
          <table:table-cell table:formula="of:=MEDIAN([.$I627])" office:value-type="float"/>
          <table:table-cell table:formula="of:=MEDIAN([.$J627])" office:value-type="float"/>
          <table:table-cell table:formula="of:=MEDIAN([.$K627])" office:value-type="float"/>
          <table:table-cell table:formula="of:=MEDIAN([.$L627])" office:value-type="float"/>
          <table:table-cell table:formula="of:=MEDIAN([.$M627])" office:value-type="float"/>
          <table:table-cell table:formula="of:=MEDIAN([.$N627])" office:value-type="float"/>
          <table:table-cell table:formula="of:=MAX([.$B627])" office:value-type="float"/>
          <table:table-cell table:formula="of:=MAX([.$C627])" office:value-type="float"/>
          <table:table-cell table:formula="of:=MAX([.$D627])" office:value-type="float"/>
          <table:table-cell table:formula="of:=MAX([.$E627])" office:value-type="float"/>
          <table:table-cell table:formula="of:=MAX([.$F627])" office:value-type="float"/>
          <table:table-cell table:formula="of:=MAX([.$G627])" office:value-type="float"/>
          <table:table-cell table:formula="of:=MAX([.$H627])" office:value-type="float"/>
          <table:table-cell table:formula="of:=MAX([.$I627])" office:value-type="float"/>
          <table:table-cell table:formula="of:=MAX([.$J627])" office:value-type="float"/>
          <table:table-cell table:formula="of:=MAX([.$K627])" office:value-type="float"/>
          <table:table-cell table:formula="of:=MAX([.$L627])" office:value-type="float"/>
          <table:table-cell table:formula="of:=MAX([.$M627])" office:value-type="float"/>
          <table:table-cell table:formula="of:=MAX([.$N627])" office:value-type="float"/>
        </table:table-row>
        <table:table-row table:style-name="ro1">
          <table:table-cell office:value-type="string">
            <text:p>c6288/c6288.lp.9.4</text:p>
          </table:table-cell>
          <table:table-cell office:value-type="float" office:value="0.29292"/>
          <table:table-cell office:value-type="float" office:value="0.286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699.0"/>
          <table:table-cell office:value-type="float" office:value="115092.0"/>
          <table:table-cell office:value-type="float" office:value="115087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28])" office:value-type="float"/>
          <table:table-cell table:formula="of:=MIN([.$C628])" office:value-type="float"/>
          <table:table-cell table:formula="of:=MIN([.$D628])" office:value-type="float"/>
          <table:table-cell table:formula="of:=MIN([.$E628])" office:value-type="float"/>
          <table:table-cell table:formula="of:=MIN([.$F628])" office:value-type="float"/>
          <table:table-cell table:formula="of:=MIN([.$G628])" office:value-type="float"/>
          <table:table-cell table:formula="of:=MIN([.$H628])" office:value-type="float"/>
          <table:table-cell table:formula="of:=MIN([.$I628])" office:value-type="float"/>
          <table:table-cell table:formula="of:=MIN([.$J628])" office:value-type="float"/>
          <table:table-cell table:formula="of:=MIN([.$K628])" office:value-type="float"/>
          <table:table-cell table:formula="of:=MIN([.$L628])" office:value-type="float"/>
          <table:table-cell table:formula="of:=MIN([.$M628])" office:value-type="float"/>
          <table:table-cell table:formula="of:=MIN([.$N628])" office:value-type="float"/>
          <table:table-cell table:formula="of:=MEDIAN([.$B628])" office:value-type="float"/>
          <table:table-cell table:formula="of:=MEDIAN([.$C628])" office:value-type="float"/>
          <table:table-cell table:formula="of:=MEDIAN([.$D628])" office:value-type="float"/>
          <table:table-cell table:formula="of:=MEDIAN([.$E628])" office:value-type="float"/>
          <table:table-cell table:formula="of:=MEDIAN([.$F628])" office:value-type="float"/>
          <table:table-cell table:formula="of:=MEDIAN([.$G628])" office:value-type="float"/>
          <table:table-cell table:formula="of:=MEDIAN([.$H628])" office:value-type="float"/>
          <table:table-cell table:formula="of:=MEDIAN([.$I628])" office:value-type="float"/>
          <table:table-cell table:formula="of:=MEDIAN([.$J628])" office:value-type="float"/>
          <table:table-cell table:formula="of:=MEDIAN([.$K628])" office:value-type="float"/>
          <table:table-cell table:formula="of:=MEDIAN([.$L628])" office:value-type="float"/>
          <table:table-cell table:formula="of:=MEDIAN([.$M628])" office:value-type="float"/>
          <table:table-cell table:formula="of:=MEDIAN([.$N628])" office:value-type="float"/>
          <table:table-cell table:formula="of:=MAX([.$B628])" office:value-type="float"/>
          <table:table-cell table:formula="of:=MAX([.$C628])" office:value-type="float"/>
          <table:table-cell table:formula="of:=MAX([.$D628])" office:value-type="float"/>
          <table:table-cell table:formula="of:=MAX([.$E628])" office:value-type="float"/>
          <table:table-cell table:formula="of:=MAX([.$F628])" office:value-type="float"/>
          <table:table-cell table:formula="of:=MAX([.$G628])" office:value-type="float"/>
          <table:table-cell table:formula="of:=MAX([.$H628])" office:value-type="float"/>
          <table:table-cell table:formula="of:=MAX([.$I628])" office:value-type="float"/>
          <table:table-cell table:formula="of:=MAX([.$J628])" office:value-type="float"/>
          <table:table-cell table:formula="of:=MAX([.$K628])" office:value-type="float"/>
          <table:table-cell table:formula="of:=MAX([.$L628])" office:value-type="float"/>
          <table:table-cell table:formula="of:=MAX([.$M628])" office:value-type="float"/>
          <table:table-cell table:formula="of:=MAX([.$N628])" office:value-type="float"/>
        </table:table-row>
        <table:table-row table:style-name="ro1">
          <table:table-cell office:value-type="string">
            <text:p>c6288/c6288.lp.9.5</text:p>
          </table:table-cell>
          <table:table-cell office:value-type="float" office:value="0.230087"/>
          <table:table-cell office:value-type="float" office:value="0.222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988.0"/>
          <table:table-cell office:value-type="float" office:value="83185.0"/>
          <table:table-cell office:value-type="float" office:value="83184.0"/>
          <table:table-cell office:value-type="float" office:value="11512.0"/>
          <table:table-cell office:value-type="float" office:value="6653.0"/>
          <table:table-cell office:value-type="float" office:value="0.0"/>
          <table:table-cell office:value-type="float" office:value="0.0"/>
          <table:table-cell table:formula="of:=MIN([.$B629])" office:value-type="float"/>
          <table:table-cell table:formula="of:=MIN([.$C629])" office:value-type="float"/>
          <table:table-cell table:formula="of:=MIN([.$D629])" office:value-type="float"/>
          <table:table-cell table:formula="of:=MIN([.$E629])" office:value-type="float"/>
          <table:table-cell table:formula="of:=MIN([.$F629])" office:value-type="float"/>
          <table:table-cell table:formula="of:=MIN([.$G629])" office:value-type="float"/>
          <table:table-cell table:formula="of:=MIN([.$H629])" office:value-type="float"/>
          <table:table-cell table:formula="of:=MIN([.$I629])" office:value-type="float"/>
          <table:table-cell table:formula="of:=MIN([.$J629])" office:value-type="float"/>
          <table:table-cell table:formula="of:=MIN([.$K629])" office:value-type="float"/>
          <table:table-cell table:formula="of:=MIN([.$L629])" office:value-type="float"/>
          <table:table-cell table:formula="of:=MIN([.$M629])" office:value-type="float"/>
          <table:table-cell table:formula="of:=MIN([.$N629])" office:value-type="float"/>
          <table:table-cell table:formula="of:=MEDIAN([.$B629])" office:value-type="float"/>
          <table:table-cell table:formula="of:=MEDIAN([.$C629])" office:value-type="float"/>
          <table:table-cell table:formula="of:=MEDIAN([.$D629])" office:value-type="float"/>
          <table:table-cell table:formula="of:=MEDIAN([.$E629])" office:value-type="float"/>
          <table:table-cell table:formula="of:=MEDIAN([.$F629])" office:value-type="float"/>
          <table:table-cell table:formula="of:=MEDIAN([.$G629])" office:value-type="float"/>
          <table:table-cell table:formula="of:=MEDIAN([.$H629])" office:value-type="float"/>
          <table:table-cell table:formula="of:=MEDIAN([.$I629])" office:value-type="float"/>
          <table:table-cell table:formula="of:=MEDIAN([.$J629])" office:value-type="float"/>
          <table:table-cell table:formula="of:=MEDIAN([.$K629])" office:value-type="float"/>
          <table:table-cell table:formula="of:=MEDIAN([.$L629])" office:value-type="float"/>
          <table:table-cell table:formula="of:=MEDIAN([.$M629])" office:value-type="float"/>
          <table:table-cell table:formula="of:=MEDIAN([.$N629])" office:value-type="float"/>
          <table:table-cell table:formula="of:=MAX([.$B629])" office:value-type="float"/>
          <table:table-cell table:formula="of:=MAX([.$C629])" office:value-type="float"/>
          <table:table-cell table:formula="of:=MAX([.$D629])" office:value-type="float"/>
          <table:table-cell table:formula="of:=MAX([.$E629])" office:value-type="float"/>
          <table:table-cell table:formula="of:=MAX([.$F629])" office:value-type="float"/>
          <table:table-cell table:formula="of:=MAX([.$G629])" office:value-type="float"/>
          <table:table-cell table:formula="of:=MAX([.$H629])" office:value-type="float"/>
          <table:table-cell table:formula="of:=MAX([.$I629])" office:value-type="float"/>
          <table:table-cell table:formula="of:=MAX([.$J629])" office:value-type="float"/>
          <table:table-cell table:formula="of:=MAX([.$K629])" office:value-type="float"/>
          <table:table-cell table:formula="of:=MAX([.$L629])" office:value-type="float"/>
          <table:table-cell table:formula="of:=MAX([.$M629])" office:value-type="float"/>
          <table:table-cell table:formula="of:=MAX([.$N629])" office:value-type="float"/>
        </table:table-row>
        <table:table-row table:style-name="ro1">
          <table:table-cell office:value-type="string">
            <text:p>c6288/c6288.lp.9.6</text:p>
          </table:table-cell>
          <table:table-cell office:value-type="float" office:value="0.60551"/>
          <table:table-cell office:value-type="float" office:value="0.597"/>
          <table:table-cell office:value-type="float" office:value="0.55"/>
          <table:table-cell office:value-type="float" office:value="1000.0"/>
          <table:table-cell office:value-type="float" office:value="0.0"/>
          <table:table-cell office:value-type="float" office:value="5.0"/>
          <table:table-cell office:value-type="float" office:value="3443.0"/>
          <table:table-cell office:value-type="float" office:value="154285.0"/>
          <table:table-cell office:value-type="float" office:value="154275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30])" office:value-type="float"/>
          <table:table-cell table:formula="of:=MIN([.$C630])" office:value-type="float"/>
          <table:table-cell table:formula="of:=MIN([.$D630])" office:value-type="float"/>
          <table:table-cell table:formula="of:=MIN([.$E630])" office:value-type="float"/>
          <table:table-cell table:formula="of:=MIN([.$F630])" office:value-type="float"/>
          <table:table-cell table:formula="of:=MIN([.$G630])" office:value-type="float"/>
          <table:table-cell table:formula="of:=MIN([.$H630])" office:value-type="float"/>
          <table:table-cell table:formula="of:=MIN([.$I630])" office:value-type="float"/>
          <table:table-cell table:formula="of:=MIN([.$J630])" office:value-type="float"/>
          <table:table-cell table:formula="of:=MIN([.$K630])" office:value-type="float"/>
          <table:table-cell table:formula="of:=MIN([.$L630])" office:value-type="float"/>
          <table:table-cell table:formula="of:=MIN([.$M630])" office:value-type="float"/>
          <table:table-cell table:formula="of:=MIN([.$N630])" office:value-type="float"/>
          <table:table-cell table:formula="of:=MEDIAN([.$B630])" office:value-type="float"/>
          <table:table-cell table:formula="of:=MEDIAN([.$C630])" office:value-type="float"/>
          <table:table-cell table:formula="of:=MEDIAN([.$D630])" office:value-type="float"/>
          <table:table-cell table:formula="of:=MEDIAN([.$E630])" office:value-type="float"/>
          <table:table-cell table:formula="of:=MEDIAN([.$F630])" office:value-type="float"/>
          <table:table-cell table:formula="of:=MEDIAN([.$G630])" office:value-type="float"/>
          <table:table-cell table:formula="of:=MEDIAN([.$H630])" office:value-type="float"/>
          <table:table-cell table:formula="of:=MEDIAN([.$I630])" office:value-type="float"/>
          <table:table-cell table:formula="of:=MEDIAN([.$J630])" office:value-type="float"/>
          <table:table-cell table:formula="of:=MEDIAN([.$K630])" office:value-type="float"/>
          <table:table-cell table:formula="of:=MEDIAN([.$L630])" office:value-type="float"/>
          <table:table-cell table:formula="of:=MEDIAN([.$M630])" office:value-type="float"/>
          <table:table-cell table:formula="of:=MEDIAN([.$N630])" office:value-type="float"/>
          <table:table-cell table:formula="of:=MAX([.$B630])" office:value-type="float"/>
          <table:table-cell table:formula="of:=MAX([.$C630])" office:value-type="float"/>
          <table:table-cell table:formula="of:=MAX([.$D630])" office:value-type="float"/>
          <table:table-cell table:formula="of:=MAX([.$E630])" office:value-type="float"/>
          <table:table-cell table:formula="of:=MAX([.$F630])" office:value-type="float"/>
          <table:table-cell table:formula="of:=MAX([.$G630])" office:value-type="float"/>
          <table:table-cell table:formula="of:=MAX([.$H630])" office:value-type="float"/>
          <table:table-cell table:formula="of:=MAX([.$I630])" office:value-type="float"/>
          <table:table-cell table:formula="of:=MAX([.$J630])" office:value-type="float"/>
          <table:table-cell table:formula="of:=MAX([.$K630])" office:value-type="float"/>
          <table:table-cell table:formula="of:=MAX([.$L630])" office:value-type="float"/>
          <table:table-cell table:formula="of:=MAX([.$M630])" office:value-type="float"/>
          <table:table-cell table:formula="of:=MAX([.$N630])" office:value-type="float"/>
        </table:table-row>
        <table:table-row table:style-name="ro1">
          <table:table-cell office:value-type="string">
            <text:p>c6288/c6288.lp.9.7</text:p>
          </table:table-cell>
          <table:table-cell office:value-type="float" office:value="0.407282"/>
          <table:table-cell office:value-type="float" office:value="0.399"/>
          <table:table-cell office:value-type="float" office:value="0.36"/>
          <table:table-cell office:value-type="float" office:value="1000.0"/>
          <table:table-cell office:value-type="float" office:value="0.0"/>
          <table:table-cell office:value-type="float" office:value="3.0"/>
          <table:table-cell office:value-type="float" office:value="1832.0"/>
          <table:table-cell office:value-type="float" office:value="101325.0"/>
          <table:table-cell office:value-type="float" office:value="101267.0"/>
          <table:table-cell office:value-type="float" office:value="11508.0"/>
          <table:table-cell office:value-type="float" office:value="6655.0"/>
          <table:table-cell office:value-type="float" office:value="0.0"/>
          <table:table-cell office:value-type="float" office:value="0.0"/>
          <table:table-cell table:formula="of:=MIN([.$B631])" office:value-type="float"/>
          <table:table-cell table:formula="of:=MIN([.$C631])" office:value-type="float"/>
          <table:table-cell table:formula="of:=MIN([.$D631])" office:value-type="float"/>
          <table:table-cell table:formula="of:=MIN([.$E631])" office:value-type="float"/>
          <table:table-cell table:formula="of:=MIN([.$F631])" office:value-type="float"/>
          <table:table-cell table:formula="of:=MIN([.$G631])" office:value-type="float"/>
          <table:table-cell table:formula="of:=MIN([.$H631])" office:value-type="float"/>
          <table:table-cell table:formula="of:=MIN([.$I631])" office:value-type="float"/>
          <table:table-cell table:formula="of:=MIN([.$J631])" office:value-type="float"/>
          <table:table-cell table:formula="of:=MIN([.$K631])" office:value-type="float"/>
          <table:table-cell table:formula="of:=MIN([.$L631])" office:value-type="float"/>
          <table:table-cell table:formula="of:=MIN([.$M631])" office:value-type="float"/>
          <table:table-cell table:formula="of:=MIN([.$N631])" office:value-type="float"/>
          <table:table-cell table:formula="of:=MEDIAN([.$B631])" office:value-type="float"/>
          <table:table-cell table:formula="of:=MEDIAN([.$C631])" office:value-type="float"/>
          <table:table-cell table:formula="of:=MEDIAN([.$D631])" office:value-type="float"/>
          <table:table-cell table:formula="of:=MEDIAN([.$E631])" office:value-type="float"/>
          <table:table-cell table:formula="of:=MEDIAN([.$F631])" office:value-type="float"/>
          <table:table-cell table:formula="of:=MEDIAN([.$G631])" office:value-type="float"/>
          <table:table-cell table:formula="of:=MEDIAN([.$H631])" office:value-type="float"/>
          <table:table-cell table:formula="of:=MEDIAN([.$I631])" office:value-type="float"/>
          <table:table-cell table:formula="of:=MEDIAN([.$J631])" office:value-type="float"/>
          <table:table-cell table:formula="of:=MEDIAN([.$K631])" office:value-type="float"/>
          <table:table-cell table:formula="of:=MEDIAN([.$L631])" office:value-type="float"/>
          <table:table-cell table:formula="of:=MEDIAN([.$M631])" office:value-type="float"/>
          <table:table-cell table:formula="of:=MEDIAN([.$N631])" office:value-type="float"/>
          <table:table-cell table:formula="of:=MAX([.$B631])" office:value-type="float"/>
          <table:table-cell table:formula="of:=MAX([.$C631])" office:value-type="float"/>
          <table:table-cell table:formula="of:=MAX([.$D631])" office:value-type="float"/>
          <table:table-cell table:formula="of:=MAX([.$E631])" office:value-type="float"/>
          <table:table-cell table:formula="of:=MAX([.$F631])" office:value-type="float"/>
          <table:table-cell table:formula="of:=MAX([.$G631])" office:value-type="float"/>
          <table:table-cell table:formula="of:=MAX([.$H631])" office:value-type="float"/>
          <table:table-cell table:formula="of:=MAX([.$I631])" office:value-type="float"/>
          <table:table-cell table:formula="of:=MAX([.$J631])" office:value-type="float"/>
          <table:table-cell table:formula="of:=MAX([.$K631])" office:value-type="float"/>
          <table:table-cell table:formula="of:=MAX([.$L631])" office:value-type="float"/>
          <table:table-cell table:formula="of:=MAX([.$M631])" office:value-type="float"/>
          <table:table-cell table:formula="of:=MAX([.$N631])" office:value-type="float"/>
        </table:table-row>
        <table:table-row table:style-name="ro1">
          <table:table-cell office:value-type="string">
            <text:p>c6288/c6288.lp.9.8</text:p>
          </table:table-cell>
          <table:table-cell office:value-type="float" office:value="0.233912"/>
          <table:table-cell office:value-type="float" office:value="0.226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2.0"/>
          <table:table-cell office:value-type="float" office:value="1106.0"/>
          <table:table-cell office:value-type="float" office:value="103925.0"/>
          <table:table-cell office:value-type="float" office:value="103923.0"/>
          <table:table-cell office:value-type="float" office:value="11510.0"/>
          <table:table-cell office:value-type="float" office:value="6654.0"/>
          <table:table-cell office:value-type="float" office:value="0.0"/>
          <table:table-cell office:value-type="float" office:value="0.0"/>
          <table:table-cell table:formula="of:=MIN([.$B632])" office:value-type="float"/>
          <table:table-cell table:formula="of:=MIN([.$C632])" office:value-type="float"/>
          <table:table-cell table:formula="of:=MIN([.$D632])" office:value-type="float"/>
          <table:table-cell table:formula="of:=MIN([.$E632])" office:value-type="float"/>
          <table:table-cell table:formula="of:=MIN([.$F632])" office:value-type="float"/>
          <table:table-cell table:formula="of:=MIN([.$G632])" office:value-type="float"/>
          <table:table-cell table:formula="of:=MIN([.$H632])" office:value-type="float"/>
          <table:table-cell table:formula="of:=MIN([.$I632])" office:value-type="float"/>
          <table:table-cell table:formula="of:=MIN([.$J632])" office:value-type="float"/>
          <table:table-cell table:formula="of:=MIN([.$K632])" office:value-type="float"/>
          <table:table-cell table:formula="of:=MIN([.$L632])" office:value-type="float"/>
          <table:table-cell table:formula="of:=MIN([.$M632])" office:value-type="float"/>
          <table:table-cell table:formula="of:=MIN([.$N632])" office:value-type="float"/>
          <table:table-cell table:formula="of:=MEDIAN([.$B632])" office:value-type="float"/>
          <table:table-cell table:formula="of:=MEDIAN([.$C632])" office:value-type="float"/>
          <table:table-cell table:formula="of:=MEDIAN([.$D632])" office:value-type="float"/>
          <table:table-cell table:formula="of:=MEDIAN([.$E632])" office:value-type="float"/>
          <table:table-cell table:formula="of:=MEDIAN([.$F632])" office:value-type="float"/>
          <table:table-cell table:formula="of:=MEDIAN([.$G632])" office:value-type="float"/>
          <table:table-cell table:formula="of:=MEDIAN([.$H632])" office:value-type="float"/>
          <table:table-cell table:formula="of:=MEDIAN([.$I632])" office:value-type="float"/>
          <table:table-cell table:formula="of:=MEDIAN([.$J632])" office:value-type="float"/>
          <table:table-cell table:formula="of:=MEDIAN([.$K632])" office:value-type="float"/>
          <table:table-cell table:formula="of:=MEDIAN([.$L632])" office:value-type="float"/>
          <table:table-cell table:formula="of:=MEDIAN([.$M632])" office:value-type="float"/>
          <table:table-cell table:formula="of:=MEDIAN([.$N632])" office:value-type="float"/>
          <table:table-cell table:formula="of:=MAX([.$B632])" office:value-type="float"/>
          <table:table-cell table:formula="of:=MAX([.$C632])" office:value-type="float"/>
          <table:table-cell table:formula="of:=MAX([.$D632])" office:value-type="float"/>
          <table:table-cell table:formula="of:=MAX([.$E632])" office:value-type="float"/>
          <table:table-cell table:formula="of:=MAX([.$F632])" office:value-type="float"/>
          <table:table-cell table:formula="of:=MAX([.$G632])" office:value-type="float"/>
          <table:table-cell table:formula="of:=MAX([.$H632])" office:value-type="float"/>
          <table:table-cell table:formula="of:=MAX([.$I632])" office:value-type="float"/>
          <table:table-cell table:formula="of:=MAX([.$J632])" office:value-type="float"/>
          <table:table-cell table:formula="of:=MAX([.$K632])" office:value-type="float"/>
          <table:table-cell table:formula="of:=MAX([.$L632])" office:value-type="float"/>
          <table:table-cell table:formula="of:=MAX([.$M632])" office:value-type="float"/>
          <table:table-cell table:formula="of:=MAX([.$N632])" office:value-type="float"/>
        </table:table-row>
        <table:table-row table:style-name="ro1">
          <table:table-cell office:value-type="string">
            <text:p>c7552/c7552.lp.1.1</text:p>
          </table:table-cell>
          <table:table-cell office:value-type="float" office:value="0.077737"/>
          <table:table-cell office:value-type="float" office:value="0.0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4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3])" office:value-type="float"/>
          <table:table-cell table:formula="of:=MIN([.$C633])" office:value-type="float"/>
          <table:table-cell table:formula="of:=MIN([.$D633])" office:value-type="float"/>
          <table:table-cell table:formula="of:=MIN([.$E633])" office:value-type="float"/>
          <table:table-cell table:formula="of:=MIN([.$F633])" office:value-type="float"/>
          <table:table-cell table:formula="of:=MIN([.$G633])" office:value-type="float"/>
          <table:table-cell table:formula="of:=MIN([.$H633])" office:value-type="float"/>
          <table:table-cell table:formula="of:=MIN([.$I633])" office:value-type="float"/>
          <table:table-cell table:formula="of:=MIN([.$J633])" office:value-type="float"/>
          <table:table-cell table:formula="of:=MIN([.$K633])" office:value-type="float"/>
          <table:table-cell table:formula="of:=MIN([.$L633])" office:value-type="float"/>
          <table:table-cell table:formula="of:=MIN([.$M633])" office:value-type="float"/>
          <table:table-cell table:formula="of:=MIN([.$N633])" office:value-type="float"/>
          <table:table-cell table:formula="of:=MEDIAN([.$B633])" office:value-type="float"/>
          <table:table-cell table:formula="of:=MEDIAN([.$C633])" office:value-type="float"/>
          <table:table-cell table:formula="of:=MEDIAN([.$D633])" office:value-type="float"/>
          <table:table-cell table:formula="of:=MEDIAN([.$E633])" office:value-type="float"/>
          <table:table-cell table:formula="of:=MEDIAN([.$F633])" office:value-type="float"/>
          <table:table-cell table:formula="of:=MEDIAN([.$G633])" office:value-type="float"/>
          <table:table-cell table:formula="of:=MEDIAN([.$H633])" office:value-type="float"/>
          <table:table-cell table:formula="of:=MEDIAN([.$I633])" office:value-type="float"/>
          <table:table-cell table:formula="of:=MEDIAN([.$J633])" office:value-type="float"/>
          <table:table-cell table:formula="of:=MEDIAN([.$K633])" office:value-type="float"/>
          <table:table-cell table:formula="of:=MEDIAN([.$L633])" office:value-type="float"/>
          <table:table-cell table:formula="of:=MEDIAN([.$M633])" office:value-type="float"/>
          <table:table-cell table:formula="of:=MEDIAN([.$N633])" office:value-type="float"/>
          <table:table-cell table:formula="of:=MAX([.$B633])" office:value-type="float"/>
          <table:table-cell table:formula="of:=MAX([.$C633])" office:value-type="float"/>
          <table:table-cell table:formula="of:=MAX([.$D633])" office:value-type="float"/>
          <table:table-cell table:formula="of:=MAX([.$E633])" office:value-type="float"/>
          <table:table-cell table:formula="of:=MAX([.$F633])" office:value-type="float"/>
          <table:table-cell table:formula="of:=MAX([.$G633])" office:value-type="float"/>
          <table:table-cell table:formula="of:=MAX([.$H633])" office:value-type="float"/>
          <table:table-cell table:formula="of:=MAX([.$I633])" office:value-type="float"/>
          <table:table-cell table:formula="of:=MAX([.$J633])" office:value-type="float"/>
          <table:table-cell table:formula="of:=MAX([.$K633])" office:value-type="float"/>
          <table:table-cell table:formula="of:=MAX([.$L633])" office:value-type="float"/>
          <table:table-cell table:formula="of:=MAX([.$M633])" office:value-type="float"/>
          <table:table-cell table:formula="of:=MAX([.$N633])" office:value-type="float"/>
        </table:table-row>
        <table:table-row table:style-name="ro1">
          <table:table-cell office:value-type="string">
            <text:p>c7552/c7552.lp.1.2</text:p>
          </table:table-cell>
          <table:table-cell office:value-type="float" office:value="0.443154"/>
          <table:table-cell office:value-type="float" office:value="0.434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2.0"/>
          <table:table-cell office:value-type="float" office:value="185955.0"/>
          <table:table-cell office:value-type="float" office:value="185955.0"/>
          <table:table-cell office:value-type="float" office:value="16232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4])" office:value-type="float"/>
          <table:table-cell table:formula="of:=MIN([.$C634])" office:value-type="float"/>
          <table:table-cell table:formula="of:=MIN([.$D634])" office:value-type="float"/>
          <table:table-cell table:formula="of:=MIN([.$E634])" office:value-type="float"/>
          <table:table-cell table:formula="of:=MIN([.$F634])" office:value-type="float"/>
          <table:table-cell table:formula="of:=MIN([.$G634])" office:value-type="float"/>
          <table:table-cell table:formula="of:=MIN([.$H634])" office:value-type="float"/>
          <table:table-cell table:formula="of:=MIN([.$I634])" office:value-type="float"/>
          <table:table-cell table:formula="of:=MIN([.$J634])" office:value-type="float"/>
          <table:table-cell table:formula="of:=MIN([.$K634])" office:value-type="float"/>
          <table:table-cell table:formula="of:=MIN([.$L634])" office:value-type="float"/>
          <table:table-cell table:formula="of:=MIN([.$M634])" office:value-type="float"/>
          <table:table-cell table:formula="of:=MIN([.$N634])" office:value-type="float"/>
          <table:table-cell table:formula="of:=MEDIAN([.$B634])" office:value-type="float"/>
          <table:table-cell table:formula="of:=MEDIAN([.$C634])" office:value-type="float"/>
          <table:table-cell table:formula="of:=MEDIAN([.$D634])" office:value-type="float"/>
          <table:table-cell table:formula="of:=MEDIAN([.$E634])" office:value-type="float"/>
          <table:table-cell table:formula="of:=MEDIAN([.$F634])" office:value-type="float"/>
          <table:table-cell table:formula="of:=MEDIAN([.$G634])" office:value-type="float"/>
          <table:table-cell table:formula="of:=MEDIAN([.$H634])" office:value-type="float"/>
          <table:table-cell table:formula="of:=MEDIAN([.$I634])" office:value-type="float"/>
          <table:table-cell table:formula="of:=MEDIAN([.$J634])" office:value-type="float"/>
          <table:table-cell table:formula="of:=MEDIAN([.$K634])" office:value-type="float"/>
          <table:table-cell table:formula="of:=MEDIAN([.$L634])" office:value-type="float"/>
          <table:table-cell table:formula="of:=MEDIAN([.$M634])" office:value-type="float"/>
          <table:table-cell table:formula="of:=MEDIAN([.$N634])" office:value-type="float"/>
          <table:table-cell table:formula="of:=MAX([.$B634])" office:value-type="float"/>
          <table:table-cell table:formula="of:=MAX([.$C634])" office:value-type="float"/>
          <table:table-cell table:formula="of:=MAX([.$D634])" office:value-type="float"/>
          <table:table-cell table:formula="of:=MAX([.$E634])" office:value-type="float"/>
          <table:table-cell table:formula="of:=MAX([.$F634])" office:value-type="float"/>
          <table:table-cell table:formula="of:=MAX([.$G634])" office:value-type="float"/>
          <table:table-cell table:formula="of:=MAX([.$H634])" office:value-type="float"/>
          <table:table-cell table:formula="of:=MAX([.$I634])" office:value-type="float"/>
          <table:table-cell table:formula="of:=MAX([.$J634])" office:value-type="float"/>
          <table:table-cell table:formula="of:=MAX([.$K634])" office:value-type="float"/>
          <table:table-cell table:formula="of:=MAX([.$L634])" office:value-type="float"/>
          <table:table-cell table:formula="of:=MAX([.$M634])" office:value-type="float"/>
          <table:table-cell table:formula="of:=MAX([.$N634])" office:value-type="float"/>
        </table:table-row>
        <table:table-row table:style-name="ro1">
          <table:table-cell office:value-type="string">
            <text:p>c7552/c7552.lp.1.3</text:p>
          </table:table-cell>
          <table:table-cell office:value-type="float" office:value="0.361691"/>
          <table:table-cell office:value-type="float" office:value="0.353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02.0"/>
          <table:table-cell office:value-type="float" office:value="168485.0"/>
          <table:table-cell office:value-type="float" office:value="168485.0"/>
          <table:table-cell office:value-type="float" office:value="16230.0"/>
          <table:table-cell office:value-type="float" office:value="9208.0"/>
          <table:table-cell office:value-type="float" office:value="0.0"/>
          <table:table-cell office:value-type="float" office:value="0.0"/>
          <table:table-cell table:formula="of:=MIN([.$B635])" office:value-type="float"/>
          <table:table-cell table:formula="of:=MIN([.$C635])" office:value-type="float"/>
          <table:table-cell table:formula="of:=MIN([.$D635])" office:value-type="float"/>
          <table:table-cell table:formula="of:=MIN([.$E635])" office:value-type="float"/>
          <table:table-cell table:formula="of:=MIN([.$F635])" office:value-type="float"/>
          <table:table-cell table:formula="of:=MIN([.$G635])" office:value-type="float"/>
          <table:table-cell table:formula="of:=MIN([.$H635])" office:value-type="float"/>
          <table:table-cell table:formula="of:=MIN([.$I635])" office:value-type="float"/>
          <table:table-cell table:formula="of:=MIN([.$J635])" office:value-type="float"/>
          <table:table-cell table:formula="of:=MIN([.$K635])" office:value-type="float"/>
          <table:table-cell table:formula="of:=MIN([.$L635])" office:value-type="float"/>
          <table:table-cell table:formula="of:=MIN([.$M635])" office:value-type="float"/>
          <table:table-cell table:formula="of:=MIN([.$N635])" office:value-type="float"/>
          <table:table-cell table:formula="of:=MEDIAN([.$B635])" office:value-type="float"/>
          <table:table-cell table:formula="of:=MEDIAN([.$C635])" office:value-type="float"/>
          <table:table-cell table:formula="of:=MEDIAN([.$D635])" office:value-type="float"/>
          <table:table-cell table:formula="of:=MEDIAN([.$E635])" office:value-type="float"/>
          <table:table-cell table:formula="of:=MEDIAN([.$F635])" office:value-type="float"/>
          <table:table-cell table:formula="of:=MEDIAN([.$G635])" office:value-type="float"/>
          <table:table-cell table:formula="of:=MEDIAN([.$H635])" office:value-type="float"/>
          <table:table-cell table:formula="of:=MEDIAN([.$I635])" office:value-type="float"/>
          <table:table-cell table:formula="of:=MEDIAN([.$J635])" office:value-type="float"/>
          <table:table-cell table:formula="of:=MEDIAN([.$K635])" office:value-type="float"/>
          <table:table-cell table:formula="of:=MEDIAN([.$L635])" office:value-type="float"/>
          <table:table-cell table:formula="of:=MEDIAN([.$M635])" office:value-type="float"/>
          <table:table-cell table:formula="of:=MEDIAN([.$N635])" office:value-type="float"/>
          <table:table-cell table:formula="of:=MAX([.$B635])" office:value-type="float"/>
          <table:table-cell table:formula="of:=MAX([.$C635])" office:value-type="float"/>
          <table:table-cell table:formula="of:=MAX([.$D635])" office:value-type="float"/>
          <table:table-cell table:formula="of:=MAX([.$E635])" office:value-type="float"/>
          <table:table-cell table:formula="of:=MAX([.$F635])" office:value-type="float"/>
          <table:table-cell table:formula="of:=MAX([.$G635])" office:value-type="float"/>
          <table:table-cell table:formula="of:=MAX([.$H635])" office:value-type="float"/>
          <table:table-cell table:formula="of:=MAX([.$I635])" office:value-type="float"/>
          <table:table-cell table:formula="of:=MAX([.$J635])" office:value-type="float"/>
          <table:table-cell table:formula="of:=MAX([.$K635])" office:value-type="float"/>
          <table:table-cell table:formula="of:=MAX([.$L635])" office:value-type="float"/>
          <table:table-cell table:formula="of:=MAX([.$M635])" office:value-type="float"/>
          <table:table-cell table:formula="of:=MAX([.$N635])" office:value-type="float"/>
        </table:table-row>
        <table:table-row table:style-name="ro1">
          <table:table-cell office:value-type="string">
            <text:p>c7552/c7552.lp.1.4</text:p>
          </table:table-cell>
          <table:table-cell office:value-type="float" office:value="0.26813"/>
          <table:table-cell office:value-type="float" office:value="0.259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123286.0"/>
          <table:table-cell office:value-type="float" office:value="123286.0"/>
          <table:table-cell office:value-type="float" office:value="16227.0"/>
          <table:table-cell office:value-type="float" office:value="9207.0"/>
          <table:table-cell office:value-type="float" office:value="0.0"/>
          <table:table-cell office:value-type="float" office:value="0.0"/>
          <table:table-cell table:formula="of:=MIN([.$B636])" office:value-type="float"/>
          <table:table-cell table:formula="of:=MIN([.$C636])" office:value-type="float"/>
          <table:table-cell table:formula="of:=MIN([.$D636])" office:value-type="float"/>
          <table:table-cell table:formula="of:=MIN([.$E636])" office:value-type="float"/>
          <table:table-cell table:formula="of:=MIN([.$F636])" office:value-type="float"/>
          <table:table-cell table:formula="of:=MIN([.$G636])" office:value-type="float"/>
          <table:table-cell table:formula="of:=MIN([.$H636])" office:value-type="float"/>
          <table:table-cell table:formula="of:=MIN([.$I636])" office:value-type="float"/>
          <table:table-cell table:formula="of:=MIN([.$J636])" office:value-type="float"/>
          <table:table-cell table:formula="of:=MIN([.$K636])" office:value-type="float"/>
          <table:table-cell table:formula="of:=MIN([.$L636])" office:value-type="float"/>
          <table:table-cell table:formula="of:=MIN([.$M636])" office:value-type="float"/>
          <table:table-cell table:formula="of:=MIN([.$N636])" office:value-type="float"/>
          <table:table-cell table:formula="of:=MEDIAN([.$B636])" office:value-type="float"/>
          <table:table-cell table:formula="of:=MEDIAN([.$C636])" office:value-type="float"/>
          <table:table-cell table:formula="of:=MEDIAN([.$D636])" office:value-type="float"/>
          <table:table-cell table:formula="of:=MEDIAN([.$E636])" office:value-type="float"/>
          <table:table-cell table:formula="of:=MEDIAN([.$F636])" office:value-type="float"/>
          <table:table-cell table:formula="of:=MEDIAN([.$G636])" office:value-type="float"/>
          <table:table-cell table:formula="of:=MEDIAN([.$H636])" office:value-type="float"/>
          <table:table-cell table:formula="of:=MEDIAN([.$I636])" office:value-type="float"/>
          <table:table-cell table:formula="of:=MEDIAN([.$J636])" office:value-type="float"/>
          <table:table-cell table:formula="of:=MEDIAN([.$K636])" office:value-type="float"/>
          <table:table-cell table:formula="of:=MEDIAN([.$L636])" office:value-type="float"/>
          <table:table-cell table:formula="of:=MEDIAN([.$M636])" office:value-type="float"/>
          <table:table-cell table:formula="of:=MEDIAN([.$N636])" office:value-type="float"/>
          <table:table-cell table:formula="of:=MAX([.$B636])" office:value-type="float"/>
          <table:table-cell table:formula="of:=MAX([.$C636])" office:value-type="float"/>
          <table:table-cell table:formula="of:=MAX([.$D636])" office:value-type="float"/>
          <table:table-cell table:formula="of:=MAX([.$E636])" office:value-type="float"/>
          <table:table-cell table:formula="of:=MAX([.$F636])" office:value-type="float"/>
          <table:table-cell table:formula="of:=MAX([.$G636])" office:value-type="float"/>
          <table:table-cell table:formula="of:=MAX([.$H636])" office:value-type="float"/>
          <table:table-cell table:formula="of:=MAX([.$I636])" office:value-type="float"/>
          <table:table-cell table:formula="of:=MAX([.$J636])" office:value-type="float"/>
          <table:table-cell table:formula="of:=MAX([.$K636])" office:value-type="float"/>
          <table:table-cell table:formula="of:=MAX([.$L636])" office:value-type="float"/>
          <table:table-cell table:formula="of:=MAX([.$M636])" office:value-type="float"/>
          <table:table-cell table:formula="of:=MAX([.$N636])" office:value-type="float"/>
        </table:table-row>
        <table:table-row table:style-name="ro1">
          <table:table-cell office:value-type="string">
            <text:p>c7552/c7552.lp.1.5</text:p>
          </table:table-cell>
          <table:table-cell office:value-type="float" office:value="0.251337"/>
          <table:table-cell office:value-type="float" office:value="0.243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123285.0"/>
          <table:table-cell office:value-type="float" office:value="123285.0"/>
          <table:table-cell office:value-type="float" office:value="16229.0"/>
          <table:table-cell office:value-type="float" office:value="9207.0"/>
          <table:table-cell office:value-type="float" office:value="0.0"/>
          <table:table-cell office:value-type="float" office:value="0.0"/>
          <table:table-cell table:formula="of:=MIN([.$B637])" office:value-type="float"/>
          <table:table-cell table:formula="of:=MIN([.$C637])" office:value-type="float"/>
          <table:table-cell table:formula="of:=MIN([.$D637])" office:value-type="float"/>
          <table:table-cell table:formula="of:=MIN([.$E637])" office:value-type="float"/>
          <table:table-cell table:formula="of:=MIN([.$F637])" office:value-type="float"/>
          <table:table-cell table:formula="of:=MIN([.$G637])" office:value-type="float"/>
          <table:table-cell table:formula="of:=MIN([.$H637])" office:value-type="float"/>
          <table:table-cell table:formula="of:=MIN([.$I637])" office:value-type="float"/>
          <table:table-cell table:formula="of:=MIN([.$J637])" office:value-type="float"/>
          <table:table-cell table:formula="of:=MIN([.$K637])" office:value-type="float"/>
          <table:table-cell table:formula="of:=MIN([.$L637])" office:value-type="float"/>
          <table:table-cell table:formula="of:=MIN([.$M637])" office:value-type="float"/>
          <table:table-cell table:formula="of:=MIN([.$N637])" office:value-type="float"/>
          <table:table-cell table:formula="of:=MEDIAN([.$B637])" office:value-type="float"/>
          <table:table-cell table:formula="of:=MEDIAN([.$C637])" office:value-type="float"/>
          <table:table-cell table:formula="of:=MEDIAN([.$D637])" office:value-type="float"/>
          <table:table-cell table:formula="of:=MEDIAN([.$E637])" office:value-type="float"/>
          <table:table-cell table:formula="of:=MEDIAN([.$F637])" office:value-type="float"/>
          <table:table-cell table:formula="of:=MEDIAN([.$G637])" office:value-type="float"/>
          <table:table-cell table:formula="of:=MEDIAN([.$H637])" office:value-type="float"/>
          <table:table-cell table:formula="of:=MEDIAN([.$I637])" office:value-type="float"/>
          <table:table-cell table:formula="of:=MEDIAN([.$J637])" office:value-type="float"/>
          <table:table-cell table:formula="of:=MEDIAN([.$K637])" office:value-type="float"/>
          <table:table-cell table:formula="of:=MEDIAN([.$L637])" office:value-type="float"/>
          <table:table-cell table:formula="of:=MEDIAN([.$M637])" office:value-type="float"/>
          <table:table-cell table:formula="of:=MEDIAN([.$N637])" office:value-type="float"/>
          <table:table-cell table:formula="of:=MAX([.$B637])" office:value-type="float"/>
          <table:table-cell table:formula="of:=MAX([.$C637])" office:value-type="float"/>
          <table:table-cell table:formula="of:=MAX([.$D637])" office:value-type="float"/>
          <table:table-cell table:formula="of:=MAX([.$E637])" office:value-type="float"/>
          <table:table-cell table:formula="of:=MAX([.$F637])" office:value-type="float"/>
          <table:table-cell table:formula="of:=MAX([.$G637])" office:value-type="float"/>
          <table:table-cell table:formula="of:=MAX([.$H637])" office:value-type="float"/>
          <table:table-cell table:formula="of:=MAX([.$I637])" office:value-type="float"/>
          <table:table-cell table:formula="of:=MAX([.$J637])" office:value-type="float"/>
          <table:table-cell table:formula="of:=MAX([.$K637])" office:value-type="float"/>
          <table:table-cell table:formula="of:=MAX([.$L637])" office:value-type="float"/>
          <table:table-cell table:formula="of:=MAX([.$M637])" office:value-type="float"/>
          <table:table-cell table:formula="of:=MAX([.$N637])" office:value-type="float"/>
        </table:table-row>
        <table:table-row table:style-name="ro1">
          <table:table-cell office:value-type="string">
            <text:p>c7552/c7552.lp.1.6</text:p>
          </table:table-cell>
          <table:table-cell office:value-type="float" office:value="0.308425"/>
          <table:table-cell office:value-type="float" office:value="0.3"/>
          <table:table-cell office:value-type="float" office:value="0.2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199154.0"/>
          <table:table-cell office:value-type="float" office:value="199154.0"/>
          <table:table-cell office:value-type="float" office:value="16226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38])" office:value-type="float"/>
          <table:table-cell table:formula="of:=MIN([.$C638])" office:value-type="float"/>
          <table:table-cell table:formula="of:=MIN([.$D638])" office:value-type="float"/>
          <table:table-cell table:formula="of:=MIN([.$E638])" office:value-type="float"/>
          <table:table-cell table:formula="of:=MIN([.$F638])" office:value-type="float"/>
          <table:table-cell table:formula="of:=MIN([.$G638])" office:value-type="float"/>
          <table:table-cell table:formula="of:=MIN([.$H638])" office:value-type="float"/>
          <table:table-cell table:formula="of:=MIN([.$I638])" office:value-type="float"/>
          <table:table-cell table:formula="of:=MIN([.$J638])" office:value-type="float"/>
          <table:table-cell table:formula="of:=MIN([.$K638])" office:value-type="float"/>
          <table:table-cell table:formula="of:=MIN([.$L638])" office:value-type="float"/>
          <table:table-cell table:formula="of:=MIN([.$M638])" office:value-type="float"/>
          <table:table-cell table:formula="of:=MIN([.$N638])" office:value-type="float"/>
          <table:table-cell table:formula="of:=MEDIAN([.$B638])" office:value-type="float"/>
          <table:table-cell table:formula="of:=MEDIAN([.$C638])" office:value-type="float"/>
          <table:table-cell table:formula="of:=MEDIAN([.$D638])" office:value-type="float"/>
          <table:table-cell table:formula="of:=MEDIAN([.$E638])" office:value-type="float"/>
          <table:table-cell table:formula="of:=MEDIAN([.$F638])" office:value-type="float"/>
          <table:table-cell table:formula="of:=MEDIAN([.$G638])" office:value-type="float"/>
          <table:table-cell table:formula="of:=MEDIAN([.$H638])" office:value-type="float"/>
          <table:table-cell table:formula="of:=MEDIAN([.$I638])" office:value-type="float"/>
          <table:table-cell table:formula="of:=MEDIAN([.$J638])" office:value-type="float"/>
          <table:table-cell table:formula="of:=MEDIAN([.$K638])" office:value-type="float"/>
          <table:table-cell table:formula="of:=MEDIAN([.$L638])" office:value-type="float"/>
          <table:table-cell table:formula="of:=MEDIAN([.$M638])" office:value-type="float"/>
          <table:table-cell table:formula="of:=MEDIAN([.$N638])" office:value-type="float"/>
          <table:table-cell table:formula="of:=MAX([.$B638])" office:value-type="float"/>
          <table:table-cell table:formula="of:=MAX([.$C638])" office:value-type="float"/>
          <table:table-cell table:formula="of:=MAX([.$D638])" office:value-type="float"/>
          <table:table-cell table:formula="of:=MAX([.$E638])" office:value-type="float"/>
          <table:table-cell table:formula="of:=MAX([.$F638])" office:value-type="float"/>
          <table:table-cell table:formula="of:=MAX([.$G638])" office:value-type="float"/>
          <table:table-cell table:formula="of:=MAX([.$H638])" office:value-type="float"/>
          <table:table-cell table:formula="of:=MAX([.$I638])" office:value-type="float"/>
          <table:table-cell table:formula="of:=MAX([.$J638])" office:value-type="float"/>
          <table:table-cell table:formula="of:=MAX([.$K638])" office:value-type="float"/>
          <table:table-cell table:formula="of:=MAX([.$L638])" office:value-type="float"/>
          <table:table-cell table:formula="of:=MAX([.$M638])" office:value-type="float"/>
          <table:table-cell table:formula="of:=MAX([.$N638])" office:value-type="float"/>
        </table:table-row>
        <table:table-row table:style-name="ro1">
          <table:table-cell office:value-type="string">
            <text:p>c7552/c7552.lp.1.7</text:p>
          </table:table-cell>
          <table:table-cell office:value-type="float" office:value="0.323254"/>
          <table:table-cell office:value-type="float" office:value="0.313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5.0"/>
          <table:table-cell office:value-type="float" office:value="199153.0"/>
          <table:table-cell office:value-type="float" office:value="199153.0"/>
          <table:table-cell office:value-type="float" office:value="16228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39])" office:value-type="float"/>
          <table:table-cell table:formula="of:=MIN([.$C639])" office:value-type="float"/>
          <table:table-cell table:formula="of:=MIN([.$D639])" office:value-type="float"/>
          <table:table-cell table:formula="of:=MIN([.$E639])" office:value-type="float"/>
          <table:table-cell table:formula="of:=MIN([.$F639])" office:value-type="float"/>
          <table:table-cell table:formula="of:=MIN([.$G639])" office:value-type="float"/>
          <table:table-cell table:formula="of:=MIN([.$H639])" office:value-type="float"/>
          <table:table-cell table:formula="of:=MIN([.$I639])" office:value-type="float"/>
          <table:table-cell table:formula="of:=MIN([.$J639])" office:value-type="float"/>
          <table:table-cell table:formula="of:=MIN([.$K639])" office:value-type="float"/>
          <table:table-cell table:formula="of:=MIN([.$L639])" office:value-type="float"/>
          <table:table-cell table:formula="of:=MIN([.$M639])" office:value-type="float"/>
          <table:table-cell table:formula="of:=MIN([.$N639])" office:value-type="float"/>
          <table:table-cell table:formula="of:=MEDIAN([.$B639])" office:value-type="float"/>
          <table:table-cell table:formula="of:=MEDIAN([.$C639])" office:value-type="float"/>
          <table:table-cell table:formula="of:=MEDIAN([.$D639])" office:value-type="float"/>
          <table:table-cell table:formula="of:=MEDIAN([.$E639])" office:value-type="float"/>
          <table:table-cell table:formula="of:=MEDIAN([.$F639])" office:value-type="float"/>
          <table:table-cell table:formula="of:=MEDIAN([.$G639])" office:value-type="float"/>
          <table:table-cell table:formula="of:=MEDIAN([.$H639])" office:value-type="float"/>
          <table:table-cell table:formula="of:=MEDIAN([.$I639])" office:value-type="float"/>
          <table:table-cell table:formula="of:=MEDIAN([.$J639])" office:value-type="float"/>
          <table:table-cell table:formula="of:=MEDIAN([.$K639])" office:value-type="float"/>
          <table:table-cell table:formula="of:=MEDIAN([.$L639])" office:value-type="float"/>
          <table:table-cell table:formula="of:=MEDIAN([.$M639])" office:value-type="float"/>
          <table:table-cell table:formula="of:=MEDIAN([.$N639])" office:value-type="float"/>
          <table:table-cell table:formula="of:=MAX([.$B639])" office:value-type="float"/>
          <table:table-cell table:formula="of:=MAX([.$C639])" office:value-type="float"/>
          <table:table-cell table:formula="of:=MAX([.$D639])" office:value-type="float"/>
          <table:table-cell table:formula="of:=MAX([.$E639])" office:value-type="float"/>
          <table:table-cell table:formula="of:=MAX([.$F639])" office:value-type="float"/>
          <table:table-cell table:formula="of:=MAX([.$G639])" office:value-type="float"/>
          <table:table-cell table:formula="of:=MAX([.$H639])" office:value-type="float"/>
          <table:table-cell table:formula="of:=MAX([.$I639])" office:value-type="float"/>
          <table:table-cell table:formula="of:=MAX([.$J639])" office:value-type="float"/>
          <table:table-cell table:formula="of:=MAX([.$K639])" office:value-type="float"/>
          <table:table-cell table:formula="of:=MAX([.$L639])" office:value-type="float"/>
          <table:table-cell table:formula="of:=MAX([.$M639])" office:value-type="float"/>
          <table:table-cell table:formula="of:=MAX([.$N639])" office:value-type="float"/>
        </table:table-row>
        <table:table-row table:style-name="ro1">
          <table:table-cell office:value-type="string">
            <text:p>c7552/c7552.lp.1.8</text:p>
          </table:table-cell>
          <table:table-cell office:value-type="float" office:value="0.384711"/>
          <table:table-cell office:value-type="float" office:value="0.375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69.0"/>
          <table:table-cell office:value-type="float" office:value="251684.0"/>
          <table:table-cell office:value-type="float" office:value="251684.0"/>
          <table:table-cell office:value-type="float" office:value="16225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40])" office:value-type="float"/>
          <table:table-cell table:formula="of:=MIN([.$C640])" office:value-type="float"/>
          <table:table-cell table:formula="of:=MIN([.$D640])" office:value-type="float"/>
          <table:table-cell table:formula="of:=MIN([.$E640])" office:value-type="float"/>
          <table:table-cell table:formula="of:=MIN([.$F640])" office:value-type="float"/>
          <table:table-cell table:formula="of:=MIN([.$G640])" office:value-type="float"/>
          <table:table-cell table:formula="of:=MIN([.$H640])" office:value-type="float"/>
          <table:table-cell table:formula="of:=MIN([.$I640])" office:value-type="float"/>
          <table:table-cell table:formula="of:=MIN([.$J640])" office:value-type="float"/>
          <table:table-cell table:formula="of:=MIN([.$K640])" office:value-type="float"/>
          <table:table-cell table:formula="of:=MIN([.$L640])" office:value-type="float"/>
          <table:table-cell table:formula="of:=MIN([.$M640])" office:value-type="float"/>
          <table:table-cell table:formula="of:=MIN([.$N640])" office:value-type="float"/>
          <table:table-cell table:formula="of:=MEDIAN([.$B640])" office:value-type="float"/>
          <table:table-cell table:formula="of:=MEDIAN([.$C640])" office:value-type="float"/>
          <table:table-cell table:formula="of:=MEDIAN([.$D640])" office:value-type="float"/>
          <table:table-cell table:formula="of:=MEDIAN([.$E640])" office:value-type="float"/>
          <table:table-cell table:formula="of:=MEDIAN([.$F640])" office:value-type="float"/>
          <table:table-cell table:formula="of:=MEDIAN([.$G640])" office:value-type="float"/>
          <table:table-cell table:formula="of:=MEDIAN([.$H640])" office:value-type="float"/>
          <table:table-cell table:formula="of:=MEDIAN([.$I640])" office:value-type="float"/>
          <table:table-cell table:formula="of:=MEDIAN([.$J640])" office:value-type="float"/>
          <table:table-cell table:formula="of:=MEDIAN([.$K640])" office:value-type="float"/>
          <table:table-cell table:formula="of:=MEDIAN([.$L640])" office:value-type="float"/>
          <table:table-cell table:formula="of:=MEDIAN([.$M640])" office:value-type="float"/>
          <table:table-cell table:formula="of:=MEDIAN([.$N640])" office:value-type="float"/>
          <table:table-cell table:formula="of:=MAX([.$B640])" office:value-type="float"/>
          <table:table-cell table:formula="of:=MAX([.$C640])" office:value-type="float"/>
          <table:table-cell table:formula="of:=MAX([.$D640])" office:value-type="float"/>
          <table:table-cell table:formula="of:=MAX([.$E640])" office:value-type="float"/>
          <table:table-cell table:formula="of:=MAX([.$F640])" office:value-type="float"/>
          <table:table-cell table:formula="of:=MAX([.$G640])" office:value-type="float"/>
          <table:table-cell table:formula="of:=MAX([.$H640])" office:value-type="float"/>
          <table:table-cell table:formula="of:=MAX([.$I640])" office:value-type="float"/>
          <table:table-cell table:formula="of:=MAX([.$J640])" office:value-type="float"/>
          <table:table-cell table:formula="of:=MAX([.$K640])" office:value-type="float"/>
          <table:table-cell table:formula="of:=MAX([.$L640])" office:value-type="float"/>
          <table:table-cell table:formula="of:=MAX([.$M640])" office:value-type="float"/>
          <table:table-cell table:formula="of:=MAX([.$N640])" office:value-type="float"/>
        </table:table-row>
        <table:table-row table:style-name="ro1">
          <table:table-cell office:value-type="string">
            <text:p>c7552/c7552.lp.10.1</text:p>
          </table:table-cell>
          <table:table-cell office:value-type="float" office:value="0.075776"/>
          <table:table-cell office:value-type="float" office:value="0.0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40.0"/>
          <table:table-cell office:value-type="float" office:value="9212.0"/>
          <table:table-cell office:value-type="float" office:value="0.0"/>
          <table:table-cell office:value-type="float" office:value="0.0"/>
          <table:table-cell table:formula="of:=MIN([.$B641])" office:value-type="float"/>
          <table:table-cell table:formula="of:=MIN([.$C641])" office:value-type="float"/>
          <table:table-cell table:formula="of:=MIN([.$D641])" office:value-type="float"/>
          <table:table-cell table:formula="of:=MIN([.$E641])" office:value-type="float"/>
          <table:table-cell table:formula="of:=MIN([.$F641])" office:value-type="float"/>
          <table:table-cell table:formula="of:=MIN([.$G641])" office:value-type="float"/>
          <table:table-cell table:formula="of:=MIN([.$H641])" office:value-type="float"/>
          <table:table-cell table:formula="of:=MIN([.$I641])" office:value-type="float"/>
          <table:table-cell table:formula="of:=MIN([.$J641])" office:value-type="float"/>
          <table:table-cell table:formula="of:=MIN([.$K641])" office:value-type="float"/>
          <table:table-cell table:formula="of:=MIN([.$L641])" office:value-type="float"/>
          <table:table-cell table:formula="of:=MIN([.$M641])" office:value-type="float"/>
          <table:table-cell table:formula="of:=MIN([.$N641])" office:value-type="float"/>
          <table:table-cell table:formula="of:=MEDIAN([.$B641])" office:value-type="float"/>
          <table:table-cell table:formula="of:=MEDIAN([.$C641])" office:value-type="float"/>
          <table:table-cell table:formula="of:=MEDIAN([.$D641])" office:value-type="float"/>
          <table:table-cell table:formula="of:=MEDIAN([.$E641])" office:value-type="float"/>
          <table:table-cell table:formula="of:=MEDIAN([.$F641])" office:value-type="float"/>
          <table:table-cell table:formula="of:=MEDIAN([.$G641])" office:value-type="float"/>
          <table:table-cell table:formula="of:=MEDIAN([.$H641])" office:value-type="float"/>
          <table:table-cell table:formula="of:=MEDIAN([.$I641])" office:value-type="float"/>
          <table:table-cell table:formula="of:=MEDIAN([.$J641])" office:value-type="float"/>
          <table:table-cell table:formula="of:=MEDIAN([.$K641])" office:value-type="float"/>
          <table:table-cell table:formula="of:=MEDIAN([.$L641])" office:value-type="float"/>
          <table:table-cell table:formula="of:=MEDIAN([.$M641])" office:value-type="float"/>
          <table:table-cell table:formula="of:=MEDIAN([.$N641])" office:value-type="float"/>
          <table:table-cell table:formula="of:=MAX([.$B641])" office:value-type="float"/>
          <table:table-cell table:formula="of:=MAX([.$C641])" office:value-type="float"/>
          <table:table-cell table:formula="of:=MAX([.$D641])" office:value-type="float"/>
          <table:table-cell table:formula="of:=MAX([.$E641])" office:value-type="float"/>
          <table:table-cell table:formula="of:=MAX([.$F641])" office:value-type="float"/>
          <table:table-cell table:formula="of:=MAX([.$G641])" office:value-type="float"/>
          <table:table-cell table:formula="of:=MAX([.$H641])" office:value-type="float"/>
          <table:table-cell table:formula="of:=MAX([.$I641])" office:value-type="float"/>
          <table:table-cell table:formula="of:=MAX([.$J641])" office:value-type="float"/>
          <table:table-cell table:formula="of:=MAX([.$K641])" office:value-type="float"/>
          <table:table-cell table:formula="of:=MAX([.$L641])" office:value-type="float"/>
          <table:table-cell table:formula="of:=MAX([.$M641])" office:value-type="float"/>
          <table:table-cell table:formula="of:=MAX([.$N641])" office:value-type="float"/>
        </table:table-row>
        <table:table-row table:style-name="ro1">
          <table:table-cell office:value-type="string">
            <text:p>c7552/c7552.lp.10.2</text:p>
          </table:table-cell>
          <table:table-cell office:value-type="float" office:value="0.411201"/>
          <table:table-cell office:value-type="float" office:value="0.402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59954.0"/>
          <table:table-cell office:value-type="float" office:value="259954.0"/>
          <table:table-cell office:value-type="float" office:value="16237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2])" office:value-type="float"/>
          <table:table-cell table:formula="of:=MIN([.$C642])" office:value-type="float"/>
          <table:table-cell table:formula="of:=MIN([.$D642])" office:value-type="float"/>
          <table:table-cell table:formula="of:=MIN([.$E642])" office:value-type="float"/>
          <table:table-cell table:formula="of:=MIN([.$F642])" office:value-type="float"/>
          <table:table-cell table:formula="of:=MIN([.$G642])" office:value-type="float"/>
          <table:table-cell table:formula="of:=MIN([.$H642])" office:value-type="float"/>
          <table:table-cell table:formula="of:=MIN([.$I642])" office:value-type="float"/>
          <table:table-cell table:formula="of:=MIN([.$J642])" office:value-type="float"/>
          <table:table-cell table:formula="of:=MIN([.$K642])" office:value-type="float"/>
          <table:table-cell table:formula="of:=MIN([.$L642])" office:value-type="float"/>
          <table:table-cell table:formula="of:=MIN([.$M642])" office:value-type="float"/>
          <table:table-cell table:formula="of:=MIN([.$N642])" office:value-type="float"/>
          <table:table-cell table:formula="of:=MEDIAN([.$B642])" office:value-type="float"/>
          <table:table-cell table:formula="of:=MEDIAN([.$C642])" office:value-type="float"/>
          <table:table-cell table:formula="of:=MEDIAN([.$D642])" office:value-type="float"/>
          <table:table-cell table:formula="of:=MEDIAN([.$E642])" office:value-type="float"/>
          <table:table-cell table:formula="of:=MEDIAN([.$F642])" office:value-type="float"/>
          <table:table-cell table:formula="of:=MEDIAN([.$G642])" office:value-type="float"/>
          <table:table-cell table:formula="of:=MEDIAN([.$H642])" office:value-type="float"/>
          <table:table-cell table:formula="of:=MEDIAN([.$I642])" office:value-type="float"/>
          <table:table-cell table:formula="of:=MEDIAN([.$J642])" office:value-type="float"/>
          <table:table-cell table:formula="of:=MEDIAN([.$K642])" office:value-type="float"/>
          <table:table-cell table:formula="of:=MEDIAN([.$L642])" office:value-type="float"/>
          <table:table-cell table:formula="of:=MEDIAN([.$M642])" office:value-type="float"/>
          <table:table-cell table:formula="of:=MEDIAN([.$N642])" office:value-type="float"/>
          <table:table-cell table:formula="of:=MAX([.$B642])" office:value-type="float"/>
          <table:table-cell table:formula="of:=MAX([.$C642])" office:value-type="float"/>
          <table:table-cell table:formula="of:=MAX([.$D642])" office:value-type="float"/>
          <table:table-cell table:formula="of:=MAX([.$E642])" office:value-type="float"/>
          <table:table-cell table:formula="of:=MAX([.$F642])" office:value-type="float"/>
          <table:table-cell table:formula="of:=MAX([.$G642])" office:value-type="float"/>
          <table:table-cell table:formula="of:=MAX([.$H642])" office:value-type="float"/>
          <table:table-cell table:formula="of:=MAX([.$I642])" office:value-type="float"/>
          <table:table-cell table:formula="of:=MAX([.$J642])" office:value-type="float"/>
          <table:table-cell table:formula="of:=MAX([.$K642])" office:value-type="float"/>
          <table:table-cell table:formula="of:=MAX([.$L642])" office:value-type="float"/>
          <table:table-cell table:formula="of:=MAX([.$M642])" office:value-type="float"/>
          <table:table-cell table:formula="of:=MAX([.$N642])" office:value-type="float"/>
        </table:table-row>
        <table:table-row table:style-name="ro1">
          <table:table-cell office:value-type="string">
            <text:p>c7552/c7552.lp.10.3</text:p>
          </table:table-cell>
          <table:table-cell office:value-type="float" office:value="0.500688"/>
          <table:table-cell office:value-type="float" office:value="0.493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5.0"/>
          <table:table-cell office:value-type="float" office:value="357290.0"/>
          <table:table-cell office:value-type="float" office:value="357290.0"/>
          <table:table-cell office:value-type="float" office:value="16239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3])" office:value-type="float"/>
          <table:table-cell table:formula="of:=MIN([.$C643])" office:value-type="float"/>
          <table:table-cell table:formula="of:=MIN([.$D643])" office:value-type="float"/>
          <table:table-cell table:formula="of:=MIN([.$E643])" office:value-type="float"/>
          <table:table-cell table:formula="of:=MIN([.$F643])" office:value-type="float"/>
          <table:table-cell table:formula="of:=MIN([.$G643])" office:value-type="float"/>
          <table:table-cell table:formula="of:=MIN([.$H643])" office:value-type="float"/>
          <table:table-cell table:formula="of:=MIN([.$I643])" office:value-type="float"/>
          <table:table-cell table:formula="of:=MIN([.$J643])" office:value-type="float"/>
          <table:table-cell table:formula="of:=MIN([.$K643])" office:value-type="float"/>
          <table:table-cell table:formula="of:=MIN([.$L643])" office:value-type="float"/>
          <table:table-cell table:formula="of:=MIN([.$M643])" office:value-type="float"/>
          <table:table-cell table:formula="of:=MIN([.$N643])" office:value-type="float"/>
          <table:table-cell table:formula="of:=MEDIAN([.$B643])" office:value-type="float"/>
          <table:table-cell table:formula="of:=MEDIAN([.$C643])" office:value-type="float"/>
          <table:table-cell table:formula="of:=MEDIAN([.$D643])" office:value-type="float"/>
          <table:table-cell table:formula="of:=MEDIAN([.$E643])" office:value-type="float"/>
          <table:table-cell table:formula="of:=MEDIAN([.$F643])" office:value-type="float"/>
          <table:table-cell table:formula="of:=MEDIAN([.$G643])" office:value-type="float"/>
          <table:table-cell table:formula="of:=MEDIAN([.$H643])" office:value-type="float"/>
          <table:table-cell table:formula="of:=MEDIAN([.$I643])" office:value-type="float"/>
          <table:table-cell table:formula="of:=MEDIAN([.$J643])" office:value-type="float"/>
          <table:table-cell table:formula="of:=MEDIAN([.$K643])" office:value-type="float"/>
          <table:table-cell table:formula="of:=MEDIAN([.$L643])" office:value-type="float"/>
          <table:table-cell table:formula="of:=MEDIAN([.$M643])" office:value-type="float"/>
          <table:table-cell table:formula="of:=MEDIAN([.$N643])" office:value-type="float"/>
          <table:table-cell table:formula="of:=MAX([.$B643])" office:value-type="float"/>
          <table:table-cell table:formula="of:=MAX([.$C643])" office:value-type="float"/>
          <table:table-cell table:formula="of:=MAX([.$D643])" office:value-type="float"/>
          <table:table-cell table:formula="of:=MAX([.$E643])" office:value-type="float"/>
          <table:table-cell table:formula="of:=MAX([.$F643])" office:value-type="float"/>
          <table:table-cell table:formula="of:=MAX([.$G643])" office:value-type="float"/>
          <table:table-cell table:formula="of:=MAX([.$H643])" office:value-type="float"/>
          <table:table-cell table:formula="of:=MAX([.$I643])" office:value-type="float"/>
          <table:table-cell table:formula="of:=MAX([.$J643])" office:value-type="float"/>
          <table:table-cell table:formula="of:=MAX([.$K643])" office:value-type="float"/>
          <table:table-cell table:formula="of:=MAX([.$L643])" office:value-type="float"/>
          <table:table-cell table:formula="of:=MAX([.$M643])" office:value-type="float"/>
          <table:table-cell table:formula="of:=MAX([.$N643])" office:value-type="float"/>
        </table:table-row>
        <table:table-row table:style-name="ro1">
          <table:table-cell office:value-type="string">
            <text:p>c7552/c7552.lp.10.4</text:p>
          </table:table-cell>
          <table:table-cell office:value-type="float" office:value="1.01381"/>
          <table:table-cell office:value-type="float" office:value="1.005"/>
          <table:table-cell office:value-type="float" office:value="0.94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672.0"/>
          <table:table-cell office:value-type="float" office:value="968868.0"/>
          <table:table-cell office:value-type="float" office:value="968868.0"/>
          <table:table-cell office:value-type="float" office:value="16241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4])" office:value-type="float"/>
          <table:table-cell table:formula="of:=MIN([.$C644])" office:value-type="float"/>
          <table:table-cell table:formula="of:=MIN([.$D644])" office:value-type="float"/>
          <table:table-cell table:formula="of:=MIN([.$E644])" office:value-type="float"/>
          <table:table-cell table:formula="of:=MIN([.$F644])" office:value-type="float"/>
          <table:table-cell table:formula="of:=MIN([.$G644])" office:value-type="float"/>
          <table:table-cell table:formula="of:=MIN([.$H644])" office:value-type="float"/>
          <table:table-cell table:formula="of:=MIN([.$I644])" office:value-type="float"/>
          <table:table-cell table:formula="of:=MIN([.$J644])" office:value-type="float"/>
          <table:table-cell table:formula="of:=MIN([.$K644])" office:value-type="float"/>
          <table:table-cell table:formula="of:=MIN([.$L644])" office:value-type="float"/>
          <table:table-cell table:formula="of:=MIN([.$M644])" office:value-type="float"/>
          <table:table-cell table:formula="of:=MIN([.$N644])" office:value-type="float"/>
          <table:table-cell table:formula="of:=MEDIAN([.$B644])" office:value-type="float"/>
          <table:table-cell table:formula="of:=MEDIAN([.$C644])" office:value-type="float"/>
          <table:table-cell table:formula="of:=MEDIAN([.$D644])" office:value-type="float"/>
          <table:table-cell table:formula="of:=MEDIAN([.$E644])" office:value-type="float"/>
          <table:table-cell table:formula="of:=MEDIAN([.$F644])" office:value-type="float"/>
          <table:table-cell table:formula="of:=MEDIAN([.$G644])" office:value-type="float"/>
          <table:table-cell table:formula="of:=MEDIAN([.$H644])" office:value-type="float"/>
          <table:table-cell table:formula="of:=MEDIAN([.$I644])" office:value-type="float"/>
          <table:table-cell table:formula="of:=MEDIAN([.$J644])" office:value-type="float"/>
          <table:table-cell table:formula="of:=MEDIAN([.$K644])" office:value-type="float"/>
          <table:table-cell table:formula="of:=MEDIAN([.$L644])" office:value-type="float"/>
          <table:table-cell table:formula="of:=MEDIAN([.$M644])" office:value-type="float"/>
          <table:table-cell table:formula="of:=MEDIAN([.$N644])" office:value-type="float"/>
          <table:table-cell table:formula="of:=MAX([.$B644])" office:value-type="float"/>
          <table:table-cell table:formula="of:=MAX([.$C644])" office:value-type="float"/>
          <table:table-cell table:formula="of:=MAX([.$D644])" office:value-type="float"/>
          <table:table-cell table:formula="of:=MAX([.$E644])" office:value-type="float"/>
          <table:table-cell table:formula="of:=MAX([.$F644])" office:value-type="float"/>
          <table:table-cell table:formula="of:=MAX([.$G644])" office:value-type="float"/>
          <table:table-cell table:formula="of:=MAX([.$H644])" office:value-type="float"/>
          <table:table-cell table:formula="of:=MAX([.$I644])" office:value-type="float"/>
          <table:table-cell table:formula="of:=MAX([.$J644])" office:value-type="float"/>
          <table:table-cell table:formula="of:=MAX([.$K644])" office:value-type="float"/>
          <table:table-cell table:formula="of:=MAX([.$L644])" office:value-type="float"/>
          <table:table-cell table:formula="of:=MAX([.$M644])" office:value-type="float"/>
          <table:table-cell table:formula="of:=MAX([.$N644])" office:value-type="float"/>
        </table:table-row>
        <table:table-row table:style-name="ro1">
          <table:table-cell office:value-type="string">
            <text:p>c7552/c7552.lp.10.5</text:p>
          </table:table-cell>
          <table:table-cell office:value-type="float" office:value="0.412204"/>
          <table:table-cell office:value-type="float" office:value="0.402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56.0"/>
          <table:table-cell office:value-type="float" office:value="257438.0"/>
          <table:table-cell office:value-type="float" office:value="257438.0"/>
          <table:table-cell office:value-type="float" office:value="16239.0"/>
          <table:table-cell office:value-type="float" office:value="9211.0"/>
          <table:table-cell office:value-type="float" office:value="0.0"/>
          <table:table-cell office:value-type="float" office:value="0.0"/>
          <table:table-cell table:formula="of:=MIN([.$B645])" office:value-type="float"/>
          <table:table-cell table:formula="of:=MIN([.$C645])" office:value-type="float"/>
          <table:table-cell table:formula="of:=MIN([.$D645])" office:value-type="float"/>
          <table:table-cell table:formula="of:=MIN([.$E645])" office:value-type="float"/>
          <table:table-cell table:formula="of:=MIN([.$F645])" office:value-type="float"/>
          <table:table-cell table:formula="of:=MIN([.$G645])" office:value-type="float"/>
          <table:table-cell table:formula="of:=MIN([.$H645])" office:value-type="float"/>
          <table:table-cell table:formula="of:=MIN([.$I645])" office:value-type="float"/>
          <table:table-cell table:formula="of:=MIN([.$J645])" office:value-type="float"/>
          <table:table-cell table:formula="of:=MIN([.$K645])" office:value-type="float"/>
          <table:table-cell table:formula="of:=MIN([.$L645])" office:value-type="float"/>
          <table:table-cell table:formula="of:=MIN([.$M645])" office:value-type="float"/>
          <table:table-cell table:formula="of:=MIN([.$N645])" office:value-type="float"/>
          <table:table-cell table:formula="of:=MEDIAN([.$B645])" office:value-type="float"/>
          <table:table-cell table:formula="of:=MEDIAN([.$C645])" office:value-type="float"/>
          <table:table-cell table:formula="of:=MEDIAN([.$D645])" office:value-type="float"/>
          <table:table-cell table:formula="of:=MEDIAN([.$E645])" office:value-type="float"/>
          <table:table-cell table:formula="of:=MEDIAN([.$F645])" office:value-type="float"/>
          <table:table-cell table:formula="of:=MEDIAN([.$G645])" office:value-type="float"/>
          <table:table-cell table:formula="of:=MEDIAN([.$H645])" office:value-type="float"/>
          <table:table-cell table:formula="of:=MEDIAN([.$I645])" office:value-type="float"/>
          <table:table-cell table:formula="of:=MEDIAN([.$J645])" office:value-type="float"/>
          <table:table-cell table:formula="of:=MEDIAN([.$K645])" office:value-type="float"/>
          <table:table-cell table:formula="of:=MEDIAN([.$L645])" office:value-type="float"/>
          <table:table-cell table:formula="of:=MEDIAN([.$M645])" office:value-type="float"/>
          <table:table-cell table:formula="of:=MEDIAN([.$N645])" office:value-type="float"/>
          <table:table-cell table:formula="of:=MAX([.$B645])" office:value-type="float"/>
          <table:table-cell table:formula="of:=MAX([.$C645])" office:value-type="float"/>
          <table:table-cell table:formula="of:=MAX([.$D645])" office:value-type="float"/>
          <table:table-cell table:formula="of:=MAX([.$E645])" office:value-type="float"/>
          <table:table-cell table:formula="of:=MAX([.$F645])" office:value-type="float"/>
          <table:table-cell table:formula="of:=MAX([.$G645])" office:value-type="float"/>
          <table:table-cell table:formula="of:=MAX([.$H645])" office:value-type="float"/>
          <table:table-cell table:formula="of:=MAX([.$I645])" office:value-type="float"/>
          <table:table-cell table:formula="of:=MAX([.$J645])" office:value-type="float"/>
          <table:table-cell table:formula="of:=MAX([.$K645])" office:value-type="float"/>
          <table:table-cell table:formula="of:=MAX([.$L645])" office:value-type="float"/>
          <table:table-cell table:formula="of:=MAX([.$M645])" office:value-type="float"/>
          <table:table-cell table:formula="of:=MAX([.$N645])" office:value-type="float"/>
        </table:table-row>
        <table:table-row table:style-name="ro1">
          <table:table-cell office:value-type="string">
            <text:p>c7552/c7552.lp.10.6</text:p>
          </table:table-cell>
          <table:table-cell office:value-type="float" office:value="0.389351"/>
          <table:table-cell office:value-type="float" office:value="0.378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99.0"/>
          <table:table-cell office:value-type="float" office:value="251583.0"/>
          <table:table-cell office:value-type="float" office:value="251583.0"/>
          <table:table-cell office:value-type="float" office:value="16242.0"/>
          <table:table-cell office:value-type="float" office:value="9212.0"/>
          <table:table-cell office:value-type="float" office:value="0.0"/>
          <table:table-cell office:value-type="float" office:value="0.0"/>
          <table:table-cell table:formula="of:=MIN([.$B646])" office:value-type="float"/>
          <table:table-cell table:formula="of:=MIN([.$C646])" office:value-type="float"/>
          <table:table-cell table:formula="of:=MIN([.$D646])" office:value-type="float"/>
          <table:table-cell table:formula="of:=MIN([.$E646])" office:value-type="float"/>
          <table:table-cell table:formula="of:=MIN([.$F646])" office:value-type="float"/>
          <table:table-cell table:formula="of:=MIN([.$G646])" office:value-type="float"/>
          <table:table-cell table:formula="of:=MIN([.$H646])" office:value-type="float"/>
          <table:table-cell table:formula="of:=MIN([.$I646])" office:value-type="float"/>
          <table:table-cell table:formula="of:=MIN([.$J646])" office:value-type="float"/>
          <table:table-cell table:formula="of:=MIN([.$K646])" office:value-type="float"/>
          <table:table-cell table:formula="of:=MIN([.$L646])" office:value-type="float"/>
          <table:table-cell table:formula="of:=MIN([.$M646])" office:value-type="float"/>
          <table:table-cell table:formula="of:=MIN([.$N646])" office:value-type="float"/>
          <table:table-cell table:formula="of:=MEDIAN([.$B646])" office:value-type="float"/>
          <table:table-cell table:formula="of:=MEDIAN([.$C646])" office:value-type="float"/>
          <table:table-cell table:formula="of:=MEDIAN([.$D646])" office:value-type="float"/>
          <table:table-cell table:formula="of:=MEDIAN([.$E646])" office:value-type="float"/>
          <table:table-cell table:formula="of:=MEDIAN([.$F646])" office:value-type="float"/>
          <table:table-cell table:formula="of:=MEDIAN([.$G646])" office:value-type="float"/>
          <table:table-cell table:formula="of:=MEDIAN([.$H646])" office:value-type="float"/>
          <table:table-cell table:formula="of:=MEDIAN([.$I646])" office:value-type="float"/>
          <table:table-cell table:formula="of:=MEDIAN([.$J646])" office:value-type="float"/>
          <table:table-cell table:formula="of:=MEDIAN([.$K646])" office:value-type="float"/>
          <table:table-cell table:formula="of:=MEDIAN([.$L646])" office:value-type="float"/>
          <table:table-cell table:formula="of:=MEDIAN([.$M646])" office:value-type="float"/>
          <table:table-cell table:formula="of:=MEDIAN([.$N646])" office:value-type="float"/>
          <table:table-cell table:formula="of:=MAX([.$B646])" office:value-type="float"/>
          <table:table-cell table:formula="of:=MAX([.$C646])" office:value-type="float"/>
          <table:table-cell table:formula="of:=MAX([.$D646])" office:value-type="float"/>
          <table:table-cell table:formula="of:=MAX([.$E646])" office:value-type="float"/>
          <table:table-cell table:formula="of:=MAX([.$F646])" office:value-type="float"/>
          <table:table-cell table:formula="of:=MAX([.$G646])" office:value-type="float"/>
          <table:table-cell table:formula="of:=MAX([.$H646])" office:value-type="float"/>
          <table:table-cell table:formula="of:=MAX([.$I646])" office:value-type="float"/>
          <table:table-cell table:formula="of:=MAX([.$J646])" office:value-type="float"/>
          <table:table-cell table:formula="of:=MAX([.$K646])" office:value-type="float"/>
          <table:table-cell table:formula="of:=MAX([.$L646])" office:value-type="float"/>
          <table:table-cell table:formula="of:=MAX([.$M646])" office:value-type="float"/>
          <table:table-cell table:formula="of:=MAX([.$N646])" office:value-type="float"/>
        </table:table-row>
        <table:table-row table:style-name="ro1">
          <table:table-cell office:value-type="string">
            <text:p>c7552/c7552.lp.10.7</text:p>
          </table:table-cell>
          <table:table-cell office:value-type="float" office:value="0.347252"/>
          <table:table-cell office:value-type="float" office:value="0.339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1.0"/>
          <table:table-cell office:value-type="float" office:value="244514.0"/>
          <table:table-cell office:value-type="float" office:value="244514.0"/>
          <table:table-cell office:value-type="float" office:value="16245.0"/>
          <table:table-cell office:value-type="float" office:value="9213.0"/>
          <table:table-cell office:value-type="float" office:value="0.0"/>
          <table:table-cell office:value-type="float" office:value="0.0"/>
          <table:table-cell table:formula="of:=MIN([.$B647])" office:value-type="float"/>
          <table:table-cell table:formula="of:=MIN([.$C647])" office:value-type="float"/>
          <table:table-cell table:formula="of:=MIN([.$D647])" office:value-type="float"/>
          <table:table-cell table:formula="of:=MIN([.$E647])" office:value-type="float"/>
          <table:table-cell table:formula="of:=MIN([.$F647])" office:value-type="float"/>
          <table:table-cell table:formula="of:=MIN([.$G647])" office:value-type="float"/>
          <table:table-cell table:formula="of:=MIN([.$H647])" office:value-type="float"/>
          <table:table-cell table:formula="of:=MIN([.$I647])" office:value-type="float"/>
          <table:table-cell table:formula="of:=MIN([.$J647])" office:value-type="float"/>
          <table:table-cell table:formula="of:=MIN([.$K647])" office:value-type="float"/>
          <table:table-cell table:formula="of:=MIN([.$L647])" office:value-type="float"/>
          <table:table-cell table:formula="of:=MIN([.$M647])" office:value-type="float"/>
          <table:table-cell table:formula="of:=MIN([.$N647])" office:value-type="float"/>
          <table:table-cell table:formula="of:=MEDIAN([.$B647])" office:value-type="float"/>
          <table:table-cell table:formula="of:=MEDIAN([.$C647])" office:value-type="float"/>
          <table:table-cell table:formula="of:=MEDIAN([.$D647])" office:value-type="float"/>
          <table:table-cell table:formula="of:=MEDIAN([.$E647])" office:value-type="float"/>
          <table:table-cell table:formula="of:=MEDIAN([.$F647])" office:value-type="float"/>
          <table:table-cell table:formula="of:=MEDIAN([.$G647])" office:value-type="float"/>
          <table:table-cell table:formula="of:=MEDIAN([.$H647])" office:value-type="float"/>
          <table:table-cell table:formula="of:=MEDIAN([.$I647])" office:value-type="float"/>
          <table:table-cell table:formula="of:=MEDIAN([.$J647])" office:value-type="float"/>
          <table:table-cell table:formula="of:=MEDIAN([.$K647])" office:value-type="float"/>
          <table:table-cell table:formula="of:=MEDIAN([.$L647])" office:value-type="float"/>
          <table:table-cell table:formula="of:=MEDIAN([.$M647])" office:value-type="float"/>
          <table:table-cell table:formula="of:=MEDIAN([.$N647])" office:value-type="float"/>
          <table:table-cell table:formula="of:=MAX([.$B647])" office:value-type="float"/>
          <table:table-cell table:formula="of:=MAX([.$C647])" office:value-type="float"/>
          <table:table-cell table:formula="of:=MAX([.$D647])" office:value-type="float"/>
          <table:table-cell table:formula="of:=MAX([.$E647])" office:value-type="float"/>
          <table:table-cell table:formula="of:=MAX([.$F647])" office:value-type="float"/>
          <table:table-cell table:formula="of:=MAX([.$G647])" office:value-type="float"/>
          <table:table-cell table:formula="of:=MAX([.$H647])" office:value-type="float"/>
          <table:table-cell table:formula="of:=MAX([.$I647])" office:value-type="float"/>
          <table:table-cell table:formula="of:=MAX([.$J647])" office:value-type="float"/>
          <table:table-cell table:formula="of:=MAX([.$K647])" office:value-type="float"/>
          <table:table-cell table:formula="of:=MAX([.$L647])" office:value-type="float"/>
          <table:table-cell table:formula="of:=MAX([.$M647])" office:value-type="float"/>
          <table:table-cell table:formula="of:=MAX([.$N647])" office:value-type="float"/>
        </table:table-row>
        <table:table-row table:style-name="ro1">
          <table:table-cell office:value-type="string">
            <text:p>c7552/c7552.lp.10.8</text:p>
          </table:table-cell>
          <table:table-cell office:value-type="float" office:value="0.340477"/>
          <table:table-cell office:value-type="float" office:value="0.332"/>
          <table:table-cell office:value-type="float" office:value="0.2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9.0"/>
          <table:table-cell office:value-type="float" office:value="228746.0"/>
          <table:table-cell office:value-type="float" office:value="228746.0"/>
          <table:table-cell office:value-type="float" office:value="16248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48])" office:value-type="float"/>
          <table:table-cell table:formula="of:=MIN([.$C648])" office:value-type="float"/>
          <table:table-cell table:formula="of:=MIN([.$D648])" office:value-type="float"/>
          <table:table-cell table:formula="of:=MIN([.$E648])" office:value-type="float"/>
          <table:table-cell table:formula="of:=MIN([.$F648])" office:value-type="float"/>
          <table:table-cell table:formula="of:=MIN([.$G648])" office:value-type="float"/>
          <table:table-cell table:formula="of:=MIN([.$H648])" office:value-type="float"/>
          <table:table-cell table:formula="of:=MIN([.$I648])" office:value-type="float"/>
          <table:table-cell table:formula="of:=MIN([.$J648])" office:value-type="float"/>
          <table:table-cell table:formula="of:=MIN([.$K648])" office:value-type="float"/>
          <table:table-cell table:formula="of:=MIN([.$L648])" office:value-type="float"/>
          <table:table-cell table:formula="of:=MIN([.$M648])" office:value-type="float"/>
          <table:table-cell table:formula="of:=MIN([.$N648])" office:value-type="float"/>
          <table:table-cell table:formula="of:=MEDIAN([.$B648])" office:value-type="float"/>
          <table:table-cell table:formula="of:=MEDIAN([.$C648])" office:value-type="float"/>
          <table:table-cell table:formula="of:=MEDIAN([.$D648])" office:value-type="float"/>
          <table:table-cell table:formula="of:=MEDIAN([.$E648])" office:value-type="float"/>
          <table:table-cell table:formula="of:=MEDIAN([.$F648])" office:value-type="float"/>
          <table:table-cell table:formula="of:=MEDIAN([.$G648])" office:value-type="float"/>
          <table:table-cell table:formula="of:=MEDIAN([.$H648])" office:value-type="float"/>
          <table:table-cell table:formula="of:=MEDIAN([.$I648])" office:value-type="float"/>
          <table:table-cell table:formula="of:=MEDIAN([.$J648])" office:value-type="float"/>
          <table:table-cell table:formula="of:=MEDIAN([.$K648])" office:value-type="float"/>
          <table:table-cell table:formula="of:=MEDIAN([.$L648])" office:value-type="float"/>
          <table:table-cell table:formula="of:=MEDIAN([.$M648])" office:value-type="float"/>
          <table:table-cell table:formula="of:=MEDIAN([.$N648])" office:value-type="float"/>
          <table:table-cell table:formula="of:=MAX([.$B648])" office:value-type="float"/>
          <table:table-cell table:formula="of:=MAX([.$C648])" office:value-type="float"/>
          <table:table-cell table:formula="of:=MAX([.$D648])" office:value-type="float"/>
          <table:table-cell table:formula="of:=MAX([.$E648])" office:value-type="float"/>
          <table:table-cell table:formula="of:=MAX([.$F648])" office:value-type="float"/>
          <table:table-cell table:formula="of:=MAX([.$G648])" office:value-type="float"/>
          <table:table-cell table:formula="of:=MAX([.$H648])" office:value-type="float"/>
          <table:table-cell table:formula="of:=MAX([.$I648])" office:value-type="float"/>
          <table:table-cell table:formula="of:=MAX([.$J648])" office:value-type="float"/>
          <table:table-cell table:formula="of:=MAX([.$K648])" office:value-type="float"/>
          <table:table-cell table:formula="of:=MAX([.$L648])" office:value-type="float"/>
          <table:table-cell table:formula="of:=MAX([.$M648])" office:value-type="float"/>
          <table:table-cell table:formula="of:=MAX([.$N648])" office:value-type="float"/>
        </table:table-row>
        <table:table-row table:style-name="ro1">
          <table:table-cell office:value-type="string">
            <text:p>c7552/c7552.lp.2.1</text:p>
          </table:table-cell>
          <table:table-cell office:value-type="float" office:value="0.077074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9.0"/>
          <table:table-cell office:value-type="float" office:value="9222.0"/>
          <table:table-cell office:value-type="float" office:value="0.0"/>
          <table:table-cell office:value-type="float" office:value="0.0"/>
          <table:table-cell table:formula="of:=MIN([.$B649])" office:value-type="float"/>
          <table:table-cell table:formula="of:=MIN([.$C649])" office:value-type="float"/>
          <table:table-cell table:formula="of:=MIN([.$D649])" office:value-type="float"/>
          <table:table-cell table:formula="of:=MIN([.$E649])" office:value-type="float"/>
          <table:table-cell table:formula="of:=MIN([.$F649])" office:value-type="float"/>
          <table:table-cell table:formula="of:=MIN([.$G649])" office:value-type="float"/>
          <table:table-cell table:formula="of:=MIN([.$H649])" office:value-type="float"/>
          <table:table-cell table:formula="of:=MIN([.$I649])" office:value-type="float"/>
          <table:table-cell table:formula="of:=MIN([.$J649])" office:value-type="float"/>
          <table:table-cell table:formula="of:=MIN([.$K649])" office:value-type="float"/>
          <table:table-cell table:formula="of:=MIN([.$L649])" office:value-type="float"/>
          <table:table-cell table:formula="of:=MIN([.$M649])" office:value-type="float"/>
          <table:table-cell table:formula="of:=MIN([.$N649])" office:value-type="float"/>
          <table:table-cell table:formula="of:=MEDIAN([.$B649])" office:value-type="float"/>
          <table:table-cell table:formula="of:=MEDIAN([.$C649])" office:value-type="float"/>
          <table:table-cell table:formula="of:=MEDIAN([.$D649])" office:value-type="float"/>
          <table:table-cell table:formula="of:=MEDIAN([.$E649])" office:value-type="float"/>
          <table:table-cell table:formula="of:=MEDIAN([.$F649])" office:value-type="float"/>
          <table:table-cell table:formula="of:=MEDIAN([.$G649])" office:value-type="float"/>
          <table:table-cell table:formula="of:=MEDIAN([.$H649])" office:value-type="float"/>
          <table:table-cell table:formula="of:=MEDIAN([.$I649])" office:value-type="float"/>
          <table:table-cell table:formula="of:=MEDIAN([.$J649])" office:value-type="float"/>
          <table:table-cell table:formula="of:=MEDIAN([.$K649])" office:value-type="float"/>
          <table:table-cell table:formula="of:=MEDIAN([.$L649])" office:value-type="float"/>
          <table:table-cell table:formula="of:=MEDIAN([.$M649])" office:value-type="float"/>
          <table:table-cell table:formula="of:=MEDIAN([.$N649])" office:value-type="float"/>
          <table:table-cell table:formula="of:=MAX([.$B649])" office:value-type="float"/>
          <table:table-cell table:formula="of:=MAX([.$C649])" office:value-type="float"/>
          <table:table-cell table:formula="of:=MAX([.$D649])" office:value-type="float"/>
          <table:table-cell table:formula="of:=MAX([.$E649])" office:value-type="float"/>
          <table:table-cell table:formula="of:=MAX([.$F649])" office:value-type="float"/>
          <table:table-cell table:formula="of:=MAX([.$G649])" office:value-type="float"/>
          <table:table-cell table:formula="of:=MAX([.$H649])" office:value-type="float"/>
          <table:table-cell table:formula="of:=MAX([.$I649])" office:value-type="float"/>
          <table:table-cell table:formula="of:=MAX([.$J649])" office:value-type="float"/>
          <table:table-cell table:formula="of:=MAX([.$K649])" office:value-type="float"/>
          <table:table-cell table:formula="of:=MAX([.$L649])" office:value-type="float"/>
          <table:table-cell table:formula="of:=MAX([.$M649])" office:value-type="float"/>
          <table:table-cell table:formula="of:=MAX([.$N649])" office:value-type="float"/>
        </table:table-row>
        <table:table-row table:style-name="ro1">
          <table:table-cell office:value-type="string">
            <text:p>c7552/c7552.lp.2.2</text:p>
          </table:table-cell>
          <table:table-cell office:value-type="float" office:value="0.300522"/>
          <table:table-cell office:value-type="float" office:value="0.29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62.0"/>
          <table:table-cell office:value-type="float" office:value="172668.0"/>
          <table:table-cell office:value-type="float" office:value="172668.0"/>
          <table:table-cell office:value-type="float" office:value="16236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50])" office:value-type="float"/>
          <table:table-cell table:formula="of:=MIN([.$C650])" office:value-type="float"/>
          <table:table-cell table:formula="of:=MIN([.$D650])" office:value-type="float"/>
          <table:table-cell table:formula="of:=MIN([.$E650])" office:value-type="float"/>
          <table:table-cell table:formula="of:=MIN([.$F650])" office:value-type="float"/>
          <table:table-cell table:formula="of:=MIN([.$G650])" office:value-type="float"/>
          <table:table-cell table:formula="of:=MIN([.$H650])" office:value-type="float"/>
          <table:table-cell table:formula="of:=MIN([.$I650])" office:value-type="float"/>
          <table:table-cell table:formula="of:=MIN([.$J650])" office:value-type="float"/>
          <table:table-cell table:formula="of:=MIN([.$K650])" office:value-type="float"/>
          <table:table-cell table:formula="of:=MIN([.$L650])" office:value-type="float"/>
          <table:table-cell table:formula="of:=MIN([.$M650])" office:value-type="float"/>
          <table:table-cell table:formula="of:=MIN([.$N650])" office:value-type="float"/>
          <table:table-cell table:formula="of:=MEDIAN([.$B650])" office:value-type="float"/>
          <table:table-cell table:formula="of:=MEDIAN([.$C650])" office:value-type="float"/>
          <table:table-cell table:formula="of:=MEDIAN([.$D650])" office:value-type="float"/>
          <table:table-cell table:formula="of:=MEDIAN([.$E650])" office:value-type="float"/>
          <table:table-cell table:formula="of:=MEDIAN([.$F650])" office:value-type="float"/>
          <table:table-cell table:formula="of:=MEDIAN([.$G650])" office:value-type="float"/>
          <table:table-cell table:formula="of:=MEDIAN([.$H650])" office:value-type="float"/>
          <table:table-cell table:formula="of:=MEDIAN([.$I650])" office:value-type="float"/>
          <table:table-cell table:formula="of:=MEDIAN([.$J650])" office:value-type="float"/>
          <table:table-cell table:formula="of:=MEDIAN([.$K650])" office:value-type="float"/>
          <table:table-cell table:formula="of:=MEDIAN([.$L650])" office:value-type="float"/>
          <table:table-cell table:formula="of:=MEDIAN([.$M650])" office:value-type="float"/>
          <table:table-cell table:formula="of:=MEDIAN([.$N650])" office:value-type="float"/>
          <table:table-cell table:formula="of:=MAX([.$B650])" office:value-type="float"/>
          <table:table-cell table:formula="of:=MAX([.$C650])" office:value-type="float"/>
          <table:table-cell table:formula="of:=MAX([.$D650])" office:value-type="float"/>
          <table:table-cell table:formula="of:=MAX([.$E650])" office:value-type="float"/>
          <table:table-cell table:formula="of:=MAX([.$F650])" office:value-type="float"/>
          <table:table-cell table:formula="of:=MAX([.$G650])" office:value-type="float"/>
          <table:table-cell table:formula="of:=MAX([.$H650])" office:value-type="float"/>
          <table:table-cell table:formula="of:=MAX([.$I650])" office:value-type="float"/>
          <table:table-cell table:formula="of:=MAX([.$J650])" office:value-type="float"/>
          <table:table-cell table:formula="of:=MAX([.$K650])" office:value-type="float"/>
          <table:table-cell table:formula="of:=MAX([.$L650])" office:value-type="float"/>
          <table:table-cell table:formula="of:=MAX([.$M650])" office:value-type="float"/>
          <table:table-cell table:formula="of:=MAX([.$N650])" office:value-type="float"/>
        </table:table-row>
        <table:table-row table:style-name="ro1">
          <table:table-cell office:value-type="string">
            <text:p>c7552/c7552.lp.2.3</text:p>
          </table:table-cell>
          <table:table-cell office:value-type="float" office:value="0.300472"/>
          <table:table-cell office:value-type="float" office:value="0.292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62.0"/>
          <table:table-cell office:value-type="float" office:value="172667.0"/>
          <table:table-cell office:value-type="float" office:value="172667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1])" office:value-type="float"/>
          <table:table-cell table:formula="of:=MIN([.$C651])" office:value-type="float"/>
          <table:table-cell table:formula="of:=MIN([.$D651])" office:value-type="float"/>
          <table:table-cell table:formula="of:=MIN([.$E651])" office:value-type="float"/>
          <table:table-cell table:formula="of:=MIN([.$F651])" office:value-type="float"/>
          <table:table-cell table:formula="of:=MIN([.$G651])" office:value-type="float"/>
          <table:table-cell table:formula="of:=MIN([.$H651])" office:value-type="float"/>
          <table:table-cell table:formula="of:=MIN([.$I651])" office:value-type="float"/>
          <table:table-cell table:formula="of:=MIN([.$J651])" office:value-type="float"/>
          <table:table-cell table:formula="of:=MIN([.$K651])" office:value-type="float"/>
          <table:table-cell table:formula="of:=MIN([.$L651])" office:value-type="float"/>
          <table:table-cell table:formula="of:=MIN([.$M651])" office:value-type="float"/>
          <table:table-cell table:formula="of:=MIN([.$N651])" office:value-type="float"/>
          <table:table-cell table:formula="of:=MEDIAN([.$B651])" office:value-type="float"/>
          <table:table-cell table:formula="of:=MEDIAN([.$C651])" office:value-type="float"/>
          <table:table-cell table:formula="of:=MEDIAN([.$D651])" office:value-type="float"/>
          <table:table-cell table:formula="of:=MEDIAN([.$E651])" office:value-type="float"/>
          <table:table-cell table:formula="of:=MEDIAN([.$F651])" office:value-type="float"/>
          <table:table-cell table:formula="of:=MEDIAN([.$G651])" office:value-type="float"/>
          <table:table-cell table:formula="of:=MEDIAN([.$H651])" office:value-type="float"/>
          <table:table-cell table:formula="of:=MEDIAN([.$I651])" office:value-type="float"/>
          <table:table-cell table:formula="of:=MEDIAN([.$J651])" office:value-type="float"/>
          <table:table-cell table:formula="of:=MEDIAN([.$K651])" office:value-type="float"/>
          <table:table-cell table:formula="of:=MEDIAN([.$L651])" office:value-type="float"/>
          <table:table-cell table:formula="of:=MEDIAN([.$M651])" office:value-type="float"/>
          <table:table-cell table:formula="of:=MEDIAN([.$N651])" office:value-type="float"/>
          <table:table-cell table:formula="of:=MAX([.$B651])" office:value-type="float"/>
          <table:table-cell table:formula="of:=MAX([.$C651])" office:value-type="float"/>
          <table:table-cell table:formula="of:=MAX([.$D651])" office:value-type="float"/>
          <table:table-cell table:formula="of:=MAX([.$E651])" office:value-type="float"/>
          <table:table-cell table:formula="of:=MAX([.$F651])" office:value-type="float"/>
          <table:table-cell table:formula="of:=MAX([.$G651])" office:value-type="float"/>
          <table:table-cell table:formula="of:=MAX([.$H651])" office:value-type="float"/>
          <table:table-cell table:formula="of:=MAX([.$I651])" office:value-type="float"/>
          <table:table-cell table:formula="of:=MAX([.$J651])" office:value-type="float"/>
          <table:table-cell table:formula="of:=MAX([.$K651])" office:value-type="float"/>
          <table:table-cell table:formula="of:=MAX([.$L651])" office:value-type="float"/>
          <table:table-cell table:formula="of:=MAX([.$M651])" office:value-type="float"/>
          <table:table-cell table:formula="of:=MAX([.$N651])" office:value-type="float"/>
        </table:table-row>
        <table:table-row table:style-name="ro1">
          <table:table-cell office:value-type="string">
            <text:p>c7552/c7552.lp.2.4</text:p>
          </table:table-cell>
          <table:table-cell office:value-type="float" office:value="0.371811"/>
          <table:table-cell office:value-type="float" office:value="0.363"/>
          <table:table-cell office:value-type="float" office:value="0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257892.0"/>
          <table:table-cell office:value-type="float" office:value="257892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2])" office:value-type="float"/>
          <table:table-cell table:formula="of:=MIN([.$C652])" office:value-type="float"/>
          <table:table-cell table:formula="of:=MIN([.$D652])" office:value-type="float"/>
          <table:table-cell table:formula="of:=MIN([.$E652])" office:value-type="float"/>
          <table:table-cell table:formula="of:=MIN([.$F652])" office:value-type="float"/>
          <table:table-cell table:formula="of:=MIN([.$G652])" office:value-type="float"/>
          <table:table-cell table:formula="of:=MIN([.$H652])" office:value-type="float"/>
          <table:table-cell table:formula="of:=MIN([.$I652])" office:value-type="float"/>
          <table:table-cell table:formula="of:=MIN([.$J652])" office:value-type="float"/>
          <table:table-cell table:formula="of:=MIN([.$K652])" office:value-type="float"/>
          <table:table-cell table:formula="of:=MIN([.$L652])" office:value-type="float"/>
          <table:table-cell table:formula="of:=MIN([.$M652])" office:value-type="float"/>
          <table:table-cell table:formula="of:=MIN([.$N652])" office:value-type="float"/>
          <table:table-cell table:formula="of:=MEDIAN([.$B652])" office:value-type="float"/>
          <table:table-cell table:formula="of:=MEDIAN([.$C652])" office:value-type="float"/>
          <table:table-cell table:formula="of:=MEDIAN([.$D652])" office:value-type="float"/>
          <table:table-cell table:formula="of:=MEDIAN([.$E652])" office:value-type="float"/>
          <table:table-cell table:formula="of:=MEDIAN([.$F652])" office:value-type="float"/>
          <table:table-cell table:formula="of:=MEDIAN([.$G652])" office:value-type="float"/>
          <table:table-cell table:formula="of:=MEDIAN([.$H652])" office:value-type="float"/>
          <table:table-cell table:formula="of:=MEDIAN([.$I652])" office:value-type="float"/>
          <table:table-cell table:formula="of:=MEDIAN([.$J652])" office:value-type="float"/>
          <table:table-cell table:formula="of:=MEDIAN([.$K652])" office:value-type="float"/>
          <table:table-cell table:formula="of:=MEDIAN([.$L652])" office:value-type="float"/>
          <table:table-cell table:formula="of:=MEDIAN([.$M652])" office:value-type="float"/>
          <table:table-cell table:formula="of:=MEDIAN([.$N652])" office:value-type="float"/>
          <table:table-cell table:formula="of:=MAX([.$B652])" office:value-type="float"/>
          <table:table-cell table:formula="of:=MAX([.$C652])" office:value-type="float"/>
          <table:table-cell table:formula="of:=MAX([.$D652])" office:value-type="float"/>
          <table:table-cell table:formula="of:=MAX([.$E652])" office:value-type="float"/>
          <table:table-cell table:formula="of:=MAX([.$F652])" office:value-type="float"/>
          <table:table-cell table:formula="of:=MAX([.$G652])" office:value-type="float"/>
          <table:table-cell table:formula="of:=MAX([.$H652])" office:value-type="float"/>
          <table:table-cell table:formula="of:=MAX([.$I652])" office:value-type="float"/>
          <table:table-cell table:formula="of:=MAX([.$J652])" office:value-type="float"/>
          <table:table-cell table:formula="of:=MAX([.$K652])" office:value-type="float"/>
          <table:table-cell table:formula="of:=MAX([.$L652])" office:value-type="float"/>
          <table:table-cell table:formula="of:=MAX([.$M652])" office:value-type="float"/>
          <table:table-cell table:formula="of:=MAX([.$N652])" office:value-type="float"/>
        </table:table-row>
        <table:table-row table:style-name="ro1">
          <table:table-cell office:value-type="string">
            <text:p>c7552/c7552.lp.2.5</text:p>
          </table:table-cell>
          <table:table-cell office:value-type="float" office:value="0.303089"/>
          <table:table-cell office:value-type="float" office:value="0.295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62.0"/>
          <table:table-cell office:value-type="float" office:value="172665.0"/>
          <table:table-cell office:value-type="float" office:value="172665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3])" office:value-type="float"/>
          <table:table-cell table:formula="of:=MIN([.$C653])" office:value-type="float"/>
          <table:table-cell table:formula="of:=MIN([.$D653])" office:value-type="float"/>
          <table:table-cell table:formula="of:=MIN([.$E653])" office:value-type="float"/>
          <table:table-cell table:formula="of:=MIN([.$F653])" office:value-type="float"/>
          <table:table-cell table:formula="of:=MIN([.$G653])" office:value-type="float"/>
          <table:table-cell table:formula="of:=MIN([.$H653])" office:value-type="float"/>
          <table:table-cell table:formula="of:=MIN([.$I653])" office:value-type="float"/>
          <table:table-cell table:formula="of:=MIN([.$J653])" office:value-type="float"/>
          <table:table-cell table:formula="of:=MIN([.$K653])" office:value-type="float"/>
          <table:table-cell table:formula="of:=MIN([.$L653])" office:value-type="float"/>
          <table:table-cell table:formula="of:=MIN([.$M653])" office:value-type="float"/>
          <table:table-cell table:formula="of:=MIN([.$N653])" office:value-type="float"/>
          <table:table-cell table:formula="of:=MEDIAN([.$B653])" office:value-type="float"/>
          <table:table-cell table:formula="of:=MEDIAN([.$C653])" office:value-type="float"/>
          <table:table-cell table:formula="of:=MEDIAN([.$D653])" office:value-type="float"/>
          <table:table-cell table:formula="of:=MEDIAN([.$E653])" office:value-type="float"/>
          <table:table-cell table:formula="of:=MEDIAN([.$F653])" office:value-type="float"/>
          <table:table-cell table:formula="of:=MEDIAN([.$G653])" office:value-type="float"/>
          <table:table-cell table:formula="of:=MEDIAN([.$H653])" office:value-type="float"/>
          <table:table-cell table:formula="of:=MEDIAN([.$I653])" office:value-type="float"/>
          <table:table-cell table:formula="of:=MEDIAN([.$J653])" office:value-type="float"/>
          <table:table-cell table:formula="of:=MEDIAN([.$K653])" office:value-type="float"/>
          <table:table-cell table:formula="of:=MEDIAN([.$L653])" office:value-type="float"/>
          <table:table-cell table:formula="of:=MEDIAN([.$M653])" office:value-type="float"/>
          <table:table-cell table:formula="of:=MEDIAN([.$N653])" office:value-type="float"/>
          <table:table-cell table:formula="of:=MAX([.$B653])" office:value-type="float"/>
          <table:table-cell table:formula="of:=MAX([.$C653])" office:value-type="float"/>
          <table:table-cell table:formula="of:=MAX([.$D653])" office:value-type="float"/>
          <table:table-cell table:formula="of:=MAX([.$E653])" office:value-type="float"/>
          <table:table-cell table:formula="of:=MAX([.$F653])" office:value-type="float"/>
          <table:table-cell table:formula="of:=MAX([.$G653])" office:value-type="float"/>
          <table:table-cell table:formula="of:=MAX([.$H653])" office:value-type="float"/>
          <table:table-cell table:formula="of:=MAX([.$I653])" office:value-type="float"/>
          <table:table-cell table:formula="of:=MAX([.$J653])" office:value-type="float"/>
          <table:table-cell table:formula="of:=MAX([.$K653])" office:value-type="float"/>
          <table:table-cell table:formula="of:=MAX([.$L653])" office:value-type="float"/>
          <table:table-cell table:formula="of:=MAX([.$M653])" office:value-type="float"/>
          <table:table-cell table:formula="of:=MAX([.$N653])" office:value-type="float"/>
        </table:table-row>
        <table:table-row table:style-name="ro1">
          <table:table-cell office:value-type="string">
            <text:p>c7552/c7552.lp.2.6</text:p>
          </table:table-cell>
          <table:table-cell office:value-type="float" office:value="0.369074"/>
          <table:table-cell office:value-type="float" office:value="0.361"/>
          <table:table-cell office:value-type="float" office:value="0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257890.0"/>
          <table:table-cell office:value-type="float" office:value="257890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4])" office:value-type="float"/>
          <table:table-cell table:formula="of:=MIN([.$C654])" office:value-type="float"/>
          <table:table-cell table:formula="of:=MIN([.$D654])" office:value-type="float"/>
          <table:table-cell table:formula="of:=MIN([.$E654])" office:value-type="float"/>
          <table:table-cell table:formula="of:=MIN([.$F654])" office:value-type="float"/>
          <table:table-cell table:formula="of:=MIN([.$G654])" office:value-type="float"/>
          <table:table-cell table:formula="of:=MIN([.$H654])" office:value-type="float"/>
          <table:table-cell table:formula="of:=MIN([.$I654])" office:value-type="float"/>
          <table:table-cell table:formula="of:=MIN([.$J654])" office:value-type="float"/>
          <table:table-cell table:formula="of:=MIN([.$K654])" office:value-type="float"/>
          <table:table-cell table:formula="of:=MIN([.$L654])" office:value-type="float"/>
          <table:table-cell table:formula="of:=MIN([.$M654])" office:value-type="float"/>
          <table:table-cell table:formula="of:=MIN([.$N654])" office:value-type="float"/>
          <table:table-cell table:formula="of:=MEDIAN([.$B654])" office:value-type="float"/>
          <table:table-cell table:formula="of:=MEDIAN([.$C654])" office:value-type="float"/>
          <table:table-cell table:formula="of:=MEDIAN([.$D654])" office:value-type="float"/>
          <table:table-cell table:formula="of:=MEDIAN([.$E654])" office:value-type="float"/>
          <table:table-cell table:formula="of:=MEDIAN([.$F654])" office:value-type="float"/>
          <table:table-cell table:formula="of:=MEDIAN([.$G654])" office:value-type="float"/>
          <table:table-cell table:formula="of:=MEDIAN([.$H654])" office:value-type="float"/>
          <table:table-cell table:formula="of:=MEDIAN([.$I654])" office:value-type="float"/>
          <table:table-cell table:formula="of:=MEDIAN([.$J654])" office:value-type="float"/>
          <table:table-cell table:formula="of:=MEDIAN([.$K654])" office:value-type="float"/>
          <table:table-cell table:formula="of:=MEDIAN([.$L654])" office:value-type="float"/>
          <table:table-cell table:formula="of:=MEDIAN([.$M654])" office:value-type="float"/>
          <table:table-cell table:formula="of:=MEDIAN([.$N654])" office:value-type="float"/>
          <table:table-cell table:formula="of:=MAX([.$B654])" office:value-type="float"/>
          <table:table-cell table:formula="of:=MAX([.$C654])" office:value-type="float"/>
          <table:table-cell table:formula="of:=MAX([.$D654])" office:value-type="float"/>
          <table:table-cell table:formula="of:=MAX([.$E654])" office:value-type="float"/>
          <table:table-cell table:formula="of:=MAX([.$F654])" office:value-type="float"/>
          <table:table-cell table:formula="of:=MAX([.$G654])" office:value-type="float"/>
          <table:table-cell table:formula="of:=MAX([.$H654])" office:value-type="float"/>
          <table:table-cell table:formula="of:=MAX([.$I654])" office:value-type="float"/>
          <table:table-cell table:formula="of:=MAX([.$J654])" office:value-type="float"/>
          <table:table-cell table:formula="of:=MAX([.$K654])" office:value-type="float"/>
          <table:table-cell table:formula="of:=MAX([.$L654])" office:value-type="float"/>
          <table:table-cell table:formula="of:=MAX([.$M654])" office:value-type="float"/>
          <table:table-cell table:formula="of:=MAX([.$N654])" office:value-type="float"/>
        </table:table-row>
        <table:table-row table:style-name="ro1">
          <table:table-cell office:value-type="string">
            <text:p>c7552/c7552.lp.2.7</text:p>
          </table:table-cell>
          <table:table-cell office:value-type="float" office:value="0.318882"/>
          <table:table-cell office:value-type="float" office:value="0.31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214236.0"/>
          <table:table-cell office:value-type="float" office:value="214236.0"/>
          <table:table-cell office:value-type="float" office:value="16233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5])" office:value-type="float"/>
          <table:table-cell table:formula="of:=MIN([.$C655])" office:value-type="float"/>
          <table:table-cell table:formula="of:=MIN([.$D655])" office:value-type="float"/>
          <table:table-cell table:formula="of:=MIN([.$E655])" office:value-type="float"/>
          <table:table-cell table:formula="of:=MIN([.$F655])" office:value-type="float"/>
          <table:table-cell table:formula="of:=MIN([.$G655])" office:value-type="float"/>
          <table:table-cell table:formula="of:=MIN([.$H655])" office:value-type="float"/>
          <table:table-cell table:formula="of:=MIN([.$I655])" office:value-type="float"/>
          <table:table-cell table:formula="of:=MIN([.$J655])" office:value-type="float"/>
          <table:table-cell table:formula="of:=MIN([.$K655])" office:value-type="float"/>
          <table:table-cell table:formula="of:=MIN([.$L655])" office:value-type="float"/>
          <table:table-cell table:formula="of:=MIN([.$M655])" office:value-type="float"/>
          <table:table-cell table:formula="of:=MIN([.$N655])" office:value-type="float"/>
          <table:table-cell table:formula="of:=MEDIAN([.$B655])" office:value-type="float"/>
          <table:table-cell table:formula="of:=MEDIAN([.$C655])" office:value-type="float"/>
          <table:table-cell table:formula="of:=MEDIAN([.$D655])" office:value-type="float"/>
          <table:table-cell table:formula="of:=MEDIAN([.$E655])" office:value-type="float"/>
          <table:table-cell table:formula="of:=MEDIAN([.$F655])" office:value-type="float"/>
          <table:table-cell table:formula="of:=MEDIAN([.$G655])" office:value-type="float"/>
          <table:table-cell table:formula="of:=MEDIAN([.$H655])" office:value-type="float"/>
          <table:table-cell table:formula="of:=MEDIAN([.$I655])" office:value-type="float"/>
          <table:table-cell table:formula="of:=MEDIAN([.$J655])" office:value-type="float"/>
          <table:table-cell table:formula="of:=MEDIAN([.$K655])" office:value-type="float"/>
          <table:table-cell table:formula="of:=MEDIAN([.$L655])" office:value-type="float"/>
          <table:table-cell table:formula="of:=MEDIAN([.$M655])" office:value-type="float"/>
          <table:table-cell table:formula="of:=MEDIAN([.$N655])" office:value-type="float"/>
          <table:table-cell table:formula="of:=MAX([.$B655])" office:value-type="float"/>
          <table:table-cell table:formula="of:=MAX([.$C655])" office:value-type="float"/>
          <table:table-cell table:formula="of:=MAX([.$D655])" office:value-type="float"/>
          <table:table-cell table:formula="of:=MAX([.$E655])" office:value-type="float"/>
          <table:table-cell table:formula="of:=MAX([.$F655])" office:value-type="float"/>
          <table:table-cell table:formula="of:=MAX([.$G655])" office:value-type="float"/>
          <table:table-cell table:formula="of:=MAX([.$H655])" office:value-type="float"/>
          <table:table-cell table:formula="of:=MAX([.$I655])" office:value-type="float"/>
          <table:table-cell table:formula="of:=MAX([.$J655])" office:value-type="float"/>
          <table:table-cell table:formula="of:=MAX([.$K655])" office:value-type="float"/>
          <table:table-cell table:formula="of:=MAX([.$L655])" office:value-type="float"/>
          <table:table-cell table:formula="of:=MAX([.$M655])" office:value-type="float"/>
          <table:table-cell table:formula="of:=MAX([.$N655])" office:value-type="float"/>
        </table:table-row>
        <table:table-row table:style-name="ro1">
          <table:table-cell office:value-type="string">
            <text:p>c7552/c7552.lp.2.8</text:p>
          </table:table-cell>
          <table:table-cell office:value-type="float" office:value="0.371211"/>
          <table:table-cell office:value-type="float" office:value="0.362"/>
          <table:table-cell office:value-type="float" office:value="0.2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29.0"/>
          <table:table-cell office:value-type="float" office:value="218793.0"/>
          <table:table-cell office:value-type="float" office:value="218793.0"/>
          <table:table-cell office:value-type="float" office:value="16231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56])" office:value-type="float"/>
          <table:table-cell table:formula="of:=MIN([.$C656])" office:value-type="float"/>
          <table:table-cell table:formula="of:=MIN([.$D656])" office:value-type="float"/>
          <table:table-cell table:formula="of:=MIN([.$E656])" office:value-type="float"/>
          <table:table-cell table:formula="of:=MIN([.$F656])" office:value-type="float"/>
          <table:table-cell table:formula="of:=MIN([.$G656])" office:value-type="float"/>
          <table:table-cell table:formula="of:=MIN([.$H656])" office:value-type="float"/>
          <table:table-cell table:formula="of:=MIN([.$I656])" office:value-type="float"/>
          <table:table-cell table:formula="of:=MIN([.$J656])" office:value-type="float"/>
          <table:table-cell table:formula="of:=MIN([.$K656])" office:value-type="float"/>
          <table:table-cell table:formula="of:=MIN([.$L656])" office:value-type="float"/>
          <table:table-cell table:formula="of:=MIN([.$M656])" office:value-type="float"/>
          <table:table-cell table:formula="of:=MIN([.$N656])" office:value-type="float"/>
          <table:table-cell table:formula="of:=MEDIAN([.$B656])" office:value-type="float"/>
          <table:table-cell table:formula="of:=MEDIAN([.$C656])" office:value-type="float"/>
          <table:table-cell table:formula="of:=MEDIAN([.$D656])" office:value-type="float"/>
          <table:table-cell table:formula="of:=MEDIAN([.$E656])" office:value-type="float"/>
          <table:table-cell table:formula="of:=MEDIAN([.$F656])" office:value-type="float"/>
          <table:table-cell table:formula="of:=MEDIAN([.$G656])" office:value-type="float"/>
          <table:table-cell table:formula="of:=MEDIAN([.$H656])" office:value-type="float"/>
          <table:table-cell table:formula="of:=MEDIAN([.$I656])" office:value-type="float"/>
          <table:table-cell table:formula="of:=MEDIAN([.$J656])" office:value-type="float"/>
          <table:table-cell table:formula="of:=MEDIAN([.$K656])" office:value-type="float"/>
          <table:table-cell table:formula="of:=MEDIAN([.$L656])" office:value-type="float"/>
          <table:table-cell table:formula="of:=MEDIAN([.$M656])" office:value-type="float"/>
          <table:table-cell table:formula="of:=MEDIAN([.$N656])" office:value-type="float"/>
          <table:table-cell table:formula="of:=MAX([.$B656])" office:value-type="float"/>
          <table:table-cell table:formula="of:=MAX([.$C656])" office:value-type="float"/>
          <table:table-cell table:formula="of:=MAX([.$D656])" office:value-type="float"/>
          <table:table-cell table:formula="of:=MAX([.$E656])" office:value-type="float"/>
          <table:table-cell table:formula="of:=MAX([.$F656])" office:value-type="float"/>
          <table:table-cell table:formula="of:=MAX([.$G656])" office:value-type="float"/>
          <table:table-cell table:formula="of:=MAX([.$H656])" office:value-type="float"/>
          <table:table-cell table:formula="of:=MAX([.$I656])" office:value-type="float"/>
          <table:table-cell table:formula="of:=MAX([.$J656])" office:value-type="float"/>
          <table:table-cell table:formula="of:=MAX([.$K656])" office:value-type="float"/>
          <table:table-cell table:formula="of:=MAX([.$L656])" office:value-type="float"/>
          <table:table-cell table:formula="of:=MAX([.$M656])" office:value-type="float"/>
          <table:table-cell table:formula="of:=MAX([.$N656])" office:value-type="float"/>
        </table:table-row>
        <table:table-row table:style-name="ro1">
          <table:table-cell office:value-type="string">
            <text:p>c7552/c7552.lp.3.1</text:p>
          </table:table-cell>
          <table:table-cell office:value-type="float" office:value="0.494373"/>
          <table:table-cell office:value-type="float" office:value="0.485"/>
          <table:table-cell office:value-type="float" office:value="0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4.0"/>
          <table:table-cell office:value-type="float" office:value="335841.0"/>
          <table:table-cell office:value-type="float" office:value="335841.0"/>
          <table:table-cell office:value-type="float" office:value="16209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7])" office:value-type="float"/>
          <table:table-cell table:formula="of:=MIN([.$C657])" office:value-type="float"/>
          <table:table-cell table:formula="of:=MIN([.$D657])" office:value-type="float"/>
          <table:table-cell table:formula="of:=MIN([.$E657])" office:value-type="float"/>
          <table:table-cell table:formula="of:=MIN([.$F657])" office:value-type="float"/>
          <table:table-cell table:formula="of:=MIN([.$G657])" office:value-type="float"/>
          <table:table-cell table:formula="of:=MIN([.$H657])" office:value-type="float"/>
          <table:table-cell table:formula="of:=MIN([.$I657])" office:value-type="float"/>
          <table:table-cell table:formula="of:=MIN([.$J657])" office:value-type="float"/>
          <table:table-cell table:formula="of:=MIN([.$K657])" office:value-type="float"/>
          <table:table-cell table:formula="of:=MIN([.$L657])" office:value-type="float"/>
          <table:table-cell table:formula="of:=MIN([.$M657])" office:value-type="float"/>
          <table:table-cell table:formula="of:=MIN([.$N657])" office:value-type="float"/>
          <table:table-cell table:formula="of:=MEDIAN([.$B657])" office:value-type="float"/>
          <table:table-cell table:formula="of:=MEDIAN([.$C657])" office:value-type="float"/>
          <table:table-cell table:formula="of:=MEDIAN([.$D657])" office:value-type="float"/>
          <table:table-cell table:formula="of:=MEDIAN([.$E657])" office:value-type="float"/>
          <table:table-cell table:formula="of:=MEDIAN([.$F657])" office:value-type="float"/>
          <table:table-cell table:formula="of:=MEDIAN([.$G657])" office:value-type="float"/>
          <table:table-cell table:formula="of:=MEDIAN([.$H657])" office:value-type="float"/>
          <table:table-cell table:formula="of:=MEDIAN([.$I657])" office:value-type="float"/>
          <table:table-cell table:formula="of:=MEDIAN([.$J657])" office:value-type="float"/>
          <table:table-cell table:formula="of:=MEDIAN([.$K657])" office:value-type="float"/>
          <table:table-cell table:formula="of:=MEDIAN([.$L657])" office:value-type="float"/>
          <table:table-cell table:formula="of:=MEDIAN([.$M657])" office:value-type="float"/>
          <table:table-cell table:formula="of:=MEDIAN([.$N657])" office:value-type="float"/>
          <table:table-cell table:formula="of:=MAX([.$B657])" office:value-type="float"/>
          <table:table-cell table:formula="of:=MAX([.$C657])" office:value-type="float"/>
          <table:table-cell table:formula="of:=MAX([.$D657])" office:value-type="float"/>
          <table:table-cell table:formula="of:=MAX([.$E657])" office:value-type="float"/>
          <table:table-cell table:formula="of:=MAX([.$F657])" office:value-type="float"/>
          <table:table-cell table:formula="of:=MAX([.$G657])" office:value-type="float"/>
          <table:table-cell table:formula="of:=MAX([.$H657])" office:value-type="float"/>
          <table:table-cell table:formula="of:=MAX([.$I657])" office:value-type="float"/>
          <table:table-cell table:formula="of:=MAX([.$J657])" office:value-type="float"/>
          <table:table-cell table:formula="of:=MAX([.$K657])" office:value-type="float"/>
          <table:table-cell table:formula="of:=MAX([.$L657])" office:value-type="float"/>
          <table:table-cell table:formula="of:=MAX([.$M657])" office:value-type="float"/>
          <table:table-cell table:formula="of:=MAX([.$N657])" office:value-type="float"/>
        </table:table-row>
        <table:table-row table:style-name="ro1">
          <table:table-cell office:value-type="string">
            <text:p>c7552/c7552.lp.3.2</text:p>
          </table:table-cell>
          <table:table-cell office:value-type="float" office:value="0.409659"/>
          <table:table-cell office:value-type="float" office:value="0.401"/>
          <table:table-cell office:value-type="float" office:value="0.3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278760.0"/>
          <table:table-cell office:value-type="float" office:value="278760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8])" office:value-type="float"/>
          <table:table-cell table:formula="of:=MIN([.$C658])" office:value-type="float"/>
          <table:table-cell table:formula="of:=MIN([.$D658])" office:value-type="float"/>
          <table:table-cell table:formula="of:=MIN([.$E658])" office:value-type="float"/>
          <table:table-cell table:formula="of:=MIN([.$F658])" office:value-type="float"/>
          <table:table-cell table:formula="of:=MIN([.$G658])" office:value-type="float"/>
          <table:table-cell table:formula="of:=MIN([.$H658])" office:value-type="float"/>
          <table:table-cell table:formula="of:=MIN([.$I658])" office:value-type="float"/>
          <table:table-cell table:formula="of:=MIN([.$J658])" office:value-type="float"/>
          <table:table-cell table:formula="of:=MIN([.$K658])" office:value-type="float"/>
          <table:table-cell table:formula="of:=MIN([.$L658])" office:value-type="float"/>
          <table:table-cell table:formula="of:=MIN([.$M658])" office:value-type="float"/>
          <table:table-cell table:formula="of:=MIN([.$N658])" office:value-type="float"/>
          <table:table-cell table:formula="of:=MEDIAN([.$B658])" office:value-type="float"/>
          <table:table-cell table:formula="of:=MEDIAN([.$C658])" office:value-type="float"/>
          <table:table-cell table:formula="of:=MEDIAN([.$D658])" office:value-type="float"/>
          <table:table-cell table:formula="of:=MEDIAN([.$E658])" office:value-type="float"/>
          <table:table-cell table:formula="of:=MEDIAN([.$F658])" office:value-type="float"/>
          <table:table-cell table:formula="of:=MEDIAN([.$G658])" office:value-type="float"/>
          <table:table-cell table:formula="of:=MEDIAN([.$H658])" office:value-type="float"/>
          <table:table-cell table:formula="of:=MEDIAN([.$I658])" office:value-type="float"/>
          <table:table-cell table:formula="of:=MEDIAN([.$J658])" office:value-type="float"/>
          <table:table-cell table:formula="of:=MEDIAN([.$K658])" office:value-type="float"/>
          <table:table-cell table:formula="of:=MEDIAN([.$L658])" office:value-type="float"/>
          <table:table-cell table:formula="of:=MEDIAN([.$M658])" office:value-type="float"/>
          <table:table-cell table:formula="of:=MEDIAN([.$N658])" office:value-type="float"/>
          <table:table-cell table:formula="of:=MAX([.$B658])" office:value-type="float"/>
          <table:table-cell table:formula="of:=MAX([.$C658])" office:value-type="float"/>
          <table:table-cell table:formula="of:=MAX([.$D658])" office:value-type="float"/>
          <table:table-cell table:formula="of:=MAX([.$E658])" office:value-type="float"/>
          <table:table-cell table:formula="of:=MAX([.$F658])" office:value-type="float"/>
          <table:table-cell table:formula="of:=MAX([.$G658])" office:value-type="float"/>
          <table:table-cell table:formula="of:=MAX([.$H658])" office:value-type="float"/>
          <table:table-cell table:formula="of:=MAX([.$I658])" office:value-type="float"/>
          <table:table-cell table:formula="of:=MAX([.$J658])" office:value-type="float"/>
          <table:table-cell table:formula="of:=MAX([.$K658])" office:value-type="float"/>
          <table:table-cell table:formula="of:=MAX([.$L658])" office:value-type="float"/>
          <table:table-cell table:formula="of:=MAX([.$M658])" office:value-type="float"/>
          <table:table-cell table:formula="of:=MAX([.$N658])" office:value-type="float"/>
        </table:table-row>
        <table:table-row table:style-name="ro1">
          <table:table-cell office:value-type="string">
            <text:p>c7552/c7552.lp.3.3</text:p>
          </table:table-cell>
          <table:table-cell office:value-type="float" office:value="0.496131"/>
          <table:table-cell office:value-type="float" office:value="0.488"/>
          <table:table-cell office:value-type="float" office:value="0.4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84.0"/>
          <table:table-cell office:value-type="float" office:value="335839.0"/>
          <table:table-cell office:value-type="float" office:value="335839.0"/>
          <table:table-cell office:value-type="float" office:value="16205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59])" office:value-type="float"/>
          <table:table-cell table:formula="of:=MIN([.$C659])" office:value-type="float"/>
          <table:table-cell table:formula="of:=MIN([.$D659])" office:value-type="float"/>
          <table:table-cell table:formula="of:=MIN([.$E659])" office:value-type="float"/>
          <table:table-cell table:formula="of:=MIN([.$F659])" office:value-type="float"/>
          <table:table-cell table:formula="of:=MIN([.$G659])" office:value-type="float"/>
          <table:table-cell table:formula="of:=MIN([.$H659])" office:value-type="float"/>
          <table:table-cell table:formula="of:=MIN([.$I659])" office:value-type="float"/>
          <table:table-cell table:formula="of:=MIN([.$J659])" office:value-type="float"/>
          <table:table-cell table:formula="of:=MIN([.$K659])" office:value-type="float"/>
          <table:table-cell table:formula="of:=MIN([.$L659])" office:value-type="float"/>
          <table:table-cell table:formula="of:=MIN([.$M659])" office:value-type="float"/>
          <table:table-cell table:formula="of:=MIN([.$N659])" office:value-type="float"/>
          <table:table-cell table:formula="of:=MEDIAN([.$B659])" office:value-type="float"/>
          <table:table-cell table:formula="of:=MEDIAN([.$C659])" office:value-type="float"/>
          <table:table-cell table:formula="of:=MEDIAN([.$D659])" office:value-type="float"/>
          <table:table-cell table:formula="of:=MEDIAN([.$E659])" office:value-type="float"/>
          <table:table-cell table:formula="of:=MEDIAN([.$F659])" office:value-type="float"/>
          <table:table-cell table:formula="of:=MEDIAN([.$G659])" office:value-type="float"/>
          <table:table-cell table:formula="of:=MEDIAN([.$H659])" office:value-type="float"/>
          <table:table-cell table:formula="of:=MEDIAN([.$I659])" office:value-type="float"/>
          <table:table-cell table:formula="of:=MEDIAN([.$J659])" office:value-type="float"/>
          <table:table-cell table:formula="of:=MEDIAN([.$K659])" office:value-type="float"/>
          <table:table-cell table:formula="of:=MEDIAN([.$L659])" office:value-type="float"/>
          <table:table-cell table:formula="of:=MEDIAN([.$M659])" office:value-type="float"/>
          <table:table-cell table:formula="of:=MEDIAN([.$N659])" office:value-type="float"/>
          <table:table-cell table:formula="of:=MAX([.$B659])" office:value-type="float"/>
          <table:table-cell table:formula="of:=MAX([.$C659])" office:value-type="float"/>
          <table:table-cell table:formula="of:=MAX([.$D659])" office:value-type="float"/>
          <table:table-cell table:formula="of:=MAX([.$E659])" office:value-type="float"/>
          <table:table-cell table:formula="of:=MAX([.$F659])" office:value-type="float"/>
          <table:table-cell table:formula="of:=MAX([.$G659])" office:value-type="float"/>
          <table:table-cell table:formula="of:=MAX([.$H659])" office:value-type="float"/>
          <table:table-cell table:formula="of:=MAX([.$I659])" office:value-type="float"/>
          <table:table-cell table:formula="of:=MAX([.$J659])" office:value-type="float"/>
          <table:table-cell table:formula="of:=MAX([.$K659])" office:value-type="float"/>
          <table:table-cell table:formula="of:=MAX([.$L659])" office:value-type="float"/>
          <table:table-cell table:formula="of:=MAX([.$M659])" office:value-type="float"/>
          <table:table-cell table:formula="of:=MAX([.$N659])" office:value-type="float"/>
        </table:table-row>
        <table:table-row table:style-name="ro1">
          <table:table-cell office:value-type="string">
            <text:p>c7552/c7552.lp.3.4</text:p>
          </table:table-cell>
          <table:table-cell office:value-type="float" office:value="0.487432"/>
          <table:table-cell office:value-type="float" office:value="0.477"/>
          <table:table-cell office:value-type="float" office:value="0.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325186.0"/>
          <table:table-cell office:value-type="float" office:value="325178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0])" office:value-type="float"/>
          <table:table-cell table:formula="of:=MIN([.$C660])" office:value-type="float"/>
          <table:table-cell table:formula="of:=MIN([.$D660])" office:value-type="float"/>
          <table:table-cell table:formula="of:=MIN([.$E660])" office:value-type="float"/>
          <table:table-cell table:formula="of:=MIN([.$F660])" office:value-type="float"/>
          <table:table-cell table:formula="of:=MIN([.$G660])" office:value-type="float"/>
          <table:table-cell table:formula="of:=MIN([.$H660])" office:value-type="float"/>
          <table:table-cell table:formula="of:=MIN([.$I660])" office:value-type="float"/>
          <table:table-cell table:formula="of:=MIN([.$J660])" office:value-type="float"/>
          <table:table-cell table:formula="of:=MIN([.$K660])" office:value-type="float"/>
          <table:table-cell table:formula="of:=MIN([.$L660])" office:value-type="float"/>
          <table:table-cell table:formula="of:=MIN([.$M660])" office:value-type="float"/>
          <table:table-cell table:formula="of:=MIN([.$N660])" office:value-type="float"/>
          <table:table-cell table:formula="of:=MEDIAN([.$B660])" office:value-type="float"/>
          <table:table-cell table:formula="of:=MEDIAN([.$C660])" office:value-type="float"/>
          <table:table-cell table:formula="of:=MEDIAN([.$D660])" office:value-type="float"/>
          <table:table-cell table:formula="of:=MEDIAN([.$E660])" office:value-type="float"/>
          <table:table-cell table:formula="of:=MEDIAN([.$F660])" office:value-type="float"/>
          <table:table-cell table:formula="of:=MEDIAN([.$G660])" office:value-type="float"/>
          <table:table-cell table:formula="of:=MEDIAN([.$H660])" office:value-type="float"/>
          <table:table-cell table:formula="of:=MEDIAN([.$I660])" office:value-type="float"/>
          <table:table-cell table:formula="of:=MEDIAN([.$J660])" office:value-type="float"/>
          <table:table-cell table:formula="of:=MEDIAN([.$K660])" office:value-type="float"/>
          <table:table-cell table:formula="of:=MEDIAN([.$L660])" office:value-type="float"/>
          <table:table-cell table:formula="of:=MEDIAN([.$M660])" office:value-type="float"/>
          <table:table-cell table:formula="of:=MEDIAN([.$N660])" office:value-type="float"/>
          <table:table-cell table:formula="of:=MAX([.$B660])" office:value-type="float"/>
          <table:table-cell table:formula="of:=MAX([.$C660])" office:value-type="float"/>
          <table:table-cell table:formula="of:=MAX([.$D660])" office:value-type="float"/>
          <table:table-cell table:formula="of:=MAX([.$E660])" office:value-type="float"/>
          <table:table-cell table:formula="of:=MAX([.$F660])" office:value-type="float"/>
          <table:table-cell table:formula="of:=MAX([.$G660])" office:value-type="float"/>
          <table:table-cell table:formula="of:=MAX([.$H660])" office:value-type="float"/>
          <table:table-cell table:formula="of:=MAX([.$I660])" office:value-type="float"/>
          <table:table-cell table:formula="of:=MAX([.$J660])" office:value-type="float"/>
          <table:table-cell table:formula="of:=MAX([.$K660])" office:value-type="float"/>
          <table:table-cell table:formula="of:=MAX([.$L660])" office:value-type="float"/>
          <table:table-cell table:formula="of:=MAX([.$M660])" office:value-type="float"/>
          <table:table-cell table:formula="of:=MAX([.$N660])" office:value-type="float"/>
        </table:table-row>
        <table:table-row table:style-name="ro1">
          <table:table-cell office:value-type="string">
            <text:p>c7552/c7552.lp.3.5</text:p>
          </table:table-cell>
          <table:table-cell office:value-type="float" office:value="0.466428"/>
          <table:table-cell office:value-type="float" office:value="0.456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325185.0"/>
          <table:table-cell office:value-type="float" office:value="325177.0"/>
          <table:table-cell office:value-type="float" office:value="16205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1])" office:value-type="float"/>
          <table:table-cell table:formula="of:=MIN([.$C661])" office:value-type="float"/>
          <table:table-cell table:formula="of:=MIN([.$D661])" office:value-type="float"/>
          <table:table-cell table:formula="of:=MIN([.$E661])" office:value-type="float"/>
          <table:table-cell table:formula="of:=MIN([.$F661])" office:value-type="float"/>
          <table:table-cell table:formula="of:=MIN([.$G661])" office:value-type="float"/>
          <table:table-cell table:formula="of:=MIN([.$H661])" office:value-type="float"/>
          <table:table-cell table:formula="of:=MIN([.$I661])" office:value-type="float"/>
          <table:table-cell table:formula="of:=MIN([.$J661])" office:value-type="float"/>
          <table:table-cell table:formula="of:=MIN([.$K661])" office:value-type="float"/>
          <table:table-cell table:formula="of:=MIN([.$L661])" office:value-type="float"/>
          <table:table-cell table:formula="of:=MIN([.$M661])" office:value-type="float"/>
          <table:table-cell table:formula="of:=MIN([.$N661])" office:value-type="float"/>
          <table:table-cell table:formula="of:=MEDIAN([.$B661])" office:value-type="float"/>
          <table:table-cell table:formula="of:=MEDIAN([.$C661])" office:value-type="float"/>
          <table:table-cell table:formula="of:=MEDIAN([.$D661])" office:value-type="float"/>
          <table:table-cell table:formula="of:=MEDIAN([.$E661])" office:value-type="float"/>
          <table:table-cell table:formula="of:=MEDIAN([.$F661])" office:value-type="float"/>
          <table:table-cell table:formula="of:=MEDIAN([.$G661])" office:value-type="float"/>
          <table:table-cell table:formula="of:=MEDIAN([.$H661])" office:value-type="float"/>
          <table:table-cell table:formula="of:=MEDIAN([.$I661])" office:value-type="float"/>
          <table:table-cell table:formula="of:=MEDIAN([.$J661])" office:value-type="float"/>
          <table:table-cell table:formula="of:=MEDIAN([.$K661])" office:value-type="float"/>
          <table:table-cell table:formula="of:=MEDIAN([.$L661])" office:value-type="float"/>
          <table:table-cell table:formula="of:=MEDIAN([.$M661])" office:value-type="float"/>
          <table:table-cell table:formula="of:=MEDIAN([.$N661])" office:value-type="float"/>
          <table:table-cell table:formula="of:=MAX([.$B661])" office:value-type="float"/>
          <table:table-cell table:formula="of:=MAX([.$C661])" office:value-type="float"/>
          <table:table-cell table:formula="of:=MAX([.$D661])" office:value-type="float"/>
          <table:table-cell table:formula="of:=MAX([.$E661])" office:value-type="float"/>
          <table:table-cell table:formula="of:=MAX([.$F661])" office:value-type="float"/>
          <table:table-cell table:formula="of:=MAX([.$G661])" office:value-type="float"/>
          <table:table-cell table:formula="of:=MAX([.$H661])" office:value-type="float"/>
          <table:table-cell table:formula="of:=MAX([.$I661])" office:value-type="float"/>
          <table:table-cell table:formula="of:=MAX([.$J661])" office:value-type="float"/>
          <table:table-cell table:formula="of:=MAX([.$K661])" office:value-type="float"/>
          <table:table-cell table:formula="of:=MAX([.$L661])" office:value-type="float"/>
          <table:table-cell table:formula="of:=MAX([.$M661])" office:value-type="float"/>
          <table:table-cell table:formula="of:=MAX([.$N661])" office:value-type="float"/>
        </table:table-row>
        <table:table-row table:style-name="ro1">
          <table:table-cell office:value-type="string">
            <text:p>c7552/c7552.lp.3.6</text:p>
          </table:table-cell>
          <table:table-cell office:value-type="float" office:value="0.464444"/>
          <table:table-cell office:value-type="float" office:value="0.456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325184.0"/>
          <table:table-cell office:value-type="float" office:value="325176.0"/>
          <table:table-cell office:value-type="float" office:value="16207.0"/>
          <table:table-cell office:value-type="float" office:value="9200.0"/>
          <table:table-cell office:value-type="float" office:value="0.0"/>
          <table:table-cell office:value-type="float" office:value="0.0"/>
          <table:table-cell table:formula="of:=MIN([.$B662])" office:value-type="float"/>
          <table:table-cell table:formula="of:=MIN([.$C662])" office:value-type="float"/>
          <table:table-cell table:formula="of:=MIN([.$D662])" office:value-type="float"/>
          <table:table-cell table:formula="of:=MIN([.$E662])" office:value-type="float"/>
          <table:table-cell table:formula="of:=MIN([.$F662])" office:value-type="float"/>
          <table:table-cell table:formula="of:=MIN([.$G662])" office:value-type="float"/>
          <table:table-cell table:formula="of:=MIN([.$H662])" office:value-type="float"/>
          <table:table-cell table:formula="of:=MIN([.$I662])" office:value-type="float"/>
          <table:table-cell table:formula="of:=MIN([.$J662])" office:value-type="float"/>
          <table:table-cell table:formula="of:=MIN([.$K662])" office:value-type="float"/>
          <table:table-cell table:formula="of:=MIN([.$L662])" office:value-type="float"/>
          <table:table-cell table:formula="of:=MIN([.$M662])" office:value-type="float"/>
          <table:table-cell table:formula="of:=MIN([.$N662])" office:value-type="float"/>
          <table:table-cell table:formula="of:=MEDIAN([.$B662])" office:value-type="float"/>
          <table:table-cell table:formula="of:=MEDIAN([.$C662])" office:value-type="float"/>
          <table:table-cell table:formula="of:=MEDIAN([.$D662])" office:value-type="float"/>
          <table:table-cell table:formula="of:=MEDIAN([.$E662])" office:value-type="float"/>
          <table:table-cell table:formula="of:=MEDIAN([.$F662])" office:value-type="float"/>
          <table:table-cell table:formula="of:=MEDIAN([.$G662])" office:value-type="float"/>
          <table:table-cell table:formula="of:=MEDIAN([.$H662])" office:value-type="float"/>
          <table:table-cell table:formula="of:=MEDIAN([.$I662])" office:value-type="float"/>
          <table:table-cell table:formula="of:=MEDIAN([.$J662])" office:value-type="float"/>
          <table:table-cell table:formula="of:=MEDIAN([.$K662])" office:value-type="float"/>
          <table:table-cell table:formula="of:=MEDIAN([.$L662])" office:value-type="float"/>
          <table:table-cell table:formula="of:=MEDIAN([.$M662])" office:value-type="float"/>
          <table:table-cell table:formula="of:=MEDIAN([.$N662])" office:value-type="float"/>
          <table:table-cell table:formula="of:=MAX([.$B662])" office:value-type="float"/>
          <table:table-cell table:formula="of:=MAX([.$C662])" office:value-type="float"/>
          <table:table-cell table:formula="of:=MAX([.$D662])" office:value-type="float"/>
          <table:table-cell table:formula="of:=MAX([.$E662])" office:value-type="float"/>
          <table:table-cell table:formula="of:=MAX([.$F662])" office:value-type="float"/>
          <table:table-cell table:formula="of:=MAX([.$G662])" office:value-type="float"/>
          <table:table-cell table:formula="of:=MAX([.$H662])" office:value-type="float"/>
          <table:table-cell table:formula="of:=MAX([.$I662])" office:value-type="float"/>
          <table:table-cell table:formula="of:=MAX([.$J662])" office:value-type="float"/>
          <table:table-cell table:formula="of:=MAX([.$K662])" office:value-type="float"/>
          <table:table-cell table:formula="of:=MAX([.$L662])" office:value-type="float"/>
          <table:table-cell table:formula="of:=MAX([.$M662])" office:value-type="float"/>
          <table:table-cell table:formula="of:=MAX([.$N662])" office:value-type="float"/>
        </table:table-row>
        <table:table-row table:style-name="ro1">
          <table:table-cell office:value-type="string">
            <text:p>c7552/c7552.lp.3.7</text:p>
          </table:table-cell>
          <table:table-cell office:value-type="float" office:value="0.469619"/>
          <table:table-cell office:value-type="float" office:value="0.461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3.0"/>
          <table:table-cell office:value-type="float" office:value="336108.0"/>
          <table:table-cell office:value-type="float" office:value="336107.0"/>
          <table:table-cell office:value-type="float" office:value="16204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63])" office:value-type="float"/>
          <table:table-cell table:formula="of:=MIN([.$C663])" office:value-type="float"/>
          <table:table-cell table:formula="of:=MIN([.$D663])" office:value-type="float"/>
          <table:table-cell table:formula="of:=MIN([.$E663])" office:value-type="float"/>
          <table:table-cell table:formula="of:=MIN([.$F663])" office:value-type="float"/>
          <table:table-cell table:formula="of:=MIN([.$G663])" office:value-type="float"/>
          <table:table-cell table:formula="of:=MIN([.$H663])" office:value-type="float"/>
          <table:table-cell table:formula="of:=MIN([.$I663])" office:value-type="float"/>
          <table:table-cell table:formula="of:=MIN([.$J663])" office:value-type="float"/>
          <table:table-cell table:formula="of:=MIN([.$K663])" office:value-type="float"/>
          <table:table-cell table:formula="of:=MIN([.$L663])" office:value-type="float"/>
          <table:table-cell table:formula="of:=MIN([.$M663])" office:value-type="float"/>
          <table:table-cell table:formula="of:=MIN([.$N663])" office:value-type="float"/>
          <table:table-cell table:formula="of:=MEDIAN([.$B663])" office:value-type="float"/>
          <table:table-cell table:formula="of:=MEDIAN([.$C663])" office:value-type="float"/>
          <table:table-cell table:formula="of:=MEDIAN([.$D663])" office:value-type="float"/>
          <table:table-cell table:formula="of:=MEDIAN([.$E663])" office:value-type="float"/>
          <table:table-cell table:formula="of:=MEDIAN([.$F663])" office:value-type="float"/>
          <table:table-cell table:formula="of:=MEDIAN([.$G663])" office:value-type="float"/>
          <table:table-cell table:formula="of:=MEDIAN([.$H663])" office:value-type="float"/>
          <table:table-cell table:formula="of:=MEDIAN([.$I663])" office:value-type="float"/>
          <table:table-cell table:formula="of:=MEDIAN([.$J663])" office:value-type="float"/>
          <table:table-cell table:formula="of:=MEDIAN([.$K663])" office:value-type="float"/>
          <table:table-cell table:formula="of:=MEDIAN([.$L663])" office:value-type="float"/>
          <table:table-cell table:formula="of:=MEDIAN([.$M663])" office:value-type="float"/>
          <table:table-cell table:formula="of:=MEDIAN([.$N663])" office:value-type="float"/>
          <table:table-cell table:formula="of:=MAX([.$B663])" office:value-type="float"/>
          <table:table-cell table:formula="of:=MAX([.$C663])" office:value-type="float"/>
          <table:table-cell table:formula="of:=MAX([.$D663])" office:value-type="float"/>
          <table:table-cell table:formula="of:=MAX([.$E663])" office:value-type="float"/>
          <table:table-cell table:formula="of:=MAX([.$F663])" office:value-type="float"/>
          <table:table-cell table:formula="of:=MAX([.$G663])" office:value-type="float"/>
          <table:table-cell table:formula="of:=MAX([.$H663])" office:value-type="float"/>
          <table:table-cell table:formula="of:=MAX([.$I663])" office:value-type="float"/>
          <table:table-cell table:formula="of:=MAX([.$J663])" office:value-type="float"/>
          <table:table-cell table:formula="of:=MAX([.$K663])" office:value-type="float"/>
          <table:table-cell table:formula="of:=MAX([.$L663])" office:value-type="float"/>
          <table:table-cell table:formula="of:=MAX([.$M663])" office:value-type="float"/>
          <table:table-cell table:formula="of:=MAX([.$N663])" office:value-type="float"/>
        </table:table-row>
        <table:table-row table:style-name="ro1">
          <table:table-cell office:value-type="string">
            <text:p>c7552/c7552.lp.3.8</text:p>
          </table:table-cell>
          <table:table-cell office:value-type="float" office:value="0.486256"/>
          <table:table-cell office:value-type="float" office:value="0.474"/>
          <table:table-cell office:value-type="float" office:value="0.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53.0"/>
          <table:table-cell office:value-type="float" office:value="336107.0"/>
          <table:table-cell office:value-type="float" office:value="336106.0"/>
          <table:table-cell office:value-type="float" office:value="16206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64])" office:value-type="float"/>
          <table:table-cell table:formula="of:=MIN([.$C664])" office:value-type="float"/>
          <table:table-cell table:formula="of:=MIN([.$D664])" office:value-type="float"/>
          <table:table-cell table:formula="of:=MIN([.$E664])" office:value-type="float"/>
          <table:table-cell table:formula="of:=MIN([.$F664])" office:value-type="float"/>
          <table:table-cell table:formula="of:=MIN([.$G664])" office:value-type="float"/>
          <table:table-cell table:formula="of:=MIN([.$H664])" office:value-type="float"/>
          <table:table-cell table:formula="of:=MIN([.$I664])" office:value-type="float"/>
          <table:table-cell table:formula="of:=MIN([.$J664])" office:value-type="float"/>
          <table:table-cell table:formula="of:=MIN([.$K664])" office:value-type="float"/>
          <table:table-cell table:formula="of:=MIN([.$L664])" office:value-type="float"/>
          <table:table-cell table:formula="of:=MIN([.$M664])" office:value-type="float"/>
          <table:table-cell table:formula="of:=MIN([.$N664])" office:value-type="float"/>
          <table:table-cell table:formula="of:=MEDIAN([.$B664])" office:value-type="float"/>
          <table:table-cell table:formula="of:=MEDIAN([.$C664])" office:value-type="float"/>
          <table:table-cell table:formula="of:=MEDIAN([.$D664])" office:value-type="float"/>
          <table:table-cell table:formula="of:=MEDIAN([.$E664])" office:value-type="float"/>
          <table:table-cell table:formula="of:=MEDIAN([.$F664])" office:value-type="float"/>
          <table:table-cell table:formula="of:=MEDIAN([.$G664])" office:value-type="float"/>
          <table:table-cell table:formula="of:=MEDIAN([.$H664])" office:value-type="float"/>
          <table:table-cell table:formula="of:=MEDIAN([.$I664])" office:value-type="float"/>
          <table:table-cell table:formula="of:=MEDIAN([.$J664])" office:value-type="float"/>
          <table:table-cell table:formula="of:=MEDIAN([.$K664])" office:value-type="float"/>
          <table:table-cell table:formula="of:=MEDIAN([.$L664])" office:value-type="float"/>
          <table:table-cell table:formula="of:=MEDIAN([.$M664])" office:value-type="float"/>
          <table:table-cell table:formula="of:=MEDIAN([.$N664])" office:value-type="float"/>
          <table:table-cell table:formula="of:=MAX([.$B664])" office:value-type="float"/>
          <table:table-cell table:formula="of:=MAX([.$C664])" office:value-type="float"/>
          <table:table-cell table:formula="of:=MAX([.$D664])" office:value-type="float"/>
          <table:table-cell table:formula="of:=MAX([.$E664])" office:value-type="float"/>
          <table:table-cell table:formula="of:=MAX([.$F664])" office:value-type="float"/>
          <table:table-cell table:formula="of:=MAX([.$G664])" office:value-type="float"/>
          <table:table-cell table:formula="of:=MAX([.$H664])" office:value-type="float"/>
          <table:table-cell table:formula="of:=MAX([.$I664])" office:value-type="float"/>
          <table:table-cell table:formula="of:=MAX([.$J664])" office:value-type="float"/>
          <table:table-cell table:formula="of:=MAX([.$K664])" office:value-type="float"/>
          <table:table-cell table:formula="of:=MAX([.$L664])" office:value-type="float"/>
          <table:table-cell table:formula="of:=MAX([.$M664])" office:value-type="float"/>
          <table:table-cell table:formula="of:=MAX([.$N664])" office:value-type="float"/>
        </table:table-row>
        <table:table-row table:style-name="ro1">
          <table:table-cell office:value-type="string">
            <text:p>c7552/c7552.lp.4.1</text:p>
          </table:table-cell>
          <table:table-cell office:value-type="float" office:value="0.077471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5])" office:value-type="float"/>
          <table:table-cell table:formula="of:=MIN([.$C665])" office:value-type="float"/>
          <table:table-cell table:formula="of:=MIN([.$D665])" office:value-type="float"/>
          <table:table-cell table:formula="of:=MIN([.$E665])" office:value-type="float"/>
          <table:table-cell table:formula="of:=MIN([.$F665])" office:value-type="float"/>
          <table:table-cell table:formula="of:=MIN([.$G665])" office:value-type="float"/>
          <table:table-cell table:formula="of:=MIN([.$H665])" office:value-type="float"/>
          <table:table-cell table:formula="of:=MIN([.$I665])" office:value-type="float"/>
          <table:table-cell table:formula="of:=MIN([.$J665])" office:value-type="float"/>
          <table:table-cell table:formula="of:=MIN([.$K665])" office:value-type="float"/>
          <table:table-cell table:formula="of:=MIN([.$L665])" office:value-type="float"/>
          <table:table-cell table:formula="of:=MIN([.$M665])" office:value-type="float"/>
          <table:table-cell table:formula="of:=MIN([.$N665])" office:value-type="float"/>
          <table:table-cell table:formula="of:=MEDIAN([.$B665])" office:value-type="float"/>
          <table:table-cell table:formula="of:=MEDIAN([.$C665])" office:value-type="float"/>
          <table:table-cell table:formula="of:=MEDIAN([.$D665])" office:value-type="float"/>
          <table:table-cell table:formula="of:=MEDIAN([.$E665])" office:value-type="float"/>
          <table:table-cell table:formula="of:=MEDIAN([.$F665])" office:value-type="float"/>
          <table:table-cell table:formula="of:=MEDIAN([.$G665])" office:value-type="float"/>
          <table:table-cell table:formula="of:=MEDIAN([.$H665])" office:value-type="float"/>
          <table:table-cell table:formula="of:=MEDIAN([.$I665])" office:value-type="float"/>
          <table:table-cell table:formula="of:=MEDIAN([.$J665])" office:value-type="float"/>
          <table:table-cell table:formula="of:=MEDIAN([.$K665])" office:value-type="float"/>
          <table:table-cell table:formula="of:=MEDIAN([.$L665])" office:value-type="float"/>
          <table:table-cell table:formula="of:=MEDIAN([.$M665])" office:value-type="float"/>
          <table:table-cell table:formula="of:=MEDIAN([.$N665])" office:value-type="float"/>
          <table:table-cell table:formula="of:=MAX([.$B665])" office:value-type="float"/>
          <table:table-cell table:formula="of:=MAX([.$C665])" office:value-type="float"/>
          <table:table-cell table:formula="of:=MAX([.$D665])" office:value-type="float"/>
          <table:table-cell table:formula="of:=MAX([.$E665])" office:value-type="float"/>
          <table:table-cell table:formula="of:=MAX([.$F665])" office:value-type="float"/>
          <table:table-cell table:formula="of:=MAX([.$G665])" office:value-type="float"/>
          <table:table-cell table:formula="of:=MAX([.$H665])" office:value-type="float"/>
          <table:table-cell table:formula="of:=MAX([.$I665])" office:value-type="float"/>
          <table:table-cell table:formula="of:=MAX([.$J665])" office:value-type="float"/>
          <table:table-cell table:formula="of:=MAX([.$K665])" office:value-type="float"/>
          <table:table-cell table:formula="of:=MAX([.$L665])" office:value-type="float"/>
          <table:table-cell table:formula="of:=MAX([.$M665])" office:value-type="float"/>
          <table:table-cell table:formula="of:=MAX([.$N665])" office:value-type="float"/>
        </table:table-row>
        <table:table-row table:style-name="ro1">
          <table:table-cell office:value-type="string">
            <text:p>c7552/c7552.lp.4.2</text:p>
          </table:table-cell>
          <table:table-cell office:value-type="float" office:value="0.081246"/>
          <table:table-cell office:value-type="float" office:value="0.0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0.0"/>
          <table:table-cell office:value-type="float" office:value="3510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6])" office:value-type="float"/>
          <table:table-cell table:formula="of:=MIN([.$C666])" office:value-type="float"/>
          <table:table-cell table:formula="of:=MIN([.$D666])" office:value-type="float"/>
          <table:table-cell table:formula="of:=MIN([.$E666])" office:value-type="float"/>
          <table:table-cell table:formula="of:=MIN([.$F666])" office:value-type="float"/>
          <table:table-cell table:formula="of:=MIN([.$G666])" office:value-type="float"/>
          <table:table-cell table:formula="of:=MIN([.$H666])" office:value-type="float"/>
          <table:table-cell table:formula="of:=MIN([.$I666])" office:value-type="float"/>
          <table:table-cell table:formula="of:=MIN([.$J666])" office:value-type="float"/>
          <table:table-cell table:formula="of:=MIN([.$K666])" office:value-type="float"/>
          <table:table-cell table:formula="of:=MIN([.$L666])" office:value-type="float"/>
          <table:table-cell table:formula="of:=MIN([.$M666])" office:value-type="float"/>
          <table:table-cell table:formula="of:=MIN([.$N666])" office:value-type="float"/>
          <table:table-cell table:formula="of:=MEDIAN([.$B666])" office:value-type="float"/>
          <table:table-cell table:formula="of:=MEDIAN([.$C666])" office:value-type="float"/>
          <table:table-cell table:formula="of:=MEDIAN([.$D666])" office:value-type="float"/>
          <table:table-cell table:formula="of:=MEDIAN([.$E666])" office:value-type="float"/>
          <table:table-cell table:formula="of:=MEDIAN([.$F666])" office:value-type="float"/>
          <table:table-cell table:formula="of:=MEDIAN([.$G666])" office:value-type="float"/>
          <table:table-cell table:formula="of:=MEDIAN([.$H666])" office:value-type="float"/>
          <table:table-cell table:formula="of:=MEDIAN([.$I666])" office:value-type="float"/>
          <table:table-cell table:formula="of:=MEDIAN([.$J666])" office:value-type="float"/>
          <table:table-cell table:formula="of:=MEDIAN([.$K666])" office:value-type="float"/>
          <table:table-cell table:formula="of:=MEDIAN([.$L666])" office:value-type="float"/>
          <table:table-cell table:formula="of:=MEDIAN([.$M666])" office:value-type="float"/>
          <table:table-cell table:formula="of:=MEDIAN([.$N666])" office:value-type="float"/>
          <table:table-cell table:formula="of:=MAX([.$B666])" office:value-type="float"/>
          <table:table-cell table:formula="of:=MAX([.$C666])" office:value-type="float"/>
          <table:table-cell table:formula="of:=MAX([.$D666])" office:value-type="float"/>
          <table:table-cell table:formula="of:=MAX([.$E666])" office:value-type="float"/>
          <table:table-cell table:formula="of:=MAX([.$F666])" office:value-type="float"/>
          <table:table-cell table:formula="of:=MAX([.$G666])" office:value-type="float"/>
          <table:table-cell table:formula="of:=MAX([.$H666])" office:value-type="float"/>
          <table:table-cell table:formula="of:=MAX([.$I666])" office:value-type="float"/>
          <table:table-cell table:formula="of:=MAX([.$J666])" office:value-type="float"/>
          <table:table-cell table:formula="of:=MAX([.$K666])" office:value-type="float"/>
          <table:table-cell table:formula="of:=MAX([.$L666])" office:value-type="float"/>
          <table:table-cell table:formula="of:=MAX([.$M666])" office:value-type="float"/>
          <table:table-cell table:formula="of:=MAX([.$N666])" office:value-type="float"/>
        </table:table-row>
        <table:table-row table:style-name="ro1">
          <table:table-cell office:value-type="string">
            <text:p>c7552/c7552.lp.4.3</text:p>
          </table:table-cell>
          <table:table-cell office:value-type="float" office:value="0.084067"/>
          <table:table-cell office:value-type="float" office:value="0.076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1.0"/>
          <table:table-cell office:value-type="float" office:value="10521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7])" office:value-type="float"/>
          <table:table-cell table:formula="of:=MIN([.$C667])" office:value-type="float"/>
          <table:table-cell table:formula="of:=MIN([.$D667])" office:value-type="float"/>
          <table:table-cell table:formula="of:=MIN([.$E667])" office:value-type="float"/>
          <table:table-cell table:formula="of:=MIN([.$F667])" office:value-type="float"/>
          <table:table-cell table:formula="of:=MIN([.$G667])" office:value-type="float"/>
          <table:table-cell table:formula="of:=MIN([.$H667])" office:value-type="float"/>
          <table:table-cell table:formula="of:=MIN([.$I667])" office:value-type="float"/>
          <table:table-cell table:formula="of:=MIN([.$J667])" office:value-type="float"/>
          <table:table-cell table:formula="of:=MIN([.$K667])" office:value-type="float"/>
          <table:table-cell table:formula="of:=MIN([.$L667])" office:value-type="float"/>
          <table:table-cell table:formula="of:=MIN([.$M667])" office:value-type="float"/>
          <table:table-cell table:formula="of:=MIN([.$N667])" office:value-type="float"/>
          <table:table-cell table:formula="of:=MEDIAN([.$B667])" office:value-type="float"/>
          <table:table-cell table:formula="of:=MEDIAN([.$C667])" office:value-type="float"/>
          <table:table-cell table:formula="of:=MEDIAN([.$D667])" office:value-type="float"/>
          <table:table-cell table:formula="of:=MEDIAN([.$E667])" office:value-type="float"/>
          <table:table-cell table:formula="of:=MEDIAN([.$F667])" office:value-type="float"/>
          <table:table-cell table:formula="of:=MEDIAN([.$G667])" office:value-type="float"/>
          <table:table-cell table:formula="of:=MEDIAN([.$H667])" office:value-type="float"/>
          <table:table-cell table:formula="of:=MEDIAN([.$I667])" office:value-type="float"/>
          <table:table-cell table:formula="of:=MEDIAN([.$J667])" office:value-type="float"/>
          <table:table-cell table:formula="of:=MEDIAN([.$K667])" office:value-type="float"/>
          <table:table-cell table:formula="of:=MEDIAN([.$L667])" office:value-type="float"/>
          <table:table-cell table:formula="of:=MEDIAN([.$M667])" office:value-type="float"/>
          <table:table-cell table:formula="of:=MEDIAN([.$N667])" office:value-type="float"/>
          <table:table-cell table:formula="of:=MAX([.$B667])" office:value-type="float"/>
          <table:table-cell table:formula="of:=MAX([.$C667])" office:value-type="float"/>
          <table:table-cell table:formula="of:=MAX([.$D667])" office:value-type="float"/>
          <table:table-cell table:formula="of:=MAX([.$E667])" office:value-type="float"/>
          <table:table-cell table:formula="of:=MAX([.$F667])" office:value-type="float"/>
          <table:table-cell table:formula="of:=MAX([.$G667])" office:value-type="float"/>
          <table:table-cell table:formula="of:=MAX([.$H667])" office:value-type="float"/>
          <table:table-cell table:formula="of:=MAX([.$I667])" office:value-type="float"/>
          <table:table-cell table:formula="of:=MAX([.$J667])" office:value-type="float"/>
          <table:table-cell table:formula="of:=MAX([.$K667])" office:value-type="float"/>
          <table:table-cell table:formula="of:=MAX([.$L667])" office:value-type="float"/>
          <table:table-cell table:formula="of:=MAX([.$M667])" office:value-type="float"/>
          <table:table-cell table:formula="of:=MAX([.$N667])" office:value-type="float"/>
        </table:table-row>
        <table:table-row table:style-name="ro1">
          <table:table-cell office:value-type="string">
            <text:p>c7552/c7552.lp.4.4</text:p>
          </table:table-cell>
          <table:table-cell office:value-type="float" office:value="0.084697"/>
          <table:table-cell office:value-type="float" office:value="0.075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8.0"/>
          <table:table-cell office:value-type="float" office:value="10518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8])" office:value-type="float"/>
          <table:table-cell table:formula="of:=MIN([.$C668])" office:value-type="float"/>
          <table:table-cell table:formula="of:=MIN([.$D668])" office:value-type="float"/>
          <table:table-cell table:formula="of:=MIN([.$E668])" office:value-type="float"/>
          <table:table-cell table:formula="of:=MIN([.$F668])" office:value-type="float"/>
          <table:table-cell table:formula="of:=MIN([.$G668])" office:value-type="float"/>
          <table:table-cell table:formula="of:=MIN([.$H668])" office:value-type="float"/>
          <table:table-cell table:formula="of:=MIN([.$I668])" office:value-type="float"/>
          <table:table-cell table:formula="of:=MIN([.$J668])" office:value-type="float"/>
          <table:table-cell table:formula="of:=MIN([.$K668])" office:value-type="float"/>
          <table:table-cell table:formula="of:=MIN([.$L668])" office:value-type="float"/>
          <table:table-cell table:formula="of:=MIN([.$M668])" office:value-type="float"/>
          <table:table-cell table:formula="of:=MIN([.$N668])" office:value-type="float"/>
          <table:table-cell table:formula="of:=MEDIAN([.$B668])" office:value-type="float"/>
          <table:table-cell table:formula="of:=MEDIAN([.$C668])" office:value-type="float"/>
          <table:table-cell table:formula="of:=MEDIAN([.$D668])" office:value-type="float"/>
          <table:table-cell table:formula="of:=MEDIAN([.$E668])" office:value-type="float"/>
          <table:table-cell table:formula="of:=MEDIAN([.$F668])" office:value-type="float"/>
          <table:table-cell table:formula="of:=MEDIAN([.$G668])" office:value-type="float"/>
          <table:table-cell table:formula="of:=MEDIAN([.$H668])" office:value-type="float"/>
          <table:table-cell table:formula="of:=MEDIAN([.$I668])" office:value-type="float"/>
          <table:table-cell table:formula="of:=MEDIAN([.$J668])" office:value-type="float"/>
          <table:table-cell table:formula="of:=MEDIAN([.$K668])" office:value-type="float"/>
          <table:table-cell table:formula="of:=MEDIAN([.$L668])" office:value-type="float"/>
          <table:table-cell table:formula="of:=MEDIAN([.$M668])" office:value-type="float"/>
          <table:table-cell table:formula="of:=MEDIAN([.$N668])" office:value-type="float"/>
          <table:table-cell table:formula="of:=MAX([.$B668])" office:value-type="float"/>
          <table:table-cell table:formula="of:=MAX([.$C668])" office:value-type="float"/>
          <table:table-cell table:formula="of:=MAX([.$D668])" office:value-type="float"/>
          <table:table-cell table:formula="of:=MAX([.$E668])" office:value-type="float"/>
          <table:table-cell table:formula="of:=MAX([.$F668])" office:value-type="float"/>
          <table:table-cell table:formula="of:=MAX([.$G668])" office:value-type="float"/>
          <table:table-cell table:formula="of:=MAX([.$H668])" office:value-type="float"/>
          <table:table-cell table:formula="of:=MAX([.$I668])" office:value-type="float"/>
          <table:table-cell table:formula="of:=MAX([.$J668])" office:value-type="float"/>
          <table:table-cell table:formula="of:=MAX([.$K668])" office:value-type="float"/>
          <table:table-cell table:formula="of:=MAX([.$L668])" office:value-type="float"/>
          <table:table-cell table:formula="of:=MAX([.$M668])" office:value-type="float"/>
          <table:table-cell table:formula="of:=MAX([.$N668])" office:value-type="float"/>
        </table:table-row>
        <table:table-row table:style-name="ro1">
          <table:table-cell office:value-type="string">
            <text:p>c7552/c7552.lp.4.5</text:p>
          </table:table-cell>
          <table:table-cell office:value-type="float" office:value="0.088905"/>
          <table:table-cell office:value-type="float" office:value="0.074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5.0"/>
          <table:table-cell office:value-type="float" office:value="10515.0"/>
          <table:table-cell office:value-type="float" office:value="16229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69])" office:value-type="float"/>
          <table:table-cell table:formula="of:=MIN([.$C669])" office:value-type="float"/>
          <table:table-cell table:formula="of:=MIN([.$D669])" office:value-type="float"/>
          <table:table-cell table:formula="of:=MIN([.$E669])" office:value-type="float"/>
          <table:table-cell table:formula="of:=MIN([.$F669])" office:value-type="float"/>
          <table:table-cell table:formula="of:=MIN([.$G669])" office:value-type="float"/>
          <table:table-cell table:formula="of:=MIN([.$H669])" office:value-type="float"/>
          <table:table-cell table:formula="of:=MIN([.$I669])" office:value-type="float"/>
          <table:table-cell table:formula="of:=MIN([.$J669])" office:value-type="float"/>
          <table:table-cell table:formula="of:=MIN([.$K669])" office:value-type="float"/>
          <table:table-cell table:formula="of:=MIN([.$L669])" office:value-type="float"/>
          <table:table-cell table:formula="of:=MIN([.$M669])" office:value-type="float"/>
          <table:table-cell table:formula="of:=MIN([.$N669])" office:value-type="float"/>
          <table:table-cell table:formula="of:=MEDIAN([.$B669])" office:value-type="float"/>
          <table:table-cell table:formula="of:=MEDIAN([.$C669])" office:value-type="float"/>
          <table:table-cell table:formula="of:=MEDIAN([.$D669])" office:value-type="float"/>
          <table:table-cell table:formula="of:=MEDIAN([.$E669])" office:value-type="float"/>
          <table:table-cell table:formula="of:=MEDIAN([.$F669])" office:value-type="float"/>
          <table:table-cell table:formula="of:=MEDIAN([.$G669])" office:value-type="float"/>
          <table:table-cell table:formula="of:=MEDIAN([.$H669])" office:value-type="float"/>
          <table:table-cell table:formula="of:=MEDIAN([.$I669])" office:value-type="float"/>
          <table:table-cell table:formula="of:=MEDIAN([.$J669])" office:value-type="float"/>
          <table:table-cell table:formula="of:=MEDIAN([.$K669])" office:value-type="float"/>
          <table:table-cell table:formula="of:=MEDIAN([.$L669])" office:value-type="float"/>
          <table:table-cell table:formula="of:=MEDIAN([.$M669])" office:value-type="float"/>
          <table:table-cell table:formula="of:=MEDIAN([.$N669])" office:value-type="float"/>
          <table:table-cell table:formula="of:=MAX([.$B669])" office:value-type="float"/>
          <table:table-cell table:formula="of:=MAX([.$C669])" office:value-type="float"/>
          <table:table-cell table:formula="of:=MAX([.$D669])" office:value-type="float"/>
          <table:table-cell table:formula="of:=MAX([.$E669])" office:value-type="float"/>
          <table:table-cell table:formula="of:=MAX([.$F669])" office:value-type="float"/>
          <table:table-cell table:formula="of:=MAX([.$G669])" office:value-type="float"/>
          <table:table-cell table:formula="of:=MAX([.$H669])" office:value-type="float"/>
          <table:table-cell table:formula="of:=MAX([.$I669])" office:value-type="float"/>
          <table:table-cell table:formula="of:=MAX([.$J669])" office:value-type="float"/>
          <table:table-cell table:formula="of:=MAX([.$K669])" office:value-type="float"/>
          <table:table-cell table:formula="of:=MAX([.$L669])" office:value-type="float"/>
          <table:table-cell table:formula="of:=MAX([.$M669])" office:value-type="float"/>
          <table:table-cell table:formula="of:=MAX([.$N669])" office:value-type="float"/>
        </table:table-row>
        <table:table-row table:style-name="ro1">
          <table:table-cell office:value-type="string">
            <text:p>c7552/c7552.lp.4.6</text:p>
          </table:table-cell>
          <table:table-cell office:value-type="float" office:value="0.083863"/>
          <table:table-cell office:value-type="float" office:value="0.076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12.0"/>
          <table:table-cell office:value-type="float" office:value="10512.0"/>
          <table:table-cell office:value-type="float" office:value="16227.0"/>
          <table:table-cell office:value-type="float" office:value="9220.0"/>
          <table:table-cell office:value-type="float" office:value="0.0"/>
          <table:table-cell office:value-type="float" office:value="0.0"/>
          <table:table-cell table:formula="of:=MIN([.$B670])" office:value-type="float"/>
          <table:table-cell table:formula="of:=MIN([.$C670])" office:value-type="float"/>
          <table:table-cell table:formula="of:=MIN([.$D670])" office:value-type="float"/>
          <table:table-cell table:formula="of:=MIN([.$E670])" office:value-type="float"/>
          <table:table-cell table:formula="of:=MIN([.$F670])" office:value-type="float"/>
          <table:table-cell table:formula="of:=MIN([.$G670])" office:value-type="float"/>
          <table:table-cell table:formula="of:=MIN([.$H670])" office:value-type="float"/>
          <table:table-cell table:formula="of:=MIN([.$I670])" office:value-type="float"/>
          <table:table-cell table:formula="of:=MIN([.$J670])" office:value-type="float"/>
          <table:table-cell table:formula="of:=MIN([.$K670])" office:value-type="float"/>
          <table:table-cell table:formula="of:=MIN([.$L670])" office:value-type="float"/>
          <table:table-cell table:formula="of:=MIN([.$M670])" office:value-type="float"/>
          <table:table-cell table:formula="of:=MIN([.$N670])" office:value-type="float"/>
          <table:table-cell table:formula="of:=MEDIAN([.$B670])" office:value-type="float"/>
          <table:table-cell table:formula="of:=MEDIAN([.$C670])" office:value-type="float"/>
          <table:table-cell table:formula="of:=MEDIAN([.$D670])" office:value-type="float"/>
          <table:table-cell table:formula="of:=MEDIAN([.$E670])" office:value-type="float"/>
          <table:table-cell table:formula="of:=MEDIAN([.$F670])" office:value-type="float"/>
          <table:table-cell table:formula="of:=MEDIAN([.$G670])" office:value-type="float"/>
          <table:table-cell table:formula="of:=MEDIAN([.$H670])" office:value-type="float"/>
          <table:table-cell table:formula="of:=MEDIAN([.$I670])" office:value-type="float"/>
          <table:table-cell table:formula="of:=MEDIAN([.$J670])" office:value-type="float"/>
          <table:table-cell table:formula="of:=MEDIAN([.$K670])" office:value-type="float"/>
          <table:table-cell table:formula="of:=MEDIAN([.$L670])" office:value-type="float"/>
          <table:table-cell table:formula="of:=MEDIAN([.$M670])" office:value-type="float"/>
          <table:table-cell table:formula="of:=MEDIAN([.$N670])" office:value-type="float"/>
          <table:table-cell table:formula="of:=MAX([.$B670])" office:value-type="float"/>
          <table:table-cell table:formula="of:=MAX([.$C670])" office:value-type="float"/>
          <table:table-cell table:formula="of:=MAX([.$D670])" office:value-type="float"/>
          <table:table-cell table:formula="of:=MAX([.$E670])" office:value-type="float"/>
          <table:table-cell table:formula="of:=MAX([.$F670])" office:value-type="float"/>
          <table:table-cell table:formula="of:=MAX([.$G670])" office:value-type="float"/>
          <table:table-cell table:formula="of:=MAX([.$H670])" office:value-type="float"/>
          <table:table-cell table:formula="of:=MAX([.$I670])" office:value-type="float"/>
          <table:table-cell table:formula="of:=MAX([.$J670])" office:value-type="float"/>
          <table:table-cell table:formula="of:=MAX([.$K670])" office:value-type="float"/>
          <table:table-cell table:formula="of:=MAX([.$L670])" office:value-type="float"/>
          <table:table-cell table:formula="of:=MAX([.$M670])" office:value-type="float"/>
          <table:table-cell table:formula="of:=MAX([.$N670])" office:value-type="float"/>
        </table:table-row>
        <table:table-row table:style-name="ro1">
          <table:table-cell office:value-type="string">
            <text:p>c7552/c7552.lp.4.7</text:p>
          </table:table-cell>
          <table:table-cell office:value-type="float" office:value="0.737939"/>
          <table:table-cell office:value-type="float" office:value="0.73"/>
          <table:table-cell office:value-type="float" office:value="0.6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662075.0"/>
          <table:table-cell office:value-type="float" office:value="662075.0"/>
          <table:table-cell office:value-type="float" office:value="16230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71])" office:value-type="float"/>
          <table:table-cell table:formula="of:=MIN([.$C671])" office:value-type="float"/>
          <table:table-cell table:formula="of:=MIN([.$D671])" office:value-type="float"/>
          <table:table-cell table:formula="of:=MIN([.$E671])" office:value-type="float"/>
          <table:table-cell table:formula="of:=MIN([.$F671])" office:value-type="float"/>
          <table:table-cell table:formula="of:=MIN([.$G671])" office:value-type="float"/>
          <table:table-cell table:formula="of:=MIN([.$H671])" office:value-type="float"/>
          <table:table-cell table:formula="of:=MIN([.$I671])" office:value-type="float"/>
          <table:table-cell table:formula="of:=MIN([.$J671])" office:value-type="float"/>
          <table:table-cell table:formula="of:=MIN([.$K671])" office:value-type="float"/>
          <table:table-cell table:formula="of:=MIN([.$L671])" office:value-type="float"/>
          <table:table-cell table:formula="of:=MIN([.$M671])" office:value-type="float"/>
          <table:table-cell table:formula="of:=MIN([.$N671])" office:value-type="float"/>
          <table:table-cell table:formula="of:=MEDIAN([.$B671])" office:value-type="float"/>
          <table:table-cell table:formula="of:=MEDIAN([.$C671])" office:value-type="float"/>
          <table:table-cell table:formula="of:=MEDIAN([.$D671])" office:value-type="float"/>
          <table:table-cell table:formula="of:=MEDIAN([.$E671])" office:value-type="float"/>
          <table:table-cell table:formula="of:=MEDIAN([.$F671])" office:value-type="float"/>
          <table:table-cell table:formula="of:=MEDIAN([.$G671])" office:value-type="float"/>
          <table:table-cell table:formula="of:=MEDIAN([.$H671])" office:value-type="float"/>
          <table:table-cell table:formula="of:=MEDIAN([.$I671])" office:value-type="float"/>
          <table:table-cell table:formula="of:=MEDIAN([.$J671])" office:value-type="float"/>
          <table:table-cell table:formula="of:=MEDIAN([.$K671])" office:value-type="float"/>
          <table:table-cell table:formula="of:=MEDIAN([.$L671])" office:value-type="float"/>
          <table:table-cell table:formula="of:=MEDIAN([.$M671])" office:value-type="float"/>
          <table:table-cell table:formula="of:=MEDIAN([.$N671])" office:value-type="float"/>
          <table:table-cell table:formula="of:=MAX([.$B671])" office:value-type="float"/>
          <table:table-cell table:formula="of:=MAX([.$C671])" office:value-type="float"/>
          <table:table-cell table:formula="of:=MAX([.$D671])" office:value-type="float"/>
          <table:table-cell table:formula="of:=MAX([.$E671])" office:value-type="float"/>
          <table:table-cell table:formula="of:=MAX([.$F671])" office:value-type="float"/>
          <table:table-cell table:formula="of:=MAX([.$G671])" office:value-type="float"/>
          <table:table-cell table:formula="of:=MAX([.$H671])" office:value-type="float"/>
          <table:table-cell table:formula="of:=MAX([.$I671])" office:value-type="float"/>
          <table:table-cell table:formula="of:=MAX([.$J671])" office:value-type="float"/>
          <table:table-cell table:formula="of:=MAX([.$K671])" office:value-type="float"/>
          <table:table-cell table:formula="of:=MAX([.$L671])" office:value-type="float"/>
          <table:table-cell table:formula="of:=MAX([.$M671])" office:value-type="float"/>
          <table:table-cell table:formula="of:=MAX([.$N671])" office:value-type="float"/>
        </table:table-row>
        <table:table-row table:style-name="ro1">
          <table:table-cell office:value-type="string">
            <text:p>c7552/c7552.lp.4.8</text:p>
          </table:table-cell>
          <table:table-cell office:value-type="float" office:value="0.404194"/>
          <table:table-cell office:value-type="float" office:value="0.395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7.0"/>
          <table:table-cell office:value-type="float" office:value="304837.0"/>
          <table:table-cell office:value-type="float" office:value="304837.0"/>
          <table:table-cell office:value-type="float" office:value="16232.0"/>
          <table:table-cell office:value-type="float" office:value="9221.0"/>
          <table:table-cell office:value-type="float" office:value="0.0"/>
          <table:table-cell office:value-type="float" office:value="0.0"/>
          <table:table-cell table:formula="of:=MIN([.$B672])" office:value-type="float"/>
          <table:table-cell table:formula="of:=MIN([.$C672])" office:value-type="float"/>
          <table:table-cell table:formula="of:=MIN([.$D672])" office:value-type="float"/>
          <table:table-cell table:formula="of:=MIN([.$E672])" office:value-type="float"/>
          <table:table-cell table:formula="of:=MIN([.$F672])" office:value-type="float"/>
          <table:table-cell table:formula="of:=MIN([.$G672])" office:value-type="float"/>
          <table:table-cell table:formula="of:=MIN([.$H672])" office:value-type="float"/>
          <table:table-cell table:formula="of:=MIN([.$I672])" office:value-type="float"/>
          <table:table-cell table:formula="of:=MIN([.$J672])" office:value-type="float"/>
          <table:table-cell table:formula="of:=MIN([.$K672])" office:value-type="float"/>
          <table:table-cell table:formula="of:=MIN([.$L672])" office:value-type="float"/>
          <table:table-cell table:formula="of:=MIN([.$M672])" office:value-type="float"/>
          <table:table-cell table:formula="of:=MIN([.$N672])" office:value-type="float"/>
          <table:table-cell table:formula="of:=MEDIAN([.$B672])" office:value-type="float"/>
          <table:table-cell table:formula="of:=MEDIAN([.$C672])" office:value-type="float"/>
          <table:table-cell table:formula="of:=MEDIAN([.$D672])" office:value-type="float"/>
          <table:table-cell table:formula="of:=MEDIAN([.$E672])" office:value-type="float"/>
          <table:table-cell table:formula="of:=MEDIAN([.$F672])" office:value-type="float"/>
          <table:table-cell table:formula="of:=MEDIAN([.$G672])" office:value-type="float"/>
          <table:table-cell table:formula="of:=MEDIAN([.$H672])" office:value-type="float"/>
          <table:table-cell table:formula="of:=MEDIAN([.$I672])" office:value-type="float"/>
          <table:table-cell table:formula="of:=MEDIAN([.$J672])" office:value-type="float"/>
          <table:table-cell table:formula="of:=MEDIAN([.$K672])" office:value-type="float"/>
          <table:table-cell table:formula="of:=MEDIAN([.$L672])" office:value-type="float"/>
          <table:table-cell table:formula="of:=MEDIAN([.$M672])" office:value-type="float"/>
          <table:table-cell table:formula="of:=MEDIAN([.$N672])" office:value-type="float"/>
          <table:table-cell table:formula="of:=MAX([.$B672])" office:value-type="float"/>
          <table:table-cell table:formula="of:=MAX([.$C672])" office:value-type="float"/>
          <table:table-cell table:formula="of:=MAX([.$D672])" office:value-type="float"/>
          <table:table-cell table:formula="of:=MAX([.$E672])" office:value-type="float"/>
          <table:table-cell table:formula="of:=MAX([.$F672])" office:value-type="float"/>
          <table:table-cell table:formula="of:=MAX([.$G672])" office:value-type="float"/>
          <table:table-cell table:formula="of:=MAX([.$H672])" office:value-type="float"/>
          <table:table-cell table:formula="of:=MAX([.$I672])" office:value-type="float"/>
          <table:table-cell table:formula="of:=MAX([.$J672])" office:value-type="float"/>
          <table:table-cell table:formula="of:=MAX([.$K672])" office:value-type="float"/>
          <table:table-cell table:formula="of:=MAX([.$L672])" office:value-type="float"/>
          <table:table-cell table:formula="of:=MAX([.$M672])" office:value-type="float"/>
          <table:table-cell table:formula="of:=MAX([.$N672])" office:value-type="float"/>
        </table:table-row>
        <table:table-row table:style-name="ro1">
          <table:table-cell office:value-type="string">
            <text:p>c7552/c7552.lp.5.1</text:p>
          </table:table-cell>
          <table:table-cell office:value-type="float" office:value="0.080241"/>
          <table:table-cell office:value-type="float" office:value="0.07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17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73])" office:value-type="float"/>
          <table:table-cell table:formula="of:=MIN([.$C673])" office:value-type="float"/>
          <table:table-cell table:formula="of:=MIN([.$D673])" office:value-type="float"/>
          <table:table-cell table:formula="of:=MIN([.$E673])" office:value-type="float"/>
          <table:table-cell table:formula="of:=MIN([.$F673])" office:value-type="float"/>
          <table:table-cell table:formula="of:=MIN([.$G673])" office:value-type="float"/>
          <table:table-cell table:formula="of:=MIN([.$H673])" office:value-type="float"/>
          <table:table-cell table:formula="of:=MIN([.$I673])" office:value-type="float"/>
          <table:table-cell table:formula="of:=MIN([.$J673])" office:value-type="float"/>
          <table:table-cell table:formula="of:=MIN([.$K673])" office:value-type="float"/>
          <table:table-cell table:formula="of:=MIN([.$L673])" office:value-type="float"/>
          <table:table-cell table:formula="of:=MIN([.$M673])" office:value-type="float"/>
          <table:table-cell table:formula="of:=MIN([.$N673])" office:value-type="float"/>
          <table:table-cell table:formula="of:=MEDIAN([.$B673])" office:value-type="float"/>
          <table:table-cell table:formula="of:=MEDIAN([.$C673])" office:value-type="float"/>
          <table:table-cell table:formula="of:=MEDIAN([.$D673])" office:value-type="float"/>
          <table:table-cell table:formula="of:=MEDIAN([.$E673])" office:value-type="float"/>
          <table:table-cell table:formula="of:=MEDIAN([.$F673])" office:value-type="float"/>
          <table:table-cell table:formula="of:=MEDIAN([.$G673])" office:value-type="float"/>
          <table:table-cell table:formula="of:=MEDIAN([.$H673])" office:value-type="float"/>
          <table:table-cell table:formula="of:=MEDIAN([.$I673])" office:value-type="float"/>
          <table:table-cell table:formula="of:=MEDIAN([.$J673])" office:value-type="float"/>
          <table:table-cell table:formula="of:=MEDIAN([.$K673])" office:value-type="float"/>
          <table:table-cell table:formula="of:=MEDIAN([.$L673])" office:value-type="float"/>
          <table:table-cell table:formula="of:=MEDIAN([.$M673])" office:value-type="float"/>
          <table:table-cell table:formula="of:=MEDIAN([.$N673])" office:value-type="float"/>
          <table:table-cell table:formula="of:=MAX([.$B673])" office:value-type="float"/>
          <table:table-cell table:formula="of:=MAX([.$C673])" office:value-type="float"/>
          <table:table-cell table:formula="of:=MAX([.$D673])" office:value-type="float"/>
          <table:table-cell table:formula="of:=MAX([.$E673])" office:value-type="float"/>
          <table:table-cell table:formula="of:=MAX([.$F673])" office:value-type="float"/>
          <table:table-cell table:formula="of:=MAX([.$G673])" office:value-type="float"/>
          <table:table-cell table:formula="of:=MAX([.$H673])" office:value-type="float"/>
          <table:table-cell table:formula="of:=MAX([.$I673])" office:value-type="float"/>
          <table:table-cell table:formula="of:=MAX([.$J673])" office:value-type="float"/>
          <table:table-cell table:formula="of:=MAX([.$K673])" office:value-type="float"/>
          <table:table-cell table:formula="of:=MAX([.$L673])" office:value-type="float"/>
          <table:table-cell table:formula="of:=MAX([.$M673])" office:value-type="float"/>
          <table:table-cell table:formula="of:=MAX([.$N673])" office:value-type="float"/>
        </table:table-row>
        <table:table-row table:style-name="ro1">
          <table:table-cell office:value-type="string">
            <text:p>c7552/c7552.lp.5.2</text:p>
          </table:table-cell>
          <table:table-cell office:value-type="float" office:value="0.463402"/>
          <table:table-cell office:value-type="float" office:value="0.455"/>
          <table:table-cell office:value-type="float" office:value="0.3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7.0"/>
          <table:table-cell office:value-type="float" office:value="301370.0"/>
          <table:table-cell office:value-type="float" office:value="301369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4])" office:value-type="float"/>
          <table:table-cell table:formula="of:=MIN([.$C674])" office:value-type="float"/>
          <table:table-cell table:formula="of:=MIN([.$D674])" office:value-type="float"/>
          <table:table-cell table:formula="of:=MIN([.$E674])" office:value-type="float"/>
          <table:table-cell table:formula="of:=MIN([.$F674])" office:value-type="float"/>
          <table:table-cell table:formula="of:=MIN([.$G674])" office:value-type="float"/>
          <table:table-cell table:formula="of:=MIN([.$H674])" office:value-type="float"/>
          <table:table-cell table:formula="of:=MIN([.$I674])" office:value-type="float"/>
          <table:table-cell table:formula="of:=MIN([.$J674])" office:value-type="float"/>
          <table:table-cell table:formula="of:=MIN([.$K674])" office:value-type="float"/>
          <table:table-cell table:formula="of:=MIN([.$L674])" office:value-type="float"/>
          <table:table-cell table:formula="of:=MIN([.$M674])" office:value-type="float"/>
          <table:table-cell table:formula="of:=MIN([.$N674])" office:value-type="float"/>
          <table:table-cell table:formula="of:=MEDIAN([.$B674])" office:value-type="float"/>
          <table:table-cell table:formula="of:=MEDIAN([.$C674])" office:value-type="float"/>
          <table:table-cell table:formula="of:=MEDIAN([.$D674])" office:value-type="float"/>
          <table:table-cell table:formula="of:=MEDIAN([.$E674])" office:value-type="float"/>
          <table:table-cell table:formula="of:=MEDIAN([.$F674])" office:value-type="float"/>
          <table:table-cell table:formula="of:=MEDIAN([.$G674])" office:value-type="float"/>
          <table:table-cell table:formula="of:=MEDIAN([.$H674])" office:value-type="float"/>
          <table:table-cell table:formula="of:=MEDIAN([.$I674])" office:value-type="float"/>
          <table:table-cell table:formula="of:=MEDIAN([.$J674])" office:value-type="float"/>
          <table:table-cell table:formula="of:=MEDIAN([.$K674])" office:value-type="float"/>
          <table:table-cell table:formula="of:=MEDIAN([.$L674])" office:value-type="float"/>
          <table:table-cell table:formula="of:=MEDIAN([.$M674])" office:value-type="float"/>
          <table:table-cell table:formula="of:=MEDIAN([.$N674])" office:value-type="float"/>
          <table:table-cell table:formula="of:=MAX([.$B674])" office:value-type="float"/>
          <table:table-cell table:formula="of:=MAX([.$C674])" office:value-type="float"/>
          <table:table-cell table:formula="of:=MAX([.$D674])" office:value-type="float"/>
          <table:table-cell table:formula="of:=MAX([.$E674])" office:value-type="float"/>
          <table:table-cell table:formula="of:=MAX([.$F674])" office:value-type="float"/>
          <table:table-cell table:formula="of:=MAX([.$G674])" office:value-type="float"/>
          <table:table-cell table:formula="of:=MAX([.$H674])" office:value-type="float"/>
          <table:table-cell table:formula="of:=MAX([.$I674])" office:value-type="float"/>
          <table:table-cell table:formula="of:=MAX([.$J674])" office:value-type="float"/>
          <table:table-cell table:formula="of:=MAX([.$K674])" office:value-type="float"/>
          <table:table-cell table:formula="of:=MAX([.$L674])" office:value-type="float"/>
          <table:table-cell table:formula="of:=MAX([.$M674])" office:value-type="float"/>
          <table:table-cell table:formula="of:=MAX([.$N674])" office:value-type="float"/>
        </table:table-row>
        <table:table-row table:style-name="ro1">
          <table:table-cell office:value-type="string">
            <text:p>c7552/c7552.lp.5.3</text:p>
          </table:table-cell>
          <table:table-cell office:value-type="float" office:value="0.422578"/>
          <table:table-cell office:value-type="float" office:value="0.414"/>
          <table:table-cell office:value-type="float" office:value="0.3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1.0"/>
          <table:table-cell office:value-type="float" office:value="257955.0"/>
          <table:table-cell office:value-type="float" office:value="257955.0"/>
          <table:table-cell office:value-type="float" office:value="16218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5])" office:value-type="float"/>
          <table:table-cell table:formula="of:=MIN([.$C675])" office:value-type="float"/>
          <table:table-cell table:formula="of:=MIN([.$D675])" office:value-type="float"/>
          <table:table-cell table:formula="of:=MIN([.$E675])" office:value-type="float"/>
          <table:table-cell table:formula="of:=MIN([.$F675])" office:value-type="float"/>
          <table:table-cell table:formula="of:=MIN([.$G675])" office:value-type="float"/>
          <table:table-cell table:formula="of:=MIN([.$H675])" office:value-type="float"/>
          <table:table-cell table:formula="of:=MIN([.$I675])" office:value-type="float"/>
          <table:table-cell table:formula="of:=MIN([.$J675])" office:value-type="float"/>
          <table:table-cell table:formula="of:=MIN([.$K675])" office:value-type="float"/>
          <table:table-cell table:formula="of:=MIN([.$L675])" office:value-type="float"/>
          <table:table-cell table:formula="of:=MIN([.$M675])" office:value-type="float"/>
          <table:table-cell table:formula="of:=MIN([.$N675])" office:value-type="float"/>
          <table:table-cell table:formula="of:=MEDIAN([.$B675])" office:value-type="float"/>
          <table:table-cell table:formula="of:=MEDIAN([.$C675])" office:value-type="float"/>
          <table:table-cell table:formula="of:=MEDIAN([.$D675])" office:value-type="float"/>
          <table:table-cell table:formula="of:=MEDIAN([.$E675])" office:value-type="float"/>
          <table:table-cell table:formula="of:=MEDIAN([.$F675])" office:value-type="float"/>
          <table:table-cell table:formula="of:=MEDIAN([.$G675])" office:value-type="float"/>
          <table:table-cell table:formula="of:=MEDIAN([.$H675])" office:value-type="float"/>
          <table:table-cell table:formula="of:=MEDIAN([.$I675])" office:value-type="float"/>
          <table:table-cell table:formula="of:=MEDIAN([.$J675])" office:value-type="float"/>
          <table:table-cell table:formula="of:=MEDIAN([.$K675])" office:value-type="float"/>
          <table:table-cell table:formula="of:=MEDIAN([.$L675])" office:value-type="float"/>
          <table:table-cell table:formula="of:=MEDIAN([.$M675])" office:value-type="float"/>
          <table:table-cell table:formula="of:=MEDIAN([.$N675])" office:value-type="float"/>
          <table:table-cell table:formula="of:=MAX([.$B675])" office:value-type="float"/>
          <table:table-cell table:formula="of:=MAX([.$C675])" office:value-type="float"/>
          <table:table-cell table:formula="of:=MAX([.$D675])" office:value-type="float"/>
          <table:table-cell table:formula="of:=MAX([.$E675])" office:value-type="float"/>
          <table:table-cell table:formula="of:=MAX([.$F675])" office:value-type="float"/>
          <table:table-cell table:formula="of:=MAX([.$G675])" office:value-type="float"/>
          <table:table-cell table:formula="of:=MAX([.$H675])" office:value-type="float"/>
          <table:table-cell table:formula="of:=MAX([.$I675])" office:value-type="float"/>
          <table:table-cell table:formula="of:=MAX([.$J675])" office:value-type="float"/>
          <table:table-cell table:formula="of:=MAX([.$K675])" office:value-type="float"/>
          <table:table-cell table:formula="of:=MAX([.$L675])" office:value-type="float"/>
          <table:table-cell table:formula="of:=MAX([.$M675])" office:value-type="float"/>
          <table:table-cell table:formula="of:=MAX([.$N675])" office:value-type="float"/>
        </table:table-row>
        <table:table-row table:style-name="ro1">
          <table:table-cell office:value-type="string">
            <text:p>c7552/c7552.lp.5.4</text:p>
          </table:table-cell>
          <table:table-cell office:value-type="float" office:value="0.377548"/>
          <table:table-cell office:value-type="float" office:value="0.368"/>
          <table:table-cell office:value-type="float" office:value="0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3.0"/>
          <table:table-cell office:value-type="float" office:value="254012.0"/>
          <table:table-cell office:value-type="float" office:value="254012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6])" office:value-type="float"/>
          <table:table-cell table:formula="of:=MIN([.$C676])" office:value-type="float"/>
          <table:table-cell table:formula="of:=MIN([.$D676])" office:value-type="float"/>
          <table:table-cell table:formula="of:=MIN([.$E676])" office:value-type="float"/>
          <table:table-cell table:formula="of:=MIN([.$F676])" office:value-type="float"/>
          <table:table-cell table:formula="of:=MIN([.$G676])" office:value-type="float"/>
          <table:table-cell table:formula="of:=MIN([.$H676])" office:value-type="float"/>
          <table:table-cell table:formula="of:=MIN([.$I676])" office:value-type="float"/>
          <table:table-cell table:formula="of:=MIN([.$J676])" office:value-type="float"/>
          <table:table-cell table:formula="of:=MIN([.$K676])" office:value-type="float"/>
          <table:table-cell table:formula="of:=MIN([.$L676])" office:value-type="float"/>
          <table:table-cell table:formula="of:=MIN([.$M676])" office:value-type="float"/>
          <table:table-cell table:formula="of:=MIN([.$N676])" office:value-type="float"/>
          <table:table-cell table:formula="of:=MEDIAN([.$B676])" office:value-type="float"/>
          <table:table-cell table:formula="of:=MEDIAN([.$C676])" office:value-type="float"/>
          <table:table-cell table:formula="of:=MEDIAN([.$D676])" office:value-type="float"/>
          <table:table-cell table:formula="of:=MEDIAN([.$E676])" office:value-type="float"/>
          <table:table-cell table:formula="of:=MEDIAN([.$F676])" office:value-type="float"/>
          <table:table-cell table:formula="of:=MEDIAN([.$G676])" office:value-type="float"/>
          <table:table-cell table:formula="of:=MEDIAN([.$H676])" office:value-type="float"/>
          <table:table-cell table:formula="of:=MEDIAN([.$I676])" office:value-type="float"/>
          <table:table-cell table:formula="of:=MEDIAN([.$J676])" office:value-type="float"/>
          <table:table-cell table:formula="of:=MEDIAN([.$K676])" office:value-type="float"/>
          <table:table-cell table:formula="of:=MEDIAN([.$L676])" office:value-type="float"/>
          <table:table-cell table:formula="of:=MEDIAN([.$M676])" office:value-type="float"/>
          <table:table-cell table:formula="of:=MEDIAN([.$N676])" office:value-type="float"/>
          <table:table-cell table:formula="of:=MAX([.$B676])" office:value-type="float"/>
          <table:table-cell table:formula="of:=MAX([.$C676])" office:value-type="float"/>
          <table:table-cell table:formula="of:=MAX([.$D676])" office:value-type="float"/>
          <table:table-cell table:formula="of:=MAX([.$E676])" office:value-type="float"/>
          <table:table-cell table:formula="of:=MAX([.$F676])" office:value-type="float"/>
          <table:table-cell table:formula="of:=MAX([.$G676])" office:value-type="float"/>
          <table:table-cell table:formula="of:=MAX([.$H676])" office:value-type="float"/>
          <table:table-cell table:formula="of:=MAX([.$I676])" office:value-type="float"/>
          <table:table-cell table:formula="of:=MAX([.$J676])" office:value-type="float"/>
          <table:table-cell table:formula="of:=MAX([.$K676])" office:value-type="float"/>
          <table:table-cell table:formula="of:=MAX([.$L676])" office:value-type="float"/>
          <table:table-cell table:formula="of:=MAX([.$M676])" office:value-type="float"/>
          <table:table-cell table:formula="of:=MAX([.$N676])" office:value-type="float"/>
        </table:table-row>
        <table:table-row table:style-name="ro1">
          <table:table-cell office:value-type="string">
            <text:p>c7552/c7552.lp.5.5</text:p>
          </table:table-cell>
          <table:table-cell office:value-type="float" office:value="0.316184"/>
          <table:table-cell office:value-type="float" office:value="0.307"/>
          <table:table-cell office:value-type="float" office:value="0.2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02.0"/>
          <table:table-cell office:value-type="float" office:value="213397.0"/>
          <table:table-cell office:value-type="float" office:value="213397.0"/>
          <table:table-cell office:value-type="float" office:value="16217.0"/>
          <table:table-cell office:value-type="float" office:value="9205.0"/>
          <table:table-cell office:value-type="float" office:value="0.0"/>
          <table:table-cell office:value-type="float" office:value="0.0"/>
          <table:table-cell table:formula="of:=MIN([.$B677])" office:value-type="float"/>
          <table:table-cell table:formula="of:=MIN([.$C677])" office:value-type="float"/>
          <table:table-cell table:formula="of:=MIN([.$D677])" office:value-type="float"/>
          <table:table-cell table:formula="of:=MIN([.$E677])" office:value-type="float"/>
          <table:table-cell table:formula="of:=MIN([.$F677])" office:value-type="float"/>
          <table:table-cell table:formula="of:=MIN([.$G677])" office:value-type="float"/>
          <table:table-cell table:formula="of:=MIN([.$H677])" office:value-type="float"/>
          <table:table-cell table:formula="of:=MIN([.$I677])" office:value-type="float"/>
          <table:table-cell table:formula="of:=MIN([.$J677])" office:value-type="float"/>
          <table:table-cell table:formula="of:=MIN([.$K677])" office:value-type="float"/>
          <table:table-cell table:formula="of:=MIN([.$L677])" office:value-type="float"/>
          <table:table-cell table:formula="of:=MIN([.$M677])" office:value-type="float"/>
          <table:table-cell table:formula="of:=MIN([.$N677])" office:value-type="float"/>
          <table:table-cell table:formula="of:=MEDIAN([.$B677])" office:value-type="float"/>
          <table:table-cell table:formula="of:=MEDIAN([.$C677])" office:value-type="float"/>
          <table:table-cell table:formula="of:=MEDIAN([.$D677])" office:value-type="float"/>
          <table:table-cell table:formula="of:=MEDIAN([.$E677])" office:value-type="float"/>
          <table:table-cell table:formula="of:=MEDIAN([.$F677])" office:value-type="float"/>
          <table:table-cell table:formula="of:=MEDIAN([.$G677])" office:value-type="float"/>
          <table:table-cell table:formula="of:=MEDIAN([.$H677])" office:value-type="float"/>
          <table:table-cell table:formula="of:=MEDIAN([.$I677])" office:value-type="float"/>
          <table:table-cell table:formula="of:=MEDIAN([.$J677])" office:value-type="float"/>
          <table:table-cell table:formula="of:=MEDIAN([.$K677])" office:value-type="float"/>
          <table:table-cell table:formula="of:=MEDIAN([.$L677])" office:value-type="float"/>
          <table:table-cell table:formula="of:=MEDIAN([.$M677])" office:value-type="float"/>
          <table:table-cell table:formula="of:=MEDIAN([.$N677])" office:value-type="float"/>
          <table:table-cell table:formula="of:=MAX([.$B677])" office:value-type="float"/>
          <table:table-cell table:formula="of:=MAX([.$C677])" office:value-type="float"/>
          <table:table-cell table:formula="of:=MAX([.$D677])" office:value-type="float"/>
          <table:table-cell table:formula="of:=MAX([.$E677])" office:value-type="float"/>
          <table:table-cell table:formula="of:=MAX([.$F677])" office:value-type="float"/>
          <table:table-cell table:formula="of:=MAX([.$G677])" office:value-type="float"/>
          <table:table-cell table:formula="of:=MAX([.$H677])" office:value-type="float"/>
          <table:table-cell table:formula="of:=MAX([.$I677])" office:value-type="float"/>
          <table:table-cell table:formula="of:=MAX([.$J677])" office:value-type="float"/>
          <table:table-cell table:formula="of:=MAX([.$K677])" office:value-type="float"/>
          <table:table-cell table:formula="of:=MAX([.$L677])" office:value-type="float"/>
          <table:table-cell table:formula="of:=MAX([.$M677])" office:value-type="float"/>
          <table:table-cell table:formula="of:=MAX([.$N677])" office:value-type="float"/>
        </table:table-row>
        <table:table-row table:style-name="ro1">
          <table:table-cell office:value-type="string">
            <text:p>c7552/c7552.lp.5.6</text:p>
          </table:table-cell>
          <table:table-cell office:value-type="float" office:value="0.296195"/>
          <table:table-cell office:value-type="float" office:value="0.287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2.0"/>
          <table:table-cell office:value-type="float" office:value="181775.0"/>
          <table:table-cell office:value-type="float" office:value="181775.0"/>
          <table:table-cell office:value-type="float" office:value="16220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8])" office:value-type="float"/>
          <table:table-cell table:formula="of:=MIN([.$C678])" office:value-type="float"/>
          <table:table-cell table:formula="of:=MIN([.$D678])" office:value-type="float"/>
          <table:table-cell table:formula="of:=MIN([.$E678])" office:value-type="float"/>
          <table:table-cell table:formula="of:=MIN([.$F678])" office:value-type="float"/>
          <table:table-cell table:formula="of:=MIN([.$G678])" office:value-type="float"/>
          <table:table-cell table:formula="of:=MIN([.$H678])" office:value-type="float"/>
          <table:table-cell table:formula="of:=MIN([.$I678])" office:value-type="float"/>
          <table:table-cell table:formula="of:=MIN([.$J678])" office:value-type="float"/>
          <table:table-cell table:formula="of:=MIN([.$K678])" office:value-type="float"/>
          <table:table-cell table:formula="of:=MIN([.$L678])" office:value-type="float"/>
          <table:table-cell table:formula="of:=MIN([.$M678])" office:value-type="float"/>
          <table:table-cell table:formula="of:=MIN([.$N678])" office:value-type="float"/>
          <table:table-cell table:formula="of:=MEDIAN([.$B678])" office:value-type="float"/>
          <table:table-cell table:formula="of:=MEDIAN([.$C678])" office:value-type="float"/>
          <table:table-cell table:formula="of:=MEDIAN([.$D678])" office:value-type="float"/>
          <table:table-cell table:formula="of:=MEDIAN([.$E678])" office:value-type="float"/>
          <table:table-cell table:formula="of:=MEDIAN([.$F678])" office:value-type="float"/>
          <table:table-cell table:formula="of:=MEDIAN([.$G678])" office:value-type="float"/>
          <table:table-cell table:formula="of:=MEDIAN([.$H678])" office:value-type="float"/>
          <table:table-cell table:formula="of:=MEDIAN([.$I678])" office:value-type="float"/>
          <table:table-cell table:formula="of:=MEDIAN([.$J678])" office:value-type="float"/>
          <table:table-cell table:formula="of:=MEDIAN([.$K678])" office:value-type="float"/>
          <table:table-cell table:formula="of:=MEDIAN([.$L678])" office:value-type="float"/>
          <table:table-cell table:formula="of:=MEDIAN([.$M678])" office:value-type="float"/>
          <table:table-cell table:formula="of:=MEDIAN([.$N678])" office:value-type="float"/>
          <table:table-cell table:formula="of:=MAX([.$B678])" office:value-type="float"/>
          <table:table-cell table:formula="of:=MAX([.$C678])" office:value-type="float"/>
          <table:table-cell table:formula="of:=MAX([.$D678])" office:value-type="float"/>
          <table:table-cell table:formula="of:=MAX([.$E678])" office:value-type="float"/>
          <table:table-cell table:formula="of:=MAX([.$F678])" office:value-type="float"/>
          <table:table-cell table:formula="of:=MAX([.$G678])" office:value-type="float"/>
          <table:table-cell table:formula="of:=MAX([.$H678])" office:value-type="float"/>
          <table:table-cell table:formula="of:=MAX([.$I678])" office:value-type="float"/>
          <table:table-cell table:formula="of:=MAX([.$J678])" office:value-type="float"/>
          <table:table-cell table:formula="of:=MAX([.$K678])" office:value-type="float"/>
          <table:table-cell table:formula="of:=MAX([.$L678])" office:value-type="float"/>
          <table:table-cell table:formula="of:=MAX([.$M678])" office:value-type="float"/>
          <table:table-cell table:formula="of:=MAX([.$N678])" office:value-type="float"/>
        </table:table-row>
        <table:table-row table:style-name="ro1">
          <table:table-cell office:value-type="string">
            <text:p>c7552/c7552.lp.5.7</text:p>
          </table:table-cell>
          <table:table-cell office:value-type="float" office:value="0.294265"/>
          <table:table-cell office:value-type="float" office:value="0.285"/>
          <table:table-cell office:value-type="float" office:value="0.2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2.0"/>
          <table:table-cell office:value-type="float" office:value="181774.0"/>
          <table:table-cell office:value-type="float" office:value="181774.0"/>
          <table:table-cell office:value-type="float" office:value="16222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79])" office:value-type="float"/>
          <table:table-cell table:formula="of:=MIN([.$C679])" office:value-type="float"/>
          <table:table-cell table:formula="of:=MIN([.$D679])" office:value-type="float"/>
          <table:table-cell table:formula="of:=MIN([.$E679])" office:value-type="float"/>
          <table:table-cell table:formula="of:=MIN([.$F679])" office:value-type="float"/>
          <table:table-cell table:formula="of:=MIN([.$G679])" office:value-type="float"/>
          <table:table-cell table:formula="of:=MIN([.$H679])" office:value-type="float"/>
          <table:table-cell table:formula="of:=MIN([.$I679])" office:value-type="float"/>
          <table:table-cell table:formula="of:=MIN([.$J679])" office:value-type="float"/>
          <table:table-cell table:formula="of:=MIN([.$K679])" office:value-type="float"/>
          <table:table-cell table:formula="of:=MIN([.$L679])" office:value-type="float"/>
          <table:table-cell table:formula="of:=MIN([.$M679])" office:value-type="float"/>
          <table:table-cell table:formula="of:=MIN([.$N679])" office:value-type="float"/>
          <table:table-cell table:formula="of:=MEDIAN([.$B679])" office:value-type="float"/>
          <table:table-cell table:formula="of:=MEDIAN([.$C679])" office:value-type="float"/>
          <table:table-cell table:formula="of:=MEDIAN([.$D679])" office:value-type="float"/>
          <table:table-cell table:formula="of:=MEDIAN([.$E679])" office:value-type="float"/>
          <table:table-cell table:formula="of:=MEDIAN([.$F679])" office:value-type="float"/>
          <table:table-cell table:formula="of:=MEDIAN([.$G679])" office:value-type="float"/>
          <table:table-cell table:formula="of:=MEDIAN([.$H679])" office:value-type="float"/>
          <table:table-cell table:formula="of:=MEDIAN([.$I679])" office:value-type="float"/>
          <table:table-cell table:formula="of:=MEDIAN([.$J679])" office:value-type="float"/>
          <table:table-cell table:formula="of:=MEDIAN([.$K679])" office:value-type="float"/>
          <table:table-cell table:formula="of:=MEDIAN([.$L679])" office:value-type="float"/>
          <table:table-cell table:formula="of:=MEDIAN([.$M679])" office:value-type="float"/>
          <table:table-cell table:formula="of:=MEDIAN([.$N679])" office:value-type="float"/>
          <table:table-cell table:formula="of:=MAX([.$B679])" office:value-type="float"/>
          <table:table-cell table:formula="of:=MAX([.$C679])" office:value-type="float"/>
          <table:table-cell table:formula="of:=MAX([.$D679])" office:value-type="float"/>
          <table:table-cell table:formula="of:=MAX([.$E679])" office:value-type="float"/>
          <table:table-cell table:formula="of:=MAX([.$F679])" office:value-type="float"/>
          <table:table-cell table:formula="of:=MAX([.$G679])" office:value-type="float"/>
          <table:table-cell table:formula="of:=MAX([.$H679])" office:value-type="float"/>
          <table:table-cell table:formula="of:=MAX([.$I679])" office:value-type="float"/>
          <table:table-cell table:formula="of:=MAX([.$J679])" office:value-type="float"/>
          <table:table-cell table:formula="of:=MAX([.$K679])" office:value-type="float"/>
          <table:table-cell table:formula="of:=MAX([.$L679])" office:value-type="float"/>
          <table:table-cell table:formula="of:=MAX([.$M679])" office:value-type="float"/>
          <table:table-cell table:formula="of:=MAX([.$N679])" office:value-type="float"/>
        </table:table-row>
        <table:table-row table:style-name="ro1">
          <table:table-cell office:value-type="string">
            <text:p>c7552/c7552.lp.5.8</text:p>
          </table:table-cell>
          <table:table-cell office:value-type="float" office:value="0.288808"/>
          <table:table-cell office:value-type="float" office:value="0.278"/>
          <table:table-cell office:value-type="float" office:value="0.2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36.0"/>
          <table:table-cell office:value-type="float" office:value="166247.0"/>
          <table:table-cell office:value-type="float" office:value="166247.0"/>
          <table:table-cell office:value-type="float" office:value="16224.0"/>
          <table:table-cell office:value-type="float" office:value="9206.0"/>
          <table:table-cell office:value-type="float" office:value="0.0"/>
          <table:table-cell office:value-type="float" office:value="0.0"/>
          <table:table-cell table:formula="of:=MIN([.$B680])" office:value-type="float"/>
          <table:table-cell table:formula="of:=MIN([.$C680])" office:value-type="float"/>
          <table:table-cell table:formula="of:=MIN([.$D680])" office:value-type="float"/>
          <table:table-cell table:formula="of:=MIN([.$E680])" office:value-type="float"/>
          <table:table-cell table:formula="of:=MIN([.$F680])" office:value-type="float"/>
          <table:table-cell table:formula="of:=MIN([.$G680])" office:value-type="float"/>
          <table:table-cell table:formula="of:=MIN([.$H680])" office:value-type="float"/>
          <table:table-cell table:formula="of:=MIN([.$I680])" office:value-type="float"/>
          <table:table-cell table:formula="of:=MIN([.$J680])" office:value-type="float"/>
          <table:table-cell table:formula="of:=MIN([.$K680])" office:value-type="float"/>
          <table:table-cell table:formula="of:=MIN([.$L680])" office:value-type="float"/>
          <table:table-cell table:formula="of:=MIN([.$M680])" office:value-type="float"/>
          <table:table-cell table:formula="of:=MIN([.$N680])" office:value-type="float"/>
          <table:table-cell table:formula="of:=MEDIAN([.$B680])" office:value-type="float"/>
          <table:table-cell table:formula="of:=MEDIAN([.$C680])" office:value-type="float"/>
          <table:table-cell table:formula="of:=MEDIAN([.$D680])" office:value-type="float"/>
          <table:table-cell table:formula="of:=MEDIAN([.$E680])" office:value-type="float"/>
          <table:table-cell table:formula="of:=MEDIAN([.$F680])" office:value-type="float"/>
          <table:table-cell table:formula="of:=MEDIAN([.$G680])" office:value-type="float"/>
          <table:table-cell table:formula="of:=MEDIAN([.$H680])" office:value-type="float"/>
          <table:table-cell table:formula="of:=MEDIAN([.$I680])" office:value-type="float"/>
          <table:table-cell table:formula="of:=MEDIAN([.$J680])" office:value-type="float"/>
          <table:table-cell table:formula="of:=MEDIAN([.$K680])" office:value-type="float"/>
          <table:table-cell table:formula="of:=MEDIAN([.$L680])" office:value-type="float"/>
          <table:table-cell table:formula="of:=MEDIAN([.$M680])" office:value-type="float"/>
          <table:table-cell table:formula="of:=MEDIAN([.$N680])" office:value-type="float"/>
          <table:table-cell table:formula="of:=MAX([.$B680])" office:value-type="float"/>
          <table:table-cell table:formula="of:=MAX([.$C680])" office:value-type="float"/>
          <table:table-cell table:formula="of:=MAX([.$D680])" office:value-type="float"/>
          <table:table-cell table:formula="of:=MAX([.$E680])" office:value-type="float"/>
          <table:table-cell table:formula="of:=MAX([.$F680])" office:value-type="float"/>
          <table:table-cell table:formula="of:=MAX([.$G680])" office:value-type="float"/>
          <table:table-cell table:formula="of:=MAX([.$H680])" office:value-type="float"/>
          <table:table-cell table:formula="of:=MAX([.$I680])" office:value-type="float"/>
          <table:table-cell table:formula="of:=MAX([.$J680])" office:value-type="float"/>
          <table:table-cell table:formula="of:=MAX([.$K680])" office:value-type="float"/>
          <table:table-cell table:formula="of:=MAX([.$L680])" office:value-type="float"/>
          <table:table-cell table:formula="of:=MAX([.$M680])" office:value-type="float"/>
          <table:table-cell table:formula="of:=MAX([.$N680])" office:value-type="float"/>
        </table:table-row>
        <table:table-row table:style-name="ro1">
          <table:table-cell office:value-type="string">
            <text:p>c7552/c7552.lp.6.1</text:p>
          </table:table-cell>
          <table:table-cell office:value-type="float" office:value="0.09466"/>
          <table:table-cell office:value-type="float" office:value="0.086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9.0"/>
          <table:table-cell office:value-type="float" office:value="10529.0"/>
          <table:table-cell office:value-type="float" office:value="16194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1])" office:value-type="float"/>
          <table:table-cell table:formula="of:=MIN([.$C681])" office:value-type="float"/>
          <table:table-cell table:formula="of:=MIN([.$D681])" office:value-type="float"/>
          <table:table-cell table:formula="of:=MIN([.$E681])" office:value-type="float"/>
          <table:table-cell table:formula="of:=MIN([.$F681])" office:value-type="float"/>
          <table:table-cell table:formula="of:=MIN([.$G681])" office:value-type="float"/>
          <table:table-cell table:formula="of:=MIN([.$H681])" office:value-type="float"/>
          <table:table-cell table:formula="of:=MIN([.$I681])" office:value-type="float"/>
          <table:table-cell table:formula="of:=MIN([.$J681])" office:value-type="float"/>
          <table:table-cell table:formula="of:=MIN([.$K681])" office:value-type="float"/>
          <table:table-cell table:formula="of:=MIN([.$L681])" office:value-type="float"/>
          <table:table-cell table:formula="of:=MIN([.$M681])" office:value-type="float"/>
          <table:table-cell table:formula="of:=MIN([.$N681])" office:value-type="float"/>
          <table:table-cell table:formula="of:=MEDIAN([.$B681])" office:value-type="float"/>
          <table:table-cell table:formula="of:=MEDIAN([.$C681])" office:value-type="float"/>
          <table:table-cell table:formula="of:=MEDIAN([.$D681])" office:value-type="float"/>
          <table:table-cell table:formula="of:=MEDIAN([.$E681])" office:value-type="float"/>
          <table:table-cell table:formula="of:=MEDIAN([.$F681])" office:value-type="float"/>
          <table:table-cell table:formula="of:=MEDIAN([.$G681])" office:value-type="float"/>
          <table:table-cell table:formula="of:=MEDIAN([.$H681])" office:value-type="float"/>
          <table:table-cell table:formula="of:=MEDIAN([.$I681])" office:value-type="float"/>
          <table:table-cell table:formula="of:=MEDIAN([.$J681])" office:value-type="float"/>
          <table:table-cell table:formula="of:=MEDIAN([.$K681])" office:value-type="float"/>
          <table:table-cell table:formula="of:=MEDIAN([.$L681])" office:value-type="float"/>
          <table:table-cell table:formula="of:=MEDIAN([.$M681])" office:value-type="float"/>
          <table:table-cell table:formula="of:=MEDIAN([.$N681])" office:value-type="float"/>
          <table:table-cell table:formula="of:=MAX([.$B681])" office:value-type="float"/>
          <table:table-cell table:formula="of:=MAX([.$C681])" office:value-type="float"/>
          <table:table-cell table:formula="of:=MAX([.$D681])" office:value-type="float"/>
          <table:table-cell table:formula="of:=MAX([.$E681])" office:value-type="float"/>
          <table:table-cell table:formula="of:=MAX([.$F681])" office:value-type="float"/>
          <table:table-cell table:formula="of:=MAX([.$G681])" office:value-type="float"/>
          <table:table-cell table:formula="of:=MAX([.$H681])" office:value-type="float"/>
          <table:table-cell table:formula="of:=MAX([.$I681])" office:value-type="float"/>
          <table:table-cell table:formula="of:=MAX([.$J681])" office:value-type="float"/>
          <table:table-cell table:formula="of:=MAX([.$K681])" office:value-type="float"/>
          <table:table-cell table:formula="of:=MAX([.$L681])" office:value-type="float"/>
          <table:table-cell table:formula="of:=MAX([.$M681])" office:value-type="float"/>
          <table:table-cell table:formula="of:=MAX([.$N681])" office:value-type="float"/>
        </table:table-row>
        <table:table-row table:style-name="ro1">
          <table:table-cell office:value-type="string">
            <text:p>c7552/c7552.lp.6.2</text:p>
          </table:table-cell>
          <table:table-cell office:value-type="float" office:value="0.082048"/>
          <table:table-cell office:value-type="float" office:value="0.074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6.0"/>
          <table:table-cell office:value-type="float" office:value="10526.0"/>
          <table:table-cell office:value-type="float" office:value="16196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2])" office:value-type="float"/>
          <table:table-cell table:formula="of:=MIN([.$C682])" office:value-type="float"/>
          <table:table-cell table:formula="of:=MIN([.$D682])" office:value-type="float"/>
          <table:table-cell table:formula="of:=MIN([.$E682])" office:value-type="float"/>
          <table:table-cell table:formula="of:=MIN([.$F682])" office:value-type="float"/>
          <table:table-cell table:formula="of:=MIN([.$G682])" office:value-type="float"/>
          <table:table-cell table:formula="of:=MIN([.$H682])" office:value-type="float"/>
          <table:table-cell table:formula="of:=MIN([.$I682])" office:value-type="float"/>
          <table:table-cell table:formula="of:=MIN([.$J682])" office:value-type="float"/>
          <table:table-cell table:formula="of:=MIN([.$K682])" office:value-type="float"/>
          <table:table-cell table:formula="of:=MIN([.$L682])" office:value-type="float"/>
          <table:table-cell table:formula="of:=MIN([.$M682])" office:value-type="float"/>
          <table:table-cell table:formula="of:=MIN([.$N682])" office:value-type="float"/>
          <table:table-cell table:formula="of:=MEDIAN([.$B682])" office:value-type="float"/>
          <table:table-cell table:formula="of:=MEDIAN([.$C682])" office:value-type="float"/>
          <table:table-cell table:formula="of:=MEDIAN([.$D682])" office:value-type="float"/>
          <table:table-cell table:formula="of:=MEDIAN([.$E682])" office:value-type="float"/>
          <table:table-cell table:formula="of:=MEDIAN([.$F682])" office:value-type="float"/>
          <table:table-cell table:formula="of:=MEDIAN([.$G682])" office:value-type="float"/>
          <table:table-cell table:formula="of:=MEDIAN([.$H682])" office:value-type="float"/>
          <table:table-cell table:formula="of:=MEDIAN([.$I682])" office:value-type="float"/>
          <table:table-cell table:formula="of:=MEDIAN([.$J682])" office:value-type="float"/>
          <table:table-cell table:formula="of:=MEDIAN([.$K682])" office:value-type="float"/>
          <table:table-cell table:formula="of:=MEDIAN([.$L682])" office:value-type="float"/>
          <table:table-cell table:formula="of:=MEDIAN([.$M682])" office:value-type="float"/>
          <table:table-cell table:formula="of:=MEDIAN([.$N682])" office:value-type="float"/>
          <table:table-cell table:formula="of:=MAX([.$B682])" office:value-type="float"/>
          <table:table-cell table:formula="of:=MAX([.$C682])" office:value-type="float"/>
          <table:table-cell table:formula="of:=MAX([.$D682])" office:value-type="float"/>
          <table:table-cell table:formula="of:=MAX([.$E682])" office:value-type="float"/>
          <table:table-cell table:formula="of:=MAX([.$F682])" office:value-type="float"/>
          <table:table-cell table:formula="of:=MAX([.$G682])" office:value-type="float"/>
          <table:table-cell table:formula="of:=MAX([.$H682])" office:value-type="float"/>
          <table:table-cell table:formula="of:=MAX([.$I682])" office:value-type="float"/>
          <table:table-cell table:formula="of:=MAX([.$J682])" office:value-type="float"/>
          <table:table-cell table:formula="of:=MAX([.$K682])" office:value-type="float"/>
          <table:table-cell table:formula="of:=MAX([.$L682])" office:value-type="float"/>
          <table:table-cell table:formula="of:=MAX([.$M682])" office:value-type="float"/>
          <table:table-cell table:formula="of:=MAX([.$N682])" office:value-type="float"/>
        </table:table-row>
        <table:table-row table:style-name="ro1">
          <table:table-cell office:value-type="string">
            <text:p>c7552/c7552.lp.6.3</text:p>
          </table:table-cell>
          <table:table-cell office:value-type="float" office:value="0.082644"/>
          <table:table-cell office:value-type="float" office:value="0.074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3.0"/>
          <table:table-cell office:value-type="float" office:value="10523.0"/>
          <table:table-cell office:value-type="float" office:value="16198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3])" office:value-type="float"/>
          <table:table-cell table:formula="of:=MIN([.$C683])" office:value-type="float"/>
          <table:table-cell table:formula="of:=MIN([.$D683])" office:value-type="float"/>
          <table:table-cell table:formula="of:=MIN([.$E683])" office:value-type="float"/>
          <table:table-cell table:formula="of:=MIN([.$F683])" office:value-type="float"/>
          <table:table-cell table:formula="of:=MIN([.$G683])" office:value-type="float"/>
          <table:table-cell table:formula="of:=MIN([.$H683])" office:value-type="float"/>
          <table:table-cell table:formula="of:=MIN([.$I683])" office:value-type="float"/>
          <table:table-cell table:formula="of:=MIN([.$J683])" office:value-type="float"/>
          <table:table-cell table:formula="of:=MIN([.$K683])" office:value-type="float"/>
          <table:table-cell table:formula="of:=MIN([.$L683])" office:value-type="float"/>
          <table:table-cell table:formula="of:=MIN([.$M683])" office:value-type="float"/>
          <table:table-cell table:formula="of:=MIN([.$N683])" office:value-type="float"/>
          <table:table-cell table:formula="of:=MEDIAN([.$B683])" office:value-type="float"/>
          <table:table-cell table:formula="of:=MEDIAN([.$C683])" office:value-type="float"/>
          <table:table-cell table:formula="of:=MEDIAN([.$D683])" office:value-type="float"/>
          <table:table-cell table:formula="of:=MEDIAN([.$E683])" office:value-type="float"/>
          <table:table-cell table:formula="of:=MEDIAN([.$F683])" office:value-type="float"/>
          <table:table-cell table:formula="of:=MEDIAN([.$G683])" office:value-type="float"/>
          <table:table-cell table:formula="of:=MEDIAN([.$H683])" office:value-type="float"/>
          <table:table-cell table:formula="of:=MEDIAN([.$I683])" office:value-type="float"/>
          <table:table-cell table:formula="of:=MEDIAN([.$J683])" office:value-type="float"/>
          <table:table-cell table:formula="of:=MEDIAN([.$K683])" office:value-type="float"/>
          <table:table-cell table:formula="of:=MEDIAN([.$L683])" office:value-type="float"/>
          <table:table-cell table:formula="of:=MEDIAN([.$M683])" office:value-type="float"/>
          <table:table-cell table:formula="of:=MEDIAN([.$N683])" office:value-type="float"/>
          <table:table-cell table:formula="of:=MAX([.$B683])" office:value-type="float"/>
          <table:table-cell table:formula="of:=MAX([.$C683])" office:value-type="float"/>
          <table:table-cell table:formula="of:=MAX([.$D683])" office:value-type="float"/>
          <table:table-cell table:formula="of:=MAX([.$E683])" office:value-type="float"/>
          <table:table-cell table:formula="of:=MAX([.$F683])" office:value-type="float"/>
          <table:table-cell table:formula="of:=MAX([.$G683])" office:value-type="float"/>
          <table:table-cell table:formula="of:=MAX([.$H683])" office:value-type="float"/>
          <table:table-cell table:formula="of:=MAX([.$I683])" office:value-type="float"/>
          <table:table-cell table:formula="of:=MAX([.$J683])" office:value-type="float"/>
          <table:table-cell table:formula="of:=MAX([.$K683])" office:value-type="float"/>
          <table:table-cell table:formula="of:=MAX([.$L683])" office:value-type="float"/>
          <table:table-cell table:formula="of:=MAX([.$M683])" office:value-type="float"/>
          <table:table-cell table:formula="of:=MAX([.$N683])" office:value-type="float"/>
        </table:table-row>
        <table:table-row table:style-name="ro1">
          <table:table-cell office:value-type="string">
            <text:p>c7552/c7552.lp.6.4</text:p>
          </table:table-cell>
          <table:table-cell office:value-type="float" office:value="0.083414"/>
          <table:table-cell office:value-type="float" office:value="0.075"/>
          <table:table-cell office:value-type="float" office:value="0.01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20.0"/>
          <table:table-cell office:value-type="float" office:value="10520.0"/>
          <table:table-cell office:value-type="float" office:value="16196.0"/>
          <table:table-cell office:value-type="float" office:value="9198.0"/>
          <table:table-cell office:value-type="float" office:value="0.0"/>
          <table:table-cell office:value-type="float" office:value="0.0"/>
          <table:table-cell table:formula="of:=MIN([.$B684])" office:value-type="float"/>
          <table:table-cell table:formula="of:=MIN([.$C684])" office:value-type="float"/>
          <table:table-cell table:formula="of:=MIN([.$D684])" office:value-type="float"/>
          <table:table-cell table:formula="of:=MIN([.$E684])" office:value-type="float"/>
          <table:table-cell table:formula="of:=MIN([.$F684])" office:value-type="float"/>
          <table:table-cell table:formula="of:=MIN([.$G684])" office:value-type="float"/>
          <table:table-cell table:formula="of:=MIN([.$H684])" office:value-type="float"/>
          <table:table-cell table:formula="of:=MIN([.$I684])" office:value-type="float"/>
          <table:table-cell table:formula="of:=MIN([.$J684])" office:value-type="float"/>
          <table:table-cell table:formula="of:=MIN([.$K684])" office:value-type="float"/>
          <table:table-cell table:formula="of:=MIN([.$L684])" office:value-type="float"/>
          <table:table-cell table:formula="of:=MIN([.$M684])" office:value-type="float"/>
          <table:table-cell table:formula="of:=MIN([.$N684])" office:value-type="float"/>
          <table:table-cell table:formula="of:=MEDIAN([.$B684])" office:value-type="float"/>
          <table:table-cell table:formula="of:=MEDIAN([.$C684])" office:value-type="float"/>
          <table:table-cell table:formula="of:=MEDIAN([.$D684])" office:value-type="float"/>
          <table:table-cell table:formula="of:=MEDIAN([.$E684])" office:value-type="float"/>
          <table:table-cell table:formula="of:=MEDIAN([.$F684])" office:value-type="float"/>
          <table:table-cell table:formula="of:=MEDIAN([.$G684])" office:value-type="float"/>
          <table:table-cell table:formula="of:=MEDIAN([.$H684])" office:value-type="float"/>
          <table:table-cell table:formula="of:=MEDIAN([.$I684])" office:value-type="float"/>
          <table:table-cell table:formula="of:=MEDIAN([.$J684])" office:value-type="float"/>
          <table:table-cell table:formula="of:=MEDIAN([.$K684])" office:value-type="float"/>
          <table:table-cell table:formula="of:=MEDIAN([.$L684])" office:value-type="float"/>
          <table:table-cell table:formula="of:=MEDIAN([.$M684])" office:value-type="float"/>
          <table:table-cell table:formula="of:=MEDIAN([.$N684])" office:value-type="float"/>
          <table:table-cell table:formula="of:=MAX([.$B684])" office:value-type="float"/>
          <table:table-cell table:formula="of:=MAX([.$C684])" office:value-type="float"/>
          <table:table-cell table:formula="of:=MAX([.$D684])" office:value-type="float"/>
          <table:table-cell table:formula="of:=MAX([.$E684])" office:value-type="float"/>
          <table:table-cell table:formula="of:=MAX([.$F684])" office:value-type="float"/>
          <table:table-cell table:formula="of:=MAX([.$G684])" office:value-type="float"/>
          <table:table-cell table:formula="of:=MAX([.$H684])" office:value-type="float"/>
          <table:table-cell table:formula="of:=MAX([.$I684])" office:value-type="float"/>
          <table:table-cell table:formula="of:=MAX([.$J684])" office:value-type="float"/>
          <table:table-cell table:formula="of:=MAX([.$K684])" office:value-type="float"/>
          <table:table-cell table:formula="of:=MAX([.$L684])" office:value-type="float"/>
          <table:table-cell table:formula="of:=MAX([.$M684])" office:value-type="float"/>
          <table:table-cell table:formula="of:=MAX([.$N684])" office:value-type="float"/>
        </table:table-row>
        <table:table-row table:style-name="ro1">
          <table:table-cell office:value-type="string">
            <text:p>c7552/c7552.lp.6.5</text:p>
          </table:table-cell>
          <table:table-cell office:value-type="float" office:value="0.445224"/>
          <table:table-cell office:value-type="float" office:value="0.436"/>
          <table:table-cell office:value-type="float" office:value="0.3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6.0"/>
          <table:table-cell office:value-type="float" office:value="347030.0"/>
          <table:table-cell office:value-type="float" office:value="347030.0"/>
          <table:table-cell office:value-type="float" office:value="16199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5])" office:value-type="float"/>
          <table:table-cell table:formula="of:=MIN([.$C685])" office:value-type="float"/>
          <table:table-cell table:formula="of:=MIN([.$D685])" office:value-type="float"/>
          <table:table-cell table:formula="of:=MIN([.$E685])" office:value-type="float"/>
          <table:table-cell table:formula="of:=MIN([.$F685])" office:value-type="float"/>
          <table:table-cell table:formula="of:=MIN([.$G685])" office:value-type="float"/>
          <table:table-cell table:formula="of:=MIN([.$H685])" office:value-type="float"/>
          <table:table-cell table:formula="of:=MIN([.$I685])" office:value-type="float"/>
          <table:table-cell table:formula="of:=MIN([.$J685])" office:value-type="float"/>
          <table:table-cell table:formula="of:=MIN([.$K685])" office:value-type="float"/>
          <table:table-cell table:formula="of:=MIN([.$L685])" office:value-type="float"/>
          <table:table-cell table:formula="of:=MIN([.$M685])" office:value-type="float"/>
          <table:table-cell table:formula="of:=MIN([.$N685])" office:value-type="float"/>
          <table:table-cell table:formula="of:=MEDIAN([.$B685])" office:value-type="float"/>
          <table:table-cell table:formula="of:=MEDIAN([.$C685])" office:value-type="float"/>
          <table:table-cell table:formula="of:=MEDIAN([.$D685])" office:value-type="float"/>
          <table:table-cell table:formula="of:=MEDIAN([.$E685])" office:value-type="float"/>
          <table:table-cell table:formula="of:=MEDIAN([.$F685])" office:value-type="float"/>
          <table:table-cell table:formula="of:=MEDIAN([.$G685])" office:value-type="float"/>
          <table:table-cell table:formula="of:=MEDIAN([.$H685])" office:value-type="float"/>
          <table:table-cell table:formula="of:=MEDIAN([.$I685])" office:value-type="float"/>
          <table:table-cell table:formula="of:=MEDIAN([.$J685])" office:value-type="float"/>
          <table:table-cell table:formula="of:=MEDIAN([.$K685])" office:value-type="float"/>
          <table:table-cell table:formula="of:=MEDIAN([.$L685])" office:value-type="float"/>
          <table:table-cell table:formula="of:=MEDIAN([.$M685])" office:value-type="float"/>
          <table:table-cell table:formula="of:=MEDIAN([.$N685])" office:value-type="float"/>
          <table:table-cell table:formula="of:=MAX([.$B685])" office:value-type="float"/>
          <table:table-cell table:formula="of:=MAX([.$C685])" office:value-type="float"/>
          <table:table-cell table:formula="of:=MAX([.$D685])" office:value-type="float"/>
          <table:table-cell table:formula="of:=MAX([.$E685])" office:value-type="float"/>
          <table:table-cell table:formula="of:=MAX([.$F685])" office:value-type="float"/>
          <table:table-cell table:formula="of:=MAX([.$G685])" office:value-type="float"/>
          <table:table-cell table:formula="of:=MAX([.$H685])" office:value-type="float"/>
          <table:table-cell table:formula="of:=MAX([.$I685])" office:value-type="float"/>
          <table:table-cell table:formula="of:=MAX([.$J685])" office:value-type="float"/>
          <table:table-cell table:formula="of:=MAX([.$K685])" office:value-type="float"/>
          <table:table-cell table:formula="of:=MAX([.$L685])" office:value-type="float"/>
          <table:table-cell table:formula="of:=MAX([.$M685])" office:value-type="float"/>
          <table:table-cell table:formula="of:=MAX([.$N685])" office:value-type="float"/>
        </table:table-row>
        <table:table-row table:style-name="ro1">
          <table:table-cell office:value-type="string">
            <text:p>c7552/c7552.lp.6.6</text:p>
          </table:table-cell>
          <table:table-cell office:value-type="float" office:value="0.58619"/>
          <table:table-cell office:value-type="float" office:value="0.578"/>
          <table:table-cell office:value-type="float" office:value="0.5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8.0"/>
          <table:table-cell office:value-type="float" office:value="387831.0"/>
          <table:table-cell office:value-type="float" office:value="387831.0"/>
          <table:table-cell office:value-type="float" office:value="16201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6])" office:value-type="float"/>
          <table:table-cell table:formula="of:=MIN([.$C686])" office:value-type="float"/>
          <table:table-cell table:formula="of:=MIN([.$D686])" office:value-type="float"/>
          <table:table-cell table:formula="of:=MIN([.$E686])" office:value-type="float"/>
          <table:table-cell table:formula="of:=MIN([.$F686])" office:value-type="float"/>
          <table:table-cell table:formula="of:=MIN([.$G686])" office:value-type="float"/>
          <table:table-cell table:formula="of:=MIN([.$H686])" office:value-type="float"/>
          <table:table-cell table:formula="of:=MIN([.$I686])" office:value-type="float"/>
          <table:table-cell table:formula="of:=MIN([.$J686])" office:value-type="float"/>
          <table:table-cell table:formula="of:=MIN([.$K686])" office:value-type="float"/>
          <table:table-cell table:formula="of:=MIN([.$L686])" office:value-type="float"/>
          <table:table-cell table:formula="of:=MIN([.$M686])" office:value-type="float"/>
          <table:table-cell table:formula="of:=MIN([.$N686])" office:value-type="float"/>
          <table:table-cell table:formula="of:=MEDIAN([.$B686])" office:value-type="float"/>
          <table:table-cell table:formula="of:=MEDIAN([.$C686])" office:value-type="float"/>
          <table:table-cell table:formula="of:=MEDIAN([.$D686])" office:value-type="float"/>
          <table:table-cell table:formula="of:=MEDIAN([.$E686])" office:value-type="float"/>
          <table:table-cell table:formula="of:=MEDIAN([.$F686])" office:value-type="float"/>
          <table:table-cell table:formula="of:=MEDIAN([.$G686])" office:value-type="float"/>
          <table:table-cell table:formula="of:=MEDIAN([.$H686])" office:value-type="float"/>
          <table:table-cell table:formula="of:=MEDIAN([.$I686])" office:value-type="float"/>
          <table:table-cell table:formula="of:=MEDIAN([.$J686])" office:value-type="float"/>
          <table:table-cell table:formula="of:=MEDIAN([.$K686])" office:value-type="float"/>
          <table:table-cell table:formula="of:=MEDIAN([.$L686])" office:value-type="float"/>
          <table:table-cell table:formula="of:=MEDIAN([.$M686])" office:value-type="float"/>
          <table:table-cell table:formula="of:=MEDIAN([.$N686])" office:value-type="float"/>
          <table:table-cell table:formula="of:=MAX([.$B686])" office:value-type="float"/>
          <table:table-cell table:formula="of:=MAX([.$C686])" office:value-type="float"/>
          <table:table-cell table:formula="of:=MAX([.$D686])" office:value-type="float"/>
          <table:table-cell table:formula="of:=MAX([.$E686])" office:value-type="float"/>
          <table:table-cell table:formula="of:=MAX([.$F686])" office:value-type="float"/>
          <table:table-cell table:formula="of:=MAX([.$G686])" office:value-type="float"/>
          <table:table-cell table:formula="of:=MAX([.$H686])" office:value-type="float"/>
          <table:table-cell table:formula="of:=MAX([.$I686])" office:value-type="float"/>
          <table:table-cell table:formula="of:=MAX([.$J686])" office:value-type="float"/>
          <table:table-cell table:formula="of:=MAX([.$K686])" office:value-type="float"/>
          <table:table-cell table:formula="of:=MAX([.$L686])" office:value-type="float"/>
          <table:table-cell table:formula="of:=MAX([.$M686])" office:value-type="float"/>
          <table:table-cell table:formula="of:=MAX([.$N686])" office:value-type="float"/>
        </table:table-row>
        <table:table-row table:style-name="ro1">
          <table:table-cell office:value-type="string">
            <text:p>c7552/c7552.lp.6.7</text:p>
          </table:table-cell>
          <table:table-cell office:value-type="float" office:value="0.576724"/>
          <table:table-cell office:value-type="float" office:value="0.567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414100.0"/>
          <table:table-cell office:value-type="float" office:value="414100.0"/>
          <table:table-cell office:value-type="float" office:value="16203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7])" office:value-type="float"/>
          <table:table-cell table:formula="of:=MIN([.$C687])" office:value-type="float"/>
          <table:table-cell table:formula="of:=MIN([.$D687])" office:value-type="float"/>
          <table:table-cell table:formula="of:=MIN([.$E687])" office:value-type="float"/>
          <table:table-cell table:formula="of:=MIN([.$F687])" office:value-type="float"/>
          <table:table-cell table:formula="of:=MIN([.$G687])" office:value-type="float"/>
          <table:table-cell table:formula="of:=MIN([.$H687])" office:value-type="float"/>
          <table:table-cell table:formula="of:=MIN([.$I687])" office:value-type="float"/>
          <table:table-cell table:formula="of:=MIN([.$J687])" office:value-type="float"/>
          <table:table-cell table:formula="of:=MIN([.$K687])" office:value-type="float"/>
          <table:table-cell table:formula="of:=MIN([.$L687])" office:value-type="float"/>
          <table:table-cell table:formula="of:=MIN([.$M687])" office:value-type="float"/>
          <table:table-cell table:formula="of:=MIN([.$N687])" office:value-type="float"/>
          <table:table-cell table:formula="of:=MEDIAN([.$B687])" office:value-type="float"/>
          <table:table-cell table:formula="of:=MEDIAN([.$C687])" office:value-type="float"/>
          <table:table-cell table:formula="of:=MEDIAN([.$D687])" office:value-type="float"/>
          <table:table-cell table:formula="of:=MEDIAN([.$E687])" office:value-type="float"/>
          <table:table-cell table:formula="of:=MEDIAN([.$F687])" office:value-type="float"/>
          <table:table-cell table:formula="of:=MEDIAN([.$G687])" office:value-type="float"/>
          <table:table-cell table:formula="of:=MEDIAN([.$H687])" office:value-type="float"/>
          <table:table-cell table:formula="of:=MEDIAN([.$I687])" office:value-type="float"/>
          <table:table-cell table:formula="of:=MEDIAN([.$J687])" office:value-type="float"/>
          <table:table-cell table:formula="of:=MEDIAN([.$K687])" office:value-type="float"/>
          <table:table-cell table:formula="of:=MEDIAN([.$L687])" office:value-type="float"/>
          <table:table-cell table:formula="of:=MEDIAN([.$M687])" office:value-type="float"/>
          <table:table-cell table:formula="of:=MEDIAN([.$N687])" office:value-type="float"/>
          <table:table-cell table:formula="of:=MAX([.$B687])" office:value-type="float"/>
          <table:table-cell table:formula="of:=MAX([.$C687])" office:value-type="float"/>
          <table:table-cell table:formula="of:=MAX([.$D687])" office:value-type="float"/>
          <table:table-cell table:formula="of:=MAX([.$E687])" office:value-type="float"/>
          <table:table-cell table:formula="of:=MAX([.$F687])" office:value-type="float"/>
          <table:table-cell table:formula="of:=MAX([.$G687])" office:value-type="float"/>
          <table:table-cell table:formula="of:=MAX([.$H687])" office:value-type="float"/>
          <table:table-cell table:formula="of:=MAX([.$I687])" office:value-type="float"/>
          <table:table-cell table:formula="of:=MAX([.$J687])" office:value-type="float"/>
          <table:table-cell table:formula="of:=MAX([.$K687])" office:value-type="float"/>
          <table:table-cell table:formula="of:=MAX([.$L687])" office:value-type="float"/>
          <table:table-cell table:formula="of:=MAX([.$M687])" office:value-type="float"/>
          <table:table-cell table:formula="of:=MAX([.$N687])" office:value-type="float"/>
        </table:table-row>
        <table:table-row table:style-name="ro1">
          <table:table-cell office:value-type="string">
            <text:p>c7552/c7552.lp.6.8</text:p>
          </table:table-cell>
          <table:table-cell office:value-type="float" office:value="0.443762"/>
          <table:table-cell office:value-type="float" office:value="0.435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274870.0"/>
          <table:table-cell office:value-type="float" office:value="274870.0"/>
          <table:table-cell office:value-type="float" office:value="16201.0"/>
          <table:table-cell office:value-type="float" office:value="9199.0"/>
          <table:table-cell office:value-type="float" office:value="0.0"/>
          <table:table-cell office:value-type="float" office:value="0.0"/>
          <table:table-cell table:formula="of:=MIN([.$B688])" office:value-type="float"/>
          <table:table-cell table:formula="of:=MIN([.$C688])" office:value-type="float"/>
          <table:table-cell table:formula="of:=MIN([.$D688])" office:value-type="float"/>
          <table:table-cell table:formula="of:=MIN([.$E688])" office:value-type="float"/>
          <table:table-cell table:formula="of:=MIN([.$F688])" office:value-type="float"/>
          <table:table-cell table:formula="of:=MIN([.$G688])" office:value-type="float"/>
          <table:table-cell table:formula="of:=MIN([.$H688])" office:value-type="float"/>
          <table:table-cell table:formula="of:=MIN([.$I688])" office:value-type="float"/>
          <table:table-cell table:formula="of:=MIN([.$J688])" office:value-type="float"/>
          <table:table-cell table:formula="of:=MIN([.$K688])" office:value-type="float"/>
          <table:table-cell table:formula="of:=MIN([.$L688])" office:value-type="float"/>
          <table:table-cell table:formula="of:=MIN([.$M688])" office:value-type="float"/>
          <table:table-cell table:formula="of:=MIN([.$N688])" office:value-type="float"/>
          <table:table-cell table:formula="of:=MEDIAN([.$B688])" office:value-type="float"/>
          <table:table-cell table:formula="of:=MEDIAN([.$C688])" office:value-type="float"/>
          <table:table-cell table:formula="of:=MEDIAN([.$D688])" office:value-type="float"/>
          <table:table-cell table:formula="of:=MEDIAN([.$E688])" office:value-type="float"/>
          <table:table-cell table:formula="of:=MEDIAN([.$F688])" office:value-type="float"/>
          <table:table-cell table:formula="of:=MEDIAN([.$G688])" office:value-type="float"/>
          <table:table-cell table:formula="of:=MEDIAN([.$H688])" office:value-type="float"/>
          <table:table-cell table:formula="of:=MEDIAN([.$I688])" office:value-type="float"/>
          <table:table-cell table:formula="of:=MEDIAN([.$J688])" office:value-type="float"/>
          <table:table-cell table:formula="of:=MEDIAN([.$K688])" office:value-type="float"/>
          <table:table-cell table:formula="of:=MEDIAN([.$L688])" office:value-type="float"/>
          <table:table-cell table:formula="of:=MEDIAN([.$M688])" office:value-type="float"/>
          <table:table-cell table:formula="of:=MEDIAN([.$N688])" office:value-type="float"/>
          <table:table-cell table:formula="of:=MAX([.$B688])" office:value-type="float"/>
          <table:table-cell table:formula="of:=MAX([.$C688])" office:value-type="float"/>
          <table:table-cell table:formula="of:=MAX([.$D688])" office:value-type="float"/>
          <table:table-cell table:formula="of:=MAX([.$E688])" office:value-type="float"/>
          <table:table-cell table:formula="of:=MAX([.$F688])" office:value-type="float"/>
          <table:table-cell table:formula="of:=MAX([.$G688])" office:value-type="float"/>
          <table:table-cell table:formula="of:=MAX([.$H688])" office:value-type="float"/>
          <table:table-cell table:formula="of:=MAX([.$I688])" office:value-type="float"/>
          <table:table-cell table:formula="of:=MAX([.$J688])" office:value-type="float"/>
          <table:table-cell table:formula="of:=MAX([.$K688])" office:value-type="float"/>
          <table:table-cell table:formula="of:=MAX([.$L688])" office:value-type="float"/>
          <table:table-cell table:formula="of:=MAX([.$M688])" office:value-type="float"/>
          <table:table-cell table:formula="of:=MAX([.$N688])" office:value-type="float"/>
        </table:table-row>
        <table:table-row table:style-name="ro1">
          <table:table-cell office:value-type="string">
            <text:p>c7552/c7552.lp.7.1</text:p>
          </table:table-cell>
          <table:table-cell office:value-type="float" office:value="0.591902"/>
          <table:table-cell office:value-type="float" office:value="0.582"/>
          <table:table-cell office:value-type="float" office:value="0.5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8.0"/>
          <table:table-cell office:value-type="float" office:value="349166.0"/>
          <table:table-cell office:value-type="float" office:value="349166.0"/>
          <table:table-cell office:value-type="float" office:value="16241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89])" office:value-type="float"/>
          <table:table-cell table:formula="of:=MIN([.$C689])" office:value-type="float"/>
          <table:table-cell table:formula="of:=MIN([.$D689])" office:value-type="float"/>
          <table:table-cell table:formula="of:=MIN([.$E689])" office:value-type="float"/>
          <table:table-cell table:formula="of:=MIN([.$F689])" office:value-type="float"/>
          <table:table-cell table:formula="of:=MIN([.$G689])" office:value-type="float"/>
          <table:table-cell table:formula="of:=MIN([.$H689])" office:value-type="float"/>
          <table:table-cell table:formula="of:=MIN([.$I689])" office:value-type="float"/>
          <table:table-cell table:formula="of:=MIN([.$J689])" office:value-type="float"/>
          <table:table-cell table:formula="of:=MIN([.$K689])" office:value-type="float"/>
          <table:table-cell table:formula="of:=MIN([.$L689])" office:value-type="float"/>
          <table:table-cell table:formula="of:=MIN([.$M689])" office:value-type="float"/>
          <table:table-cell table:formula="of:=MIN([.$N689])" office:value-type="float"/>
          <table:table-cell table:formula="of:=MEDIAN([.$B689])" office:value-type="float"/>
          <table:table-cell table:formula="of:=MEDIAN([.$C689])" office:value-type="float"/>
          <table:table-cell table:formula="of:=MEDIAN([.$D689])" office:value-type="float"/>
          <table:table-cell table:formula="of:=MEDIAN([.$E689])" office:value-type="float"/>
          <table:table-cell table:formula="of:=MEDIAN([.$F689])" office:value-type="float"/>
          <table:table-cell table:formula="of:=MEDIAN([.$G689])" office:value-type="float"/>
          <table:table-cell table:formula="of:=MEDIAN([.$H689])" office:value-type="float"/>
          <table:table-cell table:formula="of:=MEDIAN([.$I689])" office:value-type="float"/>
          <table:table-cell table:formula="of:=MEDIAN([.$J689])" office:value-type="float"/>
          <table:table-cell table:formula="of:=MEDIAN([.$K689])" office:value-type="float"/>
          <table:table-cell table:formula="of:=MEDIAN([.$L689])" office:value-type="float"/>
          <table:table-cell table:formula="of:=MEDIAN([.$M689])" office:value-type="float"/>
          <table:table-cell table:formula="of:=MEDIAN([.$N689])" office:value-type="float"/>
          <table:table-cell table:formula="of:=MAX([.$B689])" office:value-type="float"/>
          <table:table-cell table:formula="of:=MAX([.$C689])" office:value-type="float"/>
          <table:table-cell table:formula="of:=MAX([.$D689])" office:value-type="float"/>
          <table:table-cell table:formula="of:=MAX([.$E689])" office:value-type="float"/>
          <table:table-cell table:formula="of:=MAX([.$F689])" office:value-type="float"/>
          <table:table-cell table:formula="of:=MAX([.$G689])" office:value-type="float"/>
          <table:table-cell table:formula="of:=MAX([.$H689])" office:value-type="float"/>
          <table:table-cell table:formula="of:=MAX([.$I689])" office:value-type="float"/>
          <table:table-cell table:formula="of:=MAX([.$J689])" office:value-type="float"/>
          <table:table-cell table:formula="of:=MAX([.$K689])" office:value-type="float"/>
          <table:table-cell table:formula="of:=MAX([.$L689])" office:value-type="float"/>
          <table:table-cell table:formula="of:=MAX([.$M689])" office:value-type="float"/>
          <table:table-cell table:formula="of:=MAX([.$N689])" office:value-type="float"/>
        </table:table-row>
        <table:table-row table:style-name="ro1">
          <table:table-cell office:value-type="string">
            <text:p>c7552/c7552.lp.7.2</text:p>
          </table:table-cell>
          <table:table-cell office:value-type="float" office:value="0.564033"/>
          <table:table-cell office:value-type="float" office:value="0.554"/>
          <table:table-cell office:value-type="float" office:value="0.48"/>
          <table:table-cell office:value-type="float" office:value="1000.0"/>
          <table:table-cell office:value-type="float" office:value="0.0"/>
          <table:table-cell office:value-type="float" office:value="1.0"/>
          <table:table-cell office:value-type="float" office:value="829.0"/>
          <table:table-cell office:value-type="float" office:value="324914.0"/>
          <table:table-cell office:value-type="float" office:value="324914.0"/>
          <table:table-cell office:value-type="float" office:value="16243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90])" office:value-type="float"/>
          <table:table-cell table:formula="of:=MIN([.$C690])" office:value-type="float"/>
          <table:table-cell table:formula="of:=MIN([.$D690])" office:value-type="float"/>
          <table:table-cell table:formula="of:=MIN([.$E690])" office:value-type="float"/>
          <table:table-cell table:formula="of:=MIN([.$F690])" office:value-type="float"/>
          <table:table-cell table:formula="of:=MIN([.$G690])" office:value-type="float"/>
          <table:table-cell table:formula="of:=MIN([.$H690])" office:value-type="float"/>
          <table:table-cell table:formula="of:=MIN([.$I690])" office:value-type="float"/>
          <table:table-cell table:formula="of:=MIN([.$J690])" office:value-type="float"/>
          <table:table-cell table:formula="of:=MIN([.$K690])" office:value-type="float"/>
          <table:table-cell table:formula="of:=MIN([.$L690])" office:value-type="float"/>
          <table:table-cell table:formula="of:=MIN([.$M690])" office:value-type="float"/>
          <table:table-cell table:formula="of:=MIN([.$N690])" office:value-type="float"/>
          <table:table-cell table:formula="of:=MEDIAN([.$B690])" office:value-type="float"/>
          <table:table-cell table:formula="of:=MEDIAN([.$C690])" office:value-type="float"/>
          <table:table-cell table:formula="of:=MEDIAN([.$D690])" office:value-type="float"/>
          <table:table-cell table:formula="of:=MEDIAN([.$E690])" office:value-type="float"/>
          <table:table-cell table:formula="of:=MEDIAN([.$F690])" office:value-type="float"/>
          <table:table-cell table:formula="of:=MEDIAN([.$G690])" office:value-type="float"/>
          <table:table-cell table:formula="of:=MEDIAN([.$H690])" office:value-type="float"/>
          <table:table-cell table:formula="of:=MEDIAN([.$I690])" office:value-type="float"/>
          <table:table-cell table:formula="of:=MEDIAN([.$J690])" office:value-type="float"/>
          <table:table-cell table:formula="of:=MEDIAN([.$K690])" office:value-type="float"/>
          <table:table-cell table:formula="of:=MEDIAN([.$L690])" office:value-type="float"/>
          <table:table-cell table:formula="of:=MEDIAN([.$M690])" office:value-type="float"/>
          <table:table-cell table:formula="of:=MEDIAN([.$N690])" office:value-type="float"/>
          <table:table-cell table:formula="of:=MAX([.$B690])" office:value-type="float"/>
          <table:table-cell table:formula="of:=MAX([.$C690])" office:value-type="float"/>
          <table:table-cell table:formula="of:=MAX([.$D690])" office:value-type="float"/>
          <table:table-cell table:formula="of:=MAX([.$E690])" office:value-type="float"/>
          <table:table-cell table:formula="of:=MAX([.$F690])" office:value-type="float"/>
          <table:table-cell table:formula="of:=MAX([.$G690])" office:value-type="float"/>
          <table:table-cell table:formula="of:=MAX([.$H690])" office:value-type="float"/>
          <table:table-cell table:formula="of:=MAX([.$I690])" office:value-type="float"/>
          <table:table-cell table:formula="of:=MAX([.$J690])" office:value-type="float"/>
          <table:table-cell table:formula="of:=MAX([.$K690])" office:value-type="float"/>
          <table:table-cell table:formula="of:=MAX([.$L690])" office:value-type="float"/>
          <table:table-cell table:formula="of:=MAX([.$M690])" office:value-type="float"/>
          <table:table-cell table:formula="of:=MAX([.$N690])" office:value-type="float"/>
        </table:table-row>
        <table:table-row table:style-name="ro1">
          <table:table-cell office:value-type="string">
            <text:p>c7552/c7552.lp.7.3</text:p>
          </table:table-cell>
          <table:table-cell office:value-type="float" office:value="0.377809"/>
          <table:table-cell office:value-type="float" office:value="0.369"/>
          <table:table-cell office:value-type="float" office:value="0.2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262701.0"/>
          <table:table-cell office:value-type="float" office:value="262701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1])" office:value-type="float"/>
          <table:table-cell table:formula="of:=MIN([.$C691])" office:value-type="float"/>
          <table:table-cell table:formula="of:=MIN([.$D691])" office:value-type="float"/>
          <table:table-cell table:formula="of:=MIN([.$E691])" office:value-type="float"/>
          <table:table-cell table:formula="of:=MIN([.$F691])" office:value-type="float"/>
          <table:table-cell table:formula="of:=MIN([.$G691])" office:value-type="float"/>
          <table:table-cell table:formula="of:=MIN([.$H691])" office:value-type="float"/>
          <table:table-cell table:formula="of:=MIN([.$I691])" office:value-type="float"/>
          <table:table-cell table:formula="of:=MIN([.$J691])" office:value-type="float"/>
          <table:table-cell table:formula="of:=MIN([.$K691])" office:value-type="float"/>
          <table:table-cell table:formula="of:=MIN([.$L691])" office:value-type="float"/>
          <table:table-cell table:formula="of:=MIN([.$M691])" office:value-type="float"/>
          <table:table-cell table:formula="of:=MIN([.$N691])" office:value-type="float"/>
          <table:table-cell table:formula="of:=MEDIAN([.$B691])" office:value-type="float"/>
          <table:table-cell table:formula="of:=MEDIAN([.$C691])" office:value-type="float"/>
          <table:table-cell table:formula="of:=MEDIAN([.$D691])" office:value-type="float"/>
          <table:table-cell table:formula="of:=MEDIAN([.$E691])" office:value-type="float"/>
          <table:table-cell table:formula="of:=MEDIAN([.$F691])" office:value-type="float"/>
          <table:table-cell table:formula="of:=MEDIAN([.$G691])" office:value-type="float"/>
          <table:table-cell table:formula="of:=MEDIAN([.$H691])" office:value-type="float"/>
          <table:table-cell table:formula="of:=MEDIAN([.$I691])" office:value-type="float"/>
          <table:table-cell table:formula="of:=MEDIAN([.$J691])" office:value-type="float"/>
          <table:table-cell table:formula="of:=MEDIAN([.$K691])" office:value-type="float"/>
          <table:table-cell table:formula="of:=MEDIAN([.$L691])" office:value-type="float"/>
          <table:table-cell table:formula="of:=MEDIAN([.$M691])" office:value-type="float"/>
          <table:table-cell table:formula="of:=MEDIAN([.$N691])" office:value-type="float"/>
          <table:table-cell table:formula="of:=MAX([.$B691])" office:value-type="float"/>
          <table:table-cell table:formula="of:=MAX([.$C691])" office:value-type="float"/>
          <table:table-cell table:formula="of:=MAX([.$D691])" office:value-type="float"/>
          <table:table-cell table:formula="of:=MAX([.$E691])" office:value-type="float"/>
          <table:table-cell table:formula="of:=MAX([.$F691])" office:value-type="float"/>
          <table:table-cell table:formula="of:=MAX([.$G691])" office:value-type="float"/>
          <table:table-cell table:formula="of:=MAX([.$H691])" office:value-type="float"/>
          <table:table-cell table:formula="of:=MAX([.$I691])" office:value-type="float"/>
          <table:table-cell table:formula="of:=MAX([.$J691])" office:value-type="float"/>
          <table:table-cell table:formula="of:=MAX([.$K691])" office:value-type="float"/>
          <table:table-cell table:formula="of:=MAX([.$L691])" office:value-type="float"/>
          <table:table-cell table:formula="of:=MAX([.$M691])" office:value-type="float"/>
          <table:table-cell table:formula="of:=MAX([.$N691])" office:value-type="float"/>
        </table:table-row>
        <table:table-row table:style-name="ro1">
          <table:table-cell office:value-type="string">
            <text:p>c7552/c7552.lp.7.4</text:p>
          </table:table-cell>
          <table:table-cell office:value-type="float" office:value="0.391911"/>
          <table:table-cell office:value-type="float" office:value="0.383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0.0"/>
          <table:table-cell office:value-type="float" office:value="293353.0"/>
          <table:table-cell office:value-type="float" office:value="293353.0"/>
          <table:table-cell office:value-type="float" office:value="16237.0"/>
          <table:table-cell office:value-type="float" office:value="9213.0"/>
          <table:table-cell office:value-type="float" office:value="0.0"/>
          <table:table-cell office:value-type="float" office:value="0.0"/>
          <table:table-cell table:formula="of:=MIN([.$B692])" office:value-type="float"/>
          <table:table-cell table:formula="of:=MIN([.$C692])" office:value-type="float"/>
          <table:table-cell table:formula="of:=MIN([.$D692])" office:value-type="float"/>
          <table:table-cell table:formula="of:=MIN([.$E692])" office:value-type="float"/>
          <table:table-cell table:formula="of:=MIN([.$F692])" office:value-type="float"/>
          <table:table-cell table:formula="of:=MIN([.$G692])" office:value-type="float"/>
          <table:table-cell table:formula="of:=MIN([.$H692])" office:value-type="float"/>
          <table:table-cell table:formula="of:=MIN([.$I692])" office:value-type="float"/>
          <table:table-cell table:formula="of:=MIN([.$J692])" office:value-type="float"/>
          <table:table-cell table:formula="of:=MIN([.$K692])" office:value-type="float"/>
          <table:table-cell table:formula="of:=MIN([.$L692])" office:value-type="float"/>
          <table:table-cell table:formula="of:=MIN([.$M692])" office:value-type="float"/>
          <table:table-cell table:formula="of:=MIN([.$N692])" office:value-type="float"/>
          <table:table-cell table:formula="of:=MEDIAN([.$B692])" office:value-type="float"/>
          <table:table-cell table:formula="of:=MEDIAN([.$C692])" office:value-type="float"/>
          <table:table-cell table:formula="of:=MEDIAN([.$D692])" office:value-type="float"/>
          <table:table-cell table:formula="of:=MEDIAN([.$E692])" office:value-type="float"/>
          <table:table-cell table:formula="of:=MEDIAN([.$F692])" office:value-type="float"/>
          <table:table-cell table:formula="of:=MEDIAN([.$G692])" office:value-type="float"/>
          <table:table-cell table:formula="of:=MEDIAN([.$H692])" office:value-type="float"/>
          <table:table-cell table:formula="of:=MEDIAN([.$I692])" office:value-type="float"/>
          <table:table-cell table:formula="of:=MEDIAN([.$J692])" office:value-type="float"/>
          <table:table-cell table:formula="of:=MEDIAN([.$K692])" office:value-type="float"/>
          <table:table-cell table:formula="of:=MEDIAN([.$L692])" office:value-type="float"/>
          <table:table-cell table:formula="of:=MEDIAN([.$M692])" office:value-type="float"/>
          <table:table-cell table:formula="of:=MEDIAN([.$N692])" office:value-type="float"/>
          <table:table-cell table:formula="of:=MAX([.$B692])" office:value-type="float"/>
          <table:table-cell table:formula="of:=MAX([.$C692])" office:value-type="float"/>
          <table:table-cell table:formula="of:=MAX([.$D692])" office:value-type="float"/>
          <table:table-cell table:formula="of:=MAX([.$E692])" office:value-type="float"/>
          <table:table-cell table:formula="of:=MAX([.$F692])" office:value-type="float"/>
          <table:table-cell table:formula="of:=MAX([.$G692])" office:value-type="float"/>
          <table:table-cell table:formula="of:=MAX([.$H692])" office:value-type="float"/>
          <table:table-cell table:formula="of:=MAX([.$I692])" office:value-type="float"/>
          <table:table-cell table:formula="of:=MAX([.$J692])" office:value-type="float"/>
          <table:table-cell table:formula="of:=MAX([.$K692])" office:value-type="float"/>
          <table:table-cell table:formula="of:=MAX([.$L692])" office:value-type="float"/>
          <table:table-cell table:formula="of:=MAX([.$M692])" office:value-type="float"/>
          <table:table-cell table:formula="of:=MAX([.$N692])" office:value-type="float"/>
        </table:table-row>
        <table:table-row table:style-name="ro1">
          <table:table-cell office:value-type="string">
            <text:p>c7552/c7552.lp.7.5</text:p>
          </table:table-cell>
          <table:table-cell office:value-type="float" office:value="0.408715"/>
          <table:table-cell office:value-type="float" office:value="0.399"/>
          <table:table-cell office:value-type="float" office:value="0.3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0.0"/>
          <table:table-cell office:value-type="float" office:value="293352.0"/>
          <table:table-cell office:value-type="float" office:value="293352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3])" office:value-type="float"/>
          <table:table-cell table:formula="of:=MIN([.$C693])" office:value-type="float"/>
          <table:table-cell table:formula="of:=MIN([.$D693])" office:value-type="float"/>
          <table:table-cell table:formula="of:=MIN([.$E693])" office:value-type="float"/>
          <table:table-cell table:formula="of:=MIN([.$F693])" office:value-type="float"/>
          <table:table-cell table:formula="of:=MIN([.$G693])" office:value-type="float"/>
          <table:table-cell table:formula="of:=MIN([.$H693])" office:value-type="float"/>
          <table:table-cell table:formula="of:=MIN([.$I693])" office:value-type="float"/>
          <table:table-cell table:formula="of:=MIN([.$J693])" office:value-type="float"/>
          <table:table-cell table:formula="of:=MIN([.$K693])" office:value-type="float"/>
          <table:table-cell table:formula="of:=MIN([.$L693])" office:value-type="float"/>
          <table:table-cell table:formula="of:=MIN([.$M693])" office:value-type="float"/>
          <table:table-cell table:formula="of:=MIN([.$N693])" office:value-type="float"/>
          <table:table-cell table:formula="of:=MEDIAN([.$B693])" office:value-type="float"/>
          <table:table-cell table:formula="of:=MEDIAN([.$C693])" office:value-type="float"/>
          <table:table-cell table:formula="of:=MEDIAN([.$D693])" office:value-type="float"/>
          <table:table-cell table:formula="of:=MEDIAN([.$E693])" office:value-type="float"/>
          <table:table-cell table:formula="of:=MEDIAN([.$F693])" office:value-type="float"/>
          <table:table-cell table:formula="of:=MEDIAN([.$G693])" office:value-type="float"/>
          <table:table-cell table:formula="of:=MEDIAN([.$H693])" office:value-type="float"/>
          <table:table-cell table:formula="of:=MEDIAN([.$I693])" office:value-type="float"/>
          <table:table-cell table:formula="of:=MEDIAN([.$J693])" office:value-type="float"/>
          <table:table-cell table:formula="of:=MEDIAN([.$K693])" office:value-type="float"/>
          <table:table-cell table:formula="of:=MEDIAN([.$L693])" office:value-type="float"/>
          <table:table-cell table:formula="of:=MEDIAN([.$M693])" office:value-type="float"/>
          <table:table-cell table:formula="of:=MEDIAN([.$N693])" office:value-type="float"/>
          <table:table-cell table:formula="of:=MAX([.$B693])" office:value-type="float"/>
          <table:table-cell table:formula="of:=MAX([.$C693])" office:value-type="float"/>
          <table:table-cell table:formula="of:=MAX([.$D693])" office:value-type="float"/>
          <table:table-cell table:formula="of:=MAX([.$E693])" office:value-type="float"/>
          <table:table-cell table:formula="of:=MAX([.$F693])" office:value-type="float"/>
          <table:table-cell table:formula="of:=MAX([.$G693])" office:value-type="float"/>
          <table:table-cell table:formula="of:=MAX([.$H693])" office:value-type="float"/>
          <table:table-cell table:formula="of:=MAX([.$I693])" office:value-type="float"/>
          <table:table-cell table:formula="of:=MAX([.$J693])" office:value-type="float"/>
          <table:table-cell table:formula="of:=MAX([.$K693])" office:value-type="float"/>
          <table:table-cell table:formula="of:=MAX([.$L693])" office:value-type="float"/>
          <table:table-cell table:formula="of:=MAX([.$M693])" office:value-type="float"/>
          <table:table-cell table:formula="of:=MAX([.$N693])" office:value-type="float"/>
        </table:table-row>
        <table:table-row table:style-name="ro1">
          <table:table-cell office:value-type="string">
            <text:p>c7552/c7552.lp.7.6</text:p>
          </table:table-cell>
          <table:table-cell office:value-type="float" office:value="0.383886"/>
          <table:table-cell office:value-type="float" office:value="0.375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0.0"/>
          <table:table-cell office:value-type="float" office:value="290845.0"/>
          <table:table-cell office:value-type="float" office:value="290845.0"/>
          <table:table-cell office:value-type="float" office:value="16242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4])" office:value-type="float"/>
          <table:table-cell table:formula="of:=MIN([.$C694])" office:value-type="float"/>
          <table:table-cell table:formula="of:=MIN([.$D694])" office:value-type="float"/>
          <table:table-cell table:formula="of:=MIN([.$E694])" office:value-type="float"/>
          <table:table-cell table:formula="of:=MIN([.$F694])" office:value-type="float"/>
          <table:table-cell table:formula="of:=MIN([.$G694])" office:value-type="float"/>
          <table:table-cell table:formula="of:=MIN([.$H694])" office:value-type="float"/>
          <table:table-cell table:formula="of:=MIN([.$I694])" office:value-type="float"/>
          <table:table-cell table:formula="of:=MIN([.$J694])" office:value-type="float"/>
          <table:table-cell table:formula="of:=MIN([.$K694])" office:value-type="float"/>
          <table:table-cell table:formula="of:=MIN([.$L694])" office:value-type="float"/>
          <table:table-cell table:formula="of:=MIN([.$M694])" office:value-type="float"/>
          <table:table-cell table:formula="of:=MIN([.$N694])" office:value-type="float"/>
          <table:table-cell table:formula="of:=MEDIAN([.$B694])" office:value-type="float"/>
          <table:table-cell table:formula="of:=MEDIAN([.$C694])" office:value-type="float"/>
          <table:table-cell table:formula="of:=MEDIAN([.$D694])" office:value-type="float"/>
          <table:table-cell table:formula="of:=MEDIAN([.$E694])" office:value-type="float"/>
          <table:table-cell table:formula="of:=MEDIAN([.$F694])" office:value-type="float"/>
          <table:table-cell table:formula="of:=MEDIAN([.$G694])" office:value-type="float"/>
          <table:table-cell table:formula="of:=MEDIAN([.$H694])" office:value-type="float"/>
          <table:table-cell table:formula="of:=MEDIAN([.$I694])" office:value-type="float"/>
          <table:table-cell table:formula="of:=MEDIAN([.$J694])" office:value-type="float"/>
          <table:table-cell table:formula="of:=MEDIAN([.$K694])" office:value-type="float"/>
          <table:table-cell table:formula="of:=MEDIAN([.$L694])" office:value-type="float"/>
          <table:table-cell table:formula="of:=MEDIAN([.$M694])" office:value-type="float"/>
          <table:table-cell table:formula="of:=MEDIAN([.$N694])" office:value-type="float"/>
          <table:table-cell table:formula="of:=MAX([.$B694])" office:value-type="float"/>
          <table:table-cell table:formula="of:=MAX([.$C694])" office:value-type="float"/>
          <table:table-cell table:formula="of:=MAX([.$D694])" office:value-type="float"/>
          <table:table-cell table:formula="of:=MAX([.$E694])" office:value-type="float"/>
          <table:table-cell table:formula="of:=MAX([.$F694])" office:value-type="float"/>
          <table:table-cell table:formula="of:=MAX([.$G694])" office:value-type="float"/>
          <table:table-cell table:formula="of:=MAX([.$H694])" office:value-type="float"/>
          <table:table-cell table:formula="of:=MAX([.$I694])" office:value-type="float"/>
          <table:table-cell table:formula="of:=MAX([.$J694])" office:value-type="float"/>
          <table:table-cell table:formula="of:=MAX([.$K694])" office:value-type="float"/>
          <table:table-cell table:formula="of:=MAX([.$L694])" office:value-type="float"/>
          <table:table-cell table:formula="of:=MAX([.$M694])" office:value-type="float"/>
          <table:table-cell table:formula="of:=MAX([.$N694])" office:value-type="float"/>
        </table:table-row>
        <table:table-row table:style-name="ro1">
          <table:table-cell office:value-type="string">
            <text:p>c7552/c7552.lp.7.7</text:p>
          </table:table-cell>
          <table:table-cell office:value-type="float" office:value="0.434368"/>
          <table:table-cell office:value-type="float" office:value="0.426"/>
          <table:table-cell office:value-type="float" office:value="0.3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76.0"/>
          <table:table-cell office:value-type="float" office:value="327787.0"/>
          <table:table-cell office:value-type="float" office:value="327787.0"/>
          <table:table-cell office:value-type="float" office:value="16240.0"/>
          <table:table-cell office:value-type="float" office:value="9214.0"/>
          <table:table-cell office:value-type="float" office:value="0.0"/>
          <table:table-cell office:value-type="float" office:value="0.0"/>
          <table:table-cell table:formula="of:=MIN([.$B695])" office:value-type="float"/>
          <table:table-cell table:formula="of:=MIN([.$C695])" office:value-type="float"/>
          <table:table-cell table:formula="of:=MIN([.$D695])" office:value-type="float"/>
          <table:table-cell table:formula="of:=MIN([.$E695])" office:value-type="float"/>
          <table:table-cell table:formula="of:=MIN([.$F695])" office:value-type="float"/>
          <table:table-cell table:formula="of:=MIN([.$G695])" office:value-type="float"/>
          <table:table-cell table:formula="of:=MIN([.$H695])" office:value-type="float"/>
          <table:table-cell table:formula="of:=MIN([.$I695])" office:value-type="float"/>
          <table:table-cell table:formula="of:=MIN([.$J695])" office:value-type="float"/>
          <table:table-cell table:formula="of:=MIN([.$K695])" office:value-type="float"/>
          <table:table-cell table:formula="of:=MIN([.$L695])" office:value-type="float"/>
          <table:table-cell table:formula="of:=MIN([.$M695])" office:value-type="float"/>
          <table:table-cell table:formula="of:=MIN([.$N695])" office:value-type="float"/>
          <table:table-cell table:formula="of:=MEDIAN([.$B695])" office:value-type="float"/>
          <table:table-cell table:formula="of:=MEDIAN([.$C695])" office:value-type="float"/>
          <table:table-cell table:formula="of:=MEDIAN([.$D695])" office:value-type="float"/>
          <table:table-cell table:formula="of:=MEDIAN([.$E695])" office:value-type="float"/>
          <table:table-cell table:formula="of:=MEDIAN([.$F695])" office:value-type="float"/>
          <table:table-cell table:formula="of:=MEDIAN([.$G695])" office:value-type="float"/>
          <table:table-cell table:formula="of:=MEDIAN([.$H695])" office:value-type="float"/>
          <table:table-cell table:formula="of:=MEDIAN([.$I695])" office:value-type="float"/>
          <table:table-cell table:formula="of:=MEDIAN([.$J695])" office:value-type="float"/>
          <table:table-cell table:formula="of:=MEDIAN([.$K695])" office:value-type="float"/>
          <table:table-cell table:formula="of:=MEDIAN([.$L695])" office:value-type="float"/>
          <table:table-cell table:formula="of:=MEDIAN([.$M695])" office:value-type="float"/>
          <table:table-cell table:formula="of:=MEDIAN([.$N695])" office:value-type="float"/>
          <table:table-cell table:formula="of:=MAX([.$B695])" office:value-type="float"/>
          <table:table-cell table:formula="of:=MAX([.$C695])" office:value-type="float"/>
          <table:table-cell table:formula="of:=MAX([.$D695])" office:value-type="float"/>
          <table:table-cell table:formula="of:=MAX([.$E695])" office:value-type="float"/>
          <table:table-cell table:formula="of:=MAX([.$F695])" office:value-type="float"/>
          <table:table-cell table:formula="of:=MAX([.$G695])" office:value-type="float"/>
          <table:table-cell table:formula="of:=MAX([.$H695])" office:value-type="float"/>
          <table:table-cell table:formula="of:=MAX([.$I695])" office:value-type="float"/>
          <table:table-cell table:formula="of:=MAX([.$J695])" office:value-type="float"/>
          <table:table-cell table:formula="of:=MAX([.$K695])" office:value-type="float"/>
          <table:table-cell table:formula="of:=MAX([.$L695])" office:value-type="float"/>
          <table:table-cell table:formula="of:=MAX([.$M695])" office:value-type="float"/>
          <table:table-cell table:formula="of:=MAX([.$N695])" office:value-type="float"/>
        </table:table-row>
        <table:table-row table:style-name="ro1">
          <table:table-cell office:value-type="string">
            <text:p>c7552/c7552.lp.7.8</text:p>
          </table:table-cell>
          <table:table-cell office:value-type="float" office:value="0.398456"/>
          <table:table-cell office:value-type="float" office:value="0.387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1.0"/>
          <table:table-cell office:value-type="float" office:value="291016.0"/>
          <table:table-cell office:value-type="float" office:value="291016.0"/>
          <table:table-cell office:value-type="float" office:value="16243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696])" office:value-type="float"/>
          <table:table-cell table:formula="of:=MIN([.$C696])" office:value-type="float"/>
          <table:table-cell table:formula="of:=MIN([.$D696])" office:value-type="float"/>
          <table:table-cell table:formula="of:=MIN([.$E696])" office:value-type="float"/>
          <table:table-cell table:formula="of:=MIN([.$F696])" office:value-type="float"/>
          <table:table-cell table:formula="of:=MIN([.$G696])" office:value-type="float"/>
          <table:table-cell table:formula="of:=MIN([.$H696])" office:value-type="float"/>
          <table:table-cell table:formula="of:=MIN([.$I696])" office:value-type="float"/>
          <table:table-cell table:formula="of:=MIN([.$J696])" office:value-type="float"/>
          <table:table-cell table:formula="of:=MIN([.$K696])" office:value-type="float"/>
          <table:table-cell table:formula="of:=MIN([.$L696])" office:value-type="float"/>
          <table:table-cell table:formula="of:=MIN([.$M696])" office:value-type="float"/>
          <table:table-cell table:formula="of:=MIN([.$N696])" office:value-type="float"/>
          <table:table-cell table:formula="of:=MEDIAN([.$B696])" office:value-type="float"/>
          <table:table-cell table:formula="of:=MEDIAN([.$C696])" office:value-type="float"/>
          <table:table-cell table:formula="of:=MEDIAN([.$D696])" office:value-type="float"/>
          <table:table-cell table:formula="of:=MEDIAN([.$E696])" office:value-type="float"/>
          <table:table-cell table:formula="of:=MEDIAN([.$F696])" office:value-type="float"/>
          <table:table-cell table:formula="of:=MEDIAN([.$G696])" office:value-type="float"/>
          <table:table-cell table:formula="of:=MEDIAN([.$H696])" office:value-type="float"/>
          <table:table-cell table:formula="of:=MEDIAN([.$I696])" office:value-type="float"/>
          <table:table-cell table:formula="of:=MEDIAN([.$J696])" office:value-type="float"/>
          <table:table-cell table:formula="of:=MEDIAN([.$K696])" office:value-type="float"/>
          <table:table-cell table:formula="of:=MEDIAN([.$L696])" office:value-type="float"/>
          <table:table-cell table:formula="of:=MEDIAN([.$M696])" office:value-type="float"/>
          <table:table-cell table:formula="of:=MEDIAN([.$N696])" office:value-type="float"/>
          <table:table-cell table:formula="of:=MAX([.$B696])" office:value-type="float"/>
          <table:table-cell table:formula="of:=MAX([.$C696])" office:value-type="float"/>
          <table:table-cell table:formula="of:=MAX([.$D696])" office:value-type="float"/>
          <table:table-cell table:formula="of:=MAX([.$E696])" office:value-type="float"/>
          <table:table-cell table:formula="of:=MAX([.$F696])" office:value-type="float"/>
          <table:table-cell table:formula="of:=MAX([.$G696])" office:value-type="float"/>
          <table:table-cell table:formula="of:=MAX([.$H696])" office:value-type="float"/>
          <table:table-cell table:formula="of:=MAX([.$I696])" office:value-type="float"/>
          <table:table-cell table:formula="of:=MAX([.$J696])" office:value-type="float"/>
          <table:table-cell table:formula="of:=MAX([.$K696])" office:value-type="float"/>
          <table:table-cell table:formula="of:=MAX([.$L696])" office:value-type="float"/>
          <table:table-cell table:formula="of:=MAX([.$M696])" office:value-type="float"/>
          <table:table-cell table:formula="of:=MAX([.$N696])" office:value-type="float"/>
        </table:table-row>
        <table:table-row table:style-name="ro1">
          <table:table-cell office:value-type="string">
            <text:p>c7552/c7552.lp.8.1</text:p>
          </table:table-cell>
          <table:table-cell office:value-type="float" office:value="0.08103"/>
          <table:table-cell office:value-type="float" office:value="0.0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11.0"/>
          <table:table-cell office:value-type="float" office:value="3511.0"/>
          <table:table-cell office:value-type="float" office:value="16232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697])" office:value-type="float"/>
          <table:table-cell table:formula="of:=MIN([.$C697])" office:value-type="float"/>
          <table:table-cell table:formula="of:=MIN([.$D697])" office:value-type="float"/>
          <table:table-cell table:formula="of:=MIN([.$E697])" office:value-type="float"/>
          <table:table-cell table:formula="of:=MIN([.$F697])" office:value-type="float"/>
          <table:table-cell table:formula="of:=MIN([.$G697])" office:value-type="float"/>
          <table:table-cell table:formula="of:=MIN([.$H697])" office:value-type="float"/>
          <table:table-cell table:formula="of:=MIN([.$I697])" office:value-type="float"/>
          <table:table-cell table:formula="of:=MIN([.$J697])" office:value-type="float"/>
          <table:table-cell table:formula="of:=MIN([.$K697])" office:value-type="float"/>
          <table:table-cell table:formula="of:=MIN([.$L697])" office:value-type="float"/>
          <table:table-cell table:formula="of:=MIN([.$M697])" office:value-type="float"/>
          <table:table-cell table:formula="of:=MIN([.$N697])" office:value-type="float"/>
          <table:table-cell table:formula="of:=MEDIAN([.$B697])" office:value-type="float"/>
          <table:table-cell table:formula="of:=MEDIAN([.$C697])" office:value-type="float"/>
          <table:table-cell table:formula="of:=MEDIAN([.$D697])" office:value-type="float"/>
          <table:table-cell table:formula="of:=MEDIAN([.$E697])" office:value-type="float"/>
          <table:table-cell table:formula="of:=MEDIAN([.$F697])" office:value-type="float"/>
          <table:table-cell table:formula="of:=MEDIAN([.$G697])" office:value-type="float"/>
          <table:table-cell table:formula="of:=MEDIAN([.$H697])" office:value-type="float"/>
          <table:table-cell table:formula="of:=MEDIAN([.$I697])" office:value-type="float"/>
          <table:table-cell table:formula="of:=MEDIAN([.$J697])" office:value-type="float"/>
          <table:table-cell table:formula="of:=MEDIAN([.$K697])" office:value-type="float"/>
          <table:table-cell table:formula="of:=MEDIAN([.$L697])" office:value-type="float"/>
          <table:table-cell table:formula="of:=MEDIAN([.$M697])" office:value-type="float"/>
          <table:table-cell table:formula="of:=MEDIAN([.$N697])" office:value-type="float"/>
          <table:table-cell table:formula="of:=MAX([.$B697])" office:value-type="float"/>
          <table:table-cell table:formula="of:=MAX([.$C697])" office:value-type="float"/>
          <table:table-cell table:formula="of:=MAX([.$D697])" office:value-type="float"/>
          <table:table-cell table:formula="of:=MAX([.$E697])" office:value-type="float"/>
          <table:table-cell table:formula="of:=MAX([.$F697])" office:value-type="float"/>
          <table:table-cell table:formula="of:=MAX([.$G697])" office:value-type="float"/>
          <table:table-cell table:formula="of:=MAX([.$H697])" office:value-type="float"/>
          <table:table-cell table:formula="of:=MAX([.$I697])" office:value-type="float"/>
          <table:table-cell table:formula="of:=MAX([.$J697])" office:value-type="float"/>
          <table:table-cell table:formula="of:=MAX([.$K697])" office:value-type="float"/>
          <table:table-cell table:formula="of:=MAX([.$L697])" office:value-type="float"/>
          <table:table-cell table:formula="of:=MAX([.$M697])" office:value-type="float"/>
          <table:table-cell table:formula="of:=MAX([.$N697])" office:value-type="float"/>
        </table:table-row>
        <table:table-row table:style-name="ro1">
          <table:table-cell office:value-type="string">
            <text:p>c7552/c7552.lp.8.2</text:p>
          </table:table-cell>
          <table:table-cell office:value-type="float" office:value="0.515357"/>
          <table:table-cell office:value-type="float" office:value="0.506"/>
          <table:table-cell office:value-type="float" office:value="0.4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2.0"/>
          <table:table-cell office:value-type="float" office:value="436280.0"/>
          <table:table-cell office:value-type="float" office:value="436280.0"/>
          <table:table-cell office:value-type="float" office:value="1622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698])" office:value-type="float"/>
          <table:table-cell table:formula="of:=MIN([.$C698])" office:value-type="float"/>
          <table:table-cell table:formula="of:=MIN([.$D698])" office:value-type="float"/>
          <table:table-cell table:formula="of:=MIN([.$E698])" office:value-type="float"/>
          <table:table-cell table:formula="of:=MIN([.$F698])" office:value-type="float"/>
          <table:table-cell table:formula="of:=MIN([.$G698])" office:value-type="float"/>
          <table:table-cell table:formula="of:=MIN([.$H698])" office:value-type="float"/>
          <table:table-cell table:formula="of:=MIN([.$I698])" office:value-type="float"/>
          <table:table-cell table:formula="of:=MIN([.$J698])" office:value-type="float"/>
          <table:table-cell table:formula="of:=MIN([.$K698])" office:value-type="float"/>
          <table:table-cell table:formula="of:=MIN([.$L698])" office:value-type="float"/>
          <table:table-cell table:formula="of:=MIN([.$M698])" office:value-type="float"/>
          <table:table-cell table:formula="of:=MIN([.$N698])" office:value-type="float"/>
          <table:table-cell table:formula="of:=MEDIAN([.$B698])" office:value-type="float"/>
          <table:table-cell table:formula="of:=MEDIAN([.$C698])" office:value-type="float"/>
          <table:table-cell table:formula="of:=MEDIAN([.$D698])" office:value-type="float"/>
          <table:table-cell table:formula="of:=MEDIAN([.$E698])" office:value-type="float"/>
          <table:table-cell table:formula="of:=MEDIAN([.$F698])" office:value-type="float"/>
          <table:table-cell table:formula="of:=MEDIAN([.$G698])" office:value-type="float"/>
          <table:table-cell table:formula="of:=MEDIAN([.$H698])" office:value-type="float"/>
          <table:table-cell table:formula="of:=MEDIAN([.$I698])" office:value-type="float"/>
          <table:table-cell table:formula="of:=MEDIAN([.$J698])" office:value-type="float"/>
          <table:table-cell table:formula="of:=MEDIAN([.$K698])" office:value-type="float"/>
          <table:table-cell table:formula="of:=MEDIAN([.$L698])" office:value-type="float"/>
          <table:table-cell table:formula="of:=MEDIAN([.$M698])" office:value-type="float"/>
          <table:table-cell table:formula="of:=MEDIAN([.$N698])" office:value-type="float"/>
          <table:table-cell table:formula="of:=MAX([.$B698])" office:value-type="float"/>
          <table:table-cell table:formula="of:=MAX([.$C698])" office:value-type="float"/>
          <table:table-cell table:formula="of:=MAX([.$D698])" office:value-type="float"/>
          <table:table-cell table:formula="of:=MAX([.$E698])" office:value-type="float"/>
          <table:table-cell table:formula="of:=MAX([.$F698])" office:value-type="float"/>
          <table:table-cell table:formula="of:=MAX([.$G698])" office:value-type="float"/>
          <table:table-cell table:formula="of:=MAX([.$H698])" office:value-type="float"/>
          <table:table-cell table:formula="of:=MAX([.$I698])" office:value-type="float"/>
          <table:table-cell table:formula="of:=MAX([.$J698])" office:value-type="float"/>
          <table:table-cell table:formula="of:=MAX([.$K698])" office:value-type="float"/>
          <table:table-cell table:formula="of:=MAX([.$L698])" office:value-type="float"/>
          <table:table-cell table:formula="of:=MAX([.$M698])" office:value-type="float"/>
          <table:table-cell table:formula="of:=MAX([.$N698])" office:value-type="float"/>
        </table:table-row>
        <table:table-row table:style-name="ro1">
          <table:table-cell office:value-type="string">
            <text:p>c7552/c7552.lp.8.3</text:p>
          </table:table-cell>
          <table:table-cell office:value-type="float" office:value="0.519148"/>
          <table:table-cell office:value-type="float" office:value="0.509"/>
          <table:table-cell office:value-type="float" office:value="0.4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6.0"/>
          <table:table-cell office:value-type="float" office:value="366970.0"/>
          <table:table-cell office:value-type="float" office:value="366970.0"/>
          <table:table-cell office:value-type="float" office:value="16231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699])" office:value-type="float"/>
          <table:table-cell table:formula="of:=MIN([.$C699])" office:value-type="float"/>
          <table:table-cell table:formula="of:=MIN([.$D699])" office:value-type="float"/>
          <table:table-cell table:formula="of:=MIN([.$E699])" office:value-type="float"/>
          <table:table-cell table:formula="of:=MIN([.$F699])" office:value-type="float"/>
          <table:table-cell table:formula="of:=MIN([.$G699])" office:value-type="float"/>
          <table:table-cell table:formula="of:=MIN([.$H699])" office:value-type="float"/>
          <table:table-cell table:formula="of:=MIN([.$I699])" office:value-type="float"/>
          <table:table-cell table:formula="of:=MIN([.$J699])" office:value-type="float"/>
          <table:table-cell table:formula="of:=MIN([.$K699])" office:value-type="float"/>
          <table:table-cell table:formula="of:=MIN([.$L699])" office:value-type="float"/>
          <table:table-cell table:formula="of:=MIN([.$M699])" office:value-type="float"/>
          <table:table-cell table:formula="of:=MIN([.$N699])" office:value-type="float"/>
          <table:table-cell table:formula="of:=MEDIAN([.$B699])" office:value-type="float"/>
          <table:table-cell table:formula="of:=MEDIAN([.$C699])" office:value-type="float"/>
          <table:table-cell table:formula="of:=MEDIAN([.$D699])" office:value-type="float"/>
          <table:table-cell table:formula="of:=MEDIAN([.$E699])" office:value-type="float"/>
          <table:table-cell table:formula="of:=MEDIAN([.$F699])" office:value-type="float"/>
          <table:table-cell table:formula="of:=MEDIAN([.$G699])" office:value-type="float"/>
          <table:table-cell table:formula="of:=MEDIAN([.$H699])" office:value-type="float"/>
          <table:table-cell table:formula="of:=MEDIAN([.$I699])" office:value-type="float"/>
          <table:table-cell table:formula="of:=MEDIAN([.$J699])" office:value-type="float"/>
          <table:table-cell table:formula="of:=MEDIAN([.$K699])" office:value-type="float"/>
          <table:table-cell table:formula="of:=MEDIAN([.$L699])" office:value-type="float"/>
          <table:table-cell table:formula="of:=MEDIAN([.$M699])" office:value-type="float"/>
          <table:table-cell table:formula="of:=MEDIAN([.$N699])" office:value-type="float"/>
          <table:table-cell table:formula="of:=MAX([.$B699])" office:value-type="float"/>
          <table:table-cell table:formula="of:=MAX([.$C699])" office:value-type="float"/>
          <table:table-cell table:formula="of:=MAX([.$D699])" office:value-type="float"/>
          <table:table-cell table:formula="of:=MAX([.$E699])" office:value-type="float"/>
          <table:table-cell table:formula="of:=MAX([.$F699])" office:value-type="float"/>
          <table:table-cell table:formula="of:=MAX([.$G699])" office:value-type="float"/>
          <table:table-cell table:formula="of:=MAX([.$H699])" office:value-type="float"/>
          <table:table-cell table:formula="of:=MAX([.$I699])" office:value-type="float"/>
          <table:table-cell table:formula="of:=MAX([.$J699])" office:value-type="float"/>
          <table:table-cell table:formula="of:=MAX([.$K699])" office:value-type="float"/>
          <table:table-cell table:formula="of:=MAX([.$L699])" office:value-type="float"/>
          <table:table-cell table:formula="of:=MAX([.$M699])" office:value-type="float"/>
          <table:table-cell table:formula="of:=MAX([.$N699])" office:value-type="float"/>
        </table:table-row>
        <table:table-row table:style-name="ro1">
          <table:table-cell office:value-type="string">
            <text:p>c7552/c7552.lp.8.4</text:p>
          </table:table-cell>
          <table:table-cell office:value-type="float" office:value="0.584037"/>
          <table:table-cell office:value-type="float" office:value="0.574"/>
          <table:table-cell office:value-type="float" office:value="0.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4.0"/>
          <table:table-cell office:value-type="float" office:value="442578.0"/>
          <table:table-cell office:value-type="float" office:value="442578.0"/>
          <table:table-cell office:value-type="float" office:value="16233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0])" office:value-type="float"/>
          <table:table-cell table:formula="of:=MIN([.$C700])" office:value-type="float"/>
          <table:table-cell table:formula="of:=MIN([.$D700])" office:value-type="float"/>
          <table:table-cell table:formula="of:=MIN([.$E700])" office:value-type="float"/>
          <table:table-cell table:formula="of:=MIN([.$F700])" office:value-type="float"/>
          <table:table-cell table:formula="of:=MIN([.$G700])" office:value-type="float"/>
          <table:table-cell table:formula="of:=MIN([.$H700])" office:value-type="float"/>
          <table:table-cell table:formula="of:=MIN([.$I700])" office:value-type="float"/>
          <table:table-cell table:formula="of:=MIN([.$J700])" office:value-type="float"/>
          <table:table-cell table:formula="of:=MIN([.$K700])" office:value-type="float"/>
          <table:table-cell table:formula="of:=MIN([.$L700])" office:value-type="float"/>
          <table:table-cell table:formula="of:=MIN([.$M700])" office:value-type="float"/>
          <table:table-cell table:formula="of:=MIN([.$N700])" office:value-type="float"/>
          <table:table-cell table:formula="of:=MEDIAN([.$B700])" office:value-type="float"/>
          <table:table-cell table:formula="of:=MEDIAN([.$C700])" office:value-type="float"/>
          <table:table-cell table:formula="of:=MEDIAN([.$D700])" office:value-type="float"/>
          <table:table-cell table:formula="of:=MEDIAN([.$E700])" office:value-type="float"/>
          <table:table-cell table:formula="of:=MEDIAN([.$F700])" office:value-type="float"/>
          <table:table-cell table:formula="of:=MEDIAN([.$G700])" office:value-type="float"/>
          <table:table-cell table:formula="of:=MEDIAN([.$H700])" office:value-type="float"/>
          <table:table-cell table:formula="of:=MEDIAN([.$I700])" office:value-type="float"/>
          <table:table-cell table:formula="of:=MEDIAN([.$J700])" office:value-type="float"/>
          <table:table-cell table:formula="of:=MEDIAN([.$K700])" office:value-type="float"/>
          <table:table-cell table:formula="of:=MEDIAN([.$L700])" office:value-type="float"/>
          <table:table-cell table:formula="of:=MEDIAN([.$M700])" office:value-type="float"/>
          <table:table-cell table:formula="of:=MEDIAN([.$N700])" office:value-type="float"/>
          <table:table-cell table:formula="of:=MAX([.$B700])" office:value-type="float"/>
          <table:table-cell table:formula="of:=MAX([.$C700])" office:value-type="float"/>
          <table:table-cell table:formula="of:=MAX([.$D700])" office:value-type="float"/>
          <table:table-cell table:formula="of:=MAX([.$E700])" office:value-type="float"/>
          <table:table-cell table:formula="of:=MAX([.$F700])" office:value-type="float"/>
          <table:table-cell table:formula="of:=MAX([.$G700])" office:value-type="float"/>
          <table:table-cell table:formula="of:=MAX([.$H700])" office:value-type="float"/>
          <table:table-cell table:formula="of:=MAX([.$I700])" office:value-type="float"/>
          <table:table-cell table:formula="of:=MAX([.$J700])" office:value-type="float"/>
          <table:table-cell table:formula="of:=MAX([.$K700])" office:value-type="float"/>
          <table:table-cell table:formula="of:=MAX([.$L700])" office:value-type="float"/>
          <table:table-cell table:formula="of:=MAX([.$M700])" office:value-type="float"/>
          <table:table-cell table:formula="of:=MAX([.$N700])" office:value-type="float"/>
        </table:table-row>
        <table:table-row table:style-name="ro1">
          <table:table-cell office:value-type="string">
            <text:p>c7552/c7552.lp.8.5</text:p>
          </table:table-cell>
          <table:table-cell office:value-type="float" office:value="0.822239"/>
          <table:table-cell office:value-type="float" office:value="0.813"/>
          <table:table-cell office:value-type="float" office:value="0.7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68.0"/>
          <table:table-cell office:value-type="float" office:value="758187.0"/>
          <table:table-cell office:value-type="float" office:value="758187.0"/>
          <table:table-cell office:value-type="float" office:value="16235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1])" office:value-type="float"/>
          <table:table-cell table:formula="of:=MIN([.$C701])" office:value-type="float"/>
          <table:table-cell table:formula="of:=MIN([.$D701])" office:value-type="float"/>
          <table:table-cell table:formula="of:=MIN([.$E701])" office:value-type="float"/>
          <table:table-cell table:formula="of:=MIN([.$F701])" office:value-type="float"/>
          <table:table-cell table:formula="of:=MIN([.$G701])" office:value-type="float"/>
          <table:table-cell table:formula="of:=MIN([.$H701])" office:value-type="float"/>
          <table:table-cell table:formula="of:=MIN([.$I701])" office:value-type="float"/>
          <table:table-cell table:formula="of:=MIN([.$J701])" office:value-type="float"/>
          <table:table-cell table:formula="of:=MIN([.$K701])" office:value-type="float"/>
          <table:table-cell table:formula="of:=MIN([.$L701])" office:value-type="float"/>
          <table:table-cell table:formula="of:=MIN([.$M701])" office:value-type="float"/>
          <table:table-cell table:formula="of:=MIN([.$N701])" office:value-type="float"/>
          <table:table-cell table:formula="of:=MEDIAN([.$B701])" office:value-type="float"/>
          <table:table-cell table:formula="of:=MEDIAN([.$C701])" office:value-type="float"/>
          <table:table-cell table:formula="of:=MEDIAN([.$D701])" office:value-type="float"/>
          <table:table-cell table:formula="of:=MEDIAN([.$E701])" office:value-type="float"/>
          <table:table-cell table:formula="of:=MEDIAN([.$F701])" office:value-type="float"/>
          <table:table-cell table:formula="of:=MEDIAN([.$G701])" office:value-type="float"/>
          <table:table-cell table:formula="of:=MEDIAN([.$H701])" office:value-type="float"/>
          <table:table-cell table:formula="of:=MEDIAN([.$I701])" office:value-type="float"/>
          <table:table-cell table:formula="of:=MEDIAN([.$J701])" office:value-type="float"/>
          <table:table-cell table:formula="of:=MEDIAN([.$K701])" office:value-type="float"/>
          <table:table-cell table:formula="of:=MEDIAN([.$L701])" office:value-type="float"/>
          <table:table-cell table:formula="of:=MEDIAN([.$M701])" office:value-type="float"/>
          <table:table-cell table:formula="of:=MEDIAN([.$N701])" office:value-type="float"/>
          <table:table-cell table:formula="of:=MAX([.$B701])" office:value-type="float"/>
          <table:table-cell table:formula="of:=MAX([.$C701])" office:value-type="float"/>
          <table:table-cell table:formula="of:=MAX([.$D701])" office:value-type="float"/>
          <table:table-cell table:formula="of:=MAX([.$E701])" office:value-type="float"/>
          <table:table-cell table:formula="of:=MAX([.$F701])" office:value-type="float"/>
          <table:table-cell table:formula="of:=MAX([.$G701])" office:value-type="float"/>
          <table:table-cell table:formula="of:=MAX([.$H701])" office:value-type="float"/>
          <table:table-cell table:formula="of:=MAX([.$I701])" office:value-type="float"/>
          <table:table-cell table:formula="of:=MAX([.$J701])" office:value-type="float"/>
          <table:table-cell table:formula="of:=MAX([.$K701])" office:value-type="float"/>
          <table:table-cell table:formula="of:=MAX([.$L701])" office:value-type="float"/>
          <table:table-cell table:formula="of:=MAX([.$M701])" office:value-type="float"/>
          <table:table-cell table:formula="of:=MAX([.$N701])" office:value-type="float"/>
        </table:table-row>
        <table:table-row table:style-name="ro1">
          <table:table-cell office:value-type="string">
            <text:p>c7552/c7552.lp.8.6</text:p>
          </table:table-cell>
          <table:table-cell office:value-type="float" office:value="0.553261"/>
          <table:table-cell office:value-type="float" office:value="0.543"/>
          <table:table-cell office:value-type="float" office:value="0.4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29.0"/>
          <table:table-cell office:value-type="float" office:value="495181.0"/>
          <table:table-cell office:value-type="float" office:value="495181.0"/>
          <table:table-cell office:value-type="float" office:value="16233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2])" office:value-type="float"/>
          <table:table-cell table:formula="of:=MIN([.$C702])" office:value-type="float"/>
          <table:table-cell table:formula="of:=MIN([.$D702])" office:value-type="float"/>
          <table:table-cell table:formula="of:=MIN([.$E702])" office:value-type="float"/>
          <table:table-cell table:formula="of:=MIN([.$F702])" office:value-type="float"/>
          <table:table-cell table:formula="of:=MIN([.$G702])" office:value-type="float"/>
          <table:table-cell table:formula="of:=MIN([.$H702])" office:value-type="float"/>
          <table:table-cell table:formula="of:=MIN([.$I702])" office:value-type="float"/>
          <table:table-cell table:formula="of:=MIN([.$J702])" office:value-type="float"/>
          <table:table-cell table:formula="of:=MIN([.$K702])" office:value-type="float"/>
          <table:table-cell table:formula="of:=MIN([.$L702])" office:value-type="float"/>
          <table:table-cell table:formula="of:=MIN([.$M702])" office:value-type="float"/>
          <table:table-cell table:formula="of:=MIN([.$N702])" office:value-type="float"/>
          <table:table-cell table:formula="of:=MEDIAN([.$B702])" office:value-type="float"/>
          <table:table-cell table:formula="of:=MEDIAN([.$C702])" office:value-type="float"/>
          <table:table-cell table:formula="of:=MEDIAN([.$D702])" office:value-type="float"/>
          <table:table-cell table:formula="of:=MEDIAN([.$E702])" office:value-type="float"/>
          <table:table-cell table:formula="of:=MEDIAN([.$F702])" office:value-type="float"/>
          <table:table-cell table:formula="of:=MEDIAN([.$G702])" office:value-type="float"/>
          <table:table-cell table:formula="of:=MEDIAN([.$H702])" office:value-type="float"/>
          <table:table-cell table:formula="of:=MEDIAN([.$I702])" office:value-type="float"/>
          <table:table-cell table:formula="of:=MEDIAN([.$J702])" office:value-type="float"/>
          <table:table-cell table:formula="of:=MEDIAN([.$K702])" office:value-type="float"/>
          <table:table-cell table:formula="of:=MEDIAN([.$L702])" office:value-type="float"/>
          <table:table-cell table:formula="of:=MEDIAN([.$M702])" office:value-type="float"/>
          <table:table-cell table:formula="of:=MEDIAN([.$N702])" office:value-type="float"/>
          <table:table-cell table:formula="of:=MAX([.$B702])" office:value-type="float"/>
          <table:table-cell table:formula="of:=MAX([.$C702])" office:value-type="float"/>
          <table:table-cell table:formula="of:=MAX([.$D702])" office:value-type="float"/>
          <table:table-cell table:formula="of:=MAX([.$E702])" office:value-type="float"/>
          <table:table-cell table:formula="of:=MAX([.$F702])" office:value-type="float"/>
          <table:table-cell table:formula="of:=MAX([.$G702])" office:value-type="float"/>
          <table:table-cell table:formula="of:=MAX([.$H702])" office:value-type="float"/>
          <table:table-cell table:formula="of:=MAX([.$I702])" office:value-type="float"/>
          <table:table-cell table:formula="of:=MAX([.$J702])" office:value-type="float"/>
          <table:table-cell table:formula="of:=MAX([.$K702])" office:value-type="float"/>
          <table:table-cell table:formula="of:=MAX([.$L702])" office:value-type="float"/>
          <table:table-cell table:formula="of:=MAX([.$M702])" office:value-type="float"/>
          <table:table-cell table:formula="of:=MAX([.$N702])" office:value-type="float"/>
        </table:table-row>
        <table:table-row table:style-name="ro1">
          <table:table-cell office:value-type="string">
            <text:p>c7552/c7552.lp.8.7</text:p>
          </table:table-cell>
          <table:table-cell office:value-type="float" office:value="0.595975"/>
          <table:table-cell office:value-type="float" office:value="0.586"/>
          <table:table-cell office:value-type="float" office:value="0.5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7.0"/>
          <table:table-cell office:value-type="float" office:value="527570.0"/>
          <table:table-cell office:value-type="float" office:value="527570.0"/>
          <table:table-cell office:value-type="float" office:value="16235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3])" office:value-type="float"/>
          <table:table-cell table:formula="of:=MIN([.$C703])" office:value-type="float"/>
          <table:table-cell table:formula="of:=MIN([.$D703])" office:value-type="float"/>
          <table:table-cell table:formula="of:=MIN([.$E703])" office:value-type="float"/>
          <table:table-cell table:formula="of:=MIN([.$F703])" office:value-type="float"/>
          <table:table-cell table:formula="of:=MIN([.$G703])" office:value-type="float"/>
          <table:table-cell table:formula="of:=MIN([.$H703])" office:value-type="float"/>
          <table:table-cell table:formula="of:=MIN([.$I703])" office:value-type="float"/>
          <table:table-cell table:formula="of:=MIN([.$J703])" office:value-type="float"/>
          <table:table-cell table:formula="of:=MIN([.$K703])" office:value-type="float"/>
          <table:table-cell table:formula="of:=MIN([.$L703])" office:value-type="float"/>
          <table:table-cell table:formula="of:=MIN([.$M703])" office:value-type="float"/>
          <table:table-cell table:formula="of:=MIN([.$N703])" office:value-type="float"/>
          <table:table-cell table:formula="of:=MEDIAN([.$B703])" office:value-type="float"/>
          <table:table-cell table:formula="of:=MEDIAN([.$C703])" office:value-type="float"/>
          <table:table-cell table:formula="of:=MEDIAN([.$D703])" office:value-type="float"/>
          <table:table-cell table:formula="of:=MEDIAN([.$E703])" office:value-type="float"/>
          <table:table-cell table:formula="of:=MEDIAN([.$F703])" office:value-type="float"/>
          <table:table-cell table:formula="of:=MEDIAN([.$G703])" office:value-type="float"/>
          <table:table-cell table:formula="of:=MEDIAN([.$H703])" office:value-type="float"/>
          <table:table-cell table:formula="of:=MEDIAN([.$I703])" office:value-type="float"/>
          <table:table-cell table:formula="of:=MEDIAN([.$J703])" office:value-type="float"/>
          <table:table-cell table:formula="of:=MEDIAN([.$K703])" office:value-type="float"/>
          <table:table-cell table:formula="of:=MEDIAN([.$L703])" office:value-type="float"/>
          <table:table-cell table:formula="of:=MEDIAN([.$M703])" office:value-type="float"/>
          <table:table-cell table:formula="of:=MEDIAN([.$N703])" office:value-type="float"/>
          <table:table-cell table:formula="of:=MAX([.$B703])" office:value-type="float"/>
          <table:table-cell table:formula="of:=MAX([.$C703])" office:value-type="float"/>
          <table:table-cell table:formula="of:=MAX([.$D703])" office:value-type="float"/>
          <table:table-cell table:formula="of:=MAX([.$E703])" office:value-type="float"/>
          <table:table-cell table:formula="of:=MAX([.$F703])" office:value-type="float"/>
          <table:table-cell table:formula="of:=MAX([.$G703])" office:value-type="float"/>
          <table:table-cell table:formula="of:=MAX([.$H703])" office:value-type="float"/>
          <table:table-cell table:formula="of:=MAX([.$I703])" office:value-type="float"/>
          <table:table-cell table:formula="of:=MAX([.$J703])" office:value-type="float"/>
          <table:table-cell table:formula="of:=MAX([.$K703])" office:value-type="float"/>
          <table:table-cell table:formula="of:=MAX([.$L703])" office:value-type="float"/>
          <table:table-cell table:formula="of:=MAX([.$M703])" office:value-type="float"/>
          <table:table-cell table:formula="of:=MAX([.$N703])" office:value-type="float"/>
        </table:table-row>
        <table:table-row table:style-name="ro1">
          <table:table-cell office:value-type="string">
            <text:p>c7552/c7552.lp.8.8</text:p>
          </table:table-cell>
          <table:table-cell office:value-type="float" office:value="0.665071"/>
          <table:table-cell office:value-type="float" office:value="0.656"/>
          <table:table-cell office:value-type="float" office:value="0.5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75.0"/>
          <table:table-cell office:value-type="float" office:value="553042.0"/>
          <table:table-cell office:value-type="float" office:value="553042.0"/>
          <table:table-cell office:value-type="float" office:value="16237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4])" office:value-type="float"/>
          <table:table-cell table:formula="of:=MIN([.$C704])" office:value-type="float"/>
          <table:table-cell table:formula="of:=MIN([.$D704])" office:value-type="float"/>
          <table:table-cell table:formula="of:=MIN([.$E704])" office:value-type="float"/>
          <table:table-cell table:formula="of:=MIN([.$F704])" office:value-type="float"/>
          <table:table-cell table:formula="of:=MIN([.$G704])" office:value-type="float"/>
          <table:table-cell table:formula="of:=MIN([.$H704])" office:value-type="float"/>
          <table:table-cell table:formula="of:=MIN([.$I704])" office:value-type="float"/>
          <table:table-cell table:formula="of:=MIN([.$J704])" office:value-type="float"/>
          <table:table-cell table:formula="of:=MIN([.$K704])" office:value-type="float"/>
          <table:table-cell table:formula="of:=MIN([.$L704])" office:value-type="float"/>
          <table:table-cell table:formula="of:=MIN([.$M704])" office:value-type="float"/>
          <table:table-cell table:formula="of:=MIN([.$N704])" office:value-type="float"/>
          <table:table-cell table:formula="of:=MEDIAN([.$B704])" office:value-type="float"/>
          <table:table-cell table:formula="of:=MEDIAN([.$C704])" office:value-type="float"/>
          <table:table-cell table:formula="of:=MEDIAN([.$D704])" office:value-type="float"/>
          <table:table-cell table:formula="of:=MEDIAN([.$E704])" office:value-type="float"/>
          <table:table-cell table:formula="of:=MEDIAN([.$F704])" office:value-type="float"/>
          <table:table-cell table:formula="of:=MEDIAN([.$G704])" office:value-type="float"/>
          <table:table-cell table:formula="of:=MEDIAN([.$H704])" office:value-type="float"/>
          <table:table-cell table:formula="of:=MEDIAN([.$I704])" office:value-type="float"/>
          <table:table-cell table:formula="of:=MEDIAN([.$J704])" office:value-type="float"/>
          <table:table-cell table:formula="of:=MEDIAN([.$K704])" office:value-type="float"/>
          <table:table-cell table:formula="of:=MEDIAN([.$L704])" office:value-type="float"/>
          <table:table-cell table:formula="of:=MEDIAN([.$M704])" office:value-type="float"/>
          <table:table-cell table:formula="of:=MEDIAN([.$N704])" office:value-type="float"/>
          <table:table-cell table:formula="of:=MAX([.$B704])" office:value-type="float"/>
          <table:table-cell table:formula="of:=MAX([.$C704])" office:value-type="float"/>
          <table:table-cell table:formula="of:=MAX([.$D704])" office:value-type="float"/>
          <table:table-cell table:formula="of:=MAX([.$E704])" office:value-type="float"/>
          <table:table-cell table:formula="of:=MAX([.$F704])" office:value-type="float"/>
          <table:table-cell table:formula="of:=MAX([.$G704])" office:value-type="float"/>
          <table:table-cell table:formula="of:=MAX([.$H704])" office:value-type="float"/>
          <table:table-cell table:formula="of:=MAX([.$I704])" office:value-type="float"/>
          <table:table-cell table:formula="of:=MAX([.$J704])" office:value-type="float"/>
          <table:table-cell table:formula="of:=MAX([.$K704])" office:value-type="float"/>
          <table:table-cell table:formula="of:=MAX([.$L704])" office:value-type="float"/>
          <table:table-cell table:formula="of:=MAX([.$M704])" office:value-type="float"/>
          <table:table-cell table:formula="of:=MAX([.$N704])" office:value-type="float"/>
        </table:table-row>
        <table:table-row table:style-name="ro1">
          <table:table-cell office:value-type="string">
            <text:p>c7552/c7552.lp.9.1</text:p>
          </table:table-cell>
          <table:table-cell office:value-type="float" office:value="0.622594"/>
          <table:table-cell office:value-type="float" office:value="0.614"/>
          <table:table-cell office:value-type="float" office:value="0.5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9.0"/>
          <table:table-cell office:value-type="float" office:value="468586.0"/>
          <table:table-cell office:value-type="float" office:value="468586.0"/>
          <table:table-cell office:value-type="float" office:value="1623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5])" office:value-type="float"/>
          <table:table-cell table:formula="of:=MIN([.$C705])" office:value-type="float"/>
          <table:table-cell table:formula="of:=MIN([.$D705])" office:value-type="float"/>
          <table:table-cell table:formula="of:=MIN([.$E705])" office:value-type="float"/>
          <table:table-cell table:formula="of:=MIN([.$F705])" office:value-type="float"/>
          <table:table-cell table:formula="of:=MIN([.$G705])" office:value-type="float"/>
          <table:table-cell table:formula="of:=MIN([.$H705])" office:value-type="float"/>
          <table:table-cell table:formula="of:=MIN([.$I705])" office:value-type="float"/>
          <table:table-cell table:formula="of:=MIN([.$J705])" office:value-type="float"/>
          <table:table-cell table:formula="of:=MIN([.$K705])" office:value-type="float"/>
          <table:table-cell table:formula="of:=MIN([.$L705])" office:value-type="float"/>
          <table:table-cell table:formula="of:=MIN([.$M705])" office:value-type="float"/>
          <table:table-cell table:formula="of:=MIN([.$N705])" office:value-type="float"/>
          <table:table-cell table:formula="of:=MEDIAN([.$B705])" office:value-type="float"/>
          <table:table-cell table:formula="of:=MEDIAN([.$C705])" office:value-type="float"/>
          <table:table-cell table:formula="of:=MEDIAN([.$D705])" office:value-type="float"/>
          <table:table-cell table:formula="of:=MEDIAN([.$E705])" office:value-type="float"/>
          <table:table-cell table:formula="of:=MEDIAN([.$F705])" office:value-type="float"/>
          <table:table-cell table:formula="of:=MEDIAN([.$G705])" office:value-type="float"/>
          <table:table-cell table:formula="of:=MEDIAN([.$H705])" office:value-type="float"/>
          <table:table-cell table:formula="of:=MEDIAN([.$I705])" office:value-type="float"/>
          <table:table-cell table:formula="of:=MEDIAN([.$J705])" office:value-type="float"/>
          <table:table-cell table:formula="of:=MEDIAN([.$K705])" office:value-type="float"/>
          <table:table-cell table:formula="of:=MEDIAN([.$L705])" office:value-type="float"/>
          <table:table-cell table:formula="of:=MEDIAN([.$M705])" office:value-type="float"/>
          <table:table-cell table:formula="of:=MEDIAN([.$N705])" office:value-type="float"/>
          <table:table-cell table:formula="of:=MAX([.$B705])" office:value-type="float"/>
          <table:table-cell table:formula="of:=MAX([.$C705])" office:value-type="float"/>
          <table:table-cell table:formula="of:=MAX([.$D705])" office:value-type="float"/>
          <table:table-cell table:formula="of:=MAX([.$E705])" office:value-type="float"/>
          <table:table-cell table:formula="of:=MAX([.$F705])" office:value-type="float"/>
          <table:table-cell table:formula="of:=MAX([.$G705])" office:value-type="float"/>
          <table:table-cell table:formula="of:=MAX([.$H705])" office:value-type="float"/>
          <table:table-cell table:formula="of:=MAX([.$I705])" office:value-type="float"/>
          <table:table-cell table:formula="of:=MAX([.$J705])" office:value-type="float"/>
          <table:table-cell table:formula="of:=MAX([.$K705])" office:value-type="float"/>
          <table:table-cell table:formula="of:=MAX([.$L705])" office:value-type="float"/>
          <table:table-cell table:formula="of:=MAX([.$M705])" office:value-type="float"/>
          <table:table-cell table:formula="of:=MAX([.$N705])" office:value-type="float"/>
        </table:table-row>
        <table:table-row table:style-name="ro1">
          <table:table-cell office:value-type="string">
            <text:p>c7552/c7552.lp.9.2</text:p>
          </table:table-cell>
          <table:table-cell office:value-type="float" office:value="0.753008"/>
          <table:table-cell office:value-type="float" office:value="0.742"/>
          <table:table-cell office:value-type="float" office:value="0.6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529098.0"/>
          <table:table-cell office:value-type="float" office:value="529098.0"/>
          <table:table-cell office:value-type="float" office:value="16237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6])" office:value-type="float"/>
          <table:table-cell table:formula="of:=MIN([.$C706])" office:value-type="float"/>
          <table:table-cell table:formula="of:=MIN([.$D706])" office:value-type="float"/>
          <table:table-cell table:formula="of:=MIN([.$E706])" office:value-type="float"/>
          <table:table-cell table:formula="of:=MIN([.$F706])" office:value-type="float"/>
          <table:table-cell table:formula="of:=MIN([.$G706])" office:value-type="float"/>
          <table:table-cell table:formula="of:=MIN([.$H706])" office:value-type="float"/>
          <table:table-cell table:formula="of:=MIN([.$I706])" office:value-type="float"/>
          <table:table-cell table:formula="of:=MIN([.$J706])" office:value-type="float"/>
          <table:table-cell table:formula="of:=MIN([.$K706])" office:value-type="float"/>
          <table:table-cell table:formula="of:=MIN([.$L706])" office:value-type="float"/>
          <table:table-cell table:formula="of:=MIN([.$M706])" office:value-type="float"/>
          <table:table-cell table:formula="of:=MIN([.$N706])" office:value-type="float"/>
          <table:table-cell table:formula="of:=MEDIAN([.$B706])" office:value-type="float"/>
          <table:table-cell table:formula="of:=MEDIAN([.$C706])" office:value-type="float"/>
          <table:table-cell table:formula="of:=MEDIAN([.$D706])" office:value-type="float"/>
          <table:table-cell table:formula="of:=MEDIAN([.$E706])" office:value-type="float"/>
          <table:table-cell table:formula="of:=MEDIAN([.$F706])" office:value-type="float"/>
          <table:table-cell table:formula="of:=MEDIAN([.$G706])" office:value-type="float"/>
          <table:table-cell table:formula="of:=MEDIAN([.$H706])" office:value-type="float"/>
          <table:table-cell table:formula="of:=MEDIAN([.$I706])" office:value-type="float"/>
          <table:table-cell table:formula="of:=MEDIAN([.$J706])" office:value-type="float"/>
          <table:table-cell table:formula="of:=MEDIAN([.$K706])" office:value-type="float"/>
          <table:table-cell table:formula="of:=MEDIAN([.$L706])" office:value-type="float"/>
          <table:table-cell table:formula="of:=MEDIAN([.$M706])" office:value-type="float"/>
          <table:table-cell table:formula="of:=MEDIAN([.$N706])" office:value-type="float"/>
          <table:table-cell table:formula="of:=MAX([.$B706])" office:value-type="float"/>
          <table:table-cell table:formula="of:=MAX([.$C706])" office:value-type="float"/>
          <table:table-cell table:formula="of:=MAX([.$D706])" office:value-type="float"/>
          <table:table-cell table:formula="of:=MAX([.$E706])" office:value-type="float"/>
          <table:table-cell table:formula="of:=MAX([.$F706])" office:value-type="float"/>
          <table:table-cell table:formula="of:=MAX([.$G706])" office:value-type="float"/>
          <table:table-cell table:formula="of:=MAX([.$H706])" office:value-type="float"/>
          <table:table-cell table:formula="of:=MAX([.$I706])" office:value-type="float"/>
          <table:table-cell table:formula="of:=MAX([.$J706])" office:value-type="float"/>
          <table:table-cell table:formula="of:=MAX([.$K706])" office:value-type="float"/>
          <table:table-cell table:formula="of:=MAX([.$L706])" office:value-type="float"/>
          <table:table-cell table:formula="of:=MAX([.$M706])" office:value-type="float"/>
          <table:table-cell table:formula="of:=MAX([.$N706])" office:value-type="float"/>
        </table:table-row>
        <table:table-row table:style-name="ro1">
          <table:table-cell office:value-type="string">
            <text:p>c7552/c7552.lp.9.3</text:p>
          </table:table-cell>
          <table:table-cell office:value-type="float" office:value="0.441225"/>
          <table:table-cell office:value-type="float" office:value="0.432"/>
          <table:table-cell office:value-type="float" office:value="0.3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7.0"/>
          <table:table-cell office:value-type="float" office:value="216014.0"/>
          <table:table-cell office:value-type="float" office:value="216014.0"/>
          <table:table-cell office:value-type="float" office:value="16239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7])" office:value-type="float"/>
          <table:table-cell table:formula="of:=MIN([.$C707])" office:value-type="float"/>
          <table:table-cell table:formula="of:=MIN([.$D707])" office:value-type="float"/>
          <table:table-cell table:formula="of:=MIN([.$E707])" office:value-type="float"/>
          <table:table-cell table:formula="of:=MIN([.$F707])" office:value-type="float"/>
          <table:table-cell table:formula="of:=MIN([.$G707])" office:value-type="float"/>
          <table:table-cell table:formula="of:=MIN([.$H707])" office:value-type="float"/>
          <table:table-cell table:formula="of:=MIN([.$I707])" office:value-type="float"/>
          <table:table-cell table:formula="of:=MIN([.$J707])" office:value-type="float"/>
          <table:table-cell table:formula="of:=MIN([.$K707])" office:value-type="float"/>
          <table:table-cell table:formula="of:=MIN([.$L707])" office:value-type="float"/>
          <table:table-cell table:formula="of:=MIN([.$M707])" office:value-type="float"/>
          <table:table-cell table:formula="of:=MIN([.$N707])" office:value-type="float"/>
          <table:table-cell table:formula="of:=MEDIAN([.$B707])" office:value-type="float"/>
          <table:table-cell table:formula="of:=MEDIAN([.$C707])" office:value-type="float"/>
          <table:table-cell table:formula="of:=MEDIAN([.$D707])" office:value-type="float"/>
          <table:table-cell table:formula="of:=MEDIAN([.$E707])" office:value-type="float"/>
          <table:table-cell table:formula="of:=MEDIAN([.$F707])" office:value-type="float"/>
          <table:table-cell table:formula="of:=MEDIAN([.$G707])" office:value-type="float"/>
          <table:table-cell table:formula="of:=MEDIAN([.$H707])" office:value-type="float"/>
          <table:table-cell table:formula="of:=MEDIAN([.$I707])" office:value-type="float"/>
          <table:table-cell table:formula="of:=MEDIAN([.$J707])" office:value-type="float"/>
          <table:table-cell table:formula="of:=MEDIAN([.$K707])" office:value-type="float"/>
          <table:table-cell table:formula="of:=MEDIAN([.$L707])" office:value-type="float"/>
          <table:table-cell table:formula="of:=MEDIAN([.$M707])" office:value-type="float"/>
          <table:table-cell table:formula="of:=MEDIAN([.$N707])" office:value-type="float"/>
          <table:table-cell table:formula="of:=MAX([.$B707])" office:value-type="float"/>
          <table:table-cell table:formula="of:=MAX([.$C707])" office:value-type="float"/>
          <table:table-cell table:formula="of:=MAX([.$D707])" office:value-type="float"/>
          <table:table-cell table:formula="of:=MAX([.$E707])" office:value-type="float"/>
          <table:table-cell table:formula="of:=MAX([.$F707])" office:value-type="float"/>
          <table:table-cell table:formula="of:=MAX([.$G707])" office:value-type="float"/>
          <table:table-cell table:formula="of:=MAX([.$H707])" office:value-type="float"/>
          <table:table-cell table:formula="of:=MAX([.$I707])" office:value-type="float"/>
          <table:table-cell table:formula="of:=MAX([.$J707])" office:value-type="float"/>
          <table:table-cell table:formula="of:=MAX([.$K707])" office:value-type="float"/>
          <table:table-cell table:formula="of:=MAX([.$L707])" office:value-type="float"/>
          <table:table-cell table:formula="of:=MAX([.$M707])" office:value-type="float"/>
          <table:table-cell table:formula="of:=MAX([.$N707])" office:value-type="float"/>
        </table:table-row>
        <table:table-row table:style-name="ro1">
          <table:table-cell office:value-type="string">
            <text:p>c7552/c7552.lp.9.4</text:p>
          </table:table-cell>
          <table:table-cell office:value-type="float" office:value="0.781822"/>
          <table:table-cell office:value-type="float" office:value="0.766"/>
          <table:table-cell office:value-type="float" office:value="0.6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48.0"/>
          <table:table-cell office:value-type="float" office:value="464390.0"/>
          <table:table-cell office:value-type="float" office:value="464390.0"/>
          <table:table-cell office:value-type="float" office:value="16242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08])" office:value-type="float"/>
          <table:table-cell table:formula="of:=MIN([.$C708])" office:value-type="float"/>
          <table:table-cell table:formula="of:=MIN([.$D708])" office:value-type="float"/>
          <table:table-cell table:formula="of:=MIN([.$E708])" office:value-type="float"/>
          <table:table-cell table:formula="of:=MIN([.$F708])" office:value-type="float"/>
          <table:table-cell table:formula="of:=MIN([.$G708])" office:value-type="float"/>
          <table:table-cell table:formula="of:=MIN([.$H708])" office:value-type="float"/>
          <table:table-cell table:formula="of:=MIN([.$I708])" office:value-type="float"/>
          <table:table-cell table:formula="of:=MIN([.$J708])" office:value-type="float"/>
          <table:table-cell table:formula="of:=MIN([.$K708])" office:value-type="float"/>
          <table:table-cell table:formula="of:=MIN([.$L708])" office:value-type="float"/>
          <table:table-cell table:formula="of:=MIN([.$M708])" office:value-type="float"/>
          <table:table-cell table:formula="of:=MIN([.$N708])" office:value-type="float"/>
          <table:table-cell table:formula="of:=MEDIAN([.$B708])" office:value-type="float"/>
          <table:table-cell table:formula="of:=MEDIAN([.$C708])" office:value-type="float"/>
          <table:table-cell table:formula="of:=MEDIAN([.$D708])" office:value-type="float"/>
          <table:table-cell table:formula="of:=MEDIAN([.$E708])" office:value-type="float"/>
          <table:table-cell table:formula="of:=MEDIAN([.$F708])" office:value-type="float"/>
          <table:table-cell table:formula="of:=MEDIAN([.$G708])" office:value-type="float"/>
          <table:table-cell table:formula="of:=MEDIAN([.$H708])" office:value-type="float"/>
          <table:table-cell table:formula="of:=MEDIAN([.$I708])" office:value-type="float"/>
          <table:table-cell table:formula="of:=MEDIAN([.$J708])" office:value-type="float"/>
          <table:table-cell table:formula="of:=MEDIAN([.$K708])" office:value-type="float"/>
          <table:table-cell table:formula="of:=MEDIAN([.$L708])" office:value-type="float"/>
          <table:table-cell table:formula="of:=MEDIAN([.$M708])" office:value-type="float"/>
          <table:table-cell table:formula="of:=MEDIAN([.$N708])" office:value-type="float"/>
          <table:table-cell table:formula="of:=MAX([.$B708])" office:value-type="float"/>
          <table:table-cell table:formula="of:=MAX([.$C708])" office:value-type="float"/>
          <table:table-cell table:formula="of:=MAX([.$D708])" office:value-type="float"/>
          <table:table-cell table:formula="of:=MAX([.$E708])" office:value-type="float"/>
          <table:table-cell table:formula="of:=MAX([.$F708])" office:value-type="float"/>
          <table:table-cell table:formula="of:=MAX([.$G708])" office:value-type="float"/>
          <table:table-cell table:formula="of:=MAX([.$H708])" office:value-type="float"/>
          <table:table-cell table:formula="of:=MAX([.$I708])" office:value-type="float"/>
          <table:table-cell table:formula="of:=MAX([.$J708])" office:value-type="float"/>
          <table:table-cell table:formula="of:=MAX([.$K708])" office:value-type="float"/>
          <table:table-cell table:formula="of:=MAX([.$L708])" office:value-type="float"/>
          <table:table-cell table:formula="of:=MAX([.$M708])" office:value-type="float"/>
          <table:table-cell table:formula="of:=MAX([.$N708])" office:value-type="float"/>
        </table:table-row>
        <table:table-row table:style-name="ro1">
          <table:table-cell office:value-type="string">
            <text:p>c7552/c7552.lp.9.5</text:p>
          </table:table-cell>
          <table:table-cell office:value-type="float" office:value="0.434936"/>
          <table:table-cell office:value-type="float" office:value="0.426"/>
          <table:table-cell office:value-type="float" office:value="0.3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8.0"/>
          <table:table-cell office:value-type="float" office:value="255949.0"/>
          <table:table-cell office:value-type="float" office:value="255949.0"/>
          <table:table-cell office:value-type="float" office:value="16239.0"/>
          <table:table-cell office:value-type="float" office:value="9215.0"/>
          <table:table-cell office:value-type="float" office:value="0.0"/>
          <table:table-cell office:value-type="float" office:value="0.0"/>
          <table:table-cell table:formula="of:=MIN([.$B709])" office:value-type="float"/>
          <table:table-cell table:formula="of:=MIN([.$C709])" office:value-type="float"/>
          <table:table-cell table:formula="of:=MIN([.$D709])" office:value-type="float"/>
          <table:table-cell table:formula="of:=MIN([.$E709])" office:value-type="float"/>
          <table:table-cell table:formula="of:=MIN([.$F709])" office:value-type="float"/>
          <table:table-cell table:formula="of:=MIN([.$G709])" office:value-type="float"/>
          <table:table-cell table:formula="of:=MIN([.$H709])" office:value-type="float"/>
          <table:table-cell table:formula="of:=MIN([.$I709])" office:value-type="float"/>
          <table:table-cell table:formula="of:=MIN([.$J709])" office:value-type="float"/>
          <table:table-cell table:formula="of:=MIN([.$K709])" office:value-type="float"/>
          <table:table-cell table:formula="of:=MIN([.$L709])" office:value-type="float"/>
          <table:table-cell table:formula="of:=MIN([.$M709])" office:value-type="float"/>
          <table:table-cell table:formula="of:=MIN([.$N709])" office:value-type="float"/>
          <table:table-cell table:formula="of:=MEDIAN([.$B709])" office:value-type="float"/>
          <table:table-cell table:formula="of:=MEDIAN([.$C709])" office:value-type="float"/>
          <table:table-cell table:formula="of:=MEDIAN([.$D709])" office:value-type="float"/>
          <table:table-cell table:formula="of:=MEDIAN([.$E709])" office:value-type="float"/>
          <table:table-cell table:formula="of:=MEDIAN([.$F709])" office:value-type="float"/>
          <table:table-cell table:formula="of:=MEDIAN([.$G709])" office:value-type="float"/>
          <table:table-cell table:formula="of:=MEDIAN([.$H709])" office:value-type="float"/>
          <table:table-cell table:formula="of:=MEDIAN([.$I709])" office:value-type="float"/>
          <table:table-cell table:formula="of:=MEDIAN([.$J709])" office:value-type="float"/>
          <table:table-cell table:formula="of:=MEDIAN([.$K709])" office:value-type="float"/>
          <table:table-cell table:formula="of:=MEDIAN([.$L709])" office:value-type="float"/>
          <table:table-cell table:formula="of:=MEDIAN([.$M709])" office:value-type="float"/>
          <table:table-cell table:formula="of:=MEDIAN([.$N709])" office:value-type="float"/>
          <table:table-cell table:formula="of:=MAX([.$B709])" office:value-type="float"/>
          <table:table-cell table:formula="of:=MAX([.$C709])" office:value-type="float"/>
          <table:table-cell table:formula="of:=MAX([.$D709])" office:value-type="float"/>
          <table:table-cell table:formula="of:=MAX([.$E709])" office:value-type="float"/>
          <table:table-cell table:formula="of:=MAX([.$F709])" office:value-type="float"/>
          <table:table-cell table:formula="of:=MAX([.$G709])" office:value-type="float"/>
          <table:table-cell table:formula="of:=MAX([.$H709])" office:value-type="float"/>
          <table:table-cell table:formula="of:=MAX([.$I709])" office:value-type="float"/>
          <table:table-cell table:formula="of:=MAX([.$J709])" office:value-type="float"/>
          <table:table-cell table:formula="of:=MAX([.$K709])" office:value-type="float"/>
          <table:table-cell table:formula="of:=MAX([.$L709])" office:value-type="float"/>
          <table:table-cell table:formula="of:=MAX([.$M709])" office:value-type="float"/>
          <table:table-cell table:formula="of:=MAX([.$N709])" office:value-type="float"/>
        </table:table-row>
        <table:table-row table:style-name="ro1">
          <table:table-cell office:value-type="string">
            <text:p>c7552/c7552.lp.9.6</text:p>
          </table:table-cell>
          <table:table-cell office:value-type="float" office:value="0.425727"/>
          <table:table-cell office:value-type="float" office:value="0.417"/>
          <table:table-cell office:value-type="float" office:value="0.3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39.0"/>
          <table:table-cell office:value-type="float" office:value="334736.0"/>
          <table:table-cell office:value-type="float" office:value="334736.0"/>
          <table:table-cell office:value-type="float" office:value="16242.0"/>
          <table:table-cell office:value-type="float" office:value="9216.0"/>
          <table:table-cell office:value-type="float" office:value="0.0"/>
          <table:table-cell office:value-type="float" office:value="0.0"/>
          <table:table-cell table:formula="of:=MIN([.$B710])" office:value-type="float"/>
          <table:table-cell table:formula="of:=MIN([.$C710])" office:value-type="float"/>
          <table:table-cell table:formula="of:=MIN([.$D710])" office:value-type="float"/>
          <table:table-cell table:formula="of:=MIN([.$E710])" office:value-type="float"/>
          <table:table-cell table:formula="of:=MIN([.$F710])" office:value-type="float"/>
          <table:table-cell table:formula="of:=MIN([.$G710])" office:value-type="float"/>
          <table:table-cell table:formula="of:=MIN([.$H710])" office:value-type="float"/>
          <table:table-cell table:formula="of:=MIN([.$I710])" office:value-type="float"/>
          <table:table-cell table:formula="of:=MIN([.$J710])" office:value-type="float"/>
          <table:table-cell table:formula="of:=MIN([.$K710])" office:value-type="float"/>
          <table:table-cell table:formula="of:=MIN([.$L710])" office:value-type="float"/>
          <table:table-cell table:formula="of:=MIN([.$M710])" office:value-type="float"/>
          <table:table-cell table:formula="of:=MIN([.$N710])" office:value-type="float"/>
          <table:table-cell table:formula="of:=MEDIAN([.$B710])" office:value-type="float"/>
          <table:table-cell table:formula="of:=MEDIAN([.$C710])" office:value-type="float"/>
          <table:table-cell table:formula="of:=MEDIAN([.$D710])" office:value-type="float"/>
          <table:table-cell table:formula="of:=MEDIAN([.$E710])" office:value-type="float"/>
          <table:table-cell table:formula="of:=MEDIAN([.$F710])" office:value-type="float"/>
          <table:table-cell table:formula="of:=MEDIAN([.$G710])" office:value-type="float"/>
          <table:table-cell table:formula="of:=MEDIAN([.$H710])" office:value-type="float"/>
          <table:table-cell table:formula="of:=MEDIAN([.$I710])" office:value-type="float"/>
          <table:table-cell table:formula="of:=MEDIAN([.$J710])" office:value-type="float"/>
          <table:table-cell table:formula="of:=MEDIAN([.$K710])" office:value-type="float"/>
          <table:table-cell table:formula="of:=MEDIAN([.$L710])" office:value-type="float"/>
          <table:table-cell table:formula="of:=MEDIAN([.$M710])" office:value-type="float"/>
          <table:table-cell table:formula="of:=MEDIAN([.$N710])" office:value-type="float"/>
          <table:table-cell table:formula="of:=MAX([.$B710])" office:value-type="float"/>
          <table:table-cell table:formula="of:=MAX([.$C710])" office:value-type="float"/>
          <table:table-cell table:formula="of:=MAX([.$D710])" office:value-type="float"/>
          <table:table-cell table:formula="of:=MAX([.$E710])" office:value-type="float"/>
          <table:table-cell table:formula="of:=MAX([.$F710])" office:value-type="float"/>
          <table:table-cell table:formula="of:=MAX([.$G710])" office:value-type="float"/>
          <table:table-cell table:formula="of:=MAX([.$H710])" office:value-type="float"/>
          <table:table-cell table:formula="of:=MAX([.$I710])" office:value-type="float"/>
          <table:table-cell table:formula="of:=MAX([.$J710])" office:value-type="float"/>
          <table:table-cell table:formula="of:=MAX([.$K710])" office:value-type="float"/>
          <table:table-cell table:formula="of:=MAX([.$L710])" office:value-type="float"/>
          <table:table-cell table:formula="of:=MAX([.$M710])" office:value-type="float"/>
          <table:table-cell table:formula="of:=MAX([.$N710])" office:value-type="float"/>
        </table:table-row>
        <table:table-row table:style-name="ro1">
          <table:table-cell office:value-type="string">
            <text:p>c7552/c7552.lp.9.7</text:p>
          </table:table-cell>
          <table:table-cell office:value-type="float" office:value="0.427824"/>
          <table:table-cell office:value-type="float" office:value="0.419"/>
          <table:table-cell office:value-type="float" office:value="0.3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326465.0"/>
          <table:table-cell office:value-type="float" office:value="326465.0"/>
          <table:table-cell office:value-type="float" office:value="16245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711])" office:value-type="float"/>
          <table:table-cell table:formula="of:=MIN([.$C711])" office:value-type="float"/>
          <table:table-cell table:formula="of:=MIN([.$D711])" office:value-type="float"/>
          <table:table-cell table:formula="of:=MIN([.$E711])" office:value-type="float"/>
          <table:table-cell table:formula="of:=MIN([.$F711])" office:value-type="float"/>
          <table:table-cell table:formula="of:=MIN([.$G711])" office:value-type="float"/>
          <table:table-cell table:formula="of:=MIN([.$H711])" office:value-type="float"/>
          <table:table-cell table:formula="of:=MIN([.$I711])" office:value-type="float"/>
          <table:table-cell table:formula="of:=MIN([.$J711])" office:value-type="float"/>
          <table:table-cell table:formula="of:=MIN([.$K711])" office:value-type="float"/>
          <table:table-cell table:formula="of:=MIN([.$L711])" office:value-type="float"/>
          <table:table-cell table:formula="of:=MIN([.$M711])" office:value-type="float"/>
          <table:table-cell table:formula="of:=MIN([.$N711])" office:value-type="float"/>
          <table:table-cell table:formula="of:=MEDIAN([.$B711])" office:value-type="float"/>
          <table:table-cell table:formula="of:=MEDIAN([.$C711])" office:value-type="float"/>
          <table:table-cell table:formula="of:=MEDIAN([.$D711])" office:value-type="float"/>
          <table:table-cell table:formula="of:=MEDIAN([.$E711])" office:value-type="float"/>
          <table:table-cell table:formula="of:=MEDIAN([.$F711])" office:value-type="float"/>
          <table:table-cell table:formula="of:=MEDIAN([.$G711])" office:value-type="float"/>
          <table:table-cell table:formula="of:=MEDIAN([.$H711])" office:value-type="float"/>
          <table:table-cell table:formula="of:=MEDIAN([.$I711])" office:value-type="float"/>
          <table:table-cell table:formula="of:=MEDIAN([.$J711])" office:value-type="float"/>
          <table:table-cell table:formula="of:=MEDIAN([.$K711])" office:value-type="float"/>
          <table:table-cell table:formula="of:=MEDIAN([.$L711])" office:value-type="float"/>
          <table:table-cell table:formula="of:=MEDIAN([.$M711])" office:value-type="float"/>
          <table:table-cell table:formula="of:=MEDIAN([.$N711])" office:value-type="float"/>
          <table:table-cell table:formula="of:=MAX([.$B711])" office:value-type="float"/>
          <table:table-cell table:formula="of:=MAX([.$C711])" office:value-type="float"/>
          <table:table-cell table:formula="of:=MAX([.$D711])" office:value-type="float"/>
          <table:table-cell table:formula="of:=MAX([.$E711])" office:value-type="float"/>
          <table:table-cell table:formula="of:=MAX([.$F711])" office:value-type="float"/>
          <table:table-cell table:formula="of:=MAX([.$G711])" office:value-type="float"/>
          <table:table-cell table:formula="of:=MAX([.$H711])" office:value-type="float"/>
          <table:table-cell table:formula="of:=MAX([.$I711])" office:value-type="float"/>
          <table:table-cell table:formula="of:=MAX([.$J711])" office:value-type="float"/>
          <table:table-cell table:formula="of:=MAX([.$K711])" office:value-type="float"/>
          <table:table-cell table:formula="of:=MAX([.$L711])" office:value-type="float"/>
          <table:table-cell table:formula="of:=MAX([.$M711])" office:value-type="float"/>
          <table:table-cell table:formula="of:=MAX([.$N711])" office:value-type="float"/>
        </table:table-row>
        <table:table-row table:style-name="ro1">
          <table:table-cell office:value-type="string">
            <text:p>c7552/c7552.lp.9.8</text:p>
          </table:table-cell>
          <table:table-cell office:value-type="float" office:value="0.403336"/>
          <table:table-cell office:value-type="float" office:value="0.394"/>
          <table:table-cell office:value-type="float" office:value="0.3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79.0"/>
          <table:table-cell office:value-type="float" office:value="252909.0"/>
          <table:table-cell office:value-type="float" office:value="252909.0"/>
          <table:table-cell office:value-type="float" office:value="16247.0"/>
          <table:table-cell office:value-type="float" office:value="9217.0"/>
          <table:table-cell office:value-type="float" office:value="0.0"/>
          <table:table-cell office:value-type="float" office:value="0.0"/>
          <table:table-cell table:formula="of:=MIN([.$B712])" office:value-type="float"/>
          <table:table-cell table:formula="of:=MIN([.$C712])" office:value-type="float"/>
          <table:table-cell table:formula="of:=MIN([.$D712])" office:value-type="float"/>
          <table:table-cell table:formula="of:=MIN([.$E712])" office:value-type="float"/>
          <table:table-cell table:formula="of:=MIN([.$F712])" office:value-type="float"/>
          <table:table-cell table:formula="of:=MIN([.$G712])" office:value-type="float"/>
          <table:table-cell table:formula="of:=MIN([.$H712])" office:value-type="float"/>
          <table:table-cell table:formula="of:=MIN([.$I712])" office:value-type="float"/>
          <table:table-cell table:formula="of:=MIN([.$J712])" office:value-type="float"/>
          <table:table-cell table:formula="of:=MIN([.$K712])" office:value-type="float"/>
          <table:table-cell table:formula="of:=MIN([.$L712])" office:value-type="float"/>
          <table:table-cell table:formula="of:=MIN([.$M712])" office:value-type="float"/>
          <table:table-cell table:formula="of:=MIN([.$N712])" office:value-type="float"/>
          <table:table-cell table:formula="of:=MEDIAN([.$B712])" office:value-type="float"/>
          <table:table-cell table:formula="of:=MEDIAN([.$C712])" office:value-type="float"/>
          <table:table-cell table:formula="of:=MEDIAN([.$D712])" office:value-type="float"/>
          <table:table-cell table:formula="of:=MEDIAN([.$E712])" office:value-type="float"/>
          <table:table-cell table:formula="of:=MEDIAN([.$F712])" office:value-type="float"/>
          <table:table-cell table:formula="of:=MEDIAN([.$G712])" office:value-type="float"/>
          <table:table-cell table:formula="of:=MEDIAN([.$H712])" office:value-type="float"/>
          <table:table-cell table:formula="of:=MEDIAN([.$I712])" office:value-type="float"/>
          <table:table-cell table:formula="of:=MEDIAN([.$J712])" office:value-type="float"/>
          <table:table-cell table:formula="of:=MEDIAN([.$K712])" office:value-type="float"/>
          <table:table-cell table:formula="of:=MEDIAN([.$L712])" office:value-type="float"/>
          <table:table-cell table:formula="of:=MEDIAN([.$M712])" office:value-type="float"/>
          <table:table-cell table:formula="of:=MEDIAN([.$N712])" office:value-type="float"/>
          <table:table-cell table:formula="of:=MAX([.$B712])" office:value-type="float"/>
          <table:table-cell table:formula="of:=MAX([.$C712])" office:value-type="float"/>
          <table:table-cell table:formula="of:=MAX([.$D712])" office:value-type="float"/>
          <table:table-cell table:formula="of:=MAX([.$E712])" office:value-type="float"/>
          <table:table-cell table:formula="of:=MAX([.$F712])" office:value-type="float"/>
          <table:table-cell table:formula="of:=MAX([.$G712])" office:value-type="float"/>
          <table:table-cell table:formula="of:=MAX([.$H712])" office:value-type="float"/>
          <table:table-cell table:formula="of:=MAX([.$I712])" office:value-type="float"/>
          <table:table-cell table:formula="of:=MAX([.$J712])" office:value-type="float"/>
          <table:table-cell table:formula="of:=MAX([.$K712])" office:value-type="float"/>
          <table:table-cell table:formula="of:=MAX([.$L712])" office:value-type="float"/>
          <table:table-cell table:formula="of:=MAX([.$M712])" office:value-type="float"/>
          <table:table-cell table:formula="of:=MAX([.$N712])" office:value-type="float"/>
        </table:table-row>
        <table:table-row table:style-name="ro1">
          <table:table-cell office:value-type="string">
            <text:p>c880/c880.lp.1.1</text:p>
          </table:table-cell>
          <table:table-cell office:value-type="float" office:value="0.197105"/>
          <table:table-cell office:value-type="float" office:value="0.191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41.0"/>
          <table:table-cell office:value-type="float" office:value="342849.0"/>
          <table:table-cell office:value-type="float" office:value="342849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3])" office:value-type="float"/>
          <table:table-cell table:formula="of:=MIN([.$C713])" office:value-type="float"/>
          <table:table-cell table:formula="of:=MIN([.$D713])" office:value-type="float"/>
          <table:table-cell table:formula="of:=MIN([.$E713])" office:value-type="float"/>
          <table:table-cell table:formula="of:=MIN([.$F713])" office:value-type="float"/>
          <table:table-cell table:formula="of:=MIN([.$G713])" office:value-type="float"/>
          <table:table-cell table:formula="of:=MIN([.$H713])" office:value-type="float"/>
          <table:table-cell table:formula="of:=MIN([.$I713])" office:value-type="float"/>
          <table:table-cell table:formula="of:=MIN([.$J713])" office:value-type="float"/>
          <table:table-cell table:formula="of:=MIN([.$K713])" office:value-type="float"/>
          <table:table-cell table:formula="of:=MIN([.$L713])" office:value-type="float"/>
          <table:table-cell table:formula="of:=MIN([.$M713])" office:value-type="float"/>
          <table:table-cell table:formula="of:=MIN([.$N713])" office:value-type="float"/>
          <table:table-cell table:formula="of:=MEDIAN([.$B713])" office:value-type="float"/>
          <table:table-cell table:formula="of:=MEDIAN([.$C713])" office:value-type="float"/>
          <table:table-cell table:formula="of:=MEDIAN([.$D713])" office:value-type="float"/>
          <table:table-cell table:formula="of:=MEDIAN([.$E713])" office:value-type="float"/>
          <table:table-cell table:formula="of:=MEDIAN([.$F713])" office:value-type="float"/>
          <table:table-cell table:formula="of:=MEDIAN([.$G713])" office:value-type="float"/>
          <table:table-cell table:formula="of:=MEDIAN([.$H713])" office:value-type="float"/>
          <table:table-cell table:formula="of:=MEDIAN([.$I713])" office:value-type="float"/>
          <table:table-cell table:formula="of:=MEDIAN([.$J713])" office:value-type="float"/>
          <table:table-cell table:formula="of:=MEDIAN([.$K713])" office:value-type="float"/>
          <table:table-cell table:formula="of:=MEDIAN([.$L713])" office:value-type="float"/>
          <table:table-cell table:formula="of:=MEDIAN([.$M713])" office:value-type="float"/>
          <table:table-cell table:formula="of:=MEDIAN([.$N713])" office:value-type="float"/>
          <table:table-cell table:formula="of:=MAX([.$B713])" office:value-type="float"/>
          <table:table-cell table:formula="of:=MAX([.$C713])" office:value-type="float"/>
          <table:table-cell table:formula="of:=MAX([.$D713])" office:value-type="float"/>
          <table:table-cell table:formula="of:=MAX([.$E713])" office:value-type="float"/>
          <table:table-cell table:formula="of:=MAX([.$F713])" office:value-type="float"/>
          <table:table-cell table:formula="of:=MAX([.$G713])" office:value-type="float"/>
          <table:table-cell table:formula="of:=MAX([.$H713])" office:value-type="float"/>
          <table:table-cell table:formula="of:=MAX([.$I713])" office:value-type="float"/>
          <table:table-cell table:formula="of:=MAX([.$J713])" office:value-type="float"/>
          <table:table-cell table:formula="of:=MAX([.$K713])" office:value-type="float"/>
          <table:table-cell table:formula="of:=MAX([.$L713])" office:value-type="float"/>
          <table:table-cell table:formula="of:=MAX([.$M713])" office:value-type="float"/>
          <table:table-cell table:formula="of:=MAX([.$N713])" office:value-type="float"/>
        </table:table-row>
        <table:table-row table:style-name="ro1">
          <table:table-cell office:value-type="string">
            <text:p>c880/c880.lp.1.2</text:p>
          </table:table-cell>
          <table:table-cell office:value-type="float" office:value="0.142824"/>
          <table:table-cell office:value-type="float" office:value="0.137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5.0"/>
          <table:table-cell office:value-type="float" office:value="229777.0"/>
          <table:table-cell office:value-type="float" office:value="22977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4])" office:value-type="float"/>
          <table:table-cell table:formula="of:=MIN([.$C714])" office:value-type="float"/>
          <table:table-cell table:formula="of:=MIN([.$D714])" office:value-type="float"/>
          <table:table-cell table:formula="of:=MIN([.$E714])" office:value-type="float"/>
          <table:table-cell table:formula="of:=MIN([.$F714])" office:value-type="float"/>
          <table:table-cell table:formula="of:=MIN([.$G714])" office:value-type="float"/>
          <table:table-cell table:formula="of:=MIN([.$H714])" office:value-type="float"/>
          <table:table-cell table:formula="of:=MIN([.$I714])" office:value-type="float"/>
          <table:table-cell table:formula="of:=MIN([.$J714])" office:value-type="float"/>
          <table:table-cell table:formula="of:=MIN([.$K714])" office:value-type="float"/>
          <table:table-cell table:formula="of:=MIN([.$L714])" office:value-type="float"/>
          <table:table-cell table:formula="of:=MIN([.$M714])" office:value-type="float"/>
          <table:table-cell table:formula="of:=MIN([.$N714])" office:value-type="float"/>
          <table:table-cell table:formula="of:=MEDIAN([.$B714])" office:value-type="float"/>
          <table:table-cell table:formula="of:=MEDIAN([.$C714])" office:value-type="float"/>
          <table:table-cell table:formula="of:=MEDIAN([.$D714])" office:value-type="float"/>
          <table:table-cell table:formula="of:=MEDIAN([.$E714])" office:value-type="float"/>
          <table:table-cell table:formula="of:=MEDIAN([.$F714])" office:value-type="float"/>
          <table:table-cell table:formula="of:=MEDIAN([.$G714])" office:value-type="float"/>
          <table:table-cell table:formula="of:=MEDIAN([.$H714])" office:value-type="float"/>
          <table:table-cell table:formula="of:=MEDIAN([.$I714])" office:value-type="float"/>
          <table:table-cell table:formula="of:=MEDIAN([.$J714])" office:value-type="float"/>
          <table:table-cell table:formula="of:=MEDIAN([.$K714])" office:value-type="float"/>
          <table:table-cell table:formula="of:=MEDIAN([.$L714])" office:value-type="float"/>
          <table:table-cell table:formula="of:=MEDIAN([.$M714])" office:value-type="float"/>
          <table:table-cell table:formula="of:=MEDIAN([.$N714])" office:value-type="float"/>
          <table:table-cell table:formula="of:=MAX([.$B714])" office:value-type="float"/>
          <table:table-cell table:formula="of:=MAX([.$C714])" office:value-type="float"/>
          <table:table-cell table:formula="of:=MAX([.$D714])" office:value-type="float"/>
          <table:table-cell table:formula="of:=MAX([.$E714])" office:value-type="float"/>
          <table:table-cell table:formula="of:=MAX([.$F714])" office:value-type="float"/>
          <table:table-cell table:formula="of:=MAX([.$G714])" office:value-type="float"/>
          <table:table-cell table:formula="of:=MAX([.$H714])" office:value-type="float"/>
          <table:table-cell table:formula="of:=MAX([.$I714])" office:value-type="float"/>
          <table:table-cell table:formula="of:=MAX([.$J714])" office:value-type="float"/>
          <table:table-cell table:formula="of:=MAX([.$K714])" office:value-type="float"/>
          <table:table-cell table:formula="of:=MAX([.$L714])" office:value-type="float"/>
          <table:table-cell table:formula="of:=MAX([.$M714])" office:value-type="float"/>
          <table:table-cell table:formula="of:=MAX([.$N714])" office:value-type="float"/>
        </table:table-row>
        <table:table-row table:style-name="ro1">
          <table:table-cell office:value-type="string">
            <text:p>c880/c880.lp.1.3</text:p>
          </table:table-cell>
          <table:table-cell office:value-type="float" office:value="0.12437"/>
          <table:table-cell office:value-type="float" office:value="0.119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190162.0"/>
          <table:table-cell office:value-type="float" office:value="19016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5])" office:value-type="float"/>
          <table:table-cell table:formula="of:=MIN([.$C715])" office:value-type="float"/>
          <table:table-cell table:formula="of:=MIN([.$D715])" office:value-type="float"/>
          <table:table-cell table:formula="of:=MIN([.$E715])" office:value-type="float"/>
          <table:table-cell table:formula="of:=MIN([.$F715])" office:value-type="float"/>
          <table:table-cell table:formula="of:=MIN([.$G715])" office:value-type="float"/>
          <table:table-cell table:formula="of:=MIN([.$H715])" office:value-type="float"/>
          <table:table-cell table:formula="of:=MIN([.$I715])" office:value-type="float"/>
          <table:table-cell table:formula="of:=MIN([.$J715])" office:value-type="float"/>
          <table:table-cell table:formula="of:=MIN([.$K715])" office:value-type="float"/>
          <table:table-cell table:formula="of:=MIN([.$L715])" office:value-type="float"/>
          <table:table-cell table:formula="of:=MIN([.$M715])" office:value-type="float"/>
          <table:table-cell table:formula="of:=MIN([.$N715])" office:value-type="float"/>
          <table:table-cell table:formula="of:=MEDIAN([.$B715])" office:value-type="float"/>
          <table:table-cell table:formula="of:=MEDIAN([.$C715])" office:value-type="float"/>
          <table:table-cell table:formula="of:=MEDIAN([.$D715])" office:value-type="float"/>
          <table:table-cell table:formula="of:=MEDIAN([.$E715])" office:value-type="float"/>
          <table:table-cell table:formula="of:=MEDIAN([.$F715])" office:value-type="float"/>
          <table:table-cell table:formula="of:=MEDIAN([.$G715])" office:value-type="float"/>
          <table:table-cell table:formula="of:=MEDIAN([.$H715])" office:value-type="float"/>
          <table:table-cell table:formula="of:=MEDIAN([.$I715])" office:value-type="float"/>
          <table:table-cell table:formula="of:=MEDIAN([.$J715])" office:value-type="float"/>
          <table:table-cell table:formula="of:=MEDIAN([.$K715])" office:value-type="float"/>
          <table:table-cell table:formula="of:=MEDIAN([.$L715])" office:value-type="float"/>
          <table:table-cell table:formula="of:=MEDIAN([.$M715])" office:value-type="float"/>
          <table:table-cell table:formula="of:=MEDIAN([.$N715])" office:value-type="float"/>
          <table:table-cell table:formula="of:=MAX([.$B715])" office:value-type="float"/>
          <table:table-cell table:formula="of:=MAX([.$C715])" office:value-type="float"/>
          <table:table-cell table:formula="of:=MAX([.$D715])" office:value-type="float"/>
          <table:table-cell table:formula="of:=MAX([.$E715])" office:value-type="float"/>
          <table:table-cell table:formula="of:=MAX([.$F715])" office:value-type="float"/>
          <table:table-cell table:formula="of:=MAX([.$G715])" office:value-type="float"/>
          <table:table-cell table:formula="of:=MAX([.$H715])" office:value-type="float"/>
          <table:table-cell table:formula="of:=MAX([.$I715])" office:value-type="float"/>
          <table:table-cell table:formula="of:=MAX([.$J715])" office:value-type="float"/>
          <table:table-cell table:formula="of:=MAX([.$K715])" office:value-type="float"/>
          <table:table-cell table:formula="of:=MAX([.$L715])" office:value-type="float"/>
          <table:table-cell table:formula="of:=MAX([.$M715])" office:value-type="float"/>
          <table:table-cell table:formula="of:=MAX([.$N715])" office:value-type="float"/>
        </table:table-row>
        <table:table-row table:style-name="ro1">
          <table:table-cell office:value-type="string">
            <text:p>c880/c880.lp.1.4</text:p>
          </table:table-cell>
          <table:table-cell office:value-type="float" office:value="0.123044"/>
          <table:table-cell office:value-type="float" office:value="0.118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189929.0"/>
          <table:table-cell office:value-type="float" office:value="189929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6])" office:value-type="float"/>
          <table:table-cell table:formula="of:=MIN([.$C716])" office:value-type="float"/>
          <table:table-cell table:formula="of:=MIN([.$D716])" office:value-type="float"/>
          <table:table-cell table:formula="of:=MIN([.$E716])" office:value-type="float"/>
          <table:table-cell table:formula="of:=MIN([.$F716])" office:value-type="float"/>
          <table:table-cell table:formula="of:=MIN([.$G716])" office:value-type="float"/>
          <table:table-cell table:formula="of:=MIN([.$H716])" office:value-type="float"/>
          <table:table-cell table:formula="of:=MIN([.$I716])" office:value-type="float"/>
          <table:table-cell table:formula="of:=MIN([.$J716])" office:value-type="float"/>
          <table:table-cell table:formula="of:=MIN([.$K716])" office:value-type="float"/>
          <table:table-cell table:formula="of:=MIN([.$L716])" office:value-type="float"/>
          <table:table-cell table:formula="of:=MIN([.$M716])" office:value-type="float"/>
          <table:table-cell table:formula="of:=MIN([.$N716])" office:value-type="float"/>
          <table:table-cell table:formula="of:=MEDIAN([.$B716])" office:value-type="float"/>
          <table:table-cell table:formula="of:=MEDIAN([.$C716])" office:value-type="float"/>
          <table:table-cell table:formula="of:=MEDIAN([.$D716])" office:value-type="float"/>
          <table:table-cell table:formula="of:=MEDIAN([.$E716])" office:value-type="float"/>
          <table:table-cell table:formula="of:=MEDIAN([.$F716])" office:value-type="float"/>
          <table:table-cell table:formula="of:=MEDIAN([.$G716])" office:value-type="float"/>
          <table:table-cell table:formula="of:=MEDIAN([.$H716])" office:value-type="float"/>
          <table:table-cell table:formula="of:=MEDIAN([.$I716])" office:value-type="float"/>
          <table:table-cell table:formula="of:=MEDIAN([.$J716])" office:value-type="float"/>
          <table:table-cell table:formula="of:=MEDIAN([.$K716])" office:value-type="float"/>
          <table:table-cell table:formula="of:=MEDIAN([.$L716])" office:value-type="float"/>
          <table:table-cell table:formula="of:=MEDIAN([.$M716])" office:value-type="float"/>
          <table:table-cell table:formula="of:=MEDIAN([.$N716])" office:value-type="float"/>
          <table:table-cell table:formula="of:=MAX([.$B716])" office:value-type="float"/>
          <table:table-cell table:formula="of:=MAX([.$C716])" office:value-type="float"/>
          <table:table-cell table:formula="of:=MAX([.$D716])" office:value-type="float"/>
          <table:table-cell table:formula="of:=MAX([.$E716])" office:value-type="float"/>
          <table:table-cell table:formula="of:=MAX([.$F716])" office:value-type="float"/>
          <table:table-cell table:formula="of:=MAX([.$G716])" office:value-type="float"/>
          <table:table-cell table:formula="of:=MAX([.$H716])" office:value-type="float"/>
          <table:table-cell table:formula="of:=MAX([.$I716])" office:value-type="float"/>
          <table:table-cell table:formula="of:=MAX([.$J716])" office:value-type="float"/>
          <table:table-cell table:formula="of:=MAX([.$K716])" office:value-type="float"/>
          <table:table-cell table:formula="of:=MAX([.$L716])" office:value-type="float"/>
          <table:table-cell table:formula="of:=MAX([.$M716])" office:value-type="float"/>
          <table:table-cell table:formula="of:=MAX([.$N716])" office:value-type="float"/>
        </table:table-row>
        <table:table-row table:style-name="ro1">
          <table:table-cell office:value-type="string">
            <text:p>c880/c880.lp.1.5</text:p>
          </table:table-cell>
          <table:table-cell office:value-type="float" office:value="0.117244"/>
          <table:table-cell office:value-type="float" office:value="0.111"/>
          <table:table-cell office:value-type="float" office:value="0.1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176426.0"/>
          <table:table-cell office:value-type="float" office:value="176426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7])" office:value-type="float"/>
          <table:table-cell table:formula="of:=MIN([.$C717])" office:value-type="float"/>
          <table:table-cell table:formula="of:=MIN([.$D717])" office:value-type="float"/>
          <table:table-cell table:formula="of:=MIN([.$E717])" office:value-type="float"/>
          <table:table-cell table:formula="of:=MIN([.$F717])" office:value-type="float"/>
          <table:table-cell table:formula="of:=MIN([.$G717])" office:value-type="float"/>
          <table:table-cell table:formula="of:=MIN([.$H717])" office:value-type="float"/>
          <table:table-cell table:formula="of:=MIN([.$I717])" office:value-type="float"/>
          <table:table-cell table:formula="of:=MIN([.$J717])" office:value-type="float"/>
          <table:table-cell table:formula="of:=MIN([.$K717])" office:value-type="float"/>
          <table:table-cell table:formula="of:=MIN([.$L717])" office:value-type="float"/>
          <table:table-cell table:formula="of:=MIN([.$M717])" office:value-type="float"/>
          <table:table-cell table:formula="of:=MIN([.$N717])" office:value-type="float"/>
          <table:table-cell table:formula="of:=MEDIAN([.$B717])" office:value-type="float"/>
          <table:table-cell table:formula="of:=MEDIAN([.$C717])" office:value-type="float"/>
          <table:table-cell table:formula="of:=MEDIAN([.$D717])" office:value-type="float"/>
          <table:table-cell table:formula="of:=MEDIAN([.$E717])" office:value-type="float"/>
          <table:table-cell table:formula="of:=MEDIAN([.$F717])" office:value-type="float"/>
          <table:table-cell table:formula="of:=MEDIAN([.$G717])" office:value-type="float"/>
          <table:table-cell table:formula="of:=MEDIAN([.$H717])" office:value-type="float"/>
          <table:table-cell table:formula="of:=MEDIAN([.$I717])" office:value-type="float"/>
          <table:table-cell table:formula="of:=MEDIAN([.$J717])" office:value-type="float"/>
          <table:table-cell table:formula="of:=MEDIAN([.$K717])" office:value-type="float"/>
          <table:table-cell table:formula="of:=MEDIAN([.$L717])" office:value-type="float"/>
          <table:table-cell table:formula="of:=MEDIAN([.$M717])" office:value-type="float"/>
          <table:table-cell table:formula="of:=MEDIAN([.$N717])" office:value-type="float"/>
          <table:table-cell table:formula="of:=MAX([.$B717])" office:value-type="float"/>
          <table:table-cell table:formula="of:=MAX([.$C717])" office:value-type="float"/>
          <table:table-cell table:formula="of:=MAX([.$D717])" office:value-type="float"/>
          <table:table-cell table:formula="of:=MAX([.$E717])" office:value-type="float"/>
          <table:table-cell table:formula="of:=MAX([.$F717])" office:value-type="float"/>
          <table:table-cell table:formula="of:=MAX([.$G717])" office:value-type="float"/>
          <table:table-cell table:formula="of:=MAX([.$H717])" office:value-type="float"/>
          <table:table-cell table:formula="of:=MAX([.$I717])" office:value-type="float"/>
          <table:table-cell table:formula="of:=MAX([.$J717])" office:value-type="float"/>
          <table:table-cell table:formula="of:=MAX([.$K717])" office:value-type="float"/>
          <table:table-cell table:formula="of:=MAX([.$L717])" office:value-type="float"/>
          <table:table-cell table:formula="of:=MAX([.$M717])" office:value-type="float"/>
          <table:table-cell table:formula="of:=MAX([.$N717])" office:value-type="float"/>
        </table:table-row>
        <table:table-row table:style-name="ro1">
          <table:table-cell office:value-type="string">
            <text:p>c880/c880.lp.1.6</text:p>
          </table:table-cell>
          <table:table-cell office:value-type="float" office:value="0.113834"/>
          <table:table-cell office:value-type="float" office:value="0.108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4.0"/>
          <table:table-cell office:value-type="float" office:value="151760.0"/>
          <table:table-cell office:value-type="float" office:value="151760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8])" office:value-type="float"/>
          <table:table-cell table:formula="of:=MIN([.$C718])" office:value-type="float"/>
          <table:table-cell table:formula="of:=MIN([.$D718])" office:value-type="float"/>
          <table:table-cell table:formula="of:=MIN([.$E718])" office:value-type="float"/>
          <table:table-cell table:formula="of:=MIN([.$F718])" office:value-type="float"/>
          <table:table-cell table:formula="of:=MIN([.$G718])" office:value-type="float"/>
          <table:table-cell table:formula="of:=MIN([.$H718])" office:value-type="float"/>
          <table:table-cell table:formula="of:=MIN([.$I718])" office:value-type="float"/>
          <table:table-cell table:formula="of:=MIN([.$J718])" office:value-type="float"/>
          <table:table-cell table:formula="of:=MIN([.$K718])" office:value-type="float"/>
          <table:table-cell table:formula="of:=MIN([.$L718])" office:value-type="float"/>
          <table:table-cell table:formula="of:=MIN([.$M718])" office:value-type="float"/>
          <table:table-cell table:formula="of:=MIN([.$N718])" office:value-type="float"/>
          <table:table-cell table:formula="of:=MEDIAN([.$B718])" office:value-type="float"/>
          <table:table-cell table:formula="of:=MEDIAN([.$C718])" office:value-type="float"/>
          <table:table-cell table:formula="of:=MEDIAN([.$D718])" office:value-type="float"/>
          <table:table-cell table:formula="of:=MEDIAN([.$E718])" office:value-type="float"/>
          <table:table-cell table:formula="of:=MEDIAN([.$F718])" office:value-type="float"/>
          <table:table-cell table:formula="of:=MEDIAN([.$G718])" office:value-type="float"/>
          <table:table-cell table:formula="of:=MEDIAN([.$H718])" office:value-type="float"/>
          <table:table-cell table:formula="of:=MEDIAN([.$I718])" office:value-type="float"/>
          <table:table-cell table:formula="of:=MEDIAN([.$J718])" office:value-type="float"/>
          <table:table-cell table:formula="of:=MEDIAN([.$K718])" office:value-type="float"/>
          <table:table-cell table:formula="of:=MEDIAN([.$L718])" office:value-type="float"/>
          <table:table-cell table:formula="of:=MEDIAN([.$M718])" office:value-type="float"/>
          <table:table-cell table:formula="of:=MEDIAN([.$N718])" office:value-type="float"/>
          <table:table-cell table:formula="of:=MAX([.$B718])" office:value-type="float"/>
          <table:table-cell table:formula="of:=MAX([.$C718])" office:value-type="float"/>
          <table:table-cell table:formula="of:=MAX([.$D718])" office:value-type="float"/>
          <table:table-cell table:formula="of:=MAX([.$E718])" office:value-type="float"/>
          <table:table-cell table:formula="of:=MAX([.$F718])" office:value-type="float"/>
          <table:table-cell table:formula="of:=MAX([.$G718])" office:value-type="float"/>
          <table:table-cell table:formula="of:=MAX([.$H718])" office:value-type="float"/>
          <table:table-cell table:formula="of:=MAX([.$I718])" office:value-type="float"/>
          <table:table-cell table:formula="of:=MAX([.$J718])" office:value-type="float"/>
          <table:table-cell table:formula="of:=MAX([.$K718])" office:value-type="float"/>
          <table:table-cell table:formula="of:=MAX([.$L718])" office:value-type="float"/>
          <table:table-cell table:formula="of:=MAX([.$M718])" office:value-type="float"/>
          <table:table-cell table:formula="of:=MAX([.$N718])" office:value-type="float"/>
        </table:table-row>
        <table:table-row table:style-name="ro1">
          <table:table-cell office:value-type="string">
            <text:p>c880/c880.lp.1.7</text:p>
          </table:table-cell>
          <table:table-cell office:value-type="float" office:value="0.109953"/>
          <table:table-cell office:value-type="float" office:value="0.105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55.0"/>
          <table:table-cell office:value-type="float" office:value="150196.0"/>
          <table:table-cell office:value-type="float" office:value="150196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19])" office:value-type="float"/>
          <table:table-cell table:formula="of:=MIN([.$C719])" office:value-type="float"/>
          <table:table-cell table:formula="of:=MIN([.$D719])" office:value-type="float"/>
          <table:table-cell table:formula="of:=MIN([.$E719])" office:value-type="float"/>
          <table:table-cell table:formula="of:=MIN([.$F719])" office:value-type="float"/>
          <table:table-cell table:formula="of:=MIN([.$G719])" office:value-type="float"/>
          <table:table-cell table:formula="of:=MIN([.$H719])" office:value-type="float"/>
          <table:table-cell table:formula="of:=MIN([.$I719])" office:value-type="float"/>
          <table:table-cell table:formula="of:=MIN([.$J719])" office:value-type="float"/>
          <table:table-cell table:formula="of:=MIN([.$K719])" office:value-type="float"/>
          <table:table-cell table:formula="of:=MIN([.$L719])" office:value-type="float"/>
          <table:table-cell table:formula="of:=MIN([.$M719])" office:value-type="float"/>
          <table:table-cell table:formula="of:=MIN([.$N719])" office:value-type="float"/>
          <table:table-cell table:formula="of:=MEDIAN([.$B719])" office:value-type="float"/>
          <table:table-cell table:formula="of:=MEDIAN([.$C719])" office:value-type="float"/>
          <table:table-cell table:formula="of:=MEDIAN([.$D719])" office:value-type="float"/>
          <table:table-cell table:formula="of:=MEDIAN([.$E719])" office:value-type="float"/>
          <table:table-cell table:formula="of:=MEDIAN([.$F719])" office:value-type="float"/>
          <table:table-cell table:formula="of:=MEDIAN([.$G719])" office:value-type="float"/>
          <table:table-cell table:formula="of:=MEDIAN([.$H719])" office:value-type="float"/>
          <table:table-cell table:formula="of:=MEDIAN([.$I719])" office:value-type="float"/>
          <table:table-cell table:formula="of:=MEDIAN([.$J719])" office:value-type="float"/>
          <table:table-cell table:formula="of:=MEDIAN([.$K719])" office:value-type="float"/>
          <table:table-cell table:formula="of:=MEDIAN([.$L719])" office:value-type="float"/>
          <table:table-cell table:formula="of:=MEDIAN([.$M719])" office:value-type="float"/>
          <table:table-cell table:formula="of:=MEDIAN([.$N719])" office:value-type="float"/>
          <table:table-cell table:formula="of:=MAX([.$B719])" office:value-type="float"/>
          <table:table-cell table:formula="of:=MAX([.$C719])" office:value-type="float"/>
          <table:table-cell table:formula="of:=MAX([.$D719])" office:value-type="float"/>
          <table:table-cell table:formula="of:=MAX([.$E719])" office:value-type="float"/>
          <table:table-cell table:formula="of:=MAX([.$F719])" office:value-type="float"/>
          <table:table-cell table:formula="of:=MAX([.$G719])" office:value-type="float"/>
          <table:table-cell table:formula="of:=MAX([.$H719])" office:value-type="float"/>
          <table:table-cell table:formula="of:=MAX([.$I719])" office:value-type="float"/>
          <table:table-cell table:formula="of:=MAX([.$J719])" office:value-type="float"/>
          <table:table-cell table:formula="of:=MAX([.$K719])" office:value-type="float"/>
          <table:table-cell table:formula="of:=MAX([.$L719])" office:value-type="float"/>
          <table:table-cell table:formula="of:=MAX([.$M719])" office:value-type="float"/>
          <table:table-cell table:formula="of:=MAX([.$N719])" office:value-type="float"/>
        </table:table-row>
        <table:table-row table:style-name="ro1">
          <table:table-cell office:value-type="string">
            <text:p>c880/c880.lp.1.8</text:p>
          </table:table-cell>
          <table:table-cell office:value-type="float" office:value="0.109266"/>
          <table:table-cell office:value-type="float" office:value="0.103"/>
          <table:table-cell office:value-type="float" office:value="0.1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41.0"/>
          <table:table-cell office:value-type="float" office:value="150458.0"/>
          <table:table-cell office:value-type="float" office:value="150458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0])" office:value-type="float"/>
          <table:table-cell table:formula="of:=MIN([.$C720])" office:value-type="float"/>
          <table:table-cell table:formula="of:=MIN([.$D720])" office:value-type="float"/>
          <table:table-cell table:formula="of:=MIN([.$E720])" office:value-type="float"/>
          <table:table-cell table:formula="of:=MIN([.$F720])" office:value-type="float"/>
          <table:table-cell table:formula="of:=MIN([.$G720])" office:value-type="float"/>
          <table:table-cell table:formula="of:=MIN([.$H720])" office:value-type="float"/>
          <table:table-cell table:formula="of:=MIN([.$I720])" office:value-type="float"/>
          <table:table-cell table:formula="of:=MIN([.$J720])" office:value-type="float"/>
          <table:table-cell table:formula="of:=MIN([.$K720])" office:value-type="float"/>
          <table:table-cell table:formula="of:=MIN([.$L720])" office:value-type="float"/>
          <table:table-cell table:formula="of:=MIN([.$M720])" office:value-type="float"/>
          <table:table-cell table:formula="of:=MIN([.$N720])" office:value-type="float"/>
          <table:table-cell table:formula="of:=MEDIAN([.$B720])" office:value-type="float"/>
          <table:table-cell table:formula="of:=MEDIAN([.$C720])" office:value-type="float"/>
          <table:table-cell table:formula="of:=MEDIAN([.$D720])" office:value-type="float"/>
          <table:table-cell table:formula="of:=MEDIAN([.$E720])" office:value-type="float"/>
          <table:table-cell table:formula="of:=MEDIAN([.$F720])" office:value-type="float"/>
          <table:table-cell table:formula="of:=MEDIAN([.$G720])" office:value-type="float"/>
          <table:table-cell table:formula="of:=MEDIAN([.$H720])" office:value-type="float"/>
          <table:table-cell table:formula="of:=MEDIAN([.$I720])" office:value-type="float"/>
          <table:table-cell table:formula="of:=MEDIAN([.$J720])" office:value-type="float"/>
          <table:table-cell table:formula="of:=MEDIAN([.$K720])" office:value-type="float"/>
          <table:table-cell table:formula="of:=MEDIAN([.$L720])" office:value-type="float"/>
          <table:table-cell table:formula="of:=MEDIAN([.$M720])" office:value-type="float"/>
          <table:table-cell table:formula="of:=MEDIAN([.$N720])" office:value-type="float"/>
          <table:table-cell table:formula="of:=MAX([.$B720])" office:value-type="float"/>
          <table:table-cell table:formula="of:=MAX([.$C720])" office:value-type="float"/>
          <table:table-cell table:formula="of:=MAX([.$D720])" office:value-type="float"/>
          <table:table-cell table:formula="of:=MAX([.$E720])" office:value-type="float"/>
          <table:table-cell table:formula="of:=MAX([.$F720])" office:value-type="float"/>
          <table:table-cell table:formula="of:=MAX([.$G720])" office:value-type="float"/>
          <table:table-cell table:formula="of:=MAX([.$H720])" office:value-type="float"/>
          <table:table-cell table:formula="of:=MAX([.$I720])" office:value-type="float"/>
          <table:table-cell table:formula="of:=MAX([.$J720])" office:value-type="float"/>
          <table:table-cell table:formula="of:=MAX([.$K720])" office:value-type="float"/>
          <table:table-cell table:formula="of:=MAX([.$L720])" office:value-type="float"/>
          <table:table-cell table:formula="of:=MAX([.$M720])" office:value-type="float"/>
          <table:table-cell table:formula="of:=MAX([.$N720])" office:value-type="float"/>
        </table:table-row>
        <table:table-row table:style-name="ro1">
          <table:table-cell office:value-type="string">
            <text:p>c880/c880.lp.10.1</text:p>
          </table:table-cell>
          <table:table-cell office:value-type="float" office:value="0.025252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1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1])" office:value-type="float"/>
          <table:table-cell table:formula="of:=MIN([.$C721])" office:value-type="float"/>
          <table:table-cell table:formula="of:=MIN([.$D721])" office:value-type="float"/>
          <table:table-cell table:formula="of:=MIN([.$E721])" office:value-type="float"/>
          <table:table-cell table:formula="of:=MIN([.$F721])" office:value-type="float"/>
          <table:table-cell table:formula="of:=MIN([.$G721])" office:value-type="float"/>
          <table:table-cell table:formula="of:=MIN([.$H721])" office:value-type="float"/>
          <table:table-cell table:formula="of:=MIN([.$I721])" office:value-type="float"/>
          <table:table-cell table:formula="of:=MIN([.$J721])" office:value-type="float"/>
          <table:table-cell table:formula="of:=MIN([.$K721])" office:value-type="float"/>
          <table:table-cell table:formula="of:=MIN([.$L721])" office:value-type="float"/>
          <table:table-cell table:formula="of:=MIN([.$M721])" office:value-type="float"/>
          <table:table-cell table:formula="of:=MIN([.$N721])" office:value-type="float"/>
          <table:table-cell table:formula="of:=MEDIAN([.$B721])" office:value-type="float"/>
          <table:table-cell table:formula="of:=MEDIAN([.$C721])" office:value-type="float"/>
          <table:table-cell table:formula="of:=MEDIAN([.$D721])" office:value-type="float"/>
          <table:table-cell table:formula="of:=MEDIAN([.$E721])" office:value-type="float"/>
          <table:table-cell table:formula="of:=MEDIAN([.$F721])" office:value-type="float"/>
          <table:table-cell table:formula="of:=MEDIAN([.$G721])" office:value-type="float"/>
          <table:table-cell table:formula="of:=MEDIAN([.$H721])" office:value-type="float"/>
          <table:table-cell table:formula="of:=MEDIAN([.$I721])" office:value-type="float"/>
          <table:table-cell table:formula="of:=MEDIAN([.$J721])" office:value-type="float"/>
          <table:table-cell table:formula="of:=MEDIAN([.$K721])" office:value-type="float"/>
          <table:table-cell table:formula="of:=MEDIAN([.$L721])" office:value-type="float"/>
          <table:table-cell table:formula="of:=MEDIAN([.$M721])" office:value-type="float"/>
          <table:table-cell table:formula="of:=MEDIAN([.$N721])" office:value-type="float"/>
          <table:table-cell table:formula="of:=MAX([.$B721])" office:value-type="float"/>
          <table:table-cell table:formula="of:=MAX([.$C721])" office:value-type="float"/>
          <table:table-cell table:formula="of:=MAX([.$D721])" office:value-type="float"/>
          <table:table-cell table:formula="of:=MAX([.$E721])" office:value-type="float"/>
          <table:table-cell table:formula="of:=MAX([.$F721])" office:value-type="float"/>
          <table:table-cell table:formula="of:=MAX([.$G721])" office:value-type="float"/>
          <table:table-cell table:formula="of:=MAX([.$H721])" office:value-type="float"/>
          <table:table-cell table:formula="of:=MAX([.$I721])" office:value-type="float"/>
          <table:table-cell table:formula="of:=MAX([.$J721])" office:value-type="float"/>
          <table:table-cell table:formula="of:=MAX([.$K721])" office:value-type="float"/>
          <table:table-cell table:formula="of:=MAX([.$L721])" office:value-type="float"/>
          <table:table-cell table:formula="of:=MAX([.$M721])" office:value-type="float"/>
          <table:table-cell table:formula="of:=MAX([.$N721])" office:value-type="float"/>
        </table:table-row>
        <table:table-row table:style-name="ro1">
          <table:table-cell office:value-type="string">
            <text:p>c880/c880.lp.10.2</text:p>
          </table:table-cell>
          <table:table-cell office:value-type="float" office:value="0.030245"/>
          <table:table-cell office:value-type="float" office:value="0.0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27.0"/>
          <table:table-cell office:value-type="float" office:value="2227.0"/>
          <table:table-cell office:value-type="float" office:value="161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2])" office:value-type="float"/>
          <table:table-cell table:formula="of:=MIN([.$C722])" office:value-type="float"/>
          <table:table-cell table:formula="of:=MIN([.$D722])" office:value-type="float"/>
          <table:table-cell table:formula="of:=MIN([.$E722])" office:value-type="float"/>
          <table:table-cell table:formula="of:=MIN([.$F722])" office:value-type="float"/>
          <table:table-cell table:formula="of:=MIN([.$G722])" office:value-type="float"/>
          <table:table-cell table:formula="of:=MIN([.$H722])" office:value-type="float"/>
          <table:table-cell table:formula="of:=MIN([.$I722])" office:value-type="float"/>
          <table:table-cell table:formula="of:=MIN([.$J722])" office:value-type="float"/>
          <table:table-cell table:formula="of:=MIN([.$K722])" office:value-type="float"/>
          <table:table-cell table:formula="of:=MIN([.$L722])" office:value-type="float"/>
          <table:table-cell table:formula="of:=MIN([.$M722])" office:value-type="float"/>
          <table:table-cell table:formula="of:=MIN([.$N722])" office:value-type="float"/>
          <table:table-cell table:formula="of:=MEDIAN([.$B722])" office:value-type="float"/>
          <table:table-cell table:formula="of:=MEDIAN([.$C722])" office:value-type="float"/>
          <table:table-cell table:formula="of:=MEDIAN([.$D722])" office:value-type="float"/>
          <table:table-cell table:formula="of:=MEDIAN([.$E722])" office:value-type="float"/>
          <table:table-cell table:formula="of:=MEDIAN([.$F722])" office:value-type="float"/>
          <table:table-cell table:formula="of:=MEDIAN([.$G722])" office:value-type="float"/>
          <table:table-cell table:formula="of:=MEDIAN([.$H722])" office:value-type="float"/>
          <table:table-cell table:formula="of:=MEDIAN([.$I722])" office:value-type="float"/>
          <table:table-cell table:formula="of:=MEDIAN([.$J722])" office:value-type="float"/>
          <table:table-cell table:formula="of:=MEDIAN([.$K722])" office:value-type="float"/>
          <table:table-cell table:formula="of:=MEDIAN([.$L722])" office:value-type="float"/>
          <table:table-cell table:formula="of:=MEDIAN([.$M722])" office:value-type="float"/>
          <table:table-cell table:formula="of:=MEDIAN([.$N722])" office:value-type="float"/>
          <table:table-cell table:formula="of:=MAX([.$B722])" office:value-type="float"/>
          <table:table-cell table:formula="of:=MAX([.$C722])" office:value-type="float"/>
          <table:table-cell table:formula="of:=MAX([.$D722])" office:value-type="float"/>
          <table:table-cell table:formula="of:=MAX([.$E722])" office:value-type="float"/>
          <table:table-cell table:formula="of:=MAX([.$F722])" office:value-type="float"/>
          <table:table-cell table:formula="of:=MAX([.$G722])" office:value-type="float"/>
          <table:table-cell table:formula="of:=MAX([.$H722])" office:value-type="float"/>
          <table:table-cell table:formula="of:=MAX([.$I722])" office:value-type="float"/>
          <table:table-cell table:formula="of:=MAX([.$J722])" office:value-type="float"/>
          <table:table-cell table:formula="of:=MAX([.$K722])" office:value-type="float"/>
          <table:table-cell table:formula="of:=MAX([.$L722])" office:value-type="float"/>
          <table:table-cell table:formula="of:=MAX([.$M722])" office:value-type="float"/>
          <table:table-cell table:formula="of:=MAX([.$N722])" office:value-type="float"/>
        </table:table-row>
        <table:table-row table:style-name="ro1">
          <table:table-cell office:value-type="string">
            <text:p>c880/c880.lp.10.3</text:p>
          </table:table-cell>
          <table:table-cell office:value-type="float" office:value="0.02383"/>
          <table:table-cell office:value-type="float" office:value="0.00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09.0"/>
          <table:table-cell office:value-type="float" office:value="4409.0"/>
          <table:table-cell office:value-type="float" office:value="161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3])" office:value-type="float"/>
          <table:table-cell table:formula="of:=MIN([.$C723])" office:value-type="float"/>
          <table:table-cell table:formula="of:=MIN([.$D723])" office:value-type="float"/>
          <table:table-cell table:formula="of:=MIN([.$E723])" office:value-type="float"/>
          <table:table-cell table:formula="of:=MIN([.$F723])" office:value-type="float"/>
          <table:table-cell table:formula="of:=MIN([.$G723])" office:value-type="float"/>
          <table:table-cell table:formula="of:=MIN([.$H723])" office:value-type="float"/>
          <table:table-cell table:formula="of:=MIN([.$I723])" office:value-type="float"/>
          <table:table-cell table:formula="of:=MIN([.$J723])" office:value-type="float"/>
          <table:table-cell table:formula="of:=MIN([.$K723])" office:value-type="float"/>
          <table:table-cell table:formula="of:=MIN([.$L723])" office:value-type="float"/>
          <table:table-cell table:formula="of:=MIN([.$M723])" office:value-type="float"/>
          <table:table-cell table:formula="of:=MIN([.$N723])" office:value-type="float"/>
          <table:table-cell table:formula="of:=MEDIAN([.$B723])" office:value-type="float"/>
          <table:table-cell table:formula="of:=MEDIAN([.$C723])" office:value-type="float"/>
          <table:table-cell table:formula="of:=MEDIAN([.$D723])" office:value-type="float"/>
          <table:table-cell table:formula="of:=MEDIAN([.$E723])" office:value-type="float"/>
          <table:table-cell table:formula="of:=MEDIAN([.$F723])" office:value-type="float"/>
          <table:table-cell table:formula="of:=MEDIAN([.$G723])" office:value-type="float"/>
          <table:table-cell table:formula="of:=MEDIAN([.$H723])" office:value-type="float"/>
          <table:table-cell table:formula="of:=MEDIAN([.$I723])" office:value-type="float"/>
          <table:table-cell table:formula="of:=MEDIAN([.$J723])" office:value-type="float"/>
          <table:table-cell table:formula="of:=MEDIAN([.$K723])" office:value-type="float"/>
          <table:table-cell table:formula="of:=MEDIAN([.$L723])" office:value-type="float"/>
          <table:table-cell table:formula="of:=MEDIAN([.$M723])" office:value-type="float"/>
          <table:table-cell table:formula="of:=MEDIAN([.$N723])" office:value-type="float"/>
          <table:table-cell table:formula="of:=MAX([.$B723])" office:value-type="float"/>
          <table:table-cell table:formula="of:=MAX([.$C723])" office:value-type="float"/>
          <table:table-cell table:formula="of:=MAX([.$D723])" office:value-type="float"/>
          <table:table-cell table:formula="of:=MAX([.$E723])" office:value-type="float"/>
          <table:table-cell table:formula="of:=MAX([.$F723])" office:value-type="float"/>
          <table:table-cell table:formula="of:=MAX([.$G723])" office:value-type="float"/>
          <table:table-cell table:formula="of:=MAX([.$H723])" office:value-type="float"/>
          <table:table-cell table:formula="of:=MAX([.$I723])" office:value-type="float"/>
          <table:table-cell table:formula="of:=MAX([.$J723])" office:value-type="float"/>
          <table:table-cell table:formula="of:=MAX([.$K723])" office:value-type="float"/>
          <table:table-cell table:formula="of:=MAX([.$L723])" office:value-type="float"/>
          <table:table-cell table:formula="of:=MAX([.$M723])" office:value-type="float"/>
          <table:table-cell table:formula="of:=MAX([.$N723])" office:value-type="float"/>
        </table:table-row>
        <table:table-row table:style-name="ro1">
          <table:table-cell office:value-type="string">
            <text:p>c880/c880.lp.10.4</text:p>
          </table:table-cell>
          <table:table-cell office:value-type="float" office:value="0.025736"/>
          <table:table-cell office:value-type="float" office:value="0.019"/>
          <table:table-cell office:value-type="float" office:value="0.01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764.0"/>
          <table:table-cell office:value-type="float" office:value="25764.0"/>
          <table:table-cell office:value-type="float" office:value="161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4])" office:value-type="float"/>
          <table:table-cell table:formula="of:=MIN([.$C724])" office:value-type="float"/>
          <table:table-cell table:formula="of:=MIN([.$D724])" office:value-type="float"/>
          <table:table-cell table:formula="of:=MIN([.$E724])" office:value-type="float"/>
          <table:table-cell table:formula="of:=MIN([.$F724])" office:value-type="float"/>
          <table:table-cell table:formula="of:=MIN([.$G724])" office:value-type="float"/>
          <table:table-cell table:formula="of:=MIN([.$H724])" office:value-type="float"/>
          <table:table-cell table:formula="of:=MIN([.$I724])" office:value-type="float"/>
          <table:table-cell table:formula="of:=MIN([.$J724])" office:value-type="float"/>
          <table:table-cell table:formula="of:=MIN([.$K724])" office:value-type="float"/>
          <table:table-cell table:formula="of:=MIN([.$L724])" office:value-type="float"/>
          <table:table-cell table:formula="of:=MIN([.$M724])" office:value-type="float"/>
          <table:table-cell table:formula="of:=MIN([.$N724])" office:value-type="float"/>
          <table:table-cell table:formula="of:=MEDIAN([.$B724])" office:value-type="float"/>
          <table:table-cell table:formula="of:=MEDIAN([.$C724])" office:value-type="float"/>
          <table:table-cell table:formula="of:=MEDIAN([.$D724])" office:value-type="float"/>
          <table:table-cell table:formula="of:=MEDIAN([.$E724])" office:value-type="float"/>
          <table:table-cell table:formula="of:=MEDIAN([.$F724])" office:value-type="float"/>
          <table:table-cell table:formula="of:=MEDIAN([.$G724])" office:value-type="float"/>
          <table:table-cell table:formula="of:=MEDIAN([.$H724])" office:value-type="float"/>
          <table:table-cell table:formula="of:=MEDIAN([.$I724])" office:value-type="float"/>
          <table:table-cell table:formula="of:=MEDIAN([.$J724])" office:value-type="float"/>
          <table:table-cell table:formula="of:=MEDIAN([.$K724])" office:value-type="float"/>
          <table:table-cell table:formula="of:=MEDIAN([.$L724])" office:value-type="float"/>
          <table:table-cell table:formula="of:=MEDIAN([.$M724])" office:value-type="float"/>
          <table:table-cell table:formula="of:=MEDIAN([.$N724])" office:value-type="float"/>
          <table:table-cell table:formula="of:=MAX([.$B724])" office:value-type="float"/>
          <table:table-cell table:formula="of:=MAX([.$C724])" office:value-type="float"/>
          <table:table-cell table:formula="of:=MAX([.$D724])" office:value-type="float"/>
          <table:table-cell table:formula="of:=MAX([.$E724])" office:value-type="float"/>
          <table:table-cell table:formula="of:=MAX([.$F724])" office:value-type="float"/>
          <table:table-cell table:formula="of:=MAX([.$G724])" office:value-type="float"/>
          <table:table-cell table:formula="of:=MAX([.$H724])" office:value-type="float"/>
          <table:table-cell table:formula="of:=MAX([.$I724])" office:value-type="float"/>
          <table:table-cell table:formula="of:=MAX([.$J724])" office:value-type="float"/>
          <table:table-cell table:formula="of:=MAX([.$K724])" office:value-type="float"/>
          <table:table-cell table:formula="of:=MAX([.$L724])" office:value-type="float"/>
          <table:table-cell table:formula="of:=MAX([.$M724])" office:value-type="float"/>
          <table:table-cell table:formula="of:=MAX([.$N724])" office:value-type="float"/>
        </table:table-row>
        <table:table-row table:style-name="ro1">
          <table:table-cell office:value-type="string">
            <text:p>c880/c880.lp.10.5</text:p>
          </table:table-cell>
          <table:table-cell office:value-type="float" office:value="0.199127"/>
          <table:table-cell office:value-type="float" office:value="0.194"/>
          <table:table-cell office:value-type="float" office:value="0.1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65.0"/>
          <table:table-cell office:value-type="float" office:value="323176.0"/>
          <table:table-cell office:value-type="float" office:value="323176.0"/>
          <table:table-cell office:value-type="float" office:value="161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5])" office:value-type="float"/>
          <table:table-cell table:formula="of:=MIN([.$C725])" office:value-type="float"/>
          <table:table-cell table:formula="of:=MIN([.$D725])" office:value-type="float"/>
          <table:table-cell table:formula="of:=MIN([.$E725])" office:value-type="float"/>
          <table:table-cell table:formula="of:=MIN([.$F725])" office:value-type="float"/>
          <table:table-cell table:formula="of:=MIN([.$G725])" office:value-type="float"/>
          <table:table-cell table:formula="of:=MIN([.$H725])" office:value-type="float"/>
          <table:table-cell table:formula="of:=MIN([.$I725])" office:value-type="float"/>
          <table:table-cell table:formula="of:=MIN([.$J725])" office:value-type="float"/>
          <table:table-cell table:formula="of:=MIN([.$K725])" office:value-type="float"/>
          <table:table-cell table:formula="of:=MIN([.$L725])" office:value-type="float"/>
          <table:table-cell table:formula="of:=MIN([.$M725])" office:value-type="float"/>
          <table:table-cell table:formula="of:=MIN([.$N725])" office:value-type="float"/>
          <table:table-cell table:formula="of:=MEDIAN([.$B725])" office:value-type="float"/>
          <table:table-cell table:formula="of:=MEDIAN([.$C725])" office:value-type="float"/>
          <table:table-cell table:formula="of:=MEDIAN([.$D725])" office:value-type="float"/>
          <table:table-cell table:formula="of:=MEDIAN([.$E725])" office:value-type="float"/>
          <table:table-cell table:formula="of:=MEDIAN([.$F725])" office:value-type="float"/>
          <table:table-cell table:formula="of:=MEDIAN([.$G725])" office:value-type="float"/>
          <table:table-cell table:formula="of:=MEDIAN([.$H725])" office:value-type="float"/>
          <table:table-cell table:formula="of:=MEDIAN([.$I725])" office:value-type="float"/>
          <table:table-cell table:formula="of:=MEDIAN([.$J725])" office:value-type="float"/>
          <table:table-cell table:formula="of:=MEDIAN([.$K725])" office:value-type="float"/>
          <table:table-cell table:formula="of:=MEDIAN([.$L725])" office:value-type="float"/>
          <table:table-cell table:formula="of:=MEDIAN([.$M725])" office:value-type="float"/>
          <table:table-cell table:formula="of:=MEDIAN([.$N725])" office:value-type="float"/>
          <table:table-cell table:formula="of:=MAX([.$B725])" office:value-type="float"/>
          <table:table-cell table:formula="of:=MAX([.$C725])" office:value-type="float"/>
          <table:table-cell table:formula="of:=MAX([.$D725])" office:value-type="float"/>
          <table:table-cell table:formula="of:=MAX([.$E725])" office:value-type="float"/>
          <table:table-cell table:formula="of:=MAX([.$F725])" office:value-type="float"/>
          <table:table-cell table:formula="of:=MAX([.$G725])" office:value-type="float"/>
          <table:table-cell table:formula="of:=MAX([.$H725])" office:value-type="float"/>
          <table:table-cell table:formula="of:=MAX([.$I725])" office:value-type="float"/>
          <table:table-cell table:formula="of:=MAX([.$J725])" office:value-type="float"/>
          <table:table-cell table:formula="of:=MAX([.$K725])" office:value-type="float"/>
          <table:table-cell table:formula="of:=MAX([.$L725])" office:value-type="float"/>
          <table:table-cell table:formula="of:=MAX([.$M725])" office:value-type="float"/>
          <table:table-cell table:formula="of:=MAX([.$N725])" office:value-type="float"/>
        </table:table-row>
        <table:table-row table:style-name="ro1">
          <table:table-cell office:value-type="string">
            <text:p>c880/c880.lp.10.6</text:p>
          </table:table-cell>
          <table:table-cell office:value-type="float" office:value="0.174013"/>
          <table:table-cell office:value-type="float" office:value="0.168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81.0"/>
          <table:table-cell office:value-type="float" office:value="301294.0"/>
          <table:table-cell office:value-type="float" office:value="301294.0"/>
          <table:table-cell office:value-type="float" office:value="162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6])" office:value-type="float"/>
          <table:table-cell table:formula="of:=MIN([.$C726])" office:value-type="float"/>
          <table:table-cell table:formula="of:=MIN([.$D726])" office:value-type="float"/>
          <table:table-cell table:formula="of:=MIN([.$E726])" office:value-type="float"/>
          <table:table-cell table:formula="of:=MIN([.$F726])" office:value-type="float"/>
          <table:table-cell table:formula="of:=MIN([.$G726])" office:value-type="float"/>
          <table:table-cell table:formula="of:=MIN([.$H726])" office:value-type="float"/>
          <table:table-cell table:formula="of:=MIN([.$I726])" office:value-type="float"/>
          <table:table-cell table:formula="of:=MIN([.$J726])" office:value-type="float"/>
          <table:table-cell table:formula="of:=MIN([.$K726])" office:value-type="float"/>
          <table:table-cell table:formula="of:=MIN([.$L726])" office:value-type="float"/>
          <table:table-cell table:formula="of:=MIN([.$M726])" office:value-type="float"/>
          <table:table-cell table:formula="of:=MIN([.$N726])" office:value-type="float"/>
          <table:table-cell table:formula="of:=MEDIAN([.$B726])" office:value-type="float"/>
          <table:table-cell table:formula="of:=MEDIAN([.$C726])" office:value-type="float"/>
          <table:table-cell table:formula="of:=MEDIAN([.$D726])" office:value-type="float"/>
          <table:table-cell table:formula="of:=MEDIAN([.$E726])" office:value-type="float"/>
          <table:table-cell table:formula="of:=MEDIAN([.$F726])" office:value-type="float"/>
          <table:table-cell table:formula="of:=MEDIAN([.$G726])" office:value-type="float"/>
          <table:table-cell table:formula="of:=MEDIAN([.$H726])" office:value-type="float"/>
          <table:table-cell table:formula="of:=MEDIAN([.$I726])" office:value-type="float"/>
          <table:table-cell table:formula="of:=MEDIAN([.$J726])" office:value-type="float"/>
          <table:table-cell table:formula="of:=MEDIAN([.$K726])" office:value-type="float"/>
          <table:table-cell table:formula="of:=MEDIAN([.$L726])" office:value-type="float"/>
          <table:table-cell table:formula="of:=MEDIAN([.$M726])" office:value-type="float"/>
          <table:table-cell table:formula="of:=MEDIAN([.$N726])" office:value-type="float"/>
          <table:table-cell table:formula="of:=MAX([.$B726])" office:value-type="float"/>
          <table:table-cell table:formula="of:=MAX([.$C726])" office:value-type="float"/>
          <table:table-cell table:formula="of:=MAX([.$D726])" office:value-type="float"/>
          <table:table-cell table:formula="of:=MAX([.$E726])" office:value-type="float"/>
          <table:table-cell table:formula="of:=MAX([.$F726])" office:value-type="float"/>
          <table:table-cell table:formula="of:=MAX([.$G726])" office:value-type="float"/>
          <table:table-cell table:formula="of:=MAX([.$H726])" office:value-type="float"/>
          <table:table-cell table:formula="of:=MAX([.$I726])" office:value-type="float"/>
          <table:table-cell table:formula="of:=MAX([.$J726])" office:value-type="float"/>
          <table:table-cell table:formula="of:=MAX([.$K726])" office:value-type="float"/>
          <table:table-cell table:formula="of:=MAX([.$L726])" office:value-type="float"/>
          <table:table-cell table:formula="of:=MAX([.$M726])" office:value-type="float"/>
          <table:table-cell table:formula="of:=MAX([.$N726])" office:value-type="float"/>
        </table:table-row>
        <table:table-row table:style-name="ro1">
          <table:table-cell office:value-type="string">
            <text:p>c880/c880.lp.10.7</text:p>
          </table:table-cell>
          <table:table-cell office:value-type="float" office:value="0.135944"/>
          <table:table-cell office:value-type="float" office:value="0.13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19.0"/>
          <table:table-cell office:value-type="float" office:value="218057.0"/>
          <table:table-cell office:value-type="float" office:value="218057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7])" office:value-type="float"/>
          <table:table-cell table:formula="of:=MIN([.$C727])" office:value-type="float"/>
          <table:table-cell table:formula="of:=MIN([.$D727])" office:value-type="float"/>
          <table:table-cell table:formula="of:=MIN([.$E727])" office:value-type="float"/>
          <table:table-cell table:formula="of:=MIN([.$F727])" office:value-type="float"/>
          <table:table-cell table:formula="of:=MIN([.$G727])" office:value-type="float"/>
          <table:table-cell table:formula="of:=MIN([.$H727])" office:value-type="float"/>
          <table:table-cell table:formula="of:=MIN([.$I727])" office:value-type="float"/>
          <table:table-cell table:formula="of:=MIN([.$J727])" office:value-type="float"/>
          <table:table-cell table:formula="of:=MIN([.$K727])" office:value-type="float"/>
          <table:table-cell table:formula="of:=MIN([.$L727])" office:value-type="float"/>
          <table:table-cell table:formula="of:=MIN([.$M727])" office:value-type="float"/>
          <table:table-cell table:formula="of:=MIN([.$N727])" office:value-type="float"/>
          <table:table-cell table:formula="of:=MEDIAN([.$B727])" office:value-type="float"/>
          <table:table-cell table:formula="of:=MEDIAN([.$C727])" office:value-type="float"/>
          <table:table-cell table:formula="of:=MEDIAN([.$D727])" office:value-type="float"/>
          <table:table-cell table:formula="of:=MEDIAN([.$E727])" office:value-type="float"/>
          <table:table-cell table:formula="of:=MEDIAN([.$F727])" office:value-type="float"/>
          <table:table-cell table:formula="of:=MEDIAN([.$G727])" office:value-type="float"/>
          <table:table-cell table:formula="of:=MEDIAN([.$H727])" office:value-type="float"/>
          <table:table-cell table:formula="of:=MEDIAN([.$I727])" office:value-type="float"/>
          <table:table-cell table:formula="of:=MEDIAN([.$J727])" office:value-type="float"/>
          <table:table-cell table:formula="of:=MEDIAN([.$K727])" office:value-type="float"/>
          <table:table-cell table:formula="of:=MEDIAN([.$L727])" office:value-type="float"/>
          <table:table-cell table:formula="of:=MEDIAN([.$M727])" office:value-type="float"/>
          <table:table-cell table:formula="of:=MEDIAN([.$N727])" office:value-type="float"/>
          <table:table-cell table:formula="of:=MAX([.$B727])" office:value-type="float"/>
          <table:table-cell table:formula="of:=MAX([.$C727])" office:value-type="float"/>
          <table:table-cell table:formula="of:=MAX([.$D727])" office:value-type="float"/>
          <table:table-cell table:formula="of:=MAX([.$E727])" office:value-type="float"/>
          <table:table-cell table:formula="of:=MAX([.$F727])" office:value-type="float"/>
          <table:table-cell table:formula="of:=MAX([.$G727])" office:value-type="float"/>
          <table:table-cell table:formula="of:=MAX([.$H727])" office:value-type="float"/>
          <table:table-cell table:formula="of:=MAX([.$I727])" office:value-type="float"/>
          <table:table-cell table:formula="of:=MAX([.$J727])" office:value-type="float"/>
          <table:table-cell table:formula="of:=MAX([.$K727])" office:value-type="float"/>
          <table:table-cell table:formula="of:=MAX([.$L727])" office:value-type="float"/>
          <table:table-cell table:formula="of:=MAX([.$M727])" office:value-type="float"/>
          <table:table-cell table:formula="of:=MAX([.$N727])" office:value-type="float"/>
        </table:table-row>
        <table:table-row table:style-name="ro1">
          <table:table-cell office:value-type="string">
            <text:p>c880/c880.lp.10.8</text:p>
          </table:table-cell>
          <table:table-cell office:value-type="float" office:value="0.147274"/>
          <table:table-cell office:value-type="float" office:value="0.142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38.0"/>
          <table:table-cell office:value-type="float" office:value="207149.0"/>
          <table:table-cell office:value-type="float" office:value="207149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8])" office:value-type="float"/>
          <table:table-cell table:formula="of:=MIN([.$C728])" office:value-type="float"/>
          <table:table-cell table:formula="of:=MIN([.$D728])" office:value-type="float"/>
          <table:table-cell table:formula="of:=MIN([.$E728])" office:value-type="float"/>
          <table:table-cell table:formula="of:=MIN([.$F728])" office:value-type="float"/>
          <table:table-cell table:formula="of:=MIN([.$G728])" office:value-type="float"/>
          <table:table-cell table:formula="of:=MIN([.$H728])" office:value-type="float"/>
          <table:table-cell table:formula="of:=MIN([.$I728])" office:value-type="float"/>
          <table:table-cell table:formula="of:=MIN([.$J728])" office:value-type="float"/>
          <table:table-cell table:formula="of:=MIN([.$K728])" office:value-type="float"/>
          <table:table-cell table:formula="of:=MIN([.$L728])" office:value-type="float"/>
          <table:table-cell table:formula="of:=MIN([.$M728])" office:value-type="float"/>
          <table:table-cell table:formula="of:=MIN([.$N728])" office:value-type="float"/>
          <table:table-cell table:formula="of:=MEDIAN([.$B728])" office:value-type="float"/>
          <table:table-cell table:formula="of:=MEDIAN([.$C728])" office:value-type="float"/>
          <table:table-cell table:formula="of:=MEDIAN([.$D728])" office:value-type="float"/>
          <table:table-cell table:formula="of:=MEDIAN([.$E728])" office:value-type="float"/>
          <table:table-cell table:formula="of:=MEDIAN([.$F728])" office:value-type="float"/>
          <table:table-cell table:formula="of:=MEDIAN([.$G728])" office:value-type="float"/>
          <table:table-cell table:formula="of:=MEDIAN([.$H728])" office:value-type="float"/>
          <table:table-cell table:formula="of:=MEDIAN([.$I728])" office:value-type="float"/>
          <table:table-cell table:formula="of:=MEDIAN([.$J728])" office:value-type="float"/>
          <table:table-cell table:formula="of:=MEDIAN([.$K728])" office:value-type="float"/>
          <table:table-cell table:formula="of:=MEDIAN([.$L728])" office:value-type="float"/>
          <table:table-cell table:formula="of:=MEDIAN([.$M728])" office:value-type="float"/>
          <table:table-cell table:formula="of:=MEDIAN([.$N728])" office:value-type="float"/>
          <table:table-cell table:formula="of:=MAX([.$B728])" office:value-type="float"/>
          <table:table-cell table:formula="of:=MAX([.$C728])" office:value-type="float"/>
          <table:table-cell table:formula="of:=MAX([.$D728])" office:value-type="float"/>
          <table:table-cell table:formula="of:=MAX([.$E728])" office:value-type="float"/>
          <table:table-cell table:formula="of:=MAX([.$F728])" office:value-type="float"/>
          <table:table-cell table:formula="of:=MAX([.$G728])" office:value-type="float"/>
          <table:table-cell table:formula="of:=MAX([.$H728])" office:value-type="float"/>
          <table:table-cell table:formula="of:=MAX([.$I728])" office:value-type="float"/>
          <table:table-cell table:formula="of:=MAX([.$J728])" office:value-type="float"/>
          <table:table-cell table:formula="of:=MAX([.$K728])" office:value-type="float"/>
          <table:table-cell table:formula="of:=MAX([.$L728])" office:value-type="float"/>
          <table:table-cell table:formula="of:=MAX([.$M728])" office:value-type="float"/>
          <table:table-cell table:formula="of:=MAX([.$N728])" office:value-type="float"/>
        </table:table-row>
        <table:table-row table:style-name="ro1">
          <table:table-cell office:value-type="string">
            <text:p>c880/c880.lp.2.1</text:p>
          </table:table-cell>
          <table:table-cell office:value-type="float" office:value="0.172024"/>
          <table:table-cell office:value-type="float" office:value="0.165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29.0"/>
          <table:table-cell office:value-type="float" office:value="295201.0"/>
          <table:table-cell office:value-type="float" office:value="29520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29])" office:value-type="float"/>
          <table:table-cell table:formula="of:=MIN([.$C729])" office:value-type="float"/>
          <table:table-cell table:formula="of:=MIN([.$D729])" office:value-type="float"/>
          <table:table-cell table:formula="of:=MIN([.$E729])" office:value-type="float"/>
          <table:table-cell table:formula="of:=MIN([.$F729])" office:value-type="float"/>
          <table:table-cell table:formula="of:=MIN([.$G729])" office:value-type="float"/>
          <table:table-cell table:formula="of:=MIN([.$H729])" office:value-type="float"/>
          <table:table-cell table:formula="of:=MIN([.$I729])" office:value-type="float"/>
          <table:table-cell table:formula="of:=MIN([.$J729])" office:value-type="float"/>
          <table:table-cell table:formula="of:=MIN([.$K729])" office:value-type="float"/>
          <table:table-cell table:formula="of:=MIN([.$L729])" office:value-type="float"/>
          <table:table-cell table:formula="of:=MIN([.$M729])" office:value-type="float"/>
          <table:table-cell table:formula="of:=MIN([.$N729])" office:value-type="float"/>
          <table:table-cell table:formula="of:=MEDIAN([.$B729])" office:value-type="float"/>
          <table:table-cell table:formula="of:=MEDIAN([.$C729])" office:value-type="float"/>
          <table:table-cell table:formula="of:=MEDIAN([.$D729])" office:value-type="float"/>
          <table:table-cell table:formula="of:=MEDIAN([.$E729])" office:value-type="float"/>
          <table:table-cell table:formula="of:=MEDIAN([.$F729])" office:value-type="float"/>
          <table:table-cell table:formula="of:=MEDIAN([.$G729])" office:value-type="float"/>
          <table:table-cell table:formula="of:=MEDIAN([.$H729])" office:value-type="float"/>
          <table:table-cell table:formula="of:=MEDIAN([.$I729])" office:value-type="float"/>
          <table:table-cell table:formula="of:=MEDIAN([.$J729])" office:value-type="float"/>
          <table:table-cell table:formula="of:=MEDIAN([.$K729])" office:value-type="float"/>
          <table:table-cell table:formula="of:=MEDIAN([.$L729])" office:value-type="float"/>
          <table:table-cell table:formula="of:=MEDIAN([.$M729])" office:value-type="float"/>
          <table:table-cell table:formula="of:=MEDIAN([.$N729])" office:value-type="float"/>
          <table:table-cell table:formula="of:=MAX([.$B729])" office:value-type="float"/>
          <table:table-cell table:formula="of:=MAX([.$C729])" office:value-type="float"/>
          <table:table-cell table:formula="of:=MAX([.$D729])" office:value-type="float"/>
          <table:table-cell table:formula="of:=MAX([.$E729])" office:value-type="float"/>
          <table:table-cell table:formula="of:=MAX([.$F729])" office:value-type="float"/>
          <table:table-cell table:formula="of:=MAX([.$G729])" office:value-type="float"/>
          <table:table-cell table:formula="of:=MAX([.$H729])" office:value-type="float"/>
          <table:table-cell table:formula="of:=MAX([.$I729])" office:value-type="float"/>
          <table:table-cell table:formula="of:=MAX([.$J729])" office:value-type="float"/>
          <table:table-cell table:formula="of:=MAX([.$K729])" office:value-type="float"/>
          <table:table-cell table:formula="of:=MAX([.$L729])" office:value-type="float"/>
          <table:table-cell table:formula="of:=MAX([.$M729])" office:value-type="float"/>
          <table:table-cell table:formula="of:=MAX([.$N729])" office:value-type="float"/>
        </table:table-row>
        <table:table-row table:style-name="ro1">
          <table:table-cell office:value-type="string">
            <text:p>c880/c880.lp.2.2</text:p>
          </table:table-cell>
          <table:table-cell office:value-type="float" office:value="0.154001"/>
          <table:table-cell office:value-type="float" office:value="0.147"/>
          <table:table-cell office:value-type="float" office:value="0.14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40.0"/>
          <table:table-cell office:value-type="float" office:value="250604.0"/>
          <table:table-cell office:value-type="float" office:value="250604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0])" office:value-type="float"/>
          <table:table-cell table:formula="of:=MIN([.$C730])" office:value-type="float"/>
          <table:table-cell table:formula="of:=MIN([.$D730])" office:value-type="float"/>
          <table:table-cell table:formula="of:=MIN([.$E730])" office:value-type="float"/>
          <table:table-cell table:formula="of:=MIN([.$F730])" office:value-type="float"/>
          <table:table-cell table:formula="of:=MIN([.$G730])" office:value-type="float"/>
          <table:table-cell table:formula="of:=MIN([.$H730])" office:value-type="float"/>
          <table:table-cell table:formula="of:=MIN([.$I730])" office:value-type="float"/>
          <table:table-cell table:formula="of:=MIN([.$J730])" office:value-type="float"/>
          <table:table-cell table:formula="of:=MIN([.$K730])" office:value-type="float"/>
          <table:table-cell table:formula="of:=MIN([.$L730])" office:value-type="float"/>
          <table:table-cell table:formula="of:=MIN([.$M730])" office:value-type="float"/>
          <table:table-cell table:formula="of:=MIN([.$N730])" office:value-type="float"/>
          <table:table-cell table:formula="of:=MEDIAN([.$B730])" office:value-type="float"/>
          <table:table-cell table:formula="of:=MEDIAN([.$C730])" office:value-type="float"/>
          <table:table-cell table:formula="of:=MEDIAN([.$D730])" office:value-type="float"/>
          <table:table-cell table:formula="of:=MEDIAN([.$E730])" office:value-type="float"/>
          <table:table-cell table:formula="of:=MEDIAN([.$F730])" office:value-type="float"/>
          <table:table-cell table:formula="of:=MEDIAN([.$G730])" office:value-type="float"/>
          <table:table-cell table:formula="of:=MEDIAN([.$H730])" office:value-type="float"/>
          <table:table-cell table:formula="of:=MEDIAN([.$I730])" office:value-type="float"/>
          <table:table-cell table:formula="of:=MEDIAN([.$J730])" office:value-type="float"/>
          <table:table-cell table:formula="of:=MEDIAN([.$K730])" office:value-type="float"/>
          <table:table-cell table:formula="of:=MEDIAN([.$L730])" office:value-type="float"/>
          <table:table-cell table:formula="of:=MEDIAN([.$M730])" office:value-type="float"/>
          <table:table-cell table:formula="of:=MEDIAN([.$N730])" office:value-type="float"/>
          <table:table-cell table:formula="of:=MAX([.$B730])" office:value-type="float"/>
          <table:table-cell table:formula="of:=MAX([.$C730])" office:value-type="float"/>
          <table:table-cell table:formula="of:=MAX([.$D730])" office:value-type="float"/>
          <table:table-cell table:formula="of:=MAX([.$E730])" office:value-type="float"/>
          <table:table-cell table:formula="of:=MAX([.$F730])" office:value-type="float"/>
          <table:table-cell table:formula="of:=MAX([.$G730])" office:value-type="float"/>
          <table:table-cell table:formula="of:=MAX([.$H730])" office:value-type="float"/>
          <table:table-cell table:formula="of:=MAX([.$I730])" office:value-type="float"/>
          <table:table-cell table:formula="of:=MAX([.$J730])" office:value-type="float"/>
          <table:table-cell table:formula="of:=MAX([.$K730])" office:value-type="float"/>
          <table:table-cell table:formula="of:=MAX([.$L730])" office:value-type="float"/>
          <table:table-cell table:formula="of:=MAX([.$M730])" office:value-type="float"/>
          <table:table-cell table:formula="of:=MAX([.$N730])" office:value-type="float"/>
        </table:table-row>
        <table:table-row table:style-name="ro1">
          <table:table-cell office:value-type="string">
            <text:p>c880/c880.lp.2.3</text:p>
          </table:table-cell>
          <table:table-cell office:value-type="float" office:value="0.157183"/>
          <table:table-cell office:value-type="float" office:value="0.152"/>
          <table:table-cell office:value-type="float" office:value="0.15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11.0"/>
          <table:table-cell office:value-type="float" office:value="247928.0"/>
          <table:table-cell office:value-type="float" office:value="247928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1])" office:value-type="float"/>
          <table:table-cell table:formula="of:=MIN([.$C731])" office:value-type="float"/>
          <table:table-cell table:formula="of:=MIN([.$D731])" office:value-type="float"/>
          <table:table-cell table:formula="of:=MIN([.$E731])" office:value-type="float"/>
          <table:table-cell table:formula="of:=MIN([.$F731])" office:value-type="float"/>
          <table:table-cell table:formula="of:=MIN([.$G731])" office:value-type="float"/>
          <table:table-cell table:formula="of:=MIN([.$H731])" office:value-type="float"/>
          <table:table-cell table:formula="of:=MIN([.$I731])" office:value-type="float"/>
          <table:table-cell table:formula="of:=MIN([.$J731])" office:value-type="float"/>
          <table:table-cell table:formula="of:=MIN([.$K731])" office:value-type="float"/>
          <table:table-cell table:formula="of:=MIN([.$L731])" office:value-type="float"/>
          <table:table-cell table:formula="of:=MIN([.$M731])" office:value-type="float"/>
          <table:table-cell table:formula="of:=MIN([.$N731])" office:value-type="float"/>
          <table:table-cell table:formula="of:=MEDIAN([.$B731])" office:value-type="float"/>
          <table:table-cell table:formula="of:=MEDIAN([.$C731])" office:value-type="float"/>
          <table:table-cell table:formula="of:=MEDIAN([.$D731])" office:value-type="float"/>
          <table:table-cell table:formula="of:=MEDIAN([.$E731])" office:value-type="float"/>
          <table:table-cell table:formula="of:=MEDIAN([.$F731])" office:value-type="float"/>
          <table:table-cell table:formula="of:=MEDIAN([.$G731])" office:value-type="float"/>
          <table:table-cell table:formula="of:=MEDIAN([.$H731])" office:value-type="float"/>
          <table:table-cell table:formula="of:=MEDIAN([.$I731])" office:value-type="float"/>
          <table:table-cell table:formula="of:=MEDIAN([.$J731])" office:value-type="float"/>
          <table:table-cell table:formula="of:=MEDIAN([.$K731])" office:value-type="float"/>
          <table:table-cell table:formula="of:=MEDIAN([.$L731])" office:value-type="float"/>
          <table:table-cell table:formula="of:=MEDIAN([.$M731])" office:value-type="float"/>
          <table:table-cell table:formula="of:=MEDIAN([.$N731])" office:value-type="float"/>
          <table:table-cell table:formula="of:=MAX([.$B731])" office:value-type="float"/>
          <table:table-cell table:formula="of:=MAX([.$C731])" office:value-type="float"/>
          <table:table-cell table:formula="of:=MAX([.$D731])" office:value-type="float"/>
          <table:table-cell table:formula="of:=MAX([.$E731])" office:value-type="float"/>
          <table:table-cell table:formula="of:=MAX([.$F731])" office:value-type="float"/>
          <table:table-cell table:formula="of:=MAX([.$G731])" office:value-type="float"/>
          <table:table-cell table:formula="of:=MAX([.$H731])" office:value-type="float"/>
          <table:table-cell table:formula="of:=MAX([.$I731])" office:value-type="float"/>
          <table:table-cell table:formula="of:=MAX([.$J731])" office:value-type="float"/>
          <table:table-cell table:formula="of:=MAX([.$K731])" office:value-type="float"/>
          <table:table-cell table:formula="of:=MAX([.$L731])" office:value-type="float"/>
          <table:table-cell table:formula="of:=MAX([.$M731])" office:value-type="float"/>
          <table:table-cell table:formula="of:=MAX([.$N731])" office:value-type="float"/>
        </table:table-row>
        <table:table-row table:style-name="ro1">
          <table:table-cell office:value-type="string">
            <text:p>c880/c880.lp.2.4</text:p>
          </table:table-cell>
          <table:table-cell office:value-type="float" office:value="0.105108"/>
          <table:table-cell office:value-type="float" office:value="0.1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07.0"/>
          <table:table-cell office:value-type="float" office:value="136037.0"/>
          <table:table-cell office:value-type="float" office:value="136037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2])" office:value-type="float"/>
          <table:table-cell table:formula="of:=MIN([.$C732])" office:value-type="float"/>
          <table:table-cell table:formula="of:=MIN([.$D732])" office:value-type="float"/>
          <table:table-cell table:formula="of:=MIN([.$E732])" office:value-type="float"/>
          <table:table-cell table:formula="of:=MIN([.$F732])" office:value-type="float"/>
          <table:table-cell table:formula="of:=MIN([.$G732])" office:value-type="float"/>
          <table:table-cell table:formula="of:=MIN([.$H732])" office:value-type="float"/>
          <table:table-cell table:formula="of:=MIN([.$I732])" office:value-type="float"/>
          <table:table-cell table:formula="of:=MIN([.$J732])" office:value-type="float"/>
          <table:table-cell table:formula="of:=MIN([.$K732])" office:value-type="float"/>
          <table:table-cell table:formula="of:=MIN([.$L732])" office:value-type="float"/>
          <table:table-cell table:formula="of:=MIN([.$M732])" office:value-type="float"/>
          <table:table-cell table:formula="of:=MIN([.$N732])" office:value-type="float"/>
          <table:table-cell table:formula="of:=MEDIAN([.$B732])" office:value-type="float"/>
          <table:table-cell table:formula="of:=MEDIAN([.$C732])" office:value-type="float"/>
          <table:table-cell table:formula="of:=MEDIAN([.$D732])" office:value-type="float"/>
          <table:table-cell table:formula="of:=MEDIAN([.$E732])" office:value-type="float"/>
          <table:table-cell table:formula="of:=MEDIAN([.$F732])" office:value-type="float"/>
          <table:table-cell table:formula="of:=MEDIAN([.$G732])" office:value-type="float"/>
          <table:table-cell table:formula="of:=MEDIAN([.$H732])" office:value-type="float"/>
          <table:table-cell table:formula="of:=MEDIAN([.$I732])" office:value-type="float"/>
          <table:table-cell table:formula="of:=MEDIAN([.$J732])" office:value-type="float"/>
          <table:table-cell table:formula="of:=MEDIAN([.$K732])" office:value-type="float"/>
          <table:table-cell table:formula="of:=MEDIAN([.$L732])" office:value-type="float"/>
          <table:table-cell table:formula="of:=MEDIAN([.$M732])" office:value-type="float"/>
          <table:table-cell table:formula="of:=MEDIAN([.$N732])" office:value-type="float"/>
          <table:table-cell table:formula="of:=MAX([.$B732])" office:value-type="float"/>
          <table:table-cell table:formula="of:=MAX([.$C732])" office:value-type="float"/>
          <table:table-cell table:formula="of:=MAX([.$D732])" office:value-type="float"/>
          <table:table-cell table:formula="of:=MAX([.$E732])" office:value-type="float"/>
          <table:table-cell table:formula="of:=MAX([.$F732])" office:value-type="float"/>
          <table:table-cell table:formula="of:=MAX([.$G732])" office:value-type="float"/>
          <table:table-cell table:formula="of:=MAX([.$H732])" office:value-type="float"/>
          <table:table-cell table:formula="of:=MAX([.$I732])" office:value-type="float"/>
          <table:table-cell table:formula="of:=MAX([.$J732])" office:value-type="float"/>
          <table:table-cell table:formula="of:=MAX([.$K732])" office:value-type="float"/>
          <table:table-cell table:formula="of:=MAX([.$L732])" office:value-type="float"/>
          <table:table-cell table:formula="of:=MAX([.$M732])" office:value-type="float"/>
          <table:table-cell table:formula="of:=MAX([.$N732])" office:value-type="float"/>
        </table:table-row>
        <table:table-row table:style-name="ro1">
          <table:table-cell office:value-type="string">
            <text:p>c880/c880.lp.2.5</text:p>
          </table:table-cell>
          <table:table-cell office:value-type="float" office:value="0.106038"/>
          <table:table-cell office:value-type="float" office:value="0.101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575.0"/>
          <table:table-cell office:value-type="float" office:value="136498.0"/>
          <table:table-cell office:value-type="float" office:value="136498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3])" office:value-type="float"/>
          <table:table-cell table:formula="of:=MIN([.$C733])" office:value-type="float"/>
          <table:table-cell table:formula="of:=MIN([.$D733])" office:value-type="float"/>
          <table:table-cell table:formula="of:=MIN([.$E733])" office:value-type="float"/>
          <table:table-cell table:formula="of:=MIN([.$F733])" office:value-type="float"/>
          <table:table-cell table:formula="of:=MIN([.$G733])" office:value-type="float"/>
          <table:table-cell table:formula="of:=MIN([.$H733])" office:value-type="float"/>
          <table:table-cell table:formula="of:=MIN([.$I733])" office:value-type="float"/>
          <table:table-cell table:formula="of:=MIN([.$J733])" office:value-type="float"/>
          <table:table-cell table:formula="of:=MIN([.$K733])" office:value-type="float"/>
          <table:table-cell table:formula="of:=MIN([.$L733])" office:value-type="float"/>
          <table:table-cell table:formula="of:=MIN([.$M733])" office:value-type="float"/>
          <table:table-cell table:formula="of:=MIN([.$N733])" office:value-type="float"/>
          <table:table-cell table:formula="of:=MEDIAN([.$B733])" office:value-type="float"/>
          <table:table-cell table:formula="of:=MEDIAN([.$C733])" office:value-type="float"/>
          <table:table-cell table:formula="of:=MEDIAN([.$D733])" office:value-type="float"/>
          <table:table-cell table:formula="of:=MEDIAN([.$E733])" office:value-type="float"/>
          <table:table-cell table:formula="of:=MEDIAN([.$F733])" office:value-type="float"/>
          <table:table-cell table:formula="of:=MEDIAN([.$G733])" office:value-type="float"/>
          <table:table-cell table:formula="of:=MEDIAN([.$H733])" office:value-type="float"/>
          <table:table-cell table:formula="of:=MEDIAN([.$I733])" office:value-type="float"/>
          <table:table-cell table:formula="of:=MEDIAN([.$J733])" office:value-type="float"/>
          <table:table-cell table:formula="of:=MEDIAN([.$K733])" office:value-type="float"/>
          <table:table-cell table:formula="of:=MEDIAN([.$L733])" office:value-type="float"/>
          <table:table-cell table:formula="of:=MEDIAN([.$M733])" office:value-type="float"/>
          <table:table-cell table:formula="of:=MEDIAN([.$N733])" office:value-type="float"/>
          <table:table-cell table:formula="of:=MAX([.$B733])" office:value-type="float"/>
          <table:table-cell table:formula="of:=MAX([.$C733])" office:value-type="float"/>
          <table:table-cell table:formula="of:=MAX([.$D733])" office:value-type="float"/>
          <table:table-cell table:formula="of:=MAX([.$E733])" office:value-type="float"/>
          <table:table-cell table:formula="of:=MAX([.$F733])" office:value-type="float"/>
          <table:table-cell table:formula="of:=MAX([.$G733])" office:value-type="float"/>
          <table:table-cell table:formula="of:=MAX([.$H733])" office:value-type="float"/>
          <table:table-cell table:formula="of:=MAX([.$I733])" office:value-type="float"/>
          <table:table-cell table:formula="of:=MAX([.$J733])" office:value-type="float"/>
          <table:table-cell table:formula="of:=MAX([.$K733])" office:value-type="float"/>
          <table:table-cell table:formula="of:=MAX([.$L733])" office:value-type="float"/>
          <table:table-cell table:formula="of:=MAX([.$M733])" office:value-type="float"/>
          <table:table-cell table:formula="of:=MAX([.$N733])" office:value-type="float"/>
        </table:table-row>
        <table:table-row table:style-name="ro1">
          <table:table-cell office:value-type="string">
            <text:p>c880/c880.lp.2.6</text:p>
          </table:table-cell>
          <table:table-cell office:value-type="float" office:value="0.102744"/>
          <table:table-cell office:value-type="float" office:value="0.097"/>
          <table:table-cell office:value-type="float" office:value="0.09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8.0"/>
          <table:table-cell office:value-type="float" office:value="126397.0"/>
          <table:table-cell office:value-type="float" office:value="126397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4])" office:value-type="float"/>
          <table:table-cell table:formula="of:=MIN([.$C734])" office:value-type="float"/>
          <table:table-cell table:formula="of:=MIN([.$D734])" office:value-type="float"/>
          <table:table-cell table:formula="of:=MIN([.$E734])" office:value-type="float"/>
          <table:table-cell table:formula="of:=MIN([.$F734])" office:value-type="float"/>
          <table:table-cell table:formula="of:=MIN([.$G734])" office:value-type="float"/>
          <table:table-cell table:formula="of:=MIN([.$H734])" office:value-type="float"/>
          <table:table-cell table:formula="of:=MIN([.$I734])" office:value-type="float"/>
          <table:table-cell table:formula="of:=MIN([.$J734])" office:value-type="float"/>
          <table:table-cell table:formula="of:=MIN([.$K734])" office:value-type="float"/>
          <table:table-cell table:formula="of:=MIN([.$L734])" office:value-type="float"/>
          <table:table-cell table:formula="of:=MIN([.$M734])" office:value-type="float"/>
          <table:table-cell table:formula="of:=MIN([.$N734])" office:value-type="float"/>
          <table:table-cell table:formula="of:=MEDIAN([.$B734])" office:value-type="float"/>
          <table:table-cell table:formula="of:=MEDIAN([.$C734])" office:value-type="float"/>
          <table:table-cell table:formula="of:=MEDIAN([.$D734])" office:value-type="float"/>
          <table:table-cell table:formula="of:=MEDIAN([.$E734])" office:value-type="float"/>
          <table:table-cell table:formula="of:=MEDIAN([.$F734])" office:value-type="float"/>
          <table:table-cell table:formula="of:=MEDIAN([.$G734])" office:value-type="float"/>
          <table:table-cell table:formula="of:=MEDIAN([.$H734])" office:value-type="float"/>
          <table:table-cell table:formula="of:=MEDIAN([.$I734])" office:value-type="float"/>
          <table:table-cell table:formula="of:=MEDIAN([.$J734])" office:value-type="float"/>
          <table:table-cell table:formula="of:=MEDIAN([.$K734])" office:value-type="float"/>
          <table:table-cell table:formula="of:=MEDIAN([.$L734])" office:value-type="float"/>
          <table:table-cell table:formula="of:=MEDIAN([.$M734])" office:value-type="float"/>
          <table:table-cell table:formula="of:=MEDIAN([.$N734])" office:value-type="float"/>
          <table:table-cell table:formula="of:=MAX([.$B734])" office:value-type="float"/>
          <table:table-cell table:formula="of:=MAX([.$C734])" office:value-type="float"/>
          <table:table-cell table:formula="of:=MAX([.$D734])" office:value-type="float"/>
          <table:table-cell table:formula="of:=MAX([.$E734])" office:value-type="float"/>
          <table:table-cell table:formula="of:=MAX([.$F734])" office:value-type="float"/>
          <table:table-cell table:formula="of:=MAX([.$G734])" office:value-type="float"/>
          <table:table-cell table:formula="of:=MAX([.$H734])" office:value-type="float"/>
          <table:table-cell table:formula="of:=MAX([.$I734])" office:value-type="float"/>
          <table:table-cell table:formula="of:=MAX([.$J734])" office:value-type="float"/>
          <table:table-cell table:formula="of:=MAX([.$K734])" office:value-type="float"/>
          <table:table-cell table:formula="of:=MAX([.$L734])" office:value-type="float"/>
          <table:table-cell table:formula="of:=MAX([.$M734])" office:value-type="float"/>
          <table:table-cell table:formula="of:=MAX([.$N734])" office:value-type="float"/>
        </table:table-row>
        <table:table-row table:style-name="ro1">
          <table:table-cell office:value-type="string">
            <text:p>c880/c880.lp.2.7</text:p>
          </table:table-cell>
          <table:table-cell office:value-type="float" office:value="0.096519"/>
          <table:table-cell office:value-type="float" office:value="0.091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8.0"/>
          <table:table-cell office:value-type="float" office:value="126396.0"/>
          <table:table-cell office:value-type="float" office:value="126396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5])" office:value-type="float"/>
          <table:table-cell table:formula="of:=MIN([.$C735])" office:value-type="float"/>
          <table:table-cell table:formula="of:=MIN([.$D735])" office:value-type="float"/>
          <table:table-cell table:formula="of:=MIN([.$E735])" office:value-type="float"/>
          <table:table-cell table:formula="of:=MIN([.$F735])" office:value-type="float"/>
          <table:table-cell table:formula="of:=MIN([.$G735])" office:value-type="float"/>
          <table:table-cell table:formula="of:=MIN([.$H735])" office:value-type="float"/>
          <table:table-cell table:formula="of:=MIN([.$I735])" office:value-type="float"/>
          <table:table-cell table:formula="of:=MIN([.$J735])" office:value-type="float"/>
          <table:table-cell table:formula="of:=MIN([.$K735])" office:value-type="float"/>
          <table:table-cell table:formula="of:=MIN([.$L735])" office:value-type="float"/>
          <table:table-cell table:formula="of:=MIN([.$M735])" office:value-type="float"/>
          <table:table-cell table:formula="of:=MIN([.$N735])" office:value-type="float"/>
          <table:table-cell table:formula="of:=MEDIAN([.$B735])" office:value-type="float"/>
          <table:table-cell table:formula="of:=MEDIAN([.$C735])" office:value-type="float"/>
          <table:table-cell table:formula="of:=MEDIAN([.$D735])" office:value-type="float"/>
          <table:table-cell table:formula="of:=MEDIAN([.$E735])" office:value-type="float"/>
          <table:table-cell table:formula="of:=MEDIAN([.$F735])" office:value-type="float"/>
          <table:table-cell table:formula="of:=MEDIAN([.$G735])" office:value-type="float"/>
          <table:table-cell table:formula="of:=MEDIAN([.$H735])" office:value-type="float"/>
          <table:table-cell table:formula="of:=MEDIAN([.$I735])" office:value-type="float"/>
          <table:table-cell table:formula="of:=MEDIAN([.$J735])" office:value-type="float"/>
          <table:table-cell table:formula="of:=MEDIAN([.$K735])" office:value-type="float"/>
          <table:table-cell table:formula="of:=MEDIAN([.$L735])" office:value-type="float"/>
          <table:table-cell table:formula="of:=MEDIAN([.$M735])" office:value-type="float"/>
          <table:table-cell table:formula="of:=MEDIAN([.$N735])" office:value-type="float"/>
          <table:table-cell table:formula="of:=MAX([.$B735])" office:value-type="float"/>
          <table:table-cell table:formula="of:=MAX([.$C735])" office:value-type="float"/>
          <table:table-cell table:formula="of:=MAX([.$D735])" office:value-type="float"/>
          <table:table-cell table:formula="of:=MAX([.$E735])" office:value-type="float"/>
          <table:table-cell table:formula="of:=MAX([.$F735])" office:value-type="float"/>
          <table:table-cell table:formula="of:=MAX([.$G735])" office:value-type="float"/>
          <table:table-cell table:formula="of:=MAX([.$H735])" office:value-type="float"/>
          <table:table-cell table:formula="of:=MAX([.$I735])" office:value-type="float"/>
          <table:table-cell table:formula="of:=MAX([.$J735])" office:value-type="float"/>
          <table:table-cell table:formula="of:=MAX([.$K735])" office:value-type="float"/>
          <table:table-cell table:formula="of:=MAX([.$L735])" office:value-type="float"/>
          <table:table-cell table:formula="of:=MAX([.$M735])" office:value-type="float"/>
          <table:table-cell table:formula="of:=MAX([.$N735])" office:value-type="float"/>
        </table:table-row>
        <table:table-row table:style-name="ro1">
          <table:table-cell office:value-type="string">
            <text:p>c880/c880.lp.2.8</text:p>
          </table:table-cell>
          <table:table-cell office:value-type="float" office:value="0.100721"/>
          <table:table-cell office:value-type="float" office:value="0.091"/>
          <table:table-cell office:value-type="float" office:value="0.0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428.0"/>
          <table:table-cell office:value-type="float" office:value="126395.0"/>
          <table:table-cell office:value-type="float" office:value="126395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6])" office:value-type="float"/>
          <table:table-cell table:formula="of:=MIN([.$C736])" office:value-type="float"/>
          <table:table-cell table:formula="of:=MIN([.$D736])" office:value-type="float"/>
          <table:table-cell table:formula="of:=MIN([.$E736])" office:value-type="float"/>
          <table:table-cell table:formula="of:=MIN([.$F736])" office:value-type="float"/>
          <table:table-cell table:formula="of:=MIN([.$G736])" office:value-type="float"/>
          <table:table-cell table:formula="of:=MIN([.$H736])" office:value-type="float"/>
          <table:table-cell table:formula="of:=MIN([.$I736])" office:value-type="float"/>
          <table:table-cell table:formula="of:=MIN([.$J736])" office:value-type="float"/>
          <table:table-cell table:formula="of:=MIN([.$K736])" office:value-type="float"/>
          <table:table-cell table:formula="of:=MIN([.$L736])" office:value-type="float"/>
          <table:table-cell table:formula="of:=MIN([.$M736])" office:value-type="float"/>
          <table:table-cell table:formula="of:=MIN([.$N736])" office:value-type="float"/>
          <table:table-cell table:formula="of:=MEDIAN([.$B736])" office:value-type="float"/>
          <table:table-cell table:formula="of:=MEDIAN([.$C736])" office:value-type="float"/>
          <table:table-cell table:formula="of:=MEDIAN([.$D736])" office:value-type="float"/>
          <table:table-cell table:formula="of:=MEDIAN([.$E736])" office:value-type="float"/>
          <table:table-cell table:formula="of:=MEDIAN([.$F736])" office:value-type="float"/>
          <table:table-cell table:formula="of:=MEDIAN([.$G736])" office:value-type="float"/>
          <table:table-cell table:formula="of:=MEDIAN([.$H736])" office:value-type="float"/>
          <table:table-cell table:formula="of:=MEDIAN([.$I736])" office:value-type="float"/>
          <table:table-cell table:formula="of:=MEDIAN([.$J736])" office:value-type="float"/>
          <table:table-cell table:formula="of:=MEDIAN([.$K736])" office:value-type="float"/>
          <table:table-cell table:formula="of:=MEDIAN([.$L736])" office:value-type="float"/>
          <table:table-cell table:formula="of:=MEDIAN([.$M736])" office:value-type="float"/>
          <table:table-cell table:formula="of:=MEDIAN([.$N736])" office:value-type="float"/>
          <table:table-cell table:formula="of:=MAX([.$B736])" office:value-type="float"/>
          <table:table-cell table:formula="of:=MAX([.$C736])" office:value-type="float"/>
          <table:table-cell table:formula="of:=MAX([.$D736])" office:value-type="float"/>
          <table:table-cell table:formula="of:=MAX([.$E736])" office:value-type="float"/>
          <table:table-cell table:formula="of:=MAX([.$F736])" office:value-type="float"/>
          <table:table-cell table:formula="of:=MAX([.$G736])" office:value-type="float"/>
          <table:table-cell table:formula="of:=MAX([.$H736])" office:value-type="float"/>
          <table:table-cell table:formula="of:=MAX([.$I736])" office:value-type="float"/>
          <table:table-cell table:formula="of:=MAX([.$J736])" office:value-type="float"/>
          <table:table-cell table:formula="of:=MAX([.$K736])" office:value-type="float"/>
          <table:table-cell table:formula="of:=MAX([.$L736])" office:value-type="float"/>
          <table:table-cell table:formula="of:=MAX([.$M736])" office:value-type="float"/>
          <table:table-cell table:formula="of:=MAX([.$N736])" office:value-type="float"/>
        </table:table-row>
        <table:table-row table:style-name="ro1">
          <table:table-cell office:value-type="string">
            <text:p>c880/c880.lp.3.1</text:p>
          </table:table-cell>
          <table:table-cell office:value-type="float" office:value="0.022847"/>
          <table:table-cell office:value-type="float" office:value="0.007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3.0"/>
          <table:table-cell office:value-type="float" office:value="1143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7])" office:value-type="float"/>
          <table:table-cell table:formula="of:=MIN([.$C737])" office:value-type="float"/>
          <table:table-cell table:formula="of:=MIN([.$D737])" office:value-type="float"/>
          <table:table-cell table:formula="of:=MIN([.$E737])" office:value-type="float"/>
          <table:table-cell table:formula="of:=MIN([.$F737])" office:value-type="float"/>
          <table:table-cell table:formula="of:=MIN([.$G737])" office:value-type="float"/>
          <table:table-cell table:formula="of:=MIN([.$H737])" office:value-type="float"/>
          <table:table-cell table:formula="of:=MIN([.$I737])" office:value-type="float"/>
          <table:table-cell table:formula="of:=MIN([.$J737])" office:value-type="float"/>
          <table:table-cell table:formula="of:=MIN([.$K737])" office:value-type="float"/>
          <table:table-cell table:formula="of:=MIN([.$L737])" office:value-type="float"/>
          <table:table-cell table:formula="of:=MIN([.$M737])" office:value-type="float"/>
          <table:table-cell table:formula="of:=MIN([.$N737])" office:value-type="float"/>
          <table:table-cell table:formula="of:=MEDIAN([.$B737])" office:value-type="float"/>
          <table:table-cell table:formula="of:=MEDIAN([.$C737])" office:value-type="float"/>
          <table:table-cell table:formula="of:=MEDIAN([.$D737])" office:value-type="float"/>
          <table:table-cell table:formula="of:=MEDIAN([.$E737])" office:value-type="float"/>
          <table:table-cell table:formula="of:=MEDIAN([.$F737])" office:value-type="float"/>
          <table:table-cell table:formula="of:=MEDIAN([.$G737])" office:value-type="float"/>
          <table:table-cell table:formula="of:=MEDIAN([.$H737])" office:value-type="float"/>
          <table:table-cell table:formula="of:=MEDIAN([.$I737])" office:value-type="float"/>
          <table:table-cell table:formula="of:=MEDIAN([.$J737])" office:value-type="float"/>
          <table:table-cell table:formula="of:=MEDIAN([.$K737])" office:value-type="float"/>
          <table:table-cell table:formula="of:=MEDIAN([.$L737])" office:value-type="float"/>
          <table:table-cell table:formula="of:=MEDIAN([.$M737])" office:value-type="float"/>
          <table:table-cell table:formula="of:=MEDIAN([.$N737])" office:value-type="float"/>
          <table:table-cell table:formula="of:=MAX([.$B737])" office:value-type="float"/>
          <table:table-cell table:formula="of:=MAX([.$C737])" office:value-type="float"/>
          <table:table-cell table:formula="of:=MAX([.$D737])" office:value-type="float"/>
          <table:table-cell table:formula="of:=MAX([.$E737])" office:value-type="float"/>
          <table:table-cell table:formula="of:=MAX([.$F737])" office:value-type="float"/>
          <table:table-cell table:formula="of:=MAX([.$G737])" office:value-type="float"/>
          <table:table-cell table:formula="of:=MAX([.$H737])" office:value-type="float"/>
          <table:table-cell table:formula="of:=MAX([.$I737])" office:value-type="float"/>
          <table:table-cell table:formula="of:=MAX([.$J737])" office:value-type="float"/>
          <table:table-cell table:formula="of:=MAX([.$K737])" office:value-type="float"/>
          <table:table-cell table:formula="of:=MAX([.$L737])" office:value-type="float"/>
          <table:table-cell table:formula="of:=MAX([.$M737])" office:value-type="float"/>
          <table:table-cell table:formula="of:=MAX([.$N737])" office:value-type="float"/>
        </table:table-row>
        <table:table-row table:style-name="ro1">
          <table:table-cell office:value-type="string">
            <text:p>c880/c880.lp.3.2</text:p>
          </table:table-cell>
          <table:table-cell office:value-type="float" office:value="0.026597"/>
          <table:table-cell office:value-type="float" office:value="0.0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71.0"/>
          <table:table-cell office:value-type="float" office:value="2271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8])" office:value-type="float"/>
          <table:table-cell table:formula="of:=MIN([.$C738])" office:value-type="float"/>
          <table:table-cell table:formula="of:=MIN([.$D738])" office:value-type="float"/>
          <table:table-cell table:formula="of:=MIN([.$E738])" office:value-type="float"/>
          <table:table-cell table:formula="of:=MIN([.$F738])" office:value-type="float"/>
          <table:table-cell table:formula="of:=MIN([.$G738])" office:value-type="float"/>
          <table:table-cell table:formula="of:=MIN([.$H738])" office:value-type="float"/>
          <table:table-cell table:formula="of:=MIN([.$I738])" office:value-type="float"/>
          <table:table-cell table:formula="of:=MIN([.$J738])" office:value-type="float"/>
          <table:table-cell table:formula="of:=MIN([.$K738])" office:value-type="float"/>
          <table:table-cell table:formula="of:=MIN([.$L738])" office:value-type="float"/>
          <table:table-cell table:formula="of:=MIN([.$M738])" office:value-type="float"/>
          <table:table-cell table:formula="of:=MIN([.$N738])" office:value-type="float"/>
          <table:table-cell table:formula="of:=MEDIAN([.$B738])" office:value-type="float"/>
          <table:table-cell table:formula="of:=MEDIAN([.$C738])" office:value-type="float"/>
          <table:table-cell table:formula="of:=MEDIAN([.$D738])" office:value-type="float"/>
          <table:table-cell table:formula="of:=MEDIAN([.$E738])" office:value-type="float"/>
          <table:table-cell table:formula="of:=MEDIAN([.$F738])" office:value-type="float"/>
          <table:table-cell table:formula="of:=MEDIAN([.$G738])" office:value-type="float"/>
          <table:table-cell table:formula="of:=MEDIAN([.$H738])" office:value-type="float"/>
          <table:table-cell table:formula="of:=MEDIAN([.$I738])" office:value-type="float"/>
          <table:table-cell table:formula="of:=MEDIAN([.$J738])" office:value-type="float"/>
          <table:table-cell table:formula="of:=MEDIAN([.$K738])" office:value-type="float"/>
          <table:table-cell table:formula="of:=MEDIAN([.$L738])" office:value-type="float"/>
          <table:table-cell table:formula="of:=MEDIAN([.$M738])" office:value-type="float"/>
          <table:table-cell table:formula="of:=MEDIAN([.$N738])" office:value-type="float"/>
          <table:table-cell table:formula="of:=MAX([.$B738])" office:value-type="float"/>
          <table:table-cell table:formula="of:=MAX([.$C738])" office:value-type="float"/>
          <table:table-cell table:formula="of:=MAX([.$D738])" office:value-type="float"/>
          <table:table-cell table:formula="of:=MAX([.$E738])" office:value-type="float"/>
          <table:table-cell table:formula="of:=MAX([.$F738])" office:value-type="float"/>
          <table:table-cell table:formula="of:=MAX([.$G738])" office:value-type="float"/>
          <table:table-cell table:formula="of:=MAX([.$H738])" office:value-type="float"/>
          <table:table-cell table:formula="of:=MAX([.$I738])" office:value-type="float"/>
          <table:table-cell table:formula="of:=MAX([.$J738])" office:value-type="float"/>
          <table:table-cell table:formula="of:=MAX([.$K738])" office:value-type="float"/>
          <table:table-cell table:formula="of:=MAX([.$L738])" office:value-type="float"/>
          <table:table-cell table:formula="of:=MAX([.$M738])" office:value-type="float"/>
          <table:table-cell table:formula="of:=MAX([.$N738])" office:value-type="float"/>
        </table:table-row>
        <table:table-row table:style-name="ro1">
          <table:table-cell office:value-type="string">
            <text:p>c880/c880.lp.3.3</text:p>
          </table:table-cell>
          <table:table-cell office:value-type="float" office:value="0.071288"/>
          <table:table-cell office:value-type="float" office:value="0.066"/>
          <table:table-cell office:value-type="float" office:value="0.0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97.0"/>
          <table:table-cell office:value-type="float" office:value="94828.0"/>
          <table:table-cell office:value-type="float" office:value="94828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39])" office:value-type="float"/>
          <table:table-cell table:formula="of:=MIN([.$C739])" office:value-type="float"/>
          <table:table-cell table:formula="of:=MIN([.$D739])" office:value-type="float"/>
          <table:table-cell table:formula="of:=MIN([.$E739])" office:value-type="float"/>
          <table:table-cell table:formula="of:=MIN([.$F739])" office:value-type="float"/>
          <table:table-cell table:formula="of:=MIN([.$G739])" office:value-type="float"/>
          <table:table-cell table:formula="of:=MIN([.$H739])" office:value-type="float"/>
          <table:table-cell table:formula="of:=MIN([.$I739])" office:value-type="float"/>
          <table:table-cell table:formula="of:=MIN([.$J739])" office:value-type="float"/>
          <table:table-cell table:formula="of:=MIN([.$K739])" office:value-type="float"/>
          <table:table-cell table:formula="of:=MIN([.$L739])" office:value-type="float"/>
          <table:table-cell table:formula="of:=MIN([.$M739])" office:value-type="float"/>
          <table:table-cell table:formula="of:=MIN([.$N739])" office:value-type="float"/>
          <table:table-cell table:formula="of:=MEDIAN([.$B739])" office:value-type="float"/>
          <table:table-cell table:formula="of:=MEDIAN([.$C739])" office:value-type="float"/>
          <table:table-cell table:formula="of:=MEDIAN([.$D739])" office:value-type="float"/>
          <table:table-cell table:formula="of:=MEDIAN([.$E739])" office:value-type="float"/>
          <table:table-cell table:formula="of:=MEDIAN([.$F739])" office:value-type="float"/>
          <table:table-cell table:formula="of:=MEDIAN([.$G739])" office:value-type="float"/>
          <table:table-cell table:formula="of:=MEDIAN([.$H739])" office:value-type="float"/>
          <table:table-cell table:formula="of:=MEDIAN([.$I739])" office:value-type="float"/>
          <table:table-cell table:formula="of:=MEDIAN([.$J739])" office:value-type="float"/>
          <table:table-cell table:formula="of:=MEDIAN([.$K739])" office:value-type="float"/>
          <table:table-cell table:formula="of:=MEDIAN([.$L739])" office:value-type="float"/>
          <table:table-cell table:formula="of:=MEDIAN([.$M739])" office:value-type="float"/>
          <table:table-cell table:formula="of:=MEDIAN([.$N739])" office:value-type="float"/>
          <table:table-cell table:formula="of:=MAX([.$B739])" office:value-type="float"/>
          <table:table-cell table:formula="of:=MAX([.$C739])" office:value-type="float"/>
          <table:table-cell table:formula="of:=MAX([.$D739])" office:value-type="float"/>
          <table:table-cell table:formula="of:=MAX([.$E739])" office:value-type="float"/>
          <table:table-cell table:formula="of:=MAX([.$F739])" office:value-type="float"/>
          <table:table-cell table:formula="of:=MAX([.$G739])" office:value-type="float"/>
          <table:table-cell table:formula="of:=MAX([.$H739])" office:value-type="float"/>
          <table:table-cell table:formula="of:=MAX([.$I739])" office:value-type="float"/>
          <table:table-cell table:formula="of:=MAX([.$J739])" office:value-type="float"/>
          <table:table-cell table:formula="of:=MAX([.$K739])" office:value-type="float"/>
          <table:table-cell table:formula="of:=MAX([.$L739])" office:value-type="float"/>
          <table:table-cell table:formula="of:=MAX([.$M739])" office:value-type="float"/>
          <table:table-cell table:formula="of:=MAX([.$N739])" office:value-type="float"/>
        </table:table-row>
        <table:table-row table:style-name="ro1">
          <table:table-cell office:value-type="string">
            <text:p>c880/c880.lp.3.4</text:p>
          </table:table-cell>
          <table:table-cell office:value-type="float" office:value="0.07876"/>
          <table:table-cell office:value-type="float" office:value="0.073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102107.0"/>
          <table:table-cell office:value-type="float" office:value="102107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0])" office:value-type="float"/>
          <table:table-cell table:formula="of:=MIN([.$C740])" office:value-type="float"/>
          <table:table-cell table:formula="of:=MIN([.$D740])" office:value-type="float"/>
          <table:table-cell table:formula="of:=MIN([.$E740])" office:value-type="float"/>
          <table:table-cell table:formula="of:=MIN([.$F740])" office:value-type="float"/>
          <table:table-cell table:formula="of:=MIN([.$G740])" office:value-type="float"/>
          <table:table-cell table:formula="of:=MIN([.$H740])" office:value-type="float"/>
          <table:table-cell table:formula="of:=MIN([.$I740])" office:value-type="float"/>
          <table:table-cell table:formula="of:=MIN([.$J740])" office:value-type="float"/>
          <table:table-cell table:formula="of:=MIN([.$K740])" office:value-type="float"/>
          <table:table-cell table:formula="of:=MIN([.$L740])" office:value-type="float"/>
          <table:table-cell table:formula="of:=MIN([.$M740])" office:value-type="float"/>
          <table:table-cell table:formula="of:=MIN([.$N740])" office:value-type="float"/>
          <table:table-cell table:formula="of:=MEDIAN([.$B740])" office:value-type="float"/>
          <table:table-cell table:formula="of:=MEDIAN([.$C740])" office:value-type="float"/>
          <table:table-cell table:formula="of:=MEDIAN([.$D740])" office:value-type="float"/>
          <table:table-cell table:formula="of:=MEDIAN([.$E740])" office:value-type="float"/>
          <table:table-cell table:formula="of:=MEDIAN([.$F740])" office:value-type="float"/>
          <table:table-cell table:formula="of:=MEDIAN([.$G740])" office:value-type="float"/>
          <table:table-cell table:formula="of:=MEDIAN([.$H740])" office:value-type="float"/>
          <table:table-cell table:formula="of:=MEDIAN([.$I740])" office:value-type="float"/>
          <table:table-cell table:formula="of:=MEDIAN([.$J740])" office:value-type="float"/>
          <table:table-cell table:formula="of:=MEDIAN([.$K740])" office:value-type="float"/>
          <table:table-cell table:formula="of:=MEDIAN([.$L740])" office:value-type="float"/>
          <table:table-cell table:formula="of:=MEDIAN([.$M740])" office:value-type="float"/>
          <table:table-cell table:formula="of:=MEDIAN([.$N740])" office:value-type="float"/>
          <table:table-cell table:formula="of:=MAX([.$B740])" office:value-type="float"/>
          <table:table-cell table:formula="of:=MAX([.$C740])" office:value-type="float"/>
          <table:table-cell table:formula="of:=MAX([.$D740])" office:value-type="float"/>
          <table:table-cell table:formula="of:=MAX([.$E740])" office:value-type="float"/>
          <table:table-cell table:formula="of:=MAX([.$F740])" office:value-type="float"/>
          <table:table-cell table:formula="of:=MAX([.$G740])" office:value-type="float"/>
          <table:table-cell table:formula="of:=MAX([.$H740])" office:value-type="float"/>
          <table:table-cell table:formula="of:=MAX([.$I740])" office:value-type="float"/>
          <table:table-cell table:formula="of:=MAX([.$J740])" office:value-type="float"/>
          <table:table-cell table:formula="of:=MAX([.$K740])" office:value-type="float"/>
          <table:table-cell table:formula="of:=MAX([.$L740])" office:value-type="float"/>
          <table:table-cell table:formula="of:=MAX([.$M740])" office:value-type="float"/>
          <table:table-cell table:formula="of:=MAX([.$N740])" office:value-type="float"/>
        </table:table-row>
        <table:table-row table:style-name="ro1">
          <table:table-cell office:value-type="string">
            <text:p>c880/c880.lp.3.5</text:p>
          </table:table-cell>
          <table:table-cell office:value-type="float" office:value="0.080762"/>
          <table:table-cell office:value-type="float" office:value="0.075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6.0"/>
          <table:table-cell office:value-type="float" office:value="103313.0"/>
          <table:table-cell office:value-type="float" office:value="103313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1])" office:value-type="float"/>
          <table:table-cell table:formula="of:=MIN([.$C741])" office:value-type="float"/>
          <table:table-cell table:formula="of:=MIN([.$D741])" office:value-type="float"/>
          <table:table-cell table:formula="of:=MIN([.$E741])" office:value-type="float"/>
          <table:table-cell table:formula="of:=MIN([.$F741])" office:value-type="float"/>
          <table:table-cell table:formula="of:=MIN([.$G741])" office:value-type="float"/>
          <table:table-cell table:formula="of:=MIN([.$H741])" office:value-type="float"/>
          <table:table-cell table:formula="of:=MIN([.$I741])" office:value-type="float"/>
          <table:table-cell table:formula="of:=MIN([.$J741])" office:value-type="float"/>
          <table:table-cell table:formula="of:=MIN([.$K741])" office:value-type="float"/>
          <table:table-cell table:formula="of:=MIN([.$L741])" office:value-type="float"/>
          <table:table-cell table:formula="of:=MIN([.$M741])" office:value-type="float"/>
          <table:table-cell table:formula="of:=MIN([.$N741])" office:value-type="float"/>
          <table:table-cell table:formula="of:=MEDIAN([.$B741])" office:value-type="float"/>
          <table:table-cell table:formula="of:=MEDIAN([.$C741])" office:value-type="float"/>
          <table:table-cell table:formula="of:=MEDIAN([.$D741])" office:value-type="float"/>
          <table:table-cell table:formula="of:=MEDIAN([.$E741])" office:value-type="float"/>
          <table:table-cell table:formula="of:=MEDIAN([.$F741])" office:value-type="float"/>
          <table:table-cell table:formula="of:=MEDIAN([.$G741])" office:value-type="float"/>
          <table:table-cell table:formula="of:=MEDIAN([.$H741])" office:value-type="float"/>
          <table:table-cell table:formula="of:=MEDIAN([.$I741])" office:value-type="float"/>
          <table:table-cell table:formula="of:=MEDIAN([.$J741])" office:value-type="float"/>
          <table:table-cell table:formula="of:=MEDIAN([.$K741])" office:value-type="float"/>
          <table:table-cell table:formula="of:=MEDIAN([.$L741])" office:value-type="float"/>
          <table:table-cell table:formula="of:=MEDIAN([.$M741])" office:value-type="float"/>
          <table:table-cell table:formula="of:=MEDIAN([.$N741])" office:value-type="float"/>
          <table:table-cell table:formula="of:=MAX([.$B741])" office:value-type="float"/>
          <table:table-cell table:formula="of:=MAX([.$C741])" office:value-type="float"/>
          <table:table-cell table:formula="of:=MAX([.$D741])" office:value-type="float"/>
          <table:table-cell table:formula="of:=MAX([.$E741])" office:value-type="float"/>
          <table:table-cell table:formula="of:=MAX([.$F741])" office:value-type="float"/>
          <table:table-cell table:formula="of:=MAX([.$G741])" office:value-type="float"/>
          <table:table-cell table:formula="of:=MAX([.$H741])" office:value-type="float"/>
          <table:table-cell table:formula="of:=MAX([.$I741])" office:value-type="float"/>
          <table:table-cell table:formula="of:=MAX([.$J741])" office:value-type="float"/>
          <table:table-cell table:formula="of:=MAX([.$K741])" office:value-type="float"/>
          <table:table-cell table:formula="of:=MAX([.$L741])" office:value-type="float"/>
          <table:table-cell table:formula="of:=MAX([.$M741])" office:value-type="float"/>
          <table:table-cell table:formula="of:=MAX([.$N741])" office:value-type="float"/>
        </table:table-row>
        <table:table-row table:style-name="ro1">
          <table:table-cell office:value-type="string">
            <text:p>c880/c880.lp.3.6</text:p>
          </table:table-cell>
          <table:table-cell office:value-type="float" office:value="0.081954"/>
          <table:table-cell office:value-type="float" office:value="0.075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6.0"/>
          <table:table-cell office:value-type="float" office:value="103312.0"/>
          <table:table-cell office:value-type="float" office:value="10331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2])" office:value-type="float"/>
          <table:table-cell table:formula="of:=MIN([.$C742])" office:value-type="float"/>
          <table:table-cell table:formula="of:=MIN([.$D742])" office:value-type="float"/>
          <table:table-cell table:formula="of:=MIN([.$E742])" office:value-type="float"/>
          <table:table-cell table:formula="of:=MIN([.$F742])" office:value-type="float"/>
          <table:table-cell table:formula="of:=MIN([.$G742])" office:value-type="float"/>
          <table:table-cell table:formula="of:=MIN([.$H742])" office:value-type="float"/>
          <table:table-cell table:formula="of:=MIN([.$I742])" office:value-type="float"/>
          <table:table-cell table:formula="of:=MIN([.$J742])" office:value-type="float"/>
          <table:table-cell table:formula="of:=MIN([.$K742])" office:value-type="float"/>
          <table:table-cell table:formula="of:=MIN([.$L742])" office:value-type="float"/>
          <table:table-cell table:formula="of:=MIN([.$M742])" office:value-type="float"/>
          <table:table-cell table:formula="of:=MIN([.$N742])" office:value-type="float"/>
          <table:table-cell table:formula="of:=MEDIAN([.$B742])" office:value-type="float"/>
          <table:table-cell table:formula="of:=MEDIAN([.$C742])" office:value-type="float"/>
          <table:table-cell table:formula="of:=MEDIAN([.$D742])" office:value-type="float"/>
          <table:table-cell table:formula="of:=MEDIAN([.$E742])" office:value-type="float"/>
          <table:table-cell table:formula="of:=MEDIAN([.$F742])" office:value-type="float"/>
          <table:table-cell table:formula="of:=MEDIAN([.$G742])" office:value-type="float"/>
          <table:table-cell table:formula="of:=MEDIAN([.$H742])" office:value-type="float"/>
          <table:table-cell table:formula="of:=MEDIAN([.$I742])" office:value-type="float"/>
          <table:table-cell table:formula="of:=MEDIAN([.$J742])" office:value-type="float"/>
          <table:table-cell table:formula="of:=MEDIAN([.$K742])" office:value-type="float"/>
          <table:table-cell table:formula="of:=MEDIAN([.$L742])" office:value-type="float"/>
          <table:table-cell table:formula="of:=MEDIAN([.$M742])" office:value-type="float"/>
          <table:table-cell table:formula="of:=MEDIAN([.$N742])" office:value-type="float"/>
          <table:table-cell table:formula="of:=MAX([.$B742])" office:value-type="float"/>
          <table:table-cell table:formula="of:=MAX([.$C742])" office:value-type="float"/>
          <table:table-cell table:formula="of:=MAX([.$D742])" office:value-type="float"/>
          <table:table-cell table:formula="of:=MAX([.$E742])" office:value-type="float"/>
          <table:table-cell table:formula="of:=MAX([.$F742])" office:value-type="float"/>
          <table:table-cell table:formula="of:=MAX([.$G742])" office:value-type="float"/>
          <table:table-cell table:formula="of:=MAX([.$H742])" office:value-type="float"/>
          <table:table-cell table:formula="of:=MAX([.$I742])" office:value-type="float"/>
          <table:table-cell table:formula="of:=MAX([.$J742])" office:value-type="float"/>
          <table:table-cell table:formula="of:=MAX([.$K742])" office:value-type="float"/>
          <table:table-cell table:formula="of:=MAX([.$L742])" office:value-type="float"/>
          <table:table-cell table:formula="of:=MAX([.$M742])" office:value-type="float"/>
          <table:table-cell table:formula="of:=MAX([.$N742])" office:value-type="float"/>
        </table:table-row>
        <table:table-row table:style-name="ro1">
          <table:table-cell office:value-type="string">
            <text:p>c880/c880.lp.3.7</text:p>
          </table:table-cell>
          <table:table-cell office:value-type="float" office:value="0.080947"/>
          <table:table-cell office:value-type="float" office:value="0.075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6.0"/>
          <table:table-cell office:value-type="float" office:value="103311.0"/>
          <table:table-cell office:value-type="float" office:value="10331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3])" office:value-type="float"/>
          <table:table-cell table:formula="of:=MIN([.$C743])" office:value-type="float"/>
          <table:table-cell table:formula="of:=MIN([.$D743])" office:value-type="float"/>
          <table:table-cell table:formula="of:=MIN([.$E743])" office:value-type="float"/>
          <table:table-cell table:formula="of:=MIN([.$F743])" office:value-type="float"/>
          <table:table-cell table:formula="of:=MIN([.$G743])" office:value-type="float"/>
          <table:table-cell table:formula="of:=MIN([.$H743])" office:value-type="float"/>
          <table:table-cell table:formula="of:=MIN([.$I743])" office:value-type="float"/>
          <table:table-cell table:formula="of:=MIN([.$J743])" office:value-type="float"/>
          <table:table-cell table:formula="of:=MIN([.$K743])" office:value-type="float"/>
          <table:table-cell table:formula="of:=MIN([.$L743])" office:value-type="float"/>
          <table:table-cell table:formula="of:=MIN([.$M743])" office:value-type="float"/>
          <table:table-cell table:formula="of:=MIN([.$N743])" office:value-type="float"/>
          <table:table-cell table:formula="of:=MEDIAN([.$B743])" office:value-type="float"/>
          <table:table-cell table:formula="of:=MEDIAN([.$C743])" office:value-type="float"/>
          <table:table-cell table:formula="of:=MEDIAN([.$D743])" office:value-type="float"/>
          <table:table-cell table:formula="of:=MEDIAN([.$E743])" office:value-type="float"/>
          <table:table-cell table:formula="of:=MEDIAN([.$F743])" office:value-type="float"/>
          <table:table-cell table:formula="of:=MEDIAN([.$G743])" office:value-type="float"/>
          <table:table-cell table:formula="of:=MEDIAN([.$H743])" office:value-type="float"/>
          <table:table-cell table:formula="of:=MEDIAN([.$I743])" office:value-type="float"/>
          <table:table-cell table:formula="of:=MEDIAN([.$J743])" office:value-type="float"/>
          <table:table-cell table:formula="of:=MEDIAN([.$K743])" office:value-type="float"/>
          <table:table-cell table:formula="of:=MEDIAN([.$L743])" office:value-type="float"/>
          <table:table-cell table:formula="of:=MEDIAN([.$M743])" office:value-type="float"/>
          <table:table-cell table:formula="of:=MEDIAN([.$N743])" office:value-type="float"/>
          <table:table-cell table:formula="of:=MAX([.$B743])" office:value-type="float"/>
          <table:table-cell table:formula="of:=MAX([.$C743])" office:value-type="float"/>
          <table:table-cell table:formula="of:=MAX([.$D743])" office:value-type="float"/>
          <table:table-cell table:formula="of:=MAX([.$E743])" office:value-type="float"/>
          <table:table-cell table:formula="of:=MAX([.$F743])" office:value-type="float"/>
          <table:table-cell table:formula="of:=MAX([.$G743])" office:value-type="float"/>
          <table:table-cell table:formula="of:=MAX([.$H743])" office:value-type="float"/>
          <table:table-cell table:formula="of:=MAX([.$I743])" office:value-type="float"/>
          <table:table-cell table:formula="of:=MAX([.$J743])" office:value-type="float"/>
          <table:table-cell table:formula="of:=MAX([.$K743])" office:value-type="float"/>
          <table:table-cell table:formula="of:=MAX([.$L743])" office:value-type="float"/>
          <table:table-cell table:formula="of:=MAX([.$M743])" office:value-type="float"/>
          <table:table-cell table:formula="of:=MAX([.$N743])" office:value-type="float"/>
        </table:table-row>
        <table:table-row table:style-name="ro1">
          <table:table-cell office:value-type="string">
            <text:p>c880/c880.lp.3.8</text:p>
          </table:table-cell>
          <table:table-cell office:value-type="float" office:value="0.084569"/>
          <table:table-cell office:value-type="float" office:value="0.079"/>
          <table:table-cell office:value-type="float" office:value="0.0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6.0"/>
          <table:table-cell office:value-type="float" office:value="103310.0"/>
          <table:table-cell office:value-type="float" office:value="103310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4])" office:value-type="float"/>
          <table:table-cell table:formula="of:=MIN([.$C744])" office:value-type="float"/>
          <table:table-cell table:formula="of:=MIN([.$D744])" office:value-type="float"/>
          <table:table-cell table:formula="of:=MIN([.$E744])" office:value-type="float"/>
          <table:table-cell table:formula="of:=MIN([.$F744])" office:value-type="float"/>
          <table:table-cell table:formula="of:=MIN([.$G744])" office:value-type="float"/>
          <table:table-cell table:formula="of:=MIN([.$H744])" office:value-type="float"/>
          <table:table-cell table:formula="of:=MIN([.$I744])" office:value-type="float"/>
          <table:table-cell table:formula="of:=MIN([.$J744])" office:value-type="float"/>
          <table:table-cell table:formula="of:=MIN([.$K744])" office:value-type="float"/>
          <table:table-cell table:formula="of:=MIN([.$L744])" office:value-type="float"/>
          <table:table-cell table:formula="of:=MIN([.$M744])" office:value-type="float"/>
          <table:table-cell table:formula="of:=MIN([.$N744])" office:value-type="float"/>
          <table:table-cell table:formula="of:=MEDIAN([.$B744])" office:value-type="float"/>
          <table:table-cell table:formula="of:=MEDIAN([.$C744])" office:value-type="float"/>
          <table:table-cell table:formula="of:=MEDIAN([.$D744])" office:value-type="float"/>
          <table:table-cell table:formula="of:=MEDIAN([.$E744])" office:value-type="float"/>
          <table:table-cell table:formula="of:=MEDIAN([.$F744])" office:value-type="float"/>
          <table:table-cell table:formula="of:=MEDIAN([.$G744])" office:value-type="float"/>
          <table:table-cell table:formula="of:=MEDIAN([.$H744])" office:value-type="float"/>
          <table:table-cell table:formula="of:=MEDIAN([.$I744])" office:value-type="float"/>
          <table:table-cell table:formula="of:=MEDIAN([.$J744])" office:value-type="float"/>
          <table:table-cell table:formula="of:=MEDIAN([.$K744])" office:value-type="float"/>
          <table:table-cell table:formula="of:=MEDIAN([.$L744])" office:value-type="float"/>
          <table:table-cell table:formula="of:=MEDIAN([.$M744])" office:value-type="float"/>
          <table:table-cell table:formula="of:=MEDIAN([.$N744])" office:value-type="float"/>
          <table:table-cell table:formula="of:=MAX([.$B744])" office:value-type="float"/>
          <table:table-cell table:formula="of:=MAX([.$C744])" office:value-type="float"/>
          <table:table-cell table:formula="of:=MAX([.$D744])" office:value-type="float"/>
          <table:table-cell table:formula="of:=MAX([.$E744])" office:value-type="float"/>
          <table:table-cell table:formula="of:=MAX([.$F744])" office:value-type="float"/>
          <table:table-cell table:formula="of:=MAX([.$G744])" office:value-type="float"/>
          <table:table-cell table:formula="of:=MAX([.$H744])" office:value-type="float"/>
          <table:table-cell table:formula="of:=MAX([.$I744])" office:value-type="float"/>
          <table:table-cell table:formula="of:=MAX([.$J744])" office:value-type="float"/>
          <table:table-cell table:formula="of:=MAX([.$K744])" office:value-type="float"/>
          <table:table-cell table:formula="of:=MAX([.$L744])" office:value-type="float"/>
          <table:table-cell table:formula="of:=MAX([.$M744])" office:value-type="float"/>
          <table:table-cell table:formula="of:=MAX([.$N744])" office:value-type="float"/>
        </table:table-row>
        <table:table-row table:style-name="ro1">
          <table:table-cell office:value-type="string">
            <text:p>c880/c880.lp.4.1</text:p>
          </table:table-cell>
          <table:table-cell office:value-type="float" office:value="0.026451"/>
          <table:table-cell office:value-type="float" office:value="0.00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5])" office:value-type="float"/>
          <table:table-cell table:formula="of:=MIN([.$C745])" office:value-type="float"/>
          <table:table-cell table:formula="of:=MIN([.$D745])" office:value-type="float"/>
          <table:table-cell table:formula="of:=MIN([.$E745])" office:value-type="float"/>
          <table:table-cell table:formula="of:=MIN([.$F745])" office:value-type="float"/>
          <table:table-cell table:formula="of:=MIN([.$G745])" office:value-type="float"/>
          <table:table-cell table:formula="of:=MIN([.$H745])" office:value-type="float"/>
          <table:table-cell table:formula="of:=MIN([.$I745])" office:value-type="float"/>
          <table:table-cell table:formula="of:=MIN([.$J745])" office:value-type="float"/>
          <table:table-cell table:formula="of:=MIN([.$K745])" office:value-type="float"/>
          <table:table-cell table:formula="of:=MIN([.$L745])" office:value-type="float"/>
          <table:table-cell table:formula="of:=MIN([.$M745])" office:value-type="float"/>
          <table:table-cell table:formula="of:=MIN([.$N745])" office:value-type="float"/>
          <table:table-cell table:formula="of:=MEDIAN([.$B745])" office:value-type="float"/>
          <table:table-cell table:formula="of:=MEDIAN([.$C745])" office:value-type="float"/>
          <table:table-cell table:formula="of:=MEDIAN([.$D745])" office:value-type="float"/>
          <table:table-cell table:formula="of:=MEDIAN([.$E745])" office:value-type="float"/>
          <table:table-cell table:formula="of:=MEDIAN([.$F745])" office:value-type="float"/>
          <table:table-cell table:formula="of:=MEDIAN([.$G745])" office:value-type="float"/>
          <table:table-cell table:formula="of:=MEDIAN([.$H745])" office:value-type="float"/>
          <table:table-cell table:formula="of:=MEDIAN([.$I745])" office:value-type="float"/>
          <table:table-cell table:formula="of:=MEDIAN([.$J745])" office:value-type="float"/>
          <table:table-cell table:formula="of:=MEDIAN([.$K745])" office:value-type="float"/>
          <table:table-cell table:formula="of:=MEDIAN([.$L745])" office:value-type="float"/>
          <table:table-cell table:formula="of:=MEDIAN([.$M745])" office:value-type="float"/>
          <table:table-cell table:formula="of:=MEDIAN([.$N745])" office:value-type="float"/>
          <table:table-cell table:formula="of:=MAX([.$B745])" office:value-type="float"/>
          <table:table-cell table:formula="of:=MAX([.$C745])" office:value-type="float"/>
          <table:table-cell table:formula="of:=MAX([.$D745])" office:value-type="float"/>
          <table:table-cell table:formula="of:=MAX([.$E745])" office:value-type="float"/>
          <table:table-cell table:formula="of:=MAX([.$F745])" office:value-type="float"/>
          <table:table-cell table:formula="of:=MAX([.$G745])" office:value-type="float"/>
          <table:table-cell table:formula="of:=MAX([.$H745])" office:value-type="float"/>
          <table:table-cell table:formula="of:=MAX([.$I745])" office:value-type="float"/>
          <table:table-cell table:formula="of:=MAX([.$J745])" office:value-type="float"/>
          <table:table-cell table:formula="of:=MAX([.$K745])" office:value-type="float"/>
          <table:table-cell table:formula="of:=MAX([.$L745])" office:value-type="float"/>
          <table:table-cell table:formula="of:=MAX([.$M745])" office:value-type="float"/>
          <table:table-cell table:formula="of:=MAX([.$N745])" office:value-type="float"/>
        </table:table-row>
        <table:table-row table:style-name="ro1">
          <table:table-cell office:value-type="string">
            <text:p>c880/c880.lp.4.2</text:p>
          </table:table-cell>
          <table:table-cell office:value-type="float" office:value="0.023119"/>
          <table:table-cell office:value-type="float" office:value="0.0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71.0"/>
          <table:table-cell office:value-type="float" office:value="227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6])" office:value-type="float"/>
          <table:table-cell table:formula="of:=MIN([.$C746])" office:value-type="float"/>
          <table:table-cell table:formula="of:=MIN([.$D746])" office:value-type="float"/>
          <table:table-cell table:formula="of:=MIN([.$E746])" office:value-type="float"/>
          <table:table-cell table:formula="of:=MIN([.$F746])" office:value-type="float"/>
          <table:table-cell table:formula="of:=MIN([.$G746])" office:value-type="float"/>
          <table:table-cell table:formula="of:=MIN([.$H746])" office:value-type="float"/>
          <table:table-cell table:formula="of:=MIN([.$I746])" office:value-type="float"/>
          <table:table-cell table:formula="of:=MIN([.$J746])" office:value-type="float"/>
          <table:table-cell table:formula="of:=MIN([.$K746])" office:value-type="float"/>
          <table:table-cell table:formula="of:=MIN([.$L746])" office:value-type="float"/>
          <table:table-cell table:formula="of:=MIN([.$M746])" office:value-type="float"/>
          <table:table-cell table:formula="of:=MIN([.$N746])" office:value-type="float"/>
          <table:table-cell table:formula="of:=MEDIAN([.$B746])" office:value-type="float"/>
          <table:table-cell table:formula="of:=MEDIAN([.$C746])" office:value-type="float"/>
          <table:table-cell table:formula="of:=MEDIAN([.$D746])" office:value-type="float"/>
          <table:table-cell table:formula="of:=MEDIAN([.$E746])" office:value-type="float"/>
          <table:table-cell table:formula="of:=MEDIAN([.$F746])" office:value-type="float"/>
          <table:table-cell table:formula="of:=MEDIAN([.$G746])" office:value-type="float"/>
          <table:table-cell table:formula="of:=MEDIAN([.$H746])" office:value-type="float"/>
          <table:table-cell table:formula="of:=MEDIAN([.$I746])" office:value-type="float"/>
          <table:table-cell table:formula="of:=MEDIAN([.$J746])" office:value-type="float"/>
          <table:table-cell table:formula="of:=MEDIAN([.$K746])" office:value-type="float"/>
          <table:table-cell table:formula="of:=MEDIAN([.$L746])" office:value-type="float"/>
          <table:table-cell table:formula="of:=MEDIAN([.$M746])" office:value-type="float"/>
          <table:table-cell table:formula="of:=MEDIAN([.$N746])" office:value-type="float"/>
          <table:table-cell table:formula="of:=MAX([.$B746])" office:value-type="float"/>
          <table:table-cell table:formula="of:=MAX([.$C746])" office:value-type="float"/>
          <table:table-cell table:formula="of:=MAX([.$D746])" office:value-type="float"/>
          <table:table-cell table:formula="of:=MAX([.$E746])" office:value-type="float"/>
          <table:table-cell table:formula="of:=MAX([.$F746])" office:value-type="float"/>
          <table:table-cell table:formula="of:=MAX([.$G746])" office:value-type="float"/>
          <table:table-cell table:formula="of:=MAX([.$H746])" office:value-type="float"/>
          <table:table-cell table:formula="of:=MAX([.$I746])" office:value-type="float"/>
          <table:table-cell table:formula="of:=MAX([.$J746])" office:value-type="float"/>
          <table:table-cell table:formula="of:=MAX([.$K746])" office:value-type="float"/>
          <table:table-cell table:formula="of:=MAX([.$L746])" office:value-type="float"/>
          <table:table-cell table:formula="of:=MAX([.$M746])" office:value-type="float"/>
          <table:table-cell table:formula="of:=MAX([.$N746])" office:value-type="float"/>
        </table:table-row>
        <table:table-row table:style-name="ro1">
          <table:table-cell office:value-type="string">
            <text:p>c880/c880.lp.4.3</text:p>
          </table:table-cell>
          <table:table-cell office:value-type="float" office:value="0.025449"/>
          <table:table-cell office:value-type="float" office:value="0.01"/>
          <table:table-cell office:value-type="float" office:value="0.0"/>
          <table:table-cell office:value-type="float" office:value="18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499.0"/>
          <table:table-cell office:value-type="float" office:value="6499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7])" office:value-type="float"/>
          <table:table-cell table:formula="of:=MIN([.$C747])" office:value-type="float"/>
          <table:table-cell table:formula="of:=MIN([.$D747])" office:value-type="float"/>
          <table:table-cell table:formula="of:=MIN([.$E747])" office:value-type="float"/>
          <table:table-cell table:formula="of:=MIN([.$F747])" office:value-type="float"/>
          <table:table-cell table:formula="of:=MIN([.$G747])" office:value-type="float"/>
          <table:table-cell table:formula="of:=MIN([.$H747])" office:value-type="float"/>
          <table:table-cell table:formula="of:=MIN([.$I747])" office:value-type="float"/>
          <table:table-cell table:formula="of:=MIN([.$J747])" office:value-type="float"/>
          <table:table-cell table:formula="of:=MIN([.$K747])" office:value-type="float"/>
          <table:table-cell table:formula="of:=MIN([.$L747])" office:value-type="float"/>
          <table:table-cell table:formula="of:=MIN([.$M747])" office:value-type="float"/>
          <table:table-cell table:formula="of:=MIN([.$N747])" office:value-type="float"/>
          <table:table-cell table:formula="of:=MEDIAN([.$B747])" office:value-type="float"/>
          <table:table-cell table:formula="of:=MEDIAN([.$C747])" office:value-type="float"/>
          <table:table-cell table:formula="of:=MEDIAN([.$D747])" office:value-type="float"/>
          <table:table-cell table:formula="of:=MEDIAN([.$E747])" office:value-type="float"/>
          <table:table-cell table:formula="of:=MEDIAN([.$F747])" office:value-type="float"/>
          <table:table-cell table:formula="of:=MEDIAN([.$G747])" office:value-type="float"/>
          <table:table-cell table:formula="of:=MEDIAN([.$H747])" office:value-type="float"/>
          <table:table-cell table:formula="of:=MEDIAN([.$I747])" office:value-type="float"/>
          <table:table-cell table:formula="of:=MEDIAN([.$J747])" office:value-type="float"/>
          <table:table-cell table:formula="of:=MEDIAN([.$K747])" office:value-type="float"/>
          <table:table-cell table:formula="of:=MEDIAN([.$L747])" office:value-type="float"/>
          <table:table-cell table:formula="of:=MEDIAN([.$M747])" office:value-type="float"/>
          <table:table-cell table:formula="of:=MEDIAN([.$N747])" office:value-type="float"/>
          <table:table-cell table:formula="of:=MAX([.$B747])" office:value-type="float"/>
          <table:table-cell table:formula="of:=MAX([.$C747])" office:value-type="float"/>
          <table:table-cell table:formula="of:=MAX([.$D747])" office:value-type="float"/>
          <table:table-cell table:formula="of:=MAX([.$E747])" office:value-type="float"/>
          <table:table-cell table:formula="of:=MAX([.$F747])" office:value-type="float"/>
          <table:table-cell table:formula="of:=MAX([.$G747])" office:value-type="float"/>
          <table:table-cell table:formula="of:=MAX([.$H747])" office:value-type="float"/>
          <table:table-cell table:formula="of:=MAX([.$I747])" office:value-type="float"/>
          <table:table-cell table:formula="of:=MAX([.$J747])" office:value-type="float"/>
          <table:table-cell table:formula="of:=MAX([.$K747])" office:value-type="float"/>
          <table:table-cell table:formula="of:=MAX([.$L747])" office:value-type="float"/>
          <table:table-cell table:formula="of:=MAX([.$M747])" office:value-type="float"/>
          <table:table-cell table:formula="of:=MAX([.$N747])" office:value-type="float"/>
        </table:table-row>
        <table:table-row table:style-name="ro1">
          <table:table-cell office:value-type="string">
            <text:p>c880/c880.lp.4.4</text:p>
          </table:table-cell>
          <table:table-cell office:value-type="float" office:value="0.024257"/>
          <table:table-cell office:value-type="float" office:value="0.019"/>
          <table:table-cell office:value-type="float" office:value="0.01"/>
          <table:table-cell office:value-type="float" office:value="72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5409.0"/>
          <table:table-cell office:value-type="float" office:value="25409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8])" office:value-type="float"/>
          <table:table-cell table:formula="of:=MIN([.$C748])" office:value-type="float"/>
          <table:table-cell table:formula="of:=MIN([.$D748])" office:value-type="float"/>
          <table:table-cell table:formula="of:=MIN([.$E748])" office:value-type="float"/>
          <table:table-cell table:formula="of:=MIN([.$F748])" office:value-type="float"/>
          <table:table-cell table:formula="of:=MIN([.$G748])" office:value-type="float"/>
          <table:table-cell table:formula="of:=MIN([.$H748])" office:value-type="float"/>
          <table:table-cell table:formula="of:=MIN([.$I748])" office:value-type="float"/>
          <table:table-cell table:formula="of:=MIN([.$J748])" office:value-type="float"/>
          <table:table-cell table:formula="of:=MIN([.$K748])" office:value-type="float"/>
          <table:table-cell table:formula="of:=MIN([.$L748])" office:value-type="float"/>
          <table:table-cell table:formula="of:=MIN([.$M748])" office:value-type="float"/>
          <table:table-cell table:formula="of:=MIN([.$N748])" office:value-type="float"/>
          <table:table-cell table:formula="of:=MEDIAN([.$B748])" office:value-type="float"/>
          <table:table-cell table:formula="of:=MEDIAN([.$C748])" office:value-type="float"/>
          <table:table-cell table:formula="of:=MEDIAN([.$D748])" office:value-type="float"/>
          <table:table-cell table:formula="of:=MEDIAN([.$E748])" office:value-type="float"/>
          <table:table-cell table:formula="of:=MEDIAN([.$F748])" office:value-type="float"/>
          <table:table-cell table:formula="of:=MEDIAN([.$G748])" office:value-type="float"/>
          <table:table-cell table:formula="of:=MEDIAN([.$H748])" office:value-type="float"/>
          <table:table-cell table:formula="of:=MEDIAN([.$I748])" office:value-type="float"/>
          <table:table-cell table:formula="of:=MEDIAN([.$J748])" office:value-type="float"/>
          <table:table-cell table:formula="of:=MEDIAN([.$K748])" office:value-type="float"/>
          <table:table-cell table:formula="of:=MEDIAN([.$L748])" office:value-type="float"/>
          <table:table-cell table:formula="of:=MEDIAN([.$M748])" office:value-type="float"/>
          <table:table-cell table:formula="of:=MEDIAN([.$N748])" office:value-type="float"/>
          <table:table-cell table:formula="of:=MAX([.$B748])" office:value-type="float"/>
          <table:table-cell table:formula="of:=MAX([.$C748])" office:value-type="float"/>
          <table:table-cell table:formula="of:=MAX([.$D748])" office:value-type="float"/>
          <table:table-cell table:formula="of:=MAX([.$E748])" office:value-type="float"/>
          <table:table-cell table:formula="of:=MAX([.$F748])" office:value-type="float"/>
          <table:table-cell table:formula="of:=MAX([.$G748])" office:value-type="float"/>
          <table:table-cell table:formula="of:=MAX([.$H748])" office:value-type="float"/>
          <table:table-cell table:formula="of:=MAX([.$I748])" office:value-type="float"/>
          <table:table-cell table:formula="of:=MAX([.$J748])" office:value-type="float"/>
          <table:table-cell table:formula="of:=MAX([.$K748])" office:value-type="float"/>
          <table:table-cell table:formula="of:=MAX([.$L748])" office:value-type="float"/>
          <table:table-cell table:formula="of:=MAX([.$M748])" office:value-type="float"/>
          <table:table-cell table:formula="of:=MAX([.$N748])" office:value-type="float"/>
        </table:table-row>
        <table:table-row table:style-name="ro1">
          <table:table-cell office:value-type="string">
            <text:p>c880/c880.lp.4.5</text:p>
          </table:table-cell>
          <table:table-cell office:value-type="float" office:value="0.03953"/>
          <table:table-cell office:value-type="float" office:value="0.034"/>
          <table:table-cell office:value-type="float" office:value="0.03"/>
          <table:table-cell office:value-type="float" office:value="144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51316.0"/>
          <table:table-cell office:value-type="float" office:value="51316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49])" office:value-type="float"/>
          <table:table-cell table:formula="of:=MIN([.$C749])" office:value-type="float"/>
          <table:table-cell table:formula="of:=MIN([.$D749])" office:value-type="float"/>
          <table:table-cell table:formula="of:=MIN([.$E749])" office:value-type="float"/>
          <table:table-cell table:formula="of:=MIN([.$F749])" office:value-type="float"/>
          <table:table-cell table:formula="of:=MIN([.$G749])" office:value-type="float"/>
          <table:table-cell table:formula="of:=MIN([.$H749])" office:value-type="float"/>
          <table:table-cell table:formula="of:=MIN([.$I749])" office:value-type="float"/>
          <table:table-cell table:formula="of:=MIN([.$J749])" office:value-type="float"/>
          <table:table-cell table:formula="of:=MIN([.$K749])" office:value-type="float"/>
          <table:table-cell table:formula="of:=MIN([.$L749])" office:value-type="float"/>
          <table:table-cell table:formula="of:=MIN([.$M749])" office:value-type="float"/>
          <table:table-cell table:formula="of:=MIN([.$N749])" office:value-type="float"/>
          <table:table-cell table:formula="of:=MEDIAN([.$B749])" office:value-type="float"/>
          <table:table-cell table:formula="of:=MEDIAN([.$C749])" office:value-type="float"/>
          <table:table-cell table:formula="of:=MEDIAN([.$D749])" office:value-type="float"/>
          <table:table-cell table:formula="of:=MEDIAN([.$E749])" office:value-type="float"/>
          <table:table-cell table:formula="of:=MEDIAN([.$F749])" office:value-type="float"/>
          <table:table-cell table:formula="of:=MEDIAN([.$G749])" office:value-type="float"/>
          <table:table-cell table:formula="of:=MEDIAN([.$H749])" office:value-type="float"/>
          <table:table-cell table:formula="of:=MEDIAN([.$I749])" office:value-type="float"/>
          <table:table-cell table:formula="of:=MEDIAN([.$J749])" office:value-type="float"/>
          <table:table-cell table:formula="of:=MEDIAN([.$K749])" office:value-type="float"/>
          <table:table-cell table:formula="of:=MEDIAN([.$L749])" office:value-type="float"/>
          <table:table-cell table:formula="of:=MEDIAN([.$M749])" office:value-type="float"/>
          <table:table-cell table:formula="of:=MEDIAN([.$N749])" office:value-type="float"/>
          <table:table-cell table:formula="of:=MAX([.$B749])" office:value-type="float"/>
          <table:table-cell table:formula="of:=MAX([.$C749])" office:value-type="float"/>
          <table:table-cell table:formula="of:=MAX([.$D749])" office:value-type="float"/>
          <table:table-cell table:formula="of:=MAX([.$E749])" office:value-type="float"/>
          <table:table-cell table:formula="of:=MAX([.$F749])" office:value-type="float"/>
          <table:table-cell table:formula="of:=MAX([.$G749])" office:value-type="float"/>
          <table:table-cell table:formula="of:=MAX([.$H749])" office:value-type="float"/>
          <table:table-cell table:formula="of:=MAX([.$I749])" office:value-type="float"/>
          <table:table-cell table:formula="of:=MAX([.$J749])" office:value-type="float"/>
          <table:table-cell table:formula="of:=MAX([.$K749])" office:value-type="float"/>
          <table:table-cell table:formula="of:=MAX([.$L749])" office:value-type="float"/>
          <table:table-cell table:formula="of:=MAX([.$M749])" office:value-type="float"/>
          <table:table-cell table:formula="of:=MAX([.$N749])" office:value-type="float"/>
        </table:table-row>
        <table:table-row table:style-name="ro1">
          <table:table-cell office:value-type="string">
            <text:p>c880/c880.lp.4.6</text:p>
          </table:table-cell>
          <table:table-cell office:value-type="float" office:value="0.066063"/>
          <table:table-cell office:value-type="float" office:value="0.06"/>
          <table:table-cell office:value-type="float" office:value="0.05"/>
          <table:table-cell office:value-type="float" office:value="288.0"/>
          <table:table-cell office:value-type="float" office:value="0.0"/>
          <table:table-cell office:value-type="float" office:value="0.0"/>
          <table:table-cell office:value-type="float" office:value="140.0"/>
          <table:table-cell office:value-type="float" office:value="103007.0"/>
          <table:table-cell office:value-type="float" office:value="103007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0])" office:value-type="float"/>
          <table:table-cell table:formula="of:=MIN([.$C750])" office:value-type="float"/>
          <table:table-cell table:formula="of:=MIN([.$D750])" office:value-type="float"/>
          <table:table-cell table:formula="of:=MIN([.$E750])" office:value-type="float"/>
          <table:table-cell table:formula="of:=MIN([.$F750])" office:value-type="float"/>
          <table:table-cell table:formula="of:=MIN([.$G750])" office:value-type="float"/>
          <table:table-cell table:formula="of:=MIN([.$H750])" office:value-type="float"/>
          <table:table-cell table:formula="of:=MIN([.$I750])" office:value-type="float"/>
          <table:table-cell table:formula="of:=MIN([.$J750])" office:value-type="float"/>
          <table:table-cell table:formula="of:=MIN([.$K750])" office:value-type="float"/>
          <table:table-cell table:formula="of:=MIN([.$L750])" office:value-type="float"/>
          <table:table-cell table:formula="of:=MIN([.$M750])" office:value-type="float"/>
          <table:table-cell table:formula="of:=MIN([.$N750])" office:value-type="float"/>
          <table:table-cell table:formula="of:=MEDIAN([.$B750])" office:value-type="float"/>
          <table:table-cell table:formula="of:=MEDIAN([.$C750])" office:value-type="float"/>
          <table:table-cell table:formula="of:=MEDIAN([.$D750])" office:value-type="float"/>
          <table:table-cell table:formula="of:=MEDIAN([.$E750])" office:value-type="float"/>
          <table:table-cell table:formula="of:=MEDIAN([.$F750])" office:value-type="float"/>
          <table:table-cell table:formula="of:=MEDIAN([.$G750])" office:value-type="float"/>
          <table:table-cell table:formula="of:=MEDIAN([.$H750])" office:value-type="float"/>
          <table:table-cell table:formula="of:=MEDIAN([.$I750])" office:value-type="float"/>
          <table:table-cell table:formula="of:=MEDIAN([.$J750])" office:value-type="float"/>
          <table:table-cell table:formula="of:=MEDIAN([.$K750])" office:value-type="float"/>
          <table:table-cell table:formula="of:=MEDIAN([.$L750])" office:value-type="float"/>
          <table:table-cell table:formula="of:=MEDIAN([.$M750])" office:value-type="float"/>
          <table:table-cell table:formula="of:=MEDIAN([.$N750])" office:value-type="float"/>
          <table:table-cell table:formula="of:=MAX([.$B750])" office:value-type="float"/>
          <table:table-cell table:formula="of:=MAX([.$C750])" office:value-type="float"/>
          <table:table-cell table:formula="of:=MAX([.$D750])" office:value-type="float"/>
          <table:table-cell table:formula="of:=MAX([.$E750])" office:value-type="float"/>
          <table:table-cell table:formula="of:=MAX([.$F750])" office:value-type="float"/>
          <table:table-cell table:formula="of:=MAX([.$G750])" office:value-type="float"/>
          <table:table-cell table:formula="of:=MAX([.$H750])" office:value-type="float"/>
          <table:table-cell table:formula="of:=MAX([.$I750])" office:value-type="float"/>
          <table:table-cell table:formula="of:=MAX([.$J750])" office:value-type="float"/>
          <table:table-cell table:formula="of:=MAX([.$K750])" office:value-type="float"/>
          <table:table-cell table:formula="of:=MAX([.$L750])" office:value-type="float"/>
          <table:table-cell table:formula="of:=MAX([.$M750])" office:value-type="float"/>
          <table:table-cell table:formula="of:=MAX([.$N750])" office:value-type="float"/>
        </table:table-row>
        <table:table-row table:style-name="ro1">
          <table:table-cell office:value-type="string">
            <text:p>c880/c880.lp.4.7</text:p>
          </table:table-cell>
          <table:table-cell office:value-type="float" office:value="0.11775"/>
          <table:table-cell office:value-type="float" office:value="0.112"/>
          <table:table-cell office:value-type="float" office:value="0.11"/>
          <table:table-cell office:value-type="float" office:value="576.0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205673.0"/>
          <table:table-cell office:value-type="float" office:value="205673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1])" office:value-type="float"/>
          <table:table-cell table:formula="of:=MIN([.$C751])" office:value-type="float"/>
          <table:table-cell table:formula="of:=MIN([.$D751])" office:value-type="float"/>
          <table:table-cell table:formula="of:=MIN([.$E751])" office:value-type="float"/>
          <table:table-cell table:formula="of:=MIN([.$F751])" office:value-type="float"/>
          <table:table-cell table:formula="of:=MIN([.$G751])" office:value-type="float"/>
          <table:table-cell table:formula="of:=MIN([.$H751])" office:value-type="float"/>
          <table:table-cell table:formula="of:=MIN([.$I751])" office:value-type="float"/>
          <table:table-cell table:formula="of:=MIN([.$J751])" office:value-type="float"/>
          <table:table-cell table:formula="of:=MIN([.$K751])" office:value-type="float"/>
          <table:table-cell table:formula="of:=MIN([.$L751])" office:value-type="float"/>
          <table:table-cell table:formula="of:=MIN([.$M751])" office:value-type="float"/>
          <table:table-cell table:formula="of:=MIN([.$N751])" office:value-type="float"/>
          <table:table-cell table:formula="of:=MEDIAN([.$B751])" office:value-type="float"/>
          <table:table-cell table:formula="of:=MEDIAN([.$C751])" office:value-type="float"/>
          <table:table-cell table:formula="of:=MEDIAN([.$D751])" office:value-type="float"/>
          <table:table-cell table:formula="of:=MEDIAN([.$E751])" office:value-type="float"/>
          <table:table-cell table:formula="of:=MEDIAN([.$F751])" office:value-type="float"/>
          <table:table-cell table:formula="of:=MEDIAN([.$G751])" office:value-type="float"/>
          <table:table-cell table:formula="of:=MEDIAN([.$H751])" office:value-type="float"/>
          <table:table-cell table:formula="of:=MEDIAN([.$I751])" office:value-type="float"/>
          <table:table-cell table:formula="of:=MEDIAN([.$J751])" office:value-type="float"/>
          <table:table-cell table:formula="of:=MEDIAN([.$K751])" office:value-type="float"/>
          <table:table-cell table:formula="of:=MEDIAN([.$L751])" office:value-type="float"/>
          <table:table-cell table:formula="of:=MEDIAN([.$M751])" office:value-type="float"/>
          <table:table-cell table:formula="of:=MEDIAN([.$N751])" office:value-type="float"/>
          <table:table-cell table:formula="of:=MAX([.$B751])" office:value-type="float"/>
          <table:table-cell table:formula="of:=MAX([.$C751])" office:value-type="float"/>
          <table:table-cell table:formula="of:=MAX([.$D751])" office:value-type="float"/>
          <table:table-cell table:formula="of:=MAX([.$E751])" office:value-type="float"/>
          <table:table-cell table:formula="of:=MAX([.$F751])" office:value-type="float"/>
          <table:table-cell table:formula="of:=MAX([.$G751])" office:value-type="float"/>
          <table:table-cell table:formula="of:=MAX([.$H751])" office:value-type="float"/>
          <table:table-cell table:formula="of:=MAX([.$I751])" office:value-type="float"/>
          <table:table-cell table:formula="of:=MAX([.$J751])" office:value-type="float"/>
          <table:table-cell table:formula="of:=MAX([.$K751])" office:value-type="float"/>
          <table:table-cell table:formula="of:=MAX([.$L751])" office:value-type="float"/>
          <table:table-cell table:formula="of:=MAX([.$M751])" office:value-type="float"/>
          <table:table-cell table:formula="of:=MAX([.$N751])" office:value-type="float"/>
        </table:table-row>
        <table:table-row table:style-name="ro1">
          <table:table-cell office:value-type="string">
            <text:p>c880/c880.lp.4.8</text:p>
          </table:table-cell>
          <table:table-cell office:value-type="float" office:value="0.193951"/>
          <table:table-cell office:value-type="float" office:value="0.188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630.0"/>
          <table:table-cell office:value-type="float" office:value="341304.0"/>
          <table:table-cell office:value-type="float" office:value="341304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2])" office:value-type="float"/>
          <table:table-cell table:formula="of:=MIN([.$C752])" office:value-type="float"/>
          <table:table-cell table:formula="of:=MIN([.$D752])" office:value-type="float"/>
          <table:table-cell table:formula="of:=MIN([.$E752])" office:value-type="float"/>
          <table:table-cell table:formula="of:=MIN([.$F752])" office:value-type="float"/>
          <table:table-cell table:formula="of:=MIN([.$G752])" office:value-type="float"/>
          <table:table-cell table:formula="of:=MIN([.$H752])" office:value-type="float"/>
          <table:table-cell table:formula="of:=MIN([.$I752])" office:value-type="float"/>
          <table:table-cell table:formula="of:=MIN([.$J752])" office:value-type="float"/>
          <table:table-cell table:formula="of:=MIN([.$K752])" office:value-type="float"/>
          <table:table-cell table:formula="of:=MIN([.$L752])" office:value-type="float"/>
          <table:table-cell table:formula="of:=MIN([.$M752])" office:value-type="float"/>
          <table:table-cell table:formula="of:=MIN([.$N752])" office:value-type="float"/>
          <table:table-cell table:formula="of:=MEDIAN([.$B752])" office:value-type="float"/>
          <table:table-cell table:formula="of:=MEDIAN([.$C752])" office:value-type="float"/>
          <table:table-cell table:formula="of:=MEDIAN([.$D752])" office:value-type="float"/>
          <table:table-cell table:formula="of:=MEDIAN([.$E752])" office:value-type="float"/>
          <table:table-cell table:formula="of:=MEDIAN([.$F752])" office:value-type="float"/>
          <table:table-cell table:formula="of:=MEDIAN([.$G752])" office:value-type="float"/>
          <table:table-cell table:formula="of:=MEDIAN([.$H752])" office:value-type="float"/>
          <table:table-cell table:formula="of:=MEDIAN([.$I752])" office:value-type="float"/>
          <table:table-cell table:formula="of:=MEDIAN([.$J752])" office:value-type="float"/>
          <table:table-cell table:formula="of:=MEDIAN([.$K752])" office:value-type="float"/>
          <table:table-cell table:formula="of:=MEDIAN([.$L752])" office:value-type="float"/>
          <table:table-cell table:formula="of:=MEDIAN([.$M752])" office:value-type="float"/>
          <table:table-cell table:formula="of:=MEDIAN([.$N752])" office:value-type="float"/>
          <table:table-cell table:formula="of:=MAX([.$B752])" office:value-type="float"/>
          <table:table-cell table:formula="of:=MAX([.$C752])" office:value-type="float"/>
          <table:table-cell table:formula="of:=MAX([.$D752])" office:value-type="float"/>
          <table:table-cell table:formula="of:=MAX([.$E752])" office:value-type="float"/>
          <table:table-cell table:formula="of:=MAX([.$F752])" office:value-type="float"/>
          <table:table-cell table:formula="of:=MAX([.$G752])" office:value-type="float"/>
          <table:table-cell table:formula="of:=MAX([.$H752])" office:value-type="float"/>
          <table:table-cell table:formula="of:=MAX([.$I752])" office:value-type="float"/>
          <table:table-cell table:formula="of:=MAX([.$J752])" office:value-type="float"/>
          <table:table-cell table:formula="of:=MAX([.$K752])" office:value-type="float"/>
          <table:table-cell table:formula="of:=MAX([.$L752])" office:value-type="float"/>
          <table:table-cell table:formula="of:=MAX([.$M752])" office:value-type="float"/>
          <table:table-cell table:formula="of:=MAX([.$N752])" office:value-type="float"/>
        </table:table-row>
        <table:table-row table:style-name="ro1">
          <table:table-cell office:value-type="string">
            <text:p>c880/c880.lp.5.1</text:p>
          </table:table-cell>
          <table:table-cell office:value-type="float" office:value="0.022682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3])" office:value-type="float"/>
          <table:table-cell table:formula="of:=MIN([.$C753])" office:value-type="float"/>
          <table:table-cell table:formula="of:=MIN([.$D753])" office:value-type="float"/>
          <table:table-cell table:formula="of:=MIN([.$E753])" office:value-type="float"/>
          <table:table-cell table:formula="of:=MIN([.$F753])" office:value-type="float"/>
          <table:table-cell table:formula="of:=MIN([.$G753])" office:value-type="float"/>
          <table:table-cell table:formula="of:=MIN([.$H753])" office:value-type="float"/>
          <table:table-cell table:formula="of:=MIN([.$I753])" office:value-type="float"/>
          <table:table-cell table:formula="of:=MIN([.$J753])" office:value-type="float"/>
          <table:table-cell table:formula="of:=MIN([.$K753])" office:value-type="float"/>
          <table:table-cell table:formula="of:=MIN([.$L753])" office:value-type="float"/>
          <table:table-cell table:formula="of:=MIN([.$M753])" office:value-type="float"/>
          <table:table-cell table:formula="of:=MIN([.$N753])" office:value-type="float"/>
          <table:table-cell table:formula="of:=MEDIAN([.$B753])" office:value-type="float"/>
          <table:table-cell table:formula="of:=MEDIAN([.$C753])" office:value-type="float"/>
          <table:table-cell table:formula="of:=MEDIAN([.$D753])" office:value-type="float"/>
          <table:table-cell table:formula="of:=MEDIAN([.$E753])" office:value-type="float"/>
          <table:table-cell table:formula="of:=MEDIAN([.$F753])" office:value-type="float"/>
          <table:table-cell table:formula="of:=MEDIAN([.$G753])" office:value-type="float"/>
          <table:table-cell table:formula="of:=MEDIAN([.$H753])" office:value-type="float"/>
          <table:table-cell table:formula="of:=MEDIAN([.$I753])" office:value-type="float"/>
          <table:table-cell table:formula="of:=MEDIAN([.$J753])" office:value-type="float"/>
          <table:table-cell table:formula="of:=MEDIAN([.$K753])" office:value-type="float"/>
          <table:table-cell table:formula="of:=MEDIAN([.$L753])" office:value-type="float"/>
          <table:table-cell table:formula="of:=MEDIAN([.$M753])" office:value-type="float"/>
          <table:table-cell table:formula="of:=MEDIAN([.$N753])" office:value-type="float"/>
          <table:table-cell table:formula="of:=MAX([.$B753])" office:value-type="float"/>
          <table:table-cell table:formula="of:=MAX([.$C753])" office:value-type="float"/>
          <table:table-cell table:formula="of:=MAX([.$D753])" office:value-type="float"/>
          <table:table-cell table:formula="of:=MAX([.$E753])" office:value-type="float"/>
          <table:table-cell table:formula="of:=MAX([.$F753])" office:value-type="float"/>
          <table:table-cell table:formula="of:=MAX([.$G753])" office:value-type="float"/>
          <table:table-cell table:formula="of:=MAX([.$H753])" office:value-type="float"/>
          <table:table-cell table:formula="of:=MAX([.$I753])" office:value-type="float"/>
          <table:table-cell table:formula="of:=MAX([.$J753])" office:value-type="float"/>
          <table:table-cell table:formula="of:=MAX([.$K753])" office:value-type="float"/>
          <table:table-cell table:formula="of:=MAX([.$L753])" office:value-type="float"/>
          <table:table-cell table:formula="of:=MAX([.$M753])" office:value-type="float"/>
          <table:table-cell table:formula="of:=MAX([.$N753])" office:value-type="float"/>
        </table:table-row>
        <table:table-row table:style-name="ro1">
          <table:table-cell office:value-type="string">
            <text:p>c880/c880.lp.5.2</text:p>
          </table:table-cell>
          <table:table-cell office:value-type="float" office:value="0.026344"/>
          <table:table-cell office:value-type="float" office:value="0.007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17.0"/>
          <table:table-cell office:value-type="float" office:value="151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4])" office:value-type="float"/>
          <table:table-cell table:formula="of:=MIN([.$C754])" office:value-type="float"/>
          <table:table-cell table:formula="of:=MIN([.$D754])" office:value-type="float"/>
          <table:table-cell table:formula="of:=MIN([.$E754])" office:value-type="float"/>
          <table:table-cell table:formula="of:=MIN([.$F754])" office:value-type="float"/>
          <table:table-cell table:formula="of:=MIN([.$G754])" office:value-type="float"/>
          <table:table-cell table:formula="of:=MIN([.$H754])" office:value-type="float"/>
          <table:table-cell table:formula="of:=MIN([.$I754])" office:value-type="float"/>
          <table:table-cell table:formula="of:=MIN([.$J754])" office:value-type="float"/>
          <table:table-cell table:formula="of:=MIN([.$K754])" office:value-type="float"/>
          <table:table-cell table:formula="of:=MIN([.$L754])" office:value-type="float"/>
          <table:table-cell table:formula="of:=MIN([.$M754])" office:value-type="float"/>
          <table:table-cell table:formula="of:=MIN([.$N754])" office:value-type="float"/>
          <table:table-cell table:formula="of:=MEDIAN([.$B754])" office:value-type="float"/>
          <table:table-cell table:formula="of:=MEDIAN([.$C754])" office:value-type="float"/>
          <table:table-cell table:formula="of:=MEDIAN([.$D754])" office:value-type="float"/>
          <table:table-cell table:formula="of:=MEDIAN([.$E754])" office:value-type="float"/>
          <table:table-cell table:formula="of:=MEDIAN([.$F754])" office:value-type="float"/>
          <table:table-cell table:formula="of:=MEDIAN([.$G754])" office:value-type="float"/>
          <table:table-cell table:formula="of:=MEDIAN([.$H754])" office:value-type="float"/>
          <table:table-cell table:formula="of:=MEDIAN([.$I754])" office:value-type="float"/>
          <table:table-cell table:formula="of:=MEDIAN([.$J754])" office:value-type="float"/>
          <table:table-cell table:formula="of:=MEDIAN([.$K754])" office:value-type="float"/>
          <table:table-cell table:formula="of:=MEDIAN([.$L754])" office:value-type="float"/>
          <table:table-cell table:formula="of:=MEDIAN([.$M754])" office:value-type="float"/>
          <table:table-cell table:formula="of:=MEDIAN([.$N754])" office:value-type="float"/>
          <table:table-cell table:formula="of:=MAX([.$B754])" office:value-type="float"/>
          <table:table-cell table:formula="of:=MAX([.$C754])" office:value-type="float"/>
          <table:table-cell table:formula="of:=MAX([.$D754])" office:value-type="float"/>
          <table:table-cell table:formula="of:=MAX([.$E754])" office:value-type="float"/>
          <table:table-cell table:formula="of:=MAX([.$F754])" office:value-type="float"/>
          <table:table-cell table:formula="of:=MAX([.$G754])" office:value-type="float"/>
          <table:table-cell table:formula="of:=MAX([.$H754])" office:value-type="float"/>
          <table:table-cell table:formula="of:=MAX([.$I754])" office:value-type="float"/>
          <table:table-cell table:formula="of:=MAX([.$J754])" office:value-type="float"/>
          <table:table-cell table:formula="of:=MAX([.$K754])" office:value-type="float"/>
          <table:table-cell table:formula="of:=MAX([.$L754])" office:value-type="float"/>
          <table:table-cell table:formula="of:=MAX([.$M754])" office:value-type="float"/>
          <table:table-cell table:formula="of:=MAX([.$N754])" office:value-type="float"/>
        </table:table-row>
        <table:table-row table:style-name="ro1">
          <table:table-cell office:value-type="string">
            <text:p>c880/c880.lp.5.3</text:p>
          </table:table-cell>
          <table:table-cell office:value-type="float" office:value="0.025291"/>
          <table:table-cell office:value-type="float" office:value="0.009"/>
          <table:table-cell office:value-type="float" office:value="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4405.0"/>
          <table:table-cell office:value-type="float" office:value="4405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5])" office:value-type="float"/>
          <table:table-cell table:formula="of:=MIN([.$C755])" office:value-type="float"/>
          <table:table-cell table:formula="of:=MIN([.$D755])" office:value-type="float"/>
          <table:table-cell table:formula="of:=MIN([.$E755])" office:value-type="float"/>
          <table:table-cell table:formula="of:=MIN([.$F755])" office:value-type="float"/>
          <table:table-cell table:formula="of:=MIN([.$G755])" office:value-type="float"/>
          <table:table-cell table:formula="of:=MIN([.$H755])" office:value-type="float"/>
          <table:table-cell table:formula="of:=MIN([.$I755])" office:value-type="float"/>
          <table:table-cell table:formula="of:=MIN([.$J755])" office:value-type="float"/>
          <table:table-cell table:formula="of:=MIN([.$K755])" office:value-type="float"/>
          <table:table-cell table:formula="of:=MIN([.$L755])" office:value-type="float"/>
          <table:table-cell table:formula="of:=MIN([.$M755])" office:value-type="float"/>
          <table:table-cell table:formula="of:=MIN([.$N755])" office:value-type="float"/>
          <table:table-cell table:formula="of:=MEDIAN([.$B755])" office:value-type="float"/>
          <table:table-cell table:formula="of:=MEDIAN([.$C755])" office:value-type="float"/>
          <table:table-cell table:formula="of:=MEDIAN([.$D755])" office:value-type="float"/>
          <table:table-cell table:formula="of:=MEDIAN([.$E755])" office:value-type="float"/>
          <table:table-cell table:formula="of:=MEDIAN([.$F755])" office:value-type="float"/>
          <table:table-cell table:formula="of:=MEDIAN([.$G755])" office:value-type="float"/>
          <table:table-cell table:formula="of:=MEDIAN([.$H755])" office:value-type="float"/>
          <table:table-cell table:formula="of:=MEDIAN([.$I755])" office:value-type="float"/>
          <table:table-cell table:formula="of:=MEDIAN([.$J755])" office:value-type="float"/>
          <table:table-cell table:formula="of:=MEDIAN([.$K755])" office:value-type="float"/>
          <table:table-cell table:formula="of:=MEDIAN([.$L755])" office:value-type="float"/>
          <table:table-cell table:formula="of:=MEDIAN([.$M755])" office:value-type="float"/>
          <table:table-cell table:formula="of:=MEDIAN([.$N755])" office:value-type="float"/>
          <table:table-cell table:formula="of:=MAX([.$B755])" office:value-type="float"/>
          <table:table-cell table:formula="of:=MAX([.$C755])" office:value-type="float"/>
          <table:table-cell table:formula="of:=MAX([.$D755])" office:value-type="float"/>
          <table:table-cell table:formula="of:=MAX([.$E755])" office:value-type="float"/>
          <table:table-cell table:formula="of:=MAX([.$F755])" office:value-type="float"/>
          <table:table-cell table:formula="of:=MAX([.$G755])" office:value-type="float"/>
          <table:table-cell table:formula="of:=MAX([.$H755])" office:value-type="float"/>
          <table:table-cell table:formula="of:=MAX([.$I755])" office:value-type="float"/>
          <table:table-cell table:formula="of:=MAX([.$J755])" office:value-type="float"/>
          <table:table-cell table:formula="of:=MAX([.$K755])" office:value-type="float"/>
          <table:table-cell table:formula="of:=MAX([.$L755])" office:value-type="float"/>
          <table:table-cell table:formula="of:=MAX([.$M755])" office:value-type="float"/>
          <table:table-cell table:formula="of:=MAX([.$N755])" office:value-type="float"/>
        </table:table-row>
        <table:table-row table:style-name="ro1">
          <table:table-cell office:value-type="string">
            <text:p>c880/c880.lp.5.4</text:p>
          </table:table-cell>
          <table:table-cell office:value-type="float" office:value="0.026683"/>
          <table:table-cell office:value-type="float" office:value="0.022"/>
          <table:table-cell office:value-type="float" office:value="0.02"/>
          <table:table-cell office:value-type="float" office:value="84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784.0"/>
          <table:table-cell office:value-type="float" office:value="29784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6])" office:value-type="float"/>
          <table:table-cell table:formula="of:=MIN([.$C756])" office:value-type="float"/>
          <table:table-cell table:formula="of:=MIN([.$D756])" office:value-type="float"/>
          <table:table-cell table:formula="of:=MIN([.$E756])" office:value-type="float"/>
          <table:table-cell table:formula="of:=MIN([.$F756])" office:value-type="float"/>
          <table:table-cell table:formula="of:=MIN([.$G756])" office:value-type="float"/>
          <table:table-cell table:formula="of:=MIN([.$H756])" office:value-type="float"/>
          <table:table-cell table:formula="of:=MIN([.$I756])" office:value-type="float"/>
          <table:table-cell table:formula="of:=MIN([.$J756])" office:value-type="float"/>
          <table:table-cell table:formula="of:=MIN([.$K756])" office:value-type="float"/>
          <table:table-cell table:formula="of:=MIN([.$L756])" office:value-type="float"/>
          <table:table-cell table:formula="of:=MIN([.$M756])" office:value-type="float"/>
          <table:table-cell table:formula="of:=MIN([.$N756])" office:value-type="float"/>
          <table:table-cell table:formula="of:=MEDIAN([.$B756])" office:value-type="float"/>
          <table:table-cell table:formula="of:=MEDIAN([.$C756])" office:value-type="float"/>
          <table:table-cell table:formula="of:=MEDIAN([.$D756])" office:value-type="float"/>
          <table:table-cell table:formula="of:=MEDIAN([.$E756])" office:value-type="float"/>
          <table:table-cell table:formula="of:=MEDIAN([.$F756])" office:value-type="float"/>
          <table:table-cell table:formula="of:=MEDIAN([.$G756])" office:value-type="float"/>
          <table:table-cell table:formula="of:=MEDIAN([.$H756])" office:value-type="float"/>
          <table:table-cell table:formula="of:=MEDIAN([.$I756])" office:value-type="float"/>
          <table:table-cell table:formula="of:=MEDIAN([.$J756])" office:value-type="float"/>
          <table:table-cell table:formula="of:=MEDIAN([.$K756])" office:value-type="float"/>
          <table:table-cell table:formula="of:=MEDIAN([.$L756])" office:value-type="float"/>
          <table:table-cell table:formula="of:=MEDIAN([.$M756])" office:value-type="float"/>
          <table:table-cell table:formula="of:=MEDIAN([.$N756])" office:value-type="float"/>
          <table:table-cell table:formula="of:=MAX([.$B756])" office:value-type="float"/>
          <table:table-cell table:formula="of:=MAX([.$C756])" office:value-type="float"/>
          <table:table-cell table:formula="of:=MAX([.$D756])" office:value-type="float"/>
          <table:table-cell table:formula="of:=MAX([.$E756])" office:value-type="float"/>
          <table:table-cell table:formula="of:=MAX([.$F756])" office:value-type="float"/>
          <table:table-cell table:formula="of:=MAX([.$G756])" office:value-type="float"/>
          <table:table-cell table:formula="of:=MAX([.$H756])" office:value-type="float"/>
          <table:table-cell table:formula="of:=MAX([.$I756])" office:value-type="float"/>
          <table:table-cell table:formula="of:=MAX([.$J756])" office:value-type="float"/>
          <table:table-cell table:formula="of:=MAX([.$K756])" office:value-type="float"/>
          <table:table-cell table:formula="of:=MAX([.$L756])" office:value-type="float"/>
          <table:table-cell table:formula="of:=MAX([.$M756])" office:value-type="float"/>
          <table:table-cell table:formula="of:=MAX([.$N756])" office:value-type="float"/>
        </table:table-row>
        <table:table-row table:style-name="ro1">
          <table:table-cell office:value-type="string">
            <text:p>c880/c880.lp.5.5</text:p>
          </table:table-cell>
          <table:table-cell office:value-type="float" office:value="0.043805"/>
          <table:table-cell office:value-type="float" office:value="0.038"/>
          <table:table-cell office:value-type="float" office:value="0.03"/>
          <table:table-cell office:value-type="float" office:value="168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59775.0"/>
          <table:table-cell office:value-type="float" office:value="59775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7])" office:value-type="float"/>
          <table:table-cell table:formula="of:=MIN([.$C757])" office:value-type="float"/>
          <table:table-cell table:formula="of:=MIN([.$D757])" office:value-type="float"/>
          <table:table-cell table:formula="of:=MIN([.$E757])" office:value-type="float"/>
          <table:table-cell table:formula="of:=MIN([.$F757])" office:value-type="float"/>
          <table:table-cell table:formula="of:=MIN([.$G757])" office:value-type="float"/>
          <table:table-cell table:formula="of:=MIN([.$H757])" office:value-type="float"/>
          <table:table-cell table:formula="of:=MIN([.$I757])" office:value-type="float"/>
          <table:table-cell table:formula="of:=MIN([.$J757])" office:value-type="float"/>
          <table:table-cell table:formula="of:=MIN([.$K757])" office:value-type="float"/>
          <table:table-cell table:formula="of:=MIN([.$L757])" office:value-type="float"/>
          <table:table-cell table:formula="of:=MIN([.$M757])" office:value-type="float"/>
          <table:table-cell table:formula="of:=MIN([.$N757])" office:value-type="float"/>
          <table:table-cell table:formula="of:=MEDIAN([.$B757])" office:value-type="float"/>
          <table:table-cell table:formula="of:=MEDIAN([.$C757])" office:value-type="float"/>
          <table:table-cell table:formula="of:=MEDIAN([.$D757])" office:value-type="float"/>
          <table:table-cell table:formula="of:=MEDIAN([.$E757])" office:value-type="float"/>
          <table:table-cell table:formula="of:=MEDIAN([.$F757])" office:value-type="float"/>
          <table:table-cell table:formula="of:=MEDIAN([.$G757])" office:value-type="float"/>
          <table:table-cell table:formula="of:=MEDIAN([.$H757])" office:value-type="float"/>
          <table:table-cell table:formula="of:=MEDIAN([.$I757])" office:value-type="float"/>
          <table:table-cell table:formula="of:=MEDIAN([.$J757])" office:value-type="float"/>
          <table:table-cell table:formula="of:=MEDIAN([.$K757])" office:value-type="float"/>
          <table:table-cell table:formula="of:=MEDIAN([.$L757])" office:value-type="float"/>
          <table:table-cell table:formula="of:=MEDIAN([.$M757])" office:value-type="float"/>
          <table:table-cell table:formula="of:=MEDIAN([.$N757])" office:value-type="float"/>
          <table:table-cell table:formula="of:=MAX([.$B757])" office:value-type="float"/>
          <table:table-cell table:formula="of:=MAX([.$C757])" office:value-type="float"/>
          <table:table-cell table:formula="of:=MAX([.$D757])" office:value-type="float"/>
          <table:table-cell table:formula="of:=MAX([.$E757])" office:value-type="float"/>
          <table:table-cell table:formula="of:=MAX([.$F757])" office:value-type="float"/>
          <table:table-cell table:formula="of:=MAX([.$G757])" office:value-type="float"/>
          <table:table-cell table:formula="of:=MAX([.$H757])" office:value-type="float"/>
          <table:table-cell table:formula="of:=MAX([.$I757])" office:value-type="float"/>
          <table:table-cell table:formula="of:=MAX([.$J757])" office:value-type="float"/>
          <table:table-cell table:formula="of:=MAX([.$K757])" office:value-type="float"/>
          <table:table-cell table:formula="of:=MAX([.$L757])" office:value-type="float"/>
          <table:table-cell table:formula="of:=MAX([.$M757])" office:value-type="float"/>
          <table:table-cell table:formula="of:=MAX([.$N757])" office:value-type="float"/>
        </table:table-row>
        <table:table-row table:style-name="ro1">
          <table:table-cell office:value-type="string">
            <text:p>c880/c880.lp.5.6</text:p>
          </table:table-cell>
          <table:table-cell office:value-type="float" office:value="0.105955"/>
          <table:table-cell office:value-type="float" office:value="0.1"/>
          <table:table-cell office:value-type="float" office:value="0.09"/>
          <table:table-cell office:value-type="float" office:value="504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178167.0"/>
          <table:table-cell office:value-type="float" office:value="178167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8])" office:value-type="float"/>
          <table:table-cell table:formula="of:=MIN([.$C758])" office:value-type="float"/>
          <table:table-cell table:formula="of:=MIN([.$D758])" office:value-type="float"/>
          <table:table-cell table:formula="of:=MIN([.$E758])" office:value-type="float"/>
          <table:table-cell table:formula="of:=MIN([.$F758])" office:value-type="float"/>
          <table:table-cell table:formula="of:=MIN([.$G758])" office:value-type="float"/>
          <table:table-cell table:formula="of:=MIN([.$H758])" office:value-type="float"/>
          <table:table-cell table:formula="of:=MIN([.$I758])" office:value-type="float"/>
          <table:table-cell table:formula="of:=MIN([.$J758])" office:value-type="float"/>
          <table:table-cell table:formula="of:=MIN([.$K758])" office:value-type="float"/>
          <table:table-cell table:formula="of:=MIN([.$L758])" office:value-type="float"/>
          <table:table-cell table:formula="of:=MIN([.$M758])" office:value-type="float"/>
          <table:table-cell table:formula="of:=MIN([.$N758])" office:value-type="float"/>
          <table:table-cell table:formula="of:=MEDIAN([.$B758])" office:value-type="float"/>
          <table:table-cell table:formula="of:=MEDIAN([.$C758])" office:value-type="float"/>
          <table:table-cell table:formula="of:=MEDIAN([.$D758])" office:value-type="float"/>
          <table:table-cell table:formula="of:=MEDIAN([.$E758])" office:value-type="float"/>
          <table:table-cell table:formula="of:=MEDIAN([.$F758])" office:value-type="float"/>
          <table:table-cell table:formula="of:=MEDIAN([.$G758])" office:value-type="float"/>
          <table:table-cell table:formula="of:=MEDIAN([.$H758])" office:value-type="float"/>
          <table:table-cell table:formula="of:=MEDIAN([.$I758])" office:value-type="float"/>
          <table:table-cell table:formula="of:=MEDIAN([.$J758])" office:value-type="float"/>
          <table:table-cell table:formula="of:=MEDIAN([.$K758])" office:value-type="float"/>
          <table:table-cell table:formula="of:=MEDIAN([.$L758])" office:value-type="float"/>
          <table:table-cell table:formula="of:=MEDIAN([.$M758])" office:value-type="float"/>
          <table:table-cell table:formula="of:=MEDIAN([.$N758])" office:value-type="float"/>
          <table:table-cell table:formula="of:=MAX([.$B758])" office:value-type="float"/>
          <table:table-cell table:formula="of:=MAX([.$C758])" office:value-type="float"/>
          <table:table-cell table:formula="of:=MAX([.$D758])" office:value-type="float"/>
          <table:table-cell table:formula="of:=MAX([.$E758])" office:value-type="float"/>
          <table:table-cell table:formula="of:=MAX([.$F758])" office:value-type="float"/>
          <table:table-cell table:formula="of:=MAX([.$G758])" office:value-type="float"/>
          <table:table-cell table:formula="of:=MAX([.$H758])" office:value-type="float"/>
          <table:table-cell table:formula="of:=MAX([.$I758])" office:value-type="float"/>
          <table:table-cell table:formula="of:=MAX([.$J758])" office:value-type="float"/>
          <table:table-cell table:formula="of:=MAX([.$K758])" office:value-type="float"/>
          <table:table-cell table:formula="of:=MAX([.$L758])" office:value-type="float"/>
          <table:table-cell table:formula="of:=MAX([.$M758])" office:value-type="float"/>
          <table:table-cell table:formula="of:=MAX([.$N758])" office:value-type="float"/>
        </table:table-row>
        <table:table-row table:style-name="ro1">
          <table:table-cell office:value-type="string">
            <text:p>c880/c880.lp.5.7</text:p>
          </table:table-cell>
          <table:table-cell office:value-type="float" office:value="0.19479"/>
          <table:table-cell office:value-type="float" office:value="0.189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70.0"/>
          <table:table-cell office:value-type="float" office:value="352947.0"/>
          <table:table-cell office:value-type="float" office:value="352947.0"/>
          <table:table-cell office:value-type="float" office:value="162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59])" office:value-type="float"/>
          <table:table-cell table:formula="of:=MIN([.$C759])" office:value-type="float"/>
          <table:table-cell table:formula="of:=MIN([.$D759])" office:value-type="float"/>
          <table:table-cell table:formula="of:=MIN([.$E759])" office:value-type="float"/>
          <table:table-cell table:formula="of:=MIN([.$F759])" office:value-type="float"/>
          <table:table-cell table:formula="of:=MIN([.$G759])" office:value-type="float"/>
          <table:table-cell table:formula="of:=MIN([.$H759])" office:value-type="float"/>
          <table:table-cell table:formula="of:=MIN([.$I759])" office:value-type="float"/>
          <table:table-cell table:formula="of:=MIN([.$J759])" office:value-type="float"/>
          <table:table-cell table:formula="of:=MIN([.$K759])" office:value-type="float"/>
          <table:table-cell table:formula="of:=MIN([.$L759])" office:value-type="float"/>
          <table:table-cell table:formula="of:=MIN([.$M759])" office:value-type="float"/>
          <table:table-cell table:formula="of:=MIN([.$N759])" office:value-type="float"/>
          <table:table-cell table:formula="of:=MEDIAN([.$B759])" office:value-type="float"/>
          <table:table-cell table:formula="of:=MEDIAN([.$C759])" office:value-type="float"/>
          <table:table-cell table:formula="of:=MEDIAN([.$D759])" office:value-type="float"/>
          <table:table-cell table:formula="of:=MEDIAN([.$E759])" office:value-type="float"/>
          <table:table-cell table:formula="of:=MEDIAN([.$F759])" office:value-type="float"/>
          <table:table-cell table:formula="of:=MEDIAN([.$G759])" office:value-type="float"/>
          <table:table-cell table:formula="of:=MEDIAN([.$H759])" office:value-type="float"/>
          <table:table-cell table:formula="of:=MEDIAN([.$I759])" office:value-type="float"/>
          <table:table-cell table:formula="of:=MEDIAN([.$J759])" office:value-type="float"/>
          <table:table-cell table:formula="of:=MEDIAN([.$K759])" office:value-type="float"/>
          <table:table-cell table:formula="of:=MEDIAN([.$L759])" office:value-type="float"/>
          <table:table-cell table:formula="of:=MEDIAN([.$M759])" office:value-type="float"/>
          <table:table-cell table:formula="of:=MEDIAN([.$N759])" office:value-type="float"/>
          <table:table-cell table:formula="of:=MAX([.$B759])" office:value-type="float"/>
          <table:table-cell table:formula="of:=MAX([.$C759])" office:value-type="float"/>
          <table:table-cell table:formula="of:=MAX([.$D759])" office:value-type="float"/>
          <table:table-cell table:formula="of:=MAX([.$E759])" office:value-type="float"/>
          <table:table-cell table:formula="of:=MAX([.$F759])" office:value-type="float"/>
          <table:table-cell table:formula="of:=MAX([.$G759])" office:value-type="float"/>
          <table:table-cell table:formula="of:=MAX([.$H759])" office:value-type="float"/>
          <table:table-cell table:formula="of:=MAX([.$I759])" office:value-type="float"/>
          <table:table-cell table:formula="of:=MAX([.$J759])" office:value-type="float"/>
          <table:table-cell table:formula="of:=MAX([.$K759])" office:value-type="float"/>
          <table:table-cell table:formula="of:=MAX([.$L759])" office:value-type="float"/>
          <table:table-cell table:formula="of:=MAX([.$M759])" office:value-type="float"/>
          <table:table-cell table:formula="of:=MAX([.$N759])" office:value-type="float"/>
        </table:table-row>
        <table:table-row table:style-name="ro1">
          <table:table-cell office:value-type="string">
            <text:p>c880/c880.lp.5.8</text:p>
          </table:table-cell>
          <table:table-cell office:value-type="float" office:value="0.190225"/>
          <table:table-cell office:value-type="float" office:value="0.184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96.0"/>
          <table:table-cell office:value-type="float" office:value="328217.0"/>
          <table:table-cell office:value-type="float" office:value="328217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0])" office:value-type="float"/>
          <table:table-cell table:formula="of:=MIN([.$C760])" office:value-type="float"/>
          <table:table-cell table:formula="of:=MIN([.$D760])" office:value-type="float"/>
          <table:table-cell table:formula="of:=MIN([.$E760])" office:value-type="float"/>
          <table:table-cell table:formula="of:=MIN([.$F760])" office:value-type="float"/>
          <table:table-cell table:formula="of:=MIN([.$G760])" office:value-type="float"/>
          <table:table-cell table:formula="of:=MIN([.$H760])" office:value-type="float"/>
          <table:table-cell table:formula="of:=MIN([.$I760])" office:value-type="float"/>
          <table:table-cell table:formula="of:=MIN([.$J760])" office:value-type="float"/>
          <table:table-cell table:formula="of:=MIN([.$K760])" office:value-type="float"/>
          <table:table-cell table:formula="of:=MIN([.$L760])" office:value-type="float"/>
          <table:table-cell table:formula="of:=MIN([.$M760])" office:value-type="float"/>
          <table:table-cell table:formula="of:=MIN([.$N760])" office:value-type="float"/>
          <table:table-cell table:formula="of:=MEDIAN([.$B760])" office:value-type="float"/>
          <table:table-cell table:formula="of:=MEDIAN([.$C760])" office:value-type="float"/>
          <table:table-cell table:formula="of:=MEDIAN([.$D760])" office:value-type="float"/>
          <table:table-cell table:formula="of:=MEDIAN([.$E760])" office:value-type="float"/>
          <table:table-cell table:formula="of:=MEDIAN([.$F760])" office:value-type="float"/>
          <table:table-cell table:formula="of:=MEDIAN([.$G760])" office:value-type="float"/>
          <table:table-cell table:formula="of:=MEDIAN([.$H760])" office:value-type="float"/>
          <table:table-cell table:formula="of:=MEDIAN([.$I760])" office:value-type="float"/>
          <table:table-cell table:formula="of:=MEDIAN([.$J760])" office:value-type="float"/>
          <table:table-cell table:formula="of:=MEDIAN([.$K760])" office:value-type="float"/>
          <table:table-cell table:formula="of:=MEDIAN([.$L760])" office:value-type="float"/>
          <table:table-cell table:formula="of:=MEDIAN([.$M760])" office:value-type="float"/>
          <table:table-cell table:formula="of:=MEDIAN([.$N760])" office:value-type="float"/>
          <table:table-cell table:formula="of:=MAX([.$B760])" office:value-type="float"/>
          <table:table-cell table:formula="of:=MAX([.$C760])" office:value-type="float"/>
          <table:table-cell table:formula="of:=MAX([.$D760])" office:value-type="float"/>
          <table:table-cell table:formula="of:=MAX([.$E760])" office:value-type="float"/>
          <table:table-cell table:formula="of:=MAX([.$F760])" office:value-type="float"/>
          <table:table-cell table:formula="of:=MAX([.$G760])" office:value-type="float"/>
          <table:table-cell table:formula="of:=MAX([.$H760])" office:value-type="float"/>
          <table:table-cell table:formula="of:=MAX([.$I760])" office:value-type="float"/>
          <table:table-cell table:formula="of:=MAX([.$J760])" office:value-type="float"/>
          <table:table-cell table:formula="of:=MAX([.$K760])" office:value-type="float"/>
          <table:table-cell table:formula="of:=MAX([.$L760])" office:value-type="float"/>
          <table:table-cell table:formula="of:=MAX([.$M760])" office:value-type="float"/>
          <table:table-cell table:formula="of:=MAX([.$N760])" office:value-type="float"/>
        </table:table-row>
        <table:table-row table:style-name="ro1">
          <table:table-cell office:value-type="string">
            <text:p>c880/c880.lp.6.1</text:p>
          </table:table-cell>
          <table:table-cell office:value-type="float" office:value="0.025468"/>
          <table:table-cell office:value-type="float" office:value="0.009"/>
          <table:table-cell office:value-type="float" office:value="0.0"/>
          <table:table-cell office:value-type="float" office:value="1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25.0"/>
          <table:table-cell office:value-type="float" office:value="5625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1])" office:value-type="float"/>
          <table:table-cell table:formula="of:=MIN([.$C761])" office:value-type="float"/>
          <table:table-cell table:formula="of:=MIN([.$D761])" office:value-type="float"/>
          <table:table-cell table:formula="of:=MIN([.$E761])" office:value-type="float"/>
          <table:table-cell table:formula="of:=MIN([.$F761])" office:value-type="float"/>
          <table:table-cell table:formula="of:=MIN([.$G761])" office:value-type="float"/>
          <table:table-cell table:formula="of:=MIN([.$H761])" office:value-type="float"/>
          <table:table-cell table:formula="of:=MIN([.$I761])" office:value-type="float"/>
          <table:table-cell table:formula="of:=MIN([.$J761])" office:value-type="float"/>
          <table:table-cell table:formula="of:=MIN([.$K761])" office:value-type="float"/>
          <table:table-cell table:formula="of:=MIN([.$L761])" office:value-type="float"/>
          <table:table-cell table:formula="of:=MIN([.$M761])" office:value-type="float"/>
          <table:table-cell table:formula="of:=MIN([.$N761])" office:value-type="float"/>
          <table:table-cell table:formula="of:=MEDIAN([.$B761])" office:value-type="float"/>
          <table:table-cell table:formula="of:=MEDIAN([.$C761])" office:value-type="float"/>
          <table:table-cell table:formula="of:=MEDIAN([.$D761])" office:value-type="float"/>
          <table:table-cell table:formula="of:=MEDIAN([.$E761])" office:value-type="float"/>
          <table:table-cell table:formula="of:=MEDIAN([.$F761])" office:value-type="float"/>
          <table:table-cell table:formula="of:=MEDIAN([.$G761])" office:value-type="float"/>
          <table:table-cell table:formula="of:=MEDIAN([.$H761])" office:value-type="float"/>
          <table:table-cell table:formula="of:=MEDIAN([.$I761])" office:value-type="float"/>
          <table:table-cell table:formula="of:=MEDIAN([.$J761])" office:value-type="float"/>
          <table:table-cell table:formula="of:=MEDIAN([.$K761])" office:value-type="float"/>
          <table:table-cell table:formula="of:=MEDIAN([.$L761])" office:value-type="float"/>
          <table:table-cell table:formula="of:=MEDIAN([.$M761])" office:value-type="float"/>
          <table:table-cell table:formula="of:=MEDIAN([.$N761])" office:value-type="float"/>
          <table:table-cell table:formula="of:=MAX([.$B761])" office:value-type="float"/>
          <table:table-cell table:formula="of:=MAX([.$C761])" office:value-type="float"/>
          <table:table-cell table:formula="of:=MAX([.$D761])" office:value-type="float"/>
          <table:table-cell table:formula="of:=MAX([.$E761])" office:value-type="float"/>
          <table:table-cell table:formula="of:=MAX([.$F761])" office:value-type="float"/>
          <table:table-cell table:formula="of:=MAX([.$G761])" office:value-type="float"/>
          <table:table-cell table:formula="of:=MAX([.$H761])" office:value-type="float"/>
          <table:table-cell table:formula="of:=MAX([.$I761])" office:value-type="float"/>
          <table:table-cell table:formula="of:=MAX([.$J761])" office:value-type="float"/>
          <table:table-cell table:formula="of:=MAX([.$K761])" office:value-type="float"/>
          <table:table-cell table:formula="of:=MAX([.$L761])" office:value-type="float"/>
          <table:table-cell table:formula="of:=MAX([.$M761])" office:value-type="float"/>
          <table:table-cell table:formula="of:=MAX([.$N761])" office:value-type="float"/>
        </table:table-row>
        <table:table-row table:style-name="ro1">
          <table:table-cell office:value-type="string">
            <text:p>c880/c880.lp.6.2</text:p>
          </table:table-cell>
          <table:table-cell office:value-type="float" office:value="0.022843"/>
          <table:table-cell office:value-type="float" office:value="0.012"/>
          <table:table-cell office:value-type="float" office:value="0.01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798.0"/>
          <table:table-cell office:value-type="float" office:value="9798.0"/>
          <table:table-cell office:value-type="float" office:value="163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2])" office:value-type="float"/>
          <table:table-cell table:formula="of:=MIN([.$C762])" office:value-type="float"/>
          <table:table-cell table:formula="of:=MIN([.$D762])" office:value-type="float"/>
          <table:table-cell table:formula="of:=MIN([.$E762])" office:value-type="float"/>
          <table:table-cell table:formula="of:=MIN([.$F762])" office:value-type="float"/>
          <table:table-cell table:formula="of:=MIN([.$G762])" office:value-type="float"/>
          <table:table-cell table:formula="of:=MIN([.$H762])" office:value-type="float"/>
          <table:table-cell table:formula="of:=MIN([.$I762])" office:value-type="float"/>
          <table:table-cell table:formula="of:=MIN([.$J762])" office:value-type="float"/>
          <table:table-cell table:formula="of:=MIN([.$K762])" office:value-type="float"/>
          <table:table-cell table:formula="of:=MIN([.$L762])" office:value-type="float"/>
          <table:table-cell table:formula="of:=MIN([.$M762])" office:value-type="float"/>
          <table:table-cell table:formula="of:=MIN([.$N762])" office:value-type="float"/>
          <table:table-cell table:formula="of:=MEDIAN([.$B762])" office:value-type="float"/>
          <table:table-cell table:formula="of:=MEDIAN([.$C762])" office:value-type="float"/>
          <table:table-cell table:formula="of:=MEDIAN([.$D762])" office:value-type="float"/>
          <table:table-cell table:formula="of:=MEDIAN([.$E762])" office:value-type="float"/>
          <table:table-cell table:formula="of:=MEDIAN([.$F762])" office:value-type="float"/>
          <table:table-cell table:formula="of:=MEDIAN([.$G762])" office:value-type="float"/>
          <table:table-cell table:formula="of:=MEDIAN([.$H762])" office:value-type="float"/>
          <table:table-cell table:formula="of:=MEDIAN([.$I762])" office:value-type="float"/>
          <table:table-cell table:formula="of:=MEDIAN([.$J762])" office:value-type="float"/>
          <table:table-cell table:formula="of:=MEDIAN([.$K762])" office:value-type="float"/>
          <table:table-cell table:formula="of:=MEDIAN([.$L762])" office:value-type="float"/>
          <table:table-cell table:formula="of:=MEDIAN([.$M762])" office:value-type="float"/>
          <table:table-cell table:formula="of:=MEDIAN([.$N762])" office:value-type="float"/>
          <table:table-cell table:formula="of:=MAX([.$B762])" office:value-type="float"/>
          <table:table-cell table:formula="of:=MAX([.$C762])" office:value-type="float"/>
          <table:table-cell table:formula="of:=MAX([.$D762])" office:value-type="float"/>
          <table:table-cell table:formula="of:=MAX([.$E762])" office:value-type="float"/>
          <table:table-cell table:formula="of:=MAX([.$F762])" office:value-type="float"/>
          <table:table-cell table:formula="of:=MAX([.$G762])" office:value-type="float"/>
          <table:table-cell table:formula="of:=MAX([.$H762])" office:value-type="float"/>
          <table:table-cell table:formula="of:=MAX([.$I762])" office:value-type="float"/>
          <table:table-cell table:formula="of:=MAX([.$J762])" office:value-type="float"/>
          <table:table-cell table:formula="of:=MAX([.$K762])" office:value-type="float"/>
          <table:table-cell table:formula="of:=MAX([.$L762])" office:value-type="float"/>
          <table:table-cell table:formula="of:=MAX([.$M762])" office:value-type="float"/>
          <table:table-cell table:formula="of:=MAX([.$N762])" office:value-type="float"/>
        </table:table-row>
        <table:table-row table:style-name="ro1">
          <table:table-cell office:value-type="string">
            <text:p>c880/c880.lp.6.3</text:p>
          </table:table-cell>
          <table:table-cell office:value-type="float" office:value="0.022642"/>
          <table:table-cell office:value-type="float" office:value="0.017"/>
          <table:table-cell office:value-type="float" office:value="0.01"/>
          <table:table-cell office:value-type="float" office:value="6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161.0"/>
          <table:table-cell office:value-type="float" office:value="20161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3])" office:value-type="float"/>
          <table:table-cell table:formula="of:=MIN([.$C763])" office:value-type="float"/>
          <table:table-cell table:formula="of:=MIN([.$D763])" office:value-type="float"/>
          <table:table-cell table:formula="of:=MIN([.$E763])" office:value-type="float"/>
          <table:table-cell table:formula="of:=MIN([.$F763])" office:value-type="float"/>
          <table:table-cell table:formula="of:=MIN([.$G763])" office:value-type="float"/>
          <table:table-cell table:formula="of:=MIN([.$H763])" office:value-type="float"/>
          <table:table-cell table:formula="of:=MIN([.$I763])" office:value-type="float"/>
          <table:table-cell table:formula="of:=MIN([.$J763])" office:value-type="float"/>
          <table:table-cell table:formula="of:=MIN([.$K763])" office:value-type="float"/>
          <table:table-cell table:formula="of:=MIN([.$L763])" office:value-type="float"/>
          <table:table-cell table:formula="of:=MIN([.$M763])" office:value-type="float"/>
          <table:table-cell table:formula="of:=MIN([.$N763])" office:value-type="float"/>
          <table:table-cell table:formula="of:=MEDIAN([.$B763])" office:value-type="float"/>
          <table:table-cell table:formula="of:=MEDIAN([.$C763])" office:value-type="float"/>
          <table:table-cell table:formula="of:=MEDIAN([.$D763])" office:value-type="float"/>
          <table:table-cell table:formula="of:=MEDIAN([.$E763])" office:value-type="float"/>
          <table:table-cell table:formula="of:=MEDIAN([.$F763])" office:value-type="float"/>
          <table:table-cell table:formula="of:=MEDIAN([.$G763])" office:value-type="float"/>
          <table:table-cell table:formula="of:=MEDIAN([.$H763])" office:value-type="float"/>
          <table:table-cell table:formula="of:=MEDIAN([.$I763])" office:value-type="float"/>
          <table:table-cell table:formula="of:=MEDIAN([.$J763])" office:value-type="float"/>
          <table:table-cell table:formula="of:=MEDIAN([.$K763])" office:value-type="float"/>
          <table:table-cell table:formula="of:=MEDIAN([.$L763])" office:value-type="float"/>
          <table:table-cell table:formula="of:=MEDIAN([.$M763])" office:value-type="float"/>
          <table:table-cell table:formula="of:=MEDIAN([.$N763])" office:value-type="float"/>
          <table:table-cell table:formula="of:=MAX([.$B763])" office:value-type="float"/>
          <table:table-cell table:formula="of:=MAX([.$C763])" office:value-type="float"/>
          <table:table-cell table:formula="of:=MAX([.$D763])" office:value-type="float"/>
          <table:table-cell table:formula="of:=MAX([.$E763])" office:value-type="float"/>
          <table:table-cell table:formula="of:=MAX([.$F763])" office:value-type="float"/>
          <table:table-cell table:formula="of:=MAX([.$G763])" office:value-type="float"/>
          <table:table-cell table:formula="of:=MAX([.$H763])" office:value-type="float"/>
          <table:table-cell table:formula="of:=MAX([.$I763])" office:value-type="float"/>
          <table:table-cell table:formula="of:=MAX([.$J763])" office:value-type="float"/>
          <table:table-cell table:formula="of:=MAX([.$K763])" office:value-type="float"/>
          <table:table-cell table:formula="of:=MAX([.$L763])" office:value-type="float"/>
          <table:table-cell table:formula="of:=MAX([.$M763])" office:value-type="float"/>
          <table:table-cell table:formula="of:=MAX([.$N763])" office:value-type="float"/>
        </table:table-row>
        <table:table-row table:style-name="ro1">
          <table:table-cell office:value-type="string">
            <text:p>c880/c880.lp.6.4</text:p>
          </table:table-cell>
          <table:table-cell office:value-type="float" office:value="0.086719"/>
          <table:table-cell office:value-type="float" office:value="0.081"/>
          <table:table-cell office:value-type="float" office:value="0.07"/>
          <table:table-cell office:value-type="float" office:value="420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38267.0"/>
          <table:table-cell office:value-type="float" office:value="138267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4])" office:value-type="float"/>
          <table:table-cell table:formula="of:=MIN([.$C764])" office:value-type="float"/>
          <table:table-cell table:formula="of:=MIN([.$D764])" office:value-type="float"/>
          <table:table-cell table:formula="of:=MIN([.$E764])" office:value-type="float"/>
          <table:table-cell table:formula="of:=MIN([.$F764])" office:value-type="float"/>
          <table:table-cell table:formula="of:=MIN([.$G764])" office:value-type="float"/>
          <table:table-cell table:formula="of:=MIN([.$H764])" office:value-type="float"/>
          <table:table-cell table:formula="of:=MIN([.$I764])" office:value-type="float"/>
          <table:table-cell table:formula="of:=MIN([.$J764])" office:value-type="float"/>
          <table:table-cell table:formula="of:=MIN([.$K764])" office:value-type="float"/>
          <table:table-cell table:formula="of:=MIN([.$L764])" office:value-type="float"/>
          <table:table-cell table:formula="of:=MIN([.$M764])" office:value-type="float"/>
          <table:table-cell table:formula="of:=MIN([.$N764])" office:value-type="float"/>
          <table:table-cell table:formula="of:=MEDIAN([.$B764])" office:value-type="float"/>
          <table:table-cell table:formula="of:=MEDIAN([.$C764])" office:value-type="float"/>
          <table:table-cell table:formula="of:=MEDIAN([.$D764])" office:value-type="float"/>
          <table:table-cell table:formula="of:=MEDIAN([.$E764])" office:value-type="float"/>
          <table:table-cell table:formula="of:=MEDIAN([.$F764])" office:value-type="float"/>
          <table:table-cell table:formula="of:=MEDIAN([.$G764])" office:value-type="float"/>
          <table:table-cell table:formula="of:=MEDIAN([.$H764])" office:value-type="float"/>
          <table:table-cell table:formula="of:=MEDIAN([.$I764])" office:value-type="float"/>
          <table:table-cell table:formula="of:=MEDIAN([.$J764])" office:value-type="float"/>
          <table:table-cell table:formula="of:=MEDIAN([.$K764])" office:value-type="float"/>
          <table:table-cell table:formula="of:=MEDIAN([.$L764])" office:value-type="float"/>
          <table:table-cell table:formula="of:=MEDIAN([.$M764])" office:value-type="float"/>
          <table:table-cell table:formula="of:=MEDIAN([.$N764])" office:value-type="float"/>
          <table:table-cell table:formula="of:=MAX([.$B764])" office:value-type="float"/>
          <table:table-cell table:formula="of:=MAX([.$C764])" office:value-type="float"/>
          <table:table-cell table:formula="of:=MAX([.$D764])" office:value-type="float"/>
          <table:table-cell table:formula="of:=MAX([.$E764])" office:value-type="float"/>
          <table:table-cell table:formula="of:=MAX([.$F764])" office:value-type="float"/>
          <table:table-cell table:formula="of:=MAX([.$G764])" office:value-type="float"/>
          <table:table-cell table:formula="of:=MAX([.$H764])" office:value-type="float"/>
          <table:table-cell table:formula="of:=MAX([.$I764])" office:value-type="float"/>
          <table:table-cell table:formula="of:=MAX([.$J764])" office:value-type="float"/>
          <table:table-cell table:formula="of:=MAX([.$K764])" office:value-type="float"/>
          <table:table-cell table:formula="of:=MAX([.$L764])" office:value-type="float"/>
          <table:table-cell table:formula="of:=MAX([.$M764])" office:value-type="float"/>
          <table:table-cell table:formula="of:=MAX([.$N764])" office:value-type="float"/>
        </table:table-row>
        <table:table-row table:style-name="ro1">
          <table:table-cell office:value-type="string">
            <text:p>c880/c880.lp.6.5</text:p>
          </table:table-cell>
          <table:table-cell office:value-type="float" office:value="0.16199"/>
          <table:table-cell office:value-type="float" office:value="0.156"/>
          <table:table-cell office:value-type="float" office:value="0.15"/>
          <table:table-cell office:value-type="float" office:value="840.0"/>
          <table:table-cell office:value-type="float" office:value="0.0"/>
          <table:table-cell office:value-type="float" office:value="0.0"/>
          <table:table-cell office:value-type="float" office:value="227.0"/>
          <table:table-cell office:value-type="float" office:value="278870.0"/>
          <table:table-cell office:value-type="float" office:value="278870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5])" office:value-type="float"/>
          <table:table-cell table:formula="of:=MIN([.$C765])" office:value-type="float"/>
          <table:table-cell table:formula="of:=MIN([.$D765])" office:value-type="float"/>
          <table:table-cell table:formula="of:=MIN([.$E765])" office:value-type="float"/>
          <table:table-cell table:formula="of:=MIN([.$F765])" office:value-type="float"/>
          <table:table-cell table:formula="of:=MIN([.$G765])" office:value-type="float"/>
          <table:table-cell table:formula="of:=MIN([.$H765])" office:value-type="float"/>
          <table:table-cell table:formula="of:=MIN([.$I765])" office:value-type="float"/>
          <table:table-cell table:formula="of:=MIN([.$J765])" office:value-type="float"/>
          <table:table-cell table:formula="of:=MIN([.$K765])" office:value-type="float"/>
          <table:table-cell table:formula="of:=MIN([.$L765])" office:value-type="float"/>
          <table:table-cell table:formula="of:=MIN([.$M765])" office:value-type="float"/>
          <table:table-cell table:formula="of:=MIN([.$N765])" office:value-type="float"/>
          <table:table-cell table:formula="of:=MEDIAN([.$B765])" office:value-type="float"/>
          <table:table-cell table:formula="of:=MEDIAN([.$C765])" office:value-type="float"/>
          <table:table-cell table:formula="of:=MEDIAN([.$D765])" office:value-type="float"/>
          <table:table-cell table:formula="of:=MEDIAN([.$E765])" office:value-type="float"/>
          <table:table-cell table:formula="of:=MEDIAN([.$F765])" office:value-type="float"/>
          <table:table-cell table:formula="of:=MEDIAN([.$G765])" office:value-type="float"/>
          <table:table-cell table:formula="of:=MEDIAN([.$H765])" office:value-type="float"/>
          <table:table-cell table:formula="of:=MEDIAN([.$I765])" office:value-type="float"/>
          <table:table-cell table:formula="of:=MEDIAN([.$J765])" office:value-type="float"/>
          <table:table-cell table:formula="of:=MEDIAN([.$K765])" office:value-type="float"/>
          <table:table-cell table:formula="of:=MEDIAN([.$L765])" office:value-type="float"/>
          <table:table-cell table:formula="of:=MEDIAN([.$M765])" office:value-type="float"/>
          <table:table-cell table:formula="of:=MEDIAN([.$N765])" office:value-type="float"/>
          <table:table-cell table:formula="of:=MAX([.$B765])" office:value-type="float"/>
          <table:table-cell table:formula="of:=MAX([.$C765])" office:value-type="float"/>
          <table:table-cell table:formula="of:=MAX([.$D765])" office:value-type="float"/>
          <table:table-cell table:formula="of:=MAX([.$E765])" office:value-type="float"/>
          <table:table-cell table:formula="of:=MAX([.$F765])" office:value-type="float"/>
          <table:table-cell table:formula="of:=MAX([.$G765])" office:value-type="float"/>
          <table:table-cell table:formula="of:=MAX([.$H765])" office:value-type="float"/>
          <table:table-cell table:formula="of:=MAX([.$I765])" office:value-type="float"/>
          <table:table-cell table:formula="of:=MAX([.$J765])" office:value-type="float"/>
          <table:table-cell table:formula="of:=MAX([.$K765])" office:value-type="float"/>
          <table:table-cell table:formula="of:=MAX([.$L765])" office:value-type="float"/>
          <table:table-cell table:formula="of:=MAX([.$M765])" office:value-type="float"/>
          <table:table-cell table:formula="of:=MAX([.$N765])" office:value-type="float"/>
        </table:table-row>
        <table:table-row table:style-name="ro1">
          <table:table-cell office:value-type="string">
            <text:p>c880/c880.lp.6.6</text:p>
          </table:table-cell>
          <table:table-cell office:value-type="float" office:value="0.197721"/>
          <table:table-cell office:value-type="float" office:value="0.191"/>
          <table:table-cell office:value-type="float" office:value="0.18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320087.0"/>
          <table:table-cell office:value-type="float" office:value="32008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6])" office:value-type="float"/>
          <table:table-cell table:formula="of:=MIN([.$C766])" office:value-type="float"/>
          <table:table-cell table:formula="of:=MIN([.$D766])" office:value-type="float"/>
          <table:table-cell table:formula="of:=MIN([.$E766])" office:value-type="float"/>
          <table:table-cell table:formula="of:=MIN([.$F766])" office:value-type="float"/>
          <table:table-cell table:formula="of:=MIN([.$G766])" office:value-type="float"/>
          <table:table-cell table:formula="of:=MIN([.$H766])" office:value-type="float"/>
          <table:table-cell table:formula="of:=MIN([.$I766])" office:value-type="float"/>
          <table:table-cell table:formula="of:=MIN([.$J766])" office:value-type="float"/>
          <table:table-cell table:formula="of:=MIN([.$K766])" office:value-type="float"/>
          <table:table-cell table:formula="of:=MIN([.$L766])" office:value-type="float"/>
          <table:table-cell table:formula="of:=MIN([.$M766])" office:value-type="float"/>
          <table:table-cell table:formula="of:=MIN([.$N766])" office:value-type="float"/>
          <table:table-cell table:formula="of:=MEDIAN([.$B766])" office:value-type="float"/>
          <table:table-cell table:formula="of:=MEDIAN([.$C766])" office:value-type="float"/>
          <table:table-cell table:formula="of:=MEDIAN([.$D766])" office:value-type="float"/>
          <table:table-cell table:formula="of:=MEDIAN([.$E766])" office:value-type="float"/>
          <table:table-cell table:formula="of:=MEDIAN([.$F766])" office:value-type="float"/>
          <table:table-cell table:formula="of:=MEDIAN([.$G766])" office:value-type="float"/>
          <table:table-cell table:formula="of:=MEDIAN([.$H766])" office:value-type="float"/>
          <table:table-cell table:formula="of:=MEDIAN([.$I766])" office:value-type="float"/>
          <table:table-cell table:formula="of:=MEDIAN([.$J766])" office:value-type="float"/>
          <table:table-cell table:formula="of:=MEDIAN([.$K766])" office:value-type="float"/>
          <table:table-cell table:formula="of:=MEDIAN([.$L766])" office:value-type="float"/>
          <table:table-cell table:formula="of:=MEDIAN([.$M766])" office:value-type="float"/>
          <table:table-cell table:formula="of:=MEDIAN([.$N766])" office:value-type="float"/>
          <table:table-cell table:formula="of:=MAX([.$B766])" office:value-type="float"/>
          <table:table-cell table:formula="of:=MAX([.$C766])" office:value-type="float"/>
          <table:table-cell table:formula="of:=MAX([.$D766])" office:value-type="float"/>
          <table:table-cell table:formula="of:=MAX([.$E766])" office:value-type="float"/>
          <table:table-cell table:formula="of:=MAX([.$F766])" office:value-type="float"/>
          <table:table-cell table:formula="of:=MAX([.$G766])" office:value-type="float"/>
          <table:table-cell table:formula="of:=MAX([.$H766])" office:value-type="float"/>
          <table:table-cell table:formula="of:=MAX([.$I766])" office:value-type="float"/>
          <table:table-cell table:formula="of:=MAX([.$J766])" office:value-type="float"/>
          <table:table-cell table:formula="of:=MAX([.$K766])" office:value-type="float"/>
          <table:table-cell table:formula="of:=MAX([.$L766])" office:value-type="float"/>
          <table:table-cell table:formula="of:=MAX([.$M766])" office:value-type="float"/>
          <table:table-cell table:formula="of:=MAX([.$N766])" office:value-type="float"/>
        </table:table-row>
        <table:table-row table:style-name="ro1">
          <table:table-cell office:value-type="string">
            <text:p>c880/c880.lp.6.7</text:p>
          </table:table-cell>
          <table:table-cell office:value-type="float" office:value="0.182706"/>
          <table:table-cell office:value-type="float" office:value="0.177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318337.0"/>
          <table:table-cell office:value-type="float" office:value="318337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7])" office:value-type="float"/>
          <table:table-cell table:formula="of:=MIN([.$C767])" office:value-type="float"/>
          <table:table-cell table:formula="of:=MIN([.$D767])" office:value-type="float"/>
          <table:table-cell table:formula="of:=MIN([.$E767])" office:value-type="float"/>
          <table:table-cell table:formula="of:=MIN([.$F767])" office:value-type="float"/>
          <table:table-cell table:formula="of:=MIN([.$G767])" office:value-type="float"/>
          <table:table-cell table:formula="of:=MIN([.$H767])" office:value-type="float"/>
          <table:table-cell table:formula="of:=MIN([.$I767])" office:value-type="float"/>
          <table:table-cell table:formula="of:=MIN([.$J767])" office:value-type="float"/>
          <table:table-cell table:formula="of:=MIN([.$K767])" office:value-type="float"/>
          <table:table-cell table:formula="of:=MIN([.$L767])" office:value-type="float"/>
          <table:table-cell table:formula="of:=MIN([.$M767])" office:value-type="float"/>
          <table:table-cell table:formula="of:=MIN([.$N767])" office:value-type="float"/>
          <table:table-cell table:formula="of:=MEDIAN([.$B767])" office:value-type="float"/>
          <table:table-cell table:formula="of:=MEDIAN([.$C767])" office:value-type="float"/>
          <table:table-cell table:formula="of:=MEDIAN([.$D767])" office:value-type="float"/>
          <table:table-cell table:formula="of:=MEDIAN([.$E767])" office:value-type="float"/>
          <table:table-cell table:formula="of:=MEDIAN([.$F767])" office:value-type="float"/>
          <table:table-cell table:formula="of:=MEDIAN([.$G767])" office:value-type="float"/>
          <table:table-cell table:formula="of:=MEDIAN([.$H767])" office:value-type="float"/>
          <table:table-cell table:formula="of:=MEDIAN([.$I767])" office:value-type="float"/>
          <table:table-cell table:formula="of:=MEDIAN([.$J767])" office:value-type="float"/>
          <table:table-cell table:formula="of:=MEDIAN([.$K767])" office:value-type="float"/>
          <table:table-cell table:formula="of:=MEDIAN([.$L767])" office:value-type="float"/>
          <table:table-cell table:formula="of:=MEDIAN([.$M767])" office:value-type="float"/>
          <table:table-cell table:formula="of:=MEDIAN([.$N767])" office:value-type="float"/>
          <table:table-cell table:formula="of:=MAX([.$B767])" office:value-type="float"/>
          <table:table-cell table:formula="of:=MAX([.$C767])" office:value-type="float"/>
          <table:table-cell table:formula="of:=MAX([.$D767])" office:value-type="float"/>
          <table:table-cell table:formula="of:=MAX([.$E767])" office:value-type="float"/>
          <table:table-cell table:formula="of:=MAX([.$F767])" office:value-type="float"/>
          <table:table-cell table:formula="of:=MAX([.$G767])" office:value-type="float"/>
          <table:table-cell table:formula="of:=MAX([.$H767])" office:value-type="float"/>
          <table:table-cell table:formula="of:=MAX([.$I767])" office:value-type="float"/>
          <table:table-cell table:formula="of:=MAX([.$J767])" office:value-type="float"/>
          <table:table-cell table:formula="of:=MAX([.$K767])" office:value-type="float"/>
          <table:table-cell table:formula="of:=MAX([.$L767])" office:value-type="float"/>
          <table:table-cell table:formula="of:=MAX([.$M767])" office:value-type="float"/>
          <table:table-cell table:formula="of:=MAX([.$N767])" office:value-type="float"/>
        </table:table-row>
        <table:table-row table:style-name="ro1">
          <table:table-cell office:value-type="string">
            <text:p>c880/c880.lp.6.8</text:p>
          </table:table-cell>
          <table:table-cell office:value-type="float" office:value="0.176658"/>
          <table:table-cell office:value-type="float" office:value="0.171"/>
          <table:table-cell office:value-type="float" office:value="0.16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05.0"/>
          <table:table-cell office:value-type="float" office:value="299983.0"/>
          <table:table-cell office:value-type="float" office:value="299983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8])" office:value-type="float"/>
          <table:table-cell table:formula="of:=MIN([.$C768])" office:value-type="float"/>
          <table:table-cell table:formula="of:=MIN([.$D768])" office:value-type="float"/>
          <table:table-cell table:formula="of:=MIN([.$E768])" office:value-type="float"/>
          <table:table-cell table:formula="of:=MIN([.$F768])" office:value-type="float"/>
          <table:table-cell table:formula="of:=MIN([.$G768])" office:value-type="float"/>
          <table:table-cell table:formula="of:=MIN([.$H768])" office:value-type="float"/>
          <table:table-cell table:formula="of:=MIN([.$I768])" office:value-type="float"/>
          <table:table-cell table:formula="of:=MIN([.$J768])" office:value-type="float"/>
          <table:table-cell table:formula="of:=MIN([.$K768])" office:value-type="float"/>
          <table:table-cell table:formula="of:=MIN([.$L768])" office:value-type="float"/>
          <table:table-cell table:formula="of:=MIN([.$M768])" office:value-type="float"/>
          <table:table-cell table:formula="of:=MIN([.$N768])" office:value-type="float"/>
          <table:table-cell table:formula="of:=MEDIAN([.$B768])" office:value-type="float"/>
          <table:table-cell table:formula="of:=MEDIAN([.$C768])" office:value-type="float"/>
          <table:table-cell table:formula="of:=MEDIAN([.$D768])" office:value-type="float"/>
          <table:table-cell table:formula="of:=MEDIAN([.$E768])" office:value-type="float"/>
          <table:table-cell table:formula="of:=MEDIAN([.$F768])" office:value-type="float"/>
          <table:table-cell table:formula="of:=MEDIAN([.$G768])" office:value-type="float"/>
          <table:table-cell table:formula="of:=MEDIAN([.$H768])" office:value-type="float"/>
          <table:table-cell table:formula="of:=MEDIAN([.$I768])" office:value-type="float"/>
          <table:table-cell table:formula="of:=MEDIAN([.$J768])" office:value-type="float"/>
          <table:table-cell table:formula="of:=MEDIAN([.$K768])" office:value-type="float"/>
          <table:table-cell table:formula="of:=MEDIAN([.$L768])" office:value-type="float"/>
          <table:table-cell table:formula="of:=MEDIAN([.$M768])" office:value-type="float"/>
          <table:table-cell table:formula="of:=MEDIAN([.$N768])" office:value-type="float"/>
          <table:table-cell table:formula="of:=MAX([.$B768])" office:value-type="float"/>
          <table:table-cell table:formula="of:=MAX([.$C768])" office:value-type="float"/>
          <table:table-cell table:formula="of:=MAX([.$D768])" office:value-type="float"/>
          <table:table-cell table:formula="of:=MAX([.$E768])" office:value-type="float"/>
          <table:table-cell table:formula="of:=MAX([.$F768])" office:value-type="float"/>
          <table:table-cell table:formula="of:=MAX([.$G768])" office:value-type="float"/>
          <table:table-cell table:formula="of:=MAX([.$H768])" office:value-type="float"/>
          <table:table-cell table:formula="of:=MAX([.$I768])" office:value-type="float"/>
          <table:table-cell table:formula="of:=MAX([.$J768])" office:value-type="float"/>
          <table:table-cell table:formula="of:=MAX([.$K768])" office:value-type="float"/>
          <table:table-cell table:formula="of:=MAX([.$L768])" office:value-type="float"/>
          <table:table-cell table:formula="of:=MAX([.$M768])" office:value-type="float"/>
          <table:table-cell table:formula="of:=MAX([.$N768])" office:value-type="float"/>
        </table:table-row>
        <table:table-row table:style-name="ro1">
          <table:table-cell office:value-type="string">
            <text:p>c880/c880.lp.7.1</text:p>
          </table:table-cell>
          <table:table-cell office:value-type="float" office:value="0.033512"/>
          <table:table-cell office:value-type="float" office:value="0.009"/>
          <table:table-cell office:value-type="float" office:value="0.0"/>
          <table:table-cell office:value-type="float" office:value="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3.0"/>
          <table:table-cell office:value-type="float" office:value="1143.0"/>
          <table:table-cell office:value-type="float" office:value="163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69])" office:value-type="float"/>
          <table:table-cell table:formula="of:=MIN([.$C769])" office:value-type="float"/>
          <table:table-cell table:formula="of:=MIN([.$D769])" office:value-type="float"/>
          <table:table-cell table:formula="of:=MIN([.$E769])" office:value-type="float"/>
          <table:table-cell table:formula="of:=MIN([.$F769])" office:value-type="float"/>
          <table:table-cell table:formula="of:=MIN([.$G769])" office:value-type="float"/>
          <table:table-cell table:formula="of:=MIN([.$H769])" office:value-type="float"/>
          <table:table-cell table:formula="of:=MIN([.$I769])" office:value-type="float"/>
          <table:table-cell table:formula="of:=MIN([.$J769])" office:value-type="float"/>
          <table:table-cell table:formula="of:=MIN([.$K769])" office:value-type="float"/>
          <table:table-cell table:formula="of:=MIN([.$L769])" office:value-type="float"/>
          <table:table-cell table:formula="of:=MIN([.$M769])" office:value-type="float"/>
          <table:table-cell table:formula="of:=MIN([.$N769])" office:value-type="float"/>
          <table:table-cell table:formula="of:=MEDIAN([.$B769])" office:value-type="float"/>
          <table:table-cell table:formula="of:=MEDIAN([.$C769])" office:value-type="float"/>
          <table:table-cell table:formula="of:=MEDIAN([.$D769])" office:value-type="float"/>
          <table:table-cell table:formula="of:=MEDIAN([.$E769])" office:value-type="float"/>
          <table:table-cell table:formula="of:=MEDIAN([.$F769])" office:value-type="float"/>
          <table:table-cell table:formula="of:=MEDIAN([.$G769])" office:value-type="float"/>
          <table:table-cell table:formula="of:=MEDIAN([.$H769])" office:value-type="float"/>
          <table:table-cell table:formula="of:=MEDIAN([.$I769])" office:value-type="float"/>
          <table:table-cell table:formula="of:=MEDIAN([.$J769])" office:value-type="float"/>
          <table:table-cell table:formula="of:=MEDIAN([.$K769])" office:value-type="float"/>
          <table:table-cell table:formula="of:=MEDIAN([.$L769])" office:value-type="float"/>
          <table:table-cell table:formula="of:=MEDIAN([.$M769])" office:value-type="float"/>
          <table:table-cell table:formula="of:=MEDIAN([.$N769])" office:value-type="float"/>
          <table:table-cell table:formula="of:=MAX([.$B769])" office:value-type="float"/>
          <table:table-cell table:formula="of:=MAX([.$C769])" office:value-type="float"/>
          <table:table-cell table:formula="of:=MAX([.$D769])" office:value-type="float"/>
          <table:table-cell table:formula="of:=MAX([.$E769])" office:value-type="float"/>
          <table:table-cell table:formula="of:=MAX([.$F769])" office:value-type="float"/>
          <table:table-cell table:formula="of:=MAX([.$G769])" office:value-type="float"/>
          <table:table-cell table:formula="of:=MAX([.$H769])" office:value-type="float"/>
          <table:table-cell table:formula="of:=MAX([.$I769])" office:value-type="float"/>
          <table:table-cell table:formula="of:=MAX([.$J769])" office:value-type="float"/>
          <table:table-cell table:formula="of:=MAX([.$K769])" office:value-type="float"/>
          <table:table-cell table:formula="of:=MAX([.$L769])" office:value-type="float"/>
          <table:table-cell table:formula="of:=MAX([.$M769])" office:value-type="float"/>
          <table:table-cell table:formula="of:=MAX([.$N769])" office:value-type="float"/>
        </table:table-row>
        <table:table-row table:style-name="ro1">
          <table:table-cell office:value-type="string">
            <text:p>c880/c880.lp.7.2</text:p>
          </table:table-cell>
          <table:table-cell office:value-type="float" office:value="0.023602"/>
          <table:table-cell office:value-type="float" office:value="0.008"/>
          <table:table-cell office:value-type="float" office:value="0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71.0"/>
          <table:table-cell office:value-type="float" office:value="2271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0])" office:value-type="float"/>
          <table:table-cell table:formula="of:=MIN([.$C770])" office:value-type="float"/>
          <table:table-cell table:formula="of:=MIN([.$D770])" office:value-type="float"/>
          <table:table-cell table:formula="of:=MIN([.$E770])" office:value-type="float"/>
          <table:table-cell table:formula="of:=MIN([.$F770])" office:value-type="float"/>
          <table:table-cell table:formula="of:=MIN([.$G770])" office:value-type="float"/>
          <table:table-cell table:formula="of:=MIN([.$H770])" office:value-type="float"/>
          <table:table-cell table:formula="of:=MIN([.$I770])" office:value-type="float"/>
          <table:table-cell table:formula="of:=MIN([.$J770])" office:value-type="float"/>
          <table:table-cell table:formula="of:=MIN([.$K770])" office:value-type="float"/>
          <table:table-cell table:formula="of:=MIN([.$L770])" office:value-type="float"/>
          <table:table-cell table:formula="of:=MIN([.$M770])" office:value-type="float"/>
          <table:table-cell table:formula="of:=MIN([.$N770])" office:value-type="float"/>
          <table:table-cell table:formula="of:=MEDIAN([.$B770])" office:value-type="float"/>
          <table:table-cell table:formula="of:=MEDIAN([.$C770])" office:value-type="float"/>
          <table:table-cell table:formula="of:=MEDIAN([.$D770])" office:value-type="float"/>
          <table:table-cell table:formula="of:=MEDIAN([.$E770])" office:value-type="float"/>
          <table:table-cell table:formula="of:=MEDIAN([.$F770])" office:value-type="float"/>
          <table:table-cell table:formula="of:=MEDIAN([.$G770])" office:value-type="float"/>
          <table:table-cell table:formula="of:=MEDIAN([.$H770])" office:value-type="float"/>
          <table:table-cell table:formula="of:=MEDIAN([.$I770])" office:value-type="float"/>
          <table:table-cell table:formula="of:=MEDIAN([.$J770])" office:value-type="float"/>
          <table:table-cell table:formula="of:=MEDIAN([.$K770])" office:value-type="float"/>
          <table:table-cell table:formula="of:=MEDIAN([.$L770])" office:value-type="float"/>
          <table:table-cell table:formula="of:=MEDIAN([.$M770])" office:value-type="float"/>
          <table:table-cell table:formula="of:=MEDIAN([.$N770])" office:value-type="float"/>
          <table:table-cell table:formula="of:=MAX([.$B770])" office:value-type="float"/>
          <table:table-cell table:formula="of:=MAX([.$C770])" office:value-type="float"/>
          <table:table-cell table:formula="of:=MAX([.$D770])" office:value-type="float"/>
          <table:table-cell table:formula="of:=MAX([.$E770])" office:value-type="float"/>
          <table:table-cell table:formula="of:=MAX([.$F770])" office:value-type="float"/>
          <table:table-cell table:formula="of:=MAX([.$G770])" office:value-type="float"/>
          <table:table-cell table:formula="of:=MAX([.$H770])" office:value-type="float"/>
          <table:table-cell table:formula="of:=MAX([.$I770])" office:value-type="float"/>
          <table:table-cell table:formula="of:=MAX([.$J770])" office:value-type="float"/>
          <table:table-cell table:formula="of:=MAX([.$K770])" office:value-type="float"/>
          <table:table-cell table:formula="of:=MAX([.$L770])" office:value-type="float"/>
          <table:table-cell table:formula="of:=MAX([.$M770])" office:value-type="float"/>
          <table:table-cell table:formula="of:=MAX([.$N770])" office:value-type="float"/>
        </table:table-row>
        <table:table-row table:style-name="ro1">
          <table:table-cell office:value-type="string">
            <text:p>c880/c880.lp.7.3</text:p>
          </table:table-cell>
          <table:table-cell office:value-type="float" office:value="0.023847"/>
          <table:table-cell office:value-type="float" office:value="0.011"/>
          <table:table-cell office:value-type="float" office:value="0.0"/>
          <table:table-cell office:value-type="float" office:value="24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8682.0"/>
          <table:table-cell office:value-type="float" office:value="868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1])" office:value-type="float"/>
          <table:table-cell table:formula="of:=MIN([.$C771])" office:value-type="float"/>
          <table:table-cell table:formula="of:=MIN([.$D771])" office:value-type="float"/>
          <table:table-cell table:formula="of:=MIN([.$E771])" office:value-type="float"/>
          <table:table-cell table:formula="of:=MIN([.$F771])" office:value-type="float"/>
          <table:table-cell table:formula="of:=MIN([.$G771])" office:value-type="float"/>
          <table:table-cell table:formula="of:=MIN([.$H771])" office:value-type="float"/>
          <table:table-cell table:formula="of:=MIN([.$I771])" office:value-type="float"/>
          <table:table-cell table:formula="of:=MIN([.$J771])" office:value-type="float"/>
          <table:table-cell table:formula="of:=MIN([.$K771])" office:value-type="float"/>
          <table:table-cell table:formula="of:=MIN([.$L771])" office:value-type="float"/>
          <table:table-cell table:formula="of:=MIN([.$M771])" office:value-type="float"/>
          <table:table-cell table:formula="of:=MIN([.$N771])" office:value-type="float"/>
          <table:table-cell table:formula="of:=MEDIAN([.$B771])" office:value-type="float"/>
          <table:table-cell table:formula="of:=MEDIAN([.$C771])" office:value-type="float"/>
          <table:table-cell table:formula="of:=MEDIAN([.$D771])" office:value-type="float"/>
          <table:table-cell table:formula="of:=MEDIAN([.$E771])" office:value-type="float"/>
          <table:table-cell table:formula="of:=MEDIAN([.$F771])" office:value-type="float"/>
          <table:table-cell table:formula="of:=MEDIAN([.$G771])" office:value-type="float"/>
          <table:table-cell table:formula="of:=MEDIAN([.$H771])" office:value-type="float"/>
          <table:table-cell table:formula="of:=MEDIAN([.$I771])" office:value-type="float"/>
          <table:table-cell table:formula="of:=MEDIAN([.$J771])" office:value-type="float"/>
          <table:table-cell table:formula="of:=MEDIAN([.$K771])" office:value-type="float"/>
          <table:table-cell table:formula="of:=MEDIAN([.$L771])" office:value-type="float"/>
          <table:table-cell table:formula="of:=MEDIAN([.$M771])" office:value-type="float"/>
          <table:table-cell table:formula="of:=MEDIAN([.$N771])" office:value-type="float"/>
          <table:table-cell table:formula="of:=MAX([.$B771])" office:value-type="float"/>
          <table:table-cell table:formula="of:=MAX([.$C771])" office:value-type="float"/>
          <table:table-cell table:formula="of:=MAX([.$D771])" office:value-type="float"/>
          <table:table-cell table:formula="of:=MAX([.$E771])" office:value-type="float"/>
          <table:table-cell table:formula="of:=MAX([.$F771])" office:value-type="float"/>
          <table:table-cell table:formula="of:=MAX([.$G771])" office:value-type="float"/>
          <table:table-cell table:formula="of:=MAX([.$H771])" office:value-type="float"/>
          <table:table-cell table:formula="of:=MAX([.$I771])" office:value-type="float"/>
          <table:table-cell table:formula="of:=MAX([.$J771])" office:value-type="float"/>
          <table:table-cell table:formula="of:=MAX([.$K771])" office:value-type="float"/>
          <table:table-cell table:formula="of:=MAX([.$L771])" office:value-type="float"/>
          <table:table-cell table:formula="of:=MAX([.$M771])" office:value-type="float"/>
          <table:table-cell table:formula="of:=MAX([.$N771])" office:value-type="float"/>
        </table:table-row>
        <table:table-row table:style-name="ro1">
          <table:table-cell office:value-type="string">
            <text:p>c880/c880.lp.7.4</text:p>
          </table:table-cell>
          <table:table-cell office:value-type="float" office:value="0.032552"/>
          <table:table-cell office:value-type="float" office:value="0.026"/>
          <table:table-cell office:value-type="float" office:value="0.02"/>
          <table:table-cell office:value-type="float" office:value="48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7551.0"/>
          <table:table-cell office:value-type="float" office:value="17551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2])" office:value-type="float"/>
          <table:table-cell table:formula="of:=MIN([.$C772])" office:value-type="float"/>
          <table:table-cell table:formula="of:=MIN([.$D772])" office:value-type="float"/>
          <table:table-cell table:formula="of:=MIN([.$E772])" office:value-type="float"/>
          <table:table-cell table:formula="of:=MIN([.$F772])" office:value-type="float"/>
          <table:table-cell table:formula="of:=MIN([.$G772])" office:value-type="float"/>
          <table:table-cell table:formula="of:=MIN([.$H772])" office:value-type="float"/>
          <table:table-cell table:formula="of:=MIN([.$I772])" office:value-type="float"/>
          <table:table-cell table:formula="of:=MIN([.$J772])" office:value-type="float"/>
          <table:table-cell table:formula="of:=MIN([.$K772])" office:value-type="float"/>
          <table:table-cell table:formula="of:=MIN([.$L772])" office:value-type="float"/>
          <table:table-cell table:formula="of:=MIN([.$M772])" office:value-type="float"/>
          <table:table-cell table:formula="of:=MIN([.$N772])" office:value-type="float"/>
          <table:table-cell table:formula="of:=MEDIAN([.$B772])" office:value-type="float"/>
          <table:table-cell table:formula="of:=MEDIAN([.$C772])" office:value-type="float"/>
          <table:table-cell table:formula="of:=MEDIAN([.$D772])" office:value-type="float"/>
          <table:table-cell table:formula="of:=MEDIAN([.$E772])" office:value-type="float"/>
          <table:table-cell table:formula="of:=MEDIAN([.$F772])" office:value-type="float"/>
          <table:table-cell table:formula="of:=MEDIAN([.$G772])" office:value-type="float"/>
          <table:table-cell table:formula="of:=MEDIAN([.$H772])" office:value-type="float"/>
          <table:table-cell table:formula="of:=MEDIAN([.$I772])" office:value-type="float"/>
          <table:table-cell table:formula="of:=MEDIAN([.$J772])" office:value-type="float"/>
          <table:table-cell table:formula="of:=MEDIAN([.$K772])" office:value-type="float"/>
          <table:table-cell table:formula="of:=MEDIAN([.$L772])" office:value-type="float"/>
          <table:table-cell table:formula="of:=MEDIAN([.$M772])" office:value-type="float"/>
          <table:table-cell table:formula="of:=MEDIAN([.$N772])" office:value-type="float"/>
          <table:table-cell table:formula="of:=MAX([.$B772])" office:value-type="float"/>
          <table:table-cell table:formula="of:=MAX([.$C772])" office:value-type="float"/>
          <table:table-cell table:formula="of:=MAX([.$D772])" office:value-type="float"/>
          <table:table-cell table:formula="of:=MAX([.$E772])" office:value-type="float"/>
          <table:table-cell table:formula="of:=MAX([.$F772])" office:value-type="float"/>
          <table:table-cell table:formula="of:=MAX([.$G772])" office:value-type="float"/>
          <table:table-cell table:formula="of:=MAX([.$H772])" office:value-type="float"/>
          <table:table-cell table:formula="of:=MAX([.$I772])" office:value-type="float"/>
          <table:table-cell table:formula="of:=MAX([.$J772])" office:value-type="float"/>
          <table:table-cell table:formula="of:=MAX([.$K772])" office:value-type="float"/>
          <table:table-cell table:formula="of:=MAX([.$L772])" office:value-type="float"/>
          <table:table-cell table:formula="of:=MAX([.$M772])" office:value-type="float"/>
          <table:table-cell table:formula="of:=MAX([.$N772])" office:value-type="float"/>
        </table:table-row>
        <table:table-row table:style-name="ro1">
          <table:table-cell office:value-type="string">
            <text:p>c880/c880.lp.7.5</text:p>
          </table:table-cell>
          <table:table-cell office:value-type="float" office:value="0.029571"/>
          <table:table-cell office:value-type="float" office:value="0.024"/>
          <table:table-cell office:value-type="float" office:value="0.02"/>
          <table:table-cell office:value-type="float" office:value="96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35121.0"/>
          <table:table-cell office:value-type="float" office:value="3512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3])" office:value-type="float"/>
          <table:table-cell table:formula="of:=MIN([.$C773])" office:value-type="float"/>
          <table:table-cell table:formula="of:=MIN([.$D773])" office:value-type="float"/>
          <table:table-cell table:formula="of:=MIN([.$E773])" office:value-type="float"/>
          <table:table-cell table:formula="of:=MIN([.$F773])" office:value-type="float"/>
          <table:table-cell table:formula="of:=MIN([.$G773])" office:value-type="float"/>
          <table:table-cell table:formula="of:=MIN([.$H773])" office:value-type="float"/>
          <table:table-cell table:formula="of:=MIN([.$I773])" office:value-type="float"/>
          <table:table-cell table:formula="of:=MIN([.$J773])" office:value-type="float"/>
          <table:table-cell table:formula="of:=MIN([.$K773])" office:value-type="float"/>
          <table:table-cell table:formula="of:=MIN([.$L773])" office:value-type="float"/>
          <table:table-cell table:formula="of:=MIN([.$M773])" office:value-type="float"/>
          <table:table-cell table:formula="of:=MIN([.$N773])" office:value-type="float"/>
          <table:table-cell table:formula="of:=MEDIAN([.$B773])" office:value-type="float"/>
          <table:table-cell table:formula="of:=MEDIAN([.$C773])" office:value-type="float"/>
          <table:table-cell table:formula="of:=MEDIAN([.$D773])" office:value-type="float"/>
          <table:table-cell table:formula="of:=MEDIAN([.$E773])" office:value-type="float"/>
          <table:table-cell table:formula="of:=MEDIAN([.$F773])" office:value-type="float"/>
          <table:table-cell table:formula="of:=MEDIAN([.$G773])" office:value-type="float"/>
          <table:table-cell table:formula="of:=MEDIAN([.$H773])" office:value-type="float"/>
          <table:table-cell table:formula="of:=MEDIAN([.$I773])" office:value-type="float"/>
          <table:table-cell table:formula="of:=MEDIAN([.$J773])" office:value-type="float"/>
          <table:table-cell table:formula="of:=MEDIAN([.$K773])" office:value-type="float"/>
          <table:table-cell table:formula="of:=MEDIAN([.$L773])" office:value-type="float"/>
          <table:table-cell table:formula="of:=MEDIAN([.$M773])" office:value-type="float"/>
          <table:table-cell table:formula="of:=MEDIAN([.$N773])" office:value-type="float"/>
          <table:table-cell table:formula="of:=MAX([.$B773])" office:value-type="float"/>
          <table:table-cell table:formula="of:=MAX([.$C773])" office:value-type="float"/>
          <table:table-cell table:formula="of:=MAX([.$D773])" office:value-type="float"/>
          <table:table-cell table:formula="of:=MAX([.$E773])" office:value-type="float"/>
          <table:table-cell table:formula="of:=MAX([.$F773])" office:value-type="float"/>
          <table:table-cell table:formula="of:=MAX([.$G773])" office:value-type="float"/>
          <table:table-cell table:formula="of:=MAX([.$H773])" office:value-type="float"/>
          <table:table-cell table:formula="of:=MAX([.$I773])" office:value-type="float"/>
          <table:table-cell table:formula="of:=MAX([.$J773])" office:value-type="float"/>
          <table:table-cell table:formula="of:=MAX([.$K773])" office:value-type="float"/>
          <table:table-cell table:formula="of:=MAX([.$L773])" office:value-type="float"/>
          <table:table-cell table:formula="of:=MAX([.$M773])" office:value-type="float"/>
          <table:table-cell table:formula="of:=MAX([.$N773])" office:value-type="float"/>
        </table:table-row>
        <table:table-row table:style-name="ro1">
          <table:table-cell office:value-type="string">
            <text:p>c880/c880.lp.7.6</text:p>
          </table:table-cell>
          <table:table-cell office:value-type="float" office:value="0.04782"/>
          <table:table-cell office:value-type="float" office:value="0.043"/>
          <table:table-cell office:value-type="float" office:value="0.04"/>
          <table:table-cell office:value-type="float" office:value="192.0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70063.0"/>
          <table:table-cell office:value-type="float" office:value="70063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4])" office:value-type="float"/>
          <table:table-cell table:formula="of:=MIN([.$C774])" office:value-type="float"/>
          <table:table-cell table:formula="of:=MIN([.$D774])" office:value-type="float"/>
          <table:table-cell table:formula="of:=MIN([.$E774])" office:value-type="float"/>
          <table:table-cell table:formula="of:=MIN([.$F774])" office:value-type="float"/>
          <table:table-cell table:formula="of:=MIN([.$G774])" office:value-type="float"/>
          <table:table-cell table:formula="of:=MIN([.$H774])" office:value-type="float"/>
          <table:table-cell table:formula="of:=MIN([.$I774])" office:value-type="float"/>
          <table:table-cell table:formula="of:=MIN([.$J774])" office:value-type="float"/>
          <table:table-cell table:formula="of:=MIN([.$K774])" office:value-type="float"/>
          <table:table-cell table:formula="of:=MIN([.$L774])" office:value-type="float"/>
          <table:table-cell table:formula="of:=MIN([.$M774])" office:value-type="float"/>
          <table:table-cell table:formula="of:=MIN([.$N774])" office:value-type="float"/>
          <table:table-cell table:formula="of:=MEDIAN([.$B774])" office:value-type="float"/>
          <table:table-cell table:formula="of:=MEDIAN([.$C774])" office:value-type="float"/>
          <table:table-cell table:formula="of:=MEDIAN([.$D774])" office:value-type="float"/>
          <table:table-cell table:formula="of:=MEDIAN([.$E774])" office:value-type="float"/>
          <table:table-cell table:formula="of:=MEDIAN([.$F774])" office:value-type="float"/>
          <table:table-cell table:formula="of:=MEDIAN([.$G774])" office:value-type="float"/>
          <table:table-cell table:formula="of:=MEDIAN([.$H774])" office:value-type="float"/>
          <table:table-cell table:formula="of:=MEDIAN([.$I774])" office:value-type="float"/>
          <table:table-cell table:formula="of:=MEDIAN([.$J774])" office:value-type="float"/>
          <table:table-cell table:formula="of:=MEDIAN([.$K774])" office:value-type="float"/>
          <table:table-cell table:formula="of:=MEDIAN([.$L774])" office:value-type="float"/>
          <table:table-cell table:formula="of:=MEDIAN([.$M774])" office:value-type="float"/>
          <table:table-cell table:formula="of:=MEDIAN([.$N774])" office:value-type="float"/>
          <table:table-cell table:formula="of:=MAX([.$B774])" office:value-type="float"/>
          <table:table-cell table:formula="of:=MAX([.$C774])" office:value-type="float"/>
          <table:table-cell table:formula="of:=MAX([.$D774])" office:value-type="float"/>
          <table:table-cell table:formula="of:=MAX([.$E774])" office:value-type="float"/>
          <table:table-cell table:formula="of:=MAX([.$F774])" office:value-type="float"/>
          <table:table-cell table:formula="of:=MAX([.$G774])" office:value-type="float"/>
          <table:table-cell table:formula="of:=MAX([.$H774])" office:value-type="float"/>
          <table:table-cell table:formula="of:=MAX([.$I774])" office:value-type="float"/>
          <table:table-cell table:formula="of:=MAX([.$J774])" office:value-type="float"/>
          <table:table-cell table:formula="of:=MAX([.$K774])" office:value-type="float"/>
          <table:table-cell table:formula="of:=MAX([.$L774])" office:value-type="float"/>
          <table:table-cell table:formula="of:=MAX([.$M774])" office:value-type="float"/>
          <table:table-cell table:formula="of:=MAX([.$N774])" office:value-type="float"/>
        </table:table-row>
        <table:table-row table:style-name="ro1">
          <table:table-cell office:value-type="string">
            <text:p>c880/c880.lp.7.7</text:p>
          </table:table-cell>
          <table:table-cell office:value-type="float" office:value="0.122722"/>
          <table:table-cell office:value-type="float" office:value="0.117"/>
          <table:table-cell office:value-type="float" office:value="0.11"/>
          <table:table-cell office:value-type="float" office:value="576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208361.0"/>
          <table:table-cell office:value-type="float" office:value="20836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5])" office:value-type="float"/>
          <table:table-cell table:formula="of:=MIN([.$C775])" office:value-type="float"/>
          <table:table-cell table:formula="of:=MIN([.$D775])" office:value-type="float"/>
          <table:table-cell table:formula="of:=MIN([.$E775])" office:value-type="float"/>
          <table:table-cell table:formula="of:=MIN([.$F775])" office:value-type="float"/>
          <table:table-cell table:formula="of:=MIN([.$G775])" office:value-type="float"/>
          <table:table-cell table:formula="of:=MIN([.$H775])" office:value-type="float"/>
          <table:table-cell table:formula="of:=MIN([.$I775])" office:value-type="float"/>
          <table:table-cell table:formula="of:=MIN([.$J775])" office:value-type="float"/>
          <table:table-cell table:formula="of:=MIN([.$K775])" office:value-type="float"/>
          <table:table-cell table:formula="of:=MIN([.$L775])" office:value-type="float"/>
          <table:table-cell table:formula="of:=MIN([.$M775])" office:value-type="float"/>
          <table:table-cell table:formula="of:=MIN([.$N775])" office:value-type="float"/>
          <table:table-cell table:formula="of:=MEDIAN([.$B775])" office:value-type="float"/>
          <table:table-cell table:formula="of:=MEDIAN([.$C775])" office:value-type="float"/>
          <table:table-cell table:formula="of:=MEDIAN([.$D775])" office:value-type="float"/>
          <table:table-cell table:formula="of:=MEDIAN([.$E775])" office:value-type="float"/>
          <table:table-cell table:formula="of:=MEDIAN([.$F775])" office:value-type="float"/>
          <table:table-cell table:formula="of:=MEDIAN([.$G775])" office:value-type="float"/>
          <table:table-cell table:formula="of:=MEDIAN([.$H775])" office:value-type="float"/>
          <table:table-cell table:formula="of:=MEDIAN([.$I775])" office:value-type="float"/>
          <table:table-cell table:formula="of:=MEDIAN([.$J775])" office:value-type="float"/>
          <table:table-cell table:formula="of:=MEDIAN([.$K775])" office:value-type="float"/>
          <table:table-cell table:formula="of:=MEDIAN([.$L775])" office:value-type="float"/>
          <table:table-cell table:formula="of:=MEDIAN([.$M775])" office:value-type="float"/>
          <table:table-cell table:formula="of:=MEDIAN([.$N775])" office:value-type="float"/>
          <table:table-cell table:formula="of:=MAX([.$B775])" office:value-type="float"/>
          <table:table-cell table:formula="of:=MAX([.$C775])" office:value-type="float"/>
          <table:table-cell table:formula="of:=MAX([.$D775])" office:value-type="float"/>
          <table:table-cell table:formula="of:=MAX([.$E775])" office:value-type="float"/>
          <table:table-cell table:formula="of:=MAX([.$F775])" office:value-type="float"/>
          <table:table-cell table:formula="of:=MAX([.$G775])" office:value-type="float"/>
          <table:table-cell table:formula="of:=MAX([.$H775])" office:value-type="float"/>
          <table:table-cell table:formula="of:=MAX([.$I775])" office:value-type="float"/>
          <table:table-cell table:formula="of:=MAX([.$J775])" office:value-type="float"/>
          <table:table-cell table:formula="of:=MAX([.$K775])" office:value-type="float"/>
          <table:table-cell table:formula="of:=MAX([.$L775])" office:value-type="float"/>
          <table:table-cell table:formula="of:=MAX([.$M775])" office:value-type="float"/>
          <table:table-cell table:formula="of:=MAX([.$N775])" office:value-type="float"/>
        </table:table-row>
        <table:table-row table:style-name="ro1">
          <table:table-cell office:value-type="string">
            <text:p>c880/c880.lp.7.8</text:p>
          </table:table-cell>
          <table:table-cell office:value-type="float" office:value="0.210672"/>
          <table:table-cell office:value-type="float" office:value="0.205"/>
          <table:table-cell office:value-type="float" office:value="0.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49.0"/>
          <table:table-cell office:value-type="float" office:value="316427.0"/>
          <table:table-cell office:value-type="float" office:value="31642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6])" office:value-type="float"/>
          <table:table-cell table:formula="of:=MIN([.$C776])" office:value-type="float"/>
          <table:table-cell table:formula="of:=MIN([.$D776])" office:value-type="float"/>
          <table:table-cell table:formula="of:=MIN([.$E776])" office:value-type="float"/>
          <table:table-cell table:formula="of:=MIN([.$F776])" office:value-type="float"/>
          <table:table-cell table:formula="of:=MIN([.$G776])" office:value-type="float"/>
          <table:table-cell table:formula="of:=MIN([.$H776])" office:value-type="float"/>
          <table:table-cell table:formula="of:=MIN([.$I776])" office:value-type="float"/>
          <table:table-cell table:formula="of:=MIN([.$J776])" office:value-type="float"/>
          <table:table-cell table:formula="of:=MIN([.$K776])" office:value-type="float"/>
          <table:table-cell table:formula="of:=MIN([.$L776])" office:value-type="float"/>
          <table:table-cell table:formula="of:=MIN([.$M776])" office:value-type="float"/>
          <table:table-cell table:formula="of:=MIN([.$N776])" office:value-type="float"/>
          <table:table-cell table:formula="of:=MEDIAN([.$B776])" office:value-type="float"/>
          <table:table-cell table:formula="of:=MEDIAN([.$C776])" office:value-type="float"/>
          <table:table-cell table:formula="of:=MEDIAN([.$D776])" office:value-type="float"/>
          <table:table-cell table:formula="of:=MEDIAN([.$E776])" office:value-type="float"/>
          <table:table-cell table:formula="of:=MEDIAN([.$F776])" office:value-type="float"/>
          <table:table-cell table:formula="of:=MEDIAN([.$G776])" office:value-type="float"/>
          <table:table-cell table:formula="of:=MEDIAN([.$H776])" office:value-type="float"/>
          <table:table-cell table:formula="of:=MEDIAN([.$I776])" office:value-type="float"/>
          <table:table-cell table:formula="of:=MEDIAN([.$J776])" office:value-type="float"/>
          <table:table-cell table:formula="of:=MEDIAN([.$K776])" office:value-type="float"/>
          <table:table-cell table:formula="of:=MEDIAN([.$L776])" office:value-type="float"/>
          <table:table-cell table:formula="of:=MEDIAN([.$M776])" office:value-type="float"/>
          <table:table-cell table:formula="of:=MEDIAN([.$N776])" office:value-type="float"/>
          <table:table-cell table:formula="of:=MAX([.$B776])" office:value-type="float"/>
          <table:table-cell table:formula="of:=MAX([.$C776])" office:value-type="float"/>
          <table:table-cell table:formula="of:=MAX([.$D776])" office:value-type="float"/>
          <table:table-cell table:formula="of:=MAX([.$E776])" office:value-type="float"/>
          <table:table-cell table:formula="of:=MAX([.$F776])" office:value-type="float"/>
          <table:table-cell table:formula="of:=MAX([.$G776])" office:value-type="float"/>
          <table:table-cell table:formula="of:=MAX([.$H776])" office:value-type="float"/>
          <table:table-cell table:formula="of:=MAX([.$I776])" office:value-type="float"/>
          <table:table-cell table:formula="of:=MAX([.$J776])" office:value-type="float"/>
          <table:table-cell table:formula="of:=MAX([.$K776])" office:value-type="float"/>
          <table:table-cell table:formula="of:=MAX([.$L776])" office:value-type="float"/>
          <table:table-cell table:formula="of:=MAX([.$M776])" office:value-type="float"/>
          <table:table-cell table:formula="of:=MAX([.$N776])" office:value-type="float"/>
        </table:table-row>
        <table:table-row table:style-name="ro1">
          <table:table-cell office:value-type="string">
            <text:p>c880/c880.lp.8.1</text:p>
          </table:table-cell>
          <table:table-cell office:value-type="float" office:value="0.023583"/>
          <table:table-cell office:value-type="float" office:value="0.00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3.0"/>
          <table:table-cell office:value-type="float" office:value="763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7])" office:value-type="float"/>
          <table:table-cell table:formula="of:=MIN([.$C777])" office:value-type="float"/>
          <table:table-cell table:formula="of:=MIN([.$D777])" office:value-type="float"/>
          <table:table-cell table:formula="of:=MIN([.$E777])" office:value-type="float"/>
          <table:table-cell table:formula="of:=MIN([.$F777])" office:value-type="float"/>
          <table:table-cell table:formula="of:=MIN([.$G777])" office:value-type="float"/>
          <table:table-cell table:formula="of:=MIN([.$H777])" office:value-type="float"/>
          <table:table-cell table:formula="of:=MIN([.$I777])" office:value-type="float"/>
          <table:table-cell table:formula="of:=MIN([.$J777])" office:value-type="float"/>
          <table:table-cell table:formula="of:=MIN([.$K777])" office:value-type="float"/>
          <table:table-cell table:formula="of:=MIN([.$L777])" office:value-type="float"/>
          <table:table-cell table:formula="of:=MIN([.$M777])" office:value-type="float"/>
          <table:table-cell table:formula="of:=MIN([.$N777])" office:value-type="float"/>
          <table:table-cell table:formula="of:=MEDIAN([.$B777])" office:value-type="float"/>
          <table:table-cell table:formula="of:=MEDIAN([.$C777])" office:value-type="float"/>
          <table:table-cell table:formula="of:=MEDIAN([.$D777])" office:value-type="float"/>
          <table:table-cell table:formula="of:=MEDIAN([.$E777])" office:value-type="float"/>
          <table:table-cell table:formula="of:=MEDIAN([.$F777])" office:value-type="float"/>
          <table:table-cell table:formula="of:=MEDIAN([.$G777])" office:value-type="float"/>
          <table:table-cell table:formula="of:=MEDIAN([.$H777])" office:value-type="float"/>
          <table:table-cell table:formula="of:=MEDIAN([.$I777])" office:value-type="float"/>
          <table:table-cell table:formula="of:=MEDIAN([.$J777])" office:value-type="float"/>
          <table:table-cell table:formula="of:=MEDIAN([.$K777])" office:value-type="float"/>
          <table:table-cell table:formula="of:=MEDIAN([.$L777])" office:value-type="float"/>
          <table:table-cell table:formula="of:=MEDIAN([.$M777])" office:value-type="float"/>
          <table:table-cell table:formula="of:=MEDIAN([.$N777])" office:value-type="float"/>
          <table:table-cell table:formula="of:=MAX([.$B777])" office:value-type="float"/>
          <table:table-cell table:formula="of:=MAX([.$C777])" office:value-type="float"/>
          <table:table-cell table:formula="of:=MAX([.$D777])" office:value-type="float"/>
          <table:table-cell table:formula="of:=MAX([.$E777])" office:value-type="float"/>
          <table:table-cell table:formula="of:=MAX([.$F777])" office:value-type="float"/>
          <table:table-cell table:formula="of:=MAX([.$G777])" office:value-type="float"/>
          <table:table-cell table:formula="of:=MAX([.$H777])" office:value-type="float"/>
          <table:table-cell table:formula="of:=MAX([.$I777])" office:value-type="float"/>
          <table:table-cell table:formula="of:=MAX([.$J777])" office:value-type="float"/>
          <table:table-cell table:formula="of:=MAX([.$K777])" office:value-type="float"/>
          <table:table-cell table:formula="of:=MAX([.$L777])" office:value-type="float"/>
          <table:table-cell table:formula="of:=MAX([.$M777])" office:value-type="float"/>
          <table:table-cell table:formula="of:=MAX([.$N777])" office:value-type="float"/>
        </table:table-row>
        <table:table-row table:style-name="ro1">
          <table:table-cell office:value-type="string">
            <text:p>c880/c880.lp.8.2</text:p>
          </table:table-cell>
          <table:table-cell office:value-type="float" office:value="0.022802"/>
          <table:table-cell office:value-type="float" office:value="0.0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024.0"/>
          <table:table-cell office:value-type="float" office:value="3024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8])" office:value-type="float"/>
          <table:table-cell table:formula="of:=MIN([.$C778])" office:value-type="float"/>
          <table:table-cell table:formula="of:=MIN([.$D778])" office:value-type="float"/>
          <table:table-cell table:formula="of:=MIN([.$E778])" office:value-type="float"/>
          <table:table-cell table:formula="of:=MIN([.$F778])" office:value-type="float"/>
          <table:table-cell table:formula="of:=MIN([.$G778])" office:value-type="float"/>
          <table:table-cell table:formula="of:=MIN([.$H778])" office:value-type="float"/>
          <table:table-cell table:formula="of:=MIN([.$I778])" office:value-type="float"/>
          <table:table-cell table:formula="of:=MIN([.$J778])" office:value-type="float"/>
          <table:table-cell table:formula="of:=MIN([.$K778])" office:value-type="float"/>
          <table:table-cell table:formula="of:=MIN([.$L778])" office:value-type="float"/>
          <table:table-cell table:formula="of:=MIN([.$M778])" office:value-type="float"/>
          <table:table-cell table:formula="of:=MIN([.$N778])" office:value-type="float"/>
          <table:table-cell table:formula="of:=MEDIAN([.$B778])" office:value-type="float"/>
          <table:table-cell table:formula="of:=MEDIAN([.$C778])" office:value-type="float"/>
          <table:table-cell table:formula="of:=MEDIAN([.$D778])" office:value-type="float"/>
          <table:table-cell table:formula="of:=MEDIAN([.$E778])" office:value-type="float"/>
          <table:table-cell table:formula="of:=MEDIAN([.$F778])" office:value-type="float"/>
          <table:table-cell table:formula="of:=MEDIAN([.$G778])" office:value-type="float"/>
          <table:table-cell table:formula="of:=MEDIAN([.$H778])" office:value-type="float"/>
          <table:table-cell table:formula="of:=MEDIAN([.$I778])" office:value-type="float"/>
          <table:table-cell table:formula="of:=MEDIAN([.$J778])" office:value-type="float"/>
          <table:table-cell table:formula="of:=MEDIAN([.$K778])" office:value-type="float"/>
          <table:table-cell table:formula="of:=MEDIAN([.$L778])" office:value-type="float"/>
          <table:table-cell table:formula="of:=MEDIAN([.$M778])" office:value-type="float"/>
          <table:table-cell table:formula="of:=MEDIAN([.$N778])" office:value-type="float"/>
          <table:table-cell table:formula="of:=MAX([.$B778])" office:value-type="float"/>
          <table:table-cell table:formula="of:=MAX([.$C778])" office:value-type="float"/>
          <table:table-cell table:formula="of:=MAX([.$D778])" office:value-type="float"/>
          <table:table-cell table:formula="of:=MAX([.$E778])" office:value-type="float"/>
          <table:table-cell table:formula="of:=MAX([.$F778])" office:value-type="float"/>
          <table:table-cell table:formula="of:=MAX([.$G778])" office:value-type="float"/>
          <table:table-cell table:formula="of:=MAX([.$H778])" office:value-type="float"/>
          <table:table-cell table:formula="of:=MAX([.$I778])" office:value-type="float"/>
          <table:table-cell table:formula="of:=MAX([.$J778])" office:value-type="float"/>
          <table:table-cell table:formula="of:=MAX([.$K778])" office:value-type="float"/>
          <table:table-cell table:formula="of:=MAX([.$L778])" office:value-type="float"/>
          <table:table-cell table:formula="of:=MAX([.$M778])" office:value-type="float"/>
          <table:table-cell table:formula="of:=MAX([.$N778])" office:value-type="float"/>
        </table:table-row>
        <table:table-row table:style-name="ro1">
          <table:table-cell office:value-type="string">
            <text:p>c880/c880.lp.8.3</text:p>
          </table:table-cell>
          <table:table-cell office:value-type="float" office:value="0.023342"/>
          <table:table-cell office:value-type="float" office:value="0.009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962.0"/>
          <table:table-cell office:value-type="float" office:value="596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79])" office:value-type="float"/>
          <table:table-cell table:formula="of:=MIN([.$C779])" office:value-type="float"/>
          <table:table-cell table:formula="of:=MIN([.$D779])" office:value-type="float"/>
          <table:table-cell table:formula="of:=MIN([.$E779])" office:value-type="float"/>
          <table:table-cell table:formula="of:=MIN([.$F779])" office:value-type="float"/>
          <table:table-cell table:formula="of:=MIN([.$G779])" office:value-type="float"/>
          <table:table-cell table:formula="of:=MIN([.$H779])" office:value-type="float"/>
          <table:table-cell table:formula="of:=MIN([.$I779])" office:value-type="float"/>
          <table:table-cell table:formula="of:=MIN([.$J779])" office:value-type="float"/>
          <table:table-cell table:formula="of:=MIN([.$K779])" office:value-type="float"/>
          <table:table-cell table:formula="of:=MIN([.$L779])" office:value-type="float"/>
          <table:table-cell table:formula="of:=MIN([.$M779])" office:value-type="float"/>
          <table:table-cell table:formula="of:=MIN([.$N779])" office:value-type="float"/>
          <table:table-cell table:formula="of:=MEDIAN([.$B779])" office:value-type="float"/>
          <table:table-cell table:formula="of:=MEDIAN([.$C779])" office:value-type="float"/>
          <table:table-cell table:formula="of:=MEDIAN([.$D779])" office:value-type="float"/>
          <table:table-cell table:formula="of:=MEDIAN([.$E779])" office:value-type="float"/>
          <table:table-cell table:formula="of:=MEDIAN([.$F779])" office:value-type="float"/>
          <table:table-cell table:formula="of:=MEDIAN([.$G779])" office:value-type="float"/>
          <table:table-cell table:formula="of:=MEDIAN([.$H779])" office:value-type="float"/>
          <table:table-cell table:formula="of:=MEDIAN([.$I779])" office:value-type="float"/>
          <table:table-cell table:formula="of:=MEDIAN([.$J779])" office:value-type="float"/>
          <table:table-cell table:formula="of:=MEDIAN([.$K779])" office:value-type="float"/>
          <table:table-cell table:formula="of:=MEDIAN([.$L779])" office:value-type="float"/>
          <table:table-cell table:formula="of:=MEDIAN([.$M779])" office:value-type="float"/>
          <table:table-cell table:formula="of:=MEDIAN([.$N779])" office:value-type="float"/>
          <table:table-cell table:formula="of:=MAX([.$B779])" office:value-type="float"/>
          <table:table-cell table:formula="of:=MAX([.$C779])" office:value-type="float"/>
          <table:table-cell table:formula="of:=MAX([.$D779])" office:value-type="float"/>
          <table:table-cell table:formula="of:=MAX([.$E779])" office:value-type="float"/>
          <table:table-cell table:formula="of:=MAX([.$F779])" office:value-type="float"/>
          <table:table-cell table:formula="of:=MAX([.$G779])" office:value-type="float"/>
          <table:table-cell table:formula="of:=MAX([.$H779])" office:value-type="float"/>
          <table:table-cell table:formula="of:=MAX([.$I779])" office:value-type="float"/>
          <table:table-cell table:formula="of:=MAX([.$J779])" office:value-type="float"/>
          <table:table-cell table:formula="of:=MAX([.$K779])" office:value-type="float"/>
          <table:table-cell table:formula="of:=MAX([.$L779])" office:value-type="float"/>
          <table:table-cell table:formula="of:=MAX([.$M779])" office:value-type="float"/>
          <table:table-cell table:formula="of:=MAX([.$N779])" office:value-type="float"/>
        </table:table-row>
        <table:table-row table:style-name="ro1">
          <table:table-cell office:value-type="string">
            <text:p>c880/c880.lp.8.4</text:p>
          </table:table-cell>
          <table:table-cell office:value-type="float" office:value="0.024669"/>
          <table:table-cell office:value-type="float" office:value="0.013"/>
          <table:table-cell office:value-type="float" office:value="0.01"/>
          <table:table-cell office:value-type="float" office:value="3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842.0"/>
          <table:table-cell office:value-type="float" office:value="11842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0])" office:value-type="float"/>
          <table:table-cell table:formula="of:=MIN([.$C780])" office:value-type="float"/>
          <table:table-cell table:formula="of:=MIN([.$D780])" office:value-type="float"/>
          <table:table-cell table:formula="of:=MIN([.$E780])" office:value-type="float"/>
          <table:table-cell table:formula="of:=MIN([.$F780])" office:value-type="float"/>
          <table:table-cell table:formula="of:=MIN([.$G780])" office:value-type="float"/>
          <table:table-cell table:formula="of:=MIN([.$H780])" office:value-type="float"/>
          <table:table-cell table:formula="of:=MIN([.$I780])" office:value-type="float"/>
          <table:table-cell table:formula="of:=MIN([.$J780])" office:value-type="float"/>
          <table:table-cell table:formula="of:=MIN([.$K780])" office:value-type="float"/>
          <table:table-cell table:formula="of:=MIN([.$L780])" office:value-type="float"/>
          <table:table-cell table:formula="of:=MIN([.$M780])" office:value-type="float"/>
          <table:table-cell table:formula="of:=MIN([.$N780])" office:value-type="float"/>
          <table:table-cell table:formula="of:=MEDIAN([.$B780])" office:value-type="float"/>
          <table:table-cell table:formula="of:=MEDIAN([.$C780])" office:value-type="float"/>
          <table:table-cell table:formula="of:=MEDIAN([.$D780])" office:value-type="float"/>
          <table:table-cell table:formula="of:=MEDIAN([.$E780])" office:value-type="float"/>
          <table:table-cell table:formula="of:=MEDIAN([.$F780])" office:value-type="float"/>
          <table:table-cell table:formula="of:=MEDIAN([.$G780])" office:value-type="float"/>
          <table:table-cell table:formula="of:=MEDIAN([.$H780])" office:value-type="float"/>
          <table:table-cell table:formula="of:=MEDIAN([.$I780])" office:value-type="float"/>
          <table:table-cell table:formula="of:=MEDIAN([.$J780])" office:value-type="float"/>
          <table:table-cell table:formula="of:=MEDIAN([.$K780])" office:value-type="float"/>
          <table:table-cell table:formula="of:=MEDIAN([.$L780])" office:value-type="float"/>
          <table:table-cell table:formula="of:=MEDIAN([.$M780])" office:value-type="float"/>
          <table:table-cell table:formula="of:=MEDIAN([.$N780])" office:value-type="float"/>
          <table:table-cell table:formula="of:=MAX([.$B780])" office:value-type="float"/>
          <table:table-cell table:formula="of:=MAX([.$C780])" office:value-type="float"/>
          <table:table-cell table:formula="of:=MAX([.$D780])" office:value-type="float"/>
          <table:table-cell table:formula="of:=MAX([.$E780])" office:value-type="float"/>
          <table:table-cell table:formula="of:=MAX([.$F780])" office:value-type="float"/>
          <table:table-cell table:formula="of:=MAX([.$G780])" office:value-type="float"/>
          <table:table-cell table:formula="of:=MAX([.$H780])" office:value-type="float"/>
          <table:table-cell table:formula="of:=MAX([.$I780])" office:value-type="float"/>
          <table:table-cell table:formula="of:=MAX([.$J780])" office:value-type="float"/>
          <table:table-cell table:formula="of:=MAX([.$K780])" office:value-type="float"/>
          <table:table-cell table:formula="of:=MAX([.$L780])" office:value-type="float"/>
          <table:table-cell table:formula="of:=MAX([.$M780])" office:value-type="float"/>
          <table:table-cell table:formula="of:=MAX([.$N780])" office:value-type="float"/>
        </table:table-row>
        <table:table-row table:style-name="ro1">
          <table:table-cell office:value-type="string">
            <text:p>c880/c880.lp.8.5</text:p>
          </table:table-cell>
          <table:table-cell office:value-type="float" office:value="0.024339"/>
          <table:table-cell office:value-type="float" office:value="0.019"/>
          <table:table-cell office:value-type="float" office:value="0.01"/>
          <table:table-cell office:value-type="float" office:value="64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3538.0"/>
          <table:table-cell office:value-type="float" office:value="23538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1])" office:value-type="float"/>
          <table:table-cell table:formula="of:=MIN([.$C781])" office:value-type="float"/>
          <table:table-cell table:formula="of:=MIN([.$D781])" office:value-type="float"/>
          <table:table-cell table:formula="of:=MIN([.$E781])" office:value-type="float"/>
          <table:table-cell table:formula="of:=MIN([.$F781])" office:value-type="float"/>
          <table:table-cell table:formula="of:=MIN([.$G781])" office:value-type="float"/>
          <table:table-cell table:formula="of:=MIN([.$H781])" office:value-type="float"/>
          <table:table-cell table:formula="of:=MIN([.$I781])" office:value-type="float"/>
          <table:table-cell table:formula="of:=MIN([.$J781])" office:value-type="float"/>
          <table:table-cell table:formula="of:=MIN([.$K781])" office:value-type="float"/>
          <table:table-cell table:formula="of:=MIN([.$L781])" office:value-type="float"/>
          <table:table-cell table:formula="of:=MIN([.$M781])" office:value-type="float"/>
          <table:table-cell table:formula="of:=MIN([.$N781])" office:value-type="float"/>
          <table:table-cell table:formula="of:=MEDIAN([.$B781])" office:value-type="float"/>
          <table:table-cell table:formula="of:=MEDIAN([.$C781])" office:value-type="float"/>
          <table:table-cell table:formula="of:=MEDIAN([.$D781])" office:value-type="float"/>
          <table:table-cell table:formula="of:=MEDIAN([.$E781])" office:value-type="float"/>
          <table:table-cell table:formula="of:=MEDIAN([.$F781])" office:value-type="float"/>
          <table:table-cell table:formula="of:=MEDIAN([.$G781])" office:value-type="float"/>
          <table:table-cell table:formula="of:=MEDIAN([.$H781])" office:value-type="float"/>
          <table:table-cell table:formula="of:=MEDIAN([.$I781])" office:value-type="float"/>
          <table:table-cell table:formula="of:=MEDIAN([.$J781])" office:value-type="float"/>
          <table:table-cell table:formula="of:=MEDIAN([.$K781])" office:value-type="float"/>
          <table:table-cell table:formula="of:=MEDIAN([.$L781])" office:value-type="float"/>
          <table:table-cell table:formula="of:=MEDIAN([.$M781])" office:value-type="float"/>
          <table:table-cell table:formula="of:=MEDIAN([.$N781])" office:value-type="float"/>
          <table:table-cell table:formula="of:=MAX([.$B781])" office:value-type="float"/>
          <table:table-cell table:formula="of:=MAX([.$C781])" office:value-type="float"/>
          <table:table-cell table:formula="of:=MAX([.$D781])" office:value-type="float"/>
          <table:table-cell table:formula="of:=MAX([.$E781])" office:value-type="float"/>
          <table:table-cell table:formula="of:=MAX([.$F781])" office:value-type="float"/>
          <table:table-cell table:formula="of:=MAX([.$G781])" office:value-type="float"/>
          <table:table-cell table:formula="of:=MAX([.$H781])" office:value-type="float"/>
          <table:table-cell table:formula="of:=MAX([.$I781])" office:value-type="float"/>
          <table:table-cell table:formula="of:=MAX([.$J781])" office:value-type="float"/>
          <table:table-cell table:formula="of:=MAX([.$K781])" office:value-type="float"/>
          <table:table-cell table:formula="of:=MAX([.$L781])" office:value-type="float"/>
          <table:table-cell table:formula="of:=MAX([.$M781])" office:value-type="float"/>
          <table:table-cell table:formula="of:=MAX([.$N781])" office:value-type="float"/>
        </table:table-row>
        <table:table-row table:style-name="ro1">
          <table:table-cell office:value-type="string">
            <text:p>c880/c880.lp.8.6</text:p>
          </table:table-cell>
          <table:table-cell office:value-type="float" office:value="0.068756"/>
          <table:table-cell office:value-type="float" office:value="0.061"/>
          <table:table-cell office:value-type="float" office:value="0.05"/>
          <table:table-cell office:value-type="float" office:value="192.0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70051.0"/>
          <table:table-cell office:value-type="float" office:value="7005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2])" office:value-type="float"/>
          <table:table-cell table:formula="of:=MIN([.$C782])" office:value-type="float"/>
          <table:table-cell table:formula="of:=MIN([.$D782])" office:value-type="float"/>
          <table:table-cell table:formula="of:=MIN([.$E782])" office:value-type="float"/>
          <table:table-cell table:formula="of:=MIN([.$F782])" office:value-type="float"/>
          <table:table-cell table:formula="of:=MIN([.$G782])" office:value-type="float"/>
          <table:table-cell table:formula="of:=MIN([.$H782])" office:value-type="float"/>
          <table:table-cell table:formula="of:=MIN([.$I782])" office:value-type="float"/>
          <table:table-cell table:formula="of:=MIN([.$J782])" office:value-type="float"/>
          <table:table-cell table:formula="of:=MIN([.$K782])" office:value-type="float"/>
          <table:table-cell table:formula="of:=MIN([.$L782])" office:value-type="float"/>
          <table:table-cell table:formula="of:=MIN([.$M782])" office:value-type="float"/>
          <table:table-cell table:formula="of:=MIN([.$N782])" office:value-type="float"/>
          <table:table-cell table:formula="of:=MEDIAN([.$B782])" office:value-type="float"/>
          <table:table-cell table:formula="of:=MEDIAN([.$C782])" office:value-type="float"/>
          <table:table-cell table:formula="of:=MEDIAN([.$D782])" office:value-type="float"/>
          <table:table-cell table:formula="of:=MEDIAN([.$E782])" office:value-type="float"/>
          <table:table-cell table:formula="of:=MEDIAN([.$F782])" office:value-type="float"/>
          <table:table-cell table:formula="of:=MEDIAN([.$G782])" office:value-type="float"/>
          <table:table-cell table:formula="of:=MEDIAN([.$H782])" office:value-type="float"/>
          <table:table-cell table:formula="of:=MEDIAN([.$I782])" office:value-type="float"/>
          <table:table-cell table:formula="of:=MEDIAN([.$J782])" office:value-type="float"/>
          <table:table-cell table:formula="of:=MEDIAN([.$K782])" office:value-type="float"/>
          <table:table-cell table:formula="of:=MEDIAN([.$L782])" office:value-type="float"/>
          <table:table-cell table:formula="of:=MEDIAN([.$M782])" office:value-type="float"/>
          <table:table-cell table:formula="of:=MEDIAN([.$N782])" office:value-type="float"/>
          <table:table-cell table:formula="of:=MAX([.$B782])" office:value-type="float"/>
          <table:table-cell table:formula="of:=MAX([.$C782])" office:value-type="float"/>
          <table:table-cell table:formula="of:=MAX([.$D782])" office:value-type="float"/>
          <table:table-cell table:formula="of:=MAX([.$E782])" office:value-type="float"/>
          <table:table-cell table:formula="of:=MAX([.$F782])" office:value-type="float"/>
          <table:table-cell table:formula="of:=MAX([.$G782])" office:value-type="float"/>
          <table:table-cell table:formula="of:=MAX([.$H782])" office:value-type="float"/>
          <table:table-cell table:formula="of:=MAX([.$I782])" office:value-type="float"/>
          <table:table-cell table:formula="of:=MAX([.$J782])" office:value-type="float"/>
          <table:table-cell table:formula="of:=MAX([.$K782])" office:value-type="float"/>
          <table:table-cell table:formula="of:=MAX([.$L782])" office:value-type="float"/>
          <table:table-cell table:formula="of:=MAX([.$M782])" office:value-type="float"/>
          <table:table-cell table:formula="of:=MAX([.$N782])" office:value-type="float"/>
        </table:table-row>
        <table:table-row table:style-name="ro1">
          <table:table-cell office:value-type="string">
            <text:p>c880/c880.lp.8.7</text:p>
          </table:table-cell>
          <table:table-cell office:value-type="float" office:value="0.184924"/>
          <table:table-cell office:value-type="float" office:value="0.179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30.0"/>
          <table:table-cell office:value-type="float" office:value="324875.0"/>
          <table:table-cell office:value-type="float" office:value="324875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3])" office:value-type="float"/>
          <table:table-cell table:formula="of:=MIN([.$C783])" office:value-type="float"/>
          <table:table-cell table:formula="of:=MIN([.$D783])" office:value-type="float"/>
          <table:table-cell table:formula="of:=MIN([.$E783])" office:value-type="float"/>
          <table:table-cell table:formula="of:=MIN([.$F783])" office:value-type="float"/>
          <table:table-cell table:formula="of:=MIN([.$G783])" office:value-type="float"/>
          <table:table-cell table:formula="of:=MIN([.$H783])" office:value-type="float"/>
          <table:table-cell table:formula="of:=MIN([.$I783])" office:value-type="float"/>
          <table:table-cell table:formula="of:=MIN([.$J783])" office:value-type="float"/>
          <table:table-cell table:formula="of:=MIN([.$K783])" office:value-type="float"/>
          <table:table-cell table:formula="of:=MIN([.$L783])" office:value-type="float"/>
          <table:table-cell table:formula="of:=MIN([.$M783])" office:value-type="float"/>
          <table:table-cell table:formula="of:=MIN([.$N783])" office:value-type="float"/>
          <table:table-cell table:formula="of:=MEDIAN([.$B783])" office:value-type="float"/>
          <table:table-cell table:formula="of:=MEDIAN([.$C783])" office:value-type="float"/>
          <table:table-cell table:formula="of:=MEDIAN([.$D783])" office:value-type="float"/>
          <table:table-cell table:formula="of:=MEDIAN([.$E783])" office:value-type="float"/>
          <table:table-cell table:formula="of:=MEDIAN([.$F783])" office:value-type="float"/>
          <table:table-cell table:formula="of:=MEDIAN([.$G783])" office:value-type="float"/>
          <table:table-cell table:formula="of:=MEDIAN([.$H783])" office:value-type="float"/>
          <table:table-cell table:formula="of:=MEDIAN([.$I783])" office:value-type="float"/>
          <table:table-cell table:formula="of:=MEDIAN([.$J783])" office:value-type="float"/>
          <table:table-cell table:formula="of:=MEDIAN([.$K783])" office:value-type="float"/>
          <table:table-cell table:formula="of:=MEDIAN([.$L783])" office:value-type="float"/>
          <table:table-cell table:formula="of:=MEDIAN([.$M783])" office:value-type="float"/>
          <table:table-cell table:formula="of:=MEDIAN([.$N783])" office:value-type="float"/>
          <table:table-cell table:formula="of:=MAX([.$B783])" office:value-type="float"/>
          <table:table-cell table:formula="of:=MAX([.$C783])" office:value-type="float"/>
          <table:table-cell table:formula="of:=MAX([.$D783])" office:value-type="float"/>
          <table:table-cell table:formula="of:=MAX([.$E783])" office:value-type="float"/>
          <table:table-cell table:formula="of:=MAX([.$F783])" office:value-type="float"/>
          <table:table-cell table:formula="of:=MAX([.$G783])" office:value-type="float"/>
          <table:table-cell table:formula="of:=MAX([.$H783])" office:value-type="float"/>
          <table:table-cell table:formula="of:=MAX([.$I783])" office:value-type="float"/>
          <table:table-cell table:formula="of:=MAX([.$J783])" office:value-type="float"/>
          <table:table-cell table:formula="of:=MAX([.$K783])" office:value-type="float"/>
          <table:table-cell table:formula="of:=MAX([.$L783])" office:value-type="float"/>
          <table:table-cell table:formula="of:=MAX([.$M783])" office:value-type="float"/>
          <table:table-cell table:formula="of:=MAX([.$N783])" office:value-type="float"/>
        </table:table-row>
        <table:table-row table:style-name="ro1">
          <table:table-cell office:value-type="string">
            <text:p>c880/c880.lp.8.8</text:p>
          </table:table-cell>
          <table:table-cell office:value-type="float" office:value="0.136966"/>
          <table:table-cell office:value-type="float" office:value="0.131"/>
          <table:table-cell office:value-type="float" office:value="0.1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45.0"/>
          <table:table-cell office:value-type="float" office:value="205321.0"/>
          <table:table-cell office:value-type="float" office:value="205321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4])" office:value-type="float"/>
          <table:table-cell table:formula="of:=MIN([.$C784])" office:value-type="float"/>
          <table:table-cell table:formula="of:=MIN([.$D784])" office:value-type="float"/>
          <table:table-cell table:formula="of:=MIN([.$E784])" office:value-type="float"/>
          <table:table-cell table:formula="of:=MIN([.$F784])" office:value-type="float"/>
          <table:table-cell table:formula="of:=MIN([.$G784])" office:value-type="float"/>
          <table:table-cell table:formula="of:=MIN([.$H784])" office:value-type="float"/>
          <table:table-cell table:formula="of:=MIN([.$I784])" office:value-type="float"/>
          <table:table-cell table:formula="of:=MIN([.$J784])" office:value-type="float"/>
          <table:table-cell table:formula="of:=MIN([.$K784])" office:value-type="float"/>
          <table:table-cell table:formula="of:=MIN([.$L784])" office:value-type="float"/>
          <table:table-cell table:formula="of:=MIN([.$M784])" office:value-type="float"/>
          <table:table-cell table:formula="of:=MIN([.$N784])" office:value-type="float"/>
          <table:table-cell table:formula="of:=MEDIAN([.$B784])" office:value-type="float"/>
          <table:table-cell table:formula="of:=MEDIAN([.$C784])" office:value-type="float"/>
          <table:table-cell table:formula="of:=MEDIAN([.$D784])" office:value-type="float"/>
          <table:table-cell table:formula="of:=MEDIAN([.$E784])" office:value-type="float"/>
          <table:table-cell table:formula="of:=MEDIAN([.$F784])" office:value-type="float"/>
          <table:table-cell table:formula="of:=MEDIAN([.$G784])" office:value-type="float"/>
          <table:table-cell table:formula="of:=MEDIAN([.$H784])" office:value-type="float"/>
          <table:table-cell table:formula="of:=MEDIAN([.$I784])" office:value-type="float"/>
          <table:table-cell table:formula="of:=MEDIAN([.$J784])" office:value-type="float"/>
          <table:table-cell table:formula="of:=MEDIAN([.$K784])" office:value-type="float"/>
          <table:table-cell table:formula="of:=MEDIAN([.$L784])" office:value-type="float"/>
          <table:table-cell table:formula="of:=MEDIAN([.$M784])" office:value-type="float"/>
          <table:table-cell table:formula="of:=MEDIAN([.$N784])" office:value-type="float"/>
          <table:table-cell table:formula="of:=MAX([.$B784])" office:value-type="float"/>
          <table:table-cell table:formula="of:=MAX([.$C784])" office:value-type="float"/>
          <table:table-cell table:formula="of:=MAX([.$D784])" office:value-type="float"/>
          <table:table-cell table:formula="of:=MAX([.$E784])" office:value-type="float"/>
          <table:table-cell table:formula="of:=MAX([.$F784])" office:value-type="float"/>
          <table:table-cell table:formula="of:=MAX([.$G784])" office:value-type="float"/>
          <table:table-cell table:formula="of:=MAX([.$H784])" office:value-type="float"/>
          <table:table-cell table:formula="of:=MAX([.$I784])" office:value-type="float"/>
          <table:table-cell table:formula="of:=MAX([.$J784])" office:value-type="float"/>
          <table:table-cell table:formula="of:=MAX([.$K784])" office:value-type="float"/>
          <table:table-cell table:formula="of:=MAX([.$L784])" office:value-type="float"/>
          <table:table-cell table:formula="of:=MAX([.$M784])" office:value-type="float"/>
          <table:table-cell table:formula="of:=MAX([.$N784])" office:value-type="float"/>
        </table:table-row>
        <table:table-row table:style-name="ro1">
          <table:table-cell office:value-type="string">
            <text:p>c880/c880.lp.9.1</text:p>
          </table:table-cell>
          <table:table-cell office:value-type="float" office:value="0.025368"/>
          <table:table-cell office:value-type="float" office:value="0.008"/>
          <table:table-cell office:value-type="float" office:value="0.0"/>
          <table:table-cell office:value-type="float" office:value="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22.0"/>
          <table:table-cell office:value-type="float" office:value="1522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5])" office:value-type="float"/>
          <table:table-cell table:formula="of:=MIN([.$C785])" office:value-type="float"/>
          <table:table-cell table:formula="of:=MIN([.$D785])" office:value-type="float"/>
          <table:table-cell table:formula="of:=MIN([.$E785])" office:value-type="float"/>
          <table:table-cell table:formula="of:=MIN([.$F785])" office:value-type="float"/>
          <table:table-cell table:formula="of:=MIN([.$G785])" office:value-type="float"/>
          <table:table-cell table:formula="of:=MIN([.$H785])" office:value-type="float"/>
          <table:table-cell table:formula="of:=MIN([.$I785])" office:value-type="float"/>
          <table:table-cell table:formula="of:=MIN([.$J785])" office:value-type="float"/>
          <table:table-cell table:formula="of:=MIN([.$K785])" office:value-type="float"/>
          <table:table-cell table:formula="of:=MIN([.$L785])" office:value-type="float"/>
          <table:table-cell table:formula="of:=MIN([.$M785])" office:value-type="float"/>
          <table:table-cell table:formula="of:=MIN([.$N785])" office:value-type="float"/>
          <table:table-cell table:formula="of:=MEDIAN([.$B785])" office:value-type="float"/>
          <table:table-cell table:formula="of:=MEDIAN([.$C785])" office:value-type="float"/>
          <table:table-cell table:formula="of:=MEDIAN([.$D785])" office:value-type="float"/>
          <table:table-cell table:formula="of:=MEDIAN([.$E785])" office:value-type="float"/>
          <table:table-cell table:formula="of:=MEDIAN([.$F785])" office:value-type="float"/>
          <table:table-cell table:formula="of:=MEDIAN([.$G785])" office:value-type="float"/>
          <table:table-cell table:formula="of:=MEDIAN([.$H785])" office:value-type="float"/>
          <table:table-cell table:formula="of:=MEDIAN([.$I785])" office:value-type="float"/>
          <table:table-cell table:formula="of:=MEDIAN([.$J785])" office:value-type="float"/>
          <table:table-cell table:formula="of:=MEDIAN([.$K785])" office:value-type="float"/>
          <table:table-cell table:formula="of:=MEDIAN([.$L785])" office:value-type="float"/>
          <table:table-cell table:formula="of:=MEDIAN([.$M785])" office:value-type="float"/>
          <table:table-cell table:formula="of:=MEDIAN([.$N785])" office:value-type="float"/>
          <table:table-cell table:formula="of:=MAX([.$B785])" office:value-type="float"/>
          <table:table-cell table:formula="of:=MAX([.$C785])" office:value-type="float"/>
          <table:table-cell table:formula="of:=MAX([.$D785])" office:value-type="float"/>
          <table:table-cell table:formula="of:=MAX([.$E785])" office:value-type="float"/>
          <table:table-cell table:formula="of:=MAX([.$F785])" office:value-type="float"/>
          <table:table-cell table:formula="of:=MAX([.$G785])" office:value-type="float"/>
          <table:table-cell table:formula="of:=MAX([.$H785])" office:value-type="float"/>
          <table:table-cell table:formula="of:=MAX([.$I785])" office:value-type="float"/>
          <table:table-cell table:formula="of:=MAX([.$J785])" office:value-type="float"/>
          <table:table-cell table:formula="of:=MAX([.$K785])" office:value-type="float"/>
          <table:table-cell table:formula="of:=MAX([.$L785])" office:value-type="float"/>
          <table:table-cell table:formula="of:=MAX([.$M785])" office:value-type="float"/>
          <table:table-cell table:formula="of:=MAX([.$N785])" office:value-type="float"/>
        </table:table-row>
        <table:table-row table:style-name="ro1">
          <table:table-cell office:value-type="string">
            <text:p>c880/c880.lp.9.2</text:p>
          </table:table-cell>
          <table:table-cell office:value-type="float" office:value="0.03151"/>
          <table:table-cell office:value-type="float" office:value="0.008"/>
          <table:table-cell office:value-type="float" office:value="0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57.0"/>
          <table:table-cell office:value-type="float" office:value="2957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6])" office:value-type="float"/>
          <table:table-cell table:formula="of:=MIN([.$C786])" office:value-type="float"/>
          <table:table-cell table:formula="of:=MIN([.$D786])" office:value-type="float"/>
          <table:table-cell table:formula="of:=MIN([.$E786])" office:value-type="float"/>
          <table:table-cell table:formula="of:=MIN([.$F786])" office:value-type="float"/>
          <table:table-cell table:formula="of:=MIN([.$G786])" office:value-type="float"/>
          <table:table-cell table:formula="of:=MIN([.$H786])" office:value-type="float"/>
          <table:table-cell table:formula="of:=MIN([.$I786])" office:value-type="float"/>
          <table:table-cell table:formula="of:=MIN([.$J786])" office:value-type="float"/>
          <table:table-cell table:formula="of:=MIN([.$K786])" office:value-type="float"/>
          <table:table-cell table:formula="of:=MIN([.$L786])" office:value-type="float"/>
          <table:table-cell table:formula="of:=MIN([.$M786])" office:value-type="float"/>
          <table:table-cell table:formula="of:=MIN([.$N786])" office:value-type="float"/>
          <table:table-cell table:formula="of:=MEDIAN([.$B786])" office:value-type="float"/>
          <table:table-cell table:formula="of:=MEDIAN([.$C786])" office:value-type="float"/>
          <table:table-cell table:formula="of:=MEDIAN([.$D786])" office:value-type="float"/>
          <table:table-cell table:formula="of:=MEDIAN([.$E786])" office:value-type="float"/>
          <table:table-cell table:formula="of:=MEDIAN([.$F786])" office:value-type="float"/>
          <table:table-cell table:formula="of:=MEDIAN([.$G786])" office:value-type="float"/>
          <table:table-cell table:formula="of:=MEDIAN([.$H786])" office:value-type="float"/>
          <table:table-cell table:formula="of:=MEDIAN([.$I786])" office:value-type="float"/>
          <table:table-cell table:formula="of:=MEDIAN([.$J786])" office:value-type="float"/>
          <table:table-cell table:formula="of:=MEDIAN([.$K786])" office:value-type="float"/>
          <table:table-cell table:formula="of:=MEDIAN([.$L786])" office:value-type="float"/>
          <table:table-cell table:formula="of:=MEDIAN([.$M786])" office:value-type="float"/>
          <table:table-cell table:formula="of:=MEDIAN([.$N786])" office:value-type="float"/>
          <table:table-cell table:formula="of:=MAX([.$B786])" office:value-type="float"/>
          <table:table-cell table:formula="of:=MAX([.$C786])" office:value-type="float"/>
          <table:table-cell table:formula="of:=MAX([.$D786])" office:value-type="float"/>
          <table:table-cell table:formula="of:=MAX([.$E786])" office:value-type="float"/>
          <table:table-cell table:formula="of:=MAX([.$F786])" office:value-type="float"/>
          <table:table-cell table:formula="of:=MAX([.$G786])" office:value-type="float"/>
          <table:table-cell table:formula="of:=MAX([.$H786])" office:value-type="float"/>
          <table:table-cell table:formula="of:=MAX([.$I786])" office:value-type="float"/>
          <table:table-cell table:formula="of:=MAX([.$J786])" office:value-type="float"/>
          <table:table-cell table:formula="of:=MAX([.$K786])" office:value-type="float"/>
          <table:table-cell table:formula="of:=MAX([.$L786])" office:value-type="float"/>
          <table:table-cell table:formula="of:=MAX([.$M786])" office:value-type="float"/>
          <table:table-cell table:formula="of:=MAX([.$N786])" office:value-type="float"/>
        </table:table-row>
        <table:table-row table:style-name="ro1">
          <table:table-cell office:value-type="string">
            <text:p>c880/c880.lp.9.3</text:p>
          </table:table-cell>
          <table:table-cell office:value-type="float" office:value="0.02406"/>
          <table:table-cell office:value-type="float" office:value="0.012"/>
          <table:table-cell office:value-type="float" office:value="0.0"/>
          <table:table-cell office:value-type="float" office:value="16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855.0"/>
          <table:table-cell office:value-type="float" office:value="5855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7])" office:value-type="float"/>
          <table:table-cell table:formula="of:=MIN([.$C787])" office:value-type="float"/>
          <table:table-cell table:formula="of:=MIN([.$D787])" office:value-type="float"/>
          <table:table-cell table:formula="of:=MIN([.$E787])" office:value-type="float"/>
          <table:table-cell table:formula="of:=MIN([.$F787])" office:value-type="float"/>
          <table:table-cell table:formula="of:=MIN([.$G787])" office:value-type="float"/>
          <table:table-cell table:formula="of:=MIN([.$H787])" office:value-type="float"/>
          <table:table-cell table:formula="of:=MIN([.$I787])" office:value-type="float"/>
          <table:table-cell table:formula="of:=MIN([.$J787])" office:value-type="float"/>
          <table:table-cell table:formula="of:=MIN([.$K787])" office:value-type="float"/>
          <table:table-cell table:formula="of:=MIN([.$L787])" office:value-type="float"/>
          <table:table-cell table:formula="of:=MIN([.$M787])" office:value-type="float"/>
          <table:table-cell table:formula="of:=MIN([.$N787])" office:value-type="float"/>
          <table:table-cell table:formula="of:=MEDIAN([.$B787])" office:value-type="float"/>
          <table:table-cell table:formula="of:=MEDIAN([.$C787])" office:value-type="float"/>
          <table:table-cell table:formula="of:=MEDIAN([.$D787])" office:value-type="float"/>
          <table:table-cell table:formula="of:=MEDIAN([.$E787])" office:value-type="float"/>
          <table:table-cell table:formula="of:=MEDIAN([.$F787])" office:value-type="float"/>
          <table:table-cell table:formula="of:=MEDIAN([.$G787])" office:value-type="float"/>
          <table:table-cell table:formula="of:=MEDIAN([.$H787])" office:value-type="float"/>
          <table:table-cell table:formula="of:=MEDIAN([.$I787])" office:value-type="float"/>
          <table:table-cell table:formula="of:=MEDIAN([.$J787])" office:value-type="float"/>
          <table:table-cell table:formula="of:=MEDIAN([.$K787])" office:value-type="float"/>
          <table:table-cell table:formula="of:=MEDIAN([.$L787])" office:value-type="float"/>
          <table:table-cell table:formula="of:=MEDIAN([.$M787])" office:value-type="float"/>
          <table:table-cell table:formula="of:=MEDIAN([.$N787])" office:value-type="float"/>
          <table:table-cell table:formula="of:=MAX([.$B787])" office:value-type="float"/>
          <table:table-cell table:formula="of:=MAX([.$C787])" office:value-type="float"/>
          <table:table-cell table:formula="of:=MAX([.$D787])" office:value-type="float"/>
          <table:table-cell table:formula="of:=MAX([.$E787])" office:value-type="float"/>
          <table:table-cell table:formula="of:=MAX([.$F787])" office:value-type="float"/>
          <table:table-cell table:formula="of:=MAX([.$G787])" office:value-type="float"/>
          <table:table-cell table:formula="of:=MAX([.$H787])" office:value-type="float"/>
          <table:table-cell table:formula="of:=MAX([.$I787])" office:value-type="float"/>
          <table:table-cell table:formula="of:=MAX([.$J787])" office:value-type="float"/>
          <table:table-cell table:formula="of:=MAX([.$K787])" office:value-type="float"/>
          <table:table-cell table:formula="of:=MAX([.$L787])" office:value-type="float"/>
          <table:table-cell table:formula="of:=MAX([.$M787])" office:value-type="float"/>
          <table:table-cell table:formula="of:=MAX([.$N787])" office:value-type="float"/>
        </table:table-row>
        <table:table-row table:style-name="ro1">
          <table:table-cell office:value-type="string">
            <text:p>c880/c880.lp.9.4</text:p>
          </table:table-cell>
          <table:table-cell office:value-type="float" office:value="0.028346"/>
          <table:table-cell office:value-type="float" office:value="0.018"/>
          <table:table-cell office:value-type="float" office:value="0.01"/>
          <table:table-cell office:value-type="float" office:value="3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625.0"/>
          <table:table-cell office:value-type="float" office:value="11625.0"/>
          <table:table-cell office:value-type="float" office:value="1624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8])" office:value-type="float"/>
          <table:table-cell table:formula="of:=MIN([.$C788])" office:value-type="float"/>
          <table:table-cell table:formula="of:=MIN([.$D788])" office:value-type="float"/>
          <table:table-cell table:formula="of:=MIN([.$E788])" office:value-type="float"/>
          <table:table-cell table:formula="of:=MIN([.$F788])" office:value-type="float"/>
          <table:table-cell table:formula="of:=MIN([.$G788])" office:value-type="float"/>
          <table:table-cell table:formula="of:=MIN([.$H788])" office:value-type="float"/>
          <table:table-cell table:formula="of:=MIN([.$I788])" office:value-type="float"/>
          <table:table-cell table:formula="of:=MIN([.$J788])" office:value-type="float"/>
          <table:table-cell table:formula="of:=MIN([.$K788])" office:value-type="float"/>
          <table:table-cell table:formula="of:=MIN([.$L788])" office:value-type="float"/>
          <table:table-cell table:formula="of:=MIN([.$M788])" office:value-type="float"/>
          <table:table-cell table:formula="of:=MIN([.$N788])" office:value-type="float"/>
          <table:table-cell table:formula="of:=MEDIAN([.$B788])" office:value-type="float"/>
          <table:table-cell table:formula="of:=MEDIAN([.$C788])" office:value-type="float"/>
          <table:table-cell table:formula="of:=MEDIAN([.$D788])" office:value-type="float"/>
          <table:table-cell table:formula="of:=MEDIAN([.$E788])" office:value-type="float"/>
          <table:table-cell table:formula="of:=MEDIAN([.$F788])" office:value-type="float"/>
          <table:table-cell table:formula="of:=MEDIAN([.$G788])" office:value-type="float"/>
          <table:table-cell table:formula="of:=MEDIAN([.$H788])" office:value-type="float"/>
          <table:table-cell table:formula="of:=MEDIAN([.$I788])" office:value-type="float"/>
          <table:table-cell table:formula="of:=MEDIAN([.$J788])" office:value-type="float"/>
          <table:table-cell table:formula="of:=MEDIAN([.$K788])" office:value-type="float"/>
          <table:table-cell table:formula="of:=MEDIAN([.$L788])" office:value-type="float"/>
          <table:table-cell table:formula="of:=MEDIAN([.$M788])" office:value-type="float"/>
          <table:table-cell table:formula="of:=MEDIAN([.$N788])" office:value-type="float"/>
          <table:table-cell table:formula="of:=MAX([.$B788])" office:value-type="float"/>
          <table:table-cell table:formula="of:=MAX([.$C788])" office:value-type="float"/>
          <table:table-cell table:formula="of:=MAX([.$D788])" office:value-type="float"/>
          <table:table-cell table:formula="of:=MAX([.$E788])" office:value-type="float"/>
          <table:table-cell table:formula="of:=MAX([.$F788])" office:value-type="float"/>
          <table:table-cell table:formula="of:=MAX([.$G788])" office:value-type="float"/>
          <table:table-cell table:formula="of:=MAX([.$H788])" office:value-type="float"/>
          <table:table-cell table:formula="of:=MAX([.$I788])" office:value-type="float"/>
          <table:table-cell table:formula="of:=MAX([.$J788])" office:value-type="float"/>
          <table:table-cell table:formula="of:=MAX([.$K788])" office:value-type="float"/>
          <table:table-cell table:formula="of:=MAX([.$L788])" office:value-type="float"/>
          <table:table-cell table:formula="of:=MAX([.$M788])" office:value-type="float"/>
          <table:table-cell table:formula="of:=MAX([.$N788])" office:value-type="float"/>
        </table:table-row>
        <table:table-row table:style-name="ro1">
          <table:table-cell office:value-type="string">
            <text:p>c880/c880.lp.9.5</text:p>
          </table:table-cell>
          <table:table-cell office:value-type="float" office:value="0.045751"/>
          <table:table-cell office:value-type="float" office:value="0.037"/>
          <table:table-cell office:value-type="float" office:value="0.03"/>
          <table:table-cell office:value-type="float" office:value="160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57440.0"/>
          <table:table-cell office:value-type="float" office:value="57440.0"/>
          <table:table-cell office:value-type="float" office:value="1626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89])" office:value-type="float"/>
          <table:table-cell table:formula="of:=MIN([.$C789])" office:value-type="float"/>
          <table:table-cell table:formula="of:=MIN([.$D789])" office:value-type="float"/>
          <table:table-cell table:formula="of:=MIN([.$E789])" office:value-type="float"/>
          <table:table-cell table:formula="of:=MIN([.$F789])" office:value-type="float"/>
          <table:table-cell table:formula="of:=MIN([.$G789])" office:value-type="float"/>
          <table:table-cell table:formula="of:=MIN([.$H789])" office:value-type="float"/>
          <table:table-cell table:formula="of:=MIN([.$I789])" office:value-type="float"/>
          <table:table-cell table:formula="of:=MIN([.$J789])" office:value-type="float"/>
          <table:table-cell table:formula="of:=MIN([.$K789])" office:value-type="float"/>
          <table:table-cell table:formula="of:=MIN([.$L789])" office:value-type="float"/>
          <table:table-cell table:formula="of:=MIN([.$M789])" office:value-type="float"/>
          <table:table-cell table:formula="of:=MIN([.$N789])" office:value-type="float"/>
          <table:table-cell table:formula="of:=MEDIAN([.$B789])" office:value-type="float"/>
          <table:table-cell table:formula="of:=MEDIAN([.$C789])" office:value-type="float"/>
          <table:table-cell table:formula="of:=MEDIAN([.$D789])" office:value-type="float"/>
          <table:table-cell table:formula="of:=MEDIAN([.$E789])" office:value-type="float"/>
          <table:table-cell table:formula="of:=MEDIAN([.$F789])" office:value-type="float"/>
          <table:table-cell table:formula="of:=MEDIAN([.$G789])" office:value-type="float"/>
          <table:table-cell table:formula="of:=MEDIAN([.$H789])" office:value-type="float"/>
          <table:table-cell table:formula="of:=MEDIAN([.$I789])" office:value-type="float"/>
          <table:table-cell table:formula="of:=MEDIAN([.$J789])" office:value-type="float"/>
          <table:table-cell table:formula="of:=MEDIAN([.$K789])" office:value-type="float"/>
          <table:table-cell table:formula="of:=MEDIAN([.$L789])" office:value-type="float"/>
          <table:table-cell table:formula="of:=MEDIAN([.$M789])" office:value-type="float"/>
          <table:table-cell table:formula="of:=MEDIAN([.$N789])" office:value-type="float"/>
          <table:table-cell table:formula="of:=MAX([.$B789])" office:value-type="float"/>
          <table:table-cell table:formula="of:=MAX([.$C789])" office:value-type="float"/>
          <table:table-cell table:formula="of:=MAX([.$D789])" office:value-type="float"/>
          <table:table-cell table:formula="of:=MAX([.$E789])" office:value-type="float"/>
          <table:table-cell table:formula="of:=MAX([.$F789])" office:value-type="float"/>
          <table:table-cell table:formula="of:=MAX([.$G789])" office:value-type="float"/>
          <table:table-cell table:formula="of:=MAX([.$H789])" office:value-type="float"/>
          <table:table-cell table:formula="of:=MAX([.$I789])" office:value-type="float"/>
          <table:table-cell table:formula="of:=MAX([.$J789])" office:value-type="float"/>
          <table:table-cell table:formula="of:=MAX([.$K789])" office:value-type="float"/>
          <table:table-cell table:formula="of:=MAX([.$L789])" office:value-type="float"/>
          <table:table-cell table:formula="of:=MAX([.$M789])" office:value-type="float"/>
          <table:table-cell table:formula="of:=MAX([.$N789])" office:value-type="float"/>
        </table:table-row>
        <table:table-row table:style-name="ro1">
          <table:table-cell office:value-type="string">
            <text:p>c880/c880.lp.9.6</text:p>
          </table:table-cell>
          <table:table-cell office:value-type="float" office:value="0.182359"/>
          <table:table-cell office:value-type="float" office:value="0.176"/>
          <table:table-cell office:value-type="float" office:value="0.17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36.0"/>
          <table:table-cell office:value-type="float" office:value="315502.0"/>
          <table:table-cell office:value-type="float" office:value="315502.0"/>
          <table:table-cell office:value-type="float" office:value="1628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0])" office:value-type="float"/>
          <table:table-cell table:formula="of:=MIN([.$C790])" office:value-type="float"/>
          <table:table-cell table:formula="of:=MIN([.$D790])" office:value-type="float"/>
          <table:table-cell table:formula="of:=MIN([.$E790])" office:value-type="float"/>
          <table:table-cell table:formula="of:=MIN([.$F790])" office:value-type="float"/>
          <table:table-cell table:formula="of:=MIN([.$G790])" office:value-type="float"/>
          <table:table-cell table:formula="of:=MIN([.$H790])" office:value-type="float"/>
          <table:table-cell table:formula="of:=MIN([.$I790])" office:value-type="float"/>
          <table:table-cell table:formula="of:=MIN([.$J790])" office:value-type="float"/>
          <table:table-cell table:formula="of:=MIN([.$K790])" office:value-type="float"/>
          <table:table-cell table:formula="of:=MIN([.$L790])" office:value-type="float"/>
          <table:table-cell table:formula="of:=MIN([.$M790])" office:value-type="float"/>
          <table:table-cell table:formula="of:=MIN([.$N790])" office:value-type="float"/>
          <table:table-cell table:formula="of:=MEDIAN([.$B790])" office:value-type="float"/>
          <table:table-cell table:formula="of:=MEDIAN([.$C790])" office:value-type="float"/>
          <table:table-cell table:formula="of:=MEDIAN([.$D790])" office:value-type="float"/>
          <table:table-cell table:formula="of:=MEDIAN([.$E790])" office:value-type="float"/>
          <table:table-cell table:formula="of:=MEDIAN([.$F790])" office:value-type="float"/>
          <table:table-cell table:formula="of:=MEDIAN([.$G790])" office:value-type="float"/>
          <table:table-cell table:formula="of:=MEDIAN([.$H790])" office:value-type="float"/>
          <table:table-cell table:formula="of:=MEDIAN([.$I790])" office:value-type="float"/>
          <table:table-cell table:formula="of:=MEDIAN([.$J790])" office:value-type="float"/>
          <table:table-cell table:formula="of:=MEDIAN([.$K790])" office:value-type="float"/>
          <table:table-cell table:formula="of:=MEDIAN([.$L790])" office:value-type="float"/>
          <table:table-cell table:formula="of:=MEDIAN([.$M790])" office:value-type="float"/>
          <table:table-cell table:formula="of:=MEDIAN([.$N790])" office:value-type="float"/>
          <table:table-cell table:formula="of:=MAX([.$B790])" office:value-type="float"/>
          <table:table-cell table:formula="of:=MAX([.$C790])" office:value-type="float"/>
          <table:table-cell table:formula="of:=MAX([.$D790])" office:value-type="float"/>
          <table:table-cell table:formula="of:=MAX([.$E790])" office:value-type="float"/>
          <table:table-cell table:formula="of:=MAX([.$F790])" office:value-type="float"/>
          <table:table-cell table:formula="of:=MAX([.$G790])" office:value-type="float"/>
          <table:table-cell table:formula="of:=MAX([.$H790])" office:value-type="float"/>
          <table:table-cell table:formula="of:=MAX([.$I790])" office:value-type="float"/>
          <table:table-cell table:formula="of:=MAX([.$J790])" office:value-type="float"/>
          <table:table-cell table:formula="of:=MAX([.$K790])" office:value-type="float"/>
          <table:table-cell table:formula="of:=MAX([.$L790])" office:value-type="float"/>
          <table:table-cell table:formula="of:=MAX([.$M790])" office:value-type="float"/>
          <table:table-cell table:formula="of:=MAX([.$N790])" office:value-type="float"/>
        </table:table-row>
        <table:table-row table:style-name="ro1">
          <table:table-cell office:value-type="string">
            <text:p>c880/c880.lp.9.7</text:p>
          </table:table-cell>
          <table:table-cell office:value-type="float" office:value="0.207705"/>
          <table:table-cell office:value-type="float" office:value="0.202"/>
          <table:table-cell office:value-type="float" office:value="0.2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304754.0"/>
          <table:table-cell office:value-type="float" office:value="304754.0"/>
          <table:table-cell office:value-type="float" office:value="1630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1])" office:value-type="float"/>
          <table:table-cell table:formula="of:=MIN([.$C791])" office:value-type="float"/>
          <table:table-cell table:formula="of:=MIN([.$D791])" office:value-type="float"/>
          <table:table-cell table:formula="of:=MIN([.$E791])" office:value-type="float"/>
          <table:table-cell table:formula="of:=MIN([.$F791])" office:value-type="float"/>
          <table:table-cell table:formula="of:=MIN([.$G791])" office:value-type="float"/>
          <table:table-cell table:formula="of:=MIN([.$H791])" office:value-type="float"/>
          <table:table-cell table:formula="of:=MIN([.$I791])" office:value-type="float"/>
          <table:table-cell table:formula="of:=MIN([.$J791])" office:value-type="float"/>
          <table:table-cell table:formula="of:=MIN([.$K791])" office:value-type="float"/>
          <table:table-cell table:formula="of:=MIN([.$L791])" office:value-type="float"/>
          <table:table-cell table:formula="of:=MIN([.$M791])" office:value-type="float"/>
          <table:table-cell table:formula="of:=MIN([.$N791])" office:value-type="float"/>
          <table:table-cell table:formula="of:=MEDIAN([.$B791])" office:value-type="float"/>
          <table:table-cell table:formula="of:=MEDIAN([.$C791])" office:value-type="float"/>
          <table:table-cell table:formula="of:=MEDIAN([.$D791])" office:value-type="float"/>
          <table:table-cell table:formula="of:=MEDIAN([.$E791])" office:value-type="float"/>
          <table:table-cell table:formula="of:=MEDIAN([.$F791])" office:value-type="float"/>
          <table:table-cell table:formula="of:=MEDIAN([.$G791])" office:value-type="float"/>
          <table:table-cell table:formula="of:=MEDIAN([.$H791])" office:value-type="float"/>
          <table:table-cell table:formula="of:=MEDIAN([.$I791])" office:value-type="float"/>
          <table:table-cell table:formula="of:=MEDIAN([.$J791])" office:value-type="float"/>
          <table:table-cell table:formula="of:=MEDIAN([.$K791])" office:value-type="float"/>
          <table:table-cell table:formula="of:=MEDIAN([.$L791])" office:value-type="float"/>
          <table:table-cell table:formula="of:=MEDIAN([.$M791])" office:value-type="float"/>
          <table:table-cell table:formula="of:=MEDIAN([.$N791])" office:value-type="float"/>
          <table:table-cell table:formula="of:=MAX([.$B791])" office:value-type="float"/>
          <table:table-cell table:formula="of:=MAX([.$C791])" office:value-type="float"/>
          <table:table-cell table:formula="of:=MAX([.$D791])" office:value-type="float"/>
          <table:table-cell table:formula="of:=MAX([.$E791])" office:value-type="float"/>
          <table:table-cell table:formula="of:=MAX([.$F791])" office:value-type="float"/>
          <table:table-cell table:formula="of:=MAX([.$G791])" office:value-type="float"/>
          <table:table-cell table:formula="of:=MAX([.$H791])" office:value-type="float"/>
          <table:table-cell table:formula="of:=MAX([.$I791])" office:value-type="float"/>
          <table:table-cell table:formula="of:=MAX([.$J791])" office:value-type="float"/>
          <table:table-cell table:formula="of:=MAX([.$K791])" office:value-type="float"/>
          <table:table-cell table:formula="of:=MAX([.$L791])" office:value-type="float"/>
          <table:table-cell table:formula="of:=MAX([.$M791])" office:value-type="float"/>
          <table:table-cell table:formula="of:=MAX([.$N791])" office:value-type="float"/>
        </table:table-row>
        <table:table-row table:style-name="ro1">
          <table:table-cell office:value-type="string">
            <text:p>c880/c880.lp.9.8</text:p>
          </table:table-cell>
          <table:table-cell office:value-type="float" office:value="0.13844"/>
          <table:table-cell office:value-type="float" office:value="0.133"/>
          <table:table-cell office:value-type="float" office:value="0.13"/>
          <table:table-cell office:value-type="float" office:value="1000.0"/>
          <table:table-cell office:value-type="float" office:value="0.0"/>
          <table:table-cell office:value-type="float" office:value="0.0"/>
          <table:table-cell office:value-type="float" office:value="318.0"/>
          <table:table-cell office:value-type="float" office:value="210005.0"/>
          <table:table-cell office:value-type="float" office:value="210005.0"/>
          <table:table-cell office:value-type="float" office:value="1632.0"/>
          <table:table-cell office:value-type="float" office:value="864.0"/>
          <table:table-cell office:value-type="float" office:value="0.0"/>
          <table:table-cell office:value-type="float" office:value="0.0"/>
          <table:table-cell table:formula="of:=MIN([.$B792])" office:value-type="float"/>
          <table:table-cell table:formula="of:=MIN([.$C792])" office:value-type="float"/>
          <table:table-cell table:formula="of:=MIN([.$D792])" office:value-type="float"/>
          <table:table-cell table:formula="of:=MIN([.$E792])" office:value-type="float"/>
          <table:table-cell table:formula="of:=MIN([.$F792])" office:value-type="float"/>
          <table:table-cell table:formula="of:=MIN([.$G792])" office:value-type="float"/>
          <table:table-cell table:formula="of:=MIN([.$H792])" office:value-type="float"/>
          <table:table-cell table:formula="of:=MIN([.$I792])" office:value-type="float"/>
          <table:table-cell table:formula="of:=MIN([.$J792])" office:value-type="float"/>
          <table:table-cell table:formula="of:=MIN([.$K792])" office:value-type="float"/>
          <table:table-cell table:formula="of:=MIN([.$L792])" office:value-type="float"/>
          <table:table-cell table:formula="of:=MIN([.$M792])" office:value-type="float"/>
          <table:table-cell table:formula="of:=MIN([.$N792])" office:value-type="float"/>
          <table:table-cell table:formula="of:=MEDIAN([.$B792])" office:value-type="float"/>
          <table:table-cell table:formula="of:=MEDIAN([.$C792])" office:value-type="float"/>
          <table:table-cell table:formula="of:=MEDIAN([.$D792])" office:value-type="float"/>
          <table:table-cell table:formula="of:=MEDIAN([.$E792])" office:value-type="float"/>
          <table:table-cell table:formula="of:=MEDIAN([.$F792])" office:value-type="float"/>
          <table:table-cell table:formula="of:=MEDIAN([.$G792])" office:value-type="float"/>
          <table:table-cell table:formula="of:=MEDIAN([.$H792])" office:value-type="float"/>
          <table:table-cell table:formula="of:=MEDIAN([.$I792])" office:value-type="float"/>
          <table:table-cell table:formula="of:=MEDIAN([.$J792])" office:value-type="float"/>
          <table:table-cell table:formula="of:=MEDIAN([.$K792])" office:value-type="float"/>
          <table:table-cell table:formula="of:=MEDIAN([.$L792])" office:value-type="float"/>
          <table:table-cell table:formula="of:=MEDIAN([.$M792])" office:value-type="float"/>
          <table:table-cell table:formula="of:=MEDIAN([.$N792])" office:value-type="float"/>
          <table:table-cell table:formula="of:=MAX([.$B792])" office:value-type="float"/>
          <table:table-cell table:formula="of:=MAX([.$C792])" office:value-type="float"/>
          <table:table-cell table:formula="of:=MAX([.$D792])" office:value-type="float"/>
          <table:table-cell table:formula="of:=MAX([.$E792])" office:value-type="float"/>
          <table:table-cell table:formula="of:=MAX([.$F792])" office:value-type="float"/>
          <table:table-cell table:formula="of:=MAX([.$G792])" office:value-type="float"/>
          <table:table-cell table:formula="of:=MAX([.$H792])" office:value-type="float"/>
          <table:table-cell table:formula="of:=MAX([.$I792])" office:value-type="float"/>
          <table:table-cell table:formula="of:=MAX([.$J792])" office:value-type="float"/>
          <table:table-cell table:formula="of:=MAX([.$K792])" office:value-type="float"/>
          <table:table-cell table:formula="of:=MAX([.$L792])" office:value-type="float"/>
          <table:table-cell table:formula="of:=MAX([.$M792])" office:value-type="float"/>
          <table:table-cell table:formula="of:=MAX([.$N79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92])" office:value-type="float"/>
          <table:table-cell table:formula="of:=SUM([.C3:.C792])" office:value-type="float"/>
          <table:table-cell table:formula="of:=SUM([.D3:.D792])" office:value-type="float"/>
          <table:table-cell table:formula="of:=SUM([.E3:.E792])" office:value-type="float"/>
          <table:table-cell table:formula="of:=SUM([.F3:.F792])" office:value-type="float"/>
          <table:table-cell table:formula="of:=SUM([.G3:.G792])" office:value-type="float"/>
          <table:table-cell table:formula="of:=SUM([.H3:.H792])" office:value-type="float"/>
          <table:table-cell table:formula="of:=SUM([.I3:.I792])" office:value-type="float"/>
          <table:table-cell table:formula="of:=SUM([.J3:.J792])" office:value-type="float"/>
          <table:table-cell table:formula="of:=SUM([.K3:.K792])" office:value-type="float"/>
          <table:table-cell table:formula="of:=SUM([.L3:.L792])" office:value-type="float"/>
          <table:table-cell table:formula="of:=SUM([.M3:.M792])" office:value-type="float"/>
          <table:table-cell table:formula="of:=SUM([.N3:.N792])" office:value-type="float"/>
          <table:table-cell table:formula="of:=SUM([.O3:.O792])" office:value-type="float"/>
          <table:table-cell table:formula="of:=SUM([.P3:.P792])" office:value-type="float"/>
          <table:table-cell table:formula="of:=SUM([.Q3:.Q792])" office:value-type="float"/>
          <table:table-cell table:formula="of:=SUM([.R3:.R792])" office:value-type="float"/>
          <table:table-cell table:formula="of:=SUM([.S3:.S792])" office:value-type="float"/>
          <table:table-cell table:formula="of:=SUM([.T3:.T792])" office:value-type="float"/>
          <table:table-cell table:formula="of:=SUM([.U3:.U792])" office:value-type="float"/>
          <table:table-cell table:formula="of:=SUM([.V3:.V792])" office:value-type="float"/>
          <table:table-cell table:formula="of:=SUM([.W3:.W792])" office:value-type="float"/>
          <table:table-cell table:formula="of:=SUM([.X3:.X792])" office:value-type="float"/>
          <table:table-cell table:formula="of:=SUM([.Y3:.Y792])" office:value-type="float"/>
          <table:table-cell table:formula="of:=SUM([.Z3:.Z792])" office:value-type="float"/>
          <table:table-cell table:formula="of:=SUM([.AA3:.AA792])" office:value-type="float"/>
          <table:table-cell table:formula="of:=SUM([.AB3:.AB792])" office:value-type="float"/>
          <table:table-cell table:formula="of:=SUM([.AC3:.AC792])" office:value-type="float"/>
          <table:table-cell table:formula="of:=SUM([.AD3:.AD792])" office:value-type="float"/>
          <table:table-cell table:formula="of:=SUM([.AE3:.AE792])" office:value-type="float"/>
          <table:table-cell table:formula="of:=SUM([.AF3:.AF792])" office:value-type="float"/>
          <table:table-cell table:formula="of:=SUM([.AG3:.AG792])" office:value-type="float"/>
          <table:table-cell table:formula="of:=SUM([.AH3:.AH792])" office:value-type="float"/>
          <table:table-cell table:formula="of:=SUM([.AI3:.AI792])" office:value-type="float"/>
          <table:table-cell table:formula="of:=SUM([.AJ3:.AJ792])" office:value-type="float"/>
          <table:table-cell table:formula="of:=SUM([.AK3:.AK792])" office:value-type="float"/>
          <table:table-cell table:formula="of:=SUM([.AL3:.AL792])" office:value-type="float"/>
          <table:table-cell table:formula="of:=SUM([.AM3:.AM792])" office:value-type="float"/>
          <table:table-cell table:formula="of:=SUM([.AN3:.AN792])" office:value-type="float"/>
          <table:table-cell table:formula="of:=SUM([.AO3:.AO792])" office:value-type="float"/>
          <table:table-cell table:formula="of:=SUM([.AP3:.AP792])" office:value-type="float"/>
          <table:table-cell table:formula="of:=SUM([.AQ3:.AQ792])" office:value-type="float"/>
          <table:table-cell table:formula="of:=SUM([.AR3:.AR792])" office:value-type="float"/>
          <table:table-cell table:formula="of:=SUM([.AS3:.AS792])" office:value-type="float"/>
          <table:table-cell table:formula="of:=SUM([.AT3:.AT792])" office:value-type="float"/>
          <table:table-cell table:formula="of:=SUM([.AU3:.AU792])" office:value-type="float"/>
          <table:table-cell table:formula="of:=SUM([.AV3:.AV792])" office:value-type="float"/>
          <table:table-cell table:formula="of:=SUM([.AW3:.AW792])" office:value-type="float"/>
          <table:table-cell table:formula="of:=SUM([.AX3:.AX792])" office:value-type="float"/>
          <table:table-cell table:formula="of:=SUM([.AY3:.AY792])" office:value-type="float"/>
          <table:table-cell table:formula="of:=SUM([.AZ3:.AZ792])" office:value-type="float"/>
          <table:table-cell table:formula="of:=SUM([.BA3:.BA79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92])" office:value-type="float"/>
          <table:table-cell table:formula="of:=AVERAGE([.C3:.C792])" office:value-type="float"/>
          <table:table-cell table:formula="of:=AVERAGE([.D3:.D792])" office:value-type="float"/>
          <table:table-cell table:formula="of:=AVERAGE([.E3:.E792])" office:value-type="float"/>
          <table:table-cell table:formula="of:=AVERAGE([.F3:.F792])" office:value-type="float"/>
          <table:table-cell table:formula="of:=AVERAGE([.G3:.G792])" office:value-type="float"/>
          <table:table-cell table:formula="of:=AVERAGE([.H3:.H792])" office:value-type="float"/>
          <table:table-cell table:formula="of:=AVERAGE([.I3:.I792])" office:value-type="float"/>
          <table:table-cell table:formula="of:=AVERAGE([.J3:.J792])" office:value-type="float"/>
          <table:table-cell table:formula="of:=AVERAGE([.K3:.K792])" office:value-type="float"/>
          <table:table-cell table:formula="of:=AVERAGE([.L3:.L792])" office:value-type="float"/>
          <table:table-cell table:formula="of:=AVERAGE([.M3:.M792])" office:value-type="float"/>
          <table:table-cell table:formula="of:=AVERAGE([.N3:.N792])" office:value-type="float"/>
          <table:table-cell table:formula="of:=AVERAGE([.O3:.O792])" office:value-type="float"/>
          <table:table-cell table:formula="of:=AVERAGE([.P3:.P792])" office:value-type="float"/>
          <table:table-cell table:formula="of:=AVERAGE([.Q3:.Q792])" office:value-type="float"/>
          <table:table-cell table:formula="of:=AVERAGE([.R3:.R792])" office:value-type="float"/>
          <table:table-cell table:formula="of:=AVERAGE([.S3:.S792])" office:value-type="float"/>
          <table:table-cell table:formula="of:=AVERAGE([.T3:.T792])" office:value-type="float"/>
          <table:table-cell table:formula="of:=AVERAGE([.U3:.U792])" office:value-type="float"/>
          <table:table-cell table:formula="of:=AVERAGE([.V3:.V792])" office:value-type="float"/>
          <table:table-cell table:formula="of:=AVERAGE([.W3:.W792])" office:value-type="float"/>
          <table:table-cell table:formula="of:=AVERAGE([.X3:.X792])" office:value-type="float"/>
          <table:table-cell table:formula="of:=AVERAGE([.Y3:.Y792])" office:value-type="float"/>
          <table:table-cell table:formula="of:=AVERAGE([.Z3:.Z792])" office:value-type="float"/>
          <table:table-cell table:formula="of:=AVERAGE([.AA3:.AA792])" office:value-type="float"/>
          <table:table-cell table:formula="of:=AVERAGE([.AB3:.AB792])" office:value-type="float"/>
          <table:table-cell table:formula="of:=AVERAGE([.AC3:.AC792])" office:value-type="float"/>
          <table:table-cell table:formula="of:=AVERAGE([.AD3:.AD792])" office:value-type="float"/>
          <table:table-cell table:formula="of:=AVERAGE([.AE3:.AE792])" office:value-type="float"/>
          <table:table-cell table:formula="of:=AVERAGE([.AF3:.AF792])" office:value-type="float"/>
          <table:table-cell table:formula="of:=AVERAGE([.AG3:.AG792])" office:value-type="float"/>
          <table:table-cell table:formula="of:=AVERAGE([.AH3:.AH792])" office:value-type="float"/>
          <table:table-cell table:formula="of:=AVERAGE([.AI3:.AI792])" office:value-type="float"/>
          <table:table-cell table:formula="of:=AVERAGE([.AJ3:.AJ792])" office:value-type="float"/>
          <table:table-cell table:formula="of:=AVERAGE([.AK3:.AK792])" office:value-type="float"/>
          <table:table-cell table:formula="of:=AVERAGE([.AL3:.AL792])" office:value-type="float"/>
          <table:table-cell table:formula="of:=AVERAGE([.AM3:.AM792])" office:value-type="float"/>
          <table:table-cell table:formula="of:=AVERAGE([.AN3:.AN792])" office:value-type="float"/>
          <table:table-cell table:formula="of:=AVERAGE([.AO3:.AO792])" office:value-type="float"/>
          <table:table-cell table:formula="of:=AVERAGE([.AP3:.AP792])" office:value-type="float"/>
          <table:table-cell table:formula="of:=AVERAGE([.AQ3:.AQ792])" office:value-type="float"/>
          <table:table-cell table:formula="of:=AVERAGE([.AR3:.AR792])" office:value-type="float"/>
          <table:table-cell table:formula="of:=AVERAGE([.AS3:.AS792])" office:value-type="float"/>
          <table:table-cell table:formula="of:=AVERAGE([.AT3:.AT792])" office:value-type="float"/>
          <table:table-cell table:formula="of:=AVERAGE([.AU3:.AU792])" office:value-type="float"/>
          <table:table-cell table:formula="of:=AVERAGE([.AV3:.AV792])" office:value-type="float"/>
          <table:table-cell table:formula="of:=AVERAGE([.AW3:.AW792])" office:value-type="float"/>
          <table:table-cell table:formula="of:=AVERAGE([.AX3:.AX792])" office:value-type="float"/>
          <table:table-cell table:formula="of:=AVERAGE([.AY3:.AY792])" office:value-type="float"/>
          <table:table-cell table:formula="of:=AVERAGE([.AZ3:.AZ792])" office:value-type="float"/>
          <table:table-cell table:formula="of:=AVERAGE([.BA3:.BA79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92])" office:value-type="float"/>
          <table:table-cell table:formula="of:=STDEV([.C3:.C792])" office:value-type="float"/>
          <table:table-cell table:formula="of:=STDEV([.D3:.D792])" office:value-type="float"/>
          <table:table-cell table:formula="of:=STDEV([.E3:.E792])" office:value-type="float"/>
          <table:table-cell table:formula="of:=STDEV([.F3:.F792])" office:value-type="float"/>
          <table:table-cell table:formula="of:=STDEV([.G3:.G792])" office:value-type="float"/>
          <table:table-cell table:formula="of:=STDEV([.H3:.H792])" office:value-type="float"/>
          <table:table-cell table:formula="of:=STDEV([.I3:.I792])" office:value-type="float"/>
          <table:table-cell table:formula="of:=STDEV([.J3:.J792])" office:value-type="float"/>
          <table:table-cell table:formula="of:=STDEV([.K3:.K792])" office:value-type="float"/>
          <table:table-cell table:formula="of:=STDEV([.L3:.L792])" office:value-type="float"/>
          <table:table-cell table:formula="of:=STDEV([.M3:.M792])" office:value-type="float"/>
          <table:table-cell table:formula="of:=STDEV([.N3:.N792])" office:value-type="float"/>
          <table:table-cell table:formula="of:=STDEV([.O3:.O792])" office:value-type="float"/>
          <table:table-cell table:formula="of:=STDEV([.P3:.P792])" office:value-type="float"/>
          <table:table-cell table:formula="of:=STDEV([.Q3:.Q792])" office:value-type="float"/>
          <table:table-cell table:formula="of:=STDEV([.R3:.R792])" office:value-type="float"/>
          <table:table-cell table:formula="of:=STDEV([.S3:.S792])" office:value-type="float"/>
          <table:table-cell table:formula="of:=STDEV([.T3:.T792])" office:value-type="float"/>
          <table:table-cell table:formula="of:=STDEV([.U3:.U792])" office:value-type="float"/>
          <table:table-cell table:formula="of:=STDEV([.V3:.V792])" office:value-type="float"/>
          <table:table-cell table:formula="of:=STDEV([.W3:.W792])" office:value-type="float"/>
          <table:table-cell table:formula="of:=STDEV([.X3:.X792])" office:value-type="float"/>
          <table:table-cell table:formula="of:=STDEV([.Y3:.Y792])" office:value-type="float"/>
          <table:table-cell table:formula="of:=STDEV([.Z3:.Z792])" office:value-type="float"/>
          <table:table-cell table:formula="of:=STDEV([.AA3:.AA792])" office:value-type="float"/>
          <table:table-cell table:formula="of:=STDEV([.AB3:.AB792])" office:value-type="float"/>
          <table:table-cell table:formula="of:=STDEV([.AC3:.AC792])" office:value-type="float"/>
          <table:table-cell table:formula="of:=STDEV([.AD3:.AD792])" office:value-type="float"/>
          <table:table-cell table:formula="of:=STDEV([.AE3:.AE792])" office:value-type="float"/>
          <table:table-cell table:formula="of:=STDEV([.AF3:.AF792])" office:value-type="float"/>
          <table:table-cell table:formula="of:=STDEV([.AG3:.AG792])" office:value-type="float"/>
          <table:table-cell table:formula="of:=STDEV([.AH3:.AH792])" office:value-type="float"/>
          <table:table-cell table:formula="of:=STDEV([.AI3:.AI792])" office:value-type="float"/>
          <table:table-cell table:formula="of:=STDEV([.AJ3:.AJ792])" office:value-type="float"/>
          <table:table-cell table:formula="of:=STDEV([.AK3:.AK792])" office:value-type="float"/>
          <table:table-cell table:formula="of:=STDEV([.AL3:.AL792])" office:value-type="float"/>
          <table:table-cell table:formula="of:=STDEV([.AM3:.AM792])" office:value-type="float"/>
          <table:table-cell table:formula="of:=STDEV([.AN3:.AN792])" office:value-type="float"/>
          <table:table-cell table:formula="of:=STDEV([.AO3:.AO792])" office:value-type="float"/>
          <table:table-cell table:formula="of:=STDEV([.AP3:.AP792])" office:value-type="float"/>
          <table:table-cell table:formula="of:=STDEV([.AQ3:.AQ792])" office:value-type="float"/>
          <table:table-cell table:formula="of:=STDEV([.AR3:.AR792])" office:value-type="float"/>
          <table:table-cell table:formula="of:=STDEV([.AS3:.AS792])" office:value-type="float"/>
          <table:table-cell table:formula="of:=STDEV([.AT3:.AT792])" office:value-type="float"/>
          <table:table-cell table:formula="of:=STDEV([.AU3:.AU792])" office:value-type="float"/>
          <table:table-cell table:formula="of:=STDEV([.AV3:.AV792])" office:value-type="float"/>
          <table:table-cell table:formula="of:=STDEV([.AW3:.AW792])" office:value-type="float"/>
          <table:table-cell table:formula="of:=STDEV([.AX3:.AX792])" office:value-type="float"/>
          <table:table-cell table:formula="of:=STDEV([.AY3:.AY792])" office:value-type="float"/>
          <table:table-cell table:formula="of:=STDEV([.AZ3:.AZ792])" office:value-type="float"/>
          <table:table-cell table:formula="of:=STDEV([.BA3:.BA79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92]-[.$O3:.$O792])^2)^0.5" office:value-type="float"/>
          <table:table-cell table:number-matrix-columns-spanned="1" table:number-matrix-rows-spanned="1" table:formula="of:=SUM(([.C3:.C792]-[.$P3:.$P792])^2)^0.5" office:value-type="float"/>
          <table:table-cell table:number-matrix-columns-spanned="1" table:number-matrix-rows-spanned="1" table:formula="of:=SUM(([.D3:.D792]-[.$Q3:.$Q792])^2)^0.5" office:value-type="float"/>
          <table:table-cell table:number-matrix-columns-spanned="1" table:number-matrix-rows-spanned="1" table:formula="of:=SUM(([.E3:.E792]-[.$R3:.$R792])^2)^0.5" office:value-type="float"/>
          <table:table-cell table:number-matrix-columns-spanned="1" table:number-matrix-rows-spanned="1" table:formula="of:=SUM(([.F3:.F792]-[.$S3:.$S792])^2)^0.5" office:value-type="float"/>
          <table:table-cell table:number-matrix-columns-spanned="1" table:number-matrix-rows-spanned="1" table:formula="of:=SUM(([.G3:.G792]-[.$T3:.$T792])^2)^0.5" office:value-type="float"/>
          <table:table-cell table:number-matrix-columns-spanned="1" table:number-matrix-rows-spanned="1" table:formula="of:=SUM(([.H3:.H792]-[.$U3:.$U792])^2)^0.5" office:value-type="float"/>
          <table:table-cell table:number-matrix-columns-spanned="1" table:number-matrix-rows-spanned="1" table:formula="of:=SUM(([.I3:.I792]-[.$V3:.$V792])^2)^0.5" office:value-type="float"/>
          <table:table-cell table:number-matrix-columns-spanned="1" table:number-matrix-rows-spanned="1" table:formula="of:=SUM(([.J3:.J792]-[.$W3:.$W792])^2)^0.5" office:value-type="float"/>
          <table:table-cell table:number-matrix-columns-spanned="1" table:number-matrix-rows-spanned="1" table:formula="of:=SUM(([.K3:.K792]-[.$X3:.$X792])^2)^0.5" office:value-type="float"/>
          <table:table-cell table:number-matrix-columns-spanned="1" table:number-matrix-rows-spanned="1" table:formula="of:=SUM(([.L3:.L792]-[.$Y3:.$Y792])^2)^0.5" office:value-type="float"/>
          <table:table-cell table:number-matrix-columns-spanned="1" table:number-matrix-rows-spanned="1" table:formula="of:=SUM(([.M3:.M792]-[.$Z3:.$Z792])^2)^0.5" office:value-type="float"/>
          <table:table-cell table:number-matrix-columns-spanned="1" table:number-matrix-rows-spanned="1" table:formula="of:=SUM(([.N3:.N792]-[.$AA3:.$AA79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92]=[.$O3:.$O792])" office:value-type="float"/>
          <table:table-cell table:number-matrix-columns-spanned="1" table:number-matrix-rows-spanned="1" table:formula="of:=SUM([.C3:.C792]=[.$P3:.$P792])" office:value-type="float"/>
          <table:table-cell table:number-matrix-columns-spanned="1" table:number-matrix-rows-spanned="1" table:formula="of:=SUM([.D3:.D792]=[.$Q3:.$Q792])" office:value-type="float"/>
          <table:table-cell table:number-matrix-columns-spanned="1" table:number-matrix-rows-spanned="1" table:formula="of:=SUM([.E3:.E792]=[.$R3:.$R792])" office:value-type="float"/>
          <table:table-cell table:number-matrix-columns-spanned="1" table:number-matrix-rows-spanned="1" table:formula="of:=SUM([.F3:.F792]=[.$S3:.$S792])" office:value-type="float"/>
          <table:table-cell table:number-matrix-columns-spanned="1" table:number-matrix-rows-spanned="1" table:formula="of:=SUM([.G3:.G792]=[.$T3:.$T792])" office:value-type="float"/>
          <table:table-cell table:number-matrix-columns-spanned="1" table:number-matrix-rows-spanned="1" table:formula="of:=SUM([.H3:.H792]=[.$U3:.$U792])" office:value-type="float"/>
          <table:table-cell table:number-matrix-columns-spanned="1" table:number-matrix-rows-spanned="1" table:formula="of:=SUM([.I3:.I792]=[.$V3:.$V792])" office:value-type="float"/>
          <table:table-cell table:number-matrix-columns-spanned="1" table:number-matrix-rows-spanned="1" table:formula="of:=SUM([.J3:.J792]=[.$W3:.$W792])" office:value-type="float"/>
          <table:table-cell table:number-matrix-columns-spanned="1" table:number-matrix-rows-spanned="1" table:formula="of:=SUM([.K3:.K792]=[.$X3:.$X792])" office:value-type="float"/>
          <table:table-cell table:number-matrix-columns-spanned="1" table:number-matrix-rows-spanned="1" table:formula="of:=SUM([.L3:.L792]=[.$Y3:.$Y792])" office:value-type="float"/>
          <table:table-cell table:number-matrix-columns-spanned="1" table:number-matrix-rows-spanned="1" table:formula="of:=SUM([.M3:.M792]=[.$Z3:.$Z792])" office:value-type="float"/>
          <table:table-cell table:number-matrix-columns-spanned="1" table:number-matrix-rows-spanned="1" table:formula="of:=SUM([.N3:.N792]=[.$AA3:.$AA79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92]&lt;[.$AB3:.$AB792])" office:value-type="float"/>
          <table:table-cell table:number-matrix-columns-spanned="1" table:number-matrix-rows-spanned="1" table:formula="of:=SUM([.C3:.C792]&lt;[.$AC3:.$AC792])" office:value-type="float"/>
          <table:table-cell table:number-matrix-columns-spanned="1" table:number-matrix-rows-spanned="1" table:formula="of:=SUM([.D3:.D792]&lt;[.$AD3:.$AD792])" office:value-type="float"/>
          <table:table-cell table:number-matrix-columns-spanned="1" table:number-matrix-rows-spanned="1" table:formula="of:=SUM([.E3:.E792]&lt;[.$AE3:.$AE792])" office:value-type="float"/>
          <table:table-cell table:number-matrix-columns-spanned="1" table:number-matrix-rows-spanned="1" table:formula="of:=SUM([.F3:.F792]&lt;[.$AF3:.$AF792])" office:value-type="float"/>
          <table:table-cell table:number-matrix-columns-spanned="1" table:number-matrix-rows-spanned="1" table:formula="of:=SUM([.G3:.G792]&lt;[.$AG3:.$AG792])" office:value-type="float"/>
          <table:table-cell table:number-matrix-columns-spanned="1" table:number-matrix-rows-spanned="1" table:formula="of:=SUM([.H3:.H792]&lt;[.$AH3:.$AH792])" office:value-type="float"/>
          <table:table-cell table:number-matrix-columns-spanned="1" table:number-matrix-rows-spanned="1" table:formula="of:=SUM([.I3:.I792]&lt;[.$AI3:.$AI792])" office:value-type="float"/>
          <table:table-cell table:number-matrix-columns-spanned="1" table:number-matrix-rows-spanned="1" table:formula="of:=SUM([.J3:.J792]&lt;[.$AJ3:.$AJ792])" office:value-type="float"/>
          <table:table-cell table:number-matrix-columns-spanned="1" table:number-matrix-rows-spanned="1" table:formula="of:=SUM([.K3:.K792]&lt;[.$AK3:.$AK792])" office:value-type="float"/>
          <table:table-cell table:number-matrix-columns-spanned="1" table:number-matrix-rows-spanned="1" table:formula="of:=SUM([.L3:.L792]&lt;[.$AL3:.$AL792])" office:value-type="float"/>
          <table:table-cell table:number-matrix-columns-spanned="1" table:number-matrix-rows-spanned="1" table:formula="of:=SUM([.M3:.M792]&lt;[.$AM3:.$AM792])" office:value-type="float"/>
          <table:table-cell table:number-matrix-columns-spanned="1" table:number-matrix-rows-spanned="1" table:formula="of:=SUM([.N3:.N792]&lt;[.$AN3:.$AN79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92]&gt;[.$AB3:.$AB792])" office:value-type="float"/>
          <table:table-cell table:number-matrix-columns-spanned="1" table:number-matrix-rows-spanned="1" table:formula="of:=SUM([.C3:.C792]&gt;[.$AC3:.$AC792])" office:value-type="float"/>
          <table:table-cell table:number-matrix-columns-spanned="1" table:number-matrix-rows-spanned="1" table:formula="of:=SUM([.D3:.D792]&gt;[.$AD3:.$AD792])" office:value-type="float"/>
          <table:table-cell table:number-matrix-columns-spanned="1" table:number-matrix-rows-spanned="1" table:formula="of:=SUM([.E3:.E792]&gt;[.$AE3:.$AE792])" office:value-type="float"/>
          <table:table-cell table:number-matrix-columns-spanned="1" table:number-matrix-rows-spanned="1" table:formula="of:=SUM([.F3:.F792]&gt;[.$AF3:.$AF792])" office:value-type="float"/>
          <table:table-cell table:number-matrix-columns-spanned="1" table:number-matrix-rows-spanned="1" table:formula="of:=SUM([.G3:.G792]&gt;[.$AG3:.$AG792])" office:value-type="float"/>
          <table:table-cell table:number-matrix-columns-spanned="1" table:number-matrix-rows-spanned="1" table:formula="of:=SUM([.H3:.H792]&gt;[.$AH3:.$AH792])" office:value-type="float"/>
          <table:table-cell table:number-matrix-columns-spanned="1" table:number-matrix-rows-spanned="1" table:formula="of:=SUM([.I3:.I792]&gt;[.$AI3:.$AI792])" office:value-type="float"/>
          <table:table-cell table:number-matrix-columns-spanned="1" table:number-matrix-rows-spanned="1" table:formula="of:=SUM([.J3:.J792]&gt;[.$AJ3:.$AJ792])" office:value-type="float"/>
          <table:table-cell table:number-matrix-columns-spanned="1" table:number-matrix-rows-spanned="1" table:formula="of:=SUM([.K3:.K792]&gt;[.$AK3:.$AK792])" office:value-type="float"/>
          <table:table-cell table:number-matrix-columns-spanned="1" table:number-matrix-rows-spanned="1" table:formula="of:=SUM([.L3:.L792]&gt;[.$AL3:.$AL792])" office:value-type="float"/>
          <table:table-cell table:number-matrix-columns-spanned="1" table:number-matrix-rows-spanned="1" table:formula="of:=SUM([.M3:.M792]&gt;[.$AM3:.$AM792])" office:value-type="float"/>
          <table:table-cell table:number-matrix-columns-spanned="1" table:number-matrix-rows-spanned="1" table:formula="of:=SUM([.N3:.N792]&gt;[.$AN3:.$AN79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92]=[.$AO3:.$AO792])" office:value-type="float"/>
          <table:table-cell table:number-matrix-columns-spanned="1" table:number-matrix-rows-spanned="1" table:formula="of:=SUM([.C3:.C792]=[.$AP3:.$AP792])" office:value-type="float"/>
          <table:table-cell table:number-matrix-columns-spanned="1" table:number-matrix-rows-spanned="1" table:formula="of:=SUM([.D3:.D792]=[.$AQ3:.$AQ792])" office:value-type="float"/>
          <table:table-cell table:number-matrix-columns-spanned="1" table:number-matrix-rows-spanned="1" table:formula="of:=SUM([.E3:.E792]=[.$AR3:.$AR792])" office:value-type="float"/>
          <table:table-cell table:number-matrix-columns-spanned="1" table:number-matrix-rows-spanned="1" table:formula="of:=SUM([.F3:.F792]=[.$AS3:.$AS792])" office:value-type="float"/>
          <table:table-cell table:number-matrix-columns-spanned="1" table:number-matrix-rows-spanned="1" table:formula="of:=SUM([.G3:.G792]=[.$AT3:.$AT792])" office:value-type="float"/>
          <table:table-cell table:number-matrix-columns-spanned="1" table:number-matrix-rows-spanned="1" table:formula="of:=SUM([.H3:.H792]=[.$AU3:.$AU792])" office:value-type="float"/>
          <table:table-cell table:number-matrix-columns-spanned="1" table:number-matrix-rows-spanned="1" table:formula="of:=SUM([.I3:.I792]=[.$AV3:.$AV792])" office:value-type="float"/>
          <table:table-cell table:number-matrix-columns-spanned="1" table:number-matrix-rows-spanned="1" table:formula="of:=SUM([.J3:.J792]=[.$AW3:.$AW792])" office:value-type="float"/>
          <table:table-cell table:number-matrix-columns-spanned="1" table:number-matrix-rows-spanned="1" table:formula="of:=SUM([.K3:.K792]=[.$AX3:.$AX792])" office:value-type="float"/>
          <table:table-cell table:number-matrix-columns-spanned="1" table:number-matrix-rows-spanned="1" table:formula="of:=SUM([.L3:.L792]=[.$AY3:.$AY792])" office:value-type="float"/>
          <table:table-cell table:number-matrix-columns-spanned="1" table:number-matrix-rows-spanned="1" table:formula="of:=SUM([.M3:.M792]=[.$AZ3:.$AZ792])" office:value-type="float"/>
          <table:table-cell table:number-matrix-columns-spanned="1" table:number-matrix-rows-spanned="1" table:formula="of:=SUM([.N3:.N792]=[.$BA3:.$BA79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iscas85-3/false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c1355</text:p>
          </table:table-cell>
          <table:table-cell table:formula="of:=AVERAGE([Instances.B3:Instances.B82])" office:value-type="float"/>
          <table:table-cell table:formula="of:=AVERAGE([Instances.C3:Instances.C82])" office:value-type="float"/>
          <table:table-cell table:formula="of:=AVERAGE([Instances.D3:Instances.D82])" office:value-type="float"/>
          <table:table-cell table:formula="of:=AVERAGE([Instances.E3:Instances.E82])" office:value-type="float"/>
          <table:table-cell table:formula="of:=SUM([Instances.F3:Instances.F82])" office:value-type="float"/>
          <table:table-cell table:formula="of:=AVERAGE([Instances.G3:Instances.G82])" office:value-type="float"/>
          <table:table-cell table:formula="of:=AVERAGE([Instances.H3:Instances.H82])" office:value-type="float"/>
          <table:table-cell table:formula="of:=AVERAGE([Instances.I3:Instances.I82])" office:value-type="float"/>
          <table:table-cell table:formula="of:=AVERAGE([Instances.J3:Instances.J82])" office:value-type="float"/>
          <table:table-cell table:formula="of:=AVERAGE([Instances.K3:Instances.K82])" office:value-type="float"/>
          <table:table-cell table:formula="of:=AVERAGE([Instances.L3:Instances.L82])" office:value-type="float"/>
          <table:table-cell table:formula="of:=AVERAGE([Instances.M3:Instances.M82])" office:value-type="float"/>
          <table:table-cell table:formula="of:=AVERAGE([Instances.N3:Instances.N8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</table:table-row>
        <table:table-row table:style-name="ro1">
          <table:table-cell office:value-type="string">
            <text:p>c1908</text:p>
          </table:table-cell>
          <table:table-cell table:formula="of:=AVERAGE([Instances.B83:Instances.B162])" office:value-type="float"/>
          <table:table-cell table:formula="of:=AVERAGE([Instances.C83:Instances.C162])" office:value-type="float"/>
          <table:table-cell table:formula="of:=AVERAGE([Instances.D83:Instances.D162])" office:value-type="float"/>
          <table:table-cell table:formula="of:=AVERAGE([Instances.E83:Instances.E162])" office:value-type="float"/>
          <table:table-cell table:formula="of:=SUM([Instances.F83:Instances.F162])" office:value-type="float"/>
          <table:table-cell table:formula="of:=AVERAGE([Instances.G83:Instances.G162])" office:value-type="float"/>
          <table:table-cell table:formula="of:=AVERAGE([Instances.H83:Instances.H162])" office:value-type="float"/>
          <table:table-cell table:formula="of:=AVERAGE([Instances.I83:Instances.I162])" office:value-type="float"/>
          <table:table-cell table:formula="of:=AVERAGE([Instances.J83:Instances.J162])" office:value-type="float"/>
          <table:table-cell table:formula="of:=AVERAGE([Instances.K83:Instances.K162])" office:value-type="float"/>
          <table:table-cell table:formula="of:=AVERAGE([Instances.L83:Instances.L162])" office:value-type="float"/>
          <table:table-cell table:formula="of:=AVERAGE([Instances.M83:Instances.M162])" office:value-type="float"/>
          <table:table-cell table:formula="of:=AVERAGE([Instances.N83:Instances.N16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</table:table-row>
        <table:table-row table:style-name="ro1">
          <table:table-cell office:value-type="string">
            <text:p>c2670</text:p>
          </table:table-cell>
          <table:table-cell table:formula="of:=AVERAGE([Instances.B163:Instances.B242])" office:value-type="float"/>
          <table:table-cell table:formula="of:=AVERAGE([Instances.C163:Instances.C242])" office:value-type="float"/>
          <table:table-cell table:formula="of:=AVERAGE([Instances.D163:Instances.D242])" office:value-type="float"/>
          <table:table-cell table:formula="of:=AVERAGE([Instances.E163:Instances.E242])" office:value-type="float"/>
          <table:table-cell table:formula="of:=SUM([Instances.F163:Instances.F242])" office:value-type="float"/>
          <table:table-cell table:formula="of:=AVERAGE([Instances.G163:Instances.G242])" office:value-type="float"/>
          <table:table-cell table:formula="of:=AVERAGE([Instances.H163:Instances.H242])" office:value-type="float"/>
          <table:table-cell table:formula="of:=AVERAGE([Instances.I163:Instances.I242])" office:value-type="float"/>
          <table:table-cell table:formula="of:=AVERAGE([Instances.J163:Instances.J242])" office:value-type="float"/>
          <table:table-cell table:formula="of:=AVERAGE([Instances.K163:Instances.K242])" office:value-type="float"/>
          <table:table-cell table:formula="of:=AVERAGE([Instances.L163:Instances.L242])" office:value-type="float"/>
          <table:table-cell table:formula="of:=AVERAGE([Instances.M163:Instances.M242])" office:value-type="float"/>
          <table:table-cell table:formula="of:=AVERAGE([Instances.N163:Instances.N242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</table:table-row>
        <table:table-row table:style-name="ro1">
          <table:table-cell office:value-type="string">
            <text:p>c3540</text:p>
          </table:table-cell>
          <table:table-cell table:formula="of:=AVERAGE([Instances.B243:Instances.B322])" office:value-type="float"/>
          <table:table-cell table:formula="of:=AVERAGE([Instances.C243:Instances.C322])" office:value-type="float"/>
          <table:table-cell table:formula="of:=AVERAGE([Instances.D243:Instances.D322])" office:value-type="float"/>
          <table:table-cell table:formula="of:=AVERAGE([Instances.E243:Instances.E322])" office:value-type="float"/>
          <table:table-cell table:formula="of:=SUM([Instances.F243:Instances.F322])" office:value-type="float"/>
          <table:table-cell table:formula="of:=AVERAGE([Instances.G243:Instances.G322])" office:value-type="float"/>
          <table:table-cell table:formula="of:=AVERAGE([Instances.H243:Instances.H322])" office:value-type="float"/>
          <table:table-cell table:formula="of:=AVERAGE([Instances.I243:Instances.I322])" office:value-type="float"/>
          <table:table-cell table:formula="of:=AVERAGE([Instances.J243:Instances.J322])" office:value-type="float"/>
          <table:table-cell table:formula="of:=AVERAGE([Instances.K243:Instances.K322])" office:value-type="float"/>
          <table:table-cell table:formula="of:=AVERAGE([Instances.L243:Instances.L322])" office:value-type="float"/>
          <table:table-cell table:formula="of:=AVERAGE([Instances.M243:Instances.M322])" office:value-type="float"/>
          <table:table-cell table:formula="of:=AVERAGE([Instances.N243:Instances.N3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</table:table-row>
        <table:table-row table:style-name="ro1">
          <table:table-cell office:value-type="string">
            <text:p>c432</text:p>
          </table:table-cell>
          <table:table-cell table:formula="of:=AVERAGE([Instances.B323:Instances.B392])" office:value-type="float"/>
          <table:table-cell table:formula="of:=AVERAGE([Instances.C323:Instances.C392])" office:value-type="float"/>
          <table:table-cell table:formula="of:=AVERAGE([Instances.D323:Instances.D392])" office:value-type="float"/>
          <table:table-cell table:formula="of:=AVERAGE([Instances.E323:Instances.E392])" office:value-type="float"/>
          <table:table-cell table:formula="of:=SUM([Instances.F323:Instances.F392])" office:value-type="float"/>
          <table:table-cell table:formula="of:=AVERAGE([Instances.G323:Instances.G392])" office:value-type="float"/>
          <table:table-cell table:formula="of:=AVERAGE([Instances.H323:Instances.H392])" office:value-type="float"/>
          <table:table-cell table:formula="of:=AVERAGE([Instances.I323:Instances.I392])" office:value-type="float"/>
          <table:table-cell table:formula="of:=AVERAGE([Instances.J323:Instances.J392])" office:value-type="float"/>
          <table:table-cell table:formula="of:=AVERAGE([Instances.K323:Instances.K392])" office:value-type="float"/>
          <table:table-cell table:formula="of:=AVERAGE([Instances.L323:Instances.L392])" office:value-type="float"/>
          <table:table-cell table:formula="of:=AVERAGE([Instances.M323:Instances.M392])" office:value-type="float"/>
          <table:table-cell table:formula="of:=AVERAGE([Instances.N323:Instances.N392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</table:table-row>
        <table:table-row table:style-name="ro1">
          <table:table-cell office:value-type="string">
            <text:p>c499</text:p>
          </table:table-cell>
          <table:table-cell table:formula="of:=AVERAGE([Instances.B393:Instances.B472])" office:value-type="float"/>
          <table:table-cell table:formula="of:=AVERAGE([Instances.C393:Instances.C472])" office:value-type="float"/>
          <table:table-cell table:formula="of:=AVERAGE([Instances.D393:Instances.D472])" office:value-type="float"/>
          <table:table-cell table:formula="of:=AVERAGE([Instances.E393:Instances.E472])" office:value-type="float"/>
          <table:table-cell table:formula="of:=SUM([Instances.F393:Instances.F472])" office:value-type="float"/>
          <table:table-cell table:formula="of:=AVERAGE([Instances.G393:Instances.G472])" office:value-type="float"/>
          <table:table-cell table:formula="of:=AVERAGE([Instances.H393:Instances.H472])" office:value-type="float"/>
          <table:table-cell table:formula="of:=AVERAGE([Instances.I393:Instances.I472])" office:value-type="float"/>
          <table:table-cell table:formula="of:=AVERAGE([Instances.J393:Instances.J472])" office:value-type="float"/>
          <table:table-cell table:formula="of:=AVERAGE([Instances.K393:Instances.K472])" office:value-type="float"/>
          <table:table-cell table:formula="of:=AVERAGE([Instances.L393:Instances.L472])" office:value-type="float"/>
          <table:table-cell table:formula="of:=AVERAGE([Instances.M393:Instances.M472])" office:value-type="float"/>
          <table:table-cell table:formula="of:=AVERAGE([Instances.N393:Instances.N472])" office:value-type="float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</table:table-row>
        <table:table-row table:style-name="ro1">
          <table:table-cell office:value-type="string">
            <text:p>c5315</text:p>
          </table:table-cell>
          <table:table-cell table:formula="of:=AVERAGE([Instances.B473:Instances.B552])" office:value-type="float"/>
          <table:table-cell table:formula="of:=AVERAGE([Instances.C473:Instances.C552])" office:value-type="float"/>
          <table:table-cell table:formula="of:=AVERAGE([Instances.D473:Instances.D552])" office:value-type="float"/>
          <table:table-cell table:formula="of:=AVERAGE([Instances.E473:Instances.E552])" office:value-type="float"/>
          <table:table-cell table:formula="of:=SUM([Instances.F473:Instances.F552])" office:value-type="float"/>
          <table:table-cell table:formula="of:=AVERAGE([Instances.G473:Instances.G552])" office:value-type="float"/>
          <table:table-cell table:formula="of:=AVERAGE([Instances.H473:Instances.H552])" office:value-type="float"/>
          <table:table-cell table:formula="of:=AVERAGE([Instances.I473:Instances.I552])" office:value-type="float"/>
          <table:table-cell table:formula="of:=AVERAGE([Instances.J473:Instances.J552])" office:value-type="float"/>
          <table:table-cell table:formula="of:=AVERAGE([Instances.K473:Instances.K552])" office:value-type="float"/>
          <table:table-cell table:formula="of:=AVERAGE([Instances.L473:Instances.L552])" office:value-type="float"/>
          <table:table-cell table:formula="of:=AVERAGE([Instances.M473:Instances.M552])" office:value-type="float"/>
          <table:table-cell table:formula="of:=AVERAGE([Instances.N473:Instances.N552])" office:value-type="float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</table:table-row>
        <table:table-row table:style-name="ro1">
          <table:table-cell office:value-type="string">
            <text:p>c6288</text:p>
          </table:table-cell>
          <table:table-cell table:formula="of:=AVERAGE([Instances.B553:Instances.B632])" office:value-type="float"/>
          <table:table-cell table:formula="of:=AVERAGE([Instances.C553:Instances.C632])" office:value-type="float"/>
          <table:table-cell table:formula="of:=AVERAGE([Instances.D553:Instances.D632])" office:value-type="float"/>
          <table:table-cell table:formula="of:=AVERAGE([Instances.E553:Instances.E632])" office:value-type="float"/>
          <table:table-cell table:formula="of:=SUM([Instances.F553:Instances.F632])" office:value-type="float"/>
          <table:table-cell table:formula="of:=AVERAGE([Instances.G553:Instances.G632])" office:value-type="float"/>
          <table:table-cell table:formula="of:=AVERAGE([Instances.H553:Instances.H632])" office:value-type="float"/>
          <table:table-cell table:formula="of:=AVERAGE([Instances.I553:Instances.I632])" office:value-type="float"/>
          <table:table-cell table:formula="of:=AVERAGE([Instances.J553:Instances.J632])" office:value-type="float"/>
          <table:table-cell table:formula="of:=AVERAGE([Instances.K553:Instances.K632])" office:value-type="float"/>
          <table:table-cell table:formula="of:=AVERAGE([Instances.L553:Instances.L632])" office:value-type="float"/>
          <table:table-cell table:formula="of:=AVERAGE([Instances.M553:Instances.M632])" office:value-type="float"/>
          <table:table-cell table:formula="of:=AVERAGE([Instances.N553:Instances.N632])" office:value-type="float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</table:table-row>
        <table:table-row table:style-name="ro1">
          <table:table-cell office:value-type="string">
            <text:p>c7552</text:p>
          </table:table-cell>
          <table:table-cell table:formula="of:=AVERAGE([Instances.B633:Instances.B712])" office:value-type="float"/>
          <table:table-cell table:formula="of:=AVERAGE([Instances.C633:Instances.C712])" office:value-type="float"/>
          <table:table-cell table:formula="of:=AVERAGE([Instances.D633:Instances.D712])" office:value-type="float"/>
          <table:table-cell table:formula="of:=AVERAGE([Instances.E633:Instances.E712])" office:value-type="float"/>
          <table:table-cell table:formula="of:=SUM([Instances.F633:Instances.F712])" office:value-type="float"/>
          <table:table-cell table:formula="of:=AVERAGE([Instances.G633:Instances.G712])" office:value-type="float"/>
          <table:table-cell table:formula="of:=AVERAGE([Instances.H633:Instances.H712])" office:value-type="float"/>
          <table:table-cell table:formula="of:=AVERAGE([Instances.I633:Instances.I712])" office:value-type="float"/>
          <table:table-cell table:formula="of:=AVERAGE([Instances.J633:Instances.J712])" office:value-type="float"/>
          <table:table-cell table:formula="of:=AVERAGE([Instances.K633:Instances.K712])" office:value-type="float"/>
          <table:table-cell table:formula="of:=AVERAGE([Instances.L633:Instances.L712])" office:value-type="float"/>
          <table:table-cell table:formula="of:=AVERAGE([Instances.M633:Instances.M712])" office:value-type="float"/>
          <table:table-cell table:formula="of:=AVERAGE([Instances.N633:Instances.N712])" office:value-type="float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</table:table-row>
        <table:table-row table:style-name="ro1">
          <table:table-cell office:value-type="string">
            <text:p>c880</text:p>
          </table:table-cell>
          <table:table-cell table:formula="of:=AVERAGE([Instances.B713:Instances.B792])" office:value-type="float"/>
          <table:table-cell table:formula="of:=AVERAGE([Instances.C713:Instances.C792])" office:value-type="float"/>
          <table:table-cell table:formula="of:=AVERAGE([Instances.D713:Instances.D792])" office:value-type="float"/>
          <table:table-cell table:formula="of:=AVERAGE([Instances.E713:Instances.E792])" office:value-type="float"/>
          <table:table-cell table:formula="of:=SUM([Instances.F713:Instances.F792])" office:value-type="float"/>
          <table:table-cell table:formula="of:=AVERAGE([Instances.G713:Instances.G792])" office:value-type="float"/>
          <table:table-cell table:formula="of:=AVERAGE([Instances.H713:Instances.H792])" office:value-type="float"/>
          <table:table-cell table:formula="of:=AVERAGE([Instances.I713:Instances.I792])" office:value-type="float"/>
          <table:table-cell table:formula="of:=AVERAGE([Instances.J713:Instances.J792])" office:value-type="float"/>
          <table:table-cell table:formula="of:=AVERAGE([Instances.K713:Instances.K792])" office:value-type="float"/>
          <table:table-cell table:formula="of:=AVERAGE([Instances.L713:Instances.L792])" office:value-type="float"/>
          <table:table-cell table:formula="of:=AVERAGE([Instances.M713:Instances.M792])" office:value-type="float"/>
          <table:table-cell table:formula="of:=AVERAGE([Instances.N713:Instances.N792])" office:value-type="float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O3:.$O12])^2)^0.5" office:value-type="float"/>
          <table:table-cell table:number-matrix-columns-spanned="1" table:number-matrix-rows-spanned="1" table:formula="of:=SUM(([.C3:.C12]-[.$P3:.$P12])^2)^0.5" office:value-type="float"/>
          <table:table-cell table:number-matrix-columns-spanned="1" table:number-matrix-rows-spanned="1" table:formula="of:=SUM(([.D3:.D12]-[.$Q3:.$Q12])^2)^0.5" office:value-type="float"/>
          <table:table-cell table:number-matrix-columns-spanned="1" table:number-matrix-rows-spanned="1" table:formula="of:=SUM(([.E3:.E12]-[.$R3:.$R12])^2)^0.5" office:value-type="float"/>
          <table:table-cell table:number-matrix-columns-spanned="1" table:number-matrix-rows-spanned="1" table:formula="of:=SUM(([.F3:.F12]-[.$S3:.$S12])^2)^0.5" office:value-type="float"/>
          <table:table-cell table:number-matrix-columns-spanned="1" table:number-matrix-rows-spanned="1" table:formula="of:=SUM(([.G3:.G12]-[.$T3:.$T12])^2)^0.5" office:value-type="float"/>
          <table:table-cell table:number-matrix-columns-spanned="1" table:number-matrix-rows-spanned="1" table:formula="of:=SUM(([.H3:.H12]-[.$U3:.$U12])^2)^0.5" office:value-type="float"/>
          <table:table-cell table:number-matrix-columns-spanned="1" table:number-matrix-rows-spanned="1" table:formula="of:=SUM(([.I3:.I12]-[.$V3:.$V12])^2)^0.5" office:value-type="float"/>
          <table:table-cell table:number-matrix-columns-spanned="1" table:number-matrix-rows-spanned="1" table:formula="of:=SUM(([.J3:.J12]-[.$W3:.$W12])^2)^0.5" office:value-type="float"/>
          <table:table-cell table:number-matrix-columns-spanned="1" table:number-matrix-rows-spanned="1" table:formula="of:=SUM(([.K3:.K12]-[.$X3:.$X12])^2)^0.5" office:value-type="float"/>
          <table:table-cell table:number-matrix-columns-spanned="1" table:number-matrix-rows-spanned="1" table:formula="of:=SUM(([.L3:.L12]-[.$Y3:.$Y12])^2)^0.5" office:value-type="float"/>
          <table:table-cell table:number-matrix-columns-spanned="1" table:number-matrix-rows-spanned="1" table:formula="of:=SUM(([.M3:.M12]-[.$Z3:.$Z12])^2)^0.5" office:value-type="float"/>
          <table:table-cell table:number-matrix-columns-spanned="1" table:number-matrix-rows-spanned="1" table:formula="of:=SUM(([.N3:.N12]-[.$AA3:.$AA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O3:.$O12])" office:value-type="float"/>
          <table:table-cell table:number-matrix-columns-spanned="1" table:number-matrix-rows-spanned="1" table:formula="of:=SUM([.C3:.C12]=[.$P3:.$P12])" office:value-type="float"/>
          <table:table-cell table:number-matrix-columns-spanned="1" table:number-matrix-rows-spanned="1" table:formula="of:=SUM([.D3:.D12]=[.$Q3:.$Q12])" office:value-type="float"/>
          <table:table-cell table:number-matrix-columns-spanned="1" table:number-matrix-rows-spanned="1" table:formula="of:=SUM([.E3:.E12]=[.$R3:.$R12])" office:value-type="float"/>
          <table:table-cell table:number-matrix-columns-spanned="1" table:number-matrix-rows-spanned="1" table:formula="of:=SUM([.F3:.F12]=[.$S3:.$S12])" office:value-type="float"/>
          <table:table-cell table:number-matrix-columns-spanned="1" table:number-matrix-rows-spanned="1" table:formula="of:=SUM([.G3:.G12]=[.$T3:.$T12])" office:value-type="float"/>
          <table:table-cell table:number-matrix-columns-spanned="1" table:number-matrix-rows-spanned="1" table:formula="of:=SUM([.H3:.H12]=[.$U3:.$U12])" office:value-type="float"/>
          <table:table-cell table:number-matrix-columns-spanned="1" table:number-matrix-rows-spanned="1" table:formula="of:=SUM([.I3:.I12]=[.$V3:.$V12])" office:value-type="float"/>
          <table:table-cell table:number-matrix-columns-spanned="1" table:number-matrix-rows-spanned="1" table:formula="of:=SUM([.J3:.J12]=[.$W3:.$W12])" office:value-type="float"/>
          <table:table-cell table:number-matrix-columns-spanned="1" table:number-matrix-rows-spanned="1" table:formula="of:=SUM([.K3:.K12]=[.$X3:.$X12])" office:value-type="float"/>
          <table:table-cell table:number-matrix-columns-spanned="1" table:number-matrix-rows-spanned="1" table:formula="of:=SUM([.L3:.L12]=[.$Y3:.$Y12])" office:value-type="float"/>
          <table:table-cell table:number-matrix-columns-spanned="1" table:number-matrix-rows-spanned="1" table:formula="of:=SUM([.M3:.M12]=[.$Z3:.$Z12])" office:value-type="float"/>
          <table:table-cell table:number-matrix-columns-spanned="1" table:number-matrix-rows-spanned="1" table:formula="of:=SUM([.N3:.N12]=[.$AA3:.$AA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B3:.$AB12])" office:value-type="float"/>
          <table:table-cell table:number-matrix-columns-spanned="1" table:number-matrix-rows-spanned="1" table:formula="of:=SUM([.C3:.C12]&lt;[.$AC3:.$AC12])" office:value-type="float"/>
          <table:table-cell table:number-matrix-columns-spanned="1" table:number-matrix-rows-spanned="1" table:formula="of:=SUM([.D3:.D12]&lt;[.$AD3:.$AD12])" office:value-type="float"/>
          <table:table-cell table:number-matrix-columns-spanned="1" table:number-matrix-rows-spanned="1" table:formula="of:=SUM([.E3:.E12]&lt;[.$AE3:.$AE12])" office:value-type="float"/>
          <table:table-cell table:number-matrix-columns-spanned="1" table:number-matrix-rows-spanned="1" table:formula="of:=SUM([.F3:.F12]&lt;[.$AF3:.$AF12])" office:value-type="float"/>
          <table:table-cell table:number-matrix-columns-spanned="1" table:number-matrix-rows-spanned="1" table:formula="of:=SUM([.G3:.G12]&lt;[.$AG3:.$AG12])" office:value-type="float"/>
          <table:table-cell table:number-matrix-columns-spanned="1" table:number-matrix-rows-spanned="1" table:formula="of:=SUM([.H3:.H12]&lt;[.$AH3:.$AH12])" office:value-type="float"/>
          <table:table-cell table:number-matrix-columns-spanned="1" table:number-matrix-rows-spanned="1" table:formula="of:=SUM([.I3:.I12]&lt;[.$AI3:.$AI12])" office:value-type="float"/>
          <table:table-cell table:number-matrix-columns-spanned="1" table:number-matrix-rows-spanned="1" table:formula="of:=SUM([.J3:.J12]&lt;[.$AJ3:.$AJ12])" office:value-type="float"/>
          <table:table-cell table:number-matrix-columns-spanned="1" table:number-matrix-rows-spanned="1" table:formula="of:=SUM([.K3:.K12]&lt;[.$AK3:.$AK12])" office:value-type="float"/>
          <table:table-cell table:number-matrix-columns-spanned="1" table:number-matrix-rows-spanned="1" table:formula="of:=SUM([.L3:.L12]&lt;[.$AL3:.$AL12])" office:value-type="float"/>
          <table:table-cell table:number-matrix-columns-spanned="1" table:number-matrix-rows-spanned="1" table:formula="of:=SUM([.M3:.M12]&lt;[.$AM3:.$AM12])" office:value-type="float"/>
          <table:table-cell table:number-matrix-columns-spanned="1" table:number-matrix-rows-spanned="1" table:formula="of:=SUM([.N3:.N12]&lt;[.$AN3:.$AN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B3:.$AB12])" office:value-type="float"/>
          <table:table-cell table:number-matrix-columns-spanned="1" table:number-matrix-rows-spanned="1" table:formula="of:=SUM([.C3:.C12]&gt;[.$AC3:.$AC12])" office:value-type="float"/>
          <table:table-cell table:number-matrix-columns-spanned="1" table:number-matrix-rows-spanned="1" table:formula="of:=SUM([.D3:.D12]&gt;[.$AD3:.$AD12])" office:value-type="float"/>
          <table:table-cell table:number-matrix-columns-spanned="1" table:number-matrix-rows-spanned="1" table:formula="of:=SUM([.E3:.E12]&gt;[.$AE3:.$AE12])" office:value-type="float"/>
          <table:table-cell table:number-matrix-columns-spanned="1" table:number-matrix-rows-spanned="1" table:formula="of:=SUM([.F3:.F12]&gt;[.$AF3:.$AF12])" office:value-type="float"/>
          <table:table-cell table:number-matrix-columns-spanned="1" table:number-matrix-rows-spanned="1" table:formula="of:=SUM([.G3:.G12]&gt;[.$AG3:.$AG12])" office:value-type="float"/>
          <table:table-cell table:number-matrix-columns-spanned="1" table:number-matrix-rows-spanned="1" table:formula="of:=SUM([.H3:.H12]&gt;[.$AH3:.$AH12])" office:value-type="float"/>
          <table:table-cell table:number-matrix-columns-spanned="1" table:number-matrix-rows-spanned="1" table:formula="of:=SUM([.I3:.I12]&gt;[.$AI3:.$AI12])" office:value-type="float"/>
          <table:table-cell table:number-matrix-columns-spanned="1" table:number-matrix-rows-spanned="1" table:formula="of:=SUM([.J3:.J12]&gt;[.$AJ3:.$AJ12])" office:value-type="float"/>
          <table:table-cell table:number-matrix-columns-spanned="1" table:number-matrix-rows-spanned="1" table:formula="of:=SUM([.K3:.K12]&gt;[.$AK3:.$AK12])" office:value-type="float"/>
          <table:table-cell table:number-matrix-columns-spanned="1" table:number-matrix-rows-spanned="1" table:formula="of:=SUM([.L3:.L12]&gt;[.$AL3:.$AL12])" office:value-type="float"/>
          <table:table-cell table:number-matrix-columns-spanned="1" table:number-matrix-rows-spanned="1" table:formula="of:=SUM([.M3:.M12]&gt;[.$AM3:.$AM12])" office:value-type="float"/>
          <table:table-cell table:number-matrix-columns-spanned="1" table:number-matrix-rows-spanned="1" table:formula="of:=SUM([.N3:.N12]&gt;[.$AN3:.$AN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AO3:.$AO12])" office:value-type="float"/>
          <table:table-cell table:number-matrix-columns-spanned="1" table:number-matrix-rows-spanned="1" table:formula="of:=SUM([.C3:.C12]=[.$AP3:.$AP12])" office:value-type="float"/>
          <table:table-cell table:number-matrix-columns-spanned="1" table:number-matrix-rows-spanned="1" table:formula="of:=SUM([.D3:.D12]=[.$AQ3:.$AQ12])" office:value-type="float"/>
          <table:table-cell table:number-matrix-columns-spanned="1" table:number-matrix-rows-spanned="1" table:formula="of:=SUM([.E3:.E12]=[.$AR3:.$AR12])" office:value-type="float"/>
          <table:table-cell table:number-matrix-columns-spanned="1" table:number-matrix-rows-spanned="1" table:formula="of:=SUM([.F3:.F12]=[.$AS3:.$AS12])" office:value-type="float"/>
          <table:table-cell table:number-matrix-columns-spanned="1" table:number-matrix-rows-spanned="1" table:formula="of:=SUM([.G3:.G12]=[.$AT3:.$AT12])" office:value-type="float"/>
          <table:table-cell table:number-matrix-columns-spanned="1" table:number-matrix-rows-spanned="1" table:formula="of:=SUM([.H3:.H12]=[.$AU3:.$AU12])" office:value-type="float"/>
          <table:table-cell table:number-matrix-columns-spanned="1" table:number-matrix-rows-spanned="1" table:formula="of:=SUM([.I3:.I12]=[.$AV3:.$AV12])" office:value-type="float"/>
          <table:table-cell table:number-matrix-columns-spanned="1" table:number-matrix-rows-spanned="1" table:formula="of:=SUM([.J3:.J12]=[.$AW3:.$AW12])" office:value-type="float"/>
          <table:table-cell table:number-matrix-columns-spanned="1" table:number-matrix-rows-spanned="1" table:formula="of:=SUM([.K3:.K12]=[.$AX3:.$AX12])" office:value-type="float"/>
          <table:table-cell table:number-matrix-columns-spanned="1" table:number-matrix-rows-spanned="1" table:formula="of:=SUM([.L3:.L12]=[.$AY3:.$AY12])" office:value-type="float"/>
          <table:table-cell table:number-matrix-columns-spanned="1" table:number-matrix-rows-spanned="1" table:formula="of:=SUM([.M3:.M12]=[.$AZ3:.$AZ12])" office:value-type="float"/>
          <table:table-cell table:number-matrix-columns-spanned="1" table:number-matrix-rows-spanned="1" table:formula="of:=SUM([.N3:.N12]=[.$BA3:.$BA12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